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1.752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1.859cm"/>
    </style:style>
    <style:style style:name="co6" style:family="table-column">
      <style:table-column-properties fo:break-before="auto" style:column-width="2.485cm"/>
    </style:style>
    <style:style style:name="co7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2.459cm"/>
    </style:style>
    <style:style style:name="co9" style:family="table-column">
      <style:table-column-properties fo:break-before="auto" style:column-width="1.478cm"/>
    </style:style>
    <style:style style:name="co10" style:family="table-column">
      <style:table-column-properties fo:break-before="auto" style:column-width="1.452cm"/>
    </style:style>
    <style:style style:name="co11" style:family="table-column">
      <style:table-column-properties fo:break-before="auto" style:column-width="2.05cm"/>
    </style:style>
    <style:style style:name="co12" style:family="table-column">
      <style:table-column-properties fo:break-before="auto" style:column-width="2.623cm"/>
    </style:style>
    <style:style style:name="co13" style:family="table-column">
      <style:table-column-properties fo:break-before="auto" style:column-width="2.432cm"/>
    </style:style>
    <style:style style:name="co14" style:family="table-column">
      <style:table-column-properties fo:break-before="auto" style:column-width="2.023cm"/>
    </style:style>
    <style:style style:name="co15" style:family="table-column">
      <style:table-column-properties fo:break-before="auto" style:column-width="2.133cm"/>
    </style:style>
    <style:style style:name="co16" style:family="table-column">
      <style:table-column-properties fo:break-before="auto" style:column-width="2.595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2001soil_water_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4" table:number-columns-repeated="14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6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2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number-columns-repeated="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RECN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RUNOF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ISCHG</text:p>
          </table:table-cell>
          <table:table-cell office:value-type="string" calcext:value-type="string">
            <text:p>SNOWPACK</text:p>
          </table:table-cell>
          <table:table-cell office:value-type="string" calcext:value-type="string">
            <text:p>WTR_1</text:p>
          </table:table-cell>
          <table:table-cell office:value-type="string" calcext:value-type="string">
            <text:p>WTR_2</text:p>
          </table:table-cell>
          <table:table-cell office:value-type="string" calcext:value-type="string">
            <text:p>WTR_3</text:p>
          </table:table-cell>
          <table:table-cell office:value-type="string" calcext:value-type="string">
            <text:p>WTR_4</text:p>
          </table:table-cell>
          <table:table-cell office:value-type="string" calcext:value-type="string">
            <text:p>WTR_5</text:p>
          </table:table-cell>
          <table:table-cell office:value-type="string" calcext:value-type="string">
            <text:p>WTR_6</text:p>
          </table:table-cell>
          <table:table-cell office:value-type="string" calcext:value-type="string">
            <text:p>WTR_7</text:p>
          </table:table-cell>
          <table:table-cell office:value-type="string" calcext:value-type="string">
            <text:p>WTR_8</text:p>
          </table:table-cell>
          <table:table-cell office:value-type="string" calcext:value-type="string">
            <text:p>WTR_9</text:p>
          </table:table-cell>
          <table:table-cell office:value-type="string" calcext:value-type="string">
            <text:p>WTR_10</text:p>
          </table:table-cell>
          <table:table-cell office:value-type="string" calcext:value-type="string">
            <text:p>WTR_11</text:p>
          </table:table-cell>
          <table:table-cell office:value-type="string" calcext:value-type="string">
            <text:p>WTR_12</text:p>
          </table:table-cell>
          <table:table-cell office:value-type="string" calcext:value-type="string">
            <text:p>WTR_13</text:p>
          </table:table-cell>
          <table:table-cell office:value-type="string" calcext:value-type="string">
            <text:p>SURF_WTR</text:p>
          </table:table-cell>
          <table:table-cell office:value-type="string" calcext:value-type="string">
            <text:p>ICE_1</text:p>
          </table:table-cell>
          <table:table-cell office:value-type="string" calcext:value-type="string">
            <text:p>ICE_2</text:p>
          </table:table-cell>
          <table:table-cell office:value-type="string" calcext:value-type="string">
            <text:p>ICE_3</text:p>
          </table:table-cell>
          <table:table-cell office:value-type="string" calcext:value-type="string">
            <text:p>ICE_4</text:p>
          </table:table-cell>
          <table:table-cell office:value-type="string" calcext:value-type="string">
            <text:p>ICE_5</text:p>
          </table:table-cell>
          <table:table-cell office:value-type="string" calcext:value-type="string">
            <text:p>ICE_6</text:p>
          </table:table-cell>
          <table:table-cell office:value-type="string" calcext:value-type="string">
            <text:p>ICE_7</text:p>
          </table:table-cell>
          <table:table-cell office:value-type="string" calcext:value-type="string">
            <text:p>ICE_8</text:p>
          </table:table-cell>
          <table:table-cell office:value-type="string" calcext:value-type="string">
            <text:p>ICE_9</text:p>
          </table:table-cell>
          <table:table-cell office:value-type="string" calcext:value-type="string">
            <text:p>ICE_10</text:p>
          </table:table-cell>
          <table:table-cell office:value-type="string" calcext:value-type="string">
            <text:p>ICE_11</text:p>
          </table:table-cell>
          <table:table-cell office:value-type="string" calcext:value-type="string">
            <text:p>ICE_12</text:p>
          </table:table-cell>
          <table:table-cell office:value-type="string" calcext:value-type="string">
            <text:p>ICE_13</text:p>
          </table:table-cell>
          <table:table-cell office:value-type="string" calcext:value-type="string">
            <text:p>SURF_ICE</text:p>
          </table:table-cell>
          <table:table-cell office:value-type="string" calcext:value-type="string">
            <text:p>PSI_1</text:p>
          </table:table-cell>
          <table:table-cell office:value-type="string" calcext:value-type="string">
            <text:p>PSI_2</text:p>
          </table:table-cell>
          <table:table-cell office:value-type="string" calcext:value-type="string">
            <text:p>PSI_3</text:p>
          </table:table-cell>
          <table:table-cell office:value-type="string" calcext:value-type="string">
            <text:p>PSI_4</text:p>
          </table:table-cell>
          <table:table-cell office:value-type="string" calcext:value-type="string">
            <text:p>PSI_5</text:p>
          </table:table-cell>
          <table:table-cell office:value-type="string" calcext:value-type="string">
            <text:p>PSI_6</text:p>
          </table:table-cell>
          <table:table-cell office:value-type="string" calcext:value-type="string">
            <text:p>PSI_7</text:p>
          </table:table-cell>
          <table:table-cell office:value-type="string" calcext:value-type="string">
            <text:p>PSI_8</text:p>
          </table:table-cell>
          <table:table-cell office:value-type="string" calcext:value-type="string">
            <text:p>PSI_9</text:p>
          </table:table-cell>
          <table:table-cell office:value-type="string" calcext:value-type="string">
            <text:p>PSI_10</text:p>
          </table:table-cell>
          <table:table-cell office:value-type="string" calcext:value-type="string">
            <text:p>TILE_DRG</text:p>
          </table:table-cell>
          <table:table-cell office:value-type="string" calcext:value-type="string">
            <text:p>SEDIMENT</text:p>
          </table:table-cell>
          <table:table-cell office:value-type="string" calcext:value-type="string">
            <text:p>PSI_SURF</text:p>
          </table:table-cell>
          <table:table-cell office:value-type="string" calcext:value-type="string">
            <text:p>SURF_ELEV</text:p>
          </table:table-cell>
          <table:table-cell office:value-type="string" calcext:value-type="string">
            <text:p>ACTV_LYR</text:p>
          </table:table-cell>
          <table:table-cell office:value-type="string" calcext:value-type="string">
            <text:p>WTR_TB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2001" calcext:value-type="float">
            <text:p>1012001</text:p>
          </table:table-cell>
          <table:table-cell office:value-type="float" office:value="0" calcext:value-type="float">
            <text:p>0</text:p>
          </table:table-cell>
          <table:table-cell office:value-type="float" office:value="0.5515123" calcext:value-type="float">
            <text:p>0.5515123</text:p>
          </table:table-cell>
          <table:table-cell office:value-type="float" office:value="0" calcext:value-type="float">
            <text:p>0</text:p>
          </table:table-cell>
          <table:table-cell office:value-type="float" office:value="986.8725" calcext:value-type="float">
            <text:p>986.8725</text:p>
          </table:table-cell>
          <table:table-cell office:value-type="float" office:value="-7.363494" calcext:value-type="float">
            <text:p>-7.363494</text:p>
          </table:table-cell>
          <table:table-cell office:value-type="float" office:value="0" calcext:value-type="float">
            <text:p>0</text:p>
          </table:table-cell>
          <table:table-cell office:value-type="float" office:value="0.1495412" calcext:value-type="float">
            <text:p>0.1495412</text:p>
          </table:table-cell>
          <table:table-cell office:value-type="float" office:value="0.2889072" calcext:value-type="float">
            <text:p>0.2889072</text:p>
          </table:table-cell>
          <table:table-cell office:value-type="float" office:value="0.3010923" calcext:value-type="float">
            <text:p>0.3010923</text:p>
          </table:table-cell>
          <table:table-cell office:value-type="float" office:value="0.3053484" calcext:value-type="float">
            <text:p>0.3053484</text:p>
          </table:table-cell>
          <table:table-cell office:value-type="float" office:value="0.3066506" calcext:value-type="float">
            <text:p>0.3066506</text:p>
          </table:table-cell>
          <table:table-cell office:value-type="float" office:value="0.2699856" calcext:value-type="float">
            <text:p>0.2699856</text:p>
          </table:table-cell>
          <table:table-cell office:value-type="float" office:value="0.2702563" calcext:value-type="float">
            <text:p>0.2702563</text:p>
          </table:table-cell>
          <table:table-cell office:value-type="float" office:value="0.3574914" calcext:value-type="float">
            <text:p>0.3574914</text:p>
          </table:table-cell>
          <table:table-cell office:value-type="float" office:value="0.3460489" calcext:value-type="float">
            <text:p>0.3460489</text:p>
          </table:table-cell>
          <table:table-cell office:value-type="float" office:value="0.3520133" calcext:value-type="float">
            <text:p>0.3520133</text:p>
          </table:table-cell>
          <table:table-cell office:value-type="float" office:value="0.3580015" calcext:value-type="float">
            <text:p>0.3580015</text:p>
          </table:table-cell>
          <table:table-cell office:value-type="float" office:value="0.3639872" calcext:value-type="float">
            <text:p>0.3639872</text:p>
          </table:table-cell>
          <table:table-cell office:value-type="float" office:value="0.3833993" calcext:value-type="float">
            <text:p>0.3833993</text:p>
          </table:table-cell>
          <table:table-cell office:value-type="float" office:value="0" calcext:value-type="float">
            <text:p>0</text:p>
          </table:table-cell>
          <table:table-cell office:value-type="float" office:value="0.01590181" calcext:value-type="float">
            <text:p>0.01590181</text:p>
          </table:table-cell>
          <table:table-cell office:value-type="float" office:value="0.00448161" calcext:value-type="float">
            <text:p>0.0044816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7.602258" calcext:value-type="float">
            <text:p>-7.602258</text:p>
          </table:table-cell>
          <table:table-cell office:value-type="float" office:value="-0.04785557" calcext:value-type="float">
            <text:p>-0.04785557</text:p>
          </table:table-cell>
          <table:table-cell office:value-type="float" office:value="-0.03539948" calcext:value-type="float">
            <text:p>-0.03539948</text:p>
          </table:table-cell>
          <table:table-cell office:value-type="float" office:value="-0.03204983" calcext:value-type="float">
            <text:p>-0.03204983</text:p>
          </table:table-cell>
          <table:table-cell office:value-type="float" office:value="-0.03123095" calcext:value-type="float">
            <text:p>-0.03123095</text:p>
          </table:table-cell>
          <table:table-cell office:value-type="float" office:value="-0.03062797" calcext:value-type="float">
            <text:p>-0.03062797</text:p>
          </table:table-cell>
          <table:table-cell office:value-type="float" office:value="-0.03006873" calcext:value-type="float">
            <text:p>-0.03006873</text:p>
          </table:table-cell>
          <table:table-cell office:value-type="float" office:value="-0.03203892" calcext:value-type="float">
            <text:p>-0.03203892</text:p>
          </table:table-cell>
          <table:table-cell office:value-type="float" office:value="-0.03292371" calcext:value-type="float">
            <text:p>-0.03292371</text:p>
          </table:table-cell>
          <table:table-cell office:value-type="float" office:value="-0.03297881" calcext:value-type="float">
            <text:p>-0.032978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68664" calcext:value-type="float">
            <text:p>-22.68664</text:p>
          </table:table-cell>
          <table:table-cell office:value-type="float" office:value="0.01800432" calcext:value-type="float">
            <text:p>0.01800432</text:p>
          </table:table-cell>
          <table:table-cell office:value-type="float" office:value="-9999.018" calcext:value-type="float">
            <text:p>-9999.018</text:p>
          </table:table-cell>
          <table:table-cell office:value-type="float" office:value="-2.400003" calcext:value-type="float">
            <text:p>-2.4000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2001" calcext:value-type="float">
            <text:p>2012001</text:p>
          </table:table-cell>
          <table:table-cell office:value-type="float" office:value="0" calcext:value-type="float">
            <text:p>0</text:p>
          </table:table-cell>
          <table:table-cell office:value-type="float" office:value="0.9115325" calcext:value-type="float">
            <text:p>0.9115325</text:p>
          </table:table-cell>
          <table:table-cell office:value-type="float" office:value="0" calcext:value-type="float">
            <text:p>0</text:p>
          </table:table-cell>
          <table:table-cell office:value-type="float" office:value="990.6964" calcext:value-type="float">
            <text:p>990.6964</text:p>
          </table:table-cell>
          <table:table-cell office:value-type="float" office:value="-11.54712" calcext:value-type="float">
            <text:p>-11.54712</text:p>
          </table:table-cell>
          <table:table-cell office:value-type="float" office:value="0" calcext:value-type="float">
            <text:p>0</text:p>
          </table:table-cell>
          <table:table-cell office:value-type="float" office:value="0.1530493" calcext:value-type="float">
            <text:p>0.1530493</text:p>
          </table:table-cell>
          <table:table-cell office:value-type="float" office:value="0.2771288" calcext:value-type="float">
            <text:p>0.2771288</text:p>
          </table:table-cell>
          <table:table-cell office:value-type="float" office:value="0.2959706" calcext:value-type="float">
            <text:p>0.2959706</text:p>
          </table:table-cell>
          <table:table-cell office:value-type="float" office:value="0.3020736" calcext:value-type="float">
            <text:p>0.3020736</text:p>
          </table:table-cell>
          <table:table-cell office:value-type="float" office:value="0.3045469" calcext:value-type="float">
            <text:p>0.3045469</text:p>
          </table:table-cell>
          <table:table-cell office:value-type="float" office:value="0.2695685" calcext:value-type="float">
            <text:p>0.2695685</text:p>
          </table:table-cell>
          <table:table-cell office:value-type="float" office:value="0.2691008" calcext:value-type="float">
            <text:p>0.2691008</text:p>
          </table:table-cell>
          <table:table-cell office:value-type="float" office:value="0.3576589" calcext:value-type="float">
            <text:p>0.3576589</text:p>
          </table:table-cell>
          <table:table-cell office:value-type="float" office:value="0.346127" calcext:value-type="float">
            <text:p>0.346127</text:p>
          </table:table-cell>
          <table:table-cell office:value-type="float" office:value="0.3520291" calcext:value-type="float">
            <text:p>0.3520291</text:p>
          </table:table-cell>
          <table:table-cell office:value-type="float" office:value="0.358004" calcext:value-type="float">
            <text:p>0.358004</text:p>
          </table:table-cell>
          <table:table-cell office:value-type="float" office:value="0.3640043" calcext:value-type="float">
            <text:p>0.3640043</text:p>
          </table:table-cell>
          <table:table-cell office:value-type="float" office:value="0.3934996" calcext:value-type="float">
            <text:p>0.3934996</text:p>
          </table:table-cell>
          <table:table-cell office:value-type="float" office:value="0" calcext:value-type="float">
            <text:p>0</text:p>
          </table:table-cell>
          <table:table-cell office:value-type="float" office:value="0.02539637" calcext:value-type="float">
            <text:p>0.02539637</text:p>
          </table:table-cell>
          <table:table-cell office:value-type="float" office:value="0.01807144" calcext:value-type="float">
            <text:p>0.0180714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6.358539" calcext:value-type="float">
            <text:p>-6.358539</text:p>
          </table:table-cell>
          <table:table-cell office:value-type="float" office:value="-0.0654482" calcext:value-type="float">
            <text:p>-0.0654482</text:p>
          </table:table-cell>
          <table:table-cell office:value-type="float" office:value="-0.04040465" calcext:value-type="float">
            <text:p>-0.04040465</text:p>
          </table:table-cell>
          <table:table-cell office:value-type="float" office:value="-0.0345677" calcext:value-type="float">
            <text:p>-0.0345677</text:p>
          </table:table-cell>
          <table:table-cell office:value-type="float" office:value="-0.03257219" calcext:value-type="float">
            <text:p>-0.03257219</text:p>
          </table:table-cell>
          <table:table-cell office:value-type="float" office:value="-0.03097761" calcext:value-type="float">
            <text:p>-0.03097761</text:p>
          </table:table-cell>
          <table:table-cell office:value-type="float" office:value="-0.0311872" calcext:value-type="float">
            <text:p>-0.0311872</text:p>
          </table:table-cell>
          <table:table-cell office:value-type="float" office:value="-0.03171048" calcext:value-type="float">
            <text:p>-0.03171048</text:p>
          </table:table-cell>
          <table:table-cell office:value-type="float" office:value="-0.03280042" calcext:value-type="float">
            <text:p>-0.03280042</text:p>
          </table:table-cell>
          <table:table-cell office:value-type="float" office:value="-0.03295338" calcext:value-type="float">
            <text:p>-0.032953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46271" calcext:value-type="float">
            <text:p>-15.46271</text:p>
          </table:table-cell>
          <table:table-cell office:value-type="float" office:value="0.01796725" calcext:value-type="float">
            <text:p>0.01796725</text:p>
          </table:table-cell>
          <table:table-cell office:value-type="float" office:value="-9999.018" calcext:value-type="float">
            <text:p>-9999.018</text:p>
          </table:table-cell>
          <table:table-cell office:value-type="float" office:value="-2.400004" calcext:value-type="float">
            <text:p>-2.4000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2001" calcext:value-type="float">
            <text:p>3012001</text:p>
          </table:table-cell>
          <table:table-cell office:value-type="float" office:value="0" calcext:value-type="float">
            <text:p>0</text:p>
          </table:table-cell>
          <table:table-cell office:value-type="float" office:value="1.305207" calcext:value-type="float">
            <text:p>1.305207</text:p>
          </table:table-cell>
          <table:table-cell office:value-type="float" office:value="0" calcext:value-type="float">
            <text:p>0</text:p>
          </table:table-cell>
          <table:table-cell office:value-type="float" office:value="993.5219" calcext:value-type="float">
            <text:p>993.5219</text:p>
          </table:table-cell>
          <table:table-cell office:value-type="float" office:value="-14.76623" calcext:value-type="float">
            <text:p>-14.76623</text:p>
          </table:table-cell>
          <table:table-cell office:value-type="float" office:value="0" calcext:value-type="float">
            <text:p>0</text:p>
          </table:table-cell>
          <table:table-cell office:value-type="float" office:value="0.1848867" calcext:value-type="float">
            <text:p>0.1848867</text:p>
          </table:table-cell>
          <table:table-cell office:value-type="float" office:value="0.2871965" calcext:value-type="float">
            <text:p>0.2871965</text:p>
          </table:table-cell>
          <table:table-cell office:value-type="float" office:value="0.2936394" calcext:value-type="float">
            <text:p>0.2936394</text:p>
          </table:table-cell>
          <table:table-cell office:value-type="float" office:value="0.2995844" calcext:value-type="float">
            <text:p>0.2995844</text:p>
          </table:table-cell>
          <table:table-cell office:value-type="float" office:value="0.3022977" calcext:value-type="float">
            <text:p>0.3022977</text:p>
          </table:table-cell>
          <table:table-cell office:value-type="float" office:value="0.2686636" calcext:value-type="float">
            <text:p>0.2686636</text:p>
          </table:table-cell>
          <table:table-cell office:value-type="float" office:value="0.2685593" calcext:value-type="float">
            <text:p>0.2685593</text:p>
          </table:table-cell>
          <table:table-cell office:value-type="float" office:value="0.3576525" calcext:value-type="float">
            <text:p>0.3576525</text:p>
          </table:table-cell>
          <table:table-cell office:value-type="float" office:value="0.3462022" calcext:value-type="float">
            <text:p>0.3462022</text:p>
          </table:table-cell>
          <table:table-cell office:value-type="float" office:value="0.3520471" calcext:value-type="float">
            <text:p>0.3520471</text:p>
          </table:table-cell>
          <table:table-cell office:value-type="float" office:value="0.3580093" calcext:value-type="float">
            <text:p>0.3580093</text:p>
          </table:table-cell>
          <table:table-cell office:value-type="float" office:value="0.3640614" calcext:value-type="float">
            <text:p>0.3640614</text:p>
          </table:table-cell>
          <table:table-cell office:value-type="float" office:value="0.4003465" calcext:value-type="float">
            <text:p>0.4003465</text:p>
          </table:table-cell>
          <table:table-cell office:value-type="float" office:value="0" calcext:value-type="float">
            <text:p>0</text:p>
          </table:table-cell>
          <table:table-cell office:value-type="float" office:value="0.04643855" calcext:value-type="float">
            <text:p>0.04643855</text:p>
          </table:table-cell>
          <table:table-cell office:value-type="float" office:value="0.001585814" calcext:value-type="float">
            <text:p>0.00158581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.402559" calcext:value-type="float">
            <text:p>-1.402559</text:p>
          </table:table-cell>
          <table:table-cell office:value-type="float" office:value="-0.05057801" calcext:value-type="float">
            <text:p>-0.05057801</text:p>
          </table:table-cell>
          <table:table-cell office:value-type="float" office:value="-0.043021" calcext:value-type="float">
            <text:p>-0.043021</text:p>
          </table:table-cell>
          <table:table-cell office:value-type="float" office:value="-0.03685546" calcext:value-type="float">
            <text:p>-0.03685546</text:p>
          </table:table-cell>
          <table:table-cell office:value-type="float" office:value="-0.03438361" calcext:value-type="float">
            <text:p>-0.03438361</text:p>
          </table:table-cell>
          <table:table-cell office:value-type="float" office:value="-0.03176177" calcext:value-type="float">
            <text:p>-0.03176177</text:p>
          </table:table-cell>
          <table:table-cell office:value-type="float" office:value="-0.03172087" calcext:value-type="float">
            <text:p>-0.03172087</text:p>
          </table:table-cell>
          <table:table-cell office:value-type="float" office:value="-0.03172054" calcext:value-type="float">
            <text:p>-0.03172054</text:p>
          </table:table-cell>
          <table:table-cell office:value-type="float" office:value="-0.03268198" calcext:value-type="float">
            <text:p>-0.03268198</text:p>
          </table:table-cell>
          <table:table-cell office:value-type="float" office:value="-0.03292476" calcext:value-type="float">
            <text:p>-0.032924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99415" calcext:value-type="float">
            <text:p>-2.599415</text:p>
          </table:table-cell>
          <table:table-cell office:value-type="float" office:value="0.01788582" calcext:value-type="float">
            <text:p>0.01788582</text:p>
          </table:table-cell>
          <table:table-cell office:value-type="float" office:value="-9999.018" calcext:value-type="float">
            <text:p>-9999.018</text:p>
          </table:table-cell>
          <table:table-cell office:value-type="float" office:value="-2.400002" calcext:value-type="float">
            <text:p>-2.4000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2001" calcext:value-type="float">
            <text:p>4012001</text:p>
          </table:table-cell>
          <table:table-cell office:value-type="float" office:value="0" calcext:value-type="float">
            <text:p>0</text:p>
          </table:table-cell>
          <table:table-cell office:value-type="float" office:value="1.70761" calcext:value-type="float">
            <text:p>1.70761</text:p>
          </table:table-cell>
          <table:table-cell office:value-type="float" office:value="0" calcext:value-type="float">
            <text:p>0</text:p>
          </table:table-cell>
          <table:table-cell office:value-type="float" office:value="995.7304" calcext:value-type="float">
            <text:p>995.7304</text:p>
          </table:table-cell>
          <table:table-cell office:value-type="float" office:value="-17.37675" calcext:value-type="float">
            <text:p>-17.37675</text:p>
          </table:table-cell>
          <table:table-cell office:value-type="float" office:value="0" calcext:value-type="float">
            <text:p>0</text:p>
          </table:table-cell>
          <table:table-cell office:value-type="float" office:value="0.2688453" calcext:value-type="float">
            <text:p>0.2688453</text:p>
          </table:table-cell>
          <table:table-cell office:value-type="float" office:value="0.2814755" calcext:value-type="float">
            <text:p>0.2814755</text:p>
          </table:table-cell>
          <table:table-cell office:value-type="float" office:value="0.2912634" calcext:value-type="float">
            <text:p>0.2912634</text:p>
          </table:table-cell>
          <table:table-cell office:value-type="float" office:value="0.2977782" calcext:value-type="float">
            <text:p>0.2977782</text:p>
          </table:table-cell>
          <table:table-cell office:value-type="float" office:value="0.3007564" calcext:value-type="float">
            <text:p>0.3007564</text:p>
          </table:table-cell>
          <table:table-cell office:value-type="float" office:value="0.2676461" calcext:value-type="float">
            <text:p>0.2676461</text:p>
          </table:table-cell>
          <table:table-cell office:value-type="float" office:value="0.268096" calcext:value-type="float">
            <text:p>0.268096</text:p>
          </table:table-cell>
          <table:table-cell office:value-type="float" office:value="0.357585" calcext:value-type="float">
            <text:p>0.357585</text:p>
          </table:table-cell>
          <table:table-cell office:value-type="float" office:value="0.3462642" calcext:value-type="float">
            <text:p>0.3462642</text:p>
          </table:table-cell>
          <table:table-cell office:value-type="float" office:value="0.3520672" calcext:value-type="float">
            <text:p>0.3520672</text:p>
          </table:table-cell>
          <table:table-cell office:value-type="float" office:value="0.3580197" calcext:value-type="float">
            <text:p>0.3580197</text:p>
          </table:table-cell>
          <table:table-cell office:value-type="float" office:value="0.3641666" calcext:value-type="float">
            <text:p>0.3641666</text:p>
          </table:table-cell>
          <table:table-cell office:value-type="float" office:value="0.4056362" calcext:value-type="float">
            <text:p>0.4056362</text:p>
          </table:table-cell>
          <table:table-cell office:value-type="float" office:value="0" calcext:value-type="float">
            <text:p>0</text:p>
          </table:table-cell>
          <table:table-cell office:value-type="float" office:value="0.0007855633" calcext:value-type="float">
            <text:p>0.0007855633</text:p>
          </table:table-cell>
          <table:table-cell office:value-type="float" office:value="9.432058E-016" calcext:value-type="float">
            <text:p>9.432058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8264086" calcext:value-type="float">
            <text:p>-0.08264086</text:p>
          </table:table-cell>
          <table:table-cell office:value-type="float" office:value="-0.05948536" calcext:value-type="float">
            <text:p>-0.05948536</text:p>
          </table:table-cell>
          <table:table-cell office:value-type="float" office:value="-0.0457844" calcext:value-type="float">
            <text:p>-0.0457844</text:p>
          </table:table-cell>
          <table:table-cell office:value-type="float" office:value="-0.0386093" calcext:value-type="float">
            <text:p>-0.0386093</text:p>
          </table:table-cell>
          <table:table-cell office:value-type="float" office:value="-0.03576237" calcext:value-type="float">
            <text:p>-0.03576237</text:p>
          </table:table-cell>
          <table:table-cell office:value-type="float" office:value="-0.03267304" calcext:value-type="float">
            <text:p>-0.03267304</text:p>
          </table:table-cell>
          <table:table-cell office:value-type="float" office:value="-0.03218303" calcext:value-type="float">
            <text:p>-0.03218303</text:p>
          </table:table-cell>
          <table:table-cell office:value-type="float" office:value="-0.03184967" calcext:value-type="float">
            <text:p>-0.03184967</text:p>
          </table:table-cell>
          <table:table-cell office:value-type="float" office:value="-0.03258451" calcext:value-type="float">
            <text:p>-0.03258451</text:p>
          </table:table-cell>
          <table:table-cell office:value-type="float" office:value="-0.03289273" calcext:value-type="float">
            <text:p>-0.03289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022655" calcext:value-type="float">
            <text:p>-0.1022655</text:p>
          </table:table-cell>
          <table:table-cell office:value-type="float" office:value="0.01774272" calcext:value-type="float">
            <text:p>0.01774272</text:p>
          </table:table-cell>
          <table:table-cell office:value-type="float" office:value="-9999.018" calcext:value-type="float">
            <text:p>-9999.018</text:p>
          </table:table-cell>
          <table:table-cell office:value-type="float" office:value="-2.400001" calcext:value-type="float">
            <text:p>-2.4000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2001" calcext:value-type="float">
            <text:p>5012001</text:p>
          </table:table-cell>
          <table:table-cell office:value-type="float" office:value="0" calcext:value-type="float">
            <text:p>0</text:p>
          </table:table-cell>
          <table:table-cell office:value-type="float" office:value="2.300962" calcext:value-type="float">
            <text:p>2.300962</text:p>
          </table:table-cell>
          <table:table-cell office:value-type="float" office:value="0" calcext:value-type="float">
            <text:p>0</text:p>
          </table:table-cell>
          <table:table-cell office:value-type="float" office:value="997.3723" calcext:value-type="float">
            <text:p>997.3723</text:p>
          </table:table-cell>
          <table:table-cell office:value-type="float" office:value="-19.61171" calcext:value-type="float">
            <text:p>-19.61171</text:p>
          </table:table-cell>
          <table:table-cell office:value-type="float" office:value="0" calcext:value-type="float">
            <text:p>0</text:p>
          </table:table-cell>
          <table:table-cell office:value-type="float" office:value="0.2700215" calcext:value-type="float">
            <text:p>0.2700215</text:p>
          </table:table-cell>
          <table:table-cell office:value-type="float" office:value="0.2778736" calcext:value-type="float">
            <text:p>0.2778736</text:p>
          </table:table-cell>
          <table:table-cell office:value-type="float" office:value="0.2887281" calcext:value-type="float">
            <text:p>0.2887281</text:p>
          </table:table-cell>
          <table:table-cell office:value-type="float" office:value="0.2957048" calcext:value-type="float">
            <text:p>0.2957048</text:p>
          </table:table-cell>
          <table:table-cell office:value-type="float" office:value="0.2989679" calcext:value-type="float">
            <text:p>0.2989679</text:p>
          </table:table-cell>
          <table:table-cell office:value-type="float" office:value="0.2667139" calcext:value-type="float">
            <text:p>0.2667139</text:p>
          </table:table-cell>
          <table:table-cell office:value-type="float" office:value="0.2676136" calcext:value-type="float">
            <text:p>0.2676136</text:p>
          </table:table-cell>
          <table:table-cell office:value-type="float" office:value="0.3574879" calcext:value-type="float">
            <text:p>0.3574879</text:p>
          </table:table-cell>
          <table:table-cell office:value-type="float" office:value="0.3463112" calcext:value-type="float">
            <text:p>0.3463112</text:p>
          </table:table-cell>
          <table:table-cell office:value-type="float" office:value="0.3520887" calcext:value-type="float">
            <text:p>0.3520887</text:p>
          </table:table-cell>
          <table:table-cell office:value-type="float" office:value="0.3580374" calcext:value-type="float">
            <text:p>0.3580374</text:p>
          </table:table-cell>
          <table:table-cell office:value-type="float" office:value="0.3643108" calcext:value-type="float">
            <text:p>0.3643108</text:p>
          </table:table-cell>
          <table:table-cell office:value-type="float" office:value="0.4099574" calcext:value-type="float">
            <text:p>0.4099574</text:p>
          </table:table-cell>
          <table:table-cell office:value-type="float" office:value="0" calcext:value-type="float">
            <text:p>0</text:p>
          </table:table-cell>
          <table:table-cell office:value-type="float" office:value="9.89844E-016" calcext:value-type="float">
            <text:p>9.89844E-16</text:p>
          </table:table-cell>
          <table:table-cell office:value-type="float" office:value="9.431425E-016" calcext:value-type="float">
            <text:p>9.431425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8091658" calcext:value-type="float">
            <text:p>-0.08091658</text:p>
          </table:table-cell>
          <table:table-cell office:value-type="float" office:value="-0.06579011" calcext:value-type="float">
            <text:p>-0.06579011</text:p>
          </table:table-cell>
          <table:table-cell office:value-type="float" office:value="-0.04896383" calcext:value-type="float">
            <text:p>-0.04896383</text:p>
          </table:table-cell>
          <table:table-cell office:value-type="float" office:value="-0.04073676" calcext:value-type="float">
            <text:p>-0.04073676</text:p>
          </table:table-cell>
          <table:table-cell office:value-type="float" office:value="-0.03743913" calcext:value-type="float">
            <text:p>-0.03743913</text:p>
          </table:table-cell>
          <table:table-cell office:value-type="float" office:value="-0.03355012" calcext:value-type="float">
            <text:p>-0.03355012</text:p>
          </table:table-cell>
          <table:table-cell office:value-type="float" office:value="-0.03267223" calcext:value-type="float">
            <text:p>-0.03267223</text:p>
          </table:table-cell>
          <table:table-cell office:value-type="float" office:value="-0.03203687" calcext:value-type="float">
            <text:p>-0.03203687</text:p>
          </table:table-cell>
          <table:table-cell office:value-type="float" office:value="-0.03251081" calcext:value-type="float">
            <text:p>-0.03251081</text:p>
          </table:table-cell>
          <table:table-cell office:value-type="float" office:value="-0.03285826" calcext:value-type="float">
            <text:p>-0.03285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9349665" calcext:value-type="float">
            <text:p>-0.09349665</text:p>
          </table:table-cell>
          <table:table-cell office:value-type="float" office:value="0.01759241" calcext:value-type="float">
            <text:p>0.01759241</text:p>
          </table:table-cell>
          <table:table-cell office:value-type="float" office:value="-9999.018" calcext:value-type="float">
            <text:p>-9999.018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2001" calcext:value-type="float">
            <text:p>6012001</text:p>
          </table:table-cell>
          <table:table-cell office:value-type="float" office:value="0" calcext:value-type="float">
            <text:p>0</text:p>
          </table:table-cell>
          <table:table-cell office:value-type="float" office:value="2.97448" calcext:value-type="float">
            <text:p>2.97448</text:p>
          </table:table-cell>
          <table:table-cell office:value-type="float" office:value="0" calcext:value-type="float">
            <text:p>0</text:p>
          </table:table-cell>
          <table:table-cell office:value-type="float" office:value="998.678" calcext:value-type="float">
            <text:p>998.678</text:p>
          </table:table-cell>
          <table:table-cell office:value-type="float" office:value="-21.59099" calcext:value-type="float">
            <text:p>-21.59099</text:p>
          </table:table-cell>
          <table:table-cell office:value-type="float" office:value="0" calcext:value-type="float">
            <text:p>0</text:p>
          </table:table-cell>
          <table:table-cell office:value-type="float" office:value="0.2646725" calcext:value-type="float">
            <text:p>0.2646725</text:p>
          </table:table-cell>
          <table:table-cell office:value-type="float" office:value="0.2738785" calcext:value-type="float">
            <text:p>0.2738785</text:p>
          </table:table-cell>
          <table:table-cell office:value-type="float" office:value="0.2867778" calcext:value-type="float">
            <text:p>0.2867778</text:p>
          </table:table-cell>
          <table:table-cell office:value-type="float" office:value="0.2941153" calcext:value-type="float">
            <text:p>0.2941153</text:p>
          </table:table-cell>
          <table:table-cell office:value-type="float" office:value="0.2973777" calcext:value-type="float">
            <text:p>0.2973777</text:p>
          </table:table-cell>
          <table:table-cell office:value-type="float" office:value="0.2657495" calcext:value-type="float">
            <text:p>0.2657495</text:p>
          </table:table-cell>
          <table:table-cell office:value-type="float" office:value="0.267132" calcext:value-type="float">
            <text:p>0.267132</text:p>
          </table:table-cell>
          <table:table-cell office:value-type="float" office:value="0.3573695" calcext:value-type="float">
            <text:p>0.3573695</text:p>
          </table:table-cell>
          <table:table-cell office:value-type="float" office:value="0.3463425" calcext:value-type="float">
            <text:p>0.3463425</text:p>
          </table:table-cell>
          <table:table-cell office:value-type="float" office:value="0.3521101" calcext:value-type="float">
            <text:p>0.3521101</text:p>
          </table:table-cell>
          <table:table-cell office:value-type="float" office:value="0.3580638" calcext:value-type="float">
            <text:p>0.3580638</text:p>
          </table:table-cell>
          <table:table-cell office:value-type="float" office:value="0.3644923" calcext:value-type="float">
            <text:p>0.3644923</text:p>
          </table:table-cell>
          <table:table-cell office:value-type="float" office:value="0.4135298" calcext:value-type="float">
            <text:p>0.4135298</text:p>
          </table:table-cell>
          <table:table-cell office:value-type="float" office:value="0" calcext:value-type="float">
            <text:p>0</text:p>
          </table:table-cell>
          <table:table-cell office:value-type="float" office:value="9.94002E-016" calcext:value-type="float">
            <text:p>9.94002E-16</text:p>
          </table:table-cell>
          <table:table-cell office:value-type="float" office:value="9.430779E-016" calcext:value-type="float">
            <text:p>9.430779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9483868" calcext:value-type="float">
            <text:p>-0.09483868</text:p>
          </table:table-cell>
          <table:table-cell office:value-type="float" office:value="-0.0735331" calcext:value-type="float">
            <text:p>-0.0735331</text:p>
          </table:table-cell>
          <table:table-cell office:value-type="float" office:value="-0.05157952" calcext:value-type="float">
            <text:p>-0.05157952</text:p>
          </table:table-cell>
          <table:table-cell office:value-type="float" office:value="-0.04247035" calcext:value-type="float">
            <text:p>-0.04247035</text:p>
          </table:table-cell>
          <table:table-cell office:value-type="float" office:value="-0.03902372" calcext:value-type="float">
            <text:p>-0.03902372</text:p>
          </table:table-cell>
          <table:table-cell office:value-type="float" office:value="-0.03449291" calcext:value-type="float">
            <text:p>-0.03449291</text:p>
          </table:table-cell>
          <table:table-cell office:value-type="float" office:value="-0.0331435" calcext:value-type="float">
            <text:p>-0.0331435</text:p>
          </table:table-cell>
          <table:table-cell office:value-type="float" office:value="-0.03226708" calcext:value-type="float">
            <text:p>-0.03226708</text:p>
          </table:table-cell>
          <table:table-cell office:value-type="float" office:value="-0.03246158" calcext:value-type="float">
            <text:p>-0.03246158</text:p>
          </table:table-cell>
          <table:table-cell office:value-type="float" office:value="-0.03282421" calcext:value-type="float">
            <text:p>-0.032824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072129" calcext:value-type="float">
            <text:p>-0.1072129</text:p>
          </table:table-cell>
          <table:table-cell office:value-type="float" office:value="0.01738007" calcext:value-type="float">
            <text:p>0.01738007</text:p>
          </table:table-cell>
          <table:table-cell office:value-type="float" office:value="-9999.018" calcext:value-type="float">
            <text:p>-9999.018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2001" calcext:value-type="float">
            <text:p>7012001</text:p>
          </table:table-cell>
          <table:table-cell office:value-type="float" office:value="0" calcext:value-type="float">
            <text:p>0</text:p>
          </table:table-cell>
          <table:table-cell office:value-type="float" office:value="3.574831" calcext:value-type="float">
            <text:p>3.574831</text:p>
          </table:table-cell>
          <table:table-cell office:value-type="float" office:value="0" calcext:value-type="float">
            <text:p>0</text:p>
          </table:table-cell>
          <table:table-cell office:value-type="float" office:value="999.8817" calcext:value-type="float">
            <text:p>999.8817</text:p>
          </table:table-cell>
          <table:table-cell office:value-type="float" office:value="-23.39509" calcext:value-type="float">
            <text:p>-23.39509</text:p>
          </table:table-cell>
          <table:table-cell office:value-type="float" office:value="0" calcext:value-type="float">
            <text:p>0</text:p>
          </table:table-cell>
          <table:table-cell office:value-type="float" office:value="0.2551547" calcext:value-type="float">
            <text:p>0.2551547</text:p>
          </table:table-cell>
          <table:table-cell office:value-type="float" office:value="0.2699954" calcext:value-type="float">
            <text:p>0.2699954</text:p>
          </table:table-cell>
          <table:table-cell office:value-type="float" office:value="0.284169" calcext:value-type="float">
            <text:p>0.284169</text:p>
          </table:table-cell>
          <table:table-cell office:value-type="float" office:value="0.2924386" calcext:value-type="float">
            <text:p>0.2924386</text:p>
          </table:table-cell>
          <table:table-cell office:value-type="float" office:value="0.2962999" calcext:value-type="float">
            <text:p>0.2962999</text:p>
          </table:table-cell>
          <table:table-cell office:value-type="float" office:value="0.264833" calcext:value-type="float">
            <text:p>0.264833</text:p>
          </table:table-cell>
          <table:table-cell office:value-type="float" office:value="0.2666015" calcext:value-type="float">
            <text:p>0.2666015</text:p>
          </table:table-cell>
          <table:table-cell office:value-type="float" office:value="0.3572389" calcext:value-type="float">
            <text:p>0.3572389</text:p>
          </table:table-cell>
          <table:table-cell office:value-type="float" office:value="0.3463587" calcext:value-type="float">
            <text:p>0.3463587</text:p>
          </table:table-cell>
          <table:table-cell office:value-type="float" office:value="0.3521317" calcext:value-type="float">
            <text:p>0.3521317</text:p>
          </table:table-cell>
          <table:table-cell office:value-type="float" office:value="0.3581001" calcext:value-type="float">
            <text:p>0.3581001</text:p>
          </table:table-cell>
          <table:table-cell office:value-type="float" office:value="0.3647185" calcext:value-type="float">
            <text:p>0.3647185</text:p>
          </table:table-cell>
          <table:table-cell office:value-type="float" office:value="0.4164964" calcext:value-type="float">
            <text:p>0.4164964</text:p>
          </table:table-cell>
          <table:table-cell office:value-type="float" office:value="0" calcext:value-type="float">
            <text:p>0</text:p>
          </table:table-cell>
          <table:table-cell office:value-type="float" office:value="9.891632E-016" calcext:value-type="float">
            <text:p>9.891632E-16</text:p>
          </table:table-cell>
          <table:table-cell office:value-type="float" office:value="9.430146E-016" calcext:value-type="float">
            <text:p>9.430146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1242752" calcext:value-type="float">
            <text:p>-0.1242752</text:p>
          </table:table-cell>
          <table:table-cell office:value-type="float" office:value="-0.08202304" calcext:value-type="float">
            <text:p>-0.08202304</text:p>
          </table:table-cell>
          <table:table-cell office:value-type="float" office:value="-0.05535878" calcext:value-type="float">
            <text:p>-0.05535878</text:p>
          </table:table-cell>
          <table:table-cell office:value-type="float" office:value="-0.04437881" calcext:value-type="float">
            <text:p>-0.04437881</text:p>
          </table:table-cell>
          <table:table-cell office:value-type="float" office:value="-0.04012008" calcext:value-type="float">
            <text:p>-0.04012008</text:p>
          </table:table-cell>
          <table:table-cell office:value-type="float" office:value="-0.03541785" calcext:value-type="float">
            <text:p>-0.03541785</text:p>
          </table:table-cell>
          <table:table-cell office:value-type="float" office:value="-0.0336157" calcext:value-type="float">
            <text:p>-0.0336157</text:p>
          </table:table-cell>
          <table:table-cell office:value-type="float" office:value="-0.03252293" calcext:value-type="float">
            <text:p>-0.03252293</text:p>
          </table:table-cell>
          <table:table-cell office:value-type="float" office:value="-0.03243623" calcext:value-type="float">
            <text:p>-0.03243623</text:p>
          </table:table-cell>
          <table:table-cell office:value-type="float" office:value="-0.03278989" calcext:value-type="float">
            <text:p>-0.03278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717123" calcext:value-type="float">
            <text:p>-0.1717123</text:p>
          </table:table-cell>
          <table:table-cell office:value-type="float" office:value="0.01722227" calcext:value-type="float">
            <text:p>0.01722227</text:p>
          </table:table-cell>
          <table:table-cell office:value-type="float" office:value="-9999.018" calcext:value-type="float">
            <text:p>-9999.018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2001" calcext:value-type="float">
            <text:p>8012001</text:p>
          </table:table-cell>
          <table:table-cell office:value-type="float" office:value="0" calcext:value-type="float">
            <text:p>0</text:p>
          </table:table-cell>
          <table:table-cell office:value-type="float" office:value="4.007039" calcext:value-type="float">
            <text:p>4.007039</text:p>
          </table:table-cell>
          <table:table-cell office:value-type="float" office:value="0" calcext:value-type="float">
            <text:p>0</text:p>
          </table:table-cell>
          <table:table-cell office:value-type="float" office:value="1001.119" calcext:value-type="float">
            <text:p>1001.119</text:p>
          </table:table-cell>
          <table:table-cell office:value-type="float" office:value="-25.06435" calcext:value-type="float">
            <text:p>-25.06435</text:p>
          </table:table-cell>
          <table:table-cell office:value-type="float" office:value="0" calcext:value-type="float">
            <text:p>0</text:p>
          </table:table-cell>
          <table:table-cell office:value-type="float" office:value="0.249751" calcext:value-type="float">
            <text:p>0.249751</text:p>
          </table:table-cell>
          <table:table-cell office:value-type="float" office:value="0.26709" calcext:value-type="float">
            <text:p>0.26709</text:p>
          </table:table-cell>
          <table:table-cell office:value-type="float" office:value="0.2821983" calcext:value-type="float">
            <text:p>0.2821983</text:p>
          </table:table-cell>
          <table:table-cell office:value-type="float" office:value="0.2906873" calcext:value-type="float">
            <text:p>0.2906873</text:p>
          </table:table-cell>
          <table:table-cell office:value-type="float" office:value="0.294807" calcext:value-type="float">
            <text:p>0.294807</text:p>
          </table:table-cell>
          <table:table-cell office:value-type="float" office:value="0.2638935" calcext:value-type="float">
            <text:p>0.2638935</text:p>
          </table:table-cell>
          <table:table-cell office:value-type="float" office:value="0.2660348" calcext:value-type="float">
            <text:p>0.2660348</text:p>
          </table:table-cell>
          <table:table-cell office:value-type="float" office:value="0.3570956" calcext:value-type="float">
            <text:p>0.3570956</text:p>
          </table:table-cell>
          <table:table-cell office:value-type="float" office:value="0.3463603" calcext:value-type="float">
            <text:p>0.3463603</text:p>
          </table:table-cell>
          <table:table-cell office:value-type="float" office:value="0.3521531" calcext:value-type="float">
            <text:p>0.3521531</text:p>
          </table:table-cell>
          <table:table-cell office:value-type="float" office:value="0.3581449" calcext:value-type="float">
            <text:p>0.3581449</text:p>
          </table:table-cell>
          <table:table-cell office:value-type="float" office:value="0.3649852" calcext:value-type="float">
            <text:p>0.3649852</text:p>
          </table:table-cell>
          <table:table-cell office:value-type="float" office:value="0.419208" calcext:value-type="float">
            <text:p>0.419208</text:p>
          </table:table-cell>
          <table:table-cell office:value-type="float" office:value="0" calcext:value-type="float">
            <text:p>0</text:p>
          </table:table-cell>
          <table:table-cell office:value-type="float" office:value="0.004057596" calcext:value-type="float">
            <text:p>0.004057596</text:p>
          </table:table-cell>
          <table:table-cell office:value-type="float" office:value="9.429548E-016" calcext:value-type="float">
            <text:p>9.429548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1427122" calcext:value-type="float">
            <text:p>-0.1427122</text:p>
          </table:table-cell>
          <table:table-cell office:value-type="float" office:value="-0.08912042" calcext:value-type="float">
            <text:p>-0.08912042</text:p>
          </table:table-cell>
          <table:table-cell office:value-type="float" office:value="-0.05839172" calcext:value-type="float">
            <text:p>-0.05839172</text:p>
          </table:table-cell>
          <table:table-cell office:value-type="float" office:value="-0.04649369" calcext:value-type="float">
            <text:p>-0.04649369</text:p>
          </table:table-cell>
          <table:table-cell office:value-type="float" office:value="-0.04170929" calcext:value-type="float">
            <text:p>-0.04170929</text:p>
          </table:table-cell>
          <table:table-cell office:value-type="float" office:value="-0.03639398" calcext:value-type="float">
            <text:p>-0.03639398</text:p>
          </table:table-cell>
          <table:table-cell office:value-type="float" office:value="-0.0341288" calcext:value-type="float">
            <text:p>-0.0341288</text:p>
          </table:table-cell>
          <table:table-cell office:value-type="float" office:value="-0.03280625" calcext:value-type="float">
            <text:p>-0.03280625</text:p>
          </table:table-cell>
          <table:table-cell office:value-type="float" office:value="-0.03243352" calcext:value-type="float">
            <text:p>-0.03243352</text:p>
          </table:table-cell>
          <table:table-cell office:value-type="float" office:value="-0.03275579" calcext:value-type="float">
            <text:p>-0.032755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064647" calcext:value-type="float">
            <text:p>-0.2064647</text:p>
          </table:table-cell>
          <table:table-cell office:value-type="float" office:value="0.01710784" calcext:value-type="float">
            <text:p>0.01710784</text:p>
          </table:table-cell>
          <table:table-cell office:value-type="float" office:value="-9999.018" calcext:value-type="float">
            <text:p>-9999.018</text:p>
          </table:table-cell>
          <table:table-cell office:value-type="float" office:value="-2.400001" calcext:value-type="float">
            <text:p>-2.4000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2001" calcext:value-type="float">
            <text:p>9012001</text:p>
          </table:table-cell>
          <table:table-cell office:value-type="float" office:value="0.3175" calcext:value-type="float">
            <text:p>0.3175</text:p>
          </table:table-cell>
          <table:table-cell office:value-type="float" office:value="4.515657" calcext:value-type="float">
            <text:p>4.515657</text:p>
          </table:table-cell>
          <table:table-cell office:value-type="float" office:value="0" calcext:value-type="float">
            <text:p>0</text:p>
          </table:table-cell>
          <table:table-cell office:value-type="float" office:value="1002.487" calcext:value-type="float">
            <text:p>1002.487</text:p>
          </table:table-cell>
          <table:table-cell office:value-type="float" office:value="-26.62355" calcext:value-type="float">
            <text:p>-26.62355</text:p>
          </table:table-cell>
          <table:table-cell office:value-type="float" office:value="2.858939" calcext:value-type="float">
            <text:p>2.858939</text:p>
          </table:table-cell>
          <table:table-cell office:value-type="float" office:value="0.2484667" calcext:value-type="float">
            <text:p>0.2484667</text:p>
          </table:table-cell>
          <table:table-cell office:value-type="float" office:value="0.264202" calcext:value-type="float">
            <text:p>0.264202</text:p>
          </table:table-cell>
          <table:table-cell office:value-type="float" office:value="0.2805096" calcext:value-type="float">
            <text:p>0.2805096</text:p>
          </table:table-cell>
          <table:table-cell office:value-type="float" office:value="0.2894885" calcext:value-type="float">
            <text:p>0.2894885</text:p>
          </table:table-cell>
          <table:table-cell office:value-type="float" office:value="0.2936241" calcext:value-type="float">
            <text:p>0.2936241</text:p>
          </table:table-cell>
          <table:table-cell office:value-type="float" office:value="0.262985" calcext:value-type="float">
            <text:p>0.262985</text:p>
          </table:table-cell>
          <table:table-cell office:value-type="float" office:value="0.2654403" calcext:value-type="float">
            <text:p>0.2654403</text:p>
          </table:table-cell>
          <table:table-cell office:value-type="float" office:value="0.3569353" calcext:value-type="float">
            <text:p>0.3569353</text:p>
          </table:table-cell>
          <table:table-cell office:value-type="float" office:value="0.3463483" calcext:value-type="float">
            <text:p>0.3463483</text:p>
          </table:table-cell>
          <table:table-cell office:value-type="float" office:value="0.3521745" calcext:value-type="float">
            <text:p>0.3521745</text:p>
          </table:table-cell>
          <table:table-cell office:value-type="float" office:value="0.3581966" calcext:value-type="float">
            <text:p>0.3581966</text:p>
          </table:table-cell>
          <table:table-cell office:value-type="float" office:value="0.3653036" calcext:value-type="float">
            <text:p>0.3653036</text:p>
          </table:table-cell>
          <table:table-cell office:value-type="float" office:value="0.4217289" calcext:value-type="float">
            <text:p>0.4217289</text:p>
          </table:table-cell>
          <table:table-cell office:value-type="float" office:value="0" calcext:value-type="float">
            <text:p>0</text:p>
          </table:table-cell>
          <table:table-cell office:value-type="float" office:value="0.003353316" calcext:value-type="float">
            <text:p>0.003353316</text:p>
          </table:table-cell>
          <table:table-cell office:value-type="float" office:value="9.428974E-016" calcext:value-type="float">
            <text:p>9.428974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1486663" calcext:value-type="float">
            <text:p>-0.1486663</text:p>
          </table:table-cell>
          <table:table-cell office:value-type="float" office:value="-0.09694722" calcext:value-type="float">
            <text:p>-0.09694722</text:p>
          </table:table-cell>
          <table:table-cell office:value-type="float" office:value="-0.06114396" calcext:value-type="float">
            <text:p>-0.06114396</text:p>
          </table:table-cell>
          <table:table-cell office:value-type="float" office:value="-0.04798677" calcext:value-type="float">
            <text:p>-0.04798677</text:p>
          </table:table-cell>
          <table:table-cell office:value-type="float" office:value="-0.04302506" calcext:value-type="float">
            <text:p>-0.04302506</text:p>
          </table:table-cell>
          <table:table-cell office:value-type="float" office:value="-0.03736894" calcext:value-type="float">
            <text:p>-0.03736894</text:p>
          </table:table-cell>
          <table:table-cell office:value-type="float" office:value="-0.03467702" calcext:value-type="float">
            <text:p>-0.03467702</text:p>
          </table:table-cell>
          <table:table-cell office:value-type="float" office:value="-0.03305095" calcext:value-type="float">
            <text:p>-0.03305095</text:p>
          </table:table-cell>
          <table:table-cell office:value-type="float" office:value="-0.03245194" calcext:value-type="float">
            <text:p>-0.03245194</text:p>
          </table:table-cell>
          <table:table-cell office:value-type="float" office:value="-0.03272146" calcext:value-type="float">
            <text:p>-0.03272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1434" calcext:value-type="float">
            <text:p>-0.21434</text:p>
          </table:table-cell>
          <table:table-cell office:value-type="float" office:value="0.01696782" calcext:value-type="float">
            <text:p>0.01696782</text:p>
          </table:table-cell>
          <table:table-cell office:value-type="float" office:value="-9999.017" calcext:value-type="float">
            <text:p>-9999.017</text:p>
          </table:table-cell>
          <table:table-cell office:value-type="float" office:value="-2.400001" calcext:value-type="float">
            <text:p>-2.4000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2001" calcext:value-type="float">
            <text:p>10012001</text:p>
          </table:table-cell>
          <table:table-cell office:value-type="float" office:value="1.27" calcext:value-type="float">
            <text:p>1.27</text:p>
          </table:table-cell>
          <table:table-cell office:value-type="float" office:value="4.757089" calcext:value-type="float">
            <text:p>4.757089</text:p>
          </table:table-cell>
          <table:table-cell office:value-type="float" office:value="0" calcext:value-type="float">
            <text:p>0</text:p>
          </table:table-cell>
          <table:table-cell office:value-type="float" office:value="1004.666" calcext:value-type="float">
            <text:p>1004.666</text:p>
          </table:table-cell>
          <table:table-cell office:value-type="float" office:value="-28.09139" calcext:value-type="float">
            <text:p>-28.09139</text:p>
          </table:table-cell>
          <table:table-cell office:value-type="float" office:value="0.7867507" calcext:value-type="float">
            <text:p>0.7867507</text:p>
          </table:table-cell>
          <table:table-cell office:value-type="float" office:value="0.2930094" calcext:value-type="float">
            <text:p>0.2930094</text:p>
          </table:table-cell>
          <table:table-cell office:value-type="float" office:value="0.2738795" calcext:value-type="float">
            <text:p>0.2738795</text:p>
          </table:table-cell>
          <table:table-cell office:value-type="float" office:value="0.2797242" calcext:value-type="float">
            <text:p>0.2797242</text:p>
          </table:table-cell>
          <table:table-cell office:value-type="float" office:value="0.2881365" calcext:value-type="float">
            <text:p>0.2881365</text:p>
          </table:table-cell>
          <table:table-cell office:value-type="float" office:value="0.2922261" calcext:value-type="float">
            <text:p>0.2922261</text:p>
          </table:table-cell>
          <table:table-cell office:value-type="float" office:value="0.2621932" calcext:value-type="float">
            <text:p>0.2621932</text:p>
          </table:table-cell>
          <table:table-cell office:value-type="float" office:value="0.2649494" calcext:value-type="float">
            <text:p>0.2649494</text:p>
          </table:table-cell>
          <table:table-cell office:value-type="float" office:value="0.3567353" calcext:value-type="float">
            <text:p>0.3567353</text:p>
          </table:table-cell>
          <table:table-cell office:value-type="float" office:value="0.34633" calcext:value-type="float">
            <text:p>0.34633</text:p>
          </table:table-cell>
          <table:table-cell office:value-type="float" office:value="0.352196" calcext:value-type="float">
            <text:p>0.352196</text:p>
          </table:table-cell>
          <table:table-cell office:value-type="float" office:value="0.3582643" calcext:value-type="float">
            <text:p>0.3582643</text:p>
          </table:table-cell>
          <table:table-cell office:value-type="float" office:value="0.3656612" calcext:value-type="float">
            <text:p>0.3656612</text:p>
          </table:table-cell>
          <table:table-cell office:value-type="float" office:value="0.4237885" calcext:value-type="float">
            <text:p>0.4237885</text:p>
          </table:table-cell>
          <table:table-cell office:value-type="float" office:value="0" calcext:value-type="float">
            <text:p>0</text:p>
          </table:table-cell>
          <table:table-cell office:value-type="float" office:value="9.647183E-016" calcext:value-type="float">
            <text:p>9.647183E-16</text:p>
          </table:table-cell>
          <table:table-cell office:value-type="float" office:value="9.428423E-016" calcext:value-type="float">
            <text:p>9.428423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4255501" calcext:value-type="float">
            <text:p>-0.04255501</text:p>
          </table:table-cell>
          <table:table-cell office:value-type="float" office:value="-0.07398273" calcext:value-type="float">
            <text:p>-0.07398273</text:p>
          </table:table-cell>
          <table:table-cell office:value-type="float" office:value="-0.06254183" calcext:value-type="float">
            <text:p>-0.06254183</text:p>
          </table:table-cell>
          <table:table-cell office:value-type="float" office:value="-0.04974886" calcext:value-type="float">
            <text:p>-0.04974886</text:p>
          </table:table-cell>
          <table:table-cell office:value-type="float" office:value="-0.044643" calcext:value-type="float">
            <text:p>-0.044643</text:p>
          </table:table-cell>
          <table:table-cell office:value-type="float" office:value="-0.03824291" calcext:value-type="float">
            <text:p>-0.03824291</text:p>
          </table:table-cell>
          <table:table-cell office:value-type="float" office:value="-0.03513901" calcext:value-type="float">
            <text:p>-0.03513901</text:p>
          </table:table-cell>
          <table:table-cell office:value-type="float" office:value="-0.03321354" calcext:value-type="float">
            <text:p>-0.03321354</text:p>
          </table:table-cell>
          <table:table-cell office:value-type="float" office:value="-0.03248047" calcext:value-type="float">
            <text:p>-0.03248047</text:p>
          </table:table-cell>
          <table:table-cell office:value-type="float" office:value="-0.03268737" calcext:value-type="float">
            <text:p>-0.03268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394642" calcext:value-type="float">
            <text:p>-0.04394642</text:p>
          </table:table-cell>
          <table:table-cell office:value-type="float" office:value="0.01677447" calcext:value-type="float">
            <text:p>0.01677447</text:p>
          </table:table-cell>
          <table:table-cell office:value-type="float" office:value="-9999.017" calcext:value-type="float">
            <text:p>-9999.017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2001" calcext:value-type="float">
            <text:p>11012001</text:p>
          </table:table-cell>
          <table:table-cell office:value-type="float" office:value="1.27" calcext:value-type="float">
            <text:p>1.27</text:p>
          </table:table-cell>
          <table:table-cell office:value-type="float" office:value="5.256226" calcext:value-type="float">
            <text:p>5.256226</text:p>
          </table:table-cell>
          <table:table-cell office:value-type="float" office:value="0" calcext:value-type="float">
            <text:p>0</text:p>
          </table:table-cell>
          <table:table-cell office:value-type="float" office:value="1005.571" calcext:value-type="float">
            <text:p>1005.571</text:p>
          </table:table-cell>
          <table:table-cell office:value-type="float" office:value="-29.49583" calcext:value-type="float">
            <text:p>-29.49583</text:p>
          </table:table-cell>
          <table:table-cell office:value-type="float" office:value="0" calcext:value-type="float">
            <text:p>0</text:p>
          </table:table-cell>
          <table:table-cell office:value-type="float" office:value="0.2736688" calcext:value-type="float">
            <text:p>0.2736688</text:p>
          </table:table-cell>
          <table:table-cell office:value-type="float" office:value="0.2781276" calcext:value-type="float">
            <text:p>0.2781276</text:p>
          </table:table-cell>
          <table:table-cell office:value-type="float" office:value="0.281137" calcext:value-type="float">
            <text:p>0.281137</text:p>
          </table:table-cell>
          <table:table-cell office:value-type="float" office:value="0.2874782" calcext:value-type="float">
            <text:p>0.2874782</text:p>
          </table:table-cell>
          <table:table-cell office:value-type="float" office:value="0.2915484" calcext:value-type="float">
            <text:p>0.2915484</text:p>
          </table:table-cell>
          <table:table-cell office:value-type="float" office:value="0.2615002" calcext:value-type="float">
            <text:p>0.2615002</text:p>
          </table:table-cell>
          <table:table-cell office:value-type="float" office:value="0.2645452" calcext:value-type="float">
            <text:p>0.2645452</text:p>
          </table:table-cell>
          <table:table-cell office:value-type="float" office:value="0.3565113" calcext:value-type="float">
            <text:p>0.3565113</text:p>
          </table:table-cell>
          <table:table-cell office:value-type="float" office:value="0.3463064" calcext:value-type="float">
            <text:p>0.3463064</text:p>
          </table:table-cell>
          <table:table-cell office:value-type="float" office:value="0.3522175" calcext:value-type="float">
            <text:p>0.3522175</text:p>
          </table:table-cell>
          <table:table-cell office:value-type="float" office:value="0.3583484" calcext:value-type="float">
            <text:p>0.3583484</text:p>
          </table:table-cell>
          <table:table-cell office:value-type="float" office:value="0.366047" calcext:value-type="float">
            <text:p>0.366047</text:p>
          </table:table-cell>
          <table:table-cell office:value-type="float" office:value="0.4256628" calcext:value-type="float">
            <text:p>0.4256628</text:p>
          </table:table-cell>
          <table:table-cell office:value-type="float" office:value="0" calcext:value-type="float">
            <text:p>0</text:p>
          </table:table-cell>
          <table:table-cell office:value-type="float" office:value="9.723064E-016" calcext:value-type="float">
            <text:p>9.723064E-16</text:p>
          </table:table-cell>
          <table:table-cell office:value-type="float" office:value="9.42785E-016" calcext:value-type="float">
            <text:p>9.42785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7235963" calcext:value-type="float">
            <text:p>-0.07235963</text:p>
          </table:table-cell>
          <table:table-cell office:value-type="float" office:value="-0.06528178" calcext:value-type="float">
            <text:p>-0.06528178</text:p>
          </table:table-cell>
          <table:table-cell office:value-type="float" office:value="-0.06016609" calcext:value-type="float">
            <text:p>-0.06016609</text:p>
          </table:table-cell>
          <table:table-cell office:value-type="float" office:value="-0.05064806" calcext:value-type="float">
            <text:p>-0.05064806</text:p>
          </table:table-cell>
          <table:table-cell office:value-type="float" office:value="-0.04544738" calcext:value-type="float">
            <text:p>-0.04544738</text:p>
          </table:table-cell>
          <table:table-cell office:value-type="float" office:value="-0.0390265" calcext:value-type="float">
            <text:p>-0.0390265</text:p>
          </table:table-cell>
          <table:table-cell office:value-type="float" office:value="-0.03552319" calcext:value-type="float">
            <text:p>-0.03552319</text:p>
          </table:table-cell>
          <table:table-cell office:value-type="float" office:value="-0.0333968" calcext:value-type="float">
            <text:p>-0.0333968</text:p>
          </table:table-cell>
          <table:table-cell office:value-type="float" office:value="-0.03251725" calcext:value-type="float">
            <text:p>-0.03251725</text:p>
          </table:table-cell>
          <table:table-cell office:value-type="float" office:value="-0.03265331" calcext:value-type="float">
            <text:p>-0.032653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8463099" calcext:value-type="float">
            <text:p>-0.08463099</text:p>
          </table:table-cell>
          <table:table-cell office:value-type="float" office:value="0.01653173" calcext:value-type="float">
            <text:p>0.01653173</text:p>
          </table:table-cell>
          <table:table-cell office:value-type="float" office:value="-9999.017" calcext:value-type="float">
            <text:p>-9999.017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2001" calcext:value-type="float">
            <text:p>12012001</text:p>
          </table:table-cell>
          <table:table-cell office:value-type="float" office:value="3.81" calcext:value-type="float">
            <text:p>3.81</text:p>
          </table:table-cell>
          <table:table-cell office:value-type="float" office:value="5.806026" calcext:value-type="float">
            <text:p>5.806026</text:p>
          </table:table-cell>
          <table:table-cell office:value-type="float" office:value="0" calcext:value-type="float">
            <text:p>0</text:p>
          </table:table-cell>
          <table:table-cell office:value-type="float" office:value="1008.908" calcext:value-type="float">
            <text:p>1008.908</text:p>
          </table:table-cell>
          <table:table-cell office:value-type="float" office:value="-30.84183" calcext:value-type="float">
            <text:p>-30.84183</text:p>
          </table:table-cell>
          <table:table-cell office:value-type="float" office:value="22.17812" calcext:value-type="float">
            <text:p>22.17812</text:p>
          </table:table-cell>
          <table:table-cell office:value-type="float" office:value="0.2444679" calcext:value-type="float">
            <text:p>0.2444679</text:p>
          </table:table-cell>
          <table:table-cell office:value-type="float" office:value="0.2704672" calcext:value-type="float">
            <text:p>0.2704672</text:p>
          </table:table-cell>
          <table:table-cell office:value-type="float" office:value="0.2803243" calcext:value-type="float">
            <text:p>0.2803243</text:p>
          </table:table-cell>
          <table:table-cell office:value-type="float" office:value="0.2871352" calcext:value-type="float">
            <text:p>0.2871352</text:p>
          </table:table-cell>
          <table:table-cell office:value-type="float" office:value="0.2910381" calcext:value-type="float">
            <text:p>0.2910381</text:p>
          </table:table-cell>
          <table:table-cell office:value-type="float" office:value="0.2608569" calcext:value-type="float">
            <text:p>0.2608569</text:p>
          </table:table-cell>
          <table:table-cell office:value-type="float" office:value="0.2641459" calcext:value-type="float">
            <text:p>0.2641459</text:p>
          </table:table-cell>
          <table:table-cell office:value-type="float" office:value="0.3562792" calcext:value-type="float">
            <text:p>0.3562792</text:p>
          </table:table-cell>
          <table:table-cell office:value-type="float" office:value="0.3462775" calcext:value-type="float">
            <text:p>0.3462775</text:p>
          </table:table-cell>
          <table:table-cell office:value-type="float" office:value="0.3522389" calcext:value-type="float">
            <text:p>0.3522389</text:p>
          </table:table-cell>
          <table:table-cell office:value-type="float" office:value="0.3584476" calcext:value-type="float">
            <text:p>0.3584476</text:p>
          </table:table-cell>
          <table:table-cell office:value-type="float" office:value="0.3664418" calcext:value-type="float">
            <text:p>0.3664418</text:p>
          </table:table-cell>
          <table:table-cell office:value-type="float" office:value="0.4274821" calcext:value-type="float">
            <text:p>0.4274821</text:p>
          </table:table-cell>
          <table:table-cell office:value-type="float" office:value="0" calcext:value-type="float">
            <text:p>0</text:p>
          </table:table-cell>
          <table:table-cell office:value-type="float" office:value="0.01539121" calcext:value-type="float">
            <text:p>0.01539121</text:p>
          </table:table-cell>
          <table:table-cell office:value-type="float" office:value="9.42732E-016" calcext:value-type="float">
            <text:p>9.42732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1699256" calcext:value-type="float">
            <text:p>-0.1699256</text:p>
          </table:table-cell>
          <table:table-cell office:value-type="float" office:value="-0.08071069" calcext:value-type="float">
            <text:p>-0.08071069</text:p>
          </table:table-cell>
          <table:table-cell office:value-type="float" office:value="-0.06146952" calcext:value-type="float">
            <text:p>-0.06146952</text:p>
          </table:table-cell>
          <table:table-cell office:value-type="float" office:value="-0.05111069" calcext:value-type="float">
            <text:p>-0.05111069</text:p>
          </table:table-cell>
          <table:table-cell office:value-type="float" office:value="-0.04606529" calcext:value-type="float">
            <text:p>-0.04606529</text:p>
          </table:table-cell>
          <table:table-cell office:value-type="float" office:value="-0.03976997" calcext:value-type="float">
            <text:p>-0.03976997</text:p>
          </table:table-cell>
          <table:table-cell office:value-type="float" office:value="-0.03590752" calcext:value-type="float">
            <text:p>-0.03590752</text:p>
          </table:table-cell>
          <table:table-cell office:value-type="float" office:value="-0.03358797" calcext:value-type="float">
            <text:p>-0.03358797</text:p>
          </table:table-cell>
          <table:table-cell office:value-type="float" office:value="-0.0325623" calcext:value-type="float">
            <text:p>-0.0325623</text:p>
          </table:table-cell>
          <table:table-cell office:value-type="float" office:value="-0.03261949" calcext:value-type="float">
            <text:p>-0.032619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478825" calcext:value-type="float">
            <text:p>-0.2478825</text:p>
          </table:table-cell>
          <table:table-cell office:value-type="float" office:value="0.01643366" calcext:value-type="float">
            <text:p>0.01643366</text:p>
          </table:table-cell>
          <table:table-cell office:value-type="float" office:value="-9999.017" calcext:value-type="float">
            <text:p>-9999.017</text:p>
          </table:table-cell>
          <table:table-cell office:value-type="float" office:value="-2.400001" calcext:value-type="float">
            <text:p>-2.4000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2001" calcext:value-type="float">
            <text:p>13012001</text:p>
          </table:table-cell>
          <table:table-cell office:value-type="float" office:value="11.43" calcext:value-type="float">
            <text:p>11.43</text:p>
          </table:table-cell>
          <table:table-cell office:value-type="float" office:value="5.671292" calcext:value-type="float">
            <text:p>5.671292</text:p>
          </table:table-cell>
          <table:table-cell office:value-type="float" office:value="0" calcext:value-type="float">
            <text:p>0</text:p>
          </table:table-cell>
          <table:table-cell office:value-type="float" office:value="1017.955" calcext:value-type="float">
            <text:p>1017.955</text:p>
          </table:table-cell>
          <table:table-cell office:value-type="float" office:value="-32.13446" calcext:value-type="float">
            <text:p>-32.13446</text:p>
          </table:table-cell>
          <table:table-cell office:value-type="float" office:value="86.55311" calcext:value-type="float">
            <text:p>86.55311</text:p>
          </table:table-cell>
          <table:table-cell office:value-type="float" office:value="0.2693963" calcext:value-type="float">
            <text:p>0.2693963</text:p>
          </table:table-cell>
          <table:table-cell office:value-type="float" office:value="0.2680954" calcext:value-type="float">
            <text:p>0.2680954</text:p>
          </table:table-cell>
          <table:table-cell office:value-type="float" office:value="0.27878" calcext:value-type="float">
            <text:p>0.27878</text:p>
          </table:table-cell>
          <table:table-cell office:value-type="float" office:value="0.2863474" calcext:value-type="float">
            <text:p>0.2863474</text:p>
          </table:table-cell>
          <table:table-cell office:value-type="float" office:value="0.2903963" calcext:value-type="float">
            <text:p>0.2903963</text:p>
          </table:table-cell>
          <table:table-cell office:value-type="float" office:value="0.2602677" calcext:value-type="float">
            <text:p>0.2602677</text:p>
          </table:table-cell>
          <table:table-cell office:value-type="float" office:value="0.2637506" calcext:value-type="float">
            <text:p>0.2637506</text:p>
          </table:table-cell>
          <table:table-cell office:value-type="float" office:value="0.3560377" calcext:value-type="float">
            <text:p>0.3560377</text:p>
          </table:table-cell>
          <table:table-cell office:value-type="float" office:value="0.3462435" calcext:value-type="float">
            <text:p>0.3462435</text:p>
          </table:table-cell>
          <table:table-cell office:value-type="float" office:value="0.3522604" calcext:value-type="float">
            <text:p>0.3522604</text:p>
          </table:table-cell>
          <table:table-cell office:value-type="float" office:value="0.3585604" calcext:value-type="float">
            <text:p>0.3585604</text:p>
          </table:table-cell>
          <table:table-cell office:value-type="float" office:value="0.3668389" calcext:value-type="float">
            <text:p>0.3668389</text:p>
          </table:table-cell>
          <table:table-cell office:value-type="float" office:value="0.4292899" calcext:value-type="float">
            <text:p>0.4292899</text:p>
          </table:table-cell>
          <table:table-cell office:value-type="float" office:value="0" calcext:value-type="float">
            <text:p>0</text:p>
          </table:table-cell>
          <table:table-cell office:value-type="float" office:value="9.646155E-016" calcext:value-type="float">
            <text:p>9.646155E-16</text:p>
          </table:table-cell>
          <table:table-cell office:value-type="float" office:value="9.426844E-016" calcext:value-type="float">
            <text:p>9.426844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8391565" calcext:value-type="float">
            <text:p>-0.08391565</text:p>
          </table:table-cell>
          <table:table-cell office:value-type="float" office:value="-0.08686222" calcext:value-type="float">
            <text:p>-0.08686222</text:p>
          </table:table-cell>
          <table:table-cell office:value-type="float" office:value="-0.06415532" calcext:value-type="float">
            <text:p>-0.06415532</text:p>
          </table:table-cell>
          <table:table-cell office:value-type="float" office:value="-0.05219823" calcext:value-type="float">
            <text:p>-0.05219823</text:p>
          </table:table-cell>
          <table:table-cell office:value-type="float" office:value="-0.04685205" calcext:value-type="float">
            <text:p>-0.04685205</text:p>
          </table:table-cell>
          <table:table-cell office:value-type="float" office:value="-0.04046488" calcext:value-type="float">
            <text:p>-0.04046488</text:p>
          </table:table-cell>
          <table:table-cell office:value-type="float" office:value="-0.03629269" calcext:value-type="float">
            <text:p>-0.03629269</text:p>
          </table:table-cell>
          <table:table-cell office:value-type="float" office:value="-0.03378818" calcext:value-type="float">
            <text:p>-0.03378818</text:p>
          </table:table-cell>
          <table:table-cell office:value-type="float" office:value="-0.03261543" calcext:value-type="float">
            <text:p>-0.03261543</text:p>
          </table:table-cell>
          <table:table-cell office:value-type="float" office:value="-0.0325853" calcext:value-type="float">
            <text:p>-0.0325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7968651" calcext:value-type="float">
            <text:p>-0.07968651</text:p>
          </table:table-cell>
          <table:table-cell office:value-type="float" office:value="0.01634854" calcext:value-type="float">
            <text:p>0.01634854</text:p>
          </table:table-cell>
          <table:table-cell office:value-type="float" office:value="-9999.017" calcext:value-type="float">
            <text:p>-9999.017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2001" calcext:value-type="float">
            <text:p>14012001</text:p>
          </table:table-cell>
          <table:table-cell office:value-type="float" office:value="11.43" calcext:value-type="float">
            <text:p>11.43</text:p>
          </table:table-cell>
          <table:table-cell office:value-type="float" office:value="5.507098" calcext:value-type="float">
            <text:p>5.507098</text:p>
          </table:table-cell>
          <table:table-cell office:value-type="float" office:value="0" calcext:value-type="float">
            <text:p>0</text:p>
          </table:table-cell>
          <table:table-cell office:value-type="float" office:value="1019.367" calcext:value-type="float">
            <text:p>1019.367</text:p>
          </table:table-cell>
          <table:table-cell office:value-type="float" office:value="-33.38339" calcext:value-type="float">
            <text:p>-33.38339</text:p>
          </table:table-cell>
          <table:table-cell office:value-type="float" office:value="84.50526" calcext:value-type="float">
            <text:p>84.50526</text:p>
          </table:table-cell>
          <table:table-cell office:value-type="float" office:value="0.2811581" calcext:value-type="float">
            <text:p>0.2811581</text:p>
          </table:table-cell>
          <table:table-cell office:value-type="float" office:value="0.2756744" calcext:value-type="float">
            <text:p>0.2756744</text:p>
          </table:table-cell>
          <table:table-cell office:value-type="float" office:value="0.2791962" calcext:value-type="float">
            <text:p>0.2791962</text:p>
          </table:table-cell>
          <table:table-cell office:value-type="float" office:value="0.2856624" calcext:value-type="float">
            <text:p>0.2856624</text:p>
          </table:table-cell>
          <table:table-cell office:value-type="float" office:value="0.2896571" calcext:value-type="float">
            <text:p>0.2896571</text:p>
          </table:table-cell>
          <table:table-cell office:value-type="float" office:value="0.2596903" calcext:value-type="float">
            <text:p>0.2596903</text:p>
          </table:table-cell>
          <table:table-cell office:value-type="float" office:value="0.2633598" calcext:value-type="float">
            <text:p>0.2633598</text:p>
          </table:table-cell>
          <table:table-cell office:value-type="float" office:value="0.3557841" calcext:value-type="float">
            <text:p>0.3557841</text:p>
          </table:table-cell>
          <table:table-cell office:value-type="float" office:value="0.3462047" calcext:value-type="float">
            <text:p>0.3462047</text:p>
          </table:table-cell>
          <table:table-cell office:value-type="float" office:value="0.3522819" calcext:value-type="float">
            <text:p>0.3522819</text:p>
          </table:table-cell>
          <table:table-cell office:value-type="float" office:value="0.3586857" calcext:value-type="float">
            <text:p>0.3586857</text:p>
          </table:table-cell>
          <table:table-cell office:value-type="float" office:value="0.3672758" calcext:value-type="float">
            <text:p>0.3672758</text:p>
          </table:table-cell>
          <table:table-cell office:value-type="float" office:value="0.4306373" calcext:value-type="float">
            <text:p>0.4306373</text:p>
          </table:table-cell>
          <table:table-cell office:value-type="float" office:value="0" calcext:value-type="float">
            <text:p>0</text:p>
          </table:table-cell>
          <table:table-cell office:value-type="float" office:value="9.648119E-016" calcext:value-type="float">
            <text:p>9.648119E-16</text:p>
          </table:table-cell>
          <table:table-cell office:value-type="float" office:value="9.426367E-016" calcext:value-type="float">
            <text:p>9.426367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601809" calcext:value-type="float">
            <text:p>-0.0601809</text:p>
          </table:table-cell>
          <table:table-cell office:value-type="float" office:value="-0.07008772" calcext:value-type="float">
            <text:p>-0.07008772</text:p>
          </table:table-cell>
          <table:table-cell office:value-type="float" office:value="-0.06346474" calcext:value-type="float">
            <text:p>-0.06346474</text:p>
          </table:table-cell>
          <table:table-cell office:value-type="float" office:value="-0.05317812" calcext:value-type="float">
            <text:p>-0.05317812</text:p>
          </table:table-cell>
          <table:table-cell office:value-type="float" office:value="-0.04778198" calcext:value-type="float">
            <text:p>-0.04778198</text:p>
          </table:table-cell>
          <table:table-cell office:value-type="float" office:value="-0.0411587" calcext:value-type="float">
            <text:p>-0.0411587</text:p>
          </table:table-cell>
          <table:table-cell office:value-type="float" office:value="-0.03667805" calcext:value-type="float">
            <text:p>-0.03667805</text:p>
          </table:table-cell>
          <table:table-cell office:value-type="float" office:value="-0.03399981" calcext:value-type="float">
            <text:p>-0.03399981</text:p>
          </table:table-cell>
          <table:table-cell office:value-type="float" office:value="-0.03267622" calcext:value-type="float">
            <text:p>-0.03267622</text:p>
          </table:table-cell>
          <table:table-cell office:value-type="float" office:value="-0.03255136" calcext:value-type="float">
            <text:p>-0.03255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784959" calcext:value-type="float">
            <text:p>-0.05784959</text:p>
          </table:table-cell>
          <table:table-cell office:value-type="float" office:value="0.01625689" calcext:value-type="float">
            <text:p>0.01625689</text:p>
          </table:table-cell>
          <table:table-cell office:value-type="float" office:value="-9999.017" calcext:value-type="float">
            <text:p>-9999.017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2001" calcext:value-type="float">
            <text:p>15012001</text:p>
          </table:table-cell>
          <table:table-cell office:value-type="float" office:value="11.43" calcext:value-type="float">
            <text:p>11.43</text:p>
          </table:table-cell>
          <table:table-cell office:value-type="float" office:value="5.382255" calcext:value-type="float">
            <text:p>5.382255</text:p>
          </table:table-cell>
          <table:table-cell office:value-type="float" office:value="0" calcext:value-type="float">
            <text:p>0</text:p>
          </table:table-cell>
          <table:table-cell office:value-type="float" office:value="1020.709" calcext:value-type="float">
            <text:p>1020.709</text:p>
          </table:table-cell>
          <table:table-cell office:value-type="float" office:value="-34.5991" calcext:value-type="float">
            <text:p>-34.5991</text:p>
          </table:table-cell>
          <table:table-cell office:value-type="float" office:value="82.3085" calcext:value-type="float">
            <text:p>82.3085</text:p>
          </table:table-cell>
          <table:table-cell office:value-type="float" office:value="0.2807407" calcext:value-type="float">
            <text:p>0.2807407</text:p>
          </table:table-cell>
          <table:table-cell office:value-type="float" office:value="0.2800498" calcext:value-type="float">
            <text:p>0.2800498</text:p>
          </table:table-cell>
          <table:table-cell office:value-type="float" office:value="0.2810572" calcext:value-type="float">
            <text:p>0.2810572</text:p>
          </table:table-cell>
          <table:table-cell office:value-type="float" office:value="0.2856957" calcext:value-type="float">
            <text:p>0.2856957</text:p>
          </table:table-cell>
          <table:table-cell office:value-type="float" office:value="0.2892407" calcext:value-type="float">
            <text:p>0.2892407</text:p>
          </table:table-cell>
          <table:table-cell office:value-type="float" office:value="0.2591483" calcext:value-type="float">
            <text:p>0.2591483</text:p>
          </table:table-cell>
          <table:table-cell office:value-type="float" office:value="0.2629707" calcext:value-type="float">
            <text:p>0.2629707</text:p>
          </table:table-cell>
          <table:table-cell office:value-type="float" office:value="0.3555197" calcext:value-type="float">
            <text:p>0.3555197</text:p>
          </table:table-cell>
          <table:table-cell office:value-type="float" office:value="0.3461612" calcext:value-type="float">
            <text:p>0.3461612</text:p>
          </table:table-cell>
          <table:table-cell office:value-type="float" office:value="0.3523065" calcext:value-type="float">
            <text:p>0.3523065</text:p>
          </table:table-cell>
          <table:table-cell office:value-type="float" office:value="0.3588239" calcext:value-type="float">
            <text:p>0.3588239</text:p>
          </table:table-cell>
          <table:table-cell office:value-type="float" office:value="0.3677251" calcext:value-type="float">
            <text:p>0.3677251</text:p>
          </table:table-cell>
          <table:table-cell office:value-type="float" office:value="0.4319623" calcext:value-type="float">
            <text:p>0.4319623</text:p>
          </table:table-cell>
          <table:table-cell office:value-type="float" office:value="0" calcext:value-type="float">
            <text:p>0</text:p>
          </table:table-cell>
          <table:table-cell office:value-type="float" office:value="9.650058E-016" calcext:value-type="float">
            <text:p>9.650058E-16</text:p>
          </table:table-cell>
          <table:table-cell office:value-type="float" office:value="9.425891E-016" calcext:value-type="float">
            <text:p>9.425891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6077676" calcext:value-type="float">
            <text:p>-0.06077676</text:p>
          </table:table-cell>
          <table:table-cell office:value-type="float" office:value="-0.06198722" calcext:value-type="float">
            <text:p>-0.06198722</text:p>
          </table:table-cell>
          <table:table-cell office:value-type="float" office:value="-0.06030248" calcext:value-type="float">
            <text:p>-0.06030248</text:p>
          </table:table-cell>
          <table:table-cell office:value-type="float" office:value="-0.05314079" calcext:value-type="float">
            <text:p>-0.05314079</text:p>
          </table:table-cell>
          <table:table-cell office:value-type="float" office:value="-0.04832027" calcext:value-type="float">
            <text:p>-0.04832027</text:p>
          </table:table-cell>
          <table:table-cell office:value-type="float" office:value="-0.04182333" calcext:value-type="float">
            <text:p>-0.04182333</text:p>
          </table:table-cell>
          <table:table-cell office:value-type="float" office:value="-0.03706641" calcext:value-type="float">
            <text:p>-0.03706641</text:p>
          </table:table-cell>
          <table:table-cell office:value-type="float" office:value="-0.03422203" calcext:value-type="float">
            <text:p>-0.03422203</text:p>
          </table:table-cell>
          <table:table-cell office:value-type="float" office:value="-0.03274452" calcext:value-type="float">
            <text:p>-0.03274452</text:p>
          </table:table-cell>
          <table:table-cell office:value-type="float" office:value="-0.03251246" calcext:value-type="float">
            <text:p>-0.03251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062575" calcext:value-type="float">
            <text:p>-0.06062575</text:p>
          </table:table-cell>
          <table:table-cell office:value-type="float" office:value="0.01615126" calcext:value-type="float">
            <text:p>0.01615126</text:p>
          </table:table-cell>
          <table:table-cell office:value-type="float" office:value="-9999.017" calcext:value-type="float">
            <text:p>-9999.017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2001" calcext:value-type="float">
            <text:p>16012001</text:p>
          </table:table-cell>
          <table:table-cell office:value-type="float" office:value="11.43" calcext:value-type="float">
            <text:p>11.43</text:p>
          </table:table-cell>
          <table:table-cell office:value-type="float" office:value="5.263877" calcext:value-type="float">
            <text:p>5.263877</text:p>
          </table:table-cell>
          <table:table-cell office:value-type="float" office:value="0" calcext:value-type="float">
            <text:p>0</text:p>
          </table:table-cell>
          <table:table-cell office:value-type="float" office:value="1022.01" calcext:value-type="float">
            <text:p>1022.01</text:p>
          </table:table-cell>
          <table:table-cell office:value-type="float" office:value="-35.78222" calcext:value-type="float">
            <text:p>-35.78222</text:p>
          </table:table-cell>
          <table:table-cell office:value-type="float" office:value="80.60376" calcext:value-type="float">
            <text:p>80.60376</text:p>
          </table:table-cell>
          <table:table-cell office:value-type="float" office:value="0.280756" calcext:value-type="float">
            <text:p>0.280756</text:p>
          </table:table-cell>
          <table:table-cell office:value-type="float" office:value="0.2809453" calcext:value-type="float">
            <text:p>0.2809453</text:p>
          </table:table-cell>
          <table:table-cell office:value-type="float" office:value="0.2824434" calcext:value-type="float">
            <text:p>0.2824434</text:p>
          </table:table-cell>
          <table:table-cell office:value-type="float" office:value="0.2860736" calcext:value-type="float">
            <text:p>0.2860736</text:p>
          </table:table-cell>
          <table:table-cell office:value-type="float" office:value="0.289206" calcext:value-type="float">
            <text:p>0.289206</text:p>
          </table:table-cell>
          <table:table-cell office:value-type="float" office:value="0.2587139" calcext:value-type="float">
            <text:p>0.2587139</text:p>
          </table:table-cell>
          <table:table-cell office:value-type="float" office:value="0.2625862" calcext:value-type="float">
            <text:p>0.2625862</text:p>
          </table:table-cell>
          <table:table-cell office:value-type="float" office:value="0.3552504" calcext:value-type="float">
            <text:p>0.3552504</text:p>
          </table:table-cell>
          <table:table-cell office:value-type="float" office:value="0.3461126" calcext:value-type="float">
            <text:p>0.3461126</text:p>
          </table:table-cell>
          <table:table-cell office:value-type="float" office:value="0.3523315" calcext:value-type="float">
            <text:p>0.3523315</text:p>
          </table:table-cell>
          <table:table-cell office:value-type="float" office:value="0.3589732" calcext:value-type="float">
            <text:p>0.3589732</text:p>
          </table:table-cell>
          <table:table-cell office:value-type="float" office:value="0.3681715" calcext:value-type="float">
            <text:p>0.3681715</text:p>
          </table:table-cell>
          <table:table-cell office:value-type="float" office:value="0.4333338" calcext:value-type="float">
            <text:p>0.4333338</text:p>
          </table:table-cell>
          <table:table-cell office:value-type="float" office:value="0" calcext:value-type="float">
            <text:p>0</text:p>
          </table:table-cell>
          <table:table-cell office:value-type="float" office:value="9.651973E-016" calcext:value-type="float">
            <text:p>9.651973E-16</text:p>
          </table:table-cell>
          <table:table-cell office:value-type="float" office:value="9.425414E-016" calcext:value-type="float">
            <text:p>9.425414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6078095" calcext:value-type="float">
            <text:p>-0.06078095</text:p>
          </table:table-cell>
          <table:table-cell office:value-type="float" office:value="-0.06047213" calcext:value-type="float">
            <text:p>-0.06047213</text:p>
          </table:table-cell>
          <table:table-cell office:value-type="float" office:value="-0.05805224" calcext:value-type="float">
            <text:p>-0.05805224</text:p>
          </table:table-cell>
          <table:table-cell office:value-type="float" office:value="-0.05260033" calcext:value-type="float">
            <text:p>-0.05260033</text:p>
          </table:table-cell>
          <table:table-cell office:value-type="float" office:value="-0.04836779" calcext:value-type="float">
            <text:p>-0.04836779</text:p>
          </table:table-cell>
          <table:table-cell office:value-type="float" office:value="-0.04236552" calcext:value-type="float">
            <text:p>-0.04236552</text:p>
          </table:table-cell>
          <table:table-cell office:value-type="float" office:value="-0.03745433" calcext:value-type="float">
            <text:p>-0.03745433</text:p>
          </table:table-cell>
          <table:table-cell office:value-type="float" office:value="-0.03445031" calcext:value-type="float">
            <text:p>-0.03445031</text:p>
          </table:table-cell>
          <table:table-cell office:value-type="float" office:value="-0.03282097" calcext:value-type="float">
            <text:p>-0.03282097</text:p>
          </table:table-cell>
          <table:table-cell office:value-type="float" office:value="-0.03247316" calcext:value-type="float">
            <text:p>-0.03247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086827" calcext:value-type="float">
            <text:p>-0.06086827</text:p>
          </table:table-cell>
          <table:table-cell office:value-type="float" office:value="0.01604241" calcext:value-type="float">
            <text:p>0.01604241</text:p>
          </table:table-cell>
          <table:table-cell office:value-type="float" office:value="-9999.016" calcext:value-type="float">
            <text:p>-9999.016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2001" calcext:value-type="float">
            <text:p>17012001</text:p>
          </table:table-cell>
          <table:table-cell office:value-type="float" office:value="11.43" calcext:value-type="float">
            <text:p>11.43</text:p>
          </table:table-cell>
          <table:table-cell office:value-type="float" office:value="5.167665" calcext:value-type="float">
            <text:p>5.167665</text:p>
          </table:table-cell>
          <table:table-cell office:value-type="float" office:value="0" calcext:value-type="float">
            <text:p>0</text:p>
          </table:table-cell>
          <table:table-cell office:value-type="float" office:value="1023.258" calcext:value-type="float">
            <text:p>1023.258</text:p>
          </table:table-cell>
          <table:table-cell office:value-type="float" office:value="-36.93377" calcext:value-type="float">
            <text:p>-36.93377</text:p>
          </table:table-cell>
          <table:table-cell office:value-type="float" office:value="76.55845" calcext:value-type="float">
            <text:p>76.55845</text:p>
          </table:table-cell>
          <table:table-cell office:value-type="float" office:value="0.2814772" calcext:value-type="float">
            <text:p>0.2814772</text:p>
          </table:table-cell>
          <table:table-cell office:value-type="float" office:value="0.2817661" calcext:value-type="float">
            <text:p>0.2817661</text:p>
          </table:table-cell>
          <table:table-cell office:value-type="float" office:value="0.2833911" calcext:value-type="float">
            <text:p>0.2833911</text:p>
          </table:table-cell>
          <table:table-cell office:value-type="float" office:value="0.2863913" calcext:value-type="float">
            <text:p>0.2863913</text:p>
          </table:table-cell>
          <table:table-cell office:value-type="float" office:value="0.2892462" calcext:value-type="float">
            <text:p>0.2892462</text:p>
          </table:table-cell>
          <table:table-cell office:value-type="float" office:value="0.2583909" calcext:value-type="float">
            <text:p>0.2583909</text:p>
          </table:table-cell>
          <table:table-cell office:value-type="float" office:value="0.2621979" calcext:value-type="float">
            <text:p>0.2621979</text:p>
          </table:table-cell>
          <table:table-cell office:value-type="float" office:value="0.3549919" calcext:value-type="float">
            <text:p>0.3549919</text:p>
          </table:table-cell>
          <table:table-cell office:value-type="float" office:value="0.3460574" calcext:value-type="float">
            <text:p>0.3460574</text:p>
          </table:table-cell>
          <table:table-cell office:value-type="float" office:value="0.3523566" calcext:value-type="float">
            <text:p>0.3523566</text:p>
          </table:table-cell>
          <table:table-cell office:value-type="float" office:value="0.3591321" calcext:value-type="float">
            <text:p>0.3591321</text:p>
          </table:table-cell>
          <table:table-cell office:value-type="float" office:value="0.3686118" calcext:value-type="float">
            <text:p>0.3686118</text:p>
          </table:table-cell>
          <table:table-cell office:value-type="float" office:value="0.4347321" calcext:value-type="float">
            <text:p>0.4347321</text:p>
          </table:table-cell>
          <table:table-cell office:value-type="float" office:value="0" calcext:value-type="float">
            <text:p>0</text:p>
          </table:table-cell>
          <table:table-cell office:value-type="float" office:value="9.653843E-016" calcext:value-type="float">
            <text:p>9.653843E-16</text:p>
          </table:table-cell>
          <table:table-cell office:value-type="float" office:value="9.424938E-016" calcext:value-type="float">
            <text:p>9.424938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5959738" calcext:value-type="float">
            <text:p>-0.05959738</text:p>
          </table:table-cell>
          <table:table-cell office:value-type="float" office:value="-0.0591284" calcext:value-type="float">
            <text:p>-0.0591284</text:p>
          </table:table-cell>
          <table:table-cell office:value-type="float" office:value="-0.05656675" calcext:value-type="float">
            <text:p>-0.05656675</text:p>
          </table:table-cell>
          <table:table-cell office:value-type="float" office:value="-0.05215538" calcext:value-type="float">
            <text:p>-0.05215538</text:p>
          </table:table-cell>
          <table:table-cell office:value-type="float" office:value="-0.04831685" calcext:value-type="float">
            <text:p>-0.04831685</text:p>
          </table:table-cell>
          <table:table-cell office:value-type="float" office:value="-0.04277407" calcext:value-type="float">
            <text:p>-0.04277407</text:p>
          </table:table-cell>
          <table:table-cell office:value-type="float" office:value="-0.03785197" calcext:value-type="float">
            <text:p>-0.03785197</text:p>
          </table:table-cell>
          <table:table-cell office:value-type="float" office:value="-0.03467079" calcext:value-type="float">
            <text:p>-0.03467079</text:p>
          </table:table-cell>
          <table:table-cell office:value-type="float" office:value="-0.03290806" calcext:value-type="float">
            <text:p>-0.03290806</text:p>
          </table:table-cell>
          <table:table-cell office:value-type="float" office:value="-0.03243351" calcext:value-type="float">
            <text:p>-0.03243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969815" calcext:value-type="float">
            <text:p>-0.05969815</text:p>
          </table:table-cell>
          <table:table-cell office:value-type="float" office:value="0.01593273" calcext:value-type="float">
            <text:p>0.01593273</text:p>
          </table:table-cell>
          <table:table-cell office:value-type="float" office:value="-9999.016" calcext:value-type="float">
            <text:p>-9999.016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2001" calcext:value-type="float">
            <text:p>18012001</text:p>
          </table:table-cell>
          <table:table-cell office:value-type="float" office:value="11.43" calcext:value-type="float">
            <text:p>11.43</text:p>
          </table:table-cell>
          <table:table-cell office:value-type="float" office:value="5.11269" calcext:value-type="float">
            <text:p>5.11269</text:p>
          </table:table-cell>
          <table:table-cell office:value-type="float" office:value="0" calcext:value-type="float">
            <text:p>0</text:p>
          </table:table-cell>
          <table:table-cell office:value-type="float" office:value="1024.438" calcext:value-type="float">
            <text:p>1024.438</text:p>
          </table:table-cell>
          <table:table-cell office:value-type="float" office:value="-38.05945" calcext:value-type="float">
            <text:p>-38.05945</text:p>
          </table:table-cell>
          <table:table-cell office:value-type="float" office:value="71.84935" calcext:value-type="float">
            <text:p>71.84935</text:p>
          </table:table-cell>
          <table:table-cell office:value-type="float" office:value="0.2846853" calcext:value-type="float">
            <text:p>0.2846853</text:p>
          </table:table-cell>
          <table:table-cell office:value-type="float" office:value="0.2837248" calcext:value-type="float">
            <text:p>0.2837248</text:p>
          </table:table-cell>
          <table:table-cell office:value-type="float" office:value="0.2841826" calcext:value-type="float">
            <text:p>0.2841826</text:p>
          </table:table-cell>
          <table:table-cell office:value-type="float" office:value="0.2867713" calcext:value-type="float">
            <text:p>0.2867713</text:p>
          </table:table-cell>
          <table:table-cell office:value-type="float" office:value="0.2893592" calcext:value-type="float">
            <text:p>0.2893592</text:p>
          </table:table-cell>
          <table:table-cell office:value-type="float" office:value="0.2581565" calcext:value-type="float">
            <text:p>0.2581565</text:p>
          </table:table-cell>
          <table:table-cell office:value-type="float" office:value="0.2618696" calcext:value-type="float">
            <text:p>0.2618696</text:p>
          </table:table-cell>
          <table:table-cell office:value-type="float" office:value="0.3547269" calcext:value-type="float">
            <text:p>0.3547269</text:p>
          </table:table-cell>
          <table:table-cell office:value-type="float" office:value="0.346" calcext:value-type="float">
            <text:p>0.346</text:p>
          </table:table-cell>
          <table:table-cell office:value-type="float" office:value="0.3523819" calcext:value-type="float">
            <text:p>0.3523819</text:p>
          </table:table-cell>
          <table:table-cell office:value-type="float" office:value="0.3592994" calcext:value-type="float">
            <text:p>0.3592994</text:p>
          </table:table-cell>
          <table:table-cell office:value-type="float" office:value="0.3690864" calcext:value-type="float">
            <text:p>0.3690864</text:p>
          </table:table-cell>
          <table:table-cell office:value-type="float" office:value="0.435667" calcext:value-type="float">
            <text:p>0.435667</text:p>
          </table:table-cell>
          <table:table-cell office:value-type="float" office:value="0" calcext:value-type="float">
            <text:p>0</text:p>
          </table:table-cell>
          <table:table-cell office:value-type="float" office:value="9.65568E-016" calcext:value-type="float">
            <text:p>9.65568E-16</text:p>
          </table:table-cell>
          <table:table-cell office:value-type="float" office:value="9.424461E-016" calcext:value-type="float">
            <text:p>9.424461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544804" calcext:value-type="float">
            <text:p>-0.0544804</text:p>
          </table:table-cell>
          <table:table-cell office:value-type="float" office:value="-0.05607418" calcext:value-type="float">
            <text:p>-0.05607418</text:p>
          </table:table-cell>
          <table:table-cell office:value-type="float" office:value="-0.05537119" calcext:value-type="float">
            <text:p>-0.05537119</text:p>
          </table:table-cell>
          <table:table-cell office:value-type="float" office:value="-0.0516265" calcext:value-type="float">
            <text:p>-0.0516265</text:p>
          </table:table-cell>
          <table:table-cell office:value-type="float" office:value="-0.04817246" calcext:value-type="float">
            <text:p>-0.04817246</text:p>
          </table:table-cell>
          <table:table-cell office:value-type="float" office:value="-0.0430733" calcext:value-type="float">
            <text:p>-0.0430733</text:p>
          </table:table-cell>
          <table:table-cell office:value-type="float" office:value="-0.03819184" calcext:value-type="float">
            <text:p>-0.03819184</text:p>
          </table:table-cell>
          <table:table-cell office:value-type="float" office:value="-0.03489849" calcext:value-type="float">
            <text:p>-0.03489849</text:p>
          </table:table-cell>
          <table:table-cell office:value-type="float" office:value="-0.03299915" calcext:value-type="float">
            <text:p>-0.03299915</text:p>
          </table:table-cell>
          <table:table-cell office:value-type="float" office:value="-0.03239382" calcext:value-type="float">
            <text:p>-0.032393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454098" calcext:value-type="float">
            <text:p>-0.05454098</text:p>
          </table:table-cell>
          <table:table-cell office:value-type="float" office:value="0.01582528" calcext:value-type="float">
            <text:p>0.01582528</text:p>
          </table:table-cell>
          <table:table-cell office:value-type="float" office:value="-9999.016" calcext:value-type="float">
            <text:p>-9999.016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2001" calcext:value-type="float">
            <text:p>19012001</text:p>
          </table:table-cell>
          <table:table-cell office:value-type="float" office:value="11.43" calcext:value-type="float">
            <text:p>11.43</text:p>
          </table:table-cell>
          <table:table-cell office:value-type="float" office:value="5.174893" calcext:value-type="float">
            <text:p>5.174893</text:p>
          </table:table-cell>
          <table:table-cell office:value-type="float" office:value="0" calcext:value-type="float">
            <text:p>0</text:p>
          </table:table-cell>
          <table:table-cell office:value-type="float" office:value="1025.483" calcext:value-type="float">
            <text:p>1025.483</text:p>
          </table:table-cell>
          <table:table-cell office:value-type="float" office:value="-39.16601" calcext:value-type="float">
            <text:p>-39.16601</text:p>
          </table:table-cell>
          <table:table-cell office:value-type="float" office:value="70.54174" calcext:value-type="float">
            <text:p>70.54174</text:p>
          </table:table-cell>
          <table:table-cell office:value-type="float" office:value="0.2663359" calcext:value-type="float">
            <text:p>0.2663359</text:p>
          </table:table-cell>
          <table:table-cell office:value-type="float" office:value="0.2789236" calcext:value-type="float">
            <text:p>0.2789236</text:p>
          </table:table-cell>
          <table:table-cell office:value-type="float" office:value="0.2840976" calcext:value-type="float">
            <text:p>0.2840976</text:p>
          </table:table-cell>
          <table:table-cell office:value-type="float" office:value="0.2870933" calcext:value-type="float">
            <text:p>0.2870933</text:p>
          </table:table-cell>
          <table:table-cell office:value-type="float" office:value="0.2895131" calcext:value-type="float">
            <text:p>0.2895131</text:p>
          </table:table-cell>
          <table:table-cell office:value-type="float" office:value="0.2579973" calcext:value-type="float">
            <text:p>0.2579973</text:p>
          </table:table-cell>
          <table:table-cell office:value-type="float" office:value="0.2615905" calcext:value-type="float">
            <text:p>0.2615905</text:p>
          </table:table-cell>
          <table:table-cell office:value-type="float" office:value="0.3544625" calcext:value-type="float">
            <text:p>0.3544625</text:p>
          </table:table-cell>
          <table:table-cell office:value-type="float" office:value="0.3459387" calcext:value-type="float">
            <text:p>0.3459387</text:p>
          </table:table-cell>
          <table:table-cell office:value-type="float" office:value="0.3524091" calcext:value-type="float">
            <text:p>0.3524091</text:p>
          </table:table-cell>
          <table:table-cell office:value-type="float" office:value="0.3594827" calcext:value-type="float">
            <text:p>0.3594827</text:p>
          </table:table-cell>
          <table:table-cell office:value-type="float" office:value="0.3695721" calcext:value-type="float">
            <text:p>0.3695721</text:p>
          </table:table-cell>
          <table:table-cell office:value-type="float" office:value="0.4366635" calcext:value-type="float">
            <text:p>0.4366635</text:p>
          </table:table-cell>
          <table:table-cell office:value-type="float" office:value="0" calcext:value-type="float">
            <text:p>0</text:p>
          </table:table-cell>
          <table:table-cell office:value-type="float" office:value="0.003984584" calcext:value-type="float">
            <text:p>0.003984584</text:p>
          </table:table-cell>
          <table:table-cell office:value-type="float" office:value="9.424006E-016" calcext:value-type="float">
            <text:p>9.424006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899308" calcext:value-type="float">
            <text:p>-0.0899308</text:p>
          </table:table-cell>
          <table:table-cell office:value-type="float" office:value="-0.06371535" calcext:value-type="float">
            <text:p>-0.06371535</text:p>
          </table:table-cell>
          <table:table-cell office:value-type="float" office:value="-0.05545913" calcext:value-type="float">
            <text:p>-0.05545913</text:p>
          </table:table-cell>
          <table:table-cell office:value-type="float" office:value="-0.05117729" calcext:value-type="float">
            <text:p>-0.05117729</text:p>
          </table:table-cell>
          <table:table-cell office:value-type="float" office:value="-0.04797528" calcext:value-type="float">
            <text:p>-0.04797528</text:p>
          </table:table-cell>
          <table:table-cell office:value-type="float" office:value="-0.04327796" calcext:value-type="float">
            <text:p>-0.04327796</text:p>
          </table:table-cell>
          <table:table-cell office:value-type="float" office:value="-0.03848358" calcext:value-type="float">
            <text:p>-0.03848358</text:p>
          </table:table-cell>
          <table:table-cell office:value-type="float" office:value="-0.03512732" calcext:value-type="float">
            <text:p>-0.03512732</text:p>
          </table:table-cell>
          <table:table-cell office:value-type="float" office:value="-0.03305406" calcext:value-type="float">
            <text:p>-0.03305406</text:p>
          </table:table-cell>
          <table:table-cell office:value-type="float" office:value="-0.03235091" calcext:value-type="float">
            <text:p>-0.03235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05563" calcext:value-type="float">
            <text:p>-0.105563</text:p>
          </table:table-cell>
          <table:table-cell office:value-type="float" office:value="0.01576667" calcext:value-type="float">
            <text:p>0.01576667</text:p>
          </table:table-cell>
          <table:table-cell office:value-type="float" office:value="-9999.016" calcext:value-type="float">
            <text:p>-9999.016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2001" calcext:value-type="float">
            <text:p>20012001</text:p>
          </table:table-cell>
          <table:table-cell office:value-type="float" office:value="11.43" calcext:value-type="float">
            <text:p>11.43</text:p>
          </table:table-cell>
          <table:table-cell office:value-type="float" office:value="5.188423" calcext:value-type="float">
            <text:p>5.188423</text:p>
          </table:table-cell>
          <table:table-cell office:value-type="float" office:value="0" calcext:value-type="float">
            <text:p>0</text:p>
          </table:table-cell>
          <table:table-cell office:value-type="float" office:value="1026.124" calcext:value-type="float">
            <text:p>1026.124</text:p>
          </table:table-cell>
          <table:table-cell office:value-type="float" office:value="-39.82055" calcext:value-type="float">
            <text:p>-39.82055</text:p>
          </table:table-cell>
          <table:table-cell office:value-type="float" office:value="66.91138" calcext:value-type="float">
            <text:p>66.91138</text:p>
          </table:table-cell>
          <table:table-cell office:value-type="float" office:value="0.253605" calcext:value-type="float">
            <text:p>0.253605</text:p>
          </table:table-cell>
          <table:table-cell office:value-type="float" office:value="0.2704807" calcext:value-type="float">
            <text:p>0.2704807</text:p>
          </table:table-cell>
          <table:table-cell office:value-type="float" office:value="0.2814608" calcext:value-type="float">
            <text:p>0.2814608</text:p>
          </table:table-cell>
          <table:table-cell office:value-type="float" office:value="0.2867174" calcext:value-type="float">
            <text:p>0.2867174</text:p>
          </table:table-cell>
          <table:table-cell office:value-type="float" office:value="0.2894177" calcext:value-type="float">
            <text:p>0.2894177</text:p>
          </table:table-cell>
          <table:table-cell office:value-type="float" office:value="0.2579055" calcext:value-type="float">
            <text:p>0.2579055</text:p>
          </table:table-cell>
          <table:table-cell office:value-type="float" office:value="0.2618795" calcext:value-type="float">
            <text:p>0.2618795</text:p>
          </table:table-cell>
          <table:table-cell office:value-type="float" office:value="0.354228" calcext:value-type="float">
            <text:p>0.354228</text:p>
          </table:table-cell>
          <table:table-cell office:value-type="float" office:value="0.3458724" calcext:value-type="float">
            <text:p>0.3458724</text:p>
          </table:table-cell>
          <table:table-cell office:value-type="float" office:value="0.3524325" calcext:value-type="float">
            <text:p>0.3524325</text:p>
          </table:table-cell>
          <table:table-cell office:value-type="float" office:value="0.359715" calcext:value-type="float">
            <text:p>0.359715</text:p>
          </table:table-cell>
          <table:table-cell office:value-type="float" office:value="0.3701436" calcext:value-type="float">
            <text:p>0.3701436</text:p>
          </table:table-cell>
          <table:table-cell office:value-type="float" office:value="0.4377498" calcext:value-type="float">
            <text:p>0.4377498</text:p>
          </table:table-cell>
          <table:table-cell office:value-type="float" office:value="0" calcext:value-type="float">
            <text:p>0</text:p>
          </table:table-cell>
          <table:table-cell office:value-type="float" office:value="0.001936755" calcext:value-type="float">
            <text:p>0.001936755</text:p>
          </table:table-cell>
          <table:table-cell office:value-type="float" office:value="9.423606E-016" calcext:value-type="float">
            <text:p>9.423606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129031" calcext:value-type="float">
            <text:p>-0.129031</text:p>
          </table:table-cell>
          <table:table-cell office:value-type="float" office:value="-0.08075981" calcext:value-type="float">
            <text:p>-0.08075981</text:p>
          </table:table-cell>
          <table:table-cell office:value-type="float" office:value="-0.05956249" calcext:value-type="float">
            <text:p>-0.05956249</text:p>
          </table:table-cell>
          <table:table-cell office:value-type="float" office:value="-0.05168657" calcext:value-type="float">
            <text:p>-0.05168657</text:p>
          </table:table-cell>
          <table:table-cell office:value-type="float" office:value="-0.04809228" calcext:value-type="float">
            <text:p>-0.04809228</text:p>
          </table:table-cell>
          <table:table-cell office:value-type="float" office:value="-0.04339709" calcext:value-type="float">
            <text:p>-0.04339709</text:p>
          </table:table-cell>
          <table:table-cell office:value-type="float" office:value="-0.0382067" calcext:value-type="float">
            <text:p>-0.0382067</text:p>
          </table:table-cell>
          <table:table-cell office:value-type="float" office:value="-0.03533242" calcext:value-type="float">
            <text:p>-0.03533242</text:p>
          </table:table-cell>
          <table:table-cell office:value-type="float" office:value="-0.03311333" calcext:value-type="float">
            <text:p>-0.03311333</text:p>
          </table:table-cell>
          <table:table-cell office:value-type="float" office:value="-0.03231397" calcext:value-type="float">
            <text:p>-0.032313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863369" calcext:value-type="float">
            <text:p>-0.1863369</text:p>
          </table:table-cell>
          <table:table-cell office:value-type="float" office:value="0.01573339" calcext:value-type="float">
            <text:p>0.01573339</text:p>
          </table:table-cell>
          <table:table-cell office:value-type="float" office:value="-9999.016" calcext:value-type="float">
            <text:p>-9999.016</text:p>
          </table:table-cell>
          <table:table-cell office:value-type="float" office:value="-2.400001" calcext:value-type="float">
            <text:p>-2.4000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2001" calcext:value-type="float">
            <text:p>21012001</text:p>
          </table:table-cell>
          <table:table-cell office:value-type="float" office:value="11.43" calcext:value-type="float">
            <text:p>11.43</text:p>
          </table:table-cell>
          <table:table-cell office:value-type="float" office:value="5.280907" calcext:value-type="float">
            <text:p>5.280907</text:p>
          </table:table-cell>
          <table:table-cell office:value-type="float" office:value="0" calcext:value-type="float">
            <text:p>0</text:p>
          </table:table-cell>
          <table:table-cell office:value-type="float" office:value="1026.269" calcext:value-type="float">
            <text:p>1026.269</text:p>
          </table:table-cell>
          <table:table-cell office:value-type="float" office:value="-40.05841" calcext:value-type="float">
            <text:p>-40.05841</text:p>
          </table:table-cell>
          <table:table-cell office:value-type="float" office:value="63.73958" calcext:value-type="float">
            <text:p>63.73958</text:p>
          </table:table-cell>
          <table:table-cell office:value-type="float" office:value="0.2126548" calcext:value-type="float">
            <text:p>0.2126548</text:p>
          </table:table-cell>
          <table:table-cell office:value-type="float" office:value="0.2611628" calcext:value-type="float">
            <text:p>0.2611628</text:p>
          </table:table-cell>
          <table:table-cell office:value-type="float" office:value="0.2787905" calcext:value-type="float">
            <text:p>0.2787905</text:p>
          </table:table-cell>
          <table:table-cell office:value-type="float" office:value="0.2857911" calcext:value-type="float">
            <text:p>0.2857911</text:p>
          </table:table-cell>
          <table:table-cell office:value-type="float" office:value="0.2890108" calcext:value-type="float">
            <text:p>0.2890108</text:p>
          </table:table-cell>
          <table:table-cell office:value-type="float" office:value="0.2579692" calcext:value-type="float">
            <text:p>0.2579692</text:p>
          </table:table-cell>
          <table:table-cell office:value-type="float" office:value="0.2628874" calcext:value-type="float">
            <text:p>0.2628874</text:p>
          </table:table-cell>
          <table:table-cell office:value-type="float" office:value="0.3541603" calcext:value-type="float">
            <text:p>0.3541603</text:p>
          </table:table-cell>
          <table:table-cell office:value-type="float" office:value="0.3458061" calcext:value-type="float">
            <text:p>0.3458061</text:p>
          </table:table-cell>
          <table:table-cell office:value-type="float" office:value="0.3524617" calcext:value-type="float">
            <text:p>0.3524617</text:p>
          </table:table-cell>
          <table:table-cell office:value-type="float" office:value="0.3599557" calcext:value-type="float">
            <text:p>0.3599557</text:p>
          </table:table-cell>
          <table:table-cell office:value-type="float" office:value="0.3706878" calcext:value-type="float">
            <text:p>0.3706878</text:p>
          </table:table-cell>
          <table:table-cell office:value-type="float" office:value="0.438883" calcext:value-type="float">
            <text:p>0.438883</text:p>
          </table:table-cell>
          <table:table-cell office:value-type="float" office:value="0" calcext:value-type="float">
            <text:p>0</text:p>
          </table:table-cell>
          <table:table-cell office:value-type="float" office:value="0.007296833" calcext:value-type="float">
            <text:p>0.007296833</text:p>
          </table:table-cell>
          <table:table-cell office:value-type="float" office:value="9.423209E-016" calcext:value-type="float">
            <text:p>9.423209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4952896" calcext:value-type="float">
            <text:p>-0.4952896</text:p>
          </table:table-cell>
          <table:table-cell office:value-type="float" office:value="-0.1058349" calcext:value-type="float">
            <text:p>-0.1058349</text:p>
          </table:table-cell>
          <table:table-cell office:value-type="float" office:value="-0.06409775" calcext:value-type="float">
            <text:p>-0.06409775</text:p>
          </table:table-cell>
          <table:table-cell office:value-type="float" office:value="-0.0529815" calcext:value-type="float">
            <text:p>-0.0529815</text:p>
          </table:table-cell>
          <table:table-cell office:value-type="float" office:value="-0.04861176" calcext:value-type="float">
            <text:p>-0.04861176</text:p>
          </table:table-cell>
          <table:table-cell office:value-type="float" office:value="-0.04331562" calcext:value-type="float">
            <text:p>-0.04331562</text:p>
          </table:table-cell>
          <table:table-cell office:value-type="float" office:value="-0.03715527" calcext:value-type="float">
            <text:p>-0.03715527</text:p>
          </table:table-cell>
          <table:table-cell office:value-type="float" office:value="-0.03539288" calcext:value-type="float">
            <text:p>-0.03539288</text:p>
          </table:table-cell>
          <table:table-cell office:value-type="float" office:value="-0.03317271" calcext:value-type="float">
            <text:p>-0.03317271</text:p>
          </table:table-cell>
          <table:table-cell office:value-type="float" office:value="-0.03226877" calcext:value-type="float">
            <text:p>-0.032268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99053" calcext:value-type="float">
            <text:p>-1.299053</text:p>
          </table:table-cell>
          <table:table-cell office:value-type="float" office:value="0.01571794" calcext:value-type="float">
            <text:p>0.01571794</text:p>
          </table:table-cell>
          <table:table-cell office:value-type="float" office:value="-9999.016" calcext:value-type="float">
            <text:p>-9999.016</text:p>
          </table:table-cell>
          <table:table-cell office:value-type="float" office:value="-2.400001" calcext:value-type="float">
            <text:p>-2.4000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2001" calcext:value-type="float">
            <text:p>22012001</text:p>
          </table:table-cell>
          <table:table-cell office:value-type="float" office:value="11.43" calcext:value-type="float">
            <text:p>11.43</text:p>
          </table:table-cell>
          <table:table-cell office:value-type="float" office:value="5.02784" calcext:value-type="float">
            <text:p>5.02784</text:p>
          </table:table-cell>
          <table:table-cell office:value-type="float" office:value="0" calcext:value-type="float">
            <text:p>0</text:p>
          </table:table-cell>
          <table:table-cell office:value-type="float" office:value="1026.765" calcext:value-type="float">
            <text:p>1026.765</text:p>
          </table:table-cell>
          <table:table-cell office:value-type="float" office:value="-40.30019" calcext:value-type="float">
            <text:p>-40.30019</text:p>
          </table:table-cell>
          <table:table-cell office:value-type="float" office:value="38.98693" calcext:value-type="float">
            <text:p>38.98693</text:p>
          </table:table-cell>
          <table:table-cell office:value-type="float" office:value="0.2559866" calcext:value-type="float">
            <text:p>0.2559866</text:p>
          </table:table-cell>
          <table:table-cell office:value-type="float" office:value="0.2639088" calcext:value-type="float">
            <text:p>0.2639088</text:p>
          </table:table-cell>
          <table:table-cell office:value-type="float" office:value="0.2767609" calcext:value-type="float">
            <text:p>0.2767609</text:p>
          </table:table-cell>
          <table:table-cell office:value-type="float" office:value="0.2844935" calcext:value-type="float">
            <text:p>0.2844935</text:p>
          </table:table-cell>
          <table:table-cell office:value-type="float" office:value="0.2885977" calcext:value-type="float">
            <text:p>0.2885977</text:p>
          </table:table-cell>
          <table:table-cell office:value-type="float" office:value="0.2603121" calcext:value-type="float">
            <text:p>0.2603121</text:p>
          </table:table-cell>
          <table:table-cell office:value-type="float" office:value="0.2971156" calcext:value-type="float">
            <text:p>0.2971156</text:p>
          </table:table-cell>
          <table:table-cell office:value-type="float" office:value="0.3564125" calcext:value-type="float">
            <text:p>0.3564125</text:p>
          </table:table-cell>
          <table:table-cell office:value-type="float" office:value="0.3457655" calcext:value-type="float">
            <text:p>0.3457655</text:p>
          </table:table-cell>
          <table:table-cell office:value-type="float" office:value="0.3524956" calcext:value-type="float">
            <text:p>0.3524956</text:p>
          </table:table-cell>
          <table:table-cell office:value-type="float" office:value="0.3602028" calcext:value-type="float">
            <text:p>0.3602028</text:p>
          </table:table-cell>
          <table:table-cell office:value-type="float" office:value="0.3712488" calcext:value-type="float">
            <text:p>0.3712488</text:p>
          </table:table-cell>
          <table:table-cell office:value-type="float" office:value="0.4392618" calcext:value-type="float">
            <text:p>0.4392618</text:p>
          </table:table-cell>
          <table:table-cell office:value-type="float" office:value="0" calcext:value-type="float">
            <text:p>0</text:p>
          </table:table-cell>
          <table:table-cell office:value-type="float" office:value="0.004701398" calcext:value-type="float">
            <text:p>0.004701398</text:p>
          </table:table-cell>
          <table:table-cell office:value-type="float" office:value="9.509654E-016" calcext:value-type="float">
            <text:p>9.509654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1182056" calcext:value-type="float">
            <text:p>-0.1182056</text:p>
          </table:table-cell>
          <table:table-cell office:value-type="float" office:value="-0.09790057" calcext:value-type="float">
            <text:p>-0.09790057</text:p>
          </table:table-cell>
          <table:table-cell office:value-type="float" office:value="-0.06785291" calcext:value-type="float">
            <text:p>-0.06785291</text:p>
          </table:table-cell>
          <table:table-cell office:value-type="float" office:value="-0.05487292" calcext:value-type="float">
            <text:p>-0.05487292</text:p>
          </table:table-cell>
          <table:table-cell office:value-type="float" office:value="-0.04916404" calcext:value-type="float">
            <text:p>-0.04916404</text:p>
          </table:table-cell>
          <table:table-cell office:value-type="float" office:value="-0.04047754" calcext:value-type="float">
            <text:p>-0.04047754</text:p>
          </table:table-cell>
          <table:table-cell office:value-type="float" office:value="-0.0134884" calcext:value-type="float">
            <text:p>-0.0134884</text:p>
          </table:table-cell>
          <table:table-cell office:value-type="float" office:value="-0.03352719" calcext:value-type="float">
            <text:p>-0.03352719</text:p>
          </table:table-cell>
          <table:table-cell office:value-type="float" office:value="-0.03321024" calcext:value-type="float">
            <text:p>-0.03321024</text:p>
          </table:table-cell>
          <table:table-cell office:value-type="float" office:value="-0.0322157" calcext:value-type="float">
            <text:p>-0.0322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487007" calcext:value-type="float">
            <text:p>-0.1487007</text:p>
          </table:table-cell>
          <table:table-cell office:value-type="float" office:value="0.01562914" calcext:value-type="float">
            <text:p>0.01562914</text:p>
          </table:table-cell>
          <table:table-cell office:value-type="float" office:value="-9999.016" calcext:value-type="float">
            <text:p>-9999.016</text:p>
          </table:table-cell>
          <table:table-cell office:value-type="float" office:value="-2.400001" calcext:value-type="float">
            <text:p>-2.40000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2001" calcext:value-type="float">
            <text:p>23012001</text:p>
          </table:table-cell>
          <table:table-cell office:value-type="float" office:value="11.43" calcext:value-type="float">
            <text:p>11.43</text:p>
          </table:table-cell>
          <table:table-cell office:value-type="float" office:value="5.038325" calcext:value-type="float">
            <text:p>5.038325</text:p>
          </table:table-cell>
          <table:table-cell office:value-type="float" office:value="0" calcext:value-type="float">
            <text:p>0</text:p>
          </table:table-cell>
          <table:table-cell office:value-type="float" office:value="1027.193" calcext:value-type="float">
            <text:p>1027.193</text:p>
          </table:table-cell>
          <table:table-cell office:value-type="float" office:value="-40.73934" calcext:value-type="float">
            <text:p>-40.73934</text:p>
          </table:table-cell>
          <table:table-cell office:value-type="float" office:value="23.58801" calcext:value-type="float">
            <text:p>23.58801</text:p>
          </table:table-cell>
          <table:table-cell office:value-type="float" office:value="0.2724678" calcext:value-type="float">
            <text:p>0.2724678</text:p>
          </table:table-cell>
          <table:table-cell office:value-type="float" office:value="0.2701527" calcext:value-type="float">
            <text:p>0.2701527</text:p>
          </table:table-cell>
          <table:table-cell office:value-type="float" office:value="0.2760414" calcext:value-type="float">
            <text:p>0.2760414</text:p>
          </table:table-cell>
          <table:table-cell office:value-type="float" office:value="0.2843217" calcext:value-type="float">
            <text:p>0.2843217</text:p>
          </table:table-cell>
          <table:table-cell office:value-type="float" office:value="0.2899681" calcext:value-type="float">
            <text:p>0.2899681</text:p>
          </table:table-cell>
          <table:table-cell office:value-type="float" office:value="0.2643048" calcext:value-type="float">
            <text:p>0.2643048</text:p>
          </table:table-cell>
          <table:table-cell office:value-type="float" office:value="0.2933717" calcext:value-type="float">
            <text:p>0.2933717</text:p>
          </table:table-cell>
          <table:table-cell office:value-type="float" office:value="0.3605271" calcext:value-type="float">
            <text:p>0.3605271</text:p>
          </table:table-cell>
          <table:table-cell office:value-type="float" office:value="0.3459912" calcext:value-type="float">
            <text:p>0.3459912</text:p>
          </table:table-cell>
          <table:table-cell office:value-type="float" office:value="0.3525375" calcext:value-type="float">
            <text:p>0.3525375</text:p>
          </table:table-cell>
          <table:table-cell office:value-type="float" office:value="0.3604571" calcext:value-type="float">
            <text:p>0.3604571</text:p>
          </table:table-cell>
          <table:table-cell office:value-type="float" office:value="0.3718341" calcext:value-type="float">
            <text:p>0.3718341</text:p>
          </table:table-cell>
          <table:table-cell office:value-type="float" office:value="0.4392633" calcext:value-type="float">
            <text:p>0.4392633</text:p>
          </table:table-cell>
          <table:table-cell office:value-type="float" office:value="0" calcext:value-type="float">
            <text:p>0</text:p>
          </table:table-cell>
          <table:table-cell office:value-type="float" office:value="0.01781464" calcext:value-type="float">
            <text:p>0.01781464</text:p>
          </table:table-cell>
          <table:table-cell office:value-type="float" office:value="9.470194E-016" calcext:value-type="float">
            <text:p>9.470194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7140613" calcext:value-type="float">
            <text:p>-0.07140613</text:p>
          </table:table-cell>
          <table:table-cell office:value-type="float" office:value="-0.08186743" calcext:value-type="float">
            <text:p>-0.08186743</text:p>
          </table:table-cell>
          <table:table-cell office:value-type="float" office:value="-0.06926282" calcext:value-type="float">
            <text:p>-0.06926282</text:p>
          </table:table-cell>
          <table:table-cell office:value-type="float" office:value="-0.05515573" calcext:value-type="float">
            <text:p>-0.05515573</text:p>
          </table:table-cell>
          <table:table-cell office:value-type="float" office:value="-0.04742851" calcext:value-type="float">
            <text:p>-0.04742851</text:p>
          </table:table-cell>
          <table:table-cell office:value-type="float" office:value="-0.03601327" calcext:value-type="float">
            <text:p>-0.03601327</text:p>
          </table:table-cell>
          <table:table-cell office:value-type="float" office:value="-0.01502457" calcext:value-type="float">
            <text:p>-0.01502457</text:p>
          </table:table-cell>
          <table:table-cell office:value-type="float" office:value="-0.02673444" calcext:value-type="float">
            <text:p>-0.02673444</text:p>
          </table:table-cell>
          <table:table-cell office:value-type="float" office:value="-0.03301181" calcext:value-type="float">
            <text:p>-0.03301181</text:p>
          </table:table-cell>
          <table:table-cell office:value-type="float" office:value="-0.03215018" calcext:value-type="float">
            <text:p>-0.03215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7465112" calcext:value-type="float">
            <text:p>-0.07465112</text:p>
          </table:table-cell>
          <table:table-cell office:value-type="float" office:value="0.0155358" calcext:value-type="float">
            <text:p>0.0155358</text:p>
          </table:table-cell>
          <table:table-cell office:value-type="float" office:value="-9999.016" calcext:value-type="float">
            <text:p>-9999.016</text:p>
          </table:table-cell>
          <table:table-cell office:value-type="float" office:value="-2.400002" calcext:value-type="float">
            <text:p>-2.40000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2001" calcext:value-type="float">
            <text:p>24012001</text:p>
          </table:table-cell>
          <table:table-cell office:value-type="float" office:value="12.7" calcext:value-type="float">
            <text:p>12.7</text:p>
          </table:table-cell>
          <table:table-cell office:value-type="float" office:value="5.342209" calcext:value-type="float">
            <text:p>5.342209</text:p>
          </table:table-cell>
          <table:table-cell office:value-type="float" office:value="0" calcext:value-type="float">
            <text:p>0</text:p>
          </table:table-cell>
          <table:table-cell office:value-type="float" office:value="1028.576" calcext:value-type="float">
            <text:p>1028.576</text:p>
          </table:table-cell>
          <table:table-cell office:value-type="float" office:value="-41.15589" calcext:value-type="float">
            <text:p>-41.15589</text:p>
          </table:table-cell>
          <table:table-cell office:value-type="float" office:value="41.79681" calcext:value-type="float">
            <text:p>41.79681</text:p>
          </table:table-cell>
          <table:table-cell office:value-type="float" office:value="0.1754629" calcext:value-type="float">
            <text:p>0.1754629</text:p>
          </table:table-cell>
          <table:table-cell office:value-type="float" office:value="0.2558494" calcext:value-type="float">
            <text:p>0.2558494</text:p>
          </table:table-cell>
          <table:table-cell office:value-type="float" office:value="0.2755715" calcext:value-type="float">
            <text:p>0.2755715</text:p>
          </table:table-cell>
          <table:table-cell office:value-type="float" office:value="0.2851417" calcext:value-type="float">
            <text:p>0.2851417</text:p>
          </table:table-cell>
          <table:table-cell office:value-type="float" office:value="0.2917507" calcext:value-type="float">
            <text:p>0.2917507</text:p>
          </table:table-cell>
          <table:table-cell office:value-type="float" office:value="0.2661581" calcext:value-type="float">
            <text:p>0.2661581</text:p>
          </table:table-cell>
          <table:table-cell office:value-type="float" office:value="0.2809191" calcext:value-type="float">
            <text:p>0.2809191</text:p>
          </table:table-cell>
          <table:table-cell office:value-type="float" office:value="0.361956" calcext:value-type="float">
            <text:p>0.361956</text:p>
          </table:table-cell>
          <table:table-cell office:value-type="float" office:value="0.3464707" calcext:value-type="float">
            <text:p>0.3464707</text:p>
          </table:table-cell>
          <table:table-cell office:value-type="float" office:value="0.352599" calcext:value-type="float">
            <text:p>0.352599</text:p>
          </table:table-cell>
          <table:table-cell office:value-type="float" office:value="0.3607184" calcext:value-type="float">
            <text:p>0.3607184</text:p>
          </table:table-cell>
          <table:table-cell office:value-type="float" office:value="0.3724258" calcext:value-type="float">
            <text:p>0.3724258</text:p>
          </table:table-cell>
          <table:table-cell office:value-type="float" office:value="0.4392624" calcext:value-type="float">
            <text:p>0.4392624</text:p>
          </table:table-cell>
          <table:table-cell office:value-type="float" office:value="0" calcext:value-type="float">
            <text:p>0</text:p>
          </table:table-cell>
          <table:table-cell office:value-type="float" office:value="0.09294183" calcext:value-type="float">
            <text:p>0.09294183</text:p>
          </table:table-cell>
          <table:table-cell office:value-type="float" office:value="0.006656202" calcext:value-type="float">
            <text:p>0.00665620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2.079673" calcext:value-type="float">
            <text:p>-2.079673</text:p>
          </table:table-cell>
          <table:table-cell office:value-type="float" office:value="-0.1219117" calcext:value-type="float">
            <text:p>-0.1219117</text:p>
          </table:table-cell>
          <table:table-cell office:value-type="float" office:value="-0.07012184" calcext:value-type="float">
            <text:p>-0.07012184</text:p>
          </table:table-cell>
          <table:table-cell office:value-type="float" office:value="-0.05394647" calcext:value-type="float">
            <text:p>-0.05394647</text:p>
          </table:table-cell>
          <table:table-cell office:value-type="float" office:value="-0.045228" calcext:value-type="float">
            <text:p>-0.045228</text:p>
          </table:table-cell>
          <table:table-cell office:value-type="float" office:value="-0.03410614" calcext:value-type="float">
            <text:p>-0.03410614</text:p>
          </table:table-cell>
          <table:table-cell office:value-type="float" office:value="-0.02169878" calcext:value-type="float">
            <text:p>-0.02169878</text:p>
          </table:table-cell>
          <table:table-cell office:value-type="float" office:value="-0.02449272" calcext:value-type="float">
            <text:p>-0.02449272</text:p>
          </table:table-cell>
          <table:table-cell office:value-type="float" office:value="-0.03227001" calcext:value-type="float">
            <text:p>-0.03227001</text:p>
          </table:table-cell>
          <table:table-cell office:value-type="float" office:value="-0.03205488" calcext:value-type="float">
            <text:p>-0.03205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892381" calcext:value-type="float">
            <text:p>-5.892381</text:p>
          </table:table-cell>
          <table:table-cell office:value-type="float" office:value="0.01562405" calcext:value-type="float">
            <text:p>0.01562405</text:p>
          </table:table-cell>
          <table:table-cell office:value-type="float" office:value="-9999.016" calcext:value-type="float">
            <text:p>-9999.016</text:p>
          </table:table-cell>
          <table:table-cell office:value-type="float" office:value="-2.400003" calcext:value-type="float">
            <text:p>-2.40000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2001" calcext:value-type="float">
            <text:p>25012001</text:p>
          </table:table-cell>
          <table:table-cell office:value-type="float" office:value="16.51" calcext:value-type="float">
            <text:p>16.51</text:p>
          </table:table-cell>
          <table:table-cell office:value-type="float" office:value="5.302314" calcext:value-type="float">
            <text:p>5.302314</text:p>
          </table:table-cell>
          <table:table-cell office:value-type="float" office:value="0" calcext:value-type="float">
            <text:p>0</text:p>
          </table:table-cell>
          <table:table-cell office:value-type="float" office:value="1032.829" calcext:value-type="float">
            <text:p>1032.829</text:p>
          </table:table-cell>
          <table:table-cell office:value-type="float" office:value="-41.55832" calcext:value-type="float">
            <text:p>-41.55832</text:p>
          </table:table-cell>
          <table:table-cell office:value-type="float" office:value="93.76578" calcext:value-type="float">
            <text:p>93.76578</text:p>
          </table:table-cell>
          <table:table-cell office:value-type="float" office:value="0.2072736" calcext:value-type="float">
            <text:p>0.2072736</text:p>
          </table:table-cell>
          <table:table-cell office:value-type="float" office:value="0.2458996" calcext:value-type="float">
            <text:p>0.2458996</text:p>
          </table:table-cell>
          <table:table-cell office:value-type="float" office:value="0.2742589" calcext:value-type="float">
            <text:p>0.2742589</text:p>
          </table:table-cell>
          <table:table-cell office:value-type="float" office:value="0.2854823" calcext:value-type="float">
            <text:p>0.2854823</text:p>
          </table:table-cell>
          <table:table-cell office:value-type="float" office:value="0.2924465" calcext:value-type="float">
            <text:p>0.2924465</text:p>
          </table:table-cell>
          <table:table-cell office:value-type="float" office:value="0.2662324" calcext:value-type="float">
            <text:p>0.2662324</text:p>
          </table:table-cell>
          <table:table-cell office:value-type="float" office:value="0.2761015" calcext:value-type="float">
            <text:p>0.2761015</text:p>
          </table:table-cell>
          <table:table-cell office:value-type="float" office:value="0.3617283" calcext:value-type="float">
            <text:p>0.3617283</text:p>
          </table:table-cell>
          <table:table-cell office:value-type="float" office:value="0.3469219" calcext:value-type="float">
            <text:p>0.3469219</text:p>
          </table:table-cell>
          <table:table-cell office:value-type="float" office:value="0.3526849" calcext:value-type="float">
            <text:p>0.3526849</text:p>
          </table:table-cell>
          <table:table-cell office:value-type="float" office:value="0.3609883" calcext:value-type="float">
            <text:p>0.3609883</text:p>
          </table:table-cell>
          <table:table-cell office:value-type="float" office:value="0.3730509" calcext:value-type="float">
            <text:p>0.3730509</text:p>
          </table:table-cell>
          <table:table-cell office:value-type="float" office:value="0.4392664" calcext:value-type="float">
            <text:p>0.4392664</text:p>
          </table:table-cell>
          <table:table-cell office:value-type="float" office:value="0" calcext:value-type="float">
            <text:p>0</text:p>
          </table:table-cell>
          <table:table-cell office:value-type="float" office:value="0.05252347" calcext:value-type="float">
            <text:p>0.05252347</text:p>
          </table:table-cell>
          <table:table-cell office:value-type="float" office:value="0.01231561" calcext:value-type="float">
            <text:p>0.0123156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6279745" calcext:value-type="float">
            <text:p>-0.6279745</text:p>
          </table:table-cell>
          <table:table-cell office:value-type="float" office:value="-0.1689725" calcext:value-type="float">
            <text:p>-0.1689725</text:p>
          </table:table-cell>
          <table:table-cell office:value-type="float" office:value="-0.07276941" calcext:value-type="float">
            <text:p>-0.07276941</text:p>
          </table:table-cell>
          <table:table-cell office:value-type="float" office:value="-0.05344375" calcext:value-type="float">
            <text:p>-0.05344375</text:p>
          </table:table-cell>
          <table:table-cell office:value-type="float" office:value="-0.04439434" calcext:value-type="float">
            <text:p>-0.04439434</text:p>
          </table:table-cell>
          <table:table-cell office:value-type="float" office:value="-0.03402372" calcext:value-type="float">
            <text:p>-0.03402372</text:p>
          </table:table-cell>
          <table:table-cell office:value-type="float" office:value="-0.02511819" calcext:value-type="float">
            <text:p>-0.02511819</text:p>
          </table:table-cell>
          <table:table-cell office:value-type="float" office:value="-0.02481729" calcext:value-type="float">
            <text:p>-0.02481729</text:p>
          </table:table-cell>
          <table:table-cell office:value-type="float" office:value="-0.03157756" calcext:value-type="float">
            <text:p>-0.03157756</text:p>
          </table:table-cell>
          <table:table-cell office:value-type="float" office:value="-0.03192189" calcext:value-type="float">
            <text:p>-0.03192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18479" calcext:value-type="float">
            <text:p>-1.218479</text:p>
          </table:table-cell>
          <table:table-cell office:value-type="float" office:value="0.0155667" calcext:value-type="float">
            <text:p>0.0155667</text:p>
          </table:table-cell>
          <table:table-cell office:value-type="float" office:value="-9999.016" calcext:value-type="float">
            <text:p>-9999.016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2001" calcext:value-type="float">
            <text:p>26012001</text:p>
          </table:table-cell>
          <table:table-cell office:value-type="float" office:value="16.51" calcext:value-type="float">
            <text:p>16.51</text:p>
          </table:table-cell>
          <table:table-cell office:value-type="float" office:value="5.266832" calcext:value-type="float">
            <text:p>5.266832</text:p>
          </table:table-cell>
          <table:table-cell office:value-type="float" office:value="0" calcext:value-type="float">
            <text:p>0</text:p>
          </table:table-cell>
          <table:table-cell office:value-type="float" office:value="1033.303" calcext:value-type="float">
            <text:p>1033.303</text:p>
          </table:table-cell>
          <table:table-cell office:value-type="float" office:value="-41.99711" calcext:value-type="float">
            <text:p>-41.99711</text:p>
          </table:table-cell>
          <table:table-cell office:value-type="float" office:value="90.17164" calcext:value-type="float">
            <text:p>90.17164</text:p>
          </table:table-cell>
          <table:table-cell office:value-type="float" office:value="0.2042979" calcext:value-type="float">
            <text:p>0.2042979</text:p>
          </table:table-cell>
          <table:table-cell office:value-type="float" office:value="0.2487774" calcext:value-type="float">
            <text:p>0.2487774</text:p>
          </table:table-cell>
          <table:table-cell office:value-type="float" office:value="0.2730804" calcext:value-type="float">
            <text:p>0.2730804</text:p>
          </table:table-cell>
          <table:table-cell office:value-type="float" office:value="0.2853069" calcext:value-type="float">
            <text:p>0.2853069</text:p>
          </table:table-cell>
          <table:table-cell office:value-type="float" office:value="0.2923995" calcext:value-type="float">
            <text:p>0.2923995</text:p>
          </table:table-cell>
          <table:table-cell office:value-type="float" office:value="0.2657096" calcext:value-type="float">
            <text:p>0.2657096</text:p>
          </table:table-cell>
          <table:table-cell office:value-type="float" office:value="0.2731306" calcext:value-type="float">
            <text:p>0.2731306</text:p>
          </table:table-cell>
          <table:table-cell office:value-type="float" office:value="0.3610635" calcext:value-type="float">
            <text:p>0.3610635</text:p>
          </table:table-cell>
          <table:table-cell office:value-type="float" office:value="0.3473122" calcext:value-type="float">
            <text:p>0.3473122</text:p>
          </table:table-cell>
          <table:table-cell office:value-type="float" office:value="0.3527956" calcext:value-type="float">
            <text:p>0.3527956</text:p>
          </table:table-cell>
          <table:table-cell office:value-type="float" office:value="0.3612671" calcext:value-type="float">
            <text:p>0.3612671</text:p>
          </table:table-cell>
          <table:table-cell office:value-type="float" office:value="0.373666" calcext:value-type="float">
            <text:p>0.373666</text:p>
          </table:table-cell>
          <table:table-cell office:value-type="float" office:value="0.4392692" calcext:value-type="float">
            <text:p>0.4392692</text:p>
          </table:table-cell>
          <table:table-cell office:value-type="float" office:value="0" calcext:value-type="float">
            <text:p>0</text:p>
          </table:table-cell>
          <table:table-cell office:value-type="float" office:value="0.04112598" calcext:value-type="float">
            <text:p>0.04112598</text:p>
          </table:table-cell>
          <table:table-cell office:value-type="float" office:value="0.004665946" calcext:value-type="float">
            <text:p>0.00466594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6973869" calcext:value-type="float">
            <text:p>-0.6973869</text:p>
          </table:table-cell>
          <table:table-cell office:value-type="float" office:value="-0.1541189" calcext:value-type="float">
            <text:p>-0.1541189</text:p>
          </table:table-cell>
          <table:table-cell office:value-type="float" office:value="-0.07521764" calcext:value-type="float">
            <text:p>-0.07521764</text:p>
          </table:table-cell>
          <table:table-cell office:value-type="float" office:value="-0.05369075" calcext:value-type="float">
            <text:p>-0.05369075</text:p>
          </table:table-cell>
          <table:table-cell office:value-type="float" office:value="-0.0444424" calcext:value-type="float">
            <text:p>-0.0444424</text:p>
          </table:table-cell>
          <table:table-cell office:value-type="float" office:value="-0.03453426" calcext:value-type="float">
            <text:p>-0.03453426</text:p>
          </table:table-cell>
          <table:table-cell office:value-type="float" office:value="-0.02751672" calcext:value-type="float">
            <text:p>-0.02751672</text:p>
          </table:table-cell>
          <table:table-cell office:value-type="float" office:value="-0.02581959" calcext:value-type="float">
            <text:p>-0.02581959</text:p>
          </table:table-cell>
          <table:table-cell office:value-type="float" office:value="-0.0309921" calcext:value-type="float">
            <text:p>-0.0309921</text:p>
          </table:table-cell>
          <table:table-cell office:value-type="float" office:value="-0.03175159" calcext:value-type="float">
            <text:p>-0.03175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87288" calcext:value-type="float">
            <text:p>-1.487288</text:p>
          </table:table-cell>
          <table:table-cell office:value-type="float" office:value="0.01551362" calcext:value-type="float">
            <text:p>0.01551362</text:p>
          </table:table-cell>
          <table:table-cell office:value-type="float" office:value="-9999.016" calcext:value-type="float">
            <text:p>-9999.016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2001" calcext:value-type="float">
            <text:p>27012001</text:p>
          </table:table-cell>
          <table:table-cell office:value-type="float" office:value="16.764" calcext:value-type="float">
            <text:p>16.764</text:p>
          </table:table-cell>
          <table:table-cell office:value-type="float" office:value="5.27916" calcext:value-type="float">
            <text:p>5.27916</text:p>
          </table:table-cell>
          <table:table-cell office:value-type="float" office:value="0" calcext:value-type="float">
            <text:p>0</text:p>
          </table:table-cell>
          <table:table-cell office:value-type="float" office:value="1033.884" calcext:value-type="float">
            <text:p>1033.884</text:p>
          </table:table-cell>
          <table:table-cell office:value-type="float" office:value="-42.33586" calcext:value-type="float">
            <text:p>-42.33586</text:p>
          </table:table-cell>
          <table:table-cell office:value-type="float" office:value="85.19206" calcext:value-type="float">
            <text:p>85.19206</text:p>
          </table:table-cell>
          <table:table-cell office:value-type="float" office:value="0.2100313" calcext:value-type="float">
            <text:p>0.2100313</text:p>
          </table:table-cell>
          <table:table-cell office:value-type="float" office:value="0.2482903" calcext:value-type="float">
            <text:p>0.2482903</text:p>
          </table:table-cell>
          <table:table-cell office:value-type="float" office:value="0.2725286" calcext:value-type="float">
            <text:p>0.2725286</text:p>
          </table:table-cell>
          <table:table-cell office:value-type="float" office:value="0.2848982" calcext:value-type="float">
            <text:p>0.2848982</text:p>
          </table:table-cell>
          <table:table-cell office:value-type="float" office:value="0.2919371" calcext:value-type="float">
            <text:p>0.2919371</text:p>
          </table:table-cell>
          <table:table-cell office:value-type="float" office:value="0.2649774" calcext:value-type="float">
            <text:p>0.2649774</text:p>
          </table:table-cell>
          <table:table-cell office:value-type="float" office:value="0.2725774" calcext:value-type="float">
            <text:p>0.2725774</text:p>
          </table:table-cell>
          <table:table-cell office:value-type="float" office:value="0.3603821" calcext:value-type="float">
            <text:p>0.3603821</text:p>
          </table:table-cell>
          <table:table-cell office:value-type="float" office:value="0.3476401" calcext:value-type="float">
            <text:p>0.3476401</text:p>
          </table:table-cell>
          <table:table-cell office:value-type="float" office:value="0.3529333" calcext:value-type="float">
            <text:p>0.3529333</text:p>
          </table:table-cell>
          <table:table-cell office:value-type="float" office:value="0.3615632" calcext:value-type="float">
            <text:p>0.3615632</text:p>
          </table:table-cell>
          <table:table-cell office:value-type="float" office:value="0.3743496" calcext:value-type="float">
            <text:p>0.3743496</text:p>
          </table:table-cell>
          <table:table-cell office:value-type="float" office:value="0.4392719" calcext:value-type="float">
            <text:p>0.4392719</text:p>
          </table:table-cell>
          <table:table-cell office:value-type="float" office:value="0" calcext:value-type="float">
            <text:p>0</text:p>
          </table:table-cell>
          <table:table-cell office:value-type="float" office:value="0.02395357" calcext:value-type="float">
            <text:p>0.02395357</text:p>
          </table:table-cell>
          <table:table-cell office:value-type="float" office:value="0.000000000001103143" calcext:value-type="float">
            <text:p>1.103143E-1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5644556" calcext:value-type="float">
            <text:p>-0.5644556</text:p>
          </table:table-cell>
          <table:table-cell office:value-type="float" office:value="-0.1563323" calcext:value-type="float">
            <text:p>-0.1563323</text:p>
          </table:table-cell>
          <table:table-cell office:value-type="float" office:value="-0.07639953" calcext:value-type="float">
            <text:p>-0.07639953</text:p>
          </table:table-cell>
          <table:table-cell office:value-type="float" office:value="-0.05428475" calcext:value-type="float">
            <text:p>-0.05428475</text:p>
          </table:table-cell>
          <table:table-cell office:value-type="float" office:value="-0.04498442" calcext:value-type="float">
            <text:p>-0.04498442</text:p>
          </table:table-cell>
          <table:table-cell office:value-type="float" office:value="-0.03527285" calcext:value-type="float">
            <text:p>-0.03527285</text:p>
          </table:table-cell>
          <table:table-cell office:value-type="float" office:value="-0.02799472" calcext:value-type="float">
            <text:p>-0.02799472</text:p>
          </table:table-cell>
          <table:table-cell office:value-type="float" office:value="-0.02690103" calcext:value-type="float">
            <text:p>-0.02690103</text:p>
          </table:table-cell>
          <table:table-cell office:value-type="float" office:value="-0.03050757" calcext:value-type="float">
            <text:p>-0.03050757</text:p>
          </table:table-cell>
          <table:table-cell office:value-type="float" office:value="-0.03154036" calcext:value-type="float">
            <text:p>-0.03154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182253" calcext:value-type="float">
            <text:p>-1.182253</text:p>
          </table:table-cell>
          <table:table-cell office:value-type="float" office:value="0.0154583" calcext:value-type="float">
            <text:p>0.0154583</text:p>
          </table:table-cell>
          <table:table-cell office:value-type="float" office:value="-9999.016" calcext:value-type="float">
            <text:p>-9999.016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2001" calcext:value-type="float">
            <text:p>28012001</text:p>
          </table:table-cell>
          <table:table-cell office:value-type="float" office:value="20.193" calcext:value-type="float">
            <text:p>20.193</text:p>
          </table:table-cell>
          <table:table-cell office:value-type="float" office:value="5.276373" calcext:value-type="float">
            <text:p>5.276373</text:p>
          </table:table-cell>
          <table:table-cell office:value-type="float" office:value="0" calcext:value-type="float">
            <text:p>0</text:p>
          </table:table-cell>
          <table:table-cell office:value-type="float" office:value="1037.636" calcext:value-type="float">
            <text:p>1037.636</text:p>
          </table:table-cell>
          <table:table-cell office:value-type="float" office:value="-42.65585" calcext:value-type="float">
            <text:p>-42.65585</text:p>
          </table:table-cell>
          <table:table-cell office:value-type="float" office:value="104.4345" calcext:value-type="float">
            <text:p>104.4345</text:p>
          </table:table-cell>
          <table:table-cell office:value-type="float" office:value="0.2137868" calcext:value-type="float">
            <text:p>0.2137868</text:p>
          </table:table-cell>
          <table:table-cell office:value-type="float" office:value="0.2450532" calcext:value-type="float">
            <text:p>0.2450532</text:p>
          </table:table-cell>
          <table:table-cell office:value-type="float" office:value="0.2723283" calcext:value-type="float">
            <text:p>0.2723283</text:p>
          </table:table-cell>
          <table:table-cell office:value-type="float" office:value="0.284422" calcext:value-type="float">
            <text:p>0.284422</text:p>
          </table:table-cell>
          <table:table-cell office:value-type="float" office:value="0.2913634" calcext:value-type="float">
            <text:p>0.2913634</text:p>
          </table:table-cell>
          <table:table-cell office:value-type="float" office:value="0.2643035" calcext:value-type="float">
            <text:p>0.2643035</text:p>
          </table:table-cell>
          <table:table-cell office:value-type="float" office:value="0.2720485" calcext:value-type="float">
            <text:p>0.2720485</text:p>
          </table:table-cell>
          <table:table-cell office:value-type="float" office:value="0.3599082" calcext:value-type="float">
            <text:p>0.3599082</text:p>
          </table:table-cell>
          <table:table-cell office:value-type="float" office:value="0.3478666" calcext:value-type="float">
            <text:p>0.3478666</text:p>
          </table:table-cell>
          <table:table-cell office:value-type="float" office:value="0.3530817" calcext:value-type="float">
            <text:p>0.3530817</text:p>
          </table:table-cell>
          <table:table-cell office:value-type="float" office:value="0.3619022" calcext:value-type="float">
            <text:p>0.3619022</text:p>
          </table:table-cell>
          <table:table-cell office:value-type="float" office:value="0.3751855" calcext:value-type="float">
            <text:p>0.3751855</text:p>
          </table:table-cell>
          <table:table-cell office:value-type="float" office:value="0.4392706" calcext:value-type="float">
            <text:p>0.4392706</text:p>
          </table:table-cell>
          <table:table-cell office:value-type="float" office:value="0" calcext:value-type="float">
            <text:p>0</text:p>
          </table:table-cell>
          <table:table-cell office:value-type="float" office:value="0.000000002716594" calcext:value-type="float">
            <text:p>2.716594E-09</text:p>
          </table:table-cell>
          <table:table-cell office:value-type="float" office:value="9.691001E-016" calcext:value-type="float">
            <text:p>9.691001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4917178" calcext:value-type="float">
            <text:p>-0.4917178</text:p>
          </table:table-cell>
          <table:table-cell office:value-type="float" office:value="-0.1730224" calcext:value-type="float">
            <text:p>-0.1730224</text:p>
          </table:table-cell>
          <table:table-cell office:value-type="float" office:value="-0.07685075" calcext:value-type="float">
            <text:p>-0.07685075</text:p>
          </table:table-cell>
          <table:table-cell office:value-type="float" office:value="-0.05498964" calcext:value-type="float">
            <text:p>-0.05498964</text:p>
          </table:table-cell>
          <table:table-cell office:value-type="float" office:value="-0.04567066" calcext:value-type="float">
            <text:p>-0.04567066</text:p>
          </table:table-cell>
          <table:table-cell office:value-type="float" office:value="-0.03596788" calcext:value-type="float">
            <text:p>-0.03596788</text:p>
          </table:table-cell>
          <table:table-cell office:value-type="float" office:value="-0.02844093" calcext:value-type="float">
            <text:p>-0.02844093</text:p>
          </table:table-cell>
          <table:table-cell office:value-type="float" office:value="-0.02768102" calcext:value-type="float">
            <text:p>-0.02768102</text:p>
          </table:table-cell>
          <table:table-cell office:value-type="float" office:value="-0.03017753" calcext:value-type="float">
            <text:p>-0.03017753</text:p>
          </table:table-cell>
          <table:table-cell office:value-type="float" office:value="-0.03131431" calcext:value-type="float">
            <text:p>-0.031314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312457" calcext:value-type="float">
            <text:p>-0.9312457</text:p>
          </table:table-cell>
          <table:table-cell office:value-type="float" office:value="0.01540065" calcext:value-type="float">
            <text:p>0.01540065</text:p>
          </table:table-cell>
          <table:table-cell office:value-type="float" office:value="-9999.016" calcext:value-type="float">
            <text:p>-9999.016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2001" calcext:value-type="float">
            <text:p>29012001</text:p>
          </table:table-cell>
          <table:table-cell office:value-type="float" office:value="28.321" calcext:value-type="float">
            <text:p>28.321</text:p>
          </table:table-cell>
          <table:table-cell office:value-type="float" office:value="5.09746" calcext:value-type="float">
            <text:p>5.09746</text:p>
          </table:table-cell>
          <table:table-cell office:value-type="float" office:value="0" calcext:value-type="float">
            <text:p>0</text:p>
          </table:table-cell>
          <table:table-cell office:value-type="float" office:value="1046.71" calcext:value-type="float">
            <text:p>1046.71</text:p>
          </table:table-cell>
          <table:table-cell office:value-type="float" office:value="-43.42277" calcext:value-type="float">
            <text:p>-43.42277</text:p>
          </table:table-cell>
          <table:table-cell office:value-type="float" office:value="157.0449" calcext:value-type="float">
            <text:p>157.0449</text:p>
          </table:table-cell>
          <table:table-cell office:value-type="float" office:value="0.2224654" calcext:value-type="float">
            <text:p>0.2224654</text:p>
          </table:table-cell>
          <table:table-cell office:value-type="float" office:value="0.242884" calcext:value-type="float">
            <text:p>0.242884</text:p>
          </table:table-cell>
          <table:table-cell office:value-type="float" office:value="0.272162" calcext:value-type="float">
            <text:p>0.272162</text:p>
          </table:table-cell>
          <table:table-cell office:value-type="float" office:value="0.2840667" calcext:value-type="float">
            <text:p>0.2840667</text:p>
          </table:table-cell>
          <table:table-cell office:value-type="float" office:value="0.2908232" calcext:value-type="float">
            <text:p>0.2908232</text:p>
          </table:table-cell>
          <table:table-cell office:value-type="float" office:value="0.2635286" calcext:value-type="float">
            <text:p>0.2635286</text:p>
          </table:table-cell>
          <table:table-cell office:value-type="float" office:value="0.2698668" calcext:value-type="float">
            <text:p>0.2698668</text:p>
          </table:table-cell>
          <table:table-cell office:value-type="float" office:value="0.3594591" calcext:value-type="float">
            <text:p>0.3594591</text:p>
          </table:table-cell>
          <table:table-cell office:value-type="float" office:value="0.3480137" calcext:value-type="float">
            <text:p>0.3480137</text:p>
          </table:table-cell>
          <table:table-cell office:value-type="float" office:value="0.3532372" calcext:value-type="float">
            <text:p>0.3532372</text:p>
          </table:table-cell>
          <table:table-cell office:value-type="float" office:value="0.3622552" calcext:value-type="float">
            <text:p>0.3622552</text:p>
          </table:table-cell>
          <table:table-cell office:value-type="float" office:value="0.3759719" calcext:value-type="float">
            <text:p>0.3759719</text:p>
          </table:table-cell>
          <table:table-cell office:value-type="float" office:value="0.439274" calcext:value-type="float">
            <text:p>0.439274</text:p>
          </table:table-cell>
          <table:table-cell office:value-type="float" office:value="0" calcext:value-type="float">
            <text:p>0</text:p>
          </table:table-cell>
          <table:table-cell office:value-type="float" office:value="9.817102E-016" calcext:value-type="float">
            <text:p>9.817102E-16</text:p>
          </table:table-cell>
          <table:table-cell office:value-type="float" office:value="9.690674E-016" calcext:value-type="float">
            <text:p>9.690674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3677866" calcext:value-type="float">
            <text:p>-0.3677866</text:p>
          </table:table-cell>
          <table:table-cell office:value-type="float" office:value="-0.1854121" calcext:value-type="float">
            <text:p>-0.1854121</text:p>
          </table:table-cell>
          <table:table-cell office:value-type="float" office:value="-0.07719755" calcext:value-type="float">
            <text:p>-0.07719755</text:p>
          </table:table-cell>
          <table:table-cell office:value-type="float" office:value="-0.05552106" calcext:value-type="float">
            <text:p>-0.05552106</text:p>
          </table:table-cell>
          <table:table-cell office:value-type="float" office:value="-0.04632773" calcext:value-type="float">
            <text:p>-0.04632773</text:p>
          </table:table-cell>
          <table:table-cell office:value-type="float" office:value="-0.03678261" calcext:value-type="float">
            <text:p>-0.03678261</text:p>
          </table:table-cell>
          <table:table-cell office:value-type="float" office:value="-0.03044308" calcext:value-type="float">
            <text:p>-0.03044308</text:p>
          </table:table-cell>
          <table:table-cell office:value-type="float" office:value="-0.02843706" calcext:value-type="float">
            <text:p>-0.02843706</text:p>
          </table:table-cell>
          <table:table-cell office:value-type="float" office:value="-0.0299647" calcext:value-type="float">
            <text:p>-0.0299647</text:p>
          </table:table-cell>
          <table:table-cell office:value-type="float" office:value="-0.03107928" calcext:value-type="float">
            <text:p>-0.03107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918369" calcext:value-type="float">
            <text:p>-0.3918369</text:p>
          </table:table-cell>
          <table:table-cell office:value-type="float" office:value="0.01533708" calcext:value-type="float">
            <text:p>0.01533708</text:p>
          </table:table-cell>
          <table:table-cell office:value-type="float" office:value="-9999.016" calcext:value-type="float">
            <text:p>-9999.016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2001" calcext:value-type="float">
            <text:p>30012001</text:p>
          </table:table-cell>
          <table:table-cell office:value-type="float" office:value="28.70201" calcext:value-type="float">
            <text:p>28.70201</text:p>
          </table:table-cell>
          <table:table-cell office:value-type="float" office:value="4.918585" calcext:value-type="float">
            <text:p>4.918585</text:p>
          </table:table-cell>
          <table:table-cell office:value-type="float" office:value="0" calcext:value-type="float">
            <text:p>0</text:p>
          </table:table-cell>
          <table:table-cell office:value-type="float" office:value="1048.312" calcext:value-type="float">
            <text:p>1048.312</text:p>
          </table:table-cell>
          <table:table-cell office:value-type="float" office:value="-44.46455" calcext:value-type="float">
            <text:p>-44.46455</text:p>
          </table:table-cell>
          <table:table-cell office:value-type="float" office:value="152.776" calcext:value-type="float">
            <text:p>152.776</text:p>
          </table:table-cell>
          <table:table-cell office:value-type="float" office:value="0.2422502" calcext:value-type="float">
            <text:p>0.2422502</text:p>
          </table:table-cell>
          <table:table-cell office:value-type="float" office:value="0.245682" calcext:value-type="float">
            <text:p>0.245682</text:p>
          </table:table-cell>
          <table:table-cell office:value-type="float" office:value="0.2720861" calcext:value-type="float">
            <text:p>0.2720861</text:p>
          </table:table-cell>
          <table:table-cell office:value-type="float" office:value="0.2836591" calcext:value-type="float">
            <text:p>0.2836591</text:p>
          </table:table-cell>
          <table:table-cell office:value-type="float" office:value="0.2902057" calcext:value-type="float">
            <text:p>0.2902057</text:p>
          </table:table-cell>
          <table:table-cell office:value-type="float" office:value="0.2625889" calcext:value-type="float">
            <text:p>0.2625889</text:p>
          </table:table-cell>
          <table:table-cell office:value-type="float" office:value="0.26844" calcext:value-type="float">
            <text:p>0.26844</text:p>
          </table:table-cell>
          <table:table-cell office:value-type="float" office:value="0.3589775" calcext:value-type="float">
            <text:p>0.3589775</text:p>
          </table:table-cell>
          <table:table-cell office:value-type="float" office:value="0.3480843" calcext:value-type="float">
            <text:p>0.3480843</text:p>
          </table:table-cell>
          <table:table-cell office:value-type="float" office:value="0.3533946" calcext:value-type="float">
            <text:p>0.3533946</text:p>
          </table:table-cell>
          <table:table-cell office:value-type="float" office:value="0.3626177" calcext:value-type="float">
            <text:p>0.3626177</text:p>
          </table:table-cell>
          <table:table-cell office:value-type="float" office:value="0.3767499" calcext:value-type="float">
            <text:p>0.3767499</text:p>
          </table:table-cell>
          <table:table-cell office:value-type="float" office:value="0.439277" calcext:value-type="float">
            <text:p>0.439277</text:p>
          </table:table-cell>
          <table:table-cell office:value-type="float" office:value="0" calcext:value-type="float">
            <text:p>0</text:p>
          </table:table-cell>
          <table:table-cell office:value-type="float" office:value="9.818459E-016" calcext:value-type="float">
            <text:p>9.818459E-16</text:p>
          </table:table-cell>
          <table:table-cell office:value-type="float" office:value="9.690351E-016" calcext:value-type="float">
            <text:p>9.690351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1902463" calcext:value-type="float">
            <text:p>-0.1902463</text:p>
          </table:table-cell>
          <table:table-cell office:value-type="float" office:value="-0.1700576" calcext:value-type="float">
            <text:p>-0.1700576</text:p>
          </table:table-cell>
          <table:table-cell office:value-type="float" office:value="-0.07737987" calcext:value-type="float">
            <text:p>-0.07737987</text:p>
          </table:table-cell>
          <table:table-cell office:value-type="float" office:value="-0.05613871" calcext:value-type="float">
            <text:p>-0.05613871</text:p>
          </table:table-cell>
          <table:table-cell office:value-type="float" office:value="-0.04709097" calcext:value-type="float">
            <text:p>-0.04709097</text:p>
          </table:table-cell>
          <table:table-cell office:value-type="float" office:value="-0.03780079" calcext:value-type="float">
            <text:p>-0.03780079</text:p>
          </table:table-cell>
          <table:table-cell office:value-type="float" office:value="-0.03183159" calcext:value-type="float">
            <text:p>-0.03183159</text:p>
          </table:table-cell>
          <table:table-cell office:value-type="float" office:value="-0.02927411" calcext:value-type="float">
            <text:p>-0.02927411</text:p>
          </table:table-cell>
          <table:table-cell office:value-type="float" office:value="-0.02986297" calcext:value-type="float">
            <text:p>-0.02986297</text:p>
          </table:table-cell>
          <table:table-cell office:value-type="float" office:value="-0.03084332" calcext:value-type="float">
            <text:p>-0.030843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770367" calcext:value-type="float">
            <text:p>-0.1770367</text:p>
          </table:table-cell>
          <table:table-cell office:value-type="float" office:value="0.01527565" calcext:value-type="float">
            <text:p>0.01527565</text:p>
          </table:table-cell>
          <table:table-cell office:value-type="float" office:value="-9999.016" calcext:value-type="float">
            <text:p>-9999.016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2001" calcext:value-type="float">
            <text:p>31012001</text:p>
          </table:table-cell>
          <table:table-cell office:value-type="float" office:value="28.70201" calcext:value-type="float">
            <text:p>28.70201</text:p>
          </table:table-cell>
          <table:table-cell office:value-type="float" office:value="4.797561" calcext:value-type="float">
            <text:p>4.797561</text:p>
          </table:table-cell>
          <table:table-cell office:value-type="float" office:value="0" calcext:value-type="float">
            <text:p>0</text:p>
          </table:table-cell>
          <table:table-cell office:value-type="float" office:value="1049.48" calcext:value-type="float">
            <text:p>1049.48</text:p>
          </table:table-cell>
          <table:table-cell office:value-type="float" office:value="-45.51205" calcext:value-type="float">
            <text:p>-45.51205</text:p>
          </table:table-cell>
          <table:table-cell office:value-type="float" office:value="143.1608" calcext:value-type="float">
            <text:p>143.1608</text:p>
          </table:table-cell>
          <table:table-cell office:value-type="float" office:value="0.2566673" calcext:value-type="float">
            <text:p>0.2566673</text:p>
          </table:table-cell>
          <table:table-cell office:value-type="float" office:value="0.2527513" calcext:value-type="float">
            <text:p>0.2527513</text:p>
          </table:table-cell>
          <table:table-cell office:value-type="float" office:value="0.2718428" calcext:value-type="float">
            <text:p>0.2718428</text:p>
          </table:table-cell>
          <table:table-cell office:value-type="float" office:value="0.2830276" calcext:value-type="float">
            <text:p>0.2830276</text:p>
          </table:table-cell>
          <table:table-cell office:value-type="float" office:value="0.2888399" calcext:value-type="float">
            <text:p>0.2888399</text:p>
          </table:table-cell>
          <table:table-cell office:value-type="float" office:value="0.2617128" calcext:value-type="float">
            <text:p>0.2617128</text:p>
          </table:table-cell>
          <table:table-cell office:value-type="float" office:value="0.2675806" calcext:value-type="float">
            <text:p>0.2675806</text:p>
          </table:table-cell>
          <table:table-cell office:value-type="float" office:value="0.3585434" calcext:value-type="float">
            <text:p>0.3585434</text:p>
          </table:table-cell>
          <table:table-cell office:value-type="float" office:value="0.3481036" calcext:value-type="float">
            <text:p>0.3481036</text:p>
          </table:table-cell>
          <table:table-cell office:value-type="float" office:value="0.353552" calcext:value-type="float">
            <text:p>0.353552</text:p>
          </table:table-cell>
          <table:table-cell office:value-type="float" office:value="0.3629873" calcext:value-type="float">
            <text:p>0.3629873</text:p>
          </table:table-cell>
          <table:table-cell office:value-type="float" office:value="0.3774972" calcext:value-type="float">
            <text:p>0.3774972</text:p>
          </table:table-cell>
          <table:table-cell office:value-type="float" office:value="0.4392783" calcext:value-type="float">
            <text:p>0.4392783</text:p>
          </table:table-cell>
          <table:table-cell office:value-type="float" office:value="0" calcext:value-type="float">
            <text:p>0</text:p>
          </table:table-cell>
          <table:table-cell office:value-type="float" office:value="9.819826E-016" calcext:value-type="float">
            <text:p>9.819826E-16</text:p>
          </table:table-cell>
          <table:table-cell office:value-type="float" office:value="9.690025E-016" calcext:value-type="float">
            <text:p>9.690025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121702" calcext:value-type="float">
            <text:p>-0.121702</text:p>
          </table:table-cell>
          <table:table-cell office:value-type="float" office:value="-0.1368877" calcext:value-type="float">
            <text:p>-0.1368877</text:p>
          </table:table-cell>
          <table:table-cell office:value-type="float" office:value="-0.07788839" calcext:value-type="float">
            <text:p>-0.07788839</text:p>
          </table:table-cell>
          <table:table-cell office:value-type="float" office:value="-0.05710485" calcext:value-type="float">
            <text:p>-0.05710485</text:p>
          </table:table-cell>
          <table:table-cell office:value-type="float" office:value="-0.04882742" calcext:value-type="float">
            <text:p>-0.04882742</text:p>
          </table:table-cell>
          <table:table-cell office:value-type="float" office:value="-0.03878156" calcext:value-type="float">
            <text:p>-0.03878156</text:p>
          </table:table-cell>
          <table:table-cell office:value-type="float" office:value="-0.03270237" calcext:value-type="float">
            <text:p>-0.03270237</text:p>
          </table:table-cell>
          <table:table-cell office:value-type="float" office:value="-0.03005189" calcext:value-type="float">
            <text:p>-0.03005189</text:p>
          </table:table-cell>
          <table:table-cell office:value-type="float" office:value="-0.02983473" calcext:value-type="float">
            <text:p>-0.02983473</text:p>
          </table:table-cell>
          <table:table-cell office:value-type="float" office:value="-0.03060926" calcext:value-type="float">
            <text:p>-0.030609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114048" calcext:value-type="float">
            <text:p>-0.1114048</text:p>
          </table:table-cell>
          <table:table-cell office:value-type="float" office:value="0.01520438" calcext:value-type="float">
            <text:p>0.01520438</text:p>
          </table:table-cell>
          <table:table-cell office:value-type="float" office:value="-9999.016" calcext:value-type="float">
            <text:p>-9999.016</text:p>
          </table:table-cell>
          <table:table-cell office:value-type="float" office:value="-2.398036" calcext:value-type="float">
            <text:p>-2.39803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001" calcext:value-type="float">
            <text:p>1022001</text:p>
          </table:table-cell>
          <table:table-cell office:value-type="float" office:value="28.70201" calcext:value-type="float">
            <text:p>28.70201</text:p>
          </table:table-cell>
          <table:table-cell office:value-type="float" office:value="4.78795" calcext:value-type="float">
            <text:p>4.78795</text:p>
          </table:table-cell>
          <table:table-cell office:value-type="float" office:value="0" calcext:value-type="float">
            <text:p>0</text:p>
          </table:table-cell>
          <table:table-cell office:value-type="float" office:value="1050.537" calcext:value-type="float">
            <text:p>1050.537</text:p>
          </table:table-cell>
          <table:table-cell office:value-type="float" office:value="-46.55954" calcext:value-type="float">
            <text:p>-46.55954</text:p>
          </table:table-cell>
          <table:table-cell office:value-type="float" office:value="137.7211" calcext:value-type="float">
            <text:p>137.7211</text:p>
          </table:table-cell>
          <table:table-cell office:value-type="float" office:value="0.262281" calcext:value-type="float">
            <text:p>0.262281</text:p>
          </table:table-cell>
          <table:table-cell office:value-type="float" office:value="0.2603657" calcext:value-type="float">
            <text:p>0.2603657</text:p>
          </table:table-cell>
          <table:table-cell office:value-type="float" office:value="0.2721097" calcext:value-type="float">
            <text:p>0.2721097</text:p>
          </table:table-cell>
          <table:table-cell office:value-type="float" office:value="0.2823194" calcext:value-type="float">
            <text:p>0.2823194</text:p>
          </table:table-cell>
          <table:table-cell office:value-type="float" office:value="0.2880169" calcext:value-type="float">
            <text:p>0.2880169</text:p>
          </table:table-cell>
          <table:table-cell office:value-type="float" office:value="0.2608617" calcext:value-type="float">
            <text:p>0.2608617</text:p>
          </table:table-cell>
          <table:table-cell office:value-type="float" office:value="0.2667471" calcext:value-type="float">
            <text:p>0.2667471</text:p>
          </table:table-cell>
          <table:table-cell office:value-type="float" office:value="0.3581631" calcext:value-type="float">
            <text:p>0.3581631</text:p>
          </table:table-cell>
          <table:table-cell office:value-type="float" office:value="0.3480835" calcext:value-type="float">
            <text:p>0.3480835</text:p>
          </table:table-cell>
          <table:table-cell office:value-type="float" office:value="0.3537077" calcext:value-type="float">
            <text:p>0.3537077</text:p>
          </table:table-cell>
          <table:table-cell office:value-type="float" office:value="0.3633603" calcext:value-type="float">
            <text:p>0.3633603</text:p>
          </table:table-cell>
          <table:table-cell office:value-type="float" office:value="0.3782077" calcext:value-type="float">
            <text:p>0.3782077</text:p>
          </table:table-cell>
          <table:table-cell office:value-type="float" office:value="0.4392823" calcext:value-type="float">
            <text:p>0.4392823</text:p>
          </table:table-cell>
          <table:table-cell office:value-type="float" office:value="0" calcext:value-type="float">
            <text:p>0</text:p>
          </table:table-cell>
          <table:table-cell office:value-type="float" office:value="9.821197E-016" calcext:value-type="float">
            <text:p>9.821197E-16</text:p>
          </table:table-cell>
          <table:table-cell office:value-type="float" office:value="9.689696E-016" calcext:value-type="float">
            <text:p>9.689696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10266" calcext:value-type="float">
            <text:p>-0.10266</text:p>
          </table:table-cell>
          <table:table-cell office:value-type="float" office:value="-0.1088114" calcext:value-type="float">
            <text:p>-0.1088114</text:p>
          </table:table-cell>
          <table:table-cell office:value-type="float" office:value="-0.07733288" calcext:value-type="float">
            <text:p>-0.07733288</text:p>
          </table:table-cell>
          <table:table-cell office:value-type="float" office:value="-0.05821589" calcext:value-type="float">
            <text:p>-0.05821589</text:p>
          </table:table-cell>
          <table:table-cell office:value-type="float" office:value="-0.04991698" calcext:value-type="float">
            <text:p>-0.04991698</text:p>
          </table:table-cell>
          <table:table-cell office:value-type="float" office:value="-0.03976307" calcext:value-type="float">
            <text:p>-0.03976307</text:p>
          </table:table-cell>
          <table:table-cell office:value-type="float" office:value="-0.03348255" calcext:value-type="float">
            <text:p>-0.03348255</text:p>
          </table:table-cell>
          <table:table-cell office:value-type="float" office:value="-0.03075054" calcext:value-type="float">
            <text:p>-0.03075054</text:p>
          </table:table-cell>
          <table:table-cell office:value-type="float" office:value="-0.02986285" calcext:value-type="float">
            <text:p>-0.02986285</text:p>
          </table:table-cell>
          <table:table-cell office:value-type="float" office:value="-0.0303794" calcext:value-type="float">
            <text:p>-0.03037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006622" calcext:value-type="float">
            <text:p>-0.1006622</text:p>
          </table:table-cell>
          <table:table-cell office:value-type="float" office:value="0.01513187" calcext:value-type="float">
            <text:p>0.01513187</text:p>
          </table:table-cell>
          <table:table-cell office:value-type="float" office:value="-9999.016" calcext:value-type="float">
            <text:p>-9999.016</text:p>
          </table:table-cell>
          <table:table-cell office:value-type="float" office:value="-2.385757" calcext:value-type="float">
            <text:p>-2.38575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2001" calcext:value-type="float">
            <text:p>2022001</text:p>
          </table:table-cell>
          <table:table-cell office:value-type="float" office:value="28.70201" calcext:value-type="float">
            <text:p>28.70201</text:p>
          </table:table-cell>
          <table:table-cell office:value-type="float" office:value="4.842134" calcext:value-type="float">
            <text:p>4.842134</text:p>
          </table:table-cell>
          <table:table-cell office:value-type="float" office:value="0" calcext:value-type="float">
            <text:p>0</text:p>
          </table:table-cell>
          <table:table-cell office:value-type="float" office:value="1051.519" calcext:value-type="float">
            <text:p>1051.519</text:p>
          </table:table-cell>
          <table:table-cell office:value-type="float" office:value="-47.59556" calcext:value-type="float">
            <text:p>-47.59556</text:p>
          </table:table-cell>
          <table:table-cell office:value-type="float" office:value="133.5733" calcext:value-type="float">
            <text:p>133.5733</text:p>
          </table:table-cell>
          <table:table-cell office:value-type="float" office:value="0.2615405" calcext:value-type="float">
            <text:p>0.2615405</text:p>
          </table:table-cell>
          <table:table-cell office:value-type="float" office:value="0.2635087" calcext:value-type="float">
            <text:p>0.2635087</text:p>
          </table:table-cell>
          <table:table-cell office:value-type="float" office:value="0.2726197" calcext:value-type="float">
            <text:p>0.2726197</text:p>
          </table:table-cell>
          <table:table-cell office:value-type="float" office:value="0.2817582" calcext:value-type="float">
            <text:p>0.2817582</text:p>
          </table:table-cell>
          <table:table-cell office:value-type="float" office:value="0.288012" calcext:value-type="float">
            <text:p>0.288012</text:p>
          </table:table-cell>
          <table:table-cell office:value-type="float" office:value="0.2602196" calcext:value-type="float">
            <text:p>0.2602196</text:p>
          </table:table-cell>
          <table:table-cell office:value-type="float" office:value="0.2659289" calcext:value-type="float">
            <text:p>0.2659289</text:p>
          </table:table-cell>
          <table:table-cell office:value-type="float" office:value="0.3578257" calcext:value-type="float">
            <text:p>0.3578257</text:p>
          </table:table-cell>
          <table:table-cell office:value-type="float" office:value="0.3480338" calcext:value-type="float">
            <text:p>0.3480338</text:p>
          </table:table-cell>
          <table:table-cell office:value-type="float" office:value="0.3538599" calcext:value-type="float">
            <text:p>0.3538599</text:p>
          </table:table-cell>
          <table:table-cell office:value-type="float" office:value="0.3637435" calcext:value-type="float">
            <text:p>0.3637435</text:p>
          </table:table-cell>
          <table:table-cell office:value-type="float" office:value="0.3789392" calcext:value-type="float">
            <text:p>0.3789392</text:p>
          </table:table-cell>
          <table:table-cell office:value-type="float" office:value="0.441137" calcext:value-type="float">
            <text:p>0.441137</text:p>
          </table:table-cell>
          <table:table-cell office:value-type="float" office:value="0" calcext:value-type="float">
            <text:p>0</text:p>
          </table:table-cell>
          <table:table-cell office:value-type="float" office:value="9.822537E-016" calcext:value-type="float">
            <text:p>9.822537E-16</text:p>
          </table:table-cell>
          <table:table-cell office:value-type="float" office:value="9.689377E-016" calcext:value-type="float">
            <text:p>9.689377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1048799" calcext:value-type="float">
            <text:p>-0.1048799</text:p>
          </table:table-cell>
          <table:table-cell office:value-type="float" office:value="-0.09908983" calcext:value-type="float">
            <text:p>-0.09908983</text:p>
          </table:table-cell>
          <table:table-cell office:value-type="float" office:value="-0.07622808" calcext:value-type="float">
            <text:p>-0.07622808</text:p>
          </table:table-cell>
          <table:table-cell office:value-type="float" office:value="-0.05912307" calcext:value-type="float">
            <text:p>-0.05912307</text:p>
          </table:table-cell>
          <table:table-cell office:value-type="float" office:value="-0.04992931" calcext:value-type="float">
            <text:p>-0.04992931</text:p>
          </table:table-cell>
          <table:table-cell office:value-type="float" office:value="-0.04052204" calcext:value-type="float">
            <text:p>-0.04052204</text:p>
          </table:table-cell>
          <table:table-cell office:value-type="float" office:value="-0.03422372" calcext:value-type="float">
            <text:p>-0.03422372</text:p>
          </table:table-cell>
          <table:table-cell office:value-type="float" office:value="-0.0313848" calcext:value-type="float">
            <text:p>-0.0313848</text:p>
          </table:table-cell>
          <table:table-cell office:value-type="float" office:value="-0.02993347" calcext:value-type="float">
            <text:p>-0.02993347</text:p>
          </table:table-cell>
          <table:table-cell office:value-type="float" office:value="-0.0301565" calcext:value-type="float">
            <text:p>-0.03015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066308" calcext:value-type="float">
            <text:p>-0.1066308</text:p>
          </table:table-cell>
          <table:table-cell office:value-type="float" office:value="0.01506728" calcext:value-type="float">
            <text:p>0.01506728</text:p>
          </table:table-cell>
          <table:table-cell office:value-type="float" office:value="-9999.015" calcext:value-type="float">
            <text:p>-9999.015</text:p>
          </table:table-cell>
          <table:table-cell office:value-type="float" office:value="-2.390564" calcext:value-type="float">
            <text:p>-2.39056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2001" calcext:value-type="float">
            <text:p>3022001</text:p>
          </table:table-cell>
          <table:table-cell office:value-type="float" office:value="28.70201" calcext:value-type="float">
            <text:p>28.70201</text:p>
          </table:table-cell>
          <table:table-cell office:value-type="float" office:value="4.748094" calcext:value-type="float">
            <text:p>4.748094</text:p>
          </table:table-cell>
          <table:table-cell office:value-type="float" office:value="0" calcext:value-type="float">
            <text:p>0</text:p>
          </table:table-cell>
          <table:table-cell office:value-type="float" office:value="1052.412" calcext:value-type="float">
            <text:p>1052.412</text:p>
          </table:table-cell>
          <table:table-cell office:value-type="float" office:value="-48.39454" calcext:value-type="float">
            <text:p>-48.39454</text:p>
          </table:table-cell>
          <table:table-cell office:value-type="float" office:value="114.1608" calcext:value-type="float">
            <text:p>114.1608</text:p>
          </table:table-cell>
          <table:table-cell office:value-type="float" office:value="0.2844866" calcext:value-type="float">
            <text:p>0.2844866</text:p>
          </table:table-cell>
          <table:table-cell office:value-type="float" office:value="0.2717696" calcext:value-type="float">
            <text:p>0.2717696</text:p>
          </table:table-cell>
          <table:table-cell office:value-type="float" office:value="0.273627" calcext:value-type="float">
            <text:p>0.273627</text:p>
          </table:table-cell>
          <table:table-cell office:value-type="float" office:value="0.2816756" calcext:value-type="float">
            <text:p>0.2816756</text:p>
          </table:table-cell>
          <table:table-cell office:value-type="float" office:value="0.2878347" calcext:value-type="float">
            <text:p>0.2878347</text:p>
          </table:table-cell>
          <table:table-cell office:value-type="float" office:value="0.2606391" calcext:value-type="float">
            <text:p>0.2606391</text:p>
          </table:table-cell>
          <table:table-cell office:value-type="float" office:value="0.2781427" calcext:value-type="float">
            <text:p>0.2781427</text:p>
          </table:table-cell>
          <table:table-cell office:value-type="float" office:value="0.3583404" calcext:value-type="float">
            <text:p>0.3583404</text:p>
          </table:table-cell>
          <table:table-cell office:value-type="float" office:value="0.3479813" calcext:value-type="float">
            <text:p>0.3479813</text:p>
          </table:table-cell>
          <table:table-cell office:value-type="float" office:value="0.3540089" calcext:value-type="float">
            <text:p>0.3540089</text:p>
          </table:table-cell>
          <table:table-cell office:value-type="float" office:value="0.3641645" calcext:value-type="float">
            <text:p>0.3641645</text:p>
          </table:table-cell>
          <table:table-cell office:value-type="float" office:value="0.3797944" calcext:value-type="float">
            <text:p>0.3797944</text:p>
          </table:table-cell>
          <table:table-cell office:value-type="float" office:value="0.4415518" calcext:value-type="float">
            <text:p>0.4415518</text:p>
          </table:table-cell>
          <table:table-cell office:value-type="float" office:value="0" calcext:value-type="float">
            <text:p>0</text:p>
          </table:table-cell>
          <table:table-cell office:value-type="float" office:value="9.823842E-016" calcext:value-type="float">
            <text:p>9.823842E-16</text:p>
          </table:table-cell>
          <table:table-cell office:value-type="float" office:value="9.689061E-016" calcext:value-type="float">
            <text:p>9.689061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5478471" calcext:value-type="float">
            <text:p>-0.05478471</text:p>
          </table:table-cell>
          <table:table-cell office:value-type="float" office:value="-0.07837082" calcext:value-type="float">
            <text:p>-0.07837082</text:p>
          </table:table-cell>
          <table:table-cell office:value-type="float" office:value="-0.07413158" calcext:value-type="float">
            <text:p>-0.07413158</text:p>
          </table:table-cell>
          <table:table-cell office:value-type="float" office:value="-0.05926427" calcext:value-type="float">
            <text:p>-0.05926427</text:p>
          </table:table-cell>
          <table:table-cell office:value-type="float" office:value="-0.05017388" calcext:value-type="float">
            <text:p>-0.05017388</text:p>
          </table:table-cell>
          <table:table-cell office:value-type="float" office:value="-0.04005352" calcext:value-type="float">
            <text:p>-0.04005352</text:p>
          </table:table-cell>
          <table:table-cell office:value-type="float" office:value="-0.02356802" calcext:value-type="float">
            <text:p>-0.02356802</text:p>
          </table:table-cell>
          <table:table-cell office:value-type="float" office:value="-0.03045953" calcext:value-type="float">
            <text:p>-0.03045953</text:p>
          </table:table-cell>
          <table:table-cell office:value-type="float" office:value="-0.03000997" calcext:value-type="float">
            <text:p>-0.03000997</text:p>
          </table:table-cell>
          <table:table-cell office:value-type="float" office:value="-0.02993993" calcext:value-type="float">
            <text:p>-0.02993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193197" calcext:value-type="float">
            <text:p>-0.05193197</text:p>
          </table:table-cell>
          <table:table-cell office:value-type="float" office:value="0.01499588" calcext:value-type="float">
            <text:p>0.01499588</text:p>
          </table:table-cell>
          <table:table-cell office:value-type="float" office:value="-9999.015" calcext:value-type="float">
            <text:p>-9999.015</text:p>
          </table:table-cell>
          <table:table-cell office:value-type="float" office:value="-2.384092" calcext:value-type="float">
            <text:p>-2.38409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2001" calcext:value-type="float">
            <text:p>4022001</text:p>
          </table:table-cell>
          <table:table-cell office:value-type="float" office:value="28.70201" calcext:value-type="float">
            <text:p>28.70201</text:p>
          </table:table-cell>
          <table:table-cell office:value-type="float" office:value="4.604884" calcext:value-type="float">
            <text:p>4.604884</text:p>
          </table:table-cell>
          <table:table-cell office:value-type="float" office:value="0" calcext:value-type="float">
            <text:p>0</text:p>
          </table:table-cell>
          <table:table-cell office:value-type="float" office:value="1053.403" calcext:value-type="float">
            <text:p>1053.403</text:p>
          </table:table-cell>
          <table:table-cell office:value-type="float" office:value="-49.24286" calcext:value-type="float">
            <text:p>-49.24286</text:p>
          </table:table-cell>
          <table:table-cell office:value-type="float" office:value="100.6987" calcext:value-type="float">
            <text:p>100.6987</text:p>
          </table:table-cell>
          <table:table-cell office:value-type="float" office:value="0.3068661" calcext:value-type="float">
            <text:p>0.3068661</text:p>
          </table:table-cell>
          <table:table-cell office:value-type="float" office:value="0.2887675" calcext:value-type="float">
            <text:p>0.2887675</text:p>
          </table:table-cell>
          <table:table-cell office:value-type="float" office:value="0.2780471" calcext:value-type="float">
            <text:p>0.2780471</text:p>
          </table:table-cell>
          <table:table-cell office:value-type="float" office:value="0.2824872" calcext:value-type="float">
            <text:p>0.2824872</text:p>
          </table:table-cell>
          <table:table-cell office:value-type="float" office:value="0.2881874" calcext:value-type="float">
            <text:p>0.2881874</text:p>
          </table:table-cell>
          <table:table-cell office:value-type="float" office:value="0.2616754" calcext:value-type="float">
            <text:p>0.2616754</text:p>
          </table:table-cell>
          <table:table-cell office:value-type="float" office:value="0.2759498" calcext:value-type="float">
            <text:p>0.2759498</text:p>
          </table:table-cell>
          <table:table-cell office:value-type="float" office:value="0.3592245" calcext:value-type="float">
            <text:p>0.3592245</text:p>
          </table:table-cell>
          <table:table-cell office:value-type="float" office:value="0.3480558" calcext:value-type="float">
            <text:p>0.3480558</text:p>
          </table:table-cell>
          <table:table-cell office:value-type="float" office:value="0.3541647" calcext:value-type="float">
            <text:p>0.3541647</text:p>
          </table:table-cell>
          <table:table-cell office:value-type="float" office:value="0.3646823" calcext:value-type="float">
            <text:p>0.3646823</text:p>
          </table:table-cell>
          <table:table-cell office:value-type="float" office:value="0.3805213" calcext:value-type="float">
            <text:p>0.3805213</text:p>
          </table:table-cell>
          <table:table-cell office:value-type="float" office:value="0.4429818" calcext:value-type="float">
            <text:p>0.4429818</text:p>
          </table:table-cell>
          <table:table-cell office:value-type="float" office:value="0" calcext:value-type="float">
            <text:p>0</text:p>
          </table:table-cell>
          <table:table-cell office:value-type="float" office:value="9.825154E-016" calcext:value-type="float">
            <text:p>9.825154E-16</text:p>
          </table:table-cell>
          <table:table-cell office:value-type="float" office:value="9.688743E-016" calcext:value-type="float">
            <text:p>9.688743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3077844" calcext:value-type="float">
            <text:p>-0.03077844</text:p>
          </table:table-cell>
          <table:table-cell office:value-type="float" office:value="-0.0492366" calcext:value-type="float">
            <text:p>-0.0492366</text:p>
          </table:table-cell>
          <table:table-cell office:value-type="float" office:value="-0.06565022" calcext:value-type="float">
            <text:p>-0.06565022</text:p>
          </table:table-cell>
          <table:table-cell office:value-type="float" office:value="-0.05798921" calcext:value-type="float">
            <text:p>-0.05798921</text:p>
          </table:table-cell>
          <table:table-cell office:value-type="float" office:value="-0.04969614" calcext:value-type="float">
            <text:p>-0.04969614</text:p>
          </table:table-cell>
          <table:table-cell office:value-type="float" office:value="-0.03884454" calcext:value-type="float">
            <text:p>-0.03884454</text:p>
          </table:table-cell>
          <table:table-cell office:value-type="float" office:value="-0.02521305" calcext:value-type="float">
            <text:p>-0.02521305</text:p>
          </table:table-cell>
          <table:table-cell office:value-type="float" office:value="-0.02886174" calcext:value-type="float">
            <text:p>-0.02886174</text:p>
          </table:table-cell>
          <table:table-cell office:value-type="float" office:value="-0.02990482" calcext:value-type="float">
            <text:p>-0.02990482</text:p>
          </table:table-cell>
          <table:table-cell office:value-type="float" office:value="-0.02971552" calcext:value-type="float">
            <text:p>-0.02971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969315" calcext:value-type="float">
            <text:p>-0.02969315</text:p>
          </table:table-cell>
          <table:table-cell office:value-type="float" office:value="0.01490558" calcext:value-type="float">
            <text:p>0.01490558</text:p>
          </table:table-cell>
          <table:table-cell office:value-type="float" office:value="-9999.015" calcext:value-type="float">
            <text:p>-9999.015</text:p>
          </table:table-cell>
          <table:table-cell office:value-type="float" office:value="-2.386739" calcext:value-type="float">
            <text:p>-2.38673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2001" calcext:value-type="float">
            <text:p>5022001</text:p>
          </table:table-cell>
          <table:table-cell office:value-type="float" office:value="28.70201" calcext:value-type="float">
            <text:p>28.70201</text:p>
          </table:table-cell>
          <table:table-cell office:value-type="float" office:value="4.325307" calcext:value-type="float">
            <text:p>4.325307</text:p>
          </table:table-cell>
          <table:table-cell office:value-type="float" office:value="0" calcext:value-type="float">
            <text:p>0</text:p>
          </table:table-cell>
          <table:table-cell office:value-type="float" office:value="1054.579" calcext:value-type="float">
            <text:p>1054.579</text:p>
          </table:table-cell>
          <table:table-cell office:value-type="float" office:value="-50.13897" calcext:value-type="float">
            <text:p>-50.13897</text:p>
          </table:table-cell>
          <table:table-cell office:value-type="float" office:value="78.29964" calcext:value-type="float">
            <text:p>78.29964</text:p>
          </table:table-cell>
          <table:table-cell office:value-type="float" office:value="0.3514783" calcext:value-type="float">
            <text:p>0.3514783</text:p>
          </table:table-cell>
          <table:table-cell office:value-type="float" office:value="0.3504128" calcext:value-type="float">
            <text:p>0.3504128</text:p>
          </table:table-cell>
          <table:table-cell office:value-type="float" office:value="0.2925803" calcext:value-type="float">
            <text:p>0.2925803</text:p>
          </table:table-cell>
          <table:table-cell office:value-type="float" office:value="0.2857676" calcext:value-type="float">
            <text:p>0.2857676</text:p>
          </table:table-cell>
          <table:table-cell office:value-type="float" office:value="0.2891577" calcext:value-type="float">
            <text:p>0.2891577</text:p>
          </table:table-cell>
          <table:table-cell office:value-type="float" office:value="0.2619781" calcext:value-type="float">
            <text:p>0.2619781</text:p>
          </table:table-cell>
          <table:table-cell office:value-type="float" office:value="0.2727634" calcext:value-type="float">
            <text:p>0.2727634</text:p>
          </table:table-cell>
          <table:table-cell office:value-type="float" office:value="0.3594659" calcext:value-type="float">
            <text:p>0.3594659</text:p>
          </table:table-cell>
          <table:table-cell office:value-type="float" office:value="0.3481893" calcext:value-type="float">
            <text:p>0.3481893</text:p>
          </table:table-cell>
          <table:table-cell office:value-type="float" office:value="0.3543289" calcext:value-type="float">
            <text:p>0.3543289</text:p>
          </table:table-cell>
          <table:table-cell office:value-type="float" office:value="0.3651827" calcext:value-type="float">
            <text:p>0.3651827</text:p>
          </table:table-cell>
          <table:table-cell office:value-type="float" office:value="0.3811664" calcext:value-type="float">
            <text:p>0.3811664</text:p>
          </table:table-cell>
          <table:table-cell office:value-type="float" office:value="0.444456" calcext:value-type="float">
            <text:p>0.444456</text:p>
          </table:table-cell>
          <table:table-cell office:value-type="float" office:value="0" calcext:value-type="float">
            <text:p>0</text:p>
          </table:table-cell>
          <table:table-cell office:value-type="float" office:value="9.826451E-016" calcext:value-type="float">
            <text:p>9.826451E-16</text:p>
          </table:table-cell>
          <table:table-cell office:value-type="float" office:value="9.688426E-016" calcext:value-type="float">
            <text:p>9.688426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1336455" calcext:value-type="float">
            <text:p>-0.01336455</text:p>
          </table:table-cell>
          <table:table-cell office:value-type="float" office:value="-0.0136859" calcext:value-type="float">
            <text:p>-0.0136859</text:p>
          </table:table-cell>
          <table:table-cell office:value-type="float" office:value="-0.04460406" calcext:value-type="float">
            <text:p>-0.04460406</text:p>
          </table:table-cell>
          <table:table-cell office:value-type="float" office:value="-0.05313187" calcext:value-type="float">
            <text:p>-0.05313187</text:p>
          </table:table-cell>
          <table:table-cell office:value-type="float" office:value="-0.04846061" calcext:value-type="float">
            <text:p>-0.04846061</text:p>
          </table:table-cell>
          <table:table-cell office:value-type="float" office:value="-0.03849376" calcext:value-type="float">
            <text:p>-0.03849376</text:p>
          </table:table-cell>
          <table:table-cell office:value-type="float" office:value="-0.02781763" calcext:value-type="float">
            <text:p>-0.02781763</text:p>
          </table:table-cell>
          <table:table-cell office:value-type="float" office:value="-0.0284339" calcext:value-type="float">
            <text:p>-0.0284339</text:p>
          </table:table-cell>
          <table:table-cell office:value-type="float" office:value="-0.02971487" calcext:value-type="float">
            <text:p>-0.02971487</text:p>
          </table:table-cell>
          <table:table-cell office:value-type="float" office:value="-0.02948083" calcext:value-type="float">
            <text:p>-0.02948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342434" calcext:value-type="float">
            <text:p>-0.01342434</text:p>
          </table:table-cell>
          <table:table-cell office:value-type="float" office:value="0.01480339" calcext:value-type="float">
            <text:p>0.01480339</text:p>
          </table:table-cell>
          <table:table-cell office:value-type="float" office:value="-9999.015" calcext:value-type="float">
            <text:p>-9999.015</text:p>
          </table:table-cell>
          <table:table-cell office:value-type="float" office:value="-2.389514" calcext:value-type="float">
            <text:p>-2.3895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2001" calcext:value-type="float">
            <text:p>6022001</text:p>
          </table:table-cell>
          <table:table-cell office:value-type="float" office:value="28.82902" calcext:value-type="float">
            <text:p>28.82902</text:p>
          </table:table-cell>
          <table:table-cell office:value-type="float" office:value="4.240033" calcext:value-type="float">
            <text:p>4.240033</text:p>
          </table:table-cell>
          <table:table-cell office:value-type="float" office:value="0" calcext:value-type="float">
            <text:p>0</text:p>
          </table:table-cell>
          <table:table-cell office:value-type="float" office:value="1055.756" calcext:value-type="float">
            <text:p>1055.756</text:p>
          </table:table-cell>
          <table:table-cell office:value-type="float" office:value="-51.10368" calcext:value-type="float">
            <text:p>-51.10368</text:p>
          </table:table-cell>
          <table:table-cell office:value-type="float" office:value="65.58295" calcext:value-type="float">
            <text:p>65.58295</text:p>
          </table:table-cell>
          <table:table-cell office:value-type="float" office:value="0.3491229" calcext:value-type="float">
            <text:p>0.3491229</text:p>
          </table:table-cell>
          <table:table-cell office:value-type="float" office:value="0.348745" calcext:value-type="float">
            <text:p>0.348745</text:p>
          </table:table-cell>
          <table:table-cell office:value-type="float" office:value="0.326322" calcext:value-type="float">
            <text:p>0.326322</text:p>
          </table:table-cell>
          <table:table-cell office:value-type="float" office:value="0.2988063" calcext:value-type="float">
            <text:p>0.2988063</text:p>
          </table:table-cell>
          <table:table-cell office:value-type="float" office:value="0.2944937" calcext:value-type="float">
            <text:p>0.2944937</text:p>
          </table:table-cell>
          <table:table-cell office:value-type="float" office:value="0.2622591" calcext:value-type="float">
            <text:p>0.2622591</text:p>
          </table:table-cell>
          <table:table-cell office:value-type="float" office:value="0.2699036" calcext:value-type="float">
            <text:p>0.2699036</text:p>
          </table:table-cell>
          <table:table-cell office:value-type="float" office:value="0.3592548" calcext:value-type="float">
            <text:p>0.3592548</text:p>
          </table:table-cell>
          <table:table-cell office:value-type="float" office:value="0.3483128" calcext:value-type="float">
            <text:p>0.3483128</text:p>
          </table:table-cell>
          <table:table-cell office:value-type="float" office:value="0.3545003" calcext:value-type="float">
            <text:p>0.3545003</text:p>
          </table:table-cell>
          <table:table-cell office:value-type="float" office:value="0.3656645" calcext:value-type="float">
            <text:p>0.3656645</text:p>
          </table:table-cell>
          <table:table-cell office:value-type="float" office:value="0.381793" calcext:value-type="float">
            <text:p>0.381793</text:p>
          </table:table-cell>
          <table:table-cell office:value-type="float" office:value="0.4448152" calcext:value-type="float">
            <text:p>0.4448152</text:p>
          </table:table-cell>
          <table:table-cell office:value-type="float" office:value="0" calcext:value-type="float">
            <text:p>0</text:p>
          </table:table-cell>
          <table:table-cell office:value-type="float" office:value="9.827788E-016" calcext:value-type="float">
            <text:p>9.827788E-16</text:p>
          </table:table-cell>
          <table:table-cell office:value-type="float" office:value="9.688105E-016" calcext:value-type="float">
            <text:p>9.688105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1387886" calcext:value-type="float">
            <text:p>-0.01387886</text:p>
          </table:table-cell>
          <table:table-cell office:value-type="float" office:value="-0.01401275" calcext:value-type="float">
            <text:p>-0.01401275</text:p>
          </table:table-cell>
          <table:table-cell office:value-type="float" office:value="-0.02144103" calcext:value-type="float">
            <text:p>-0.02144103</text:p>
          </table:table-cell>
          <table:table-cell office:value-type="float" office:value="-0.03780198" calcext:value-type="float">
            <text:p>-0.03780198</text:p>
          </table:table-cell>
          <table:table-cell office:value-type="float" office:value="-0.04219229" calcext:value-type="float">
            <text:p>-0.04219229</text:p>
          </table:table-cell>
          <table:table-cell office:value-type="float" office:value="-0.03818582" calcext:value-type="float">
            <text:p>-0.03818582</text:p>
          </table:table-cell>
          <table:table-cell office:value-type="float" office:value="-0.03040662" calcext:value-type="float">
            <text:p>-0.03040662</text:p>
          </table:table-cell>
          <table:table-cell office:value-type="float" office:value="-0.02879151" calcext:value-type="float">
            <text:p>-0.02879151</text:p>
          </table:table-cell>
          <table:table-cell office:value-type="float" office:value="-0.02953957" calcext:value-type="float">
            <text:p>-0.02953957</text:p>
          </table:table-cell>
          <table:table-cell office:value-type="float" office:value="-0.02923802" calcext:value-type="float">
            <text:p>-0.029238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403638" calcext:value-type="float">
            <text:p>-0.01403638</text:p>
          </table:table-cell>
          <table:table-cell office:value-type="float" office:value="0.01469759" calcext:value-type="float">
            <text:p>0.01469759</text:p>
          </table:table-cell>
          <table:table-cell office:value-type="float" office:value="-9999.015" calcext:value-type="float">
            <text:p>-9999.015</text:p>
          </table:table-cell>
          <table:table-cell office:value-type="float" office:value="-2.381947" calcext:value-type="float">
            <text:p>-2.38194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2001" calcext:value-type="float">
            <text:p>7022001</text:p>
          </table:table-cell>
          <table:table-cell office:value-type="float" office:value="31.43252" calcext:value-type="float">
            <text:p>31.43252</text:p>
          </table:table-cell>
          <table:table-cell office:value-type="float" office:value="4.253983" calcext:value-type="float">
            <text:p>4.253983</text:p>
          </table:table-cell>
          <table:table-cell office:value-type="float" office:value="0" calcext:value-type="float">
            <text:p>0</text:p>
          </table:table-cell>
          <table:table-cell office:value-type="float" office:value="1059.288" calcext:value-type="float">
            <text:p>1059.288</text:p>
          </table:table-cell>
          <table:table-cell office:value-type="float" office:value="-52.04544" calcext:value-type="float">
            <text:p>-52.04544</text:p>
          </table:table-cell>
          <table:table-cell office:value-type="float" office:value="79.5033" calcext:value-type="float">
            <text:p>79.5033</text:p>
          </table:table-cell>
          <table:table-cell office:value-type="float" office:value="0.3298281" calcext:value-type="float">
            <text:p>0.3298281</text:p>
          </table:table-cell>
          <table:table-cell office:value-type="float" office:value="0.332119" calcext:value-type="float">
            <text:p>0.332119</text:p>
          </table:table-cell>
          <table:table-cell office:value-type="float" office:value="0.326716" calcext:value-type="float">
            <text:p>0.326716</text:p>
          </table:table-cell>
          <table:table-cell office:value-type="float" office:value="0.3134815" calcext:value-type="float">
            <text:p>0.3134815</text:p>
          </table:table-cell>
          <table:table-cell office:value-type="float" office:value="0.3063182" calcext:value-type="float">
            <text:p>0.3063182</text:p>
          </table:table-cell>
          <table:table-cell office:value-type="float" office:value="0.2640785" calcext:value-type="float">
            <text:p>0.2640785</text:p>
          </table:table-cell>
          <table:table-cell office:value-type="float" office:value="0.2684569" calcext:value-type="float">
            <text:p>0.2684569</text:p>
          </table:table-cell>
          <table:table-cell office:value-type="float" office:value="0.3588755" calcext:value-type="float">
            <text:p>0.3588755</text:p>
          </table:table-cell>
          <table:table-cell office:value-type="float" office:value="0.3483939" calcext:value-type="float">
            <text:p>0.3483939</text:p>
          </table:table-cell>
          <table:table-cell office:value-type="float" office:value="0.3546759" calcext:value-type="float">
            <text:p>0.3546759</text:p>
          </table:table-cell>
          <table:table-cell office:value-type="float" office:value="0.3661281" calcext:value-type="float">
            <text:p>0.3661281</text:p>
          </table:table-cell>
          <table:table-cell office:value-type="float" office:value="0.3823391" calcext:value-type="float">
            <text:p>0.3823391</text:p>
          </table:table-cell>
          <table:table-cell office:value-type="float" office:value="0.4473127" calcext:value-type="float">
            <text:p>0.4473127</text:p>
          </table:table-cell>
          <table:table-cell office:value-type="float" office:value="0" calcext:value-type="float">
            <text:p>0</text:p>
          </table:table-cell>
          <table:table-cell office:value-type="float" office:value="0.001622733" calcext:value-type="float">
            <text:p>0.001622733</text:p>
          </table:table-cell>
          <table:table-cell office:value-type="float" office:value="9.687787E-016" calcext:value-type="float">
            <text:p>9.687787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1987658" calcext:value-type="float">
            <text:p>-0.01987658</text:p>
          </table:table-cell>
          <table:table-cell office:value-type="float" office:value="-0.01902569" calcext:value-type="float">
            <text:p>-0.01902569</text:p>
          </table:table-cell>
          <table:table-cell office:value-type="float" office:value="-0.02112529" calcext:value-type="float">
            <text:p>-0.02112529</text:p>
          </table:table-cell>
          <table:table-cell office:value-type="float" office:value="-0.02733178" calcext:value-type="float">
            <text:p>-0.02733178</text:p>
          </table:table-cell>
          <table:table-cell office:value-type="float" office:value="-0.03153333" calcext:value-type="float">
            <text:p>-0.03153333</text:p>
          </table:table-cell>
          <table:table-cell office:value-type="float" office:value="-0.03623712" calcext:value-type="float">
            <text:p>-0.03623712</text:p>
          </table:table-cell>
          <table:table-cell office:value-type="float" office:value="-0.03181927" calcext:value-type="float">
            <text:p>-0.03181927</text:p>
          </table:table-cell>
          <table:table-cell office:value-type="float" office:value="-0.02945645" calcext:value-type="float">
            <text:p>-0.02945645</text:p>
          </table:table-cell>
          <table:table-cell office:value-type="float" office:value="-0.0294248" calcext:value-type="float">
            <text:p>-0.0294248</text:p>
          </table:table-cell>
          <table:table-cell office:value-type="float" office:value="-0.02899124" calcext:value-type="float">
            <text:p>-0.02899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028519" calcext:value-type="float">
            <text:p>-0.02028519</text:p>
          </table:table-cell>
          <table:table-cell office:value-type="float" office:value="0.01461741" calcext:value-type="float">
            <text:p>0.01461741</text:p>
          </table:table-cell>
          <table:table-cell office:value-type="float" office:value="-9999.015" calcext:value-type="float">
            <text:p>-9999.015</text:p>
          </table:table-cell>
          <table:table-cell office:value-type="float" office:value="-2.393646" calcext:value-type="float">
            <text:p>-2.39364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2001" calcext:value-type="float">
            <text:p>8022001</text:p>
          </table:table-cell>
          <table:table-cell office:value-type="float" office:value="38.10001" calcext:value-type="float">
            <text:p>38.10001</text:p>
          </table:table-cell>
          <table:table-cell office:value-type="float" office:value="4.120837" calcext:value-type="float">
            <text:p>4.120837</text:p>
          </table:table-cell>
          <table:table-cell office:value-type="float" office:value="0" calcext:value-type="float">
            <text:p>0</text:p>
          </table:table-cell>
          <table:table-cell office:value-type="float" office:value="1067.046" calcext:value-type="float">
            <text:p>1067.046</text:p>
          </table:table-cell>
          <table:table-cell office:value-type="float" office:value="-53.00241" calcext:value-type="float">
            <text:p>-53.00241</text:p>
          </table:table-cell>
          <table:table-cell office:value-type="float" office:value="119.5768" calcext:value-type="float">
            <text:p>119.5768</text:p>
          </table:table-cell>
          <table:table-cell office:value-type="float" office:value="0.3239208" calcext:value-type="float">
            <text:p>0.3239208</text:p>
          </table:table-cell>
          <table:table-cell office:value-type="float" office:value="0.3241013" calcext:value-type="float">
            <text:p>0.3241013</text:p>
          </table:table-cell>
          <table:table-cell office:value-type="float" office:value="0.3220197" calcext:value-type="float">
            <text:p>0.3220197</text:p>
          </table:table-cell>
          <table:table-cell office:value-type="float" office:value="0.3170245" calcext:value-type="float">
            <text:p>0.3170245</text:p>
          </table:table-cell>
          <table:table-cell office:value-type="float" office:value="0.3134471" calcext:value-type="float">
            <text:p>0.3134471</text:p>
          </table:table-cell>
          <table:table-cell office:value-type="float" office:value="0.2666507" calcext:value-type="float">
            <text:p>0.2666507</text:p>
          </table:table-cell>
          <table:table-cell office:value-type="float" office:value="0.2681643" calcext:value-type="float">
            <text:p>0.2681643</text:p>
          </table:table-cell>
          <table:table-cell office:value-type="float" office:value="0.3585436" calcext:value-type="float">
            <text:p>0.3585436</text:p>
          </table:table-cell>
          <table:table-cell office:value-type="float" office:value="0.3484327" calcext:value-type="float">
            <text:p>0.3484327</text:p>
          </table:table-cell>
          <table:table-cell office:value-type="float" office:value="0.3548547" calcext:value-type="float">
            <text:p>0.3548547</text:p>
          </table:table-cell>
          <table:table-cell office:value-type="float" office:value="0.366574" calcext:value-type="float">
            <text:p>0.366574</text:p>
          </table:table-cell>
          <table:table-cell office:value-type="float" office:value="0.3829109" calcext:value-type="float">
            <text:p>0.3829109</text:p>
          </table:table-cell>
          <table:table-cell office:value-type="float" office:value="0.4452322" calcext:value-type="float">
            <text:p>0.4452322</text:p>
          </table:table-cell>
          <table:table-cell office:value-type="float" office:value="0" calcext:value-type="float">
            <text:p>0</text:p>
          </table:table-cell>
          <table:table-cell office:value-type="float" office:value="9.389458E-016" calcext:value-type="float">
            <text:p>9.389458E-16</text:p>
          </table:table-cell>
          <table:table-cell office:value-type="float" office:value="9.68747E-016" calcext:value-type="float">
            <text:p>9.68747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2226345" calcext:value-type="float">
            <text:p>-0.02226345</text:p>
          </table:table-cell>
          <table:table-cell office:value-type="float" office:value="-0.02220285" calcext:value-type="float">
            <text:p>-0.02220285</text:p>
          </table:table-cell>
          <table:table-cell office:value-type="float" office:value="-0.02310941" calcext:value-type="float">
            <text:p>-0.02310941</text:p>
          </table:table-cell>
          <table:table-cell office:value-type="float" office:value="-0.02546288" calcext:value-type="float">
            <text:p>-0.02546288</text:p>
          </table:table-cell>
          <table:table-cell office:value-type="float" office:value="-0.02731618" calcext:value-type="float">
            <text:p>-0.02731618</text:p>
          </table:table-cell>
          <table:table-cell office:value-type="float" office:value="-0.03364425" calcext:value-type="float">
            <text:p>-0.03364425</text:p>
          </table:table-cell>
          <table:table-cell office:value-type="float" office:value="-0.03211991" calcext:value-type="float">
            <text:p>-0.03211991</text:p>
          </table:table-cell>
          <table:table-cell office:value-type="float" office:value="-0.03005402" calcext:value-type="float">
            <text:p>-0.03005402</text:p>
          </table:table-cell>
          <table:table-cell office:value-type="float" office:value="-0.02936971" calcext:value-type="float">
            <text:p>-0.02936971</text:p>
          </table:table-cell>
          <table:table-cell office:value-type="float" office:value="-0.02874239" calcext:value-type="float">
            <text:p>-0.028742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239451" calcext:value-type="float">
            <text:p>-0.02239451</text:p>
          </table:table-cell>
          <table:table-cell office:value-type="float" office:value="0.01453646" calcext:value-type="float">
            <text:p>0.01453646</text:p>
          </table:table-cell>
          <table:table-cell office:value-type="float" office:value="-9999.015" calcext:value-type="float">
            <text:p>-9999.015</text:p>
          </table:table-cell>
          <table:table-cell office:value-type="float" office:value="-2.363665" calcext:value-type="float">
            <text:p>-2.36366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2001" calcext:value-type="float">
            <text:p>9022001</text:p>
          </table:table-cell>
          <table:table-cell office:value-type="float" office:value="38.10001" calcext:value-type="float">
            <text:p>38.10001</text:p>
          </table:table-cell>
          <table:table-cell office:value-type="float" office:value="4.085268" calcext:value-type="float">
            <text:p>4.085268</text:p>
          </table:table-cell>
          <table:table-cell office:value-type="float" office:value="0" calcext:value-type="float">
            <text:p>0</text:p>
          </table:table-cell>
          <table:table-cell office:value-type="float" office:value="1067.523" calcext:value-type="float">
            <text:p>1067.523</text:p>
          </table:table-cell>
          <table:table-cell office:value-type="float" office:value="-53.44454" calcext:value-type="float">
            <text:p>-53.44454</text:p>
          </table:table-cell>
          <table:table-cell office:value-type="float" office:value="117.9831" calcext:value-type="float">
            <text:p>117.9831</text:p>
          </table:table-cell>
          <table:table-cell office:value-type="float" office:value="0.3030763" calcext:value-type="float">
            <text:p>0.3030763</text:p>
          </table:table-cell>
          <table:table-cell office:value-type="float" office:value="0.3124742" calcext:value-type="float">
            <text:p>0.3124742</text:p>
          </table:table-cell>
          <table:table-cell office:value-type="float" office:value="0.317395" calcext:value-type="float">
            <text:p>0.317395</text:p>
          </table:table-cell>
          <table:table-cell office:value-type="float" office:value="0.3166251" calcext:value-type="float">
            <text:p>0.3166251</text:p>
          </table:table-cell>
          <table:table-cell office:value-type="float" office:value="0.3144246" calcext:value-type="float">
            <text:p>0.3144246</text:p>
          </table:table-cell>
          <table:table-cell office:value-type="float" office:value="0.2690563" calcext:value-type="float">
            <text:p>0.2690563</text:p>
          </table:table-cell>
          <table:table-cell office:value-type="float" office:value="0.2694864" calcext:value-type="float">
            <text:p>0.2694864</text:p>
          </table:table-cell>
          <table:table-cell office:value-type="float" office:value="0.3583547" calcext:value-type="float">
            <text:p>0.3583547</text:p>
          </table:table-cell>
          <table:table-cell office:value-type="float" office:value="0.3484452" calcext:value-type="float">
            <text:p>0.3484452</text:p>
          </table:table-cell>
          <table:table-cell office:value-type="float" office:value="0.3550301" calcext:value-type="float">
            <text:p>0.3550301</text:p>
          </table:table-cell>
          <table:table-cell office:value-type="float" office:value="0.3670098" calcext:value-type="float">
            <text:p>0.3670098</text:p>
          </table:table-cell>
          <table:table-cell office:value-type="float" office:value="0.3834399" calcext:value-type="float">
            <text:p>0.3834399</text:p>
          </table:table-cell>
          <table:table-cell office:value-type="float" office:value="0.448254" calcext:value-type="float">
            <text:p>0.448254</text:p>
          </table:table-cell>
          <table:table-cell office:value-type="float" office:value="0" calcext:value-type="float">
            <text:p>0</text:p>
          </table:table-cell>
          <table:table-cell office:value-type="float" office:value="9.390722E-016" calcext:value-type="float">
            <text:p>9.390722E-16</text:p>
          </table:table-cell>
          <table:table-cell office:value-type="float" office:value="9.687153E-016" calcext:value-type="float">
            <text:p>9.687153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3339757" calcext:value-type="float">
            <text:p>-0.03339757</text:p>
          </table:table-cell>
          <table:table-cell office:value-type="float" office:value="-0.02770888" calcext:value-type="float">
            <text:p>-0.02770888</text:p>
          </table:table-cell>
          <table:table-cell office:value-type="float" office:value="-0.02523678" calcext:value-type="float">
            <text:p>-0.02523678</text:p>
          </table:table-cell>
          <table:table-cell office:value-type="float" office:value="-0.02564281" calcext:value-type="float">
            <text:p>-0.02564281</text:p>
          </table:table-cell>
          <table:table-cell office:value-type="float" office:value="-0.02677818" calcext:value-type="float">
            <text:p>-0.02677818</text:p>
          </table:table-cell>
          <table:table-cell office:value-type="float" office:value="-0.03144656" calcext:value-type="float">
            <text:p>-0.03144656</text:p>
          </table:table-cell>
          <table:table-cell office:value-type="float" office:value="-0.03090256" calcext:value-type="float">
            <text:p>-0.03090256</text:p>
          </table:table-cell>
          <table:table-cell office:value-type="float" office:value="-0.03040414" calcext:value-type="float">
            <text:p>-0.03040414</text:p>
          </table:table-cell>
          <table:table-cell office:value-type="float" office:value="-0.02935196" calcext:value-type="float">
            <text:p>-0.02935196</text:p>
          </table:table-cell>
          <table:table-cell office:value-type="float" office:value="-0.02850032" calcext:value-type="float">
            <text:p>-0.02850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706772" calcext:value-type="float">
            <text:p>-0.03706772</text:p>
          </table:table-cell>
          <table:table-cell office:value-type="float" office:value="0.01448397" calcext:value-type="float">
            <text:p>0.01448397</text:p>
          </table:table-cell>
          <table:table-cell office:value-type="float" office:value="-9999.015" calcext:value-type="float">
            <text:p>-9999.015</text:p>
          </table:table-cell>
          <table:table-cell office:value-type="float" office:value="-2.379863" calcext:value-type="float">
            <text:p>-2.37986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2001" calcext:value-type="float">
            <text:p>10022001</text:p>
          </table:table-cell>
          <table:table-cell office:value-type="float" office:value="38.10001" calcext:value-type="float">
            <text:p>38.10001</text:p>
          </table:table-cell>
          <table:table-cell office:value-type="float" office:value="4.1018" calcext:value-type="float">
            <text:p>4.1018</text:p>
          </table:table-cell>
          <table:table-cell office:value-type="float" office:value="0" calcext:value-type="float">
            <text:p>0</text:p>
          </table:table-cell>
          <table:table-cell office:value-type="float" office:value="1067.566" calcext:value-type="float">
            <text:p>1067.566</text:p>
          </table:table-cell>
          <table:table-cell office:value-type="float" office:value="-53.50388" calcext:value-type="float">
            <text:p>-53.50388</text:p>
          </table:table-cell>
          <table:table-cell office:value-type="float" office:value="116.3928" calcext:value-type="float">
            <text:p>116.3928</text:p>
          </table:table-cell>
          <table:table-cell office:value-type="float" office:value="0.2641145" calcext:value-type="float">
            <text:p>0.2641145</text:p>
          </table:table-cell>
          <table:table-cell office:value-type="float" office:value="0.2900222" calcext:value-type="float">
            <text:p>0.2900222</text:p>
          </table:table-cell>
          <table:table-cell office:value-type="float" office:value="0.3072981" calcext:value-type="float">
            <text:p>0.3072981</text:p>
          </table:table-cell>
          <table:table-cell office:value-type="float" office:value="0.3125843" calcext:value-type="float">
            <text:p>0.3125843</text:p>
          </table:table-cell>
          <table:table-cell office:value-type="float" office:value="0.3130681" calcext:value-type="float">
            <text:p>0.3130681</text:p>
          </table:table-cell>
          <table:table-cell office:value-type="float" office:value="0.2718656" calcext:value-type="float">
            <text:p>0.2718656</text:p>
          </table:table-cell>
          <table:table-cell office:value-type="float" office:value="0.27928" calcext:value-type="float">
            <text:p>0.27928</text:p>
          </table:table-cell>
          <table:table-cell office:value-type="float" office:value="0.3591535" calcext:value-type="float">
            <text:p>0.3591535</text:p>
          </table:table-cell>
          <table:table-cell office:value-type="float" office:value="0.348489" calcext:value-type="float">
            <text:p>0.348489</text:p>
          </table:table-cell>
          <table:table-cell office:value-type="float" office:value="0.3552052" calcext:value-type="float">
            <text:p>0.3552052</text:p>
          </table:table-cell>
          <table:table-cell office:value-type="float" office:value="0.3674868" calcext:value-type="float">
            <text:p>0.3674868</text:p>
          </table:table-cell>
          <table:table-cell office:value-type="float" office:value="0.384091" calcext:value-type="float">
            <text:p>0.384091</text:p>
          </table:table-cell>
          <table:table-cell office:value-type="float" office:value="0.4508465" calcext:value-type="float">
            <text:p>0.4508465</text:p>
          </table:table-cell>
          <table:table-cell office:value-type="float" office:value="0" calcext:value-type="float">
            <text:p>0</text:p>
          </table:table-cell>
          <table:table-cell office:value-type="float" office:value="0.001354916" calcext:value-type="float">
            <text:p>0.001354916</text:p>
          </table:table-cell>
          <table:table-cell office:value-type="float" office:value="9.686836E-016" calcext:value-type="float">
            <text:p>9.686836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97017" calcext:value-type="float">
            <text:p>-0.097017</text:p>
          </table:table-cell>
          <table:table-cell office:value-type="float" office:value="-0.04706858" calcext:value-type="float">
            <text:p>-0.04706858</text:p>
          </table:table-cell>
          <table:table-cell office:value-type="float" office:value="-0.03076581" calcext:value-type="float">
            <text:p>-0.03076581</text:p>
          </table:table-cell>
          <table:table-cell office:value-type="float" office:value="-0.02773413" calcext:value-type="float">
            <text:p>-0.02773413</text:p>
          </table:table-cell>
          <table:table-cell office:value-type="float" office:value="-0.02748665" calcext:value-type="float">
            <text:p>-0.02748665</text:p>
          </table:table-cell>
          <table:table-cell office:value-type="float" office:value="-0.02910852" calcext:value-type="float">
            <text:p>-0.02910852</text:p>
          </table:table-cell>
          <table:table-cell office:value-type="float" office:value="-0.02290274" calcext:value-type="float">
            <text:p>-0.02290274</text:p>
          </table:table-cell>
          <table:table-cell office:value-type="float" office:value="-0.02899803" calcext:value-type="float">
            <text:p>-0.02899803</text:p>
          </table:table-cell>
          <table:table-cell office:value-type="float" office:value="-0.02929213" calcext:value-type="float">
            <text:p>-0.02929213</text:p>
          </table:table-cell>
          <table:table-cell office:value-type="float" office:value="-0.02826063" calcext:value-type="float">
            <text:p>-0.028260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460355" calcext:value-type="float">
            <text:p>-0.1460355</text:p>
          </table:table-cell>
          <table:table-cell office:value-type="float" office:value="0.01445069" calcext:value-type="float">
            <text:p>0.01445069</text:p>
          </table:table-cell>
          <table:table-cell office:value-type="float" office:value="-9999.015" calcext:value-type="float">
            <text:p>-9999.015</text:p>
          </table:table-cell>
          <table:table-cell office:value-type="float" office:value="-2.394104" calcext:value-type="float">
            <text:p>-2.39410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2001" calcext:value-type="float">
            <text:p>11022001</text:p>
          </table:table-cell>
          <table:table-cell office:value-type="float" office:value="38.10001" calcext:value-type="float">
            <text:p>38.10001</text:p>
          </table:table-cell>
          <table:table-cell office:value-type="float" office:value="4.139199" calcext:value-type="float">
            <text:p>4.139199</text:p>
          </table:table-cell>
          <table:table-cell office:value-type="float" office:value="0" calcext:value-type="float">
            <text:p>0</text:p>
          </table:table-cell>
          <table:table-cell office:value-type="float" office:value="1067.586" calcext:value-type="float">
            <text:p>1067.586</text:p>
          </table:table-cell>
          <table:table-cell office:value-type="float" office:value="-53.56089" calcext:value-type="float">
            <text:p>-53.56089</text:p>
          </table:table-cell>
          <table:table-cell office:value-type="float" office:value="114.2788" calcext:value-type="float">
            <text:p>114.2788</text:p>
          </table:table-cell>
          <table:table-cell office:value-type="float" office:value="0.2321515" calcext:value-type="float">
            <text:p>0.2321515</text:p>
          </table:table-cell>
          <table:table-cell office:value-type="float" office:value="0.2776034" calcext:value-type="float">
            <text:p>0.2776034</text:p>
          </table:table-cell>
          <table:table-cell office:value-type="float" office:value="0.2991447" calcext:value-type="float">
            <text:p>0.2991447</text:p>
          </table:table-cell>
          <table:table-cell office:value-type="float" office:value="0.3076912" calcext:value-type="float">
            <text:p>0.3076912</text:p>
          </table:table-cell>
          <table:table-cell office:value-type="float" office:value="0.3105259" calcext:value-type="float">
            <text:p>0.3105259</text:p>
          </table:table-cell>
          <table:table-cell office:value-type="float" office:value="0.2744349" calcext:value-type="float">
            <text:p>0.2744349</text:p>
          </table:table-cell>
          <table:table-cell office:value-type="float" office:value="0.2803922" calcext:value-type="float">
            <text:p>0.2803922</text:p>
          </table:table-cell>
          <table:table-cell office:value-type="float" office:value="0.3604774" calcext:value-type="float">
            <text:p>0.3604774</text:p>
          </table:table-cell>
          <table:table-cell office:value-type="float" office:value="0.3486638" calcext:value-type="float">
            <text:p>0.3486638</text:p>
          </table:table-cell>
          <table:table-cell office:value-type="float" office:value="0.3554134" calcext:value-type="float">
            <text:p>0.3554134</text:p>
          </table:table-cell>
          <table:table-cell office:value-type="float" office:value="0.3679261" calcext:value-type="float">
            <text:p>0.3679261</text:p>
          </table:table-cell>
          <table:table-cell office:value-type="float" office:value="0.384694" calcext:value-type="float">
            <text:p>0.384694</text:p>
          </table:table-cell>
          <table:table-cell office:value-type="float" office:value="0.4503147" calcext:value-type="float">
            <text:p>0.450314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09462201" calcext:value-type="float">
            <text:p>9.462201E-14</text:p>
          </table:table-cell>
          <table:table-cell office:value-type="float" office:value="9.686519E-016" calcext:value-type="float">
            <text:p>9.686519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259572" calcext:value-type="float">
            <text:p>-0.259572</text:p>
          </table:table-cell>
          <table:table-cell office:value-type="float" office:value="-0.06618321" calcext:value-type="float">
            <text:p>-0.06618321</text:p>
          </table:table-cell>
          <table:table-cell office:value-type="float" office:value="-0.0372202" calcext:value-type="float">
            <text:p>-0.0372202</text:p>
          </table:table-cell>
          <table:table-cell office:value-type="float" office:value="-0.03056855" calcext:value-type="float">
            <text:p>-0.03056855</text:p>
          </table:table-cell>
          <table:table-cell office:value-type="float" office:value="-0.0289015" calcext:value-type="float">
            <text:p>-0.0289015</text:p>
          </table:table-cell>
          <table:table-cell office:value-type="float" office:value="-0.02712363" calcext:value-type="float">
            <text:p>-0.02712363</text:p>
          </table:table-cell>
          <table:table-cell office:value-type="float" office:value="-0.0220881" calcext:value-type="float">
            <text:p>-0.0220881</text:p>
          </table:table-cell>
          <table:table-cell office:value-type="float" office:value="-0.02677466" calcext:value-type="float">
            <text:p>-0.02677466</text:p>
          </table:table-cell>
          <table:table-cell office:value-type="float" office:value="-0.02905084" calcext:value-type="float">
            <text:p>-0.02905084</text:p>
          </table:table-cell>
          <table:table-cell office:value-type="float" office:value="-0.02797932" calcext:value-type="float">
            <text:p>-0.027979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905555" calcext:value-type="float">
            <text:p>-0.5905555</text:p>
          </table:table-cell>
          <table:table-cell office:value-type="float" office:value="0.014406" calcext:value-type="float">
            <text:p>0.014406</text:p>
          </table:table-cell>
          <table:table-cell office:value-type="float" office:value="-9999.015" calcext:value-type="float">
            <text:p>-9999.015</text:p>
          </table:table-cell>
          <table:table-cell office:value-type="float" office:value="-2.379743" calcext:value-type="float">
            <text:p>-2.37974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2001" calcext:value-type="float">
            <text:p>12022001</text:p>
          </table:table-cell>
          <table:table-cell office:value-type="float" office:value="38.608" calcext:value-type="float">
            <text:p>38.608</text:p>
          </table:table-cell>
          <table:table-cell office:value-type="float" office:value="4.085441" calcext:value-type="float">
            <text:p>4.085441</text:p>
          </table:table-cell>
          <table:table-cell office:value-type="float" office:value="0" calcext:value-type="float">
            <text:p>0</text:p>
          </table:table-cell>
          <table:table-cell office:value-type="float" office:value="1068.284" calcext:value-type="float">
            <text:p>1068.284</text:p>
          </table:table-cell>
          <table:table-cell office:value-type="float" office:value="-53.69745" calcext:value-type="float">
            <text:p>-53.69745</text:p>
          </table:table-cell>
          <table:table-cell office:value-type="float" office:value="113.089" calcext:value-type="float">
            <text:p>113.089</text:p>
          </table:table-cell>
          <table:table-cell office:value-type="float" office:value="0.2248487" calcext:value-type="float">
            <text:p>0.2248487</text:p>
          </table:table-cell>
          <table:table-cell office:value-type="float" office:value="0.2720202" calcext:value-type="float">
            <text:p>0.2720202</text:p>
          </table:table-cell>
          <table:table-cell office:value-type="float" office:value="0.2944018" calcext:value-type="float">
            <text:p>0.2944018</text:p>
          </table:table-cell>
          <table:table-cell office:value-type="float" office:value="0.3036282" calcext:value-type="float">
            <text:p>0.3036282</text:p>
          </table:table-cell>
          <table:table-cell office:value-type="float" office:value="0.3083495" calcext:value-type="float">
            <text:p>0.3083495</text:p>
          </table:table-cell>
          <table:table-cell office:value-type="float" office:value="0.2747656" calcext:value-type="float">
            <text:p>0.2747656</text:p>
          </table:table-cell>
          <table:table-cell office:value-type="float" office:value="0.2771762" calcext:value-type="float">
            <text:p>0.2771762</text:p>
          </table:table-cell>
          <table:table-cell office:value-type="float" office:value="0.3610985" calcext:value-type="float">
            <text:p>0.3610985</text:p>
          </table:table-cell>
          <table:table-cell office:value-type="float" office:value="0.3489384" calcext:value-type="float">
            <text:p>0.3489384</text:p>
          </table:table-cell>
          <table:table-cell office:value-type="float" office:value="0.3556293" calcext:value-type="float">
            <text:p>0.3556293</text:p>
          </table:table-cell>
          <table:table-cell office:value-type="float" office:value="0.3683517" calcext:value-type="float">
            <text:p>0.3683517</text:p>
          </table:table-cell>
          <table:table-cell office:value-type="float" office:value="0.3852152" calcext:value-type="float">
            <text:p>0.3852152</text:p>
          </table:table-cell>
          <table:table-cell office:value-type="float" office:value="0.4527547" calcext:value-type="float">
            <text:p>0.4527547</text:p>
          </table:table-cell>
          <table:table-cell office:value-type="float" office:value="0" calcext:value-type="float">
            <text:p>0</text:p>
          </table:table-cell>
          <table:table-cell office:value-type="float" office:value="9.964773E-016" calcext:value-type="float">
            <text:p>9.964773E-16</text:p>
          </table:table-cell>
          <table:table-cell office:value-type="float" office:value="9.686203E-016" calcext:value-type="float">
            <text:p>9.686203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3398507" calcext:value-type="float">
            <text:p>-0.3398507</text:p>
          </table:table-cell>
          <table:table-cell office:value-type="float" office:value="-0.07740415" calcext:value-type="float">
            <text:p>-0.07740415</text:p>
          </table:table-cell>
          <table:table-cell office:value-type="float" office:value="-0.04212106" calcext:value-type="float">
            <text:p>-0.04212106</text:p>
          </table:table-cell>
          <table:table-cell office:value-type="float" office:value="-0.0332201" calcext:value-type="float">
            <text:p>-0.0332201</text:p>
          </table:table-cell>
          <table:table-cell office:value-type="float" office:value="-0.0301784" calcext:value-type="float">
            <text:p>-0.0301784</text:p>
          </table:table-cell>
          <table:table-cell office:value-type="float" office:value="-0.02686551" calcext:value-type="float">
            <text:p>-0.02686551</text:p>
          </table:table-cell>
          <table:table-cell office:value-type="float" office:value="-0.02432459" calcext:value-type="float">
            <text:p>-0.02432459</text:p>
          </table:table-cell>
          <table:table-cell office:value-type="float" office:value="-0.02578059" calcext:value-type="float">
            <text:p>-0.02578059</text:p>
          </table:table-cell>
          <table:table-cell office:value-type="float" office:value="-0.02867337" calcext:value-type="float">
            <text:p>-0.02867337</text:p>
          </table:table-cell>
          <table:table-cell office:value-type="float" office:value="-0.02769018" calcext:value-type="float">
            <text:p>-0.02769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368384" calcext:value-type="float">
            <text:p>-0.5368384</text:p>
          </table:table-cell>
          <table:table-cell office:value-type="float" office:value="0.01434616" calcext:value-type="float">
            <text:p>0.01434616</text:p>
          </table:table-cell>
          <table:table-cell office:value-type="float" office:value="-9999.015" calcext:value-type="float">
            <text:p>-9999.015</text:p>
          </table:table-cell>
          <table:table-cell office:value-type="float" office:value="-2.391792" calcext:value-type="float">
            <text:p>-2.39179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2001" calcext:value-type="float">
            <text:p>13022001</text:p>
          </table:table-cell>
          <table:table-cell office:value-type="float" office:value="40.13198" calcext:value-type="float">
            <text:p>40.13198</text:p>
          </table:table-cell>
          <table:table-cell office:value-type="float" office:value="3.983639" calcext:value-type="float">
            <text:p>3.983639</text:p>
          </table:table-cell>
          <table:table-cell office:value-type="float" office:value="0" calcext:value-type="float">
            <text:p>0</text:p>
          </table:table-cell>
          <table:table-cell office:value-type="float" office:value="1070.182" calcext:value-type="float">
            <text:p>1070.182</text:p>
          </table:table-cell>
          <table:table-cell office:value-type="float" office:value="-53.96868" calcext:value-type="float">
            <text:p>-53.96868</text:p>
          </table:table-cell>
          <table:table-cell office:value-type="float" office:value="114.9948" calcext:value-type="float">
            <text:p>114.9948</text:p>
          </table:table-cell>
          <table:table-cell office:value-type="float" office:value="0.2464972" calcext:value-type="float">
            <text:p>0.2464972</text:p>
          </table:table-cell>
          <table:table-cell office:value-type="float" office:value="0.2673109" calcext:value-type="float">
            <text:p>0.2673109</text:p>
          </table:table-cell>
          <table:table-cell office:value-type="float" office:value="0.2911187" calcext:value-type="float">
            <text:p>0.2911187</text:p>
          </table:table-cell>
          <table:table-cell office:value-type="float" office:value="0.3010519" calcext:value-type="float">
            <text:p>0.3010519</text:p>
          </table:table-cell>
          <table:table-cell office:value-type="float" office:value="0.3057966" calcext:value-type="float">
            <text:p>0.3057966</text:p>
          </table:table-cell>
          <table:table-cell office:value-type="float" office:value="0.2737991" calcext:value-type="float">
            <text:p>0.2737991</text:p>
          </table:table-cell>
          <table:table-cell office:value-type="float" office:value="0.2764008" calcext:value-type="float">
            <text:p>0.2764008</text:p>
          </table:table-cell>
          <table:table-cell office:value-type="float" office:value="0.3611113" calcext:value-type="float">
            <text:p>0.3611113</text:p>
          </table:table-cell>
          <table:table-cell office:value-type="float" office:value="0.3492078" calcext:value-type="float">
            <text:p>0.3492078</text:p>
          </table:table-cell>
          <table:table-cell office:value-type="float" office:value="0.3558519" calcext:value-type="float">
            <text:p>0.3558519</text:p>
          </table:table-cell>
          <table:table-cell office:value-type="float" office:value="0.3687647" calcext:value-type="float">
            <text:p>0.3687647</text:p>
          </table:table-cell>
          <table:table-cell office:value-type="float" office:value="0.3857947" calcext:value-type="float">
            <text:p>0.3857947</text:p>
          </table:table-cell>
          <table:table-cell office:value-type="float" office:value="0.4476303" calcext:value-type="float">
            <text:p>0.4476303</text:p>
          </table:table-cell>
          <table:table-cell office:value-type="float" office:value="0" calcext:value-type="float">
            <text:p>0</text:p>
          </table:table-cell>
          <table:table-cell office:value-type="float" office:value="9.965927E-016" calcext:value-type="float">
            <text:p>9.965927E-16</text:p>
          </table:table-cell>
          <table:table-cell office:value-type="float" office:value="9.685886E-016" calcext:value-type="float">
            <text:p>9.685886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1662547" calcext:value-type="float">
            <text:p>-0.1662547</text:p>
          </table:table-cell>
          <table:table-cell office:value-type="float" office:value="-0.08858457" calcext:value-type="float">
            <text:p>-0.08858457</text:p>
          </table:table-cell>
          <table:table-cell office:value-type="float" office:value="-0.04594077" calcext:value-type="float">
            <text:p>-0.04594077</text:p>
          </table:table-cell>
          <table:table-cell office:value-type="float" office:value="-0.0354819" calcext:value-type="float">
            <text:p>-0.0354819</text:p>
          </table:table-cell>
          <table:table-cell office:value-type="float" office:value="-0.03176401" calcext:value-type="float">
            <text:p>-0.03176401</text:p>
          </table:table-cell>
          <table:table-cell office:value-type="float" office:value="-0.02757894" calcext:value-type="float">
            <text:p>-0.02757894</text:p>
          </table:table-cell>
          <table:table-cell office:value-type="float" office:value="-0.02490081" calcext:value-type="float">
            <text:p>-0.02490081</text:p>
          </table:table-cell>
          <table:table-cell office:value-type="float" office:value="-0.02575907" calcext:value-type="float">
            <text:p>-0.02575907</text:p>
          </table:table-cell>
          <table:table-cell office:value-type="float" office:value="-0.02830727" calcext:value-type="float">
            <text:p>-0.02830727</text:p>
          </table:table-cell>
          <table:table-cell office:value-type="float" office:value="-0.02739543" calcext:value-type="float">
            <text:p>-0.027395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073578" calcext:value-type="float">
            <text:p>-0.2073578</text:p>
          </table:table-cell>
          <table:table-cell office:value-type="float" office:value="0.0142911" calcext:value-type="float">
            <text:p>0.0142911</text:p>
          </table:table-cell>
          <table:table-cell office:value-type="float" office:value="-9999.015" calcext:value-type="float">
            <text:p>-9999.015</text:p>
          </table:table-cell>
          <table:table-cell office:value-type="float" office:value="-2.336071" calcext:value-type="float">
            <text:p>-2.33607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2001" calcext:value-type="float">
            <text:p>14022001</text:p>
          </table:table-cell>
          <table:table-cell office:value-type="float" office:value="40.13198" calcext:value-type="float">
            <text:p>40.13198</text:p>
          </table:table-cell>
          <table:table-cell office:value-type="float" office:value="3.993986" calcext:value-type="float">
            <text:p>3.993986</text:p>
          </table:table-cell>
          <table:table-cell office:value-type="float" office:value="0" calcext:value-type="float">
            <text:p>0</text:p>
          </table:table-cell>
          <table:table-cell office:value-type="float" office:value="1070.525" calcext:value-type="float">
            <text:p>1070.525</text:p>
          </table:table-cell>
          <table:table-cell office:value-type="float" office:value="-54.32217" calcext:value-type="float">
            <text:p>-54.32217</text:p>
          </table:table-cell>
          <table:table-cell office:value-type="float" office:value="113.3277" calcext:value-type="float">
            <text:p>113.3277</text:p>
          </table:table-cell>
          <table:table-cell office:value-type="float" office:value="0.2428942" calcext:value-type="float">
            <text:p>0.2428942</text:p>
          </table:table-cell>
          <table:table-cell office:value-type="float" office:value="0.2667436" calcext:value-type="float">
            <text:p>0.2667436</text:p>
          </table:table-cell>
          <table:table-cell office:value-type="float" office:value="0.2885058" calcext:value-type="float">
            <text:p>0.2885058</text:p>
          </table:table-cell>
          <table:table-cell office:value-type="float" office:value="0.2985553" calcext:value-type="float">
            <text:p>0.2985553</text:p>
          </table:table-cell>
          <table:table-cell office:value-type="float" office:value="0.3038552" calcext:value-type="float">
            <text:p>0.3038552</text:p>
          </table:table-cell>
          <table:table-cell office:value-type="float" office:value="0.2725563" calcext:value-type="float">
            <text:p>0.2725563</text:p>
          </table:table-cell>
          <table:table-cell office:value-type="float" office:value="0.2744279" calcext:value-type="float">
            <text:p>0.2744279</text:p>
          </table:table-cell>
          <table:table-cell office:value-type="float" office:value="0.3609634" calcext:value-type="float">
            <text:p>0.3609634</text:p>
          </table:table-cell>
          <table:table-cell office:value-type="float" office:value="0.3494461" calcext:value-type="float">
            <text:p>0.3494461</text:p>
          </table:table-cell>
          <table:table-cell office:value-type="float" office:value="0.3560907" calcext:value-type="float">
            <text:p>0.3560907</text:p>
          </table:table-cell>
          <table:table-cell office:value-type="float" office:value="0.36925" calcext:value-type="float">
            <text:p>0.36925</text:p>
          </table:table-cell>
          <table:table-cell office:value-type="float" office:value="0.3863368" calcext:value-type="float">
            <text:p>0.3863368</text:p>
          </table:table-cell>
          <table:table-cell office:value-type="float" office:value="0.4510956" calcext:value-type="float">
            <text:p>0.4510956</text:p>
          </table:table-cell>
          <table:table-cell office:value-type="float" office:value="0" calcext:value-type="float">
            <text:p>0</text:p>
          </table:table-cell>
          <table:table-cell office:value-type="float" office:value="0.00002415949" calcext:value-type="float">
            <text:p>2.415949E-05</text:p>
          </table:table-cell>
          <table:table-cell office:value-type="float" office:value="9.685574E-016" calcext:value-type="float">
            <text:p>9.685574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1829689" calcext:value-type="float">
            <text:p>-0.1829689</text:p>
          </table:table-cell>
          <table:table-cell office:value-type="float" office:value="-0.09003494" calcext:value-type="float">
            <text:p>-0.09003494</text:p>
          </table:table-cell>
          <table:table-cell office:value-type="float" office:value="-0.04924456" calcext:value-type="float">
            <text:p>-0.04924456</text:p>
          </table:table-cell>
          <table:table-cell office:value-type="float" office:value="-0.03783618" calcext:value-type="float">
            <text:p>-0.03783618</text:p>
          </table:table-cell>
          <table:table-cell office:value-type="float" office:value="-0.03304359" calcext:value-type="float">
            <text:p>-0.03304359</text:p>
          </table:table-cell>
          <table:table-cell office:value-type="float" office:value="-0.02852731" calcext:value-type="float">
            <text:p>-0.02852731</text:p>
          </table:table-cell>
          <table:table-cell office:value-type="float" office:value="-0.02647269" calcext:value-type="float">
            <text:p>-0.02647269</text:p>
          </table:table-cell>
          <table:table-cell office:value-type="float" office:value="-0.0259844" calcext:value-type="float">
            <text:p>-0.0259844</text:p>
          </table:table-cell>
          <table:table-cell office:value-type="float" office:value="-0.02798738" calcext:value-type="float">
            <text:p>-0.02798738</text:p>
          </table:table-cell>
          <table:table-cell office:value-type="float" office:value="-0.02708292" calcext:value-type="float">
            <text:p>-0.02708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021456" calcext:value-type="float">
            <text:p>-0.3021456</text:p>
          </table:table-cell>
          <table:table-cell office:value-type="float" office:value="0.01425439" calcext:value-type="float">
            <text:p>0.01425439</text:p>
          </table:table-cell>
          <table:table-cell office:value-type="float" office:value="-9999.015" calcext:value-type="float">
            <text:p>-9999.015</text:p>
          </table:table-cell>
          <table:table-cell office:value-type="float" office:value="-2.357204" calcext:value-type="float">
            <text:p>-2.35720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2001" calcext:value-type="float">
            <text:p>15022001</text:p>
          </table:table-cell>
          <table:table-cell office:value-type="float" office:value="40.13198" calcext:value-type="float">
            <text:p>40.13198</text:p>
          </table:table-cell>
          <table:table-cell office:value-type="float" office:value="3.928562" calcext:value-type="float">
            <text:p>3.928562</text:p>
          </table:table-cell>
          <table:table-cell office:value-type="float" office:value="0" calcext:value-type="float">
            <text:p>0</text:p>
          </table:table-cell>
          <table:table-cell office:value-type="float" office:value="1070.62" calcext:value-type="float">
            <text:p>1070.62</text:p>
          </table:table-cell>
          <table:table-cell office:value-type="float" office:value="-54.35187" calcext:value-type="float">
            <text:p>-54.35187</text:p>
          </table:table-cell>
          <table:table-cell office:value-type="float" office:value="112.2786" calcext:value-type="float">
            <text:p>112.2786</text:p>
          </table:table-cell>
          <table:table-cell office:value-type="float" office:value="0.2032285" calcext:value-type="float">
            <text:p>0.2032285</text:p>
          </table:table-cell>
          <table:table-cell office:value-type="float" office:value="0.2615488" calcext:value-type="float">
            <text:p>0.2615488</text:p>
          </table:table-cell>
          <table:table-cell office:value-type="float" office:value="0.2862018" calcext:value-type="float">
            <text:p>0.2862018</text:p>
          </table:table-cell>
          <table:table-cell office:value-type="float" office:value="0.2969989" calcext:value-type="float">
            <text:p>0.2969989</text:p>
          </table:table-cell>
          <table:table-cell office:value-type="float" office:value="0.3018055" calcext:value-type="float">
            <text:p>0.3018055</text:p>
          </table:table-cell>
          <table:table-cell office:value-type="float" office:value="0.2714524" calcext:value-type="float">
            <text:p>0.2714524</text:p>
          </table:table-cell>
          <table:table-cell office:value-type="float" office:value="0.2745613" calcext:value-type="float">
            <text:p>0.2745613</text:p>
          </table:table-cell>
          <table:table-cell office:value-type="float" office:value="0.3608463" calcext:value-type="float">
            <text:p>0.3608463</text:p>
          </table:table-cell>
          <table:table-cell office:value-type="float" office:value="0.3496468" calcext:value-type="float">
            <text:p>0.3496468</text:p>
          </table:table-cell>
          <table:table-cell office:value-type="float" office:value="0.3563392" calcext:value-type="float">
            <text:p>0.3563392</text:p>
          </table:table-cell>
          <table:table-cell office:value-type="float" office:value="0.3697451" calcext:value-type="float">
            <text:p>0.3697451</text:p>
          </table:table-cell>
          <table:table-cell office:value-type="float" office:value="0.3867047" calcext:value-type="float">
            <text:p>0.3867047</text:p>
          </table:table-cell>
          <table:table-cell office:value-type="float" office:value="0.4542684" calcext:value-type="float">
            <text:p>0.4542684</text:p>
          </table:table-cell>
          <table:table-cell office:value-type="float" office:value="0" calcext:value-type="float">
            <text:p>0</text:p>
          </table:table-cell>
          <table:table-cell office:value-type="float" office:value="0.006527332" calcext:value-type="float">
            <text:p>0.006527332</text:p>
          </table:table-cell>
          <table:table-cell office:value-type="float" office:value="9.685297E-016" calcext:value-type="float">
            <text:p>9.685297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7199451" calcext:value-type="float">
            <text:p>-0.7199451</text:p>
          </table:table-cell>
          <table:table-cell office:value-type="float" office:value="-0.1047969" calcext:value-type="float">
            <text:p>-0.1047969</text:p>
          </table:table-cell>
          <table:table-cell office:value-type="float" office:value="-0.05238844" calcext:value-type="float">
            <text:p>-0.05238844</text:p>
          </table:table-cell>
          <table:table-cell office:value-type="float" office:value="-0.03939463" calcext:value-type="float">
            <text:p>-0.03939463</text:p>
          </table:table-cell>
          <table:table-cell office:value-type="float" office:value="-0.03481288" calcext:value-type="float">
            <text:p>-0.03481288</text:p>
          </table:table-cell>
          <table:table-cell office:value-type="float" office:value="-0.02940665" calcext:value-type="float">
            <text:p>-0.02940665</text:p>
          </table:table-cell>
          <table:table-cell office:value-type="float" office:value="-0.02634712" calcext:value-type="float">
            <text:p>-0.02634712</text:p>
          </table:table-cell>
          <table:table-cell office:value-type="float" office:value="-0.02616943" calcext:value-type="float">
            <text:p>-0.02616943</text:p>
          </table:table-cell>
          <table:table-cell office:value-type="float" office:value="-0.02772088" calcext:value-type="float">
            <text:p>-0.02772088</text:p>
          </table:table-cell>
          <table:table-cell office:value-type="float" office:value="-0.02676158" calcext:value-type="float">
            <text:p>-0.02676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17743" calcext:value-type="float">
            <text:p>-1.917743</text:p>
          </table:table-cell>
          <table:table-cell office:value-type="float" office:value="0.01424595" calcext:value-type="float">
            <text:p>0.01424595</text:p>
          </table:table-cell>
          <table:table-cell office:value-type="float" office:value="-9999.015" calcext:value-type="float">
            <text:p>-9999.015</text:p>
          </table:table-cell>
          <table:table-cell office:value-type="float" office:value="-2.375297" calcext:value-type="float">
            <text:p>-2.37529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2001" calcext:value-type="float">
            <text:p>16022001</text:p>
          </table:table-cell>
          <table:table-cell office:value-type="float" office:value="40.13198" calcext:value-type="float">
            <text:p>40.13198</text:p>
          </table:table-cell>
          <table:table-cell office:value-type="float" office:value="3.924421" calcext:value-type="float">
            <text:p>3.924421</text:p>
          </table:table-cell>
          <table:table-cell office:value-type="float" office:value="0" calcext:value-type="float">
            <text:p>0</text:p>
          </table:table-cell>
          <table:table-cell office:value-type="float" office:value="1070.751" calcext:value-type="float">
            <text:p>1070.751</text:p>
          </table:table-cell>
          <table:table-cell office:value-type="float" office:value="-54.47796" calcext:value-type="float">
            <text:p>-54.47796</text:p>
          </table:table-cell>
          <table:table-cell office:value-type="float" office:value="110.9594" calcext:value-type="float">
            <text:p>110.9594</text:p>
          </table:table-cell>
          <table:table-cell office:value-type="float" office:value="0.1910448" calcext:value-type="float">
            <text:p>0.1910448</text:p>
          </table:table-cell>
          <table:table-cell office:value-type="float" office:value="0.2511494" calcext:value-type="float">
            <text:p>0.2511494</text:p>
          </table:table-cell>
          <table:table-cell office:value-type="float" office:value="0.284407" calcext:value-type="float">
            <text:p>0.284407</text:p>
          </table:table-cell>
          <table:table-cell office:value-type="float" office:value="0.2950624" calcext:value-type="float">
            <text:p>0.2950624</text:p>
          </table:table-cell>
          <table:table-cell office:value-type="float" office:value="0.300029" calcext:value-type="float">
            <text:p>0.300029</text:p>
          </table:table-cell>
          <table:table-cell office:value-type="float" office:value="0.2701922" calcext:value-type="float">
            <text:p>0.2701922</text:p>
          </table:table-cell>
          <table:table-cell office:value-type="float" office:value="0.2730101" calcext:value-type="float">
            <text:p>0.2730101</text:p>
          </table:table-cell>
          <table:table-cell office:value-type="float" office:value="0.3606232" calcext:value-type="float">
            <text:p>0.3606232</text:p>
          </table:table-cell>
          <table:table-cell office:value-type="float" office:value="0.349817" calcext:value-type="float">
            <text:p>0.349817</text:p>
          </table:table-cell>
          <table:table-cell office:value-type="float" office:value="0.3565891" calcext:value-type="float">
            <text:p>0.3565891</text:p>
          </table:table-cell>
          <table:table-cell office:value-type="float" office:value="0.3702064" calcext:value-type="float">
            <text:p>0.3702064</text:p>
          </table:table-cell>
          <table:table-cell office:value-type="float" office:value="0.3869768" calcext:value-type="float">
            <text:p>0.3869768</text:p>
          </table:table-cell>
          <table:table-cell office:value-type="float" office:value="0.4569384" calcext:value-type="float">
            <text:p>0.4569384</text:p>
          </table:table-cell>
          <table:table-cell office:value-type="float" office:value="0" calcext:value-type="float">
            <text:p>0</text:p>
          </table:table-cell>
          <table:table-cell office:value-type="float" office:value="0.003614724" calcext:value-type="float">
            <text:p>0.003614724</text:p>
          </table:table-cell>
          <table:table-cell office:value-type="float" office:value="0.00804504" calcext:value-type="float">
            <text:p>0.0080450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.167449" calcext:value-type="float">
            <text:p>-1.167449</text:p>
          </table:table-cell>
          <table:table-cell office:value-type="float" office:value="-0.1426857" calcext:value-type="float">
            <text:p>-0.1426857</text:p>
          </table:table-cell>
          <table:table-cell office:value-type="float" office:value="-0.05501322" calcext:value-type="float">
            <text:p>-0.05501322</text:p>
          </table:table-cell>
          <table:table-cell office:value-type="float" office:value="-0.04142435" calcext:value-type="float">
            <text:p>-0.04142435</text:p>
          </table:table-cell>
          <table:table-cell office:value-type="float" office:value="-0.03643576" calcext:value-type="float">
            <text:p>-0.03643576</text:p>
          </table:table-cell>
          <table:table-cell office:value-type="float" office:value="-0.03044338" calcext:value-type="float">
            <text:p>-0.03044338</text:p>
          </table:table-cell>
          <table:table-cell office:value-type="float" office:value="-0.02762754" calcext:value-type="float">
            <text:p>-0.02762754</text:p>
          </table:table-cell>
          <table:table-cell office:value-type="float" office:value="-0.02651927" calcext:value-type="float">
            <text:p>-0.02651927</text:p>
          </table:table-cell>
          <table:table-cell office:value-type="float" office:value="-0.02749684" calcext:value-type="float">
            <text:p>-0.02749684</text:p>
          </table:table-cell>
          <table:table-cell office:value-type="float" office:value="-0.02644244" calcext:value-type="float">
            <text:p>-0.02644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949317" calcext:value-type="float">
            <text:p>-2.949317</text:p>
          </table:table-cell>
          <table:table-cell office:value-type="float" office:value="0.01424598" calcext:value-type="float">
            <text:p>0.01424598</text:p>
          </table:table-cell>
          <table:table-cell office:value-type="float" office:value="-9999.015" calcext:value-type="float">
            <text:p>-9999.015</text:p>
          </table:table-cell>
          <table:table-cell office:value-type="float" office:value="-2.388646" calcext:value-type="float">
            <text:p>-2.38864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2001" calcext:value-type="float">
            <text:p>17022001</text:p>
          </table:table-cell>
          <table:table-cell office:value-type="float" office:value="40.13198" calcext:value-type="float">
            <text:p>40.13198</text:p>
          </table:table-cell>
          <table:table-cell office:value-type="float" office:value="3.943506" calcext:value-type="float">
            <text:p>3.943506</text:p>
          </table:table-cell>
          <table:table-cell office:value-type="float" office:value="0" calcext:value-type="float">
            <text:p>0</text:p>
          </table:table-cell>
          <table:table-cell office:value-type="float" office:value="1070.982" calcext:value-type="float">
            <text:p>1070.982</text:p>
          </table:table-cell>
          <table:table-cell office:value-type="float" office:value="-54.72866" calcext:value-type="float">
            <text:p>-54.72866</text:p>
          </table:table-cell>
          <table:table-cell office:value-type="float" office:value="109.5947" calcext:value-type="float">
            <text:p>109.5947</text:p>
          </table:table-cell>
          <table:table-cell office:value-type="float" office:value="0.1877232" calcext:value-type="float">
            <text:p>0.1877232</text:p>
          </table:table-cell>
          <table:table-cell office:value-type="float" office:value="0.2373155" calcext:value-type="float">
            <text:p>0.2373155</text:p>
          </table:table-cell>
          <table:table-cell office:value-type="float" office:value="0.2834025" calcext:value-type="float">
            <text:p>0.2834025</text:p>
          </table:table-cell>
          <table:table-cell office:value-type="float" office:value="0.2932426" calcext:value-type="float">
            <text:p>0.2932426</text:p>
          </table:table-cell>
          <table:table-cell office:value-type="float" office:value="0.2989081" calcext:value-type="float">
            <text:p>0.2989081</text:p>
          </table:table-cell>
          <table:table-cell office:value-type="float" office:value="0.2689255" calcext:value-type="float">
            <text:p>0.2689255</text:p>
          </table:table-cell>
          <table:table-cell office:value-type="float" office:value="0.2719831" calcext:value-type="float">
            <text:p>0.2719831</text:p>
          </table:table-cell>
          <table:table-cell office:value-type="float" office:value="0.360324" calcext:value-type="float">
            <text:p>0.360324</text:p>
          </table:table-cell>
          <table:table-cell office:value-type="float" office:value="0.3499477" calcext:value-type="float">
            <text:p>0.3499477</text:p>
          </table:table-cell>
          <table:table-cell office:value-type="float" office:value="0.3568355" calcext:value-type="float">
            <text:p>0.3568355</text:p>
          </table:table-cell>
          <table:table-cell office:value-type="float" office:value="0.3706354" calcext:value-type="float">
            <text:p>0.3706354</text:p>
          </table:table-cell>
          <table:table-cell office:value-type="float" office:value="0.3871941" calcext:value-type="float">
            <text:p>0.3871941</text:p>
          </table:table-cell>
          <table:table-cell office:value-type="float" office:value="0.4591604" calcext:value-type="float">
            <text:p>0.4591604</text:p>
          </table:table-cell>
          <table:table-cell office:value-type="float" office:value="0" calcext:value-type="float">
            <text:p>0</text:p>
          </table:table-cell>
          <table:table-cell office:value-type="float" office:value="0.00000003131119" calcext:value-type="float">
            <text:p>3.131119E-08</text:p>
          </table:table-cell>
          <table:table-cell office:value-type="float" office:value="0.01960974" calcext:value-type="float">
            <text:p>0.0196097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.343511" calcext:value-type="float">
            <text:p>-1.343511</text:p>
          </table:table-cell>
          <table:table-cell office:value-type="float" office:value="-0.2205615" calcext:value-type="float">
            <text:p>-0.2205615</text:p>
          </table:table-cell>
          <table:table-cell office:value-type="float" office:value="-0.05652854" calcext:value-type="float">
            <text:p>-0.05652854</text:p>
          </table:table-cell>
          <table:table-cell office:value-type="float" office:value="-0.04345513" calcext:value-type="float">
            <text:p>-0.04345513</text:p>
          </table:table-cell>
          <table:table-cell office:value-type="float" office:value="-0.037505" calcext:value-type="float">
            <text:p>-0.037505</text:p>
          </table:table-cell>
          <table:table-cell office:value-type="float" office:value="-0.0315299" calcext:value-type="float">
            <text:p>-0.0315299</text:p>
          </table:table-cell>
          <table:table-cell office:value-type="float" office:value="-0.02851685" calcext:value-type="float">
            <text:p>-0.02851685</text:p>
          </table:table-cell>
          <table:table-cell office:value-type="float" office:value="-0.02699945" calcext:value-type="float">
            <text:p>-0.02699945</text:p>
          </table:table-cell>
          <table:table-cell office:value-type="float" office:value="-0.02732599" calcext:value-type="float">
            <text:p>-0.02732599</text:p>
          </table:table-cell>
          <table:table-cell office:value-type="float" office:value="-0.02613173" calcext:value-type="float">
            <text:p>-0.02613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860878" calcext:value-type="float">
            <text:p>-2.860878</text:p>
          </table:table-cell>
          <table:table-cell office:value-type="float" office:value="0.01425758" calcext:value-type="float">
            <text:p>0.01425758</text:p>
          </table:table-cell>
          <table:table-cell office:value-type="float" office:value="-9999.015" calcext:value-type="float">
            <text:p>-9999.015</text:p>
          </table:table-cell>
          <table:table-cell office:value-type="float" office:value="-2.397831" calcext:value-type="float">
            <text:p>-2.39783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2001" calcext:value-type="float">
            <text:p>18022001</text:p>
          </table:table-cell>
          <table:table-cell office:value-type="float" office:value="40.13198" calcext:value-type="float">
            <text:p>40.13198</text:p>
          </table:table-cell>
          <table:table-cell office:value-type="float" office:value="3.942381" calcext:value-type="float">
            <text:p>3.942381</text:p>
          </table:table-cell>
          <table:table-cell office:value-type="float" office:value="0" calcext:value-type="float">
            <text:p>0</text:p>
          </table:table-cell>
          <table:table-cell office:value-type="float" office:value="1071.267" calcext:value-type="float">
            <text:p>1071.267</text:p>
          </table:table-cell>
          <table:table-cell office:value-type="float" office:value="-55.01271" calcext:value-type="float">
            <text:p>-55.01271</text:p>
          </table:table-cell>
          <table:table-cell office:value-type="float" office:value="103.469" calcext:value-type="float">
            <text:p>103.469</text:p>
          </table:table-cell>
          <table:table-cell office:value-type="float" office:value="0.2012065" calcext:value-type="float">
            <text:p>0.2012065</text:p>
          </table:table-cell>
          <table:table-cell office:value-type="float" office:value="0.2342602" calcext:value-type="float">
            <text:p>0.2342602</text:p>
          </table:table-cell>
          <table:table-cell office:value-type="float" office:value="0.2832201" calcext:value-type="float">
            <text:p>0.2832201</text:p>
          </table:table-cell>
          <table:table-cell office:value-type="float" office:value="0.292146" calcext:value-type="float">
            <text:p>0.292146</text:p>
          </table:table-cell>
          <table:table-cell office:value-type="float" office:value="0.2977426" calcext:value-type="float">
            <text:p>0.2977426</text:p>
          </table:table-cell>
          <table:table-cell office:value-type="float" office:value="0.2679961" calcext:value-type="float">
            <text:p>0.2679961</text:p>
          </table:table-cell>
          <table:table-cell office:value-type="float" office:value="0.2732401" calcext:value-type="float">
            <text:p>0.2732401</text:p>
          </table:table-cell>
          <table:table-cell office:value-type="float" office:value="0.3601725" calcext:value-type="float">
            <text:p>0.3601725</text:p>
          </table:table-cell>
          <table:table-cell office:value-type="float" office:value="0.3500438" calcext:value-type="float">
            <text:p>0.3500438</text:p>
          </table:table-cell>
          <table:table-cell office:value-type="float" office:value="0.357077" calcext:value-type="float">
            <text:p>0.357077</text:p>
          </table:table-cell>
          <table:table-cell office:value-type="float" office:value="0.3710377" calcext:value-type="float">
            <text:p>0.3710377</text:p>
          </table:table-cell>
          <table:table-cell office:value-type="float" office:value="0.3874986" calcext:value-type="float">
            <text:p>0.3874986</text:p>
          </table:table-cell>
          <table:table-cell office:value-type="float" office:value="0.4577312" calcext:value-type="float">
            <text:p>0.4577312</text:p>
          </table:table-cell>
          <table:table-cell office:value-type="float" office:value="0" calcext:value-type="float">
            <text:p>0</text:p>
          </table:table-cell>
          <table:table-cell office:value-type="float" office:value="0.00000003293132" calcext:value-type="float">
            <text:p>3.293132E-08</text:p>
          </table:table-cell>
          <table:table-cell office:value-type="float" office:value="0.02064718" calcext:value-type="float">
            <text:p>0.0206471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7941408" calcext:value-type="float">
            <text:p>-0.7941408</text:p>
          </table:table-cell>
          <table:table-cell office:value-type="float" office:value="-0.2459814" calcext:value-type="float">
            <text:p>-0.2459814</text:p>
          </table:table-cell>
          <table:table-cell office:value-type="float" office:value="-0.0568045" calcext:value-type="float">
            <text:p>-0.0568045</text:p>
          </table:table-cell>
          <table:table-cell office:value-type="float" office:value="-0.04473393" calcext:value-type="float">
            <text:p>-0.04473393</text:p>
          </table:table-cell>
          <table:table-cell office:value-type="float" office:value="-0.03865226" calcext:value-type="float">
            <text:p>-0.03865226</text:p>
          </table:table-cell>
          <table:table-cell office:value-type="float" office:value="-0.03236033" calcext:value-type="float">
            <text:p>-0.03236033</text:p>
          </table:table-cell>
          <table:table-cell office:value-type="float" office:value="-0.02742461" calcext:value-type="float">
            <text:p>-0.02742461</text:p>
          </table:table-cell>
          <table:table-cell office:value-type="float" office:value="-0.02725201" calcext:value-type="float">
            <text:p>-0.02725201</text:p>
          </table:table-cell>
          <table:table-cell office:value-type="float" office:value="-0.02720116" calcext:value-type="float">
            <text:p>-0.02720116</text:p>
          </table:table-cell>
          <table:table-cell office:value-type="float" office:value="-0.02583085" calcext:value-type="float">
            <text:p>-0.02583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108683" calcext:value-type="float">
            <text:p>-1.108683</text:p>
          </table:table-cell>
          <table:table-cell office:value-type="float" office:value="0.014223" calcext:value-type="float">
            <text:p>0.014223</text:p>
          </table:table-cell>
          <table:table-cell office:value-type="float" office:value="-9999.015" calcext:value-type="float">
            <text:p>-9999.015</text:p>
          </table:table-cell>
          <table:table-cell office:value-type="float" office:value="-2.374472" calcext:value-type="float">
            <text:p>-2.37447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2001" calcext:value-type="float">
            <text:p>19022001</text:p>
          </table:table-cell>
          <table:table-cell office:value-type="float" office:value="40.13198" calcext:value-type="float">
            <text:p>40.13198</text:p>
          </table:table-cell>
          <table:table-cell office:value-type="float" office:value="3.928879" calcext:value-type="float">
            <text:p>3.928879</text:p>
          </table:table-cell>
          <table:table-cell office:value-type="float" office:value="0" calcext:value-type="float">
            <text:p>0</text:p>
          </table:table-cell>
          <table:table-cell office:value-type="float" office:value="1071.502" calcext:value-type="float">
            <text:p>1071.502</text:p>
          </table:table-cell>
          <table:table-cell office:value-type="float" office:value="-55.23394" calcext:value-type="float">
            <text:p>-55.23394</text:p>
          </table:table-cell>
          <table:table-cell office:value-type="float" office:value="92.43658" calcext:value-type="float">
            <text:p>92.43658</text:p>
          </table:table-cell>
          <table:table-cell office:value-type="float" office:value="0.2140851" calcext:value-type="float">
            <text:p>0.2140851</text:p>
          </table:table-cell>
          <table:table-cell office:value-type="float" office:value="0.2429714" calcext:value-type="float">
            <text:p>0.2429714</text:p>
          </table:table-cell>
          <table:table-cell office:value-type="float" office:value="0.2817404" calcext:value-type="float">
            <text:p>0.2817404</text:p>
          </table:table-cell>
          <table:table-cell office:value-type="float" office:value="0.2913945" calcext:value-type="float">
            <text:p>0.2913945</text:p>
          </table:table-cell>
          <table:table-cell office:value-type="float" office:value="0.2970907" calcext:value-type="float">
            <text:p>0.2970907</text:p>
          </table:table-cell>
          <table:table-cell office:value-type="float" office:value="0.2688163" calcext:value-type="float">
            <text:p>0.2688163</text:p>
          </table:table-cell>
          <table:table-cell office:value-type="float" office:value="0.2862506" calcext:value-type="float">
            <text:p>0.2862506</text:p>
          </table:table-cell>
          <table:table-cell office:value-type="float" office:value="0.3611835" calcext:value-type="float">
            <text:p>0.3611835</text:p>
          </table:table-cell>
          <table:table-cell office:value-type="float" office:value="0.3501572" calcext:value-type="float">
            <text:p>0.3501572</text:p>
          </table:table-cell>
          <table:table-cell office:value-type="float" office:value="0.3573123" calcext:value-type="float">
            <text:p>0.3573123</text:p>
          </table:table-cell>
          <table:table-cell office:value-type="float" office:value="0.3714194" calcext:value-type="float">
            <text:p>0.3714194</text:p>
          </table:table-cell>
          <table:table-cell office:value-type="float" office:value="0.3877571" calcext:value-type="float">
            <text:p>0.3877571</text:p>
          </table:table-cell>
          <table:table-cell office:value-type="float" office:value="0.460236" calcext:value-type="float">
            <text:p>0.460236</text:p>
          </table:table-cell>
          <table:table-cell office:value-type="float" office:value="0" calcext:value-type="float">
            <text:p>0</text:p>
          </table:table-cell>
          <table:table-cell office:value-type="float" office:value="0.0000000218498" calcext:value-type="float">
            <text:p>2.18498E-08</text:p>
          </table:table-cell>
          <table:table-cell office:value-type="float" office:value="0.01357342" calcext:value-type="float">
            <text:p>0.0135734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4867164" calcext:value-type="float">
            <text:p>-0.4867164</text:p>
          </table:table-cell>
          <table:table-cell office:value-type="float" office:value="-0.1856815" calcext:value-type="float">
            <text:p>-0.1856815</text:p>
          </table:table-cell>
          <table:table-cell office:value-type="float" office:value="-0.05911922" calcext:value-type="float">
            <text:p>-0.05911922</text:p>
          </table:table-cell>
          <table:table-cell office:value-type="float" office:value="-0.04564037" calcext:value-type="float">
            <text:p>-0.04564037</text:p>
          </table:table-cell>
          <table:table-cell office:value-type="float" office:value="-0.0393239" calcext:value-type="float">
            <text:p>-0.0393239</text:p>
          </table:table-cell>
          <table:table-cell office:value-type="float" office:value="-0.03165801" calcext:value-type="float">
            <text:p>-0.03165801</text:p>
          </table:table-cell>
          <table:table-cell office:value-type="float" office:value="-0.01850098" calcext:value-type="float">
            <text:p>-0.01850098</text:p>
          </table:table-cell>
          <table:table-cell office:value-type="float" office:value="-0.02567926" calcext:value-type="float">
            <text:p>-0.02567926</text:p>
          </table:table-cell>
          <table:table-cell office:value-type="float" office:value="-0.02705649" calcext:value-type="float">
            <text:p>-0.02705649</text:p>
          </table:table-cell>
          <table:table-cell office:value-type="float" office:value="-0.02554124" calcext:value-type="float">
            <text:p>-0.02554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233348" calcext:value-type="float">
            <text:p>-0.9233348</text:p>
          </table:table-cell>
          <table:table-cell office:value-type="float" office:value="0.01418384" calcext:value-type="float">
            <text:p>0.01418384</text:p>
          </table:table-cell>
          <table:table-cell office:value-type="float" office:value="-9999.015" calcext:value-type="float">
            <text:p>-9999.015</text:p>
          </table:table-cell>
          <table:table-cell office:value-type="float" office:value="-2.385754" calcext:value-type="float">
            <text:p>-2.38575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2001" calcext:value-type="float">
            <text:p>20022001</text:p>
          </table:table-cell>
          <table:table-cell office:value-type="float" office:value="40.13198" calcext:value-type="float">
            <text:p>40.13198</text:p>
          </table:table-cell>
          <table:table-cell office:value-type="float" office:value="4.003879" calcext:value-type="float">
            <text:p>4.003879</text:p>
          </table:table-cell>
          <table:table-cell office:value-type="float" office:value="0" calcext:value-type="float">
            <text:p>0</text:p>
          </table:table-cell>
          <table:table-cell office:value-type="float" office:value="1071.56" calcext:value-type="float">
            <text:p>1071.56</text:p>
          </table:table-cell>
          <table:table-cell office:value-type="float" office:value="-55.36725" calcext:value-type="float">
            <text:p>-55.36725</text:p>
          </table:table-cell>
          <table:table-cell office:value-type="float" office:value="89.23682" calcext:value-type="float">
            <text:p>89.23682</text:p>
          </table:table-cell>
          <table:table-cell office:value-type="float" office:value="0.2085683" calcext:value-type="float">
            <text:p>0.2085683</text:p>
          </table:table-cell>
          <table:table-cell office:value-type="float" office:value="0.2456921" calcext:value-type="float">
            <text:p>0.2456921</text:p>
          </table:table-cell>
          <table:table-cell office:value-type="float" office:value="0.2803822" calcext:value-type="float">
            <text:p>0.2803822</text:p>
          </table:table-cell>
          <table:table-cell office:value-type="float" office:value="0.2911899" calcext:value-type="float">
            <text:p>0.2911899</text:p>
          </table:table-cell>
          <table:table-cell office:value-type="float" office:value="0.2973928" calcext:value-type="float">
            <text:p>0.2973928</text:p>
          </table:table-cell>
          <table:table-cell office:value-type="float" office:value="0.269474" calcext:value-type="float">
            <text:p>0.269474</text:p>
          </table:table-cell>
          <table:table-cell office:value-type="float" office:value="0.2774699" calcext:value-type="float">
            <text:p>0.2774699</text:p>
          </table:table-cell>
          <table:table-cell office:value-type="float" office:value="0.3619213" calcext:value-type="float">
            <text:p>0.3619213</text:p>
          </table:table-cell>
          <table:table-cell office:value-type="float" office:value="0.350406" calcext:value-type="float">
            <text:p>0.350406</text:p>
          </table:table-cell>
          <table:table-cell office:value-type="float" office:value="0.357545" calcext:value-type="float">
            <text:p>0.357545</text:p>
          </table:table-cell>
          <table:table-cell office:value-type="float" office:value="0.3717799" calcext:value-type="float">
            <text:p>0.3717799</text:p>
          </table:table-cell>
          <table:table-cell office:value-type="float" office:value="0.3879632" calcext:value-type="float">
            <text:p>0.3879632</text:p>
          </table:table-cell>
          <table:table-cell office:value-type="float" office:value="0.4619688" calcext:value-type="float">
            <text:p>0.4619688</text:p>
          </table:table-cell>
          <table:table-cell office:value-type="float" office:value="0" calcext:value-type="float">
            <text:p>0</text:p>
          </table:table-cell>
          <table:table-cell office:value-type="float" office:value="0.001328876" calcext:value-type="float">
            <text:p>0.001328876</text:p>
          </table:table-cell>
          <table:table-cell office:value-type="float" office:value="0.008840501" calcext:value-type="float">
            <text:p>0.00884050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5942076" calcext:value-type="float">
            <text:p>-0.5942076</text:p>
          </table:table-cell>
          <table:table-cell office:value-type="float" office:value="-0.1695362" calcext:value-type="float">
            <text:p>-0.1695362</text:p>
          </table:table-cell>
          <table:table-cell office:value-type="float" office:value="-0.06139025" calcext:value-type="float">
            <text:p>-0.06139025</text:p>
          </table:table-cell>
          <table:table-cell office:value-type="float" office:value="-0.04588417" calcext:value-type="float">
            <text:p>-0.04588417</text:p>
          </table:table-cell>
          <table:table-cell office:value-type="float" office:value="-0.03901305" calcext:value-type="float">
            <text:p>-0.03901305</text:p>
          </table:table-cell>
          <table:table-cell office:value-type="float" office:value="-0.03106088" calcext:value-type="float">
            <text:p>-0.03106088</text:p>
          </table:table-cell>
          <table:table-cell office:value-type="float" office:value="-0.0240973" calcext:value-type="float">
            <text:p>-0.0240973</text:p>
          </table:table-cell>
          <table:table-cell office:value-type="float" office:value="-0.02453942" calcext:value-type="float">
            <text:p>-0.02453942</text:p>
          </table:table-cell>
          <table:table-cell office:value-type="float" office:value="-0.02673945" calcext:value-type="float">
            <text:p>-0.02673945</text:p>
          </table:table-cell>
          <table:table-cell office:value-type="float" office:value="-0.02525828" calcext:value-type="float">
            <text:p>-0.025258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780053" calcext:value-type="float">
            <text:p>-0.9780053</text:p>
          </table:table-cell>
          <table:table-cell office:value-type="float" office:value="0.01412998" calcext:value-type="float">
            <text:p>0.01412998</text:p>
          </table:table-cell>
          <table:table-cell office:value-type="float" office:value="-9999.015" calcext:value-type="float">
            <text:p>-9999.015</text:p>
          </table:table-cell>
          <table:table-cell office:value-type="float" office:value="-2.394271" calcext:value-type="float">
            <text:p>-2.39427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2001" calcext:value-type="float">
            <text:p>21022001</text:p>
          </table:table-cell>
          <table:table-cell office:value-type="float" office:value="40.13198" calcext:value-type="float">
            <text:p>40.13198</text:p>
          </table:table-cell>
          <table:table-cell office:value-type="float" office:value="4.107913" calcext:value-type="float">
            <text:p>4.107913</text:p>
          </table:table-cell>
          <table:table-cell office:value-type="float" office:value="0" calcext:value-type="float">
            <text:p>0</text:p>
          </table:table-cell>
          <table:table-cell office:value-type="float" office:value="1071.17" calcext:value-type="float">
            <text:p>1071.17</text:p>
          </table:table-cell>
          <table:table-cell office:value-type="float" office:value="-55.08035" calcext:value-type="float">
            <text:p>-55.08035</text:p>
          </table:table-cell>
          <table:table-cell office:value-type="float" office:value="87.60304" calcext:value-type="float">
            <text:p>87.60304</text:p>
          </table:table-cell>
          <table:table-cell office:value-type="float" office:value="0.189743" calcext:value-type="float">
            <text:p>0.189743</text:p>
          </table:table-cell>
          <table:table-cell office:value-type="float" office:value="0.2356358" calcext:value-type="float">
            <text:p>0.2356358</text:p>
          </table:table-cell>
          <table:table-cell office:value-type="float" office:value="0.2798162" calcext:value-type="float">
            <text:p>0.2798162</text:p>
          </table:table-cell>
          <table:table-cell office:value-type="float" office:value="0.290827" calcext:value-type="float">
            <text:p>0.290827</text:p>
          </table:table-cell>
          <table:table-cell office:value-type="float" office:value="0.2970408" calcext:value-type="float">
            <text:p>0.2970408</text:p>
          </table:table-cell>
          <table:table-cell office:value-type="float" office:value="0.2686974" calcext:value-type="float">
            <text:p>0.2686974</text:p>
          </table:table-cell>
          <table:table-cell office:value-type="float" office:value="0.2743738" calcext:value-type="float">
            <text:p>0.2743738</text:p>
          </table:table-cell>
          <table:table-cell office:value-type="float" office:value="0.3616385" calcext:value-type="float">
            <text:p>0.3616385</text:p>
          </table:table-cell>
          <table:table-cell office:value-type="float" office:value="0.3506407" calcext:value-type="float">
            <text:p>0.3506407</text:p>
          </table:table-cell>
          <table:table-cell office:value-type="float" office:value="0.357781" calcext:value-type="float">
            <text:p>0.357781</text:p>
          </table:table-cell>
          <table:table-cell office:value-type="float" office:value="0.3721707" calcext:value-type="float">
            <text:p>0.3721707</text:p>
          </table:table-cell>
          <table:table-cell office:value-type="float" office:value="0.3882732" calcext:value-type="float">
            <text:p>0.3882732</text:p>
          </table:table-cell>
          <table:table-cell office:value-type="float" office:value="0.4610535" calcext:value-type="float">
            <text:p>0.4610535</text:p>
          </table:table-cell>
          <table:table-cell office:value-type="float" office:value="0" calcext:value-type="float">
            <text:p>0</text:p>
          </table:table-cell>
          <table:table-cell office:value-type="float" office:value="0.01093281" calcext:value-type="float">
            <text:p>0.01093281</text:p>
          </table:table-cell>
          <table:table-cell office:value-type="float" office:value="0.01694819" calcext:value-type="float">
            <text:p>0.0169481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.22133" calcext:value-type="float">
            <text:p>-1.22133</text:p>
          </table:table-cell>
          <table:table-cell office:value-type="float" office:value="-0.2328098" calcext:value-type="float">
            <text:p>-0.2328098</text:p>
          </table:table-cell>
          <table:table-cell office:value-type="float" office:value="-0.06234673" calcext:value-type="float">
            <text:p>-0.06234673</text:p>
          </table:table-cell>
          <table:table-cell office:value-type="float" office:value="-0.04632518" calcext:value-type="float">
            <text:p>-0.04632518</text:p>
          </table:table-cell>
          <table:table-cell office:value-type="float" office:value="-0.03936521" calcext:value-type="float">
            <text:p>-0.03936521</text:p>
          </table:table-cell>
          <table:table-cell office:value-type="float" office:value="-0.03173246" calcext:value-type="float">
            <text:p>-0.03173246</text:p>
          </table:table-cell>
          <table:table-cell office:value-type="float" office:value="-0.02649048" calcext:value-type="float">
            <text:p>-0.02649048</text:p>
          </table:table-cell>
          <table:table-cell office:value-type="float" office:value="-0.02495221" calcext:value-type="float">
            <text:p>-0.02495221</text:p>
          </table:table-cell>
          <table:table-cell office:value-type="float" office:value="-0.02644258" calcext:value-type="float">
            <text:p>-0.02644258</text:p>
          </table:table-cell>
          <table:table-cell office:value-type="float" office:value="-0.02497479" calcext:value-type="float">
            <text:p>-0.024974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786334" calcext:value-type="float">
            <text:p>-2.786334</text:p>
          </table:table-cell>
          <table:table-cell office:value-type="float" office:value="0.01416132" calcext:value-type="float">
            <text:p>0.01416132</text:p>
          </table:table-cell>
          <table:table-cell office:value-type="float" office:value="-9999.015" calcext:value-type="float">
            <text:p>-9999.015</text:p>
          </table:table-cell>
          <table:table-cell office:value-type="float" office:value="-2.387845" calcext:value-type="float">
            <text:p>-2.38784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2001" calcext:value-type="float">
            <text:p>22022001</text:p>
          </table:table-cell>
          <table:table-cell office:value-type="float" office:value="41.71948" calcext:value-type="float">
            <text:p>41.71948</text:p>
          </table:table-cell>
          <table:table-cell office:value-type="float" office:value="4.057944" calcext:value-type="float">
            <text:p>4.057944</text:p>
          </table:table-cell>
          <table:table-cell office:value-type="float" office:value="0" calcext:value-type="float">
            <text:p>0</text:p>
          </table:table-cell>
          <table:table-cell office:value-type="float" office:value="1072.455" calcext:value-type="float">
            <text:p>1072.455</text:p>
          </table:table-cell>
          <table:table-cell office:value-type="float" office:value="-54.72853" calcext:value-type="float">
            <text:p>-54.72853</text:p>
          </table:table-cell>
          <table:table-cell office:value-type="float" office:value="91.11059" calcext:value-type="float">
            <text:p>91.11059</text:p>
          </table:table-cell>
          <table:table-cell office:value-type="float" office:value="0.2062807" calcext:value-type="float">
            <text:p>0.2062807</text:p>
          </table:table-cell>
          <table:table-cell office:value-type="float" office:value="0.2312938" calcext:value-type="float">
            <text:p>0.2312938</text:p>
          </table:table-cell>
          <table:table-cell office:value-type="float" office:value="0.2801" calcext:value-type="float">
            <text:p>0.2801</text:p>
          </table:table-cell>
          <table:table-cell office:value-type="float" office:value="0.2905524" calcext:value-type="float">
            <text:p>0.2905524</text:p>
          </table:table-cell>
          <table:table-cell office:value-type="float" office:value="0.2967038" calcext:value-type="float">
            <text:p>0.2967038</text:p>
          </table:table-cell>
          <table:table-cell office:value-type="float" office:value="0.2692769" calcext:value-type="float">
            <text:p>0.2692769</text:p>
          </table:table-cell>
          <table:table-cell office:value-type="float" office:value="0.2876199" calcext:value-type="float">
            <text:p>0.2876199</text:p>
          </table:table-cell>
          <table:table-cell office:value-type="float" office:value="0.3622422" calcext:value-type="float">
            <text:p>0.3622422</text:p>
          </table:table-cell>
          <table:table-cell office:value-type="float" office:value="0.3508381" calcext:value-type="float">
            <text:p>0.3508381</text:p>
          </table:table-cell>
          <table:table-cell office:value-type="float" office:value="0.3580158" calcext:value-type="float">
            <text:p>0.3580158</text:p>
          </table:table-cell>
          <table:table-cell office:value-type="float" office:value="0.3725562" calcext:value-type="float">
            <text:p>0.3725562</text:p>
          </table:table-cell>
          <table:table-cell office:value-type="float" office:value="0.3885942" calcext:value-type="float">
            <text:p>0.3885942</text:p>
          </table:table-cell>
          <table:table-cell office:value-type="float" office:value="0.4619718" calcext:value-type="float">
            <text:p>0.4619718</text:p>
          </table:table-cell>
          <table:table-cell office:value-type="float" office:value="0" calcext:value-type="float">
            <text:p>0</text:p>
          </table:table-cell>
          <table:table-cell office:value-type="float" office:value="0.002570351" calcext:value-type="float">
            <text:p>0.002570351</text:p>
          </table:table-cell>
          <table:table-cell office:value-type="float" office:value="0.02197415" calcext:value-type="float">
            <text:p>0.021974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631014" calcext:value-type="float">
            <text:p>-0.631014</text:p>
          </table:table-cell>
          <table:table-cell office:value-type="float" office:value="-0.2700191" calcext:value-type="float">
            <text:p>-0.2700191</text:p>
          </table:table-cell>
          <table:table-cell office:value-type="float" office:value="-0.06187581" calcext:value-type="float">
            <text:p>-0.06187581</text:p>
          </table:table-cell>
          <table:table-cell office:value-type="float" office:value="-0.04666708" calcext:value-type="float">
            <text:p>-0.04666708</text:p>
          </table:table-cell>
          <table:table-cell office:value-type="float" office:value="-0.03972167" calcext:value-type="float">
            <text:p>-0.03972167</text:p>
          </table:table-cell>
          <table:table-cell office:value-type="float" office:value="-0.03125687" calcext:value-type="float">
            <text:p>-0.03125687</text:p>
          </table:table-cell>
          <table:table-cell office:value-type="float" office:value="-0.01777364" calcext:value-type="float">
            <text:p>-0.01777364</text:p>
          </table:table-cell>
          <table:table-cell office:value-type="float" office:value="-0.02410165" calcext:value-type="float">
            <text:p>-0.02410165</text:p>
          </table:table-cell>
          <table:table-cell office:value-type="float" office:value="-0.02619669" calcext:value-type="float">
            <text:p>-0.02619669</text:p>
          </table:table-cell>
          <table:table-cell office:value-type="float" office:value="-0.02469584" calcext:value-type="float">
            <text:p>-0.02469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95411" calcext:value-type="float">
            <text:p>-1.395411</text:p>
          </table:table-cell>
          <table:table-cell office:value-type="float" office:value="0.01415104" calcext:value-type="float">
            <text:p>0.01415104</text:p>
          </table:table-cell>
          <table:table-cell office:value-type="float" office:value="-9999.015" calcext:value-type="float">
            <text:p>-9999.015</text:p>
          </table:table-cell>
          <table:table-cell office:value-type="float" office:value="-2.395219" calcext:value-type="float">
            <text:p>-2.39521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2001" calcext:value-type="float">
            <text:p>23022001</text:p>
          </table:table-cell>
          <table:table-cell office:value-type="float" office:value="49.65697" calcext:value-type="float">
            <text:p>49.65697</text:p>
          </table:table-cell>
          <table:table-cell office:value-type="float" office:value="4.039114" calcext:value-type="float">
            <text:p>4.039114</text:p>
          </table:table-cell>
          <table:table-cell office:value-type="float" office:value="0" calcext:value-type="float">
            <text:p>0</text:p>
          </table:table-cell>
          <table:table-cell office:value-type="float" office:value="1080.31" calcext:value-type="float">
            <text:p>1080.31</text:p>
          </table:table-cell>
          <table:table-cell office:value-type="float" office:value="-54.62685" calcext:value-type="float">
            <text:p>-54.62685</text:p>
          </table:table-cell>
          <table:table-cell office:value-type="float" office:value="131.7322" calcext:value-type="float">
            <text:p>131.7322</text:p>
          </table:table-cell>
          <table:table-cell office:value-type="float" office:value="0.2056353" calcext:value-type="float">
            <text:p>0.2056353</text:p>
          </table:table-cell>
          <table:table-cell office:value-type="float" office:value="0.2323814" calcext:value-type="float">
            <text:p>0.2323814</text:p>
          </table:table-cell>
          <table:table-cell office:value-type="float" office:value="0.2801885" calcext:value-type="float">
            <text:p>0.2801885</text:p>
          </table:table-cell>
          <table:table-cell office:value-type="float" office:value="0.2906505" calcext:value-type="float">
            <text:p>0.2906505</text:p>
          </table:table-cell>
          <table:table-cell office:value-type="float" office:value="0.2971892" calcext:value-type="float">
            <text:p>0.2971892</text:p>
          </table:table-cell>
          <table:table-cell office:value-type="float" office:value="0.2703573" calcext:value-type="float">
            <text:p>0.2703573</text:p>
          </table:table-cell>
          <table:table-cell office:value-type="float" office:value="0.2829911" calcext:value-type="float">
            <text:p>0.2829911</text:p>
          </table:table-cell>
          <table:table-cell office:value-type="float" office:value="0.3631167" calcext:value-type="float">
            <text:p>0.3631167</text:p>
          </table:table-cell>
          <table:table-cell office:value-type="float" office:value="0.3511279" calcext:value-type="float">
            <text:p>0.3511279</text:p>
          </table:table-cell>
          <table:table-cell office:value-type="float" office:value="0.3582517" calcext:value-type="float">
            <text:p>0.3582517</text:p>
          </table:table-cell>
          <table:table-cell office:value-type="float" office:value="0.3729235" calcext:value-type="float">
            <text:p>0.3729235</text:p>
          </table:table-cell>
          <table:table-cell office:value-type="float" office:value="0.3888952" calcext:value-type="float">
            <text:p>0.3888952</text:p>
          </table:table-cell>
          <table:table-cell office:value-type="float" office:value="0.461843" calcext:value-type="float">
            <text:p>0.461843</text:p>
          </table:table-cell>
          <table:table-cell office:value-type="float" office:value="0" calcext:value-type="float">
            <text:p>0</text:p>
          </table:table-cell>
          <table:table-cell office:value-type="float" office:value="0.00000003034312" calcext:value-type="float">
            <text:p>3.034312E-08</text:p>
          </table:table-cell>
          <table:table-cell office:value-type="float" office:value="0.0209346" calcext:value-type="float">
            <text:p>0.020934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66666" calcext:value-type="float">
            <text:p>-0.66666</text:p>
          </table:table-cell>
          <table:table-cell office:value-type="float" office:value="-0.2615962" calcext:value-type="float">
            <text:p>-0.2615962</text:p>
          </table:table-cell>
          <table:table-cell office:value-type="float" office:value="-0.06172935" calcext:value-type="float">
            <text:p>-0.06172935</text:p>
          </table:table-cell>
          <table:table-cell office:value-type="float" office:value="-0.04655022" calcext:value-type="float">
            <text:p>-0.04655022</text:p>
          </table:table-cell>
          <table:table-cell office:value-type="float" office:value="-0.03922492" calcext:value-type="float">
            <text:p>-0.03922492</text:p>
          </table:table-cell>
          <table:table-cell office:value-type="float" office:value="-0.03032154" calcext:value-type="float">
            <text:p>-0.03032154</text:p>
          </table:table-cell>
          <table:table-cell office:value-type="float" office:value="-0.02040344" calcext:value-type="float">
            <text:p>-0.02040344</text:p>
          </table:table-cell>
          <table:table-cell office:value-type="float" office:value="-0.02285799" calcext:value-type="float">
            <text:p>-0.02285799</text:p>
          </table:table-cell>
          <table:table-cell office:value-type="float" office:value="-0.02584017" calcext:value-type="float">
            <text:p>-0.02584017</text:p>
          </table:table-cell>
          <table:table-cell office:value-type="float" office:value="-0.02441891" calcext:value-type="float">
            <text:p>-0.024418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48736" calcext:value-type="float">
            <text:p>-1.048736</text:p>
          </table:table-cell>
          <table:table-cell office:value-type="float" office:value="0.01410551" calcext:value-type="float">
            <text:p>0.01410551</text:p>
          </table:table-cell>
          <table:table-cell office:value-type="float" office:value="-9999.014" calcext:value-type="float">
            <text:p>-9999.014</text:p>
          </table:table-cell>
          <table:table-cell office:value-type="float" office:value="-2.389229" calcext:value-type="float">
            <text:p>-2.38922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2001" calcext:value-type="float">
            <text:p>24022001</text:p>
          </table:table-cell>
          <table:table-cell office:value-type="float" office:value="59.18199" calcext:value-type="float">
            <text:p>59.18199</text:p>
          </table:table-cell>
          <table:table-cell office:value-type="float" office:value="3.930786" calcext:value-type="float">
            <text:p>3.930786</text:p>
          </table:table-cell>
          <table:table-cell office:value-type="float" office:value="0" calcext:value-type="float">
            <text:p>0</text:p>
          </table:table-cell>
          <table:table-cell office:value-type="float" office:value="1089.724" calcext:value-type="float">
            <text:p>1089.724</text:p>
          </table:table-cell>
          <table:table-cell office:value-type="float" office:value="-54.40665" calcext:value-type="float">
            <text:p>-54.40665</text:p>
          </table:table-cell>
          <table:table-cell office:value-type="float" office:value="169.4331" calcext:value-type="float">
            <text:p>169.4331</text:p>
          </table:table-cell>
          <table:table-cell office:value-type="float" office:value="0.2114013" calcext:value-type="float">
            <text:p>0.2114013</text:p>
          </table:table-cell>
          <table:table-cell office:value-type="float" office:value="0.2398063" calcext:value-type="float">
            <text:p>0.2398063</text:p>
          </table:table-cell>
          <table:table-cell office:value-type="float" office:value="0.2798587" calcext:value-type="float">
            <text:p>0.2798587</text:p>
          </table:table-cell>
          <table:table-cell office:value-type="float" office:value="0.2907801" calcext:value-type="float">
            <text:p>0.2907801</text:p>
          </table:table-cell>
          <table:table-cell office:value-type="float" office:value="0.2973977" calcext:value-type="float">
            <text:p>0.2973977</text:p>
          </table:table-cell>
          <table:table-cell office:value-type="float" office:value="0.2701153" calcext:value-type="float">
            <text:p>0.2701153</text:p>
          </table:table-cell>
          <table:table-cell office:value-type="float" office:value="0.2776096" calcext:value-type="float">
            <text:p>0.2776096</text:p>
          </table:table-cell>
          <table:table-cell office:value-type="float" office:value="0.3630403" calcext:value-type="float">
            <text:p>0.3630403</text:p>
          </table:table-cell>
          <table:table-cell office:value-type="float" office:value="0.351427" calcext:value-type="float">
            <text:p>0.351427</text:p>
          </table:table-cell>
          <table:table-cell office:value-type="float" office:value="0.3584902" calcext:value-type="float">
            <text:p>0.3584902</text:p>
          </table:table-cell>
          <table:table-cell office:value-type="float" office:value="0.3732748" calcext:value-type="float">
            <text:p>0.3732748</text:p>
          </table:table-cell>
          <table:table-cell office:value-type="float" office:value="0.3891503" calcext:value-type="float">
            <text:p>0.3891503</text:p>
          </table:table-cell>
          <table:table-cell office:value-type="float" office:value="0.4620411" calcext:value-type="float">
            <text:p>0.4620411</text:p>
          </table:table-cell>
          <table:table-cell office:value-type="float" office:value="0" calcext:value-type="float">
            <text:p>0</text:p>
          </table:table-cell>
          <table:table-cell office:value-type="float" office:value="0.00000001841225" calcext:value-type="float">
            <text:p>1.841225E-08</text:p>
          </table:table-cell>
          <table:table-cell office:value-type="float" office:value="0.01267171" calcext:value-type="float">
            <text:p>0.0126717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5431397" calcext:value-type="float">
            <text:p>-0.5431397</text:p>
          </table:table-cell>
          <table:table-cell office:value-type="float" office:value="-0.2052417" calcext:value-type="float">
            <text:p>-0.2052417</text:p>
          </table:table-cell>
          <table:table-cell office:value-type="float" office:value="-0.06229222" calcext:value-type="float">
            <text:p>-0.06229222</text:p>
          </table:table-cell>
          <table:table-cell office:value-type="float" office:value="-0.04638764" calcext:value-type="float">
            <text:p>-0.04638764</text:p>
          </table:table-cell>
          <table:table-cell office:value-type="float" office:value="-0.03900779" calcext:value-type="float">
            <text:p>-0.03900779</text:p>
          </table:table-cell>
          <table:table-cell office:value-type="float" office:value="-0.03051199" calcext:value-type="float">
            <text:p>-0.03051199</text:p>
          </table:table-cell>
          <table:table-cell office:value-type="float" office:value="-0.02400756" calcext:value-type="float">
            <text:p>-0.02400756</text:p>
          </table:table-cell>
          <table:table-cell office:value-type="float" office:value="-0.02294885" calcext:value-type="float">
            <text:p>-0.02294885</text:p>
          </table:table-cell>
          <table:table-cell office:value-type="float" office:value="-0.02547622" calcext:value-type="float">
            <text:p>-0.02547622</text:p>
          </table:table-cell>
          <table:table-cell office:value-type="float" office:value="-0.02414246" calcext:value-type="float">
            <text:p>-0.02414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815024" calcext:value-type="float">
            <text:p>-0.6815024</text:p>
          </table:table-cell>
          <table:table-cell office:value-type="float" office:value="0.0140386" calcext:value-type="float">
            <text:p>0.0140386</text:p>
          </table:table-cell>
          <table:table-cell office:value-type="float" office:value="-9999.014" calcext:value-type="float">
            <text:p>-9999.014</text:p>
          </table:table-cell>
          <table:table-cell office:value-type="float" office:value="-2.395535" calcext:value-type="float">
            <text:p>-2.39553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2001" calcext:value-type="float">
            <text:p>25022001</text:p>
          </table:table-cell>
          <table:table-cell office:value-type="float" office:value="59.18199" calcext:value-type="float">
            <text:p>59.18199</text:p>
          </table:table-cell>
          <table:table-cell office:value-type="float" office:value="3.892405" calcext:value-type="float">
            <text:p>3.892405</text:p>
          </table:table-cell>
          <table:table-cell office:value-type="float" office:value="0" calcext:value-type="float">
            <text:p>0</text:p>
          </table:table-cell>
          <table:table-cell office:value-type="float" office:value="1089.999" calcext:value-type="float">
            <text:p>1089.999</text:p>
          </table:table-cell>
          <table:table-cell office:value-type="float" office:value="-54.6431" calcext:value-type="float">
            <text:p>-54.6431</text:p>
          </table:table-cell>
          <table:table-cell office:value-type="float" office:value="165.0461" calcext:value-type="float">
            <text:p>165.0461</text:p>
          </table:table-cell>
          <table:table-cell office:value-type="float" office:value="0.2270078" calcext:value-type="float">
            <text:p>0.2270078</text:p>
          </table:table-cell>
          <table:table-cell office:value-type="float" office:value="0.2508063" calcext:value-type="float">
            <text:p>0.2508063</text:p>
          </table:table-cell>
          <table:table-cell office:value-type="float" office:value="0.2789497" calcext:value-type="float">
            <text:p>0.2789497</text:p>
          </table:table-cell>
          <table:table-cell office:value-type="float" office:value="0.2905032" calcext:value-type="float">
            <text:p>0.2905032</text:p>
          </table:table-cell>
          <table:table-cell office:value-type="float" office:value="0.2970374" calcext:value-type="float">
            <text:p>0.2970374</text:p>
          </table:table-cell>
          <table:table-cell office:value-type="float" office:value="0.2691718" calcext:value-type="float">
            <text:p>0.2691718</text:p>
          </table:table-cell>
          <table:table-cell office:value-type="float" office:value="0.2752436" calcext:value-type="float">
            <text:p>0.2752436</text:p>
          </table:table-cell>
          <table:table-cell office:value-type="float" office:value="0.3625094" calcext:value-type="float">
            <text:p>0.3625094</text:p>
          </table:table-cell>
          <table:table-cell office:value-type="float" office:value="0.3516761" calcext:value-type="float">
            <text:p>0.3516761</text:p>
          </table:table-cell>
          <table:table-cell office:value-type="float" office:value="0.3587318" calcext:value-type="float">
            <text:p>0.3587318</text:p>
          </table:table-cell>
          <table:table-cell office:value-type="float" office:value="0.3736115" calcext:value-type="float">
            <text:p>0.3736115</text:p>
          </table:table-cell>
          <table:table-cell office:value-type="float" office:value="0.389509" calcext:value-type="float">
            <text:p>0.389509</text:p>
          </table:table-cell>
          <table:table-cell office:value-type="float" office:value="0.4579059" calcext:value-type="float">
            <text:p>0.457905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9152268" calcext:value-type="float">
            <text:p>9.152268E-10</text:p>
          </table:table-cell>
          <table:table-cell office:value-type="float" office:value="0.0005611434" calcext:value-type="float">
            <text:p>0.000561143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3133655" calcext:value-type="float">
            <text:p>-0.3133655</text:p>
          </table:table-cell>
          <table:table-cell office:value-type="float" office:value="-0.1453429" calcext:value-type="float">
            <text:p>-0.1453429</text:p>
          </table:table-cell>
          <table:table-cell office:value-type="float" office:value="-0.06386258" calcext:value-type="float">
            <text:p>-0.06386258</text:p>
          </table:table-cell>
          <table:table-cell office:value-type="float" office:value="-0.0467231" calcext:value-type="float">
            <text:p>-0.0467231</text:p>
          </table:table-cell>
          <table:table-cell office:value-type="float" office:value="-0.03936835" calcext:value-type="float">
            <text:p>-0.03936835</text:p>
          </table:table-cell>
          <table:table-cell office:value-type="float" office:value="-0.0313171" calcext:value-type="float">
            <text:p>-0.0313171</text:p>
          </table:table-cell>
          <table:table-cell office:value-type="float" office:value="-0.02580263" calcext:value-type="float">
            <text:p>-0.02580263</text:p>
          </table:table-cell>
          <table:table-cell office:value-type="float" office:value="-0.02368361" calcext:value-type="float">
            <text:p>-0.02368361</text:p>
          </table:table-cell>
          <table:table-cell office:value-type="float" office:value="-0.02517745" calcext:value-type="float">
            <text:p>-0.02517745</text:p>
          </table:table-cell>
          <table:table-cell office:value-type="float" office:value="-0.02386585" calcext:value-type="float">
            <text:p>-0.023865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02862" calcext:value-type="float">
            <text:p>-0.402862</text:p>
          </table:table-cell>
          <table:table-cell office:value-type="float" office:value="0.01396159" calcext:value-type="float">
            <text:p>0.01396159</text:p>
          </table:table-cell>
          <table:table-cell office:value-type="float" office:value="-9999.014" calcext:value-type="float">
            <text:p>-9999.014</text:p>
          </table:table-cell>
          <table:table-cell office:value-type="float" office:value="-2.355905" calcext:value-type="float">
            <text:p>-2.35590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2001" calcext:value-type="float">
            <text:p>26022001</text:p>
          </table:table-cell>
          <table:table-cell office:value-type="float" office:value="59.49949" calcext:value-type="float">
            <text:p>59.49949</text:p>
          </table:table-cell>
          <table:table-cell office:value-type="float" office:value="3.85487" calcext:value-type="float">
            <text:p>3.85487</text:p>
          </table:table-cell>
          <table:table-cell office:value-type="float" office:value="0" calcext:value-type="float">
            <text:p>0</text:p>
          </table:table-cell>
          <table:table-cell office:value-type="float" office:value="1090.905" calcext:value-type="float">
            <text:p>1090.905</text:p>
          </table:table-cell>
          <table:table-cell office:value-type="float" office:value="-55.19421" calcext:value-type="float">
            <text:p>-55.19421</text:p>
          </table:table-cell>
          <table:table-cell office:value-type="float" office:value="161.0087" calcext:value-type="float">
            <text:p>161.0087</text:p>
          </table:table-cell>
          <table:table-cell office:value-type="float" office:value="0.2374489" calcext:value-type="float">
            <text:p>0.2374489</text:p>
          </table:table-cell>
          <table:table-cell office:value-type="float" office:value="0.2513518" calcext:value-type="float">
            <text:p>0.2513518</text:p>
          </table:table-cell>
          <table:table-cell office:value-type="float" office:value="0.2787594" calcext:value-type="float">
            <text:p>0.2787594</text:p>
          </table:table-cell>
          <table:table-cell office:value-type="float" office:value="0.2900343" calcext:value-type="float">
            <text:p>0.2900343</text:p>
          </table:table-cell>
          <table:table-cell office:value-type="float" office:value="0.2963668" calcext:value-type="float">
            <text:p>0.2963668</text:p>
          </table:table-cell>
          <table:table-cell office:value-type="float" office:value="0.2681282" calcext:value-type="float">
            <text:p>0.2681282</text:p>
          </table:table-cell>
          <table:table-cell office:value-type="float" office:value="0.2736739" calcext:value-type="float">
            <text:p>0.2736739</text:p>
          </table:table-cell>
          <table:table-cell office:value-type="float" office:value="0.3618806" calcext:value-type="float">
            <text:p>0.3618806</text:p>
          </table:table-cell>
          <table:table-cell office:value-type="float" office:value="0.3518816" calcext:value-type="float">
            <text:p>0.3518816</text:p>
          </table:table-cell>
          <table:table-cell office:value-type="float" office:value="0.3589983" calcext:value-type="float">
            <text:p>0.3589983</text:p>
          </table:table-cell>
          <table:table-cell office:value-type="float" office:value="0.3740487" calcext:value-type="float">
            <text:p>0.3740487</text:p>
          </table:table-cell>
          <table:table-cell office:value-type="float" office:value="0.3898189" calcext:value-type="float">
            <text:p>0.3898189</text:p>
          </table:table-cell>
          <table:table-cell office:value-type="float" office:value="0.4607091" calcext:value-type="float">
            <text:p>0.4607091</text:p>
          </table:table-cell>
          <table:table-cell office:value-type="float" office:value="0" calcext:value-type="float">
            <text:p>0</text:p>
          </table:table-cell>
          <table:table-cell office:value-type="float" office:value="9.72164E-016" calcext:value-type="float">
            <text:p>9.72164E-16</text:p>
          </table:table-cell>
          <table:table-cell office:value-type="float" office:value="9.948491E-016" calcext:value-type="float">
            <text:p>9.948491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2215772" calcext:value-type="float">
            <text:p>-0.2215772</text:p>
          </table:table-cell>
          <table:table-cell office:value-type="float" office:value="-0.1425229" calcext:value-type="float">
            <text:p>-0.1425229</text:p>
          </table:table-cell>
          <table:table-cell office:value-type="float" office:value="-0.06420162" calcext:value-type="float">
            <text:p>-0.06420162</text:p>
          </table:table-cell>
          <table:table-cell office:value-type="float" office:value="-0.0473079" calcext:value-type="float">
            <text:p>-0.0473079</text:p>
          </table:table-cell>
          <table:table-cell office:value-type="float" office:value="-0.04005794" calcext:value-type="float">
            <text:p>-0.04005794</text:p>
          </table:table-cell>
          <table:table-cell office:value-type="float" office:value="-0.03223732" calcext:value-type="float">
            <text:p>-0.03223732</text:p>
          </table:table-cell>
          <table:table-cell office:value-type="float" office:value="-0.02707317" calcext:value-type="float">
            <text:p>-0.02707317</text:p>
          </table:table-cell>
          <table:table-cell office:value-type="float" office:value="-0.02459092" calcext:value-type="float">
            <text:p>-0.02459092</text:p>
          </table:table-cell>
          <table:table-cell office:value-type="float" office:value="-0.02493286" calcext:value-type="float">
            <text:p>-0.02493286</text:p>
          </table:table-cell>
          <table:table-cell office:value-type="float" office:value="-0.0235647" calcext:value-type="float">
            <text:p>-0.0235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457018" calcext:value-type="float">
            <text:p>-0.2457018</text:p>
          </table:table-cell>
          <table:table-cell office:value-type="float" office:value="0.01391286" calcext:value-type="float">
            <text:p>0.01391286</text:p>
          </table:table-cell>
          <table:table-cell office:value-type="float" office:value="-9999.014" calcext:value-type="float">
            <text:p>-9999.014</text:p>
          </table:table-cell>
          <table:table-cell office:value-type="float" office:value="-2.370775" calcext:value-type="float">
            <text:p>-2.37077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2001" calcext:value-type="float">
            <text:p>27022001</text:p>
          </table:table-cell>
          <table:table-cell office:value-type="float" office:value="60.95198" calcext:value-type="float">
            <text:p>60.95198</text:p>
          </table:table-cell>
          <table:table-cell office:value-type="float" office:value="3.957526" calcext:value-type="float">
            <text:p>3.957526</text:p>
          </table:table-cell>
          <table:table-cell office:value-type="float" office:value="0" calcext:value-type="float">
            <text:p>0</text:p>
          </table:table-cell>
          <table:table-cell office:value-type="float" office:value="1092.514" calcext:value-type="float">
            <text:p>1092.514</text:p>
          </table:table-cell>
          <table:table-cell office:value-type="float" office:value="-55.45357" calcext:value-type="float">
            <text:p>-55.45357</text:p>
          </table:table-cell>
          <table:table-cell office:value-type="float" office:value="169.6166" calcext:value-type="float">
            <text:p>169.6166</text:p>
          </table:table-cell>
          <table:table-cell office:value-type="float" office:value="0.2509686" calcext:value-type="float">
            <text:p>0.2509686</text:p>
          </table:table-cell>
          <table:table-cell office:value-type="float" office:value="0.2557376" calcext:value-type="float">
            <text:p>0.2557376</text:p>
          </table:table-cell>
          <table:table-cell office:value-type="float" office:value="0.2780056" calcext:value-type="float">
            <text:p>0.2780056</text:p>
          </table:table-cell>
          <table:table-cell office:value-type="float" office:value="0.2894153" calcext:value-type="float">
            <text:p>0.2894153</text:p>
          </table:table-cell>
          <table:table-cell office:value-type="float" office:value="0.2953608" calcext:value-type="float">
            <text:p>0.2953608</text:p>
          </table:table-cell>
          <table:table-cell office:value-type="float" office:value="0.2670521" calcext:value-type="float">
            <text:p>0.2670521</text:p>
          </table:table-cell>
          <table:table-cell office:value-type="float" office:value="0.2724977" calcext:value-type="float">
            <text:p>0.2724977</text:p>
          </table:table-cell>
          <table:table-cell office:value-type="float" office:value="0.3613385" calcext:value-type="float">
            <text:p>0.3613385</text:p>
          </table:table-cell>
          <table:table-cell office:value-type="float" office:value="0.3519998" calcext:value-type="float">
            <text:p>0.3519998</text:p>
          </table:table-cell>
          <table:table-cell office:value-type="float" office:value="0.3592603" calcext:value-type="float">
            <text:p>0.3592603</text:p>
          </table:table-cell>
          <table:table-cell office:value-type="float" office:value="0.3744606" calcext:value-type="float">
            <text:p>0.3744606</text:p>
          </table:table-cell>
          <table:table-cell office:value-type="float" office:value="0.3899994" calcext:value-type="float">
            <text:p>0.3899994</text:p>
          </table:table-cell>
          <table:table-cell office:value-type="float" office:value="0.4622569" calcext:value-type="float">
            <text:p>0.4622569</text:p>
          </table:table-cell>
          <table:table-cell office:value-type="float" office:value="0" calcext:value-type="float">
            <text:p>0</text:p>
          </table:table-cell>
          <table:table-cell office:value-type="float" office:value="9.722553E-016" calcext:value-type="float">
            <text:p>9.722553E-16</text:p>
          </table:table-cell>
          <table:table-cell office:value-type="float" office:value="9.948253E-016" calcext:value-type="float">
            <text:p>9.948253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1446184" calcext:value-type="float">
            <text:p>-0.1446184</text:p>
          </table:table-cell>
          <table:table-cell office:value-type="float" office:value="-0.1248984" calcext:value-type="float">
            <text:p>-0.1248984</text:p>
          </table:table-cell>
          <table:table-cell office:value-type="float" office:value="-0.06555136" calcext:value-type="float">
            <text:p>-0.06555136</text:p>
          </table:table-cell>
          <table:table-cell office:value-type="float" office:value="-0.04808667" calcext:value-type="float">
            <text:p>-0.04808667</text:p>
          </table:table-cell>
          <table:table-cell office:value-type="float" office:value="-0.0411047" calcext:value-type="float">
            <text:p>-0.0411047</text:p>
          </table:table-cell>
          <table:table-cell office:value-type="float" office:value="-0.03322613" calcext:value-type="float">
            <text:p>-0.03322613</text:p>
          </table:table-cell>
          <table:table-cell office:value-type="float" office:value="-0.02807515" calcext:value-type="float">
            <text:p>-0.02807515</text:p>
          </table:table-cell>
          <table:table-cell office:value-type="float" office:value="-0.02540315" calcext:value-type="float">
            <text:p>-0.02540315</text:p>
          </table:table-cell>
          <table:table-cell office:value-type="float" office:value="-0.02479292" calcext:value-type="float">
            <text:p>-0.02479292</text:p>
          </table:table-cell>
          <table:table-cell office:value-type="float" office:value="-0.02327229" calcext:value-type="float">
            <text:p>-0.023272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438136" calcext:value-type="float">
            <text:p>-0.1438136</text:p>
          </table:table-cell>
          <table:table-cell office:value-type="float" office:value="0.01385433" calcext:value-type="float">
            <text:p>0.01385433</text:p>
          </table:table-cell>
          <table:table-cell office:value-type="float" office:value="-9999.014" calcext:value-type="float">
            <text:p>-9999.014</text:p>
          </table:table-cell>
          <table:table-cell office:value-type="float" office:value="-2.382562" calcext:value-type="float">
            <text:p>-2.38256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2001" calcext:value-type="float">
            <text:p>28022001</text:p>
          </table:table-cell>
          <table:table-cell office:value-type="float" office:value="62.45196" calcext:value-type="float">
            <text:p>62.45196</text:p>
          </table:table-cell>
          <table:table-cell office:value-type="float" office:value="4.013204" calcext:value-type="float">
            <text:p>4.013204</text:p>
          </table:table-cell>
          <table:table-cell office:value-type="float" office:value="0" calcext:value-type="float">
            <text:p>0</text:p>
          </table:table-cell>
          <table:table-cell office:value-type="float" office:value="1093.515" calcext:value-type="float">
            <text:p>1093.515</text:p>
          </table:table-cell>
          <table:table-cell office:value-type="float" office:value="-55.00967" calcext:value-type="float">
            <text:p>-55.00967</text:p>
          </table:table-cell>
          <table:table-cell office:value-type="float" office:value="176.1094" calcext:value-type="float">
            <text:p>176.1094</text:p>
          </table:table-cell>
          <table:table-cell office:value-type="float" office:value="0.2346672" calcext:value-type="float">
            <text:p>0.2346672</text:p>
          </table:table-cell>
          <table:table-cell office:value-type="float" office:value="0.2562977" calcext:value-type="float">
            <text:p>0.2562977</text:p>
          </table:table-cell>
          <table:table-cell office:value-type="float" office:value="0.2779467" calcext:value-type="float">
            <text:p>0.2779467</text:p>
          </table:table-cell>
          <table:table-cell office:value-type="float" office:value="0.288404" calcext:value-type="float">
            <text:p>0.288404</text:p>
          </table:table-cell>
          <table:table-cell office:value-type="float" office:value="0.2940051" calcext:value-type="float">
            <text:p>0.2940051</text:p>
          </table:table-cell>
          <table:table-cell office:value-type="float" office:value="0.2660963" calcext:value-type="float">
            <text:p>0.2660963</text:p>
          </table:table-cell>
          <table:table-cell office:value-type="float" office:value="0.2716585" calcext:value-type="float">
            <text:p>0.2716585</text:p>
          </table:table-cell>
          <table:table-cell office:value-type="float" office:value="0.3608929" calcext:value-type="float">
            <text:p>0.3608929</text:p>
          </table:table-cell>
          <table:table-cell office:value-type="float" office:value="0.3520535" calcext:value-type="float">
            <text:p>0.3520535</text:p>
          </table:table-cell>
          <table:table-cell office:value-type="float" office:value="0.3595131" calcext:value-type="float">
            <text:p>0.3595131</text:p>
          </table:table-cell>
          <table:table-cell office:value-type="float" office:value="0.3748387" calcext:value-type="float">
            <text:p>0.3748387</text:p>
          </table:table-cell>
          <table:table-cell office:value-type="float" office:value="0.3901229" calcext:value-type="float">
            <text:p>0.3901229</text:p>
          </table:table-cell>
          <table:table-cell office:value-type="float" office:value="0.4623753" calcext:value-type="float">
            <text:p>0.4623753</text:p>
          </table:table-cell>
          <table:table-cell office:value-type="float" office:value="0" calcext:value-type="float">
            <text:p>0</text:p>
          </table:table-cell>
          <table:table-cell office:value-type="float" office:value="0.0003072404" calcext:value-type="float">
            <text:p>0.0003072404</text:p>
          </table:table-cell>
          <table:table-cell office:value-type="float" office:value="9.948013E-016" calcext:value-type="float">
            <text:p>9.948013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2400116" calcext:value-type="float">
            <text:p>-0.2400116</text:p>
          </table:table-cell>
          <table:table-cell office:value-type="float" office:value="-0.1224681" calcext:value-type="float">
            <text:p>-0.1224681</text:p>
          </table:table-cell>
          <table:table-cell office:value-type="float" office:value="-0.06565493" calcext:value-type="float">
            <text:p>-0.06565493</text:p>
          </table:table-cell>
          <table:table-cell office:value-type="float" office:value="-0.04939616" calcext:value-type="float">
            <text:p>-0.04939616</text:p>
          </table:table-cell>
          <table:table-cell office:value-type="float" office:value="-0.04260003" calcext:value-type="float">
            <text:p>-0.04260003</text:p>
          </table:table-cell>
          <table:table-cell office:value-type="float" office:value="-0.03415142" calcext:value-type="float">
            <text:p>-0.03415142</text:p>
          </table:table-cell>
          <table:table-cell office:value-type="float" office:value="-0.02880349" calcext:value-type="float">
            <text:p>-0.02880349</text:p>
          </table:table-cell>
          <table:table-cell office:value-type="float" office:value="-0.02609191" calcext:value-type="float">
            <text:p>-0.02609191</text:p>
          </table:table-cell>
          <table:table-cell office:value-type="float" office:value="-0.02472954" calcext:value-type="float">
            <text:p>-0.02472954</text:p>
          </table:table-cell>
          <table:table-cell office:value-type="float" office:value="-0.02299372" calcext:value-type="float">
            <text:p>-0.02299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623139" calcext:value-type="float">
            <text:p>-0.3623139</text:p>
          </table:table-cell>
          <table:table-cell office:value-type="float" office:value="0.01383148" calcext:value-type="float">
            <text:p>0.01383148</text:p>
          </table:table-cell>
          <table:table-cell office:value-type="float" office:value="-9999.014" calcext:value-type="float">
            <text:p>-9999.014</text:p>
          </table:table-cell>
          <table:table-cell office:value-type="float" office:value="-2.38816" calcext:value-type="float">
            <text:p>-2.3881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32001" calcext:value-type="float">
            <text:p>1032001</text:p>
          </table:table-cell>
          <table:table-cell office:value-type="float" office:value="62.45196" calcext:value-type="float">
            <text:p>62.45196</text:p>
          </table:table-cell>
          <table:table-cell office:value-type="float" office:value="4.055046" calcext:value-type="float">
            <text:p>4.055046</text:p>
          </table:table-cell>
          <table:table-cell office:value-type="float" office:value="0" calcext:value-type="float">
            <text:p>0</text:p>
          </table:table-cell>
          <table:table-cell office:value-type="float" office:value="1092.767" calcext:value-type="float">
            <text:p>1092.767</text:p>
          </table:table-cell>
          <table:table-cell office:value-type="float" office:value="-54.30417" calcext:value-type="float">
            <text:p>-54.30417</text:p>
          </table:table-cell>
          <table:table-cell office:value-type="float" office:value="167.1834" calcext:value-type="float">
            <text:p>167.1834</text:p>
          </table:table-cell>
          <table:table-cell office:value-type="float" office:value="0.2297152" calcext:value-type="float">
            <text:p>0.2297152</text:p>
          </table:table-cell>
          <table:table-cell office:value-type="float" office:value="0.2537512" calcext:value-type="float">
            <text:p>0.2537512</text:p>
          </table:table-cell>
          <table:table-cell office:value-type="float" office:value="0.2764961" calcext:value-type="float">
            <text:p>0.2764961</text:p>
          </table:table-cell>
          <table:table-cell office:value-type="float" office:value="0.2872154" calcext:value-type="float">
            <text:p>0.2872154</text:p>
          </table:table-cell>
          <table:table-cell office:value-type="float" office:value="0.2937128" calcext:value-type="float">
            <text:p>0.2937128</text:p>
          </table:table-cell>
          <table:table-cell office:value-type="float" office:value="0.2657237" calcext:value-type="float">
            <text:p>0.2657237</text:p>
          </table:table-cell>
          <table:table-cell office:value-type="float" office:value="0.2758766" calcext:value-type="float">
            <text:p>0.2758766</text:p>
          </table:table-cell>
          <table:table-cell office:value-type="float" office:value="0.3608066" calcext:value-type="float">
            <text:p>0.3608066</text:p>
          </table:table-cell>
          <table:table-cell office:value-type="float" office:value="0.3520645" calcext:value-type="float">
            <text:p>0.3520645</text:p>
          </table:table-cell>
          <table:table-cell office:value-type="float" office:value="0.3597622" calcext:value-type="float">
            <text:p>0.3597622</text:p>
          </table:table-cell>
          <table:table-cell office:value-type="float" office:value="0.3751773" calcext:value-type="float">
            <text:p>0.3751773</text:p>
          </table:table-cell>
          <table:table-cell office:value-type="float" office:value="0.3902239" calcext:value-type="float">
            <text:p>0.390223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628925E-016" calcext:value-type="float">
            <text:p>9.628925E-16</text:p>
          </table:table-cell>
          <table:table-cell office:value-type="float" office:value="9.947774E-016" calcext:value-type="float">
            <text:p>9.947774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2845226" calcext:value-type="float">
            <text:p>-0.2845226</text:p>
          </table:table-cell>
          <table:table-cell office:value-type="float" office:value="-0.1322714" calcext:value-type="float">
            <text:p>-0.1322714</text:p>
          </table:table-cell>
          <table:table-cell office:value-type="float" office:value="-0.06833073" calcext:value-type="float">
            <text:p>-0.06833073</text:p>
          </table:table-cell>
          <table:table-cell office:value-type="float" office:value="-0.05099299" calcext:value-type="float">
            <text:p>-0.05099299</text:p>
          </table:table-cell>
          <table:table-cell office:value-type="float" office:value="-0.04293308" calcext:value-type="float">
            <text:p>-0.04293308</text:p>
          </table:table-cell>
          <table:table-cell office:value-type="float" office:value="-0.03453171" calcext:value-type="float">
            <text:p>-0.03453171</text:p>
          </table:table-cell>
          <table:table-cell office:value-type="float" office:value="-0.02529083" calcext:value-type="float">
            <text:p>-0.02529083</text:p>
          </table:table-cell>
          <table:table-cell office:value-type="float" office:value="-0.02624023" calcext:value-type="float">
            <text:p>-0.02624023</text:p>
          </table:table-cell>
          <table:table-cell office:value-type="float" office:value="-0.02471645" calcext:value-type="float">
            <text:p>-0.02471645</text:p>
          </table:table-cell>
          <table:table-cell office:value-type="float" office:value="-0.02272318" calcext:value-type="float">
            <text:p>-0.022723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289172" calcext:value-type="float">
            <text:p>-0.4289172</text:p>
          </table:table-cell>
          <table:table-cell office:value-type="float" office:value="0.01379358" calcext:value-type="float">
            <text:p>0.01379358</text:p>
          </table:table-cell>
          <table:table-cell office:value-type="float" office:value="-9999.014" calcext:value-type="float">
            <text:p>-9999.014</text:p>
          </table:table-cell>
          <table:table-cell office:value-type="float" office:value="-2.392276" calcext:value-type="float">
            <text:p>-2.39227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32001" calcext:value-type="float">
            <text:p>2032001</text:p>
          </table:table-cell>
          <table:table-cell office:value-type="float" office:value="62.45196" calcext:value-type="float">
            <text:p>62.45196</text:p>
          </table:table-cell>
          <table:table-cell office:value-type="float" office:value="3.982868" calcext:value-type="float">
            <text:p>3.982868</text:p>
          </table:table-cell>
          <table:table-cell office:value-type="float" office:value="0" calcext:value-type="float">
            <text:p>0</text:p>
          </table:table-cell>
          <table:table-cell office:value-type="float" office:value="1092.212" calcext:value-type="float">
            <text:p>1092.212</text:p>
          </table:table-cell>
          <table:table-cell office:value-type="float" office:value="-53.67677" calcext:value-type="float">
            <text:p>-53.67677</text:p>
          </table:table-cell>
          <table:table-cell office:value-type="float" office:value="154.313" calcext:value-type="float">
            <text:p>154.313</text:p>
          </table:table-cell>
          <table:table-cell office:value-type="float" office:value="0.2457514" calcext:value-type="float">
            <text:p>0.2457514</text:p>
          </table:table-cell>
          <table:table-cell office:value-type="float" office:value="0.2570622" calcext:value-type="float">
            <text:p>0.2570622</text:p>
          </table:table-cell>
          <table:table-cell office:value-type="float" office:value="0.2751608" calcext:value-type="float">
            <text:p>0.2751608</text:p>
          </table:table-cell>
          <table:table-cell office:value-type="float" office:value="0.2868281" calcext:value-type="float">
            <text:p>0.2868281</text:p>
          </table:table-cell>
          <table:table-cell office:value-type="float" office:value="0.2936738" calcext:value-type="float">
            <text:p>0.2936738</text:p>
          </table:table-cell>
          <table:table-cell office:value-type="float" office:value="0.2674539" calcext:value-type="float">
            <text:p>0.2674539</text:p>
          </table:table-cell>
          <table:table-cell office:value-type="float" office:value="0.2955097" calcext:value-type="float">
            <text:p>0.2955097</text:p>
          </table:table-cell>
          <table:table-cell office:value-type="float" office:value="0.3624838" calcext:value-type="float">
            <text:p>0.3624838</text:p>
          </table:table-cell>
          <table:table-cell office:value-type="float" office:value="0.352138" calcext:value-type="float">
            <text:p>0.352138</text:p>
          </table:table-cell>
          <table:table-cell office:value-type="float" office:value="0.3600357" calcext:value-type="float">
            <text:p>0.3600357</text:p>
          </table:table-cell>
          <table:table-cell office:value-type="float" office:value="0.3754508" calcext:value-type="float">
            <text:p>0.3754508</text:p>
          </table:table-cell>
          <table:table-cell office:value-type="float" office:value="0.3903034" calcext:value-type="float">
            <text:p>0.390303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629801E-016" calcext:value-type="float">
            <text:p>9.629801E-16</text:p>
          </table:table-cell>
          <table:table-cell office:value-type="float" office:value="9.947535E-016" calcext:value-type="float">
            <text:p>9.947535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1691631" calcext:value-type="float">
            <text:p>-0.1691631</text:p>
          </table:table-cell>
          <table:table-cell office:value-type="float" office:value="-0.1198385" calcext:value-type="float">
            <text:p>-0.1198385</text:p>
          </table:table-cell>
          <table:table-cell office:value-type="float" office:value="-0.07095594" calcext:value-type="float">
            <text:p>-0.07095594</text:p>
          </table:table-cell>
          <table:table-cell office:value-type="float" office:value="-0.05153911" calcext:value-type="float">
            <text:p>-0.05153911</text:p>
          </table:table-cell>
          <table:table-cell office:value-type="float" office:value="-0.04301219" calcext:value-type="float">
            <text:p>-0.04301219</text:p>
          </table:table-cell>
          <table:table-cell office:value-type="float" office:value="-0.03290458" calcext:value-type="float">
            <text:p>-0.03290458</text:p>
          </table:table-cell>
          <table:table-cell office:value-type="float" office:value="-0.01413745" calcext:value-type="float">
            <text:p>-0.01413745</text:p>
          </table:table-cell>
          <table:table-cell office:value-type="float" office:value="-0.02377724" calcext:value-type="float">
            <text:p>-0.02377724</text:p>
          </table:table-cell>
          <table:table-cell office:value-type="float" office:value="-0.02463357" calcext:value-type="float">
            <text:p>-0.02463357</text:p>
          </table:table-cell>
          <table:table-cell office:value-type="float" office:value="-0.02242934" calcext:value-type="float">
            <text:p>-0.022429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060782" calcext:value-type="float">
            <text:p>-0.2060782</text:p>
          </table:table-cell>
          <table:table-cell office:value-type="float" office:value="0.01373539" calcext:value-type="float">
            <text:p>0.01373539</text:p>
          </table:table-cell>
          <table:table-cell office:value-type="float" office:value="-9999.014" calcext:value-type="float">
            <text:p>-9999.014</text:p>
          </table:table-cell>
          <table:table-cell office:value-type="float" office:value="-2.396069" calcext:value-type="float">
            <text:p>-2.39606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32001" calcext:value-type="float">
            <text:p>3032001</text:p>
          </table:table-cell>
          <table:table-cell office:value-type="float" office:value="62.45196" calcext:value-type="float">
            <text:p>62.45196</text:p>
          </table:table-cell>
          <table:table-cell office:value-type="float" office:value="3.836816" calcext:value-type="float">
            <text:p>3.836816</text:p>
          </table:table-cell>
          <table:table-cell office:value-type="float" office:value="0" calcext:value-type="float">
            <text:p>0</text:p>
          </table:table-cell>
          <table:table-cell office:value-type="float" office:value="1091.831" calcext:value-type="float">
            <text:p>1091.831</text:p>
          </table:table-cell>
          <table:table-cell office:value-type="float" office:value="-53.14965" calcext:value-type="float">
            <text:p>-53.14965</text:p>
          </table:table-cell>
          <table:table-cell office:value-type="float" office:value="134.1253" calcext:value-type="float">
            <text:p>134.1253</text:p>
          </table:table-cell>
          <table:table-cell office:value-type="float" office:value="0.2628411" calcext:value-type="float">
            <text:p>0.2628411</text:p>
          </table:table-cell>
          <table:table-cell office:value-type="float" office:value="0.2655266" calcext:value-type="float">
            <text:p>0.2655266</text:p>
          </table:table-cell>
          <table:table-cell office:value-type="float" office:value="0.2754515" calcext:value-type="float">
            <text:p>0.2754515</text:p>
          </table:table-cell>
          <table:table-cell office:value-type="float" office:value="0.2875196" calcext:value-type="float">
            <text:p>0.2875196</text:p>
          </table:table-cell>
          <table:table-cell office:value-type="float" office:value="0.2964217" calcext:value-type="float">
            <text:p>0.2964217</text:p>
          </table:table-cell>
          <table:table-cell office:value-type="float" office:value="0.2728327" calcext:value-type="float">
            <text:p>0.2728327</text:p>
          </table:table-cell>
          <table:table-cell office:value-type="float" office:value="0.3307701" calcext:value-type="float">
            <text:p>0.3307701</text:p>
          </table:table-cell>
          <table:table-cell office:value-type="float" office:value="0.3668419" calcext:value-type="float">
            <text:p>0.3668419</text:p>
          </table:table-cell>
          <table:table-cell office:value-type="float" office:value="0.3525584" calcext:value-type="float">
            <text:p>0.3525584</text:p>
          </table:table-cell>
          <table:table-cell office:value-type="float" office:value="0.3603007" calcext:value-type="float">
            <text:p>0.3603007</text:p>
          </table:table-cell>
          <table:table-cell office:value-type="float" office:value="0.3757102" calcext:value-type="float">
            <text:p>0.3757102</text:p>
          </table:table-cell>
          <table:table-cell office:value-type="float" office:value="0.3903644" calcext:value-type="float">
            <text:p>0.390364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630676E-016" calcext:value-type="float">
            <text:p>9.630676E-16</text:p>
          </table:table-cell>
          <table:table-cell office:value-type="float" office:value="9.947297E-016" calcext:value-type="float">
            <text:p>9.947297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1009447" calcext:value-type="float">
            <text:p>-0.1009447</text:p>
          </table:table-cell>
          <table:table-cell office:value-type="float" office:value="-0.09344081" calcext:value-type="float">
            <text:p>-0.09344081</text:p>
          </table:table-cell>
          <table:table-cell office:value-type="float" office:value="-0.07040571" calcext:value-type="float">
            <text:p>-0.07040571</text:p>
          </table:table-cell>
          <table:table-cell office:value-type="float" office:value="-0.05061489" calcext:value-type="float">
            <text:p>-0.05061489</text:p>
          </table:table-cell>
          <table:table-cell office:value-type="float" office:value="-0.04007291" calcext:value-type="float">
            <text:p>-0.04007291</text:p>
          </table:table-cell>
          <table:table-cell office:value-type="float" office:value="-0.02839896" calcext:value-type="float">
            <text:p>-0.02839896</text:p>
          </table:table-cell>
          <table:table-cell office:value-type="float" office:value="-0.005470306" calcext:value-type="float">
            <text:p>-0.005470306</text:p>
          </table:table-cell>
          <table:table-cell office:value-type="float" office:value="-0.01839358" calcext:value-type="float">
            <text:p>-0.01839358</text:p>
          </table:table-cell>
          <table:table-cell office:value-type="float" office:value="-0.02415516" calcext:value-type="float">
            <text:p>-0.02415516</text:p>
          </table:table-cell>
          <table:table-cell office:value-type="float" office:value="-0.02214876" calcext:value-type="float">
            <text:p>-0.02214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045258" calcext:value-type="float">
            <text:p>-0.1045258</text:p>
          </table:table-cell>
          <table:table-cell office:value-type="float" office:value="0.01366757" calcext:value-type="float">
            <text:p>0.01366757</text:p>
          </table:table-cell>
          <table:table-cell office:value-type="float" office:value="-9999.014" calcext:value-type="float">
            <text:p>-9999.014</text:p>
          </table:table-cell>
          <table:table-cell office:value-type="float" office:value="-2.399572" calcext:value-type="float">
            <text:p>-2.39957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032001" calcext:value-type="float">
            <text:p>4032001</text:p>
          </table:table-cell>
          <table:table-cell office:value-type="float" office:value="62.45196" calcext:value-type="float">
            <text:p>62.45196</text:p>
          </table:table-cell>
          <table:table-cell office:value-type="float" office:value="3.802944" calcext:value-type="float">
            <text:p>3.802944</text:p>
          </table:table-cell>
          <table:table-cell office:value-type="float" office:value="0" calcext:value-type="float">
            <text:p>0</text:p>
          </table:table-cell>
          <table:table-cell office:value-type="float" office:value="1092.361" calcext:value-type="float">
            <text:p>1092.361</text:p>
          </table:table-cell>
          <table:table-cell office:value-type="float" office:value="-53.64609" calcext:value-type="float">
            <text:p>-53.64609</text:p>
          </table:table-cell>
          <table:table-cell office:value-type="float" office:value="120.3582" calcext:value-type="float">
            <text:p>120.3582</text:p>
          </table:table-cell>
          <table:table-cell office:value-type="float" office:value="0.2801532" calcext:value-type="float">
            <text:p>0.2801532</text:p>
          </table:table-cell>
          <table:table-cell office:value-type="float" office:value="0.2757221" calcext:value-type="float">
            <text:p>0.2757221</text:p>
          </table:table-cell>
          <table:table-cell office:value-type="float" office:value="0.2785105" calcext:value-type="float">
            <text:p>0.2785105</text:p>
          </table:table-cell>
          <table:table-cell office:value-type="float" office:value="0.2901412" calcext:value-type="float">
            <text:p>0.2901412</text:p>
          </table:table-cell>
          <table:table-cell office:value-type="float" office:value="0.3015537" calcext:value-type="float">
            <text:p>0.3015537</text:p>
          </table:table-cell>
          <table:table-cell office:value-type="float" office:value="0.2807243" calcext:value-type="float">
            <text:p>0.2807243</text:p>
          </table:table-cell>
          <table:table-cell office:value-type="float" office:value="0.3270412" calcext:value-type="float">
            <text:p>0.3270412</text:p>
          </table:table-cell>
          <table:table-cell office:value-type="float" office:value="0.3721964" calcext:value-type="float">
            <text:p>0.3721964</text:p>
          </table:table-cell>
          <table:table-cell office:value-type="float" office:value="0.3535149" calcext:value-type="float">
            <text:p>0.3535149</text:p>
          </table:table-cell>
          <table:table-cell office:value-type="float" office:value="0.3605836" calcext:value-type="float">
            <text:p>0.3605836</text:p>
          </table:table-cell>
          <table:table-cell office:value-type="float" office:value="0.3759781" calcext:value-type="float">
            <text:p>0.3759781</text:p>
          </table:table-cell>
          <table:table-cell office:value-type="float" office:value="0.3910272" calcext:value-type="float">
            <text:p>0.3910272</text:p>
          </table:table-cell>
          <table:table-cell office:value-type="float" office:value="0.4516228" calcext:value-type="float">
            <text:p>0.4516228</text:p>
          </table:table-cell>
          <table:table-cell office:value-type="float" office:value="0" calcext:value-type="float">
            <text:p>0</text:p>
          </table:table-cell>
          <table:table-cell office:value-type="float" office:value="9.631574E-016" calcext:value-type="float">
            <text:p>9.631574E-16</text:p>
          </table:table-cell>
          <table:table-cell office:value-type="float" office:value="9.947058E-016" calcext:value-type="float">
            <text:p>9.947058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6180913" calcext:value-type="float">
            <text:p>-0.06180913</text:p>
          </table:table-cell>
          <table:table-cell office:value-type="float" office:value="-0.06996901" calcext:value-type="float">
            <text:p>-0.06996901</text:p>
          </table:table-cell>
          <table:table-cell office:value-type="float" office:value="-0.06474115" calcext:value-type="float">
            <text:p>-0.06474115</text:p>
          </table:table-cell>
          <table:table-cell office:value-type="float" office:value="-0.04723455" calcext:value-type="float">
            <text:p>-0.04723455</text:p>
          </table:table-cell>
          <table:table-cell office:value-type="float" office:value="-0.03511301" calcext:value-type="float">
            <text:p>-0.03511301</text:p>
          </table:table-cell>
          <table:table-cell office:value-type="float" office:value="-0.02294041" calcext:value-type="float">
            <text:p>-0.02294041</text:p>
          </table:table-cell>
          <table:table-cell office:value-type="float" office:value="-0.006022205" calcext:value-type="float">
            <text:p>-0.006022205</text:p>
          </table:table-cell>
          <table:table-cell office:value-type="float" office:value="-0.01342787" calcext:value-type="float">
            <text:p>-0.01342787</text:p>
          </table:table-cell>
          <table:table-cell office:value-type="float" office:value="-0.02309521" calcext:value-type="float">
            <text:p>-0.02309521</text:p>
          </table:table-cell>
          <table:table-cell office:value-type="float" office:value="-0.02185358" calcext:value-type="float">
            <text:p>-0.021853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997098" calcext:value-type="float">
            <text:p>-0.05997098</text:p>
          </table:table-cell>
          <table:table-cell office:value-type="float" office:value="0.01359894" calcext:value-type="float">
            <text:p>0.01359894</text:p>
          </table:table-cell>
          <table:table-cell office:value-type="float" office:value="-9999.014" calcext:value-type="float">
            <text:p>-9999.014</text:p>
          </table:table-cell>
          <table:table-cell office:value-type="float" office:value="-2.296214" calcext:value-type="float">
            <text:p>-2.29621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32001" calcext:value-type="float">
            <text:p>5032001</text:p>
          </table:table-cell>
          <table:table-cell office:value-type="float" office:value="62.45196" calcext:value-type="float">
            <text:p>62.45196</text:p>
          </table:table-cell>
          <table:table-cell office:value-type="float" office:value="3.814703" calcext:value-type="float">
            <text:p>3.814703</text:p>
          </table:table-cell>
          <table:table-cell office:value-type="float" office:value="0" calcext:value-type="float">
            <text:p>0</text:p>
          </table:table-cell>
          <table:table-cell office:value-type="float" office:value="1092.993" calcext:value-type="float">
            <text:p>1092.993</text:p>
          </table:table-cell>
          <table:table-cell office:value-type="float" office:value="-54.28913" calcext:value-type="float">
            <text:p>-54.28913</text:p>
          </table:table-cell>
          <table:table-cell office:value-type="float" office:value="111.5692" calcext:value-type="float">
            <text:p>111.5692</text:p>
          </table:table-cell>
          <table:table-cell office:value-type="float" office:value="0.2945913" calcext:value-type="float">
            <text:p>0.2945913</text:p>
          </table:table-cell>
          <table:table-cell office:value-type="float" office:value="0.2876583" calcext:value-type="float">
            <text:p>0.2876583</text:p>
          </table:table-cell>
          <table:table-cell office:value-type="float" office:value="0.2846737" calcext:value-type="float">
            <text:p>0.2846737</text:p>
          </table:table-cell>
          <table:table-cell office:value-type="float" office:value="0.2953443" calcext:value-type="float">
            <text:p>0.2953443</text:p>
          </table:table-cell>
          <table:table-cell office:value-type="float" office:value="0.3086758" calcext:value-type="float">
            <text:p>0.3086758</text:p>
          </table:table-cell>
          <table:table-cell office:value-type="float" office:value="0.285826" calcext:value-type="float">
            <text:p>0.285826</text:p>
          </table:table-cell>
          <table:table-cell office:value-type="float" office:value="0.3091251" calcext:value-type="float">
            <text:p>0.3091251</text:p>
          </table:table-cell>
          <table:table-cell office:value-type="float" office:value="0.3748534" calcext:value-type="float">
            <text:p>0.3748534</text:p>
          </table:table-cell>
          <table:table-cell office:value-type="float" office:value="0.3547435" calcext:value-type="float">
            <text:p>0.3547435</text:p>
          </table:table-cell>
          <table:table-cell office:value-type="float" office:value="0.3609047" calcext:value-type="float">
            <text:p>0.3609047</text:p>
          </table:table-cell>
          <table:table-cell office:value-type="float" office:value="0.3762712" calcext:value-type="float">
            <text:p>0.3762712</text:p>
          </table:table-cell>
          <table:table-cell office:value-type="float" office:value="0.3914901" calcext:value-type="float">
            <text:p>0.3914901</text:p>
          </table:table-cell>
          <table:table-cell office:value-type="float" office:value="0.4568875" calcext:value-type="float">
            <text:p>0.4568875</text:p>
          </table:table-cell>
          <table:table-cell office:value-type="float" office:value="0" calcext:value-type="float">
            <text:p>0</text:p>
          </table:table-cell>
          <table:table-cell office:value-type="float" office:value="9.632482E-016" calcext:value-type="float">
            <text:p>9.632482E-16</text:p>
          </table:table-cell>
          <table:table-cell office:value-type="float" office:value="9.946819E-016" calcext:value-type="float">
            <text:p>9.946819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4185527" calcext:value-type="float">
            <text:p>-0.04185527</text:p>
          </table:table-cell>
          <table:table-cell office:value-type="float" office:value="-0.05050793" calcext:value-type="float">
            <text:p>-0.05050793</text:p>
          </table:table-cell>
          <table:table-cell office:value-type="float" office:value="-0.05476018" calcext:value-type="float">
            <text:p>-0.05476018</text:p>
          </table:table-cell>
          <table:table-cell office:value-type="float" office:value="-0.04122208" calcext:value-type="float">
            <text:p>-0.04122208</text:p>
          </table:table-cell>
          <table:table-cell office:value-type="float" office:value="-0.03001882" calcext:value-type="float">
            <text:p>-0.03001882</text:p>
          </table:table-cell>
          <table:table-cell office:value-type="float" office:value="-0.02003227" calcext:value-type="float">
            <text:p>-0.02003227</text:p>
          </table:table-cell>
          <table:table-cell office:value-type="float" office:value="-0.009694726" calcext:value-type="float">
            <text:p>-0.009694726</text:p>
          </table:table-cell>
          <table:table-cell office:value-type="float" office:value="-0.01148791" calcext:value-type="float">
            <text:p>-0.01148791</text:p>
          </table:table-cell>
          <table:table-cell office:value-type="float" office:value="-0.02180101" calcext:value-type="float">
            <text:p>-0.02180101</text:p>
          </table:table-cell>
          <table:table-cell office:value-type="float" office:value="-0.0215237" calcext:value-type="float">
            <text:p>-0.0215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089012" calcext:value-type="float">
            <text:p>-0.04089012</text:p>
          </table:table-cell>
          <table:table-cell office:value-type="float" office:value="0.01352831" calcext:value-type="float">
            <text:p>0.01352831</text:p>
          </table:table-cell>
          <table:table-cell office:value-type="float" office:value="-9999.014" calcext:value-type="float">
            <text:p>-9999.014</text:p>
          </table:table-cell>
          <table:table-cell office:value-type="float" office:value="-2.332231" calcext:value-type="float">
            <text:p>-2.33223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32001" calcext:value-type="float">
            <text:p>6032001</text:p>
          </table:table-cell>
          <table:table-cell office:value-type="float" office:value="62.45196" calcext:value-type="float">
            <text:p>62.45196</text:p>
          </table:table-cell>
          <table:table-cell office:value-type="float" office:value="3.837134" calcext:value-type="float">
            <text:p>3.837134</text:p>
          </table:table-cell>
          <table:table-cell office:value-type="float" office:value="0" calcext:value-type="float">
            <text:p>0</text:p>
          </table:table-cell>
          <table:table-cell office:value-type="float" office:value="1093.616" calcext:value-type="float">
            <text:p>1093.616</text:p>
          </table:table-cell>
          <table:table-cell office:value-type="float" office:value="-54.93489" calcext:value-type="float">
            <text:p>-54.93489</text:p>
          </table:table-cell>
          <table:table-cell office:value-type="float" office:value="103.2542" calcext:value-type="float">
            <text:p>103.2542</text:p>
          </table:table-cell>
          <table:table-cell office:value-type="float" office:value="0.3102813" calcext:value-type="float">
            <text:p>0.3102813</text:p>
          </table:table-cell>
          <table:table-cell office:value-type="float" office:value="0.3035767" calcext:value-type="float">
            <text:p>0.3035767</text:p>
          </table:table-cell>
          <table:table-cell office:value-type="float" office:value="0.2949561" calcext:value-type="float">
            <text:p>0.2949561</text:p>
          </table:table-cell>
          <table:table-cell office:value-type="float" office:value="0.3020813" calcext:value-type="float">
            <text:p>0.3020813</text:p>
          </table:table-cell>
          <table:table-cell office:value-type="float" office:value="0.3143772" calcext:value-type="float">
            <text:p>0.3143772</text:p>
          </table:table-cell>
          <table:table-cell office:value-type="float" office:value="0.2870857" calcext:value-type="float">
            <text:p>0.2870857</text:p>
          </table:table-cell>
          <table:table-cell office:value-type="float" office:value="0.3005857" calcext:value-type="float">
            <text:p>0.3005857</text:p>
          </table:table-cell>
          <table:table-cell office:value-type="float" office:value="0.37433" calcext:value-type="float">
            <text:p>0.37433</text:p>
          </table:table-cell>
          <table:table-cell office:value-type="float" office:value="0.3558589" calcext:value-type="float">
            <text:p>0.3558589</text:p>
          </table:table-cell>
          <table:table-cell office:value-type="float" office:value="0.361261" calcext:value-type="float">
            <text:p>0.361261</text:p>
          </table:table-cell>
          <table:table-cell office:value-type="float" office:value="0.3765717" calcext:value-type="float">
            <text:p>0.3765717</text:p>
          </table:table-cell>
          <table:table-cell office:value-type="float" office:value="0.3917218" calcext:value-type="float">
            <text:p>0.3917218</text:p>
          </table:table-cell>
          <table:table-cell office:value-type="float" office:value="0.461317" calcext:value-type="float">
            <text:p>0.461317</text:p>
          </table:table-cell>
          <table:table-cell office:value-type="float" office:value="0" calcext:value-type="float">
            <text:p>0</text:p>
          </table:table-cell>
          <table:table-cell office:value-type="float" office:value="9.633391E-016" calcext:value-type="float">
            <text:p>9.633391E-16</text:p>
          </table:table-cell>
          <table:table-cell office:value-type="float" office:value="9.946581E-016" calcext:value-type="float">
            <text:p>9.946581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2892321" calcext:value-type="float">
            <text:p>-0.02892321</text:p>
          </table:table-cell>
          <table:table-cell office:value-type="float" office:value="-0.03332066" calcext:value-type="float">
            <text:p>-0.03332066</text:p>
          </table:table-cell>
          <table:table-cell office:value-type="float" office:value="-0.04174202" calcext:value-type="float">
            <text:p>-0.04174202</text:p>
          </table:table-cell>
          <table:table-cell office:value-type="float" office:value="-0.03465216" calcext:value-type="float">
            <text:p>-0.03465216</text:p>
          </table:table-cell>
          <table:table-cell office:value-type="float" office:value="-0.02682222" calcext:value-type="float">
            <text:p>-0.02682222</text:p>
          </table:table-cell>
          <table:table-cell office:value-type="float" office:value="-0.01937467" calcext:value-type="float">
            <text:p>-0.01937467</text:p>
          </table:table-cell>
          <table:table-cell office:value-type="float" office:value="-0.01229309" calcext:value-type="float">
            <text:p>-0.01229309</text:p>
          </table:table-cell>
          <table:table-cell office:value-type="float" office:value="-0.01182766" calcext:value-type="float">
            <text:p>-0.01182766</text:p>
          </table:table-cell>
          <table:table-cell office:value-type="float" office:value="-0.02068966" calcext:value-type="float">
            <text:p>-0.02068966</text:p>
          </table:table-cell>
          <table:table-cell office:value-type="float" office:value="-0.02116358" calcext:value-type="float">
            <text:p>-0.021163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839121" calcext:value-type="float">
            <text:p>-0.02839121</text:p>
          </table:table-cell>
          <table:table-cell office:value-type="float" office:value="0.01345476" calcext:value-type="float">
            <text:p>0.01345476</text:p>
          </table:table-cell>
          <table:table-cell office:value-type="float" office:value="-9999.014" calcext:value-type="float">
            <text:p>-9999.014</text:p>
          </table:table-cell>
          <table:table-cell office:value-type="float" office:value="-2.359998" calcext:value-type="float">
            <text:p>-2.35999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32001" calcext:value-type="float">
            <text:p>7032001</text:p>
          </table:table-cell>
          <table:table-cell office:value-type="float" office:value="62.45196" calcext:value-type="float">
            <text:p>62.45196</text:p>
          </table:table-cell>
          <table:table-cell office:value-type="float" office:value="3.74507" calcext:value-type="float">
            <text:p>3.74507</text:p>
          </table:table-cell>
          <table:table-cell office:value-type="float" office:value="0" calcext:value-type="float">
            <text:p>0</text:p>
          </table:table-cell>
          <table:table-cell office:value-type="float" office:value="1093.626" calcext:value-type="float">
            <text:p>1093.626</text:p>
          </table:table-cell>
          <table:table-cell office:value-type="float" office:value="-54.85292" calcext:value-type="float">
            <text:p>-54.85292</text:p>
          </table:table-cell>
          <table:table-cell office:value-type="float" office:value="89.91443" calcext:value-type="float">
            <text:p>89.91443</text:p>
          </table:table-cell>
          <table:table-cell office:value-type="float" office:value="0.3366427" calcext:value-type="float">
            <text:p>0.3366427</text:p>
          </table:table-cell>
          <table:table-cell office:value-type="float" office:value="0.3346582" calcext:value-type="float">
            <text:p>0.3346582</text:p>
          </table:table-cell>
          <table:table-cell office:value-type="float" office:value="0.3142185" calcext:value-type="float">
            <text:p>0.3142185</text:p>
          </table:table-cell>
          <table:table-cell office:value-type="float" office:value="0.3105929" calcext:value-type="float">
            <text:p>0.3105929</text:p>
          </table:table-cell>
          <table:table-cell office:value-type="float" office:value="0.3182225" calcext:value-type="float">
            <text:p>0.3182225</text:p>
          </table:table-cell>
          <table:table-cell office:value-type="float" office:value="0.2883044" calcext:value-type="float">
            <text:p>0.2883044</text:p>
          </table:table-cell>
          <table:table-cell office:value-type="float" office:value="0.3023967" calcext:value-type="float">
            <text:p>0.3023967</text:p>
          </table:table-cell>
          <table:table-cell office:value-type="float" office:value="0.3735583" calcext:value-type="float">
            <text:p>0.3735583</text:p>
          </table:table-cell>
          <table:table-cell office:value-type="float" office:value="0.3569768" calcext:value-type="float">
            <text:p>0.3569768</text:p>
          </table:table-cell>
          <table:table-cell office:value-type="float" office:value="0.3616671" calcext:value-type="float">
            <text:p>0.3616671</text:p>
          </table:table-cell>
          <table:table-cell office:value-type="float" office:value="0.3768694" calcext:value-type="float">
            <text:p>0.3768694</text:p>
          </table:table-cell>
          <table:table-cell office:value-type="float" office:value="0.3918325" calcext:value-type="float">
            <text:p>0.391832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634295E-016" calcext:value-type="float">
            <text:p>9.634295E-16</text:p>
          </table:table-cell>
          <table:table-cell office:value-type="float" office:value="9.946342E-016" calcext:value-type="float">
            <text:p>9.946342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1749913" calcext:value-type="float">
            <text:p>-0.01749913</text:p>
          </table:table-cell>
          <table:table-cell office:value-type="float" office:value="-0.01815199" calcext:value-type="float">
            <text:p>-0.01815199</text:p>
          </table:table-cell>
          <table:table-cell office:value-type="float" office:value="-0.02704319" calcext:value-type="float">
            <text:p>-0.02704319</text:p>
          </table:table-cell>
          <table:table-cell office:value-type="float" office:value="-0.02895785" calcext:value-type="float">
            <text:p>-0.02895785</text:p>
          </table:table-cell>
          <table:table-cell office:value-type="float" office:value="-0.02490477" calcext:value-type="float">
            <text:p>-0.02490477</text:p>
          </table:table-cell>
          <table:table-cell office:value-type="float" office:value="-0.01877979" calcext:value-type="float">
            <text:p>-0.01877979</text:p>
          </table:table-cell>
          <table:table-cell office:value-type="float" office:value="-0.01167986" calcext:value-type="float">
            <text:p>-0.01167986</text:p>
          </table:table-cell>
          <table:table-cell office:value-type="float" office:value="-0.01237257" calcext:value-type="float">
            <text:p>-0.01237257</text:p>
          </table:table-cell>
          <table:table-cell office:value-type="float" office:value="-0.01963843" calcext:value-type="float">
            <text:p>-0.01963843</text:p>
          </table:table-cell>
          <table:table-cell office:value-type="float" office:value="-0.02076115" calcext:value-type="float">
            <text:p>-0.02076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749322" calcext:value-type="float">
            <text:p>-0.01749322</text:p>
          </table:table-cell>
          <table:table-cell office:value-type="float" office:value="0.0133793" calcext:value-type="float">
            <text:p>0.0133793</text:p>
          </table:table-cell>
          <table:table-cell office:value-type="float" office:value="-9999.014" calcext:value-type="float">
            <text:p>-9999.014</text:p>
          </table:table-cell>
          <table:table-cell office:value-type="float" office:value="-2.370864" calcext:value-type="float">
            <text:p>-2.37086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032001" calcext:value-type="float">
            <text:p>8032001</text:p>
          </table:table-cell>
          <table:table-cell office:value-type="float" office:value="62.45196" calcext:value-type="float">
            <text:p>62.45196</text:p>
          </table:table-cell>
          <table:table-cell office:value-type="float" office:value="3.700989" calcext:value-type="float">
            <text:p>3.700989</text:p>
          </table:table-cell>
          <table:table-cell office:value-type="float" office:value="0" calcext:value-type="float">
            <text:p>0</text:p>
          </table:table-cell>
          <table:table-cell office:value-type="float" office:value="1093.658" calcext:value-type="float">
            <text:p>1093.658</text:p>
          </table:table-cell>
          <table:table-cell office:value-type="float" office:value="-54.84084" calcext:value-type="float">
            <text:p>-54.84084</text:p>
          </table:table-cell>
          <table:table-cell office:value-type="float" office:value="77.10586" calcext:value-type="float">
            <text:p>77.10586</text:p>
          </table:table-cell>
          <table:table-cell office:value-type="float" office:value="0.3592321" calcext:value-type="float">
            <text:p>0.3592321</text:p>
          </table:table-cell>
          <table:table-cell office:value-type="float" office:value="0.3589712" calcext:value-type="float">
            <text:p>0.3589712</text:p>
          </table:table-cell>
          <table:table-cell office:value-type="float" office:value="0.34794" calcext:value-type="float">
            <text:p>0.34794</text:p>
          </table:table-cell>
          <table:table-cell office:value-type="float" office:value="0.3307929" calcext:value-type="float">
            <text:p>0.3307929</text:p>
          </table:table-cell>
          <table:table-cell office:value-type="float" office:value="0.3279324" calcext:value-type="float">
            <text:p>0.3279324</text:p>
          </table:table-cell>
          <table:table-cell office:value-type="float" office:value="0.2885993" calcext:value-type="float">
            <text:p>0.2885993</text:p>
          </table:table-cell>
          <table:table-cell office:value-type="float" office:value="0.2936305" calcext:value-type="float">
            <text:p>0.2936305</text:p>
          </table:table-cell>
          <table:table-cell office:value-type="float" office:value="0.3722533" calcext:value-type="float">
            <text:p>0.3722533</text:p>
          </table:table-cell>
          <table:table-cell office:value-type="float" office:value="0.3578968" calcext:value-type="float">
            <text:p>0.3578968</text:p>
          </table:table-cell>
          <table:table-cell office:value-type="float" office:value="0.362098" calcext:value-type="float">
            <text:p>0.362098</text:p>
          </table:table-cell>
          <table:table-cell office:value-type="float" office:value="0.3771643" calcext:value-type="float">
            <text:p>0.3771643</text:p>
          </table:table-cell>
          <table:table-cell office:value-type="float" office:value="0.3919144" calcext:value-type="float">
            <text:p>0.391914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635179E-016" calcext:value-type="float">
            <text:p>9.635179E-16</text:p>
          </table:table-cell>
          <table:table-cell office:value-type="float" office:value="9.946108E-016" calcext:value-type="float">
            <text:p>9.946108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1170911" calcext:value-type="float">
            <text:p>-0.01170911</text:p>
          </table:table-cell>
          <table:table-cell office:value-type="float" office:value="-0.01176574" calcext:value-type="float">
            <text:p>-0.01176574</text:p>
          </table:table-cell>
          <table:table-cell office:value-type="float" office:value="-0.01435954" calcext:value-type="float">
            <text:p>-0.01435954</text:p>
          </table:table-cell>
          <table:table-cell office:value-type="float" office:value="-0.0197317" calcext:value-type="float">
            <text:p>-0.0197317</text:p>
          </table:table-cell>
          <table:table-cell office:value-type="float" office:value="-0.02076278" calcext:value-type="float">
            <text:p>-0.02076278</text:p>
          </table:table-cell>
          <table:table-cell office:value-type="float" office:value="-0.01863421" calcext:value-type="float">
            <text:p>-0.01863421</text:p>
          </table:table-cell>
          <table:table-cell office:value-type="float" office:value="-0.01499984" calcext:value-type="float">
            <text:p>-0.01499984</text:p>
          </table:table-cell>
          <table:table-cell office:value-type="float" office:value="-0.01333553" calcext:value-type="float">
            <text:p>-0.01333553</text:p>
          </table:table-cell>
          <table:table-cell office:value-type="float" office:value="-0.01881194" calcext:value-type="float">
            <text:p>-0.01881194</text:p>
          </table:table-cell>
          <table:table-cell office:value-type="float" office:value="-0.0203425" calcext:value-type="float">
            <text:p>-0.0203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179218" calcext:value-type="float">
            <text:p>-0.01179218</text:p>
          </table:table-cell>
          <table:table-cell office:value-type="float" office:value="0.01330232" calcext:value-type="float">
            <text:p>0.01330232</text:p>
          </table:table-cell>
          <table:table-cell office:value-type="float" office:value="-9999.014" calcext:value-type="float">
            <text:p>-9999.014</text:p>
          </table:table-cell>
          <table:table-cell office:value-type="float" office:value="-2.374295" calcext:value-type="float">
            <text:p>-2.37429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032001" calcext:value-type="float">
            <text:p>9032001</text:p>
          </table:table-cell>
          <table:table-cell office:value-type="float" office:value="62.45196" calcext:value-type="float">
            <text:p>62.45196</text:p>
          </table:table-cell>
          <table:table-cell office:value-type="float" office:value="3.632323" calcext:value-type="float">
            <text:p>3.632323</text:p>
          </table:table-cell>
          <table:table-cell office:value-type="float" office:value="0" calcext:value-type="float">
            <text:p>0</text:p>
          </table:table-cell>
          <table:table-cell office:value-type="float" office:value="1093.711" calcext:value-type="float">
            <text:p>1093.711</text:p>
          </table:table-cell>
          <table:table-cell office:value-type="float" office:value="-54.82442" calcext:value-type="float">
            <text:p>-54.82442</text:p>
          </table:table-cell>
          <table:table-cell office:value-type="float" office:value="61.31633" calcext:value-type="float">
            <text:p>61.31633</text:p>
          </table:table-cell>
          <table:table-cell office:value-type="float" office:value="0.374735" calcext:value-type="float">
            <text:p>0.374735</text:p>
          </table:table-cell>
          <table:table-cell office:value-type="float" office:value="0.3768855" calcext:value-type="float">
            <text:p>0.3768855</text:p>
          </table:table-cell>
          <table:table-cell office:value-type="float" office:value="0.3737626" calcext:value-type="float">
            <text:p>0.3737626</text:p>
          </table:table-cell>
          <table:table-cell office:value-type="float" office:value="0.3630194" calcext:value-type="float">
            <text:p>0.3630194</text:p>
          </table:table-cell>
          <table:table-cell office:value-type="float" office:value="0.3562976" calcext:value-type="float">
            <text:p>0.3562976</text:p>
          </table:table-cell>
          <table:table-cell office:value-type="float" office:value="0.2929017" calcext:value-type="float">
            <text:p>0.2929017</text:p>
          </table:table-cell>
          <table:table-cell office:value-type="float" office:value="0.2915228" calcext:value-type="float">
            <text:p>0.2915228</text:p>
          </table:table-cell>
          <table:table-cell office:value-type="float" office:value="0.3708406" calcext:value-type="float">
            <text:p>0.3708406</text:p>
          </table:table-cell>
          <table:table-cell office:value-type="float" office:value="0.358488" calcext:value-type="float">
            <text:p>0.358488</text:p>
          </table:table-cell>
          <table:table-cell office:value-type="float" office:value="0.3625278" calcext:value-type="float">
            <text:p>0.3625278</text:p>
          </table:table-cell>
          <table:table-cell office:value-type="float" office:value="0.3774554" calcext:value-type="float">
            <text:p>0.3774554</text:p>
          </table:table-cell>
          <table:table-cell office:value-type="float" office:value="0.391963" calcext:value-type="float">
            <text:p>0.391963</text:p>
          </table:table-cell>
          <table:table-cell office:value-type="float" office:value="0.4623741" calcext:value-type="float">
            <text:p>0.4623741</text:p>
          </table:table-cell>
          <table:table-cell office:value-type="float" office:value="0" calcext:value-type="float">
            <text:p>0</text:p>
          </table:table-cell>
          <table:table-cell office:value-type="float" office:value="0.00118673" calcext:value-type="float">
            <text:p>0.00118673</text:p>
          </table:table-cell>
          <table:table-cell office:value-type="float" office:value="9.94588E-016" calcext:value-type="float">
            <text:p>9.94588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08977395" calcext:value-type="float">
            <text:p>-0.008977395</text:p>
          </table:table-cell>
          <table:table-cell office:value-type="float" office:value="-0.008700384" calcext:value-type="float">
            <text:p>-0.008700384</text:p>
          </table:table-cell>
          <table:table-cell office:value-type="float" office:value="-0.00919906" calcext:value-type="float">
            <text:p>-0.00919906</text:p>
          </table:table-cell>
          <table:table-cell office:value-type="float" office:value="-0.01110671" calcext:value-type="float">
            <text:p>-0.01110671</text:p>
          </table:table-cell>
          <table:table-cell office:value-type="float" office:value="-0.01251276" calcext:value-type="float">
            <text:p>-0.01251276</text:p>
          </table:table-cell>
          <table:table-cell office:value-type="float" office:value="-0.01672406" calcext:value-type="float">
            <text:p>-0.01672406</text:p>
          </table:table-cell>
          <table:table-cell office:value-type="float" office:value="-0.01595357" calcext:value-type="float">
            <text:p>-0.01595357</text:p>
          </table:table-cell>
          <table:table-cell office:value-type="float" office:value="-0.01448236" calcext:value-type="float">
            <text:p>-0.01448236</text:p>
          </table:table-cell>
          <table:table-cell office:value-type="float" office:value="-0.01830048" calcext:value-type="float">
            <text:p>-0.01830048</text:p>
          </table:table-cell>
          <table:table-cell office:value-type="float" office:value="-0.01993355" calcext:value-type="float">
            <text:p>-0.01993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137297" calcext:value-type="float">
            <text:p>-0.009137297</text:p>
          </table:table-cell>
          <table:table-cell office:value-type="float" office:value="0.01322195" calcext:value-type="float">
            <text:p>0.01322195</text:p>
          </table:table-cell>
          <table:table-cell office:value-type="float" office:value="-9999.014" calcext:value-type="float">
            <text:p>-9999.014</text:p>
          </table:table-cell>
          <table:table-cell office:value-type="float" office:value="-2.377307" calcext:value-type="float">
            <text:p>-2.37730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32001" calcext:value-type="float">
            <text:p>10032001</text:p>
          </table:table-cell>
          <table:table-cell office:value-type="float" office:value="65.81744" calcext:value-type="float">
            <text:p>65.81744</text:p>
          </table:table-cell>
          <table:table-cell office:value-type="float" office:value="3.681308" calcext:value-type="float">
            <text:p>3.681308</text:p>
          </table:table-cell>
          <table:table-cell office:value-type="float" office:value="0" calcext:value-type="float">
            <text:p>0</text:p>
          </table:table-cell>
          <table:table-cell office:value-type="float" office:value="1096.599" calcext:value-type="float">
            <text:p>1096.599</text:p>
          </table:table-cell>
          <table:table-cell office:value-type="float" office:value="-54.39615" calcext:value-type="float">
            <text:p>-54.39615</text:p>
          </table:table-cell>
          <table:table-cell office:value-type="float" office:value="78.7861" calcext:value-type="float">
            <text:p>78.7861</text:p>
          </table:table-cell>
          <table:table-cell office:value-type="float" office:value="0.3642004" calcext:value-type="float">
            <text:p>0.3642004</text:p>
          </table:table-cell>
          <table:table-cell office:value-type="float" office:value="0.3725151" calcext:value-type="float">
            <text:p>0.3725151</text:p>
          </table:table-cell>
          <table:table-cell office:value-type="float" office:value="0.3757475" calcext:value-type="float">
            <text:p>0.3757475</text:p>
          </table:table-cell>
          <table:table-cell office:value-type="float" office:value="0.3731863" calcext:value-type="float">
            <text:p>0.3731863</text:p>
          </table:table-cell>
          <table:table-cell office:value-type="float" office:value="0.3708144" calcext:value-type="float">
            <text:p>0.3708144</text:p>
          </table:table-cell>
          <table:table-cell office:value-type="float" office:value="0.3052827" calcext:value-type="float">
            <text:p>0.3052827</text:p>
          </table:table-cell>
          <table:table-cell office:value-type="float" office:value="0.3030124" calcext:value-type="float">
            <text:p>0.3030124</text:p>
          </table:table-cell>
          <table:table-cell office:value-type="float" office:value="0.3715253" calcext:value-type="float">
            <text:p>0.3715253</text:p>
          </table:table-cell>
          <table:table-cell office:value-type="float" office:value="0.3589648" calcext:value-type="float">
            <text:p>0.3589648</text:p>
          </table:table-cell>
          <table:table-cell office:value-type="float" office:value="0.3629448" calcext:value-type="float">
            <text:p>0.3629448</text:p>
          </table:table-cell>
          <table:table-cell office:value-type="float" office:value="0.3777412" calcext:value-type="float">
            <text:p>0.3777412</text:p>
          </table:table-cell>
          <table:table-cell office:value-type="float" office:value="0.3920053" calcext:value-type="float">
            <text:p>0.3920053</text:p>
          </table:table-cell>
          <table:table-cell office:value-type="float" office:value="0.4623734" calcext:value-type="float">
            <text:p>0.4623734</text:p>
          </table:table-cell>
          <table:table-cell office:value-type="float" office:value="0" calcext:value-type="float">
            <text:p>0</text:p>
          </table:table-cell>
          <table:table-cell office:value-type="float" office:value="0.005957532" calcext:value-type="float">
            <text:p>0.005957532</text:p>
          </table:table-cell>
          <table:table-cell office:value-type="float" office:value="9.945653E-016" calcext:value-type="float">
            <text:p>9.945653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1060268" calcext:value-type="float">
            <text:p>-0.01060268</text:p>
          </table:table-cell>
          <table:table-cell office:value-type="float" office:value="-0.009279516" calcext:value-type="float">
            <text:p>-0.009279516</text:p>
          </table:table-cell>
          <table:table-cell office:value-type="float" office:value="-0.008895384" calcext:value-type="float">
            <text:p>-0.008895384</text:p>
          </table:table-cell>
          <table:table-cell office:value-type="float" office:value="-0.009335632" calcext:value-type="float">
            <text:p>-0.009335632</text:p>
          </table:table-cell>
          <table:table-cell office:value-type="float" office:value="-0.009721223" calcext:value-type="float">
            <text:p>-0.009721223</text:p>
          </table:table-cell>
          <table:table-cell office:value-type="float" office:value="-0.01229277" calcext:value-type="float">
            <text:p>-0.01229277</text:p>
          </table:table-cell>
          <table:table-cell office:value-type="float" office:value="-0.01168765" calcext:value-type="float">
            <text:p>-0.01168765</text:p>
          </table:table-cell>
          <table:table-cell office:value-type="float" office:value="-0.01393387" calcext:value-type="float">
            <text:p>-0.01393387</text:p>
          </table:table-cell>
          <table:table-cell office:value-type="float" office:value="-0.0179004" calcext:value-type="float">
            <text:p>-0.0179004</text:p>
          </table:table-cell>
          <table:table-cell office:value-type="float" office:value="-0.01954511" calcext:value-type="float">
            <text:p>-0.019545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144141" calcext:value-type="float">
            <text:p>-0.01144141</text:p>
          </table:table-cell>
          <table:table-cell office:value-type="float" office:value="0.01317989" calcext:value-type="float">
            <text:p>0.01317989</text:p>
          </table:table-cell>
          <table:table-cell office:value-type="float" office:value="-9999.014" calcext:value-type="float">
            <text:p>-9999.014</text:p>
          </table:table-cell>
          <table:table-cell office:value-type="float" office:value="-2.380141" calcext:value-type="float">
            <text:p>-2.38014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032001" calcext:value-type="float">
            <text:p>11032001</text:p>
          </table:table-cell>
          <table:table-cell office:value-type="float" office:value="75.91391" calcext:value-type="float">
            <text:p>75.91391</text:p>
          </table:table-cell>
          <table:table-cell office:value-type="float" office:value="3.658624" calcext:value-type="float">
            <text:p>3.658624</text:p>
          </table:table-cell>
          <table:table-cell office:value-type="float" office:value="0" calcext:value-type="float">
            <text:p>0</text:p>
          </table:table-cell>
          <table:table-cell office:value-type="float" office:value="1105.957" calcext:value-type="float">
            <text:p>1105.957</text:p>
          </table:table-cell>
          <table:table-cell office:value-type="float" office:value="-53.63461" calcext:value-type="float">
            <text:p>-53.63461</text:p>
          </table:table-cell>
          <table:table-cell office:value-type="float" office:value="165.5674" calcext:value-type="float">
            <text:p>165.5674</text:p>
          </table:table-cell>
          <table:table-cell office:value-type="float" office:value="0.3466364" calcext:value-type="float">
            <text:p>0.3466364</text:p>
          </table:table-cell>
          <table:table-cell office:value-type="float" office:value="0.3485285" calcext:value-type="float">
            <text:p>0.3485285</text:p>
          </table:table-cell>
          <table:table-cell office:value-type="float" office:value="0.3545468" calcext:value-type="float">
            <text:p>0.3545468</text:p>
          </table:table-cell>
          <table:table-cell office:value-type="float" office:value="0.3602325" calcext:value-type="float">
            <text:p>0.3602325</text:p>
          </table:table-cell>
          <table:table-cell office:value-type="float" office:value="0.3636854" calcext:value-type="float">
            <text:p>0.3636854</text:p>
          </table:table-cell>
          <table:table-cell office:value-type="float" office:value="0.3138751" calcext:value-type="float">
            <text:p>0.3138751</text:p>
          </table:table-cell>
          <table:table-cell office:value-type="float" office:value="0.3107545" calcext:value-type="float">
            <text:p>0.3107545</text:p>
          </table:table-cell>
          <table:table-cell office:value-type="float" office:value="0.3743236" calcext:value-type="float">
            <text:p>0.3743236</text:p>
          </table:table-cell>
          <table:table-cell office:value-type="float" office:value="0.3596148" calcext:value-type="float">
            <text:p>0.3596148</text:p>
          </table:table-cell>
          <table:table-cell office:value-type="float" office:value="0.3633527" calcext:value-type="float">
            <text:p>0.3633527</text:p>
          </table:table-cell>
          <table:table-cell office:value-type="float" office:value="0.3780207" calcext:value-type="float">
            <text:p>0.3780207</text:p>
          </table:table-cell>
          <table:table-cell office:value-type="float" office:value="0.392043" calcext:value-type="float">
            <text:p>0.39204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903915E-016" calcext:value-type="float">
            <text:p>9.903915E-16</text:p>
          </table:table-cell>
          <table:table-cell office:value-type="float" office:value="9.945414E-016" calcext:value-type="float">
            <text:p>9.945414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1477387" calcext:value-type="float">
            <text:p>-0.01477387</text:p>
          </table:table-cell>
          <table:table-cell office:value-type="float" office:value="-0.01424871" calcext:value-type="float">
            <text:p>-0.01424871</text:p>
          </table:table-cell>
          <table:table-cell office:value-type="float" office:value="-0.01278072" calcext:value-type="float">
            <text:p>-0.01278072</text:p>
          </table:table-cell>
          <table:table-cell office:value-type="float" office:value="-0.01158665" calcext:value-type="float">
            <text:p>-0.01158665</text:p>
          </table:table-cell>
          <table:table-cell office:value-type="float" office:value="-0.01092643" calcext:value-type="float">
            <text:p>-0.01092643</text:p>
          </table:table-cell>
          <table:table-cell office:value-type="float" office:value="-0.009952268" calcext:value-type="float">
            <text:p>-0.009952268</text:p>
          </table:table-cell>
          <table:table-cell office:value-type="float" office:value="-0.009312912" calcext:value-type="float">
            <text:p>-0.009312912</text:p>
          </table:table-cell>
          <table:table-cell office:value-type="float" office:value="-0.01185205" calcext:value-type="float">
            <text:p>-0.01185205</text:p>
          </table:table-cell>
          <table:table-cell office:value-type="float" office:value="-0.01737209" calcext:value-type="float">
            <text:p>-0.01737209</text:p>
          </table:table-cell>
          <table:table-cell office:value-type="float" office:value="-0.01917298" calcext:value-type="float">
            <text:p>-0.01917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490385" calcext:value-type="float">
            <text:p>-0.01490385</text:p>
          </table:table-cell>
          <table:table-cell office:value-type="float" office:value="0.01305714" calcext:value-type="float">
            <text:p>0.01305714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-2.382737" calcext:value-type="float">
            <text:p>-2.38273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032001" calcext:value-type="float">
            <text:p>12032001</text:p>
          </table:table-cell>
          <table:table-cell office:value-type="float" office:value="75.91391" calcext:value-type="float">
            <text:p>75.91391</text:p>
          </table:table-cell>
          <table:table-cell office:value-type="float" office:value="3.49801" calcext:value-type="float">
            <text:p>3.49801</text:p>
          </table:table-cell>
          <table:table-cell office:value-type="float" office:value="0" calcext:value-type="float">
            <text:p>0</text:p>
          </table:table-cell>
          <table:table-cell office:value-type="float" office:value="1106.024" calcext:value-type="float">
            <text:p>1106.024</text:p>
          </table:table-cell>
          <table:table-cell office:value-type="float" office:value="-53.54105" calcext:value-type="float">
            <text:p>-53.54105</text:p>
          </table:table-cell>
          <table:table-cell office:value-type="float" office:value="133.6807" calcext:value-type="float">
            <text:p>133.6807</text:p>
          </table:table-cell>
          <table:table-cell office:value-type="float" office:value="0.3710946" calcext:value-type="float">
            <text:p>0.3710946</text:p>
          </table:table-cell>
          <table:table-cell office:value-type="float" office:value="0.3720182" calcext:value-type="float">
            <text:p>0.3720182</text:p>
          </table:table-cell>
          <table:table-cell office:value-type="float" office:value="0.3706765" calcext:value-type="float">
            <text:p>0.3706765</text:p>
          </table:table-cell>
          <table:table-cell office:value-type="float" office:value="0.3678006" calcext:value-type="float">
            <text:p>0.3678006</text:p>
          </table:table-cell>
          <table:table-cell office:value-type="float" office:value="0.3671738" calcext:value-type="float">
            <text:p>0.3671738</text:p>
          </table:table-cell>
          <table:table-cell office:value-type="float" office:value="0.3114005" calcext:value-type="float">
            <text:p>0.3114005</text:p>
          </table:table-cell>
          <table:table-cell office:value-type="float" office:value="0.3063311" calcext:value-type="float">
            <text:p>0.3063311</text:p>
          </table:table-cell>
          <table:table-cell office:value-type="float" office:value="0.375114" calcext:value-type="float">
            <text:p>0.375114</text:p>
          </table:table-cell>
          <table:table-cell office:value-type="float" office:value="0.360396" calcext:value-type="float">
            <text:p>0.360396</text:p>
          </table:table-cell>
          <table:table-cell office:value-type="float" office:value="0.3637604" calcext:value-type="float">
            <text:p>0.3637604</text:p>
          </table:table-cell>
          <table:table-cell office:value-type="float" office:value="0.3782943" calcext:value-type="float">
            <text:p>0.3782943</text:p>
          </table:table-cell>
          <table:table-cell office:value-type="float" office:value="0.3920769" calcext:value-type="float">
            <text:p>0.392076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9048E-016" calcext:value-type="float">
            <text:p>9.9048E-16</text:p>
          </table:table-cell>
          <table:table-cell office:value-type="float" office:value="9.945175E-016" calcext:value-type="float">
            <text:p>9.945175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09616291" calcext:value-type="float">
            <text:p>-0.009616291</text:p>
          </table:table-cell>
          <table:table-cell office:value-type="float" office:value="-0.009481005" calcext:value-type="float">
            <text:p>-0.009481005</text:p>
          </table:table-cell>
          <table:table-cell office:value-type="float" office:value="-0.009717024" calcext:value-type="float">
            <text:p>-0.009717024</text:p>
          </table:table-cell>
          <table:table-cell office:value-type="float" office:value="-0.01022628" calcext:value-type="float">
            <text:p>-0.01022628</text:p>
          </table:table-cell>
          <table:table-cell office:value-type="float" office:value="-0.01034033" calcext:value-type="float">
            <text:p>-0.01034033</text:p>
          </table:table-cell>
          <table:table-cell office:value-type="float" office:value="-0.01057009" calcext:value-type="float">
            <text:p>-0.01057009</text:p>
          </table:table-cell>
          <table:table-cell office:value-type="float" office:value="-0.01052627" calcext:value-type="float">
            <text:p>-0.01052627</text:p>
          </table:table-cell>
          <table:table-cell office:value-type="float" office:value="-0.01131272" calcext:value-type="float">
            <text:p>-0.01131272</text:p>
          </table:table-cell>
          <table:table-cell office:value-type="float" office:value="-0.01675589" calcext:value-type="float">
            <text:p>-0.01675589</text:p>
          </table:table-cell>
          <table:table-cell office:value-type="float" office:value="-0.01880857" calcext:value-type="float">
            <text:p>-0.01880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719712" calcext:value-type="float">
            <text:p>-0.009719712</text:p>
          </table:table-cell>
          <table:table-cell office:value-type="float" office:value="0.01298149" calcext:value-type="float">
            <text:p>0.01298149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-2.385185" calcext:value-type="float">
            <text:p>-2.38518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032001" calcext:value-type="float">
            <text:p>13032001</text:p>
          </table:table-cell>
          <table:table-cell office:value-type="float" office:value="75.91391" calcext:value-type="float">
            <text:p>75.91391</text:p>
          </table:table-cell>
          <table:table-cell office:value-type="float" office:value="3.198359" calcext:value-type="float">
            <text:p>3.198359</text:p>
          </table:table-cell>
          <table:table-cell office:value-type="float" office:value="0" calcext:value-type="float">
            <text:p>0</text:p>
          </table:table-cell>
          <table:table-cell office:value-type="float" office:value="1106.298" calcext:value-type="float">
            <text:p>1106.298</text:p>
          </table:table-cell>
          <table:table-cell office:value-type="float" office:value="-53.51522" calcext:value-type="float">
            <text:p>-53.51522</text:p>
          </table:table-cell>
          <table:table-cell office:value-type="float" office:value="79.38683" calcext:value-type="float">
            <text:p>79.38683</text:p>
          </table:table-cell>
          <table:table-cell office:value-type="float" office:value="0.4015121" calcext:value-type="float">
            <text:p>0.4015121</text:p>
          </table:table-cell>
          <table:table-cell office:value-type="float" office:value="0.4037465" calcext:value-type="float">
            <text:p>0.4037465</text:p>
          </table:table-cell>
          <table:table-cell office:value-type="float" office:value="0.4053298" calcext:value-type="float">
            <text:p>0.4053298</text:p>
          </table:table-cell>
          <table:table-cell office:value-type="float" office:value="0.404843" calcext:value-type="float">
            <text:p>0.404843</text:p>
          </table:table-cell>
          <table:table-cell office:value-type="float" office:value="0.4040653" calcext:value-type="float">
            <text:p>0.4040653</text:p>
          </table:table-cell>
          <table:table-cell office:value-type="float" office:value="0.3195211" calcext:value-type="float">
            <text:p>0.3195211</text:p>
          </table:table-cell>
          <table:table-cell office:value-type="float" office:value="0.3073943" calcext:value-type="float">
            <text:p>0.3073943</text:p>
          </table:table-cell>
          <table:table-cell office:value-type="float" office:value="0.3750536" calcext:value-type="float">
            <text:p>0.3750536</text:p>
          </table:table-cell>
          <table:table-cell office:value-type="float" office:value="0.3613109" calcext:value-type="float">
            <text:p>0.3613109</text:p>
          </table:table-cell>
          <table:table-cell office:value-type="float" office:value="0.3642138" calcext:value-type="float">
            <text:p>0.3642138</text:p>
          </table:table-cell>
          <table:table-cell office:value-type="float" office:value="0.378617" calcext:value-type="float">
            <text:p>0.378617</text:p>
          </table:table-cell>
          <table:table-cell office:value-type="float" office:value="0.3920668" calcext:value-type="float">
            <text:p>0.392066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905637E-016" calcext:value-type="float">
            <text:p>9.905637E-16</text:p>
          </table:table-cell>
          <table:table-cell office:value-type="float" office:value="9.944957E-016" calcext:value-type="float">
            <text:p>9.944957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05900557" calcext:value-type="float">
            <text:p>-0.005900557</text:p>
          </table:table-cell>
          <table:table-cell office:value-type="float" office:value="-0.005714556" calcext:value-type="float">
            <text:p>-0.005714556</text:p>
          </table:table-cell>
          <table:table-cell office:value-type="float" office:value="-0.005592478" calcext:value-type="float">
            <text:p>-0.005592478</text:p>
          </table:table-cell>
          <table:table-cell office:value-type="float" office:value="-0.00565222" calcext:value-type="float">
            <text:p>-0.00565222</text:p>
          </table:table-cell>
          <table:table-cell office:value-type="float" office:value="-0.005719005" calcext:value-type="float">
            <text:p>-0.005719005</text:p>
          </table:table-cell>
          <table:table-cell office:value-type="float" office:value="-0.008775863" calcext:value-type="float">
            <text:p>-0.008775863</text:p>
          </table:table-cell>
          <table:table-cell office:value-type="float" office:value="-0.01025685" calcext:value-type="float">
            <text:p>-0.01025685</text:p>
          </table:table-cell>
          <table:table-cell office:value-type="float" office:value="-0.01135194" calcext:value-type="float">
            <text:p>-0.01135194</text:p>
          </table:table-cell>
          <table:table-cell office:value-type="float" office:value="-0.0160648" calcext:value-type="float">
            <text:p>-0.0160648</text:p>
          </table:table-cell>
          <table:table-cell office:value-type="float" office:value="-0.01841256" calcext:value-type="float">
            <text:p>-0.01841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6045302" calcext:value-type="float">
            <text:p>-0.006045302</text:p>
          </table:table-cell>
          <table:table-cell office:value-type="float" office:value="0.01289161" calcext:value-type="float">
            <text:p>0.01289161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-2.387488" calcext:value-type="float">
            <text:p>-2.38748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032001" calcext:value-type="float">
            <text:p>14032001</text:p>
          </table:table-cell>
          <table:table-cell office:value-type="float" office:value="75.91391" calcext:value-type="float">
            <text:p>75.91391</text:p>
          </table:table-cell>
          <table:table-cell office:value-type="float" office:value="2.843575" calcext:value-type="float">
            <text:p>2.843575</text:p>
          </table:table-cell>
          <table:table-cell office:value-type="float" office:value="0" calcext:value-type="float">
            <text:p>0</text:p>
          </table:table-cell>
          <table:table-cell office:value-type="float" office:value="1106.595" calcext:value-type="float">
            <text:p>1106.595</text:p>
          </table:table-cell>
          <table:table-cell office:value-type="float" office:value="-53.45738" calcext:value-type="float">
            <text:p>-53.45738</text:p>
          </table:table-cell>
          <table:table-cell office:value-type="float" office:value="13.71544" calcext:value-type="float">
            <text:p>13.71544</text:p>
          </table:table-cell>
          <table:table-cell office:value-type="float" office:value="0.423508" calcext:value-type="float">
            <text:p>0.423508</text:p>
          </table:table-cell>
          <table:table-cell office:value-type="float" office:value="0.4272789" calcext:value-type="float">
            <text:p>0.4272789</text:p>
          </table:table-cell>
          <table:table-cell office:value-type="float" office:value="0.4325468" calcext:value-type="float">
            <text:p>0.4325468</text:p>
          </table:table-cell>
          <table:table-cell office:value-type="float" office:value="0.437026" calcext:value-type="float">
            <text:p>0.437026</text:p>
          </table:table-cell>
          <table:table-cell office:value-type="float" office:value="0.4395383" calcext:value-type="float">
            <text:p>0.4395383</text:p>
          </table:table-cell>
          <table:table-cell office:value-type="float" office:value="0.3473782" calcext:value-type="float">
            <text:p>0.3473782</text:p>
          </table:table-cell>
          <table:table-cell office:value-type="float" office:value="0.3254796" calcext:value-type="float">
            <text:p>0.3254796</text:p>
          </table:table-cell>
          <table:table-cell office:value-type="float" office:value="0.3766028" calcext:value-type="float">
            <text:p>0.3766028</text:p>
          </table:table-cell>
          <table:table-cell office:value-type="float" office:value="0.3620953" calcext:value-type="float">
            <text:p>0.3620953</text:p>
          </table:table-cell>
          <table:table-cell office:value-type="float" office:value="0.3647752" calcext:value-type="float">
            <text:p>0.3647752</text:p>
          </table:table-cell>
          <table:table-cell office:value-type="float" office:value="0.3789261" calcext:value-type="float">
            <text:p>0.3789261</text:p>
          </table:table-cell>
          <table:table-cell office:value-type="float" office:value="0.3920562" calcext:value-type="float">
            <text:p>0.392056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906246E-016" calcext:value-type="float">
            <text:p>9.906246E-16</text:p>
          </table:table-cell>
          <table:table-cell office:value-type="float" office:value="9.944801E-016" calcext:value-type="float">
            <text:p>9.944801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04242702" calcext:value-type="float">
            <text:p>-0.004242702</text:p>
          </table:table-cell>
          <table:table-cell office:value-type="float" office:value="-0.004023429" calcext:value-type="float">
            <text:p>-0.004023429</text:p>
          </table:table-cell>
          <table:table-cell office:value-type="float" office:value="-0.003741705" calcext:value-type="float">
            <text:p>-0.003741705</text:p>
          </table:table-cell>
          <table:table-cell office:value-type="float" office:value="-0.003514919" calcext:value-type="float">
            <text:p>-0.003514919</text:p>
          </table:table-cell>
          <table:table-cell office:value-type="float" office:value="-0.003375201" calcext:value-type="float">
            <text:p>-0.003375201</text:p>
          </table:table-cell>
          <table:table-cell office:value-type="float" office:value="-0.004723435" calcext:value-type="float">
            <text:p>-0.004723435</text:p>
          </table:table-cell>
          <table:table-cell office:value-type="float" office:value="-0.006407169" calcext:value-type="float">
            <text:p>-0.006407169</text:p>
          </table:table-cell>
          <table:table-cell office:value-type="float" office:value="-0.01040231" calcext:value-type="float">
            <text:p>-0.01040231</text:p>
          </table:table-cell>
          <table:table-cell office:value-type="float" office:value="-0.01549534" calcext:value-type="float">
            <text:p>-0.01549534</text:p>
          </table:table-cell>
          <table:table-cell office:value-type="float" office:value="-0.01793424" calcext:value-type="float">
            <text:p>-0.01793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434295" calcext:value-type="float">
            <text:p>-0.00434295</text:p>
          </table:table-cell>
          <table:table-cell office:value-type="float" office:value="0.01264977" calcext:value-type="float">
            <text:p>0.01264977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-2.389695" calcext:value-type="float">
            <text:p>-2.38969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032001" calcext:value-type="float">
            <text:p>15032001</text:p>
          </table:table-cell>
          <table:table-cell office:value-type="float" office:value="75.91391" calcext:value-type="float">
            <text:p>75.91391</text:p>
          </table:table-cell>
          <table:table-cell office:value-type="float" office:value="4.124412" calcext:value-type="float">
            <text:p>4.124412</text:p>
          </table:table-cell>
          <table:table-cell office:value-type="float" office:value="0" calcext:value-type="float">
            <text:p>0</text:p>
          </table:table-cell>
          <table:table-cell office:value-type="float" office:value="1105.157" calcext:value-type="float">
            <text:p>1105.157</text:p>
          </table:table-cell>
          <table:table-cell office:value-type="float" office:value="-53.30007" calcext:value-type="float">
            <text:p>-53.30007</text:p>
          </table:table-cell>
          <table:table-cell office:value-type="float" office:value="0" calcext:value-type="float">
            <text:p>0</text:p>
          </table:table-cell>
          <table:table-cell office:value-type="float" office:value="0.4021509" calcext:value-type="float">
            <text:p>0.4021509</text:p>
          </table:table-cell>
          <table:table-cell office:value-type="float" office:value="0.4060581" calcext:value-type="float">
            <text:p>0.4060581</text:p>
          </table:table-cell>
          <table:table-cell office:value-type="float" office:value="0.4116103" calcext:value-type="float">
            <text:p>0.4116103</text:p>
          </table:table-cell>
          <table:table-cell office:value-type="float" office:value="0.4172079" calcext:value-type="float">
            <text:p>0.4172079</text:p>
          </table:table-cell>
          <table:table-cell office:value-type="float" office:value="0.4215664" calcext:value-type="float">
            <text:p>0.4215664</text:p>
          </table:table-cell>
          <table:table-cell office:value-type="float" office:value="0.3536351" calcext:value-type="float">
            <text:p>0.3536351</text:p>
          </table:table-cell>
          <table:table-cell office:value-type="float" office:value="0.3448217" calcext:value-type="float">
            <text:p>0.3448217</text:p>
          </table:table-cell>
          <table:table-cell office:value-type="float" office:value="0.3833575" calcext:value-type="float">
            <text:p>0.3833575</text:p>
          </table:table-cell>
          <table:table-cell office:value-type="float" office:value="0.3633125" calcext:value-type="float">
            <text:p>0.3633125</text:p>
          </table:table-cell>
          <table:table-cell office:value-type="float" office:value="0.3653269" calcext:value-type="float">
            <text:p>0.3653269</text:p>
          </table:table-cell>
          <table:table-cell office:value-type="float" office:value="0.3792359" calcext:value-type="float">
            <text:p>0.3792359</text:p>
          </table:table-cell>
          <table:table-cell office:value-type="float" office:value="0.3920579" calcext:value-type="float">
            <text:p>0.392057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907611E-016" calcext:value-type="float">
            <text:p>9.907611E-16</text:p>
          </table:table-cell>
          <table:table-cell office:value-type="float" office:value="9.944461E-016" calcext:value-type="float">
            <text:p>9.944461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05837567" calcext:value-type="float">
            <text:p>-0.005837567</text:p>
          </table:table-cell>
          <table:table-cell office:value-type="float" office:value="-0.005531205" calcext:value-type="float">
            <text:p>-0.005531205</text:p>
          </table:table-cell>
          <table:table-cell office:value-type="float" office:value="-0.005096326" calcext:value-type="float">
            <text:p>-0.005096326</text:p>
          </table:table-cell>
          <table:table-cell office:value-type="float" office:value="-0.004691516" calcext:value-type="float">
            <text:p>-0.004691516</text:p>
          </table:table-cell>
          <table:table-cell office:value-type="float" office:value="-0.004399905" calcext:value-type="float">
            <text:p>-0.004399905</text:p>
          </table:table-cell>
          <table:table-cell office:value-type="float" office:value="-0.004085653" calcext:value-type="float">
            <text:p>-0.004085653</text:p>
          </table:table-cell>
          <table:table-cell office:value-type="float" office:value="-0.003904239" calcext:value-type="float">
            <text:p>-0.003904239</text:p>
          </table:table-cell>
          <table:table-cell office:value-type="float" office:value="-0.007098294" calcext:value-type="float">
            <text:p>-0.007098294</text:p>
          </table:table-cell>
          <table:table-cell office:value-type="float" office:value="-0.01465901" calcext:value-type="float">
            <text:p>-0.01465901</text:p>
          </table:table-cell>
          <table:table-cell office:value-type="float" office:value="-0.01747639" calcext:value-type="float">
            <text:p>-0.017476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5997405" calcext:value-type="float">
            <text:p>-0.005997405</text:p>
          </table:table-cell>
          <table:table-cell office:value-type="float" office:value="0.01226578" calcext:value-type="float">
            <text:p>0.01226578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-2.391778" calcext:value-type="float">
            <text:p>-2.39177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032001" calcext:value-type="float">
            <text:p>16032001</text:p>
          </table:table-cell>
          <table:table-cell office:value-type="float" office:value="75.91391" calcext:value-type="float">
            <text:p>75.91391</text:p>
          </table:table-cell>
          <table:table-cell office:value-type="float" office:value="5.490242" calcext:value-type="float">
            <text:p>5.490242</text:p>
          </table:table-cell>
          <table:table-cell office:value-type="float" office:value="0" calcext:value-type="float">
            <text:p>0</text:p>
          </table:table-cell>
          <table:table-cell office:value-type="float" office:value="1103.435" calcext:value-type="float">
            <text:p>1103.435</text:p>
          </table:table-cell>
          <table:table-cell office:value-type="float" office:value="-52.94395" calcext:value-type="float">
            <text:p>-52.94395</text:p>
          </table:table-cell>
          <table:table-cell office:value-type="float" office:value="0" calcext:value-type="float">
            <text:p>0</text:p>
          </table:table-cell>
          <table:table-cell office:value-type="float" office:value="0.3734628" calcext:value-type="float">
            <text:p>0.3734628</text:p>
          </table:table-cell>
          <table:table-cell office:value-type="float" office:value="0.3804514" calcext:value-type="float">
            <text:p>0.3804514</text:p>
          </table:table-cell>
          <table:table-cell office:value-type="float" office:value="0.3885919" calcext:value-type="float">
            <text:p>0.3885919</text:p>
          </table:table-cell>
          <table:table-cell office:value-type="float" office:value="0.3973175" calcext:value-type="float">
            <text:p>0.3973175</text:p>
          </table:table-cell>
          <table:table-cell office:value-type="float" office:value="0.4037705" calcext:value-type="float">
            <text:p>0.4037705</text:p>
          </table:table-cell>
          <table:table-cell office:value-type="float" office:value="0.3463334" calcext:value-type="float">
            <text:p>0.3463334</text:p>
          </table:table-cell>
          <table:table-cell office:value-type="float" office:value="0.3427582" calcext:value-type="float">
            <text:p>0.3427582</text:p>
          </table:table-cell>
          <table:table-cell office:value-type="float" office:value="0.3928557" calcext:value-type="float">
            <text:p>0.3928557</text:p>
          </table:table-cell>
          <table:table-cell office:value-type="float" office:value="0.3652801" calcext:value-type="float">
            <text:p>0.3652801</text:p>
          </table:table-cell>
          <table:table-cell office:value-type="float" office:value="0.3659083" calcext:value-type="float">
            <text:p>0.3659083</text:p>
          </table:table-cell>
          <table:table-cell office:value-type="float" office:value="0.3795477" calcext:value-type="float">
            <text:p>0.3795477</text:p>
          </table:table-cell>
          <table:table-cell office:value-type="float" office:value="0.3920697" calcext:value-type="float">
            <text:p>0.392069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392795E-016" calcext:value-type="float">
            <text:p>9.392795E-16</text:p>
          </table:table-cell>
          <table:table-cell office:value-type="float" office:value="9.944102E-016" calcext:value-type="float">
            <text:p>9.944102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09034755" calcext:value-type="float">
            <text:p>-0.009034755</text:p>
          </table:table-cell>
          <table:table-cell office:value-type="float" office:value="-0.008243641" calcext:value-type="float">
            <text:p>-0.008243641</text:p>
          </table:table-cell>
          <table:table-cell office:value-type="float" office:value="-0.00727827" calcext:value-type="float">
            <text:p>-0.00727827</text:p>
          </table:table-cell>
          <table:table-cell office:value-type="float" office:value="-0.006342381" calcext:value-type="float">
            <text:p>-0.006342381</text:p>
          </table:table-cell>
          <table:table-cell office:value-type="float" office:value="-0.005734844" calcext:value-type="float">
            <text:p>-0.005734844</text:p>
          </table:table-cell>
          <table:table-cell office:value-type="float" office:value="-0.004764142" calcext:value-type="float">
            <text:p>-0.004764142</text:p>
          </table:table-cell>
          <table:table-cell office:value-type="float" office:value="-0.004120256" calcext:value-type="float">
            <text:p>-0.004120256</text:p>
          </table:table-cell>
          <table:table-cell office:value-type="float" office:value="-0.004167865" calcext:value-type="float">
            <text:p>-0.004167865</text:p>
          </table:table-cell>
          <table:table-cell office:value-type="float" office:value="-0.01340835" calcext:value-type="float">
            <text:p>-0.01340835</text:p>
          </table:table-cell>
          <table:table-cell office:value-type="float" office:value="-0.01700822" calcext:value-type="float">
            <text:p>-0.01700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569697" calcext:value-type="float">
            <text:p>-0.009569697</text:p>
          </table:table-cell>
          <table:table-cell office:value-type="float" office:value="0.01198838" calcext:value-type="float">
            <text:p>0.01198838</text:p>
          </table:table-cell>
          <table:table-cell office:value-type="float" office:value="-9999.012" calcext:value-type="float">
            <text:p>-9999.012</text:p>
          </table:table-cell>
          <table:table-cell office:value-type="float" office:value="-2.393734" calcext:value-type="float">
            <text:p>-2.39373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032001" calcext:value-type="float">
            <text:p>17032001</text:p>
          </table:table-cell>
          <table:table-cell office:value-type="float" office:value="75.91391" calcext:value-type="float">
            <text:p>75.91391</text:p>
          </table:table-cell>
          <table:table-cell office:value-type="float" office:value="7.415337" calcext:value-type="float">
            <text:p>7.415337</text:p>
          </table:table-cell>
          <table:table-cell office:value-type="float" office:value="0" calcext:value-type="float">
            <text:p>0</text:p>
          </table:table-cell>
          <table:table-cell office:value-type="float" office:value="1101.154" calcext:value-type="float">
            <text:p>1101.154</text:p>
          </table:table-cell>
          <table:table-cell office:value-type="float" office:value="-52.58773" calcext:value-type="float">
            <text:p>-52.58773</text:p>
          </table:table-cell>
          <table:table-cell office:value-type="float" office:value="0" calcext:value-type="float">
            <text:p>0</text:p>
          </table:table-cell>
          <table:table-cell office:value-type="float" office:value="0.350859" calcext:value-type="float">
            <text:p>0.350859</text:p>
          </table:table-cell>
          <table:table-cell office:value-type="float" office:value="0.356675" calcext:value-type="float">
            <text:p>0.356675</text:p>
          </table:table-cell>
          <table:table-cell office:value-type="float" office:value="0.3688316" calcext:value-type="float">
            <text:p>0.3688316</text:p>
          </table:table-cell>
          <table:table-cell office:value-type="float" office:value="0.3816829" calcext:value-type="float">
            <text:p>0.3816829</text:p>
          </table:table-cell>
          <table:table-cell office:value-type="float" office:value="0.3902105" calcext:value-type="float">
            <text:p>0.3902105</text:p>
          </table:table-cell>
          <table:table-cell office:value-type="float" office:value="0.3386435" calcext:value-type="float">
            <text:p>0.3386435</text:p>
          </table:table-cell>
          <table:table-cell office:value-type="float" office:value="0.3384357" calcext:value-type="float">
            <text:p>0.3384357</text:p>
          </table:table-cell>
          <table:table-cell office:value-type="float" office:value="0.3970764" calcext:value-type="float">
            <text:p>0.3970764</text:p>
          </table:table-cell>
          <table:table-cell office:value-type="float" office:value="0.3682136" calcext:value-type="float">
            <text:p>0.3682136</text:p>
          </table:table-cell>
          <table:table-cell office:value-type="float" office:value="0.3666255" calcext:value-type="float">
            <text:p>0.3666255</text:p>
          </table:table-cell>
          <table:table-cell office:value-type="float" office:value="0.3798682" calcext:value-type="float">
            <text:p>0.3798682</text:p>
          </table:table-cell>
          <table:table-cell office:value-type="float" office:value="0.3920906" calcext:value-type="float">
            <text:p>0.392090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69393E-016" calcext:value-type="float">
            <text:p>9.69393E-16</text:p>
          </table:table-cell>
          <table:table-cell office:value-type="float" office:value="9.943722E-016" calcext:value-type="float">
            <text:p>9.943722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1362772" calcext:value-type="float">
            <text:p>-0.01362772</text:p>
          </table:table-cell>
          <table:table-cell office:value-type="float" office:value="-0.01236585" calcext:value-type="float">
            <text:p>-0.01236585</text:p>
          </table:table-cell>
          <table:table-cell office:value-type="float" office:value="-0.01004286" calcext:value-type="float">
            <text:p>-0.01004286</text:p>
          </table:table-cell>
          <table:table-cell office:value-type="float" office:value="-0.008113228" calcext:value-type="float">
            <text:p>-0.008113228</text:p>
          </table:table-cell>
          <table:table-cell office:value-type="float" office:value="-0.00707788" calcext:value-type="float">
            <text:p>-0.00707788</text:p>
          </table:table-cell>
          <table:table-cell office:value-type="float" office:value="-0.005633385" calcext:value-type="float">
            <text:p>-0.005633385</text:p>
          </table:table-cell>
          <table:table-cell office:value-type="float" office:value="-0.004554651" calcext:value-type="float">
            <text:p>-0.004554651</text:p>
          </table:table-cell>
          <table:table-cell office:value-type="float" office:value="-0.003296857" calcext:value-type="float">
            <text:p>-0.003296857</text:p>
          </table:table-cell>
          <table:table-cell office:value-type="float" office:value="-0.01173619" calcext:value-type="float">
            <text:p>-0.01173619</text:p>
          </table:table-cell>
          <table:table-cell office:value-type="float" office:value="-0.01644824" calcext:value-type="float">
            <text:p>-0.016448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415816" calcext:value-type="float">
            <text:p>-0.01415816</text:p>
          </table:table-cell>
          <table:table-cell office:value-type="float" office:value="0.01160825" calcext:value-type="float">
            <text:p>0.01160825</text:p>
          </table:table-cell>
          <table:table-cell office:value-type="float" office:value="-9999.012" calcext:value-type="float">
            <text:p>-9999.012</text:p>
          </table:table-cell>
          <table:table-cell office:value-type="float" office:value="-2.39556" calcext:value-type="float">
            <text:p>-2.3955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032001" calcext:value-type="float">
            <text:p>18032001</text:p>
          </table:table-cell>
          <table:table-cell office:value-type="float" office:value="75.91391" calcext:value-type="float">
            <text:p>75.91391</text:p>
          </table:table-cell>
          <table:table-cell office:value-type="float" office:value="9.471283" calcext:value-type="float">
            <text:p>9.471283</text:p>
          </table:table-cell>
          <table:table-cell office:value-type="float" office:value="0" calcext:value-type="float">
            <text:p>0</text:p>
          </table:table-cell>
          <table:table-cell office:value-type="float" office:value="1098.781" calcext:value-type="float">
            <text:p>1098.781</text:p>
          </table:table-cell>
          <table:table-cell office:value-type="float" office:value="-52.27145" calcext:value-type="float">
            <text:p>-52.27145</text:p>
          </table:table-cell>
          <table:table-cell office:value-type="float" office:value="0" calcext:value-type="float">
            <text:p>0</text:p>
          </table:table-cell>
          <table:table-cell office:value-type="float" office:value="0.3347774" calcext:value-type="float">
            <text:p>0.3347774</text:p>
          </table:table-cell>
          <table:table-cell office:value-type="float" office:value="0.3409289" calcext:value-type="float">
            <text:p>0.3409289</text:p>
          </table:table-cell>
          <table:table-cell office:value-type="float" office:value="0.3575399" calcext:value-type="float">
            <text:p>0.3575399</text:p>
          </table:table-cell>
          <table:table-cell office:value-type="float" office:value="0.3719653" calcext:value-type="float">
            <text:p>0.3719653</text:p>
          </table:table-cell>
          <table:table-cell office:value-type="float" office:value="0.3805728" calcext:value-type="float">
            <text:p>0.3805728</text:p>
          </table:table-cell>
          <table:table-cell office:value-type="float" office:value="0.3322388" calcext:value-type="float">
            <text:p>0.3322388</text:p>
          </table:table-cell>
          <table:table-cell office:value-type="float" office:value="0.3336094" calcext:value-type="float">
            <text:p>0.3336094</text:p>
          </table:table-cell>
          <table:table-cell office:value-type="float" office:value="0.3951949" calcext:value-type="float">
            <text:p>0.3951949</text:p>
          </table:table-cell>
          <table:table-cell office:value-type="float" office:value="0.3712492" calcext:value-type="float">
            <text:p>0.3712492</text:p>
          </table:table-cell>
          <table:table-cell office:value-type="float" office:value="0.3674458" calcext:value-type="float">
            <text:p>0.3674458</text:p>
          </table:table-cell>
          <table:table-cell office:value-type="float" office:value="0.3802058" calcext:value-type="float">
            <text:p>0.3802058</text:p>
          </table:table-cell>
          <table:table-cell office:value-type="float" office:value="0.3921213" calcext:value-type="float">
            <text:p>0.392121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964841E-016" calcext:value-type="float">
            <text:p>9.964841E-16</text:p>
          </table:table-cell>
          <table:table-cell office:value-type="float" office:value="9.943321E-016" calcext:value-type="float">
            <text:p>9.943321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182342" calcext:value-type="float">
            <text:p>-0.0182342</text:p>
          </table:table-cell>
          <table:table-cell office:value-type="float" office:value="-0.01636778" calcext:value-type="float">
            <text:p>-0.01636778</text:p>
          </table:table-cell>
          <table:table-cell office:value-type="float" office:value="-0.01215006" calcext:value-type="float">
            <text:p>-0.01215006</text:p>
          </table:table-cell>
          <table:table-cell office:value-type="float" office:value="-0.009506307" calcext:value-type="float">
            <text:p>-0.009506307</text:p>
          </table:table-cell>
          <table:table-cell office:value-type="float" office:value="-0.008258907" calcext:value-type="float">
            <text:p>-0.008258907</text:p>
          </table:table-cell>
          <table:table-cell office:value-type="float" office:value="-0.006501653" calcext:value-type="float">
            <text:p>-0.006501653</text:p>
          </table:table-cell>
          <table:table-cell office:value-type="float" office:value="-0.005140274" calcext:value-type="float">
            <text:p>-0.005140274</text:p>
          </table:table-cell>
          <table:table-cell office:value-type="float" office:value="-0.003648573" calcext:value-type="float">
            <text:p>-0.003648573</text:p>
          </table:table-cell>
          <table:table-cell office:value-type="float" office:value="-0.01023979" calcext:value-type="float">
            <text:p>-0.01023979</text:p>
          </table:table-cell>
          <table:table-cell office:value-type="float" office:value="-0.01583211" calcext:value-type="float">
            <text:p>-0.01583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889828" calcext:value-type="float">
            <text:p>-0.01889828</text:p>
          </table:table-cell>
          <table:table-cell office:value-type="float" office:value="0.01126652" calcext:value-type="float">
            <text:p>0.01126652</text:p>
          </table:table-cell>
          <table:table-cell office:value-type="float" office:value="-9999.012" calcext:value-type="float">
            <text:p>-9999.012</text:p>
          </table:table-cell>
          <table:table-cell office:value-type="float" office:value="-2.397263" calcext:value-type="float">
            <text:p>-2.39726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032001" calcext:value-type="float">
            <text:p>19032001</text:p>
          </table:table-cell>
          <table:table-cell office:value-type="float" office:value="75.91391" calcext:value-type="float">
            <text:p>75.91391</text:p>
          </table:table-cell>
          <table:table-cell office:value-type="float" office:value="11.43949" calcext:value-type="float">
            <text:p>11.43949</text:p>
          </table:table-cell>
          <table:table-cell office:value-type="float" office:value="0" calcext:value-type="float">
            <text:p>0</text:p>
          </table:table-cell>
          <table:table-cell office:value-type="float" office:value="1096.603" calcext:value-type="float">
            <text:p>1096.603</text:p>
          </table:table-cell>
          <table:table-cell office:value-type="float" office:value="-52.06152" calcext:value-type="float">
            <text:p>-52.06152</text:p>
          </table:table-cell>
          <table:table-cell office:value-type="float" office:value="0" calcext:value-type="float">
            <text:p>0</text:p>
          </table:table-cell>
          <table:table-cell office:value-type="float" office:value="0.3288765" calcext:value-type="float">
            <text:p>0.3288765</text:p>
          </table:table-cell>
          <table:table-cell office:value-type="float" office:value="0.334537" calcext:value-type="float">
            <text:p>0.334537</text:p>
          </table:table-cell>
          <table:table-cell office:value-type="float" office:value="0.3507687" calcext:value-type="float">
            <text:p>0.3507687</text:p>
          </table:table-cell>
          <table:table-cell office:value-type="float" office:value="0.3643802" calcext:value-type="float">
            <text:p>0.3643802</text:p>
          </table:table-cell>
          <table:table-cell office:value-type="float" office:value="0.3724935" calcext:value-type="float">
            <text:p>0.3724935</text:p>
          </table:table-cell>
          <table:table-cell office:value-type="float" office:value="0.3257104" calcext:value-type="float">
            <text:p>0.3257104</text:p>
          </table:table-cell>
          <table:table-cell office:value-type="float" office:value="0.3271481" calcext:value-type="float">
            <text:p>0.3271481</text:p>
          </table:table-cell>
          <table:table-cell office:value-type="float" office:value="0.3912812" calcext:value-type="float">
            <text:p>0.3912812</text:p>
          </table:table-cell>
          <table:table-cell office:value-type="float" office:value="0.3737414" calcext:value-type="float">
            <text:p>0.3737414</text:p>
          </table:table-cell>
          <table:table-cell office:value-type="float" office:value="0.3683425" calcext:value-type="float">
            <text:p>0.3683425</text:p>
          </table:table-cell>
          <table:table-cell office:value-type="float" office:value="0.3805663" calcext:value-type="float">
            <text:p>0.3805663</text:p>
          </table:table-cell>
          <table:table-cell office:value-type="float" office:value="0.3921609" calcext:value-type="float">
            <text:p>0.3921609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9.569079E-016" calcext:value-type="float">
            <text:p>9.569079E-16</text:p>
          </table:table-cell>
          <table:table-cell office:value-type="float" office:value="9.942906E-016" calcext:value-type="float">
            <text:p>9.942906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2035556" calcext:value-type="float">
            <text:p>-0.02035556</text:p>
          </table:table-cell>
          <table:table-cell office:value-type="float" office:value="-0.0183826" calcext:value-type="float">
            <text:p>-0.0183826</text:p>
          </table:table-cell>
          <table:table-cell office:value-type="float" office:value="-0.01366588" calcext:value-type="float">
            <text:p>-0.01366588</text:p>
          </table:table-cell>
          <table:table-cell office:value-type="float" office:value="-0.01079629" calcext:value-type="float">
            <text:p>-0.01079629</text:p>
          </table:table-cell>
          <table:table-cell office:value-type="float" office:value="-0.009424034" calcext:value-type="float">
            <text:p>-0.009424034</text:p>
          </table:table-cell>
          <table:table-cell office:value-type="float" office:value="-0.007542053" calcext:value-type="float">
            <text:p>-0.007542053</text:p>
          </table:table-cell>
          <table:table-cell office:value-type="float" office:value="-0.006057092" calcext:value-type="float">
            <text:p>-0.006057092</text:p>
          </table:table-cell>
          <table:table-cell office:value-type="float" office:value="-0.004528141" calcext:value-type="float">
            <text:p>-0.004528141</text:p>
          </table:table-cell>
          <table:table-cell office:value-type="float" office:value="-0.009156575" calcext:value-type="float">
            <text:p>-0.009156575</text:p>
          </table:table-cell>
          <table:table-cell office:value-type="float" office:value="-0.01518533" calcext:value-type="float">
            <text:p>-0.01518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099823" calcext:value-type="float">
            <text:p>-0.02099823</text:p>
          </table:table-cell>
          <table:table-cell office:value-type="float" office:value="0.01095641" calcext:value-type="float">
            <text:p>0.01095641</text:p>
          </table:table-cell>
          <table:table-cell office:value-type="float" office:value="-9999.011" calcext:value-type="float">
            <text:p>-9999.011</text:p>
          </table:table-cell>
          <table:table-cell office:value-type="float" office:value="-2.398835" calcext:value-type="float">
            <text:p>-2.39883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32001" calcext:value-type="float">
            <text:p>20032001</text:p>
          </table:table-cell>
          <table:table-cell office:value-type="float" office:value="76.1044" calcext:value-type="float">
            <text:p>76.1044</text:p>
          </table:table-cell>
          <table:table-cell office:value-type="float" office:value="13.78708" calcext:value-type="float">
            <text:p>13.78708</text:p>
          </table:table-cell>
          <table:table-cell office:value-type="float" office:value="0" calcext:value-type="float">
            <text:p>0</text:p>
          </table:table-cell>
          <table:table-cell office:value-type="float" office:value="1094.504" calcext:value-type="float">
            <text:p>1094.504</text:p>
          </table:table-cell>
          <table:table-cell office:value-type="float" office:value="-52.11931" calcext:value-type="float">
            <text:p>-52.11931</text:p>
          </table:table-cell>
          <table:table-cell office:value-type="float" office:value="0" calcext:value-type="float">
            <text:p>0</text:p>
          </table:table-cell>
          <table:table-cell office:value-type="float" office:value="0.3275365" calcext:value-type="float">
            <text:p>0.3275365</text:p>
          </table:table-cell>
          <table:table-cell office:value-type="float" office:value="0.3251366" calcext:value-type="float">
            <text:p>0.3251366</text:p>
          </table:table-cell>
          <table:table-cell office:value-type="float" office:value="0.344369" calcext:value-type="float">
            <text:p>0.344369</text:p>
          </table:table-cell>
          <table:table-cell office:value-type="float" office:value="0.3575595" calcext:value-type="float">
            <text:p>0.3575595</text:p>
          </table:table-cell>
          <table:table-cell office:value-type="float" office:value="0.3652225" calcext:value-type="float">
            <text:p>0.3652225</text:p>
          </table:table-cell>
          <table:table-cell office:value-type="float" office:value="0.3195509" calcext:value-type="float">
            <text:p>0.3195509</text:p>
          </table:table-cell>
          <table:table-cell office:value-type="float" office:value="0.3204554" calcext:value-type="float">
            <text:p>0.3204554</text:p>
          </table:table-cell>
          <table:table-cell office:value-type="float" office:value="0.3868868" calcext:value-type="float">
            <text:p>0.3868868</text:p>
          </table:table-cell>
          <table:table-cell office:value-type="float" office:value="0.3756987" calcext:value-type="float">
            <text:p>0.3756987</text:p>
          </table:table-cell>
          <table:table-cell office:value-type="float" office:value="0.3694928" calcext:value-type="float">
            <text:p>0.3694928</text:p>
          </table:table-cell>
          <table:table-cell office:value-type="float" office:value="0.3809855" calcext:value-type="float">
            <text:p>0.3809855</text:p>
          </table:table-cell>
          <table:table-cell office:value-type="float" office:value="0.3923658" calcext:value-type="float">
            <text:p>0.3923658</text:p>
          </table:table-cell>
          <table:table-cell office:value-type="float" office:value="0.4487648" calcext:value-type="float">
            <text:p>0.4487648</text:p>
          </table:table-cell>
          <table:table-cell office:value-type="float" office:value="0" calcext:value-type="float">
            <text:p>0</text:p>
          </table:table-cell>
          <table:table-cell office:value-type="float" office:value="9.57093E-016" calcext:value-type="float">
            <text:p>9.57093E-16</text:p>
          </table:table-cell>
          <table:table-cell office:value-type="float" office:value="9.942446E-016" calcext:value-type="float">
            <text:p>9.942446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2203576" calcext:value-type="float">
            <text:p>-0.02203576</text:p>
          </table:table-cell>
          <table:table-cell office:value-type="float" office:value="-0.02207269" calcext:value-type="float">
            <text:p>-0.02207269</text:p>
          </table:table-cell>
          <table:table-cell office:value-type="float" office:value="-0.01527672" calcext:value-type="float">
            <text:p>-0.01527672</text:p>
          </table:table-cell>
          <table:table-cell office:value-type="float" office:value="-0.01212499" calcext:value-type="float">
            <text:p>-0.01212499</text:p>
          </table:table-cell>
          <table:table-cell office:value-type="float" office:value="-0.01063997" calcext:value-type="float">
            <text:p>-0.01063997</text:p>
          </table:table-cell>
          <table:table-cell office:value-type="float" office:value="-0.008699111" calcext:value-type="float">
            <text:p>-0.008699111</text:p>
          </table:table-cell>
          <table:table-cell office:value-type="float" office:value="-0.007205223" calcext:value-type="float">
            <text:p>-0.007205223</text:p>
          </table:table-cell>
          <table:table-cell office:value-type="float" office:value="-0.00578331" calcext:value-type="float">
            <text:p>-0.00578331</text:p>
          </table:table-cell>
          <table:table-cell office:value-type="float" office:value="-0.008391675" calcext:value-type="float">
            <text:p>-0.008391675</text:p>
          </table:table-cell>
          <table:table-cell office:value-type="float" office:value="-0.01439868" calcext:value-type="float">
            <text:p>-0.01439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080279" calcext:value-type="float">
            <text:p>-0.02080279</text:p>
          </table:table-cell>
          <table:table-cell office:value-type="float" office:value="0.01059467" calcext:value-type="float">
            <text:p>0.01059467</text:p>
          </table:table-cell>
          <table:table-cell office:value-type="float" office:value="-9999.011" calcext:value-type="float">
            <text:p>-9999.011</text:p>
          </table:table-cell>
          <table:table-cell office:value-type="float" office:value="-2.277409" calcext:value-type="float">
            <text:p>-2.27740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032001" calcext:value-type="float">
            <text:p>21032001</text:p>
          </table:table-cell>
          <table:table-cell office:value-type="float" office:value="76.67589" calcext:value-type="float">
            <text:p>76.67589</text:p>
          </table:table-cell>
          <table:table-cell office:value-type="float" office:value="16.28477" calcext:value-type="float">
            <text:p>16.28477</text:p>
          </table:table-cell>
          <table:table-cell office:value-type="float" office:value="0" calcext:value-type="float">
            <text:p>0</text:p>
          </table:table-cell>
          <table:table-cell office:value-type="float" office:value="1093.458" calcext:value-type="float">
            <text:p>1093.458</text:p>
          </table:table-cell>
          <table:table-cell office:value-type="float" office:value="-52.99909" calcext:value-type="float">
            <text:p>-52.99909</text:p>
          </table:table-cell>
          <table:table-cell office:value-type="float" office:value="0" calcext:value-type="float">
            <text:p>0</text:p>
          </table:table-cell>
          <table:table-cell office:value-type="float" office:value="0.3155565" calcext:value-type="float">
            <text:p>0.3155565</text:p>
          </table:table-cell>
          <table:table-cell office:value-type="float" office:value="0.3216598" calcext:value-type="float">
            <text:p>0.3216598</text:p>
          </table:table-cell>
          <table:table-cell office:value-type="float" office:value="0.340064" calcext:value-type="float">
            <text:p>0.340064</text:p>
          </table:table-cell>
          <table:table-cell office:value-type="float" office:value="0.3525335" calcext:value-type="float">
            <text:p>0.3525335</text:p>
          </table:table-cell>
          <table:table-cell office:value-type="float" office:value="0.3592945" calcext:value-type="float">
            <text:p>0.3592945</text:p>
          </table:table-cell>
          <table:table-cell office:value-type="float" office:value="0.3141175" calcext:value-type="float">
            <text:p>0.3141175</text:p>
          </table:table-cell>
          <table:table-cell office:value-type="float" office:value="0.3146114" calcext:value-type="float">
            <text:p>0.3146114</text:p>
          </table:table-cell>
          <table:table-cell office:value-type="float" office:value="0.3836864" calcext:value-type="float">
            <text:p>0.3836864</text:p>
          </table:table-cell>
          <table:table-cell office:value-type="float" office:value="0.3764252" calcext:value-type="float">
            <text:p>0.3764252</text:p>
          </table:table-cell>
          <table:table-cell office:value-type="float" office:value="0.3706585" calcext:value-type="float">
            <text:p>0.3706585</text:p>
          </table:table-cell>
          <table:table-cell office:value-type="float" office:value="0.3815216" calcext:value-type="float">
            <text:p>0.3815216</text:p>
          </table:table-cell>
          <table:table-cell office:value-type="float" office:value="0.393158" calcext:value-type="float">
            <text:p>0.393158</text:p>
          </table:table-cell>
          <table:table-cell office:value-type="float" office:value="0.4537933" calcext:value-type="float">
            <text:p>0.4537933</text:p>
          </table:table-cell>
          <table:table-cell office:value-type="float" office:value="0" calcext:value-type="float">
            <text:p>0</text:p>
          </table:table-cell>
          <table:table-cell office:value-type="float" office:value="9.572922E-016" calcext:value-type="float">
            <text:p>9.572922E-16</text:p>
          </table:table-cell>
          <table:table-cell office:value-type="float" office:value="9.941955E-016" calcext:value-type="float">
            <text:p>9.941955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2645423" calcext:value-type="float">
            <text:p>-0.02645423</text:p>
          </table:table-cell>
          <table:table-cell office:value-type="float" office:value="-0.02338565" calcext:value-type="float">
            <text:p>-0.02338565</text:p>
          </table:table-cell>
          <table:table-cell office:value-type="float" office:value="-0.01651668" calcext:value-type="float">
            <text:p>-0.01651668</text:p>
          </table:table-cell>
          <table:table-cell office:value-type="float" office:value="-0.01322917" calcext:value-type="float">
            <text:p>-0.01322917</text:p>
          </table:table-cell>
          <table:table-cell office:value-type="float" office:value="-0.01177038" calcext:value-type="float">
            <text:p>-0.01177038</text:p>
          </table:table-cell>
          <table:table-cell office:value-type="float" office:value="-0.009890323" calcext:value-type="float">
            <text:p>-0.009890323</text:p>
          </table:table-cell>
          <table:table-cell office:value-type="float" office:value="-0.008411549" calcext:value-type="float">
            <text:p>-0.008411549</text:p>
          </table:table-cell>
          <table:table-cell office:value-type="float" office:value="-0.006926701" calcext:value-type="float">
            <text:p>-0.006926701</text:p>
          </table:table-cell>
          <table:table-cell office:value-type="float" office:value="-0.008122735" calcext:value-type="float">
            <text:p>-0.008122735</text:p>
          </table:table-cell>
          <table:table-cell office:value-type="float" office:value="-0.01364223" calcext:value-type="float">
            <text:p>-0.01364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684513" calcext:value-type="float">
            <text:p>-0.02684513</text:p>
          </table:table-cell>
          <table:table-cell office:value-type="float" office:value="0.01027565" calcext:value-type="float">
            <text:p>0.01027565</text:p>
          </table:table-cell>
          <table:table-cell office:value-type="float" office:value="-9999.011" calcext:value-type="float">
            <text:p>-9999.011</text:p>
          </table:table-cell>
          <table:table-cell office:value-type="float" office:value="-2.311074" calcext:value-type="float">
            <text:p>-2.31107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032001" calcext:value-type="float">
            <text:p>22032001</text:p>
          </table:table-cell>
          <table:table-cell office:value-type="float" office:value="76.67589" calcext:value-type="float">
            <text:p>76.67589</text:p>
          </table:table-cell>
          <table:table-cell office:value-type="float" office:value="18.65436" calcext:value-type="float">
            <text:p>18.65436</text:p>
          </table:table-cell>
          <table:table-cell office:value-type="float" office:value="0" calcext:value-type="float">
            <text:p>0</text:p>
          </table:table-cell>
          <table:table-cell office:value-type="float" office:value="1091.92" calcext:value-type="float">
            <text:p>1091.92</text:p>
          </table:table-cell>
          <table:table-cell office:value-type="float" office:value="-53.83085" calcext:value-type="float">
            <text:p>-53.83085</text:p>
          </table:table-cell>
          <table:table-cell office:value-type="float" office:value="0" calcext:value-type="float">
            <text:p>0</text:p>
          </table:table-cell>
          <table:table-cell office:value-type="float" office:value="0.2973115" calcext:value-type="float">
            <text:p>0.2973115</text:p>
          </table:table-cell>
          <table:table-cell office:value-type="float" office:value="0.3093713" calcext:value-type="float">
            <text:p>0.3093713</text:p>
          </table:table-cell>
          <table:table-cell office:value-type="float" office:value="0.3340601" calcext:value-type="float">
            <text:p>0.3340601</text:p>
          </table:table-cell>
          <table:table-cell office:value-type="float" office:value="0.346461" calcext:value-type="float">
            <text:p>0.346461</text:p>
          </table:table-cell>
          <table:table-cell office:value-type="float" office:value="0.3530751" calcext:value-type="float">
            <text:p>0.3530751</text:p>
          </table:table-cell>
          <table:table-cell office:value-type="float" office:value="0.3095461" calcext:value-type="float">
            <text:p>0.3095461</text:p>
          </table:table-cell>
          <table:table-cell office:value-type="float" office:value="0.3102575" calcext:value-type="float">
            <text:p>0.3102575</text:p>
          </table:table-cell>
          <table:table-cell office:value-type="float" office:value="0.3813424" calcext:value-type="float">
            <text:p>0.3813424</text:p>
          </table:table-cell>
          <table:table-cell office:value-type="float" office:value="0.3765541" calcext:value-type="float">
            <text:p>0.3765541</text:p>
          </table:table-cell>
          <table:table-cell office:value-type="float" office:value="0.3716947" calcext:value-type="float">
            <text:p>0.3716947</text:p>
          </table:table-cell>
          <table:table-cell office:value-type="float" office:value="0.3821256" calcext:value-type="float">
            <text:p>0.3821256</text:p>
          </table:table-cell>
          <table:table-cell office:value-type="float" office:value="0.3936853" calcext:value-type="float">
            <text:p>0.3936853</text:p>
          </table:table-cell>
          <table:table-cell office:value-type="float" office:value="0.4587614" calcext:value-type="float">
            <text:p>0.4587614</text:p>
          </table:table-cell>
          <table:table-cell office:value-type="float" office:value="0" calcext:value-type="float">
            <text:p>0</text:p>
          </table:table-cell>
          <table:table-cell office:value-type="float" office:value="9.575011E-016" calcext:value-type="float">
            <text:p>9.575011E-16</text:p>
          </table:table-cell>
          <table:table-cell office:value-type="float" office:value="9.941429E-016" calcext:value-type="float">
            <text:p>9.941429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3971482" calcext:value-type="float">
            <text:p>-0.03971482</text:p>
          </table:table-cell>
          <table:table-cell office:value-type="float" office:value="-0.02963934" calcext:value-type="float">
            <text:p>-0.02963934</text:p>
          </table:table-cell>
          <table:table-cell office:value-type="float" office:value="-0.01841859" calcext:value-type="float">
            <text:p>-0.01841859</text:p>
          </table:table-cell>
          <table:table-cell office:value-type="float" office:value="-0.01472493" calcext:value-type="float">
            <text:p>-0.01472493</text:p>
          </table:table-cell>
          <table:table-cell office:value-type="float" office:value="-0.01310814" calcext:value-type="float">
            <text:p>-0.01310814</text:p>
          </table:table-cell>
          <table:table-cell office:value-type="float" office:value="-0.01103443" calcext:value-type="float">
            <text:p>-0.01103443</text:p>
          </table:table-cell>
          <table:table-cell office:value-type="float" office:value="-0.009455591" calcext:value-type="float">
            <text:p>-0.009455591</text:p>
          </table:table-cell>
          <table:table-cell office:value-type="float" office:value="-0.007911417" calcext:value-type="float">
            <text:p>-0.007911417</text:p>
          </table:table-cell>
          <table:table-cell office:value-type="float" office:value="-0.008075102" calcext:value-type="float">
            <text:p>-0.008075102</text:p>
          </table:table-cell>
          <table:table-cell office:value-type="float" office:value="-0.01300506" calcext:value-type="float">
            <text:p>-0.013005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199316" calcext:value-type="float">
            <text:p>-0.04199316</text:p>
          </table:table-cell>
          <table:table-cell office:value-type="float" office:value="0.009974782" calcext:value-type="float">
            <text:p>0.009974782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2.343537" calcext:value-type="float">
            <text:p>-2.34353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032001" calcext:value-type="float">
            <text:p>23032001</text:p>
          </table:table-cell>
          <table:table-cell office:value-type="float" office:value="76.67589" calcext:value-type="float">
            <text:p>76.67589</text:p>
          </table:table-cell>
          <table:table-cell office:value-type="float" office:value="20.79813" calcext:value-type="float">
            <text:p>20.79813</text:p>
          </table:table-cell>
          <table:table-cell office:value-type="float" office:value="0" calcext:value-type="float">
            <text:p>0</text:p>
          </table:table-cell>
          <table:table-cell office:value-type="float" office:value="1090.376" calcext:value-type="float">
            <text:p>1090.376</text:p>
          </table:table-cell>
          <table:table-cell office:value-type="float" office:value="-54.43058" calcext:value-type="float">
            <text:p>-54.43058</text:p>
          </table:table-cell>
          <table:table-cell office:value-type="float" office:value="0" calcext:value-type="float">
            <text:p>0</text:p>
          </table:table-cell>
          <table:table-cell office:value-type="float" office:value="0.2752804" calcext:value-type="float">
            <text:p>0.2752804</text:p>
          </table:table-cell>
          <table:table-cell office:value-type="float" office:value="0.3012336" calcext:value-type="float">
            <text:p>0.3012336</text:p>
          </table:table-cell>
          <table:table-cell office:value-type="float" office:value="0.3277701" calcext:value-type="float">
            <text:p>0.3277701</text:p>
          </table:table-cell>
          <table:table-cell office:value-type="float" office:value="0.3404455" calcext:value-type="float">
            <text:p>0.3404455</text:p>
          </table:table-cell>
          <table:table-cell office:value-type="float" office:value="0.3471619" calcext:value-type="float">
            <text:p>0.3471619</text:p>
          </table:table-cell>
          <table:table-cell office:value-type="float" office:value="0.3054678" calcext:value-type="float">
            <text:p>0.3054678</text:p>
          </table:table-cell>
          <table:table-cell office:value-type="float" office:value="0.3067112" calcext:value-type="float">
            <text:p>0.3067112</text:p>
          </table:table-cell>
          <table:table-cell office:value-type="float" office:value="0.3796644" calcext:value-type="float">
            <text:p>0.3796644</text:p>
          </table:table-cell>
          <table:table-cell office:value-type="float" office:value="0.3762059" calcext:value-type="float">
            <text:p>0.3762059</text:p>
          </table:table-cell>
          <table:table-cell office:value-type="float" office:value="0.3726044" calcext:value-type="float">
            <text:p>0.3726044</text:p>
          </table:table-cell>
          <table:table-cell office:value-type="float" office:value="0.382737" calcext:value-type="float">
            <text:p>0.382737</text:p>
          </table:table-cell>
          <table:table-cell office:value-type="float" office:value="0.3939515" calcext:value-type="float">
            <text:p>0.3939515</text:p>
          </table:table-cell>
          <table:table-cell office:value-type="float" office:value="0.4623604" calcext:value-type="float">
            <text:p>0.4623604</text:p>
          </table:table-cell>
          <table:table-cell office:value-type="float" office:value="0" calcext:value-type="float">
            <text:p>0</text:p>
          </table:table-cell>
          <table:table-cell office:value-type="float" office:value="9.57699E-016" calcext:value-type="float">
            <text:p>9.57699E-16</text:p>
          </table:table-cell>
          <table:table-cell office:value-type="float" office:value="9.940934E-016" calcext:value-type="float">
            <text:p>9.940934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7175425" calcext:value-type="float">
            <text:p>-0.07175425</text:p>
          </table:table-cell>
          <table:table-cell office:value-type="float" office:value="-0.03523727" calcext:value-type="float">
            <text:p>-0.03523727</text:p>
          </table:table-cell>
          <table:table-cell office:value-type="float" office:value="-0.02069924" calcext:value-type="float">
            <text:p>-0.02069924</text:p>
          </table:table-cell>
          <table:table-cell office:value-type="float" office:value="-0.01640327" calcext:value-type="float">
            <text:p>-0.01640327</text:p>
          </table:table-cell>
          <table:table-cell office:value-type="float" office:value="-0.01454588" calcext:value-type="float">
            <text:p>-0.01454588</text:p>
          </table:table-cell>
          <table:table-cell office:value-type="float" office:value="-0.0121831" calcext:value-type="float">
            <text:p>-0.0121831</text:p>
          </table:table-cell>
          <table:table-cell office:value-type="float" office:value="-0.01041376" calcext:value-type="float">
            <text:p>-0.01041376</text:p>
          </table:table-cell>
          <table:table-cell office:value-type="float" office:value="-0.008705933" calcext:value-type="float">
            <text:p>-0.008705933</text:p>
          </table:table-cell>
          <table:table-cell office:value-type="float" office:value="-0.008198927" calcext:value-type="float">
            <text:p>-0.008198927</text:p>
          </table:table-cell>
          <table:table-cell office:value-type="float" office:value="-0.01247147" calcext:value-type="float">
            <text:p>-0.01247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9723416" calcext:value-type="float">
            <text:p>-0.09723416</text:p>
          </table:table-cell>
          <table:table-cell office:value-type="float" office:value="0.009794761" calcext:value-type="float">
            <text:p>0.009794761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2.366349" calcext:value-type="float">
            <text:p>-2.36634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032001" calcext:value-type="float">
            <text:p>24032001</text:p>
          </table:table-cell>
          <table:table-cell office:value-type="float" office:value="76.67589" calcext:value-type="float">
            <text:p>76.67589</text:p>
          </table:table-cell>
          <table:table-cell office:value-type="float" office:value="22.17505" calcext:value-type="float">
            <text:p>22.17505</text:p>
          </table:table-cell>
          <table:table-cell office:value-type="float" office:value="0" calcext:value-type="float">
            <text:p>0</text:p>
          </table:table-cell>
          <table:table-cell office:value-type="float" office:value="1088.99" calcext:value-type="float">
            <text:p>1088.99</text:p>
          </table:table-cell>
          <table:table-cell office:value-type="float" office:value="-54.42104" calcext:value-type="float">
            <text:p>-54.42104</text:p>
          </table:table-cell>
          <table:table-cell office:value-type="float" office:value="0" calcext:value-type="float">
            <text:p>0</text:p>
          </table:table-cell>
          <table:table-cell office:value-type="float" office:value="0.2712312" calcext:value-type="float">
            <text:p>0.2712312</text:p>
          </table:table-cell>
          <table:table-cell office:value-type="float" office:value="0.2954978" calcext:value-type="float">
            <text:p>0.2954978</text:p>
          </table:table-cell>
          <table:table-cell office:value-type="float" office:value="0.3218656" calcext:value-type="float">
            <text:p>0.3218656</text:p>
          </table:table-cell>
          <table:table-cell office:value-type="float" office:value="0.3350776" calcext:value-type="float">
            <text:p>0.3350776</text:p>
          </table:table-cell>
          <table:table-cell office:value-type="float" office:value="0.3418851" calcext:value-type="float">
            <text:p>0.3418851</text:p>
          </table:table-cell>
          <table:table-cell office:value-type="float" office:value="0.3018854" calcext:value-type="float">
            <text:p>0.3018854</text:p>
          </table:table-cell>
          <table:table-cell office:value-type="float" office:value="0.3036958" calcext:value-type="float">
            <text:p>0.3036958</text:p>
          </table:table-cell>
          <table:table-cell office:value-type="float" office:value="0.3781966" calcext:value-type="float">
            <text:p>0.3781966</text:p>
          </table:table-cell>
          <table:table-cell office:value-type="float" office:value="0.3756096" calcext:value-type="float">
            <text:p>0.3756096</text:p>
          </table:table-cell>
          <table:table-cell office:value-type="float" office:value="0.3734266" calcext:value-type="float">
            <text:p>0.3734266</text:p>
          </table:table-cell>
          <table:table-cell office:value-type="float" office:value="0.3833986" calcext:value-type="float">
            <text:p>0.3833986</text:p>
          </table:table-cell>
          <table:table-cell office:value-type="float" office:value="0.3941213" calcext:value-type="float">
            <text:p>0.3941213</text:p>
          </table:table-cell>
          <table:table-cell office:value-type="float" office:value="0.4623716" calcext:value-type="float">
            <text:p>0.4623716</text:p>
          </table:table-cell>
          <table:table-cell office:value-type="float" office:value="0" calcext:value-type="float">
            <text:p>0</text:p>
          </table:table-cell>
          <table:table-cell office:value-type="float" office:value="0.006505898" calcext:value-type="float">
            <text:p>0.006505898</text:p>
          </table:table-cell>
          <table:table-cell office:value-type="float" office:value="9.940549E-016" calcext:value-type="float">
            <text:p>9.940549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7631858" calcext:value-type="float">
            <text:p>-0.07631858</text:p>
          </table:table-cell>
          <table:table-cell office:value-type="float" office:value="-0.04086652" calcext:value-type="float">
            <text:p>-0.04086652</text:p>
          </table:table-cell>
          <table:table-cell office:value-type="float" office:value="-0.02315542" calcext:value-type="float">
            <text:p>-0.02315542</text:p>
          </table:table-cell>
          <table:table-cell office:value-type="float" office:value="-0.0180894" calcext:value-type="float">
            <text:p>-0.0180894</text:p>
          </table:table-cell>
          <table:table-cell office:value-type="float" office:value="-0.01598665" calcext:value-type="float">
            <text:p>-0.01598665</text:p>
          </table:table-cell>
          <table:table-cell office:value-type="float" office:value="-0.01330523" calcext:value-type="float">
            <text:p>-0.01330523</text:p>
          </table:table-cell>
          <table:table-cell office:value-type="float" office:value="-0.01131456" calcext:value-type="float">
            <text:p>-0.01131456</text:p>
          </table:table-cell>
          <table:table-cell office:value-type="float" office:value="-0.009467999" calcext:value-type="float">
            <text:p>-0.009467999</text:p>
          </table:table-cell>
          <table:table-cell office:value-type="float" office:value="-0.008416235" calcext:value-type="float">
            <text:p>-0.008416235</text:p>
          </table:table-cell>
          <table:table-cell office:value-type="float" office:value="-0.01201008" calcext:value-type="float">
            <text:p>-0.01201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03729" calcext:value-type="float">
            <text:p>-0.103729</text:p>
          </table:table-cell>
          <table:table-cell office:value-type="float" office:value="0.009686007" calcext:value-type="float">
            <text:p>0.009686007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2.368657" calcext:value-type="float">
            <text:p>-2.36865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032001" calcext:value-type="float">
            <text:p>25032001</text:p>
          </table:table-cell>
          <table:table-cell office:value-type="float" office:value="76.67589" calcext:value-type="float">
            <text:p>76.67589</text:p>
          </table:table-cell>
          <table:table-cell office:value-type="float" office:value="23.5882" calcext:value-type="float">
            <text:p>23.5882</text:p>
          </table:table-cell>
          <table:table-cell office:value-type="float" office:value="0" calcext:value-type="float">
            <text:p>0</text:p>
          </table:table-cell>
          <table:table-cell office:value-type="float" office:value="1087.526" calcext:value-type="float">
            <text:p>1087.526</text:p>
          </table:table-cell>
          <table:table-cell office:value-type="float" office:value="-54.37082" calcext:value-type="float">
            <text:p>-54.37082</text:p>
          </table:table-cell>
          <table:table-cell office:value-type="float" office:value="0" calcext:value-type="float">
            <text:p>0</text:p>
          </table:table-cell>
          <table:table-cell office:value-type="float" office:value="0.2555509" calcext:value-type="float">
            <text:p>0.2555509</text:p>
          </table:table-cell>
          <table:table-cell office:value-type="float" office:value="0.2912199" calcext:value-type="float">
            <text:p>0.2912199</text:p>
          </table:table-cell>
          <table:table-cell office:value-type="float" office:value="0.3172516" calcext:value-type="float">
            <text:p>0.3172516</text:p>
          </table:table-cell>
          <table:table-cell office:value-type="float" office:value="0.330674" calcext:value-type="float">
            <text:p>0.330674</text:p>
          </table:table-cell>
          <table:table-cell office:value-type="float" office:value="0.3367822" calcext:value-type="float">
            <text:p>0.3367822</text:p>
          </table:table-cell>
          <table:table-cell office:value-type="float" office:value="0.298721" calcext:value-type="float">
            <text:p>0.298721</text:p>
          </table:table-cell>
          <table:table-cell office:value-type="float" office:value="0.3010629" calcext:value-type="float">
            <text:p>0.3010629</text:p>
          </table:table-cell>
          <table:table-cell office:value-type="float" office:value="0.376897" calcext:value-type="float">
            <text:p>0.376897</text:p>
          </table:table-cell>
          <table:table-cell office:value-type="float" office:value="0.3746838" calcext:value-type="float">
            <text:p>0.3746838</text:p>
          </table:table-cell>
          <table:table-cell office:value-type="float" office:value="0.3742348" calcext:value-type="float">
            <text:p>0.3742348</text:p>
          </table:table-cell>
          <table:table-cell office:value-type="float" office:value="0.3841622" calcext:value-type="float">
            <text:p>0.3841622</text:p>
          </table:table-cell>
          <table:table-cell office:value-type="float" office:value="0.3942943" calcext:value-type="float">
            <text:p>0.3942943</text:p>
          </table:table-cell>
          <table:table-cell office:value-type="float" office:value="0.4623685" calcext:value-type="float">
            <text:p>0.4623685</text:p>
          </table:table-cell>
          <table:table-cell office:value-type="float" office:value="0" calcext:value-type="float">
            <text:p>0</text:p>
          </table:table-cell>
          <table:table-cell office:value-type="float" office:value="0.01825377" calcext:value-type="float">
            <text:p>0.01825377</text:p>
          </table:table-cell>
          <table:table-cell office:value-type="float" office:value="9.940208E-016" calcext:value-type="float">
            <text:p>9.940208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1166384" calcext:value-type="float">
            <text:p>-0.1166384</text:p>
          </table:table-cell>
          <table:table-cell office:value-type="float" office:value="-0.04572746" calcext:value-type="float">
            <text:p>-0.04572746</text:p>
          </table:table-cell>
          <table:table-cell office:value-type="float" office:value="-0.02532318" calcext:value-type="float">
            <text:p>-0.02532318</text:p>
          </table:table-cell>
          <table:table-cell office:value-type="float" office:value="-0.01962911" calcext:value-type="float">
            <text:p>-0.01962911</text:p>
          </table:table-cell>
          <table:table-cell office:value-type="float" office:value="-0.01753559" calcext:value-type="float">
            <text:p>-0.01753559</text:p>
          </table:table-cell>
          <table:table-cell office:value-type="float" office:value="-0.01439344" calcext:value-type="float">
            <text:p>-0.01439344</text:p>
          </table:table-cell>
          <table:table-cell office:value-type="float" office:value="-0.01217109" calcext:value-type="float">
            <text:p>-0.01217109</text:p>
          </table:table-cell>
          <table:table-cell office:value-type="float" office:value="-0.01020211" calcext:value-type="float">
            <text:p>-0.01020211</text:p>
          </table:table-cell>
          <table:table-cell office:value-type="float" office:value="-0.008768647" calcext:value-type="float">
            <text:p>-0.008768647</text:p>
          </table:table-cell>
          <table:table-cell office:value-type="float" office:value="-0.01157294" calcext:value-type="float">
            <text:p>-0.01157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720685" calcext:value-type="float">
            <text:p>-0.1720685</text:p>
          </table:table-cell>
          <table:table-cell office:value-type="float" office:value="0.00959099" calcext:value-type="float">
            <text:p>0.00959099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2.370349" calcext:value-type="float">
            <text:p>-2.37034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032001" calcext:value-type="float">
            <text:p>26032001</text:p>
          </table:table-cell>
          <table:table-cell office:value-type="float" office:value="76.67589" calcext:value-type="float">
            <text:p>76.67589</text:p>
          </table:table-cell>
          <table:table-cell office:value-type="float" office:value="25.3916" calcext:value-type="float">
            <text:p>25.3916</text:p>
          </table:table-cell>
          <table:table-cell office:value-type="float" office:value="0" calcext:value-type="float">
            <text:p>0</text:p>
          </table:table-cell>
          <table:table-cell office:value-type="float" office:value="1085.723" calcext:value-type="float">
            <text:p>1085.723</text:p>
          </table:table-cell>
          <table:table-cell office:value-type="float" office:value="-54.37082" calcext:value-type="float">
            <text:p>-54.37082</text:p>
          </table:table-cell>
          <table:table-cell office:value-type="float" office:value="0" calcext:value-type="float">
            <text:p>0</text:p>
          </table:table-cell>
          <table:table-cell office:value-type="float" office:value="0.2337017" calcext:value-type="float">
            <text:p>0.2337017</text:p>
          </table:table-cell>
          <table:table-cell office:value-type="float" office:value="0.2892936" calcext:value-type="float">
            <text:p>0.2892936</text:p>
          </table:table-cell>
          <table:table-cell office:value-type="float" office:value="0.3129632" calcext:value-type="float">
            <text:p>0.3129632</text:p>
          </table:table-cell>
          <table:table-cell office:value-type="float" office:value="0.3264899" calcext:value-type="float">
            <text:p>0.3264899</text:p>
          </table:table-cell>
          <table:table-cell office:value-type="float" office:value="0.3335547" calcext:value-type="float">
            <text:p>0.3335547</text:p>
          </table:table-cell>
          <table:table-cell office:value-type="float" office:value="0.2959696" calcext:value-type="float">
            <text:p>0.2959696</text:p>
          </table:table-cell>
          <table:table-cell office:value-type="float" office:value="0.2985842" calcext:value-type="float">
            <text:p>0.2985842</text:p>
          </table:table-cell>
          <table:table-cell office:value-type="float" office:value="0.3758659" calcext:value-type="float">
            <text:p>0.3758659</text:p>
          </table:table-cell>
          <table:table-cell office:value-type="float" office:value="0.3737403" calcext:value-type="float">
            <text:p>0.3737403</text:p>
          </table:table-cell>
          <table:table-cell office:value-type="float" office:value="0.3748623" calcext:value-type="float">
            <text:p>0.3748623</text:p>
          </table:table-cell>
          <table:table-cell office:value-type="float" office:value="0.3848576" calcext:value-type="float">
            <text:p>0.3848576</text:p>
          </table:table-cell>
          <table:table-cell office:value-type="float" office:value="0.3944804" calcext:value-type="float">
            <text:p>0.3944804</text:p>
          </table:table-cell>
          <table:table-cell office:value-type="float" office:value="0.4623715" calcext:value-type="float">
            <text:p>0.4623715</text:p>
          </table:table-cell>
          <table:table-cell office:value-type="float" office:value="0" calcext:value-type="float">
            <text:p>0</text:p>
          </table:table-cell>
          <table:table-cell office:value-type="float" office:value="0.005814217" calcext:value-type="float">
            <text:p>0.005814217</text:p>
          </table:table-cell>
          <table:table-cell office:value-type="float" office:value="9.863651E-016" calcext:value-type="float">
            <text:p>9.863651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2372231" calcext:value-type="float">
            <text:p>-0.2372231</text:p>
          </table:table-cell>
          <table:table-cell office:value-type="float" office:value="-0.04819094" calcext:value-type="float">
            <text:p>-0.04819094</text:p>
          </table:table-cell>
          <table:table-cell office:value-type="float" office:value="-0.0275343" calcext:value-type="float">
            <text:p>-0.0275343</text:p>
          </table:table-cell>
          <table:table-cell office:value-type="float" office:value="-0.02122562" calcext:value-type="float">
            <text:p>-0.02122562</text:p>
          </table:table-cell>
          <table:table-cell office:value-type="float" office:value="-0.01860534" calcext:value-type="float">
            <text:p>-0.01860534</text:p>
          </table:table-cell>
          <table:table-cell office:value-type="float" office:value="-0.0154229" calcext:value-type="float">
            <text:p>-0.0154229</text:p>
          </table:table-cell>
          <table:table-cell office:value-type="float" office:value="-0.0130457" calcext:value-type="float">
            <text:p>-0.0130457</text:p>
          </table:table-cell>
          <table:table-cell office:value-type="float" office:value="-0.01082553" calcext:value-type="float">
            <text:p>-0.01082553</text:p>
          </table:table-cell>
          <table:table-cell office:value-type="float" office:value="-0.009144942" calcext:value-type="float">
            <text:p>-0.009144942</text:p>
          </table:table-cell>
          <table:table-cell office:value-type="float" office:value="-0.01124426" calcext:value-type="float">
            <text:p>-0.011244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93669" calcext:value-type="float">
            <text:p>-0.493669</text:p>
          </table:table-cell>
          <table:table-cell office:value-type="float" office:value="0.009466934" calcext:value-type="float">
            <text:p>0.009466934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2.37158" calcext:value-type="float">
            <text:p>-2.3715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7032001" calcext:value-type="float">
            <text:p>27032001</text:p>
          </table:table-cell>
          <table:table-cell office:value-type="float" office:value="76.67589" calcext:value-type="float">
            <text:p>76.67589</text:p>
          </table:table-cell>
          <table:table-cell office:value-type="float" office:value="27.36011" calcext:value-type="float">
            <text:p>27.36011</text:p>
          </table:table-cell>
          <table:table-cell office:value-type="float" office:value="0" calcext:value-type="float">
            <text:p>0</text:p>
          </table:table-cell>
          <table:table-cell office:value-type="float" office:value="1083.754" calcext:value-type="float">
            <text:p>1083.754</text:p>
          </table:table-cell>
          <table:table-cell office:value-type="float" office:value="-54.37082" calcext:value-type="float">
            <text:p>-54.37082</text:p>
          </table:table-cell>
          <table:table-cell office:value-type="float" office:value="0" calcext:value-type="float">
            <text:p>0</text:p>
          </table:table-cell>
          <table:table-cell office:value-type="float" office:value="0.1527379" calcext:value-type="float">
            <text:p>0.1527379</text:p>
          </table:table-cell>
          <table:table-cell office:value-type="float" office:value="0.2940412" calcext:value-type="float">
            <text:p>0.2940412</text:p>
          </table:table-cell>
          <table:table-cell office:value-type="float" office:value="0.3106374" calcext:value-type="float">
            <text:p>0.3106374</text:p>
          </table:table-cell>
          <table:table-cell office:value-type="float" office:value="0.3235944" calcext:value-type="float">
            <text:p>0.3235944</text:p>
          </table:table-cell>
          <table:table-cell office:value-type="float" office:value="0.3301767" calcext:value-type="float">
            <text:p>0.3301767</text:p>
          </table:table-cell>
          <table:table-cell office:value-type="float" office:value="0.2935084" calcext:value-type="float">
            <text:p>0.2935084</text:p>
          </table:table-cell>
          <table:table-cell office:value-type="float" office:value="0.2966595" calcext:value-type="float">
            <text:p>0.2966595</text:p>
          </table:table-cell>
          <table:table-cell office:value-type="float" office:value="0.3749268" calcext:value-type="float">
            <text:p>0.3749268</text:p>
          </table:table-cell>
          <table:table-cell office:value-type="float" office:value="0.3729267" calcext:value-type="float">
            <text:p>0.3729267</text:p>
          </table:table-cell>
          <table:table-cell office:value-type="float" office:value="0.3752648" calcext:value-type="float">
            <text:p>0.3752648</text:p>
          </table:table-cell>
          <table:table-cell office:value-type="float" office:value="0.385478" calcext:value-type="float">
            <text:p>0.385478</text:p>
          </table:table-cell>
          <table:table-cell office:value-type="float" office:value="0.3946723" calcext:value-type="float">
            <text:p>0.394672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715737E-016" calcext:value-type="float">
            <text:p>9.715737E-16</text:p>
          </table:table-cell>
          <table:table-cell office:value-type="float" office:value="9.706151E-016" calcext:value-type="float">
            <text:p>9.706151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6.702302" calcext:value-type="float">
            <text:p>-6.702302</text:p>
          </table:table-cell>
          <table:table-cell office:value-type="float" office:value="-0.04263414" calcext:value-type="float">
            <text:p>-0.04263414</text:p>
          </table:table-cell>
          <table:table-cell office:value-type="float" office:value="-0.0288514" calcext:value-type="float">
            <text:p>-0.0288514</text:p>
          </table:table-cell>
          <table:table-cell office:value-type="float" office:value="-0.02242581" calcext:value-type="float">
            <text:p>-0.02242581</text:p>
          </table:table-cell>
          <table:table-cell office:value-type="float" office:value="-0.01981799" calcext:value-type="float">
            <text:p>-0.01981799</text:p>
          </table:table-cell>
          <table:table-cell office:value-type="float" office:value="-0.01641813" calcext:value-type="float">
            <text:p>-0.01641813</text:p>
          </table:table-cell>
          <table:table-cell office:value-type="float" office:value="-0.01377372" calcext:value-type="float">
            <text:p>-0.01377372</text:p>
          </table:table-cell>
          <table:table-cell office:value-type="float" office:value="-0.0114277" calcext:value-type="float">
            <text:p>-0.0114277</text:p>
          </table:table-cell>
          <table:table-cell office:value-type="float" office:value="-0.00948271" calcext:value-type="float">
            <text:p>-0.00948271</text:p>
          </table:table-cell>
          <table:table-cell office:value-type="float" office:value="-0.01103928" calcext:value-type="float">
            <text:p>-0.01103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056989" calcext:value-type="float">
            <text:p>-6.056989</text:p>
          </table:table-cell>
          <table:table-cell office:value-type="float" office:value="0.009378992" calcext:value-type="float">
            <text:p>0.009378992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2.37252" calcext:value-type="float">
            <text:p>-2.3725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032001" calcext:value-type="float">
            <text:p>28032001</text:p>
          </table:table-cell>
          <table:table-cell office:value-type="float" office:value="77.43788" calcext:value-type="float">
            <text:p>77.43788</text:p>
          </table:table-cell>
          <table:table-cell office:value-type="float" office:value="28.08137" calcext:value-type="float">
            <text:p>28.08137</text:p>
          </table:table-cell>
          <table:table-cell office:value-type="float" office:value="0" calcext:value-type="float">
            <text:p>0</text:p>
          </table:table-cell>
          <table:table-cell office:value-type="float" office:value="1083.791" calcext:value-type="float">
            <text:p>1083.791</text:p>
          </table:table-cell>
          <table:table-cell office:value-type="float" office:value="-54.36739" calcext:value-type="float">
            <text:p>-54.36739</text:p>
          </table:table-cell>
          <table:table-cell office:value-type="float" office:value="0" calcext:value-type="float">
            <text:p>0</text:p>
          </table:table-cell>
          <table:table-cell office:value-type="float" office:value="0.1483856" calcext:value-type="float">
            <text:p>0.1483856</text:p>
          </table:table-cell>
          <table:table-cell office:value-type="float" office:value="0.3022773" calcext:value-type="float">
            <text:p>0.3022773</text:p>
          </table:table-cell>
          <table:table-cell office:value-type="float" office:value="0.3109289" calcext:value-type="float">
            <text:p>0.3109289</text:p>
          </table:table-cell>
          <table:table-cell office:value-type="float" office:value="0.3216719" calcext:value-type="float">
            <text:p>0.3216719</text:p>
          </table:table-cell>
          <table:table-cell office:value-type="float" office:value="0.3280439" calcext:value-type="float">
            <text:p>0.3280439</text:p>
          </table:table-cell>
          <table:table-cell office:value-type="float" office:value="0.2916185" calcext:value-type="float">
            <text:p>0.2916185</text:p>
          </table:table-cell>
          <table:table-cell office:value-type="float" office:value="0.2948693" calcext:value-type="float">
            <text:p>0.2948693</text:p>
          </table:table-cell>
          <table:table-cell office:value-type="float" office:value="0.3740353" calcext:value-type="float">
            <text:p>0.3740353</text:p>
          </table:table-cell>
          <table:table-cell office:value-type="float" office:value="0.3721396" calcext:value-type="float">
            <text:p>0.3721396</text:p>
          </table:table-cell>
          <table:table-cell office:value-type="float" office:value="0.3755893" calcext:value-type="float">
            <text:p>0.3755893</text:p>
          </table:table-cell>
          <table:table-cell office:value-type="float" office:value="0.3860276" calcext:value-type="float">
            <text:p>0.3860276</text:p>
          </table:table-cell>
          <table:table-cell office:value-type="float" office:value="0.3948654" calcext:value-type="float">
            <text:p>0.394865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717504E-016" calcext:value-type="float">
            <text:p>9.717504E-16</text:p>
          </table:table-cell>
          <table:table-cell office:value-type="float" office:value="9.705705E-016" calcext:value-type="float">
            <text:p>9.705705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3.33976" calcext:value-type="float">
            <text:p>-13.33976</text:p>
          </table:table-cell>
          <table:table-cell office:value-type="float" office:value="-0.03442964" calcext:value-type="float">
            <text:p>-0.03442964</text:p>
          </table:table-cell>
          <table:table-cell office:value-type="float" office:value="-0.02870226" calcext:value-type="float">
            <text:p>-0.02870226</text:p>
          </table:table-cell>
          <table:table-cell office:value-type="float" office:value="-0.02327417" calcext:value-type="float">
            <text:p>-0.02327417</text:p>
          </table:table-cell>
          <table:table-cell office:value-type="float" office:value="-0.0206229" calcext:value-type="float">
            <text:p>-0.0206229</text:p>
          </table:table-cell>
          <table:table-cell office:value-type="float" office:value="-0.01722804" calcext:value-type="float">
            <text:p>-0.01722804</text:p>
          </table:table-cell>
          <table:table-cell office:value-type="float" office:value="-0.0144915" calcext:value-type="float">
            <text:p>-0.0144915</text:p>
          </table:table-cell>
          <table:table-cell office:value-type="float" office:value="-0.01203232" calcext:value-type="float">
            <text:p>-0.01203232</text:p>
          </table:table-cell>
          <table:table-cell office:value-type="float" office:value="-0.009822002" calcext:value-type="float">
            <text:p>-0.009822002</text:p>
          </table:table-cell>
          <table:table-cell office:value-type="float" office:value="-0.01087682" calcext:value-type="float">
            <text:p>-0.010876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708113" calcext:value-type="float">
            <text:p>-0.3708113</text:p>
          </table:table-cell>
          <table:table-cell office:value-type="float" office:value="0.009243203" calcext:value-type="float">
            <text:p>0.009243203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2.373164" calcext:value-type="float">
            <text:p>-2.37316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9032001" calcext:value-type="float">
            <text:p>29032001</text:p>
          </table:table-cell>
          <table:table-cell office:value-type="float" office:value="82.00982" calcext:value-type="float">
            <text:p>82.00982</text:p>
          </table:table-cell>
          <table:table-cell office:value-type="float" office:value="30.16102" calcext:value-type="float">
            <text:p>30.16102</text:p>
          </table:table-cell>
          <table:table-cell office:value-type="float" office:value="0" calcext:value-type="float">
            <text:p>0</text:p>
          </table:table-cell>
          <table:table-cell office:value-type="float" office:value="1086.258" calcext:value-type="float">
            <text:p>1086.258</text:p>
          </table:table-cell>
          <table:table-cell office:value-type="float" office:value="-54.34133" calcext:value-type="float">
            <text:p>-54.34133</text:p>
          </table:table-cell>
          <table:table-cell office:value-type="float" office:value="0" calcext:value-type="float">
            <text:p>0</text:p>
          </table:table-cell>
          <table:table-cell office:value-type="float" office:value="0.4272945" calcext:value-type="float">
            <text:p>0.4272945</text:p>
          </table:table-cell>
          <table:table-cell office:value-type="float" office:value="0.292517" calcext:value-type="float">
            <text:p>0.292517</text:p>
          </table:table-cell>
          <table:table-cell office:value-type="float" office:value="0.3093366" calcext:value-type="float">
            <text:p>0.3093366</text:p>
          </table:table-cell>
          <table:table-cell office:value-type="float" office:value="0.3203827" calcext:value-type="float">
            <text:p>0.3203827</text:p>
          </table:table-cell>
          <table:table-cell office:value-type="float" office:value="0.3259128" calcext:value-type="float">
            <text:p>0.3259128</text:p>
          </table:table-cell>
          <table:table-cell office:value-type="float" office:value="0.2899933" calcext:value-type="float">
            <text:p>0.2899933</text:p>
          </table:table-cell>
          <table:table-cell office:value-type="float" office:value="0.2935102" calcext:value-type="float">
            <text:p>0.2935102</text:p>
          </table:table-cell>
          <table:table-cell office:value-type="float" office:value="0.3732315" calcext:value-type="float">
            <text:p>0.3732315</text:p>
          </table:table-cell>
          <table:table-cell office:value-type="float" office:value="0.3713777" calcext:value-type="float">
            <text:p>0.3713777</text:p>
          </table:table-cell>
          <table:table-cell office:value-type="float" office:value="0.3758437" calcext:value-type="float">
            <text:p>0.3758437</text:p>
          </table:table-cell>
          <table:table-cell office:value-type="float" office:value="0.386515" calcext:value-type="float">
            <text:p>0.386515</text:p>
          </table:table-cell>
          <table:table-cell office:value-type="float" office:value="0.3950548" calcext:value-type="float">
            <text:p>0.395054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719317E-016" calcext:value-type="float">
            <text:p>9.719317E-16</text:p>
          </table:table-cell>
          <table:table-cell office:value-type="float" office:value="9.705256E-016" calcext:value-type="float">
            <text:p>9.705256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08359377" calcext:value-type="float">
            <text:p>-0.008359377</text:p>
          </table:table-cell>
          <table:table-cell office:value-type="float" office:value="-0.04539981" calcext:value-type="float">
            <text:p>-0.04539981</text:p>
          </table:table-cell>
          <table:table-cell office:value-type="float" office:value="-0.02958716" calcext:value-type="float">
            <text:p>-0.02958716</text:p>
          </table:table-cell>
          <table:table-cell office:value-type="float" office:value="-0.02384715" calcext:value-type="float">
            <text:p>-0.02384715</text:p>
          </table:table-cell>
          <table:table-cell office:value-type="float" office:value="-0.02146386" calcext:value-type="float">
            <text:p>-0.02146386</text:p>
          </table:table-cell>
          <table:table-cell office:value-type="float" office:value="-0.01796365" calcext:value-type="float">
            <text:p>-0.01796365</text:p>
          </table:table-cell>
          <table:table-cell office:value-type="float" office:value="-0.01509113" calcext:value-type="float">
            <text:p>-0.01509113</text:p>
          </table:table-cell>
          <table:table-cell office:value-type="float" office:value="-0.01260611" calcext:value-type="float">
            <text:p>-0.01260611</text:p>
          </table:table-cell>
          <table:table-cell office:value-type="float" office:value="-0.01016278" calcext:value-type="float">
            <text:p>-0.01016278</text:p>
          </table:table-cell>
          <table:table-cell office:value-type="float" office:value="-0.01075121" calcext:value-type="float">
            <text:p>-0.01075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699859" calcext:value-type="float">
            <text:p>-0.00699859</text:p>
          </table:table-cell>
          <table:table-cell office:value-type="float" office:value="0.009059491" calcext:value-type="float">
            <text:p>0.009059491</text:p>
          </table:table-cell>
          <table:table-cell office:value-type="float" office:value="-9999.009" calcext:value-type="float">
            <text:p>-9999.009</text:p>
          </table:table-cell>
          <table:table-cell office:value-type="float" office:value="-2.373512" calcext:value-type="float">
            <text:p>-2.37351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032001" calcext:value-type="float">
            <text:p>30032001</text:p>
          </table:table-cell>
          <table:table-cell office:value-type="float" office:value="88.86778" calcext:value-type="float">
            <text:p>88.86778</text:p>
          </table:table-cell>
          <table:table-cell office:value-type="float" office:value="30.45463" calcext:value-type="float">
            <text:p>30.45463</text:p>
          </table:table-cell>
          <table:table-cell office:value-type="float" office:value="0" calcext:value-type="float">
            <text:p>0</text:p>
          </table:table-cell>
          <table:table-cell office:value-type="float" office:value="1092.662" calcext:value-type="float">
            <text:p>1092.662</text:p>
          </table:table-cell>
          <table:table-cell office:value-type="float" office:value="-54.18161" calcext:value-type="float">
            <text:p>-54.18161</text:p>
          </table:table-cell>
          <table:table-cell office:value-type="float" office:value="0.6472945" calcext:value-type="float">
            <text:p>0.6472945</text:p>
          </table:table-cell>
          <table:table-cell office:value-type="float" office:value="0.3754245" calcext:value-type="float">
            <text:p>0.3754245</text:p>
          </table:table-cell>
          <table:table-cell office:value-type="float" office:value="0.375825" calcext:value-type="float">
            <text:p>0.375825</text:p>
          </table:table-cell>
          <table:table-cell office:value-type="float" office:value="0.3649614" calcext:value-type="float">
            <text:p>0.3649614</text:p>
          </table:table-cell>
          <table:table-cell office:value-type="float" office:value="0.3393857" calcext:value-type="float">
            <text:p>0.3393857</text:p>
          </table:table-cell>
          <table:table-cell office:value-type="float" office:value="0.3322772" calcext:value-type="float">
            <text:p>0.3322772</text:p>
          </table:table-cell>
          <table:table-cell office:value-type="float" office:value="0.2891453" calcext:value-type="float">
            <text:p>0.2891453</text:p>
          </table:table-cell>
          <table:table-cell office:value-type="float" office:value="0.2923292" calcext:value-type="float">
            <text:p>0.2923292</text:p>
          </table:table-cell>
          <table:table-cell office:value-type="float" office:value="0.3725792" calcext:value-type="float">
            <text:p>0.3725792</text:p>
          </table:table-cell>
          <table:table-cell office:value-type="float" office:value="0.3706509" calcext:value-type="float">
            <text:p>0.3706509</text:p>
          </table:table-cell>
          <table:table-cell office:value-type="float" office:value="0.3760348" calcext:value-type="float">
            <text:p>0.3760348</text:p>
          </table:table-cell>
          <table:table-cell office:value-type="float" office:value="0.3869466" calcext:value-type="float">
            <text:p>0.3869466</text:p>
          </table:table-cell>
          <table:table-cell office:value-type="float" office:value="0.3952385" calcext:value-type="float">
            <text:p>0.3952385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9.72062E-016" calcext:value-type="float">
            <text:p>9.72062E-16</text:p>
          </table:table-cell>
          <table:table-cell office:value-type="float" office:value="9.704931E-016" calcext:value-type="float">
            <text:p>9.704931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08869095" calcext:value-type="float">
            <text:p>-0.008869095</text:p>
          </table:table-cell>
          <table:table-cell office:value-type="float" office:value="-0.008829371" calcext:value-type="float">
            <text:p>-0.008829371</text:p>
          </table:table-cell>
          <table:table-cell office:value-type="float" office:value="-0.01069372" calcext:value-type="float">
            <text:p>-0.01069372</text:p>
          </table:table-cell>
          <table:table-cell office:value-type="float" office:value="-0.01691529" calcext:value-type="float">
            <text:p>-0.01691529</text:p>
          </table:table-cell>
          <table:table-cell office:value-type="float" office:value="-0.01921543" calcext:value-type="float">
            <text:p>-0.01921543</text:p>
          </table:table-cell>
          <table:table-cell office:value-type="float" office:value="-0.01837756" calcext:value-type="float">
            <text:p>-0.01837756</text:p>
          </table:table-cell>
          <table:table-cell office:value-type="float" office:value="-0.0155815" calcext:value-type="float">
            <text:p>-0.0155815</text:p>
          </table:table-cell>
          <table:table-cell office:value-type="float" office:value="-0.01309388" calcext:value-type="float">
            <text:p>-0.01309388</text:p>
          </table:table-cell>
          <table:table-cell office:value-type="float" office:value="-0.01049958" calcext:value-type="float">
            <text:p>-0.01049958</text:p>
          </table:table-cell>
          <table:table-cell office:value-type="float" office:value="-0.0106578" calcext:value-type="float">
            <text:p>-0.01065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8952715" calcext:value-type="float">
            <text:p>-0.008952715</text:p>
          </table:table-cell>
          <table:table-cell office:value-type="float" office:value="0.008853974" calcext:value-type="float">
            <text:p>0.008853974</text:p>
          </table:table-cell>
          <table:table-cell office:value-type="float" office:value="-9999.009" calcext:value-type="float">
            <text:p>-9999.009</text:p>
          </table:table-cell>
          <table:table-cell office:value-type="float" office:value="-2.37361" calcext:value-type="float">
            <text:p>-2.3736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032001" calcext:value-type="float">
            <text:p>31032001</text:p>
          </table:table-cell>
          <table:table-cell office:value-type="float" office:value="88.86778" calcext:value-type="float">
            <text:p>88.86778</text:p>
          </table:table-cell>
          <table:table-cell office:value-type="float" office:value="32.31543" calcext:value-type="float">
            <text:p>32.31543</text:p>
          </table:table-cell>
          <table:table-cell office:value-type="float" office:value="0" calcext:value-type="float">
            <text:p>0</text:p>
          </table:table-cell>
          <table:table-cell office:value-type="float" office:value="1090.701" calcext:value-type="float">
            <text:p>1090.701</text:p>
          </table:table-cell>
          <table:table-cell office:value-type="float" office:value="-54.08064" calcext:value-type="float">
            <text:p>-54.08064</text:p>
          </table:table-cell>
          <table:table-cell office:value-type="float" office:value="0" calcext:value-type="float">
            <text:p>0</text:p>
          </table:table-cell>
          <table:table-cell office:value-type="float" office:value="0.3336147" calcext:value-type="float">
            <text:p>0.3336147</text:p>
          </table:table-cell>
          <table:table-cell office:value-type="float" office:value="0.3367366" calcext:value-type="float">
            <text:p>0.3367366</text:p>
          </table:table-cell>
          <table:table-cell office:value-type="float" office:value="0.3427399" calcext:value-type="float">
            <text:p>0.3427399</text:p>
          </table:table-cell>
          <table:table-cell office:value-type="float" office:value="0.346433" calcext:value-type="float">
            <text:p>0.346433</text:p>
          </table:table-cell>
          <table:table-cell office:value-type="float" office:value="0.3468808" calcext:value-type="float">
            <text:p>0.3468808</text:p>
          </table:table-cell>
          <table:table-cell office:value-type="float" office:value="0.2947392" calcext:value-type="float">
            <text:p>0.2947392</text:p>
          </table:table-cell>
          <table:table-cell office:value-type="float" office:value="0.2930978" calcext:value-type="float">
            <text:p>0.2930978</text:p>
          </table:table-cell>
          <table:table-cell office:value-type="float" office:value="0.3722122" calcext:value-type="float">
            <text:p>0.3722122</text:p>
          </table:table-cell>
          <table:table-cell office:value-type="float" office:value="0.3699791" calcext:value-type="float">
            <text:p>0.3699791</text:p>
          </table:table-cell>
          <table:table-cell office:value-type="float" office:value="0.3761699" calcext:value-type="float">
            <text:p>0.3761699</text:p>
          </table:table-cell>
          <table:table-cell office:value-type="float" office:value="0.3873281" calcext:value-type="float">
            <text:p>0.3873281</text:p>
          </table:table-cell>
          <table:table-cell office:value-type="float" office:value="0.3954152" calcext:value-type="float">
            <text:p>0.395415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722343E-016" calcext:value-type="float">
            <text:p>9.722343E-16</text:p>
          </table:table-cell>
          <table:table-cell office:value-type="float" office:value="9.7045E-016" calcext:value-type="float">
            <text:p>9.7045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1854123" calcext:value-type="float">
            <text:p>-0.01854123</text:p>
          </table:table-cell>
          <table:table-cell office:value-type="float" office:value="-0.01757852" calcext:value-type="float">
            <text:p>-0.01757852</text:p>
          </table:table-cell>
          <table:table-cell office:value-type="float" office:value="-0.01573054" calcext:value-type="float">
            <text:p>-0.01573054</text:p>
          </table:table-cell>
          <table:table-cell office:value-type="float" office:value="-0.01472568" calcext:value-type="float">
            <text:p>-0.01472568</text:p>
          </table:table-cell>
          <table:table-cell office:value-type="float" office:value="-0.01461537" calcext:value-type="float">
            <text:p>-0.01461537</text:p>
          </table:table-cell>
          <table:table-cell office:value-type="float" office:value="-0.01593619" calcext:value-type="float">
            <text:p>-0.01593619</text:p>
          </table:table-cell>
          <table:table-cell office:value-type="float" office:value="-0.01525337" calcext:value-type="float">
            <text:p>-0.01525337</text:p>
          </table:table-cell>
          <table:table-cell office:value-type="float" office:value="-0.01337842" calcext:value-type="float">
            <text:p>-0.01337842</text:p>
          </table:table-cell>
          <table:table-cell office:value-type="float" office:value="-0.01082171" calcext:value-type="float">
            <text:p>-0.01082171</text:p>
          </table:table-cell>
          <table:table-cell office:value-type="float" office:value="-0.01059219" calcext:value-type="float">
            <text:p>-0.01059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894824" calcext:value-type="float">
            <text:p>-0.01894824</text:p>
          </table:table-cell>
          <table:table-cell office:value-type="float" office:value="0.008659638" calcext:value-type="float">
            <text:p>0.008659638</text:p>
          </table:table-cell>
          <table:table-cell office:value-type="float" office:value="-9999.009" calcext:value-type="float">
            <text:p>-9999.009</text:p>
          </table:table-cell>
          <table:table-cell office:value-type="float" office:value="-2.373463" calcext:value-type="float">
            <text:p>-2.37346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42001" calcext:value-type="float">
            <text:p>1042001</text:p>
          </table:table-cell>
          <table:table-cell office:value-type="float" office:value="88.86778" calcext:value-type="float">
            <text:p>88.86778</text:p>
          </table:table-cell>
          <table:table-cell office:value-type="float" office:value="34.81829" calcext:value-type="float">
            <text:p>34.81829</text:p>
          </table:table-cell>
          <table:table-cell office:value-type="float" office:value="0" calcext:value-type="float">
            <text:p>0</text:p>
          </table:table-cell>
          <table:table-cell office:value-type="float" office:value="1088.024" calcext:value-type="float">
            <text:p>1088.024</text:p>
          </table:table-cell>
          <table:table-cell office:value-type="float" office:value="-53.90699" calcext:value-type="float">
            <text:p>-53.90699</text:p>
          </table:table-cell>
          <table:table-cell office:value-type="float" office:value="0" calcext:value-type="float">
            <text:p>0</text:p>
          </table:table-cell>
          <table:table-cell office:value-type="float" office:value="0.2921587" calcext:value-type="float">
            <text:p>0.2921587</text:p>
          </table:table-cell>
          <table:table-cell office:value-type="float" office:value="0.3063075" calcext:value-type="float">
            <text:p>0.3063075</text:p>
          </table:table-cell>
          <table:table-cell office:value-type="float" office:value="0.3286748" calcext:value-type="float">
            <text:p>0.3286748</text:p>
          </table:table-cell>
          <table:table-cell office:value-type="float" office:value="0.3377998" calcext:value-type="float">
            <text:p>0.3377998</text:p>
          </table:table-cell>
          <table:table-cell office:value-type="float" office:value="0.3411197" calcext:value-type="float">
            <text:p>0.3411197</text:p>
          </table:table-cell>
          <table:table-cell office:value-type="float" office:value="0.296831" calcext:value-type="float">
            <text:p>0.296831</text:p>
          </table:table-cell>
          <table:table-cell office:value-type="float" office:value="0.2958468" calcext:value-type="float">
            <text:p>0.2958468</text:p>
          </table:table-cell>
          <table:table-cell office:value-type="float" office:value="0.372462" calcext:value-type="float">
            <text:p>0.372462</text:p>
          </table:table-cell>
          <table:table-cell office:value-type="float" office:value="0.3694446" calcext:value-type="float">
            <text:p>0.3694446</text:p>
          </table:table-cell>
          <table:table-cell office:value-type="float" office:value="0.3762595" calcext:value-type="float">
            <text:p>0.3762595</text:p>
          </table:table-cell>
          <table:table-cell office:value-type="float" office:value="0.3876643" calcext:value-type="float">
            <text:p>0.3876643</text:p>
          </table:table-cell>
          <table:table-cell office:value-type="float" office:value="0.3955843" calcext:value-type="float">
            <text:p>0.395584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829584E-016" calcext:value-type="float">
            <text:p>9.829584E-16</text:p>
          </table:table-cell>
          <table:table-cell office:value-type="float" office:value="9.704047E-016" calcext:value-type="float">
            <text:p>9.704047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4553924" calcext:value-type="float">
            <text:p>-0.04553924</text:p>
          </table:table-cell>
          <table:table-cell office:value-type="float" office:value="-0.03144165" calcext:value-type="float">
            <text:p>-0.03144165</text:p>
          </table:table-cell>
          <table:table-cell office:value-type="float" office:value="-0.02032944" calcext:value-type="float">
            <text:p>-0.02032944</text:p>
          </table:table-cell>
          <table:table-cell office:value-type="float" office:value="-0.01719857" calcext:value-type="float">
            <text:p>-0.01719857</text:p>
          </table:table-cell>
          <table:table-cell office:value-type="float" office:value="-0.01620035" calcext:value-type="float">
            <text:p>-0.01620035</text:p>
          </table:table-cell>
          <table:table-cell office:value-type="float" office:value="-0.01510036" calcext:value-type="float">
            <text:p>-0.01510036</text:p>
          </table:table-cell>
          <table:table-cell office:value-type="float" office:value="-0.01409543" calcext:value-type="float">
            <text:p>-0.01409543</text:p>
          </table:table-cell>
          <table:table-cell office:value-type="float" office:value="-0.01318843" calcext:value-type="float">
            <text:p>-0.01318843</text:p>
          </table:table-cell>
          <table:table-cell office:value-type="float" office:value="-0.01108603" calcext:value-type="float">
            <text:p>-0.01108603</text:p>
          </table:table-cell>
          <table:table-cell office:value-type="float" office:value="-0.01054895" calcext:value-type="float">
            <text:p>-0.010548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075238" calcext:value-type="float">
            <text:p>-0.05075238</text:p>
          </table:table-cell>
          <table:table-cell office:value-type="float" office:value="0.008482824" calcext:value-type="float">
            <text:p>0.008482824</text:p>
          </table:table-cell>
          <table:table-cell office:value-type="float" office:value="-9999.009" calcext:value-type="float">
            <text:p>-9999.009</text:p>
          </table:table-cell>
          <table:table-cell office:value-type="float" office:value="-2.373111" calcext:value-type="float">
            <text:p>-2.37311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42001" calcext:value-type="float">
            <text:p>2042001</text:p>
          </table:table-cell>
          <table:table-cell office:value-type="float" office:value="90.0108" calcext:value-type="float">
            <text:p>90.0108</text:p>
          </table:table-cell>
          <table:table-cell office:value-type="float" office:value="37.63036" calcext:value-type="float">
            <text:p>37.63036</text:p>
          </table:table-cell>
          <table:table-cell office:value-type="float" office:value="0" calcext:value-type="float">
            <text:p>0</text:p>
          </table:table-cell>
          <table:table-cell office:value-type="float" office:value="1086.349" calcext:value-type="float">
            <text:p>1086.349</text:p>
          </table:table-cell>
          <table:table-cell office:value-type="float" office:value="-53.90125" calcext:value-type="float">
            <text:p>-53.90125</text:p>
          </table:table-cell>
          <table:table-cell office:value-type="float" office:value="0" calcext:value-type="float">
            <text:p>0</text:p>
          </table:table-cell>
          <table:table-cell office:value-type="float" office:value="0.2261284" calcext:value-type="float">
            <text:p>0.2261284</text:p>
          </table:table-cell>
          <table:table-cell office:value-type="float" office:value="0.3080014" calcext:value-type="float">
            <text:p>0.3080014</text:p>
          </table:table-cell>
          <table:table-cell office:value-type="float" office:value="0.3216518" calcext:value-type="float">
            <text:p>0.3216518</text:p>
          </table:table-cell>
          <table:table-cell office:value-type="float" office:value="0.3310261" calcext:value-type="float">
            <text:p>0.3310261</text:p>
          </table:table-cell>
          <table:table-cell office:value-type="float" office:value="0.335397" calcext:value-type="float">
            <text:p>0.335397</text:p>
          </table:table-cell>
          <table:table-cell office:value-type="float" office:value="0.2949201" calcext:value-type="float">
            <text:p>0.2949201</text:p>
          </table:table-cell>
          <table:table-cell office:value-type="float" office:value="0.294653" calcext:value-type="float">
            <text:p>0.294653</text:p>
          </table:table-cell>
          <table:table-cell office:value-type="float" office:value="0.3724197" calcext:value-type="float">
            <text:p>0.3724197</text:p>
          </table:table-cell>
          <table:table-cell office:value-type="float" office:value="0.3690947" calcext:value-type="float">
            <text:p>0.3690947</text:p>
          </table:table-cell>
          <table:table-cell office:value-type="float" office:value="0.3762208" calcext:value-type="float">
            <text:p>0.3762208</text:p>
          </table:table-cell>
          <table:table-cell office:value-type="float" office:value="0.3879659" calcext:value-type="float">
            <text:p>0.3879659</text:p>
          </table:table-cell>
          <table:table-cell office:value-type="float" office:value="0.3957702" calcext:value-type="float">
            <text:p>0.395770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831565E-016" calcext:value-type="float">
            <text:p>9.831565E-16</text:p>
          </table:table-cell>
          <table:table-cell office:value-type="float" office:value="9.703554E-016" calcext:value-type="float">
            <text:p>9.703554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5462673" calcext:value-type="float">
            <text:p>-0.5462673</text:p>
          </table:table-cell>
          <table:table-cell office:value-type="float" office:value="-0.03040088" calcext:value-type="float">
            <text:p>-0.03040088</text:p>
          </table:table-cell>
          <table:table-cell office:value-type="float" office:value="-0.02327203" calcext:value-type="float">
            <text:p>-0.02327203</text:p>
          </table:table-cell>
          <table:table-cell office:value-type="float" office:value="-0.0194939" calcext:value-type="float">
            <text:p>-0.0194939</text:p>
          </table:table-cell>
          <table:table-cell office:value-type="float" office:value="-0.01798204" calcext:value-type="float">
            <text:p>-0.01798204</text:p>
          </table:table-cell>
          <table:table-cell office:value-type="float" office:value="-0.01584019" calcext:value-type="float">
            <text:p>-0.01584019</text:p>
          </table:table-cell>
          <table:table-cell office:value-type="float" office:value="-0.01458261" calcext:value-type="float">
            <text:p>-0.01458261</text:p>
          </table:table-cell>
          <table:table-cell office:value-type="float" office:value="-0.01321893" calcext:value-type="float">
            <text:p>-0.01321893</text:p>
          </table:table-cell>
          <table:table-cell office:value-type="float" office:value="-0.01126283" calcext:value-type="float">
            <text:p>-0.01126283</text:p>
          </table:table-cell>
          <table:table-cell office:value-type="float" office:value="-0.01056684" calcext:value-type="float">
            <text:p>-0.01056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8377745" calcext:value-type="float">
            <text:p>-0.08377745</text:p>
          </table:table-cell>
          <table:table-cell office:value-type="float" office:value="0.008339644" calcext:value-type="float">
            <text:p>0.008339644</text:p>
          </table:table-cell>
          <table:table-cell office:value-type="float" office:value="-9999.009" calcext:value-type="float">
            <text:p>-9999.009</text:p>
          </table:table-cell>
          <table:table-cell office:value-type="float" office:value="-2.372572" calcext:value-type="float">
            <text:p>-2.37257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42001" calcext:value-type="float">
            <text:p>3042001</text:p>
          </table:table-cell>
          <table:table-cell office:value-type="float" office:value="93.43982" calcext:value-type="float">
            <text:p>93.43982</text:p>
          </table:table-cell>
          <table:table-cell office:value-type="float" office:value="40.25473" calcext:value-type="float">
            <text:p>40.25473</text:p>
          </table:table-cell>
          <table:table-cell office:value-type="float" office:value="0" calcext:value-type="float">
            <text:p>0</text:p>
          </table:table-cell>
          <table:table-cell office:value-type="float" office:value="1087.119" calcext:value-type="float">
            <text:p>1087.119</text:p>
          </table:table-cell>
          <table:table-cell office:value-type="float" office:value="-53.86609" calcext:value-type="float">
            <text:p>-53.86609</text:p>
          </table:table-cell>
          <table:table-cell office:value-type="float" office:value="0" calcext:value-type="float">
            <text:p>0</text:p>
          </table:table-cell>
          <table:table-cell office:value-type="float" office:value="0.3007917" calcext:value-type="float">
            <text:p>0.3007917</text:p>
          </table:table-cell>
          <table:table-cell office:value-type="float" office:value="0.3090194" calcext:value-type="float">
            <text:p>0.3090194</text:p>
          </table:table-cell>
          <table:table-cell office:value-type="float" office:value="0.3252078" calcext:value-type="float">
            <text:p>0.3252078</text:p>
          </table:table-cell>
          <table:table-cell office:value-type="float" office:value="0.331817" calcext:value-type="float">
            <text:p>0.331817</text:p>
          </table:table-cell>
          <table:table-cell office:value-type="float" office:value="0.3349175" calcext:value-type="float">
            <text:p>0.3349175</text:p>
          </table:table-cell>
          <table:table-cell office:value-type="float" office:value="0.2933377" calcext:value-type="float">
            <text:p>0.2933377</text:p>
          </table:table-cell>
          <table:table-cell office:value-type="float" office:value="0.2935513" calcext:value-type="float">
            <text:p>0.2935513</text:p>
          </table:table-cell>
          <table:table-cell office:value-type="float" office:value="0.3721815" calcext:value-type="float">
            <text:p>0.3721815</text:p>
          </table:table-cell>
          <table:table-cell office:value-type="float" office:value="0.3687802" calcext:value-type="float">
            <text:p>0.3687802</text:p>
          </table:table-cell>
          <table:table-cell office:value-type="float" office:value="0.3761514" calcext:value-type="float">
            <text:p>0.3761514</text:p>
          </table:table-cell>
          <table:table-cell office:value-type="float" office:value="0.3882274" calcext:value-type="float">
            <text:p>0.3882274</text:p>
          </table:table-cell>
          <table:table-cell office:value-type="float" office:value="0.3959675" calcext:value-type="float">
            <text:p>0.395967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833575E-016" calcext:value-type="float">
            <text:p>9.833575E-16</text:p>
          </table:table-cell>
          <table:table-cell office:value-type="float" office:value="9.703056E-016" calcext:value-type="float">
            <text:p>9.703056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3617117" calcext:value-type="float">
            <text:p>-0.03617117</text:p>
          </table:table-cell>
          <table:table-cell office:value-type="float" office:value="-0.02982465" calcext:value-type="float">
            <text:p>-0.02982465</text:p>
          </table:table-cell>
          <table:table-cell office:value-type="float" office:value="-0.0217152" calcext:value-type="float">
            <text:p>-0.0217152</text:p>
          </table:table-cell>
          <table:table-cell office:value-type="float" office:value="-0.01921041" calcext:value-type="float">
            <text:p>-0.01921041</text:p>
          </table:table-cell>
          <table:table-cell office:value-type="float" office:value="-0.01815061" calcext:value-type="float">
            <text:p>-0.01815061</text:p>
          </table:table-cell>
          <table:table-cell office:value-type="float" office:value="-0.01649356" calcext:value-type="float">
            <text:p>-0.01649356</text:p>
          </table:table-cell>
          <table:table-cell office:value-type="float" office:value="-0.01504867" calcext:value-type="float">
            <text:p>-0.01504867</text:p>
          </table:table-cell>
          <table:table-cell office:value-type="float" office:value="-0.0134021" calcext:value-type="float">
            <text:p>-0.0134021</text:p>
          </table:table-cell>
          <table:table-cell office:value-type="float" office:value="-0.01142377" calcext:value-type="float">
            <text:p>-0.01142377</text:p>
          </table:table-cell>
          <table:table-cell office:value-type="float" office:value="-0.01060027" calcext:value-type="float">
            <text:p>-0.01060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738466" calcext:value-type="float">
            <text:p>-0.03738466</text:p>
          </table:table-cell>
          <table:table-cell office:value-type="float" office:value="0.008154099" calcext:value-type="float">
            <text:p>0.008154099</text:p>
          </table:table-cell>
          <table:table-cell office:value-type="float" office:value="-9999.008" calcext:value-type="float">
            <text:p>-9999.008</text:p>
          </table:table-cell>
          <table:table-cell office:value-type="float" office:value="-2.371832" calcext:value-type="float">
            <text:p>-2.37183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42001" calcext:value-type="float">
            <text:p>4042001</text:p>
          </table:table-cell>
          <table:table-cell office:value-type="float" office:value="94.01131" calcext:value-type="float">
            <text:p>94.01131</text:p>
          </table:table-cell>
          <table:table-cell office:value-type="float" office:value="41.52082" calcext:value-type="float">
            <text:p>41.52082</text:p>
          </table:table-cell>
          <table:table-cell office:value-type="float" office:value="0" calcext:value-type="float">
            <text:p>0</text:p>
          </table:table-cell>
          <table:table-cell office:value-type="float" office:value="1086.421" calcext:value-type="float">
            <text:p>1086.421</text:p>
          </table:table-cell>
          <table:table-cell office:value-type="float" office:value="-53.86322" calcext:value-type="float">
            <text:p>-53.86322</text:p>
          </table:table-cell>
          <table:table-cell office:value-type="float" office:value="0" calcext:value-type="float">
            <text:p>0</text:p>
          </table:table-cell>
          <table:table-cell office:value-type="float" office:value="0.3270849" calcext:value-type="float">
            <text:p>0.3270849</text:p>
          </table:table-cell>
          <table:table-cell office:value-type="float" office:value="0.3029737" calcext:value-type="float">
            <text:p>0.3029737</text:p>
          </table:table-cell>
          <table:table-cell office:value-type="float" office:value="0.3184282" calcext:value-type="float">
            <text:p>0.3184282</text:p>
          </table:table-cell>
          <table:table-cell office:value-type="float" office:value="0.3275691" calcext:value-type="float">
            <text:p>0.3275691</text:p>
          </table:table-cell>
          <table:table-cell office:value-type="float" office:value="0.3319508" calcext:value-type="float">
            <text:p>0.3319508</text:p>
          </table:table-cell>
          <table:table-cell office:value-type="float" office:value="0.2920392" calcext:value-type="float">
            <text:p>0.2920392</text:p>
          </table:table-cell>
          <table:table-cell office:value-type="float" office:value="0.2926103" calcext:value-type="float">
            <text:p>0.2926103</text:p>
          </table:table-cell>
          <table:table-cell office:value-type="float" office:value="0.3718575" calcext:value-type="float">
            <text:p>0.3718575</text:p>
          </table:table-cell>
          <table:table-cell office:value-type="float" office:value="0.3684741" calcext:value-type="float">
            <text:p>0.3684741</text:p>
          </table:table-cell>
          <table:table-cell office:value-type="float" office:value="0.376087" calcext:value-type="float">
            <text:p>0.376087</text:p>
          </table:table-cell>
          <table:table-cell office:value-type="float" office:value="0.3884461" calcext:value-type="float">
            <text:p>0.3884461</text:p>
          </table:table-cell>
          <table:table-cell office:value-type="float" office:value="0.3961504" calcext:value-type="float">
            <text:p>0.396150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835389E-016" calcext:value-type="float">
            <text:p>9.835389E-16</text:p>
          </table:table-cell>
          <table:table-cell office:value-type="float" office:value="9.702599E-016" calcext:value-type="float">
            <text:p>9.702599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2528005" calcext:value-type="float">
            <text:p>-0.02528005</text:p>
          </table:table-cell>
          <table:table-cell office:value-type="float" office:value="-0.03435383" calcext:value-type="float">
            <text:p>-0.03435383</text:p>
          </table:table-cell>
          <table:table-cell office:value-type="float" office:value="-0.02474975" calcext:value-type="float">
            <text:p>-0.02474975</text:p>
          </table:table-cell>
          <table:table-cell office:value-type="float" office:value="-0.02079448" calcext:value-type="float">
            <text:p>-0.02079448</text:p>
          </table:table-cell>
          <table:table-cell office:value-type="float" office:value="-0.01916612" calcext:value-type="float">
            <text:p>-0.01916612</text:p>
          </table:table-cell>
          <table:table-cell office:value-type="float" office:value="-0.01704565" calcext:value-type="float">
            <text:p>-0.01704565</text:p>
          </table:table-cell>
          <table:table-cell office:value-type="float" office:value="-0.01545922" calcext:value-type="float">
            <text:p>-0.01545922</text:p>
          </table:table-cell>
          <table:table-cell office:value-type="float" office:value="-0.01365665" calcext:value-type="float">
            <text:p>-0.01365665</text:p>
          </table:table-cell>
          <table:table-cell office:value-type="float" office:value="-0.01158266" calcext:value-type="float">
            <text:p>-0.01158266</text:p>
          </table:table-cell>
          <table:table-cell office:value-type="float" office:value="-0.01063137" calcext:value-type="float">
            <text:p>-0.01063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963778" calcext:value-type="float">
            <text:p>-0.01963778</text:p>
          </table:table-cell>
          <table:table-cell office:value-type="float" office:value="0.008015416" calcext:value-type="float">
            <text:p>0.008015416</text:p>
          </table:table-cell>
          <table:table-cell office:value-type="float" office:value="-9999.008" calcext:value-type="float">
            <text:p>-9999.008</text:p>
          </table:table-cell>
          <table:table-cell office:value-type="float" office:value="-2.370915" calcext:value-type="float">
            <text:p>-2.37091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42001" calcext:value-type="float">
            <text:p>5042001</text:p>
          </table:table-cell>
          <table:table-cell office:value-type="float" office:value="95.72578" calcext:value-type="float">
            <text:p>95.72578</text:p>
          </table:table-cell>
          <table:table-cell office:value-type="float" office:value="43.58504" calcext:value-type="float">
            <text:p>43.58504</text:p>
          </table:table-cell>
          <table:table-cell office:value-type="float" office:value="0" calcext:value-type="float">
            <text:p>0</text:p>
          </table:table-cell>
          <table:table-cell office:value-type="float" office:value="1086.062" calcext:value-type="float">
            <text:p>1086.062</text:p>
          </table:table-cell>
          <table:table-cell office:value-type="float" office:value="-53.85444" calcext:value-type="float">
            <text:p>-53.85444</text:p>
          </table:table-cell>
          <table:table-cell office:value-type="float" office:value="0" calcext:value-type="float">
            <text:p>0</text:p>
          </table:table-cell>
          <table:table-cell office:value-type="float" office:value="0.3005044" calcext:value-type="float">
            <text:p>0.3005044</text:p>
          </table:table-cell>
          <table:table-cell office:value-type="float" office:value="0.3072801" calcext:value-type="float">
            <text:p>0.3072801</text:p>
          </table:table-cell>
          <table:table-cell office:value-type="float" office:value="0.3215654" calcext:value-type="float">
            <text:p>0.3215654</text:p>
          </table:table-cell>
          <table:table-cell office:value-type="float" office:value="0.3280727" calcext:value-type="float">
            <text:p>0.3280727</text:p>
          </table:table-cell>
          <table:table-cell office:value-type="float" office:value="0.3312483" calcext:value-type="float">
            <text:p>0.3312483</text:p>
          </table:table-cell>
          <table:table-cell office:value-type="float" office:value="0.2907136" calcext:value-type="float">
            <text:p>0.2907136</text:p>
          </table:table-cell>
          <table:table-cell office:value-type="float" office:value="0.2915735" calcext:value-type="float">
            <text:p>0.2915735</text:p>
          </table:table-cell>
          <table:table-cell office:value-type="float" office:value="0.3714848" calcext:value-type="float">
            <text:p>0.3714848</text:p>
          </table:table-cell>
          <table:table-cell office:value-type="float" office:value="0.3681661" calcext:value-type="float">
            <text:p>0.3681661</text:p>
          </table:table-cell>
          <table:table-cell office:value-type="float" office:value="0.3760226" calcext:value-type="float">
            <text:p>0.3760226</text:p>
          </table:table-cell>
          <table:table-cell office:value-type="float" office:value="0.3886301" calcext:value-type="float">
            <text:p>0.3886301</text:p>
          </table:table-cell>
          <table:table-cell office:value-type="float" office:value="0.3963197" calcext:value-type="float">
            <text:p>0.396319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837383E-016" calcext:value-type="float">
            <text:p>9.837383E-16</text:p>
          </table:table-cell>
          <table:table-cell office:value-type="float" office:value="9.702102E-016" calcext:value-type="float">
            <text:p>9.702102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3634855" calcext:value-type="float">
            <text:p>-0.03634855</text:p>
          </table:table-cell>
          <table:table-cell office:value-type="float" office:value="-0.03087287" calcext:value-type="float">
            <text:p>-0.03087287</text:p>
          </table:table-cell>
          <table:table-cell office:value-type="float" office:value="-0.02327942" calcext:value-type="float">
            <text:p>-0.02327942</text:p>
          </table:table-cell>
          <table:table-cell office:value-type="float" office:value="-0.02060698" calcext:value-type="float">
            <text:p>-0.02060698</text:p>
          </table:table-cell>
          <table:table-cell office:value-type="float" office:value="-0.0194274" calcext:value-type="float">
            <text:p>-0.0194274</text:p>
          </table:table-cell>
          <table:table-cell office:value-type="float" office:value="-0.0176375" calcext:value-type="float">
            <text:p>-0.0176375</text:p>
          </table:table-cell>
          <table:table-cell office:value-type="float" office:value="-0.01592565" calcext:value-type="float">
            <text:p>-0.01592565</text:p>
          </table:table-cell>
          <table:table-cell office:value-type="float" office:value="-0.01395577" calcext:value-type="float">
            <text:p>-0.01395577</text:p>
          </table:table-cell>
          <table:table-cell office:value-type="float" office:value="-0.01174488" calcext:value-type="float">
            <text:p>-0.01174488</text:p>
          </table:table-cell>
          <table:table-cell office:value-type="float" office:value="-0.01066256" calcext:value-type="float">
            <text:p>-0.01066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752911" calcext:value-type="float">
            <text:p>-0.03752911</text:p>
          </table:table-cell>
          <table:table-cell office:value-type="float" office:value="0.007822609" calcext:value-type="float">
            <text:p>0.007822609</text:p>
          </table:table-cell>
          <table:table-cell office:value-type="float" office:value="-9999.008" calcext:value-type="float">
            <text:p>-9999.008</text:p>
          </table:table-cell>
          <table:table-cell office:value-type="float" office:value="-2.369853" calcext:value-type="float">
            <text:p>-2.36985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042001" calcext:value-type="float">
            <text:p>6042001</text:p>
          </table:table-cell>
          <table:table-cell office:value-type="float" office:value="95.72578" calcext:value-type="float">
            <text:p>95.72578</text:p>
          </table:table-cell>
          <table:table-cell office:value-type="float" office:value="46.1566" calcext:value-type="float">
            <text:p>46.1566</text:p>
          </table:table-cell>
          <table:table-cell office:value-type="float" office:value="0" calcext:value-type="float">
            <text:p>0</text:p>
          </table:table-cell>
          <table:table-cell office:value-type="float" office:value="1083.491" calcext:value-type="float">
            <text:p>1083.491</text:p>
          </table:table-cell>
          <table:table-cell office:value-type="float" office:value="-53.85444" calcext:value-type="float">
            <text:p>-53.85444</text:p>
          </table:table-cell>
          <table:table-cell office:value-type="float" office:value="0" calcext:value-type="float">
            <text:p>0</text:p>
          </table:table-cell>
          <table:table-cell office:value-type="float" office:value="0.1829728" calcext:value-type="float">
            <text:p>0.1829728</text:p>
          </table:table-cell>
          <table:table-cell office:value-type="float" office:value="0.3037654" calcext:value-type="float">
            <text:p>0.3037654</text:p>
          </table:table-cell>
          <table:table-cell office:value-type="float" office:value="0.3165631" calcext:value-type="float">
            <text:p>0.3165631</text:p>
          </table:table-cell>
          <table:table-cell office:value-type="float" office:value="0.3244848" calcext:value-type="float">
            <text:p>0.3244848</text:p>
          </table:table-cell>
          <table:table-cell office:value-type="float" office:value="0.3283459" calcext:value-type="float">
            <text:p>0.3283459</text:p>
          </table:table-cell>
          <table:table-cell office:value-type="float" office:value="0.289745" calcext:value-type="float">
            <text:p>0.289745</text:p>
          </table:table-cell>
          <table:table-cell office:value-type="float" office:value="0.2908634" calcext:value-type="float">
            <text:p>0.2908634</text:p>
          </table:table-cell>
          <table:table-cell office:value-type="float" office:value="0.3711105" calcext:value-type="float">
            <text:p>0.3711105</text:p>
          </table:table-cell>
          <table:table-cell office:value-type="float" office:value="0.3678514" calcext:value-type="float">
            <text:p>0.3678514</text:p>
          </table:table-cell>
          <table:table-cell office:value-type="float" office:value="0.3759579" calcext:value-type="float">
            <text:p>0.3759579</text:p>
          </table:table-cell>
          <table:table-cell office:value-type="float" office:value="0.3887856" calcext:value-type="float">
            <text:p>0.3887856</text:p>
          </table:table-cell>
          <table:table-cell office:value-type="float" office:value="0.3964773" calcext:value-type="float">
            <text:p>0.396477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839627E-016" calcext:value-type="float">
            <text:p>9.839627E-16</text:p>
          </table:table-cell>
          <table:table-cell office:value-type="float" office:value="9.70155E-016" calcext:value-type="float">
            <text:p>9.70155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.655313" calcext:value-type="float">
            <text:p>-1.655313</text:p>
          </table:table-cell>
          <table:table-cell office:value-type="float" office:value="-0.03315036" calcext:value-type="float">
            <text:p>-0.03315036</text:p>
          </table:table-cell>
          <table:table-cell office:value-type="float" office:value="-0.02567062" calcext:value-type="float">
            <text:p>-0.02567062</text:p>
          </table:table-cell>
          <table:table-cell office:value-type="float" office:value="-0.02204983" calcext:value-type="float">
            <text:p>-0.02204983</text:p>
          </table:table-cell>
          <table:table-cell office:value-type="float" office:value="-0.02050237" calcext:value-type="float">
            <text:p>-0.02050237</text:p>
          </table:table-cell>
          <table:table-cell office:value-type="float" office:value="-0.01807957" calcext:value-type="float">
            <text:p>-0.01807957</text:p>
          </table:table-cell>
          <table:table-cell office:value-type="float" office:value="-0.01625543" calcext:value-type="float">
            <text:p>-0.01625543</text:p>
          </table:table-cell>
          <table:table-cell office:value-type="float" office:value="-0.01426396" calcext:value-type="float">
            <text:p>-0.01426396</text:p>
          </table:table-cell>
          <table:table-cell office:value-type="float" office:value="-0.01191317" calcext:value-type="float">
            <text:p>-0.01191317</text:p>
          </table:table-cell>
          <table:table-cell office:value-type="float" office:value="-0.01069401" calcext:value-type="float">
            <text:p>-0.01069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327958" calcext:value-type="float">
            <text:p>-2.327958</text:p>
          </table:table-cell>
          <table:table-cell office:value-type="float" office:value="0.007669374" calcext:value-type="float">
            <text:p>0.007669374</text:p>
          </table:table-cell>
          <table:table-cell office:value-type="float" office:value="-9999.008" calcext:value-type="float">
            <text:p>-9999.008</text:p>
          </table:table-cell>
          <table:table-cell office:value-type="float" office:value="-2.368672" calcext:value-type="float">
            <text:p>-2.36867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042001" calcext:value-type="float">
            <text:p>7042001</text:p>
          </table:table-cell>
          <table:table-cell office:value-type="float" office:value="95.72578" calcext:value-type="float">
            <text:p>95.72578</text:p>
          </table:table-cell>
          <table:table-cell office:value-type="float" office:value="47.2741" calcext:value-type="float">
            <text:p>47.2741</text:p>
          </table:table-cell>
          <table:table-cell office:value-type="float" office:value="0" calcext:value-type="float">
            <text:p>0</text:p>
          </table:table-cell>
          <table:table-cell office:value-type="float" office:value="1082.373" calcext:value-type="float">
            <text:p>1082.373</text:p>
          </table:table-cell>
          <table:table-cell office:value-type="float" office:value="-53.85444" calcext:value-type="float">
            <text:p>-53.85444</text:p>
          </table:table-cell>
          <table:table-cell office:value-type="float" office:value="0" calcext:value-type="float">
            <text:p>0</text:p>
          </table:table-cell>
          <table:table-cell office:value-type="float" office:value="0.1116966" calcext:value-type="float">
            <text:p>0.1116966</text:p>
          </table:table-cell>
          <table:table-cell office:value-type="float" office:value="0.3090569" calcext:value-type="float">
            <text:p>0.3090569</text:p>
          </table:table-cell>
          <table:table-cell office:value-type="float" office:value="0.3150684" calcext:value-type="float">
            <text:p>0.3150684</text:p>
          </table:table-cell>
          <table:table-cell office:value-type="float" office:value="0.3220267" calcext:value-type="float">
            <text:p>0.3220267</text:p>
          </table:table-cell>
          <table:table-cell office:value-type="float" office:value="0.3262844" calcext:value-type="float">
            <text:p>0.3262844</text:p>
          </table:table-cell>
          <table:table-cell office:value-type="float" office:value="0.2884274" calcext:value-type="float">
            <text:p>0.2884274</text:p>
          </table:table-cell>
          <table:table-cell office:value-type="float" office:value="0.290036" calcext:value-type="float">
            <text:p>0.290036</text:p>
          </table:table-cell>
          <table:table-cell office:value-type="float" office:value="0.3707658" calcext:value-type="float">
            <text:p>0.3707658</text:p>
          </table:table-cell>
          <table:table-cell office:value-type="float" office:value="0.3675349" calcext:value-type="float">
            <text:p>0.3675349</text:p>
          </table:table-cell>
          <table:table-cell office:value-type="float" office:value="0.3758888" calcext:value-type="float">
            <text:p>0.3758888</text:p>
          </table:table-cell>
          <table:table-cell office:value-type="float" office:value="0.3889172" calcext:value-type="float">
            <text:p>0.3889172</text:p>
          </table:table-cell>
          <table:table-cell office:value-type="float" office:value="0.3966237" calcext:value-type="float">
            <text:p>0.396623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842256E-016" calcext:value-type="float">
            <text:p>9.842256E-16</text:p>
          </table:table-cell>
          <table:table-cell office:value-type="float" office:value="9.700893E-016" calcext:value-type="float">
            <text:p>9.700893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74.18977" calcext:value-type="float">
            <text:p>-74.18977</text:p>
          </table:table-cell>
          <table:table-cell office:value-type="float" office:value="-0.02981415" calcext:value-type="float">
            <text:p>-0.02981415</text:p>
          </table:table-cell>
          <table:table-cell office:value-type="float" office:value="-0.02645281" calcext:value-type="float">
            <text:p>-0.02645281</text:p>
          </table:table-cell>
          <table:table-cell office:value-type="float" office:value="-0.02311397" calcext:value-type="float">
            <text:p>-0.02311397</text:p>
          </table:table-cell>
          <table:table-cell office:value-type="float" office:value="-0.02131636" calcext:value-type="float">
            <text:p>-0.02131636</text:p>
          </table:table-cell>
          <table:table-cell office:value-type="float" office:value="-0.0187047" calcext:value-type="float">
            <text:p>-0.0187047</text:p>
          </table:table-cell>
          <table:table-cell office:value-type="float" office:value="-0.01664717" calcext:value-type="float">
            <text:p>-0.01664717</text:p>
          </table:table-cell>
          <table:table-cell office:value-type="float" office:value="-0.01455338" calcext:value-type="float">
            <text:p>-0.01455338</text:p>
          </table:table-cell>
          <table:table-cell office:value-type="float" office:value="-0.01208494" calcext:value-type="float">
            <text:p>-0.01208494</text:p>
          </table:table-cell>
          <table:table-cell office:value-type="float" office:value="-0.01072766" calcext:value-type="float">
            <text:p>-0.010727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27171" calcext:value-type="float">
            <text:p>-21.27171</text:p>
          </table:table-cell>
          <table:table-cell office:value-type="float" office:value="0.007521864" calcext:value-type="float">
            <text:p>0.007521864</text:p>
          </table:table-cell>
          <table:table-cell office:value-type="float" office:value="-9999.008" calcext:value-type="float">
            <text:p>-9999.008</text:p>
          </table:table-cell>
          <table:table-cell office:value-type="float" office:value="-2.367391" calcext:value-type="float">
            <text:p>-2.36739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042001" calcext:value-type="float">
            <text:p>8042001</text:p>
          </table:table-cell>
          <table:table-cell office:value-type="float" office:value="95.72578" calcext:value-type="float">
            <text:p>95.72578</text:p>
          </table:table-cell>
          <table:table-cell office:value-type="float" office:value="47.35263" calcext:value-type="float">
            <text:p>47.35263</text:p>
          </table:table-cell>
          <table:table-cell office:value-type="float" office:value="0" calcext:value-type="float">
            <text:p>0</text:p>
          </table:table-cell>
          <table:table-cell office:value-type="float" office:value="1082.295" calcext:value-type="float">
            <text:p>1082.295</text:p>
          </table:table-cell>
          <table:table-cell office:value-type="float" office:value="-53.85444" calcext:value-type="float">
            <text:p>-53.85444</text:p>
          </table:table-cell>
          <table:table-cell office:value-type="float" office:value="0" calcext:value-type="float">
            <text:p>0</text:p>
          </table:table-cell>
          <table:table-cell office:value-type="float" office:value="0.1090166" calcext:value-type="float">
            <text:p>0.1090166</text:p>
          </table:table-cell>
          <table:table-cell office:value-type="float" office:value="0.3135251" calcext:value-type="float">
            <text:p>0.3135251</text:p>
          </table:table-cell>
          <table:table-cell office:value-type="float" office:value="0.3167709" calcext:value-type="float">
            <text:p>0.3167709</text:p>
          </table:table-cell>
          <table:table-cell office:value-type="float" office:value="0.3216347" calcext:value-type="float">
            <text:p>0.3216347</text:p>
          </table:table-cell>
          <table:table-cell office:value-type="float" office:value="0.325188" calcext:value-type="float">
            <text:p>0.325188</text:p>
          </table:table-cell>
          <table:table-cell office:value-type="float" office:value="0.2872271" calcext:value-type="float">
            <text:p>0.2872271</text:p>
          </table:table-cell>
          <table:table-cell office:value-type="float" office:value="0.2891171" calcext:value-type="float">
            <text:p>0.2891171</text:p>
          </table:table-cell>
          <table:table-cell office:value-type="float" office:value="0.3704001" calcext:value-type="float">
            <text:p>0.3704001</text:p>
          </table:table-cell>
          <table:table-cell office:value-type="float" office:value="0.3672157" calcext:value-type="float">
            <text:p>0.3672157</text:p>
          </table:table-cell>
          <table:table-cell office:value-type="float" office:value="0.375815" calcext:value-type="float">
            <text:p>0.375815</text:p>
          </table:table-cell>
          <table:table-cell office:value-type="float" office:value="0.3890283" calcext:value-type="float">
            <text:p>0.3890283</text:p>
          </table:table-cell>
          <table:table-cell office:value-type="float" office:value="0.3967603" calcext:value-type="float">
            <text:p>0.3967603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9.845501E-016" calcext:value-type="float">
            <text:p>9.845501E-16</text:p>
          </table:table-cell>
          <table:table-cell office:value-type="float" office:value="9.700082E-016" calcext:value-type="float">
            <text:p>9.700082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89.88721" calcext:value-type="float">
            <text:p>-89.88721</text:p>
          </table:table-cell>
          <table:table-cell office:value-type="float" office:value="-0.02726993" calcext:value-type="float">
            <text:p>-0.02726993</text:p>
          </table:table-cell>
          <table:table-cell office:value-type="float" office:value="-0.02559229" calcext:value-type="float">
            <text:p>-0.02559229</text:p>
          </table:table-cell>
          <table:table-cell office:value-type="float" office:value="-0.02329534" calcext:value-type="float">
            <text:p>-0.02329534</text:p>
          </table:table-cell>
          <table:table-cell office:value-type="float" office:value="-0.02176845" calcext:value-type="float">
            <text:p>-0.02176845</text:p>
          </table:table-cell>
          <table:table-cell office:value-type="float" office:value="-0.01929735" calcext:value-type="float">
            <text:p>-0.01929735</text:p>
          </table:table-cell>
          <table:table-cell office:value-type="float" office:value="-0.01709574" calcext:value-type="float">
            <text:p>-0.01709574</text:p>
          </table:table-cell>
          <table:table-cell office:value-type="float" office:value="-0.01486737" calcext:value-type="float">
            <text:p>-0.01486737</text:p>
          </table:table-cell>
          <table:table-cell office:value-type="float" office:value="-0.01226091" calcext:value-type="float">
            <text:p>-0.01226091</text:p>
          </table:table-cell>
          <table:table-cell office:value-type="float" office:value="-0.01076376" calcext:value-type="float">
            <text:p>-0.01076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31002" calcext:value-type="float">
            <text:p>-26.31002</text:p>
          </table:table-cell>
          <table:table-cell office:value-type="float" office:value="0.007392218" calcext:value-type="float">
            <text:p>0.007392218</text:p>
          </table:table-cell>
          <table:table-cell office:value-type="float" office:value="-9999.008" calcext:value-type="float">
            <text:p>-9999.008</text:p>
          </table:table-cell>
          <table:table-cell office:value-type="float" office:value="-2.366031" calcext:value-type="float">
            <text:p>-2.36603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042001" calcext:value-type="float">
            <text:p>9042001</text:p>
          </table:table-cell>
          <table:table-cell office:value-type="float" office:value="100.1073" calcext:value-type="float">
            <text:p>100.1073</text:p>
          </table:table-cell>
          <table:table-cell office:value-type="float" office:value="47.44055" calcext:value-type="float">
            <text:p>47.44055</text:p>
          </table:table-cell>
          <table:table-cell office:value-type="float" office:value="0" calcext:value-type="float">
            <text:p>0</text:p>
          </table:table-cell>
          <table:table-cell office:value-type="float" office:value="1086.562" calcext:value-type="float">
            <text:p>1086.562</text:p>
          </table:table-cell>
          <table:table-cell office:value-type="float" office:value="-53.82793" calcext:value-type="float">
            <text:p>-53.82793</text:p>
          </table:table-cell>
          <table:table-cell office:value-type="float" office:value="0" calcext:value-type="float">
            <text:p>0</text:p>
          </table:table-cell>
          <table:table-cell office:value-type="float" office:value="0.4457182" calcext:value-type="float">
            <text:p>0.4457182</text:p>
          </table:table-cell>
          <table:table-cell office:value-type="float" office:value="0.3167124" calcext:value-type="float">
            <text:p>0.3167124</text:p>
          </table:table-cell>
          <table:table-cell office:value-type="float" office:value="0.3182503" calcext:value-type="float">
            <text:p>0.3182503</text:p>
          </table:table-cell>
          <table:table-cell office:value-type="float" office:value="0.3220409" calcext:value-type="float">
            <text:p>0.3220409</text:p>
          </table:table-cell>
          <table:table-cell office:value-type="float" office:value="0.325004" calcext:value-type="float">
            <text:p>0.325004</text:p>
          </table:table-cell>
          <table:table-cell office:value-type="float" office:value="0.2864412" calcext:value-type="float">
            <text:p>0.2864412</text:p>
          </table:table-cell>
          <table:table-cell office:value-type="float" office:value="0.2883053" calcext:value-type="float">
            <text:p>0.2883053</text:p>
          </table:table-cell>
          <table:table-cell office:value-type="float" office:value="0.3700236" calcext:value-type="float">
            <text:p>0.3700236</text:p>
          </table:table-cell>
          <table:table-cell office:value-type="float" office:value="0.3668907" calcext:value-type="float">
            <text:p>0.3668907</text:p>
          </table:table-cell>
          <table:table-cell office:value-type="float" office:value="0.3757347" calcext:value-type="float">
            <text:p>0.3757347</text:p>
          </table:table-cell>
          <table:table-cell office:value-type="float" office:value="0.3891215" calcext:value-type="float">
            <text:p>0.3891215</text:p>
          </table:table-cell>
          <table:table-cell office:value-type="float" office:value="0.3968888" calcext:value-type="float">
            <text:p>0.3968888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.00002027059" calcext:value-type="float">
            <text:p>2.027059E-05</text:p>
          </table:table-cell>
          <table:table-cell office:value-type="float" office:value="9.849004E-016" calcext:value-type="float">
            <text:p>9.849004E-16</text:p>
          </table:table-cell>
          <table:table-cell office:value-type="float" office:value="9.699205E-016" calcext:value-type="float">
            <text:p>9.699205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1444197" calcext:value-type="float">
            <text:p>-0.01444197</text:p>
          </table:table-cell>
          <table:table-cell office:value-type="float" office:value="-0.02634478" calcext:value-type="float">
            <text:p>-0.02634478</text:p>
          </table:table-cell>
          <table:table-cell office:value-type="float" office:value="-0.02486839" calcext:value-type="float">
            <text:p>-0.02486839</text:p>
          </table:table-cell>
          <table:table-cell office:value-type="float" office:value="-0.02311669" calcext:value-type="float">
            <text:p>-0.02311669</text:p>
          </table:table-cell>
          <table:table-cell office:value-type="float" office:value="-0.02184672" calcext:value-type="float">
            <text:p>-0.02184672</text:p>
          </table:table-cell>
          <table:table-cell office:value-type="float" office:value="-0.01969795" calcext:value-type="float">
            <text:p>-0.01969795</text:p>
          </table:table-cell>
          <table:table-cell office:value-type="float" office:value="-0.01751203" calcext:value-type="float">
            <text:p>-0.01751203</text:p>
          </table:table-cell>
          <table:table-cell office:value-type="float" office:value="-0.01519796" calcext:value-type="float">
            <text:p>-0.01519796</text:p>
          </table:table-cell>
          <table:table-cell office:value-type="float" office:value="-0.0124428" calcext:value-type="float">
            <text:p>-0.0124428</text:p>
          </table:table-cell>
          <table:table-cell office:value-type="float" office:value="-0.01080314" calcext:value-type="float">
            <text:p>-0.01080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4152752" calcext:value-type="float">
            <text:p>-0.004152752</text:p>
          </table:table-cell>
          <table:table-cell office:value-type="float" office:value="0.007323099" calcext:value-type="float">
            <text:p>0.007323099</text:p>
          </table:table-cell>
          <table:table-cell office:value-type="float" office:value="-9999.008" calcext:value-type="float">
            <text:p>-9999.008</text:p>
          </table:table-cell>
          <table:table-cell office:value-type="float" office:value="-2.364579" calcext:value-type="float">
            <text:p>-2.36457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42001" calcext:value-type="float">
            <text:p>10042001</text:p>
          </table:table-cell>
          <table:table-cell office:value-type="float" office:value="116.2998" calcext:value-type="float">
            <text:p>116.2998</text:p>
          </table:table-cell>
          <table:table-cell office:value-type="float" office:value="51.05303" calcext:value-type="float">
            <text:p>51.05303</text:p>
          </table:table-cell>
          <table:table-cell office:value-type="float" office:value="0" calcext:value-type="float">
            <text:p>0</text:p>
          </table:table-cell>
          <table:table-cell office:value-type="float" office:value="1098.946" calcext:value-type="float">
            <text:p>1098.946</text:p>
          </table:table-cell>
          <table:table-cell office:value-type="float" office:value="-53.63186" calcext:value-type="float">
            <text:p>-53.63186</text:p>
          </table:table-cell>
          <table:table-cell office:value-type="float" office:value="0" calcext:value-type="float">
            <text:p>0</text:p>
          </table:table-cell>
          <table:table-cell office:value-type="float" office:value="0.516859" calcext:value-type="float">
            <text:p>0.516859</text:p>
          </table:table-cell>
          <table:table-cell office:value-type="float" office:value="0.3952293" calcext:value-type="float">
            <text:p>0.3952293</text:p>
          </table:table-cell>
          <table:table-cell office:value-type="float" office:value="0.3719544" calcext:value-type="float">
            <text:p>0.3719544</text:p>
          </table:table-cell>
          <table:table-cell office:value-type="float" office:value="0.372297" calcext:value-type="float">
            <text:p>0.372297</text:p>
          </table:table-cell>
          <table:table-cell office:value-type="float" office:value="0.3719562" calcext:value-type="float">
            <text:p>0.3719562</text:p>
          </table:table-cell>
          <table:table-cell office:value-type="float" office:value="0.298939" calcext:value-type="float">
            <text:p>0.298939</text:p>
          </table:table-cell>
          <table:table-cell office:value-type="float" office:value="0.2945546" calcext:value-type="float">
            <text:p>0.2945546</text:p>
          </table:table-cell>
          <table:table-cell office:value-type="float" office:value="0.3709491" calcext:value-type="float">
            <text:p>0.3709491</text:p>
          </table:table-cell>
          <table:table-cell office:value-type="float" office:value="0.3666909" calcext:value-type="float">
            <text:p>0.3666909</text:p>
          </table:table-cell>
          <table:table-cell office:value-type="float" office:value="0.3756506" calcext:value-type="float">
            <text:p>0.3756506</text:p>
          </table:table-cell>
          <table:table-cell office:value-type="float" office:value="0.389199" calcext:value-type="float">
            <text:p>0.389199</text:p>
          </table:table-cell>
          <table:table-cell office:value-type="float" office:value="0.3970092" calcext:value-type="float">
            <text:p>0.397009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.00002142554" calcext:value-type="float">
            <text:p>2.142554E-05</text:p>
          </table:table-cell>
          <table:table-cell office:value-type="float" office:value="9.851806E-016" calcext:value-type="float">
            <text:p>9.851806E-16</text:p>
          </table:table-cell>
          <table:table-cell office:value-type="float" office:value="9.6985E-016" calcext:value-type="float">
            <text:p>9.6985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01588436" calcext:value-type="float">
            <text:p>-0.001588436</text:p>
          </table:table-cell>
          <table:table-cell office:value-type="float" office:value="-0.007905032" calcext:value-type="float">
            <text:p>-0.007905032</text:p>
          </table:table-cell>
          <table:table-cell office:value-type="float" office:value="-0.00972139" calcext:value-type="float">
            <text:p>-0.00972139</text:p>
          </table:table-cell>
          <table:table-cell office:value-type="float" office:value="-0.00946104" calcext:value-type="float">
            <text:p>-0.00946104</text:p>
          </table:table-cell>
          <table:table-cell office:value-type="float" office:value="-0.009490708" calcext:value-type="float">
            <text:p>-0.009490708</text:p>
          </table:table-cell>
          <table:table-cell office:value-type="float" office:value="-0.01437518" calcext:value-type="float">
            <text:p>-0.01437518</text:p>
          </table:table-cell>
          <table:table-cell office:value-type="float" office:value="-0.01471015" calcext:value-type="float">
            <text:p>-0.01471015</text:p>
          </table:table-cell>
          <table:table-cell office:value-type="float" office:value="-0.01440488" calcext:value-type="float">
            <text:p>-0.01440488</text:p>
          </table:table-cell>
          <table:table-cell office:value-type="float" office:value="-0.01255726" calcext:value-type="float">
            <text:p>-0.01255726</text:p>
          </table:table-cell>
          <table:table-cell office:value-type="float" office:value="-0.01084462" calcext:value-type="float">
            <text:p>-0.01084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7140697" calcext:value-type="float">
            <text:p>0.007140697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6311" calcext:value-type="float">
            <text:p>-2.3631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042001" calcext:value-type="float">
            <text:p>11042001</text:p>
          </table:table-cell>
          <table:table-cell office:value-type="float" office:value="125.4438" calcext:value-type="float">
            <text:p>125.4438</text:p>
          </table:table-cell>
          <table:table-cell office:value-type="float" office:value="53.38487" calcext:value-type="float">
            <text:p>53.38487</text:p>
          </table:table-cell>
          <table:table-cell office:value-type="float" office:value="0" calcext:value-type="float">
            <text:p>0</text:p>
          </table:table-cell>
          <table:table-cell office:value-type="float" office:value="1105.61" calcext:value-type="float">
            <text:p>1105.61</text:p>
          </table:table-cell>
          <table:table-cell office:value-type="float" office:value="-53.48403" calcext:value-type="float">
            <text:p>-53.48403</text:p>
          </table:table-cell>
          <table:table-cell office:value-type="float" office:value="0" calcext:value-type="float">
            <text:p>0</text:p>
          </table:table-cell>
          <table:table-cell office:value-type="float" office:value="0.3942949" calcext:value-type="float">
            <text:p>0.3942949</text:p>
          </table:table-cell>
          <table:table-cell office:value-type="float" office:value="0.3971682" calcext:value-type="float">
            <text:p>0.3971682</text:p>
          </table:table-cell>
          <table:table-cell office:value-type="float" office:value="0.4011651" calcext:value-type="float">
            <text:p>0.4011651</text:p>
          </table:table-cell>
          <table:table-cell office:value-type="float" office:value="0.4039598" calcext:value-type="float">
            <text:p>0.4039598</text:p>
          </table:table-cell>
          <table:table-cell office:value-type="float" office:value="0.4046417" calcext:value-type="float">
            <text:p>0.4046417</text:p>
          </table:table-cell>
          <table:table-cell office:value-type="float" office:value="0.3255174" calcext:value-type="float">
            <text:p>0.3255174</text:p>
          </table:table-cell>
          <table:table-cell office:value-type="float" office:value="0.3066328" calcext:value-type="float">
            <text:p>0.3066328</text:p>
          </table:table-cell>
          <table:table-cell office:value-type="float" office:value="0.3721035" calcext:value-type="float">
            <text:p>0.3721035</text:p>
          </table:table-cell>
          <table:table-cell office:value-type="float" office:value="0.3666456" calcext:value-type="float">
            <text:p>0.3666456</text:p>
          </table:table-cell>
          <table:table-cell office:value-type="float" office:value="0.3755752" calcext:value-type="float">
            <text:p>0.3755752</text:p>
          </table:table-cell>
          <table:table-cell office:value-type="float" office:value="0.3892634" calcext:value-type="float">
            <text:p>0.3892634</text:p>
          </table:table-cell>
          <table:table-cell office:value-type="float" office:value="0.3971226" calcext:value-type="float">
            <text:p>0.397122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854242E-016" calcext:value-type="float">
            <text:p>9.854242E-16</text:p>
          </table:table-cell>
          <table:table-cell office:value-type="float" office:value="9.697889E-016" calcext:value-type="float">
            <text:p>9.697889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06627383" calcext:value-type="float">
            <text:p>-0.006627383</text:p>
          </table:table-cell>
          <table:table-cell office:value-type="float" office:value="-0.006347315" calcext:value-type="float">
            <text:p>-0.006347315</text:p>
          </table:table-cell>
          <table:table-cell office:value-type="float" office:value="-0.005964958" calcext:value-type="float">
            <text:p>-0.005964958</text:p>
          </table:table-cell>
          <table:table-cell office:value-type="float" office:value="-0.005709215" calcext:value-type="float">
            <text:p>-0.005709215</text:p>
          </table:table-cell>
          <table:table-cell office:value-type="float" office:value="-0.00565146" calcext:value-type="float">
            <text:p>-0.00565146</text:p>
          </table:table-cell>
          <table:table-cell office:value-type="float" office:value="-0.007616335" calcext:value-type="float">
            <text:p>-0.007616335</text:p>
          </table:table-cell>
          <table:table-cell office:value-type="float" office:value="-0.01050311" calcext:value-type="float">
            <text:p>-0.01050311</text:p>
          </table:table-cell>
          <table:table-cell office:value-type="float" office:value="-0.01348351" calcext:value-type="float">
            <text:p>-0.01348351</text:p>
          </table:table-cell>
          <table:table-cell office:value-type="float" office:value="-0.01258425" calcext:value-type="float">
            <text:p>-0.01258425</text:p>
          </table:table-cell>
          <table:table-cell office:value-type="float" office:value="-0.01088206" calcext:value-type="float">
            <text:p>-0.01088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6705799" calcext:value-type="float">
            <text:p>-0.006705799</text:p>
          </table:table-cell>
          <table:table-cell office:value-type="float" office:value="0.006947449" calcext:value-type="float">
            <text:p>0.006947449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61638" calcext:value-type="float">
            <text:p>-2.36163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042001" calcext:value-type="float">
            <text:p>12042001</text:p>
          </table:table-cell>
          <table:table-cell office:value-type="float" office:value="125.4438" calcext:value-type="float">
            <text:p>125.4438</text:p>
          </table:table-cell>
          <table:table-cell office:value-type="float" office:value="55.79271" calcext:value-type="float">
            <text:p>55.79271</text:p>
          </table:table-cell>
          <table:table-cell office:value-type="float" office:value="0" calcext:value-type="float">
            <text:p>0</text:p>
          </table:table-cell>
          <table:table-cell office:value-type="float" office:value="1103.202" calcext:value-type="float">
            <text:p>1103.202</text:p>
          </table:table-cell>
          <table:table-cell office:value-type="float" office:value="-53.48403" calcext:value-type="float">
            <text:p>-53.48403</text:p>
          </table:table-cell>
          <table:table-cell office:value-type="float" office:value="0" calcext:value-type="float">
            <text:p>0</text:p>
          </table:table-cell>
          <table:table-cell office:value-type="float" office:value="0.369371" calcext:value-type="float">
            <text:p>0.369371</text:p>
          </table:table-cell>
          <table:table-cell office:value-type="float" office:value="0.371964" calcext:value-type="float">
            <text:p>0.371964</text:p>
          </table:table-cell>
          <table:table-cell office:value-type="float" office:value="0.3770964" calcext:value-type="float">
            <text:p>0.3770964</text:p>
          </table:table-cell>
          <table:table-cell office:value-type="float" office:value="0.3822704" calcext:value-type="float">
            <text:p>0.3822704</text:p>
          </table:table-cell>
          <table:table-cell office:value-type="float" office:value="0.3851834" calcext:value-type="float">
            <text:p>0.3851834</text:p>
          </table:table-cell>
          <table:table-cell office:value-type="float" office:value="0.3265446" calcext:value-type="float">
            <text:p>0.3265446</text:p>
          </table:table-cell>
          <table:table-cell office:value-type="float" office:value="0.3162575" calcext:value-type="float">
            <text:p>0.3162575</text:p>
          </table:table-cell>
          <table:table-cell office:value-type="float" office:value="0.3752937" calcext:value-type="float">
            <text:p>0.3752937</text:p>
          </table:table-cell>
          <table:table-cell office:value-type="float" office:value="0.3669924" calcext:value-type="float">
            <text:p>0.3669924</text:p>
          </table:table-cell>
          <table:table-cell office:value-type="float" office:value="0.375524" calcext:value-type="float">
            <text:p>0.375524</text:p>
          </table:table-cell>
          <table:table-cell office:value-type="float" office:value="0.3893188" calcext:value-type="float">
            <text:p>0.3893188</text:p>
          </table:table-cell>
          <table:table-cell office:value-type="float" office:value="0.3972293" calcext:value-type="float">
            <text:p>0.397229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856635E-016" calcext:value-type="float">
            <text:p>9.856635E-16</text:p>
          </table:table-cell>
          <table:table-cell office:value-type="float" office:value="9.697293E-016" calcext:value-type="float">
            <text:p>9.697293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09939956" calcext:value-type="float">
            <text:p>-0.009939956</text:p>
          </table:table-cell>
          <table:table-cell office:value-type="float" office:value="-0.009534352" calcext:value-type="float">
            <text:p>-0.009534352</text:p>
          </table:table-cell>
          <table:table-cell office:value-type="float" office:value="-0.008750882" calcext:value-type="float">
            <text:p>-0.008750882</text:p>
          </table:table-cell>
          <table:table-cell office:value-type="float" office:value="-0.008035777" calcext:value-type="float">
            <text:p>-0.008035777</text:p>
          </table:table-cell>
          <table:table-cell office:value-type="float" office:value="-0.007665518" calcext:value-type="float">
            <text:p>-0.007665518</text:p>
          </table:table-cell>
          <table:table-cell office:value-type="float" office:value="-0.007403508" calcext:value-type="float">
            <text:p>-0.007403508</text:p>
          </table:table-cell>
          <table:table-cell office:value-type="float" office:value="-0.008065767" calcext:value-type="float">
            <text:p>-0.008065767</text:p>
          </table:table-cell>
          <table:table-cell office:value-type="float" office:value="-0.0112143" calcext:value-type="float">
            <text:p>-0.0112143</text:p>
          </table:table-cell>
          <table:table-cell office:value-type="float" office:value="-0.01239082" calcext:value-type="float">
            <text:p>-0.01239082</text:p>
          </table:table-cell>
          <table:table-cell office:value-type="float" office:value="-0.01090763" calcext:value-type="float">
            <text:p>-0.010907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001638" calcext:value-type="float">
            <text:p>-0.01001638</text:p>
          </table:table-cell>
          <table:table-cell office:value-type="float" office:value="0.006797006" calcext:value-type="float">
            <text:p>0.006797006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6012" calcext:value-type="float">
            <text:p>-2.3601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042001" calcext:value-type="float">
            <text:p>13042001</text:p>
          </table:table-cell>
          <table:table-cell office:value-type="float" office:value="125.4438" calcext:value-type="float">
            <text:p>125.4438</text:p>
          </table:table-cell>
          <table:table-cell office:value-type="float" office:value="59.24518" calcext:value-type="float">
            <text:p>59.24518</text:p>
          </table:table-cell>
          <table:table-cell office:value-type="float" office:value="0" calcext:value-type="float">
            <text:p>0</text:p>
          </table:table-cell>
          <table:table-cell office:value-type="float" office:value="1099.75" calcext:value-type="float">
            <text:p>1099.75</text:p>
          </table:table-cell>
          <table:table-cell office:value-type="float" office:value="-53.48403" calcext:value-type="float">
            <text:p>-53.48403</text:p>
          </table:table-cell>
          <table:table-cell office:value-type="float" office:value="0" calcext:value-type="float">
            <text:p>0</text:p>
          </table:table-cell>
          <table:table-cell office:value-type="float" office:value="0.3374532" calcext:value-type="float">
            <text:p>0.3374532</text:p>
          </table:table-cell>
          <table:table-cell office:value-type="float" office:value="0.343226" calcext:value-type="float">
            <text:p>0.343226</text:p>
          </table:table-cell>
          <table:table-cell office:value-type="float" office:value="0.3574959" calcext:value-type="float">
            <text:p>0.3574959</text:p>
          </table:table-cell>
          <table:table-cell office:value-type="float" office:value="0.3677474" calcext:value-type="float">
            <text:p>0.3677474</text:p>
          </table:table-cell>
          <table:table-cell office:value-type="float" office:value="0.3725238" calcext:value-type="float">
            <text:p>0.3725238</text:p>
          </table:table-cell>
          <table:table-cell office:value-type="float" office:value="0.3208327" calcext:value-type="float">
            <text:p>0.3208327</text:p>
          </table:table-cell>
          <table:table-cell office:value-type="float" office:value="0.3143696" calcext:value-type="float">
            <text:p>0.3143696</text:p>
          </table:table-cell>
          <table:table-cell office:value-type="float" office:value="0.3774838" calcext:value-type="float">
            <text:p>0.3774838</text:p>
          </table:table-cell>
          <table:table-cell office:value-type="float" office:value="0.3676923" calcext:value-type="float">
            <text:p>0.3676923</text:p>
          </table:table-cell>
          <table:table-cell office:value-type="float" office:value="0.3755225" calcext:value-type="float">
            <text:p>0.3755225</text:p>
          </table:table-cell>
          <table:table-cell office:value-type="float" office:value="0.3893076" calcext:value-type="float">
            <text:p>0.3893076</text:p>
          </table:table-cell>
          <table:table-cell office:value-type="float" office:value="0.3973168" calcext:value-type="float">
            <text:p>0.397316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859104E-016" calcext:value-type="float">
            <text:p>9.859104E-16</text:p>
          </table:table-cell>
          <table:table-cell office:value-type="float" office:value="9.696672E-016" calcext:value-type="float">
            <text:p>9.696672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1754313" calcext:value-type="float">
            <text:p>-0.01754313</text:p>
          </table:table-cell>
          <table:table-cell office:value-type="float" office:value="-0.01570048" calcext:value-type="float">
            <text:p>-0.01570048</text:p>
          </table:table-cell>
          <table:table-cell office:value-type="float" office:value="-0.01212789" calcext:value-type="float">
            <text:p>-0.01212789</text:p>
          </table:table-cell>
          <table:table-cell office:value-type="float" office:value="-0.01018665" calcext:value-type="float">
            <text:p>-0.01018665</text:p>
          </table:table-cell>
          <table:table-cell office:value-type="float" office:value="-0.00940839" calcext:value-type="float">
            <text:p>-0.00940839</text:p>
          </table:table-cell>
          <table:table-cell office:value-type="float" office:value="-0.008439777" calcext:value-type="float">
            <text:p>-0.008439777</text:p>
          </table:table-cell>
          <table:table-cell office:value-type="float" office:value="-0.008467196" calcext:value-type="float">
            <text:p>-0.008467196</text:p>
          </table:table-cell>
          <table:table-cell office:value-type="float" office:value="-0.00988187" calcext:value-type="float">
            <text:p>-0.00988187</text:p>
          </table:table-cell>
          <table:table-cell office:value-type="float" office:value="-0.01200592" calcext:value-type="float">
            <text:p>-0.01200592</text:p>
          </table:table-cell>
          <table:table-cell office:value-type="float" office:value="-0.01090871" calcext:value-type="float">
            <text:p>-0.01090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782423" calcext:value-type="float">
            <text:p>-0.01782423</text:p>
          </table:table-cell>
          <table:table-cell office:value-type="float" office:value="0.006622125" calcext:value-type="float">
            <text:p>0.006622125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58109" calcext:value-type="float">
            <text:p>-2.35810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042001" calcext:value-type="float">
            <text:p>14042001</text:p>
          </table:table-cell>
          <table:table-cell office:value-type="float" office:value="125.4438" calcext:value-type="float">
            <text:p>125.4438</text:p>
          </table:table-cell>
          <table:table-cell office:value-type="float" office:value="63.00817" calcext:value-type="float">
            <text:p>63.00817</text:p>
          </table:table-cell>
          <table:table-cell office:value-type="float" office:value="0" calcext:value-type="float">
            <text:p>0</text:p>
          </table:table-cell>
          <table:table-cell office:value-type="float" office:value="1095.986" calcext:value-type="float">
            <text:p>1095.986</text:p>
          </table:table-cell>
          <table:table-cell office:value-type="float" office:value="-53.48403" calcext:value-type="float">
            <text:p>-53.48403</text:p>
          </table:table-cell>
          <table:table-cell office:value-type="float" office:value="0" calcext:value-type="float">
            <text:p>0</text:p>
          </table:table-cell>
          <table:table-cell office:value-type="float" office:value="0.1452307" calcext:value-type="float">
            <text:p>0.1452307</text:p>
          </table:table-cell>
          <table:table-cell office:value-type="float" office:value="0.347247" calcext:value-type="float">
            <text:p>0.347247</text:p>
          </table:table-cell>
          <table:table-cell office:value-type="float" office:value="0.3524015" calcext:value-type="float">
            <text:p>0.3524015</text:p>
          </table:table-cell>
          <table:table-cell office:value-type="float" office:value="0.3586911" calcext:value-type="float">
            <text:p>0.3586911</text:p>
          </table:table-cell>
          <table:table-cell office:value-type="float" office:value="0.3628281" calcext:value-type="float">
            <text:p>0.3628281</text:p>
          </table:table-cell>
          <table:table-cell office:value-type="float" office:value="0.3140272" calcext:value-type="float">
            <text:p>0.3140272</text:p>
          </table:table-cell>
          <table:table-cell office:value-type="float" office:value="0.3102517" calcext:value-type="float">
            <text:p>0.3102517</text:p>
          </table:table-cell>
          <table:table-cell office:value-type="float" office:value="0.3782099" calcext:value-type="float">
            <text:p>0.3782099</text:p>
          </table:table-cell>
          <table:table-cell office:value-type="float" office:value="0.3685294" calcext:value-type="float">
            <text:p>0.3685294</text:p>
          </table:table-cell>
          <table:table-cell office:value-type="float" office:value="0.375578" calcext:value-type="float">
            <text:p>0.375578</text:p>
          </table:table-cell>
          <table:table-cell office:value-type="float" office:value="0.3893073" calcext:value-type="float">
            <text:p>0.3893073</text:p>
          </table:table-cell>
          <table:table-cell office:value-type="float" office:value="0.3973994" calcext:value-type="float">
            <text:p>0.397399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86172E-016" calcext:value-type="float">
            <text:p>9.86172E-16</text:p>
          </table:table-cell>
          <table:table-cell office:value-type="float" office:value="9.696017E-016" calcext:value-type="float">
            <text:p>9.696017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9.631293" calcext:value-type="float">
            <text:p>-9.631293</text:p>
          </table:table-cell>
          <table:table-cell office:value-type="float" office:value="-0.01456241" calcext:value-type="float">
            <text:p>-0.01456241</text:p>
          </table:table-cell>
          <table:table-cell office:value-type="float" office:value="-0.01328777" calcext:value-type="float">
            <text:p>-0.01328777</text:p>
          </table:table-cell>
          <table:table-cell office:value-type="float" office:value="-0.01190355" calcext:value-type="float">
            <text:p>-0.01190355</text:p>
          </table:table-cell>
          <table:table-cell office:value-type="float" office:value="-0.01108206" calcext:value-type="float">
            <text:p>-0.01108206</text:p>
          </table:table-cell>
          <table:table-cell office:value-type="float" office:value="-0.009912645" calcext:value-type="float">
            <text:p>-0.009912645</text:p>
          </table:table-cell>
          <table:table-cell office:value-type="float" office:value="-0.00945836" calcext:value-type="float">
            <text:p>-0.00945836</text:p>
          </table:table-cell>
          <table:table-cell office:value-type="float" office:value="-0.009469236" calcext:value-type="float">
            <text:p>-0.009469236</text:p>
          </table:table-cell>
          <table:table-cell office:value-type="float" office:value="-0.01155978" calcext:value-type="float">
            <text:p>-0.01155978</text:p>
          </table:table-cell>
          <table:table-cell office:value-type="float" office:value="-0.01088144" calcext:value-type="float">
            <text:p>-0.01088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677982" calcext:value-type="float">
            <text:p>-8.677982</text:p>
          </table:table-cell>
          <table:table-cell office:value-type="float" office:value="0.006506176" calcext:value-type="float">
            <text:p>0.006506176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56089" calcext:value-type="float">
            <text:p>-2.35608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042001" calcext:value-type="float">
            <text:p>15042001</text:p>
          </table:table-cell>
          <table:table-cell office:value-type="float" office:value="125.4438" calcext:value-type="float">
            <text:p>125.4438</text:p>
          </table:table-cell>
          <table:table-cell office:value-type="float" office:value="63.4867" calcext:value-type="float">
            <text:p>63.4867</text:p>
          </table:table-cell>
          <table:table-cell office:value-type="float" office:value="0" calcext:value-type="float">
            <text:p>0</text:p>
          </table:table-cell>
          <table:table-cell office:value-type="float" office:value="1095.507" calcext:value-type="float">
            <text:p>1095.507</text:p>
          </table:table-cell>
          <table:table-cell office:value-type="float" office:value="-53.48403" calcext:value-type="float">
            <text:p>-53.48403</text:p>
          </table:table-cell>
          <table:table-cell office:value-type="float" office:value="0" calcext:value-type="float">
            <text:p>0</text:p>
          </table:table-cell>
          <table:table-cell office:value-type="float" office:value="0.1100698" calcext:value-type="float">
            <text:p>0.1100698</text:p>
          </table:table-cell>
          <table:table-cell office:value-type="float" office:value="0.3517751" calcext:value-type="float">
            <text:p>0.3517751</text:p>
          </table:table-cell>
          <table:table-cell office:value-type="float" office:value="0.3542666" calcext:value-type="float">
            <text:p>0.3542666</text:p>
          </table:table-cell>
          <table:table-cell office:value-type="float" office:value="0.3574418" calcext:value-type="float">
            <text:p>0.3574418</text:p>
          </table:table-cell>
          <table:table-cell office:value-type="float" office:value="0.3599965" calcext:value-type="float">
            <text:p>0.3599965</text:p>
          </table:table-cell>
          <table:table-cell office:value-type="float" office:value="0.3105441" calcext:value-type="float">
            <text:p>0.3105441</text:p>
          </table:table-cell>
          <table:table-cell office:value-type="float" office:value="0.3074267" calcext:value-type="float">
            <text:p>0.3074267</text:p>
          </table:table-cell>
          <table:table-cell office:value-type="float" office:value="0.377871" calcext:value-type="float">
            <text:p>0.377871</text:p>
          </table:table-cell>
          <table:table-cell office:value-type="float" office:value="0.3692117" calcext:value-type="float">
            <text:p>0.3692117</text:p>
          </table:table-cell>
          <table:table-cell office:value-type="float" office:value="0.3756785" calcext:value-type="float">
            <text:p>0.3756785</text:p>
          </table:table-cell>
          <table:table-cell office:value-type="float" office:value="0.3893266" calcext:value-type="float">
            <text:p>0.3893266</text:p>
          </table:table-cell>
          <table:table-cell office:value-type="float" office:value="0.3974819" calcext:value-type="float">
            <text:p>0.397481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864517E-016" calcext:value-type="float">
            <text:p>9.864517E-16</text:p>
          </table:table-cell>
          <table:table-cell office:value-type="float" office:value="9.695316E-016" calcext:value-type="float">
            <text:p>9.695316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83.12907" calcext:value-type="float">
            <text:p>-83.12907</text:p>
          </table:table-cell>
          <table:table-cell office:value-type="float" office:value="-0.01343049" calcext:value-type="float">
            <text:p>-0.01343049</text:p>
          </table:table-cell>
          <table:table-cell office:value-type="float" office:value="-0.01285937" calcext:value-type="float">
            <text:p>-0.01285937</text:p>
          </table:table-cell>
          <table:table-cell office:value-type="float" office:value="-0.01216909" calcext:value-type="float">
            <text:p>-0.01216909</text:p>
          </table:table-cell>
          <table:table-cell office:value-type="float" office:value="-0.01164354" calcext:value-type="float">
            <text:p>-0.01164354</text:p>
          </table:table-cell>
          <table:table-cell office:value-type="float" office:value="-0.01077862" calcext:value-type="float">
            <text:p>-0.01077862</text:p>
          </table:table-cell>
          <table:table-cell office:value-type="float" office:value="-0.01021682" calcext:value-type="float">
            <text:p>-0.01021682</text:p>
          </table:table-cell>
          <table:table-cell office:value-type="float" office:value="-0.009651451" calcext:value-type="float">
            <text:p>-0.009651451</text:p>
          </table:table-cell>
          <table:table-cell office:value-type="float" office:value="-0.01120852" calcext:value-type="float">
            <text:p>-0.01120852</text:p>
          </table:table-cell>
          <table:table-cell office:value-type="float" office:value="-0.01083194" calcext:value-type="float">
            <text:p>-0.01083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2431" calcext:value-type="float">
            <text:p>-18.2431</text:p>
          </table:table-cell>
          <table:table-cell office:value-type="float" office:value="0.006442301" calcext:value-type="float">
            <text:p>0.006442301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54125" calcext:value-type="float">
            <text:p>-2.35412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042001" calcext:value-type="float">
            <text:p>16042001</text:p>
          </table:table-cell>
          <table:table-cell office:value-type="float" office:value="125.4438" calcext:value-type="float">
            <text:p>125.4438</text:p>
          </table:table-cell>
          <table:table-cell office:value-type="float" office:value="63.51475" calcext:value-type="float">
            <text:p>63.51475</text:p>
          </table:table-cell>
          <table:table-cell office:value-type="float" office:value="0" calcext:value-type="float">
            <text:p>0</text:p>
          </table:table-cell>
          <table:table-cell office:value-type="float" office:value="1095.48" calcext:value-type="float">
            <text:p>1095.48</text:p>
          </table:table-cell>
          <table:table-cell office:value-type="float" office:value="-53.48403" calcext:value-type="float">
            <text:p>-53.48403</text:p>
          </table:table-cell>
          <table:table-cell office:value-type="float" office:value="0" calcext:value-type="float">
            <text:p>0</text:p>
          </table:table-cell>
          <table:table-cell office:value-type="float" office:value="0.1097191" calcext:value-type="float">
            <text:p>0.1097191</text:p>
          </table:table-cell>
          <table:table-cell office:value-type="float" office:value="0.3526316" calcext:value-type="float">
            <text:p>0.3526316</text:p>
          </table:table-cell>
          <table:table-cell office:value-type="float" office:value="0.3547527" calcext:value-type="float">
            <text:p>0.3547527</text:p>
          </table:table-cell>
          <table:table-cell office:value-type="float" office:value="0.3571758" calcext:value-type="float">
            <text:p>0.3571758</text:p>
          </table:table-cell>
          <table:table-cell office:value-type="float" office:value="0.35913" calcext:value-type="float">
            <text:p>0.35913</text:p>
          </table:table-cell>
          <table:table-cell office:value-type="float" office:value="0.3090079" calcext:value-type="float">
            <text:p>0.3090079</text:p>
          </table:table-cell>
          <table:table-cell office:value-type="float" office:value="0.3056678" calcext:value-type="float">
            <text:p>0.3056678</text:p>
          </table:table-cell>
          <table:table-cell office:value-type="float" office:value="0.3771309" calcext:value-type="float">
            <text:p>0.3771309</text:p>
          </table:table-cell>
          <table:table-cell office:value-type="float" office:value="0.3698066" calcext:value-type="float">
            <text:p>0.3698066</text:p>
          </table:table-cell>
          <table:table-cell office:value-type="float" office:value="0.3758563" calcext:value-type="float">
            <text:p>0.3758563</text:p>
          </table:table-cell>
          <table:table-cell office:value-type="float" office:value="0.3893671" calcext:value-type="float">
            <text:p>0.3893671</text:p>
          </table:table-cell>
          <table:table-cell office:value-type="float" office:value="0.3975676" calcext:value-type="float">
            <text:p>0.397567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867164E-016" calcext:value-type="float">
            <text:p>9.867164E-16</text:p>
          </table:table-cell>
          <table:table-cell office:value-type="float" office:value="9.694651E-016" calcext:value-type="float">
            <text:p>9.694651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85.49584" calcext:value-type="float">
            <text:p>-85.49584</text:p>
          </table:table-cell>
          <table:table-cell office:value-type="float" office:value="-0.01322705" calcext:value-type="float">
            <text:p>-0.01322705</text:p>
          </table:table-cell>
          <table:table-cell office:value-type="float" office:value="-0.01274872" calcext:value-type="float">
            <text:p>-0.01274872</text:p>
          </table:table-cell>
          <table:table-cell office:value-type="float" office:value="-0.01222457" calcext:value-type="float">
            <text:p>-0.01222457</text:p>
          </table:table-cell>
          <table:table-cell office:value-type="float" office:value="-0.0118185" calcext:value-type="float">
            <text:p>-0.0118185</text:p>
          </table:table-cell>
          <table:table-cell office:value-type="float" office:value="-0.01118778" calcext:value-type="float">
            <text:p>-0.01118778</text:p>
          </table:table-cell>
          <table:table-cell office:value-type="float" office:value="-0.0107216" calcext:value-type="float">
            <text:p>-0.0107216</text:p>
          </table:table-cell>
          <table:table-cell office:value-type="float" office:value="-0.01006829" calcext:value-type="float">
            <text:p>-0.01006829</text:p>
          </table:table-cell>
          <table:table-cell office:value-type="float" office:value="-0.0109121" calcext:value-type="float">
            <text:p>-0.0109121</text:p>
          </table:table-cell>
          <table:table-cell office:value-type="float" office:value="-0.01074509" calcext:value-type="float">
            <text:p>-0.010745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86962" calcext:value-type="float">
            <text:p>-15.86962</text:p>
          </table:table-cell>
          <table:table-cell office:value-type="float" office:value="0.006416184" calcext:value-type="float">
            <text:p>0.006416184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52206" calcext:value-type="float">
            <text:p>-2.35220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042001" calcext:value-type="float">
            <text:p>17042001</text:p>
          </table:table-cell>
          <table:table-cell office:value-type="float" office:value="125.4438" calcext:value-type="float">
            <text:p>125.4438</text:p>
          </table:table-cell>
          <table:table-cell office:value-type="float" office:value="63.53607" calcext:value-type="float">
            <text:p>63.53607</text:p>
          </table:table-cell>
          <table:table-cell office:value-type="float" office:value="0" calcext:value-type="float">
            <text:p>0</text:p>
          </table:table-cell>
          <table:table-cell office:value-type="float" office:value="1095.458" calcext:value-type="float">
            <text:p>1095.458</text:p>
          </table:table-cell>
          <table:table-cell office:value-type="float" office:value="-53.48403" calcext:value-type="float">
            <text:p>-53.48403</text:p>
          </table:table-cell>
          <table:table-cell office:value-type="float" office:value="0" calcext:value-type="float">
            <text:p>0</text:p>
          </table:table-cell>
          <table:table-cell office:value-type="float" office:value="0.1104059" calcext:value-type="float">
            <text:p>0.1104059</text:p>
          </table:table-cell>
          <table:table-cell office:value-type="float" office:value="0.3524909" calcext:value-type="float">
            <text:p>0.3524909</text:p>
          </table:table-cell>
          <table:table-cell office:value-type="float" office:value="0.3545169" calcext:value-type="float">
            <text:p>0.3545169</text:p>
          </table:table-cell>
          <table:table-cell office:value-type="float" office:value="0.3567336" calcext:value-type="float">
            <text:p>0.3567336</text:p>
          </table:table-cell>
          <table:table-cell office:value-type="float" office:value="0.3584661" calcext:value-type="float">
            <text:p>0.3584661</text:p>
          </table:table-cell>
          <table:table-cell office:value-type="float" office:value="0.3080973" calcext:value-type="float">
            <text:p>0.3080973</text:p>
          </table:table-cell>
          <table:table-cell office:value-type="float" office:value="0.3047189" calcext:value-type="float">
            <text:p>0.3047189</text:p>
          </table:table-cell>
          <table:table-cell office:value-type="float" office:value="0.3765017" calcext:value-type="float">
            <text:p>0.3765017</text:p>
          </table:table-cell>
          <table:table-cell office:value-type="float" office:value="0.3701299" calcext:value-type="float">
            <text:p>0.3701299</text:p>
          </table:table-cell>
          <table:table-cell office:value-type="float" office:value="0.3760759" calcext:value-type="float">
            <text:p>0.3760759</text:p>
          </table:table-cell>
          <table:table-cell office:value-type="float" office:value="0.3894333" calcext:value-type="float">
            <text:p>0.3894333</text:p>
          </table:table-cell>
          <table:table-cell office:value-type="float" office:value="0.3976546" calcext:value-type="float">
            <text:p>0.397654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869555E-016" calcext:value-type="float">
            <text:p>9.869555E-16</text:p>
          </table:table-cell>
          <table:table-cell office:value-type="float" office:value="9.694051E-016" calcext:value-type="float">
            <text:p>9.694051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81.40727" calcext:value-type="float">
            <text:p>-81.40727</text:p>
          </table:table-cell>
          <table:table-cell office:value-type="float" office:value="-0.01325865" calcext:value-type="float">
            <text:p>-0.01325865</text:p>
          </table:table-cell>
          <table:table-cell office:value-type="float" office:value="-0.01280011" calcext:value-type="float">
            <text:p>-0.01280011</text:p>
          </table:table-cell>
          <table:table-cell office:value-type="float" office:value="-0.01231767" calcext:value-type="float">
            <text:p>-0.01231767</text:p>
          </table:table-cell>
          <table:table-cell office:value-type="float" office:value="-0.01195381" calcext:value-type="float">
            <text:p>-0.01195381</text:p>
          </table:table-cell>
          <table:table-cell office:value-type="float" office:value="-0.01143783" calcext:value-type="float">
            <text:p>-0.01143783</text:p>
          </table:table-cell>
          <table:table-cell office:value-type="float" office:value="-0.01100687" calcext:value-type="float">
            <text:p>-0.01100687</text:p>
          </table:table-cell>
          <table:table-cell office:value-type="float" office:value="-0.01044027" calcext:value-type="float">
            <text:p>-0.01044027</text:p>
          </table:table-cell>
          <table:table-cell office:value-type="float" office:value="-0.01075298" calcext:value-type="float">
            <text:p>-0.01075298</text:p>
          </table:table-cell>
          <table:table-cell office:value-type="float" office:value="-0.0106382" calcext:value-type="float">
            <text:p>-0.01063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79535" calcext:value-type="float">
            <text:p>-15.79535</text:p>
          </table:table-cell>
          <table:table-cell office:value-type="float" office:value="0.006394828" calcext:value-type="float">
            <text:p>0.006394828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50325" calcext:value-type="float">
            <text:p>-2.35032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042001" calcext:value-type="float">
            <text:p>18042001</text:p>
          </table:table-cell>
          <table:table-cell office:value-type="float" office:value="125.4438" calcext:value-type="float">
            <text:p>125.4438</text:p>
          </table:table-cell>
          <table:table-cell office:value-type="float" office:value="63.58258" calcext:value-type="float">
            <text:p>63.58258</text:p>
          </table:table-cell>
          <table:table-cell office:value-type="float" office:value="0" calcext:value-type="float">
            <text:p>0</text:p>
          </table:table-cell>
          <table:table-cell office:value-type="float" office:value="1095.412" calcext:value-type="float">
            <text:p>1095.412</text:p>
          </table:table-cell>
          <table:table-cell office:value-type="float" office:value="-53.48403" calcext:value-type="float">
            <text:p>-53.48403</text:p>
          </table:table-cell>
          <table:table-cell office:value-type="float" office:value="0" calcext:value-type="float">
            <text:p>0</text:p>
          </table:table-cell>
          <table:table-cell office:value-type="float" office:value="0.1094263" calcext:value-type="float">
            <text:p>0.1094263</text:p>
          </table:table-cell>
          <table:table-cell office:value-type="float" office:value="0.3520767" calcext:value-type="float">
            <text:p>0.3520767</text:p>
          </table:table-cell>
          <table:table-cell office:value-type="float" office:value="0.3540433" calcext:value-type="float">
            <text:p>0.3540433</text:p>
          </table:table-cell>
          <table:table-cell office:value-type="float" office:value="0.3561442" calcext:value-type="float">
            <text:p>0.3561442</text:p>
          </table:table-cell>
          <table:table-cell office:value-type="float" office:value="0.3577758" calcext:value-type="float">
            <text:p>0.3577758</text:p>
          </table:table-cell>
          <table:table-cell office:value-type="float" office:value="0.3074249" calcext:value-type="float">
            <text:p>0.3074249</text:p>
          </table:table-cell>
          <table:table-cell office:value-type="float" office:value="0.3039445" calcext:value-type="float">
            <text:p>0.3039445</text:p>
          </table:table-cell>
          <table:table-cell office:value-type="float" office:value="0.376074" calcext:value-type="float">
            <text:p>0.376074</text:p>
          </table:table-cell>
          <table:table-cell office:value-type="float" office:value="0.3702932" calcext:value-type="float">
            <text:p>0.3702932</text:p>
          </table:table-cell>
          <table:table-cell office:value-type="float" office:value="0.3762827" calcext:value-type="float">
            <text:p>0.3762827</text:p>
          </table:table-cell>
          <table:table-cell office:value-type="float" office:value="0.3895195" calcext:value-type="float">
            <text:p>0.3895195</text:p>
          </table:table-cell>
          <table:table-cell office:value-type="float" office:value="0.3977453" calcext:value-type="float">
            <text:p>0.397745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872226E-016" calcext:value-type="float">
            <text:p>9.872226E-16</text:p>
          </table:table-cell>
          <table:table-cell office:value-type="float" office:value="9.693378E-016" calcext:value-type="float">
            <text:p>9.693378E-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87.65405" calcext:value-type="float">
            <text:p>-87.65405</text:p>
          </table:table-cell>
          <table:table-cell office:value-type="float" office:value="-0.01335421" calcext:value-type="float">
            <text:p>-0.01335421</text:p>
          </table:table-cell>
          <table:table-cell office:value-type="float" office:value="-0.01290558" calcext:value-type="float">
            <text:p>-0.01290558</text:p>
          </table:table-cell>
          <table:table-cell office:value-type="float" office:value="-0.01244352" calcext:value-type="float">
            <text:p>-0.01244352</text:p>
          </table:table-cell>
          <table:table-cell office:value-type="float" office:value="-0.01209646" calcext:value-type="float">
            <text:p>-0.01209646</text:p>
          </table:table-cell>
          <table:table-cell office:value-type="float" office:value="-0.0116263" calcext:value-type="float">
            <text:p>-0.0116263</text:p>
          </table:table-cell>
          <table:table-cell office:value-type="float" office:value="-0.01124449" calcext:value-type="float">
            <text:p>-0.01124449</text:p>
          </table:table-cell>
          <table:table-cell office:value-type="float" office:value="-0.01070078" calcext:value-type="float">
            <text:p>-0.01070078</text:p>
          </table:table-cell>
          <table:table-cell office:value-type="float" office:value="-0.01067391" calcext:value-type="float">
            <text:p>-0.01067391</text:p>
          </table:table-cell>
          <table:table-cell office:value-type="float" office:value="-0.01053846" calcext:value-type="float">
            <text:p>-0.010538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5231" calcext:value-type="float">
            <text:p>-21.55231</text:p>
          </table:table-cell>
          <table:table-cell office:value-type="float" office:value="0.006360542" calcext:value-type="float">
            <text:p>0.006360542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48475" calcext:value-type="float">
            <text:p>-2.34847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042001" calcext:value-type="float">
            <text:p>19042001</text:p>
          </table:table-cell>
          <table:table-cell office:value-type="float" office:value="126.0788" calcext:value-type="float">
            <text:p>126.0788</text:p>
          </table:table-cell>
          <table:table-cell office:value-type="float" office:value="64.36431" calcext:value-type="float">
            <text:p>64.36431</text:p>
          </table:table-cell>
          <table:table-cell office:value-type="float" office:value="0" calcext:value-type="float">
            <text:p>0</text:p>
          </table:table-cell>
          <table:table-cell office:value-type="float" office:value="1095.26" calcext:value-type="float">
            <text:p>1095.26</text:p>
          </table:table-cell>
          <table:table-cell office:value-type="float" office:value="-53.4796" calcext:value-type="float">
            <text:p>-53.4796</text:p>
          </table:table-cell>
          <table:table-cell office:value-type="float" office:value="0" calcext:value-type="float">
            <text:p>0</text:p>
          </table:table-cell>
          <table:table-cell office:value-type="float" office:value="0.152881" calcext:value-type="float">
            <text:p>0.152881</text:p>
          </table:table-cell>
          <table:table-cell office:value-type="float" office:value="0.3461866" calcext:value-type="float">
            <text:p>0.3461866</text:p>
          </table:table-cell>
          <table:table-cell office:value-type="float" office:value="0.3490047" calcext:value-type="float">
            <text:p>0.3490047</text:p>
          </table:table-cell>
          <table:table-cell office:value-type="float" office:value="0.3523928" calcext:value-type="float">
            <text:p>0.3523928</text:p>
          </table:table-cell>
          <table:table-cell office:value-type="float" office:value="0.3547938" calcext:value-type="float">
            <text:p>0.3547938</text:p>
          </table:table-cell>
          <table:table-cell office:value-type="float" office:value="0.3063814" calcext:value-type="float">
            <text:p>0.3063814</text:p>
          </table:table-cell>
          <table:table-cell office:value-type="float" office:value="0.3032226" calcext:value-type="float">
            <text:p>0.3032226</text:p>
          </table:table-cell>
          <table:table-cell office:value-type="float" office:value="0.3757359" calcext:value-type="float">
            <text:p>0.3757359</text:p>
          </table:table-cell>
          <table:table-cell office:value-type="float" office:value="0.3703768" calcext:value-type="float">
            <text:p>0.3703768</text:p>
          </table:table-cell>
          <table:table-cell office:value-type="float" office:value="0.3764718" calcext:value-type="float">
            <text:p>0.3764718</text:p>
          </table:table-cell>
          <table:table-cell office:value-type="float" office:value="0.3896196" calcext:value-type="float">
            <text:p>0.3896196</text:p>
          </table:table-cell>
          <table:table-cell office:value-type="float" office:value="0.3978402" calcext:value-type="float">
            <text:p>0.397840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8.37245E-016" calcext:value-type="float">
            <text:p>8.37245E-16</text:p>
          </table:table-cell>
          <table:table-cell office:value-type="float" office:value="8.244145E-016" calcext:value-type="float">
            <text:p>8.244145E-16</text:p>
          </table:table-cell>
          <table:table-cell office:value-type="float" office:value="1.459324E-016" calcext:value-type="float">
            <text:p>1.459324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1.47629" calcext:value-type="float">
            <text:p>-11.47629</text:p>
          </table:table-cell>
          <table:table-cell office:value-type="float" office:value="-0.01479869" calcext:value-type="float">
            <text:p>-0.01479869</text:p>
          </table:table-cell>
          <table:table-cell office:value-type="float" office:value="-0.01409346" calcext:value-type="float">
            <text:p>-0.01409346</text:p>
          </table:table-cell>
          <table:table-cell office:value-type="float" office:value="-0.01327877" calcext:value-type="float">
            <text:p>-0.01327877</text:p>
          </table:table-cell>
          <table:table-cell office:value-type="float" office:value="-0.01273138" calcext:value-type="float">
            <text:p>-0.01273138</text:p>
          </table:table-cell>
          <table:table-cell office:value-type="float" office:value="-0.01192119" calcext:value-type="float">
            <text:p>-0.01192119</text:p>
          </table:table-cell>
          <table:table-cell office:value-type="float" office:value="-0.01146965" calcext:value-type="float">
            <text:p>-0.01146965</text:p>
          </table:table-cell>
          <table:table-cell office:value-type="float" office:value="-0.01091162" calcext:value-type="float">
            <text:p>-0.01091162</text:p>
          </table:table-cell>
          <table:table-cell office:value-type="float" office:value="-0.01063361" calcext:value-type="float">
            <text:p>-0.01063361</text:p>
          </table:table-cell>
          <table:table-cell office:value-type="float" office:value="-0.01044825" calcext:value-type="float">
            <text:p>-0.01044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813872" calcext:value-type="float">
            <text:p>-0.4813872</text:p>
          </table:table-cell>
          <table:table-cell office:value-type="float" office:value="0.004393446" calcext:value-type="float">
            <text:p>0.004393446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46643" calcext:value-type="float">
            <text:p>-2.34664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042001" calcext:value-type="float">
            <text:p>20042001</text:p>
          </table:table-cell>
          <table:table-cell office:value-type="float" office:value="128.6824" calcext:value-type="float">
            <text:p>128.6824</text:p>
          </table:table-cell>
          <table:table-cell office:value-type="float" office:value="68.36025" calcext:value-type="float">
            <text:p>68.36025</text:p>
          </table:table-cell>
          <table:table-cell office:value-type="float" office:value="0" calcext:value-type="float">
            <text:p>0</text:p>
          </table:table-cell>
          <table:table-cell office:value-type="float" office:value="1093.849" calcext:value-type="float">
            <text:p>1093.849</text:p>
          </table:table-cell>
          <table:table-cell office:value-type="float" office:value="-53.46114" calcext:value-type="float">
            <text:p>-53.46114</text:p>
          </table:table-cell>
          <table:table-cell office:value-type="float" office:value="0" calcext:value-type="float">
            <text:p>0</text:p>
          </table:table-cell>
          <table:table-cell office:value-type="float" office:value="0.1722368" calcext:value-type="float">
            <text:p>0.1722368</text:p>
          </table:table-cell>
          <table:table-cell office:value-type="float" office:value="0.3337006" calcext:value-type="float">
            <text:p>0.3337006</text:p>
          </table:table-cell>
          <table:table-cell office:value-type="float" office:value="0.3396308" calcext:value-type="float">
            <text:p>0.3396308</text:p>
          </table:table-cell>
          <table:table-cell office:value-type="float" office:value="0.3462594" calcext:value-type="float">
            <text:p>0.3462594</text:p>
          </table:table-cell>
          <table:table-cell office:value-type="float" office:value="0.3499253" calcext:value-type="float">
            <text:p>0.3499253</text:p>
          </table:table-cell>
          <table:table-cell office:value-type="float" office:value="0.3043245" calcext:value-type="float">
            <text:p>0.3043245</text:p>
          </table:table-cell>
          <table:table-cell office:value-type="float" office:value="0.3020411" calcext:value-type="float">
            <text:p>0.3020411</text:p>
          </table:table-cell>
          <table:table-cell office:value-type="float" office:value="0.375418" calcext:value-type="float">
            <text:p>0.375418</text:p>
          </table:table-cell>
          <table:table-cell office:value-type="float" office:value="0.3704054" calcext:value-type="float">
            <text:p>0.3704054</text:p>
          </table:table-cell>
          <table:table-cell office:value-type="float" office:value="0.376642" calcext:value-type="float">
            <text:p>0.376642</text:p>
          </table:table-cell>
          <table:table-cell office:value-type="float" office:value="0.389729" calcext:value-type="float">
            <text:p>0.389729</text:p>
          </table:table-cell>
          <table:table-cell office:value-type="float" office:value="0.3979394" calcext:value-type="float">
            <text:p>0.397939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322441E-016" calcext:value-type="float">
            <text:p>7.322441E-16</text:p>
          </table:table-cell>
          <table:table-cell office:value-type="float" office:value="7.229804E-016" calcext:value-type="float">
            <text:p>7.229804E-16</text:p>
          </table:table-cell>
          <table:table-cell office:value-type="float" office:value="2.480793E-016" calcext:value-type="float">
            <text:p>2.480793E-16</text:p>
          </table:table-cell>
          <table:table-cell office:value-type="float" office:value="2.174591E-023" calcext:value-type="float">
            <text:p>2.174591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.842877" calcext:value-type="float">
            <text:p>-4.842877</text:p>
          </table:table-cell>
          <table:table-cell office:value-type="float" office:value="-0.01856805" calcext:value-type="float">
            <text:p>-0.01856805</text:p>
          </table:table-cell>
          <table:table-cell office:value-type="float" office:value="-0.01666207" calcext:value-type="float">
            <text:p>-0.01666207</text:p>
          </table:table-cell>
          <table:table-cell office:value-type="float" office:value="-0.01478456" calcext:value-type="float">
            <text:p>-0.01478456</text:p>
          </table:table-cell>
          <table:table-cell office:value-type="float" office:value="-0.01385257" calcext:value-type="float">
            <text:p>-0.01385257</text:p>
          </table:table-cell>
          <table:table-cell office:value-type="float" office:value="-0.01253296" calcext:value-type="float">
            <text:p>-0.01253296</text:p>
          </table:table-cell>
          <table:table-cell office:value-type="float" office:value="-0.01184905" calcext:value-type="float">
            <text:p>-0.01184905</text:p>
          </table:table-cell>
          <table:table-cell office:value-type="float" office:value="-0.01111299" calcext:value-type="float">
            <text:p>-0.01111299</text:p>
          </table:table-cell>
          <table:table-cell office:value-type="float" office:value="-0.01061973" calcext:value-type="float">
            <text:p>-0.01061973</text:p>
          </table:table-cell>
          <table:table-cell office:value-type="float" office:value="-0.01036766" calcext:value-type="float">
            <text:p>-0.010367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103378" calcext:value-type="float">
            <text:p>-0.3103378</text:p>
          </table:table-cell>
          <table:table-cell office:value-type="float" office:value="0.002996879" calcext:value-type="float">
            <text:p>0.002996879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44822" calcext:value-type="float">
            <text:p>-2.34482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1042001" calcext:value-type="float">
            <text:p>21042001</text:p>
          </table:table-cell>
          <table:table-cell office:value-type="float" office:value="133.953" calcext:value-type="float">
            <text:p>133.953</text:p>
          </table:table-cell>
          <table:table-cell office:value-type="float" office:value="71.50366" calcext:value-type="float">
            <text:p>71.50366</text:p>
          </table:table-cell>
          <table:table-cell office:value-type="float" office:value="0" calcext:value-type="float">
            <text:p>0</text:p>
          </table:table-cell>
          <table:table-cell office:value-type="float" office:value="1095.931" calcext:value-type="float">
            <text:p>1095.931</text:p>
          </table:table-cell>
          <table:table-cell office:value-type="float" office:value="-53.41565" calcext:value-type="float">
            <text:p>-53.41565</text:p>
          </table:table-cell>
          <table:table-cell office:value-type="float" office:value="0" calcext:value-type="float">
            <text:p>0</text:p>
          </table:table-cell>
          <table:table-cell office:value-type="float" office:value="0.4695483" calcext:value-type="float">
            <text:p>0.4695483</text:p>
          </table:table-cell>
          <table:table-cell office:value-type="float" office:value="0.3269787" calcext:value-type="float">
            <text:p>0.3269787</text:p>
          </table:table-cell>
          <table:table-cell office:value-type="float" office:value="0.3342732" calcext:value-type="float">
            <text:p>0.3342732</text:p>
          </table:table-cell>
          <table:table-cell office:value-type="float" office:value="0.3419997" calcext:value-type="float">
            <text:p>0.3419997</text:p>
          </table:table-cell>
          <table:table-cell office:value-type="float" office:value="0.3459745" calcext:value-type="float">
            <text:p>0.3459745</text:p>
          </table:table-cell>
          <table:table-cell office:value-type="float" office:value="0.301855" calcext:value-type="float">
            <text:p>0.301855</text:p>
          </table:table-cell>
          <table:table-cell office:value-type="float" office:value="0.3004479" calcext:value-type="float">
            <text:p>0.3004479</text:p>
          </table:table-cell>
          <table:table-cell office:value-type="float" office:value="0.3750111" calcext:value-type="float">
            <text:p>0.3750111</text:p>
          </table:table-cell>
          <table:table-cell office:value-type="float" office:value="0.3703806" calcext:value-type="float">
            <text:p>0.3703806</text:p>
          </table:table-cell>
          <table:table-cell office:value-type="float" office:value="0.376793" calcext:value-type="float">
            <text:p>0.376793</text:p>
          </table:table-cell>
          <table:table-cell office:value-type="float" office:value="0.3898434" calcext:value-type="float">
            <text:p>0.3898434</text:p>
          </table:table-cell>
          <table:table-cell office:value-type="float" office:value="0.3980418" calcext:value-type="float">
            <text:p>0.398041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.00001117488" calcext:value-type="float">
            <text:p>1.117488E-05</text:p>
          </table:table-cell>
          <table:table-cell office:value-type="float" office:value="7.324783E-016" calcext:value-type="float">
            <text:p>7.324783E-16</text:p>
          </table:table-cell>
          <table:table-cell office:value-type="float" office:value="7.22937E-016" calcext:value-type="float">
            <text:p>7.22937E-16</text:p>
          </table:table-cell>
          <table:table-cell office:value-type="float" office:value="2.480668E-016" calcext:value-type="float">
            <text:p>2.480668E-16</text:p>
          </table:table-cell>
          <table:table-cell office:value-type="float" office:value="2.174527E-023" calcext:value-type="float">
            <text:p>2.174527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5748358" calcext:value-type="float">
            <text:p>-0.005748358</text:p>
          </table:table-cell>
          <table:table-cell office:value-type="float" office:value="-0.02218753" calcext:value-type="float">
            <text:p>-0.02218753</text:p>
          </table:table-cell>
          <table:table-cell office:value-type="float" office:value="-0.01835957" calcext:value-type="float">
            <text:p>-0.01835957</text:p>
          </table:table-cell>
          <table:table-cell office:value-type="float" office:value="-0.01595218" calcext:value-type="float">
            <text:p>-0.01595218</text:p>
          </table:table-cell>
          <table:table-cell office:value-type="float" office:value="-0.01486082" calcext:value-type="float">
            <text:p>-0.01486082</text:p>
          </table:table-cell>
          <table:table-cell office:value-type="float" office:value="-0.01331813" calcext:value-type="float">
            <text:p>-0.01331813</text:p>
          </table:table-cell>
          <table:table-cell office:value-type="float" office:value="-0.01238712" calcext:value-type="float">
            <text:p>-0.01238712</text:p>
          </table:table-cell>
          <table:table-cell office:value-type="float" office:value="-0.01137612" calcext:value-type="float">
            <text:p>-0.01137612</text:p>
          </table:table-cell>
          <table:table-cell office:value-type="float" office:value="-0.01063127" calcext:value-type="float">
            <text:p>-0.01063127</text:p>
          </table:table-cell>
          <table:table-cell office:value-type="float" office:value="-0.01029664" calcext:value-type="float">
            <text:p>-0.01029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698639" calcext:value-type="float">
            <text:p>-0.002698639</text:p>
          </table:table-cell>
          <table:table-cell office:value-type="float" office:value="0.002944918" calcext:value-type="float">
            <text:p>0.002944918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4299" calcext:value-type="float">
            <text:p>-2.3429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042001" calcext:value-type="float">
            <text:p>22042001</text:p>
          </table:table-cell>
          <table:table-cell office:value-type="float" office:value="143.478" calcext:value-type="float">
            <text:p>143.478</text:p>
          </table:table-cell>
          <table:table-cell office:value-type="float" office:value="74.21766" calcext:value-type="float">
            <text:p>74.21766</text:p>
          </table:table-cell>
          <table:table-cell office:value-type="float" office:value="0" calcext:value-type="float">
            <text:p>0</text:p>
          </table:table-cell>
          <table:table-cell office:value-type="float" office:value="1102.589" calcext:value-type="float">
            <text:p>1102.589</text:p>
          </table:table-cell>
          <table:table-cell office:value-type="float" office:value="-53.26234" calcext:value-type="float">
            <text:p>-53.26234</text:p>
          </table:table-cell>
          <table:table-cell office:value-type="float" office:value="0" calcext:value-type="float">
            <text:p>0</text:p>
          </table:table-cell>
          <table:table-cell office:value-type="float" office:value="0.3671782" calcext:value-type="float">
            <text:p>0.3671782</text:p>
          </table:table-cell>
          <table:table-cell office:value-type="float" office:value="0.3701262" calcext:value-type="float">
            <text:p>0.3701262</text:p>
          </table:table-cell>
          <table:table-cell office:value-type="float" office:value="0.374408" calcext:value-type="float">
            <text:p>0.374408</text:p>
          </table:table-cell>
          <table:table-cell office:value-type="float" office:value="0.3774681" calcext:value-type="float">
            <text:p>0.3774681</text:p>
          </table:table-cell>
          <table:table-cell office:value-type="float" office:value="0.3776431" calcext:value-type="float">
            <text:p>0.3776431</text:p>
          </table:table-cell>
          <table:table-cell office:value-type="float" office:value="0.3117541" calcext:value-type="float">
            <text:p>0.3117541</text:p>
          </table:table-cell>
          <table:table-cell office:value-type="float" office:value="0.3025887" calcext:value-type="float">
            <text:p>0.3025887</text:p>
          </table:table-cell>
          <table:table-cell office:value-type="float" office:value="0.3747798" calcext:value-type="float">
            <text:p>0.3747798</text:p>
          </table:table-cell>
          <table:table-cell office:value-type="float" office:value="0.370308" calcext:value-type="float">
            <text:p>0.370308</text:p>
          </table:table-cell>
          <table:table-cell office:value-type="float" office:value="0.3769239" calcext:value-type="float">
            <text:p>0.3769239</text:p>
          </table:table-cell>
          <table:table-cell office:value-type="float" office:value="0.3899609" calcext:value-type="float">
            <text:p>0.3899609</text:p>
          </table:table-cell>
          <table:table-cell office:value-type="float" office:value="0.3981466" calcext:value-type="float">
            <text:p>0.398146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326973E-016" calcext:value-type="float">
            <text:p>7.326973E-16</text:p>
          </table:table-cell>
          <table:table-cell office:value-type="float" office:value="7.228966E-016" calcext:value-type="float">
            <text:p>7.228966E-16</text:p>
          </table:table-cell>
          <table:table-cell office:value-type="float" office:value="2.480551E-016" calcext:value-type="float">
            <text:p>2.480551E-16</text:p>
          </table:table-cell>
          <table:table-cell office:value-type="float" office:value="2.174468E-023" calcext:value-type="float">
            <text:p>2.174468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1026616" calcext:value-type="float">
            <text:p>-0.01026616</text:p>
          </table:table-cell>
          <table:table-cell office:value-type="float" office:value="-0.009803664" calcext:value-type="float">
            <text:p>-0.009803664</text:p>
          </table:table-cell>
          <table:table-cell office:value-type="float" office:value="-0.009124748" calcext:value-type="float">
            <text:p>-0.009124748</text:p>
          </table:table-cell>
          <table:table-cell office:value-type="float" office:value="-0.008678892" calcext:value-type="float">
            <text:p>-0.008678892</text:p>
          </table:table-cell>
          <table:table-cell office:value-type="float" office:value="-0.00864969" calcext:value-type="float">
            <text:p>-0.00864969</text:p>
          </table:table-cell>
          <table:table-cell office:value-type="float" office:value="-0.01049689" calcext:value-type="float">
            <text:p>-0.01049689</text:p>
          </table:table-cell>
          <table:table-cell office:value-type="float" office:value="-0.01169601" calcext:value-type="float">
            <text:p>-0.01169601</text:p>
          </table:table-cell>
          <table:table-cell office:value-type="float" office:value="-0.01153387" calcext:value-type="float">
            <text:p>-0.01153387</text:p>
          </table:table-cell>
          <table:table-cell office:value-type="float" office:value="-0.01066593" calcext:value-type="float">
            <text:p>-0.01066593</text:p>
          </table:table-cell>
          <table:table-cell office:value-type="float" office:value="-0.01023551" calcext:value-type="float">
            <text:p>-0.01023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032966" calcext:value-type="float">
            <text:p>-0.01032966</text:p>
          </table:table-cell>
          <table:table-cell office:value-type="float" office:value="0.0028752" calcext:value-type="float">
            <text:p>0.0028752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4118" calcext:value-type="float">
            <text:p>-2.3411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042001" calcext:value-type="float">
            <text:p>23042001</text:p>
          </table:table-cell>
          <table:table-cell office:value-type="float" office:value="143.478" calcext:value-type="float">
            <text:p>143.478</text:p>
          </table:table-cell>
          <table:table-cell office:value-type="float" office:value="76.9437" calcext:value-type="float">
            <text:p>76.9437</text:p>
          </table:table-cell>
          <table:table-cell office:value-type="float" office:value="0" calcext:value-type="float">
            <text:p>0</text:p>
          </table:table-cell>
          <table:table-cell office:value-type="float" office:value="1099.863" calcext:value-type="float">
            <text:p>1099.863</text:p>
          </table:table-cell>
          <table:table-cell office:value-type="float" office:value="-53.26234" calcext:value-type="float">
            <text:p>-53.26234</text:p>
          </table:table-cell>
          <table:table-cell office:value-type="float" office:value="0" calcext:value-type="float">
            <text:p>0</text:p>
          </table:table-cell>
          <table:table-cell office:value-type="float" office:value="0.3418059" calcext:value-type="float">
            <text:p>0.3418059</text:p>
          </table:table-cell>
          <table:table-cell office:value-type="float" office:value="0.3452321" calcext:value-type="float">
            <text:p>0.3452321</text:p>
          </table:table-cell>
          <table:table-cell office:value-type="float" office:value="0.3542785" calcext:value-type="float">
            <text:p>0.3542785</text:p>
          </table:table-cell>
          <table:table-cell office:value-type="float" office:value="0.361794" calcext:value-type="float">
            <text:p>0.361794</text:p>
          </table:table-cell>
          <table:table-cell office:value-type="float" office:value="0.3651294" calcext:value-type="float">
            <text:p>0.3651294</text:p>
          </table:table-cell>
          <table:table-cell office:value-type="float" office:value="0.3128688" calcext:value-type="float">
            <text:p>0.3128688</text:p>
          </table:table-cell>
          <table:table-cell office:value-type="float" office:value="0.3061091" calcext:value-type="float">
            <text:p>0.3061091</text:p>
          </table:table-cell>
          <table:table-cell office:value-type="float" office:value="0.3754033" calcext:value-type="float">
            <text:p>0.3754033</text:p>
          </table:table-cell>
          <table:table-cell office:value-type="float" office:value="0.3703005" calcext:value-type="float">
            <text:p>0.3703005</text:p>
          </table:table-cell>
          <table:table-cell office:value-type="float" office:value="0.3770383" calcext:value-type="float">
            <text:p>0.3770383</text:p>
          </table:table-cell>
          <table:table-cell office:value-type="float" office:value="0.3900782" calcext:value-type="float">
            <text:p>0.3900782</text:p>
          </table:table-cell>
          <table:table-cell office:value-type="float" office:value="0.3982539" calcext:value-type="float">
            <text:p>0.398253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328958E-016" calcext:value-type="float">
            <text:p>7.328958E-16</text:p>
          </table:table-cell>
          <table:table-cell office:value-type="float" office:value="7.228601E-016" calcext:value-type="float">
            <text:p>7.228601E-16</text:p>
          </table:table-cell>
          <table:table-cell office:value-type="float" office:value="2.480442E-016" calcext:value-type="float">
            <text:p>2.480442E-16</text:p>
          </table:table-cell>
          <table:table-cell office:value-type="float" office:value="2.174411E-023" calcext:value-type="float">
            <text:p>2.174411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1608441" calcext:value-type="float">
            <text:p>-0.01608441</text:p>
          </table:table-cell>
          <table:table-cell office:value-type="float" office:value="-0.01511481" calcext:value-type="float">
            <text:p>-0.01511481</text:p>
          </table:table-cell>
          <table:table-cell office:value-type="float" office:value="-0.01283258" calcext:value-type="float">
            <text:p>-0.01283258</text:p>
          </table:table-cell>
          <table:table-cell office:value-type="float" office:value="-0.01126614" calcext:value-type="float">
            <text:p>-0.01126614</text:p>
          </table:table-cell>
          <table:table-cell office:value-type="float" office:value="-0.01064765" calcext:value-type="float">
            <text:p>-0.01064765</text:p>
          </table:table-cell>
          <table:table-cell office:value-type="float" office:value="-0.01019218" calcext:value-type="float">
            <text:p>-0.01019218</text:p>
          </table:table-cell>
          <table:table-cell office:value-type="float" office:value="-0.01060014" calcext:value-type="float">
            <text:p>-0.01060014</text:p>
          </table:table-cell>
          <table:table-cell office:value-type="float" office:value="-0.01112956" calcext:value-type="float">
            <text:p>-0.01112956</text:p>
          </table:table-cell>
          <table:table-cell office:value-type="float" office:value="-0.01067019" calcext:value-type="float">
            <text:p>-0.01067019</text:p>
          </table:table-cell>
          <table:table-cell office:value-type="float" office:value="-0.01018247" calcext:value-type="float">
            <text:p>-0.010182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612017" calcext:value-type="float">
            <text:p>-0.01612017</text:p>
          </table:table-cell>
          <table:table-cell office:value-type="float" office:value="0.002822185" calcext:value-type="float">
            <text:p>0.002822185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39364" calcext:value-type="float">
            <text:p>-2.33936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042001" calcext:value-type="float">
            <text:p>24042001</text:p>
          </table:table-cell>
          <table:table-cell office:value-type="float" office:value="143.478" calcext:value-type="float">
            <text:p>143.478</text:p>
          </table:table-cell>
          <table:table-cell office:value-type="float" office:value="80.48943" calcext:value-type="float">
            <text:p>80.48943</text:p>
          </table:table-cell>
          <table:table-cell office:value-type="float" office:value="0" calcext:value-type="float">
            <text:p>0</text:p>
          </table:table-cell>
          <table:table-cell office:value-type="float" office:value="1096.317" calcext:value-type="float">
            <text:p>1096.317</text:p>
          </table:table-cell>
          <table:table-cell office:value-type="float" office:value="-53.26234" calcext:value-type="float">
            <text:p>-53.26234</text:p>
          </table:table-cell>
          <table:table-cell office:value-type="float" office:value="0" calcext:value-type="float">
            <text:p>0</text:p>
          </table:table-cell>
          <table:table-cell office:value-type="float" office:value="0.1426075" calcext:value-type="float">
            <text:p>0.1426075</text:p>
          </table:table-cell>
          <table:table-cell office:value-type="float" office:value="0.3414422" calcext:value-type="float">
            <text:p>0.3414422</text:p>
          </table:table-cell>
          <table:table-cell office:value-type="float" office:value="0.3471156" calcext:value-type="float">
            <text:p>0.3471156</text:p>
          </table:table-cell>
          <table:table-cell office:value-type="float" office:value="0.3533736" calcext:value-type="float">
            <text:p>0.3533736</text:p>
          </table:table-cell>
          <table:table-cell office:value-type="float" office:value="0.3569213" calcext:value-type="float">
            <text:p>0.3569213</text:p>
          </table:table-cell>
          <table:table-cell office:value-type="float" office:value="0.3090204" calcext:value-type="float">
            <text:p>0.3090204</text:p>
          </table:table-cell>
          <table:table-cell office:value-type="float" office:value="0.3052607" calcext:value-type="float">
            <text:p>0.3052607</text:p>
          </table:table-cell>
          <table:table-cell office:value-type="float" office:value="0.3758522" calcext:value-type="float">
            <text:p>0.3758522</text:p>
          </table:table-cell>
          <table:table-cell office:value-type="float" office:value="0.3704085" calcext:value-type="float">
            <text:p>0.3704085</text:p>
          </table:table-cell>
          <table:table-cell office:value-type="float" office:value="0.3771457" calcext:value-type="float">
            <text:p>0.3771457</text:p>
          </table:table-cell>
          <table:table-cell office:value-type="float" office:value="0.3901932" calcext:value-type="float">
            <text:p>0.3901932</text:p>
          </table:table-cell>
          <table:table-cell office:value-type="float" office:value="0.3983626" calcext:value-type="float">
            <text:p>0.398362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331006E-016" calcext:value-type="float">
            <text:p>7.331006E-16</text:p>
          </table:table-cell>
          <table:table-cell office:value-type="float" office:value="7.22821E-016" calcext:value-type="float">
            <text:p>7.22821E-16</text:p>
          </table:table-cell>
          <table:table-cell office:value-type="float" office:value="2.480333E-016" calcext:value-type="float">
            <text:p>2.480333E-16</text:p>
          </table:table-cell>
          <table:table-cell office:value-type="float" office:value="2.174358E-023" calcext:value-type="float">
            <text:p>2.174358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1.06617" calcext:value-type="float">
            <text:p>-11.06617</text:p>
          </table:table-cell>
          <table:table-cell office:value-type="float" office:value="-0.0161501" calcext:value-type="float">
            <text:p>-0.0161501</text:p>
          </table:table-cell>
          <table:table-cell office:value-type="float" office:value="-0.01456895" calcext:value-type="float">
            <text:p>-0.01456895</text:p>
          </table:table-cell>
          <table:table-cell office:value-type="float" office:value="-0.01304602" calcext:value-type="float">
            <text:p>-0.01304602</text:p>
          </table:table-cell>
          <table:table-cell office:value-type="float" office:value="-0.01226403" calcext:value-type="float">
            <text:p>-0.01226403</text:p>
          </table:table-cell>
          <table:table-cell office:value-type="float" office:value="-0.01117806" calcext:value-type="float">
            <text:p>-0.01117806</text:p>
          </table:table-cell>
          <table:table-cell office:value-type="float" office:value="-0.01084081" calcext:value-type="float">
            <text:p>-0.01084081</text:p>
          </table:table-cell>
          <table:table-cell office:value-type="float" office:value="-0.0108422" calcext:value-type="float">
            <text:p>-0.0108422</text:p>
          </table:table-cell>
          <table:table-cell office:value-type="float" office:value="-0.01061893" calcext:value-type="float">
            <text:p>-0.01061893</text:p>
          </table:table-cell>
          <table:table-cell office:value-type="float" office:value="-0.01013294" calcext:value-type="float">
            <text:p>-0.01013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179618" calcext:value-type="float">
            <text:p>-8.179618</text:p>
          </table:table-cell>
          <table:table-cell office:value-type="float" office:value="0.002776519" calcext:value-type="float">
            <text:p>0.002776519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37528" calcext:value-type="float">
            <text:p>-2.33752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042001" calcext:value-type="float">
            <text:p>25042001</text:p>
          </table:table-cell>
          <table:table-cell office:value-type="float" office:value="143.478" calcext:value-type="float">
            <text:p>143.478</text:p>
          </table:table-cell>
          <table:table-cell office:value-type="float" office:value="80.90536" calcext:value-type="float">
            <text:p>80.90536</text:p>
          </table:table-cell>
          <table:table-cell office:value-type="float" office:value="0" calcext:value-type="float">
            <text:p>0</text:p>
          </table:table-cell>
          <table:table-cell office:value-type="float" office:value="1095.901" calcext:value-type="float">
            <text:p>1095.901</text:p>
          </table:table-cell>
          <table:table-cell office:value-type="float" office:value="-53.26234" calcext:value-type="float">
            <text:p>-53.26234</text:p>
          </table:table-cell>
          <table:table-cell office:value-type="float" office:value="0" calcext:value-type="float">
            <text:p>0</text:p>
          </table:table-cell>
          <table:table-cell office:value-type="float" office:value="0.1117906" calcext:value-type="float">
            <text:p>0.1117906</text:p>
          </table:table-cell>
          <table:table-cell office:value-type="float" office:value="0.3461881" calcext:value-type="float">
            <text:p>0.3461881</text:p>
          </table:table-cell>
          <table:table-cell office:value-type="float" office:value="0.348557" calcext:value-type="float">
            <text:p>0.348557</text:p>
          </table:table-cell>
          <table:table-cell office:value-type="float" office:value="0.351591" calcext:value-type="float">
            <text:p>0.351591</text:p>
          </table:table-cell>
          <table:table-cell office:value-type="float" office:value="0.3540447" calcext:value-type="float">
            <text:p>0.3540447</text:p>
          </table:table-cell>
          <table:table-cell office:value-type="float" office:value="0.3062084" calcext:value-type="float">
            <text:p>0.3062084</text:p>
          </table:table-cell>
          <table:table-cell office:value-type="float" office:value="0.3034482" calcext:value-type="float">
            <text:p>0.3034482</text:p>
          </table:table-cell>
          <table:table-cell office:value-type="float" office:value="0.3757802" calcext:value-type="float">
            <text:p>0.3757802</text:p>
          </table:table-cell>
          <table:table-cell office:value-type="float" office:value="0.3705308" calcext:value-type="float">
            <text:p>0.3705308</text:p>
          </table:table-cell>
          <table:table-cell office:value-type="float" office:value="0.3772531" calcext:value-type="float">
            <text:p>0.3772531</text:p>
          </table:table-cell>
          <table:table-cell office:value-type="float" office:value="0.3903076" calcext:value-type="float">
            <text:p>0.3903076</text:p>
          </table:table-cell>
          <table:table-cell office:value-type="float" office:value="0.3984633" calcext:value-type="float">
            <text:p>0.398463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333705E-016" calcext:value-type="float">
            <text:p>7.333705E-16</text:p>
          </table:table-cell>
          <table:table-cell office:value-type="float" office:value="7.227707E-016" calcext:value-type="float">
            <text:p>7.227707E-16</text:p>
          </table:table-cell>
          <table:table-cell office:value-type="float" office:value="2.480202E-016" calcext:value-type="float">
            <text:p>2.480202E-16</text:p>
          </table:table-cell>
          <table:table-cell office:value-type="float" office:value="2.174294E-023" calcext:value-type="float">
            <text:p>2.174294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74.69688" calcext:value-type="float">
            <text:p>-74.69688</text:p>
          </table:table-cell>
          <table:table-cell office:value-type="float" office:value="-0.01481384" calcext:value-type="float">
            <text:p>-0.01481384</text:p>
          </table:table-cell>
          <table:table-cell office:value-type="float" office:value="-0.01420291" calcext:value-type="float">
            <text:p>-0.01420291</text:p>
          </table:table-cell>
          <table:table-cell office:value-type="float" office:value="-0.01346953" calcext:value-type="float">
            <text:p>-0.01346953</text:p>
          </table:table-cell>
          <table:table-cell office:value-type="float" office:value="-0.01290155" calcext:value-type="float">
            <text:p>-0.01290155</text:p>
          </table:table-cell>
          <table:table-cell office:value-type="float" office:value="-0.01197134" calcext:value-type="float">
            <text:p>-0.01197134</text:p>
          </table:table-cell>
          <table:table-cell office:value-type="float" office:value="-0.01139687" calcext:value-type="float">
            <text:p>-0.01139687</text:p>
          </table:table-cell>
          <table:table-cell office:value-type="float" office:value="-0.01088442" calcext:value-type="float">
            <text:p>-0.01088442</text:p>
          </table:table-cell>
          <table:table-cell office:value-type="float" office:value="-0.01056059" calcext:value-type="float">
            <text:p>-0.01056059</text:p>
          </table:table-cell>
          <table:table-cell office:value-type="float" office:value="-0.01008374" calcext:value-type="float">
            <text:p>-0.010083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.68826" calcext:value-type="float">
            <text:p>-29.68826</text:p>
          </table:table-cell>
          <table:table-cell office:value-type="float" office:value="0.002741284" calcext:value-type="float">
            <text:p>0.002741284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35591" calcext:value-type="float">
            <text:p>-2.33559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6042001" calcext:value-type="float">
            <text:p>26042001</text:p>
          </table:table-cell>
          <table:table-cell office:value-type="float" office:value="143.478" calcext:value-type="float">
            <text:p>143.478</text:p>
          </table:table-cell>
          <table:table-cell office:value-type="float" office:value="80.95278" calcext:value-type="float">
            <text:p>80.95278</text:p>
          </table:table-cell>
          <table:table-cell office:value-type="float" office:value="0" calcext:value-type="float">
            <text:p>0</text:p>
          </table:table-cell>
          <table:table-cell office:value-type="float" office:value="1095.854" calcext:value-type="float">
            <text:p>1095.854</text:p>
          </table:table-cell>
          <table:table-cell office:value-type="float" office:value="-53.26234" calcext:value-type="float">
            <text:p>-53.26234</text:p>
          </table:table-cell>
          <table:table-cell office:value-type="float" office:value="0" calcext:value-type="float">
            <text:p>0</text:p>
          </table:table-cell>
          <table:table-cell office:value-type="float" office:value="0.1107592" calcext:value-type="float">
            <text:p>0.1107592</text:p>
          </table:table-cell>
          <table:table-cell office:value-type="float" office:value="0.3470815" calcext:value-type="float">
            <text:p>0.3470815</text:p>
          </table:table-cell>
          <table:table-cell office:value-type="float" office:value="0.3490838" calcext:value-type="float">
            <text:p>0.3490838</text:p>
          </table:table-cell>
          <table:table-cell office:value-type="float" office:value="0.3514221" calcext:value-type="float">
            <text:p>0.3514221</text:p>
          </table:table-cell>
          <table:table-cell office:value-type="float" office:value="0.3532922" calcext:value-type="float">
            <text:p>0.3532922</text:p>
          </table:table-cell>
          <table:table-cell office:value-type="float" office:value="0.3048475" calcext:value-type="float">
            <text:p>0.3048475</text:p>
          </table:table-cell>
          <table:table-cell office:value-type="float" office:value="0.3021875" calcext:value-type="float">
            <text:p>0.3021875</text:p>
          </table:table-cell>
          <table:table-cell office:value-type="float" office:value="0.3754785" calcext:value-type="float">
            <text:p>0.3754785</text:p>
          </table:table-cell>
          <table:table-cell office:value-type="float" office:value="0.3705991" calcext:value-type="float">
            <text:p>0.3705991</text:p>
          </table:table-cell>
          <table:table-cell office:value-type="float" office:value="0.3773591" calcext:value-type="float">
            <text:p>0.3773591</text:p>
          </table:table-cell>
          <table:table-cell office:value-type="float" office:value="0.39042" calcext:value-type="float">
            <text:p>0.39042</text:p>
          </table:table-cell>
          <table:table-cell office:value-type="float" office:value="0.3985614" calcext:value-type="float">
            <text:p>0.398561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337133E-016" calcext:value-type="float">
            <text:p>7.337133E-16</text:p>
          </table:table-cell>
          <table:table-cell office:value-type="float" office:value="7.227051E-016" calcext:value-type="float">
            <text:p>7.227051E-16</text:p>
          </table:table-cell>
          <table:table-cell office:value-type="float" office:value="2.48004E-016" calcext:value-type="float">
            <text:p>2.48004E-16</text:p>
          </table:table-cell>
          <table:table-cell office:value-type="float" office:value="2.174216E-023" calcext:value-type="float">
            <text:p>2.174216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80.27785" calcext:value-type="float">
            <text:p>-80.27785</text:p>
          </table:table-cell>
          <table:table-cell office:value-type="float" office:value="-0.01457593" calcext:value-type="float">
            <text:p>-0.01457593</text:p>
          </table:table-cell>
          <table:table-cell office:value-type="float" office:value="-0.014069" calcext:value-type="float">
            <text:p>-0.014069</text:p>
          </table:table-cell>
          <table:table-cell office:value-type="float" office:value="-0.01350977" calcext:value-type="float">
            <text:p>-0.01350977</text:p>
          </table:table-cell>
          <table:table-cell office:value-type="float" office:value="-0.01307319" calcext:value-type="float">
            <text:p>-0.01307319</text:p>
          </table:table-cell>
          <table:table-cell office:value-type="float" office:value="-0.01237872" calcext:value-type="float">
            <text:p>-0.01237872</text:p>
          </table:table-cell>
          <table:table-cell office:value-type="float" office:value="-0.01180334" calcext:value-type="float">
            <text:p>-0.01180334</text:p>
          </table:table-cell>
          <table:table-cell office:value-type="float" office:value="-0.01107471" calcext:value-type="float">
            <text:p>-0.01107471</text:p>
          </table:table-cell>
          <table:table-cell office:value-type="float" office:value="-0.010528" calcext:value-type="float">
            <text:p>-0.010528</text:p>
          </table:table-cell>
          <table:table-cell office:value-type="float" office:value="-0.01003539" calcext:value-type="float">
            <text:p>-0.010035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8.9066" calcext:value-type="float">
            <text:p>-38.9066</text:p>
          </table:table-cell>
          <table:table-cell office:value-type="float" office:value="0.002719004" calcext:value-type="float">
            <text:p>0.002719004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33612" calcext:value-type="float">
            <text:p>-2.33361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7042001" calcext:value-type="float">
            <text:p>27042001</text:p>
          </table:table-cell>
          <table:table-cell office:value-type="float" office:value="143.478" calcext:value-type="float">
            <text:p>143.478</text:p>
          </table:table-cell>
          <table:table-cell office:value-type="float" office:value="80.9865" calcext:value-type="float">
            <text:p>80.9865</text:p>
          </table:table-cell>
          <table:table-cell office:value-type="float" office:value="0" calcext:value-type="float">
            <text:p>0</text:p>
          </table:table-cell>
          <table:table-cell office:value-type="float" office:value="1095.82" calcext:value-type="float">
            <text:p>1095.82</text:p>
          </table:table-cell>
          <table:table-cell office:value-type="float" office:value="-53.26234" calcext:value-type="float">
            <text:p>-53.26234</text:p>
          </table:table-cell>
          <table:table-cell office:value-type="float" office:value="0" calcext:value-type="float">
            <text:p>0</text:p>
          </table:table-cell>
          <table:table-cell office:value-type="float" office:value="0.1106811" calcext:value-type="float">
            <text:p>0.1106811</text:p>
          </table:table-cell>
          <table:table-cell office:value-type="float" office:value="0.3471086" calcext:value-type="float">
            <text:p>0.3471086</text:p>
          </table:table-cell>
          <table:table-cell office:value-type="float" office:value="0.349005" calcext:value-type="float">
            <text:p>0.349005</text:p>
          </table:table-cell>
          <table:table-cell office:value-type="float" office:value="0.3511294" calcext:value-type="float">
            <text:p>0.3511294</text:p>
          </table:table-cell>
          <table:table-cell office:value-type="float" office:value="0.3527833" calcext:value-type="float">
            <text:p>0.3527833</text:p>
          </table:table-cell>
          <table:table-cell office:value-type="float" office:value="0.3041226" calcext:value-type="float">
            <text:p>0.3041226</text:p>
          </table:table-cell>
          <table:table-cell office:value-type="float" office:value="0.3013163" calcext:value-type="float">
            <text:p>0.3013163</text:p>
          </table:table-cell>
          <table:table-cell office:value-type="float" office:value="0.3751613" calcext:value-type="float">
            <text:p>0.3751613</text:p>
          </table:table-cell>
          <table:table-cell office:value-type="float" office:value="0.3706078" calcext:value-type="float">
            <text:p>0.3706078</text:p>
          </table:table-cell>
          <table:table-cell office:value-type="float" office:value="0.3774586" calcext:value-type="float">
            <text:p>0.3774586</text:p>
          </table:table-cell>
          <table:table-cell office:value-type="float" office:value="0.3905301" calcext:value-type="float">
            <text:p>0.3905301</text:p>
          </table:table-cell>
          <table:table-cell office:value-type="float" office:value="0.3986642" calcext:value-type="float">
            <text:p>0.3986642</text:p>
          </table:table-cell>
          <table:table-cell office:value-type="float" office:value="0.4623753" calcext:value-type="float">
            <text:p>0.4623753</text:p>
          </table:table-cell>
          <table:table-cell office:value-type="float" office:value="0" calcext:value-type="float">
            <text:p>0</text:p>
          </table:table-cell>
          <table:table-cell office:value-type="float" office:value="7.341038E-016" calcext:value-type="float">
            <text:p>7.341038E-16</text:p>
          </table:table-cell>
          <table:table-cell office:value-type="float" office:value="7.226322E-016" calcext:value-type="float">
            <text:p>7.226322E-16</text:p>
          </table:table-cell>
          <table:table-cell office:value-type="float" office:value="2.479851E-016" calcext:value-type="float">
            <text:p>2.479851E-16</text:p>
          </table:table-cell>
          <table:table-cell office:value-type="float" office:value="2.174121E-023" calcext:value-type="float">
            <text:p>2.174121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79.9026" calcext:value-type="float">
            <text:p>-79.9026</text:p>
          </table:table-cell>
          <table:table-cell office:value-type="float" office:value="-0.01456792" calcext:value-type="float">
            <text:p>-0.01456792</text:p>
          </table:table-cell>
          <table:table-cell office:value-type="float" office:value="-0.01408788" calcext:value-type="float">
            <text:p>-0.01408788</text:p>
          </table:table-cell>
          <table:table-cell office:value-type="float" office:value="-0.013579" calcext:value-type="float">
            <text:p>-0.013579</text:p>
          </table:table-cell>
          <table:table-cell office:value-type="float" office:value="-0.01318991" calcext:value-type="float">
            <text:p>-0.01318991</text:p>
          </table:table-cell>
          <table:table-cell office:value-type="float" office:value="-0.01260161" calcext:value-type="float">
            <text:p>-0.01260161</text:p>
          </table:table-cell>
          <table:table-cell office:value-type="float" office:value="-0.01209339" calcext:value-type="float">
            <text:p>-0.01209339</text:p>
          </table:table-cell>
          <table:table-cell office:value-type="float" office:value="-0.01127928" calcext:value-type="float">
            <text:p>-0.01127928</text:p>
          </table:table-cell>
          <table:table-cell office:value-type="float" office:value="-0.01052361" calcext:value-type="float">
            <text:p>-0.01052361</text:p>
          </table:table-cell>
          <table:table-cell office:value-type="float" office:value="-0.009990133" calcext:value-type="float">
            <text:p>-0.009990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0.12859" calcext:value-type="float">
            <text:p>-40.12859</text:p>
          </table:table-cell>
          <table:table-cell office:value-type="float" office:value="0.002706924" calcext:value-type="float">
            <text:p>0.002706924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31625" calcext:value-type="float">
            <text:p>-2.33162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8042001" calcext:value-type="float">
            <text:p>28042001</text:p>
          </table:table-cell>
          <table:table-cell office:value-type="float" office:value="143.478" calcext:value-type="float">
            <text:p>143.478</text:p>
          </table:table-cell>
          <table:table-cell office:value-type="float" office:value="81.0179" calcext:value-type="float">
            <text:p>81.0179</text:p>
          </table:table-cell>
          <table:table-cell office:value-type="float" office:value="0" calcext:value-type="float">
            <text:p>0</text:p>
          </table:table-cell>
          <table:table-cell office:value-type="float" office:value="1095.788" calcext:value-type="float">
            <text:p>1095.788</text:p>
          </table:table-cell>
          <table:table-cell office:value-type="float" office:value="-53.26234" calcext:value-type="float">
            <text:p>-53.26234</text:p>
          </table:table-cell>
          <table:table-cell office:value-type="float" office:value="0" calcext:value-type="float">
            <text:p>0</text:p>
          </table:table-cell>
          <table:table-cell office:value-type="float" office:value="0.1108539" calcext:value-type="float">
            <text:p>0.1108539</text:p>
          </table:table-cell>
          <table:table-cell office:value-type="float" office:value="0.3468543" calcext:value-type="float">
            <text:p>0.3468543</text:p>
          </table:table-cell>
          <table:table-cell office:value-type="float" office:value="0.3487032" calcext:value-type="float">
            <text:p>0.3487032</text:p>
          </table:table-cell>
          <table:table-cell office:value-type="float" office:value="0.3507324" calcext:value-type="float">
            <text:p>0.3507324</text:p>
          </table:table-cell>
          <table:table-cell office:value-type="float" office:value="0.3522851" calcext:value-type="float">
            <text:p>0.3522851</text:p>
          </table:table-cell>
          <table:table-cell office:value-type="float" office:value="0.303564" calcext:value-type="float">
            <text:p>0.303564</text:p>
          </table:table-cell>
          <table:table-cell office:value-type="float" office:value="0.300711" calcext:value-type="float">
            <text:p>0.300711</text:p>
          </table:table-cell>
          <table:table-cell office:value-type="float" office:value="0.3748844" calcext:value-type="float">
            <text:p>0.3748844</text:p>
          </table:table-cell>
          <table:table-cell office:value-type="float" office:value="0.3705709" calcext:value-type="float">
            <text:p>0.3705709</text:p>
          </table:table-cell>
          <table:table-cell office:value-type="float" office:value="0.3775486" calcext:value-type="float">
            <text:p>0.3775486</text:p>
          </table:table-cell>
          <table:table-cell office:value-type="float" office:value="0.3906389" calcext:value-type="float">
            <text:p>0.3906389</text:p>
          </table:table-cell>
          <table:table-cell office:value-type="float" office:value="0.3987701" calcext:value-type="float">
            <text:p>0.398770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345136E-016" calcext:value-type="float">
            <text:p>7.345136E-16</text:p>
          </table:table-cell>
          <table:table-cell office:value-type="float" office:value="7.225563E-016" calcext:value-type="float">
            <text:p>7.225563E-16</text:p>
          </table:table-cell>
          <table:table-cell office:value-type="float" office:value="2.479649E-016" calcext:value-type="float">
            <text:p>2.479649E-16</text:p>
          </table:table-cell>
          <table:table-cell office:value-type="float" office:value="2.174015E-023" calcext:value-type="float">
            <text:p>2.174015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78.99953" calcext:value-type="float">
            <text:p>-78.99953</text:p>
          </table:table-cell>
          <table:table-cell office:value-type="float" office:value="-0.01463364" calcext:value-type="float">
            <text:p>-0.01463364</text:p>
          </table:table-cell>
          <table:table-cell office:value-type="float" office:value="-0.01416291" calcext:value-type="float">
            <text:p>-0.01416291</text:p>
          </table:table-cell>
          <table:table-cell office:value-type="float" office:value="-0.0136737" calcext:value-type="float">
            <text:p>-0.0136737</text:p>
          </table:table-cell>
          <table:table-cell office:value-type="float" office:value="-0.01330516" calcext:value-type="float">
            <text:p>-0.01330516</text:p>
          </table:table-cell>
          <table:table-cell office:value-type="float" office:value="-0.01277598" calcext:value-type="float">
            <text:p>-0.01277598</text:p>
          </table:table-cell>
          <table:table-cell office:value-type="float" office:value="-0.01229947" calcext:value-type="float">
            <text:p>-0.01229947</text:p>
          </table:table-cell>
          <table:table-cell office:value-type="float" office:value="-0.0114612" calcext:value-type="float">
            <text:p>-0.0114612</text:p>
          </table:table-cell>
          <table:table-cell office:value-type="float" office:value="-0.01054087" calcext:value-type="float">
            <text:p>-0.01054087</text:p>
          </table:table-cell>
          <table:table-cell office:value-type="float" office:value="-0.009949407" calcext:value-type="float">
            <text:p>-0.0099494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0.27724" calcext:value-type="float">
            <text:p>-40.27724</text:p>
          </table:table-cell>
          <table:table-cell office:value-type="float" office:value="0.002699054" calcext:value-type="float">
            <text:p>0.002699054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29664" calcext:value-type="float">
            <text:p>-2.32966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042001" calcext:value-type="float">
            <text:p>29042001</text:p>
          </table:table-cell>
          <table:table-cell office:value-type="float" office:value="143.732" calcext:value-type="float">
            <text:p>143.732</text:p>
          </table:table-cell>
          <table:table-cell office:value-type="float" office:value="81.08345" calcext:value-type="float">
            <text:p>81.08345</text:p>
          </table:table-cell>
          <table:table-cell office:value-type="float" office:value="0" calcext:value-type="float">
            <text:p>0</text:p>
          </table:table-cell>
          <table:table-cell office:value-type="float" office:value="1095.975" calcext:value-type="float">
            <text:p>1095.975</text:p>
          </table:table-cell>
          <table:table-cell office:value-type="float" office:value="-53.26035" calcext:value-type="float">
            <text:p>-53.26035</text:p>
          </table:table-cell>
          <table:table-cell office:value-type="float" office:value="0" calcext:value-type="float">
            <text:p>0</text:p>
          </table:table-cell>
          <table:table-cell office:value-type="float" office:value="0.1283922" calcext:value-type="float">
            <text:p>0.1283922</text:p>
          </table:table-cell>
          <table:table-cell office:value-type="float" office:value="0.3464338" calcext:value-type="float">
            <text:p>0.3464338</text:p>
          </table:table-cell>
          <table:table-cell office:value-type="float" office:value="0.3482907" calcext:value-type="float">
            <text:p>0.3482907</text:p>
          </table:table-cell>
          <table:table-cell office:value-type="float" office:value="0.3502653" calcext:value-type="float">
            <text:p>0.3502653</text:p>
          </table:table-cell>
          <table:table-cell office:value-type="float" office:value="0.3517609" calcext:value-type="float">
            <text:p>0.3517609</text:p>
          </table:table-cell>
          <table:table-cell office:value-type="float" office:value="0.3030857" calcext:value-type="float">
            <text:p>0.3030857</text:p>
          </table:table-cell>
          <table:table-cell office:value-type="float" office:value="0.3002275" calcext:value-type="float">
            <text:p>0.3002275</text:p>
          </table:table-cell>
          <table:table-cell office:value-type="float" office:value="0.3746533" calcext:value-type="float">
            <text:p>0.3746533</text:p>
          </table:table-cell>
          <table:table-cell office:value-type="float" office:value="0.3705046" calcext:value-type="float">
            <text:p>0.3705046</text:p>
          </table:table-cell>
          <table:table-cell office:value-type="float" office:value="0.3776278" calcext:value-type="float">
            <text:p>0.3776278</text:p>
          </table:table-cell>
          <table:table-cell office:value-type="float" office:value="0.3907455" calcext:value-type="float">
            <text:p>0.3907455</text:p>
          </table:table-cell>
          <table:table-cell office:value-type="float" office:value="0.3988774" calcext:value-type="float">
            <text:p>0.398877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349225E-016" calcext:value-type="float">
            <text:p>7.349225E-16</text:p>
          </table:table-cell>
          <table:table-cell office:value-type="float" office:value="7.224806E-016" calcext:value-type="float">
            <text:p>7.224806E-16</text:p>
          </table:table-cell>
          <table:table-cell office:value-type="float" office:value="2.479446E-016" calcext:value-type="float">
            <text:p>2.479446E-16</text:p>
          </table:table-cell>
          <table:table-cell office:value-type="float" office:value="2.173898E-023" calcext:value-type="float">
            <text:p>2.173898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32.6305" calcext:value-type="float">
            <text:p>-32.6305</text:p>
          </table:table-cell>
          <table:table-cell office:value-type="float" office:value="-0.01473815" calcext:value-type="float">
            <text:p>-0.01473815</text:p>
          </table:table-cell>
          <table:table-cell office:value-type="float" office:value="-0.01426625" calcext:value-type="float">
            <text:p>-0.01426625</text:p>
          </table:table-cell>
          <table:table-cell office:value-type="float" office:value="-0.01378625" calcext:value-type="float">
            <text:p>-0.01378625</text:p>
          </table:table-cell>
          <table:table-cell office:value-type="float" office:value="-0.01342766" calcext:value-type="float">
            <text:p>-0.01342766</text:p>
          </table:table-cell>
          <table:table-cell office:value-type="float" office:value="-0.01292735" calcext:value-type="float">
            <text:p>-0.01292735</text:p>
          </table:table-cell>
          <table:table-cell office:value-type="float" office:value="-0.01246688" calcext:value-type="float">
            <text:p>-0.01246688</text:p>
          </table:table-cell>
          <table:table-cell office:value-type="float" office:value="-0.01161548" calcext:value-type="float">
            <text:p>-0.01161548</text:p>
          </table:table-cell>
          <table:table-cell office:value-type="float" office:value="-0.01057222" calcext:value-type="float">
            <text:p>-0.01057222</text:p>
          </table:table-cell>
          <table:table-cell office:value-type="float" office:value="-0.009913766" calcext:value-type="float">
            <text:p>-0.0099137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868503" calcext:value-type="float">
            <text:p>-3.868503</text:p>
          </table:table-cell>
          <table:table-cell office:value-type="float" office:value="0.002692461" calcext:value-type="float">
            <text:p>0.002692461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27695" calcext:value-type="float">
            <text:p>-2.32769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042001" calcext:value-type="float">
            <text:p>30042001</text:p>
          </table:table-cell>
          <table:table-cell office:value-type="float" office:value="145.0654" calcext:value-type="float">
            <text:p>145.0654</text:p>
          </table:table-cell>
          <table:table-cell office:value-type="float" office:value="82.27441" calcext:value-type="float">
            <text:p>82.27441</text:p>
          </table:table-cell>
          <table:table-cell office:value-type="float" office:value="0" calcext:value-type="float">
            <text:p>0</text:p>
          </table:table-cell>
          <table:table-cell office:value-type="float" office:value="1096.107" calcext:value-type="float">
            <text:p>1096.107</text:p>
          </table:table-cell>
          <table:table-cell office:value-type="float" office:value="-53.24989" calcext:value-type="float">
            <text:p>-53.24989</text:p>
          </table:table-cell>
          <table:table-cell office:value-type="float" office:value="0" calcext:value-type="float">
            <text:p>0</text:p>
          </table:table-cell>
          <table:table-cell office:value-type="float" office:value="0.1536196" calcext:value-type="float">
            <text:p>0.1536196</text:p>
          </table:table-cell>
          <table:table-cell office:value-type="float" office:value="0.3448383" calcext:value-type="float">
            <text:p>0.3448383</text:p>
          </table:table-cell>
          <table:table-cell office:value-type="float" office:value="0.346915" calcext:value-type="float">
            <text:p>0.346915</text:p>
          </table:table-cell>
          <table:table-cell office:value-type="float" office:value="0.349104" calcext:value-type="float">
            <text:p>0.349104</text:p>
          </table:table-cell>
          <table:table-cell office:value-type="float" office:value="0.3507159" calcext:value-type="float">
            <text:p>0.3507159</text:p>
          </table:table-cell>
          <table:table-cell office:value-type="float" office:value="0.3025356" calcext:value-type="float">
            <text:p>0.3025356</text:p>
          </table:table-cell>
          <table:table-cell office:value-type="float" office:value="0.2997859" calcext:value-type="float">
            <text:p>0.2997859</text:p>
          </table:table-cell>
          <table:table-cell office:value-type="float" office:value="0.3744549" calcext:value-type="float">
            <text:p>0.3744549</text:p>
          </table:table-cell>
          <table:table-cell office:value-type="float" office:value="0.3704205" calcext:value-type="float">
            <text:p>0.3704205</text:p>
          </table:table-cell>
          <table:table-cell office:value-type="float" office:value="0.3776955" calcext:value-type="float">
            <text:p>0.3776955</text:p>
          </table:table-cell>
          <table:table-cell office:value-type="float" office:value="0.3908492" calcext:value-type="float">
            <text:p>0.3908492</text:p>
          </table:table-cell>
          <table:table-cell office:value-type="float" office:value="0.3989849" calcext:value-type="float">
            <text:p>0.3989849</text:p>
          </table:table-cell>
          <table:table-cell office:value-type="float" office:value="0.4623754" calcext:value-type="float">
            <text:p>0.4623754</text:p>
          </table:table-cell>
          <table:table-cell office:value-type="float" office:value="0" calcext:value-type="float">
            <text:p>0</text:p>
          </table:table-cell>
          <table:table-cell office:value-type="float" office:value="7.352969E-016" calcext:value-type="float">
            <text:p>7.352969E-16</text:p>
          </table:table-cell>
          <table:table-cell office:value-type="float" office:value="7.224111E-016" calcext:value-type="float">
            <text:p>7.224111E-16</text:p>
          </table:table-cell>
          <table:table-cell office:value-type="float" office:value="2.479261E-016" calcext:value-type="float">
            <text:p>2.479261E-16</text:p>
          </table:table-cell>
          <table:table-cell office:value-type="float" office:value="2.173796E-023" calcext:value-type="float">
            <text:p>2.173796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0.81386" calcext:value-type="float">
            <text:p>-10.81386</text:p>
          </table:table-cell>
          <table:table-cell office:value-type="float" office:value="-0.01515336" calcext:value-type="float">
            <text:p>-0.01515336</text:p>
          </table:table-cell>
          <table:table-cell office:value-type="float" office:value="-0.01461847" calcext:value-type="float">
            <text:p>-0.01461847</text:p>
          </table:table-cell>
          <table:table-cell office:value-type="float" office:value="-0.01407038" calcext:value-type="float">
            <text:p>-0.01407038</text:p>
          </table:table-cell>
          <table:table-cell office:value-type="float" office:value="-0.01367494" calcext:value-type="float">
            <text:p>-0.01367494</text:p>
          </table:table-cell>
          <table:table-cell office:value-type="float" office:value="-0.01310312" calcext:value-type="float">
            <text:p>-0.01310312</text:p>
          </table:table-cell>
          <table:table-cell office:value-type="float" office:value="-0.01262173" calcext:value-type="float">
            <text:p>-0.01262173</text:p>
          </table:table-cell>
          <table:table-cell office:value-type="float" office:value="-0.01174955" calcext:value-type="float">
            <text:p>-0.01174955</text:p>
          </table:table-cell>
          <table:table-cell office:value-type="float" office:value="-0.01061214" calcext:value-type="float">
            <text:p>-0.01061214</text:p>
          </table:table-cell>
          <table:table-cell office:value-type="float" office:value="-0.009883242" calcext:value-type="float">
            <text:p>-0.0098832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923368" calcext:value-type="float">
            <text:p>-0.5923368</text:p>
          </table:table-cell>
          <table:table-cell office:value-type="float" office:value="0.002681446" calcext:value-type="float">
            <text:p>0.002681446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25716" calcext:value-type="float">
            <text:p>-2.32571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52001" calcext:value-type="float">
            <text:p>1052001</text:p>
          </table:table-cell>
          <table:table-cell office:value-type="float" office:value="158.5909" calcext:value-type="float">
            <text:p>158.5909</text:p>
          </table:table-cell>
          <table:table-cell office:value-type="float" office:value="85.86636" calcext:value-type="float">
            <text:p>85.86636</text:p>
          </table:table-cell>
          <table:table-cell office:value-type="float" office:value="0" calcext:value-type="float">
            <text:p>0</text:p>
          </table:table-cell>
          <table:table-cell office:value-type="float" office:value="1105.928" calcext:value-type="float">
            <text:p>1105.928</text:p>
          </table:table-cell>
          <table:table-cell office:value-type="float" office:value="-53.13689" calcext:value-type="float">
            <text:p>-53.13689</text:p>
          </table:table-cell>
          <table:table-cell office:value-type="float" office:value="0" calcext:value-type="float">
            <text:p>0</text:p>
          </table:table-cell>
          <table:table-cell office:value-type="float" office:value="0.6083252" calcext:value-type="float">
            <text:p>0.6083252</text:p>
          </table:table-cell>
          <table:table-cell office:value-type="float" office:value="0.3885694" calcext:value-type="float">
            <text:p>0.3885694</text:p>
          </table:table-cell>
          <table:table-cell office:value-type="float" office:value="0.3402743" calcext:value-type="float">
            <text:p>0.3402743</text:p>
          </table:table-cell>
          <table:table-cell office:value-type="float" office:value="0.3467476" calcext:value-type="float">
            <text:p>0.3467476</text:p>
          </table:table-cell>
          <table:table-cell office:value-type="float" office:value="0.346954" calcext:value-type="float">
            <text:p>0.346954</text:p>
          </table:table-cell>
          <table:table-cell office:value-type="float" office:value="0.3014647" calcext:value-type="float">
            <text:p>0.3014647</text:p>
          </table:table-cell>
          <table:table-cell office:value-type="float" office:value="0.3080667" calcext:value-type="float">
            <text:p>0.3080667</text:p>
          </table:table-cell>
          <table:table-cell office:value-type="float" office:value="0.3742636" calcext:value-type="float">
            <text:p>0.3742636</text:p>
          </table:table-cell>
          <table:table-cell office:value-type="float" office:value="0.3702225" calcext:value-type="float">
            <text:p>0.3702225</text:p>
          </table:table-cell>
          <table:table-cell office:value-type="float" office:value="0.3777532" calcext:value-type="float">
            <text:p>0.3777532</text:p>
          </table:table-cell>
          <table:table-cell office:value-type="float" office:value="0.3910668" calcext:value-type="float">
            <text:p>0.3910668</text:p>
          </table:table-cell>
          <table:table-cell office:value-type="float" office:value="0.3990994" calcext:value-type="float">
            <text:p>0.3990994</text:p>
          </table:table-cell>
          <table:table-cell office:value-type="float" office:value="0.4623754" calcext:value-type="float">
            <text:p>0.4623754</text:p>
          </table:table-cell>
          <table:table-cell office:value-type="float" office:value="0.003275573" calcext:value-type="float">
            <text:p>0.003275573</text:p>
          </table:table-cell>
          <table:table-cell office:value-type="float" office:value="7.356314E-016" calcext:value-type="float">
            <text:p>7.356314E-16</text:p>
          </table:table-cell>
          <table:table-cell office:value-type="float" office:value="7.223495E-016" calcext:value-type="float">
            <text:p>7.223495E-16</text:p>
          </table:table-cell>
          <table:table-cell office:value-type="float" office:value="2.479092E-016" calcext:value-type="float">
            <text:p>2.479092E-16</text:p>
          </table:table-cell>
          <table:table-cell office:value-type="float" office:value="2.173698E-023" calcext:value-type="float">
            <text:p>2.173698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05362033" calcext:value-type="float">
            <text:p>-0.0005362033</text:p>
          </table:table-cell>
          <table:table-cell office:value-type="float" office:value="-0.01060896" calcext:value-type="float">
            <text:p>-0.01060896</text:p>
          </table:table-cell>
          <table:table-cell office:value-type="float" office:value="-0.01686038" calcext:value-type="float">
            <text:p>-0.01686038</text:p>
          </table:table-cell>
          <table:table-cell office:value-type="float" office:value="-0.01506012" calcext:value-type="float">
            <text:p>-0.01506012</text:p>
          </table:table-cell>
          <table:table-cell office:value-type="float" office:value="-0.01463684" calcext:value-type="float">
            <text:p>-0.01463684</text:p>
          </table:table-cell>
          <table:table-cell office:value-type="float" office:value="-0.01346854" calcext:value-type="float">
            <text:p>-0.01346854</text:p>
          </table:table-cell>
          <table:table-cell office:value-type="float" office:value="-0.01119508" calcext:value-type="float">
            <text:p>-0.01119508</text:p>
          </table:table-cell>
          <table:table-cell office:value-type="float" office:value="-0.01189254" calcext:value-type="float">
            <text:p>-0.01189254</text:p>
          </table:table-cell>
          <table:table-cell office:value-type="float" office:value="-0.01070641" calcext:value-type="float">
            <text:p>-0.01070641</text:p>
          </table:table-cell>
          <table:table-cell office:value-type="float" office:value="-0.009857393" calcext:value-type="float">
            <text:p>-0.009857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4438231" calcext:value-type="float">
            <text:p>0.004438231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0.003275616" calcext:value-type="float">
            <text:p>0.00327561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52001" calcext:value-type="float">
            <text:p>2052001</text:p>
          </table:table-cell>
          <table:table-cell office:value-type="float" office:value="194.7859" calcext:value-type="float">
            <text:p>194.7859</text:p>
          </table:table-cell>
          <table:table-cell office:value-type="float" office:value="89.38417" calcext:value-type="float">
            <text:p>89.38417</text:p>
          </table:table-cell>
          <table:table-cell office:value-type="float" office:value="10.0703" calcext:value-type="float">
            <text:p>10.0703</text:p>
          </table:table-cell>
          <table:table-cell office:value-type="float" office:value="1128.075" calcext:value-type="float">
            <text:p>1128.075</text:p>
          </table:table-cell>
          <table:table-cell office:value-type="float" office:value="-52.67644" calcext:value-type="float">
            <text:p>-52.67644</text:p>
          </table:table-cell>
          <table:table-cell office:value-type="float" office:value="0" calcext:value-type="float">
            <text:p>0</text:p>
          </table:table-cell>
          <table:table-cell office:value-type="float" office:value="0.4372857" calcext:value-type="float">
            <text:p>0.4372857</text:p>
          </table:table-cell>
          <table:table-cell office:value-type="float" office:value="0.4299854" calcext:value-type="float">
            <text:p>0.4299854</text:p>
          </table:table-cell>
          <table:table-cell office:value-type="float" office:value="0.4301092" calcext:value-type="float">
            <text:p>0.4301092</text:p>
          </table:table-cell>
          <table:table-cell office:value-type="float" office:value="0.4362477" calcext:value-type="float">
            <text:p>0.4362477</text:p>
          </table:table-cell>
          <table:table-cell office:value-type="float" office:value="0.4426354" calcext:value-type="float">
            <text:p>0.4426354</text:p>
          </table:table-cell>
          <table:table-cell office:value-type="float" office:value="0.3718057" calcext:value-type="float">
            <text:p>0.3718057</text:p>
          </table:table-cell>
          <table:table-cell office:value-type="float" office:value="0.3670638" calcext:value-type="float">
            <text:p>0.3670638</text:p>
          </table:table-cell>
          <table:table-cell office:value-type="float" office:value="0.3829067" calcext:value-type="float">
            <text:p>0.3829067</text:p>
          </table:table-cell>
          <table:table-cell office:value-type="float" office:value="0.3708115" calcext:value-type="float">
            <text:p>0.3708115</text:p>
          </table:table-cell>
          <table:table-cell office:value-type="float" office:value="0.3778227" calcext:value-type="float">
            <text:p>0.3778227</text:p>
          </table:table-cell>
          <table:table-cell office:value-type="float" office:value="0.3912709" calcext:value-type="float">
            <text:p>0.3912709</text:p>
          </table:table-cell>
          <table:table-cell office:value-type="float" office:value="0.3992191" calcext:value-type="float">
            <text:p>0.399219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386654E-016" calcext:value-type="float">
            <text:p>7.386654E-16</text:p>
          </table:table-cell>
          <table:table-cell office:value-type="float" office:value="7.218468E-016" calcext:value-type="float">
            <text:p>7.218468E-16</text:p>
          </table:table-cell>
          <table:table-cell office:value-type="float" office:value="2.477049E-016" calcext:value-type="float">
            <text:p>2.477049E-16</text:p>
          </table:table-cell>
          <table:table-cell office:value-type="float" office:value="2.171952E-023" calcext:value-type="float">
            <text:p>2.171952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3625241" calcext:value-type="float">
            <text:p>-0.003625241</text:p>
          </table:table-cell>
          <table:table-cell office:value-type="float" office:value="-0.004024603" calcext:value-type="float">
            <text:p>-0.004024603</text:p>
          </table:table-cell>
          <table:table-cell office:value-type="float" office:value="-0.003945682" calcext:value-type="float">
            <text:p>-0.003945682</text:p>
          </table:table-cell>
          <table:table-cell office:value-type="float" office:value="-0.003577915" calcext:value-type="float">
            <text:p>-0.003577915</text:p>
          </table:table-cell>
          <table:table-cell office:value-type="float" office:value="-0.003262615" calcext:value-type="float">
            <text:p>-0.003262615</text:p>
          </table:table-cell>
          <table:table-cell office:value-type="float" office:value="-0.002810541" calcext:value-type="float">
            <text:p>-0.002810541</text:p>
          </table:table-cell>
          <table:table-cell office:value-type="float" office:value="-0.002312329" calcext:value-type="float">
            <text:p>-0.002312329</text:p>
          </table:table-cell>
          <table:table-cell office:value-type="float" office:value="-0.007301891" calcext:value-type="float">
            <text:p>-0.007301891</text:p>
          </table:table-cell>
          <table:table-cell office:value-type="float" office:value="-0.01043545" calcext:value-type="float">
            <text:p>-0.01043545</text:p>
          </table:table-cell>
          <table:table-cell office:value-type="float" office:value="-0.009826766" calcext:value-type="float">
            <text:p>-0.009826766</text:p>
          </table:table-cell>
          <table:table-cell office:value-type="float" office:value="0" calcext:value-type="float">
            <text:p>0</text:p>
          </table:table-cell>
          <table:table-cell office:value-type="float" office:value="0.03932007" calcext:value-type="float">
            <text:p>0.03932007</text:p>
          </table:table-cell>
          <table:table-cell office:value-type="float" office:value="-0.002741129" calcext:value-type="float">
            <text:p>-0.002741129</text:p>
          </table:table-cell>
          <table:table-cell office:value-type="float" office:value="0.002608729" calcext:value-type="float">
            <text:p>0.002608729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22374" calcext:value-type="float">
            <text:p>-2.32237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52001" calcext:value-type="float">
            <text:p>3052001</text:p>
          </table:table-cell>
          <table:table-cell office:value-type="float" office:value="209.8989" calcext:value-type="float">
            <text:p>209.8989</text:p>
          </table:table-cell>
          <table:table-cell office:value-type="float" office:value="91.15205" calcext:value-type="float">
            <text:p>91.15205</text:p>
          </table:table-cell>
          <table:table-cell office:value-type="float" office:value="10.0703" calcext:value-type="float">
            <text:p>10.0703</text:p>
          </table:table-cell>
          <table:table-cell office:value-type="float" office:value="1141.329" calcext:value-type="float">
            <text:p>1141.329</text:p>
          </table:table-cell>
          <table:table-cell office:value-type="float" office:value="-52.58526" calcext:value-type="float">
            <text:p>-52.58526</text:p>
          </table:table-cell>
          <table:table-cell office:value-type="float" office:value="0" calcext:value-type="float">
            <text:p>0</text:p>
          </table:table-cell>
          <table:table-cell office:value-type="float" office:value="0.591886" calcext:value-type="float">
            <text:p>0.591886</text:p>
          </table:table-cell>
          <table:table-cell office:value-type="float" office:value="0.5360034" calcext:value-type="float">
            <text:p>0.5360034</text:p>
          </table:table-cell>
          <table:table-cell office:value-type="float" office:value="0.4966308" calcext:value-type="float">
            <text:p>0.4966308</text:p>
          </table:table-cell>
          <table:table-cell office:value-type="float" office:value="0.4438222" calcext:value-type="float">
            <text:p>0.4438222</text:p>
          </table:table-cell>
          <table:table-cell office:value-type="float" office:value="0.4375433" calcext:value-type="float">
            <text:p>0.4375433</text:p>
          </table:table-cell>
          <table:table-cell office:value-type="float" office:value="0.3657424" calcext:value-type="float">
            <text:p>0.3657424</text:p>
          </table:table-cell>
          <table:table-cell office:value-type="float" office:value="0.3665152" calcext:value-type="float">
            <text:p>0.3665152</text:p>
          </table:table-cell>
          <table:table-cell office:value-type="float" office:value="0.395474" calcext:value-type="float">
            <text:p>0.395474</text:p>
          </table:table-cell>
          <table:table-cell office:value-type="float" office:value="0.3730926" calcext:value-type="float">
            <text:p>0.3730926</text:p>
          </table:table-cell>
          <table:table-cell office:value-type="float" office:value="0.3780198" calcext:value-type="float">
            <text:p>0.3780198</text:p>
          </table:table-cell>
          <table:table-cell office:value-type="float" office:value="0.3914571" calcext:value-type="float">
            <text:p>0.3914571</text:p>
          </table:table-cell>
          <table:table-cell office:value-type="float" office:value="0.3993433" calcext:value-type="float">
            <text:p>0.399343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.0005116942" calcext:value-type="float">
            <text:p>0.0005116942</text:p>
          </table:table-cell>
          <table:table-cell office:value-type="float" office:value="7.388807E-016" calcext:value-type="float">
            <text:p>7.388807E-16</text:p>
          </table:table-cell>
          <table:table-cell office:value-type="float" office:value="7.218078E-016" calcext:value-type="float">
            <text:p>7.218078E-16</text:p>
          </table:table-cell>
          <table:table-cell office:value-type="float" office:value="2.476928E-016" calcext:value-type="float">
            <text:p>2.476928E-16</text:p>
          </table:table-cell>
          <table:table-cell office:value-type="float" office:value="2.171881E-023" calcext:value-type="float">
            <text:p>2.171881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05523538" calcext:value-type="float">
            <text:p>-0.0005523538</text:p>
          </table:table-cell>
          <table:table-cell office:value-type="float" office:value="-0.0009906233" calcext:value-type="float">
            <text:p>-0.0009906233</text:p>
          </table:table-cell>
          <table:table-cell office:value-type="float" office:value="-0.002627446" calcext:value-type="float">
            <text:p>-0.002627446</text:p>
          </table:table-cell>
          <table:table-cell office:value-type="float" office:value="-0.003802782" calcext:value-type="float">
            <text:p>-0.003802782</text:p>
          </table:table-cell>
          <table:table-cell office:value-type="float" office:value="-0.003667717" calcext:value-type="float">
            <text:p>-0.003667717</text:p>
          </table:table-cell>
          <table:table-cell office:value-type="float" office:value="-0.00319302" calcext:value-type="float">
            <text:p>-0.00319302</text:p>
          </table:table-cell>
          <table:table-cell office:value-type="float" office:value="-0.002517462" calcext:value-type="float">
            <text:p>-0.002517462</text:p>
          </table:table-cell>
          <table:table-cell office:value-type="float" office:value="-0.003642529" calcext:value-type="float">
            <text:p>-0.003642529</text:p>
          </table:table-cell>
          <table:table-cell office:value-type="float" office:value="-0.009429638" calcext:value-type="float">
            <text:p>-0.009429638</text:p>
          </table:table-cell>
          <table:table-cell office:value-type="float" office:value="-0.009740293" calcext:value-type="float">
            <text:p>-0.009740293</text:p>
          </table:table-cell>
          <table:table-cell office:value-type="float" office:value="0" calcext:value-type="float">
            <text:p>0</text:p>
          </table:table-cell>
          <table:table-cell office:value-type="float" office:value="0.03932007" calcext:value-type="float">
            <text:p>0.03932007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2751589" calcext:value-type="float">
            <text:p>0.002751589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0.0005117155" calcext:value-type="float">
            <text:p>0.000511715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052001" calcext:value-type="float">
            <text:p>4052001</text:p>
          </table:table-cell>
          <table:table-cell office:value-type="float" office:value="252.8248" calcext:value-type="float">
            <text:p>252.8248</text:p>
          </table:table-cell>
          <table:table-cell office:value-type="float" office:value="92.60397" calcext:value-type="float">
            <text:p>92.60397</text:p>
          </table:table-cell>
          <table:table-cell office:value-type="float" office:value="12.62738" calcext:value-type="float">
            <text:p>12.62738</text:p>
          </table:table-cell>
          <table:table-cell office:value-type="float" office:value="1179.507" calcext:value-type="float">
            <text:p>1179.507</text:p>
          </table:table-cell>
          <table:table-cell office:value-type="float" office:value="-51.84628" calcext:value-type="float">
            <text:p>-51.84628</text:p>
          </table:table-cell>
          <table:table-cell office:value-type="float" office:value="0" calcext:value-type="float">
            <text:p>0</text:p>
          </table:table-cell>
          <table:table-cell office:value-type="float" office:value="0.5238129" calcext:value-type="float">
            <text:p>0.5238129</text:p>
          </table:table-cell>
          <table:table-cell office:value-type="float" office:value="0.4854669" calcext:value-type="float">
            <text:p>0.4854669</text:p>
          </table:table-cell>
          <table:table-cell office:value-type="float" office:value="0.4650406" calcext:value-type="float">
            <text:p>0.4650406</text:p>
          </table:table-cell>
          <table:table-cell office:value-type="float" office:value="0.4597019" calcext:value-type="float">
            <text:p>0.4597019</text:p>
          </table:table-cell>
          <table:table-cell office:value-type="float" office:value="0.4645439" calcext:value-type="float">
            <text:p>0.4645439</text:p>
          </table:table-cell>
          <table:table-cell office:value-type="float" office:value="0.3862652" calcext:value-type="float">
            <text:p>0.3862652</text:p>
          </table:table-cell>
          <table:table-cell office:value-type="float" office:value="0.3774235" calcext:value-type="float">
            <text:p>0.3774235</text:p>
          </table:table-cell>
          <table:table-cell office:value-type="float" office:value="0.417962" calcext:value-type="float">
            <text:p>0.417962</text:p>
          </table:table-cell>
          <table:table-cell office:value-type="float" office:value="0.4190562" calcext:value-type="float">
            <text:p>0.4190562</text:p>
          </table:table-cell>
          <table:table-cell office:value-type="float" office:value="0.4206805" calcext:value-type="float">
            <text:p>0.4206805</text:p>
          </table:table-cell>
          <table:table-cell office:value-type="float" office:value="0.3940836" calcext:value-type="float">
            <text:p>0.3940836</text:p>
          </table:table-cell>
          <table:table-cell office:value-type="float" office:value="0.3995377" calcext:value-type="float">
            <text:p>0.399537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.00001403375" calcext:value-type="float">
            <text:p>1.403375E-05</text:p>
          </table:table-cell>
          <table:table-cell office:value-type="float" office:value="7.392898E-016" calcext:value-type="float">
            <text:p>7.392898E-16</text:p>
          </table:table-cell>
          <table:table-cell office:value-type="float" office:value="7.217379E-016" calcext:value-type="float">
            <text:p>7.217379E-16</text:p>
          </table:table-cell>
          <table:table-cell office:value-type="float" office:value="2.476669E-016" calcext:value-type="float">
            <text:p>2.476669E-16</text:p>
          </table:table-cell>
          <table:table-cell office:value-type="float" office:value="2.171691E-023" calcext:value-type="float">
            <text:p>2.171691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1173126" calcext:value-type="float">
            <text:p>-0.001173126</text:p>
          </table:table-cell>
          <table:table-cell office:value-type="float" office:value="-0.002085964" calcext:value-type="float">
            <text:p>-0.002085964</text:p>
          </table:table-cell>
          <table:table-cell office:value-type="float" office:value="-0.002700659" calcext:value-type="float">
            <text:p>-0.002700659</text:p>
          </table:table-cell>
          <table:table-cell office:value-type="float" office:value="-0.00269884" calcext:value-type="float">
            <text:p>-0.00269884</text:p>
          </table:table-cell>
          <table:table-cell office:value-type="float" office:value="-0.002467833" calcext:value-type="float">
            <text:p>-0.002467833</text:p>
          </table:table-cell>
          <table:table-cell office:value-type="float" office:value="-0.002109012" calcext:value-type="float">
            <text:p>-0.002109012</text:p>
          </table:table-cell>
          <table:table-cell office:value-type="float" office:value="-0.00182408" calcext:value-type="float">
            <text:p>-0.00182408</text:p>
          </table:table-cell>
          <table:table-cell office:value-type="float" office:value="-0.001062419" calcext:value-type="float">
            <text:p>-0.001062419</text:p>
          </table:table-cell>
          <table:table-cell office:value-type="float" office:value="-0.001362919" calcext:value-type="float">
            <text:p>-0.001362919</text:p>
          </table:table-cell>
          <table:table-cell office:value-type="float" office:value="-0.001598184" calcext:value-type="float">
            <text:p>-0.001598184</text:p>
          </table:table-cell>
          <table:table-cell office:value-type="float" office:value="0" calcext:value-type="float">
            <text:p>0</text:p>
          </table:table-cell>
          <table:table-cell office:value-type="float" office:value="0.04248509" calcext:value-type="float">
            <text:p>0.04248509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2547663" calcext:value-type="float">
            <text:p>0.002547663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18272" calcext:value-type="float">
            <text:p>-2.31827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52001" calcext:value-type="float">
            <text:p>5052001</text:p>
          </table:table-cell>
          <table:table-cell office:value-type="float" office:value="266.1597" calcext:value-type="float">
            <text:p>266.1597</text:p>
          </table:table-cell>
          <table:table-cell office:value-type="float" office:value="94.58759" calcext:value-type="float">
            <text:p>94.58759</text:p>
          </table:table-cell>
          <table:table-cell office:value-type="float" office:value="12.62738" calcext:value-type="float">
            <text:p>12.62738</text:p>
          </table:table-cell>
          <table:table-cell office:value-type="float" office:value="1190.7" calcext:value-type="float">
            <text:p>1190.7</text:p>
          </table:table-cell>
          <table:table-cell office:value-type="float" office:value="-51.68831" calcext:value-type="float">
            <text:p>-51.68831</text:p>
          </table:table-cell>
          <table:table-cell office:value-type="float" office:value="0" calcext:value-type="float">
            <text:p>0</text:p>
          </table:table-cell>
          <table:table-cell office:value-type="float" office:value="0.4171224" calcext:value-type="float">
            <text:p>0.4171224</text:p>
          </table:table-cell>
          <table:table-cell office:value-type="float" office:value="0.423611" calcext:value-type="float">
            <text:p>0.423611</text:p>
          </table:table-cell>
          <table:table-cell office:value-type="float" office:value="0.4311763" calcext:value-type="float">
            <text:p>0.4311763</text:p>
          </table:table-cell>
          <table:table-cell office:value-type="float" office:value="0.439892" calcext:value-type="float">
            <text:p>0.439892</text:p>
          </table:table-cell>
          <table:table-cell office:value-type="float" office:value="0.447055" calcext:value-type="float">
            <text:p>0.447055</text:p>
          </table:table-cell>
          <table:table-cell office:value-type="float" office:value="0.3751481" calcext:value-type="float">
            <text:p>0.3751481</text:p>
          </table:table-cell>
          <table:table-cell office:value-type="float" office:value="0.3672789" calcext:value-type="float">
            <text:p>0.3672789</text:p>
          </table:table-cell>
          <table:table-cell office:value-type="float" office:value="0.4079151" calcext:value-type="float">
            <text:p>0.4079151</text:p>
          </table:table-cell>
          <table:table-cell office:value-type="float" office:value="0.4198925" calcext:value-type="float">
            <text:p>0.4198925</text:p>
          </table:table-cell>
          <table:table-cell office:value-type="float" office:value="0.4246471" calcext:value-type="float">
            <text:p>0.4246471</text:p>
          </table:table-cell>
          <table:table-cell office:value-type="float" office:value="0.4451252" calcext:value-type="float">
            <text:p>0.4451252</text:p>
          </table:table-cell>
          <table:table-cell office:value-type="float" office:value="0.4135554" calcext:value-type="float">
            <text:p>0.4135554</text:p>
          </table:table-cell>
          <table:table-cell office:value-type="float" office:value="0.4623753" calcext:value-type="float">
            <text:p>0.4623753</text:p>
          </table:table-cell>
          <table:table-cell office:value-type="float" office:value="0" calcext:value-type="float">
            <text:p>0</text:p>
          </table:table-cell>
          <table:table-cell office:value-type="float" office:value="7.394932E-016" calcext:value-type="float">
            <text:p>7.394932E-16</text:p>
          </table:table-cell>
          <table:table-cell office:value-type="float" office:value="7.217001E-016" calcext:value-type="float">
            <text:p>7.217001E-16</text:p>
          </table:table-cell>
          <table:table-cell office:value-type="float" office:value="2.476558E-016" calcext:value-type="float">
            <text:p>2.476558E-16</text:p>
          </table:table-cell>
          <table:table-cell office:value-type="float" office:value="2.171636E-023" calcext:value-type="float">
            <text:p>2.171636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4696324" calcext:value-type="float">
            <text:p>-0.004696324</text:p>
          </table:table-cell>
          <table:table-cell office:value-type="float" office:value="-0.004268385" calcext:value-type="float">
            <text:p>-0.004268385</text:p>
          </table:table-cell>
          <table:table-cell office:value-type="float" office:value="-0.003824721" calcext:value-type="float">
            <text:p>-0.003824721</text:p>
          </table:table-cell>
          <table:table-cell office:value-type="float" office:value="-0.003382822" calcext:value-type="float">
            <text:p>-0.003382822</text:p>
          </table:table-cell>
          <table:table-cell office:value-type="float" office:value="-0.003059931" calcext:value-type="float">
            <text:p>-0.003059931</text:p>
          </table:table-cell>
          <table:table-cell office:value-type="float" office:value="-0.002620043" calcext:value-type="float">
            <text:p>-0.002620043</text:p>
          </table:table-cell>
          <table:table-cell office:value-type="float" office:value="-0.002289081" calcext:value-type="float">
            <text:p>-0.002289081</text:p>
          </table:table-cell>
          <table:table-cell office:value-type="float" office:value="-0.001841793" calcext:value-type="float">
            <text:p>-0.001841793</text:p>
          </table:table-cell>
          <table:table-cell office:value-type="float" office:value="-0.001303483" calcext:value-type="float">
            <text:p>-0.001303483</text:p>
          </table:table-cell>
          <table:table-cell office:value-type="float" office:value="-0.001330076" calcext:value-type="float">
            <text:p>-0.001330076</text:p>
          </table:table-cell>
          <table:table-cell office:value-type="float" office:value="0" calcext:value-type="float">
            <text:p>0</text:p>
          </table:table-cell>
          <table:table-cell office:value-type="float" office:value="0.04248509" calcext:value-type="float">
            <text:p>0.04248509</text:p>
          </table:table-cell>
          <table:table-cell office:value-type="float" office:value="-0.004808627" calcext:value-type="float">
            <text:p>-0.004808627</text:p>
          </table:table-cell>
          <table:table-cell office:value-type="float" office:value="0.002481605" calcext:value-type="float">
            <text:p>0.002481605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0971" calcext:value-type="float">
            <text:p>-2.3097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052001" calcext:value-type="float">
            <text:p>6052001</text:p>
          </table:table-cell>
          <table:table-cell office:value-type="float" office:value="266.1597" calcext:value-type="float">
            <text:p>266.1597</text:p>
          </table:table-cell>
          <table:table-cell office:value-type="float" office:value="97.36902" calcext:value-type="float">
            <text:p>97.36902</text:p>
          </table:table-cell>
          <table:table-cell office:value-type="float" office:value="12.62738" calcext:value-type="float">
            <text:p>12.62738</text:p>
          </table:table-cell>
          <table:table-cell office:value-type="float" office:value="1183.476" calcext:value-type="float">
            <text:p>1183.476</text:p>
          </table:table-cell>
          <table:table-cell office:value-type="float" office:value="-47.24594" calcext:value-type="float">
            <text:p>-47.24594</text:p>
          </table:table-cell>
          <table:table-cell office:value-type="float" office:value="0" calcext:value-type="float">
            <text:p>0</text:p>
          </table:table-cell>
          <table:table-cell office:value-type="float" office:value="0.2394115" calcext:value-type="float">
            <text:p>0.2394115</text:p>
          </table:table-cell>
          <table:table-cell office:value-type="float" office:value="0.3973332" calcext:value-type="float">
            <text:p>0.3973332</text:p>
          </table:table-cell>
          <table:table-cell office:value-type="float" office:value="0.4026833" calcext:value-type="float">
            <text:p>0.4026833</text:p>
          </table:table-cell>
          <table:table-cell office:value-type="float" office:value="0.4094447" calcext:value-type="float">
            <text:p>0.4094447</text:p>
          </table:table-cell>
          <table:table-cell office:value-type="float" office:value="0.4155056" calcext:value-type="float">
            <text:p>0.4155056</text:p>
          </table:table-cell>
          <table:table-cell office:value-type="float" office:value="0.3547954" calcext:value-type="float">
            <text:p>0.3547954</text:p>
          </table:table-cell>
          <table:table-cell office:value-type="float" office:value="0.3497154" calcext:value-type="float">
            <text:p>0.3497154</text:p>
          </table:table-cell>
          <table:table-cell office:value-type="float" office:value="0.3995829" calcext:value-type="float">
            <text:p>0.3995829</text:p>
          </table:table-cell>
          <table:table-cell office:value-type="float" office:value="0.4065065" calcext:value-type="float">
            <text:p>0.4065065</text:p>
          </table:table-cell>
          <table:table-cell office:value-type="float" office:value="0.4156547" calcext:value-type="float">
            <text:p>0.4156547</text:p>
          </table:table-cell>
          <table:table-cell office:value-type="float" office:value="0.444609" calcext:value-type="float">
            <text:p>0.444609</text:p>
          </table:table-cell>
          <table:table-cell office:value-type="float" office:value="0.4288704" calcext:value-type="float">
            <text:p>0.428870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397129E-016" calcext:value-type="float">
            <text:p>7.397129E-16</text:p>
          </table:table-cell>
          <table:table-cell office:value-type="float" office:value="7.216605E-016" calcext:value-type="float">
            <text:p>7.216605E-16</text:p>
          </table:table-cell>
          <table:table-cell office:value-type="float" office:value="2.476439E-016" calcext:value-type="float">
            <text:p>2.476439E-16</text:p>
          </table:table-cell>
          <table:table-cell office:value-type="float" office:value="2.171577E-023" calcext:value-type="float">
            <text:p>2.171577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2024637" calcext:value-type="float">
            <text:p>-0.2024637</text:p>
          </table:table-cell>
          <table:table-cell office:value-type="float" office:value="-0.006200218" calcext:value-type="float">
            <text:p>-0.006200218</text:p>
          </table:table-cell>
          <table:table-cell office:value-type="float" office:value="-0.005706349" calcext:value-type="float">
            <text:p>-0.005706349</text:p>
          </table:table-cell>
          <table:table-cell office:value-type="float" office:value="-0.005158542" calcext:value-type="float">
            <text:p>-0.005158542</text:p>
          </table:table-cell>
          <table:table-cell office:value-type="float" office:value="-0.004716306" calcext:value-type="float">
            <text:p>-0.004716306</text:p>
          </table:table-cell>
          <table:table-cell office:value-type="float" office:value="-0.003929149" calcext:value-type="float">
            <text:p>-0.003929149</text:p>
          </table:table-cell>
          <table:table-cell office:value-type="float" office:value="-0.003421347" calcext:value-type="float">
            <text:p>-0.003421347</text:p>
          </table:table-cell>
          <table:table-cell office:value-type="float" office:value="-0.002851563" calcext:value-type="float">
            <text:p>-0.002851563</text:p>
          </table:table-cell>
          <table:table-cell office:value-type="float" office:value="-0.002242525" calcext:value-type="float">
            <text:p>-0.002242525</text:p>
          </table:table-cell>
          <table:table-cell office:value-type="float" office:value="-0.00190667" calcext:value-type="float">
            <text:p>-0.00190667</text:p>
          </table:table-cell>
          <table:table-cell office:value-type="float" office:value="0" calcext:value-type="float">
            <text:p>0</text:p>
          </table:table-cell>
          <table:table-cell office:value-type="float" office:value="0.04248509" calcext:value-type="float">
            <text:p>0.04248509</text:p>
          </table:table-cell>
          <table:table-cell office:value-type="float" office:value="-0.6271665" calcext:value-type="float">
            <text:p>-0.6271665</text:p>
          </table:table-cell>
          <table:table-cell office:value-type="float" office:value="0.002432126" calcext:value-type="float">
            <text:p>0.002432126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168832" calcext:value-type="float">
            <text:p>-2.16883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052001" calcext:value-type="float">
            <text:p>7052001</text:p>
          </table:table-cell>
          <table:table-cell office:value-type="float" office:value="266.1597" calcext:value-type="float">
            <text:p>266.1597</text:p>
          </table:table-cell>
          <table:table-cell office:value-type="float" office:value="98.72706" calcext:value-type="float">
            <text:p>98.72706</text:p>
          </table:table-cell>
          <table:table-cell office:value-type="float" office:value="12.62738" calcext:value-type="float">
            <text:p>12.62738</text:p>
          </table:table-cell>
          <table:table-cell office:value-type="float" office:value="1147.635" calcext:value-type="float">
            <text:p>1147.635</text:p>
          </table:table-cell>
          <table:table-cell office:value-type="float" office:value="-12.76256" calcext:value-type="float">
            <text:p>-12.76256</text:p>
          </table:table-cell>
          <table:table-cell office:value-type="float" office:value="0" calcext:value-type="float">
            <text:p>0</text:p>
          </table:table-cell>
          <table:table-cell office:value-type="float" office:value="0.1131312" calcext:value-type="float">
            <text:p>0.1131312</text:p>
          </table:table-cell>
          <table:table-cell office:value-type="float" office:value="0.327512" calcext:value-type="float">
            <text:p>0.327512</text:p>
          </table:table-cell>
          <table:table-cell office:value-type="float" office:value="0.3295211" calcext:value-type="float">
            <text:p>0.3295211</text:p>
          </table:table-cell>
          <table:table-cell office:value-type="float" office:value="0.3332956" calcext:value-type="float">
            <text:p>0.3332956</text:p>
          </table:table-cell>
          <table:table-cell office:value-type="float" office:value="0.3386059" calcext:value-type="float">
            <text:p>0.3386059</text:p>
          </table:table-cell>
          <table:table-cell office:value-type="float" office:value="0.3024844" calcext:value-type="float">
            <text:p>0.3024844</text:p>
          </table:table-cell>
          <table:table-cell office:value-type="float" office:value="0.3079264" calcext:value-type="float">
            <text:p>0.3079264</text:p>
          </table:table-cell>
          <table:table-cell office:value-type="float" office:value="0.3830894" calcext:value-type="float">
            <text:p>0.3830894</text:p>
          </table:table-cell>
          <table:table-cell office:value-type="float" office:value="0.3900487" calcext:value-type="float">
            <text:p>0.3900487</text:p>
          </table:table-cell>
          <table:table-cell office:value-type="float" office:value="0.4028486" calcext:value-type="float">
            <text:p>0.4028486</text:p>
          </table:table-cell>
          <table:table-cell office:value-type="float" office:value="0.4246364" calcext:value-type="float">
            <text:p>0.4246364</text:p>
          </table:table-cell>
          <table:table-cell office:value-type="float" office:value="0.4305988" calcext:value-type="float">
            <text:p>0.430598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399554E-016" calcext:value-type="float">
            <text:p>7.399554E-16</text:p>
          </table:table-cell>
          <table:table-cell office:value-type="float" office:value="7.216156E-016" calcext:value-type="float">
            <text:p>7.216156E-16</text:p>
          </table:table-cell>
          <table:table-cell office:value-type="float" office:value="2.476314E-016" calcext:value-type="float">
            <text:p>2.476314E-16</text:p>
          </table:table-cell>
          <table:table-cell office:value-type="float" office:value="2.171516E-023" calcext:value-type="float">
            <text:p>2.171516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67.75463" calcext:value-type="float">
            <text:p>-67.75463</text:p>
          </table:table-cell>
          <table:table-cell office:value-type="float" office:value="-0.02076563" calcext:value-type="float">
            <text:p>-0.02076563</text:p>
          </table:table-cell>
          <table:table-cell office:value-type="float" office:value="-0.01998987" calcext:value-type="float">
            <text:p>-0.01998987</text:p>
          </table:table-cell>
          <table:table-cell office:value-type="float" office:value="-0.01863054" calcext:value-type="float">
            <text:p>-0.01863054</text:p>
          </table:table-cell>
          <table:table-cell office:value-type="float" office:value="-0.01688467" calcext:value-type="float">
            <text:p>-0.01688467</text:p>
          </table:table-cell>
          <table:table-cell office:value-type="float" office:value="-0.01302703" calcext:value-type="float">
            <text:p>-0.01302703</text:p>
          </table:table-cell>
          <table:table-cell office:value-type="float" office:value="-0.01001113" calcext:value-type="float">
            <text:p>-0.01001113</text:p>
          </table:table-cell>
          <table:table-cell office:value-type="float" office:value="-0.007124017" calcext:value-type="float">
            <text:p>-0.007124017</text:p>
          </table:table-cell>
          <table:table-cell office:value-type="float" office:value="-0.004469151" calcext:value-type="float">
            <text:p>-0.004469151</text:p>
          </table:table-cell>
          <table:table-cell office:value-type="float" office:value="-0.003263406" calcext:value-type="float">
            <text:p>-0.003263406</text:p>
          </table:table-cell>
          <table:table-cell office:value-type="float" office:value="0" calcext:value-type="float">
            <text:p>0</text:p>
          </table:table-cell>
          <table:table-cell office:value-type="float" office:value="0.04248509" calcext:value-type="float">
            <text:p>0.04248509</text:p>
          </table:table-cell>
          <table:table-cell office:value-type="float" office:value="-24.86782" calcext:value-type="float">
            <text:p>-24.86782</text:p>
          </table:table-cell>
          <table:table-cell office:value-type="float" office:value="0.002409282" calcext:value-type="float">
            <text:p>0.002409282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05411" calcext:value-type="float">
            <text:p>-2.0541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052001" calcext:value-type="float">
            <text:p>8052001</text:p>
          </table:table-cell>
          <table:table-cell office:value-type="float" office:value="266.3502" calcext:value-type="float">
            <text:p>266.3502</text:p>
          </table:table-cell>
          <table:table-cell office:value-type="float" office:value="98.76446" calcext:value-type="float">
            <text:p>98.76446</text:p>
          </table:table-cell>
          <table:table-cell office:value-type="float" office:value="12.62738" calcext:value-type="float">
            <text:p>12.62738</text:p>
          </table:table-cell>
          <table:table-cell office:value-type="float" office:value="1131.425" calcext:value-type="float">
            <text:p>1131.425</text:p>
          </table:table-cell>
          <table:table-cell office:value-type="float" office:value="3.600029" calcext:value-type="float">
            <text:p>3.600029</text:p>
          </table:table-cell>
          <table:table-cell office:value-type="float" office:value="0" calcext:value-type="float">
            <text:p>0</text:p>
          </table:table-cell>
          <table:table-cell office:value-type="float" office:value="0.1252299" calcext:value-type="float">
            <text:p>0.1252299</text:p>
          </table:table-cell>
          <table:table-cell office:value-type="float" office:value="0.3227789" calcext:value-type="float">
            <text:p>0.3227789</text:p>
          </table:table-cell>
          <table:table-cell office:value-type="float" office:value="0.3238116" calcext:value-type="float">
            <text:p>0.3238116</text:p>
          </table:table-cell>
          <table:table-cell office:value-type="float" office:value="0.3253942" calcext:value-type="float">
            <text:p>0.3253942</text:p>
          </table:table-cell>
          <table:table-cell office:value-type="float" office:value="0.3272164" calcext:value-type="float">
            <text:p>0.3272164</text:p>
          </table:table-cell>
          <table:table-cell office:value-type="float" office:value="0.2880327" calcext:value-type="float">
            <text:p>0.2880327</text:p>
          </table:table-cell>
          <table:table-cell office:value-type="float" office:value="0.2916095" calcext:value-type="float">
            <text:p>0.2916095</text:p>
          </table:table-cell>
          <table:table-cell office:value-type="float" office:value="0.3739793" calcext:value-type="float">
            <text:p>0.3739793</text:p>
          </table:table-cell>
          <table:table-cell office:value-type="float" office:value="0.3787669" calcext:value-type="float">
            <text:p>0.3787669</text:p>
          </table:table-cell>
          <table:table-cell office:value-type="float" office:value="0.3933813" calcext:value-type="float">
            <text:p>0.3933813</text:p>
          </table:table-cell>
          <table:table-cell office:value-type="float" office:value="0.4141405" calcext:value-type="float">
            <text:p>0.4141405</text:p>
          </table:table-cell>
          <table:table-cell office:value-type="float" office:value="0.4220996" calcext:value-type="float">
            <text:p>0.422099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402439E-016" calcext:value-type="float">
            <text:p>7.402439E-16</text:p>
          </table:table-cell>
          <table:table-cell office:value-type="float" office:value="7.215628E-016" calcext:value-type="float">
            <text:p>7.215628E-16</text:p>
          </table:table-cell>
          <table:table-cell office:value-type="float" office:value="2.476173E-016" calcext:value-type="float">
            <text:p>2.476173E-16</text:p>
          </table:table-cell>
          <table:table-cell office:value-type="float" office:value="2.171441E-023" calcext:value-type="float">
            <text:p>2.171441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37.75219" calcext:value-type="float">
            <text:p>-37.75219</text:p>
          </table:table-cell>
          <table:table-cell office:value-type="float" office:value="-0.02278755" calcext:value-type="float">
            <text:p>-0.02278755</text:p>
          </table:table-cell>
          <table:table-cell office:value-type="float" office:value="-0.02234054" calcext:value-type="float">
            <text:p>-0.02234054</text:p>
          </table:table-cell>
          <table:table-cell office:value-type="float" office:value="-0.02168232" calcext:value-type="float">
            <text:p>-0.02168232</text:p>
          </table:table-cell>
          <table:table-cell office:value-type="float" office:value="-0.02094371" calcext:value-type="float">
            <text:p>-0.02094371</text:p>
          </table:table-cell>
          <table:table-cell office:value-type="float" office:value="-0.01887416" calcext:value-type="float">
            <text:p>-0.01887416</text:p>
          </table:table-cell>
          <table:table-cell office:value-type="float" office:value="-0.01587259" calcext:value-type="float">
            <text:p>-0.01587259</text:p>
          </table:table-cell>
          <table:table-cell office:value-type="float" office:value="-0.01203348" calcext:value-type="float">
            <text:p>-0.01203348</text:p>
          </table:table-cell>
          <table:table-cell office:value-type="float" office:value="-0.007294687" calcext:value-type="float">
            <text:p>-0.007294687</text:p>
          </table:table-cell>
          <table:table-cell office:value-type="float" office:value="-0.004907976" calcext:value-type="float">
            <text:p>-0.004907976</text:p>
          </table:table-cell>
          <table:table-cell office:value-type="float" office:value="0" calcext:value-type="float">
            <text:p>0</text:p>
          </table:table-cell>
          <table:table-cell office:value-type="float" office:value="0.04248509" calcext:value-type="float">
            <text:p>0.04248509</text:p>
          </table:table-cell>
          <table:table-cell office:value-type="float" office:value="-4.81219" calcext:value-type="float">
            <text:p>-4.81219</text:p>
          </table:table-cell>
          <table:table-cell office:value-type="float" office:value="0.002393163" calcext:value-type="float">
            <text:p>0.002393163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1.884008" calcext:value-type="float">
            <text:p>-1.88400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052001" calcext:value-type="float">
            <text:p>9052001</text:p>
          </table:table-cell>
          <table:table-cell office:value-type="float" office:value="266.9217" calcext:value-type="float">
            <text:p>266.9217</text:p>
          </table:table-cell>
          <table:table-cell office:value-type="float" office:value="99.51872" calcext:value-type="float">
            <text:p>99.51872</text:p>
          </table:table-cell>
          <table:table-cell office:value-type="float" office:value="12.62738" calcext:value-type="float">
            <text:p>12.62738</text:p>
          </table:table-cell>
          <table:table-cell office:value-type="float" office:value="1121.152" calcext:value-type="float">
            <text:p>1121.152</text:p>
          </table:table-cell>
          <table:table-cell office:value-type="float" office:value="13.6905" calcext:value-type="float">
            <text:p>13.6905</text:p>
          </table:table-cell>
          <table:table-cell office:value-type="float" office:value="0" calcext:value-type="float">
            <text:p>0</text:p>
          </table:table-cell>
          <table:table-cell office:value-type="float" office:value="0.1107358" calcext:value-type="float">
            <text:p>0.1107358</text:p>
          </table:table-cell>
          <table:table-cell office:value-type="float" office:value="0.3226726" calcext:value-type="float">
            <text:p>0.3226726</text:p>
          </table:table-cell>
          <table:table-cell office:value-type="float" office:value="0.3237264" calcext:value-type="float">
            <text:p>0.3237264</text:p>
          </table:table-cell>
          <table:table-cell office:value-type="float" office:value="0.3249644" calcext:value-type="float">
            <text:p>0.3249644</text:p>
          </table:table-cell>
          <table:table-cell office:value-type="float" office:value="0.3259704" calcext:value-type="float">
            <text:p>0.3259704</text:p>
          </table:table-cell>
          <table:table-cell office:value-type="float" office:value="0.2850518" calcext:value-type="float">
            <text:p>0.2850518</text:p>
          </table:table-cell>
          <table:table-cell office:value-type="float" office:value="0.2863134" calcext:value-type="float">
            <text:p>0.2863134</text:p>
          </table:table-cell>
          <table:table-cell office:value-type="float" office:value="0.3697326" calcext:value-type="float">
            <text:p>0.3697326</text:p>
          </table:table-cell>
          <table:table-cell office:value-type="float" office:value="0.3713928" calcext:value-type="float">
            <text:p>0.3713928</text:p>
          </table:table-cell>
          <table:table-cell office:value-type="float" office:value="0.3864644" calcext:value-type="float">
            <text:p>0.3864644</text:p>
          </table:table-cell>
          <table:table-cell office:value-type="float" office:value="0.4072628" calcext:value-type="float">
            <text:p>0.4072628</text:p>
          </table:table-cell>
          <table:table-cell office:value-type="float" office:value="0.4166179" calcext:value-type="float">
            <text:p>0.416617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405711E-016" calcext:value-type="float">
            <text:p>7.405711E-16</text:p>
          </table:table-cell>
          <table:table-cell office:value-type="float" office:value="7.215003E-016" calcext:value-type="float">
            <text:p>7.215003E-16</text:p>
          </table:table-cell>
          <table:table-cell office:value-type="float" office:value="2.476013E-016" calcext:value-type="float">
            <text:p>2.476013E-16</text:p>
          </table:table-cell>
          <table:table-cell office:value-type="float" office:value="2.171357E-023" calcext:value-type="float">
            <text:p>2.171357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80.14742" calcext:value-type="float">
            <text:p>-80.14742</text:p>
          </table:table-cell>
          <table:table-cell office:value-type="float" office:value="-0.02283438" calcext:value-type="float">
            <text:p>-0.02283438</text:p>
          </table:table-cell>
          <table:table-cell office:value-type="float" office:value="-0.02238027" calcext:value-type="float">
            <text:p>-0.02238027</text:p>
          </table:table-cell>
          <table:table-cell office:value-type="float" office:value="-0.0218661" calcext:value-type="float">
            <text:p>-0.0218661</text:p>
          </table:table-cell>
          <table:table-cell office:value-type="float" office:value="-0.02145189" calcext:value-type="float">
            <text:p>-0.02145189</text:p>
          </table:table-cell>
          <table:table-cell office:value-type="float" office:value="-0.02042224" calcext:value-type="float">
            <text:p>-0.02042224</text:p>
          </table:table-cell>
          <table:table-cell office:value-type="float" office:value="-0.01854" calcext:value-type="float">
            <text:p>-0.01854</text:p>
          </table:table-cell>
          <table:table-cell office:value-type="float" office:value="-0.0154387" calcext:value-type="float">
            <text:p>-0.0154387</text:p>
          </table:table-cell>
          <table:table-cell office:value-type="float" office:value="-0.01013241" calcext:value-type="float">
            <text:p>-0.01013241</text:p>
          </table:table-cell>
          <table:table-cell office:value-type="float" office:value="-0.006655425" calcext:value-type="float">
            <text:p>-0.006655425</text:p>
          </table:table-cell>
          <table:table-cell office:value-type="float" office:value="0" calcext:value-type="float">
            <text:p>0</text:p>
          </table:table-cell>
          <table:table-cell office:value-type="float" office:value="0.04248509" calcext:value-type="float">
            <text:p>0.04248509</text:p>
          </table:table-cell>
          <table:table-cell office:value-type="float" office:value="-39.35118" calcext:value-type="float">
            <text:p>-39.35118</text:p>
          </table:table-cell>
          <table:table-cell office:value-type="float" office:value="0.002373782" calcext:value-type="float">
            <text:p>0.002373782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1.93027" calcext:value-type="float">
            <text:p>-1.9302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52001" calcext:value-type="float">
            <text:p>10052001</text:p>
          </table:table-cell>
          <table:table-cell office:value-type="float" office:value="266.9217" calcext:value-type="float">
            <text:p>266.9217</text:p>
          </table:table-cell>
          <table:table-cell office:value-type="float" office:value="100.843" calcext:value-type="float">
            <text:p>100.843</text:p>
          </table:table-cell>
          <table:table-cell office:value-type="float" office:value="12.62738" calcext:value-type="float">
            <text:p>12.62738</text:p>
          </table:table-cell>
          <table:table-cell office:value-type="float" office:value="1112.909" calcext:value-type="float">
            <text:p>1112.909</text:p>
          </table:table-cell>
          <table:table-cell office:value-type="float" office:value="20.60947" calcext:value-type="float">
            <text:p>20.60947</text:p>
          </table:table-cell>
          <table:table-cell office:value-type="float" office:value="0" calcext:value-type="float">
            <text:p>0</text:p>
          </table:table-cell>
          <table:table-cell office:value-type="float" office:value="0.1143897" calcext:value-type="float">
            <text:p>0.1143897</text:p>
          </table:table-cell>
          <table:table-cell office:value-type="float" office:value="0.3029233" calcext:value-type="float">
            <text:p>0.3029233</text:p>
          </table:table-cell>
          <table:table-cell office:value-type="float" office:value="0.3157815" calcext:value-type="float">
            <text:p>0.3157815</text:p>
          </table:table-cell>
          <table:table-cell office:value-type="float" office:value="0.322723" calcext:value-type="float">
            <text:p>0.322723</text:p>
          </table:table-cell>
          <table:table-cell office:value-type="float" office:value="0.3250132" calcext:value-type="float">
            <text:p>0.3250132</text:p>
          </table:table-cell>
          <table:table-cell office:value-type="float" office:value="0.2843401" calcext:value-type="float">
            <text:p>0.2843401</text:p>
          </table:table-cell>
          <table:table-cell office:value-type="float" office:value="0.2845927" calcext:value-type="float">
            <text:p>0.2845927</text:p>
          </table:table-cell>
          <table:table-cell office:value-type="float" office:value="0.367957" calcext:value-type="float">
            <text:p>0.367957</text:p>
          </table:table-cell>
          <table:table-cell office:value-type="float" office:value="0.3669233" calcext:value-type="float">
            <text:p>0.3669233</text:p>
          </table:table-cell>
          <table:table-cell office:value-type="float" office:value="0.3816383" calcext:value-type="float">
            <text:p>0.3816383</text:p>
          </table:table-cell>
          <table:table-cell office:value-type="float" office:value="0.4024222" calcext:value-type="float">
            <text:p>0.4024222</text:p>
          </table:table-cell>
          <table:table-cell office:value-type="float" office:value="0.4132183" calcext:value-type="float">
            <text:p>0.413218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301372E-016" calcext:value-type="float">
            <text:p>7.301372E-16</text:p>
          </table:table-cell>
          <table:table-cell office:value-type="float" office:value="7.241303E-016" calcext:value-type="float">
            <text:p>7.241303E-16</text:p>
          </table:table-cell>
          <table:table-cell office:value-type="float" office:value="2.475848E-016" calcext:value-type="float">
            <text:p>2.475848E-16</text:p>
          </table:table-cell>
          <table:table-cell office:value-type="float" office:value="2.171273E-023" calcext:value-type="float">
            <text:p>2.171273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61.35595" calcext:value-type="float">
            <text:p>-61.35595</text:p>
          </table:table-cell>
          <table:table-cell office:value-type="float" office:value="-0.03397833" calcext:value-type="float">
            <text:p>-0.03397833</text:p>
          </table:table-cell>
          <table:table-cell office:value-type="float" office:value="-0.02604698" calcext:value-type="float">
            <text:p>-0.02604698</text:p>
          </table:table-cell>
          <table:table-cell office:value-type="float" office:value="-0.0227947" calcext:value-type="float">
            <text:p>-0.0227947</text:p>
          </table:table-cell>
          <table:table-cell office:value-type="float" office:value="-0.02183175" calcext:value-type="float">
            <text:p>-0.02183175</text:p>
          </table:table-cell>
          <table:table-cell office:value-type="float" office:value="-0.0208109" calcext:value-type="float">
            <text:p>-0.0208109</text:p>
          </table:table-cell>
          <table:table-cell office:value-type="float" office:value="-0.01951075" calcext:value-type="float">
            <text:p>-0.01951075</text:p>
          </table:table-cell>
          <table:table-cell office:value-type="float" office:value="-0.01714855" calcext:value-type="float">
            <text:p>-0.01714855</text:p>
          </table:table-cell>
          <table:table-cell office:value-type="float" office:value="-0.01240724" calcext:value-type="float">
            <text:p>-0.01240724</text:p>
          </table:table-cell>
          <table:table-cell office:value-type="float" office:value="-0.008258718" calcext:value-type="float">
            <text:p>-0.008258718</text:p>
          </table:table-cell>
          <table:table-cell office:value-type="float" office:value="0" calcext:value-type="float">
            <text:p>0</text:p>
          </table:table-cell>
          <table:table-cell office:value-type="float" office:value="0.04248509" calcext:value-type="float">
            <text:p>0.04248509</text:p>
          </table:table-cell>
          <table:table-cell office:value-type="float" office:value="-302.6928" calcext:value-type="float">
            <text:p>-302.6928</text:p>
          </table:table-cell>
          <table:table-cell office:value-type="float" office:value="0.0005723968" calcext:value-type="float">
            <text:p>0.0005723968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957604" calcext:value-type="float">
            <text:p>-1.95760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052001" calcext:value-type="float">
            <text:p>11052001</text:p>
          </table:table-cell>
          <table:table-cell office:value-type="float" office:value="267.2391" calcext:value-type="float">
            <text:p>267.2391</text:p>
          </table:table-cell>
          <table:table-cell office:value-type="float" office:value="100.9358" calcext:value-type="float">
            <text:p>100.9358</text:p>
          </table:table-cell>
          <table:table-cell office:value-type="float" office:value="12.62738" calcext:value-type="float">
            <text:p>12.62738</text:p>
          </table:table-cell>
          <table:table-cell office:value-type="float" office:value="1108.259" calcext:value-type="float">
            <text:p>1108.259</text:p>
          </table:table-cell>
          <table:table-cell office:value-type="float" office:value="25.48388" calcext:value-type="float">
            <text:p>25.48388</text:p>
          </table:table-cell>
          <table:table-cell office:value-type="float" office:value="0" calcext:value-type="float">
            <text:p>0</text:p>
          </table:table-cell>
          <table:table-cell office:value-type="float" office:value="0.1425137" calcext:value-type="float">
            <text:p>0.1425137</text:p>
          </table:table-cell>
          <table:table-cell office:value-type="float" office:value="0.3106914" calcext:value-type="float">
            <text:p>0.3106914</text:p>
          </table:table-cell>
          <table:table-cell office:value-type="float" office:value="0.3148887" calcext:value-type="float">
            <text:p>0.3148887</text:p>
          </table:table-cell>
          <table:table-cell office:value-type="float" office:value="0.3195348" calcext:value-type="float">
            <text:p>0.3195348</text:p>
          </table:table-cell>
          <table:table-cell office:value-type="float" office:value="0.3222933" calcext:value-type="float">
            <text:p>0.3222933</text:p>
          </table:table-cell>
          <table:table-cell office:value-type="float" office:value="0.2837841" calcext:value-type="float">
            <text:p>0.2837841</text:p>
          </table:table-cell>
          <table:table-cell office:value-type="float" office:value="0.2839157" calcext:value-type="float">
            <text:p>0.2839157</text:p>
          </table:table-cell>
          <table:table-cell office:value-type="float" office:value="0.3671986" calcext:value-type="float">
            <text:p>0.3671986</text:p>
          </table:table-cell>
          <table:table-cell office:value-type="float" office:value="0.3644378" calcext:value-type="float">
            <text:p>0.3644378</text:p>
          </table:table-cell>
          <table:table-cell office:value-type="float" office:value="0.3783985" calcext:value-type="float">
            <text:p>0.3783985</text:p>
          </table:table-cell>
          <table:table-cell office:value-type="float" office:value="0.3989441" calcext:value-type="float">
            <text:p>0.3989441</text:p>
          </table:table-cell>
          <table:table-cell office:value-type="float" office:value="0.4107146" calcext:value-type="float">
            <text:p>0.410714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30487E-016" calcext:value-type="float">
            <text:p>7.30487E-16</text:p>
          </table:table-cell>
          <table:table-cell office:value-type="float" office:value="7.240639E-016" calcext:value-type="float">
            <text:p>7.240639E-16</text:p>
          </table:table-cell>
          <table:table-cell office:value-type="float" office:value="2.475682E-016" calcext:value-type="float">
            <text:p>2.475682E-16</text:p>
          </table:table-cell>
          <table:table-cell office:value-type="float" office:value="2.171183E-023" calcext:value-type="float">
            <text:p>2.171183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6.57316" calcext:value-type="float">
            <text:p>-16.57316</text:p>
          </table:table-cell>
          <table:table-cell office:value-type="float" office:value="-0.02880461" calcext:value-type="float">
            <text:p>-0.02880461</text:p>
          </table:table-cell>
          <table:table-cell office:value-type="float" office:value="-0.02654096" calcext:value-type="float">
            <text:p>-0.02654096</text:p>
          </table:table-cell>
          <table:table-cell office:value-type="float" office:value="-0.02424682" calcext:value-type="float">
            <text:p>-0.02424682</text:p>
          </table:table-cell>
          <table:table-cell office:value-type="float" office:value="-0.02299571" calcext:value-type="float">
            <text:p>-0.02299571</text:p>
          </table:table-cell>
          <table:table-cell office:value-type="float" office:value="-0.02111731" calcext:value-type="float">
            <text:p>-0.02111731</text:p>
          </table:table-cell>
          <table:table-cell office:value-type="float" office:value="-0.01990824" calcext:value-type="float">
            <text:p>-0.01990824</text:p>
          </table:table-cell>
          <table:table-cell office:value-type="float" office:value="-0.01793809" calcext:value-type="float">
            <text:p>-0.01793809</text:p>
          </table:table-cell>
          <table:table-cell office:value-type="float" office:value="-0.0139023" calcext:value-type="float">
            <text:p>-0.0139023</text:p>
          </table:table-cell>
          <table:table-cell office:value-type="float" office:value="-0.009561815" calcext:value-type="float">
            <text:p>-0.009561815</text:p>
          </table:table-cell>
          <table:table-cell office:value-type="float" office:value="0" calcext:value-type="float">
            <text:p>0</text:p>
          </table:table-cell>
          <table:table-cell office:value-type="float" office:value="0.04248509" calcext:value-type="float">
            <text:p>0.04248509</text:p>
          </table:table-cell>
          <table:table-cell office:value-type="float" office:value="-301.9352" calcext:value-type="float">
            <text:p>-301.9352</text:p>
          </table:table-cell>
          <table:table-cell office:value-type="float" office:value="0.0005668881" calcext:value-type="float">
            <text:p>0.0005668881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976893" calcext:value-type="float">
            <text:p>-1.97689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052001" calcext:value-type="float">
            <text:p>12052001</text:p>
          </table:table-cell>
          <table:table-cell office:value-type="float" office:value="268.1915" calcext:value-type="float">
            <text:p>268.1915</text:p>
          </table:table-cell>
          <table:table-cell office:value-type="float" office:value="102.6562" calcext:value-type="float">
            <text:p>102.6562</text:p>
          </table:table-cell>
          <table:table-cell office:value-type="float" office:value="12.62738" calcext:value-type="float">
            <text:p>12.62738</text:p>
          </table:table-cell>
          <table:table-cell office:value-type="float" office:value="1103.904" calcext:value-type="float">
            <text:p>1103.904</text:p>
          </table:table-cell>
          <table:table-cell office:value-type="float" office:value="29.07115" calcext:value-type="float">
            <text:p>29.07115</text:p>
          </table:table-cell>
          <table:table-cell office:value-type="float" office:value="0" calcext:value-type="float">
            <text:p>0</text:p>
          </table:table-cell>
          <table:table-cell office:value-type="float" office:value="0.1138304" calcext:value-type="float">
            <text:p>0.1138304</text:p>
          </table:table-cell>
          <table:table-cell office:value-type="float" office:value="0.3078818" calcext:value-type="float">
            <text:p>0.3078818</text:p>
          </table:table-cell>
          <table:table-cell office:value-type="float" office:value="0.3126197" calcext:value-type="float">
            <text:p>0.3126197</text:p>
          </table:table-cell>
          <table:table-cell office:value-type="float" office:value="0.3177314" calcext:value-type="float">
            <text:p>0.3177314</text:p>
          </table:table-cell>
          <table:table-cell office:value-type="float" office:value="0.3208515" calcext:value-type="float">
            <text:p>0.3208515</text:p>
          </table:table-cell>
          <table:table-cell office:value-type="float" office:value="0.2828922" calcext:value-type="float">
            <text:p>0.2828922</text:p>
          </table:table-cell>
          <table:table-cell office:value-type="float" office:value="0.2835219" calcext:value-type="float">
            <text:p>0.2835219</text:p>
          </table:table-cell>
          <table:table-cell office:value-type="float" office:value="0.366852" calcext:value-type="float">
            <text:p>0.366852</text:p>
          </table:table-cell>
          <table:table-cell office:value-type="float" office:value="0.3631061" calcext:value-type="float">
            <text:p>0.3631061</text:p>
          </table:table-cell>
          <table:table-cell office:value-type="float" office:value="0.3763222" calcext:value-type="float">
            <text:p>0.3763222</text:p>
          </table:table-cell>
          <table:table-cell office:value-type="float" office:value="0.396487" calcext:value-type="float">
            <text:p>0.396487</text:p>
          </table:table-cell>
          <table:table-cell office:value-type="float" office:value="0.4090729" calcext:value-type="float">
            <text:p>0.409072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307995E-016" calcext:value-type="float">
            <text:p>7.307995E-16</text:p>
          </table:table-cell>
          <table:table-cell office:value-type="float" office:value="7.240061E-016" calcext:value-type="float">
            <text:p>7.240061E-16</text:p>
          </table:table-cell>
          <table:table-cell office:value-type="float" office:value="2.475529E-016" calcext:value-type="float">
            <text:p>2.475529E-16</text:p>
          </table:table-cell>
          <table:table-cell office:value-type="float" office:value="2.171094E-023" calcext:value-type="float">
            <text:p>2.171094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65.66021" calcext:value-type="float">
            <text:p>-65.66021</text:p>
          </table:table-cell>
          <table:table-cell office:value-type="float" office:value="-0.03050809" calcext:value-type="float">
            <text:p>-0.03050809</text:p>
          </table:table-cell>
          <table:table-cell office:value-type="float" office:value="-0.02774364" calcext:value-type="float">
            <text:p>-0.02774364</text:p>
          </table:table-cell>
          <table:table-cell office:value-type="float" office:value="-0.02510514" calcext:value-type="float">
            <text:p>-0.02510514</text:p>
          </table:table-cell>
          <table:table-cell office:value-type="float" office:value="-0.02364073" calcext:value-type="float">
            <text:p>-0.02364073</text:p>
          </table:table-cell>
          <table:table-cell office:value-type="float" office:value="-0.0216166" calcext:value-type="float">
            <text:p>-0.0216166</text:p>
          </table:table-cell>
          <table:table-cell office:value-type="float" office:value="-0.02014117" calcext:value-type="float">
            <text:p>-0.02014117</text:p>
          </table:table-cell>
          <table:table-cell office:value-type="float" office:value="-0.01831153" calcext:value-type="float">
            <text:p>-0.01831153</text:p>
          </table:table-cell>
          <table:table-cell office:value-type="float" office:value="-0.01478114" calcext:value-type="float">
            <text:p>-0.01478114</text:p>
          </table:table-cell>
          <table:table-cell office:value-type="float" office:value="-0.01051057" calcext:value-type="float">
            <text:p>-0.01051057</text:p>
          </table:table-cell>
          <table:table-cell office:value-type="float" office:value="0" calcext:value-type="float">
            <text:p>0</text:p>
          </table:table-cell>
          <table:table-cell office:value-type="float" office:value="0.04248509" calcext:value-type="float">
            <text:p>0.04248509</text:p>
          </table:table-cell>
          <table:table-cell office:value-type="float" office:value="-301.5783" calcext:value-type="float">
            <text:p>-301.5783</text:p>
          </table:table-cell>
          <table:table-cell office:value-type="float" office:value="0.000562216" calcext:value-type="float">
            <text:p>0.000562216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988275" calcext:value-type="float">
            <text:p>-1.98827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052001" calcext:value-type="float">
            <text:p>13052001</text:p>
          </table:table-cell>
          <table:table-cell office:value-type="float" office:value="268.1915" calcext:value-type="float">
            <text:p>268.1915</text:p>
          </table:table-cell>
          <table:table-cell office:value-type="float" office:value="102.7336" calcext:value-type="float">
            <text:p>102.7336</text:p>
          </table:table-cell>
          <table:table-cell office:value-type="float" office:value="12.62738" calcext:value-type="float">
            <text:p>12.62738</text:p>
          </table:table-cell>
          <table:table-cell office:value-type="float" office:value="1101.094" calcext:value-type="float">
            <text:p>1101.094</text:p>
          </table:table-cell>
          <table:table-cell office:value-type="float" office:value="31.80366" calcext:value-type="float">
            <text:p>31.80366</text:p>
          </table:table-cell>
          <table:table-cell office:value-type="float" office:value="0" calcext:value-type="float">
            <text:p>0</text:p>
          </table:table-cell>
          <table:table-cell office:value-type="float" office:value="0.1114811" calcext:value-type="float">
            <text:p>0.1114811</text:p>
          </table:table-cell>
          <table:table-cell office:value-type="float" office:value="0.3107072" calcext:value-type="float">
            <text:p>0.3107072</text:p>
          </table:table-cell>
          <table:table-cell office:value-type="float" office:value="0.3133752" calcext:value-type="float">
            <text:p>0.3133752</text:p>
          </table:table-cell>
          <table:table-cell office:value-type="float" office:value="0.3170215" calcext:value-type="float">
            <text:p>0.3170215</text:p>
          </table:table-cell>
          <table:table-cell office:value-type="float" office:value="0.3198197" calcext:value-type="float">
            <text:p>0.3198197</text:p>
          </table:table-cell>
          <table:table-cell office:value-type="float" office:value="0.2820948" calcext:value-type="float">
            <text:p>0.2820948</text:p>
          </table:table-cell>
          <table:table-cell office:value-type="float" office:value="0.2831016" calcext:value-type="float">
            <text:p>0.2831016</text:p>
          </table:table-cell>
          <table:table-cell office:value-type="float" office:value="0.3666773" calcext:value-type="float">
            <text:p>0.3666773</text:p>
          </table:table-cell>
          <table:table-cell office:value-type="float" office:value="0.3624088" calcext:value-type="float">
            <text:p>0.3624088</text:p>
          </table:table-cell>
          <table:table-cell office:value-type="float" office:value="0.3750286" calcext:value-type="float">
            <text:p>0.3750286</text:p>
          </table:table-cell>
          <table:table-cell office:value-type="float" office:value="0.3947624" calcext:value-type="float">
            <text:p>0.3947624</text:p>
          </table:table-cell>
          <table:table-cell office:value-type="float" office:value="0.4078236" calcext:value-type="float">
            <text:p>0.407823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31162E-016" calcext:value-type="float">
            <text:p>7.31162E-16</text:p>
          </table:table-cell>
          <table:table-cell office:value-type="float" office:value="7.239365E-016" calcext:value-type="float">
            <text:p>7.239365E-16</text:p>
          </table:table-cell>
          <table:table-cell office:value-type="float" office:value="2.47536E-016" calcext:value-type="float">
            <text:p>2.47536E-16</text:p>
          </table:table-cell>
          <table:table-cell office:value-type="float" office:value="2.171003E-023" calcext:value-type="float">
            <text:p>2.171003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76.87067" calcext:value-type="float">
            <text:p>-76.87067</text:p>
          </table:table-cell>
          <table:table-cell office:value-type="float" office:value="-0.02881654" calcext:value-type="float">
            <text:p>-0.02881654</text:p>
          </table:table-cell>
          <table:table-cell office:value-type="float" office:value="-0.02734033" calcext:value-type="float">
            <text:p>-0.02734033</text:p>
          </table:table-cell>
          <table:table-cell office:value-type="float" office:value="-0.02546001" calcext:value-type="float">
            <text:p>-0.02546001</text:p>
          </table:table-cell>
          <table:table-cell office:value-type="float" office:value="-0.02411729" calcext:value-type="float">
            <text:p>-0.02411729</text:p>
          </table:table-cell>
          <table:table-cell office:value-type="float" office:value="-0.02207739" calcext:value-type="float">
            <text:p>-0.02207739</text:p>
          </table:table-cell>
          <table:table-cell office:value-type="float" office:value="-0.02039204" calcext:value-type="float">
            <text:p>-0.02039204</text:p>
          </table:table-cell>
          <table:table-cell office:value-type="float" office:value="-0.01850226" calcext:value-type="float">
            <text:p>-0.01850226</text:p>
          </table:table-cell>
          <table:table-cell office:value-type="float" office:value="-0.01526471" calcext:value-type="float">
            <text:p>-0.01526471</text:p>
          </table:table-cell>
          <table:table-cell office:value-type="float" office:value="-0.01115185" calcext:value-type="float">
            <text:p>-0.01115185</text:p>
          </table:table-cell>
          <table:table-cell office:value-type="float" office:value="0" calcext:value-type="float">
            <text:p>0</text:p>
          </table:table-cell>
          <table:table-cell office:value-type="float" office:value="0.04248509" calcext:value-type="float">
            <text:p>0.04248509</text:p>
          </table:table-cell>
          <table:table-cell office:value-type="float" office:value="-301.1647" calcext:value-type="float">
            <text:p>-301.1647</text:p>
          </table:table-cell>
          <table:table-cell office:value-type="float" office:value="0.0005568147" calcext:value-type="float">
            <text:p>0.0005568147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996004" calcext:value-type="float">
            <text:p>-1.99600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052001" calcext:value-type="float">
            <text:p>14052001</text:p>
          </table:table-cell>
          <table:table-cell office:value-type="float" office:value="268.1915" calcext:value-type="float">
            <text:p>268.1915</text:p>
          </table:table-cell>
          <table:table-cell office:value-type="float" office:value="102.7817" calcext:value-type="float">
            <text:p>102.7817</text:p>
          </table:table-cell>
          <table:table-cell office:value-type="float" office:value="12.62738" calcext:value-type="float">
            <text:p>12.62738</text:p>
          </table:table-cell>
          <table:table-cell office:value-type="float" office:value="1098.875" calcext:value-type="float">
            <text:p>1098.875</text:p>
          </table:table-cell>
          <table:table-cell office:value-type="float" office:value="33.97414" calcext:value-type="float">
            <text:p>33.97414</text:p>
          </table:table-cell>
          <table:table-cell office:value-type="float" office:value="0" calcext:value-type="float">
            <text:p>0</text:p>
          </table:table-cell>
          <table:table-cell office:value-type="float" office:value="0.1108682" calcext:value-type="float">
            <text:p>0.1108682</text:p>
          </table:table-cell>
          <table:table-cell office:value-type="float" office:value="0.3120286" calcext:value-type="float">
            <text:p>0.3120286</text:p>
          </table:table-cell>
          <table:table-cell office:value-type="float" office:value="0.3141846" calcext:value-type="float">
            <text:p>0.3141846</text:p>
          </table:table-cell>
          <table:table-cell office:value-type="float" office:value="0.3170775" calcext:value-type="float">
            <text:p>0.3170775</text:p>
          </table:table-cell>
          <table:table-cell office:value-type="float" office:value="0.319464" calcext:value-type="float">
            <text:p>0.319464</text:p>
          </table:table-cell>
          <table:table-cell office:value-type="float" office:value="0.281498" calcext:value-type="float">
            <text:p>0.281498</text:p>
          </table:table-cell>
          <table:table-cell office:value-type="float" office:value="0.2826425" calcext:value-type="float">
            <text:p>0.2826425</text:p>
          </table:table-cell>
          <table:table-cell office:value-type="float" office:value="0.3665589" calcext:value-type="float">
            <text:p>0.3665589</text:p>
          </table:table-cell>
          <table:table-cell office:value-type="float" office:value="0.3620429" calcext:value-type="float">
            <text:p>0.3620429</text:p>
          </table:table-cell>
          <table:table-cell office:value-type="float" office:value="0.3742422" calcext:value-type="float">
            <text:p>0.3742422</text:p>
          </table:table-cell>
          <table:table-cell office:value-type="float" office:value="0.3935992" calcext:value-type="float">
            <text:p>0.3935992</text:p>
          </table:table-cell>
          <table:table-cell office:value-type="float" office:value="0.408634" calcext:value-type="float">
            <text:p>0.408634</text:p>
          </table:table-cell>
          <table:table-cell office:value-type="float" office:value="0.4623754" calcext:value-type="float">
            <text:p>0.4623754</text:p>
          </table:table-cell>
          <table:table-cell office:value-type="float" office:value="0" calcext:value-type="float">
            <text:p>0</text:p>
          </table:table-cell>
          <table:table-cell office:value-type="float" office:value="7.315881E-016" calcext:value-type="float">
            <text:p>7.315881E-16</text:p>
          </table:table-cell>
          <table:table-cell office:value-type="float" office:value="7.238571E-016" calcext:value-type="float">
            <text:p>7.238571E-16</text:p>
          </table:table-cell>
          <table:table-cell office:value-type="float" office:value="2.475158E-016" calcext:value-type="float">
            <text:p>2.475158E-16</text:p>
          </table:table-cell>
          <table:table-cell office:value-type="float" office:value="2.170895E-023" calcext:value-type="float">
            <text:p>2.170895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80.47424" calcext:value-type="float">
            <text:p>-80.47424</text:p>
          </table:table-cell>
          <table:table-cell office:value-type="float" office:value="-0.02806767" calcext:value-type="float">
            <text:p>-0.02806767</text:p>
          </table:table-cell>
          <table:table-cell office:value-type="float" office:value="-0.02690839" calcext:value-type="float">
            <text:p>-0.02690839</text:p>
          </table:table-cell>
          <table:table-cell office:value-type="float" office:value="-0.02543401" calcext:value-type="float">
            <text:p>-0.02543401</text:p>
          </table:table-cell>
          <table:table-cell office:value-type="float" office:value="-0.02428515" calcext:value-type="float">
            <text:p>-0.02428515</text:p>
          </table:table-cell>
          <table:table-cell office:value-type="float" office:value="-0.02243032" calcext:value-type="float">
            <text:p>-0.02243032</text:p>
          </table:table-cell>
          <table:table-cell office:value-type="float" office:value="-0.02067187" calcext:value-type="float">
            <text:p>-0.02067187</text:p>
          </table:table-cell>
          <table:table-cell office:value-type="float" office:value="-0.01863243" calcext:value-type="float">
            <text:p>-0.01863243</text:p>
          </table:table-cell>
          <table:table-cell office:value-type="float" office:value="-0.01552512" calcext:value-type="float">
            <text:p>-0.01552512</text:p>
          </table:table-cell>
          <table:table-cell office:value-type="float" office:value="-0.01156187" calcext:value-type="float">
            <text:p>-0.01156187</text:p>
          </table:table-cell>
          <table:table-cell office:value-type="float" office:value="0" calcext:value-type="float">
            <text:p>0</text:p>
          </table:table-cell>
          <table:table-cell office:value-type="float" office:value="0.04248509" calcext:value-type="float">
            <text:p>0.04248509</text:p>
          </table:table-cell>
          <table:table-cell office:value-type="float" office:value="-300.8868" calcext:value-type="float">
            <text:p>-300.8868</text:p>
          </table:table-cell>
          <table:table-cell office:value-type="float" office:value="0.000550632" calcext:value-type="float">
            <text:p>0.000550632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051318" calcext:value-type="float">
            <text:p>-2.05131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052001" calcext:value-type="float">
            <text:p>15052001</text:p>
          </table:table-cell>
          <table:table-cell office:value-type="float" office:value="268.1915" calcext:value-type="float">
            <text:p>268.1915</text:p>
          </table:table-cell>
          <table:table-cell office:value-type="float" office:value="102.8204" calcext:value-type="float">
            <text:p>102.8204</text:p>
          </table:table-cell>
          <table:table-cell office:value-type="float" office:value="12.62738" calcext:value-type="float">
            <text:p>12.62738</text:p>
          </table:table-cell>
          <table:table-cell office:value-type="float" office:value="1097.125" calcext:value-type="float">
            <text:p>1097.125</text:p>
          </table:table-cell>
          <table:table-cell office:value-type="float" office:value="35.68634" calcext:value-type="float">
            <text:p>35.68634</text:p>
          </table:table-cell>
          <table:table-cell office:value-type="float" office:value="0" calcext:value-type="float">
            <text:p>0</text:p>
          </table:table-cell>
          <table:table-cell office:value-type="float" office:value="0.1113235" calcext:value-type="float">
            <text:p>0.1113235</text:p>
          </table:table-cell>
          <table:table-cell office:value-type="float" office:value="0.3128974" calcext:value-type="float">
            <text:p>0.3128974</text:p>
          </table:table-cell>
          <table:table-cell office:value-type="float" office:value="0.3146919" calcext:value-type="float">
            <text:p>0.3146919</text:p>
          </table:table-cell>
          <table:table-cell office:value-type="float" office:value="0.3171842" calcext:value-type="float">
            <text:p>0.3171842</text:p>
          </table:table-cell>
          <table:table-cell office:value-type="float" office:value="0.3191718" calcext:value-type="float">
            <text:p>0.3191718</text:p>
          </table:table-cell>
          <table:table-cell office:value-type="float" office:value="0.2811468" calcext:value-type="float">
            <text:p>0.2811468</text:p>
          </table:table-cell>
          <table:table-cell office:value-type="float" office:value="0.2823665" calcext:value-type="float">
            <text:p>0.2823665</text:p>
          </table:table-cell>
          <table:table-cell office:value-type="float" office:value="0.3664503" calcext:value-type="float">
            <text:p>0.3664503</text:p>
          </table:table-cell>
          <table:table-cell office:value-type="float" office:value="0.3618454" calcext:value-type="float">
            <text:p>0.3618454</text:p>
          </table:table-cell>
          <table:table-cell office:value-type="float" office:value="0.3737754" calcext:value-type="float">
            <text:p>0.3737754</text:p>
          </table:table-cell>
          <table:table-cell office:value-type="float" office:value="0.3929006" calcext:value-type="float">
            <text:p>0.3929006</text:p>
          </table:table-cell>
          <table:table-cell office:value-type="float" office:value="0.4073254" calcext:value-type="float">
            <text:p>0.407325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320487E-016" calcext:value-type="float">
            <text:p>7.320487E-16</text:p>
          </table:table-cell>
          <table:table-cell office:value-type="float" office:value="7.237692E-016" calcext:value-type="float">
            <text:p>7.237692E-16</text:p>
          </table:table-cell>
          <table:table-cell office:value-type="float" office:value="2.474938E-016" calcext:value-type="float">
            <text:p>2.474938E-16</text:p>
          </table:table-cell>
          <table:table-cell office:value-type="float" office:value="2.170774E-023" calcext:value-type="float">
            <text:p>2.170774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74.88494" calcext:value-type="float">
            <text:p>-74.88494</text:p>
          </table:table-cell>
          <table:table-cell office:value-type="float" office:value="-0.02758987" calcext:value-type="float">
            <text:p>-0.02758987</text:p>
          </table:table-cell>
          <table:table-cell office:value-type="float" office:value="-0.02664145" calcext:value-type="float">
            <text:p>-0.02664145</text:p>
          </table:table-cell>
          <table:table-cell office:value-type="float" office:value="-0.02538096" calcext:value-type="float">
            <text:p>-0.02538096</text:p>
          </table:table-cell>
          <table:table-cell office:value-type="float" office:value="-0.0244221" calcext:value-type="float">
            <text:p>-0.0244221</text:p>
          </table:table-cell>
          <table:table-cell office:value-type="float" office:value="-0.02264153" calcext:value-type="float">
            <text:p>-0.02264153</text:p>
          </table:table-cell>
          <table:table-cell office:value-type="float" office:value="-0.0208432" calcext:value-type="float">
            <text:p>-0.0208432</text:p>
          </table:table-cell>
          <table:table-cell office:value-type="float" office:value="-0.01875185" calcext:value-type="float">
            <text:p>-0.01875185</text:p>
          </table:table-cell>
          <table:table-cell office:value-type="float" office:value="-0.01566754" calcext:value-type="float">
            <text:p>-0.01566754</text:p>
          </table:table-cell>
          <table:table-cell office:value-type="float" office:value="-0.01181285" calcext:value-type="float">
            <text:p>-0.01181285</text:p>
          </table:table-cell>
          <table:table-cell office:value-type="float" office:value="0" calcext:value-type="float">
            <text:p>0</text:p>
          </table:table-cell>
          <table:table-cell office:value-type="float" office:value="0.04248509" calcext:value-type="float">
            <text:p>0.04248509</text:p>
          </table:table-cell>
          <table:table-cell office:value-type="float" office:value="-300.7672" calcext:value-type="float">
            <text:p>-300.7672</text:p>
          </table:table-cell>
          <table:table-cell office:value-type="float" office:value="0.0005441286" calcext:value-type="float">
            <text:p>0.0005441286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066663" calcext:value-type="float">
            <text:p>-2.06666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052001" calcext:value-type="float">
            <text:p>16052001</text:p>
          </table:table-cell>
          <table:table-cell office:value-type="float" office:value="268.1915" calcext:value-type="float">
            <text:p>268.1915</text:p>
          </table:table-cell>
          <table:table-cell office:value-type="float" office:value="102.8647" calcext:value-type="float">
            <text:p>102.8647</text:p>
          </table:table-cell>
          <table:table-cell office:value-type="float" office:value="12.62738" calcext:value-type="float">
            <text:p>12.62738</text:p>
          </table:table-cell>
          <table:table-cell office:value-type="float" office:value="1095.667" calcext:value-type="float">
            <text:p>1095.667</text:p>
          </table:table-cell>
          <table:table-cell office:value-type="float" office:value="37.09962" calcext:value-type="float">
            <text:p>37.09962</text:p>
          </table:table-cell>
          <table:table-cell office:value-type="float" office:value="0" calcext:value-type="float">
            <text:p>0</text:p>
          </table:table-cell>
          <table:table-cell office:value-type="float" office:value="0.1110606" calcext:value-type="float">
            <text:p>0.1110606</text:p>
          </table:table-cell>
          <table:table-cell office:value-type="float" office:value="0.3134012" calcext:value-type="float">
            <text:p>0.3134012</text:p>
          </table:table-cell>
          <table:table-cell office:value-type="float" office:value="0.3150654" calcext:value-type="float">
            <text:p>0.3150654</text:p>
          </table:table-cell>
          <table:table-cell office:value-type="float" office:value="0.3172749" calcext:value-type="float">
            <text:p>0.3172749</text:p>
          </table:table-cell>
          <table:table-cell office:value-type="float" office:value="0.3190915" calcext:value-type="float">
            <text:p>0.3190915</text:p>
          </table:table-cell>
          <table:table-cell office:value-type="float" office:value="0.2809204" calcext:value-type="float">
            <text:p>0.2809204</text:p>
          </table:table-cell>
          <table:table-cell office:value-type="float" office:value="0.2821564" calcext:value-type="float">
            <text:p>0.2821564</text:p>
          </table:table-cell>
          <table:table-cell office:value-type="float" office:value="0.3663255" calcext:value-type="float">
            <text:p>0.3663255</text:p>
          </table:table-cell>
          <table:table-cell office:value-type="float" office:value="0.3617301" calcext:value-type="float">
            <text:p>0.3617301</text:p>
          </table:table-cell>
          <table:table-cell office:value-type="float" office:value="0.3734945" calcext:value-type="float">
            <text:p>0.3734945</text:p>
          </table:table-cell>
          <table:table-cell office:value-type="float" office:value="0.3923584" calcext:value-type="float">
            <text:p>0.3923584</text:p>
          </table:table-cell>
          <table:table-cell office:value-type="float" office:value="0.4074159" calcext:value-type="float">
            <text:p>0.407415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32514E-016" calcext:value-type="float">
            <text:p>7.32514E-16</text:p>
          </table:table-cell>
          <table:table-cell office:value-type="float" office:value="7.23681E-016" calcext:value-type="float">
            <text:p>7.23681E-16</text:p>
          </table:table-cell>
          <table:table-cell office:value-type="float" office:value="2.474714E-016" calcext:value-type="float">
            <text:p>2.474714E-16</text:p>
          </table:table-cell>
          <table:table-cell office:value-type="float" office:value="2.170645E-023" calcext:value-type="float">
            <text:p>2.170645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77.38604" calcext:value-type="float">
            <text:p>-77.38604</text:p>
          </table:table-cell>
          <table:table-cell office:value-type="float" office:value="-0.0273164" calcext:value-type="float">
            <text:p>-0.0273164</text:p>
          </table:table-cell>
          <table:table-cell office:value-type="float" office:value="-0.02644699" calcext:value-type="float">
            <text:p>-0.02644699</text:p>
          </table:table-cell>
          <table:table-cell office:value-type="float" office:value="-0.02533686" calcext:value-type="float">
            <text:p>-0.02533686</text:p>
          </table:table-cell>
          <table:table-cell office:value-type="float" office:value="-0.02446101" calcext:value-type="float">
            <text:p>-0.02446101</text:p>
          </table:table-cell>
          <table:table-cell office:value-type="float" office:value="-0.02277848" calcext:value-type="float">
            <text:p>-0.02277848</text:p>
          </table:table-cell>
          <table:table-cell office:value-type="float" office:value="-0.02097348" calcext:value-type="float">
            <text:p>-0.02097348</text:p>
          </table:table-cell>
          <table:table-cell office:value-type="float" office:value="-0.0188907" calcext:value-type="float">
            <text:p>-0.0188907</text:p>
          </table:table-cell>
          <table:table-cell office:value-type="float" office:value="-0.0157513" calcext:value-type="float">
            <text:p>-0.0157513</text:p>
          </table:table-cell>
          <table:table-cell office:value-type="float" office:value="-0.01196659" calcext:value-type="float">
            <text:p>-0.01196659</text:p>
          </table:table-cell>
          <table:table-cell office:value-type="float" office:value="0" calcext:value-type="float">
            <text:p>0</text:p>
          </table:table-cell>
          <table:table-cell office:value-type="float" office:value="0.04248509" calcext:value-type="float">
            <text:p>0.04248509</text:p>
          </table:table-cell>
          <table:table-cell office:value-type="float" office:value="-300.7058" calcext:value-type="float">
            <text:p>-300.7058</text:p>
          </table:table-cell>
          <table:table-cell office:value-type="float" office:value="0.0005383689" calcext:value-type="float">
            <text:p>0.0005383689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09016" calcext:value-type="float">
            <text:p>-2.0901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052001" calcext:value-type="float">
            <text:p>17052001</text:p>
          </table:table-cell>
          <table:table-cell office:value-type="float" office:value="268.1915" calcext:value-type="float">
            <text:p>268.1915</text:p>
          </table:table-cell>
          <table:table-cell office:value-type="float" office:value="102.8961" calcext:value-type="float">
            <text:p>102.8961</text:p>
          </table:table-cell>
          <table:table-cell office:value-type="float" office:value="12.62738" calcext:value-type="float">
            <text:p>12.62738</text:p>
          </table:table-cell>
          <table:table-cell office:value-type="float" office:value="1094.438" calcext:value-type="float">
            <text:p>1094.438</text:p>
          </table:table-cell>
          <table:table-cell office:value-type="float" office:value="38.29685" calcext:value-type="float">
            <text:p>38.29685</text:p>
          </table:table-cell>
          <table:table-cell office:value-type="float" office:value="0" calcext:value-type="float">
            <text:p>0</text:p>
          </table:table-cell>
          <table:table-cell office:value-type="float" office:value="0.1123063" calcext:value-type="float">
            <text:p>0.1123063</text:p>
          </table:table-cell>
          <table:table-cell office:value-type="float" office:value="0.3137101" calcext:value-type="float">
            <text:p>0.3137101</text:p>
          </table:table-cell>
          <table:table-cell office:value-type="float" office:value="0.3153204" calcext:value-type="float">
            <text:p>0.3153204</text:p>
          </table:table-cell>
          <table:table-cell office:value-type="float" office:value="0.3173911" calcext:value-type="float">
            <text:p>0.3173911</text:p>
          </table:table-cell>
          <table:table-cell office:value-type="float" office:value="0.3190943" calcext:value-type="float">
            <text:p>0.3190943</text:p>
          </table:table-cell>
          <table:table-cell office:value-type="float" office:value="0.2807388" calcext:value-type="float">
            <text:p>0.2807388</text:p>
          </table:table-cell>
          <table:table-cell office:value-type="float" office:value="0.2819574" calcext:value-type="float">
            <text:p>0.2819574</text:p>
          </table:table-cell>
          <table:table-cell office:value-type="float" office:value="0.3662246" calcext:value-type="float">
            <text:p>0.3662246</text:p>
          </table:table-cell>
          <table:table-cell office:value-type="float" office:value="0.3616644" calcext:value-type="float">
            <text:p>0.3616644</text:p>
          </table:table-cell>
          <table:table-cell office:value-type="float" office:value="0.3733228" calcext:value-type="float">
            <text:p>0.3733228</text:p>
          </table:table-cell>
          <table:table-cell office:value-type="float" office:value="0.3919964" calcext:value-type="float">
            <text:p>0.3919964</text:p>
          </table:table-cell>
          <table:table-cell office:value-type="float" office:value="0.4063604" calcext:value-type="float">
            <text:p>0.406360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329606E-016" calcext:value-type="float">
            <text:p>7.329606E-16</text:p>
          </table:table-cell>
          <table:table-cell office:value-type="float" office:value="7.235973E-016" calcext:value-type="float">
            <text:p>7.235973E-16</text:p>
          </table:table-cell>
          <table:table-cell office:value-type="float" office:value="2.474498E-016" calcext:value-type="float">
            <text:p>2.474498E-16</text:p>
          </table:table-cell>
          <table:table-cell office:value-type="float" office:value="2.17052E-023" calcext:value-type="float">
            <text:p>2.17052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70.55779" calcext:value-type="float">
            <text:p>-70.55779</text:p>
          </table:table-cell>
          <table:table-cell office:value-type="float" office:value="-0.02715144" calcext:value-type="float">
            <text:p>-0.02715144</text:p>
          </table:table-cell>
          <table:table-cell office:value-type="float" office:value="-0.02631534" calcext:value-type="float">
            <text:p>-0.02631534</text:p>
          </table:table-cell>
          <table:table-cell office:value-type="float" office:value="-0.02527986" calcext:value-type="float">
            <text:p>-0.02527986</text:p>
          </table:table-cell>
          <table:table-cell office:value-type="float" office:value="-0.02445981" calcext:value-type="float">
            <text:p>-0.02445981</text:p>
          </table:table-cell>
          <table:table-cell office:value-type="float" office:value="-0.02288877" calcext:value-type="float">
            <text:p>-0.02288877</text:p>
          </table:table-cell>
          <table:table-cell office:value-type="float" office:value="-0.02109804" calcext:value-type="float">
            <text:p>-0.02109804</text:p>
          </table:table-cell>
          <table:table-cell office:value-type="float" office:value="-0.01900394" calcext:value-type="float">
            <text:p>-0.01900394</text:p>
          </table:table-cell>
          <table:table-cell office:value-type="float" office:value="-0.0157993" calcext:value-type="float">
            <text:p>-0.0157993</text:p>
          </table:table-cell>
          <table:table-cell office:value-type="float" office:value="-0.01206166" calcext:value-type="float">
            <text:p>-0.01206166</text:p>
          </table:table-cell>
          <table:table-cell office:value-type="float" office:value="0" calcext:value-type="float">
            <text:p>0</text:p>
          </table:table-cell>
          <table:table-cell office:value-type="float" office:value="0.04248509" calcext:value-type="float">
            <text:p>0.04248509</text:p>
          </table:table-cell>
          <table:table-cell office:value-type="float" office:value="-300.6771" calcext:value-type="float">
            <text:p>-300.6771</text:p>
          </table:table-cell>
          <table:table-cell office:value-type="float" office:value="0.0005334789" calcext:value-type="float">
            <text:p>0.0005334789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102306" calcext:value-type="float">
            <text:p>-2.10230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052001" calcext:value-type="float">
            <text:p>18052001</text:p>
          </table:table-cell>
          <table:table-cell office:value-type="float" office:value="269.017" calcext:value-type="float">
            <text:p>269.017</text:p>
          </table:table-cell>
          <table:table-cell office:value-type="float" office:value="102.998" calcext:value-type="float">
            <text:p>102.998</text:p>
          </table:table-cell>
          <table:table-cell office:value-type="float" office:value="12.62738" calcext:value-type="float">
            <text:p>12.62738</text:p>
          </table:table-cell>
          <table:table-cell office:value-type="float" office:value="1094.148" calcext:value-type="float">
            <text:p>1094.148</text:p>
          </table:table-cell>
          <table:table-cell office:value-type="float" office:value="39.3106" calcext:value-type="float">
            <text:p>39.3106</text:p>
          </table:table-cell>
          <table:table-cell office:value-type="float" office:value="0" calcext:value-type="float">
            <text:p>0</text:p>
          </table:table-cell>
          <table:table-cell office:value-type="float" office:value="0.1884396" calcext:value-type="float">
            <text:p>0.1884396</text:p>
          </table:table-cell>
          <table:table-cell office:value-type="float" office:value="0.3135454" calcext:value-type="float">
            <text:p>0.3135454</text:p>
          </table:table-cell>
          <table:table-cell office:value-type="float" office:value="0.3154879" calcext:value-type="float">
            <text:p>0.3154879</text:p>
          </table:table-cell>
          <table:table-cell office:value-type="float" office:value="0.3174812" calcext:value-type="float">
            <text:p>0.3174812</text:p>
          </table:table-cell>
          <table:table-cell office:value-type="float" office:value="0.3191046" calcext:value-type="float">
            <text:p>0.3191046</text:p>
          </table:table-cell>
          <table:table-cell office:value-type="float" office:value="0.2806039" calcext:value-type="float">
            <text:p>0.2806039</text:p>
          </table:table-cell>
          <table:table-cell office:value-type="float" office:value="0.2817858" calcext:value-type="float">
            <text:p>0.2817858</text:p>
          </table:table-cell>
          <table:table-cell office:value-type="float" office:value="0.3661408" calcext:value-type="float">
            <text:p>0.3661408</text:p>
          </table:table-cell>
          <table:table-cell office:value-type="float" office:value="0.3616192" calcext:value-type="float">
            <text:p>0.3616192</text:p>
          </table:table-cell>
          <table:table-cell office:value-type="float" office:value="0.3732169" calcext:value-type="float">
            <text:p>0.3732169</text:p>
          </table:table-cell>
          <table:table-cell office:value-type="float" office:value="0.3916981" calcext:value-type="float">
            <text:p>0.3916981</text:p>
          </table:table-cell>
          <table:table-cell office:value-type="float" office:value="0.4061334" calcext:value-type="float">
            <text:p>0.406133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333776E-016" calcext:value-type="float">
            <text:p>7.333776E-16</text:p>
          </table:table-cell>
          <table:table-cell office:value-type="float" office:value="7.2352E-016" calcext:value-type="float">
            <text:p>7.2352E-16</text:p>
          </table:table-cell>
          <table:table-cell office:value-type="float" office:value="2.474296E-016" calcext:value-type="float">
            <text:p>2.474296E-16</text:p>
          </table:table-cell>
          <table:table-cell office:value-type="float" office:value="2.1704E-023" calcext:value-type="float">
            <text:p>2.1704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2.961621" calcext:value-type="float">
            <text:p>-2.961621</text:p>
          </table:table-cell>
          <table:table-cell office:value-type="float" office:value="-0.02714453" calcext:value-type="float">
            <text:p>-0.02714453</text:p>
          </table:table-cell>
          <table:table-cell office:value-type="float" office:value="-0.02622459" calcext:value-type="float">
            <text:p>-0.02622459</text:p>
          </table:table-cell>
          <table:table-cell office:value-type="float" office:value="-0.02523468" calcext:value-type="float">
            <text:p>-0.02523468</text:p>
          </table:table-cell>
          <table:table-cell office:value-type="float" office:value="-0.02445483" calcext:value-type="float">
            <text:p>-0.02445483</text:p>
          </table:table-cell>
          <table:table-cell office:value-type="float" office:value="-0.02297134" calcext:value-type="float">
            <text:p>-0.02297134</text:p>
          </table:table-cell>
          <table:table-cell office:value-type="float" office:value="-0.0212051" calcext:value-type="float">
            <text:p>-0.0212051</text:p>
          </table:table-cell>
          <table:table-cell office:value-type="float" office:value="-0.01909831" calcext:value-type="float">
            <text:p>-0.01909831</text:p>
          </table:table-cell>
          <table:table-cell office:value-type="float" office:value="-0.01583215" calcext:value-type="float">
            <text:p>-0.01583215</text:p>
          </table:table-cell>
          <table:table-cell office:value-type="float" office:value="-0.0121206" calcext:value-type="float">
            <text:p>-0.0121206</text:p>
          </table:table-cell>
          <table:table-cell office:value-type="float" office:value="0" calcext:value-type="float">
            <text:p>0</text:p>
          </table:table-cell>
          <table:table-cell office:value-type="float" office:value="0.04248509" calcext:value-type="float">
            <text:p>0.04248509</text:p>
          </table:table-cell>
          <table:table-cell office:value-type="float" office:value="-300.6608" calcext:value-type="float">
            <text:p>-300.6608</text:p>
          </table:table-cell>
          <table:table-cell office:value-type="float" office:value="0.0005288386" calcext:value-type="float">
            <text:p>0.0005288386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118378" calcext:value-type="float">
            <text:p>-2.11837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052001" calcext:value-type="float">
            <text:p>19052001</text:p>
          </table:table-cell>
          <table:table-cell office:value-type="float" office:value="281.3361" calcext:value-type="float">
            <text:p>281.3361</text:p>
          </table:table-cell>
          <table:table-cell office:value-type="float" office:value="106.1328" calcext:value-type="float">
            <text:p>106.1328</text:p>
          </table:table-cell>
          <table:table-cell office:value-type="float" office:value="12.62738" calcext:value-type="float">
            <text:p>12.62738</text:p>
          </table:table-cell>
          <table:table-cell office:value-type="float" office:value="1102.122" calcext:value-type="float">
            <text:p>1102.122</text:p>
          </table:table-cell>
          <table:table-cell office:value-type="float" office:value="40.52098" calcext:value-type="float">
            <text:p>40.52098</text:p>
          </table:table-cell>
          <table:table-cell office:value-type="float" office:value="0" calcext:value-type="float">
            <text:p>0</text:p>
          </table:table-cell>
          <table:table-cell office:value-type="float" office:value="0.6056945" calcext:value-type="float">
            <text:p>0.6056945</text:p>
          </table:table-cell>
          <table:table-cell office:value-type="float" office:value="0.3628586" calcext:value-type="float">
            <text:p>0.3628586</text:p>
          </table:table-cell>
          <table:table-cell office:value-type="float" office:value="0.3179772" calcext:value-type="float">
            <text:p>0.3179772</text:p>
          </table:table-cell>
          <table:table-cell office:value-type="float" office:value="0.3210363" calcext:value-type="float">
            <text:p>0.3210363</text:p>
          </table:table-cell>
          <table:table-cell office:value-type="float" office:value="0.319726" calcext:value-type="float">
            <text:p>0.319726</text:p>
          </table:table-cell>
          <table:table-cell office:value-type="float" office:value="0.2805988" calcext:value-type="float">
            <text:p>0.2805988</text:p>
          </table:table-cell>
          <table:table-cell office:value-type="float" office:value="0.2885477" calcext:value-type="float">
            <text:p>0.2885477</text:p>
          </table:table-cell>
          <table:table-cell office:value-type="float" office:value="0.3660777" calcext:value-type="float">
            <text:p>0.3660777</text:p>
          </table:table-cell>
          <table:table-cell office:value-type="float" office:value="0.3615619" calcext:value-type="float">
            <text:p>0.3615619</text:p>
          </table:table-cell>
          <table:table-cell office:value-type="float" office:value="0.3730409" calcext:value-type="float">
            <text:p>0.3730409</text:p>
          </table:table-cell>
          <table:table-cell office:value-type="float" office:value="0.3913595" calcext:value-type="float">
            <text:p>0.3913595</text:p>
          </table:table-cell>
          <table:table-cell office:value-type="float" office:value="0.4058232" calcext:value-type="float">
            <text:p>0.405823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.002067781" calcext:value-type="float">
            <text:p>0.002067781</text:p>
          </table:table-cell>
          <table:table-cell office:value-type="float" office:value="7.337462E-016" calcext:value-type="float">
            <text:p>7.337462E-16</text:p>
          </table:table-cell>
          <table:table-cell office:value-type="float" office:value="7.234506E-016" calcext:value-type="float">
            <text:p>7.234506E-16</text:p>
          </table:table-cell>
          <table:table-cell office:value-type="float" office:value="2.474117E-016" calcext:value-type="float">
            <text:p>2.474117E-16</text:p>
          </table:table-cell>
          <table:table-cell office:value-type="float" office:value="2.170297E-023" calcext:value-type="float">
            <text:p>2.170297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05157189" calcext:value-type="float">
            <text:p>-0.0005157189</text:p>
          </table:table-cell>
          <table:table-cell office:value-type="float" office:value="-0.01632216" calcext:value-type="float">
            <text:p>-0.01632216</text:p>
          </table:table-cell>
          <table:table-cell office:value-type="float" office:value="-0.02524833" calcext:value-type="float">
            <text:p>-0.02524833</text:p>
          </table:table-cell>
          <table:table-cell office:value-type="float" office:value="-0.0243336" calcext:value-type="float">
            <text:p>-0.0243336</text:p>
          </table:table-cell>
          <table:table-cell office:value-type="float" office:value="-0.02418999" calcext:value-type="float">
            <text:p>-0.02418999</text:p>
          </table:table-cell>
          <table:table-cell office:value-type="float" office:value="-0.02298735" calcext:value-type="float">
            <text:p>-0.02298735</text:p>
          </table:table-cell>
          <table:table-cell office:value-type="float" office:value="-0.01955717" calcext:value-type="float">
            <text:p>-0.01955717</text:p>
          </table:table-cell>
          <table:table-cell office:value-type="float" office:value="-0.01918086" calcext:value-type="float">
            <text:p>-0.01918086</text:p>
          </table:table-cell>
          <table:table-cell office:value-type="float" office:value="-0.01587387" calcext:value-type="float">
            <text:p>-0.01587387</text:p>
          </table:table-cell>
          <table:table-cell office:value-type="float" office:value="-0.0121614" calcext:value-type="float">
            <text:p>-0.0121614</text:p>
          </table:table-cell>
          <table:table-cell office:value-type="float" office:value="0" calcext:value-type="float">
            <text:p>0</text:p>
          </table:table-cell>
          <table:table-cell office:value-type="float" office:value="0.04248509" calcext:value-type="float">
            <text:p>0.04248509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1457239" calcext:value-type="float">
            <text:p>0.001457239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0.002067833" calcext:value-type="float">
            <text:p>0.00206783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052001" calcext:value-type="float">
            <text:p>20052001</text:p>
          </table:table-cell>
          <table:table-cell office:value-type="float" office:value="310.8636" calcext:value-type="float">
            <text:p>310.8636</text:p>
          </table:table-cell>
          <table:table-cell office:value-type="float" office:value="110.0316" calcext:value-type="float">
            <text:p>110.0316</text:p>
          </table:table-cell>
          <table:table-cell office:value-type="float" office:value="18.60019" calcext:value-type="float">
            <text:p>18.60019</text:p>
          </table:table-cell>
          <table:table-cell office:value-type="float" office:value="1118.925" calcext:value-type="float">
            <text:p>1118.925</text:p>
          </table:table-cell>
          <table:table-cell office:value-type="float" office:value="43.37403" calcext:value-type="float">
            <text:p>43.37403</text:p>
          </table:table-cell>
          <table:table-cell office:value-type="float" office:value="0" calcext:value-type="float">
            <text:p>0</text:p>
          </table:table-cell>
          <table:table-cell office:value-type="float" office:value="0.4116165" calcext:value-type="float">
            <text:p>0.4116165</text:p>
          </table:table-cell>
          <table:table-cell office:value-type="float" office:value="0.4157599" calcext:value-type="float">
            <text:p>0.4157599</text:p>
          </table:table-cell>
          <table:table-cell office:value-type="float" office:value="0.4220867" calcext:value-type="float">
            <text:p>0.4220867</text:p>
          </table:table-cell>
          <table:table-cell office:value-type="float" office:value="0.4279342" calcext:value-type="float">
            <text:p>0.4279342</text:p>
          </table:table-cell>
          <table:table-cell office:value-type="float" office:value="0.431329" calcext:value-type="float">
            <text:p>0.431329</text:p>
          </table:table-cell>
          <table:table-cell office:value-type="float" office:value="0.3232533" calcext:value-type="float">
            <text:p>0.3232533</text:p>
          </table:table-cell>
          <table:table-cell office:value-type="float" office:value="0.3101239" calcext:value-type="float">
            <text:p>0.3101239</text:p>
          </table:table-cell>
          <table:table-cell office:value-type="float" office:value="0.3712825" calcext:value-type="float">
            <text:p>0.3712825</text:p>
          </table:table-cell>
          <table:table-cell office:value-type="float" office:value="0.3619374" calcext:value-type="float">
            <text:p>0.3619374</text:p>
          </table:table-cell>
          <table:table-cell office:value-type="float" office:value="0.372877" calcext:value-type="float">
            <text:p>0.372877</text:p>
          </table:table-cell>
          <table:table-cell office:value-type="float" office:value="0.3904047" calcext:value-type="float">
            <text:p>0.3904047</text:p>
          </table:table-cell>
          <table:table-cell office:value-type="float" office:value="0.4045012" calcext:value-type="float">
            <text:p>0.404501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34104E-016" calcext:value-type="float">
            <text:p>7.34104E-16</text:p>
          </table:table-cell>
          <table:table-cell office:value-type="float" office:value="7.233868E-016" calcext:value-type="float">
            <text:p>7.233868E-16</text:p>
          </table:table-cell>
          <table:table-cell office:value-type="float" office:value="2.473919E-016" calcext:value-type="float">
            <text:p>2.473919E-16</text:p>
          </table:table-cell>
          <table:table-cell office:value-type="float" office:value="2.170163E-023" calcext:value-type="float">
            <text:p>2.170163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5078508" calcext:value-type="float">
            <text:p>-0.005078508</text:p>
          </table:table-cell>
          <table:table-cell office:value-type="float" office:value="-0.004772373" calcext:value-type="float">
            <text:p>-0.004772373</text:p>
          </table:table-cell>
          <table:table-cell office:value-type="float" office:value="-0.004352975" calcext:value-type="float">
            <text:p>-0.004352975</text:p>
          </table:table-cell>
          <table:table-cell office:value-type="float" office:value="-0.00400008" calcext:value-type="float">
            <text:p>-0.00400008</text:p>
          </table:table-cell>
          <table:table-cell office:value-type="float" office:value="-0.003807706" calcext:value-type="float">
            <text:p>-0.003807706</text:p>
          </table:table-cell>
          <table:table-cell office:value-type="float" office:value="-0.008072731" calcext:value-type="float">
            <text:p>-0.008072731</text:p>
          </table:table-cell>
          <table:table-cell office:value-type="float" office:value="-0.009515431" calcext:value-type="float">
            <text:p>-0.009515431</text:p>
          </table:table-cell>
          <table:table-cell office:value-type="float" office:value="-0.01415102" calcext:value-type="float">
            <text:p>-0.01415102</text:p>
          </table:table-cell>
          <table:table-cell office:value-type="float" office:value="-0.01560763" calcext:value-type="float">
            <text:p>-0.01560763</text:p>
          </table:table-cell>
          <table:table-cell office:value-type="float" office:value="-0.01231173" calcext:value-type="float">
            <text:p>-0.01231173</text:p>
          </table:table-cell>
          <table:table-cell office:value-type="float" office:value="0" calcext:value-type="float">
            <text:p>0</text:p>
          </table:table-cell>
          <table:table-cell office:value-type="float" office:value="0.0435486" calcext:value-type="float">
            <text:p>0.0435486</text:p>
          </table:table-cell>
          <table:table-cell office:value-type="float" office:value="-0.005135506" calcext:value-type="float">
            <text:p>-0.005135506</text:p>
          </table:table-cell>
          <table:table-cell office:value-type="float" office:value="0.0005045112" calcext:value-type="float">
            <text:p>0.0005045112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16458" calcext:value-type="float">
            <text:p>-2.1645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052001" calcext:value-type="float">
            <text:p>21052001</text:p>
          </table:table-cell>
          <table:table-cell office:value-type="float" office:value="310.8636" calcext:value-type="float">
            <text:p>310.8636</text:p>
          </table:table-cell>
          <table:table-cell office:value-type="float" office:value="112.7491" calcext:value-type="float">
            <text:p>112.7491</text:p>
          </table:table-cell>
          <table:table-cell office:value-type="float" office:value="18.60019" calcext:value-type="float">
            <text:p>18.60019</text:p>
          </table:table-cell>
          <table:table-cell office:value-type="float" office:value="1115.841" calcext:value-type="float">
            <text:p>1115.841</text:p>
          </table:table-cell>
          <table:table-cell office:value-type="float" office:value="43.74088" calcext:value-type="float">
            <text:p>43.74088</text:p>
          </table:table-cell>
          <table:table-cell office:value-type="float" office:value="0" calcext:value-type="float">
            <text:p>0</text:p>
          </table:table-cell>
          <table:table-cell office:value-type="float" office:value="0.3802778" calcext:value-type="float">
            <text:p>0.3802778</text:p>
          </table:table-cell>
          <table:table-cell office:value-type="float" office:value="0.3835536" calcext:value-type="float">
            <text:p>0.3835536</text:p>
          </table:table-cell>
          <table:table-cell office:value-type="float" office:value="0.388942" calcext:value-type="float">
            <text:p>0.388942</text:p>
          </table:table-cell>
          <table:table-cell office:value-type="float" office:value="0.3940464" calcext:value-type="float">
            <text:p>0.3940464</text:p>
          </table:table-cell>
          <table:table-cell office:value-type="float" office:value="0.3970169" calcext:value-type="float">
            <text:p>0.3970169</text:p>
          </table:table-cell>
          <table:table-cell office:value-type="float" office:value="0.3344149" calcext:value-type="float">
            <text:p>0.3344149</text:p>
          </table:table-cell>
          <table:table-cell office:value-type="float" office:value="0.3231185" calcext:value-type="float">
            <text:p>0.3231185</text:p>
          </table:table-cell>
          <table:table-cell office:value-type="float" office:value="0.3751714" calcext:value-type="float">
            <text:p>0.3751714</text:p>
          </table:table-cell>
          <table:table-cell office:value-type="float" office:value="0.362812" calcext:value-type="float">
            <text:p>0.362812</text:p>
          </table:table-cell>
          <table:table-cell office:value-type="float" office:value="0.3729386" calcext:value-type="float">
            <text:p>0.3729386</text:p>
          </table:table-cell>
          <table:table-cell office:value-type="float" office:value="0.3905925" calcext:value-type="float">
            <text:p>0.3905925</text:p>
          </table:table-cell>
          <table:table-cell office:value-type="float" office:value="0.4039965" calcext:value-type="float">
            <text:p>0.403996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343425E-016" calcext:value-type="float">
            <text:p>7.343425E-16</text:p>
          </table:table-cell>
          <table:table-cell office:value-type="float" office:value="7.233429E-016" calcext:value-type="float">
            <text:p>7.233429E-16</text:p>
          </table:table-cell>
          <table:table-cell office:value-type="float" office:value="2.473792E-016" calcext:value-type="float">
            <text:p>2.473792E-16</text:p>
          </table:table-cell>
          <table:table-cell office:value-type="float" office:value="2.170086E-023" calcext:value-type="float">
            <text:p>2.170086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8304522" calcext:value-type="float">
            <text:p>-0.008304522</text:p>
          </table:table-cell>
          <table:table-cell office:value-type="float" office:value="-0.00787341" calcext:value-type="float">
            <text:p>-0.00787341</text:p>
          </table:table-cell>
          <table:table-cell office:value-type="float" office:value="-0.00722595" calcext:value-type="float">
            <text:p>-0.00722595</text:p>
          </table:table-cell>
          <table:table-cell office:value-type="float" office:value="-0.006667365" calcext:value-type="float">
            <text:p>-0.006667365</text:p>
          </table:table-cell>
          <table:table-cell office:value-type="float" office:value="-0.006364144" calcext:value-type="float">
            <text:p>-0.006364144</text:p>
          </table:table-cell>
          <table:table-cell office:value-type="float" office:value="-0.006198926" calcext:value-type="float">
            <text:p>-0.006198926</text:p>
          </table:table-cell>
          <table:table-cell office:value-type="float" office:value="-0.006744112" calcext:value-type="float">
            <text:p>-0.006744112</text:p>
          </table:table-cell>
          <table:table-cell office:value-type="float" office:value="-0.01130365" calcext:value-type="float">
            <text:p>-0.01130365</text:p>
          </table:table-cell>
          <table:table-cell office:value-type="float" office:value="-0.01499643" calcext:value-type="float">
            <text:p>-0.01499643</text:p>
          </table:table-cell>
          <table:table-cell office:value-type="float" office:value="-0.01227739" calcext:value-type="float">
            <text:p>-0.01227739</text:p>
          </table:table-cell>
          <table:table-cell office:value-type="float" office:value="0" calcext:value-type="float">
            <text:p>0</text:p>
          </table:table-cell>
          <table:table-cell office:value-type="float" office:value="0.0435486" calcext:value-type="float">
            <text:p>0.0435486</text:p>
          </table:table-cell>
          <table:table-cell office:value-type="float" office:value="-0.008352571" calcext:value-type="float">
            <text:p>-0.008352571</text:p>
          </table:table-cell>
          <table:table-cell office:value-type="float" office:value="0.0004948437" calcext:value-type="float">
            <text:p>0.0004948437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169" calcext:value-type="float">
            <text:p>-2.16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052001" calcext:value-type="float">
            <text:p>22052001</text:p>
          </table:table-cell>
          <table:table-cell office:value-type="float" office:value="311.0541" calcext:value-type="float">
            <text:p>311.0541</text:p>
          </table:table-cell>
          <table:table-cell office:value-type="float" office:value="116.1449" calcext:value-type="float">
            <text:p>116.1449</text:p>
          </table:table-cell>
          <table:table-cell office:value-type="float" office:value="18.60019" calcext:value-type="float">
            <text:p>18.60019</text:p>
          </table:table-cell>
          <table:table-cell office:value-type="float" office:value="1112.315" calcext:value-type="float">
            <text:p>1112.315</text:p>
          </table:table-cell>
          <table:table-cell office:value-type="float" office:value="44.06098" calcext:value-type="float">
            <text:p>44.06098</text:p>
          </table:table-cell>
          <table:table-cell office:value-type="float" office:value="0" calcext:value-type="float">
            <text:p>0</text:p>
          </table:table-cell>
          <table:table-cell office:value-type="float" office:value="0.3629975" calcext:value-type="float">
            <text:p>0.3629975</text:p>
          </table:table-cell>
          <table:table-cell office:value-type="float" office:value="0.35869" calcext:value-type="float">
            <text:p>0.35869</text:p>
          </table:table-cell>
          <table:table-cell office:value-type="float" office:value="0.3673466" calcext:value-type="float">
            <text:p>0.3673466</text:p>
          </table:table-cell>
          <table:table-cell office:value-type="float" office:value="0.3764715" calcext:value-type="float">
            <text:p>0.3764715</text:p>
          </table:table-cell>
          <table:table-cell office:value-type="float" office:value="0.38153" calcext:value-type="float">
            <text:p>0.38153</text:p>
          </table:table-cell>
          <table:table-cell office:value-type="float" office:value="0.3273963" calcext:value-type="float">
            <text:p>0.3273963</text:p>
          </table:table-cell>
          <table:table-cell office:value-type="float" office:value="0.3202198" calcext:value-type="float">
            <text:p>0.3202198</text:p>
          </table:table-cell>
          <table:table-cell office:value-type="float" office:value="0.3786283" calcext:value-type="float">
            <text:p>0.3786283</text:p>
          </table:table-cell>
          <table:table-cell office:value-type="float" office:value="0.3640401" calcext:value-type="float">
            <text:p>0.3640401</text:p>
          </table:table-cell>
          <table:table-cell office:value-type="float" office:value="0.3730667" calcext:value-type="float">
            <text:p>0.3730667</text:p>
          </table:table-cell>
          <table:table-cell office:value-type="float" office:value="0.3906732" calcext:value-type="float">
            <text:p>0.3906732</text:p>
          </table:table-cell>
          <table:table-cell office:value-type="float" office:value="0.4036928" calcext:value-type="float">
            <text:p>0.403692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345693E-016" calcext:value-type="float">
            <text:p>7.345693E-16</text:p>
          </table:table-cell>
          <table:table-cell office:value-type="float" office:value="7.23302E-016" calcext:value-type="float">
            <text:p>7.23302E-16</text:p>
          </table:table-cell>
          <table:table-cell office:value-type="float" office:value="2.473673E-016" calcext:value-type="float">
            <text:p>2.473673E-16</text:p>
          </table:table-cell>
          <table:table-cell office:value-type="float" office:value="2.170019E-023" calcext:value-type="float">
            <text:p>2.170019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1147349" calcext:value-type="float">
            <text:p>-0.01147349</text:p>
          </table:table-cell>
          <table:table-cell office:value-type="float" office:value="-0.0120622" calcext:value-type="float">
            <text:p>-0.0120622</text:p>
          </table:table-cell>
          <table:table-cell office:value-type="float" office:value="-0.01028352" calcext:value-type="float">
            <text:p>-0.01028352</text:p>
          </table:table-cell>
          <table:table-cell office:value-type="float" office:value="-0.008822856" calcext:value-type="float">
            <text:p>-0.008822856</text:p>
          </table:table-cell>
          <table:table-cell office:value-type="float" office:value="-0.008124416" calcext:value-type="float">
            <text:p>-0.008124416</text:p>
          </table:table-cell>
          <table:table-cell office:value-type="float" office:value="-0.007256452" calcext:value-type="float">
            <text:p>-0.007256452</text:p>
          </table:table-cell>
          <table:table-cell office:value-type="float" office:value="-0.007253654" calcext:value-type="float">
            <text:p>-0.007253654</text:p>
          </table:table-cell>
          <table:table-cell office:value-type="float" office:value="-0.009260177" calcext:value-type="float">
            <text:p>-0.009260177</text:p>
          </table:table-cell>
          <table:table-cell office:value-type="float" office:value="-0.01417842" calcext:value-type="float">
            <text:p>-0.01417842</text:p>
          </table:table-cell>
          <table:table-cell office:value-type="float" office:value="-0.01220588" calcext:value-type="float">
            <text:p>-0.01220588</text:p>
          </table:table-cell>
          <table:table-cell office:value-type="float" office:value="0" calcext:value-type="float">
            <text:p>0</text:p>
          </table:table-cell>
          <table:table-cell office:value-type="float" office:value="0.0435486" calcext:value-type="float">
            <text:p>0.0435486</text:p>
          </table:table-cell>
          <table:table-cell office:value-type="float" office:value="-0.01045774" calcext:value-type="float">
            <text:p>-0.01045774</text:p>
          </table:table-cell>
          <table:table-cell office:value-type="float" office:value="0.000481751" calcext:value-type="float">
            <text:p>0.000481751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173457" calcext:value-type="float">
            <text:p>-2.17345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052001" calcext:value-type="float">
            <text:p>23052001</text:p>
          </table:table-cell>
          <table:table-cell office:value-type="float" office:value="311.6892" calcext:value-type="float">
            <text:p>311.6892</text:p>
          </table:table-cell>
          <table:table-cell office:value-type="float" office:value="119.3219" calcext:value-type="float">
            <text:p>119.3219</text:p>
          </table:table-cell>
          <table:table-cell office:value-type="float" office:value="18.60019" calcext:value-type="float">
            <text:p>18.60019</text:p>
          </table:table-cell>
          <table:table-cell office:value-type="float" office:value="1109.496" calcext:value-type="float">
            <text:p>1109.496</text:p>
          </table:table-cell>
          <table:table-cell office:value-type="float" office:value="44.33844" calcext:value-type="float">
            <text:p>44.33844</text:p>
          </table:table-cell>
          <table:table-cell office:value-type="float" office:value="0" calcext:value-type="float">
            <text:p>0</text:p>
          </table:table-cell>
          <table:table-cell office:value-type="float" office:value="0.2203812" calcext:value-type="float">
            <text:p>0.2203812</text:p>
          </table:table-cell>
          <table:table-cell office:value-type="float" office:value="0.3582374" calcext:value-type="float">
            <text:p>0.3582374</text:p>
          </table:table-cell>
          <table:table-cell office:value-type="float" office:value="0.3632151" calcext:value-type="float">
            <text:p>0.3632151</text:p>
          </table:table-cell>
          <table:table-cell office:value-type="float" office:value="0.3689359" calcext:value-type="float">
            <text:p>0.3689359</text:p>
          </table:table-cell>
          <table:table-cell office:value-type="float" office:value="0.3727224" calcext:value-type="float">
            <text:p>0.3727224</text:p>
          </table:table-cell>
          <table:table-cell office:value-type="float" office:value="0.3206375" calcext:value-type="float">
            <text:p>0.3206375</text:p>
          </table:table-cell>
          <table:table-cell office:value-type="float" office:value="0.3156452" calcext:value-type="float">
            <text:p>0.3156452</text:p>
          </table:table-cell>
          <table:table-cell office:value-type="float" office:value="0.3796839" calcext:value-type="float">
            <text:p>0.3796839</text:p>
          </table:table-cell>
          <table:table-cell office:value-type="float" office:value="0.365429" calcext:value-type="float">
            <text:p>0.365429</text:p>
          </table:table-cell>
          <table:table-cell office:value-type="float" office:value="0.3732844" calcext:value-type="float">
            <text:p>0.3732844</text:p>
          </table:table-cell>
          <table:table-cell office:value-type="float" office:value="0.3907309" calcext:value-type="float">
            <text:p>0.3907309</text:p>
          </table:table-cell>
          <table:table-cell office:value-type="float" office:value="0.4034996" calcext:value-type="float">
            <text:p>0.403499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347836E-016" calcext:value-type="float">
            <text:p>7.347836E-16</text:p>
          </table:table-cell>
          <table:table-cell office:value-type="float" office:value="7.232636E-016" calcext:value-type="float">
            <text:p>7.232636E-16</text:p>
          </table:table-cell>
          <table:table-cell office:value-type="float" office:value="2.473558E-016" calcext:value-type="float">
            <text:p>2.473558E-16</text:p>
          </table:table-cell>
          <table:table-cell office:value-type="float" office:value="2.169959E-023" calcext:value-type="float">
            <text:p>2.169959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4094675" calcext:value-type="float">
            <text:p>-0.4094675</text:p>
          </table:table-cell>
          <table:table-cell office:value-type="float" office:value="-0.01200563" calcext:value-type="float">
            <text:p>-0.01200563</text:p>
          </table:table-cell>
          <table:table-cell office:value-type="float" office:value="-0.01102743" calcext:value-type="float">
            <text:p>-0.01102743</text:p>
          </table:table-cell>
          <table:table-cell office:value-type="float" office:value="-0.01001142" calcext:value-type="float">
            <text:p>-0.01001142</text:p>
          </table:table-cell>
          <table:table-cell office:value-type="float" office:value="-0.009396908" calcext:value-type="float">
            <text:p>-0.009396908</text:p>
          </table:table-cell>
          <table:table-cell office:value-type="float" office:value="-0.008484959" calcext:value-type="float">
            <text:p>-0.008484959</text:p>
          </table:table-cell>
          <table:table-cell office:value-type="float" office:value="-0.008187656" calcext:value-type="float">
            <text:p>-0.008187656</text:p>
          </table:table-cell>
          <table:table-cell office:value-type="float" office:value="-0.008705592" calcext:value-type="float">
            <text:p>-0.008705592</text:p>
          </table:table-cell>
          <table:table-cell office:value-type="float" office:value="-0.01330935" calcext:value-type="float">
            <text:p>-0.01330935</text:p>
          </table:table-cell>
          <table:table-cell office:value-type="float" office:value="-0.01208552" calcext:value-type="float">
            <text:p>-0.01208552</text:p>
          </table:table-cell>
          <table:table-cell office:value-type="float" office:value="0" calcext:value-type="float">
            <text:p>0</text:p>
          </table:table-cell>
          <table:table-cell office:value-type="float" office:value="0.0435486" calcext:value-type="float">
            <text:p>0.0435486</text:p>
          </table:table-cell>
          <table:table-cell office:value-type="float" office:value="-0.4530155" calcext:value-type="float">
            <text:p>-0.4530155</text:p>
          </table:table-cell>
          <table:table-cell office:value-type="float" office:value="0.0004694693" calcext:value-type="float">
            <text:p>0.0004694693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177642" calcext:value-type="float">
            <text:p>-2.17764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4052001" calcext:value-type="float">
            <text:p>24052001</text:p>
          </table:table-cell>
          <table:table-cell office:value-type="float" office:value="311.8798" calcext:value-type="float">
            <text:p>311.8798</text:p>
          </table:table-cell>
          <table:table-cell office:value-type="float" office:value="120.8217" calcext:value-type="float">
            <text:p>120.8217</text:p>
          </table:table-cell>
          <table:table-cell office:value-type="float" office:value="18.60019" calcext:value-type="float">
            <text:p>18.60019</text:p>
          </table:table-cell>
          <table:table-cell office:value-type="float" office:value="1107.961" calcext:value-type="float">
            <text:p>1107.961</text:p>
          </table:table-cell>
          <table:table-cell office:value-type="float" office:value="44.56466" calcext:value-type="float">
            <text:p>44.56466</text:p>
          </table:table-cell>
          <table:table-cell office:value-type="float" office:value="0" calcext:value-type="float">
            <text:p>0</text:p>
          </table:table-cell>
          <table:table-cell office:value-type="float" office:value="0.1195424" calcext:value-type="float">
            <text:p>0.1195424</text:p>
          </table:table-cell>
          <table:table-cell office:value-type="float" office:value="0.3605601" calcext:value-type="float">
            <text:p>0.3605601</text:p>
          </table:table-cell>
          <table:table-cell office:value-type="float" office:value="0.3632487" calcext:value-type="float">
            <text:p>0.3632487</text:p>
          </table:table-cell>
          <table:table-cell office:value-type="float" office:value="0.366457" calcext:value-type="float">
            <text:p>0.366457</text:p>
          </table:table-cell>
          <table:table-cell office:value-type="float" office:value="0.368979" calcext:value-type="float">
            <text:p>0.368979</text:p>
          </table:table-cell>
          <table:table-cell office:value-type="float" office:value="0.3166448" calcext:value-type="float">
            <text:p>0.3166448</text:p>
          </table:table-cell>
          <table:table-cell office:value-type="float" office:value="0.3122657" calcext:value-type="float">
            <text:p>0.3122657</text:p>
          </table:table-cell>
          <table:table-cell office:value-type="float" office:value="0.3792805" calcext:value-type="float">
            <text:p>0.3792805</text:p>
          </table:table-cell>
          <table:table-cell office:value-type="float" office:value="0.3667706" calcext:value-type="float">
            <text:p>0.3667706</text:p>
          </table:table-cell>
          <table:table-cell office:value-type="float" office:value="0.3736355" calcext:value-type="float">
            <text:p>0.3736355</text:p>
          </table:table-cell>
          <table:table-cell office:value-type="float" office:value="0.3908262" calcext:value-type="float">
            <text:p>0.3908262</text:p>
          </table:table-cell>
          <table:table-cell office:value-type="float" office:value="0.4033737" calcext:value-type="float">
            <text:p>0.403373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349815E-016" calcext:value-type="float">
            <text:p>7.349815E-16</text:p>
          </table:table-cell>
          <table:table-cell office:value-type="float" office:value="7.23227E-016" calcext:value-type="float">
            <text:p>7.23227E-16</text:p>
          </table:table-cell>
          <table:table-cell office:value-type="float" office:value="2.473452E-016" calcext:value-type="float">
            <text:p>2.473452E-16</text:p>
          </table:table-cell>
          <table:table-cell office:value-type="float" office:value="2.169902E-023" calcext:value-type="float">
            <text:p>2.169902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4.94161" calcext:value-type="float">
            <text:p>-44.94161</text:p>
          </table:table-cell>
          <table:table-cell office:value-type="float" office:value="-0.01152599" calcext:value-type="float">
            <text:p>-0.01152599</text:p>
          </table:table-cell>
          <table:table-cell office:value-type="float" office:value="-0.01101921" calcext:value-type="float">
            <text:p>-0.01101921</text:p>
          </table:table-cell>
          <table:table-cell office:value-type="float" office:value="-0.01044251" calcext:value-type="float">
            <text:p>-0.01044251</text:p>
          </table:table-cell>
          <table:table-cell office:value-type="float" office:value="-0.01000809" calcext:value-type="float">
            <text:p>-0.01000809</text:p>
          </table:table-cell>
          <table:table-cell office:value-type="float" office:value="-0.009323442" calcext:value-type="float">
            <text:p>-0.009323442</text:p>
          </table:table-cell>
          <table:table-cell office:value-type="float" office:value="-0.008963467" calcext:value-type="float">
            <text:p>-0.008963467</text:p>
          </table:table-cell>
          <table:table-cell office:value-type="float" office:value="-0.008905693" calcext:value-type="float">
            <text:p>-0.008905693</text:p>
          </table:table-cell>
          <table:table-cell office:value-type="float" office:value="-0.01252016" calcext:value-type="float">
            <text:p>-0.01252016</text:p>
          </table:table-cell>
          <table:table-cell office:value-type="float" office:value="-0.01189302" calcext:value-type="float">
            <text:p>-0.01189302</text:p>
          </table:table-cell>
          <table:table-cell office:value-type="float" office:value="0" calcext:value-type="float">
            <text:p>0</text:p>
          </table:table-cell>
          <table:table-cell office:value-type="float" office:value="0.0435486" calcext:value-type="float">
            <text:p>0.0435486</text:p>
          </table:table-cell>
          <table:table-cell office:value-type="float" office:value="-13.66589" calcext:value-type="float">
            <text:p>-13.66589</text:p>
          </table:table-cell>
          <table:table-cell office:value-type="float" office:value="0.00046324" calcext:value-type="float">
            <text:p>0.00046324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181421" calcext:value-type="float">
            <text:p>-2.18142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052001" calcext:value-type="float">
            <text:p>25052001</text:p>
          </table:table-cell>
          <table:table-cell office:value-type="float" office:value="312.0067" calcext:value-type="float">
            <text:p>312.0067</text:p>
          </table:table-cell>
          <table:table-cell office:value-type="float" office:value="121.0478" calcext:value-type="float">
            <text:p>121.0478</text:p>
          </table:table-cell>
          <table:table-cell office:value-type="float" office:value="18.60019" calcext:value-type="float">
            <text:p>18.60019</text:p>
          </table:table-cell>
          <table:table-cell office:value-type="float" office:value="1107.678" calcext:value-type="float">
            <text:p>1107.678</text:p>
          </table:table-cell>
          <table:table-cell office:value-type="float" office:value="44.74873" calcext:value-type="float">
            <text:p>44.74873</text:p>
          </table:table-cell>
          <table:table-cell office:value-type="float" office:value="0" calcext:value-type="float">
            <text:p>0</text:p>
          </table:table-cell>
          <table:table-cell office:value-type="float" office:value="0.1135709" calcext:value-type="float">
            <text:p>0.1135709</text:p>
          </table:table-cell>
          <table:table-cell office:value-type="float" office:value="0.3606195" calcext:value-type="float">
            <text:p>0.3606195</text:p>
          </table:table-cell>
          <table:table-cell office:value-type="float" office:value="0.3630035" calcext:value-type="float">
            <text:p>0.3630035</text:p>
          </table:table-cell>
          <table:table-cell office:value-type="float" office:value="0.3656192" calcext:value-type="float">
            <text:p>0.3656192</text:p>
          </table:table-cell>
          <table:table-cell office:value-type="float" office:value="0.3676079" calcext:value-type="float">
            <text:p>0.3676079</text:p>
          </table:table-cell>
          <table:table-cell office:value-type="float" office:value="0.3147483" calcext:value-type="float">
            <text:p>0.3147483</text:p>
          </table:table-cell>
          <table:table-cell office:value-type="float" office:value="0.3103278" calcext:value-type="float">
            <text:p>0.3103278</text:p>
          </table:table-cell>
          <table:table-cell office:value-type="float" office:value="0.3787068" calcext:value-type="float">
            <text:p>0.3787068</text:p>
          </table:table-cell>
          <table:table-cell office:value-type="float" office:value="0.3677847" calcext:value-type="float">
            <text:p>0.3677847</text:p>
          </table:table-cell>
          <table:table-cell office:value-type="float" office:value="0.374022" calcext:value-type="float">
            <text:p>0.374022</text:p>
          </table:table-cell>
          <table:table-cell office:value-type="float" office:value="0.3909356" calcext:value-type="float">
            <text:p>0.3909356</text:p>
          </table:table-cell>
          <table:table-cell office:value-type="float" office:value="0.4033167" calcext:value-type="float">
            <text:p>0.403316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352159E-016" calcext:value-type="float">
            <text:p>7.352159E-16</text:p>
          </table:table-cell>
          <table:table-cell office:value-type="float" office:value="7.231817E-016" calcext:value-type="float">
            <text:p>7.231817E-16</text:p>
          </table:table-cell>
          <table:table-cell office:value-type="float" office:value="2.473335E-016" calcext:value-type="float">
            <text:p>2.473335E-16</text:p>
          </table:table-cell>
          <table:table-cell office:value-type="float" office:value="2.16984E-023" calcext:value-type="float">
            <text:p>2.16984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66.22247" calcext:value-type="float">
            <text:p>-66.22247</text:p>
          </table:table-cell>
          <table:table-cell office:value-type="float" office:value="-0.01151089" calcext:value-type="float">
            <text:p>-0.01151089</text:p>
          </table:table-cell>
          <table:table-cell office:value-type="float" office:value="-0.01106285" calcext:value-type="float">
            <text:p>-0.01106285</text:p>
          </table:table-cell>
          <table:table-cell office:value-type="float" office:value="-0.01059005" calcext:value-type="float">
            <text:p>-0.01059005</text:p>
          </table:table-cell>
          <table:table-cell office:value-type="float" office:value="-0.01024044" calcext:value-type="float">
            <text:p>-0.01024044</text:p>
          </table:table-cell>
          <table:table-cell office:value-type="float" office:value="-0.009753409" calcext:value-type="float">
            <text:p>-0.009753409</text:p>
          </table:table-cell>
          <table:table-cell office:value-type="float" office:value="-0.009446286" calcext:value-type="float">
            <text:p>-0.009446286</text:p>
          </table:table-cell>
          <table:table-cell office:value-type="float" office:value="-0.009202675" calcext:value-type="float">
            <text:p>-0.009202675</text:p>
          </table:table-cell>
          <table:table-cell office:value-type="float" office:value="-0.0119565" calcext:value-type="float">
            <text:p>-0.0119565</text:p>
          </table:table-cell>
          <table:table-cell office:value-type="float" office:value="-0.01168452" calcext:value-type="float">
            <text:p>-0.01168452</text:p>
          </table:table-cell>
          <table:table-cell office:value-type="float" office:value="0" calcext:value-type="float">
            <text:p>0</text:p>
          </table:table-cell>
          <table:table-cell office:value-type="float" office:value="0.0435486" calcext:value-type="float">
            <text:p>0.0435486</text:p>
          </table:table-cell>
          <table:table-cell office:value-type="float" office:value="-13.43778" calcext:value-type="float">
            <text:p>-13.43778</text:p>
          </table:table-cell>
          <table:table-cell office:value-type="float" office:value="0.0004568544" calcext:value-type="float">
            <text:p>0.0004568544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184745" calcext:value-type="float">
            <text:p>-2.18474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6052001" calcext:value-type="float">
            <text:p>26052001</text:p>
          </table:table-cell>
          <table:table-cell office:value-type="float" office:value="312.0067" calcext:value-type="float">
            <text:p>312.0067</text:p>
          </table:table-cell>
          <table:table-cell office:value-type="float" office:value="121.0905" calcext:value-type="float">
            <text:p>121.0905</text:p>
          </table:table-cell>
          <table:table-cell office:value-type="float" office:value="18.60019" calcext:value-type="float">
            <text:p>18.60019</text:p>
          </table:table-cell>
          <table:table-cell office:value-type="float" office:value="1107.516" calcext:value-type="float">
            <text:p>1107.516</text:p>
          </table:table-cell>
          <table:table-cell office:value-type="float" office:value="44.86765" calcext:value-type="float">
            <text:p>44.86765</text:p>
          </table:table-cell>
          <table:table-cell office:value-type="float" office:value="0" calcext:value-type="float">
            <text:p>0</text:p>
          </table:table-cell>
          <table:table-cell office:value-type="float" office:value="0.1135047" calcext:value-type="float">
            <text:p>0.1135047</text:p>
          </table:table-cell>
          <table:table-cell office:value-type="float" office:value="0.3598092" calcext:value-type="float">
            <text:p>0.3598092</text:p>
          </table:table-cell>
          <table:table-cell office:value-type="float" office:value="0.3621043" calcext:value-type="float">
            <text:p>0.3621043</text:p>
          </table:table-cell>
          <table:table-cell office:value-type="float" office:value="0.3645594" calcext:value-type="float">
            <text:p>0.3645594</text:p>
          </table:table-cell>
          <table:table-cell office:value-type="float" office:value="0.3664113" calcext:value-type="float">
            <text:p>0.3664113</text:p>
          </table:table-cell>
          <table:table-cell office:value-type="float" office:value="0.3135224" calcext:value-type="float">
            <text:p>0.3135224</text:p>
          </table:table-cell>
          <table:table-cell office:value-type="float" office:value="0.3089688" calcext:value-type="float">
            <text:p>0.3089688</text:p>
          </table:table-cell>
          <table:table-cell office:value-type="float" office:value="0.3782537" calcext:value-type="float">
            <text:p>0.3782537</text:p>
          </table:table-cell>
          <table:table-cell office:value-type="float" office:value="0.3685555" calcext:value-type="float">
            <text:p>0.3685555</text:p>
          </table:table-cell>
          <table:table-cell office:value-type="float" office:value="0.3744155" calcext:value-type="float">
            <text:p>0.3744155</text:p>
          </table:table-cell>
          <table:table-cell office:value-type="float" office:value="0.3910695" calcext:value-type="float">
            <text:p>0.3910695</text:p>
          </table:table-cell>
          <table:table-cell office:value-type="float" office:value="0.4033588" calcext:value-type="float">
            <text:p>0.403358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35504E-016" calcext:value-type="float">
            <text:p>7.35504E-16</text:p>
          </table:table-cell>
          <table:table-cell office:value-type="float" office:value="7.231284E-016" calcext:value-type="float">
            <text:p>7.231284E-16</text:p>
          </table:table-cell>
          <table:table-cell office:value-type="float" office:value="2.473199E-016" calcext:value-type="float">
            <text:p>2.473199E-16</text:p>
          </table:table-cell>
          <table:table-cell office:value-type="float" office:value="2.169768E-023" calcext:value-type="float">
            <text:p>2.169768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67.0369" calcext:value-type="float">
            <text:p>-67.0369</text:p>
          </table:table-cell>
          <table:table-cell office:value-type="float" office:value="-0.01167103" calcext:value-type="float">
            <text:p>-0.01167103</text:p>
          </table:table-cell>
          <table:table-cell office:value-type="float" office:value="-0.01123258" calcext:value-type="float">
            <text:p>-0.01123258</text:p>
          </table:table-cell>
          <table:table-cell office:value-type="float" office:value="-0.01078077" calcext:value-type="float">
            <text:p>-0.01078077</text:p>
          </table:table-cell>
          <table:table-cell office:value-type="float" office:value="-0.01044817" calcext:value-type="float">
            <text:p>-0.01044817</text:p>
          </table:table-cell>
          <table:table-cell office:value-type="float" office:value="-0.01004228" calcext:value-type="float">
            <text:p>-0.01004228</text:p>
          </table:table-cell>
          <table:table-cell office:value-type="float" office:value="-0.00980093" calcext:value-type="float">
            <text:p>-0.00980093</text:p>
          </table:table-cell>
          <table:table-cell office:value-type="float" office:value="-0.009444633" calcext:value-type="float">
            <text:p>-0.009444633</text:p>
          </table:table-cell>
          <table:table-cell office:value-type="float" office:value="-0.01154621" calcext:value-type="float">
            <text:p>-0.01154621</text:p>
          </table:table-cell>
          <table:table-cell office:value-type="float" office:value="-0.0114762" calcext:value-type="float">
            <text:p>-0.0114762</text:p>
          </table:table-cell>
          <table:table-cell office:value-type="float" office:value="0" calcext:value-type="float">
            <text:p>0</text:p>
          </table:table-cell>
          <table:table-cell office:value-type="float" office:value="0.0435486" calcext:value-type="float">
            <text:p>0.0435486</text:p>
          </table:table-cell>
          <table:table-cell office:value-type="float" office:value="-13.17019" calcext:value-type="float">
            <text:p>-13.17019</text:p>
          </table:table-cell>
          <table:table-cell office:value-type="float" office:value="0.000448874" calcext:value-type="float">
            <text:p>0.000448874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187456" calcext:value-type="float">
            <text:p>-2.18745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7052001" calcext:value-type="float">
            <text:p>27052001</text:p>
          </table:table-cell>
          <table:table-cell office:value-type="float" office:value="312.0067" calcext:value-type="float">
            <text:p>312.0067</text:p>
          </table:table-cell>
          <table:table-cell office:value-type="float" office:value="121.2252" calcext:value-type="float">
            <text:p>121.2252</text:p>
          </table:table-cell>
          <table:table-cell office:value-type="float" office:value="18.60019" calcext:value-type="float">
            <text:p>18.60019</text:p>
          </table:table-cell>
          <table:table-cell office:value-type="float" office:value="1107.277" calcext:value-type="float">
            <text:p>1107.277</text:p>
          </table:table-cell>
          <table:table-cell office:value-type="float" office:value="44.97153" calcext:value-type="float">
            <text:p>44.97153</text:p>
          </table:table-cell>
          <table:table-cell office:value-type="float" office:value="0" calcext:value-type="float">
            <text:p>0</text:p>
          </table:table-cell>
          <table:table-cell office:value-type="float" office:value="0.1118611" calcext:value-type="float">
            <text:p>0.1118611</text:p>
          </table:table-cell>
          <table:table-cell office:value-type="float" office:value="0.3583173" calcext:value-type="float">
            <text:p>0.3583173</text:p>
          </table:table-cell>
          <table:table-cell office:value-type="float" office:value="0.3606271" calcext:value-type="float">
            <text:p>0.3606271</text:p>
          </table:table-cell>
          <table:table-cell office:value-type="float" office:value="0.3631228" calcext:value-type="float">
            <text:p>0.3631228</text:p>
          </table:table-cell>
          <table:table-cell office:value-type="float" office:value="0.3649495" calcext:value-type="float">
            <text:p>0.3649495</text:p>
          </table:table-cell>
          <table:table-cell office:value-type="float" office:value="0.312487" calcext:value-type="float">
            <text:p>0.312487</text:p>
          </table:table-cell>
          <table:table-cell office:value-type="float" office:value="0.3079716" calcext:value-type="float">
            <text:p>0.3079716</text:p>
          </table:table-cell>
          <table:table-cell office:value-type="float" office:value="0.3778523" calcext:value-type="float">
            <text:p>0.3778523</text:p>
          </table:table-cell>
          <table:table-cell office:value-type="float" office:value="0.3691482" calcext:value-type="float">
            <text:p>0.3691482</text:p>
          </table:table-cell>
          <table:table-cell office:value-type="float" office:value="0.3748017" calcext:value-type="float">
            <text:p>0.3748017</text:p>
          </table:table-cell>
          <table:table-cell office:value-type="float" office:value="0.3912236" calcext:value-type="float">
            <text:p>0.3912236</text:p>
          </table:table-cell>
          <table:table-cell office:value-type="float" office:value="0.4033858" calcext:value-type="float">
            <text:p>0.403385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358233E-016" calcext:value-type="float">
            <text:p>7.358233E-16</text:p>
          </table:table-cell>
          <table:table-cell office:value-type="float" office:value="7.230684E-016" calcext:value-type="float">
            <text:p>7.230684E-16</text:p>
          </table:table-cell>
          <table:table-cell office:value-type="float" office:value="2.473048E-016" calcext:value-type="float">
            <text:p>2.473048E-16</text:p>
          </table:table-cell>
          <table:table-cell office:value-type="float" office:value="2.169687E-023" calcext:value-type="float">
            <text:p>2.169687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75.63496" calcext:value-type="float">
            <text:p>-75.63496</text:p>
          </table:table-cell>
          <table:table-cell office:value-type="float" office:value="-0.01197454" calcext:value-type="float">
            <text:p>-0.01197454</text:p>
          </table:table-cell>
          <table:table-cell office:value-type="float" office:value="-0.01151904" calcext:value-type="float">
            <text:p>-0.01151904</text:p>
          </table:table-cell>
          <table:table-cell office:value-type="float" office:value="-0.01104542" calcext:value-type="float">
            <text:p>-0.01104542</text:p>
          </table:table-cell>
          <table:table-cell office:value-type="float" office:value="-0.0107079" calcext:value-type="float">
            <text:p>-0.0107079</text:p>
          </table:table-cell>
          <table:table-cell office:value-type="float" office:value="-0.01029332" calcext:value-type="float">
            <text:p>-0.01029332</text:p>
          </table:table-cell>
          <table:table-cell office:value-type="float" office:value="-0.01007074" calcext:value-type="float">
            <text:p>-0.01007074</text:p>
          </table:table-cell>
          <table:table-cell office:value-type="float" office:value="-0.009664292" calcext:value-type="float">
            <text:p>-0.009664292</text:p>
          </table:table-cell>
          <table:table-cell office:value-type="float" office:value="-0.01124083" calcext:value-type="float">
            <text:p>-0.01124083</text:p>
          </table:table-cell>
          <table:table-cell office:value-type="float" office:value="-0.01127538" calcext:value-type="float">
            <text:p>-0.01127538</text:p>
          </table:table-cell>
          <table:table-cell office:value-type="float" office:value="0" calcext:value-type="float">
            <text:p>0</text:p>
          </table:table-cell>
          <table:table-cell office:value-type="float" office:value="0.0435486" calcext:value-type="float">
            <text:p>0.0435486</text:p>
          </table:table-cell>
          <table:table-cell office:value-type="float" office:value="-12.91231" calcext:value-type="float">
            <text:p>-12.91231</text:p>
          </table:table-cell>
          <table:table-cell office:value-type="float" office:value="0.0004406103" calcext:value-type="float">
            <text:p>0.0004406103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189612" calcext:value-type="float">
            <text:p>-2.18961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8052001" calcext:value-type="float">
            <text:p>28052001</text:p>
          </table:table-cell>
          <table:table-cell office:value-type="float" office:value="312.0067" calcext:value-type="float">
            <text:p>312.0067</text:p>
          </table:table-cell>
          <table:table-cell office:value-type="float" office:value="121.3474" calcext:value-type="float">
            <text:p>121.3474</text:p>
          </table:table-cell>
          <table:table-cell office:value-type="float" office:value="18.60019" calcext:value-type="float">
            <text:p>18.60019</text:p>
          </table:table-cell>
          <table:table-cell office:value-type="float" office:value="1107.063" calcext:value-type="float">
            <text:p>1107.063</text:p>
          </table:table-cell>
          <table:table-cell office:value-type="float" office:value="45.06336" calcext:value-type="float">
            <text:p>45.06336</text:p>
          </table:table-cell>
          <table:table-cell office:value-type="float" office:value="0" calcext:value-type="float">
            <text:p>0</text:p>
          </table:table-cell>
          <table:table-cell office:value-type="float" office:value="0.1130104" calcext:value-type="float">
            <text:p>0.1130104</text:p>
          </table:table-cell>
          <table:table-cell office:value-type="float" office:value="0.356862" calcext:value-type="float">
            <text:p>0.356862</text:p>
          </table:table-cell>
          <table:table-cell office:value-type="float" office:value="0.3591496" calcext:value-type="float">
            <text:p>0.3591496</text:p>
          </table:table-cell>
          <table:table-cell office:value-type="float" office:value="0.3616128" calcext:value-type="float">
            <text:p>0.3616128</text:p>
          </table:table-cell>
          <table:table-cell office:value-type="float" office:value="0.3634242" calcext:value-type="float">
            <text:p>0.3634242</text:p>
          </table:table-cell>
          <table:table-cell office:value-type="float" office:value="0.3114401" calcext:value-type="float">
            <text:p>0.3114401</text:p>
          </table:table-cell>
          <table:table-cell office:value-type="float" office:value="0.3070761" calcext:value-type="float">
            <text:p>0.3070761</text:p>
          </table:table-cell>
          <table:table-cell office:value-type="float" office:value="0.3773856" calcext:value-type="float">
            <text:p>0.3773856</text:p>
          </table:table-cell>
          <table:table-cell office:value-type="float" office:value="0.3696779" calcext:value-type="float">
            <text:p>0.3696779</text:p>
          </table:table-cell>
          <table:table-cell office:value-type="float" office:value="0.3752092" calcext:value-type="float">
            <text:p>0.3752092</text:p>
          </table:table-cell>
          <table:table-cell office:value-type="float" office:value="0.3913911" calcext:value-type="float">
            <text:p>0.3913911</text:p>
          </table:table-cell>
          <table:table-cell office:value-type="float" office:value="0.4034072" calcext:value-type="float">
            <text:p>0.403407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361731E-016" calcext:value-type="float">
            <text:p>7.361731E-16</text:p>
          </table:table-cell>
          <table:table-cell office:value-type="float" office:value="7.230019E-016" calcext:value-type="float">
            <text:p>7.230019E-16</text:p>
          </table:table-cell>
          <table:table-cell office:value-type="float" office:value="2.472885E-016" calcext:value-type="float">
            <text:p>2.472885E-16</text:p>
          </table:table-cell>
          <table:table-cell office:value-type="float" office:value="2.1696E-023" calcext:value-type="float">
            <text:p>2.1696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69.15132" calcext:value-type="float">
            <text:p>-69.15132</text:p>
          </table:table-cell>
          <table:table-cell office:value-type="float" office:value="-0.01227911" calcext:value-type="float">
            <text:p>-0.01227911</text:p>
          </table:table-cell>
          <table:table-cell office:value-type="float" office:value="-0.01181398" calcext:value-type="float">
            <text:p>-0.01181398</text:p>
          </table:table-cell>
          <table:table-cell office:value-type="float" office:value="-0.01133218" calcext:value-type="float">
            <text:p>-0.01133218</text:p>
          </table:table-cell>
          <table:table-cell office:value-type="float" office:value="-0.01098731" calcext:value-type="float">
            <text:p>-0.01098731</text:p>
          </table:table-cell>
          <table:table-cell office:value-type="float" office:value="-0.01055402" calcext:value-type="float">
            <text:p>-0.01055402</text:p>
          </table:table-cell>
          <table:table-cell office:value-type="float" office:value="-0.01031919" calcext:value-type="float">
            <text:p>-0.01031919</text:p>
          </table:table-cell>
          <table:table-cell office:value-type="float" office:value="-0.009925004" calcext:value-type="float">
            <text:p>-0.009925004</text:p>
          </table:table-cell>
          <table:table-cell office:value-type="float" office:value="-0.01097615" calcext:value-type="float">
            <text:p>-0.01097615</text:p>
          </table:table-cell>
          <table:table-cell office:value-type="float" office:value="-0.01106809" calcext:value-type="float">
            <text:p>-0.01106809</text:p>
          </table:table-cell>
          <table:table-cell office:value-type="float" office:value="0" calcext:value-type="float">
            <text:p>0</text:p>
          </table:table-cell>
          <table:table-cell office:value-type="float" office:value="0.0435486" calcext:value-type="float">
            <text:p>0.0435486</text:p>
          </table:table-cell>
          <table:table-cell office:value-type="float" office:value="-12.68839" calcext:value-type="float">
            <text:p>-12.68839</text:p>
          </table:table-cell>
          <table:table-cell office:value-type="float" office:value="0.0004322378" calcext:value-type="float">
            <text:p>0.0004322378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191339" calcext:value-type="float">
            <text:p>-2.19133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9052001" calcext:value-type="float">
            <text:p>29052001</text:p>
          </table:table-cell>
          <table:table-cell office:value-type="float" office:value="312.0067" calcext:value-type="float">
            <text:p>312.0067</text:p>
          </table:table-cell>
          <table:table-cell office:value-type="float" office:value="121.4111" calcext:value-type="float">
            <text:p>121.4111</text:p>
          </table:table-cell>
          <table:table-cell office:value-type="float" office:value="18.60019" calcext:value-type="float">
            <text:p>18.60019</text:p>
          </table:table-cell>
          <table:table-cell office:value-type="float" office:value="1106.917" calcext:value-type="float">
            <text:p>1106.917</text:p>
          </table:table-cell>
          <table:table-cell office:value-type="float" office:value="45.14551" calcext:value-type="float">
            <text:p>45.14551</text:p>
          </table:table-cell>
          <table:table-cell office:value-type="float" office:value="0" calcext:value-type="float">
            <text:p>0</text:p>
          </table:table-cell>
          <table:table-cell office:value-type="float" office:value="0.1164097" calcext:value-type="float">
            <text:p>0.1164097</text:p>
          </table:table-cell>
          <table:table-cell office:value-type="float" office:value="0.3557508" calcext:value-type="float">
            <text:p>0.3557508</text:p>
          </table:table-cell>
          <table:table-cell office:value-type="float" office:value="0.3579547" calcext:value-type="float">
            <text:p>0.3579547</text:p>
          </table:table-cell>
          <table:table-cell office:value-type="float" office:value="0.3602898" calcext:value-type="float">
            <text:p>0.3602898</text:p>
          </table:table-cell>
          <table:table-cell office:value-type="float" office:value="0.3619887" calcext:value-type="float">
            <text:p>0.3619887</text:p>
          </table:table-cell>
          <table:table-cell office:value-type="float" office:value="0.310368" calcext:value-type="float">
            <text:p>0.310368</text:p>
          </table:table-cell>
          <table:table-cell office:value-type="float" office:value="0.3062081" calcext:value-type="float">
            <text:p>0.3062081</text:p>
          </table:table-cell>
          <table:table-cell office:value-type="float" office:value="0.3769127" calcext:value-type="float">
            <text:p>0.3769127</text:p>
          </table:table-cell>
          <table:table-cell office:value-type="float" office:value="0.3701254" calcext:value-type="float">
            <text:p>0.3701254</text:p>
          </table:table-cell>
          <table:table-cell office:value-type="float" office:value="0.37565" calcext:value-type="float">
            <text:p>0.37565</text:p>
          </table:table-cell>
          <table:table-cell office:value-type="float" office:value="0.391574" calcext:value-type="float">
            <text:p>0.391574</text:p>
          </table:table-cell>
          <table:table-cell office:value-type="float" office:value="0.4034286" calcext:value-type="float">
            <text:p>0.4034286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7.365139E-016" calcext:value-type="float">
            <text:p>7.365139E-16</text:p>
          </table:table-cell>
          <table:table-cell office:value-type="float" office:value="7.229378E-016" calcext:value-type="float">
            <text:p>7.229378E-16</text:p>
          </table:table-cell>
          <table:table-cell office:value-type="float" office:value="2.472721E-016" calcext:value-type="float">
            <text:p>2.472721E-16</text:p>
          </table:table-cell>
          <table:table-cell office:value-type="float" office:value="2.169505E-023" calcext:value-type="float">
            <text:p>2.169505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55.41467" calcext:value-type="float">
            <text:p>-55.41467</text:p>
          </table:table-cell>
          <table:table-cell office:value-type="float" office:value="-0.01251595" calcext:value-type="float">
            <text:p>-0.01251595</text:p>
          </table:table-cell>
          <table:table-cell office:value-type="float" office:value="-0.01205867" calcext:value-type="float">
            <text:p>-0.01205867</text:p>
          </table:table-cell>
          <table:table-cell office:value-type="float" office:value="-0.01159087" calcext:value-type="float">
            <text:p>-0.01159087</text:p>
          </table:table-cell>
          <table:table-cell office:value-type="float" office:value="-0.01125834" calcext:value-type="float">
            <text:p>-0.01125834</text:p>
          </table:table-cell>
          <table:table-cell office:value-type="float" office:value="-0.01082933" calcext:value-type="float">
            <text:p>-0.01082933</text:p>
          </table:table-cell>
          <table:table-cell office:value-type="float" office:value="-0.01056937" calcext:value-type="float">
            <text:p>-0.01056937</text:p>
          </table:table-cell>
          <table:table-cell office:value-type="float" office:value="-0.0101987" calcext:value-type="float">
            <text:p>-0.0101987</text:p>
          </table:table-cell>
          <table:table-cell office:value-type="float" office:value="-0.0107559" calcext:value-type="float">
            <text:p>-0.0107559</text:p>
          </table:table-cell>
          <table:table-cell office:value-type="float" office:value="-0.01084777" calcext:value-type="float">
            <text:p>-0.01084777</text:p>
          </table:table-cell>
          <table:table-cell office:value-type="float" office:value="0" calcext:value-type="float">
            <text:p>0</text:p>
          </table:table-cell>
          <table:table-cell office:value-type="float" office:value="0.0435486" calcext:value-type="float">
            <text:p>0.0435486</text:p>
          </table:table-cell>
          <table:table-cell office:value-type="float" office:value="-12.46635" calcext:value-type="float">
            <text:p>-12.46635</text:p>
          </table:table-cell>
          <table:table-cell office:value-type="float" office:value="0.000424232" calcext:value-type="float">
            <text:p>0.000424232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192717" calcext:value-type="float">
            <text:p>-2.19271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052001" calcext:value-type="float">
            <text:p>30052001</text:p>
          </table:table-cell>
          <table:table-cell office:value-type="float" office:value="324.5796" calcext:value-type="float">
            <text:p>324.5796</text:p>
          </table:table-cell>
          <table:table-cell office:value-type="float" office:value="123.7488" calcext:value-type="float">
            <text:p>123.7488</text:p>
          </table:table-cell>
          <table:table-cell office:value-type="float" office:value="18.60019" calcext:value-type="float">
            <text:p>18.60019</text:p>
          </table:table-cell>
          <table:table-cell office:value-type="float" office:value="1116.955" calcext:value-type="float">
            <text:p>1116.955</text:p>
          </table:table-cell>
          <table:table-cell office:value-type="float" office:value="45.34396" calcext:value-type="float">
            <text:p>45.34396</text:p>
          </table:table-cell>
          <table:table-cell office:value-type="float" office:value="0" calcext:value-type="float">
            <text:p>0</text:p>
          </table:table-cell>
          <table:table-cell office:value-type="float" office:value="0.3970163" calcext:value-type="float">
            <text:p>0.3970163</text:p>
          </table:table-cell>
          <table:table-cell office:value-type="float" office:value="0.3990386" calcext:value-type="float">
            <text:p>0.3990386</text:p>
          </table:table-cell>
          <table:table-cell office:value-type="float" office:value="0.3980205" calcext:value-type="float">
            <text:p>0.3980205</text:p>
          </table:table-cell>
          <table:table-cell office:value-type="float" office:value="0.3939391" calcext:value-type="float">
            <text:p>0.3939391</text:p>
          </table:table-cell>
          <table:table-cell office:value-type="float" office:value="0.3915238" calcext:value-type="float">
            <text:p>0.3915238</text:p>
          </table:table-cell>
          <table:table-cell office:value-type="float" office:value="0.3167364" calcext:value-type="float">
            <text:p>0.3167364</text:p>
          </table:table-cell>
          <table:table-cell office:value-type="float" office:value="0.3074883" calcext:value-type="float">
            <text:p>0.3074883</text:p>
          </table:table-cell>
          <table:table-cell office:value-type="float" office:value="0.3766439" calcext:value-type="float">
            <text:p>0.3766439</text:p>
          </table:table-cell>
          <table:table-cell office:value-type="float" office:value="0.3703349" calcext:value-type="float">
            <text:p>0.3703349</text:p>
          </table:table-cell>
          <table:table-cell office:value-type="float" office:value="0.3760538" calcext:value-type="float">
            <text:p>0.3760538</text:p>
          </table:table-cell>
          <table:table-cell office:value-type="float" office:value="0.3917666" calcext:value-type="float">
            <text:p>0.3917666</text:p>
          </table:table-cell>
          <table:table-cell office:value-type="float" office:value="0.4034548" calcext:value-type="float">
            <text:p>0.403454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367738E-016" calcext:value-type="float">
            <text:p>7.367738E-16</text:p>
          </table:table-cell>
          <table:table-cell office:value-type="float" office:value="7.228893E-016" calcext:value-type="float">
            <text:p>7.228893E-16</text:p>
          </table:table-cell>
          <table:table-cell office:value-type="float" office:value="2.472585E-016" calcext:value-type="float">
            <text:p>2.472585E-16</text:p>
          </table:table-cell>
          <table:table-cell office:value-type="float" office:value="2.169424E-023" calcext:value-type="float">
            <text:p>2.169424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6288078" calcext:value-type="float">
            <text:p>-0.006288078</text:p>
          </table:table-cell>
          <table:table-cell office:value-type="float" office:value="-0.006101185" calcext:value-type="float">
            <text:p>-0.006101185</text:p>
          </table:table-cell>
          <table:table-cell office:value-type="float" office:value="-0.006259953" calcext:value-type="float">
            <text:p>-0.006259953</text:p>
          </table:table-cell>
          <table:table-cell office:value-type="float" office:value="-0.006713624" calcext:value-type="float">
            <text:p>-0.006713624</text:p>
          </table:table-cell>
          <table:table-cell office:value-type="float" office:value="-0.006989902" calcext:value-type="float">
            <text:p>-0.006989902</text:p>
          </table:table-cell>
          <table:table-cell office:value-type="float" office:value="-0.009346901" calcext:value-type="float">
            <text:p>-0.009346901</text:p>
          </table:table-cell>
          <table:table-cell office:value-type="float" office:value="-0.01022367" calcext:value-type="float">
            <text:p>-0.01022367</text:p>
          </table:table-cell>
          <table:table-cell office:value-type="float" office:value="-0.01036055" calcext:value-type="float">
            <text:p>-0.01036055</text:p>
          </table:table-cell>
          <table:table-cell office:value-type="float" office:value="-0.01065487" calcext:value-type="float">
            <text:p>-0.01065487</text:p>
          </table:table-cell>
          <table:table-cell office:value-type="float" office:value="-0.01064992" calcext:value-type="float">
            <text:p>-0.01064992</text:p>
          </table:table-cell>
          <table:table-cell office:value-type="float" office:value="0" calcext:value-type="float">
            <text:p>0</text:p>
          </table:table-cell>
          <table:table-cell office:value-type="float" office:value="0.0435486" calcext:value-type="float">
            <text:p>0.0435486</text:p>
          </table:table-cell>
          <table:table-cell office:value-type="float" office:value="-12.33048" calcext:value-type="float">
            <text:p>-12.33048</text:p>
          </table:table-cell>
          <table:table-cell office:value-type="float" office:value="0.0004183354" calcext:value-type="float">
            <text:p>0.0004183354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193803" calcext:value-type="float">
            <text:p>-2.19380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1052001" calcext:value-type="float">
            <text:p>31052001</text:p>
          </table:table-cell>
          <table:table-cell office:value-type="float" office:value="324.8336" calcext:value-type="float">
            <text:p>324.8336</text:p>
          </table:table-cell>
          <table:table-cell office:value-type="float" office:value="125.9067" calcext:value-type="float">
            <text:p>125.9067</text:p>
          </table:table-cell>
          <table:table-cell office:value-type="float" office:value="18.60019" calcext:value-type="float">
            <text:p>18.60019</text:p>
          </table:table-cell>
          <table:table-cell office:value-type="float" office:value="1114.98" calcext:value-type="float">
            <text:p>1114.98</text:p>
          </table:table-cell>
          <table:table-cell office:value-type="float" office:value="45.41464" calcext:value-type="float">
            <text:p>45.41464</text:p>
          </table:table-cell>
          <table:table-cell office:value-type="float" office:value="0" calcext:value-type="float">
            <text:p>0</text:p>
          </table:table-cell>
          <table:table-cell office:value-type="float" office:value="0.367251" calcext:value-type="float">
            <text:p>0.367251</text:p>
          </table:table-cell>
          <table:table-cell office:value-type="float" office:value="0.3700746" calcext:value-type="float">
            <text:p>0.3700746</text:p>
          </table:table-cell>
          <table:table-cell office:value-type="float" office:value="0.3751352" calcext:value-type="float">
            <text:p>0.3751352</text:p>
          </table:table-cell>
          <table:table-cell office:value-type="float" office:value="0.3797322" calcext:value-type="float">
            <text:p>0.3797322</text:p>
          </table:table-cell>
          <table:table-cell office:value-type="float" office:value="0.3821438" calcext:value-type="float">
            <text:p>0.3821438</text:p>
          </table:table-cell>
          <table:table-cell office:value-type="float" office:value="0.3233154" calcext:value-type="float">
            <text:p>0.3233154</text:p>
          </table:table-cell>
          <table:table-cell office:value-type="float" office:value="0.3140557" calcext:value-type="float">
            <text:p>0.3140557</text:p>
          </table:table-cell>
          <table:table-cell office:value-type="float" office:value="0.3777053" calcext:value-type="float">
            <text:p>0.3777053</text:p>
          </table:table-cell>
          <table:table-cell office:value-type="float" office:value="0.3706382" calcext:value-type="float">
            <text:p>0.3706382</text:p>
          </table:table-cell>
          <table:table-cell office:value-type="float" office:value="0.3764209" calcext:value-type="float">
            <text:p>0.3764209</text:p>
          </table:table-cell>
          <table:table-cell office:value-type="float" office:value="0.3919629" calcext:value-type="float">
            <text:p>0.3919629</text:p>
          </table:table-cell>
          <table:table-cell office:value-type="float" office:value="0.4034848" calcext:value-type="float">
            <text:p>0.403484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369843E-016" calcext:value-type="float">
            <text:p>7.369843E-16</text:p>
          </table:table-cell>
          <table:table-cell office:value-type="float" office:value="7.228518E-016" calcext:value-type="float">
            <text:p>7.228518E-16</text:p>
          </table:table-cell>
          <table:table-cell office:value-type="float" office:value="2.472471E-016" calcext:value-type="float">
            <text:p>2.472471E-16</text:p>
          </table:table-cell>
          <table:table-cell office:value-type="float" office:value="2.169365E-023" calcext:value-type="float">
            <text:p>2.169365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1031116" calcext:value-type="float">
            <text:p>-0.01031116</text:p>
          </table:table-cell>
          <table:table-cell office:value-type="float" office:value="-0.009821936" calcext:value-type="float">
            <text:p>-0.009821936</text:p>
          </table:table-cell>
          <table:table-cell office:value-type="float" office:value="-0.009029078" calcext:value-type="float">
            <text:p>-0.009029078</text:p>
          </table:table-cell>
          <table:table-cell office:value-type="float" office:value="-0.008375064" calcext:value-type="float">
            <text:p>-0.008375064</text:p>
          </table:table-cell>
          <table:table-cell office:value-type="float" office:value="-0.008055704" calcext:value-type="float">
            <text:p>-0.008055704</text:p>
          </table:table-cell>
          <table:table-cell office:value-type="float" office:value="-0.007979822" calcext:value-type="float">
            <text:p>-0.007979822</text:p>
          </table:table-cell>
          <table:table-cell office:value-type="float" office:value="-0.008553057" calcext:value-type="float">
            <text:p>-0.008553057</text:p>
          </table:table-cell>
          <table:table-cell office:value-type="float" office:value="-0.009758173" calcext:value-type="float">
            <text:p>-0.009758173</text:p>
          </table:table-cell>
          <table:table-cell office:value-type="float" office:value="-0.01051222" calcext:value-type="float">
            <text:p>-0.01051222</text:p>
          </table:table-cell>
          <table:table-cell office:value-type="float" office:value="-0.01047346" calcext:value-type="float">
            <text:p>-0.01047346</text:p>
          </table:table-cell>
          <table:table-cell office:value-type="float" office:value="0" calcext:value-type="float">
            <text:p>0</text:p>
          </table:table-cell>
          <table:table-cell office:value-type="float" office:value="0.0435486" calcext:value-type="float">
            <text:p>0.0435486</text:p>
          </table:table-cell>
          <table:table-cell office:value-type="float" office:value="-12.2107" calcext:value-type="float">
            <text:p>-12.2107</text:p>
          </table:table-cell>
          <table:table-cell office:value-type="float" office:value="0.0004133746" calcext:value-type="float">
            <text:p>0.0004133746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194644" calcext:value-type="float">
            <text:p>-2.19464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62001" calcext:value-type="float">
            <text:p>1062001</text:p>
          </table:table-cell>
          <table:table-cell office:value-type="float" office:value="325.3416" calcext:value-type="float">
            <text:p>325.3416</text:p>
          </table:table-cell>
          <table:table-cell office:value-type="float" office:value="130.2379" calcext:value-type="float">
            <text:p>130.2379</text:p>
          </table:table-cell>
          <table:table-cell office:value-type="float" office:value="18.60019" calcext:value-type="float">
            <text:p>18.60019</text:p>
          </table:table-cell>
          <table:table-cell office:value-type="float" office:value="1111.088" calcext:value-type="float">
            <text:p>1111.088</text:p>
          </table:table-cell>
          <table:table-cell office:value-type="float" office:value="45.48329" calcext:value-type="float">
            <text:p>45.48329</text:p>
          </table:table-cell>
          <table:table-cell office:value-type="float" office:value="0" calcext:value-type="float">
            <text:p>0</text:p>
          </table:table-cell>
          <table:table-cell office:value-type="float" office:value="0.116827" calcext:value-type="float">
            <text:p>0.116827</text:p>
          </table:table-cell>
          <table:table-cell office:value-type="float" office:value="0.3620954" calcext:value-type="float">
            <text:p>0.3620954</text:p>
          </table:table-cell>
          <table:table-cell office:value-type="float" office:value="0.3655411" calcext:value-type="float">
            <text:p>0.3655411</text:p>
          </table:table-cell>
          <table:table-cell office:value-type="float" office:value="0.3698436" calcext:value-type="float">
            <text:p>0.3698436</text:p>
          </table:table-cell>
          <table:table-cell office:value-type="float" office:value="0.3727344" calcext:value-type="float">
            <text:p>0.3727344</text:p>
          </table:table-cell>
          <table:table-cell office:value-type="float" office:value="0.3192337" calcext:value-type="float">
            <text:p>0.3192337</text:p>
          </table:table-cell>
          <table:table-cell office:value-type="float" office:value="0.3134998" calcext:value-type="float">
            <text:p>0.3134998</text:p>
          </table:table-cell>
          <table:table-cell office:value-type="float" office:value="0.3788335" calcext:value-type="float">
            <text:p>0.3788335</text:p>
          </table:table-cell>
          <table:table-cell office:value-type="float" office:value="0.3711968" calcext:value-type="float">
            <text:p>0.3711968</text:p>
          </table:table-cell>
          <table:table-cell office:value-type="float" office:value="0.3767755" calcext:value-type="float">
            <text:p>0.3767755</text:p>
          </table:table-cell>
          <table:table-cell office:value-type="float" office:value="0.3921572" calcext:value-type="float">
            <text:p>0.3921572</text:p>
          </table:table-cell>
          <table:table-cell office:value-type="float" office:value="0.4035202" calcext:value-type="float">
            <text:p>0.4035202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7.372138E-016" calcext:value-type="float">
            <text:p>7.372138E-16</text:p>
          </table:table-cell>
          <table:table-cell office:value-type="float" office:value="7.228085E-016" calcext:value-type="float">
            <text:p>7.228085E-16</text:p>
          </table:table-cell>
          <table:table-cell office:value-type="float" office:value="2.472356E-016" calcext:value-type="float">
            <text:p>2.472356E-16</text:p>
          </table:table-cell>
          <table:table-cell office:value-type="float" office:value="2.169301E-023" calcext:value-type="float">
            <text:p>2.169301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53.11084" calcext:value-type="float">
            <text:p>-53.11084</text:p>
          </table:table-cell>
          <table:table-cell office:value-type="float" office:value="-0.01123741" calcext:value-type="float">
            <text:p>-0.01123741</text:p>
          </table:table-cell>
          <table:table-cell office:value-type="float" office:value="-0.01060366" calcext:value-type="float">
            <text:p>-0.01060366</text:p>
          </table:table-cell>
          <table:table-cell office:value-type="float" office:value="-0.009863853" calcext:value-type="float">
            <text:p>-0.009863853</text:p>
          </table:table-cell>
          <table:table-cell office:value-type="float" office:value="-0.009398247" calcext:value-type="float">
            <text:p>-0.009398247</text:p>
          </table:table-cell>
          <table:table-cell office:value-type="float" office:value="-0.0087704" calcext:value-type="float">
            <text:p>-0.0087704</text:p>
          </table:table-cell>
          <table:table-cell office:value-type="float" office:value="-0.00867382" calcext:value-type="float">
            <text:p>-0.00867382</text:p>
          </table:table-cell>
          <table:table-cell office:value-type="float" office:value="-0.009142688" calcext:value-type="float">
            <text:p>-0.009142688</text:p>
          </table:table-cell>
          <table:table-cell office:value-type="float" office:value="-0.01025268" calcext:value-type="float">
            <text:p>-0.01025268</text:p>
          </table:table-cell>
          <table:table-cell office:value-type="float" office:value="-0.01030604" calcext:value-type="float">
            <text:p>-0.01030604</text:p>
          </table:table-cell>
          <table:table-cell office:value-type="float" office:value="0" calcext:value-type="float">
            <text:p>0</text:p>
          </table:table-cell>
          <table:table-cell office:value-type="float" office:value="0.0435486" calcext:value-type="float">
            <text:p>0.0435486</text:p>
          </table:table-cell>
          <table:table-cell office:value-type="float" office:value="-12.03708" calcext:value-type="float">
            <text:p>-12.03708</text:p>
          </table:table-cell>
          <table:table-cell office:value-type="float" office:value="0.0004072583" calcext:value-type="float">
            <text:p>0.0004072583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195271" calcext:value-type="float">
            <text:p>-2.19527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62001" calcext:value-type="float">
            <text:p>2062001</text:p>
          </table:table-cell>
          <table:table-cell office:value-type="float" office:value="325.3416" calcext:value-type="float">
            <text:p>325.3416</text:p>
          </table:table-cell>
          <table:table-cell office:value-type="float" office:value="130.4037" calcext:value-type="float">
            <text:p>130.4037</text:p>
          </table:table-cell>
          <table:table-cell office:value-type="float" office:value="18.60019" calcext:value-type="float">
            <text:p>18.60019</text:p>
          </table:table-cell>
          <table:table-cell office:value-type="float" office:value="1110.862" calcext:value-type="float">
            <text:p>1110.862</text:p>
          </table:table-cell>
          <table:table-cell office:value-type="float" office:value="45.54368" calcext:value-type="float">
            <text:p>45.54368</text:p>
          </table:table-cell>
          <table:table-cell office:value-type="float" office:value="0" calcext:value-type="float">
            <text:p>0</text:p>
          </table:table-cell>
          <table:table-cell office:value-type="float" office:value="0.1154176" calcext:value-type="float">
            <text:p>0.1154176</text:p>
          </table:table-cell>
          <table:table-cell office:value-type="float" office:value="0.3622863" calcext:value-type="float">
            <text:p>0.3622863</text:p>
          </table:table-cell>
          <table:table-cell office:value-type="float" office:value="0.3648828" calcext:value-type="float">
            <text:p>0.3648828</text:p>
          </table:table-cell>
          <table:table-cell office:value-type="float" office:value="0.3677728" calcext:value-type="float">
            <text:p>0.3677728</text:p>
          </table:table-cell>
          <table:table-cell office:value-type="float" office:value="0.3699473" calcext:value-type="float">
            <text:p>0.3699473</text:p>
          </table:table-cell>
          <table:table-cell office:value-type="float" office:value="0.316495" calcext:value-type="float">
            <text:p>0.316495</text:p>
          </table:table-cell>
          <table:table-cell office:value-type="float" office:value="0.3115325" calcext:value-type="float">
            <text:p>0.3115325</text:p>
          </table:table-cell>
          <table:table-cell office:value-type="float" office:value="0.37899" calcext:value-type="float">
            <text:p>0.37899</text:p>
          </table:table-cell>
          <table:table-cell office:value-type="float" office:value="0.371756" calcext:value-type="float">
            <text:p>0.371756</text:p>
          </table:table-cell>
          <table:table-cell office:value-type="float" office:value="0.3771277" calcext:value-type="float">
            <text:p>0.3771277</text:p>
          </table:table-cell>
          <table:table-cell office:value-type="float" office:value="0.3923513" calcext:value-type="float">
            <text:p>0.3923513</text:p>
          </table:table-cell>
          <table:table-cell office:value-type="float" office:value="0.4035606" calcext:value-type="float">
            <text:p>0.4035606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7.374907E-016" calcext:value-type="float">
            <text:p>7.374907E-16</text:p>
          </table:table-cell>
          <table:table-cell office:value-type="float" office:value="7.227569E-016" calcext:value-type="float">
            <text:p>7.227569E-16</text:p>
          </table:table-cell>
          <table:table-cell office:value-type="float" office:value="2.472223E-016" calcext:value-type="float">
            <text:p>2.472223E-16</text:p>
          </table:table-cell>
          <table:table-cell office:value-type="float" office:value="2.169233E-023" calcext:value-type="float">
            <text:p>2.169233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58.52816" calcext:value-type="float">
            <text:p>-58.52816</text:p>
          </table:table-cell>
          <table:table-cell office:value-type="float" office:value="-0.0111905" calcext:value-type="float">
            <text:p>-0.0111905</text:p>
          </table:table-cell>
          <table:table-cell office:value-type="float" office:value="-0.01071809" calcext:value-type="float">
            <text:p>-0.01071809</text:p>
          </table:table-cell>
          <table:table-cell office:value-type="float" office:value="-0.01021428" calcext:value-type="float">
            <text:p>-0.01021428</text:p>
          </table:table-cell>
          <table:table-cell office:value-type="float" office:value="-0.009848259" calcext:value-type="float">
            <text:p>-0.009848259</text:p>
          </table:table-cell>
          <table:table-cell office:value-type="float" office:value="-0.009358273" calcext:value-type="float">
            <text:p>-0.009358273</text:p>
          </table:table-cell>
          <table:table-cell office:value-type="float" office:value="-0.009144532" calcext:value-type="float">
            <text:p>-0.009144532</text:p>
          </table:table-cell>
          <table:table-cell office:value-type="float" office:value="-0.009057625" calcext:value-type="float">
            <text:p>-0.009057625</text:p>
          </table:table-cell>
          <table:table-cell office:value-type="float" office:value="-0.009998769" calcext:value-type="float">
            <text:p>-0.009998769</text:p>
          </table:table-cell>
          <table:table-cell office:value-type="float" office:value="-0.01014258" calcext:value-type="float">
            <text:p>-0.01014258</text:p>
          </table:table-cell>
          <table:table-cell office:value-type="float" office:value="0" calcext:value-type="float">
            <text:p>0</text:p>
          </table:table-cell>
          <table:table-cell office:value-type="float" office:value="0.0435486" calcext:value-type="float">
            <text:p>0.0435486</text:p>
          </table:table-cell>
          <table:table-cell office:value-type="float" office:value="-11.83115" calcext:value-type="float">
            <text:p>-11.83115</text:p>
          </table:table-cell>
          <table:table-cell office:value-type="float" office:value="0.0004000085" calcext:value-type="float">
            <text:p>0.0004000085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195703" calcext:value-type="float">
            <text:p>-2.19570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062001" calcext:value-type="float">
            <text:p>3062001</text:p>
          </table:table-cell>
          <table:table-cell office:value-type="float" office:value="329.4057" calcext:value-type="float">
            <text:p>329.4057</text:p>
          </table:table-cell>
          <table:table-cell office:value-type="float" office:value="134.3508" calcext:value-type="float">
            <text:p>134.3508</text:p>
          </table:table-cell>
          <table:table-cell office:value-type="float" office:value="18.60019" calcext:value-type="float">
            <text:p>18.60019</text:p>
          </table:table-cell>
          <table:table-cell office:value-type="float" office:value="1110.881" calcext:value-type="float">
            <text:p>1110.881</text:p>
          </table:table-cell>
          <table:table-cell office:value-type="float" office:value="45.64183" calcext:value-type="float">
            <text:p>45.64183</text:p>
          </table:table-cell>
          <table:table-cell office:value-type="float" office:value="0" calcext:value-type="float">
            <text:p>0</text:p>
          </table:table-cell>
          <table:table-cell office:value-type="float" office:value="0.152133" calcext:value-type="float">
            <text:p>0.152133</text:p>
          </table:table-cell>
          <table:table-cell office:value-type="float" office:value="0.3585659" calcext:value-type="float">
            <text:p>0.3585659</text:p>
          </table:table-cell>
          <table:table-cell office:value-type="float" office:value="0.3619734" calcext:value-type="float">
            <text:p>0.3619734</text:p>
          </table:table-cell>
          <table:table-cell office:value-type="float" office:value="0.365674" calcext:value-type="float">
            <text:p>0.365674</text:p>
          </table:table-cell>
          <table:table-cell office:value-type="float" office:value="0.368051" calcext:value-type="float">
            <text:p>0.368051</text:p>
          </table:table-cell>
          <table:table-cell office:value-type="float" office:value="0.3151948" calcext:value-type="float">
            <text:p>0.3151948</text:p>
          </table:table-cell>
          <table:table-cell office:value-type="float" office:value="0.3104835" calcext:value-type="float">
            <text:p>0.3104835</text:p>
          </table:table-cell>
          <table:table-cell office:value-type="float" office:value="0.378839" calcext:value-type="float">
            <text:p>0.378839</text:p>
          </table:table-cell>
          <table:table-cell office:value-type="float" office:value="0.3722143" calcext:value-type="float">
            <text:p>0.3722143</text:p>
          </table:table-cell>
          <table:table-cell office:value-type="float" office:value="0.3774728" calcext:value-type="float">
            <text:p>0.3774728</text:p>
          </table:table-cell>
          <table:table-cell office:value-type="float" office:value="0.3925455" calcext:value-type="float">
            <text:p>0.3925455</text:p>
          </table:table-cell>
          <table:table-cell office:value-type="float" office:value="0.4036054" calcext:value-type="float">
            <text:p>0.403605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377473E-016" calcext:value-type="float">
            <text:p>7.377473E-16</text:p>
          </table:table-cell>
          <table:table-cell office:value-type="float" office:value="7.227086E-016" calcext:value-type="float">
            <text:p>7.227086E-16</text:p>
          </table:table-cell>
          <table:table-cell office:value-type="float" office:value="2.472091E-016" calcext:value-type="float">
            <text:p>2.472091E-16</text:p>
          </table:table-cell>
          <table:table-cell office:value-type="float" office:value="2.169158E-023" calcext:value-type="float">
            <text:p>2.169158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6.63588" calcext:value-type="float">
            <text:p>-6.63588</text:p>
          </table:table-cell>
          <table:table-cell office:value-type="float" office:value="-0.01193024" calcext:value-type="float">
            <text:p>-0.01193024</text:p>
          </table:table-cell>
          <table:table-cell office:value-type="float" office:value="-0.0112587" calcext:value-type="float">
            <text:p>-0.0112587</text:p>
          </table:table-cell>
          <table:table-cell office:value-type="float" office:value="-0.01057575" calcext:value-type="float">
            <text:p>-0.01057575</text:p>
          </table:table-cell>
          <table:table-cell office:value-type="float" office:value="-0.01016027" calcext:value-type="float">
            <text:p>-0.01016027</text:p>
          </table:table-cell>
          <table:table-cell office:value-type="float" office:value="-0.009649952" calcext:value-type="float">
            <text:p>-0.009649952</text:p>
          </table:table-cell>
          <table:table-cell office:value-type="float" office:value="-0.009408336" calcext:value-type="float">
            <text:p>-0.009408336</text:p>
          </table:table-cell>
          <table:table-cell office:value-type="float" office:value="-0.009135581" calcext:value-type="float">
            <text:p>-0.009135581</text:p>
          </table:table-cell>
          <table:table-cell office:value-type="float" office:value="-0.009795478" calcext:value-type="float">
            <text:p>-0.009795478</text:p>
          </table:table-cell>
          <table:table-cell office:value-type="float" office:value="-0.009985029" calcext:value-type="float">
            <text:p>-0.009985029</text:p>
          </table:table-cell>
          <table:table-cell office:value-type="float" office:value="0" calcext:value-type="float">
            <text:p>0</text:p>
          </table:table-cell>
          <table:table-cell office:value-type="float" office:value="0.0435486" calcext:value-type="float">
            <text:p>0.0435486</text:p>
          </table:table-cell>
          <table:table-cell office:value-type="float" office:value="-11.65863" calcext:value-type="float">
            <text:p>-11.65863</text:p>
          </table:table-cell>
          <table:table-cell office:value-type="float" office:value="0.0003934669" calcext:value-type="float">
            <text:p>0.0003934669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195973" calcext:value-type="float">
            <text:p>-2.19597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062001" calcext:value-type="float">
            <text:p>4062001</text:p>
          </table:table-cell>
          <table:table-cell office:value-type="float" office:value="333.9776" calcext:value-type="float">
            <text:p>333.9776</text:p>
          </table:table-cell>
          <table:table-cell office:value-type="float" office:value="135.0388" calcext:value-type="float">
            <text:p>135.0388</text:p>
          </table:table-cell>
          <table:table-cell office:value-type="float" office:value="18.60019" calcext:value-type="float">
            <text:p>18.60019</text:p>
          </table:table-cell>
          <table:table-cell office:value-type="float" office:value="1114.663" calcext:value-type="float">
            <text:p>1114.663</text:p>
          </table:table-cell>
          <table:table-cell office:value-type="float" office:value="45.74368" calcext:value-type="float">
            <text:p>45.74368</text:p>
          </table:table-cell>
          <table:table-cell office:value-type="float" office:value="0" calcext:value-type="float">
            <text:p>0</text:p>
          </table:table-cell>
          <table:table-cell office:value-type="float" office:value="0.3933071" calcext:value-type="float">
            <text:p>0.3933071</text:p>
          </table:table-cell>
          <table:table-cell office:value-type="float" office:value="0.3838143" calcext:value-type="float">
            <text:p>0.3838143</text:p>
          </table:table-cell>
          <table:table-cell office:value-type="float" office:value="0.3694015" calcext:value-type="float">
            <text:p>0.3694015</text:p>
          </table:table-cell>
          <table:table-cell office:value-type="float" office:value="0.3653522" calcext:value-type="float">
            <text:p>0.3653522</text:p>
          </table:table-cell>
          <table:table-cell office:value-type="float" office:value="0.3662627" calcext:value-type="float">
            <text:p>0.3662627</text:p>
          </table:table-cell>
          <table:table-cell office:value-type="float" office:value="0.3135335" calcext:value-type="float">
            <text:p>0.3135335</text:p>
          </table:table-cell>
          <table:table-cell office:value-type="float" office:value="0.3092784" calcext:value-type="float">
            <text:p>0.3092784</text:p>
          </table:table-cell>
          <table:table-cell office:value-type="float" office:value="0.3786209" calcext:value-type="float">
            <text:p>0.3786209</text:p>
          </table:table-cell>
          <table:table-cell office:value-type="float" office:value="0.3725352" calcext:value-type="float">
            <text:p>0.3725352</text:p>
          </table:table-cell>
          <table:table-cell office:value-type="float" office:value="0.3777796" calcext:value-type="float">
            <text:p>0.3777796</text:p>
          </table:table-cell>
          <table:table-cell office:value-type="float" office:value="0.3927583" calcext:value-type="float">
            <text:p>0.3927583</text:p>
          </table:table-cell>
          <table:table-cell office:value-type="float" office:value="0.4036921" calcext:value-type="float">
            <text:p>0.403692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37967E-016" calcext:value-type="float">
            <text:p>7.37967E-16</text:p>
          </table:table-cell>
          <table:table-cell office:value-type="float" office:value="7.226684E-016" calcext:value-type="float">
            <text:p>7.226684E-16</text:p>
          </table:table-cell>
          <table:table-cell office:value-type="float" office:value="2.471975E-016" calcext:value-type="float">
            <text:p>2.471975E-16</text:p>
          </table:table-cell>
          <table:table-cell office:value-type="float" office:value="2.169096E-023" calcext:value-type="float">
            <text:p>2.169096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6697247" calcext:value-type="float">
            <text:p>-0.006697247</text:p>
          </table:table-cell>
          <table:table-cell office:value-type="float" office:value="-0.007863636" calcext:value-type="float">
            <text:p>-0.007863636</text:p>
          </table:table-cell>
          <table:table-cell office:value-type="float" office:value="-0.01007066" calcext:value-type="float">
            <text:p>-0.01007066</text:p>
          </table:table-cell>
          <table:table-cell office:value-type="float" office:value="-0.01068638" calcext:value-type="float">
            <text:p>-0.01068638</text:p>
          </table:table-cell>
          <table:table-cell office:value-type="float" office:value="-0.01048988" calcext:value-type="float">
            <text:p>-0.01048988</text:p>
          </table:table-cell>
          <table:table-cell office:value-type="float" office:value="-0.01004013" calcext:value-type="float">
            <text:p>-0.01004013</text:p>
          </table:table-cell>
          <table:table-cell office:value-type="float" office:value="-0.00971935" calcext:value-type="float">
            <text:p>-0.00971935</text:p>
          </table:table-cell>
          <table:table-cell office:value-type="float" office:value="-0.00924952" calcext:value-type="float">
            <text:p>-0.00924952</text:p>
          </table:table-cell>
          <table:table-cell office:value-type="float" office:value="-0.009654941" calcext:value-type="float">
            <text:p>-0.009654941</text:p>
          </table:table-cell>
          <table:table-cell office:value-type="float" office:value="-0.009847161" calcext:value-type="float">
            <text:p>-0.009847161</text:p>
          </table:table-cell>
          <table:table-cell office:value-type="float" office:value="0" calcext:value-type="float">
            <text:p>0</text:p>
          </table:table-cell>
          <table:table-cell office:value-type="float" office:value="0.0435486" calcext:value-type="float">
            <text:p>0.0435486</text:p>
          </table:table-cell>
          <table:table-cell office:value-type="float" office:value="-11.51408" calcext:value-type="float">
            <text:p>-11.51408</text:p>
          </table:table-cell>
          <table:table-cell office:value-type="float" office:value="0.0003882968" calcext:value-type="float">
            <text:p>0.0003882968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196072" calcext:value-type="float">
            <text:p>-2.19607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062001" calcext:value-type="float">
            <text:p>5062001</text:p>
          </table:table-cell>
          <table:table-cell office:value-type="float" office:value="338.8036" calcext:value-type="float">
            <text:p>338.8036</text:p>
          </table:table-cell>
          <table:table-cell office:value-type="float" office:value="136.6408" calcext:value-type="float">
            <text:p>136.6408</text:p>
          </table:table-cell>
          <table:table-cell office:value-type="float" office:value="18.60019" calcext:value-type="float">
            <text:p>18.60019</text:p>
          </table:table-cell>
          <table:table-cell office:value-type="float" office:value="1117.782" calcext:value-type="float">
            <text:p>1117.782</text:p>
          </table:table-cell>
          <table:table-cell office:value-type="float" office:value="45.84859" calcext:value-type="float">
            <text:p>45.84859</text:p>
          </table:table-cell>
          <table:table-cell office:value-type="float" office:value="0" calcext:value-type="float">
            <text:p>0</text:p>
          </table:table-cell>
          <table:table-cell office:value-type="float" office:value="0.3755179" calcext:value-type="float">
            <text:p>0.3755179</text:p>
          </table:table-cell>
          <table:table-cell office:value-type="float" office:value="0.377992" calcext:value-type="float">
            <text:p>0.377992</text:p>
          </table:table-cell>
          <table:table-cell office:value-type="float" office:value="0.3816442" calcext:value-type="float">
            <text:p>0.3816442</text:p>
          </table:table-cell>
          <table:table-cell office:value-type="float" office:value="0.3845746" calcext:value-type="float">
            <text:p>0.3845746</text:p>
          </table:table-cell>
          <table:table-cell office:value-type="float" office:value="0.3859147" calcext:value-type="float">
            <text:p>0.3859147</text:p>
          </table:table-cell>
          <table:table-cell office:value-type="float" office:value="0.3222971" calcext:value-type="float">
            <text:p>0.3222971</text:p>
          </table:table-cell>
          <table:table-cell office:value-type="float" office:value="0.3125327" calcext:value-type="float">
            <text:p>0.3125327</text:p>
          </table:table-cell>
          <table:table-cell office:value-type="float" office:value="0.3786592" calcext:value-type="float">
            <text:p>0.3786592</text:p>
          </table:table-cell>
          <table:table-cell office:value-type="float" office:value="0.37267" calcext:value-type="float">
            <text:p>0.37267</text:p>
          </table:table-cell>
          <table:table-cell office:value-type="float" office:value="0.3780942" calcext:value-type="float">
            <text:p>0.3780942</text:p>
          </table:table-cell>
          <table:table-cell office:value-type="float" office:value="0.3930598" calcext:value-type="float">
            <text:p>0.3930598</text:p>
          </table:table-cell>
          <table:table-cell office:value-type="float" office:value="0.4037859" calcext:value-type="float">
            <text:p>0.403785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381718E-016" calcext:value-type="float">
            <text:p>7.381718E-16</text:p>
          </table:table-cell>
          <table:table-cell office:value-type="float" office:value="7.22632E-016" calcext:value-type="float">
            <text:p>7.22632E-16</text:p>
          </table:table-cell>
          <table:table-cell office:value-type="float" office:value="2.471864E-016" calcext:value-type="float">
            <text:p>2.471864E-16</text:p>
          </table:table-cell>
          <table:table-cell office:value-type="float" office:value="2.169039E-023" calcext:value-type="float">
            <text:p>2.169039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896991" calcext:value-type="float">
            <text:p>-0.00896991</text:p>
          </table:table-cell>
          <table:table-cell office:value-type="float" office:value="-0.008610633" calcext:value-type="float">
            <text:p>-0.008610633</text:p>
          </table:table-cell>
          <table:table-cell office:value-type="float" office:value="-0.00811894" calcext:value-type="float">
            <text:p>-0.00811894</text:p>
          </table:table-cell>
          <table:table-cell office:value-type="float" office:value="-0.007747893" calcext:value-type="float">
            <text:p>-0.007747893</text:p>
          </table:table-cell>
          <table:table-cell office:value-type="float" office:value="-0.007584808" calcext:value-type="float">
            <text:p>-0.007584808</text:p>
          </table:table-cell>
          <table:table-cell office:value-type="float" office:value="-0.008183397" calcext:value-type="float">
            <text:p>-0.008183397</text:p>
          </table:table-cell>
          <table:table-cell office:value-type="float" office:value="-0.008918773" calcext:value-type="float">
            <text:p>-0.008918773</text:p>
          </table:table-cell>
          <table:table-cell office:value-type="float" office:value="-0.00923458" calcext:value-type="float">
            <text:p>-0.00923458</text:p>
          </table:table-cell>
          <table:table-cell office:value-type="float" office:value="-0.009597024" calcext:value-type="float">
            <text:p>-0.009597024</text:p>
          </table:table-cell>
          <table:table-cell office:value-type="float" office:value="-0.009707725" calcext:value-type="float">
            <text:p>-0.009707725</text:p>
          </table:table-cell>
          <table:table-cell office:value-type="float" office:value="0" calcext:value-type="float">
            <text:p>0</text:p>
          </table:table-cell>
          <table:table-cell office:value-type="float" office:value="0.0435486" calcext:value-type="float">
            <text:p>0.0435486</text:p>
          </table:table-cell>
          <table:table-cell office:value-type="float" office:value="-11.38301" calcext:value-type="float">
            <text:p>-11.38301</text:p>
          </table:table-cell>
          <table:table-cell office:value-type="float" office:value="0.0003831006" calcext:value-type="float">
            <text:p>0.0003831006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195979" calcext:value-type="float">
            <text:p>-2.19597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062001" calcext:value-type="float">
            <text:p>6062001</text:p>
          </table:table-cell>
          <table:table-cell office:value-type="float" office:value="338.8036" calcext:value-type="float">
            <text:p>338.8036</text:p>
          </table:table-cell>
          <table:table-cell office:value-type="float" office:value="140.0583" calcext:value-type="float">
            <text:p>140.0583</text:p>
          </table:table-cell>
          <table:table-cell office:value-type="float" office:value="18.60019" calcext:value-type="float">
            <text:p>18.60019</text:p>
          </table:table-cell>
          <table:table-cell office:value-type="float" office:value="1114.307" calcext:value-type="float">
            <text:p>1114.307</text:p>
          </table:table-cell>
          <table:table-cell office:value-type="float" office:value="45.90673" calcext:value-type="float">
            <text:p>45.90673</text:p>
          </table:table-cell>
          <table:table-cell office:value-type="float" office:value="0" calcext:value-type="float">
            <text:p>0</text:p>
          </table:table-cell>
          <table:table-cell office:value-type="float" office:value="0.1899613" calcext:value-type="float">
            <text:p>0.1899613</text:p>
          </table:table-cell>
          <table:table-cell office:value-type="float" office:value="0.3642571" calcext:value-type="float">
            <text:p>0.3642571</text:p>
          </table:table-cell>
          <table:table-cell office:value-type="float" office:value="0.3681664" calcext:value-type="float">
            <text:p>0.3681664</text:p>
          </table:table-cell>
          <table:table-cell office:value-type="float" office:value="0.372483" calcext:value-type="float">
            <text:p>0.372483</text:p>
          </table:table-cell>
          <table:table-cell office:value-type="float" office:value="0.3753535" calcext:value-type="float">
            <text:p>0.3753535</text:p>
          </table:table-cell>
          <table:table-cell office:value-type="float" office:value="0.3208155" calcext:value-type="float">
            <text:p>0.3208155</text:p>
          </table:table-cell>
          <table:table-cell office:value-type="float" office:value="0.3145985" calcext:value-type="float">
            <text:p>0.3145985</text:p>
          </table:table-cell>
          <table:table-cell office:value-type="float" office:value="0.3795226" calcext:value-type="float">
            <text:p>0.3795226</text:p>
          </table:table-cell>
          <table:table-cell office:value-type="float" office:value="0.3728932" calcext:value-type="float">
            <text:p>0.3728932</text:p>
          </table:table-cell>
          <table:table-cell office:value-type="float" office:value="0.3783846" calcext:value-type="float">
            <text:p>0.3783846</text:p>
          </table:table-cell>
          <table:table-cell office:value-type="float" office:value="0.3933341" calcext:value-type="float">
            <text:p>0.3933341</text:p>
          </table:table-cell>
          <table:table-cell office:value-type="float" office:value="0.4038867" calcext:value-type="float">
            <text:p>0.403886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383875E-016" calcext:value-type="float">
            <text:p>7.383875E-16</text:p>
          </table:table-cell>
          <table:table-cell office:value-type="float" office:value="7.225917E-016" calcext:value-type="float">
            <text:p>7.225917E-16</text:p>
          </table:table-cell>
          <table:table-cell office:value-type="float" office:value="2.471753E-016" calcext:value-type="float">
            <text:p>2.471753E-16</text:p>
          </table:table-cell>
          <table:table-cell office:value-type="float" office:value="2.168982E-023" calcext:value-type="float">
            <text:p>2.168982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.225885" calcext:value-type="float">
            <text:p>-1.225885</text:p>
          </table:table-cell>
          <table:table-cell office:value-type="float" office:value="-0.01083126" calcext:value-type="float">
            <text:p>-0.01083126</text:p>
          </table:table-cell>
          <table:table-cell office:value-type="float" office:value="-0.01014459" calcext:value-type="float">
            <text:p>-0.01014459</text:p>
          </table:table-cell>
          <table:table-cell office:value-type="float" office:value="-0.009439761" calcext:value-type="float">
            <text:p>-0.009439761</text:p>
          </table:table-cell>
          <table:table-cell office:value-type="float" office:value="-0.009000613" calcext:value-type="float">
            <text:p>-0.009000613</text:p>
          </table:table-cell>
          <table:table-cell office:value-type="float" office:value="-0.008453846" calcext:value-type="float">
            <text:p>-0.008453846</text:p>
          </table:table-cell>
          <table:table-cell office:value-type="float" office:value="-0.008426106" calcext:value-type="float">
            <text:p>-0.008426106</text:p>
          </table:table-cell>
          <table:table-cell office:value-type="float" office:value="-0.008790814" calcext:value-type="float">
            <text:p>-0.008790814</text:p>
          </table:table-cell>
          <table:table-cell office:value-type="float" office:value="-0.009502518" calcext:value-type="float">
            <text:p>-0.009502518</text:p>
          </table:table-cell>
          <table:table-cell office:value-type="float" office:value="-0.009580966" calcext:value-type="float">
            <text:p>-0.009580966</text:p>
          </table:table-cell>
          <table:table-cell office:value-type="float" office:value="0" calcext:value-type="float">
            <text:p>0</text:p>
          </table:table-cell>
          <table:table-cell office:value-type="float" office:value="0.0435486" calcext:value-type="float">
            <text:p>0.0435486</text:p>
          </table:table-cell>
          <table:table-cell office:value-type="float" office:value="-11.21619" calcext:value-type="float">
            <text:p>-11.21619</text:p>
          </table:table-cell>
          <table:table-cell office:value-type="float" office:value="0.0003771132" calcext:value-type="float">
            <text:p>0.0003771132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195712" calcext:value-type="float">
            <text:p>-2.19571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062001" calcext:value-type="float">
            <text:p>7062001</text:p>
          </table:table-cell>
          <table:table-cell office:value-type="float" office:value="338.8036" calcext:value-type="float">
            <text:p>338.8036</text:p>
          </table:table-cell>
          <table:table-cell office:value-type="float" office:value="141.2291" calcext:value-type="float">
            <text:p>141.2291</text:p>
          </table:table-cell>
          <table:table-cell office:value-type="float" office:value="18.60019" calcext:value-type="float">
            <text:p>18.60019</text:p>
          </table:table-cell>
          <table:table-cell office:value-type="float" office:value="1113.076" calcext:value-type="float">
            <text:p>1113.076</text:p>
          </table:table-cell>
          <table:table-cell office:value-type="float" office:value="45.96704" calcext:value-type="float">
            <text:p>45.96704</text:p>
          </table:table-cell>
          <table:table-cell office:value-type="float" office:value="0" calcext:value-type="float">
            <text:p>0</text:p>
          </table:table-cell>
          <table:table-cell office:value-type="float" office:value="0.1122075" calcext:value-type="float">
            <text:p>0.1122075</text:p>
          </table:table-cell>
          <table:table-cell office:value-type="float" office:value="0.3629719" calcext:value-type="float">
            <text:p>0.3629719</text:p>
          </table:table-cell>
          <table:table-cell office:value-type="float" office:value="0.3657771" calcext:value-type="float">
            <text:p>0.3657771</text:p>
          </table:table-cell>
          <table:table-cell office:value-type="float" office:value="0.3689957" calcext:value-type="float">
            <text:p>0.3689957</text:p>
          </table:table-cell>
          <table:table-cell office:value-type="float" office:value="0.3713852" calcext:value-type="float">
            <text:p>0.3713852</text:p>
          </table:table-cell>
          <table:table-cell office:value-type="float" office:value="0.3178042" calcext:value-type="float">
            <text:p>0.3178042</text:p>
          </table:table-cell>
          <table:table-cell office:value-type="float" office:value="0.3130385" calcext:value-type="float">
            <text:p>0.3130385</text:p>
          </table:table-cell>
          <table:table-cell office:value-type="float" office:value="0.3798456" calcext:value-type="float">
            <text:p>0.3798456</text:p>
          </table:table-cell>
          <table:table-cell office:value-type="float" office:value="0.3731898" calcext:value-type="float">
            <text:p>0.3731898</text:p>
          </table:table-cell>
          <table:table-cell office:value-type="float" office:value="0.3786618" calcext:value-type="float">
            <text:p>0.3786618</text:p>
          </table:table-cell>
          <table:table-cell office:value-type="float" office:value="0.3935868" calcext:value-type="float">
            <text:p>0.3935868</text:p>
          </table:table-cell>
          <table:table-cell office:value-type="float" office:value="0.4039904" calcext:value-type="float">
            <text:p>0.403990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386648E-016" calcext:value-type="float">
            <text:p>7.386648E-16</text:p>
          </table:table-cell>
          <table:table-cell office:value-type="float" office:value="7.225398E-016" calcext:value-type="float">
            <text:p>7.225398E-16</text:p>
          </table:table-cell>
          <table:table-cell office:value-type="float" office:value="2.471622E-016" calcext:value-type="float">
            <text:p>2.471622E-16</text:p>
          </table:table-cell>
          <table:table-cell office:value-type="float" office:value="2.168918E-023" calcext:value-type="float">
            <text:p>2.168918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73.1171" calcext:value-type="float">
            <text:p>-73.1171</text:p>
          </table:table-cell>
          <table:table-cell office:value-type="float" office:value="-0.01106438" calcext:value-type="float">
            <text:p>-0.01106438</text:p>
          </table:table-cell>
          <table:table-cell office:value-type="float" office:value="-0.01055906" calcext:value-type="float">
            <text:p>-0.01055906</text:p>
          </table:table-cell>
          <table:table-cell office:value-type="float" office:value="-0.0100077" calcext:value-type="float">
            <text:p>-0.0100077</text:p>
          </table:table-cell>
          <table:table-cell office:value-type="float" office:value="-0.009615676" calcext:value-type="float">
            <text:p>-0.009615676</text:p>
          </table:table-cell>
          <table:table-cell office:value-type="float" office:value="-0.009074096" calcext:value-type="float">
            <text:p>-0.009074096</text:p>
          </table:table-cell>
          <table:table-cell office:value-type="float" office:value="-0.008782402" calcext:value-type="float">
            <text:p>-0.008782402</text:p>
          </table:table-cell>
          <table:table-cell office:value-type="float" office:value="-0.008627187" calcext:value-type="float">
            <text:p>-0.008627187</text:p>
          </table:table-cell>
          <table:table-cell office:value-type="float" office:value="-0.009377718" calcext:value-type="float">
            <text:p>-0.009377718</text:p>
          </table:table-cell>
          <table:table-cell office:value-type="float" office:value="-0.009461608" calcext:value-type="float">
            <text:p>-0.009461608</text:p>
          </table:table-cell>
          <table:table-cell office:value-type="float" office:value="0" calcext:value-type="float">
            <text:p>0</text:p>
          </table:table-cell>
          <table:table-cell office:value-type="float" office:value="0.0435486" calcext:value-type="float">
            <text:p>0.0435486</text:p>
          </table:table-cell>
          <table:table-cell office:value-type="float" office:value="-10.99524" calcext:value-type="float">
            <text:p>-10.99524</text:p>
          </table:table-cell>
          <table:table-cell office:value-type="float" office:value="0.0003694553" calcext:value-type="float">
            <text:p>0.0003694553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195288" calcext:value-type="float">
            <text:p>-2.19528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062001" calcext:value-type="float">
            <text:p>8062001</text:p>
          </table:table-cell>
          <table:table-cell office:value-type="float" office:value="338.8036" calcext:value-type="float">
            <text:p>338.8036</text:p>
          </table:table-cell>
          <table:table-cell office:value-type="float" office:value="141.6866" calcext:value-type="float">
            <text:p>141.6866</text:p>
          </table:table-cell>
          <table:table-cell office:value-type="float" office:value="18.60019" calcext:value-type="float">
            <text:p>18.60019</text:p>
          </table:table-cell>
          <table:table-cell office:value-type="float" office:value="1112.556" calcext:value-type="float">
            <text:p>1112.556</text:p>
          </table:table-cell>
          <table:table-cell office:value-type="float" office:value="46.03044" calcext:value-type="float">
            <text:p>46.03044</text:p>
          </table:table-cell>
          <table:table-cell office:value-type="float" office:value="0" calcext:value-type="float">
            <text:p>0</text:p>
          </table:table-cell>
          <table:table-cell office:value-type="float" office:value="0.1120179" calcext:value-type="float">
            <text:p>0.1120179</text:p>
          </table:table-cell>
          <table:table-cell office:value-type="float" office:value="0.3599812" calcext:value-type="float">
            <text:p>0.3599812</text:p>
          </table:table-cell>
          <table:table-cell office:value-type="float" office:value="0.3627933" calcext:value-type="float">
            <text:p>0.3627933</text:p>
          </table:table-cell>
          <table:table-cell office:value-type="float" office:value="0.3660415" calcext:value-type="float">
            <text:p>0.3660415</text:p>
          </table:table-cell>
          <table:table-cell office:value-type="float" office:value="0.3684248" calcext:value-type="float">
            <text:p>0.3684248</text:p>
          </table:table-cell>
          <table:table-cell office:value-type="float" office:value="0.3158254" calcext:value-type="float">
            <text:p>0.3158254</text:p>
          </table:table-cell>
          <table:table-cell office:value-type="float" office:value="0.3116141" calcext:value-type="float">
            <text:p>0.3116141</text:p>
          </table:table-cell>
          <table:table-cell office:value-type="float" office:value="0.3796561" calcext:value-type="float">
            <text:p>0.3796561</text:p>
          </table:table-cell>
          <table:table-cell office:value-type="float" office:value="0.3734502" calcext:value-type="float">
            <text:p>0.3734502</text:p>
          </table:table-cell>
          <table:table-cell office:value-type="float" office:value="0.3789284" calcext:value-type="float">
            <text:p>0.3789284</text:p>
          </table:table-cell>
          <table:table-cell office:value-type="float" office:value="0.3938228" calcext:value-type="float">
            <text:p>0.3938228</text:p>
          </table:table-cell>
          <table:table-cell office:value-type="float" office:value="0.404094" calcext:value-type="float">
            <text:p>0.404094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7.389892E-016" calcext:value-type="float">
            <text:p>7.389892E-16</text:p>
          </table:table-cell>
          <table:table-cell office:value-type="float" office:value="7.224781E-016" calcext:value-type="float">
            <text:p>7.224781E-16</text:p>
          </table:table-cell>
          <table:table-cell office:value-type="float" office:value="2.47147E-016" calcext:value-type="float">
            <text:p>2.47147E-16</text:p>
          </table:table-cell>
          <table:table-cell office:value-type="float" office:value="2.168833E-023" calcext:value-type="float">
            <text:p>2.168833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73.2597" calcext:value-type="float">
            <text:p>-73.2597</text:p>
          </table:table-cell>
          <table:table-cell office:value-type="float" office:value="-0.01164409" calcext:value-type="float">
            <text:p>-0.01164409</text:p>
          </table:table-cell>
          <table:table-cell office:value-type="float" office:value="-0.01110519" calcext:value-type="float">
            <text:p>-0.01110519</text:p>
          </table:table-cell>
          <table:table-cell office:value-type="float" office:value="-0.01051478" calcext:value-type="float">
            <text:p>-0.01051478</text:p>
          </table:table-cell>
          <table:table-cell office:value-type="float" office:value="-0.01010094" calcext:value-type="float">
            <text:p>-0.01010094</text:p>
          </table:table-cell>
          <table:table-cell office:value-type="float" office:value="-0.00950753" calcext:value-type="float">
            <text:p>-0.00950753</text:p>
          </table:table-cell>
          <table:table-cell office:value-type="float" office:value="-0.009125201" calcext:value-type="float">
            <text:p>-0.009125201</text:p>
          </table:table-cell>
          <table:table-cell office:value-type="float" office:value="-0.008719285" calcext:value-type="float">
            <text:p>-0.008719285</text:p>
          </table:table-cell>
          <table:table-cell office:value-type="float" office:value="-0.009269247" calcext:value-type="float">
            <text:p>-0.009269247</text:p>
          </table:table-cell>
          <table:table-cell office:value-type="float" office:value="-0.009348279" calcext:value-type="float">
            <text:p>-0.009348279</text:p>
          </table:table-cell>
          <table:table-cell office:value-type="float" office:value="0" calcext:value-type="float">
            <text:p>0</text:p>
          </table:table-cell>
          <table:table-cell office:value-type="float" office:value="0.0435486" calcext:value-type="float">
            <text:p>0.0435486</text:p>
          </table:table-cell>
          <table:table-cell office:value-type="float" office:value="-10.76536" calcext:value-type="float">
            <text:p>-10.76536</text:p>
          </table:table-cell>
          <table:table-cell office:value-type="float" office:value="0.0003609213" calcext:value-type="float">
            <text:p>0.0003609213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194737" calcext:value-type="float">
            <text:p>-2.19473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062001" calcext:value-type="float">
            <text:p>9062001</text:p>
          </table:table-cell>
          <table:table-cell office:value-type="float" office:value="338.8036" calcext:value-type="float">
            <text:p>338.8036</text:p>
          </table:table-cell>
          <table:table-cell office:value-type="float" office:value="142.2717" calcext:value-type="float">
            <text:p>142.2717</text:p>
          </table:table-cell>
          <table:table-cell office:value-type="float" office:value="18.60019" calcext:value-type="float">
            <text:p>18.60019</text:p>
          </table:table-cell>
          <table:table-cell office:value-type="float" office:value="1111.903" calcext:value-type="float">
            <text:p>1111.903</text:p>
          </table:table-cell>
          <table:table-cell office:value-type="float" office:value="46.09766" calcext:value-type="float">
            <text:p>46.09766</text:p>
          </table:table-cell>
          <table:table-cell office:value-type="float" office:value="0" calcext:value-type="float">
            <text:p>0</text:p>
          </table:table-cell>
          <table:table-cell office:value-type="float" office:value="0.1125973" calcext:value-type="float">
            <text:p>0.1125973</text:p>
          </table:table-cell>
          <table:table-cell office:value-type="float" office:value="0.3563854" calcext:value-type="float">
            <text:p>0.3563854</text:p>
          </table:table-cell>
          <table:table-cell office:value-type="float" office:value="0.3592709" calcext:value-type="float">
            <text:p>0.3592709</text:p>
          </table:table-cell>
          <table:table-cell office:value-type="float" office:value="0.3627149" calcext:value-type="float">
            <text:p>0.3627149</text:p>
          </table:table-cell>
          <table:table-cell office:value-type="float" office:value="0.3652025" calcext:value-type="float">
            <text:p>0.3652025</text:p>
          </table:table-cell>
          <table:table-cell office:value-type="float" office:value="0.3138383" calcext:value-type="float">
            <text:p>0.3138383</text:p>
          </table:table-cell>
          <table:table-cell office:value-type="float" office:value="0.3101915" calcext:value-type="float">
            <text:p>0.3101915</text:p>
          </table:table-cell>
          <table:table-cell office:value-type="float" office:value="0.3793296" calcext:value-type="float">
            <text:p>0.3793296</text:p>
          </table:table-cell>
          <table:table-cell office:value-type="float" office:value="0.3736377" calcext:value-type="float">
            <text:p>0.3736377</text:p>
          </table:table-cell>
          <table:table-cell office:value-type="float" office:value="0.3791803" calcext:value-type="float">
            <text:p>0.3791803</text:p>
          </table:table-cell>
          <table:table-cell office:value-type="float" office:value="0.3940446" calcext:value-type="float">
            <text:p>0.3940446</text:p>
          </table:table-cell>
          <table:table-cell office:value-type="float" office:value="0.4041972" calcext:value-type="float">
            <text:p>0.404197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39357E-016" calcext:value-type="float">
            <text:p>7.39357E-16</text:p>
          </table:table-cell>
          <table:table-cell office:value-type="float" office:value="7.224066E-016" calcext:value-type="float">
            <text:p>7.224066E-16</text:p>
          </table:table-cell>
          <table:table-cell office:value-type="float" office:value="2.471299E-016" calcext:value-type="float">
            <text:p>2.471299E-16</text:p>
          </table:table-cell>
          <table:table-cell office:value-type="float" office:value="2.168738E-023" calcext:value-type="float">
            <text:p>2.168738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70.6874" calcext:value-type="float">
            <text:p>-70.6874</text:p>
          </table:table-cell>
          <table:table-cell office:value-type="float" office:value="-0.01238902" calcext:value-type="float">
            <text:p>-0.01238902</text:p>
          </table:table-cell>
          <table:table-cell office:value-type="float" office:value="-0.0117933" calcext:value-type="float">
            <text:p>-0.0117933</text:p>
          </table:table-cell>
          <table:table-cell office:value-type="float" office:value="-0.01112196" calcext:value-type="float">
            <text:p>-0.01112196</text:p>
          </table:table-cell>
          <table:table-cell office:value-type="float" office:value="-0.0106615" calcext:value-type="float">
            <text:p>-0.0106615</text:p>
          </table:table-cell>
          <table:table-cell office:value-type="float" office:value="-0.009965959" calcext:value-type="float">
            <text:p>-0.009965959</text:p>
          </table:table-cell>
          <table:table-cell office:value-type="float" office:value="-0.009481046" calcext:value-type="float">
            <text:p>-0.009481046</text:p>
          </table:table-cell>
          <table:table-cell office:value-type="float" office:value="-0.008882511" calcext:value-type="float">
            <text:p>-0.008882511</text:p>
          </table:table-cell>
          <table:table-cell office:value-type="float" office:value="-0.009191896" calcext:value-type="float">
            <text:p>-0.009191896</text:p>
          </table:table-cell>
          <table:table-cell office:value-type="float" office:value="-0.009242536" calcext:value-type="float">
            <text:p>-0.009242536</text:p>
          </table:table-cell>
          <table:table-cell office:value-type="float" office:value="0" calcext:value-type="float">
            <text:p>0</text:p>
          </table:table-cell>
          <table:table-cell office:value-type="float" office:value="0.0435486" calcext:value-type="float">
            <text:p>0.0435486</text:p>
          </table:table-cell>
          <table:table-cell office:value-type="float" office:value="-10.5107" calcext:value-type="float">
            <text:p>-10.5107</text:p>
          </table:table-cell>
          <table:table-cell office:value-type="float" office:value="0.0003514082" calcext:value-type="float">
            <text:p>0.0003514082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194083" calcext:value-type="float">
            <text:p>-2.19408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62001" calcext:value-type="float">
            <text:p>10062001</text:p>
          </table:table-cell>
          <table:table-cell office:value-type="float" office:value="341.5975" calcext:value-type="float">
            <text:p>341.5975</text:p>
          </table:table-cell>
          <table:table-cell office:value-type="float" office:value="146.2028" calcext:value-type="float">
            <text:p>146.2028</text:p>
          </table:table-cell>
          <table:table-cell office:value-type="float" office:value="18.60019" calcext:value-type="float">
            <text:p>18.60019</text:p>
          </table:table-cell>
          <table:table-cell office:value-type="float" office:value="1110.667" calcext:value-type="float">
            <text:p>1110.667</text:p>
          </table:table-cell>
          <table:table-cell office:value-type="float" office:value="46.19646" calcext:value-type="float">
            <text:p>46.19646</text:p>
          </table:table-cell>
          <table:table-cell office:value-type="float" office:value="0" calcext:value-type="float">
            <text:p>0</text:p>
          </table:table-cell>
          <table:table-cell office:value-type="float" office:value="0.114944" calcext:value-type="float">
            <text:p>0.114944</text:p>
          </table:table-cell>
          <table:table-cell office:value-type="float" office:value="0.34869" calcext:value-type="float">
            <text:p>0.34869</text:p>
          </table:table-cell>
          <table:table-cell office:value-type="float" office:value="0.3524649" calcext:value-type="float">
            <text:p>0.3524649</text:p>
          </table:table-cell>
          <table:table-cell office:value-type="float" office:value="0.3572052" calcext:value-type="float">
            <text:p>0.3572052</text:p>
          </table:table-cell>
          <table:table-cell office:value-type="float" office:value="0.3603615" calcext:value-type="float">
            <text:p>0.3603615</text:p>
          </table:table-cell>
          <table:table-cell office:value-type="float" office:value="0.311407" calcext:value-type="float">
            <text:p>0.311407</text:p>
          </table:table-cell>
          <table:table-cell office:value-type="float" office:value="0.3085756" calcext:value-type="float">
            <text:p>0.3085756</text:p>
          </table:table-cell>
          <table:table-cell office:value-type="float" office:value="0.3788946" calcext:value-type="float">
            <text:p>0.3788946</text:p>
          </table:table-cell>
          <table:table-cell office:value-type="float" office:value="0.3737482" calcext:value-type="float">
            <text:p>0.3737482</text:p>
          </table:table-cell>
          <table:table-cell office:value-type="float" office:value="0.3794141" calcext:value-type="float">
            <text:p>0.3794141</text:p>
          </table:table-cell>
          <table:table-cell office:value-type="float" office:value="0.3942537" calcext:value-type="float">
            <text:p>0.3942537</text:p>
          </table:table-cell>
          <table:table-cell office:value-type="float" office:value="0.4042975" calcext:value-type="float">
            <text:p>0.4042975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7.397234E-016" calcext:value-type="float">
            <text:p>7.397234E-16</text:p>
          </table:table-cell>
          <table:table-cell office:value-type="float" office:value="7.223378E-016" calcext:value-type="float">
            <text:p>7.223378E-16</text:p>
          </table:table-cell>
          <table:table-cell office:value-type="float" office:value="2.471125E-016" calcext:value-type="float">
            <text:p>2.471125E-16</text:p>
          </table:table-cell>
          <table:table-cell office:value-type="float" office:value="2.168635E-023" calcext:value-type="float">
            <text:p>2.168635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59.87222" calcext:value-type="float">
            <text:p>-59.87222</text:p>
          </table:table-cell>
          <table:table-cell office:value-type="float" office:value="-0.01418342" calcext:value-type="float">
            <text:p>-0.01418342</text:p>
          </table:table-cell>
          <table:table-cell office:value-type="float" office:value="-0.01326819" calcext:value-type="float">
            <text:p>-0.01326819</text:p>
          </table:table-cell>
          <table:table-cell office:value-type="float" office:value="-0.01221662" calcext:value-type="float">
            <text:p>-0.01221662</text:p>
          </table:table-cell>
          <table:table-cell office:value-type="float" office:value="-0.01157174" calcext:value-type="float">
            <text:p>-0.01157174</text:p>
          </table:table-cell>
          <table:table-cell office:value-type="float" office:value="-0.01055845" calcext:value-type="float">
            <text:p>-0.01055845</text:p>
          </table:table-cell>
          <table:table-cell office:value-type="float" office:value="-0.009903121" calcext:value-type="float">
            <text:p>-0.009903121</text:p>
          </table:table-cell>
          <table:table-cell office:value-type="float" office:value="-0.009105164" calcext:value-type="float">
            <text:p>-0.009105164</text:p>
          </table:table-cell>
          <table:table-cell office:value-type="float" office:value="-0.009146459" calcext:value-type="float">
            <text:p>-0.009146459</text:p>
          </table:table-cell>
          <table:table-cell office:value-type="float" office:value="-0.009145443" calcext:value-type="float">
            <text:p>-0.009145443</text:p>
          </table:table-cell>
          <table:table-cell office:value-type="float" office:value="0" calcext:value-type="float">
            <text:p>0</text:p>
          </table:table-cell>
          <table:table-cell office:value-type="float" office:value="0.0435486" calcext:value-type="float">
            <text:p>0.0435486</text:p>
          </table:table-cell>
          <table:table-cell office:value-type="float" office:value="-10.28218" calcext:value-type="float">
            <text:p>-10.28218</text:p>
          </table:table-cell>
          <table:table-cell office:value-type="float" office:value="0.0003420738" calcext:value-type="float">
            <text:p>0.0003420738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193347" calcext:value-type="float">
            <text:p>-2.19334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062001" calcext:value-type="float">
            <text:p>11062001</text:p>
          </table:table-cell>
          <table:table-cell office:value-type="float" office:value="341.5975" calcext:value-type="float">
            <text:p>341.5975</text:p>
          </table:table-cell>
          <table:table-cell office:value-type="float" office:value="147.1854" calcext:value-type="float">
            <text:p>147.1854</text:p>
          </table:table-cell>
          <table:table-cell office:value-type="float" office:value="18.60019" calcext:value-type="float">
            <text:p>18.60019</text:p>
          </table:table-cell>
          <table:table-cell office:value-type="float" office:value="1109.608" calcext:value-type="float">
            <text:p>1109.608</text:p>
          </table:table-cell>
          <table:table-cell office:value-type="float" office:value="46.27287" calcext:value-type="float">
            <text:p>46.27287</text:p>
          </table:table-cell>
          <table:table-cell office:value-type="float" office:value="0" calcext:value-type="float">
            <text:p>0</text:p>
          </table:table-cell>
          <table:table-cell office:value-type="float" office:value="0.1086167" calcext:value-type="float">
            <text:p>0.1086167</text:p>
          </table:table-cell>
          <table:table-cell office:value-type="float" office:value="0.345195" calcext:value-type="float">
            <text:p>0.345195</text:p>
          </table:table-cell>
          <table:table-cell office:value-type="float" office:value="0.3485851" calcext:value-type="float">
            <text:p>0.3485851</text:p>
          </table:table-cell>
          <table:table-cell office:value-type="float" office:value="0.3529396" calcext:value-type="float">
            <text:p>0.3529396</text:p>
          </table:table-cell>
          <table:table-cell office:value-type="float" office:value="0.356102" calcext:value-type="float">
            <text:p>0.356102</text:p>
          </table:table-cell>
          <table:table-cell office:value-type="float" office:value="0.3086527" calcext:value-type="float">
            <text:p>0.3086527</text:p>
          </table:table-cell>
          <table:table-cell office:value-type="float" office:value="0.3066355" calcext:value-type="float">
            <text:p>0.3066355</text:p>
          </table:table-cell>
          <table:table-cell office:value-type="float" office:value="0.3783008" calcext:value-type="float">
            <text:p>0.3783008</text:p>
          </table:table-cell>
          <table:table-cell office:value-type="float" office:value="0.3737737" calcext:value-type="float">
            <text:p>0.3737737</text:p>
          </table:table-cell>
          <table:table-cell office:value-type="float" office:value="0.3796259" calcext:value-type="float">
            <text:p>0.3796259</text:p>
          </table:table-cell>
          <table:table-cell office:value-type="float" office:value="0.3944505" calcext:value-type="float">
            <text:p>0.3944505</text:p>
          </table:table-cell>
          <table:table-cell office:value-type="float" office:value="0.4043973" calcext:value-type="float">
            <text:p>0.404397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401522E-016" calcext:value-type="float">
            <text:p>7.401522E-16</text:p>
          </table:table-cell>
          <table:table-cell office:value-type="float" office:value="7.222579E-016" calcext:value-type="float">
            <text:p>7.222579E-16</text:p>
          </table:table-cell>
          <table:table-cell office:value-type="float" office:value="2.470925E-016" calcext:value-type="float">
            <text:p>2.470925E-16</text:p>
          </table:table-cell>
          <table:table-cell office:value-type="float" office:value="2.16852E-023" calcext:value-type="float">
            <text:p>2.16852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95.47688" calcext:value-type="float">
            <text:p>-95.47688</text:p>
          </table:table-cell>
          <table:table-cell office:value-type="float" office:value="-0.01508639" calcext:value-type="float">
            <text:p>-0.01508639</text:p>
          </table:table-cell>
          <table:table-cell office:value-type="float" office:value="-0.01420362" calcext:value-type="float">
            <text:p>-0.01420362</text:p>
          </table:table-cell>
          <table:table-cell office:value-type="float" office:value="-0.01315618" calcext:value-type="float">
            <text:p>-0.01315618</text:p>
          </table:table-cell>
          <table:table-cell office:value-type="float" office:value="-0.01245052" calcext:value-type="float">
            <text:p>-0.01245052</text:p>
          </table:table-cell>
          <table:table-cell office:value-type="float" office:value="-0.011283" calcext:value-type="float">
            <text:p>-0.011283</text:p>
          </table:table-cell>
          <table:table-cell office:value-type="float" office:value="-0.01044032" calcext:value-type="float">
            <text:p>-0.01044032</text:p>
          </table:table-cell>
          <table:table-cell office:value-type="float" office:value="-0.009418629" calcext:value-type="float">
            <text:p>-0.009418629</text:p>
          </table:table-cell>
          <table:table-cell office:value-type="float" office:value="-0.009135711" calcext:value-type="float">
            <text:p>-0.009135711</text:p>
          </table:table-cell>
          <table:table-cell office:value-type="float" office:value="-0.009058446" calcext:value-type="float">
            <text:p>-0.009058446</text:p>
          </table:table-cell>
          <table:table-cell office:value-type="float" office:value="0" calcext:value-type="float">
            <text:p>0</text:p>
          </table:table-cell>
          <table:table-cell office:value-type="float" office:value="0.0435486" calcext:value-type="float">
            <text:p>0.0435486</text:p>
          </table:table-cell>
          <table:table-cell office:value-type="float" office:value="-10.17002" calcext:value-type="float">
            <text:p>-10.17002</text:p>
          </table:table-cell>
          <table:table-cell office:value-type="float" office:value="0.000331409" calcext:value-type="float">
            <text:p>0.000331409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192552" calcext:value-type="float">
            <text:p>-2.19255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062001" calcext:value-type="float">
            <text:p>12062001</text:p>
          </table:table-cell>
          <table:table-cell office:value-type="float" office:value="341.5975" calcext:value-type="float">
            <text:p>341.5975</text:p>
          </table:table-cell>
          <table:table-cell office:value-type="float" office:value="148.1064" calcext:value-type="float">
            <text:p>148.1064</text:p>
          </table:table-cell>
          <table:table-cell office:value-type="float" office:value="18.60019" calcext:value-type="float">
            <text:p>18.60019</text:p>
          </table:table-cell>
          <table:table-cell office:value-type="float" office:value="1108.606" calcext:value-type="float">
            <text:p>1108.606</text:p>
          </table:table-cell>
          <table:table-cell office:value-type="float" office:value="46.35441" calcext:value-type="float">
            <text:p>46.35441</text:p>
          </table:table-cell>
          <table:table-cell office:value-type="float" office:value="0" calcext:value-type="float">
            <text:p>0</text:p>
          </table:table-cell>
          <table:table-cell office:value-type="float" office:value="0.1073408" calcext:value-type="float">
            <text:p>0.1073408</text:p>
          </table:table-cell>
          <table:table-cell office:value-type="float" office:value="0.3411506" calcext:value-type="float">
            <text:p>0.3411506</text:p>
          </table:table-cell>
          <table:table-cell office:value-type="float" office:value="0.3448758" calcext:value-type="float">
            <text:p>0.3448758</text:p>
          </table:table-cell>
          <table:table-cell office:value-type="float" office:value="0.3492972" calcext:value-type="float">
            <text:p>0.3492972</text:p>
          </table:table-cell>
          <table:table-cell office:value-type="float" office:value="0.3524655" calcext:value-type="float">
            <text:p>0.3524655</text:p>
          </table:table-cell>
          <table:table-cell office:value-type="float" office:value="0.3061619" calcext:value-type="float">
            <text:p>0.3061619</text:p>
          </table:table-cell>
          <table:table-cell office:value-type="float" office:value="0.3047349" calcext:value-type="float">
            <text:p>0.3047349</text:p>
          </table:table-cell>
          <table:table-cell office:value-type="float" office:value="0.3776343" calcext:value-type="float">
            <text:p>0.3776343</text:p>
          </table:table-cell>
          <table:table-cell office:value-type="float" office:value="0.3737076" calcext:value-type="float">
            <text:p>0.3737076</text:p>
          </table:table-cell>
          <table:table-cell office:value-type="float" office:value="0.3798123" calcext:value-type="float">
            <text:p>0.3798123</text:p>
          </table:table-cell>
          <table:table-cell office:value-type="float" office:value="0.3946349" calcext:value-type="float">
            <text:p>0.3946349</text:p>
          </table:table-cell>
          <table:table-cell office:value-type="float" office:value="0.4044938" calcext:value-type="float">
            <text:p>0.404493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405884E-016" calcext:value-type="float">
            <text:p>7.405884E-16</text:p>
          </table:table-cell>
          <table:table-cell office:value-type="float" office:value="7.221762E-016" calcext:value-type="float">
            <text:p>7.221762E-16</text:p>
          </table:table-cell>
          <table:table-cell office:value-type="float" office:value="2.470717E-016" calcext:value-type="float">
            <text:p>2.470717E-16</text:p>
          </table:table-cell>
          <table:table-cell office:value-type="float" office:value="2.168395E-023" calcext:value-type="float">
            <text:p>2.168395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01.324" calcext:value-type="float">
            <text:p>-101.324</text:p>
          </table:table-cell>
          <table:table-cell office:value-type="float" office:value="-0.01622277" calcext:value-type="float">
            <text:p>-0.01622277</text:p>
          </table:table-cell>
          <table:table-cell office:value-type="float" office:value="-0.01516926" calcext:value-type="float">
            <text:p>-0.01516926</text:p>
          </table:table-cell>
          <table:table-cell office:value-type="float" office:value="-0.01402341" calcext:value-type="float">
            <text:p>-0.01402341</text:p>
          </table:table-cell>
          <table:table-cell office:value-type="float" office:value="-0.01326271" calcext:value-type="float">
            <text:p>-0.01326271</text:p>
          </table:table-cell>
          <table:table-cell office:value-type="float" office:value="-0.01198601" calcext:value-type="float">
            <text:p>-0.01198601</text:p>
          </table:table-cell>
          <table:table-cell office:value-type="float" office:value="-0.01099875" calcext:value-type="float">
            <text:p>-0.01099875</text:p>
          </table:table-cell>
          <table:table-cell office:value-type="float" office:value="-0.00978448" calcext:value-type="float">
            <text:p>-0.00978448</text:p>
          </table:table-cell>
          <table:table-cell office:value-type="float" office:value="-0.009162261" calcext:value-type="float">
            <text:p>-0.009162261</text:p>
          </table:table-cell>
          <table:table-cell office:value-type="float" office:value="-0.008982562" calcext:value-type="float">
            <text:p>-0.008982562</text:p>
          </table:table-cell>
          <table:table-cell office:value-type="float" office:value="0" calcext:value-type="float">
            <text:p>0</text:p>
          </table:table-cell>
          <table:table-cell office:value-type="float" office:value="0.0435486" calcext:value-type="float">
            <text:p>0.0435486</text:p>
          </table:table-cell>
          <table:table-cell office:value-type="float" office:value="-9.960069" calcext:value-type="float">
            <text:p>-9.960069</text:p>
          </table:table-cell>
          <table:table-cell office:value-type="float" office:value="0.0003217265" calcext:value-type="float">
            <text:p>0.0003217265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19171" calcext:value-type="float">
            <text:p>-2.1917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062001" calcext:value-type="float">
            <text:p>13062001</text:p>
          </table:table-cell>
          <table:table-cell office:value-type="float" office:value="353.2975" calcext:value-type="float">
            <text:p>353.2975</text:p>
          </table:table-cell>
          <table:table-cell office:value-type="float" office:value="148.9749" calcext:value-type="float">
            <text:p>148.9749</text:p>
          </table:table-cell>
          <table:table-cell office:value-type="float" office:value="18.60019" calcext:value-type="float">
            <text:p>18.60019</text:p>
          </table:table-cell>
          <table:table-cell office:value-type="float" office:value="1119.071" calcext:value-type="float">
            <text:p>1119.071</text:p>
          </table:table-cell>
          <table:table-cell office:value-type="float" office:value="46.72099" calcext:value-type="float">
            <text:p>46.72099</text:p>
          </table:table-cell>
          <table:table-cell office:value-type="float" office:value="0" calcext:value-type="float">
            <text:p>0</text:p>
          </table:table-cell>
          <table:table-cell office:value-type="float" office:value="0.6005825" calcext:value-type="float">
            <text:p>0.6005825</text:p>
          </table:table-cell>
          <table:table-cell office:value-type="float" office:value="0.397067" calcext:value-type="float">
            <text:p>0.397067</text:p>
          </table:table-cell>
          <table:table-cell office:value-type="float" office:value="0.3440167" calcext:value-type="float">
            <text:p>0.3440167</text:p>
          </table:table-cell>
          <table:table-cell office:value-type="float" office:value="0.349093" calcext:value-type="float">
            <text:p>0.349093</text:p>
          </table:table-cell>
          <table:table-cell office:value-type="float" office:value="0.3493767" calcext:value-type="float">
            <text:p>0.3493767</text:p>
          </table:table-cell>
          <table:table-cell office:value-type="float" office:value="0.3039988" calcext:value-type="float">
            <text:p>0.3039988</text:p>
          </table:table-cell>
          <table:table-cell office:value-type="float" office:value="0.3109882" calcext:value-type="float">
            <text:p>0.3109882</text:p>
          </table:table-cell>
          <table:table-cell office:value-type="float" office:value="0.3769568" calcext:value-type="float">
            <text:p>0.3769568</text:p>
          </table:table-cell>
          <table:table-cell office:value-type="float" office:value="0.3735486" calcext:value-type="float">
            <text:p>0.3735486</text:p>
          </table:table-cell>
          <table:table-cell office:value-type="float" office:value="0.37997" calcext:value-type="float">
            <text:p>0.37997</text:p>
          </table:table-cell>
          <table:table-cell office:value-type="float" office:value="0.3948061" calcext:value-type="float">
            <text:p>0.3948061</text:p>
          </table:table-cell>
          <table:table-cell office:value-type="float" office:value="0.404587" calcext:value-type="float">
            <text:p>0.40458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.003246804" calcext:value-type="float">
            <text:p>0.003246804</text:p>
          </table:table-cell>
          <table:table-cell office:value-type="float" office:value="7.410054E-016" calcext:value-type="float">
            <text:p>7.410054E-16</text:p>
          </table:table-cell>
          <table:table-cell office:value-type="float" office:value="7.220973E-016" calcext:value-type="float">
            <text:p>7.220973E-16</text:p>
          </table:table-cell>
          <table:table-cell office:value-type="float" office:value="2.470515E-016" calcext:value-type="float">
            <text:p>2.470515E-16</text:p>
          </table:table-cell>
          <table:table-cell office:value-type="float" office:value="2.168271E-023" calcext:value-type="float">
            <text:p>2.168271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-0.009294998" calcext:value-type="float">
            <text:p>-0.009294998</text:p>
          </table:table-cell>
          <table:table-cell office:value-type="float" office:value="-0.01587249" calcext:value-type="float">
            <text:p>-0.01587249</text:p>
          </table:table-cell>
          <table:table-cell office:value-type="float" office:value="-0.01444016" calcext:value-type="float">
            <text:p>-0.01444016</text:p>
          </table:table-cell>
          <table:table-cell office:value-type="float" office:value="-0.01403576" calcext:value-type="float">
            <text:p>-0.01403576</text:p>
          </table:table-cell>
          <table:table-cell office:value-type="float" office:value="-0.01265339" calcext:value-type="float">
            <text:p>-0.01265339</text:p>
          </table:table-cell>
          <table:table-cell office:value-type="float" office:value="-0.01032706" calcext:value-type="float">
            <text:p>-0.01032706</text:p>
          </table:table-cell>
          <table:table-cell office:value-type="float" office:value="-0.01018094" calcext:value-type="float">
            <text:p>-0.01018094</text:p>
          </table:table-cell>
          <table:table-cell office:value-type="float" office:value="-0.009226666" calcext:value-type="float">
            <text:p>-0.009226666</text:p>
          </table:table-cell>
          <table:table-cell office:value-type="float" office:value="-0.008918893" calcext:value-type="float">
            <text:p>-0.008918893</text:p>
          </table:table-cell>
          <table:table-cell office:value-type="float" office:value="0" calcext:value-type="float">
            <text:p>0</text:p>
          </table:table-cell>
          <table:table-cell office:value-type="float" office:value="0.0435486" calcext:value-type="float">
            <text:p>0.0435486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200028" calcext:value-type="float">
            <text:p>0.00200028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0.003246858" calcext:value-type="float">
            <text:p>0.00324685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062001" calcext:value-type="float">
            <text:p>14062001</text:p>
          </table:table-cell>
          <table:table-cell office:value-type="float" office:value="357.8976" calcext:value-type="float">
            <text:p>357.8976</text:p>
          </table:table-cell>
          <table:table-cell office:value-type="float" office:value="153.0839" calcext:value-type="float">
            <text:p>153.0839</text:p>
          </table:table-cell>
          <table:table-cell office:value-type="float" office:value="18.60019" calcext:value-type="float">
            <text:p>18.60019</text:p>
          </table:table-cell>
          <table:table-cell office:value-type="float" office:value="1118.935" calcext:value-type="float">
            <text:p>1118.935</text:p>
          </table:table-cell>
          <table:table-cell office:value-type="float" office:value="47.34774" calcext:value-type="float">
            <text:p>47.34774</text:p>
          </table:table-cell>
          <table:table-cell office:value-type="float" office:value="0" calcext:value-type="float">
            <text:p>0</text:p>
          </table:table-cell>
          <table:table-cell office:value-type="float" office:value="0.3606887" calcext:value-type="float">
            <text:p>0.3606887</text:p>
          </table:table-cell>
          <table:table-cell office:value-type="float" office:value="0.3679758" calcext:value-type="float">
            <text:p>0.3679758</text:p>
          </table:table-cell>
          <table:table-cell office:value-type="float" office:value="0.3759884" calcext:value-type="float">
            <text:p>0.3759884</text:p>
          </table:table-cell>
          <table:table-cell office:value-type="float" office:value="0.3822083" calcext:value-type="float">
            <text:p>0.3822083</text:p>
          </table:table-cell>
          <table:table-cell office:value-type="float" office:value="0.3845731" calcext:value-type="float">
            <text:p>0.3845731</text:p>
          </table:table-cell>
          <table:table-cell office:value-type="float" office:value="0.3228948" calcext:value-type="float">
            <text:p>0.3228948</text:p>
          </table:table-cell>
          <table:table-cell office:value-type="float" office:value="0.3138815" calcext:value-type="float">
            <text:p>0.3138815</text:p>
          </table:table-cell>
          <table:table-cell office:value-type="float" office:value="0.379" calcext:value-type="float">
            <text:p>0.379</text:p>
          </table:table-cell>
          <table:table-cell office:value-type="float" office:value="0.3736261" calcext:value-type="float">
            <text:p>0.3736261</text:p>
          </table:table-cell>
          <table:table-cell office:value-type="float" office:value="0.3801066" calcext:value-type="float">
            <text:p>0.3801066</text:p>
          </table:table-cell>
          <table:table-cell office:value-type="float" office:value="0.3949583" calcext:value-type="float">
            <text:p>0.3949583</text:p>
          </table:table-cell>
          <table:table-cell office:value-type="float" office:value="0.4046012" calcext:value-type="float">
            <text:p>0.4046012</text:p>
          </table:table-cell>
          <table:table-cell office:value-type="float" office:value="0.4623753" calcext:value-type="float">
            <text:p>0.4623753</text:p>
          </table:table-cell>
          <table:table-cell office:value-type="float" office:value="0" calcext:value-type="float">
            <text:p>0</text:p>
          </table:table-cell>
          <table:table-cell office:value-type="float" office:value="7.413105E-016" calcext:value-type="float">
            <text:p>7.413105E-16</text:p>
          </table:table-cell>
          <table:table-cell office:value-type="float" office:value="7.220431E-016" calcext:value-type="float">
            <text:p>7.220431E-16</text:p>
          </table:table-cell>
          <table:table-cell office:value-type="float" office:value="2.470357E-016" calcext:value-type="float">
            <text:p>2.470357E-16</text:p>
          </table:table-cell>
          <table:table-cell office:value-type="float" office:value="2.168171E-023" calcext:value-type="float">
            <text:p>2.168171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1156142" calcext:value-type="float">
            <text:p>-0.01156142</text:p>
          </table:table-cell>
          <table:table-cell office:value-type="float" office:value="-0.01016123" calcext:value-type="float">
            <text:p>-0.01016123</text:p>
          </table:table-cell>
          <table:table-cell office:value-type="float" office:value="-0.00889097" calcext:value-type="float">
            <text:p>-0.00889097</text:p>
          </table:table-cell>
          <table:table-cell office:value-type="float" office:value="-0.008033271" calcext:value-type="float">
            <text:p>-0.008033271</text:p>
          </table:table-cell>
          <table:table-cell office:value-type="float" office:value="-0.007735393" calcext:value-type="float">
            <text:p>-0.007735393</text:p>
          </table:table-cell>
          <table:table-cell office:value-type="float" office:value="-0.008066459" calcext:value-type="float">
            <text:p>-0.008066459</text:p>
          </table:table-cell>
          <table:table-cell office:value-type="float" office:value="-0.008599829" calcext:value-type="float">
            <text:p>-0.008599829</text:p>
          </table:table-cell>
          <table:table-cell office:value-type="float" office:value="-0.009059181" calcext:value-type="float">
            <text:p>-0.009059181</text:p>
          </table:table-cell>
          <table:table-cell office:value-type="float" office:value="-0.009196867" calcext:value-type="float">
            <text:p>-0.009196867</text:p>
          </table:table-cell>
          <table:table-cell office:value-type="float" office:value="-0.008864122" calcext:value-type="float">
            <text:p>-0.008864122</text:p>
          </table:table-cell>
          <table:table-cell office:value-type="float" office:value="0" calcext:value-type="float">
            <text:p>0</text:p>
          </table:table-cell>
          <table:table-cell office:value-type="float" office:value="0.0435486" calcext:value-type="float">
            <text:p>0.0435486</text:p>
          </table:table-cell>
          <table:table-cell office:value-type="float" office:value="-0.01190907" calcext:value-type="float">
            <text:p>-0.01190907</text:p>
          </table:table-cell>
          <table:table-cell office:value-type="float" office:value="0.0002942411" calcext:value-type="float">
            <text:p>0.0002942411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199565" calcext:value-type="float">
            <text:p>-2.19956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062001" calcext:value-type="float">
            <text:p>15062001</text:p>
          </table:table-cell>
          <table:table-cell office:value-type="float" office:value="357.8976" calcext:value-type="float">
            <text:p>357.8976</text:p>
          </table:table-cell>
          <table:table-cell office:value-type="float" office:value="157.4898" calcext:value-type="float">
            <text:p>157.4898</text:p>
          </table:table-cell>
          <table:table-cell office:value-type="float" office:value="18.60019" calcext:value-type="float">
            <text:p>18.60019</text:p>
          </table:table-cell>
          <table:table-cell office:value-type="float" office:value="1114.487" calcext:value-type="float">
            <text:p>1114.487</text:p>
          </table:table-cell>
          <table:table-cell office:value-type="float" office:value="47.39018" calcext:value-type="float">
            <text:p>47.39018</text:p>
          </table:table-cell>
          <table:table-cell office:value-type="float" office:value="0" calcext:value-type="float">
            <text:p>0</text:p>
          </table:table-cell>
          <table:table-cell office:value-type="float" office:value="0.1155035" calcext:value-type="float">
            <text:p>0.1155035</text:p>
          </table:table-cell>
          <table:table-cell office:value-type="float" office:value="0.3596466" calcext:value-type="float">
            <text:p>0.3596466</text:p>
          </table:table-cell>
          <table:table-cell office:value-type="float" office:value="0.3634303" calcext:value-type="float">
            <text:p>0.3634303</text:p>
          </table:table-cell>
          <table:table-cell office:value-type="float" office:value="0.3680374" calcext:value-type="float">
            <text:p>0.3680374</text:p>
          </table:table-cell>
          <table:table-cell office:value-type="float" office:value="0.3712845" calcext:value-type="float">
            <text:p>0.3712845</text:p>
          </table:table-cell>
          <table:table-cell office:value-type="float" office:value="0.3188653" calcext:value-type="float">
            <text:p>0.3188653</text:p>
          </table:table-cell>
          <table:table-cell office:value-type="float" office:value="0.314067" calcext:value-type="float">
            <text:p>0.314067</text:p>
          </table:table-cell>
          <table:table-cell office:value-type="float" office:value="0.3798472" calcext:value-type="float">
            <text:p>0.3798472</text:p>
          </table:table-cell>
          <table:table-cell office:value-type="float" office:value="0.3738774" calcext:value-type="float">
            <text:p>0.3738774</text:p>
          </table:table-cell>
          <table:table-cell office:value-type="float" office:value="0.3802436" calcext:value-type="float">
            <text:p>0.3802436</text:p>
          </table:table-cell>
          <table:table-cell office:value-type="float" office:value="0.395093" calcext:value-type="float">
            <text:p>0.395093</text:p>
          </table:table-cell>
          <table:table-cell office:value-type="float" office:value="0.4046453" calcext:value-type="float">
            <text:p>0.4046453</text:p>
          </table:table-cell>
          <table:table-cell office:value-type="float" office:value="0.4623753" calcext:value-type="float">
            <text:p>0.4623753</text:p>
          </table:table-cell>
          <table:table-cell office:value-type="float" office:value="0" calcext:value-type="float">
            <text:p>0</text:p>
          </table:table-cell>
          <table:table-cell office:value-type="float" office:value="7.415929E-016" calcext:value-type="float">
            <text:p>7.415929E-16</text:p>
          </table:table-cell>
          <table:table-cell office:value-type="float" office:value="7.219908E-016" calcext:value-type="float">
            <text:p>7.219908E-16</text:p>
          </table:table-cell>
          <table:table-cell office:value-type="float" office:value="2.470214E-016" calcext:value-type="float">
            <text:p>2.470214E-16</text:p>
          </table:table-cell>
          <table:table-cell office:value-type="float" office:value="2.168085E-023" calcext:value-type="float">
            <text:p>2.168085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58.27077" calcext:value-type="float">
            <text:p>-58.27077</text:p>
          </table:table-cell>
          <table:table-cell office:value-type="float" office:value="-0.01172358" calcext:value-type="float">
            <text:p>-0.01172358</text:p>
          </table:table-cell>
          <table:table-cell office:value-type="float" office:value="-0.01099105" calcext:value-type="float">
            <text:p>-0.01099105</text:p>
          </table:table-cell>
          <table:table-cell office:value-type="float" office:value="-0.01016685" calcext:value-type="float">
            <text:p>-0.01016685</text:p>
          </table:table-cell>
          <table:table-cell office:value-type="float" office:value="-0.009627633" calcext:value-type="float">
            <text:p>-0.009627633</text:p>
          </table:table-cell>
          <table:table-cell office:value-type="float" office:value="-0.008846528" calcext:value-type="float">
            <text:p>-0.008846528</text:p>
          </table:table-cell>
          <table:table-cell office:value-type="float" office:value="-0.008543449" calcext:value-type="float">
            <text:p>-0.008543449</text:p>
          </table:table-cell>
          <table:table-cell office:value-type="float" office:value="-0.008628928" calcext:value-type="float">
            <text:p>-0.008628928</text:p>
          </table:table-cell>
          <table:table-cell office:value-type="float" office:value="-0.00909501" calcext:value-type="float">
            <text:p>-0.00909501</text:p>
          </table:table-cell>
          <table:table-cell office:value-type="float" office:value="-0.008809644" calcext:value-type="float">
            <text:p>-0.008809644</text:p>
          </table:table-cell>
          <table:table-cell office:value-type="float" office:value="0" calcext:value-type="float">
            <text:p>0</text:p>
          </table:table-cell>
          <table:table-cell office:value-type="float" office:value="0.0435486" calcext:value-type="float">
            <text:p>0.0435486</text:p>
          </table:table-cell>
          <table:table-cell office:value-type="float" office:value="-6.635371" calcext:value-type="float">
            <text:p>-6.635371</text:p>
          </table:table-cell>
          <table:table-cell office:value-type="float" office:value="0.0002814043" calcext:value-type="float">
            <text:p>0.0002814043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197146" calcext:value-type="float">
            <text:p>-2.19714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062001" calcext:value-type="float">
            <text:p>16062001</text:p>
          </table:table-cell>
          <table:table-cell office:value-type="float" office:value="357.8976" calcext:value-type="float">
            <text:p>357.8976</text:p>
          </table:table-cell>
          <table:table-cell office:value-type="float" office:value="158.8196" calcext:value-type="float">
            <text:p>158.8196</text:p>
          </table:table-cell>
          <table:table-cell office:value-type="float" office:value="18.60019" calcext:value-type="float">
            <text:p>18.60019</text:p>
          </table:table-cell>
          <table:table-cell office:value-type="float" office:value="1113.101" calcext:value-type="float">
            <text:p>1113.101</text:p>
          </table:table-cell>
          <table:table-cell office:value-type="float" office:value="47.44683" calcext:value-type="float">
            <text:p>47.44683</text:p>
          </table:table-cell>
          <table:table-cell office:value-type="float" office:value="0" calcext:value-type="float">
            <text:p>0</text:p>
          </table:table-cell>
          <table:table-cell office:value-type="float" office:value="0.1082934" calcext:value-type="float">
            <text:p>0.1082934</text:p>
          </table:table-cell>
          <table:table-cell office:value-type="float" office:value="0.3534763" calcext:value-type="float">
            <text:p>0.3534763</text:p>
          </table:table-cell>
          <table:table-cell office:value-type="float" office:value="0.3572333" calcext:value-type="float">
            <text:p>0.3572333</text:p>
          </table:table-cell>
          <table:table-cell office:value-type="float" office:value="0.3617467" calcext:value-type="float">
            <text:p>0.3617467</text:p>
          </table:table-cell>
          <table:table-cell office:value-type="float" office:value="0.3649946" calcext:value-type="float">
            <text:p>0.3649946</text:p>
          </table:table-cell>
          <table:table-cell office:value-type="float" office:value="0.3147839" calcext:value-type="float">
            <text:p>0.3147839</text:p>
          </table:table-cell>
          <table:table-cell office:value-type="float" office:value="0.3114035" calcext:value-type="float">
            <text:p>0.3114035</text:p>
          </table:table-cell>
          <table:table-cell office:value-type="float" office:value="0.3795763" calcext:value-type="float">
            <text:p>0.3795763</text:p>
          </table:table-cell>
          <table:table-cell office:value-type="float" office:value="0.3742507" calcext:value-type="float">
            <text:p>0.3742507</text:p>
          </table:table-cell>
          <table:table-cell office:value-type="float" office:value="0.3805042" calcext:value-type="float">
            <text:p>0.3805042</text:p>
          </table:table-cell>
          <table:table-cell office:value-type="float" office:value="0.3952262" calcext:value-type="float">
            <text:p>0.3952262</text:p>
          </table:table-cell>
          <table:table-cell office:value-type="float" office:value="0.4047078" calcext:value-type="float">
            <text:p>0.404707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419249E-016" calcext:value-type="float">
            <text:p>7.419249E-16</text:p>
          </table:table-cell>
          <table:table-cell office:value-type="float" office:value="7.219284E-016" calcext:value-type="float">
            <text:p>7.219284E-16</text:p>
          </table:table-cell>
          <table:table-cell office:value-type="float" office:value="2.470052E-016" calcext:value-type="float">
            <text:p>2.470052E-16</text:p>
          </table:table-cell>
          <table:table-cell office:value-type="float" office:value="2.16799E-023" calcext:value-type="float">
            <text:p>2.16799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95.63586" calcext:value-type="float">
            <text:p>-95.63586</text:p>
          </table:table-cell>
          <table:table-cell office:value-type="float" office:value="-0.01304083" calcext:value-type="float">
            <text:p>-0.01304083</text:p>
          </table:table-cell>
          <table:table-cell office:value-type="float" office:value="-0.01221673" calcext:value-type="float">
            <text:p>-0.01221673</text:p>
          </table:table-cell>
          <table:table-cell office:value-type="float" office:value="-0.01130551" calcext:value-type="float">
            <text:p>-0.01130551</text:p>
          </table:table-cell>
          <table:table-cell office:value-type="float" office:value="-0.01069709" calcext:value-type="float">
            <text:p>-0.01069709</text:p>
          </table:table-cell>
          <table:table-cell office:value-type="float" office:value="-0.009740967" calcext:value-type="float">
            <text:p>-0.009740967</text:p>
          </table:table-cell>
          <table:table-cell office:value-type="float" office:value="-0.009173969" calcext:value-type="float">
            <text:p>-0.009173969</text:p>
          </table:table-cell>
          <table:table-cell office:value-type="float" office:value="-0.008758229" calcext:value-type="float">
            <text:p>-0.008758229</text:p>
          </table:table-cell>
          <table:table-cell office:value-type="float" office:value="-0.008945376" calcext:value-type="float">
            <text:p>-0.008945376</text:p>
          </table:table-cell>
          <table:table-cell office:value-type="float" office:value="-0.00870751" calcext:value-type="float">
            <text:p>-0.00870751</text:p>
          </table:table-cell>
          <table:table-cell office:value-type="float" office:value="0" calcext:value-type="float">
            <text:p>0</text:p>
          </table:table-cell>
          <table:table-cell office:value-type="float" office:value="0.0435486" calcext:value-type="float">
            <text:p>0.0435486</text:p>
          </table:table-cell>
          <table:table-cell office:value-type="float" office:value="-6.435867" calcext:value-type="float">
            <text:p>-6.435867</text:p>
          </table:table-cell>
          <table:table-cell office:value-type="float" office:value="0.000271357" calcext:value-type="float">
            <text:p>0.000271357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195056" calcext:value-type="float">
            <text:p>-2.19505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062001" calcext:value-type="float">
            <text:p>17062001</text:p>
          </table:table-cell>
          <table:table-cell office:value-type="float" office:value="358.1976" calcext:value-type="float">
            <text:p>358.1976</text:p>
          </table:table-cell>
          <table:table-cell office:value-type="float" office:value="160.3913" calcext:value-type="float">
            <text:p>160.3913</text:p>
          </table:table-cell>
          <table:table-cell office:value-type="float" office:value="18.60019" calcext:value-type="float">
            <text:p>18.60019</text:p>
          </table:table-cell>
          <table:table-cell office:value-type="float" office:value="1111.758" calcext:value-type="float">
            <text:p>1111.758</text:p>
          </table:table-cell>
          <table:table-cell office:value-type="float" office:value="47.51804" calcext:value-type="float">
            <text:p>47.51804</text:p>
          </table:table-cell>
          <table:table-cell office:value-type="float" office:value="0" calcext:value-type="float">
            <text:p>0</text:p>
          </table:table-cell>
          <table:table-cell office:value-type="float" office:value="0.1009489" calcext:value-type="float">
            <text:p>0.1009489</text:p>
          </table:table-cell>
          <table:table-cell office:value-type="float" office:value="0.3477452" calcext:value-type="float">
            <text:p>0.3477452</text:p>
          </table:table-cell>
          <table:table-cell office:value-type="float" office:value="0.3517325" calcext:value-type="float">
            <text:p>0.3517325</text:p>
          </table:table-cell>
          <table:table-cell office:value-type="float" office:value="0.3563409" calcext:value-type="float">
            <text:p>0.3563409</text:p>
          </table:table-cell>
          <table:table-cell office:value-type="float" office:value="0.3596256" calcext:value-type="float">
            <text:p>0.3596256</text:p>
          </table:table-cell>
          <table:table-cell office:value-type="float" office:value="0.3112735" calcext:value-type="float">
            <text:p>0.3112735</text:p>
          </table:table-cell>
          <table:table-cell office:value-type="float" office:value="0.3087778" calcext:value-type="float">
            <text:p>0.3087778</text:p>
          </table:table-cell>
          <table:table-cell office:value-type="float" office:value="0.3789681" calcext:value-type="float">
            <text:p>0.3789681</text:p>
          </table:table-cell>
          <table:table-cell office:value-type="float" office:value="0.3744692" calcext:value-type="float">
            <text:p>0.3744692</text:p>
          </table:table-cell>
          <table:table-cell office:value-type="float" office:value="0.3807585" calcext:value-type="float">
            <text:p>0.3807585</text:p>
          </table:table-cell>
          <table:table-cell office:value-type="float" office:value="0.3953678" calcext:value-type="float">
            <text:p>0.3953678</text:p>
          </table:table-cell>
          <table:table-cell office:value-type="float" office:value="0.4047807" calcext:value-type="float">
            <text:p>0.404780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422692E-016" calcext:value-type="float">
            <text:p>7.422692E-16</text:p>
          </table:table-cell>
          <table:table-cell office:value-type="float" office:value="7.218656E-016" calcext:value-type="float">
            <text:p>7.218656E-16</text:p>
          </table:table-cell>
          <table:table-cell office:value-type="float" office:value="2.469885E-016" calcext:value-type="float">
            <text:p>2.469885E-16</text:p>
          </table:table-cell>
          <table:table-cell office:value-type="float" office:value="2.167889E-023" calcext:value-type="float">
            <text:p>2.167889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58.9799" calcext:value-type="float">
            <text:p>-158.9799</text:p>
          </table:table-cell>
          <table:table-cell office:value-type="float" office:value="-0.01441739" calcext:value-type="float">
            <text:p>-0.01441739</text:p>
          </table:table-cell>
          <table:table-cell office:value-type="float" office:value="-0.01343777" calcext:value-type="float">
            <text:p>-0.01343777</text:p>
          </table:table-cell>
          <table:table-cell office:value-type="float" office:value="-0.01240178" calcext:value-type="float">
            <text:p>-0.01240178</text:p>
          </table:table-cell>
          <table:table-cell office:value-type="float" office:value="-0.01171817" calcext:value-type="float">
            <text:p>-0.01171817</text:p>
          </table:table-cell>
          <table:table-cell office:value-type="float" office:value="-0.0105917" calcext:value-type="float">
            <text:p>-0.0105917</text:p>
          </table:table-cell>
          <table:table-cell office:value-type="float" office:value="-0.009848824" calcext:value-type="float">
            <text:p>-0.009848824</text:p>
          </table:table-cell>
          <table:table-cell office:value-type="float" office:value="-0.009066311" calcext:value-type="float">
            <text:p>-0.009066311</text:p>
          </table:table-cell>
          <table:table-cell office:value-type="float" office:value="-0.008858263" calcext:value-type="float">
            <text:p>-0.008858263</text:p>
          </table:table-cell>
          <table:table-cell office:value-type="float" office:value="-0.008608405" calcext:value-type="float">
            <text:p>-0.008608405</text:p>
          </table:table-cell>
          <table:table-cell office:value-type="float" office:value="0" calcext:value-type="float">
            <text:p>0</text:p>
          </table:table-cell>
          <table:table-cell office:value-type="float" office:value="0.0435486" calcext:value-type="float">
            <text:p>0.0435486</text:p>
          </table:table-cell>
          <table:table-cell office:value-type="float" office:value="-6.212384" calcext:value-type="float">
            <text:p>-6.212384</text:p>
          </table:table-cell>
          <table:table-cell office:value-type="float" office:value="0.0002604898" calcext:value-type="float">
            <text:p>0.0002604898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193217" calcext:value-type="float">
            <text:p>-2.19321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062001" calcext:value-type="float">
            <text:p>18062001</text:p>
          </table:table-cell>
          <table:table-cell office:value-type="float" office:value="360.3976" calcext:value-type="float">
            <text:p>360.3976</text:p>
          </table:table-cell>
          <table:table-cell office:value-type="float" office:value="163.264" calcext:value-type="float">
            <text:p>163.264</text:p>
          </table:table-cell>
          <table:table-cell office:value-type="float" office:value="18.60019" calcext:value-type="float">
            <text:p>18.60019</text:p>
          </table:table-cell>
          <table:table-cell office:value-type="float" office:value="1110.985" calcext:value-type="float">
            <text:p>1110.985</text:p>
          </table:table-cell>
          <table:table-cell office:value-type="float" office:value="47.61854" calcext:value-type="float">
            <text:p>47.61854</text:p>
          </table:table-cell>
          <table:table-cell office:value-type="float" office:value="0" calcext:value-type="float">
            <text:p>0</text:p>
          </table:table-cell>
          <table:table-cell office:value-type="float" office:value="0.2112383" calcext:value-type="float">
            <text:p>0.2112383</text:p>
          </table:table-cell>
          <table:table-cell office:value-type="float" office:value="0.3373331" calcext:value-type="float">
            <text:p>0.3373331</text:p>
          </table:table-cell>
          <table:table-cell office:value-type="float" office:value="0.3430784" calcext:value-type="float">
            <text:p>0.3430784</text:p>
          </table:table-cell>
          <table:table-cell office:value-type="float" office:value="0.3489869" calcext:value-type="float">
            <text:p>0.3489869</text:p>
          </table:table-cell>
          <table:table-cell office:value-type="float" office:value="0.3529169" calcext:value-type="float">
            <text:p>0.3529169</text:p>
          </table:table-cell>
          <table:table-cell office:value-type="float" office:value="0.3075204" calcext:value-type="float">
            <text:p>0.3075204</text:p>
          </table:table-cell>
          <table:table-cell office:value-type="float" office:value="0.3061948" calcext:value-type="float">
            <text:p>0.3061948</text:p>
          </table:table-cell>
          <table:table-cell office:value-type="float" office:value="0.3781893" calcext:value-type="float">
            <text:p>0.3781893</text:p>
          </table:table-cell>
          <table:table-cell office:value-type="float" office:value="0.3745186" calcext:value-type="float">
            <text:p>0.3745186</text:p>
          </table:table-cell>
          <table:table-cell office:value-type="float" office:value="0.3809884" calcext:value-type="float">
            <text:p>0.3809884</text:p>
          </table:table-cell>
          <table:table-cell office:value-type="float" office:value="0.3955145" calcext:value-type="float">
            <text:p>0.3955145</text:p>
          </table:table-cell>
          <table:table-cell office:value-type="float" office:value="0.4048609" calcext:value-type="float">
            <text:p>0.404860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426546E-016" calcext:value-type="float">
            <text:p>7.426546E-16</text:p>
          </table:table-cell>
          <table:table-cell office:value-type="float" office:value="7.217938E-016" calcext:value-type="float">
            <text:p>7.217938E-16</text:p>
          </table:table-cell>
          <table:table-cell office:value-type="float" office:value="2.4697E-016" calcext:value-type="float">
            <text:p>2.4697E-16</text:p>
          </table:table-cell>
          <table:table-cell office:value-type="float" office:value="2.167786E-023" calcext:value-type="float">
            <text:p>2.167786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4940941" calcext:value-type="float">
            <text:p>-0.4940941</text:p>
          </table:table-cell>
          <table:table-cell office:value-type="float" office:value="-0.01740143" calcext:value-type="float">
            <text:p>-0.01740143</text:p>
          </table:table-cell>
          <table:table-cell office:value-type="float" office:value="-0.01566028" calcext:value-type="float">
            <text:p>-0.01566028</text:p>
          </table:table-cell>
          <table:table-cell office:value-type="float" office:value="-0.01409589" calcext:value-type="float">
            <text:p>-0.01409589</text:p>
          </table:table-cell>
          <table:table-cell office:value-type="float" office:value="-0.01315581" calcext:value-type="float">
            <text:p>-0.01315581</text:p>
          </table:table-cell>
          <table:table-cell office:value-type="float" office:value="-0.01159408" calcext:value-type="float">
            <text:p>-0.01159408</text:p>
          </table:table-cell>
          <table:table-cell office:value-type="float" office:value="-0.01056536" calcext:value-type="float">
            <text:p>-0.01056536</text:p>
          </table:table-cell>
          <table:table-cell office:value-type="float" office:value="-0.00947804" calcext:value-type="float">
            <text:p>-0.00947804</text:p>
          </table:table-cell>
          <table:table-cell office:value-type="float" office:value="-0.008838166" calcext:value-type="float">
            <text:p>-0.008838166</text:p>
          </table:table-cell>
          <table:table-cell office:value-type="float" office:value="-0.008519829" calcext:value-type="float">
            <text:p>-0.008519829</text:p>
          </table:table-cell>
          <table:table-cell office:value-type="float" office:value="0" calcext:value-type="float">
            <text:p>0</text:p>
          </table:table-cell>
          <table:table-cell office:value-type="float" office:value="0.0435486" calcext:value-type="float">
            <text:p>0.0435486</text:p>
          </table:table-cell>
          <table:table-cell office:value-type="float" office:value="-5.991643" calcext:value-type="float">
            <text:p>-5.991643</text:p>
          </table:table-cell>
          <table:table-cell office:value-type="float" office:value="0.0002488164" calcext:value-type="float">
            <text:p>0.0002488164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191561" calcext:value-type="float">
            <text:p>-2.19156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062001" calcext:value-type="float">
            <text:p>19062001</text:p>
          </table:table-cell>
          <table:table-cell office:value-type="float" office:value="365.2976" calcext:value-type="float">
            <text:p>365.2976</text:p>
          </table:table-cell>
          <table:table-cell office:value-type="float" office:value="166.7944" calcext:value-type="float">
            <text:p>166.7944</text:p>
          </table:table-cell>
          <table:table-cell office:value-type="float" office:value="18.60019" calcext:value-type="float">
            <text:p>18.60019</text:p>
          </table:table-cell>
          <table:table-cell office:value-type="float" office:value="1112.222" calcext:value-type="float">
            <text:p>1112.222</text:p>
          </table:table-cell>
          <table:table-cell office:value-type="float" office:value="47.75126" calcext:value-type="float">
            <text:p>47.75126</text:p>
          </table:table-cell>
          <table:table-cell office:value-type="float" office:value="0" calcext:value-type="float">
            <text:p>0</text:p>
          </table:table-cell>
          <table:table-cell office:value-type="float" office:value="0.3276822" calcext:value-type="float">
            <text:p>0.3276822</text:p>
          </table:table-cell>
          <table:table-cell office:value-type="float" office:value="0.3381499" calcext:value-type="float">
            <text:p>0.3381499</text:p>
          </table:table-cell>
          <table:table-cell office:value-type="float" office:value="0.346951" calcext:value-type="float">
            <text:p>0.346951</text:p>
          </table:table-cell>
          <table:table-cell office:value-type="float" office:value="0.351751" calcext:value-type="float">
            <text:p>0.351751</text:p>
          </table:table-cell>
          <table:table-cell office:value-type="float" office:value="0.3540786" calcext:value-type="float">
            <text:p>0.3540786</text:p>
          </table:table-cell>
          <table:table-cell office:value-type="float" office:value="0.305703" calcext:value-type="float">
            <text:p>0.305703</text:p>
          </table:table-cell>
          <table:table-cell office:value-type="float" office:value="0.3040723" calcext:value-type="float">
            <text:p>0.3040723</text:p>
          </table:table-cell>
          <table:table-cell office:value-type="float" office:value="0.3773662" calcext:value-type="float">
            <text:p>0.3773662</text:p>
          </table:table-cell>
          <table:table-cell office:value-type="float" office:value="0.374409" calcext:value-type="float">
            <text:p>0.374409</text:p>
          </table:table-cell>
          <table:table-cell office:value-type="float" office:value="0.3811843" calcext:value-type="float">
            <text:p>0.3811843</text:p>
          </table:table-cell>
          <table:table-cell office:value-type="float" office:value="0.3956613" calcext:value-type="float">
            <text:p>0.3956613</text:p>
          </table:table-cell>
          <table:table-cell office:value-type="float" office:value="0.4049441" calcext:value-type="float">
            <text:p>0.4049441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7.429128E-016" calcext:value-type="float">
            <text:p>7.429128E-16</text:p>
          </table:table-cell>
          <table:table-cell office:value-type="float" office:value="7.21746E-016" calcext:value-type="float">
            <text:p>7.21746E-16</text:p>
          </table:table-cell>
          <table:table-cell office:value-type="float" office:value="2.469562E-016" calcext:value-type="float">
            <text:p>2.469562E-16</text:p>
          </table:table-cell>
          <table:table-cell office:value-type="float" office:value="2.1677E-023" calcext:value-type="float">
            <text:p>2.1677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2101873" calcext:value-type="float">
            <text:p>-0.02101873</text:p>
          </table:table-cell>
          <table:table-cell office:value-type="float" office:value="-0.01709864" calcext:value-type="float">
            <text:p>-0.01709864</text:p>
          </table:table-cell>
          <table:table-cell office:value-type="float" office:value="-0.01458174" calcext:value-type="float">
            <text:p>-0.01458174</text:p>
          </table:table-cell>
          <table:table-cell office:value-type="float" office:value="-0.01342312" calcext:value-type="float">
            <text:p>-0.01342312</text:p>
          </table:table-cell>
          <table:table-cell office:value-type="float" office:value="-0.01289639" calcext:value-type="float">
            <text:p>-0.01289639</text:p>
          </table:table-cell>
          <table:table-cell office:value-type="float" office:value="-0.01212685" calcext:value-type="float">
            <text:p>-0.01212685</text:p>
          </table:table-cell>
          <table:table-cell office:value-type="float" office:value="-0.01120493" calcext:value-type="float">
            <text:p>-0.01120493</text:p>
          </table:table-cell>
          <table:table-cell office:value-type="float" office:value="-0.00993562" calcext:value-type="float">
            <text:p>-0.00993562</text:p>
          </table:table-cell>
          <table:table-cell office:value-type="float" office:value="-0.008880724" calcext:value-type="float">
            <text:p>-0.008880724</text:p>
          </table:table-cell>
          <table:table-cell office:value-type="float" office:value="-0.008445116" calcext:value-type="float">
            <text:p>-0.008445116</text:p>
          </table:table-cell>
          <table:table-cell office:value-type="float" office:value="0" calcext:value-type="float">
            <text:p>0</text:p>
          </table:table-cell>
          <table:table-cell office:value-type="float" office:value="0.0435486" calcext:value-type="float">
            <text:p>0.0435486</text:p>
          </table:table-cell>
          <table:table-cell office:value-type="float" office:value="-5.883214" calcext:value-type="float">
            <text:p>-5.883214</text:p>
          </table:table-cell>
          <table:table-cell office:value-type="float" office:value="0.0002420015" calcext:value-type="float">
            <text:p>0.0002420015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190065" calcext:value-type="float">
            <text:p>-2.19006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062001" calcext:value-type="float">
            <text:p>20062001</text:p>
          </table:table-cell>
          <table:table-cell office:value-type="float" office:value="370.4977" calcext:value-type="float">
            <text:p>370.4977</text:p>
          </table:table-cell>
          <table:table-cell office:value-type="float" office:value="170.4508" calcext:value-type="float">
            <text:p>170.4508</text:p>
          </table:table-cell>
          <table:table-cell office:value-type="float" office:value="18.60019" calcext:value-type="float">
            <text:p>18.60019</text:p>
          </table:table-cell>
          <table:table-cell office:value-type="float" office:value="1113.624" calcext:value-type="float">
            <text:p>1113.624</text:p>
          </table:table-cell>
          <table:table-cell office:value-type="float" office:value="47.8933" calcext:value-type="float">
            <text:p>47.8933</text:p>
          </table:table-cell>
          <table:table-cell office:value-type="float" office:value="0" calcext:value-type="float">
            <text:p>0</text:p>
          </table:table-cell>
          <table:table-cell office:value-type="float" office:value="0.3542289" calcext:value-type="float">
            <text:p>0.3542289</text:p>
          </table:table-cell>
          <table:table-cell office:value-type="float" office:value="0.3575724" calcext:value-type="float">
            <text:p>0.3575724</text:p>
          </table:table-cell>
          <table:table-cell office:value-type="float" office:value="0.3565152" calcext:value-type="float">
            <text:p>0.3565152</text:p>
          </table:table-cell>
          <table:table-cell office:value-type="float" office:value="0.3534119" calcext:value-type="float">
            <text:p>0.3534119</text:p>
          </table:table-cell>
          <table:table-cell office:value-type="float" office:value="0.3532757" calcext:value-type="float">
            <text:p>0.3532757</text:p>
          </table:table-cell>
          <table:table-cell office:value-type="float" office:value="0.3043317" calcext:value-type="float">
            <text:p>0.3043317</text:p>
          </table:table-cell>
          <table:table-cell office:value-type="float" office:value="0.3028355" calcext:value-type="float">
            <text:p>0.3028355</text:p>
          </table:table-cell>
          <table:table-cell office:value-type="float" office:value="0.3767121" calcext:value-type="float">
            <text:p>0.3767121</text:p>
          </table:table-cell>
          <table:table-cell office:value-type="float" office:value="0.3741367" calcext:value-type="float">
            <text:p>0.3741367</text:p>
          </table:table-cell>
          <table:table-cell office:value-type="float" office:value="0.3813388" calcext:value-type="float">
            <text:p>0.3813388</text:p>
          </table:table-cell>
          <table:table-cell office:value-type="float" office:value="0.3958037" calcext:value-type="float">
            <text:p>0.3958037</text:p>
          </table:table-cell>
          <table:table-cell office:value-type="float" office:value="0.4050302" calcext:value-type="float">
            <text:p>0.405030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431313E-016" calcext:value-type="float">
            <text:p>7.431313E-16</text:p>
          </table:table-cell>
          <table:table-cell office:value-type="float" office:value="7.217063E-016" calcext:value-type="float">
            <text:p>7.217063E-16</text:p>
          </table:table-cell>
          <table:table-cell office:value-type="float" office:value="2.469437E-016" calcext:value-type="float">
            <text:p>2.469437E-16</text:p>
          </table:table-cell>
          <table:table-cell office:value-type="float" office:value="2.167623E-023" calcext:value-type="float">
            <text:p>2.167623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127738" calcext:value-type="float">
            <text:p>-0.0127738</text:p>
          </table:table-cell>
          <table:table-cell office:value-type="float" office:value="-0.01206715" calcext:value-type="float">
            <text:p>-0.01206715</text:p>
          </table:table-cell>
          <table:table-cell office:value-type="float" office:value="-0.01235524" calcext:value-type="float">
            <text:p>-0.01235524</text:p>
          </table:table-cell>
          <table:table-cell office:value-type="float" office:value="-0.01308161" calcext:value-type="float">
            <text:p>-0.01308161</text:p>
          </table:table-cell>
          <table:table-cell office:value-type="float" office:value="-0.01311062" calcext:value-type="float">
            <text:p>-0.01311062</text:p>
          </table:table-cell>
          <table:table-cell office:value-type="float" office:value="-0.01254301" calcext:value-type="float">
            <text:p>-0.01254301</text:p>
          </table:table-cell>
          <table:table-cell office:value-type="float" office:value="-0.01159478" calcext:value-type="float">
            <text:p>-0.01159478</text:p>
          </table:table-cell>
          <table:table-cell office:value-type="float" office:value="-0.01031702" calcext:value-type="float">
            <text:p>-0.01031702</text:p>
          </table:table-cell>
          <table:table-cell office:value-type="float" office:value="-0.008988189" calcext:value-type="float">
            <text:p>-0.008988189</text:p>
          </table:table-cell>
          <table:table-cell office:value-type="float" office:value="-0.008386606" calcext:value-type="float">
            <text:p>-0.008386606</text:p>
          </table:table-cell>
          <table:table-cell office:value-type="float" office:value="0" calcext:value-type="float">
            <text:p>0</text:p>
          </table:table-cell>
          <table:table-cell office:value-type="float" office:value="0.0435486" calcext:value-type="float">
            <text:p>0.0435486</text:p>
          </table:table-cell>
          <table:table-cell office:value-type="float" office:value="-5.76372" calcext:value-type="float">
            <text:p>-5.76372</text:p>
          </table:table-cell>
          <table:table-cell office:value-type="float" office:value="0.0002353369" calcext:value-type="float">
            <text:p>0.0002353369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188678" calcext:value-type="float">
            <text:p>-2.18867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062001" calcext:value-type="float">
            <text:p>21062001</text:p>
          </table:table-cell>
          <table:table-cell office:value-type="float" office:value="370.5977" calcext:value-type="float">
            <text:p>370.5977</text:p>
          </table:table-cell>
          <table:table-cell office:value-type="float" office:value="175.0465" calcext:value-type="float">
            <text:p>175.0465</text:p>
          </table:table-cell>
          <table:table-cell office:value-type="float" office:value="18.60019" calcext:value-type="float">
            <text:p>18.60019</text:p>
          </table:table-cell>
          <table:table-cell office:value-type="float" office:value="1109.021" calcext:value-type="float">
            <text:p>1109.021</text:p>
          </table:table-cell>
          <table:table-cell office:value-type="float" office:value="48.00092" calcext:value-type="float">
            <text:p>48.00092</text:p>
          </table:table-cell>
          <table:table-cell office:value-type="float" office:value="0" calcext:value-type="float">
            <text:p>0</text:p>
          </table:table-cell>
          <table:table-cell office:value-type="float" office:value="0.1148172" calcext:value-type="float">
            <text:p>0.1148172</text:p>
          </table:table-cell>
          <table:table-cell office:value-type="float" office:value="0.3371841" calcext:value-type="float">
            <text:p>0.3371841</text:p>
          </table:table-cell>
          <table:table-cell office:value-type="float" office:value="0.3418278" calcext:value-type="float">
            <text:p>0.3418278</text:p>
          </table:table-cell>
          <table:table-cell office:value-type="float" office:value="0.3468997" calcext:value-type="float">
            <text:p>0.3468997</text:p>
          </table:table-cell>
          <table:table-cell office:value-type="float" office:value="0.3498149" calcext:value-type="float">
            <text:p>0.3498149</text:p>
          </table:table-cell>
          <table:table-cell office:value-type="float" office:value="0.3037164" calcext:value-type="float">
            <text:p>0.3037164</text:p>
          </table:table-cell>
          <table:table-cell office:value-type="float" office:value="0.3020261" calcext:value-type="float">
            <text:p>0.3020261</text:p>
          </table:table-cell>
          <table:table-cell office:value-type="float" office:value="0.3762515" calcext:value-type="float">
            <text:p>0.3762515</text:p>
          </table:table-cell>
          <table:table-cell office:value-type="float" office:value="0.3737974" calcext:value-type="float">
            <text:p>0.3737974</text:p>
          </table:table-cell>
          <table:table-cell office:value-type="float" office:value="0.3814131" calcext:value-type="float">
            <text:p>0.3814131</text:p>
          </table:table-cell>
          <table:table-cell office:value-type="float" office:value="0.3959366" calcext:value-type="float">
            <text:p>0.3959366</text:p>
          </table:table-cell>
          <table:table-cell office:value-type="float" office:value="0.4051133" calcext:value-type="float">
            <text:p>0.4051133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7.433535E-016" calcext:value-type="float">
            <text:p>7.433535E-16</text:p>
          </table:table-cell>
          <table:table-cell office:value-type="float" office:value="7.216663E-016" calcext:value-type="float">
            <text:p>7.216663E-16</text:p>
          </table:table-cell>
          <table:table-cell office:value-type="float" office:value="2.469317E-016" calcext:value-type="float">
            <text:p>2.469317E-16</text:p>
          </table:table-cell>
          <table:table-cell office:value-type="float" office:value="2.167552E-023" calcext:value-type="float">
            <text:p>2.167552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61.40924" calcext:value-type="float">
            <text:p>-61.40924</text:p>
          </table:table-cell>
          <table:table-cell office:value-type="float" office:value="-0.01744696" calcext:value-type="float">
            <text:p>-0.01744696</text:p>
          </table:table-cell>
          <table:table-cell office:value-type="float" office:value="-0.01601582" calcext:value-type="float">
            <text:p>-0.01601582</text:p>
          </table:table-cell>
          <table:table-cell office:value-type="float" office:value="-0.01462624" calcext:value-type="float">
            <text:p>-0.01462624</text:p>
          </table:table-cell>
          <table:table-cell office:value-type="float" office:value="-0.01389222" calcext:value-type="float">
            <text:p>-0.01389222</text:p>
          </table:table-cell>
          <table:table-cell office:value-type="float" office:value="-0.01272667" calcext:value-type="float">
            <text:p>-0.01272667</text:p>
          </table:table-cell>
          <table:table-cell office:value-type="float" office:value="-0.01185844" calcext:value-type="float">
            <text:p>-0.01185844</text:p>
          </table:table-cell>
          <table:table-cell office:value-type="float" office:value="-0.01059493" calcext:value-type="float">
            <text:p>-0.01059493</text:p>
          </table:table-cell>
          <table:table-cell office:value-type="float" office:value="-0.009125009" calcext:value-type="float">
            <text:p>-0.009125009</text:p>
          </table:table-cell>
          <table:table-cell office:value-type="float" office:value="-0.00835807" calcext:value-type="float">
            <text:p>-0.00835807</text:p>
          </table:table-cell>
          <table:table-cell office:value-type="float" office:value="0" calcext:value-type="float">
            <text:p>0</text:p>
          </table:table-cell>
          <table:table-cell office:value-type="float" office:value="0.0435486" calcext:value-type="float">
            <text:p>0.0435486</text:p>
          </table:table-cell>
          <table:table-cell office:value-type="float" office:value="-5.619684" calcext:value-type="float">
            <text:p>-5.619684</text:p>
          </table:table-cell>
          <table:table-cell office:value-type="float" office:value="0.0002279089" calcext:value-type="float">
            <text:p>0.0002279089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187383" calcext:value-type="float">
            <text:p>-2.18738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062001" calcext:value-type="float">
            <text:p>22062001</text:p>
          </table:table-cell>
          <table:table-cell office:value-type="float" office:value="370.5977" calcext:value-type="float">
            <text:p>370.5977</text:p>
          </table:table-cell>
          <table:table-cell office:value-type="float" office:value="176.8109" calcext:value-type="float">
            <text:p>176.8109</text:p>
          </table:table-cell>
          <table:table-cell office:value-type="float" office:value="18.60019" calcext:value-type="float">
            <text:p>18.60019</text:p>
          </table:table-cell>
          <table:table-cell office:value-type="float" office:value="1107.141" calcext:value-type="float">
            <text:p>1107.141</text:p>
          </table:table-cell>
          <table:table-cell office:value-type="float" office:value="48.116" calcext:value-type="float">
            <text:p>48.116</text:p>
          </table:table-cell>
          <table:table-cell office:value-type="float" office:value="0" calcext:value-type="float">
            <text:p>0</text:p>
          </table:table-cell>
          <table:table-cell office:value-type="float" office:value="0.1159357" calcext:value-type="float">
            <text:p>0.1159357</text:p>
          </table:table-cell>
          <table:table-cell office:value-type="float" office:value="0.3274049" calcext:value-type="float">
            <text:p>0.3274049</text:p>
          </table:table-cell>
          <table:table-cell office:value-type="float" office:value="0.3330626" calcext:value-type="float">
            <text:p>0.3330626</text:p>
          </table:table-cell>
          <table:table-cell office:value-type="float" office:value="0.3392189" calcext:value-type="float">
            <text:p>0.3392189</text:p>
          </table:table-cell>
          <table:table-cell office:value-type="float" office:value="0.3432263" calcext:value-type="float">
            <text:p>0.3432263</text:p>
          </table:table-cell>
          <table:table-cell office:value-type="float" office:value="0.3006388" calcext:value-type="float">
            <text:p>0.3006388</text:p>
          </table:table-cell>
          <table:table-cell office:value-type="float" office:value="0.3004836" calcext:value-type="float">
            <text:p>0.3004836</text:p>
          </table:table-cell>
          <table:table-cell office:value-type="float" office:value="0.3758425" calcext:value-type="float">
            <text:p>0.3758425</text:p>
          </table:table-cell>
          <table:table-cell office:value-type="float" office:value="0.3734861" calcext:value-type="float">
            <text:p>0.3734861</text:p>
          </table:table-cell>
          <table:table-cell office:value-type="float" office:value="0.3813887" calcext:value-type="float">
            <text:p>0.3813887</text:p>
          </table:table-cell>
          <table:table-cell office:value-type="float" office:value="0.3960472" calcext:value-type="float">
            <text:p>0.3960472</text:p>
          </table:table-cell>
          <table:table-cell office:value-type="float" office:value="0.4051869" calcext:value-type="float">
            <text:p>0.405186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436085E-016" calcext:value-type="float">
            <text:p>7.436085E-16</text:p>
          </table:table-cell>
          <table:table-cell office:value-type="float" office:value="7.216181E-016" calcext:value-type="float">
            <text:p>7.216181E-16</text:p>
          </table:table-cell>
          <table:table-cell office:value-type="float" office:value="2.469187E-016" calcext:value-type="float">
            <text:p>2.469187E-16</text:p>
          </table:table-cell>
          <table:table-cell office:value-type="float" office:value="2.167478E-023" calcext:value-type="float">
            <text:p>2.167478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56.51827" calcext:value-type="float">
            <text:p>-56.51827</text:p>
          </table:table-cell>
          <table:table-cell office:value-type="float" office:value="-0.02091759" calcext:value-type="float">
            <text:p>-0.02091759</text:p>
          </table:table-cell>
          <table:table-cell office:value-type="float" office:value="-0.01879516" calcext:value-type="float">
            <text:p>-0.01879516</text:p>
          </table:table-cell>
          <table:table-cell office:value-type="float" office:value="-0.01678918" calcext:value-type="float">
            <text:p>-0.01678918</text:p>
          </table:table-cell>
          <table:table-cell office:value-type="float" office:value="-0.01561865" calcext:value-type="float">
            <text:p>-0.01561865</text:p>
          </table:table-cell>
          <table:table-cell office:value-type="float" office:value="-0.0137272" calcext:value-type="float">
            <text:p>-0.0137272</text:p>
          </table:table-cell>
          <table:table-cell office:value-type="float" office:value="-0.01237469" calcext:value-type="float">
            <text:p>-0.01237469</text:p>
          </table:table-cell>
          <table:table-cell office:value-type="float" office:value="-0.01084617" calcext:value-type="float">
            <text:p>-0.01084617</text:p>
          </table:table-cell>
          <table:table-cell office:value-type="float" office:value="-0.009252356" calcext:value-type="float">
            <text:p>-0.009252356</text:p>
          </table:table-cell>
          <table:table-cell office:value-type="float" office:value="-0.008367233" calcext:value-type="float">
            <text:p>-0.008367233</text:p>
          </table:table-cell>
          <table:table-cell office:value-type="float" office:value="0" calcext:value-type="float">
            <text:p>0</text:p>
          </table:table-cell>
          <table:table-cell office:value-type="float" office:value="0.0435486" calcext:value-type="float">
            <text:p>0.0435486</text:p>
          </table:table-cell>
          <table:table-cell office:value-type="float" office:value="-5.458953" calcext:value-type="float">
            <text:p>-5.458953</text:p>
          </table:table-cell>
          <table:table-cell office:value-type="float" office:value="0.0002194426" calcext:value-type="float">
            <text:p>0.0002194426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186097" calcext:value-type="float">
            <text:p>-2.18609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3062001" calcext:value-type="float">
            <text:p>23062001</text:p>
          </table:table-cell>
          <table:table-cell office:value-type="float" office:value="370.5977" calcext:value-type="float">
            <text:p>370.5977</text:p>
          </table:table-cell>
          <table:table-cell office:value-type="float" office:value="179.0421" calcext:value-type="float">
            <text:p>179.0421</text:p>
          </table:table-cell>
          <table:table-cell office:value-type="float" office:value="18.60019" calcext:value-type="float">
            <text:p>18.60019</text:p>
          </table:table-cell>
          <table:table-cell office:value-type="float" office:value="1104.787" calcext:value-type="float">
            <text:p>1104.787</text:p>
          </table:table-cell>
          <table:table-cell office:value-type="float" office:value="48.23882" calcext:value-type="float">
            <text:p>48.23882</text:p>
          </table:table-cell>
          <table:table-cell office:value-type="float" office:value="0" calcext:value-type="float">
            <text:p>0</text:p>
          </table:table-cell>
          <table:table-cell office:value-type="float" office:value="0.115095" calcext:value-type="float">
            <text:p>0.115095</text:p>
          </table:table-cell>
          <table:table-cell office:value-type="float" office:value="0.3136992" calcext:value-type="float">
            <text:p>0.3136992</text:p>
          </table:table-cell>
          <table:table-cell office:value-type="float" office:value="0.3229452" calcext:value-type="float">
            <text:p>0.3229452</text:p>
          </table:table-cell>
          <table:table-cell office:value-type="float" office:value="0.3307546" calcext:value-type="float">
            <text:p>0.3307546</text:p>
          </table:table-cell>
          <table:table-cell office:value-type="float" office:value="0.3356609" calcext:value-type="float">
            <text:p>0.3356609</text:p>
          </table:table-cell>
          <table:table-cell office:value-type="float" office:value="0.2969121" calcext:value-type="float">
            <text:p>0.2969121</text:p>
          </table:table-cell>
          <table:table-cell office:value-type="float" office:value="0.2983893" calcext:value-type="float">
            <text:p>0.2983893</text:p>
          </table:table-cell>
          <table:table-cell office:value-type="float" office:value="0.3752538" calcext:value-type="float">
            <text:p>0.3752538</text:p>
          </table:table-cell>
          <table:table-cell office:value-type="float" office:value="0.3731515" calcext:value-type="float">
            <text:p>0.3731515</text:p>
          </table:table-cell>
          <table:table-cell office:value-type="float" office:value="0.3813498" calcext:value-type="float">
            <text:p>0.3813498</text:p>
          </table:table-cell>
          <table:table-cell office:value-type="float" office:value="0.396135" calcext:value-type="float">
            <text:p>0.396135</text:p>
          </table:table-cell>
          <table:table-cell office:value-type="float" office:value="0.4052559" calcext:value-type="float">
            <text:p>0.405255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438923E-016" calcext:value-type="float">
            <text:p>7.438923E-16</text:p>
          </table:table-cell>
          <table:table-cell office:value-type="float" office:value="7.21566E-016" calcext:value-type="float">
            <text:p>7.21566E-16</text:p>
          </table:table-cell>
          <table:table-cell office:value-type="float" office:value="2.469047E-016" calcext:value-type="float">
            <text:p>2.469047E-16</text:p>
          </table:table-cell>
          <table:table-cell office:value-type="float" office:value="2.167395E-023" calcext:value-type="float">
            <text:p>2.167395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59.99036" calcext:value-type="float">
            <text:p>-59.99036</text:p>
          </table:table-cell>
          <table:table-cell office:value-type="float" office:value="-0.02723433" calcext:value-type="float">
            <text:p>-0.02723433</text:p>
          </table:table-cell>
          <table:table-cell office:value-type="float" office:value="-0.02271099" calcext:value-type="float">
            <text:p>-0.02271099</text:p>
          </table:table-cell>
          <table:table-cell office:value-type="float" office:value="-0.01961246" calcext:value-type="float">
            <text:p>-0.01961246</text:p>
          </table:table-cell>
          <table:table-cell office:value-type="float" office:value="-0.01791675" calcext:value-type="float">
            <text:p>-0.01791675</text:p>
          </table:table-cell>
          <table:table-cell office:value-type="float" office:value="-0.01506409" calcext:value-type="float">
            <text:p>-0.01506409</text:p>
          </table:table-cell>
          <table:table-cell office:value-type="float" office:value="-0.01312054" calcext:value-type="float">
            <text:p>-0.01312054</text:p>
          </table:table-cell>
          <table:table-cell office:value-type="float" office:value="-0.01121923" calcext:value-type="float">
            <text:p>-0.01121923</text:p>
          </table:table-cell>
          <table:table-cell office:value-type="float" office:value="-0.009391161" calcext:value-type="float">
            <text:p>-0.009391161</text:p>
          </table:table-cell>
          <table:table-cell office:value-type="float" office:value="-0.008381777" calcext:value-type="float">
            <text:p>-0.008381777</text:p>
          </table:table-cell>
          <table:table-cell office:value-type="float" office:value="0" calcext:value-type="float">
            <text:p>0</text:p>
          </table:table-cell>
          <table:table-cell office:value-type="float" office:value="0.0435486" calcext:value-type="float">
            <text:p>0.0435486</text:p>
          </table:table-cell>
          <table:table-cell office:value-type="float" office:value="-5.287027" calcext:value-type="float">
            <text:p>-5.287027</text:p>
          </table:table-cell>
          <table:table-cell office:value-type="float" office:value="0.0002101095" calcext:value-type="float">
            <text:p>0.0002101095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184887" calcext:value-type="float">
            <text:p>-2.18488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062001" calcext:value-type="float">
            <text:p>24062001</text:p>
          </table:table-cell>
          <table:table-cell office:value-type="float" office:value="370.5977" calcext:value-type="float">
            <text:p>370.5977</text:p>
          </table:table-cell>
          <table:table-cell office:value-type="float" office:value="181.9515" calcext:value-type="float">
            <text:p>181.9515</text:p>
          </table:table-cell>
          <table:table-cell office:value-type="float" office:value="18.60019" calcext:value-type="float">
            <text:p>18.60019</text:p>
          </table:table-cell>
          <table:table-cell office:value-type="float" office:value="1100.197" calcext:value-type="float">
            <text:p>1100.197</text:p>
          </table:table-cell>
          <table:table-cell office:value-type="float" office:value="49.91973" calcext:value-type="float">
            <text:p>49.91973</text:p>
          </table:table-cell>
          <table:table-cell office:value-type="float" office:value="0" calcext:value-type="float">
            <text:p>0</text:p>
          </table:table-cell>
          <table:table-cell office:value-type="float" office:value="0.1091825" calcext:value-type="float">
            <text:p>0.1091825</text:p>
          </table:table-cell>
          <table:table-cell office:value-type="float" office:value="0.2944807" calcext:value-type="float">
            <text:p>0.2944807</text:p>
          </table:table-cell>
          <table:table-cell office:value-type="float" office:value="0.3099899" calcext:value-type="float">
            <text:p>0.3099899</text:p>
          </table:table-cell>
          <table:table-cell office:value-type="float" office:value="0.3204873" calcext:value-type="float">
            <text:p>0.3204873</text:p>
          </table:table-cell>
          <table:table-cell office:value-type="float" office:value="0.326126" calcext:value-type="float">
            <text:p>0.326126</text:p>
          </table:table-cell>
          <table:table-cell office:value-type="float" office:value="0.2902758" calcext:value-type="float">
            <text:p>0.2902758</text:p>
          </table:table-cell>
          <table:table-cell office:value-type="float" office:value="0.2932087" calcext:value-type="float">
            <text:p>0.2932087</text:p>
          </table:table-cell>
          <table:table-cell office:value-type="float" office:value="0.3732565" calcext:value-type="float">
            <text:p>0.3732565</text:p>
          </table:table-cell>
          <table:table-cell office:value-type="float" office:value="0.3716172" calcext:value-type="float">
            <text:p>0.3716172</text:p>
          </table:table-cell>
          <table:table-cell office:value-type="float" office:value="0.3805919" calcext:value-type="float">
            <text:p>0.3805919</text:p>
          </table:table-cell>
          <table:table-cell office:value-type="float" office:value="0.3958803" calcext:value-type="float">
            <text:p>0.3958803</text:p>
          </table:table-cell>
          <table:table-cell office:value-type="float" office:value="0.4052092" calcext:value-type="float">
            <text:p>0.4052092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7.442261E-016" calcext:value-type="float">
            <text:p>7.442261E-16</text:p>
          </table:table-cell>
          <table:table-cell office:value-type="float" office:value="7.215025E-016" calcext:value-type="float">
            <text:p>7.215025E-16</text:p>
          </table:table-cell>
          <table:table-cell office:value-type="float" office:value="2.468885E-016" calcext:value-type="float">
            <text:p>2.468885E-16</text:p>
          </table:table-cell>
          <table:table-cell office:value-type="float" office:value="2.167302E-023" calcext:value-type="float">
            <text:p>2.167302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89.6269" calcext:value-type="float">
            <text:p>-89.6269</text:p>
          </table:table-cell>
          <table:table-cell office:value-type="float" office:value="-0.04228075" calcext:value-type="float">
            <text:p>-0.04228075</text:p>
          </table:table-cell>
          <table:table-cell office:value-type="float" office:value="-0.02918985" calcext:value-type="float">
            <text:p>-0.02918985</text:p>
          </table:table-cell>
          <table:table-cell office:value-type="float" office:value="-0.02380469" calcext:value-type="float">
            <text:p>-0.02380469</text:p>
          </table:table-cell>
          <table:table-cell office:value-type="float" office:value="-0.02136949" calcext:value-type="float">
            <text:p>-0.02136949</text:p>
          </table:table-cell>
          <table:table-cell office:value-type="float" office:value="-0.01778741" calcext:value-type="float">
            <text:p>-0.01778741</text:p>
          </table:table-cell>
          <table:table-cell office:value-type="float" office:value="-0.0151455" calcext:value-type="float">
            <text:p>-0.0151455</text:p>
          </table:table-cell>
          <table:table-cell office:value-type="float" office:value="-0.01254925" calcext:value-type="float">
            <text:p>-0.01254925</text:p>
          </table:table-cell>
          <table:table-cell office:value-type="float" office:value="-0.0100323" calcext:value-type="float">
            <text:p>-0.0100323</text:p>
          </table:table-cell>
          <table:table-cell office:value-type="float" office:value="-0.008658761" calcext:value-type="float">
            <text:p>-0.008658761</text:p>
          </table:table-cell>
          <table:table-cell office:value-type="float" office:value="0" calcext:value-type="float">
            <text:p>0</text:p>
          </table:table-cell>
          <table:table-cell office:value-type="float" office:value="0.0435486" calcext:value-type="float">
            <text:p>0.0435486</text:p>
          </table:table-cell>
          <table:table-cell office:value-type="float" office:value="-5.101795" calcext:value-type="float">
            <text:p>-5.101795</text:p>
          </table:table-cell>
          <table:table-cell office:value-type="float" office:value="0.0001995329" calcext:value-type="float">
            <text:p>0.0001995329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183782" calcext:value-type="float">
            <text:p>-2.18378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062001" calcext:value-type="float">
            <text:p>25062001</text:p>
          </table:table-cell>
          <table:table-cell office:value-type="float" office:value="370.5977" calcext:value-type="float">
            <text:p>370.5977</text:p>
          </table:table-cell>
          <table:table-cell office:value-type="float" office:value="185.0772" calcext:value-type="float">
            <text:p>185.0772</text:p>
          </table:table-cell>
          <table:table-cell office:value-type="float" office:value="18.60019" calcext:value-type="float">
            <text:p>18.60019</text:p>
          </table:table-cell>
          <table:table-cell office:value-type="float" office:value="1092.239" calcext:value-type="float">
            <text:p>1092.239</text:p>
          </table:table-cell>
          <table:table-cell office:value-type="float" office:value="54.75199" calcext:value-type="float">
            <text:p>54.75199</text:p>
          </table:table-cell>
          <table:table-cell office:value-type="float" office:value="0" calcext:value-type="float">
            <text:p>0</text:p>
          </table:table-cell>
          <table:table-cell office:value-type="float" office:value="0.1102697" calcext:value-type="float">
            <text:p>0.1102697</text:p>
          </table:table-cell>
          <table:table-cell office:value-type="float" office:value="0.2732119" calcext:value-type="float">
            <text:p>0.2732119</text:p>
          </table:table-cell>
          <table:table-cell office:value-type="float" office:value="0.295615" calcext:value-type="float">
            <text:p>0.295615</text:p>
          </table:table-cell>
          <table:table-cell office:value-type="float" office:value="0.3072721" calcext:value-type="float">
            <text:p>0.3072721</text:p>
          </table:table-cell>
          <table:table-cell office:value-type="float" office:value="0.3139216" calcext:value-type="float">
            <text:p>0.3139216</text:p>
          </table:table-cell>
          <table:table-cell office:value-type="float" office:value="0.2832599" calcext:value-type="float">
            <text:p>0.2832599</text:p>
          </table:table-cell>
          <table:table-cell office:value-type="float" office:value="0.2856652" calcext:value-type="float">
            <text:p>0.2856652</text:p>
          </table:table-cell>
          <table:table-cell office:value-type="float" office:value="0.3690338" calcext:value-type="float">
            <text:p>0.3690338</text:p>
          </table:table-cell>
          <table:table-cell office:value-type="float" office:value="0.3670282" calcext:value-type="float">
            <text:p>0.3670282</text:p>
          </table:table-cell>
          <table:table-cell office:value-type="float" office:value="0.377794" calcext:value-type="float">
            <text:p>0.377794</text:p>
          </table:table-cell>
          <table:table-cell office:value-type="float" office:value="0.3945351" calcext:value-type="float">
            <text:p>0.3945351</text:p>
          </table:table-cell>
          <table:table-cell office:value-type="float" office:value="0.4047791" calcext:value-type="float">
            <text:p>0.4047791</text:p>
          </table:table-cell>
          <table:table-cell office:value-type="float" office:value="0.4623754" calcext:value-type="float">
            <text:p>0.4623754</text:p>
          </table:table-cell>
          <table:table-cell office:value-type="float" office:value="0" calcext:value-type="float">
            <text:p>0</text:p>
          </table:table-cell>
          <table:table-cell office:value-type="float" office:value="7.445808E-016" calcext:value-type="float">
            <text:p>7.445808E-16</text:p>
          </table:table-cell>
          <table:table-cell office:value-type="float" office:value="7.214374E-016" calcext:value-type="float">
            <text:p>7.214374E-16</text:p>
          </table:table-cell>
          <table:table-cell office:value-type="float" office:value="2.468712E-016" calcext:value-type="float">
            <text:p>2.468712E-16</text:p>
          </table:table-cell>
          <table:table-cell office:value-type="float" office:value="2.167201E-023" calcext:value-type="float">
            <text:p>2.167201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83.02813" calcext:value-type="float">
            <text:p>-83.02813</text:p>
          </table:table-cell>
          <table:table-cell office:value-type="float" office:value="-0.07523816" calcext:value-type="float">
            <text:p>-0.07523816</text:p>
          </table:table-cell>
          <table:table-cell office:value-type="float" office:value="-0.04082794" calcext:value-type="float">
            <text:p>-0.04082794</text:p>
          </table:table-cell>
          <table:table-cell office:value-type="float" office:value="-0.03083197" calcext:value-type="float">
            <text:p>-0.03083197</text:p>
          </table:table-cell>
          <table:table-cell office:value-type="float" office:value="-0.0270515" calcext:value-type="float">
            <text:p>-0.0270515</text:p>
          </table:table-cell>
          <table:table-cell office:value-type="float" office:value="-0.02139464" calcext:value-type="float">
            <text:p>-0.02139464</text:p>
          </table:table-cell>
          <table:table-cell office:value-type="float" office:value="-0.01889477" calcext:value-type="float">
            <text:p>-0.01889477</text:p>
          </table:table-cell>
          <table:table-cell office:value-type="float" office:value="-0.01608634" calcext:value-type="float">
            <text:p>-0.01608634</text:p>
          </table:table-cell>
          <table:table-cell office:value-type="float" office:value="-0.01234772" calcext:value-type="float">
            <text:p>-0.01234772</text:p>
          </table:table-cell>
          <table:table-cell office:value-type="float" office:value="-0.009828584" calcext:value-type="float">
            <text:p>-0.009828584</text:p>
          </table:table-cell>
          <table:table-cell office:value-type="float" office:value="0" calcext:value-type="float">
            <text:p>0</text:p>
          </table:table-cell>
          <table:table-cell office:value-type="float" office:value="0.0435486" calcext:value-type="float">
            <text:p>0.0435486</text:p>
          </table:table-cell>
          <table:table-cell office:value-type="float" office:value="-4.911978" calcext:value-type="float">
            <text:p>-4.911978</text:p>
          </table:table-cell>
          <table:table-cell office:value-type="float" office:value="0.0001885461" calcext:value-type="float">
            <text:p>0.0001885461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183418" calcext:value-type="float">
            <text:p>-2.18341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062001" calcext:value-type="float">
            <text:p>26062001</text:p>
          </table:table-cell>
          <table:table-cell office:value-type="float" office:value="394.998" calcext:value-type="float">
            <text:p>394.998</text:p>
          </table:table-cell>
          <table:table-cell office:value-type="float" office:value="189.5385" calcext:value-type="float">
            <text:p>189.5385</text:p>
          </table:table-cell>
          <table:table-cell office:value-type="float" office:value="18.60019" calcext:value-type="float">
            <text:p>18.60019</text:p>
          </table:table-cell>
          <table:table-cell office:value-type="float" office:value="1109.068" calcext:value-type="float">
            <text:p>1109.068</text:p>
          </table:table-cell>
          <table:table-cell office:value-type="float" office:value="57.86171" calcext:value-type="float">
            <text:p>57.86171</text:p>
          </table:table-cell>
          <table:table-cell office:value-type="float" office:value="0" calcext:value-type="float">
            <text:p>0</text:p>
          </table:table-cell>
          <table:table-cell office:value-type="float" office:value="0.3954575" calcext:value-type="float">
            <text:p>0.3954575</text:p>
          </table:table-cell>
          <table:table-cell office:value-type="float" office:value="0.3988102" calcext:value-type="float">
            <text:p>0.3988102</text:p>
          </table:table-cell>
          <table:table-cell office:value-type="float" office:value="0.3965134" calcext:value-type="float">
            <text:p>0.3965134</text:p>
          </table:table-cell>
          <table:table-cell office:value-type="float" office:value="0.3600088" calcext:value-type="float">
            <text:p>0.3600088</text:p>
          </table:table-cell>
          <table:table-cell office:value-type="float" office:value="0.3389501" calcext:value-type="float">
            <text:p>0.3389501</text:p>
          </table:table-cell>
          <table:table-cell office:value-type="float" office:value="0.286915" calcext:value-type="float">
            <text:p>0.286915</text:p>
          </table:table-cell>
          <table:table-cell office:value-type="float" office:value="0.3128558" calcext:value-type="float">
            <text:p>0.3128558</text:p>
          </table:table-cell>
          <table:table-cell office:value-type="float" office:value="0.370826" calcext:value-type="float">
            <text:p>0.370826</text:p>
          </table:table-cell>
          <table:table-cell office:value-type="float" office:value="0.3654524" calcext:value-type="float">
            <text:p>0.3654524</text:p>
          </table:table-cell>
          <table:table-cell office:value-type="float" office:value="0.3766903" calcext:value-type="float">
            <text:p>0.3766903</text:p>
          </table:table-cell>
          <table:table-cell office:value-type="float" office:value="0.3937972" calcext:value-type="float">
            <text:p>0.3937972</text:p>
          </table:table-cell>
          <table:table-cell office:value-type="float" office:value="0.404486" calcext:value-type="float">
            <text:p>0.40448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448726E-016" calcext:value-type="float">
            <text:p>7.448726E-16</text:p>
          </table:table-cell>
          <table:table-cell office:value-type="float" office:value="7.213852E-016" calcext:value-type="float">
            <text:p>7.213852E-16</text:p>
          </table:table-cell>
          <table:table-cell office:value-type="float" office:value="2.468559E-016" calcext:value-type="float">
            <text:p>2.468559E-16</text:p>
          </table:table-cell>
          <table:table-cell office:value-type="float" office:value="2.167108E-023" calcext:value-type="float">
            <text:p>2.167108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6426911" calcext:value-type="float">
            <text:p>-0.006426911</text:p>
          </table:table-cell>
          <table:table-cell office:value-type="float" office:value="-0.00609339" calcext:value-type="float">
            <text:p>-0.00609339</text:p>
          </table:table-cell>
          <table:table-cell office:value-type="float" office:value="-0.006319866" calcext:value-type="float">
            <text:p>-0.006319866</text:p>
          </table:table-cell>
          <table:table-cell office:value-type="float" office:value="-0.01184898" calcext:value-type="float">
            <text:p>-0.01184898</text:p>
          </table:table-cell>
          <table:table-cell office:value-type="float" office:value="-0.01731003" calcext:value-type="float">
            <text:p>-0.01731003</text:p>
          </table:table-cell>
          <table:table-cell office:value-type="float" office:value="-0.0195605" calcext:value-type="float">
            <text:p>-0.0195605</text:p>
          </table:table-cell>
          <table:table-cell office:value-type="float" office:value="-0.008740595" calcext:value-type="float">
            <text:p>-0.008740595</text:p>
          </table:table-cell>
          <table:table-cell office:value-type="float" office:value="-0.01454613" calcext:value-type="float">
            <text:p>-0.01454613</text:p>
          </table:table-cell>
          <table:table-cell office:value-type="float" office:value="-0.0132874" calcext:value-type="float">
            <text:p>-0.0132874</text:p>
          </table:table-cell>
          <table:table-cell office:value-type="float" office:value="-0.01034405" calcext:value-type="float">
            <text:p>-0.01034405</text:p>
          </table:table-cell>
          <table:table-cell office:value-type="float" office:value="0" calcext:value-type="float">
            <text:p>0</text:p>
          </table:table-cell>
          <table:table-cell office:value-type="float" office:value="0.0435486" calcext:value-type="float">
            <text:p>0.0435486</text:p>
          </table:table-cell>
          <table:table-cell office:value-type="float" office:value="-0.006550328" calcext:value-type="float">
            <text:p>-0.006550328</text:p>
          </table:table-cell>
          <table:table-cell office:value-type="float" office:value="0.0001695305" calcext:value-type="float">
            <text:p>0.0001695305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203588" calcext:value-type="float">
            <text:p>-2.20358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7062001" calcext:value-type="float">
            <text:p>27062001</text:p>
          </table:table-cell>
          <table:table-cell office:value-type="float" office:value="394.998" calcext:value-type="float">
            <text:p>394.998</text:p>
          </table:table-cell>
          <table:table-cell office:value-type="float" office:value="196.056" calcext:value-type="float">
            <text:p>196.056</text:p>
          </table:table-cell>
          <table:table-cell office:value-type="float" office:value="18.60019" calcext:value-type="float">
            <text:p>18.60019</text:p>
          </table:table-cell>
          <table:table-cell office:value-type="float" office:value="1102.526" calcext:value-type="float">
            <text:p>1102.526</text:p>
          </table:table-cell>
          <table:table-cell office:value-type="float" office:value="57.8869" calcext:value-type="float">
            <text:p>57.8869</text:p>
          </table:table-cell>
          <table:table-cell office:value-type="float" office:value="0" calcext:value-type="float">
            <text:p>0</text:p>
          </table:table-cell>
          <table:table-cell office:value-type="float" office:value="0.115573" calcext:value-type="float">
            <text:p>0.115573</text:p>
          </table:table-cell>
          <table:table-cell office:value-type="float" office:value="0.3454294" calcext:value-type="float">
            <text:p>0.3454294</text:p>
          </table:table-cell>
          <table:table-cell office:value-type="float" office:value="0.3491756" calcext:value-type="float">
            <text:p>0.3491756</text:p>
          </table:table-cell>
          <table:table-cell office:value-type="float" office:value="0.3524756" calcext:value-type="float">
            <text:p>0.3524756</text:p>
          </table:table-cell>
          <table:table-cell office:value-type="float" office:value="0.3531792" calcext:value-type="float">
            <text:p>0.3531792</text:p>
          </table:table-cell>
          <table:table-cell office:value-type="float" office:value="0.3001556" calcext:value-type="float">
            <text:p>0.3001556</text:p>
          </table:table-cell>
          <table:table-cell office:value-type="float" office:value="0.2978655" calcext:value-type="float">
            <text:p>0.2978655</text:p>
          </table:table-cell>
          <table:table-cell office:value-type="float" office:value="0.3721512" calcext:value-type="float">
            <text:p>0.3721512</text:p>
          </table:table-cell>
          <table:table-cell office:value-type="float" office:value="0.3657951" calcext:value-type="float">
            <text:p>0.3657951</text:p>
          </table:table-cell>
          <table:table-cell office:value-type="float" office:value="0.3766186" calcext:value-type="float">
            <text:p>0.3766186</text:p>
          </table:table-cell>
          <table:table-cell office:value-type="float" office:value="0.3936445" calcext:value-type="float">
            <text:p>0.3936445</text:p>
          </table:table-cell>
          <table:table-cell office:value-type="float" office:value="0.4043854" calcext:value-type="float">
            <text:p>0.4043854</text:p>
          </table:table-cell>
          <table:table-cell office:value-type="float" office:value="0.4623754" calcext:value-type="float">
            <text:p>0.4623754</text:p>
          </table:table-cell>
          <table:table-cell office:value-type="float" office:value="0" calcext:value-type="float">
            <text:p>0</text:p>
          </table:table-cell>
          <table:table-cell office:value-type="float" office:value="7.451492E-016" calcext:value-type="float">
            <text:p>7.451492E-16</text:p>
          </table:table-cell>
          <table:table-cell office:value-type="float" office:value="7.21332E-016" calcext:value-type="float">
            <text:p>7.21332E-16</text:p>
          </table:table-cell>
          <table:table-cell office:value-type="float" office:value="2.468419E-016" calcext:value-type="float">
            <text:p>2.468419E-16</text:p>
          </table:table-cell>
          <table:table-cell office:value-type="float" office:value="2.167027E-023" calcext:value-type="float">
            <text:p>2.167027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57.52822" calcext:value-type="float">
            <text:p>-57.52822</text:p>
          </table:table-cell>
          <table:table-cell office:value-type="float" office:value="-0.01502834" calcext:value-type="float">
            <text:p>-0.01502834</text:p>
          </table:table-cell>
          <table:table-cell office:value-type="float" office:value="-0.01404514" calcext:value-type="float">
            <text:p>-0.01404514</text:p>
          </table:table-cell>
          <table:table-cell office:value-type="float" office:value="-0.01324778" calcext:value-type="float">
            <text:p>-0.01324778</text:p>
          </table:table-cell>
          <table:table-cell office:value-type="float" office:value="-0.01308254" calcext:value-type="float">
            <text:p>-0.01308254</text:p>
          </table:table-cell>
          <table:table-cell office:value-type="float" office:value="-0.01391745" calcext:value-type="float">
            <text:p>-0.01391745</text:p>
          </table:table-cell>
          <table:table-cell office:value-type="float" office:value="-0.01331383" calcext:value-type="float">
            <text:p>-0.01331383</text:p>
          </table:table-cell>
          <table:table-cell office:value-type="float" office:value="-0.01343283" calcext:value-type="float">
            <text:p>-0.01343283</text:p>
          </table:table-cell>
          <table:table-cell office:value-type="float" office:value="-0.01308276" calcext:value-type="float">
            <text:p>-0.01308276</text:p>
          </table:table-cell>
          <table:table-cell office:value-type="float" office:value="-0.01037791" calcext:value-type="float">
            <text:p>-0.01037791</text:p>
          </table:table-cell>
          <table:table-cell office:value-type="float" office:value="0" calcext:value-type="float">
            <text:p>0</text:p>
          </table:table-cell>
          <table:table-cell office:value-type="float" office:value="0.0435486" calcext:value-type="float">
            <text:p>0.0435486</text:p>
          </table:table-cell>
          <table:table-cell office:value-type="float" office:value="-3.448678" calcext:value-type="float">
            <text:p>-3.448678</text:p>
          </table:table-cell>
          <table:table-cell office:value-type="float" office:value="0.0001543602" calcext:value-type="float">
            <text:p>0.0001543602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200926" calcext:value-type="float">
            <text:p>-2.20092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8062001" calcext:value-type="float">
            <text:p>28062001</text:p>
          </table:table-cell>
          <table:table-cell office:value-type="float" office:value="394.998" calcext:value-type="float">
            <text:p>394.998</text:p>
          </table:table-cell>
          <table:table-cell office:value-type="float" office:value="199.6638" calcext:value-type="float">
            <text:p>199.6638</text:p>
          </table:table-cell>
          <table:table-cell office:value-type="float" office:value="18.60019" calcext:value-type="float">
            <text:p>18.60019</text:p>
          </table:table-cell>
          <table:table-cell office:value-type="float" office:value="1098.885" calcext:value-type="float">
            <text:p>1098.885</text:p>
          </table:table-cell>
          <table:table-cell office:value-type="float" office:value="57.9203" calcext:value-type="float">
            <text:p>57.9203</text:p>
          </table:table-cell>
          <table:table-cell office:value-type="float" office:value="0" calcext:value-type="float">
            <text:p>0</text:p>
          </table:table-cell>
          <table:table-cell office:value-type="float" office:value="0.1118211" calcext:value-type="float">
            <text:p>0.1118211</text:p>
          </table:table-cell>
          <table:table-cell office:value-type="float" office:value="0.319449" calcext:value-type="float">
            <text:p>0.319449</text:p>
          </table:table-cell>
          <table:table-cell office:value-type="float" office:value="0.3282354" calcext:value-type="float">
            <text:p>0.3282354</text:p>
          </table:table-cell>
          <table:table-cell office:value-type="float" office:value="0.3352796" calcext:value-type="float">
            <text:p>0.3352796</text:p>
          </table:table-cell>
          <table:table-cell office:value-type="float" office:value="0.3391509" calcext:value-type="float">
            <text:p>0.3391509</text:p>
          </table:table-cell>
          <table:table-cell office:value-type="float" office:value="0.2976451" calcext:value-type="float">
            <text:p>0.2976451</text:p>
          </table:table-cell>
          <table:table-cell office:value-type="float" office:value="0.2959083" calcext:value-type="float">
            <text:p>0.2959083</text:p>
          </table:table-cell>
          <table:table-cell office:value-type="float" office:value="0.3720561" calcext:value-type="float">
            <text:p>0.3720561</text:p>
          </table:table-cell>
          <table:table-cell office:value-type="float" office:value="0.3661092" calcext:value-type="float">
            <text:p>0.3661092</text:p>
          </table:table-cell>
          <table:table-cell office:value-type="float" office:value="0.3765768" calcext:value-type="float">
            <text:p>0.3765768</text:p>
          </table:table-cell>
          <table:table-cell office:value-type="float" office:value="0.3935127" calcext:value-type="float">
            <text:p>0.3935127</text:p>
          </table:table-cell>
          <table:table-cell office:value-type="float" office:value="0.4043168" calcext:value-type="float">
            <text:p>0.404316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454589E-016" calcext:value-type="float">
            <text:p>7.454589E-16</text:p>
          </table:table-cell>
          <table:table-cell office:value-type="float" office:value="7.212735E-016" calcext:value-type="float">
            <text:p>7.212735E-16</text:p>
          </table:table-cell>
          <table:table-cell office:value-type="float" office:value="2.468264E-016" calcext:value-type="float">
            <text:p>2.468264E-16</text:p>
          </table:table-cell>
          <table:table-cell office:value-type="float" office:value="2.166942E-023" calcext:value-type="float">
            <text:p>2.166942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74.67025" calcext:value-type="float">
            <text:p>-74.67025</text:p>
          </table:table-cell>
          <table:table-cell office:value-type="float" office:value="-0.02436196" calcext:value-type="float">
            <text:p>-0.02436196</text:p>
          </table:table-cell>
          <table:table-cell office:value-type="float" office:value="-0.02054097" calcext:value-type="float">
            <text:p>-0.02054097</text:p>
          </table:table-cell>
          <table:table-cell office:value-type="float" office:value="-0.01803249" calcext:value-type="float">
            <text:p>-0.01803249</text:p>
          </table:table-cell>
          <table:table-cell office:value-type="float" office:value="-0.01680949" calcext:value-type="float">
            <text:p>-0.01680949</text:p>
          </table:table-cell>
          <table:table-cell office:value-type="float" office:value="-0.01478763" calcext:value-type="float">
            <text:p>-0.01478763</text:p>
          </table:table-cell>
          <table:table-cell office:value-type="float" office:value="-0.01407321" calcext:value-type="float">
            <text:p>-0.01407321</text:p>
          </table:table-cell>
          <table:table-cell office:value-type="float" office:value="-0.01350496" calcext:value-type="float">
            <text:p>-0.01350496</text:p>
          </table:table-cell>
          <table:table-cell office:value-type="float" office:value="-0.01289677" calcext:value-type="float">
            <text:p>-0.01289677</text:p>
          </table:table-cell>
          <table:table-cell office:value-type="float" office:value="-0.01039779" calcext:value-type="float">
            <text:p>-0.01039779</text:p>
          </table:table-cell>
          <table:table-cell office:value-type="float" office:value="0" calcext:value-type="float">
            <text:p>0</text:p>
          </table:table-cell>
          <table:table-cell office:value-type="float" office:value="0.0435486" calcext:value-type="float">
            <text:p>0.0435486</text:p>
          </table:table-cell>
          <table:table-cell office:value-type="float" office:value="-3.296924" calcext:value-type="float">
            <text:p>-3.296924</text:p>
          </table:table-cell>
          <table:table-cell office:value-type="float" office:value="0.0001430635" calcext:value-type="float">
            <text:p>0.0001430635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198775" calcext:value-type="float">
            <text:p>-2.19877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062001" calcext:value-type="float">
            <text:p>29062001</text:p>
          </table:table-cell>
          <table:table-cell office:value-type="float" office:value="394.998" calcext:value-type="float">
            <text:p>394.998</text:p>
          </table:table-cell>
          <table:table-cell office:value-type="float" office:value="203.3956" calcext:value-type="float">
            <text:p>203.3956</text:p>
          </table:table-cell>
          <table:table-cell office:value-type="float" office:value="18.60019" calcext:value-type="float">
            <text:p>18.60019</text:p>
          </table:table-cell>
          <table:table-cell office:value-type="float" office:value="1095.109" calcext:value-type="float">
            <text:p>1095.109</text:p>
          </table:table-cell>
          <table:table-cell office:value-type="float" office:value="57.96515" calcext:value-type="float">
            <text:p>57.96515</text:p>
          </table:table-cell>
          <table:table-cell office:value-type="float" office:value="0" calcext:value-type="float">
            <text:p>0</text:p>
          </table:table-cell>
          <table:table-cell office:value-type="float" office:value="0.1136352" calcext:value-type="float">
            <text:p>0.1136352</text:p>
          </table:table-cell>
          <table:table-cell office:value-type="float" office:value="0.2935867" calcext:value-type="float">
            <text:p>0.2935867</text:p>
          </table:table-cell>
          <table:table-cell office:value-type="float" office:value="0.309894" calcext:value-type="float">
            <text:p>0.309894</text:p>
          </table:table-cell>
          <table:table-cell office:value-type="float" office:value="0.3204219" calcext:value-type="float">
            <text:p>0.3204219</text:p>
          </table:table-cell>
          <table:table-cell office:value-type="float" office:value="0.326626" calcext:value-type="float">
            <text:p>0.326626</text:p>
          </table:table-cell>
          <table:table-cell office:value-type="float" office:value="0.2919567" calcext:value-type="float">
            <text:p>0.2919567</text:p>
          </table:table-cell>
          <table:table-cell office:value-type="float" office:value="0.2931687" calcext:value-type="float">
            <text:p>0.2931687</text:p>
          </table:table-cell>
          <table:table-cell office:value-type="float" office:value="0.3716168" calcext:value-type="float">
            <text:p>0.3716168</text:p>
          </table:table-cell>
          <table:table-cell office:value-type="float" office:value="0.3663186" calcext:value-type="float">
            <text:p>0.3663186</text:p>
          </table:table-cell>
          <table:table-cell office:value-type="float" office:value="0.3765545" calcext:value-type="float">
            <text:p>0.3765545</text:p>
          </table:table-cell>
          <table:table-cell office:value-type="float" office:value="0.3934031" calcext:value-type="float">
            <text:p>0.3934031</text:p>
          </table:table-cell>
          <table:table-cell office:value-type="float" office:value="0.4042686" calcext:value-type="float">
            <text:p>0.4042686</text:p>
          </table:table-cell>
          <table:table-cell office:value-type="float" office:value="0.4623754" calcext:value-type="float">
            <text:p>0.4623754</text:p>
          </table:table-cell>
          <table:table-cell office:value-type="float" office:value="0" calcext:value-type="float">
            <text:p>0</text:p>
          </table:table-cell>
          <table:table-cell office:value-type="float" office:value="7.45783E-016" calcext:value-type="float">
            <text:p>7.45783E-16</text:p>
          </table:table-cell>
          <table:table-cell office:value-type="float" office:value="7.21213E-016" calcext:value-type="float">
            <text:p>7.21213E-16</text:p>
          </table:table-cell>
          <table:table-cell office:value-type="float" office:value="2.468104E-016" calcext:value-type="float">
            <text:p>2.468104E-16</text:p>
          </table:table-cell>
          <table:table-cell office:value-type="float" office:value="2.166848E-023" calcext:value-type="float">
            <text:p>2.166848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66.95275" calcext:value-type="float">
            <text:p>-66.95275</text:p>
          </table:table-cell>
          <table:table-cell office:value-type="float" office:value="-0.04325499" calcext:value-type="float">
            <text:p>-0.04325499</text:p>
          </table:table-cell>
          <table:table-cell office:value-type="float" office:value="-0.02926105" calcext:value-type="float">
            <text:p>-0.02926105</text:p>
          </table:table-cell>
          <table:table-cell office:value-type="float" office:value="-0.02383904" calcext:value-type="float">
            <text:p>-0.02383904</text:p>
          </table:table-cell>
          <table:table-cell office:value-type="float" office:value="-0.02119749" calcext:value-type="float">
            <text:p>-0.02119749</text:p>
          </table:table-cell>
          <table:table-cell office:value-type="float" office:value="-0.01707147" calcext:value-type="float">
            <text:p>-0.01707147</text:p>
          </table:table-cell>
          <table:table-cell office:value-type="float" office:value="-0.01520978" calcext:value-type="float">
            <text:p>-0.01520978</text:p>
          </table:table-cell>
          <table:table-cell office:value-type="float" office:value="-0.01385188" calcext:value-type="float">
            <text:p>-0.01385188</text:p>
          </table:table-cell>
          <table:table-cell office:value-type="float" office:value="-0.01277398" calcext:value-type="float">
            <text:p>-0.01277398</text:p>
          </table:table-cell>
          <table:table-cell office:value-type="float" office:value="-0.01040844" calcext:value-type="float">
            <text:p>-0.01040844</text:p>
          </table:table-cell>
          <table:table-cell office:value-type="float" office:value="0" calcext:value-type="float">
            <text:p>0</text:p>
          </table:table-cell>
          <table:table-cell office:value-type="float" office:value="0.0435486" calcext:value-type="float">
            <text:p>0.0435486</text:p>
          </table:table-cell>
          <table:table-cell office:value-type="float" office:value="-3.149055" calcext:value-type="float">
            <text:p>-3.149055</text:p>
          </table:table-cell>
          <table:table-cell office:value-type="float" office:value="0.000131402" calcext:value-type="float">
            <text:p>0.000131402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197115" calcext:value-type="float">
            <text:p>-2.19711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0062001" calcext:value-type="float">
            <text:p>30062001</text:p>
          </table:table-cell>
          <table:table-cell office:value-type="float" office:value="415.5978" calcext:value-type="float">
            <text:p>415.5978</text:p>
          </table:table-cell>
          <table:table-cell office:value-type="float" office:value="209.9949" calcext:value-type="float">
            <text:p>209.9949</text:p>
          </table:table-cell>
          <table:table-cell office:value-type="float" office:value="18.60019" calcext:value-type="float">
            <text:p>18.60019</text:p>
          </table:table-cell>
          <table:table-cell office:value-type="float" office:value="1107.865" calcext:value-type="float">
            <text:p>1107.865</text:p>
          </table:table-cell>
          <table:table-cell office:value-type="float" office:value="59.20967" calcext:value-type="float">
            <text:p>59.20967</text:p>
          </table:table-cell>
          <table:table-cell office:value-type="float" office:value="0" calcext:value-type="float">
            <text:p>0</text:p>
          </table:table-cell>
          <table:table-cell office:value-type="float" office:value="0.4042259" calcext:value-type="float">
            <text:p>0.4042259</text:p>
          </table:table-cell>
          <table:table-cell office:value-type="float" office:value="0.4039878" calcext:value-type="float">
            <text:p>0.4039878</text:p>
          </table:table-cell>
          <table:table-cell office:value-type="float" office:value="0.3886907" calcext:value-type="float">
            <text:p>0.3886907</text:p>
          </table:table-cell>
          <table:table-cell office:value-type="float" office:value="0.332318" calcext:value-type="float">
            <text:p>0.332318</text:p>
          </table:table-cell>
          <table:table-cell office:value-type="float" office:value="0.3262666" calcext:value-type="float">
            <text:p>0.3262666</text:p>
          </table:table-cell>
          <table:table-cell office:value-type="float" office:value="0.2921643" calcext:value-type="float">
            <text:p>0.2921643</text:p>
          </table:table-cell>
          <table:table-cell office:value-type="float" office:value="0.3103969" calcext:value-type="float">
            <text:p>0.3103969</text:p>
          </table:table-cell>
          <table:table-cell office:value-type="float" office:value="0.3731022" calcext:value-type="float">
            <text:p>0.3731022</text:p>
          </table:table-cell>
          <table:table-cell office:value-type="float" office:value="0.3664861" calcext:value-type="float">
            <text:p>0.3664861</text:p>
          </table:table-cell>
          <table:table-cell office:value-type="float" office:value="0.3765418" calcext:value-type="float">
            <text:p>0.3765418</text:p>
          </table:table-cell>
          <table:table-cell office:value-type="float" office:value="0.3933118" calcext:value-type="float">
            <text:p>0.3933118</text:p>
          </table:table-cell>
          <table:table-cell office:value-type="float" office:value="0.4041715" calcext:value-type="float">
            <text:p>0.404171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460852E-016" calcext:value-type="float">
            <text:p>7.460852E-16</text:p>
          </table:table-cell>
          <table:table-cell office:value-type="float" office:value="7.211585E-016" calcext:value-type="float">
            <text:p>7.211585E-16</text:p>
          </table:table-cell>
          <table:table-cell office:value-type="float" office:value="2.467951E-016" calcext:value-type="float">
            <text:p>2.467951E-16</text:p>
          </table:table-cell>
          <table:table-cell office:value-type="float" office:value="2.166748E-023" calcext:value-type="float">
            <text:p>2.166748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5495404" calcext:value-type="float">
            <text:p>-0.005495404</text:p>
          </table:table-cell>
          <table:table-cell office:value-type="float" office:value="-0.005538632" calcext:value-type="float">
            <text:p>-0.005538632</text:p>
          </table:table-cell>
          <table:table-cell office:value-type="float" office:value="-0.00733879" calcext:value-type="float">
            <text:p>-0.00733879</text:p>
          </table:table-cell>
          <table:table-cell office:value-type="float" office:value="-0.01950723" calcext:value-type="float">
            <text:p>-0.01950723</text:p>
          </table:table-cell>
          <table:table-cell office:value-type="float" office:value="-0.02154409" calcext:value-type="float">
            <text:p>-0.02154409</text:p>
          </table:table-cell>
          <table:table-cell office:value-type="float" office:value="-0.01702813" calcext:value-type="float">
            <text:p>-0.01702813</text:p>
          </table:table-cell>
          <table:table-cell office:value-type="float" office:value="-0.009349906" calcext:value-type="float">
            <text:p>-0.009349906</text:p>
          </table:table-cell>
          <table:table-cell office:value-type="float" office:value="-0.01273522" calcext:value-type="float">
            <text:p>-0.01273522</text:p>
          </table:table-cell>
          <table:table-cell office:value-type="float" office:value="-0.01267887" calcext:value-type="float">
            <text:p>-0.01267887</text:p>
          </table:table-cell>
          <table:table-cell office:value-type="float" office:value="-0.01041447" calcext:value-type="float">
            <text:p>-0.01041447</text:p>
          </table:table-cell>
          <table:table-cell office:value-type="float" office:value="0" calcext:value-type="float">
            <text:p>0</text:p>
          </table:table-cell>
          <table:table-cell office:value-type="float" office:value="0.0435486" calcext:value-type="float">
            <text:p>0.0435486</text:p>
          </table:table-cell>
          <table:table-cell office:value-type="float" office:value="-0.005539805" calcext:value-type="float">
            <text:p>-0.005539805</text:p>
          </table:table-cell>
          <table:table-cell office:value-type="float" office:value="0.0001118696" calcext:value-type="float">
            <text:p>0.0001118696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212838" calcext:value-type="float">
            <text:p>-2.21283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72001" calcext:value-type="float">
            <text:p>1072001</text:p>
          </table:table-cell>
          <table:table-cell office:value-type="float" office:value="416.0979" calcext:value-type="float">
            <text:p>416.0979</text:p>
          </table:table-cell>
          <table:table-cell office:value-type="float" office:value="214.2014" calcext:value-type="float">
            <text:p>214.2014</text:p>
          </table:table-cell>
          <table:table-cell office:value-type="float" office:value="18.60019" calcext:value-type="float">
            <text:p>18.60019</text:p>
          </table:table-cell>
          <table:table-cell office:value-type="float" office:value="1104.158" calcext:value-type="float">
            <text:p>1104.158</text:p>
          </table:table-cell>
          <table:table-cell office:value-type="float" office:value="59.20988" calcext:value-type="float">
            <text:p>59.20988</text:p>
          </table:table-cell>
          <table:table-cell office:value-type="float" office:value="0" calcext:value-type="float">
            <text:p>0</text:p>
          </table:table-cell>
          <table:table-cell office:value-type="float" office:value="0.2569135" calcext:value-type="float">
            <text:p>0.2569135</text:p>
          </table:table-cell>
          <table:table-cell office:value-type="float" office:value="0.3463759" calcext:value-type="float">
            <text:p>0.3463759</text:p>
          </table:table-cell>
          <table:table-cell office:value-type="float" office:value="0.3498661" calcext:value-type="float">
            <text:p>0.3498661</text:p>
          </table:table-cell>
          <table:table-cell office:value-type="float" office:value="0.351885" calcext:value-type="float">
            <text:p>0.351885</text:p>
          </table:table-cell>
          <table:table-cell office:value-type="float" office:value="0.3522504" calcext:value-type="float">
            <text:p>0.3522504</text:p>
          </table:table-cell>
          <table:table-cell office:value-type="float" office:value="0.2997201" calcext:value-type="float">
            <text:p>0.2997201</text:p>
          </table:table-cell>
          <table:table-cell office:value-type="float" office:value="0.2982973" calcext:value-type="float">
            <text:p>0.2982973</text:p>
          </table:table-cell>
          <table:table-cell office:value-type="float" office:value="0.373558" calcext:value-type="float">
            <text:p>0.373558</text:p>
          </table:table-cell>
          <table:table-cell office:value-type="float" office:value="0.3669399" calcext:value-type="float">
            <text:p>0.3669399</text:p>
          </table:table-cell>
          <table:table-cell office:value-type="float" office:value="0.3765517" calcext:value-type="float">
            <text:p>0.3765517</text:p>
          </table:table-cell>
          <table:table-cell office:value-type="float" office:value="0.3932259" calcext:value-type="float">
            <text:p>0.3932259</text:p>
          </table:table-cell>
          <table:table-cell office:value-type="float" office:value="0.4040438" calcext:value-type="float">
            <text:p>0.404043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463392E-016" calcext:value-type="float">
            <text:p>7.463392E-16</text:p>
          </table:table-cell>
          <table:table-cell office:value-type="float" office:value="7.211105E-016" calcext:value-type="float">
            <text:p>7.211105E-16</text:p>
          </table:table-cell>
          <table:table-cell office:value-type="float" office:value="2.467817E-016" calcext:value-type="float">
            <text:p>2.467817E-16</text:p>
          </table:table-cell>
          <table:table-cell office:value-type="float" office:value="2.166665E-023" calcext:value-type="float">
            <text:p>2.166665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1176843" calcext:value-type="float">
            <text:p>-0.1176843</text:p>
          </table:table-cell>
          <table:table-cell office:value-type="float" office:value="-0.01475692" calcext:value-type="float">
            <text:p>-0.01475692</text:p>
          </table:table-cell>
          <table:table-cell office:value-type="float" office:value="-0.01386919" calcext:value-type="float">
            <text:p>-0.01386919</text:p>
          </table:table-cell>
          <table:table-cell office:value-type="float" office:value="-0.01339379" calcext:value-type="float">
            <text:p>-0.01339379</text:p>
          </table:table-cell>
          <table:table-cell office:value-type="float" office:value="-0.01331353" calcext:value-type="float">
            <text:p>-0.01331353</text:p>
          </table:table-cell>
          <table:table-cell office:value-type="float" office:value="-0.01406728" calcext:value-type="float">
            <text:p>-0.01406728</text:p>
          </table:table-cell>
          <table:table-cell office:value-type="float" office:value="-0.01315482" calcext:value-type="float">
            <text:p>-0.01315482</text:p>
          </table:table-cell>
          <table:table-cell office:value-type="float" office:value="-0.012376" calcext:value-type="float">
            <text:p>-0.012376</text:p>
          </table:table-cell>
          <table:table-cell office:value-type="float" office:value="-0.01242047" calcext:value-type="float">
            <text:p>-0.01242047</text:p>
          </table:table-cell>
          <table:table-cell office:value-type="float" office:value="-0.01041" calcext:value-type="float">
            <text:p>-0.01041</text:p>
          </table:table-cell>
          <table:table-cell office:value-type="float" office:value="0" calcext:value-type="float">
            <text:p>0</text:p>
          </table:table-cell>
          <table:table-cell office:value-type="float" office:value="0.0435486" calcext:value-type="float">
            <text:p>0.0435486</text:p>
          </table:table-cell>
          <table:table-cell office:value-type="float" office:value="-0.1333368" calcext:value-type="float">
            <text:p>-0.1333368</text:p>
          </table:table-cell>
          <table:table-cell office:value-type="float" office:value="0.00009749283" calcext:value-type="float">
            <text:p>9.749283E-05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209656" calcext:value-type="float">
            <text:p>-2.20965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72001" calcext:value-type="float">
            <text:p>2072001</text:p>
          </table:table-cell>
          <table:table-cell office:value-type="float" office:value="416.4979" calcext:value-type="float">
            <text:p>416.4979</text:p>
          </table:table-cell>
          <table:table-cell office:value-type="float" office:value="219.6129" calcext:value-type="float">
            <text:p>219.6129</text:p>
          </table:table-cell>
          <table:table-cell office:value-type="float" office:value="18.60019" calcext:value-type="float">
            <text:p>18.60019</text:p>
          </table:table-cell>
          <table:table-cell office:value-type="float" office:value="1099.139" calcext:value-type="float">
            <text:p>1099.139</text:p>
          </table:table-cell>
          <table:table-cell office:value-type="float" office:value="59.2183" calcext:value-type="float">
            <text:p>59.2183</text:p>
          </table:table-cell>
          <table:table-cell office:value-type="float" office:value="0" calcext:value-type="float">
            <text:p>0</text:p>
          </table:table-cell>
          <table:table-cell office:value-type="float" office:value="0.1120787" calcext:value-type="float">
            <text:p>0.1120787</text:p>
          </table:table-cell>
          <table:table-cell office:value-type="float" office:value="0.319941" calcext:value-type="float">
            <text:p>0.319941</text:p>
          </table:table-cell>
          <table:table-cell office:value-type="float" office:value="0.3285972" calcext:value-type="float">
            <text:p>0.3285972</text:p>
          </table:table-cell>
          <table:table-cell office:value-type="float" office:value="0.3355051" calcext:value-type="float">
            <text:p>0.3355051</text:p>
          </table:table-cell>
          <table:table-cell office:value-type="float" office:value="0.3393073" calcext:value-type="float">
            <text:p>0.3393073</text:p>
          </table:table-cell>
          <table:table-cell office:value-type="float" office:value="0.2979168" calcext:value-type="float">
            <text:p>0.2979168</text:p>
          </table:table-cell>
          <table:table-cell office:value-type="float" office:value="0.2965447" calcext:value-type="float">
            <text:p>0.2965447</text:p>
          </table:table-cell>
          <table:table-cell office:value-type="float" office:value="0.3729387" calcext:value-type="float">
            <text:p>0.3729387</text:p>
          </table:table-cell>
          <table:table-cell office:value-type="float" office:value="0.3672479" calcext:value-type="float">
            <text:p>0.3672479</text:p>
          </table:table-cell>
          <table:table-cell office:value-type="float" office:value="0.3765843" calcext:value-type="float">
            <text:p>0.3765843</text:p>
          </table:table-cell>
          <table:table-cell office:value-type="float" office:value="0.3931519" calcext:value-type="float">
            <text:p>0.3931519</text:p>
          </table:table-cell>
          <table:table-cell office:value-type="float" office:value="0.403968" calcext:value-type="float">
            <text:p>0.40396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465733E-016" calcext:value-type="float">
            <text:p>7.465733E-16</text:p>
          </table:table-cell>
          <table:table-cell office:value-type="float" office:value="7.210679E-016" calcext:value-type="float">
            <text:p>7.210679E-16</text:p>
          </table:table-cell>
          <table:table-cell office:value-type="float" office:value="2.467694E-016" calcext:value-type="float">
            <text:p>2.467694E-16</text:p>
          </table:table-cell>
          <table:table-cell office:value-type="float" office:value="2.166598E-023" calcext:value-type="float">
            <text:p>2.166598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72.04138" calcext:value-type="float">
            <text:p>-72.04138</text:p>
          </table:table-cell>
          <table:table-cell office:value-type="float" office:value="-0.02412282" calcext:value-type="float">
            <text:p>-0.02412282</text:p>
          </table:table-cell>
          <table:table-cell office:value-type="float" office:value="-0.02040036" calcext:value-type="float">
            <text:p>-0.02040036</text:p>
          </table:table-cell>
          <table:table-cell office:value-type="float" office:value="-0.01795698" calcext:value-type="float">
            <text:p>-0.01795698</text:p>
          </table:table-cell>
          <table:table-cell office:value-type="float" office:value="-0.01676256" calcext:value-type="float">
            <text:p>-0.01676256</text:p>
          </table:table-cell>
          <table:table-cell office:value-type="float" office:value="-0.01468793" calcext:value-type="float">
            <text:p>-0.01468793</text:p>
          </table:table-cell>
          <table:table-cell office:value-type="float" office:value="-0.01382259" calcext:value-type="float">
            <text:p>-0.01382259</text:p>
          </table:table-cell>
          <table:table-cell office:value-type="float" office:value="-0.01282843" calcext:value-type="float">
            <text:p>-0.01282843</text:p>
          </table:table-cell>
          <table:table-cell office:value-type="float" office:value="-0.01224729" calcext:value-type="float">
            <text:p>-0.01224729</text:p>
          </table:table-cell>
          <table:table-cell office:value-type="float" office:value="-0.01039464" calcext:value-type="float">
            <text:p>-0.01039464</text:p>
          </table:table-cell>
          <table:table-cell office:value-type="float" office:value="0" calcext:value-type="float">
            <text:p>0</text:p>
          </table:table-cell>
          <table:table-cell office:value-type="float" office:value="0.0435486" calcext:value-type="float">
            <text:p>0.0435486</text:p>
          </table:table-cell>
          <table:table-cell office:value-type="float" office:value="-2.24055" calcext:value-type="float">
            <text:p>-2.24055</text:p>
          </table:table-cell>
          <table:table-cell office:value-type="float" office:value="0.00008685695" calcext:value-type="float">
            <text:p>8.685695E-05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207079" calcext:value-type="float">
            <text:p>-2.20707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072001" calcext:value-type="float">
            <text:p>3072001</text:p>
          </table:table-cell>
          <table:table-cell office:value-type="float" office:value="438.398" calcext:value-type="float">
            <text:p>438.398</text:p>
          </table:table-cell>
          <table:table-cell office:value-type="float" office:value="227.5764" calcext:value-type="float">
            <text:p>227.5764</text:p>
          </table:table-cell>
          <table:table-cell office:value-type="float" office:value="19.12905" calcext:value-type="float">
            <text:p>19.12905</text:p>
          </table:table-cell>
          <table:table-cell office:value-type="float" office:value="1111.515" calcext:value-type="float">
            <text:p>1111.515</text:p>
          </table:table-cell>
          <table:table-cell office:value-type="float" office:value="60.24951" calcext:value-type="float">
            <text:p>60.24951</text:p>
          </table:table-cell>
          <table:table-cell office:value-type="float" office:value="0" calcext:value-type="float">
            <text:p>0</text:p>
          </table:table-cell>
          <table:table-cell office:value-type="float" office:value="0.3649129" calcext:value-type="float">
            <text:p>0.3649129</text:p>
          </table:table-cell>
          <table:table-cell office:value-type="float" office:value="0.3711973" calcext:value-type="float">
            <text:p>0.3711973</text:p>
          </table:table-cell>
          <table:table-cell office:value-type="float" office:value="0.3746989" calcext:value-type="float">
            <text:p>0.3746989</text:p>
          </table:table-cell>
          <table:table-cell office:value-type="float" office:value="0.375915" calcext:value-type="float">
            <text:p>0.375915</text:p>
          </table:table-cell>
          <table:table-cell office:value-type="float" office:value="0.3754418" calcext:value-type="float">
            <text:p>0.3754418</text:p>
          </table:table-cell>
          <table:table-cell office:value-type="float" office:value="0.3115835" calcext:value-type="float">
            <text:p>0.3115835</text:p>
          </table:table-cell>
          <table:table-cell office:value-type="float" office:value="0.3068047" calcext:value-type="float">
            <text:p>0.3068047</text:p>
          </table:table-cell>
          <table:table-cell office:value-type="float" office:value="0.3753096" calcext:value-type="float">
            <text:p>0.3753096</text:p>
          </table:table-cell>
          <table:table-cell office:value-type="float" office:value="0.3676691" calcext:value-type="float">
            <text:p>0.3676691</text:p>
          </table:table-cell>
          <table:table-cell office:value-type="float" office:value="0.3766311" calcext:value-type="float">
            <text:p>0.3766311</text:p>
          </table:table-cell>
          <table:table-cell office:value-type="float" office:value="0.3930885" calcext:value-type="float">
            <text:p>0.3930885</text:p>
          </table:table-cell>
          <table:table-cell office:value-type="float" office:value="0.4038374" calcext:value-type="float">
            <text:p>0.403837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468289E-016" calcext:value-type="float">
            <text:p>7.468289E-16</text:p>
          </table:table-cell>
          <table:table-cell office:value-type="float" office:value="7.210191E-016" calcext:value-type="float">
            <text:p>7.210191E-16</text:p>
          </table:table-cell>
          <table:table-cell office:value-type="float" office:value="2.467558E-016" calcext:value-type="float">
            <text:p>2.467558E-16</text:p>
          </table:table-cell>
          <table:table-cell office:value-type="float" office:value="2.166521E-023" calcext:value-type="float">
            <text:p>2.166521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1071404" calcext:value-type="float">
            <text:p>-0.01071404</text:p>
          </table:table-cell>
          <table:table-cell office:value-type="float" office:value="-0.009618841" calcext:value-type="float">
            <text:p>-0.009618841</text:p>
          </table:table-cell>
          <table:table-cell office:value-type="float" office:value="-0.009082139" calcext:value-type="float">
            <text:p>-0.009082139</text:p>
          </table:table-cell>
          <table:table-cell office:value-type="float" office:value="-0.008916145" calcext:value-type="float">
            <text:p>-0.008916145</text:p>
          </table:table-cell>
          <table:table-cell office:value-type="float" office:value="-0.008993779" calcext:value-type="float">
            <text:p>-0.008993779</text:p>
          </table:table-cell>
          <table:table-cell office:value-type="float" office:value="-0.01054895" calcext:value-type="float">
            <text:p>-0.01054895</text:p>
          </table:table-cell>
          <table:table-cell office:value-type="float" office:value="-0.01039162" calcext:value-type="float">
            <text:p>-0.01039162</text:p>
          </table:table-cell>
          <table:table-cell office:value-type="float" office:value="-0.01119276" calcext:value-type="float">
            <text:p>-0.01119276</text:p>
          </table:table-cell>
          <table:table-cell office:value-type="float" office:value="-0.01201773" calcext:value-type="float">
            <text:p>-0.01201773</text:p>
          </table:table-cell>
          <table:table-cell office:value-type="float" office:value="-0.01037265" calcext:value-type="float">
            <text:p>-0.01037265</text:p>
          </table:table-cell>
          <table:table-cell office:value-type="float" office:value="0" calcext:value-type="float">
            <text:p>0</text:p>
          </table:table-cell>
          <table:table-cell office:value-type="float" office:value="0.0435486" calcext:value-type="float">
            <text:p>0.0435486</text:p>
          </table:table-cell>
          <table:table-cell office:value-type="float" office:value="-0.01098538" calcext:value-type="float">
            <text:p>-0.01098538</text:p>
          </table:table-cell>
          <table:table-cell office:value-type="float" office:value="0.00006161863" calcext:value-type="float">
            <text:p>6.161863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2.216681" calcext:value-type="float">
            <text:p>-2.21668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072001" calcext:value-type="float">
            <text:p>4072001</text:p>
          </table:table-cell>
          <table:table-cell office:value-type="float" office:value="468.3983" calcext:value-type="float">
            <text:p>468.3983</text:p>
          </table:table-cell>
          <table:table-cell office:value-type="float" office:value="235.4553" calcext:value-type="float">
            <text:p>235.4553</text:p>
          </table:table-cell>
          <table:table-cell office:value-type="float" office:value="20.58116" calcext:value-type="float">
            <text:p>20.58116</text:p>
          </table:table-cell>
          <table:table-cell office:value-type="float" office:value="1130.187" calcext:value-type="float">
            <text:p>1130.187</text:p>
          </table:table-cell>
          <table:table-cell office:value-type="float" office:value="62.24655" calcext:value-type="float">
            <text:p>62.24655</text:p>
          </table:table-cell>
          <table:table-cell office:value-type="float" office:value="0" calcext:value-type="float">
            <text:p>0</text:p>
          </table:table-cell>
          <table:table-cell office:value-type="float" office:value="0.4220277" calcext:value-type="float">
            <text:p>0.4220277</text:p>
          </table:table-cell>
          <table:table-cell office:value-type="float" office:value="0.4290127" calcext:value-type="float">
            <text:p>0.4290127</text:p>
          </table:table-cell>
          <table:table-cell office:value-type="float" office:value="0.4364931" calcext:value-type="float">
            <text:p>0.4364931</text:p>
          </table:table-cell>
          <table:table-cell office:value-type="float" office:value="0.4432539" calcext:value-type="float">
            <text:p>0.4432539</text:p>
          </table:table-cell>
          <table:table-cell office:value-type="float" office:value="0.4473439" calcext:value-type="float">
            <text:p>0.4473439</text:p>
          </table:table-cell>
          <table:table-cell office:value-type="float" office:value="0.3557461" calcext:value-type="float">
            <text:p>0.3557461</text:p>
          </table:table-cell>
          <table:table-cell office:value-type="float" office:value="0.3443715" calcext:value-type="float">
            <text:p>0.3443715</text:p>
          </table:table-cell>
          <table:table-cell office:value-type="float" office:value="0.3794" calcext:value-type="float">
            <text:p>0.3794</text:p>
          </table:table-cell>
          <table:table-cell office:value-type="float" office:value="0.368312" calcext:value-type="float">
            <text:p>0.368312</text:p>
          </table:table-cell>
          <table:table-cell office:value-type="float" office:value="0.3767044" calcext:value-type="float">
            <text:p>0.3767044</text:p>
          </table:table-cell>
          <table:table-cell office:value-type="float" office:value="0.393031" calcext:value-type="float">
            <text:p>0.393031</text:p>
          </table:table-cell>
          <table:table-cell office:value-type="float" office:value="0.4036611" calcext:value-type="float">
            <text:p>0.403661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47073E-016" calcext:value-type="float">
            <text:p>7.47073E-16</text:p>
          </table:table-cell>
          <table:table-cell office:value-type="float" office:value="7.209735E-016" calcext:value-type="float">
            <text:p>7.209735E-16</text:p>
          </table:table-cell>
          <table:table-cell office:value-type="float" office:value="2.467428E-016" calcext:value-type="float">
            <text:p>2.467428E-16</text:p>
          </table:table-cell>
          <table:table-cell office:value-type="float" office:value="2.166445E-023" calcext:value-type="float">
            <text:p>2.166445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4356565" calcext:value-type="float">
            <text:p>-0.004356565</text:p>
          </table:table-cell>
          <table:table-cell office:value-type="float" office:value="-0.003928057" calcext:value-type="float">
            <text:p>-0.003928057</text:p>
          </table:table-cell>
          <table:table-cell office:value-type="float" office:value="-0.003533701" calcext:value-type="float">
            <text:p>-0.003533701</text:p>
          </table:table-cell>
          <table:table-cell office:value-type="float" office:value="-0.003213364" calcext:value-type="float">
            <text:p>-0.003213364</text:p>
          </table:table-cell>
          <table:table-cell office:value-type="float" office:value="-0.003036" calcext:value-type="float">
            <text:p>-0.003036</text:p>
          </table:table-cell>
          <table:table-cell office:value-type="float" office:value="-0.003965402" calcext:value-type="float">
            <text:p>-0.003965402</text:p>
          </table:table-cell>
          <table:table-cell office:value-type="float" office:value="-0.003962777" calcext:value-type="float">
            <text:p>-0.003962777</text:p>
          </table:table-cell>
          <table:table-cell office:value-type="float" office:value="-0.008889799" calcext:value-type="float">
            <text:p>-0.008889799</text:p>
          </table:table-cell>
          <table:table-cell office:value-type="float" office:value="-0.01167662" calcext:value-type="float">
            <text:p>-0.01167662</text:p>
          </table:table-cell>
          <table:table-cell office:value-type="float" office:value="-0.01033836" calcext:value-type="float">
            <text:p>-0.01033836</text:p>
          </table:table-cell>
          <table:table-cell office:value-type="float" office:value="0" calcext:value-type="float">
            <text:p>0</text:p>
          </table:table-cell>
          <table:table-cell office:value-type="float" office:value="0.0435486" calcext:value-type="float">
            <text:p>0.0435486</text:p>
          </table:table-cell>
          <table:table-cell office:value-type="float" office:value="-0.004485796" calcext:value-type="float">
            <text:p>-0.004485796</text:p>
          </table:table-cell>
          <table:table-cell office:value-type="float" office:value="0.00003046758" calcext:value-type="float">
            <text:p>3.046758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2.23842" calcext:value-type="float">
            <text:p>-2.2384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072001" calcext:value-type="float">
            <text:p>5072001</text:p>
          </table:table-cell>
          <table:table-cell office:value-type="float" office:value="468.3983" calcext:value-type="float">
            <text:p>468.3983</text:p>
          </table:table-cell>
          <table:table-cell office:value-type="float" office:value="243.4268" calcext:value-type="float">
            <text:p>243.4268</text:p>
          </table:table-cell>
          <table:table-cell office:value-type="float" office:value="20.58116" calcext:value-type="float">
            <text:p>20.58116</text:p>
          </table:table-cell>
          <table:table-cell office:value-type="float" office:value="1122.296" calcext:value-type="float">
            <text:p>1122.296</text:p>
          </table:table-cell>
          <table:table-cell office:value-type="float" office:value="62.16639" calcext:value-type="float">
            <text:p>62.16639</text:p>
          </table:table-cell>
          <table:table-cell office:value-type="float" office:value="0" calcext:value-type="float">
            <text:p>0</text:p>
          </table:table-cell>
          <table:table-cell office:value-type="float" office:value="0.1559702" calcext:value-type="float">
            <text:p>0.1559702</text:p>
          </table:table-cell>
          <table:table-cell office:value-type="float" office:value="0.3903662" calcext:value-type="float">
            <text:p>0.3903662</text:p>
          </table:table-cell>
          <table:table-cell office:value-type="float" office:value="0.3957733" calcext:value-type="float">
            <text:p>0.3957733</text:p>
          </table:table-cell>
          <table:table-cell office:value-type="float" office:value="0.4025804" calcext:value-type="float">
            <text:p>0.4025804</text:p>
          </table:table-cell>
          <table:table-cell office:value-type="float" office:value="0.4080614" calcext:value-type="float">
            <text:p>0.4080614</text:p>
          </table:table-cell>
          <table:table-cell office:value-type="float" office:value="0.347601" calcext:value-type="float">
            <text:p>0.347601</text:p>
          </table:table-cell>
          <table:table-cell office:value-type="float" office:value="0.3416323" calcext:value-type="float">
            <text:p>0.3416323</text:p>
          </table:table-cell>
          <table:table-cell office:value-type="float" office:value="0.3868119" calcext:value-type="float">
            <text:p>0.3868119</text:p>
          </table:table-cell>
          <table:table-cell office:value-type="float" office:value="0.3699847" calcext:value-type="float">
            <text:p>0.3699847</text:p>
          </table:table-cell>
          <table:table-cell office:value-type="float" office:value="0.3768533" calcext:value-type="float">
            <text:p>0.3768533</text:p>
          </table:table-cell>
          <table:table-cell office:value-type="float" office:value="0.3929715" calcext:value-type="float">
            <text:p>0.3929715</text:p>
          </table:table-cell>
          <table:table-cell office:value-type="float" office:value="0.4034686" calcext:value-type="float">
            <text:p>0.403468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473293E-016" calcext:value-type="float">
            <text:p>7.473293E-16</text:p>
          </table:table-cell>
          <table:table-cell office:value-type="float" office:value="7.209241E-016" calcext:value-type="float">
            <text:p>7.209241E-16</text:p>
          </table:table-cell>
          <table:table-cell office:value-type="float" office:value="2.467292E-016" calcext:value-type="float">
            <text:p>2.467292E-16</text:p>
          </table:table-cell>
          <table:table-cell office:value-type="float" office:value="2.166367E-023" calcext:value-type="float">
            <text:p>2.166367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5.502437" calcext:value-type="float">
            <text:p>-5.502437</text:p>
          </table:table-cell>
          <table:table-cell office:value-type="float" office:value="-0.007083633" calcext:value-type="float">
            <text:p>-0.007083633</text:p>
          </table:table-cell>
          <table:table-cell office:value-type="float" office:value="-0.006508042" calcext:value-type="float">
            <text:p>-0.006508042</text:p>
          </table:table-cell>
          <table:table-cell office:value-type="float" office:value="-0.005857084" calcext:value-type="float">
            <text:p>-0.005857084</text:p>
          </table:table-cell>
          <table:table-cell office:value-type="float" office:value="-0.005384318" calcext:value-type="float">
            <text:p>-0.005384318</text:p>
          </table:table-cell>
          <table:table-cell office:value-type="float" office:value="-0.004638351" calcext:value-type="float">
            <text:p>-0.004638351</text:p>
          </table:table-cell>
          <table:table-cell office:value-type="float" office:value="-0.004204626" calcext:value-type="float">
            <text:p>-0.004204626</text:p>
          </table:table-cell>
          <table:table-cell office:value-type="float" office:value="-0.005843806" calcext:value-type="float">
            <text:p>-0.005843806</text:p>
          </table:table-cell>
          <table:table-cell office:value-type="float" office:value="-0.01083667" calcext:value-type="float">
            <text:p>-0.01083667</text:p>
          </table:table-cell>
          <table:table-cell office:value-type="float" office:value="-0.01026949" calcext:value-type="float">
            <text:p>-0.01026949</text:p>
          </table:table-cell>
          <table:table-cell office:value-type="float" office:value="0" calcext:value-type="float">
            <text:p>0</text:p>
          </table:table-cell>
          <table:table-cell office:value-type="float" office:value="0.0435486" calcext:value-type="float">
            <text:p>0.0435486</text:p>
          </table:table-cell>
          <table:table-cell office:value-type="float" office:value="-1.240938" calcext:value-type="float">
            <text:p>-1.240938</text:p>
          </table:table-cell>
          <table:table-cell office:value-type="float" office:value="0.00001592751" calcext:value-type="float">
            <text:p>1.592751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2.232947" calcext:value-type="float">
            <text:p>-2.23294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072001" calcext:value-type="float">
            <text:p>6072001</text:p>
          </table:table-cell>
          <table:table-cell office:value-type="float" office:value="468.3983" calcext:value-type="float">
            <text:p>468.3983</text:p>
          </table:table-cell>
          <table:table-cell office:value-type="float" office:value="249.7436" calcext:value-type="float">
            <text:p>249.7436</text:p>
          </table:table-cell>
          <table:table-cell office:value-type="float" office:value="20.58116" calcext:value-type="float">
            <text:p>20.58116</text:p>
          </table:table-cell>
          <table:table-cell office:value-type="float" office:value="1116.043" calcext:value-type="float">
            <text:p>1116.043</text:p>
          </table:table-cell>
          <table:table-cell office:value-type="float" office:value="62.10293" calcext:value-type="float">
            <text:p>62.10293</text:p>
          </table:table-cell>
          <table:table-cell office:value-type="float" office:value="0" calcext:value-type="float">
            <text:p>0</text:p>
          </table:table-cell>
          <table:table-cell office:value-type="float" office:value="0.1117185" calcext:value-type="float">
            <text:p>0.1117185</text:p>
          </table:table-cell>
          <table:table-cell office:value-type="float" office:value="0.3614215" calcext:value-type="float">
            <text:p>0.3614215</text:p>
          </table:table-cell>
          <table:table-cell office:value-type="float" office:value="0.3674238" calcext:value-type="float">
            <text:p>0.3674238</text:p>
          </table:table-cell>
          <table:table-cell office:value-type="float" office:value="0.375683" calcext:value-type="float">
            <text:p>0.375683</text:p>
          </table:table-cell>
          <table:table-cell office:value-type="float" office:value="0.3820691" calcext:value-type="float">
            <text:p>0.3820691</text:p>
          </table:table-cell>
          <table:table-cell office:value-type="float" office:value="0.3311174" calcext:value-type="float">
            <text:p>0.3311174</text:p>
          </table:table-cell>
          <table:table-cell office:value-type="float" office:value="0.328414" calcext:value-type="float">
            <text:p>0.328414</text:p>
          </table:table-cell>
          <table:table-cell office:value-type="float" office:value="0.3880469" calcext:value-type="float">
            <text:p>0.3880469</text:p>
          </table:table-cell>
          <table:table-cell office:value-type="float" office:value="0.3723886" calcext:value-type="float">
            <text:p>0.3723886</text:p>
          </table:table-cell>
          <table:table-cell office:value-type="float" office:value="0.3771876" calcext:value-type="float">
            <text:p>0.3771876</text:p>
          </table:table-cell>
          <table:table-cell office:value-type="float" office:value="0.3929386" calcext:value-type="float">
            <text:p>0.3929386</text:p>
          </table:table-cell>
          <table:table-cell office:value-type="float" office:value="0.403371" calcext:value-type="float">
            <text:p>0.40337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476033E-016" calcext:value-type="float">
            <text:p>7.476033E-16</text:p>
          </table:table-cell>
          <table:table-cell office:value-type="float" office:value="7.208738E-016" calcext:value-type="float">
            <text:p>7.208738E-16</text:p>
          </table:table-cell>
          <table:table-cell office:value-type="float" office:value="2.467152E-016" calcext:value-type="float">
            <text:p>2.467152E-16</text:p>
          </table:table-cell>
          <table:table-cell office:value-type="float" office:value="2.166285E-023" calcext:value-type="float">
            <text:p>2.166285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75.52767" calcext:value-type="float">
            <text:p>-75.52767</text:p>
          </table:table-cell>
          <table:table-cell office:value-type="float" office:value="-0.01140451" calcext:value-type="float">
            <text:p>-0.01140451</text:p>
          </table:table-cell>
          <table:table-cell office:value-type="float" office:value="-0.01028819" calcext:value-type="float">
            <text:p>-0.01028819</text:p>
          </table:table-cell>
          <table:table-cell office:value-type="float" office:value="-0.008961309" calcext:value-type="float">
            <text:p>-0.008961309</text:p>
          </table:table-cell>
          <table:table-cell office:value-type="float" office:value="-0.008070495" calcext:value-type="float">
            <text:p>-0.008070495</text:p>
          </table:table-cell>
          <table:table-cell office:value-type="float" office:value="-0.006668055" calcext:value-type="float">
            <text:p>-0.006668055</text:p>
          </table:table-cell>
          <table:table-cell office:value-type="float" office:value="-0.005864132" calcext:value-type="float">
            <text:p>-0.005864132</text:p>
          </table:table-cell>
          <table:table-cell office:value-type="float" office:value="-0.005433225" calcext:value-type="float">
            <text:p>-0.005433225</text:p>
          </table:table-cell>
          <table:table-cell office:value-type="float" office:value="-0.009727761" calcext:value-type="float">
            <text:p>-0.009727761</text:p>
          </table:table-cell>
          <table:table-cell office:value-type="float" office:value="-0.01011545" calcext:value-type="float">
            <text:p>-0.01011545</text:p>
          </table:table-cell>
          <table:table-cell office:value-type="float" office:value="0" calcext:value-type="float">
            <text:p>0</text:p>
          </table:table-cell>
          <table:table-cell office:value-type="float" office:value="0.0435486" calcext:value-type="float">
            <text:p>0.0435486</text:p>
          </table:table-cell>
          <table:table-cell office:value-type="float" office:value="-1.165571" calcext:value-type="float">
            <text:p>-1.165571</text:p>
          </table:table-cell>
          <table:table-cell office:value-type="float" office:value="0.000004111178" calcext:value-type="float">
            <text:p>4.111178E-06</text:p>
          </table:table-cell>
          <table:table-cell office:value-type="float" office:value="-9999" calcext:value-type="float">
            <text:p>-9999</text:p>
          </table:table-cell>
          <table:table-cell office:value-type="float" office:value="-2.228517" calcext:value-type="float">
            <text:p>-2.22851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072001" calcext:value-type="float">
            <text:p>7072001</text:p>
          </table:table-cell>
          <table:table-cell office:value-type="float" office:value="468.3983" calcext:value-type="float">
            <text:p>468.3983</text:p>
          </table:table-cell>
          <table:table-cell office:value-type="float" office:value="255.2009" calcext:value-type="float">
            <text:p>255.2009</text:p>
          </table:table-cell>
          <table:table-cell office:value-type="float" office:value="20.58116" calcext:value-type="float">
            <text:p>20.58116</text:p>
          </table:table-cell>
          <table:table-cell office:value-type="float" office:value="1110.636" calcext:value-type="float">
            <text:p>1110.636</text:p>
          </table:table-cell>
          <table:table-cell office:value-type="float" office:value="62.05284" calcext:value-type="float">
            <text:p>62.05284</text:p>
          </table:table-cell>
          <table:table-cell office:value-type="float" office:value="0" calcext:value-type="float">
            <text:p>0</text:p>
          </table:table-cell>
          <table:table-cell office:value-type="float" office:value="0.1173175" calcext:value-type="float">
            <text:p>0.1173175</text:p>
          </table:table-cell>
          <table:table-cell office:value-type="float" office:value="0.3343632" calcext:value-type="float">
            <text:p>0.3343632</text:p>
          </table:table-cell>
          <table:table-cell office:value-type="float" office:value="0.3440241" calcext:value-type="float">
            <text:p>0.3440241</text:p>
          </table:table-cell>
          <table:table-cell office:value-type="float" office:value="0.3547643" calcext:value-type="float">
            <text:p>0.3547643</text:p>
          </table:table-cell>
          <table:table-cell office:value-type="float" office:value="0.3619528" calcext:value-type="float">
            <text:p>0.3619528</text:p>
          </table:table-cell>
          <table:table-cell office:value-type="float" office:value="0.3183374" calcext:value-type="float">
            <text:p>0.3183374</text:p>
          </table:table-cell>
          <table:table-cell office:value-type="float" office:value="0.3188877" calcext:value-type="float">
            <text:p>0.3188877</text:p>
          </table:table-cell>
          <table:table-cell office:value-type="float" office:value="0.3854565" calcext:value-type="float">
            <text:p>0.3854565</text:p>
          </table:table-cell>
          <table:table-cell office:value-type="float" office:value="0.3741829" calcext:value-type="float">
            <text:p>0.3741829</text:p>
          </table:table-cell>
          <table:table-cell office:value-type="float" office:value="0.3776254" calcext:value-type="float">
            <text:p>0.3776254</text:p>
          </table:table-cell>
          <table:table-cell office:value-type="float" office:value="0.3929515" calcext:value-type="float">
            <text:p>0.3929515</text:p>
          </table:table-cell>
          <table:table-cell office:value-type="float" office:value="0.4033364" calcext:value-type="float">
            <text:p>0.4033364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7.479143E-016" calcext:value-type="float">
            <text:p>7.479143E-16</text:p>
          </table:table-cell>
          <table:table-cell office:value-type="float" office:value="7.208119E-016" calcext:value-type="float">
            <text:p>7.208119E-16</text:p>
          </table:table-cell>
          <table:table-cell office:value-type="float" office:value="2.467E-016" calcext:value-type="float">
            <text:p>2.467E-16</text:p>
          </table:table-cell>
          <table:table-cell office:value-type="float" office:value="2.166197E-023" calcext:value-type="float">
            <text:p>2.166197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51.51871" calcext:value-type="float">
            <text:p>-51.51871</text:p>
          </table:table-cell>
          <table:table-cell office:value-type="float" office:value="-0.01842539" calcext:value-type="float">
            <text:p>-0.01842539</text:p>
          </table:table-cell>
          <table:table-cell office:value-type="float" office:value="-0.01541653" calcext:value-type="float">
            <text:p>-0.01541653</text:p>
          </table:table-cell>
          <table:table-cell office:value-type="float" office:value="-0.01274505" calcext:value-type="float">
            <text:p>-0.01274505</text:p>
          </table:table-cell>
          <table:table-cell office:value-type="float" office:value="-0.01125203" calcext:value-type="float">
            <text:p>-0.01125203</text:p>
          </table:table-cell>
          <table:table-cell office:value-type="float" office:value="-0.008949609" calcext:value-type="float">
            <text:p>-0.008949609</text:p>
          </table:table-cell>
          <table:table-cell office:value-type="float" office:value="-0.007510568" calcext:value-type="float">
            <text:p>-0.007510568</text:p>
          </table:table-cell>
          <table:table-cell office:value-type="float" office:value="-0.006271312" calcext:value-type="float">
            <text:p>-0.006271312</text:p>
          </table:table-cell>
          <table:table-cell office:value-type="float" office:value="-0.008978491" calcext:value-type="float">
            <text:p>-0.008978491</text:p>
          </table:table-cell>
          <table:table-cell office:value-type="float" office:value="-0.009917434" calcext:value-type="float">
            <text:p>-0.009917434</text:p>
          </table:table-cell>
          <table:table-cell office:value-type="float" office:value="0" calcext:value-type="float">
            <text:p>0</text:p>
          </table:table-cell>
          <table:table-cell office:value-type="float" office:value="0.0435486" calcext:value-type="float">
            <text:p>0.0435486</text:p>
          </table:table-cell>
          <table:table-cell office:value-type="float" office:value="-1.084687" calcext:value-type="float">
            <text:p>-1.084687</text:p>
          </table:table-cell>
          <table:table-cell office:value-type="float" office:value="-0.000008966774" calcext:value-type="float">
            <text:p>-8.966774E-06</text:p>
          </table:table-cell>
          <table:table-cell office:value-type="float" office:value="-9999" calcext:value-type="float">
            <text:p>-9999</text:p>
          </table:table-cell>
          <table:table-cell office:value-type="float" office:value="-2.224823" calcext:value-type="float">
            <text:p>-2.22482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072001" calcext:value-type="float">
            <text:p>8072001</text:p>
          </table:table-cell>
          <table:table-cell office:value-type="float" office:value="498.5982" calcext:value-type="float">
            <text:p>498.5982</text:p>
          </table:table-cell>
          <table:table-cell office:value-type="float" office:value="260.509" calcext:value-type="float">
            <text:p>260.509</text:p>
          </table:table-cell>
          <table:table-cell office:value-type="float" office:value="20.58116" calcext:value-type="float">
            <text:p>20.58116</text:p>
          </table:table-cell>
          <table:table-cell office:value-type="float" office:value="1134.012" calcext:value-type="float">
            <text:p>1134.012</text:p>
          </table:table-cell>
          <table:table-cell office:value-type="float" office:value="63.56906" calcext:value-type="float">
            <text:p>63.56906</text:p>
          </table:table-cell>
          <table:table-cell office:value-type="float" office:value="0" calcext:value-type="float">
            <text:p>0</text:p>
          </table:table-cell>
          <table:table-cell office:value-type="float" office:value="0.4224747" calcext:value-type="float">
            <text:p>0.4224747</text:p>
          </table:table-cell>
          <table:table-cell office:value-type="float" office:value="0.4293784" calcext:value-type="float">
            <text:p>0.4293784</text:p>
          </table:table-cell>
          <table:table-cell office:value-type="float" office:value="0.4366442" calcext:value-type="float">
            <text:p>0.4366442</text:p>
          </table:table-cell>
          <table:table-cell office:value-type="float" office:value="0.4432763" calcext:value-type="float">
            <text:p>0.4432763</text:p>
          </table:table-cell>
          <table:table-cell office:value-type="float" office:value="0.4472422" calcext:value-type="float">
            <text:p>0.4472422</text:p>
          </table:table-cell>
          <table:table-cell office:value-type="float" office:value="0.3506942" calcext:value-type="float">
            <text:p>0.3506942</text:p>
          </table:table-cell>
          <table:table-cell office:value-type="float" office:value="0.3382277" calcext:value-type="float">
            <text:p>0.3382277</text:p>
          </table:table-cell>
          <table:table-cell office:value-type="float" office:value="0.3865682" calcext:value-type="float">
            <text:p>0.3865682</text:p>
          </table:table-cell>
          <table:table-cell office:value-type="float" office:value="0.375398" calcext:value-type="float">
            <text:p>0.375398</text:p>
          </table:table-cell>
          <table:table-cell office:value-type="float" office:value="0.3782918" calcext:value-type="float">
            <text:p>0.3782918</text:p>
          </table:table-cell>
          <table:table-cell office:value-type="float" office:value="0.3931319" calcext:value-type="float">
            <text:p>0.3931319</text:p>
          </table:table-cell>
          <table:table-cell office:value-type="float" office:value="0.4032695" calcext:value-type="float">
            <text:p>0.4032695</text:p>
          </table:table-cell>
          <table:table-cell office:value-type="float" office:value="0.4623753" calcext:value-type="float">
            <text:p>0.4623753</text:p>
          </table:table-cell>
          <table:table-cell office:value-type="float" office:value="0" calcext:value-type="float">
            <text:p>0</text:p>
          </table:table-cell>
          <table:table-cell office:value-type="float" office:value="7.48193E-016" calcext:value-type="float">
            <text:p>7.48193E-16</text:p>
          </table:table-cell>
          <table:table-cell office:value-type="float" office:value="7.207574E-016" calcext:value-type="float">
            <text:p>7.207574E-16</text:p>
          </table:table-cell>
          <table:table-cell office:value-type="float" office:value="2.466857E-016" calcext:value-type="float">
            <text:p>2.466857E-16</text:p>
          </table:table-cell>
          <table:table-cell office:value-type="float" office:value="2.166114E-023" calcext:value-type="float">
            <text:p>2.166114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4326871" calcext:value-type="float">
            <text:p>-0.004326871</text:p>
          </table:table-cell>
          <table:table-cell office:value-type="float" office:value="-0.003909198" calcext:value-type="float">
            <text:p>-0.003909198</text:p>
          </table:table-cell>
          <table:table-cell office:value-type="float" office:value="-0.003527941" calcext:value-type="float">
            <text:p>-0.003527941</text:p>
          </table:table-cell>
          <table:table-cell office:value-type="float" office:value="-0.003212421" calcext:value-type="float">
            <text:p>-0.003212421</text:p>
          </table:table-cell>
          <table:table-cell office:value-type="float" office:value="-0.003038423" calcext:value-type="float">
            <text:p>-0.003038423</text:p>
          </table:table-cell>
          <table:table-cell office:value-type="float" office:value="-0.004419418" calcext:value-type="float">
            <text:p>-0.004419418</text:p>
          </table:table-cell>
          <table:table-cell office:value-type="float" office:value="-0.00460342" calcext:value-type="float">
            <text:p>-0.00460342</text:p>
          </table:table-cell>
          <table:table-cell office:value-type="float" office:value="-0.00592072" calcext:value-type="float">
            <text:p>-0.00592072</text:p>
          </table:table-cell>
          <table:table-cell office:value-type="float" office:value="-0.008506872" calcext:value-type="float">
            <text:p>-0.008506872</text:p>
          </table:table-cell>
          <table:table-cell office:value-type="float" office:value="-0.009623213" calcext:value-type="float">
            <text:p>-0.009623213</text:p>
          </table:table-cell>
          <table:table-cell office:value-type="float" office:value="0" calcext:value-type="float">
            <text:p>0</text:p>
          </table:table-cell>
          <table:table-cell office:value-type="float" office:value="0.0435486" calcext:value-type="float">
            <text:p>0.0435486</text:p>
          </table:table-cell>
          <table:table-cell office:value-type="float" office:value="-0.004444461" calcext:value-type="float">
            <text:p>-0.004444461</text:p>
          </table:table-cell>
          <table:table-cell office:value-type="float" office:value="-0.00002969784" calcext:value-type="float">
            <text:p>-2.969784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2.240137" calcext:value-type="float">
            <text:p>-2.24013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072001" calcext:value-type="float">
            <text:p>9072001</text:p>
          </table:table-cell>
          <table:table-cell office:value-type="float" office:value="498.5982" calcext:value-type="float">
            <text:p>498.5982</text:p>
          </table:table-cell>
          <table:table-cell office:value-type="float" office:value="267.3271" calcext:value-type="float">
            <text:p>267.3271</text:p>
          </table:table-cell>
          <table:table-cell office:value-type="float" office:value="20.58116" calcext:value-type="float">
            <text:p>20.58116</text:p>
          </table:table-cell>
          <table:table-cell office:value-type="float" office:value="1127.281" calcext:value-type="float">
            <text:p>1127.281</text:p>
          </table:table-cell>
          <table:table-cell office:value-type="float" office:value="63.48217" calcext:value-type="float">
            <text:p>63.48217</text:p>
          </table:table-cell>
          <table:table-cell office:value-type="float" office:value="0" calcext:value-type="float">
            <text:p>0</text:p>
          </table:table-cell>
          <table:table-cell office:value-type="float" office:value="0.2085672" calcext:value-type="float">
            <text:p>0.2085672</text:p>
          </table:table-cell>
          <table:table-cell office:value-type="float" office:value="0.3918226" calcext:value-type="float">
            <text:p>0.3918226</text:p>
          </table:table-cell>
          <table:table-cell office:value-type="float" office:value="0.3967794" calcext:value-type="float">
            <text:p>0.3967794</text:p>
          </table:table-cell>
          <table:table-cell office:value-type="float" office:value="0.4029263" calcext:value-type="float">
            <text:p>0.4029263</text:p>
          </table:table-cell>
          <table:table-cell office:value-type="float" office:value="0.4079557" calcext:value-type="float">
            <text:p>0.4079557</text:p>
          </table:table-cell>
          <table:table-cell office:value-type="float" office:value="0.3467146" calcext:value-type="float">
            <text:p>0.3467146</text:p>
          </table:table-cell>
          <table:table-cell office:value-type="float" office:value="0.3405211" calcext:value-type="float">
            <text:p>0.3405211</text:p>
          </table:table-cell>
          <table:table-cell office:value-type="float" office:value="0.3914152" calcext:value-type="float">
            <text:p>0.3914152</text:p>
          </table:table-cell>
          <table:table-cell office:value-type="float" office:value="0.3771937" calcext:value-type="float">
            <text:p>0.3771937</text:p>
          </table:table-cell>
          <table:table-cell office:value-type="float" office:value="0.3789773" calcext:value-type="float">
            <text:p>0.3789773</text:p>
          </table:table-cell>
          <table:table-cell office:value-type="float" office:value="0.3933625" calcext:value-type="float">
            <text:p>0.3933625</text:p>
          </table:table-cell>
          <table:table-cell office:value-type="float" office:value="0.4032106" calcext:value-type="float">
            <text:p>0.403210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484668E-016" calcext:value-type="float">
            <text:p>7.484668E-16</text:p>
          </table:table-cell>
          <table:table-cell office:value-type="float" office:value="7.207042E-016" calcext:value-type="float">
            <text:p>7.207042E-16</text:p>
          </table:table-cell>
          <table:table-cell office:value-type="float" office:value="2.466714E-016" calcext:value-type="float">
            <text:p>2.466714E-16</text:p>
          </table:table-cell>
          <table:table-cell office:value-type="float" office:value="2.166037E-023" calcext:value-type="float">
            <text:p>2.166037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5809336" calcext:value-type="float">
            <text:p>-0.5809336</text:p>
          </table:table-cell>
          <table:table-cell office:value-type="float" office:value="-0.006920201" calcext:value-type="float">
            <text:p>-0.006920201</text:p>
          </table:table-cell>
          <table:table-cell office:value-type="float" office:value="-0.006407548" calcext:value-type="float">
            <text:p>-0.006407548</text:p>
          </table:table-cell>
          <table:table-cell office:value-type="float" office:value="-0.00582661" calcext:value-type="float">
            <text:p>-0.00582661</text:p>
          </table:table-cell>
          <table:table-cell office:value-type="float" office:value="-0.005393654" calcext:value-type="float">
            <text:p>-0.005393654</text:p>
          </table:table-cell>
          <table:table-cell office:value-type="float" office:value="-0.004732199" calcext:value-type="float">
            <text:p>-0.004732199</text:p>
          </table:table-cell>
          <table:table-cell office:value-type="float" office:value="-0.004327273" calcext:value-type="float">
            <text:p>-0.004327273</text:p>
          </table:table-cell>
          <table:table-cell office:value-type="float" office:value="-0.004517572" calcext:value-type="float">
            <text:p>-0.004517572</text:p>
          </table:table-cell>
          <table:table-cell office:value-type="float" office:value="-0.007859917" calcext:value-type="float">
            <text:p>-0.007859917</text:p>
          </table:table-cell>
          <table:table-cell office:value-type="float" office:value="-0.009329807" calcext:value-type="float">
            <text:p>-0.009329807</text:p>
          </table:table-cell>
          <table:table-cell office:value-type="float" office:value="0" calcext:value-type="float">
            <text:p>0</text:p>
          </table:table-cell>
          <table:table-cell office:value-type="float" office:value="0.0435486" calcext:value-type="float">
            <text:p>0.0435486</text:p>
          </table:table-cell>
          <table:table-cell office:value-type="float" office:value="-0.7644587" calcext:value-type="float">
            <text:p>-0.7644587</text:p>
          </table:table-cell>
          <table:table-cell office:value-type="float" office:value="-0.00004485776" calcext:value-type="float">
            <text:p>-4.485776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2.235044" calcext:value-type="float">
            <text:p>-2.23504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72001" calcext:value-type="float">
            <text:p>10072001</text:p>
          </table:table-cell>
          <table:table-cell office:value-type="float" office:value="498.5982" calcext:value-type="float">
            <text:p>498.5982</text:p>
          </table:table-cell>
          <table:table-cell office:value-type="float" office:value="271.7023" calcext:value-type="float">
            <text:p>271.7023</text:p>
          </table:table-cell>
          <table:table-cell office:value-type="float" office:value="20.58116" calcext:value-type="float">
            <text:p>20.58116</text:p>
          </table:table-cell>
          <table:table-cell office:value-type="float" office:value="1122.977" calcext:value-type="float">
            <text:p>1122.977</text:p>
          </table:table-cell>
          <table:table-cell office:value-type="float" office:value="63.41138" calcext:value-type="float">
            <text:p>63.41138</text:p>
          </table:table-cell>
          <table:table-cell office:value-type="float" office:value="0" calcext:value-type="float">
            <text:p>0</text:p>
          </table:table-cell>
          <table:table-cell office:value-type="float" office:value="0.1298786" calcext:value-type="float">
            <text:p>0.1298786</text:p>
          </table:table-cell>
          <table:table-cell office:value-type="float" office:value="0.3749864" calcext:value-type="float">
            <text:p>0.3749864</text:p>
          </table:table-cell>
          <table:table-cell office:value-type="float" office:value="0.3795884" calcext:value-type="float">
            <text:p>0.3795884</text:p>
          </table:table-cell>
          <table:table-cell office:value-type="float" office:value="0.3854998" calcext:value-type="float">
            <text:p>0.3854998</text:p>
          </table:table-cell>
          <table:table-cell office:value-type="float" office:value="0.3903342" calcext:value-type="float">
            <text:p>0.3903342</text:p>
          </table:table-cell>
          <table:table-cell office:value-type="float" office:value="0.3350292" calcext:value-type="float">
            <text:p>0.3350292</text:p>
          </table:table-cell>
          <table:table-cell office:value-type="float" office:value="0.3314144" calcext:value-type="float">
            <text:p>0.3314144</text:p>
          </table:table-cell>
          <table:table-cell office:value-type="float" office:value="0.3906635" calcext:value-type="float">
            <text:p>0.3906635</text:p>
          </table:table-cell>
          <table:table-cell office:value-type="float" office:value="0.3794491" calcext:value-type="float">
            <text:p>0.3794491</text:p>
          </table:table-cell>
          <table:table-cell office:value-type="float" office:value="0.3797828" calcext:value-type="float">
            <text:p>0.3797828</text:p>
          </table:table-cell>
          <table:table-cell office:value-type="float" office:value="0.3936287" calcext:value-type="float">
            <text:p>0.3936287</text:p>
          </table:table-cell>
          <table:table-cell office:value-type="float" office:value="0.4032398" calcext:value-type="float">
            <text:p>0.4032398</text:p>
          </table:table-cell>
          <table:table-cell office:value-type="float" office:value="0.4623753" calcext:value-type="float">
            <text:p>0.4623753</text:p>
          </table:table-cell>
          <table:table-cell office:value-type="float" office:value="0" calcext:value-type="float">
            <text:p>0</text:p>
          </table:table-cell>
          <table:table-cell office:value-type="float" office:value="7.487159E-016" calcext:value-type="float">
            <text:p>7.487159E-16</text:p>
          </table:table-cell>
          <table:table-cell office:value-type="float" office:value="7.206571E-016" calcext:value-type="float">
            <text:p>7.206571E-16</text:p>
          </table:table-cell>
          <table:table-cell office:value-type="float" office:value="2.466586E-016" calcext:value-type="float">
            <text:p>2.466586E-16</text:p>
          </table:table-cell>
          <table:table-cell office:value-type="float" office:value="2.165962E-023" calcext:value-type="float">
            <text:p>2.165962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23.02043" calcext:value-type="float">
            <text:p>-23.02043</text:p>
          </table:table-cell>
          <table:table-cell office:value-type="float" office:value="-0.009068256" calcext:value-type="float">
            <text:p>-0.009068256</text:p>
          </table:table-cell>
          <table:table-cell office:value-type="float" office:value="-0.008414365" calcext:value-type="float">
            <text:p>-0.008414365</text:p>
          </table:table-cell>
          <table:table-cell office:value-type="float" office:value="-0.00764757" calcext:value-type="float">
            <text:p>-0.00764757</text:p>
          </table:table-cell>
          <table:table-cell office:value-type="float" office:value="-0.007079615" calcext:value-type="float">
            <text:p>-0.007079615</text:p>
          </table:table-cell>
          <table:table-cell office:value-type="float" office:value="-0.006113655" calcext:value-type="float">
            <text:p>-0.006113655</text:p>
          </table:table-cell>
          <table:table-cell office:value-type="float" office:value="-0.005436923" calcext:value-type="float">
            <text:p>-0.005436923</text:p>
          </table:table-cell>
          <table:table-cell office:value-type="float" office:value="-0.004693765" calcext:value-type="float">
            <text:p>-0.004693765</text:p>
          </table:table-cell>
          <table:table-cell office:value-type="float" office:value="-0.007118635" calcext:value-type="float">
            <text:p>-0.007118635</text:p>
          </table:table-cell>
          <table:table-cell office:value-type="float" office:value="-0.008997893" calcext:value-type="float">
            <text:p>-0.008997893</text:p>
          </table:table-cell>
          <table:table-cell office:value-type="float" office:value="0" calcext:value-type="float">
            <text:p>0</text:p>
          </table:table-cell>
          <table:table-cell office:value-type="float" office:value="0.0435486" calcext:value-type="float">
            <text:p>0.0435486</text:p>
          </table:table-cell>
          <table:table-cell office:value-type="float" office:value="-0.7231331" calcext:value-type="float">
            <text:p>-0.7231331</text:p>
          </table:table-cell>
          <table:table-cell office:value-type="float" office:value="-0.0000539257" calcext:value-type="float">
            <text:p>-5.39257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2.230708" calcext:value-type="float">
            <text:p>-2.23070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072001" calcext:value-type="float">
            <text:p>11072001</text:p>
          </table:table-cell>
          <table:table-cell office:value-type="float" office:value="500.5982" calcext:value-type="float">
            <text:p>500.5982</text:p>
          </table:table-cell>
          <table:table-cell office:value-type="float" office:value="275.5911" calcext:value-type="float">
            <text:p>275.5911</text:p>
          </table:table-cell>
          <table:table-cell office:value-type="float" office:value="20.58116" calcext:value-type="float">
            <text:p>20.58116</text:p>
          </table:table-cell>
          <table:table-cell office:value-type="float" office:value="1121.139" calcext:value-type="float">
            <text:p>1121.139</text:p>
          </table:table-cell>
          <table:table-cell office:value-type="float" office:value="63.36098" calcext:value-type="float">
            <text:p>63.36098</text:p>
          </table:table-cell>
          <table:table-cell office:value-type="float" office:value="0" calcext:value-type="float">
            <text:p>0</text:p>
          </table:table-cell>
          <table:table-cell office:value-type="float" office:value="0.1403605" calcext:value-type="float">
            <text:p>0.1403605</text:p>
          </table:table-cell>
          <table:table-cell office:value-type="float" office:value="0.3671572" calcext:value-type="float">
            <text:p>0.3671572</text:p>
          </table:table-cell>
          <table:table-cell office:value-type="float" office:value="0.3715043" calcext:value-type="float">
            <text:p>0.3715043</text:p>
          </table:table-cell>
          <table:table-cell office:value-type="float" office:value="0.3771834" calcext:value-type="float">
            <text:p>0.3771834</text:p>
          </table:table-cell>
          <table:table-cell office:value-type="float" office:value="0.3815971" calcext:value-type="float">
            <text:p>0.3815971</text:p>
          </table:table-cell>
          <table:table-cell office:value-type="float" office:value="0.3281641" calcext:value-type="float">
            <text:p>0.3281641</text:p>
          </table:table-cell>
          <table:table-cell office:value-type="float" office:value="0.3253532" calcext:value-type="float">
            <text:p>0.3253532</text:p>
          </table:table-cell>
          <table:table-cell office:value-type="float" office:value="0.3878903" calcext:value-type="float">
            <text:p>0.3878903</text:p>
          </table:table-cell>
          <table:table-cell office:value-type="float" office:value="0.3809668" calcext:value-type="float">
            <text:p>0.3809668</text:p>
          </table:table-cell>
          <table:table-cell office:value-type="float" office:value="0.3807103" calcext:value-type="float">
            <text:p>0.3807103</text:p>
          </table:table-cell>
          <table:table-cell office:value-type="float" office:value="0.3939513" calcext:value-type="float">
            <text:p>0.3939513</text:p>
          </table:table-cell>
          <table:table-cell office:value-type="float" office:value="0.4033293" calcext:value-type="float">
            <text:p>0.403329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489509E-016" calcext:value-type="float">
            <text:p>7.489509E-16</text:p>
          </table:table-cell>
          <table:table-cell office:value-type="float" office:value="7.206129E-016" calcext:value-type="float">
            <text:p>7.206129E-16</text:p>
          </table:table-cell>
          <table:table-cell office:value-type="float" office:value="2.466459E-016" calcext:value-type="float">
            <text:p>2.466459E-16</text:p>
          </table:table-cell>
          <table:table-cell office:value-type="float" office:value="2.165884E-023" calcext:value-type="float">
            <text:p>2.165884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2.60649" calcext:value-type="float">
            <text:p>-12.60649</text:p>
          </table:table-cell>
          <table:table-cell office:value-type="float" office:value="-0.01032017" calcext:value-type="float">
            <text:p>-0.01032017</text:p>
          </table:table-cell>
          <table:table-cell office:value-type="float" office:value="-0.009601519" calcext:value-type="float">
            <text:p>-0.009601519</text:p>
          </table:table-cell>
          <table:table-cell office:value-type="float" office:value="-0.008744667" calcext:value-type="float">
            <text:p>-0.008744667</text:p>
          </table:table-cell>
          <table:table-cell office:value-type="float" office:value="-0.008134812" calcext:value-type="float">
            <text:p>-0.008134812</text:p>
          </table:table-cell>
          <table:table-cell office:value-type="float" office:value="-0.00713947" calcext:value-type="float">
            <text:p>-0.00713947</text:p>
          </table:table-cell>
          <table:table-cell office:value-type="float" office:value="-0.006350676" calcext:value-type="float">
            <text:p>-0.006350676</text:p>
          </table:table-cell>
          <table:table-cell office:value-type="float" office:value="-0.005476348" calcext:value-type="float">
            <text:p>-0.005476348</text:p>
          </table:table-cell>
          <table:table-cell office:value-type="float" office:value="-0.006656981" calcext:value-type="float">
            <text:p>-0.006656981</text:p>
          </table:table-cell>
          <table:table-cell office:value-type="float" office:value="-0.008629899" calcext:value-type="float">
            <text:p>-0.008629899</text:p>
          </table:table-cell>
          <table:table-cell office:value-type="float" office:value="0" calcext:value-type="float">
            <text:p>0</text:p>
          </table:table-cell>
          <table:table-cell office:value-type="float" office:value="0.0435486" calcext:value-type="float">
            <text:p>0.0435486</text:p>
          </table:table-cell>
          <table:table-cell office:value-type="float" office:value="-0.6868067" calcext:value-type="float">
            <text:p>-0.6868067</text:p>
          </table:table-cell>
          <table:table-cell office:value-type="float" office:value="-0.00006281395" calcext:value-type="float">
            <text:p>-6.281395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2.226851" calcext:value-type="float">
            <text:p>-2.22685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072001" calcext:value-type="float">
            <text:p>12072001</text:p>
          </table:table-cell>
          <table:table-cell office:value-type="float" office:value="500.5982" calcext:value-type="float">
            <text:p>500.5982</text:p>
          </table:table-cell>
          <table:table-cell office:value-type="float" office:value="281.1031" calcext:value-type="float">
            <text:p>281.1031</text:p>
          </table:table-cell>
          <table:table-cell office:value-type="float" office:value="20.58116" calcext:value-type="float">
            <text:p>20.58116</text:p>
          </table:table-cell>
          <table:table-cell office:value-type="float" office:value="1115.672" calcext:value-type="float">
            <text:p>1115.672</text:p>
          </table:table-cell>
          <table:table-cell office:value-type="float" office:value="63.31599" calcext:value-type="float">
            <text:p>63.31599</text:p>
          </table:table-cell>
          <table:table-cell office:value-type="float" office:value="0" calcext:value-type="float">
            <text:p>0</text:p>
          </table:table-cell>
          <table:table-cell office:value-type="float" office:value="0.1178475" calcext:value-type="float">
            <text:p>0.1178475</text:p>
          </table:table-cell>
          <table:table-cell office:value-type="float" office:value="0.338919" calcext:value-type="float">
            <text:p>0.338919</text:p>
          </table:table-cell>
          <table:table-cell office:value-type="float" office:value="0.3468392" calcext:value-type="float">
            <text:p>0.3468392</text:p>
          </table:table-cell>
          <table:table-cell office:value-type="float" office:value="0.356668" calcext:value-type="float">
            <text:p>0.356668</text:p>
          </table:table-cell>
          <table:table-cell office:value-type="float" office:value="0.3632012" calcext:value-type="float">
            <text:p>0.3632012</text:p>
          </table:table-cell>
          <table:table-cell office:value-type="float" office:value="0.3182772" calcext:value-type="float">
            <text:p>0.3182772</text:p>
          </table:table-cell>
          <table:table-cell office:value-type="float" office:value="0.3182692" calcext:value-type="float">
            <text:p>0.3182692</text:p>
          </table:table-cell>
          <table:table-cell office:value-type="float" office:value="0.3851698" calcext:value-type="float">
            <text:p>0.3851698</text:p>
          </table:table-cell>
          <table:table-cell office:value-type="float" office:value="0.3813236" calcext:value-type="float">
            <text:p>0.3813236</text:p>
          </table:table-cell>
          <table:table-cell office:value-type="float" office:value="0.3815309" calcext:value-type="float">
            <text:p>0.3815309</text:p>
          </table:table-cell>
          <table:table-cell office:value-type="float" office:value="0.394315" calcext:value-type="float">
            <text:p>0.394315</text:p>
          </table:table-cell>
          <table:table-cell office:value-type="float" office:value="0.4034576" calcext:value-type="float">
            <text:p>0.403457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49188E-016" calcext:value-type="float">
            <text:p>7.49188E-16</text:p>
          </table:table-cell>
          <table:table-cell office:value-type="float" office:value="7.205692E-016" calcext:value-type="float">
            <text:p>7.205692E-16</text:p>
          </table:table-cell>
          <table:table-cell office:value-type="float" office:value="2.466334E-016" calcext:value-type="float">
            <text:p>2.466334E-16</text:p>
          </table:table-cell>
          <table:table-cell office:value-type="float" office:value="2.165809E-023" calcext:value-type="float">
            <text:p>2.165809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9.83719" calcext:value-type="float">
            <text:p>-49.83719</text:p>
          </table:table-cell>
          <table:table-cell office:value-type="float" office:value="-0.01693971" calcext:value-type="float">
            <text:p>-0.01693971</text:p>
          </table:table-cell>
          <table:table-cell office:value-type="float" office:value="-0.01466058" calcext:value-type="float">
            <text:p>-0.01466058</text:p>
          </table:table-cell>
          <table:table-cell office:value-type="float" office:value="-0.01233336" calcext:value-type="float">
            <text:p>-0.01233336</text:p>
          </table:table-cell>
          <table:table-cell office:value-type="float" office:value="-0.01102048" calcext:value-type="float">
            <text:p>-0.01102048</text:p>
          </table:table-cell>
          <table:table-cell office:value-type="float" office:value="-0.008964737" calcext:value-type="float">
            <text:p>-0.008964737</text:p>
          </table:table-cell>
          <table:table-cell office:value-type="float" office:value="-0.007635961" calcext:value-type="float">
            <text:p>-0.007635961</text:p>
          </table:table-cell>
          <table:table-cell office:value-type="float" office:value="-0.00637738" calcext:value-type="float">
            <text:p>-0.00637738</text:p>
          </table:table-cell>
          <table:table-cell office:value-type="float" office:value="-0.006551255" calcext:value-type="float">
            <text:p>-0.006551255</text:p>
          </table:table-cell>
          <table:table-cell office:value-type="float" office:value="-0.008317203" calcext:value-type="float">
            <text:p>-0.008317203</text:p>
          </table:table-cell>
          <table:table-cell office:value-type="float" office:value="0" calcext:value-type="float">
            <text:p>0</text:p>
          </table:table-cell>
          <table:table-cell office:value-type="float" office:value="0.0435486" calcext:value-type="float">
            <text:p>0.0435486</text:p>
          </table:table-cell>
          <table:table-cell office:value-type="float" office:value="-0.6480323" calcext:value-type="float">
            <text:p>-0.6480323</text:p>
          </table:table-cell>
          <table:table-cell office:value-type="float" office:value="-0.00007244947" calcext:value-type="float">
            <text:p>-7.244947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2.223269" calcext:value-type="float">
            <text:p>-2.22326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072001" calcext:value-type="float">
            <text:p>13072001</text:p>
          </table:table-cell>
          <table:table-cell office:value-type="float" office:value="531.2979" calcext:value-type="float">
            <text:p>531.2979</text:p>
          </table:table-cell>
          <table:table-cell office:value-type="float" office:value="288.0538" calcext:value-type="float">
            <text:p>288.0538</text:p>
          </table:table-cell>
          <table:table-cell office:value-type="float" office:value="20.58116" calcext:value-type="float">
            <text:p>20.58116</text:p>
          </table:table-cell>
          <table:table-cell office:value-type="float" office:value="1138.278" calcext:value-type="float">
            <text:p>1138.278</text:p>
          </table:table-cell>
          <table:table-cell office:value-type="float" office:value="64.45964" calcext:value-type="float">
            <text:p>64.45964</text:p>
          </table:table-cell>
          <table:table-cell office:value-type="float" office:value="0" calcext:value-type="float">
            <text:p>0</text:p>
          </table:table-cell>
          <table:table-cell office:value-type="float" office:value="0.420219" calcext:value-type="float">
            <text:p>0.420219</text:p>
          </table:table-cell>
          <table:table-cell office:value-type="float" office:value="0.4283386" calcext:value-type="float">
            <text:p>0.4283386</text:p>
          </table:table-cell>
          <table:table-cell office:value-type="float" office:value="0.4354992" calcext:value-type="float">
            <text:p>0.4354992</text:p>
          </table:table-cell>
          <table:table-cell office:value-type="float" office:value="0.4419234" calcext:value-type="float">
            <text:p>0.4419234</text:p>
          </table:table-cell>
          <table:table-cell office:value-type="float" office:value="0.445544" calcext:value-type="float">
            <text:p>0.445544</text:p>
          </table:table-cell>
          <table:table-cell office:value-type="float" office:value="0.348477" calcext:value-type="float">
            <text:p>0.348477</text:p>
          </table:table-cell>
          <table:table-cell office:value-type="float" office:value="0.3368372" calcext:value-type="float">
            <text:p>0.3368372</text:p>
          </table:table-cell>
          <table:table-cell office:value-type="float" office:value="0.3869385" calcext:value-type="float">
            <text:p>0.3869385</text:p>
          </table:table-cell>
          <table:table-cell office:value-type="float" office:value="0.3813397" calcext:value-type="float">
            <text:p>0.3813397</text:p>
          </table:table-cell>
          <table:table-cell office:value-type="float" office:value="0.3822185" calcext:value-type="float">
            <text:p>0.3822185</text:p>
          </table:table-cell>
          <table:table-cell office:value-type="float" office:value="0.3946963" calcext:value-type="float">
            <text:p>0.3946963</text:p>
          </table:table-cell>
          <table:table-cell office:value-type="float" office:value="0.4035632" calcext:value-type="float">
            <text:p>0.4035632</text:p>
          </table:table-cell>
          <table:table-cell office:value-type="float" office:value="0.4623753" calcext:value-type="float">
            <text:p>0.4623753</text:p>
          </table:table-cell>
          <table:table-cell office:value-type="float" office:value="0" calcext:value-type="float">
            <text:p>0</text:p>
          </table:table-cell>
          <table:table-cell office:value-type="float" office:value="7.494136E-016" calcext:value-type="float">
            <text:p>7.494136E-16</text:p>
          </table:table-cell>
          <table:table-cell office:value-type="float" office:value="7.205277E-016" calcext:value-type="float">
            <text:p>7.205277E-16</text:p>
          </table:table-cell>
          <table:table-cell office:value-type="float" office:value="2.466215E-016" calcext:value-type="float">
            <text:p>2.466215E-16</text:p>
          </table:table-cell>
          <table:table-cell office:value-type="float" office:value="2.165742E-023" calcext:value-type="float">
            <text:p>2.165742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4471082" calcext:value-type="float">
            <text:p>-0.004471082</text:p>
          </table:table-cell>
          <table:table-cell office:value-type="float" office:value="-0.003968154" calcext:value-type="float">
            <text:p>-0.003968154</text:p>
          </table:table-cell>
          <table:table-cell office:value-type="float" office:value="-0.003584643" calcext:value-type="float">
            <text:p>-0.003584643</text:p>
          </table:table-cell>
          <table:table-cell office:value-type="float" office:value="-0.003271107" calcext:value-type="float">
            <text:p>-0.003271107</text:p>
          </table:table-cell>
          <table:table-cell office:value-type="float" office:value="-0.003104942" calcext:value-type="float">
            <text:p>-0.003104942</text:p>
          </table:table-cell>
          <table:table-cell office:value-type="float" office:value="-0.004642458" calcext:value-type="float">
            <text:p>-0.004642458</text:p>
          </table:table-cell>
          <table:table-cell office:value-type="float" office:value="-0.004766537" calcext:value-type="float">
            <text:p>-0.004766537</text:p>
          </table:table-cell>
          <table:table-cell office:value-type="float" office:value="-0.005798176" calcext:value-type="float">
            <text:p>-0.005798176</text:p>
          </table:table-cell>
          <table:table-cell office:value-type="float" office:value="-0.006547786" calcext:value-type="float">
            <text:p>-0.006547786</text:p>
          </table:table-cell>
          <table:table-cell office:value-type="float" office:value="-0.008065189" calcext:value-type="float">
            <text:p>-0.008065189</text:p>
          </table:table-cell>
          <table:table-cell office:value-type="float" office:value="0" calcext:value-type="float">
            <text:p>0</text:p>
          </table:table-cell>
          <table:table-cell office:value-type="float" office:value="0.0435486" calcext:value-type="float">
            <text:p>0.0435486</text:p>
          </table:table-cell>
          <table:table-cell office:value-type="float" office:value="-0.004642103" calcext:value-type="float">
            <text:p>-0.004642103</text:p>
          </table:table-cell>
          <table:table-cell office:value-type="float" office:value="-0.00008758312" calcext:value-type="float">
            <text:p>-8.758312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2.232212" calcext:value-type="float">
            <text:p>-2.23221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072001" calcext:value-type="float">
            <text:p>14072001</text:p>
          </table:table-cell>
          <table:table-cell office:value-type="float" office:value="531.2979" calcext:value-type="float">
            <text:p>531.2979</text:p>
          </table:table-cell>
          <table:table-cell office:value-type="float" office:value="295.4254" calcext:value-type="float">
            <text:p>295.4254</text:p>
          </table:table-cell>
          <table:table-cell office:value-type="float" office:value="20.58116" calcext:value-type="float">
            <text:p>20.58116</text:p>
          </table:table-cell>
          <table:table-cell office:value-type="float" office:value="1130.967" calcext:value-type="float">
            <text:p>1130.967</text:p>
          </table:table-cell>
          <table:table-cell office:value-type="float" office:value="64.39894" calcext:value-type="float">
            <text:p>64.39894</text:p>
          </table:table-cell>
          <table:table-cell office:value-type="float" office:value="0" calcext:value-type="float">
            <text:p>0</text:p>
          </table:table-cell>
          <table:table-cell office:value-type="float" office:value="0.191089" calcext:value-type="float">
            <text:p>0.191089</text:p>
          </table:table-cell>
          <table:table-cell office:value-type="float" office:value="0.3891364" calcext:value-type="float">
            <text:p>0.3891364</text:p>
          </table:table-cell>
          <table:table-cell office:value-type="float" office:value="0.3941257" calcext:value-type="float">
            <text:p>0.3941257</text:p>
          </table:table-cell>
          <table:table-cell office:value-type="float" office:value="0.4004385" calcext:value-type="float">
            <text:p>0.4004385</text:p>
          </table:table-cell>
          <table:table-cell office:value-type="float" office:value="0.4055376" calcext:value-type="float">
            <text:p>0.4055376</text:p>
          </table:table-cell>
          <table:table-cell office:value-type="float" office:value="0.3452482" calcext:value-type="float">
            <text:p>0.3452482</text:p>
          </table:table-cell>
          <table:table-cell office:value-type="float" office:value="0.3391863" calcext:value-type="float">
            <text:p>0.3391863</text:p>
          </table:table-cell>
          <table:table-cell office:value-type="float" office:value="0.3912181" calcext:value-type="float">
            <text:p>0.3912181</text:p>
          </table:table-cell>
          <table:table-cell office:value-type="float" office:value="0.3820991" calcext:value-type="float">
            <text:p>0.3820991</text:p>
          </table:table-cell>
          <table:table-cell office:value-type="float" office:value="0.3829575" calcext:value-type="float">
            <text:p>0.3829575</text:p>
          </table:table-cell>
          <table:table-cell office:value-type="float" office:value="0.3953201" calcext:value-type="float">
            <text:p>0.3953201</text:p>
          </table:table-cell>
          <table:table-cell office:value-type="float" office:value="0.4036852" calcext:value-type="float">
            <text:p>0.403685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496357E-016" calcext:value-type="float">
            <text:p>7.496357E-16</text:p>
          </table:table-cell>
          <table:table-cell office:value-type="float" office:value="7.204879E-016" calcext:value-type="float">
            <text:p>7.204879E-16</text:p>
          </table:table-cell>
          <table:table-cell office:value-type="float" office:value="2.466096E-016" calcext:value-type="float">
            <text:p>2.466096E-16</text:p>
          </table:table-cell>
          <table:table-cell office:value-type="float" office:value="2.165676E-023" calcext:value-type="float">
            <text:p>2.165676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.147534" calcext:value-type="float">
            <text:p>-1.147534</text:p>
          </table:table-cell>
          <table:table-cell office:value-type="float" office:value="-0.007220783" calcext:value-type="float">
            <text:p>-0.007220783</text:p>
          </table:table-cell>
          <table:table-cell office:value-type="float" office:value="-0.006678706" calcext:value-type="float">
            <text:p>-0.006678706</text:p>
          </table:table-cell>
          <table:table-cell office:value-type="float" office:value="-0.006053466" calcext:value-type="float">
            <text:p>-0.006053466</text:p>
          </table:table-cell>
          <table:table-cell office:value-type="float" office:value="-0.005595103" calcext:value-type="float">
            <text:p>-0.005595103</text:p>
          </table:table-cell>
          <table:table-cell office:value-type="float" office:value="-0.004883651" calcext:value-type="float">
            <text:p>-0.004883651</text:p>
          </table:table-cell>
          <table:table-cell office:value-type="float" office:value="-0.004473473" calcext:value-type="float">
            <text:p>-0.004473473</text:p>
          </table:table-cell>
          <table:table-cell office:value-type="float" office:value="-0.004564703" calcext:value-type="float">
            <text:p>-0.004564703</text:p>
          </table:table-cell>
          <table:table-cell office:value-type="float" office:value="-0.006338069" calcext:value-type="float">
            <text:p>-0.006338069</text:p>
          </table:table-cell>
          <table:table-cell office:value-type="float" office:value="-0.007802802" calcext:value-type="float">
            <text:p>-0.007802802</text:p>
          </table:table-cell>
          <table:table-cell office:value-type="float" office:value="0" calcext:value-type="float">
            <text:p>0</text:p>
          </table:table-cell>
          <table:table-cell office:value-type="float" office:value="0.0435486" calcext:value-type="float">
            <text:p>0.0435486</text:p>
          </table:table-cell>
          <table:table-cell office:value-type="float" office:value="-0.4940819" calcext:value-type="float">
            <text:p>-0.4940819</text:p>
          </table:table-cell>
          <table:table-cell office:value-type="float" office:value="-0.0000988548" calcext:value-type="float">
            <text:p>-9.88548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2.227494" calcext:value-type="float">
            <text:p>-2.22749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072001" calcext:value-type="float">
            <text:p>15072001</text:p>
          </table:table-cell>
          <table:table-cell office:value-type="float" office:value="531.2979" calcext:value-type="float">
            <text:p>531.2979</text:p>
          </table:table-cell>
          <table:table-cell office:value-type="float" office:value="299.4096" calcext:value-type="float">
            <text:p>299.4096</text:p>
          </table:table-cell>
          <table:table-cell office:value-type="float" office:value="20.58116" calcext:value-type="float">
            <text:p>20.58116</text:p>
          </table:table-cell>
          <table:table-cell office:value-type="float" office:value="1127.029" calcext:value-type="float">
            <text:p>1127.029</text:p>
          </table:table-cell>
          <table:table-cell office:value-type="float" office:value="64.35319" calcext:value-type="float">
            <text:p>64.35319</text:p>
          </table:table-cell>
          <table:table-cell office:value-type="float" office:value="0" calcext:value-type="float">
            <text:p>0</text:p>
          </table:table-cell>
          <table:table-cell office:value-type="float" office:value="0.1378151" calcext:value-type="float">
            <text:p>0.1378151</text:p>
          </table:table-cell>
          <table:table-cell office:value-type="float" office:value="0.3733863" calcext:value-type="float">
            <text:p>0.3733863</text:p>
          </table:table-cell>
          <table:table-cell office:value-type="float" office:value="0.3780988" calcext:value-type="float">
            <text:p>0.3780988</text:p>
          </table:table-cell>
          <table:table-cell office:value-type="float" office:value="0.3842735" calcext:value-type="float">
            <text:p>0.3842735</text:p>
          </table:table-cell>
          <table:table-cell office:value-type="float" office:value="0.389136" calcext:value-type="float">
            <text:p>0.389136</text:p>
          </table:table-cell>
          <table:table-cell office:value-type="float" office:value="0.3339468" calcext:value-type="float">
            <text:p>0.3339468</text:p>
          </table:table-cell>
          <table:table-cell office:value-type="float" office:value="0.3302199" calcext:value-type="float">
            <text:p>0.3302199</text:p>
          </table:table-cell>
          <table:table-cell office:value-type="float" office:value="0.3900034" calcext:value-type="float">
            <text:p>0.3900034</text:p>
          </table:table-cell>
          <table:table-cell office:value-type="float" office:value="0.3837055" calcext:value-type="float">
            <text:p>0.3837055</text:p>
          </table:table-cell>
          <table:table-cell office:value-type="float" office:value="0.3838393" calcext:value-type="float">
            <text:p>0.3838393</text:p>
          </table:table-cell>
          <table:table-cell office:value-type="float" office:value="0.3959036" calcext:value-type="float">
            <text:p>0.3959036</text:p>
          </table:table-cell>
          <table:table-cell office:value-type="float" office:value="0.4038678" calcext:value-type="float">
            <text:p>0.4038678</text:p>
          </table:table-cell>
          <table:table-cell office:value-type="float" office:value="0.4623754" calcext:value-type="float">
            <text:p>0.4623754</text:p>
          </table:table-cell>
          <table:table-cell office:value-type="float" office:value="0" calcext:value-type="float">
            <text:p>0</text:p>
          </table:table-cell>
          <table:table-cell office:value-type="float" office:value="7.498448E-016" calcext:value-type="float">
            <text:p>7.498448E-16</text:p>
          </table:table-cell>
          <table:table-cell office:value-type="float" office:value="7.204521E-016" calcext:value-type="float">
            <text:p>7.204521E-16</text:p>
          </table:table-cell>
          <table:table-cell office:value-type="float" office:value="2.465984E-016" calcext:value-type="float">
            <text:p>2.465984E-16</text:p>
          </table:table-cell>
          <table:table-cell office:value-type="float" office:value="2.165619E-023" calcext:value-type="float">
            <text:p>2.165619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4.48569" calcext:value-type="float">
            <text:p>-14.48569</text:p>
          </table:table-cell>
          <table:table-cell office:value-type="float" office:value="-0.009308286" calcext:value-type="float">
            <text:p>-0.009308286</text:p>
          </table:table-cell>
          <table:table-cell office:value-type="float" office:value="-0.008617555" calcext:value-type="float">
            <text:p>-0.008617555</text:p>
          </table:table-cell>
          <table:table-cell office:value-type="float" office:value="-0.007798368" calcext:value-type="float">
            <text:p>-0.007798368</text:p>
          </table:table-cell>
          <table:table-cell office:value-type="float" office:value="-0.007214733" calcext:value-type="float">
            <text:p>-0.007214733</text:p>
          </table:table-cell>
          <table:table-cell office:value-type="float" office:value="-0.006263315" calcext:value-type="float">
            <text:p>-0.006263315</text:p>
          </table:table-cell>
          <table:table-cell office:value-type="float" office:value="-0.00560489" calcext:value-type="float">
            <text:p>-0.00560489</text:p>
          </table:table-cell>
          <table:table-cell office:value-type="float" office:value="-0.004868222" calcext:value-type="float">
            <text:p>-0.004868222</text:p>
          </table:table-cell>
          <table:table-cell office:value-type="float" office:value="-0.005910979" calcext:value-type="float">
            <text:p>-0.005910979</text:p>
          </table:table-cell>
          <table:table-cell office:value-type="float" office:value="-0.007502636" calcext:value-type="float">
            <text:p>-0.007502636</text:p>
          </table:table-cell>
          <table:table-cell office:value-type="float" office:value="0" calcext:value-type="float">
            <text:p>0</text:p>
          </table:table-cell>
          <table:table-cell office:value-type="float" office:value="0.0435486" calcext:value-type="float">
            <text:p>0.0435486</text:p>
          </table:table-cell>
          <table:table-cell office:value-type="float" office:value="-0.470135" calcext:value-type="float">
            <text:p>-0.470135</text:p>
          </table:table-cell>
          <table:table-cell office:value-type="float" office:value="-0.0001065052" calcext:value-type="float">
            <text:p>-0.0001065052</text:p>
          </table:table-cell>
          <table:table-cell office:value-type="float" office:value="-9999" calcext:value-type="float">
            <text:p>-9999</text:p>
          </table:table-cell>
          <table:table-cell office:value-type="float" office:value="-2.223084" calcext:value-type="float">
            <text:p>-2.22308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072001" calcext:value-type="float">
            <text:p>16072001</text:p>
          </table:table-cell>
          <table:table-cell office:value-type="float" office:value="531.2979" calcext:value-type="float">
            <text:p>531.2979</text:p>
          </table:table-cell>
          <table:table-cell office:value-type="float" office:value="305.7135" calcext:value-type="float">
            <text:p>305.7135</text:p>
          </table:table-cell>
          <table:table-cell office:value-type="float" office:value="20.58116" calcext:value-type="float">
            <text:p>20.58116</text:p>
          </table:table-cell>
          <table:table-cell office:value-type="float" office:value="1120.757" calcext:value-type="float">
            <text:p>1120.757</text:p>
          </table:table-cell>
          <table:table-cell office:value-type="float" office:value="64.32147" calcext:value-type="float">
            <text:p>64.32147</text:p>
          </table:table-cell>
          <table:table-cell office:value-type="float" office:value="0" calcext:value-type="float">
            <text:p>0</text:p>
          </table:table-cell>
          <table:table-cell office:value-type="float" office:value="0.1189711" calcext:value-type="float">
            <text:p>0.1189711</text:p>
          </table:table-cell>
          <table:table-cell office:value-type="float" office:value="0.3423888" calcext:value-type="float">
            <text:p>0.3423888</text:p>
          </table:table-cell>
          <table:table-cell office:value-type="float" office:value="0.3506053" calcext:value-type="float">
            <text:p>0.3506053</text:p>
          </table:table-cell>
          <table:table-cell office:value-type="float" office:value="0.3604673" calcext:value-type="float">
            <text:p>0.3604673</text:p>
          </table:table-cell>
          <table:table-cell office:value-type="float" office:value="0.3672595" calcext:value-type="float">
            <text:p>0.3672595</text:p>
          </table:table-cell>
          <table:table-cell office:value-type="float" office:value="0.3218049" calcext:value-type="float">
            <text:p>0.3218049</text:p>
          </table:table-cell>
          <table:table-cell office:value-type="float" office:value="0.3216292" calcext:value-type="float">
            <text:p>0.3216292</text:p>
          </table:table-cell>
          <table:table-cell office:value-type="float" office:value="0.3867703" calcext:value-type="float">
            <text:p>0.3867703</text:p>
          </table:table-cell>
          <table:table-cell office:value-type="float" office:value="0.3839783" calcext:value-type="float">
            <text:p>0.3839783</text:p>
          </table:table-cell>
          <table:table-cell office:value-type="float" office:value="0.3846933" calcext:value-type="float">
            <text:p>0.3846933</text:p>
          </table:table-cell>
          <table:table-cell office:value-type="float" office:value="0.3964826" calcext:value-type="float">
            <text:p>0.3964826</text:p>
          </table:table-cell>
          <table:table-cell office:value-type="float" office:value="0.4040849" calcext:value-type="float">
            <text:p>0.404084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500738E-016" calcext:value-type="float">
            <text:p>7.500738E-16</text:p>
          </table:table-cell>
          <table:table-cell office:value-type="float" office:value="7.204114E-016" calcext:value-type="float">
            <text:p>7.204114E-16</text:p>
          </table:table-cell>
          <table:table-cell office:value-type="float" office:value="2.465866E-016" calcext:value-type="float">
            <text:p>2.465866E-16</text:p>
          </table:table-cell>
          <table:table-cell office:value-type="float" office:value="2.165558E-023" calcext:value-type="float">
            <text:p>2.165558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5.48505" calcext:value-type="float">
            <text:p>-45.48505</text:p>
          </table:table-cell>
          <table:table-cell office:value-type="float" office:value="-0.01591904" calcext:value-type="float">
            <text:p>-0.01591904</text:p>
          </table:table-cell>
          <table:table-cell office:value-type="float" office:value="-0.01371685" calcext:value-type="float">
            <text:p>-0.01371685</text:p>
          </table:table-cell>
          <table:table-cell office:value-type="float" office:value="-0.01155386" calcext:value-type="float">
            <text:p>-0.01155386</text:p>
          </table:table-cell>
          <table:table-cell office:value-type="float" office:value="-0.01029919" calcext:value-type="float">
            <text:p>-0.01029919</text:p>
          </table:table-cell>
          <table:table-cell office:value-type="float" office:value="-0.008252136" calcext:value-type="float">
            <text:p>-0.008252136</text:p>
          </table:table-cell>
          <table:table-cell office:value-type="float" office:value="-0.006989915" calcext:value-type="float">
            <text:p>-0.006989915</text:p>
          </table:table-cell>
          <table:table-cell office:value-type="float" office:value="-0.005828144" calcext:value-type="float">
            <text:p>-0.005828144</text:p>
          </table:table-cell>
          <table:table-cell office:value-type="float" office:value="-0.005837651" calcext:value-type="float">
            <text:p>-0.005837651</text:p>
          </table:table-cell>
          <table:table-cell office:value-type="float" office:value="-0.007222264" calcext:value-type="float">
            <text:p>-0.007222264</text:p>
          </table:table-cell>
          <table:table-cell office:value-type="float" office:value="0" calcext:value-type="float">
            <text:p>0</text:p>
          </table:table-cell>
          <table:table-cell office:value-type="float" office:value="0.0435486" calcext:value-type="float">
            <text:p>0.0435486</text:p>
          </table:table-cell>
          <table:table-cell office:value-type="float" office:value="-0.4395454" calcext:value-type="float">
            <text:p>-0.4395454</text:p>
          </table:table-cell>
          <table:table-cell office:value-type="float" office:value="-0.0001164027" calcext:value-type="float">
            <text:p>-0.0001164027</text:p>
          </table:table-cell>
          <table:table-cell office:value-type="float" office:value="-9999" calcext:value-type="float">
            <text:p>-9999</text:p>
          </table:table-cell>
          <table:table-cell office:value-type="float" office:value="-2.218795" calcext:value-type="float">
            <text:p>-2.21879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7072001" calcext:value-type="float">
            <text:p>17072001</text:p>
          </table:table-cell>
          <table:table-cell office:value-type="float" office:value="532.4979" calcext:value-type="float">
            <text:p>532.4979</text:p>
          </table:table-cell>
          <table:table-cell office:value-type="float" office:value="312.7154" calcext:value-type="float">
            <text:p>312.7154</text:p>
          </table:table-cell>
          <table:table-cell office:value-type="float" office:value="20.58116" calcext:value-type="float">
            <text:p>20.58116</text:p>
          </table:table-cell>
          <table:table-cell office:value-type="float" office:value="1114.971" calcext:value-type="float">
            <text:p>1114.971</text:p>
          </table:table-cell>
          <table:table-cell office:value-type="float" office:value="64.30501" calcext:value-type="float">
            <text:p>64.30501</text:p>
          </table:table-cell>
          <table:table-cell office:value-type="float" office:value="0" calcext:value-type="float">
            <text:p>0</text:p>
          </table:table-cell>
          <table:table-cell office:value-type="float" office:value="0.1327314" calcext:value-type="float">
            <text:p>0.1327314</text:p>
          </table:table-cell>
          <table:table-cell office:value-type="float" office:value="0.3068084" calcext:value-type="float">
            <text:p>0.3068084</text:p>
          </table:table-cell>
          <table:table-cell office:value-type="float" office:value="0.3245443" calcext:value-type="float">
            <text:p>0.3245443</text:p>
          </table:table-cell>
          <table:table-cell office:value-type="float" office:value="0.3381671" calcext:value-type="float">
            <text:p>0.3381671</text:p>
          </table:table-cell>
          <table:table-cell office:value-type="float" office:value="0.3478995" calcext:value-type="float">
            <text:p>0.3478995</text:p>
          </table:table-cell>
          <table:table-cell office:value-type="float" office:value="0.3098513" calcext:value-type="float">
            <text:p>0.3098513</text:p>
          </table:table-cell>
          <table:table-cell office:value-type="float" office:value="0.3128683" calcext:value-type="float">
            <text:p>0.3128683</text:p>
          </table:table-cell>
          <table:table-cell office:value-type="float" office:value="0.3835063" calcext:value-type="float">
            <text:p>0.3835063</text:p>
          </table:table-cell>
          <table:table-cell office:value-type="float" office:value="0.3831415" calcext:value-type="float">
            <text:p>0.3831415</text:p>
          </table:table-cell>
          <table:table-cell office:value-type="float" office:value="0.3853465" calcext:value-type="float">
            <text:p>0.3853465</text:p>
          </table:table-cell>
          <table:table-cell office:value-type="float" office:value="0.3969898" calcext:value-type="float">
            <text:p>0.3969898</text:p>
          </table:table-cell>
          <table:table-cell office:value-type="float" office:value="0.4043267" calcext:value-type="float">
            <text:p>0.404326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503365E-016" calcext:value-type="float">
            <text:p>7.503365E-16</text:p>
          </table:table-cell>
          <table:table-cell office:value-type="float" office:value="7.203604E-016" calcext:value-type="float">
            <text:p>7.203604E-16</text:p>
          </table:table-cell>
          <table:table-cell office:value-type="float" office:value="2.465733E-016" calcext:value-type="float">
            <text:p>2.465733E-16</text:p>
          </table:table-cell>
          <table:table-cell office:value-type="float" office:value="2.165485E-023" calcext:value-type="float">
            <text:p>2.165485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9.58492" calcext:value-type="float">
            <text:p>-19.58492</text:p>
          </table:table-cell>
          <table:table-cell office:value-type="float" office:value="-0.03130494" calcext:value-type="float">
            <text:p>-0.03130494</text:p>
          </table:table-cell>
          <table:table-cell office:value-type="float" office:value="-0.02203135" calcext:value-type="float">
            <text:p>-0.02203135</text:p>
          </table:table-cell>
          <table:table-cell office:value-type="float" office:value="-0.01711587" calcext:value-type="float">
            <text:p>-0.01711587</text:p>
          </table:table-cell>
          <table:table-cell office:value-type="float" office:value="-0.01437104" calcext:value-type="float">
            <text:p>-0.01437104</text:p>
          </table:table-cell>
          <table:table-cell office:value-type="float" office:value="-0.01094695" calcext:value-type="float">
            <text:p>-0.01094695</text:p>
          </table:table-cell>
          <table:table-cell office:value-type="float" office:value="-0.008811899" calcext:value-type="float">
            <text:p>-0.008811899</text:p>
          </table:table-cell>
          <table:table-cell office:value-type="float" office:value="-0.007001694" calcext:value-type="float">
            <text:p>-0.007001694</text:p>
          </table:table-cell>
          <table:table-cell office:value-type="float" office:value="-0.006050516" calcext:value-type="float">
            <text:p>-0.006050516</text:p>
          </table:table-cell>
          <table:table-cell office:value-type="float" office:value="-0.007014941" calcext:value-type="float">
            <text:p>-0.007014941</text:p>
          </table:table-cell>
          <table:table-cell office:value-type="float" office:value="0" calcext:value-type="float">
            <text:p>0</text:p>
          </table:table-cell>
          <table:table-cell office:value-type="float" office:value="0.0435486" calcext:value-type="float">
            <text:p>0.0435486</text:p>
          </table:table-cell>
          <table:table-cell office:value-type="float" office:value="-0.4061944" calcext:value-type="float">
            <text:p>-0.4061944</text:p>
          </table:table-cell>
          <table:table-cell office:value-type="float" office:value="-0.0001277673" calcext:value-type="float">
            <text:p>-0.0001277673</text:p>
          </table:table-cell>
          <table:table-cell office:value-type="float" office:value="-9999" calcext:value-type="float">
            <text:p>-9999</text:p>
          </table:table-cell>
          <table:table-cell office:value-type="float" office:value="-2.214624" calcext:value-type="float">
            <text:p>-2.21462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8072001" calcext:value-type="float">
            <text:p>18072001</text:p>
          </table:table-cell>
          <table:table-cell office:value-type="float" office:value="532.4979" calcext:value-type="float">
            <text:p>532.4979</text:p>
          </table:table-cell>
          <table:table-cell office:value-type="float" office:value="318.1854" calcext:value-type="float">
            <text:p>318.1854</text:p>
          </table:table-cell>
          <table:table-cell office:value-type="float" office:value="20.58116" calcext:value-type="float">
            <text:p>20.58116</text:p>
          </table:table-cell>
          <table:table-cell office:value-type="float" office:value="1109.507" calcext:value-type="float">
            <text:p>1109.507</text:p>
          </table:table-cell>
          <table:table-cell office:value-type="float" office:value="64.29928" calcext:value-type="float">
            <text:p>64.29928</text:p>
          </table:table-cell>
          <table:table-cell office:value-type="float" office:value="0" calcext:value-type="float">
            <text:p>0</text:p>
          </table:table-cell>
          <table:table-cell office:value-type="float" office:value="0.1219871" calcext:value-type="float">
            <text:p>0.1219871</text:p>
          </table:table-cell>
          <table:table-cell office:value-type="float" office:value="0.2854292" calcext:value-type="float">
            <text:p>0.2854292</text:p>
          </table:table-cell>
          <table:table-cell office:value-type="float" office:value="0.305951" calcext:value-type="float">
            <text:p>0.305951</text:p>
          </table:table-cell>
          <table:table-cell office:value-type="float" office:value="0.3231067" calcext:value-type="float">
            <text:p>0.3231067</text:p>
          </table:table-cell>
          <table:table-cell office:value-type="float" office:value="0.3342433" calcext:value-type="float">
            <text:p>0.3342433</text:p>
          </table:table-cell>
          <table:table-cell office:value-type="float" office:value="0.3009277" calcext:value-type="float">
            <text:p>0.3009277</text:p>
          </table:table-cell>
          <table:table-cell office:value-type="float" office:value="0.306241" calcext:value-type="float">
            <text:p>0.306241</text:p>
          </table:table-cell>
          <table:table-cell office:value-type="float" office:value="0.3808703" calcext:value-type="float">
            <text:p>0.3808703</text:p>
          </table:table-cell>
          <table:table-cell office:value-type="float" office:value="0.3817977" calcext:value-type="float">
            <text:p>0.3817977</text:p>
          </table:table-cell>
          <table:table-cell office:value-type="float" office:value="0.3856288" calcext:value-type="float">
            <text:p>0.3856288</text:p>
          </table:table-cell>
          <table:table-cell office:value-type="float" office:value="0.397429" calcext:value-type="float">
            <text:p>0.397429</text:p>
          </table:table-cell>
          <table:table-cell office:value-type="float" office:value="0.4046348" calcext:value-type="float">
            <text:p>0.404634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505854E-016" calcext:value-type="float">
            <text:p>7.505854E-16</text:p>
          </table:table-cell>
          <table:table-cell office:value-type="float" office:value="7.203131E-016" calcext:value-type="float">
            <text:p>7.203131E-16</text:p>
          </table:table-cell>
          <table:table-cell office:value-type="float" office:value="2.465605E-016" calcext:value-type="float">
            <text:p>2.465605E-16</text:p>
          </table:table-cell>
          <table:table-cell office:value-type="float" office:value="2.165408E-023" calcext:value-type="float">
            <text:p>2.165408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37.71147" calcext:value-type="float">
            <text:p>-37.71147</text:p>
          </table:table-cell>
          <table:table-cell office:value-type="float" office:value="-0.05374601" calcext:value-type="float">
            <text:p>-0.05374601</text:p>
          </table:table-cell>
          <table:table-cell office:value-type="float" office:value="-0.0316618" calcext:value-type="float">
            <text:p>-0.0316618</text:p>
          </table:table-cell>
          <table:table-cell office:value-type="float" office:value="-0.02266274" calcext:value-type="float">
            <text:p>-0.02266274</text:p>
          </table:table-cell>
          <table:table-cell office:value-type="float" office:value="-0.0184011" calcext:value-type="float">
            <text:p>-0.0184011</text:p>
          </table:table-cell>
          <table:table-cell office:value-type="float" office:value="-0.01361937" calcext:value-type="float">
            <text:p>-0.01361937</text:p>
          </table:table-cell>
          <table:table-cell office:value-type="float" office:value="-0.01054548" calcext:value-type="float">
            <text:p>-0.01054548</text:p>
          </table:table-cell>
          <table:table-cell office:value-type="float" office:value="-0.008131481" calcext:value-type="float">
            <text:p>-0.008131481</text:p>
          </table:table-cell>
          <table:table-cell office:value-type="float" office:value="-0.006413444" calcext:value-type="float">
            <text:p>-0.006413444</text:p>
          </table:table-cell>
          <table:table-cell office:value-type="float" office:value="-0.006925687" calcext:value-type="float">
            <text:p>-0.006925687</text:p>
          </table:table-cell>
          <table:table-cell office:value-type="float" office:value="0" calcext:value-type="float">
            <text:p>0</text:p>
          </table:table-cell>
          <table:table-cell office:value-type="float" office:value="0.0435486" calcext:value-type="float">
            <text:p>0.0435486</text:p>
          </table:table-cell>
          <table:table-cell office:value-type="float" office:value="-0.3797612" calcext:value-type="float">
            <text:p>-0.3797612</text:p>
          </table:table-cell>
          <table:table-cell office:value-type="float" office:value="-0.0001377239" calcext:value-type="float">
            <text:p>-0.0001377239</text:p>
          </table:table-cell>
          <table:table-cell office:value-type="float" office:value="-9999" calcext:value-type="float">
            <text:p>-9999</text:p>
          </table:table-cell>
          <table:table-cell office:value-type="float" office:value="-2.210503" calcext:value-type="float">
            <text:p>-2.21050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072001" calcext:value-type="float">
            <text:p>19072001</text:p>
          </table:table-cell>
          <table:table-cell office:value-type="float" office:value="533.3979" calcext:value-type="float">
            <text:p>533.3979</text:p>
          </table:table-cell>
          <table:table-cell office:value-type="float" office:value="323.5342" calcext:value-type="float">
            <text:p>323.5342</text:p>
          </table:table-cell>
          <table:table-cell office:value-type="float" office:value="20.58116" calcext:value-type="float">
            <text:p>20.58116</text:p>
          </table:table-cell>
          <table:table-cell office:value-type="float" office:value="1105.051" calcext:value-type="float">
            <text:p>1105.051</text:p>
          </table:table-cell>
          <table:table-cell office:value-type="float" office:value="64.30681" calcext:value-type="float">
            <text:p>64.30681</text:p>
          </table:table-cell>
          <table:table-cell office:value-type="float" office:value="0" calcext:value-type="float">
            <text:p>0</text:p>
          </table:table-cell>
          <table:table-cell office:value-type="float" office:value="0.1291829" calcext:value-type="float">
            <text:p>0.1291829</text:p>
          </table:table-cell>
          <table:table-cell office:value-type="float" office:value="0.2617451" calcext:value-type="float">
            <text:p>0.2617451</text:p>
          </table:table-cell>
          <table:table-cell office:value-type="float" office:value="0.2898686" calcext:value-type="float">
            <text:p>0.2898686</text:p>
          </table:table-cell>
          <table:table-cell office:value-type="float" office:value="0.3088327" calcext:value-type="float">
            <text:p>0.3088327</text:p>
          </table:table-cell>
          <table:table-cell office:value-type="float" office:value="0.3216211" calcext:value-type="float">
            <text:p>0.3216211</text:p>
          </table:table-cell>
          <table:table-cell office:value-type="float" office:value="0.2937745" calcext:value-type="float">
            <text:p>0.2937745</text:p>
          </table:table-cell>
          <table:table-cell office:value-type="float" office:value="0.3010615" calcext:value-type="float">
            <text:p>0.3010615</text:p>
          </table:table-cell>
          <table:table-cell office:value-type="float" office:value="0.3785948" calcext:value-type="float">
            <text:p>0.3785948</text:p>
          </table:table-cell>
          <table:table-cell office:value-type="float" office:value="0.3801564" calcext:value-type="float">
            <text:p>0.3801564</text:p>
          </table:table-cell>
          <table:table-cell office:value-type="float" office:value="0.3855689" calcext:value-type="float">
            <text:p>0.3855689</text:p>
          </table:table-cell>
          <table:table-cell office:value-type="float" office:value="0.3977692" calcext:value-type="float">
            <text:p>0.3977692</text:p>
          </table:table-cell>
          <table:table-cell office:value-type="float" office:value="0.4050159" calcext:value-type="float">
            <text:p>0.405015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508298E-016" calcext:value-type="float">
            <text:p>7.508298E-16</text:p>
          </table:table-cell>
          <table:table-cell office:value-type="float" office:value="7.202669E-016" calcext:value-type="float">
            <text:p>7.202669E-16</text:p>
          </table:table-cell>
          <table:table-cell office:value-type="float" office:value="2.465477E-016" calcext:value-type="float">
            <text:p>2.465477E-16</text:p>
          </table:table-cell>
          <table:table-cell office:value-type="float" office:value="2.165331E-023" calcext:value-type="float">
            <text:p>2.165331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24.85673" calcext:value-type="float">
            <text:p>-24.85673</text:p>
          </table:table-cell>
          <table:table-cell office:value-type="float" office:value="-0.1046533" calcext:value-type="float">
            <text:p>-0.1046533</text:p>
          </table:table-cell>
          <table:table-cell office:value-type="float" office:value="-0.0475389" calcext:value-type="float">
            <text:p>-0.0475389</text:p>
          </table:table-cell>
          <table:table-cell office:value-type="float" office:value="-0.02989545" calcext:value-type="float">
            <text:p>-0.02989545</text:p>
          </table:table-cell>
          <table:table-cell office:value-type="float" office:value="-0.0233096" calcext:value-type="float">
            <text:p>-0.0233096</text:p>
          </table:table-cell>
          <table:table-cell office:value-type="float" office:value="-0.01629811" calcext:value-type="float">
            <text:p>-0.01629811</text:p>
          </table:table-cell>
          <table:table-cell office:value-type="float" office:value="-0.01217223" calcext:value-type="float">
            <text:p>-0.01217223</text:p>
          </table:table-cell>
          <table:table-cell office:value-type="float" office:value="-0.009256729" calcext:value-type="float">
            <text:p>-0.009256729</text:p>
          </table:table-cell>
          <table:table-cell office:value-type="float" office:value="-0.006889295" calcext:value-type="float">
            <text:p>-0.006889295</text:p>
          </table:table-cell>
          <table:table-cell office:value-type="float" office:value="-0.006943636" calcext:value-type="float">
            <text:p>-0.006943636</text:p>
          </table:table-cell>
          <table:table-cell office:value-type="float" office:value="0" calcext:value-type="float">
            <text:p>0</text:p>
          </table:table-cell>
          <table:table-cell office:value-type="float" office:value="0.0435486" calcext:value-type="float">
            <text:p>0.0435486</text:p>
          </table:table-cell>
          <table:table-cell office:value-type="float" office:value="-0.3543126" calcext:value-type="float">
            <text:p>-0.3543126</text:p>
          </table:table-cell>
          <table:table-cell office:value-type="float" office:value="-0.0001475991" calcext:value-type="float">
            <text:p>-0.0001475991</text:p>
          </table:table-cell>
          <table:table-cell office:value-type="float" office:value="-9999" calcext:value-type="float">
            <text:p>-9999</text:p>
          </table:table-cell>
          <table:table-cell office:value-type="float" office:value="-2.206204" calcext:value-type="float">
            <text:p>-2.20620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72001" calcext:value-type="float">
            <text:p>20072001</text:p>
          </table:table-cell>
          <table:table-cell office:value-type="float" office:value="533.5977" calcext:value-type="float">
            <text:p>533.5977</text:p>
          </table:table-cell>
          <table:table-cell office:value-type="float" office:value="328.4686" calcext:value-type="float">
            <text:p>328.4686</text:p>
          </table:table-cell>
          <table:table-cell office:value-type="float" office:value="20.58116" calcext:value-type="float">
            <text:p>20.58116</text:p>
          </table:table-cell>
          <table:table-cell office:value-type="float" office:value="1100.297" calcext:value-type="float">
            <text:p>1100.297</text:p>
          </table:table-cell>
          <table:table-cell office:value-type="float" office:value="64.3268" calcext:value-type="float">
            <text:p>64.3268</text:p>
          </table:table-cell>
          <table:table-cell office:value-type="float" office:value="0" calcext:value-type="float">
            <text:p>0</text:p>
          </table:table-cell>
          <table:table-cell office:value-type="float" office:value="0.1303609" calcext:value-type="float">
            <text:p>0.1303609</text:p>
          </table:table-cell>
          <table:table-cell office:value-type="float" office:value="0.2361319" calcext:value-type="float">
            <text:p>0.2361319</text:p>
          </table:table-cell>
          <table:table-cell office:value-type="float" office:value="0.273278" calcext:value-type="float">
            <text:p>0.273278</text:p>
          </table:table-cell>
          <table:table-cell office:value-type="float" office:value="0.2941725" calcext:value-type="float">
            <text:p>0.2941725</text:p>
          </table:table-cell>
          <table:table-cell office:value-type="float" office:value="0.3087229" calcext:value-type="float">
            <text:p>0.3087229</text:p>
          </table:table-cell>
          <table:table-cell office:value-type="float" office:value="0.2867307" calcext:value-type="float">
            <text:p>0.2867307</text:p>
          </table:table-cell>
          <table:table-cell office:value-type="float" office:value="0.2961083" calcext:value-type="float">
            <text:p>0.2961083</text:p>
          </table:table-cell>
          <table:table-cell office:value-type="float" office:value="0.376498" calcext:value-type="float">
            <text:p>0.376498</text:p>
          </table:table-cell>
          <table:table-cell office:value-type="float" office:value="0.3783207" calcext:value-type="float">
            <text:p>0.3783207</text:p>
          </table:table-cell>
          <table:table-cell office:value-type="float" office:value="0.3853409" calcext:value-type="float">
            <text:p>0.3853409</text:p>
          </table:table-cell>
          <table:table-cell office:value-type="float" office:value="0.3979929" calcext:value-type="float">
            <text:p>0.3979929</text:p>
          </table:table-cell>
          <table:table-cell office:value-type="float" office:value="0.4053442" calcext:value-type="float">
            <text:p>0.405344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510673E-016" calcext:value-type="float">
            <text:p>7.510673E-16</text:p>
          </table:table-cell>
          <table:table-cell office:value-type="float" office:value="7.20222E-016" calcext:value-type="float">
            <text:p>7.20222E-16</text:p>
          </table:table-cell>
          <table:table-cell office:value-type="float" office:value="2.46535E-016" calcext:value-type="float">
            <text:p>2.46535E-16</text:p>
          </table:table-cell>
          <table:table-cell office:value-type="float" office:value="2.165258E-023" calcext:value-type="float">
            <text:p>2.165258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22.86458" calcext:value-type="float">
            <text:p>-22.86458</text:p>
          </table:table-cell>
          <table:table-cell office:value-type="float" office:value="-0.2310388" calcext:value-type="float">
            <text:p>-0.2310388</text:p>
          </table:table-cell>
          <table:table-cell office:value-type="float" office:value="-0.07480122" calcext:value-type="float">
            <text:p>-0.07480122</text:p>
          </table:table-cell>
          <table:table-cell office:value-type="float" office:value="-0.04240721" calcext:value-type="float">
            <text:p>-0.04240721</text:p>
          </table:table-cell>
          <table:table-cell office:value-type="float" office:value="-0.03002207" calcext:value-type="float">
            <text:p>-0.03002207</text:p>
          </table:table-cell>
          <table:table-cell office:value-type="float" office:value="-0.01953026" calcext:value-type="float">
            <text:p>-0.01953026</text:p>
          </table:table-cell>
          <table:table-cell office:value-type="float" office:value="-0.01398409" calcext:value-type="float">
            <text:p>-0.01398409</text:p>
          </table:table-cell>
          <table:table-cell office:value-type="float" office:value="-0.01043988" calcext:value-type="float">
            <text:p>-0.01043988</text:p>
          </table:table-cell>
          <table:table-cell office:value-type="float" office:value="-0.007467295" calcext:value-type="float">
            <text:p>-0.007467295</text:p>
          </table:table-cell>
          <table:table-cell office:value-type="float" office:value="-0.007013239" calcext:value-type="float">
            <text:p>-0.007013239</text:p>
          </table:table-cell>
          <table:table-cell office:value-type="float" office:value="0" calcext:value-type="float">
            <text:p>0</text:p>
          </table:table-cell>
          <table:table-cell office:value-type="float" office:value="0.0435486" calcext:value-type="float">
            <text:p>0.0435486</text:p>
          </table:table-cell>
          <table:table-cell office:value-type="float" office:value="-0.329933" calcext:value-type="float">
            <text:p>-0.329933</text:p>
          </table:table-cell>
          <table:table-cell office:value-type="float" office:value="-0.0001572136" calcext:value-type="float">
            <text:p>-0.0001572136</text:p>
          </table:table-cell>
          <table:table-cell office:value-type="float" office:value="-9999" calcext:value-type="float">
            <text:p>-9999</text:p>
          </table:table-cell>
          <table:table-cell office:value-type="float" office:value="-2.201779" calcext:value-type="float">
            <text:p>-2.20177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072001" calcext:value-type="float">
            <text:p>21072001</text:p>
          </table:table-cell>
          <table:table-cell office:value-type="float" office:value="563.5974" calcext:value-type="float">
            <text:p>563.5974</text:p>
          </table:table-cell>
          <table:table-cell office:value-type="float" office:value="337.1649" calcext:value-type="float">
            <text:p>337.1649</text:p>
          </table:table-cell>
          <table:table-cell office:value-type="float" office:value="20.99079" calcext:value-type="float">
            <text:p>20.99079</text:p>
          </table:table-cell>
          <table:table-cell office:value-type="float" office:value="1119.402" calcext:value-type="float">
            <text:p>1119.402</text:p>
          </table:table-cell>
          <table:table-cell office:value-type="float" office:value="66.1158" calcext:value-type="float">
            <text:p>66.1158</text:p>
          </table:table-cell>
          <table:table-cell office:value-type="float" office:value="0" calcext:value-type="float">
            <text:p>0</text:p>
          </table:table-cell>
          <table:table-cell office:value-type="float" office:value="0.4483585" calcext:value-type="float">
            <text:p>0.4483585</text:p>
          </table:table-cell>
          <table:table-cell office:value-type="float" office:value="0.4487309" calcext:value-type="float">
            <text:p>0.4487309</text:p>
          </table:table-cell>
          <table:table-cell office:value-type="float" office:value="0.3540789" calcext:value-type="float">
            <text:p>0.3540789</text:p>
          </table:table-cell>
          <table:table-cell office:value-type="float" office:value="0.3140724" calcext:value-type="float">
            <text:p>0.3140724</text:p>
          </table:table-cell>
          <table:table-cell office:value-type="float" office:value="0.3130526" calcext:value-type="float">
            <text:p>0.3130526</text:p>
          </table:table-cell>
          <table:table-cell office:value-type="float" office:value="0.2878552" calcext:value-type="float">
            <text:p>0.2878552</text:p>
          </table:table-cell>
          <table:table-cell office:value-type="float" office:value="0.3332841" calcext:value-type="float">
            <text:p>0.3332841</text:p>
          </table:table-cell>
          <table:table-cell office:value-type="float" office:value="0.3792176" calcext:value-type="float">
            <text:p>0.3792176</text:p>
          </table:table-cell>
          <table:table-cell office:value-type="float" office:value="0.3769931" calcext:value-type="float">
            <text:p>0.3769931</text:p>
          </table:table-cell>
          <table:table-cell office:value-type="float" office:value="0.3849053" calcext:value-type="float">
            <text:p>0.3849053</text:p>
          </table:table-cell>
          <table:table-cell office:value-type="float" office:value="0.3981778" calcext:value-type="float">
            <text:p>0.3981778</text:p>
          </table:table-cell>
          <table:table-cell office:value-type="float" office:value="0.4055326" calcext:value-type="float">
            <text:p>0.405532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512902E-016" calcext:value-type="float">
            <text:p>7.512902E-16</text:p>
          </table:table-cell>
          <table:table-cell office:value-type="float" office:value="7.201822E-016" calcext:value-type="float">
            <text:p>7.201822E-16</text:p>
          </table:table-cell>
          <table:table-cell office:value-type="float" office:value="2.465221E-016" calcext:value-type="float">
            <text:p>2.465221E-16</text:p>
          </table:table-cell>
          <table:table-cell office:value-type="float" office:value="2.16518E-023" calcext:value-type="float">
            <text:p>2.16518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2904177" calcext:value-type="float">
            <text:p>-0.002904177</text:p>
          </table:table-cell>
          <table:table-cell office:value-type="float" office:value="-0.002861207" calcext:value-type="float">
            <text:p>-0.002861207</text:p>
          </table:table-cell>
          <table:table-cell office:value-type="float" office:value="-0.01347244" calcext:value-type="float">
            <text:p>-0.01347244</text:p>
          </table:table-cell>
          <table:table-cell office:value-type="float" office:value="-0.02727829" calcext:value-type="float">
            <text:p>-0.02727829</text:p>
          </table:table-cell>
          <table:table-cell office:value-type="float" office:value="-0.02770926" calcext:value-type="float">
            <text:p>-0.02770926</text:p>
          </table:table-cell>
          <table:table-cell office:value-type="float" office:value="-0.01905088" calcext:value-type="float">
            <text:p>-0.01905088</text:p>
          </table:table-cell>
          <table:table-cell office:value-type="float" office:value="-0.005124439" calcext:value-type="float">
            <text:p>-0.005124439</text:p>
          </table:table-cell>
          <table:table-cell office:value-type="float" office:value="-0.008977848" calcext:value-type="float">
            <text:p>-0.008977848</text:p>
          </table:table-cell>
          <table:table-cell office:value-type="float" office:value="-0.007920842" calcext:value-type="float">
            <text:p>-0.007920842</text:p>
          </table:table-cell>
          <table:table-cell office:value-type="float" office:value="-0.007150433" calcext:value-type="float">
            <text:p>-0.007150433</text:p>
          </table:table-cell>
          <table:table-cell office:value-type="float" office:value="0" calcext:value-type="float">
            <text:p>0</text:p>
          </table:table-cell>
          <table:table-cell office:value-type="float" office:value="0.0435486" calcext:value-type="float">
            <text:p>0.0435486</text:p>
          </table:table-cell>
          <table:table-cell office:value-type="float" office:value="-0.003011619" calcext:value-type="float">
            <text:p>-0.003011619</text:p>
          </table:table-cell>
          <table:table-cell office:value-type="float" office:value="-0.0001755382" calcext:value-type="float">
            <text:p>-0.0001755382</text:p>
          </table:table-cell>
          <table:table-cell office:value-type="float" office:value="-9999" calcext:value-type="float">
            <text:p>-9999</text:p>
          </table:table-cell>
          <table:table-cell office:value-type="float" office:value="-2.217549" calcext:value-type="float">
            <text:p>-2.21754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072001" calcext:value-type="float">
            <text:p>22072001</text:p>
          </table:table-cell>
          <table:table-cell office:value-type="float" office:value="563.7975" calcext:value-type="float">
            <text:p>563.7975</text:p>
          </table:table-cell>
          <table:table-cell office:value-type="float" office:value="345.9994" calcext:value-type="float">
            <text:p>345.9994</text:p>
          </table:table-cell>
          <table:table-cell office:value-type="float" office:value="20.99079" calcext:value-type="float">
            <text:p>20.99079</text:p>
          </table:table-cell>
          <table:table-cell office:value-type="float" office:value="1110.778" calcext:value-type="float">
            <text:p>1110.778</text:p>
          </table:table-cell>
          <table:table-cell office:value-type="float" office:value="66.10515" calcext:value-type="float">
            <text:p>66.10515</text:p>
          </table:table-cell>
          <table:table-cell office:value-type="float" office:value="0" calcext:value-type="float">
            <text:p>0</text:p>
          </table:table-cell>
          <table:table-cell office:value-type="float" office:value="0.1555844" calcext:value-type="float">
            <text:p>0.1555844</text:p>
          </table:table-cell>
          <table:table-cell office:value-type="float" office:value="0.3261532" calcext:value-type="float">
            <text:p>0.3261532</text:p>
          </table:table-cell>
          <table:table-cell office:value-type="float" office:value="0.330416" calcext:value-type="float">
            <text:p>0.330416</text:p>
          </table:table-cell>
          <table:table-cell office:value-type="float" office:value="0.3324029" calcext:value-type="float">
            <text:p>0.3324029</text:p>
          </table:table-cell>
          <table:table-cell office:value-type="float" office:value="0.3340352" calcext:value-type="float">
            <text:p>0.3340352</text:p>
          </table:table-cell>
          <table:table-cell office:value-type="float" office:value="0.2945096" calcext:value-type="float">
            <text:p>0.2945096</text:p>
          </table:table-cell>
          <table:table-cell office:value-type="float" office:value="0.3048708" calcext:value-type="float">
            <text:p>0.3048708</text:p>
          </table:table-cell>
          <table:table-cell office:value-type="float" office:value="0.3794017" calcext:value-type="float">
            <text:p>0.3794017</text:p>
          </table:table-cell>
          <table:table-cell office:value-type="float" office:value="0.376514" calcext:value-type="float">
            <text:p>0.376514</text:p>
          </table:table-cell>
          <table:table-cell office:value-type="float" office:value="0.3844333" calcext:value-type="float">
            <text:p>0.3844333</text:p>
          </table:table-cell>
          <table:table-cell office:value-type="float" office:value="0.3981974" calcext:value-type="float">
            <text:p>0.3981974</text:p>
          </table:table-cell>
          <table:table-cell office:value-type="float" office:value="0.4056013" calcext:value-type="float">
            <text:p>0.405601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515494E-016" calcext:value-type="float">
            <text:p>7.515494E-16</text:p>
          </table:table-cell>
          <table:table-cell office:value-type="float" office:value="7.201322E-016" calcext:value-type="float">
            <text:p>7.201322E-16</text:p>
          </table:table-cell>
          <table:table-cell office:value-type="float" office:value="2.465088E-016" calcext:value-type="float">
            <text:p>2.465088E-16</text:p>
          </table:table-cell>
          <table:table-cell office:value-type="float" office:value="2.165104E-023" calcext:value-type="float">
            <text:p>2.165104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5.435859" calcext:value-type="float">
            <text:p>-5.435859</text:p>
          </table:table-cell>
          <table:table-cell office:value-type="float" office:value="-0.02137421" calcext:value-type="float">
            <text:p>-0.02137421</text:p>
          </table:table-cell>
          <table:table-cell office:value-type="float" office:value="-0.01970422" calcext:value-type="float">
            <text:p>-0.01970422</text:p>
          </table:table-cell>
          <table:table-cell office:value-type="float" office:value="-0.0190193" calcext:value-type="float">
            <text:p>-0.0190193</text:p>
          </table:table-cell>
          <table:table-cell office:value-type="float" office:value="-0.01848071" calcext:value-type="float">
            <text:p>-0.01848071</text:p>
          </table:table-cell>
          <table:table-cell office:value-type="float" office:value="-0.01603379" calcext:value-type="float">
            <text:p>-0.01603379</text:p>
          </table:table-cell>
          <table:table-cell office:value-type="float" office:value="-0.01093908" calcext:value-type="float">
            <text:p>-0.01093908</text:p>
          </table:table-cell>
          <table:table-cell office:value-type="float" office:value="-0.008839468" calcext:value-type="float">
            <text:p>-0.008839468</text:p>
          </table:table-cell>
          <table:table-cell office:value-type="float" office:value="-0.008090372" calcext:value-type="float">
            <text:p>-0.008090372</text:p>
          </table:table-cell>
          <table:table-cell office:value-type="float" office:value="-0.007302176" calcext:value-type="float">
            <text:p>-0.007302176</text:p>
          </table:table-cell>
          <table:table-cell office:value-type="float" office:value="0" calcext:value-type="float">
            <text:p>0</text:p>
          </table:table-cell>
          <table:table-cell office:value-type="float" office:value="0.0435486" calcext:value-type="float">
            <text:p>0.0435486</text:p>
          </table:table-cell>
          <table:table-cell office:value-type="float" office:value="-0.2220331" calcext:value-type="float">
            <text:p>-0.2220331</text:p>
          </table:table-cell>
          <table:table-cell office:value-type="float" office:value="-0.0001875021" calcext:value-type="float">
            <text:p>-0.0001875021</text:p>
          </table:table-cell>
          <table:table-cell office:value-type="float" office:value="-9999" calcext:value-type="float">
            <text:p>-9999</text:p>
          </table:table-cell>
          <table:table-cell office:value-type="float" office:value="-2.210956" calcext:value-type="float">
            <text:p>-2.21095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3072001" calcext:value-type="float">
            <text:p>23072001</text:p>
          </table:table-cell>
          <table:table-cell office:value-type="float" office:value="564.2974" calcext:value-type="float">
            <text:p>564.2974</text:p>
          </table:table-cell>
          <table:table-cell office:value-type="float" office:value="352.1654" calcext:value-type="float">
            <text:p>352.1654</text:p>
          </table:table-cell>
          <table:table-cell office:value-type="float" office:value="20.99079" calcext:value-type="float">
            <text:p>20.99079</text:p>
          </table:table-cell>
          <table:table-cell office:value-type="float" office:value="1105.104" calcext:value-type="float">
            <text:p>1105.104</text:p>
          </table:table-cell>
          <table:table-cell office:value-type="float" office:value="66.11333" calcext:value-type="float">
            <text:p>66.11333</text:p>
          </table:table-cell>
          <table:table-cell office:value-type="float" office:value="0" calcext:value-type="float">
            <text:p>0</text:p>
          </table:table-cell>
          <table:table-cell office:value-type="float" office:value="0.1263603" calcext:value-type="float">
            <text:p>0.1263603</text:p>
          </table:table-cell>
          <table:table-cell office:value-type="float" office:value="0.2893723" calcext:value-type="float">
            <text:p>0.2893723</text:p>
          </table:table-cell>
          <table:table-cell office:value-type="float" office:value="0.3046617" calcext:value-type="float">
            <text:p>0.3046617</text:p>
          </table:table-cell>
          <table:table-cell office:value-type="float" office:value="0.3155642" calcext:value-type="float">
            <text:p>0.3155642</text:p>
          </table:table-cell>
          <table:table-cell office:value-type="float" office:value="0.3230771" calcext:value-type="float">
            <text:p>0.3230771</text:p>
          </table:table-cell>
          <table:table-cell office:value-type="float" office:value="0.2917851" calcext:value-type="float">
            <text:p>0.2917851</text:p>
          </table:table-cell>
          <table:table-cell office:value-type="float" office:value="0.2986168" calcext:value-type="float">
            <text:p>0.2986168</text:p>
          </table:table-cell>
          <table:table-cell office:value-type="float" office:value="0.3769445" calcext:value-type="float">
            <text:p>0.3769445</text:p>
          </table:table-cell>
          <table:table-cell office:value-type="float" office:value="0.3757593" calcext:value-type="float">
            <text:p>0.3757593</text:p>
          </table:table-cell>
          <table:table-cell office:value-type="float" office:value="0.384012" calcext:value-type="float">
            <text:p>0.384012</text:p>
          </table:table-cell>
          <table:table-cell office:value-type="float" office:value="0.3981639" calcext:value-type="float">
            <text:p>0.3981639</text:p>
          </table:table-cell>
          <table:table-cell office:value-type="float" office:value="0.4056811" calcext:value-type="float">
            <text:p>0.405681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517923E-016" calcext:value-type="float">
            <text:p>7.517923E-16</text:p>
          </table:table-cell>
          <table:table-cell office:value-type="float" office:value="7.200881E-016" calcext:value-type="float">
            <text:p>7.200881E-16</text:p>
          </table:table-cell>
          <table:table-cell office:value-type="float" office:value="2.464961E-016" calcext:value-type="float">
            <text:p>2.464961E-16</text:p>
          </table:table-cell>
          <table:table-cell office:value-type="float" office:value="2.165028E-023" calcext:value-type="float">
            <text:p>2.165028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29.44133" calcext:value-type="float">
            <text:p>-29.44133</text:p>
          </table:table-cell>
          <table:table-cell office:value-type="float" office:value="-0.04832972" calcext:value-type="float">
            <text:p>-0.04832972</text:p>
          </table:table-cell>
          <table:table-cell office:value-type="float" office:value="-0.03246528" calcext:value-type="float">
            <text:p>-0.03246528</text:p>
          </table:table-cell>
          <table:table-cell office:value-type="float" office:value="-0.02618913" calcext:value-type="float">
            <text:p>-0.02618913</text:p>
          </table:table-cell>
          <table:table-cell office:value-type="float" office:value="-0.02268694" calcext:value-type="float">
            <text:p>-0.02268694</text:p>
          </table:table-cell>
          <table:table-cell office:value-type="float" office:value="-0.01715424" calcext:value-type="float">
            <text:p>-0.01715424</text:p>
          </table:table-cell>
          <table:table-cell office:value-type="float" office:value="-0.01302932" calcext:value-type="float">
            <text:p>-0.01302932</text:p>
          </table:table-cell>
          <table:table-cell office:value-type="float" office:value="-0.01017569" calcext:value-type="float">
            <text:p>-0.01017569</text:p>
          </table:table-cell>
          <table:table-cell office:value-type="float" office:value="-0.008363097" calcext:value-type="float">
            <text:p>-0.008363097</text:p>
          </table:table-cell>
          <table:table-cell office:value-type="float" office:value="-0.007440566" calcext:value-type="float">
            <text:p>-0.007440566</text:p>
          </table:table-cell>
          <table:table-cell office:value-type="float" office:value="0" calcext:value-type="float">
            <text:p>0</text:p>
          </table:table-cell>
          <table:table-cell office:value-type="float" office:value="0.0435486" calcext:value-type="float">
            <text:p>0.0435486</text:p>
          </table:table-cell>
          <table:table-cell office:value-type="float" office:value="-0.2063197" calcext:value-type="float">
            <text:p>-0.2063197</text:p>
          </table:table-cell>
          <table:table-cell office:value-type="float" office:value="-0.0001964894" calcext:value-type="float">
            <text:p>-0.0001964894</text:p>
          </table:table-cell>
          <table:table-cell office:value-type="float" office:value="-9999" calcext:value-type="float">
            <text:p>-9999</text:p>
          </table:table-cell>
          <table:table-cell office:value-type="float" office:value="-2.205077" calcext:value-type="float">
            <text:p>-2.20507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4072001" calcext:value-type="float">
            <text:p>24072001</text:p>
          </table:table-cell>
          <table:table-cell office:value-type="float" office:value="564.2974" calcext:value-type="float">
            <text:p>564.2974</text:p>
          </table:table-cell>
          <table:table-cell office:value-type="float" office:value="356.7611" calcext:value-type="float">
            <text:p>356.7611</text:p>
          </table:table-cell>
          <table:table-cell office:value-type="float" office:value="20.99079" calcext:value-type="float">
            <text:p>20.99079</text:p>
          </table:table-cell>
          <table:table-cell office:value-type="float" office:value="1100.484" calcext:value-type="float">
            <text:p>1100.484</text:p>
          </table:table-cell>
          <table:table-cell office:value-type="float" office:value="66.13782" calcext:value-type="float">
            <text:p>66.13782</text:p>
          </table:table-cell>
          <table:table-cell office:value-type="float" office:value="0" calcext:value-type="float">
            <text:p>0</text:p>
          </table:table-cell>
          <table:table-cell office:value-type="float" office:value="0.1294493" calcext:value-type="float">
            <text:p>0.1294493</text:p>
          </table:table-cell>
          <table:table-cell office:value-type="float" office:value="0.262892" calcext:value-type="float">
            <text:p>0.262892</text:p>
          </table:table-cell>
          <table:table-cell office:value-type="float" office:value="0.2857611" calcext:value-type="float">
            <text:p>0.2857611</text:p>
          </table:table-cell>
          <table:table-cell office:value-type="float" office:value="0.3007529" calcext:value-type="float">
            <text:p>0.3007529</text:p>
          </table:table-cell>
          <table:table-cell office:value-type="float" office:value="0.311457" calcext:value-type="float">
            <text:p>0.311457</text:p>
          </table:table-cell>
          <table:table-cell office:value-type="float" office:value="0.2863258" calcext:value-type="float">
            <text:p>0.2863258</text:p>
          </table:table-cell>
          <table:table-cell office:value-type="float" office:value="0.2940543" calcext:value-type="float">
            <text:p>0.2940543</text:p>
          </table:table-cell>
          <table:table-cell office:value-type="float" office:value="0.3749995" calcext:value-type="float">
            <text:p>0.3749995</text:p>
          </table:table-cell>
          <table:table-cell office:value-type="float" office:value="0.3746565" calcext:value-type="float">
            <text:p>0.3746565</text:p>
          </table:table-cell>
          <table:table-cell office:value-type="float" office:value="0.3835829" calcext:value-type="float">
            <text:p>0.3835829</text:p>
          </table:table-cell>
          <table:table-cell office:value-type="float" office:value="0.3980912" calcext:value-type="float">
            <text:p>0.3980912</text:p>
          </table:table-cell>
          <table:table-cell office:value-type="float" office:value="0.405763" calcext:value-type="float">
            <text:p>0.40576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520329E-016" calcext:value-type="float">
            <text:p>7.520329E-16</text:p>
          </table:table-cell>
          <table:table-cell office:value-type="float" office:value="7.20045E-016" calcext:value-type="float">
            <text:p>7.20045E-16</text:p>
          </table:table-cell>
          <table:table-cell office:value-type="float" office:value="2.464834E-016" calcext:value-type="float">
            <text:p>2.464834E-16</text:p>
          </table:table-cell>
          <table:table-cell office:value-type="float" office:value="2.164951E-023" calcext:value-type="float">
            <text:p>2.164951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23.95454" calcext:value-type="float">
            <text:p>-23.95454</text:p>
          </table:table-cell>
          <table:table-cell office:value-type="float" office:value="-0.1011014" calcext:value-type="float">
            <text:p>-0.1011014</text:p>
          </table:table-cell>
          <table:table-cell office:value-type="float" office:value="-0.05302231" calcext:value-type="float">
            <text:p>-0.05302231</text:p>
          </table:table-cell>
          <table:table-cell office:value-type="float" office:value="-0.0357654" calcext:value-type="float">
            <text:p>-0.0357654</text:p>
          </table:table-cell>
          <table:table-cell office:value-type="float" office:value="-0.02840824" calcext:value-type="float">
            <text:p>-0.02840824</text:p>
          </table:table-cell>
          <table:table-cell office:value-type="float" office:value="-0.01974154" calcext:value-type="float">
            <text:p>-0.01974154</text:p>
          </table:table-cell>
          <table:table-cell office:value-type="float" office:value="-0.01482817" calcext:value-type="float">
            <text:p>-0.01482817</text:p>
          </table:table-cell>
          <table:table-cell office:value-type="float" office:value="-0.01138061" calcext:value-type="float">
            <text:p>-0.01138061</text:p>
          </table:table-cell>
          <table:table-cell office:value-type="float" office:value="-0.008781187" calcext:value-type="float">
            <text:p>-0.008781187</text:p>
          </table:table-cell>
          <table:table-cell office:value-type="float" office:value="-0.007584135" calcext:value-type="float">
            <text:p>-0.007584135</text:p>
          </table:table-cell>
          <table:table-cell office:value-type="float" office:value="0" calcext:value-type="float">
            <text:p>0</text:p>
          </table:table-cell>
          <table:table-cell office:value-type="float" office:value="0.0435486" calcext:value-type="float">
            <text:p>0.0435486</text:p>
          </table:table-cell>
          <table:table-cell office:value-type="float" office:value="-0.1915838" calcext:value-type="float">
            <text:p>-0.1915838</text:p>
          </table:table-cell>
          <table:table-cell office:value-type="float" office:value="-0.0002058163" calcext:value-type="float">
            <text:p>-0.0002058163</text:p>
          </table:table-cell>
          <table:table-cell office:value-type="float" office:value="-9999" calcext:value-type="float">
            <text:p>-9999</text:p>
          </table:table-cell>
          <table:table-cell office:value-type="float" office:value="-2.199783" calcext:value-type="float">
            <text:p>-2.19978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072001" calcext:value-type="float">
            <text:p>25072001</text:p>
          </table:table-cell>
          <table:table-cell office:value-type="float" office:value="594.9972" calcext:value-type="float">
            <text:p>594.9972</text:p>
          </table:table-cell>
          <table:table-cell office:value-type="float" office:value="359.8418" calcext:value-type="float">
            <text:p>359.8418</text:p>
          </table:table-cell>
          <table:table-cell office:value-type="float" office:value="23.42696" calcext:value-type="float">
            <text:p>23.42696</text:p>
          </table:table-cell>
          <table:table-cell office:value-type="float" office:value="1123.912" calcext:value-type="float">
            <text:p>1123.912</text:p>
          </table:table-cell>
          <table:table-cell office:value-type="float" office:value="67.89333" calcext:value-type="float">
            <text:p>67.89333</text:p>
          </table:table-cell>
          <table:table-cell office:value-type="float" office:value="0" calcext:value-type="float">
            <text:p>0</text:p>
          </table:table-cell>
          <table:table-cell office:value-type="float" office:value="0.4147766" calcext:value-type="float">
            <text:p>0.4147766</text:p>
          </table:table-cell>
          <table:table-cell office:value-type="float" office:value="0.4126788" calcext:value-type="float">
            <text:p>0.4126788</text:p>
          </table:table-cell>
          <table:table-cell office:value-type="float" office:value="0.4098491" calcext:value-type="float">
            <text:p>0.4098491</text:p>
          </table:table-cell>
          <table:table-cell office:value-type="float" office:value="0.3775606" calcext:value-type="float">
            <text:p>0.3775606</text:p>
          </table:table-cell>
          <table:table-cell office:value-type="float" office:value="0.3542432" calcext:value-type="float">
            <text:p>0.3542432</text:p>
          </table:table-cell>
          <table:table-cell office:value-type="float" office:value="0.292495" calcext:value-type="float">
            <text:p>0.292495</text:p>
          </table:table-cell>
          <table:table-cell office:value-type="float" office:value="0.3324534" calcext:value-type="float">
            <text:p>0.3324534</text:p>
          </table:table-cell>
          <table:table-cell office:value-type="float" office:value="0.3778253" calcext:value-type="float">
            <text:p>0.3778253</text:p>
          </table:table-cell>
          <table:table-cell office:value-type="float" office:value="0.3739361" calcext:value-type="float">
            <text:p>0.3739361</text:p>
          </table:table-cell>
          <table:table-cell office:value-type="float" office:value="0.3832791" calcext:value-type="float">
            <text:p>0.3832791</text:p>
          </table:table-cell>
          <table:table-cell office:value-type="float" office:value="0.3981248" calcext:value-type="float">
            <text:p>0.3981248</text:p>
          </table:table-cell>
          <table:table-cell office:value-type="float" office:value="0.4058408" calcext:value-type="float">
            <text:p>0.405840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522421E-016" calcext:value-type="float">
            <text:p>7.522421E-16</text:p>
          </table:table-cell>
          <table:table-cell office:value-type="float" office:value="7.200095E-016" calcext:value-type="float">
            <text:p>7.200095E-16</text:p>
          </table:table-cell>
          <table:table-cell office:value-type="float" office:value="2.46472E-016" calcext:value-type="float">
            <text:p>2.46472E-16</text:p>
          </table:table-cell>
          <table:table-cell office:value-type="float" office:value="2.164887E-023" calcext:value-type="float">
            <text:p>2.164887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4775296" calcext:value-type="float">
            <text:p>-0.004775296</text:p>
          </table:table-cell>
          <table:table-cell office:value-type="float" office:value="-0.004924729" calcext:value-type="float">
            <text:p>-0.004924729</text:p>
          </table:table-cell>
          <table:table-cell office:value-type="float" office:value="-0.005132862" calcext:value-type="float">
            <text:p>-0.005132862</text:p>
          </table:table-cell>
          <table:table-cell office:value-type="float" office:value="-0.008879835" calcext:value-type="float">
            <text:p>-0.008879835</text:p>
          </table:table-cell>
          <table:table-cell office:value-type="float" office:value="-0.01335158" calcext:value-type="float">
            <text:p>-0.01335158</text:p>
          </table:table-cell>
          <table:table-cell office:value-type="float" office:value="-0.01699796" calcext:value-type="float">
            <text:p>-0.01699796</text:p>
          </table:table-cell>
          <table:table-cell office:value-type="float" office:value="-0.005224643" calcext:value-type="float">
            <text:p>-0.005224643</text:p>
          </table:table-cell>
          <table:table-cell office:value-type="float" office:value="-0.0097254" calcext:value-type="float">
            <text:p>-0.0097254</text:p>
          </table:table-cell>
          <table:table-cell office:value-type="float" office:value="-0.00907124" calcext:value-type="float">
            <text:p>-0.00907124</text:p>
          </table:table-cell>
          <table:table-cell office:value-type="float" office:value="-0.007687774" calcext:value-type="float">
            <text:p>-0.007687774</text:p>
          </table:table-cell>
          <table:table-cell office:value-type="float" office:value="0" calcext:value-type="float">
            <text:p>0</text:p>
          </table:table-cell>
          <table:table-cell office:value-type="float" office:value="0.0435486" calcext:value-type="float">
            <text:p>0.0435486</text:p>
          </table:table-cell>
          <table:table-cell office:value-type="float" office:value="-0.004839511" calcext:value-type="float">
            <text:p>-0.004839511</text:p>
          </table:table-cell>
          <table:table-cell office:value-type="float" office:value="-0.0002201495" calcext:value-type="float">
            <text:p>-0.000220149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152" calcext:value-type="float">
            <text:p>-2.215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6072001" calcext:value-type="float">
            <text:p>26072001</text:p>
          </table:table-cell>
          <table:table-cell office:value-type="float" office:value="594.9972" calcext:value-type="float">
            <text:p>594.9972</text:p>
          </table:table-cell>
          <table:table-cell office:value-type="float" office:value="362.6433" calcext:value-type="float">
            <text:p>362.6433</text:p>
          </table:table-cell>
          <table:table-cell office:value-type="float" office:value="23.42696" calcext:value-type="float">
            <text:p>23.42696</text:p>
          </table:table-cell>
          <table:table-cell office:value-type="float" office:value="1121.113" calcext:value-type="float">
            <text:p>1121.113</text:p>
          </table:table-cell>
          <table:table-cell office:value-type="float" office:value="67.89012" calcext:value-type="float">
            <text:p>67.89012</text:p>
          </table:table-cell>
          <table:table-cell office:value-type="float" office:value="0" calcext:value-type="float">
            <text:p>0</text:p>
          </table:table-cell>
          <table:table-cell office:value-type="float" office:value="0.3144304" calcext:value-type="float">
            <text:p>0.3144304</text:p>
          </table:table-cell>
          <table:table-cell office:value-type="float" office:value="0.3692956" calcext:value-type="float">
            <text:p>0.3692956</text:p>
          </table:table-cell>
          <table:table-cell office:value-type="float" office:value="0.3726243" calcext:value-type="float">
            <text:p>0.3726243</text:p>
          </table:table-cell>
          <table:table-cell office:value-type="float" office:value="0.3751104" calcext:value-type="float">
            <text:p>0.3751104</text:p>
          </table:table-cell>
          <table:table-cell office:value-type="float" office:value="0.3759288" calcext:value-type="float">
            <text:p>0.3759288</text:p>
          </table:table-cell>
          <table:table-cell office:value-type="float" office:value="0.316156" calcext:value-type="float">
            <text:p>0.316156</text:p>
          </table:table-cell>
          <table:table-cell office:value-type="float" office:value="0.3107129" calcext:value-type="float">
            <text:p>0.3107129</text:p>
          </table:table-cell>
          <table:table-cell office:value-type="float" office:value="0.3791065" calcext:value-type="float">
            <text:p>0.3791065</text:p>
          </table:table-cell>
          <table:table-cell office:value-type="float" office:value="0.3742071" calcext:value-type="float">
            <text:p>0.3742071</text:p>
          </table:table-cell>
          <table:table-cell office:value-type="float" office:value="0.3830276" calcext:value-type="float">
            <text:p>0.3830276</text:p>
          </table:table-cell>
          <table:table-cell office:value-type="float" office:value="0.3981046" calcext:value-type="float">
            <text:p>0.3981046</text:p>
          </table:table-cell>
          <table:table-cell office:value-type="float" office:value="0.4058602" calcext:value-type="float">
            <text:p>0.405860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52448E-016" calcext:value-type="float">
            <text:p>7.52448E-16</text:p>
          </table:table-cell>
          <table:table-cell office:value-type="float" office:value="7.199763E-016" calcext:value-type="float">
            <text:p>7.199763E-16</text:p>
          </table:table-cell>
          <table:table-cell office:value-type="float" office:value="2.464608E-016" calcext:value-type="float">
            <text:p>2.464608E-16</text:p>
          </table:table-cell>
          <table:table-cell office:value-type="float" office:value="2.16483E-023" calcext:value-type="float">
            <text:p>2.16483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2665046" calcext:value-type="float">
            <text:p>-0.02665046</text:p>
          </table:table-cell>
          <table:table-cell office:value-type="float" office:value="-0.009943341" calcext:value-type="float">
            <text:p>-0.009943341</text:p>
          </table:table-cell>
          <table:table-cell office:value-type="float" office:value="-0.009413017" calcext:value-type="float">
            <text:p>-0.009413017</text:p>
          </table:table-cell>
          <table:table-cell office:value-type="float" office:value="-0.009038017" calcext:value-type="float">
            <text:p>-0.009038017</text:p>
          </table:table-cell>
          <table:table-cell office:value-type="float" office:value="-0.008920475" calcext:value-type="float">
            <text:p>-0.008920475</text:p>
          </table:table-cell>
          <table:table-cell office:value-type="float" office:value="-0.009451508" calcext:value-type="float">
            <text:p>-0.009451508</text:p>
          </table:table-cell>
          <table:table-cell office:value-type="float" office:value="-0.009355186" calcext:value-type="float">
            <text:p>-0.009355186</text:p>
          </table:table-cell>
          <table:table-cell office:value-type="float" office:value="-0.008998673" calcext:value-type="float">
            <text:p>-0.008998673</text:p>
          </table:table-cell>
          <table:table-cell office:value-type="float" office:value="-0.00896339" calcext:value-type="float">
            <text:p>-0.00896339</text:p>
          </table:table-cell>
          <table:table-cell office:value-type="float" office:value="-0.007774972" calcext:value-type="float">
            <text:p>-0.007774972</text:p>
          </table:table-cell>
          <table:table-cell office:value-type="float" office:value="0" calcext:value-type="float">
            <text:p>0</text:p>
          </table:table-cell>
          <table:table-cell office:value-type="float" office:value="0.0435486" calcext:value-type="float">
            <text:p>0.0435486</text:p>
          </table:table-cell>
          <table:table-cell office:value-type="float" office:value="-0.03614824" calcext:value-type="float">
            <text:p>-0.03614824</text:p>
          </table:table-cell>
          <table:table-cell office:value-type="float" office:value="-0.0002291585" calcext:value-type="float">
            <text:p>-0.000229158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08402" calcext:value-type="float">
            <text:p>-2.20840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7072001" calcext:value-type="float">
            <text:p>27072001</text:p>
          </table:table-cell>
          <table:table-cell office:value-type="float" office:value="596.1971" calcext:value-type="float">
            <text:p>596.1971</text:p>
          </table:table-cell>
          <table:table-cell office:value-type="float" office:value="366.1064" calcext:value-type="float">
            <text:p>366.1064</text:p>
          </table:table-cell>
          <table:table-cell office:value-type="float" office:value="23.42696" calcext:value-type="float">
            <text:p>23.42696</text:p>
          </table:table-cell>
          <table:table-cell office:value-type="float" office:value="1118.833" calcext:value-type="float">
            <text:p>1118.833</text:p>
          </table:table-cell>
          <table:table-cell office:value-type="float" office:value="67.90652" calcext:value-type="float">
            <text:p>67.90652</text:p>
          </table:table-cell>
          <table:table-cell office:value-type="float" office:value="0" calcext:value-type="float">
            <text:p>0</text:p>
          </table:table-cell>
          <table:table-cell office:value-type="float" office:value="0.2534252" calcext:value-type="float">
            <text:p>0.2534252</text:p>
          </table:table-cell>
          <table:table-cell office:value-type="float" office:value="0.3576427" calcext:value-type="float">
            <text:p>0.3576427</text:p>
          </table:table-cell>
          <table:table-cell office:value-type="float" office:value="0.3609183" calcext:value-type="float">
            <text:p>0.3609183</text:p>
          </table:table-cell>
          <table:table-cell office:value-type="float" office:value="0.3647368" calcext:value-type="float">
            <text:p>0.3647368</text:p>
          </table:table-cell>
          <table:table-cell office:value-type="float" office:value="0.3673622" calcext:value-type="float">
            <text:p>0.3673622</text:p>
          </table:table-cell>
          <table:table-cell office:value-type="float" office:value="0.3152694" calcext:value-type="float">
            <text:p>0.3152694</text:p>
          </table:table-cell>
          <table:table-cell office:value-type="float" office:value="0.3105365" calcext:value-type="float">
            <text:p>0.3105365</text:p>
          </table:table-cell>
          <table:table-cell office:value-type="float" office:value="0.3788525" calcext:value-type="float">
            <text:p>0.3788525</text:p>
          </table:table-cell>
          <table:table-cell office:value-type="float" office:value="0.3743606" calcext:value-type="float">
            <text:p>0.3743606</text:p>
          </table:table-cell>
          <table:table-cell office:value-type="float" office:value="0.382849" calcext:value-type="float">
            <text:p>0.382849</text:p>
          </table:table-cell>
          <table:table-cell office:value-type="float" office:value="0.3980595" calcext:value-type="float">
            <text:p>0.3980595</text:p>
          </table:table-cell>
          <table:table-cell office:value-type="float" office:value="0.4059162" calcext:value-type="float">
            <text:p>0.405916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526486E-016" calcext:value-type="float">
            <text:p>7.526486E-16</text:p>
          </table:table-cell>
          <table:table-cell office:value-type="float" office:value="7.199426E-016" calcext:value-type="float">
            <text:p>7.199426E-16</text:p>
          </table:table-cell>
          <table:table-cell office:value-type="float" office:value="2.464497E-016" calcext:value-type="float">
            <text:p>2.464497E-16</text:p>
          </table:table-cell>
          <table:table-cell office:value-type="float" office:value="2.164773E-023" calcext:value-type="float">
            <text:p>2.164773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1329766" calcext:value-type="float">
            <text:p>-0.1329766</text:p>
          </table:table-cell>
          <table:table-cell office:value-type="float" office:value="-0.01213292" calcext:value-type="float">
            <text:p>-0.01213292</text:p>
          </table:table-cell>
          <table:table-cell office:value-type="float" office:value="-0.01147072" calcext:value-type="float">
            <text:p>-0.01147072</text:p>
          </table:table-cell>
          <table:table-cell office:value-type="float" office:value="-0.01074905" calcext:value-type="float">
            <text:p>-0.01074905</text:p>
          </table:table-cell>
          <table:table-cell office:value-type="float" office:value="-0.01028258" calcext:value-type="float">
            <text:p>-0.01028258</text:p>
          </table:table-cell>
          <table:table-cell office:value-type="float" office:value="-0.009632473" calcext:value-type="float">
            <text:p>-0.009632473</text:p>
          </table:table-cell>
          <table:table-cell office:value-type="float" office:value="-0.009396137" calcext:value-type="float">
            <text:p>-0.009396137</text:p>
          </table:table-cell>
          <table:table-cell office:value-type="float" office:value="-0.009131251" calcext:value-type="float">
            <text:p>-0.009131251</text:p>
          </table:table-cell>
          <table:table-cell office:value-type="float" office:value="-0.008901931" calcext:value-type="float">
            <text:p>-0.008901931</text:p>
          </table:table-cell>
          <table:table-cell office:value-type="float" office:value="-0.00783747" calcext:value-type="float">
            <text:p>-0.00783747</text:p>
          </table:table-cell>
          <table:table-cell office:value-type="float" office:value="0" calcext:value-type="float">
            <text:p>0</text:p>
          </table:table-cell>
          <table:table-cell office:value-type="float" office:value="0.0435486" calcext:value-type="float">
            <text:p>0.0435486</text:p>
          </table:table-cell>
          <table:table-cell office:value-type="float" office:value="-0.1319029" calcext:value-type="float">
            <text:p>-0.1319029</text:p>
          </table:table-cell>
          <table:table-cell office:value-type="float" office:value="-0.0002375811" calcext:value-type="float">
            <text:p>-0.0002375811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024" calcext:value-type="float">
            <text:p>-2.202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8072001" calcext:value-type="float">
            <text:p>28072001</text:p>
          </table:table-cell>
          <table:table-cell office:value-type="float" office:value="596.1971" calcext:value-type="float">
            <text:p>596.1971</text:p>
          </table:table-cell>
          <table:table-cell office:value-type="float" office:value="372.3618" calcext:value-type="float">
            <text:p>372.3618</text:p>
          </table:table-cell>
          <table:table-cell office:value-type="float" office:value="23.42696" calcext:value-type="float">
            <text:p>23.42696</text:p>
          </table:table-cell>
          <table:table-cell office:value-type="float" office:value="1112.543" calcext:value-type="float">
            <text:p>1112.543</text:p>
          </table:table-cell>
          <table:table-cell office:value-type="float" office:value="67.9416" calcext:value-type="float">
            <text:p>67.9416</text:p>
          </table:table-cell>
          <table:table-cell office:value-type="float" office:value="0" calcext:value-type="float">
            <text:p>0</text:p>
          </table:table-cell>
          <table:table-cell office:value-type="float" office:value="0.1643234" calcext:value-type="float">
            <text:p>0.1643234</text:p>
          </table:table-cell>
          <table:table-cell office:value-type="float" office:value="0.3262484" calcext:value-type="float">
            <text:p>0.3262484</text:p>
          </table:table-cell>
          <table:table-cell office:value-type="float" office:value="0.3349809" calcext:value-type="float">
            <text:p>0.3349809</text:p>
          </table:table-cell>
          <table:table-cell office:value-type="float" office:value="0.3440898" calcext:value-type="float">
            <text:p>0.3440898</text:p>
          </table:table-cell>
          <table:table-cell office:value-type="float" office:value="0.3495248" calcext:value-type="float">
            <text:p>0.3495248</text:p>
          </table:table-cell>
          <table:table-cell office:value-type="float" office:value="0.3074738" calcext:value-type="float">
            <text:p>0.3074738</text:p>
          </table:table-cell>
          <table:table-cell office:value-type="float" office:value="0.3063453" calcext:value-type="float">
            <text:p>0.3063453</text:p>
          </table:table-cell>
          <table:table-cell office:value-type="float" office:value="0.3779652" calcext:value-type="float">
            <text:p>0.3779652</text:p>
          </table:table-cell>
          <table:table-cell office:value-type="float" office:value="0.3740884" calcext:value-type="float">
            <text:p>0.3740884</text:p>
          </table:table-cell>
          <table:table-cell office:value-type="float" office:value="0.3825467" calcext:value-type="float">
            <text:p>0.3825467</text:p>
          </table:table-cell>
          <table:table-cell office:value-type="float" office:value="0.3978575" calcext:value-type="float">
            <text:p>0.3978575</text:p>
          </table:table-cell>
          <table:table-cell office:value-type="float" office:value="0.4058987" calcext:value-type="float">
            <text:p>0.405898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528626E-016" calcext:value-type="float">
            <text:p>7.528626E-16</text:p>
          </table:table-cell>
          <table:table-cell office:value-type="float" office:value="7.199062E-016" calcext:value-type="float">
            <text:p>7.199062E-16</text:p>
          </table:table-cell>
          <table:table-cell office:value-type="float" office:value="2.464385E-016" calcext:value-type="float">
            <text:p>2.464385E-16</text:p>
          </table:table-cell>
          <table:table-cell office:value-type="float" office:value="2.164716E-023" calcext:value-type="float">
            <text:p>2.164716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3.836969" calcext:value-type="float">
            <text:p>-3.836969</text:p>
          </table:table-cell>
          <table:table-cell office:value-type="float" office:value="-0.02138921" calcext:value-type="float">
            <text:p>-0.02138921</text:p>
          </table:table-cell>
          <table:table-cell office:value-type="float" office:value="-0.01813709" calcext:value-type="float">
            <text:p>-0.01813709</text:p>
          </table:table-cell>
          <table:table-cell office:value-type="float" office:value="-0.01537379" calcext:value-type="float">
            <text:p>-0.01537379</text:p>
          </table:table-cell>
          <table:table-cell office:value-type="float" office:value="-0.01395953" calcext:value-type="float">
            <text:p>-0.01395953</text:p>
          </table:table-cell>
          <table:table-cell office:value-type="float" office:value="-0.01159849" calcext:value-type="float">
            <text:p>-0.01159849</text:p>
          </table:table-cell>
          <table:table-cell office:value-type="float" office:value="-0.01052061" calcext:value-type="float">
            <text:p>-0.01052061</text:p>
          </table:table-cell>
          <table:table-cell office:value-type="float" office:value="-0.009602279" calcext:value-type="float">
            <text:p>-0.009602279</text:p>
          </table:table-cell>
          <table:table-cell office:value-type="float" office:value="-0.009009356" calcext:value-type="float">
            <text:p>-0.009009356</text:p>
          </table:table-cell>
          <table:table-cell office:value-type="float" office:value="-0.007944112" calcext:value-type="float">
            <text:p>-0.007944112</text:p>
          </table:table-cell>
          <table:table-cell office:value-type="float" office:value="0" calcext:value-type="float">
            <text:p>0</text:p>
          </table:table-cell>
          <table:table-cell office:value-type="float" office:value="0.0435486" calcext:value-type="float">
            <text:p>0.0435486</text:p>
          </table:table-cell>
          <table:table-cell office:value-type="float" office:value="-0.1227694" calcext:value-type="float">
            <text:p>-0.1227694</text:p>
          </table:table-cell>
          <table:table-cell office:value-type="float" office:value="-0.0002459104" calcext:value-type="float">
            <text:p>-0.000245910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97157" calcext:value-type="float">
            <text:p>-2.19715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9072001" calcext:value-type="float">
            <text:p>29072001</text:p>
          </table:table-cell>
          <table:table-cell office:value-type="float" office:value="626.8969" calcext:value-type="float">
            <text:p>626.8969</text:p>
          </table:table-cell>
          <table:table-cell office:value-type="float" office:value="380.7006" calcext:value-type="float">
            <text:p>380.7006</text:p>
          </table:table-cell>
          <table:table-cell office:value-type="float" office:value="23.42696" calcext:value-type="float">
            <text:p>23.42696</text:p>
          </table:table-cell>
          <table:table-cell office:value-type="float" office:value="1133.161" calcext:value-type="float">
            <text:p>1133.161</text:p>
          </table:table-cell>
          <table:table-cell office:value-type="float" office:value="69.68538" calcext:value-type="float">
            <text:p>69.68538</text:p>
          </table:table-cell>
          <table:table-cell office:value-type="float" office:value="0" calcext:value-type="float">
            <text:p>0</text:p>
          </table:table-cell>
          <table:table-cell office:value-type="float" office:value="0.4146185" calcext:value-type="float">
            <text:p>0.4146185</text:p>
          </table:table-cell>
          <table:table-cell office:value-type="float" office:value="0.4175926" calcext:value-type="float">
            <text:p>0.4175926</text:p>
          </table:table-cell>
          <table:table-cell office:value-type="float" office:value="0.422232" calcext:value-type="float">
            <text:p>0.422232</text:p>
          </table:table-cell>
          <table:table-cell office:value-type="float" office:value="0.4255945" calcext:value-type="float">
            <text:p>0.4255945</text:p>
          </table:table-cell>
          <table:table-cell office:value-type="float" office:value="0.4273975" calcext:value-type="float">
            <text:p>0.4273975</text:p>
          </table:table-cell>
          <table:table-cell office:value-type="float" office:value="0.3275463" calcext:value-type="float">
            <text:p>0.3275463</text:p>
          </table:table-cell>
          <table:table-cell office:value-type="float" office:value="0.3324554" calcext:value-type="float">
            <text:p>0.3324554</text:p>
          </table:table-cell>
          <table:table-cell office:value-type="float" office:value="0.3807906" calcext:value-type="float">
            <text:p>0.3807906</text:p>
          </table:table-cell>
          <table:table-cell office:value-type="float" office:value="0.3739893" calcext:value-type="float">
            <text:p>0.3739893</text:p>
          </table:table-cell>
          <table:table-cell office:value-type="float" office:value="0.3823027" calcext:value-type="float">
            <text:p>0.3823027</text:p>
          </table:table-cell>
          <table:table-cell office:value-type="float" office:value="0.3977468" calcext:value-type="float">
            <text:p>0.3977468</text:p>
          </table:table-cell>
          <table:table-cell office:value-type="float" office:value="0.4058749" calcext:value-type="float">
            <text:p>0.405874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530705E-016" calcext:value-type="float">
            <text:p>7.530705E-16</text:p>
          </table:table-cell>
          <table:table-cell office:value-type="float" office:value="7.198709E-016" calcext:value-type="float">
            <text:p>7.198709E-16</text:p>
          </table:table-cell>
          <table:table-cell office:value-type="float" office:value="2.464271E-016" calcext:value-type="float">
            <text:p>2.464271E-16</text:p>
          </table:table-cell>
          <table:table-cell office:value-type="float" office:value="2.16466E-023" calcext:value-type="float">
            <text:p>2.16466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4835827" calcext:value-type="float">
            <text:p>-0.004835827</text:p>
          </table:table-cell>
          <table:table-cell office:value-type="float" office:value="-0.00464145" calcext:value-type="float">
            <text:p>-0.00464145</text:p>
          </table:table-cell>
          <table:table-cell office:value-type="float" office:value="-0.004346872" calcext:value-type="float">
            <text:p>-0.004346872</text:p>
          </table:table-cell>
          <table:table-cell office:value-type="float" office:value="-0.004149905" calcext:value-type="float">
            <text:p>-0.004149905</text:p>
          </table:table-cell>
          <table:table-cell office:value-type="float" office:value="-0.004048297" calcext:value-type="float">
            <text:p>-0.004048297</text:p>
          </table:table-cell>
          <table:table-cell office:value-type="float" office:value="-0.007364949" calcext:value-type="float">
            <text:p>-0.007364949</text:p>
          </table:table-cell>
          <table:table-cell office:value-type="float" office:value="-0.005253201" calcext:value-type="float">
            <text:p>-0.005253201</text:p>
          </table:table-cell>
          <table:table-cell office:value-type="float" office:value="-0.008197618" calcext:value-type="float">
            <text:p>-0.008197618</text:p>
          </table:table-cell>
          <table:table-cell office:value-type="float" office:value="-0.009052047" calcext:value-type="float">
            <text:p>-0.009052047</text:p>
          </table:table-cell>
          <table:table-cell office:value-type="float" office:value="-0.008031579" calcext:value-type="float">
            <text:p>-0.008031579</text:p>
          </table:table-cell>
          <table:table-cell office:value-type="float" office:value="0" calcext:value-type="float">
            <text:p>0</text:p>
          </table:table-cell>
          <table:table-cell office:value-type="float" office:value="0.0435486" calcext:value-type="float">
            <text:p>0.0435486</text:p>
          </table:table-cell>
          <table:table-cell office:value-type="float" office:value="-0.00509252" calcext:value-type="float">
            <text:p>-0.00509252</text:p>
          </table:table-cell>
          <table:table-cell office:value-type="float" office:value="-0.0002587595" calcext:value-type="float">
            <text:p>-0.000258759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12836" calcext:value-type="float">
            <text:p>-2.21283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0072001" calcext:value-type="float">
            <text:p>30072001</text:p>
          </table:table-cell>
          <table:table-cell office:value-type="float" office:value="626.8969" calcext:value-type="float">
            <text:p>626.8969</text:p>
          </table:table-cell>
          <table:table-cell office:value-type="float" office:value="389.7975" calcext:value-type="float">
            <text:p>389.7975</text:p>
          </table:table-cell>
          <table:table-cell office:value-type="float" office:value="23.42696" calcext:value-type="float">
            <text:p>23.42696</text:p>
          </table:table-cell>
          <table:table-cell office:value-type="float" office:value="1124.06" calcext:value-type="float">
            <text:p>1124.06</text:p>
          </table:table-cell>
          <table:table-cell office:value-type="float" office:value="69.6888" calcext:value-type="float">
            <text:p>69.6888</text:p>
          </table:table-cell>
          <table:table-cell office:value-type="float" office:value="0" calcext:value-type="float">
            <text:p>0</text:p>
          </table:table-cell>
          <table:table-cell office:value-type="float" office:value="0.1642703" calcext:value-type="float">
            <text:p>0.1642703</text:p>
          </table:table-cell>
          <table:table-cell office:value-type="float" office:value="0.3709064" calcext:value-type="float">
            <text:p>0.3709064</text:p>
          </table:table-cell>
          <table:table-cell office:value-type="float" office:value="0.3760625" calcext:value-type="float">
            <text:p>0.3760625</text:p>
          </table:table-cell>
          <table:table-cell office:value-type="float" office:value="0.3825878" calcext:value-type="float">
            <text:p>0.3825878</text:p>
          </table:table-cell>
          <table:table-cell office:value-type="float" office:value="0.3872786" calcext:value-type="float">
            <text:p>0.3872786</text:p>
          </table:table-cell>
          <table:table-cell office:value-type="float" office:value="0.3321631" calcext:value-type="float">
            <text:p>0.3321631</text:p>
          </table:table-cell>
          <table:table-cell office:value-type="float" office:value="0.3260785" calcext:value-type="float">
            <text:p>0.3260785</text:p>
          </table:table-cell>
          <table:table-cell office:value-type="float" office:value="0.3833258" calcext:value-type="float">
            <text:p>0.3833258</text:p>
          </table:table-cell>
          <table:table-cell office:value-type="float" office:value="0.3746891" calcext:value-type="float">
            <text:p>0.3746891</text:p>
          </table:table-cell>
          <table:table-cell office:value-type="float" office:value="0.3820741" calcext:value-type="float">
            <text:p>0.3820741</text:p>
          </table:table-cell>
          <table:table-cell office:value-type="float" office:value="0.3973832" calcext:value-type="float">
            <text:p>0.3973832</text:p>
          </table:table-cell>
          <table:table-cell office:value-type="float" office:value="0.405724" calcext:value-type="float">
            <text:p>0.405724</text:p>
          </table:table-cell>
          <table:table-cell office:value-type="float" office:value="0.4623754" calcext:value-type="float">
            <text:p>0.4623754</text:p>
          </table:table-cell>
          <table:table-cell office:value-type="float" office:value="0" calcext:value-type="float">
            <text:p>0</text:p>
          </table:table-cell>
          <table:table-cell office:value-type="float" office:value="7.533045E-016" calcext:value-type="float">
            <text:p>7.533045E-16</text:p>
          </table:table-cell>
          <table:table-cell office:value-type="float" office:value="7.198289E-016" calcext:value-type="float">
            <text:p>7.198289E-16</text:p>
          </table:table-cell>
          <table:table-cell office:value-type="float" office:value="2.464147E-016" calcext:value-type="float">
            <text:p>2.464147E-16</text:p>
          </table:table-cell>
          <table:table-cell office:value-type="float" office:value="2.164598E-023" calcext:value-type="float">
            <text:p>2.164598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3.715233" calcext:value-type="float">
            <text:p>-3.715233</text:p>
          </table:table-cell>
          <table:table-cell office:value-type="float" office:value="-0.009702995" calcext:value-type="float">
            <text:p>-0.009702995</text:p>
          </table:table-cell>
          <table:table-cell office:value-type="float" office:value="-0.008909966" calcext:value-type="float">
            <text:p>-0.008909966</text:p>
          </table:table-cell>
          <table:table-cell office:value-type="float" office:value="-0.008007335" calcext:value-type="float">
            <text:p>-0.008007335</text:p>
          </table:table-cell>
          <table:table-cell office:value-type="float" office:value="-0.007422848" calcext:value-type="float">
            <text:p>-0.007422848</text:p>
          </table:table-cell>
          <table:table-cell office:value-type="float" office:value="-0.006516125" calcext:value-type="float">
            <text:p>-0.006516125</text:p>
          </table:table-cell>
          <table:table-cell office:value-type="float" office:value="-0.006229883" calcext:value-type="float">
            <text:p>-0.006229883</text:p>
          </table:table-cell>
          <table:table-cell office:value-type="float" office:value="-0.007090257" calcext:value-type="float">
            <text:p>-0.007090257</text:p>
          </table:table-cell>
          <table:table-cell office:value-type="float" office:value="-0.008777595" calcext:value-type="float">
            <text:p>-0.008777595</text:p>
          </table:table-cell>
          <table:table-cell office:value-type="float" office:value="-0.008114512" calcext:value-type="float">
            <text:p>-0.008114512</text:p>
          </table:table-cell>
          <table:table-cell office:value-type="float" office:value="0" calcext:value-type="float">
            <text:p>0</text:p>
          </table:table-cell>
          <table:table-cell office:value-type="float" office:value="0.0435486" calcext:value-type="float">
            <text:p>0.0435486</text:p>
          </table:table-cell>
          <table:table-cell office:value-type="float" office:value="-0.0933923" calcext:value-type="float">
            <text:p>-0.0933923</text:p>
          </table:table-cell>
          <table:table-cell office:value-type="float" office:value="-0.0002687091" calcext:value-type="float">
            <text:p>-0.0002687091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06425" calcext:value-type="float">
            <text:p>-2.20642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1072001" calcext:value-type="float">
            <text:p>31072001</text:p>
          </table:table-cell>
          <table:table-cell office:value-type="float" office:value="626.8969" calcext:value-type="float">
            <text:p>626.8969</text:p>
          </table:table-cell>
          <table:table-cell office:value-type="float" office:value="398.7607" calcext:value-type="float">
            <text:p>398.7607</text:p>
          </table:table-cell>
          <table:table-cell office:value-type="float" office:value="23.42696" calcext:value-type="float">
            <text:p>23.42696</text:p>
          </table:table-cell>
          <table:table-cell office:value-type="float" office:value="1115.076" calcext:value-type="float">
            <text:p>1115.076</text:p>
          </table:table-cell>
          <table:table-cell office:value-type="float" office:value="69.70941" calcext:value-type="float">
            <text:p>69.70941</text:p>
          </table:table-cell>
          <table:table-cell office:value-type="float" office:value="0" calcext:value-type="float">
            <text:p>0</text:p>
          </table:table-cell>
          <table:table-cell office:value-type="float" office:value="0.114571" calcext:value-type="float">
            <text:p>0.114571</text:p>
          </table:table-cell>
          <table:table-cell office:value-type="float" office:value="0.3257549" calcext:value-type="float">
            <text:p>0.3257549</text:p>
          </table:table-cell>
          <table:table-cell office:value-type="float" office:value="0.338187" calcext:value-type="float">
            <text:p>0.338187</text:p>
          </table:table-cell>
          <table:table-cell office:value-type="float" office:value="0.3506607" calcext:value-type="float">
            <text:p>0.3506607</text:p>
          </table:table-cell>
          <table:table-cell office:value-type="float" office:value="0.35875" calcext:value-type="float">
            <text:p>0.35875</text:p>
          </table:table-cell>
          <table:table-cell office:value-type="float" office:value="0.3162039" calcext:value-type="float">
            <text:p>0.3162039</text:p>
          </table:table-cell>
          <table:table-cell office:value-type="float" office:value="0.3155468" calcext:value-type="float">
            <text:p>0.3155468</text:p>
          </table:table-cell>
          <table:table-cell office:value-type="float" office:value="0.382374" calcext:value-type="float">
            <text:p>0.382374</text:p>
          </table:table-cell>
          <table:table-cell office:value-type="float" office:value="0.375269" calcext:value-type="float">
            <text:p>0.375269</text:p>
          </table:table-cell>
          <table:table-cell office:value-type="float" office:value="0.3818885" calcext:value-type="float">
            <text:p>0.3818885</text:p>
          </table:table-cell>
          <table:table-cell office:value-type="float" office:value="0.3969361" calcext:value-type="float">
            <text:p>0.3969361</text:p>
          </table:table-cell>
          <table:table-cell office:value-type="float" office:value="0.4054704" calcext:value-type="float">
            <text:p>0.405470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535433E-016" calcext:value-type="float">
            <text:p>7.535433E-16</text:p>
          </table:table-cell>
          <table:table-cell office:value-type="float" office:value="7.197856E-016" calcext:value-type="float">
            <text:p>7.197856E-16</text:p>
          </table:table-cell>
          <table:table-cell office:value-type="float" office:value="2.464022E-016" calcext:value-type="float">
            <text:p>2.464022E-16</text:p>
          </table:table-cell>
          <table:table-cell office:value-type="float" office:value="2.164533E-023" calcext:value-type="float">
            <text:p>2.164533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61.53696" calcext:value-type="float">
            <text:p>-61.53696</text:p>
          </table:table-cell>
          <table:table-cell office:value-type="float" office:value="-0.02165836" calcext:value-type="float">
            <text:p>-0.02165836</text:p>
          </table:table-cell>
          <table:table-cell office:value-type="float" office:value="-0.01711568" calcext:value-type="float">
            <text:p>-0.01711568</text:p>
          </table:table-cell>
          <table:table-cell office:value-type="float" office:value="-0.01368717" calcext:value-type="float">
            <text:p>-0.01368717</text:p>
          </table:table-cell>
          <table:table-cell office:value-type="float" office:value="-0.01188963" calcext:value-type="float">
            <text:p>-0.01188963</text:p>
          </table:table-cell>
          <table:table-cell office:value-type="float" office:value="-0.009405053" calcext:value-type="float">
            <text:p>-0.009405053</text:p>
          </table:table-cell>
          <table:table-cell office:value-type="float" office:value="-0.008201829" calcext:value-type="float">
            <text:p>-0.008201829</text:p>
          </table:table-cell>
          <table:table-cell office:value-type="float" office:value="-0.00746962" calcext:value-type="float">
            <text:p>-0.00746962</text:p>
          </table:table-cell>
          <table:table-cell office:value-type="float" office:value="-0.00855322" calcext:value-type="float">
            <text:p>-0.00855322</text:p>
          </table:table-cell>
          <table:table-cell office:value-type="float" office:value="-0.008182852" calcext:value-type="float">
            <text:p>-0.008182852</text:p>
          </table:table-cell>
          <table:table-cell office:value-type="float" office:value="0" calcext:value-type="float">
            <text:p>0</text:p>
          </table:table-cell>
          <table:table-cell office:value-type="float" office:value="0.0435486" calcext:value-type="float">
            <text:p>0.0435486</text:p>
          </table:table-cell>
          <table:table-cell office:value-type="float" office:value="-0.08535139" calcext:value-type="float">
            <text:p>-0.08535139</text:p>
          </table:table-cell>
          <table:table-cell office:value-type="float" office:value="-0.0002779345" calcext:value-type="float">
            <text:p>-0.000277934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01175" calcext:value-type="float">
            <text:p>-2.20117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82001" calcext:value-type="float">
            <text:p>1082001</text:p>
          </table:table-cell>
          <table:table-cell office:value-type="float" office:value="626.8969" calcext:value-type="float">
            <text:p>626.8969</text:p>
          </table:table-cell>
          <table:table-cell office:value-type="float" office:value="406.267" calcext:value-type="float">
            <text:p>406.267</text:p>
          </table:table-cell>
          <table:table-cell office:value-type="float" office:value="23.42696" calcext:value-type="float">
            <text:p>23.42696</text:p>
          </table:table-cell>
          <table:table-cell office:value-type="float" office:value="1107.532" calcext:value-type="float">
            <text:p>1107.532</text:p>
          </table:table-cell>
          <table:table-cell office:value-type="float" office:value="69.74737" calcext:value-type="float">
            <text:p>69.74737</text:p>
          </table:table-cell>
          <table:table-cell office:value-type="float" office:value="0" calcext:value-type="float">
            <text:p>0</text:p>
          </table:table-cell>
          <table:table-cell office:value-type="float" office:value="0.1194277" calcext:value-type="float">
            <text:p>0.1194277</text:p>
          </table:table-cell>
          <table:table-cell office:value-type="float" office:value="0.2844628" calcext:value-type="float">
            <text:p>0.2844628</text:p>
          </table:table-cell>
          <table:table-cell office:value-type="float" office:value="0.3091229" calcext:value-type="float">
            <text:p>0.3091229</text:p>
          </table:table-cell>
          <table:table-cell office:value-type="float" office:value="0.3260021" calcext:value-type="float">
            <text:p>0.3260021</text:p>
          </table:table-cell>
          <table:table-cell office:value-type="float" office:value="0.3362978" calcext:value-type="float">
            <text:p>0.3362978</text:p>
          </table:table-cell>
          <table:table-cell office:value-type="float" office:value="0.3028584" calcext:value-type="float">
            <text:p>0.3028584</text:p>
          </table:table-cell>
          <table:table-cell office:value-type="float" office:value="0.3064195" calcext:value-type="float">
            <text:p>0.3064195</text:p>
          </table:table-cell>
          <table:table-cell office:value-type="float" office:value="0.379766" calcext:value-type="float">
            <text:p>0.379766</text:p>
          </table:table-cell>
          <table:table-cell office:value-type="float" office:value="0.3752369" calcext:value-type="float">
            <text:p>0.3752369</text:p>
          </table:table-cell>
          <table:table-cell office:value-type="float" office:value="0.3817756" calcext:value-type="float">
            <text:p>0.3817756</text:p>
          </table:table-cell>
          <table:table-cell office:value-type="float" office:value="0.3965966" calcext:value-type="float">
            <text:p>0.3965966</text:p>
          </table:table-cell>
          <table:table-cell office:value-type="float" office:value="0.4052553" calcext:value-type="float">
            <text:p>0.405255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538047E-016" calcext:value-type="float">
            <text:p>7.538047E-16</text:p>
          </table:table-cell>
          <table:table-cell office:value-type="float" office:value="7.197349E-016" calcext:value-type="float">
            <text:p>7.197349E-16</text:p>
          </table:table-cell>
          <table:table-cell office:value-type="float" office:value="2.463889E-016" calcext:value-type="float">
            <text:p>2.463889E-16</text:p>
          </table:table-cell>
          <table:table-cell office:value-type="float" office:value="2.164457E-023" calcext:value-type="float">
            <text:p>2.164457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4.97057" calcext:value-type="float">
            <text:p>-44.97057</text:p>
          </table:table-cell>
          <table:table-cell office:value-type="float" office:value="-0.05527654" calcext:value-type="float">
            <text:p>-0.05527654</text:p>
          </table:table-cell>
          <table:table-cell office:value-type="float" office:value="-0.02971774" calcext:value-type="float">
            <text:p>-0.02971774</text:p>
          </table:table-cell>
          <table:table-cell office:value-type="float" office:value="-0.02144298" calcext:value-type="float">
            <text:p>-0.02144298</text:p>
          </table:table-cell>
          <table:table-cell office:value-type="float" office:value="-0.01771117" calcext:value-type="float">
            <text:p>-0.01771117</text:p>
          </table:table-cell>
          <table:table-cell office:value-type="float" office:value="-0.0129808" calcext:value-type="float">
            <text:p>-0.0129808</text:p>
          </table:table-cell>
          <table:table-cell office:value-type="float" office:value="-0.01049429" calcext:value-type="float">
            <text:p>-0.01049429</text:p>
          </table:table-cell>
          <table:table-cell office:value-type="float" office:value="-0.008657828" calcext:value-type="float">
            <text:p>-0.008657828</text:p>
          </table:table-cell>
          <table:table-cell office:value-type="float" office:value="-0.008562226" calcext:value-type="float">
            <text:p>-0.008562226</text:p>
          </table:table-cell>
          <table:table-cell office:value-type="float" office:value="-0.008224277" calcext:value-type="float">
            <text:p>-0.008224277</text:p>
          </table:table-cell>
          <table:table-cell office:value-type="float" office:value="0" calcext:value-type="float">
            <text:p>0</text:p>
          </table:table-cell>
          <table:table-cell office:value-type="float" office:value="0.0435486" calcext:value-type="float">
            <text:p>0.0435486</text:p>
          </table:table-cell>
          <table:table-cell office:value-type="float" office:value="-0.07737068" calcext:value-type="float">
            <text:p>-0.07737068</text:p>
          </table:table-cell>
          <table:table-cell office:value-type="float" office:value="-0.0002877902" calcext:value-type="float">
            <text:p>-0.000287790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197107" calcext:value-type="float">
            <text:p>-2.19710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82001" calcext:value-type="float">
            <text:p>2082001</text:p>
          </table:table-cell>
          <table:table-cell office:value-type="float" office:value="658.0973" calcext:value-type="float">
            <text:p>658.0973</text:p>
          </table:table-cell>
          <table:table-cell office:value-type="float" office:value="414.6689" calcext:value-type="float">
            <text:p>414.6689</text:p>
          </table:table-cell>
          <table:table-cell office:value-type="float" office:value="24.46606" calcext:value-type="float">
            <text:p>24.46606</text:p>
          </table:table-cell>
          <table:table-cell office:value-type="float" office:value="1127.454" calcext:value-type="float">
            <text:p>1127.454</text:p>
          </table:table-cell>
          <table:table-cell office:value-type="float" office:value="71.58487" calcext:value-type="float">
            <text:p>71.58487</text:p>
          </table:table-cell>
          <table:table-cell office:value-type="float" office:value="0" calcext:value-type="float">
            <text:p>0</text:p>
          </table:table-cell>
          <table:table-cell office:value-type="float" office:value="0.4089448" calcext:value-type="float">
            <text:p>0.4089448</text:p>
          </table:table-cell>
          <table:table-cell office:value-type="float" office:value="0.4055563" calcext:value-type="float">
            <text:p>0.4055563</text:p>
          </table:table-cell>
          <table:table-cell office:value-type="float" office:value="0.4039218" calcext:value-type="float">
            <text:p>0.4039218</text:p>
          </table:table-cell>
          <table:table-cell office:value-type="float" office:value="0.3929562" calcext:value-type="float">
            <text:p>0.3929562</text:p>
          </table:table-cell>
          <table:table-cell office:value-type="float" office:value="0.3851238" calcext:value-type="float">
            <text:p>0.3851238</text:p>
          </table:table-cell>
          <table:table-cell office:value-type="float" office:value="0.3111431" calcext:value-type="float">
            <text:p>0.3111431</text:p>
          </table:table-cell>
          <table:table-cell office:value-type="float" office:value="0.3358703" calcext:value-type="float">
            <text:p>0.3358703</text:p>
          </table:table-cell>
          <table:table-cell office:value-type="float" office:value="0.3819761" calcext:value-type="float">
            <text:p>0.3819761</text:p>
          </table:table-cell>
          <table:table-cell office:value-type="float" office:value="0.375192" calcext:value-type="float">
            <text:p>0.375192</text:p>
          </table:table-cell>
          <table:table-cell office:value-type="float" office:value="0.3818251" calcext:value-type="float">
            <text:p>0.3818251</text:p>
          </table:table-cell>
          <table:table-cell office:value-type="float" office:value="0.3964813" calcext:value-type="float">
            <text:p>0.3964813</text:p>
          </table:table-cell>
          <table:table-cell office:value-type="float" office:value="0.405136" calcext:value-type="float">
            <text:p>0.405136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7.540474E-016" calcext:value-type="float">
            <text:p>7.540474E-16</text:p>
          </table:table-cell>
          <table:table-cell office:value-type="float" office:value="7.1969E-016" calcext:value-type="float">
            <text:p>7.1969E-16</text:p>
          </table:table-cell>
          <table:table-cell office:value-type="float" office:value="2.46376E-016" calcext:value-type="float">
            <text:p>2.46376E-16</text:p>
          </table:table-cell>
          <table:table-cell office:value-type="float" office:value="2.164381E-023" calcext:value-type="float">
            <text:p>2.164381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5218787" calcext:value-type="float">
            <text:p>-0.005218787</text:p>
          </table:table-cell>
          <table:table-cell office:value-type="float" office:value="-0.005508451" calcext:value-type="float">
            <text:p>-0.005508451</text:p>
          </table:table-cell>
          <table:table-cell office:value-type="float" office:value="-0.005672467" calcext:value-type="float">
            <text:p>-0.005672467</text:p>
          </table:table-cell>
          <table:table-cell office:value-type="float" office:value="-0.006852113" calcext:value-type="float">
            <text:p>-0.006852113</text:p>
          </table:table-cell>
          <table:table-cell office:value-type="float" office:value="-0.007859471" calcext:value-type="float">
            <text:p>-0.007859471</text:p>
          </table:table-cell>
          <table:table-cell office:value-type="float" office:value="-0.01076969" calcext:value-type="float">
            <text:p>-0.01076969</text:p>
          </table:table-cell>
          <table:table-cell office:value-type="float" office:value="-0.004780616" calcext:value-type="float">
            <text:p>-0.004780616</text:p>
          </table:table-cell>
          <table:table-cell office:value-type="float" office:value="-0.007676733" calcext:value-type="float">
            <text:p>-0.007676733</text:p>
          </table:table-cell>
          <table:table-cell office:value-type="float" office:value="-0.008582386" calcext:value-type="float">
            <text:p>-0.008582386</text:p>
          </table:table-cell>
          <table:table-cell office:value-type="float" office:value="-0.008206085" calcext:value-type="float">
            <text:p>-0.008206085</text:p>
          </table:table-cell>
          <table:table-cell office:value-type="float" office:value="0" calcext:value-type="float">
            <text:p>0</text:p>
          </table:table-cell>
          <table:table-cell office:value-type="float" office:value="0.0435486" calcext:value-type="float">
            <text:p>0.0435486</text:p>
          </table:table-cell>
          <table:table-cell office:value-type="float" office:value="-0.005698993" calcext:value-type="float">
            <text:p>-0.005698993</text:p>
          </table:table-cell>
          <table:table-cell office:value-type="float" office:value="-0.0003010463" calcext:value-type="float">
            <text:p>-0.000301046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14062" calcext:value-type="float">
            <text:p>-2.21406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82001" calcext:value-type="float">
            <text:p>3082001</text:p>
          </table:table-cell>
          <table:table-cell office:value-type="float" office:value="658.0973" calcext:value-type="float">
            <text:p>658.0973</text:p>
          </table:table-cell>
          <table:table-cell office:value-type="float" office:value="422.7659" calcext:value-type="float">
            <text:p>422.7659</text:p>
          </table:table-cell>
          <table:table-cell office:value-type="float" office:value="24.46606" calcext:value-type="float">
            <text:p>24.46606</text:p>
          </table:table-cell>
          <table:table-cell office:value-type="float" office:value="1119.359" calcext:value-type="float">
            <text:p>1119.359</text:p>
          </table:table-cell>
          <table:table-cell office:value-type="float" office:value="71.58261" calcext:value-type="float">
            <text:p>71.58261</text:p>
          </table:table-cell>
          <table:table-cell office:value-type="float" office:value="0" calcext:value-type="float">
            <text:p>0</text:p>
          </table:table-cell>
          <table:table-cell office:value-type="float" office:value="0.1723147" calcext:value-type="float">
            <text:p>0.1723147</text:p>
          </table:table-cell>
          <table:table-cell office:value-type="float" office:value="0.3568715" calcext:value-type="float">
            <text:p>0.3568715</text:p>
          </table:table-cell>
          <table:table-cell office:value-type="float" office:value="0.3615578" calcext:value-type="float">
            <text:p>0.3615578</text:p>
          </table:table-cell>
          <table:table-cell office:value-type="float" office:value="0.3673989" calcext:value-type="float">
            <text:p>0.3673989</text:p>
          </table:table-cell>
          <table:table-cell office:value-type="float" office:value="0.3715848" calcext:value-type="float">
            <text:p>0.3715848</text:p>
          </table:table-cell>
          <table:table-cell office:value-type="float" office:value="0.3208194" calcext:value-type="float">
            <text:p>0.3208194</text:p>
          </table:table-cell>
          <table:table-cell office:value-type="float" office:value="0.3168897" calcext:value-type="float">
            <text:p>0.3168897</text:p>
          </table:table-cell>
          <table:table-cell office:value-type="float" office:value="0.3822872" calcext:value-type="float">
            <text:p>0.3822872</text:p>
          </table:table-cell>
          <table:table-cell office:value-type="float" office:value="0.3757277" calcext:value-type="float">
            <text:p>0.3757277</text:p>
          </table:table-cell>
          <table:table-cell office:value-type="float" office:value="0.381803" calcext:value-type="float">
            <text:p>0.381803</text:p>
          </table:table-cell>
          <table:table-cell office:value-type="float" office:value="0.3962939" calcext:value-type="float">
            <text:p>0.3962939</text:p>
          </table:table-cell>
          <table:table-cell office:value-type="float" office:value="0.4049377" calcext:value-type="float">
            <text:p>0.404937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542865E-016" calcext:value-type="float">
            <text:p>7.542865E-16</text:p>
          </table:table-cell>
          <table:table-cell office:value-type="float" office:value="7.196473E-016" calcext:value-type="float">
            <text:p>7.196473E-16</text:p>
          </table:table-cell>
          <table:table-cell office:value-type="float" office:value="2.463634E-016" calcext:value-type="float">
            <text:p>2.463634E-16</text:p>
          </table:table-cell>
          <table:table-cell office:value-type="float" office:value="2.164306E-023" calcext:value-type="float">
            <text:p>2.164306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2.615049" calcext:value-type="float">
            <text:p>-2.615049</text:p>
          </table:table-cell>
          <table:table-cell office:value-type="float" office:value="-0.01230459" calcext:value-type="float">
            <text:p>-0.01230459</text:p>
          </table:table-cell>
          <table:table-cell office:value-type="float" office:value="-0.01134845" calcext:value-type="float">
            <text:p>-0.01134845</text:p>
          </table:table-cell>
          <table:table-cell office:value-type="float" office:value="-0.01027454" calcext:value-type="float">
            <text:p>-0.01027454</text:p>
          </table:table-cell>
          <table:table-cell office:value-type="float" office:value="-0.009578892" calcext:value-type="float">
            <text:p>-0.009578892</text:p>
          </table:table-cell>
          <table:table-cell office:value-type="float" office:value="-0.008450062" calcext:value-type="float">
            <text:p>-0.008450062</text:p>
          </table:table-cell>
          <table:table-cell office:value-type="float" office:value="-0.007923289" calcext:value-type="float">
            <text:p>-0.007923289</text:p>
          </table:table-cell>
          <table:table-cell office:value-type="float" office:value="-0.007509601" calcext:value-type="float">
            <text:p>-0.007509601</text:p>
          </table:table-cell>
          <table:table-cell office:value-type="float" office:value="-0.008380574" calcext:value-type="float">
            <text:p>-0.008380574</text:p>
          </table:table-cell>
          <table:table-cell office:value-type="float" office:value="-0.008214299" calcext:value-type="float">
            <text:p>-0.008214299</text:p>
          </table:table-cell>
          <table:table-cell office:value-type="float" office:value="0" calcext:value-type="float">
            <text:p>0</text:p>
          </table:table-cell>
          <table:table-cell office:value-type="float" office:value="0.0435486" calcext:value-type="float">
            <text:p>0.0435486</text:p>
          </table:table-cell>
          <table:table-cell office:value-type="float" office:value="-0.05749328" calcext:value-type="float">
            <text:p>-0.05749328</text:p>
          </table:table-cell>
          <table:table-cell office:value-type="float" office:value="-0.0003097894" calcext:value-type="float">
            <text:p>-0.000309789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08916" calcext:value-type="float">
            <text:p>-2.20891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082001" calcext:value-type="float">
            <text:p>4082001</text:p>
          </table:table-cell>
          <table:table-cell office:value-type="float" office:value="658.0973" calcext:value-type="float">
            <text:p>658.0973</text:p>
          </table:table-cell>
          <table:table-cell office:value-type="float" office:value="431.0818" calcext:value-type="float">
            <text:p>431.0818</text:p>
          </table:table-cell>
          <table:table-cell office:value-type="float" office:value="24.46606" calcext:value-type="float">
            <text:p>24.46606</text:p>
          </table:table-cell>
          <table:table-cell office:value-type="float" office:value="1111.031" calcext:value-type="float">
            <text:p>1111.031</text:p>
          </table:table-cell>
          <table:table-cell office:value-type="float" office:value="71.59413" calcext:value-type="float">
            <text:p>71.59413</text:p>
          </table:table-cell>
          <table:table-cell office:value-type="float" office:value="0" calcext:value-type="float">
            <text:p>0</text:p>
          </table:table-cell>
          <table:table-cell office:value-type="float" office:value="0.118411" calcext:value-type="float">
            <text:p>0.118411</text:p>
          </table:table-cell>
          <table:table-cell office:value-type="float" office:value="0.3116985" calcext:value-type="float">
            <text:p>0.3116985</text:p>
          </table:table-cell>
          <table:table-cell office:value-type="float" office:value="0.3270125" calcext:value-type="float">
            <text:p>0.3270125</text:p>
          </table:table-cell>
          <table:table-cell office:value-type="float" office:value="0.3397095" calcext:value-type="float">
            <text:p>0.3397095</text:p>
          </table:table-cell>
          <table:table-cell office:value-type="float" office:value="0.3478301" calcext:value-type="float">
            <text:p>0.3478301</text:p>
          </table:table-cell>
          <table:table-cell office:value-type="float" office:value="0.3086234" calcext:value-type="float">
            <text:p>0.3086234</text:p>
          </table:table-cell>
          <table:table-cell office:value-type="float" office:value="0.3094215" calcext:value-type="float">
            <text:p>0.3094215</text:p>
          </table:table-cell>
          <table:table-cell office:value-type="float" office:value="0.3803766" calcext:value-type="float">
            <text:p>0.3803766</text:p>
          </table:table-cell>
          <table:table-cell office:value-type="float" office:value="0.3756456" calcext:value-type="float">
            <text:p>0.3756456</text:p>
          </table:table-cell>
          <table:table-cell office:value-type="float" office:value="0.3816986" calcext:value-type="float">
            <text:p>0.3816986</text:p>
          </table:table-cell>
          <table:table-cell office:value-type="float" office:value="0.3960342" calcext:value-type="float">
            <text:p>0.3960342</text:p>
          </table:table-cell>
          <table:table-cell office:value-type="float" office:value="0.4047536" calcext:value-type="float">
            <text:p>0.4047536</text:p>
          </table:table-cell>
          <table:table-cell office:value-type="float" office:value="0.4623754" calcext:value-type="float">
            <text:p>0.4623754</text:p>
          </table:table-cell>
          <table:table-cell office:value-type="float" office:value="0" calcext:value-type="float">
            <text:p>0</text:p>
          </table:table-cell>
          <table:table-cell office:value-type="float" office:value="7.544971E-016" calcext:value-type="float">
            <text:p>7.544971E-16</text:p>
          </table:table-cell>
          <table:table-cell office:value-type="float" office:value="7.196115E-016" calcext:value-type="float">
            <text:p>7.196115E-16</text:p>
          </table:table-cell>
          <table:table-cell office:value-type="float" office:value="2.463523E-016" calcext:value-type="float">
            <text:p>2.463523E-16</text:p>
          </table:table-cell>
          <table:table-cell office:value-type="float" office:value="2.164249E-023" calcext:value-type="float">
            <text:p>2.164249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8.4756" calcext:value-type="float">
            <text:p>-48.4756</text:p>
          </table:table-cell>
          <table:table-cell office:value-type="float" office:value="-0.02837204" calcext:value-type="float">
            <text:p>-0.02837204</text:p>
          </table:table-cell>
          <table:table-cell office:value-type="float" office:value="-0.02104226" calcext:value-type="float">
            <text:p>-0.02104226</text:p>
          </table:table-cell>
          <table:table-cell office:value-type="float" office:value="-0.01663847" calcext:value-type="float">
            <text:p>-0.01663847</text:p>
          </table:table-cell>
          <table:table-cell office:value-type="float" office:value="-0.01438306" calcext:value-type="float">
            <text:p>-0.01438306</text:p>
          </table:table-cell>
          <table:table-cell office:value-type="float" office:value="-0.011279" calcext:value-type="float">
            <text:p>-0.011279</text:p>
          </table:table-cell>
          <table:table-cell office:value-type="float" office:value="-0.009672746" calcext:value-type="float">
            <text:p>-0.009672746</text:p>
          </table:table-cell>
          <table:table-cell office:value-type="float" office:value="-0.008364935" calcext:value-type="float">
            <text:p>-0.008364935</text:p>
          </table:table-cell>
          <table:table-cell office:value-type="float" office:value="-0.00840873" calcext:value-type="float">
            <text:p>-0.00840873</text:p>
          </table:table-cell>
          <table:table-cell office:value-type="float" office:value="-0.008252782" calcext:value-type="float">
            <text:p>-0.008252782</text:p>
          </table:table-cell>
          <table:table-cell office:value-type="float" office:value="0" calcext:value-type="float">
            <text:p>0</text:p>
          </table:table-cell>
          <table:table-cell office:value-type="float" office:value="0.0435486" calcext:value-type="float">
            <text:p>0.0435486</text:p>
          </table:table-cell>
          <table:table-cell office:value-type="float" office:value="-0.05275109" calcext:value-type="float">
            <text:p>-0.05275109</text:p>
          </table:table-cell>
          <table:table-cell office:value-type="float" office:value="-0.0003177078" calcext:value-type="float">
            <text:p>-0.0003177078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0479" calcext:value-type="float">
            <text:p>-2.2047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082001" calcext:value-type="float">
            <text:p>5082001</text:p>
          </table:table-cell>
          <table:table-cell office:value-type="float" office:value="658.0973" calcext:value-type="float">
            <text:p>658.0973</text:p>
          </table:table-cell>
          <table:table-cell office:value-type="float" office:value="439.1097" calcext:value-type="float">
            <text:p>439.1097</text:p>
          </table:table-cell>
          <table:table-cell office:value-type="float" office:value="24.46606" calcext:value-type="float">
            <text:p>24.46606</text:p>
          </table:table-cell>
          <table:table-cell office:value-type="float" office:value="1102.981" calcext:value-type="float">
            <text:p>1102.981</text:p>
          </table:table-cell>
          <table:table-cell office:value-type="float" office:value="71.61643" calcext:value-type="float">
            <text:p>71.61643</text:p>
          </table:table-cell>
          <table:table-cell office:value-type="float" office:value="0" calcext:value-type="float">
            <text:p>0</text:p>
          </table:table-cell>
          <table:table-cell office:value-type="float" office:value="0.1188667" calcext:value-type="float">
            <text:p>0.1188667</text:p>
          </table:table-cell>
          <table:table-cell office:value-type="float" office:value="0.2637558" calcext:value-type="float">
            <text:p>0.2637558</text:p>
          </table:table-cell>
          <table:table-cell office:value-type="float" office:value="0.2962787" calcext:value-type="float">
            <text:p>0.2962787</text:p>
          </table:table-cell>
          <table:table-cell office:value-type="float" office:value="0.3136016" calcext:value-type="float">
            <text:p>0.3136016</text:p>
          </table:table-cell>
          <table:table-cell office:value-type="float" office:value="0.3255472" calcext:value-type="float">
            <text:p>0.3255472</text:p>
          </table:table-cell>
          <table:table-cell office:value-type="float" office:value="0.2963831" calcext:value-type="float">
            <text:p>0.2963831</text:p>
          </table:table-cell>
          <table:table-cell office:value-type="float" office:value="0.301566" calcext:value-type="float">
            <text:p>0.301566</text:p>
          </table:table-cell>
          <table:table-cell office:value-type="float" office:value="0.3777871" calcext:value-type="float">
            <text:p>0.3777871</text:p>
          </table:table-cell>
          <table:table-cell office:value-type="float" office:value="0.37498" calcext:value-type="float">
            <text:p>0.37498</text:p>
          </table:table-cell>
          <table:table-cell office:value-type="float" office:value="0.3815279" calcext:value-type="float">
            <text:p>0.3815279</text:p>
          </table:table-cell>
          <table:table-cell office:value-type="float" office:value="0.3957707" calcext:value-type="float">
            <text:p>0.3957707</text:p>
          </table:table-cell>
          <table:table-cell office:value-type="float" office:value="0.4046049" calcext:value-type="float">
            <text:p>0.404604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546804E-016" calcext:value-type="float">
            <text:p>7.546804E-16</text:p>
          </table:table-cell>
          <table:table-cell office:value-type="float" office:value="7.195734E-016" calcext:value-type="float">
            <text:p>7.195734E-16</text:p>
          </table:table-cell>
          <table:table-cell office:value-type="float" office:value="2.463426E-016" calcext:value-type="float">
            <text:p>2.463426E-16</text:p>
          </table:table-cell>
          <table:table-cell office:value-type="float" office:value="2.164194E-023" calcext:value-type="float">
            <text:p>2.164194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7.3129" calcext:value-type="float">
            <text:p>-47.3129</text:p>
          </table:table-cell>
          <table:table-cell office:value-type="float" office:value="-0.09871015" calcext:value-type="float">
            <text:p>-0.09871015</text:p>
          </table:table-cell>
          <table:table-cell office:value-type="float" office:value="-0.04017337" calcext:value-type="float">
            <text:p>-0.04017337</text:p>
          </table:table-cell>
          <table:table-cell office:value-type="float" office:value="-0.02722211" calcext:value-type="float">
            <text:p>-0.02722211</text:p>
          </table:table-cell>
          <table:table-cell office:value-type="float" office:value="-0.02164702" calcext:value-type="float">
            <text:p>-0.02164702</text:p>
          </table:table-cell>
          <table:table-cell office:value-type="float" office:value="-0.01524888" calcext:value-type="float">
            <text:p>-0.01524888</text:p>
          </table:table-cell>
          <table:table-cell office:value-type="float" office:value="-0.01199821" calcext:value-type="float">
            <text:p>-0.01199821</text:p>
          </table:table-cell>
          <table:table-cell office:value-type="float" office:value="-0.009694001" calcext:value-type="float">
            <text:p>-0.009694001</text:p>
          </table:table-cell>
          <table:table-cell office:value-type="float" office:value="-0.008658637" calcext:value-type="float">
            <text:p>-0.008658637</text:p>
          </table:table-cell>
          <table:table-cell office:value-type="float" office:value="-0.00831597" calcext:value-type="float">
            <text:p>-0.00831597</text:p>
          </table:table-cell>
          <table:table-cell office:value-type="float" office:value="0" calcext:value-type="float">
            <text:p>0</text:p>
          </table:table-cell>
          <table:table-cell office:value-type="float" office:value="0.0435486" calcext:value-type="float">
            <text:p>0.0435486</text:p>
          </table:table-cell>
          <table:table-cell office:value-type="float" office:value="-0.04781746" calcext:value-type="float">
            <text:p>-0.04781746</text:p>
          </table:table-cell>
          <table:table-cell office:value-type="float" office:value="-0.0003258567" calcext:value-type="float">
            <text:p>-0.000325856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0149" calcext:value-type="float">
            <text:p>-2.2014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082001" calcext:value-type="float">
            <text:p>6082001</text:p>
          </table:table-cell>
          <table:table-cell office:value-type="float" office:value="689.2977" calcext:value-type="float">
            <text:p>689.2977</text:p>
          </table:table-cell>
          <table:table-cell office:value-type="float" office:value="447.7024" calcext:value-type="float">
            <text:p>447.7024</text:p>
          </table:table-cell>
          <table:table-cell office:value-type="float" office:value="25.62007" calcext:value-type="float">
            <text:p>25.62007</text:p>
          </table:table-cell>
          <table:table-cell office:value-type="float" office:value="1122.589" calcext:value-type="float">
            <text:p>1122.589</text:p>
          </table:table-cell>
          <table:table-cell office:value-type="float" office:value="73.46219" calcext:value-type="float">
            <text:p>73.46219</text:p>
          </table:table-cell>
          <table:table-cell office:value-type="float" office:value="0" calcext:value-type="float">
            <text:p>0</text:p>
          </table:table-cell>
          <table:table-cell office:value-type="float" office:value="0.4120038" calcext:value-type="float">
            <text:p>0.4120038</text:p>
          </table:table-cell>
          <table:table-cell office:value-type="float" office:value="0.4042241" calcext:value-type="float">
            <text:p>0.4042241</text:p>
          </table:table-cell>
          <table:table-cell office:value-type="float" office:value="0.4005902" calcext:value-type="float">
            <text:p>0.4005902</text:p>
          </table:table-cell>
          <table:table-cell office:value-type="float" office:value="0.3658061" calcext:value-type="float">
            <text:p>0.3658061</text:p>
          </table:table-cell>
          <table:table-cell office:value-type="float" office:value="0.3495179" calcext:value-type="float">
            <text:p>0.3495179</text:p>
          </table:table-cell>
          <table:table-cell office:value-type="float" office:value="0.3002387" calcext:value-type="float">
            <text:p>0.3002387</text:p>
          </table:table-cell>
          <table:table-cell office:value-type="float" office:value="0.3364462" calcext:value-type="float">
            <text:p>0.3364462</text:p>
          </table:table-cell>
          <table:table-cell office:value-type="float" office:value="0.3803212" calcext:value-type="float">
            <text:p>0.3803212</text:p>
          </table:table-cell>
          <table:table-cell office:value-type="float" office:value="0.3745549" calcext:value-type="float">
            <text:p>0.3745549</text:p>
          </table:table-cell>
          <table:table-cell office:value-type="float" office:value="0.3815218" calcext:value-type="float">
            <text:p>0.3815218</text:p>
          </table:table-cell>
          <table:table-cell office:value-type="float" office:value="0.3957422" calcext:value-type="float">
            <text:p>0.3957422</text:p>
          </table:table-cell>
          <table:table-cell office:value-type="float" office:value="0.4045552" calcext:value-type="float">
            <text:p>0.404555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548346E-016" calcext:value-type="float">
            <text:p>7.548346E-16</text:p>
          </table:table-cell>
          <table:table-cell office:value-type="float" office:value="7.195434E-016" calcext:value-type="float">
            <text:p>7.195434E-16</text:p>
          </table:table-cell>
          <table:table-cell office:value-type="float" office:value="2.463341E-016" calcext:value-type="float">
            <text:p>2.463341E-16</text:p>
          </table:table-cell>
          <table:table-cell office:value-type="float" office:value="2.164147E-023" calcext:value-type="float">
            <text:p>2.164147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4938697" calcext:value-type="float">
            <text:p>-0.004938697</text:p>
          </table:table-cell>
          <table:table-cell office:value-type="float" office:value="-0.005610738" calcext:value-type="float">
            <text:p>-0.005610738</text:p>
          </table:table-cell>
          <table:table-cell office:value-type="float" office:value="-0.005941818" calcext:value-type="float">
            <text:p>-0.005941818</text:p>
          </table:table-cell>
          <table:table-cell office:value-type="float" office:value="-0.01077612" calcext:value-type="float">
            <text:p>-0.01077612</text:p>
          </table:table-cell>
          <table:table-cell office:value-type="float" office:value="-0.01434873" calcext:value-type="float">
            <text:p>-0.01434873</text:p>
          </table:table-cell>
          <table:table-cell office:value-type="float" office:value="-0.01397167" calcext:value-type="float">
            <text:p>-0.01397167</text:p>
          </table:table-cell>
          <table:table-cell office:value-type="float" office:value="-0.004726382" calcext:value-type="float">
            <text:p>-0.004726382</text:p>
          </table:table-cell>
          <table:table-cell office:value-type="float" office:value="-0.008426788" calcext:value-type="float">
            <text:p>-0.008426788</text:p>
          </table:table-cell>
          <table:table-cell office:value-type="float" office:value="-0.008826745" calcext:value-type="float">
            <text:p>-0.008826745</text:p>
          </table:table-cell>
          <table:table-cell office:value-type="float" office:value="-0.008318302" calcext:value-type="float">
            <text:p>-0.008318302</text:p>
          </table:table-cell>
          <table:table-cell office:value-type="float" office:value="0" calcext:value-type="float">
            <text:p>0</text:p>
          </table:table-cell>
          <table:table-cell office:value-type="float" office:value="0.0435486" calcext:value-type="float">
            <text:p>0.0435486</text:p>
          </table:table-cell>
          <table:table-cell office:value-type="float" office:value="-0.005637389" calcext:value-type="float">
            <text:p>-0.005637389</text:p>
          </table:table-cell>
          <table:table-cell office:value-type="float" office:value="-0.0003363815" calcext:value-type="float">
            <text:p>-0.000336381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18943" calcext:value-type="float">
            <text:p>-2.21894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082001" calcext:value-type="float">
            <text:p>7082001</text:p>
          </table:table-cell>
          <table:table-cell office:value-type="float" office:value="689.2977" calcext:value-type="float">
            <text:p>689.2977</text:p>
          </table:table-cell>
          <table:table-cell office:value-type="float" office:value="456.4203" calcext:value-type="float">
            <text:p>456.4203</text:p>
          </table:table-cell>
          <table:table-cell office:value-type="float" office:value="25.62007" calcext:value-type="float">
            <text:p>25.62007</text:p>
          </table:table-cell>
          <table:table-cell office:value-type="float" office:value="1113.889" calcext:value-type="float">
            <text:p>1113.889</text:p>
          </table:table-cell>
          <table:table-cell office:value-type="float" office:value="73.44421" calcext:value-type="float">
            <text:p>73.44421</text:p>
          </table:table-cell>
          <table:table-cell office:value-type="float" office:value="0" calcext:value-type="float">
            <text:p>0</text:p>
          </table:table-cell>
          <table:table-cell office:value-type="float" office:value="0.1615356" calcext:value-type="float">
            <text:p>0.1615356</text:p>
          </table:table-cell>
          <table:table-cell office:value-type="float" office:value="0.3407902" calcext:value-type="float">
            <text:p>0.3407902</text:p>
          </table:table-cell>
          <table:table-cell office:value-type="float" office:value="0.3469501" calcext:value-type="float">
            <text:p>0.3469501</text:p>
          </table:table-cell>
          <table:table-cell office:value-type="float" office:value="0.3535865" calcext:value-type="float">
            <text:p>0.3535865</text:p>
          </table:table-cell>
          <table:table-cell office:value-type="float" office:value="0.3577749" calcext:value-type="float">
            <text:p>0.3577749</text:p>
          </table:table-cell>
          <table:table-cell office:value-type="float" office:value="0.3113619" calcext:value-type="float">
            <text:p>0.3113619</text:p>
          </table:table-cell>
          <table:table-cell office:value-type="float" office:value="0.3107128" calcext:value-type="float">
            <text:p>0.3107128</text:p>
          </table:table-cell>
          <table:table-cell office:value-type="float" office:value="0.380252" calcext:value-type="float">
            <text:p>0.380252</text:p>
          </table:table-cell>
          <table:table-cell office:value-type="float" office:value="0.3746422" calcext:value-type="float">
            <text:p>0.3746422</text:p>
          </table:table-cell>
          <table:table-cell office:value-type="float" office:value="0.3814056" calcext:value-type="float">
            <text:p>0.3814056</text:p>
          </table:table-cell>
          <table:table-cell office:value-type="float" office:value="0.395601" calcext:value-type="float">
            <text:p>0.395601</text:p>
          </table:table-cell>
          <table:table-cell office:value-type="float" office:value="0.4043971" calcext:value-type="float">
            <text:p>0.404397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549777E-016" calcext:value-type="float">
            <text:p>7.549777E-16</text:p>
          </table:table-cell>
          <table:table-cell office:value-type="float" office:value="7.195176E-016" calcext:value-type="float">
            <text:p>7.195176E-16</text:p>
          </table:table-cell>
          <table:table-cell office:value-type="float" office:value="2.463276E-016" calcext:value-type="float">
            <text:p>2.463276E-16</text:p>
          </table:table-cell>
          <table:table-cell office:value-type="float" office:value="2.1641E-023" calcext:value-type="float">
            <text:p>2.1641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.309409" calcext:value-type="float">
            <text:p>-4.309409</text:p>
          </table:table-cell>
          <table:table-cell office:value-type="float" office:value="-0.01633986" calcext:value-type="float">
            <text:p>-0.01633986</text:p>
          </table:table-cell>
          <table:table-cell office:value-type="float" office:value="-0.01461231" calcext:value-type="float">
            <text:p>-0.01461231</text:p>
          </table:table-cell>
          <table:table-cell office:value-type="float" office:value="-0.01300177" calcext:value-type="float">
            <text:p>-0.01300177</text:p>
          </table:table-cell>
          <table:table-cell office:value-type="float" office:value="-0.01209573" calcext:value-type="float">
            <text:p>-0.01209573</text:p>
          </table:table-cell>
          <table:table-cell office:value-type="float" office:value="-0.01056974" calcext:value-type="float">
            <text:p>-0.01056974</text:p>
          </table:table-cell>
          <table:table-cell office:value-type="float" office:value="-0.009340641" calcext:value-type="float">
            <text:p>-0.009340641</text:p>
          </table:table-cell>
          <table:table-cell office:value-type="float" office:value="-0.008425724" calcext:value-type="float">
            <text:p>-0.008425724</text:p>
          </table:table-cell>
          <table:table-cell office:value-type="float" office:value="-0.008792098" calcext:value-type="float">
            <text:p>-0.008792098</text:p>
          </table:table-cell>
          <table:table-cell office:value-type="float" office:value="-0.00836165" calcext:value-type="float">
            <text:p>-0.00836165</text:p>
          </table:table-cell>
          <table:table-cell office:value-type="float" office:value="0" calcext:value-type="float">
            <text:p>0</text:p>
          </table:table-cell>
          <table:table-cell office:value-type="float" office:value="0.0435486" calcext:value-type="float">
            <text:p>0.0435486</text:p>
          </table:table-cell>
          <table:table-cell office:value-type="float" office:value="-0.03634384" calcext:value-type="float">
            <text:p>-0.03634384</text:p>
          </table:table-cell>
          <table:table-cell office:value-type="float" office:value="-0.0003426489" calcext:value-type="float">
            <text:p>-0.0003426489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14234" calcext:value-type="float">
            <text:p>-2.21423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082001" calcext:value-type="float">
            <text:p>8082001</text:p>
          </table:table-cell>
          <table:table-cell office:value-type="float" office:value="689.2977" calcext:value-type="float">
            <text:p>689.2977</text:p>
          </table:table-cell>
          <table:table-cell office:value-type="float" office:value="464.1376" calcext:value-type="float">
            <text:p>464.1376</text:p>
          </table:table-cell>
          <table:table-cell office:value-type="float" office:value="25.62007" calcext:value-type="float">
            <text:p>25.62007</text:p>
          </table:table-cell>
          <table:table-cell office:value-type="float" office:value="1106.177" calcext:value-type="float">
            <text:p>1106.177</text:p>
          </table:table-cell>
          <table:table-cell office:value-type="float" office:value="73.43925" calcext:value-type="float">
            <text:p>73.43925</text:p>
          </table:table-cell>
          <table:table-cell office:value-type="float" office:value="0" calcext:value-type="float">
            <text:p>0</text:p>
          </table:table-cell>
          <table:table-cell office:value-type="float" office:value="0.1160932" calcext:value-type="float">
            <text:p>0.1160932</text:p>
          </table:table-cell>
          <table:table-cell office:value-type="float" office:value="0.2973112" calcext:value-type="float">
            <text:p>0.2973112</text:p>
          </table:table-cell>
          <table:table-cell office:value-type="float" office:value="0.315076" calcext:value-type="float">
            <text:p>0.315076</text:p>
          </table:table-cell>
          <table:table-cell office:value-type="float" office:value="0.3285964" calcext:value-type="float">
            <text:p>0.3285964</text:p>
          </table:table-cell>
          <table:table-cell office:value-type="float" office:value="0.3371966" calcext:value-type="float">
            <text:p>0.3371966</text:p>
          </table:table-cell>
          <table:table-cell office:value-type="float" office:value="0.3014082" calcext:value-type="float">
            <text:p>0.3014082</text:p>
          </table:table-cell>
          <table:table-cell office:value-type="float" office:value="0.3038099" calcext:value-type="float">
            <text:p>0.3038099</text:p>
          </table:table-cell>
          <table:table-cell office:value-type="float" office:value="0.3780783" calcext:value-type="float">
            <text:p>0.3780783</text:p>
          </table:table-cell>
          <table:table-cell office:value-type="float" office:value="0.3742905" calcext:value-type="float">
            <text:p>0.3742905</text:p>
          </table:table-cell>
          <table:table-cell office:value-type="float" office:value="0.3812309" calcext:value-type="float">
            <text:p>0.3812309</text:p>
          </table:table-cell>
          <table:table-cell office:value-type="float" office:value="0.3954073" calcext:value-type="float">
            <text:p>0.3954073</text:p>
          </table:table-cell>
          <table:table-cell office:value-type="float" office:value="0.4042688" calcext:value-type="float">
            <text:p>0.404268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551068E-016" calcext:value-type="float">
            <text:p>7.551068E-16</text:p>
          </table:table-cell>
          <table:table-cell office:value-type="float" office:value="7.194938E-016" calcext:value-type="float">
            <text:p>7.194938E-16</text:p>
          </table:table-cell>
          <table:table-cell office:value-type="float" office:value="2.463212E-016" calcext:value-type="float">
            <text:p>2.463212E-16</text:p>
          </table:table-cell>
          <table:table-cell office:value-type="float" office:value="2.164054E-023" calcext:value-type="float">
            <text:p>2.164054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55.59846" calcext:value-type="float">
            <text:p>-55.59846</text:p>
          </table:table-cell>
          <table:table-cell office:value-type="float" office:value="-0.03929781" calcext:value-type="float">
            <text:p>-0.03929781</text:p>
          </table:table-cell>
          <table:table-cell office:value-type="float" office:value="-0.02642814" calcext:value-type="float">
            <text:p>-0.02642814</text:p>
          </table:table-cell>
          <table:table-cell office:value-type="float" office:value="-0.02042066" calcext:value-type="float">
            <text:p>-0.02042066</text:p>
          </table:table-cell>
          <table:table-cell office:value-type="float" office:value="-0.01742729" calcext:value-type="float">
            <text:p>-0.01742729</text:p>
          </table:table-cell>
          <table:table-cell office:value-type="float" office:value="-0.01345516" calcext:value-type="float">
            <text:p>-0.01345516</text:p>
          </table:table-cell>
          <table:table-cell office:value-type="float" office:value="-0.0112777" calcext:value-type="float">
            <text:p>-0.0112777</text:p>
          </table:table-cell>
          <table:table-cell office:value-type="float" office:value="-0.009535993" calcext:value-type="float">
            <text:p>-0.009535993</text:p>
          </table:table-cell>
          <table:table-cell office:value-type="float" office:value="-0.008928943" calcext:value-type="float">
            <text:p>-0.008928943</text:p>
          </table:table-cell>
          <table:table-cell office:value-type="float" office:value="-0.00842746" calcext:value-type="float">
            <text:p>-0.00842746</text:p>
          </table:table-cell>
          <table:table-cell office:value-type="float" office:value="0" calcext:value-type="float">
            <text:p>0</text:p>
          </table:table-cell>
          <table:table-cell office:value-type="float" office:value="0.0435486" calcext:value-type="float">
            <text:p>0.0435486</text:p>
          </table:table-cell>
          <table:table-cell office:value-type="float" office:value="-0.03353472" calcext:value-type="float">
            <text:p>-0.03353472</text:p>
          </table:table-cell>
          <table:table-cell office:value-type="float" office:value="-0.0003485723" calcext:value-type="float">
            <text:p>-0.000348572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10421" calcext:value-type="float">
            <text:p>-2.21042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082001" calcext:value-type="float">
            <text:p>9082001</text:p>
          </table:table-cell>
          <table:table-cell office:value-type="float" office:value="689.2977" calcext:value-type="float">
            <text:p>689.2977</text:p>
          </table:table-cell>
          <table:table-cell office:value-type="float" office:value="469.7903" calcext:value-type="float">
            <text:p>469.7903</text:p>
          </table:table-cell>
          <table:table-cell office:value-type="float" office:value="25.62007" calcext:value-type="float">
            <text:p>25.62007</text:p>
          </table:table-cell>
          <table:table-cell office:value-type="float" office:value="1100.518" calcext:value-type="float">
            <text:p>1100.518</text:p>
          </table:table-cell>
          <table:table-cell office:value-type="float" office:value="73.44469" calcext:value-type="float">
            <text:p>73.44469</text:p>
          </table:table-cell>
          <table:table-cell office:value-type="float" office:value="0" calcext:value-type="float">
            <text:p>0</text:p>
          </table:table-cell>
          <table:table-cell office:value-type="float" office:value="0.1179143" calcext:value-type="float">
            <text:p>0.1179143</text:p>
          </table:table-cell>
          <table:table-cell office:value-type="float" office:value="0.2679789" calcext:value-type="float">
            <text:p>0.2679789</text:p>
          </table:table-cell>
          <table:table-cell office:value-type="float" office:value="0.2929619" calcext:value-type="float">
            <text:p>0.2929619</text:p>
          </table:table-cell>
          <table:table-cell office:value-type="float" office:value="0.310085" calcext:value-type="float">
            <text:p>0.310085</text:p>
          </table:table-cell>
          <table:table-cell office:value-type="float" office:value="0.3214636" calcext:value-type="float">
            <text:p>0.3214636</text:p>
          </table:table-cell>
          <table:table-cell office:value-type="float" office:value="0.2924758" calcext:value-type="float">
            <text:p>0.2924758</text:p>
          </table:table-cell>
          <table:table-cell office:value-type="float" office:value="0.2978218" calcext:value-type="float">
            <text:p>0.2978218</text:p>
          </table:table-cell>
          <table:table-cell office:value-type="float" office:value="0.3760242" calcext:value-type="float">
            <text:p>0.3760242</text:p>
          </table:table-cell>
          <table:table-cell office:value-type="float" office:value="0.373612" calcext:value-type="float">
            <text:p>0.373612</text:p>
          </table:table-cell>
          <table:table-cell office:value-type="float" office:value="0.3810328" calcext:value-type="float">
            <text:p>0.3810328</text:p>
          </table:table-cell>
          <table:table-cell office:value-type="float" office:value="0.3952737" calcext:value-type="float">
            <text:p>0.3952737</text:p>
          </table:table-cell>
          <table:table-cell office:value-type="float" office:value="0.4042183" calcext:value-type="float">
            <text:p>0.404218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552359E-016" calcext:value-type="float">
            <text:p>7.552359E-16</text:p>
          </table:table-cell>
          <table:table-cell office:value-type="float" office:value="7.194699E-016" calcext:value-type="float">
            <text:p>7.194699E-16</text:p>
          </table:table-cell>
          <table:table-cell office:value-type="float" office:value="2.463148E-016" calcext:value-type="float">
            <text:p>2.463148E-16</text:p>
          </table:table-cell>
          <table:table-cell office:value-type="float" office:value="2.164007E-023" calcext:value-type="float">
            <text:p>2.164007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9.99655" calcext:value-type="float">
            <text:p>-49.99655</text:p>
          </table:table-cell>
          <table:table-cell office:value-type="float" office:value="-0.08733433" calcext:value-type="float">
            <text:p>-0.08733433</text:p>
          </table:table-cell>
          <table:table-cell office:value-type="float" office:value="-0.04378887" calcext:value-type="float">
            <text:p>-0.04378887</text:p>
          </table:table-cell>
          <table:table-cell office:value-type="float" office:value="-0.02917129" calcext:value-type="float">
            <text:p>-0.02917129</text:p>
          </table:table-cell>
          <table:table-cell office:value-type="float" office:value="-0.02339264" calcext:value-type="float">
            <text:p>-0.02339264</text:p>
          </table:table-cell>
          <table:table-cell office:value-type="float" office:value="-0.01684378" calcext:value-type="float">
            <text:p>-0.01684378</text:p>
          </table:table-cell>
          <table:table-cell office:value-type="float" office:value="-0.01332615" calcext:value-type="float">
            <text:p>-0.01332615</text:p>
          </table:table-cell>
          <table:table-cell office:value-type="float" office:value="-0.0107297" calcext:value-type="float">
            <text:p>-0.0107297</text:p>
          </table:table-cell>
          <table:table-cell office:value-type="float" office:value="-0.009200841" calcext:value-type="float">
            <text:p>-0.009200841</text:p>
          </table:table-cell>
          <table:table-cell office:value-type="float" office:value="-0.008502102" calcext:value-type="float">
            <text:p>-0.008502102</text:p>
          </table:table-cell>
          <table:table-cell office:value-type="float" office:value="0" calcext:value-type="float">
            <text:p>0</text:p>
          </table:table-cell>
          <table:table-cell office:value-type="float" office:value="0.0435486" calcext:value-type="float">
            <text:p>0.0435486</text:p>
          </table:table-cell>
          <table:table-cell office:value-type="float" office:value="-0.03079518" calcext:value-type="float">
            <text:p>-0.03079518</text:p>
          </table:table-cell>
          <table:table-cell office:value-type="float" office:value="-0.0003543518" calcext:value-type="float">
            <text:p>-0.0003543518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07276" calcext:value-type="float">
            <text:p>-2.20727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82001" calcext:value-type="float">
            <text:p>10082001</text:p>
          </table:table-cell>
          <table:table-cell office:value-type="float" office:value="689.2977" calcext:value-type="float">
            <text:p>689.2977</text:p>
          </table:table-cell>
          <table:table-cell office:value-type="float" office:value="475.2162" calcext:value-type="float">
            <text:p>475.2162</text:p>
          </table:table-cell>
          <table:table-cell office:value-type="float" office:value="25.62007" calcext:value-type="float">
            <text:p>25.62007</text:p>
          </table:table-cell>
          <table:table-cell office:value-type="float" office:value="1095.079" calcext:value-type="float">
            <text:p>1095.079</text:p>
          </table:table-cell>
          <table:table-cell office:value-type="float" office:value="73.45869" calcext:value-type="float">
            <text:p>73.45869</text:p>
          </table:table-cell>
          <table:table-cell office:value-type="float" office:value="0" calcext:value-type="float">
            <text:p>0</text:p>
          </table:table-cell>
          <table:table-cell office:value-type="float" office:value="0.1158245" calcext:value-type="float">
            <text:p>0.1158245</text:p>
          </table:table-cell>
          <table:table-cell office:value-type="float" office:value="0.2397653" calcext:value-type="float">
            <text:p>0.2397653</text:p>
          </table:table-cell>
          <table:table-cell office:value-type="float" office:value="0.273547" calcext:value-type="float">
            <text:p>0.273547</text:p>
          </table:table-cell>
          <table:table-cell office:value-type="float" office:value="0.2930031" calcext:value-type="float">
            <text:p>0.2930031</text:p>
          </table:table-cell>
          <table:table-cell office:value-type="float" office:value="0.3057686" calcext:value-type="float">
            <text:p>0.3057686</text:p>
          </table:table-cell>
          <table:table-cell office:value-type="float" office:value="0.2847624" calcext:value-type="float">
            <text:p>0.2847624</text:p>
          </table:table-cell>
          <table:table-cell office:value-type="float" office:value="0.2927018" calcext:value-type="float">
            <text:p>0.2927018</text:p>
          </table:table-cell>
          <table:table-cell office:value-type="float" office:value="0.3740148" calcext:value-type="float">
            <text:p>0.3740148</text:p>
          </table:table-cell>
          <table:table-cell office:value-type="float" office:value="0.3726404" calcext:value-type="float">
            <text:p>0.3726404</text:p>
          </table:table-cell>
          <table:table-cell office:value-type="float" office:value="0.3807136" calcext:value-type="float">
            <text:p>0.3807136</text:p>
          </table:table-cell>
          <table:table-cell office:value-type="float" office:value="0.3951193" calcext:value-type="float">
            <text:p>0.3951193</text:p>
          </table:table-cell>
          <table:table-cell office:value-type="float" office:value="0.4041805" calcext:value-type="float">
            <text:p>0.404180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553533E-016" calcext:value-type="float">
            <text:p>7.553533E-16</text:p>
          </table:table-cell>
          <table:table-cell office:value-type="float" office:value="7.194479E-016" calcext:value-type="float">
            <text:p>7.194479E-16</text:p>
          </table:table-cell>
          <table:table-cell office:value-type="float" office:value="2.463085E-016" calcext:value-type="float">
            <text:p>2.463085E-16</text:p>
          </table:table-cell>
          <table:table-cell office:value-type="float" office:value="2.163961E-023" calcext:value-type="float">
            <text:p>2.163961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57.08432" calcext:value-type="float">
            <text:p>-57.08432</text:p>
          </table:table-cell>
          <table:table-cell office:value-type="float" office:value="-0.2053696" calcext:value-type="float">
            <text:p>-0.2053696</text:p>
          </table:table-cell>
          <table:table-cell office:value-type="float" office:value="-0.07429634" calcext:value-type="float">
            <text:p>-0.07429634</text:p>
          </table:table-cell>
          <table:table-cell office:value-type="float" office:value="-0.04373851" calcext:value-type="float">
            <text:p>-0.04373851</text:p>
          </table:table-cell>
          <table:table-cell office:value-type="float" office:value="-0.03183104" calcext:value-type="float">
            <text:p>-0.03183104</text:p>
          </table:table-cell>
          <table:table-cell office:value-type="float" office:value="-0.02056207" calcext:value-type="float">
            <text:p>-0.02056207</text:p>
          </table:table-cell>
          <table:table-cell office:value-type="float" office:value="-0.01541571" calcext:value-type="float">
            <text:p>-0.01541571</text:p>
          </table:table-cell>
          <table:table-cell office:value-type="float" office:value="-0.01204717" calcext:value-type="float">
            <text:p>-0.01204717</text:p>
          </table:table-cell>
          <table:table-cell office:value-type="float" office:value="-0.009607005" calcext:value-type="float">
            <text:p>-0.009607005</text:p>
          </table:table-cell>
          <table:table-cell office:value-type="float" office:value="-0.00862467" calcext:value-type="float">
            <text:p>-0.00862467</text:p>
          </table:table-cell>
          <table:table-cell office:value-type="float" office:value="0" calcext:value-type="float">
            <text:p>0</text:p>
          </table:table-cell>
          <table:table-cell office:value-type="float" office:value="0.0435486" calcext:value-type="float">
            <text:p>0.0435486</text:p>
          </table:table-cell>
          <table:table-cell office:value-type="float" office:value="-0.02859346" calcext:value-type="float">
            <text:p>-0.02859346</text:p>
          </table:table-cell>
          <table:table-cell office:value-type="float" office:value="-0.0003591058" calcext:value-type="float">
            <text:p>-0.0003591058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04609" calcext:value-type="float">
            <text:p>-2.20460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082001" calcext:value-type="float">
            <text:p>11082001</text:p>
          </table:table-cell>
          <table:table-cell office:value-type="float" office:value="720.4981" calcext:value-type="float">
            <text:p>720.4981</text:p>
          </table:table-cell>
          <table:table-cell office:value-type="float" office:value="482.2202" calcext:value-type="float">
            <text:p>482.2202</text:p>
          </table:table-cell>
          <table:table-cell office:value-type="float" office:value="27.22945" calcext:value-type="float">
            <text:p>27.22945</text:p>
          </table:table-cell>
          <table:table-cell office:value-type="float" office:value="1115.88" calcext:value-type="float">
            <text:p>1115.88</text:p>
          </table:table-cell>
          <table:table-cell office:value-type="float" office:value="75.24427" calcext:value-type="float">
            <text:p>75.24427</text:p>
          </table:table-cell>
          <table:table-cell office:value-type="float" office:value="0" calcext:value-type="float">
            <text:p>0</text:p>
          </table:table-cell>
          <table:table-cell office:value-type="float" office:value="0.4511651" calcext:value-type="float">
            <text:p>0.4511651</text:p>
          </table:table-cell>
          <table:table-cell office:value-type="float" office:value="0.4366822" calcext:value-type="float">
            <text:p>0.4366822</text:p>
          </table:table-cell>
          <table:table-cell office:value-type="float" office:value="0.3741343" calcext:value-type="float">
            <text:p>0.3741343</text:p>
          </table:table-cell>
          <table:table-cell office:value-type="float" office:value="0.321283" calcext:value-type="float">
            <text:p>0.321283</text:p>
          </table:table-cell>
          <table:table-cell office:value-type="float" office:value="0.316" calcext:value-type="float">
            <text:p>0.316</text:p>
          </table:table-cell>
          <table:table-cell office:value-type="float" office:value="0.2869839" calcext:value-type="float">
            <text:p>0.2869839</text:p>
          </table:table-cell>
          <table:table-cell office:value-type="float" office:value="0.3360406" calcext:value-type="float">
            <text:p>0.3360406</text:p>
          </table:table-cell>
          <table:table-cell office:value-type="float" office:value="0.3767397" calcext:value-type="float">
            <text:p>0.3767397</text:p>
          </table:table-cell>
          <table:table-cell office:value-type="float" office:value="0.371985" calcext:value-type="float">
            <text:p>0.371985</text:p>
          </table:table-cell>
          <table:table-cell office:value-type="float" office:value="0.380518" calcext:value-type="float">
            <text:p>0.380518</text:p>
          </table:table-cell>
          <table:table-cell office:value-type="float" office:value="0.3951102" calcext:value-type="float">
            <text:p>0.3951102</text:p>
          </table:table-cell>
          <table:table-cell office:value-type="float" office:value="0.4041767" calcext:value-type="float">
            <text:p>0.404176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554636E-016" calcext:value-type="float">
            <text:p>7.554636E-16</text:p>
          </table:table-cell>
          <table:table-cell office:value-type="float" office:value="7.194291E-016" calcext:value-type="float">
            <text:p>7.194291E-16</text:p>
          </table:table-cell>
          <table:table-cell office:value-type="float" office:value="2.46303E-016" calcext:value-type="float">
            <text:p>2.46303E-16</text:p>
          </table:table-cell>
          <table:table-cell office:value-type="float" office:value="2.163923E-023" calcext:value-type="float">
            <text:p>2.163923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2788111" calcext:value-type="float">
            <text:p>-0.002788111</text:p>
          </table:table-cell>
          <table:table-cell office:value-type="float" office:value="-0.003308742" calcext:value-type="float">
            <text:p>-0.003308742</text:p>
          </table:table-cell>
          <table:table-cell office:value-type="float" office:value="-0.009740711" calcext:value-type="float">
            <text:p>-0.009740711</text:p>
          </table:table-cell>
          <table:table-cell office:value-type="float" office:value="-0.02382231" calcext:value-type="float">
            <text:p>-0.02382231</text:p>
          </table:table-cell>
          <table:table-cell office:value-type="float" office:value="-0.02618352" calcext:value-type="float">
            <text:p>-0.02618352</text:p>
          </table:table-cell>
          <table:table-cell office:value-type="float" office:value="-0.01950647" calcext:value-type="float">
            <text:p>-0.01950647</text:p>
          </table:table-cell>
          <table:table-cell office:value-type="float" office:value="-0.004783567" calcext:value-type="float">
            <text:p>-0.004783567</text:p>
          </table:table-cell>
          <table:table-cell office:value-type="float" office:value="-0.01034351" calcext:value-type="float">
            <text:p>-0.01034351</text:p>
          </table:table-cell>
          <table:table-cell office:value-type="float" office:value="-0.009896012" calcext:value-type="float">
            <text:p>-0.009896012</text:p>
          </table:table-cell>
          <table:table-cell office:value-type="float" office:value="-0.008701027" calcext:value-type="float">
            <text:p>-0.008701027</text:p>
          </table:table-cell>
          <table:table-cell office:value-type="float" office:value="0" calcext:value-type="float">
            <text:p>0</text:p>
          </table:table-cell>
          <table:table-cell office:value-type="float" office:value="0.0435486" calcext:value-type="float">
            <text:p>0.0435486</text:p>
          </table:table-cell>
          <table:table-cell office:value-type="float" office:value="-0.00297427" calcext:value-type="float">
            <text:p>-0.00297427</text:p>
          </table:table-cell>
          <table:table-cell office:value-type="float" office:value="-0.000365802" calcext:value-type="float">
            <text:p>-0.00036580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22439" calcext:value-type="float">
            <text:p>-2.22243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082001" calcext:value-type="float">
            <text:p>12082001</text:p>
          </table:table-cell>
          <table:table-cell office:value-type="float" office:value="720.4981" calcext:value-type="float">
            <text:p>720.4981</text:p>
          </table:table-cell>
          <table:table-cell office:value-type="float" office:value="487.3693" calcext:value-type="float">
            <text:p>487.3693</text:p>
          </table:table-cell>
          <table:table-cell office:value-type="float" office:value="27.22945" calcext:value-type="float">
            <text:p>27.22945</text:p>
          </table:table-cell>
          <table:table-cell office:value-type="float" office:value="1110.76" calcext:value-type="float">
            <text:p>1110.76</text:p>
          </table:table-cell>
          <table:table-cell office:value-type="float" office:value="75.2149" calcext:value-type="float">
            <text:p>75.2149</text:p>
          </table:table-cell>
          <table:table-cell office:value-type="float" office:value="0" calcext:value-type="float">
            <text:p>0</text:p>
          </table:table-cell>
          <table:table-cell office:value-type="float" office:value="0.2212315" calcext:value-type="float">
            <text:p>0.2212315</text:p>
          </table:table-cell>
          <table:table-cell office:value-type="float" office:value="0.3478482" calcext:value-type="float">
            <text:p>0.3478482</text:p>
          </table:table-cell>
          <table:table-cell office:value-type="float" office:value="0.3491052" calcext:value-type="float">
            <text:p>0.3491052</text:p>
          </table:table-cell>
          <table:table-cell office:value-type="float" office:value="0.349215" calcext:value-type="float">
            <text:p>0.349215</text:p>
          </table:table-cell>
          <table:table-cell office:value-type="float" office:value="0.349221" calcext:value-type="float">
            <text:p>0.349221</text:p>
          </table:table-cell>
          <table:table-cell office:value-type="float" office:value="0.2993224" calcext:value-type="float">
            <text:p>0.2993224</text:p>
          </table:table-cell>
          <table:table-cell office:value-type="float" office:value="0.3049806" calcext:value-type="float">
            <text:p>0.3049806</text:p>
          </table:table-cell>
          <table:table-cell office:value-type="float" office:value="0.3782214" calcext:value-type="float">
            <text:p>0.3782214</text:p>
          </table:table-cell>
          <table:table-cell office:value-type="float" office:value="0.3722152" calcext:value-type="float">
            <text:p>0.3722152</text:p>
          </table:table-cell>
          <table:table-cell office:value-type="float" office:value="0.3803371" calcext:value-type="float">
            <text:p>0.3803371</text:p>
          </table:table-cell>
          <table:table-cell office:value-type="float" office:value="0.3950651" calcext:value-type="float">
            <text:p>0.3950651</text:p>
          </table:table-cell>
          <table:table-cell office:value-type="float" office:value="0.4041134" calcext:value-type="float">
            <text:p>0.404113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555813E-016" calcext:value-type="float">
            <text:p>7.555813E-16</text:p>
          </table:table-cell>
          <table:table-cell office:value-type="float" office:value="7.194072E-016" calcext:value-type="float">
            <text:p>7.194072E-16</text:p>
          </table:table-cell>
          <table:table-cell office:value-type="float" office:value="2.46297E-016" calcext:value-type="float">
            <text:p>2.46297E-16</text:p>
          </table:table-cell>
          <table:table-cell office:value-type="float" office:value="2.163886E-023" calcext:value-type="float">
            <text:p>2.163886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3730065" calcext:value-type="float">
            <text:p>-0.3730065</text:p>
          </table:table-cell>
          <table:table-cell office:value-type="float" office:value="-0.01437476" calcext:value-type="float">
            <text:p>-0.01437476</text:p>
          </table:table-cell>
          <table:table-cell office:value-type="float" office:value="-0.01406192" calcext:value-type="float">
            <text:p>-0.01406192</text:p>
          </table:table-cell>
          <table:table-cell office:value-type="float" office:value="-0.01405019" calcext:value-type="float">
            <text:p>-0.01405019</text:p>
          </table:table-cell>
          <table:table-cell office:value-type="float" office:value="-0.01406025" calcext:value-type="float">
            <text:p>-0.01406025</text:p>
          </table:table-cell>
          <table:table-cell office:value-type="float" office:value="-0.01422184" calcext:value-type="float">
            <text:p>-0.01422184</text:p>
          </table:table-cell>
          <table:table-cell office:value-type="float" office:value="-0.01090901" calcext:value-type="float">
            <text:p>-0.01090901</text:p>
          </table:table-cell>
          <table:table-cell office:value-type="float" office:value="-0.009459523" calcext:value-type="float">
            <text:p>-0.009459523</text:p>
          </table:table-cell>
          <table:table-cell office:value-type="float" office:value="-0.009796122" calcext:value-type="float">
            <text:p>-0.009796122</text:p>
          </table:table-cell>
          <table:table-cell office:value-type="float" office:value="-0.008772281" calcext:value-type="float">
            <text:p>-0.008772281</text:p>
          </table:table-cell>
          <table:table-cell office:value-type="float" office:value="0" calcext:value-type="float">
            <text:p>0</text:p>
          </table:table-cell>
          <table:table-cell office:value-type="float" office:value="0.0435486" calcext:value-type="float">
            <text:p>0.0435486</text:p>
          </table:table-cell>
          <table:table-cell office:value-type="float" office:value="-0.02193883" calcext:value-type="float">
            <text:p>-0.02193883</text:p>
          </table:table-cell>
          <table:table-cell office:value-type="float" office:value="-0.0003701613" calcext:value-type="float">
            <text:p>-0.000370161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1792" calcext:value-type="float">
            <text:p>-2.2179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082001" calcext:value-type="float">
            <text:p>13082001</text:p>
          </table:table-cell>
          <table:table-cell office:value-type="float" office:value="720.4981" calcext:value-type="float">
            <text:p>720.4981</text:p>
          </table:table-cell>
          <table:table-cell office:value-type="float" office:value="494.0464" calcext:value-type="float">
            <text:p>494.0464</text:p>
          </table:table-cell>
          <table:table-cell office:value-type="float" office:value="27.22945" calcext:value-type="float">
            <text:p>27.22945</text:p>
          </table:table-cell>
          <table:table-cell office:value-type="float" office:value="1104.099" calcext:value-type="float">
            <text:p>1104.099</text:p>
          </table:table-cell>
          <table:table-cell office:value-type="float" office:value="75.19853" calcext:value-type="float">
            <text:p>75.19853</text:p>
          </table:table-cell>
          <table:table-cell office:value-type="float" office:value="0" calcext:value-type="float">
            <text:p>0</text:p>
          </table:table-cell>
          <table:table-cell office:value-type="float" office:value="0.1349111" calcext:value-type="float">
            <text:p>0.1349111</text:p>
          </table:table-cell>
          <table:table-cell office:value-type="float" office:value="0.3085557" calcext:value-type="float">
            <text:p>0.3085557</text:p>
          </table:table-cell>
          <table:table-cell office:value-type="float" office:value="0.319678" calcext:value-type="float">
            <text:p>0.319678</text:p>
          </table:table-cell>
          <table:table-cell office:value-type="float" office:value="0.3285155" calcext:value-type="float">
            <text:p>0.3285155</text:p>
          </table:table-cell>
          <table:table-cell office:value-type="float" office:value="0.3341751" calcext:value-type="float">
            <text:p>0.3341751</text:p>
          </table:table-cell>
          <table:table-cell office:value-type="float" office:value="0.2969673" calcext:value-type="float">
            <text:p>0.2969673</text:p>
          </table:table-cell>
          <table:table-cell office:value-type="float" office:value="0.2992778" calcext:value-type="float">
            <text:p>0.2992778</text:p>
          </table:table-cell>
          <table:table-cell office:value-type="float" office:value="0.3761573" calcext:value-type="float">
            <text:p>0.3761573</text:p>
          </table:table-cell>
          <table:table-cell office:value-type="float" office:value="0.371944" calcext:value-type="float">
            <text:p>0.371944</text:p>
          </table:table-cell>
          <table:table-cell office:value-type="float" office:value="0.3800696" calcext:value-type="float">
            <text:p>0.3800696</text:p>
          </table:table-cell>
          <table:table-cell office:value-type="float" office:value="0.394888" calcext:value-type="float">
            <text:p>0.394888</text:p>
          </table:table-cell>
          <table:table-cell office:value-type="float" office:value="0.4040225" calcext:value-type="float">
            <text:p>0.404022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556958E-016" calcext:value-type="float">
            <text:p>7.556958E-16</text:p>
          </table:table-cell>
          <table:table-cell office:value-type="float" office:value="7.193875E-016" calcext:value-type="float">
            <text:p>7.193875E-16</text:p>
          </table:table-cell>
          <table:table-cell office:value-type="float" office:value="2.462915E-016" calcext:value-type="float">
            <text:p>2.462915E-16</text:p>
          </table:table-cell>
          <table:table-cell office:value-type="float" office:value="2.163853E-023" calcext:value-type="float">
            <text:p>2.163853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7.37525" calcext:value-type="float">
            <text:p>-17.37525</text:p>
          </table:table-cell>
          <table:table-cell office:value-type="float" office:value="-0.03013829" calcext:value-type="float">
            <text:p>-0.03013829</text:p>
          </table:table-cell>
          <table:table-cell office:value-type="float" office:value="-0.02416349" calcext:value-type="float">
            <text:p>-0.02416349</text:p>
          </table:table-cell>
          <table:table-cell office:value-type="float" office:value="-0.0204389" calcext:value-type="float">
            <text:p>-0.0204389</text:p>
          </table:table-cell>
          <table:table-cell office:value-type="float" office:value="-0.01841524" calcext:value-type="float">
            <text:p>-0.01841524</text:p>
          </table:table-cell>
          <table:table-cell office:value-type="float" office:value="-0.01504105" calcext:value-type="float">
            <text:p>-0.01504105</text:p>
          </table:table-cell>
          <table:table-cell office:value-type="float" office:value="-0.01279665" calcext:value-type="float">
            <text:p>-0.01279665</text:p>
          </table:table-cell>
          <table:table-cell office:value-type="float" office:value="-0.01064794" calcext:value-type="float">
            <text:p>-0.01064794</text:p>
          </table:table-cell>
          <table:table-cell office:value-type="float" office:value="-0.009913188" calcext:value-type="float">
            <text:p>-0.009913188</text:p>
          </table:table-cell>
          <table:table-cell office:value-type="float" office:value="-0.008878455" calcext:value-type="float">
            <text:p>-0.008878455</text:p>
          </table:table-cell>
          <table:table-cell office:value-type="float" office:value="0" calcext:value-type="float">
            <text:p>0</text:p>
          </table:table-cell>
          <table:table-cell office:value-type="float" office:value="0.0435486" calcext:value-type="float">
            <text:p>0.0435486</text:p>
          </table:table-cell>
          <table:table-cell office:value-type="float" office:value="-0.02009549" calcext:value-type="float">
            <text:p>-0.02009549</text:p>
          </table:table-cell>
          <table:table-cell office:value-type="float" office:value="-0.0003744323" calcext:value-type="float">
            <text:p>-0.000374432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14138" calcext:value-type="float">
            <text:p>-2.21413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082001" calcext:value-type="float">
            <text:p>14082001</text:p>
          </table:table-cell>
          <table:table-cell office:value-type="float" office:value="726.798" calcext:value-type="float">
            <text:p>726.798</text:p>
          </table:table-cell>
          <table:table-cell office:value-type="float" office:value="497.2484" calcext:value-type="float">
            <text:p>497.2484</text:p>
          </table:table-cell>
          <table:table-cell office:value-type="float" office:value="27.22945" calcext:value-type="float">
            <text:p>27.22945</text:p>
          </table:table-cell>
          <table:table-cell office:value-type="float" office:value="1107.159" calcext:value-type="float">
            <text:p>1107.159</text:p>
          </table:table-cell>
          <table:table-cell office:value-type="float" office:value="75.23706" calcext:value-type="float">
            <text:p>75.23706</text:p>
          </table:table-cell>
          <table:table-cell office:value-type="float" office:value="0" calcext:value-type="float">
            <text:p>0</text:p>
          </table:table-cell>
          <table:table-cell office:value-type="float" office:value="0.5244374" calcext:value-type="float">
            <text:p>0.5244374</text:p>
          </table:table-cell>
          <table:table-cell office:value-type="float" office:value="0.3065824" calcext:value-type="float">
            <text:p>0.3065824</text:p>
          </table:table-cell>
          <table:table-cell office:value-type="float" office:value="0.3082864" calcext:value-type="float">
            <text:p>0.3082864</text:p>
          </table:table-cell>
          <table:table-cell office:value-type="float" office:value="0.3186113" calcext:value-type="float">
            <text:p>0.3186113</text:p>
          </table:table-cell>
          <table:table-cell office:value-type="float" office:value="0.3254756" calcext:value-type="float">
            <text:p>0.3254756</text:p>
          </table:table-cell>
          <table:table-cell office:value-type="float" office:value="0.2920087" calcext:value-type="float">
            <text:p>0.2920087</text:p>
          </table:table-cell>
          <table:table-cell office:value-type="float" office:value="0.2958446" calcext:value-type="float">
            <text:p>0.2958446</text:p>
          </table:table-cell>
          <table:table-cell office:value-type="float" office:value="0.3746178" calcext:value-type="float">
            <text:p>0.3746178</text:p>
          </table:table-cell>
          <table:table-cell office:value-type="float" office:value="0.3715551" calcext:value-type="float">
            <text:p>0.3715551</text:p>
          </table:table-cell>
          <table:table-cell office:value-type="float" office:value="0.3799168" calcext:value-type="float">
            <text:p>0.3799168</text:p>
          </table:table-cell>
          <table:table-cell office:value-type="float" office:value="0.394825" calcext:value-type="float">
            <text:p>0.394825</text:p>
          </table:table-cell>
          <table:table-cell office:value-type="float" office:value="0.4040394" calcext:value-type="float">
            <text:p>0.404039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558071E-016" calcext:value-type="float">
            <text:p>7.558071E-16</text:p>
          </table:table-cell>
          <table:table-cell office:value-type="float" office:value="7.193699E-016" calcext:value-type="float">
            <text:p>7.193699E-16</text:p>
          </table:table-cell>
          <table:table-cell office:value-type="float" office:value="2.462865E-016" calcext:value-type="float">
            <text:p>2.462865E-16</text:p>
          </table:table-cell>
          <table:table-cell office:value-type="float" office:value="2.163824E-023" calcext:value-type="float">
            <text:p>2.163824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1431843" calcext:value-type="float">
            <text:p>-0.001431843</text:p>
          </table:table-cell>
          <table:table-cell office:value-type="float" office:value="-0.03231574" calcext:value-type="float">
            <text:p>-0.03231574</text:p>
          </table:table-cell>
          <table:table-cell office:value-type="float" office:value="-0.0302933" calcext:value-type="float">
            <text:p>-0.0302933</text:p>
          </table:table-cell>
          <table:table-cell office:value-type="float" office:value="-0.02469675" calcext:value-type="float">
            <text:p>-0.02469675</text:p>
          </table:table-cell>
          <table:table-cell office:value-type="float" office:value="-0.02166744" calcext:value-type="float">
            <text:p>-0.02166744</text:p>
          </table:table-cell>
          <table:table-cell office:value-type="float" office:value="-0.01705477" calcext:value-type="float">
            <text:p>-0.01705477</text:p>
          </table:table-cell>
          <table:table-cell office:value-type="float" office:value="-0.01409525" calcext:value-type="float">
            <text:p>-0.01409525</text:p>
          </table:table-cell>
          <table:table-cell office:value-type="float" office:value="-0.01163681" calcext:value-type="float">
            <text:p>-0.01163681</text:p>
          </table:table-cell>
          <table:table-cell office:value-type="float" office:value="-0.01008653" calcext:value-type="float">
            <text:p>-0.01008653</text:p>
          </table:table-cell>
          <table:table-cell office:value-type="float" office:value="-0.008939859" calcext:value-type="float">
            <text:p>-0.008939859</text:p>
          </table:table-cell>
          <table:table-cell office:value-type="float" office:value="0" calcext:value-type="float">
            <text:p>0</text:p>
          </table:table-cell>
          <table:table-cell office:value-type="float" office:value="0.0435486" calcext:value-type="float">
            <text:p>0.0435486</text:p>
          </table:table-cell>
          <table:table-cell office:value-type="float" office:value="-0.0184087" calcext:value-type="float">
            <text:p>-0.0184087</text:p>
          </table:table-cell>
          <table:table-cell office:value-type="float" office:value="-0.000378412" calcext:value-type="float">
            <text:p>-0.00037841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10935" calcext:value-type="float">
            <text:p>-2.21093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082001" calcext:value-type="float">
            <text:p>15082001</text:p>
          </table:table-cell>
          <table:table-cell office:value-type="float" office:value="756.4976" calcext:value-type="float">
            <text:p>756.4976</text:p>
          </table:table-cell>
          <table:table-cell office:value-type="float" office:value="500.2243" calcext:value-type="float">
            <text:p>500.2243</text:p>
          </table:table-cell>
          <table:table-cell office:value-type="float" office:value="31.6416" calcext:value-type="float">
            <text:p>31.6416</text:p>
          </table:table-cell>
          <table:table-cell office:value-type="float" office:value="1128.255" calcext:value-type="float">
            <text:p>1128.255</text:p>
          </table:table-cell>
          <table:table-cell office:value-type="float" office:value="76.45236" calcext:value-type="float">
            <text:p>76.45236</text:p>
          </table:table-cell>
          <table:table-cell office:value-type="float" office:value="0" calcext:value-type="float">
            <text:p>0</text:p>
          </table:table-cell>
          <table:table-cell office:value-type="float" office:value="0.4038976" calcext:value-type="float">
            <text:p>0.4038976</text:p>
          </table:table-cell>
          <table:table-cell office:value-type="float" office:value="0.4155377" calcext:value-type="float">
            <text:p>0.4155377</text:p>
          </table:table-cell>
          <table:table-cell office:value-type="float" office:value="0.4210428" calcext:value-type="float">
            <text:p>0.4210428</text:p>
          </table:table-cell>
          <table:table-cell office:value-type="float" office:value="0.4258664" calcext:value-type="float">
            <text:p>0.4258664</text:p>
          </table:table-cell>
          <table:table-cell office:value-type="float" office:value="0.4282141" calcext:value-type="float">
            <text:p>0.4282141</text:p>
          </table:table-cell>
          <table:table-cell office:value-type="float" office:value="0.3263541" calcext:value-type="float">
            <text:p>0.3263541</text:p>
          </table:table-cell>
          <table:table-cell office:value-type="float" office:value="0.3191311" calcext:value-type="float">
            <text:p>0.3191311</text:p>
          </table:table-cell>
          <table:table-cell office:value-type="float" office:value="0.3782404" calcext:value-type="float">
            <text:p>0.3782404</text:p>
          </table:table-cell>
          <table:table-cell office:value-type="float" office:value="0.3716011" calcext:value-type="float">
            <text:p>0.3716011</text:p>
          </table:table-cell>
          <table:table-cell office:value-type="float" office:value="0.3798887" calcext:value-type="float">
            <text:p>0.3798887</text:p>
          </table:table-cell>
          <table:table-cell office:value-type="float" office:value="0.394883" calcext:value-type="float">
            <text:p>0.394883</text:p>
          </table:table-cell>
          <table:table-cell office:value-type="float" office:value="0.404072" calcext:value-type="float">
            <text:p>0.404072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7.565885E-016" calcext:value-type="float">
            <text:p>7.565885E-16</text:p>
          </table:table-cell>
          <table:table-cell office:value-type="float" office:value="7.192426E-016" calcext:value-type="float">
            <text:p>7.192426E-16</text:p>
          </table:table-cell>
          <table:table-cell office:value-type="float" office:value="2.462356E-016" calcext:value-type="float">
            <text:p>2.462356E-16</text:p>
          </table:table-cell>
          <table:table-cell office:value-type="float" office:value="2.163387E-023" calcext:value-type="float">
            <text:p>2.163387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5695226" calcext:value-type="float">
            <text:p>-0.005695226</text:p>
          </table:table-cell>
          <table:table-cell office:value-type="float" office:value="-0.004797434" calcext:value-type="float">
            <text:p>-0.004797434</text:p>
          </table:table-cell>
          <table:table-cell office:value-type="float" office:value="-0.004428667" calcext:value-type="float">
            <text:p>-0.004428667</text:p>
          </table:table-cell>
          <table:table-cell office:value-type="float" office:value="-0.004126381" calcext:value-type="float">
            <text:p>-0.004126381</text:p>
          </table:table-cell>
          <table:table-cell office:value-type="float" office:value="-0.003982673" calcext:value-type="float">
            <text:p>-0.003982673</text:p>
          </table:table-cell>
          <table:table-cell office:value-type="float" office:value="-0.007540294" calcext:value-type="float">
            <text:p>-0.007540294</text:p>
          </table:table-cell>
          <table:table-cell office:value-type="float" office:value="-0.007464792" calcext:value-type="float">
            <text:p>-0.007464792</text:p>
          </table:table-cell>
          <table:table-cell office:value-type="float" office:value="-0.009473987" calcext:value-type="float">
            <text:p>-0.009473987</text:p>
          </table:table-cell>
          <table:table-cell office:value-type="float" office:value="-0.01006954" calcext:value-type="float">
            <text:p>-0.01006954</text:p>
          </table:table-cell>
          <table:table-cell office:value-type="float" office:value="-0.008951247" calcext:value-type="float">
            <text:p>-0.008951247</text:p>
          </table:table-cell>
          <table:table-cell office:value-type="float" office:value="0" calcext:value-type="float">
            <text:p>0</text:p>
          </table:table-cell>
          <table:table-cell office:value-type="float" office:value="0.05313662" calcext:value-type="float">
            <text:p>0.05313662</text:p>
          </table:table-cell>
          <table:table-cell office:value-type="float" office:value="-0.006061724" calcext:value-type="float">
            <text:p>-0.006061724</text:p>
          </table:table-cell>
          <table:table-cell office:value-type="float" office:value="-0.000383942" calcext:value-type="float">
            <text:p>-0.00038394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20158" calcext:value-type="float">
            <text:p>-2.22015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6082001" calcext:value-type="float">
            <text:p>16082001</text:p>
          </table:table-cell>
          <table:table-cell office:value-type="float" office:value="756.4976" calcext:value-type="float">
            <text:p>756.4976</text:p>
          </table:table-cell>
          <table:table-cell office:value-type="float" office:value="506.1828" calcext:value-type="float">
            <text:p>506.1828</text:p>
          </table:table-cell>
          <table:table-cell office:value-type="float" office:value="31.6416" calcext:value-type="float">
            <text:p>31.6416</text:p>
          </table:table-cell>
          <table:table-cell office:value-type="float" office:value="1122.319" calcext:value-type="float">
            <text:p>1122.319</text:p>
          </table:table-cell>
          <table:table-cell office:value-type="float" office:value="76.42935" calcext:value-type="float">
            <text:p>76.42935</text:p>
          </table:table-cell>
          <table:table-cell office:value-type="float" office:value="0" calcext:value-type="float">
            <text:p>0</text:p>
          </table:table-cell>
          <table:table-cell office:value-type="float" office:value="0.2070378" calcext:value-type="float">
            <text:p>0.2070378</text:p>
          </table:table-cell>
          <table:table-cell office:value-type="float" office:value="0.3816435" calcext:value-type="float">
            <text:p>0.3816435</text:p>
          </table:table-cell>
          <table:table-cell office:value-type="float" office:value="0.3855318" calcext:value-type="float">
            <text:p>0.3855318</text:p>
          </table:table-cell>
          <table:table-cell office:value-type="float" office:value="0.3900042" calcext:value-type="float">
            <text:p>0.3900042</text:p>
          </table:table-cell>
          <table:table-cell office:value-type="float" office:value="0.3932594" calcext:value-type="float">
            <text:p>0.3932594</text:p>
          </table:table-cell>
          <table:table-cell office:value-type="float" office:value="0.3336711" calcext:value-type="float">
            <text:p>0.3336711</text:p>
          </table:table-cell>
          <table:table-cell office:value-type="float" office:value="0.3255177" calcext:value-type="float">
            <text:p>0.3255177</text:p>
          </table:table-cell>
          <table:table-cell office:value-type="float" office:value="0.3807731" calcext:value-type="float">
            <text:p>0.3807731</text:p>
          </table:table-cell>
          <table:table-cell office:value-type="float" office:value="0.3720309" calcext:value-type="float">
            <text:p>0.3720309</text:p>
          </table:table-cell>
          <table:table-cell office:value-type="float" office:value="0.3797531" calcext:value-type="float">
            <text:p>0.3797531</text:p>
          </table:table-cell>
          <table:table-cell office:value-type="float" office:value="0.3947839" calcext:value-type="float">
            <text:p>0.3947839</text:p>
          </table:table-cell>
          <table:table-cell office:value-type="float" office:value="0.404016" calcext:value-type="float">
            <text:p>0.404016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7.566982E-016" calcext:value-type="float">
            <text:p>7.566982E-16</text:p>
          </table:table-cell>
          <table:table-cell office:value-type="float" office:value="7.192257E-016" calcext:value-type="float">
            <text:p>7.192257E-16</text:p>
          </table:table-cell>
          <table:table-cell office:value-type="float" office:value="2.462308E-016" calcext:value-type="float">
            <text:p>2.462308E-16</text:p>
          </table:table-cell>
          <table:table-cell office:value-type="float" office:value="2.163348E-023" calcext:value-type="float">
            <text:p>2.163348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623503" calcext:value-type="float">
            <text:p>-0.623503</text:p>
          </table:table-cell>
          <table:table-cell office:value-type="float" office:value="-0.008134273" calcext:value-type="float">
            <text:p>-0.008134273</text:p>
          </table:table-cell>
          <table:table-cell office:value-type="float" office:value="-0.007644879" calcext:value-type="float">
            <text:p>-0.007644879</text:p>
          </table:table-cell>
          <table:table-cell office:value-type="float" office:value="-0.007119223" calcext:value-type="float">
            <text:p>-0.007119223</text:p>
          </table:table-cell>
          <table:table-cell office:value-type="float" office:value="-0.006761036" calcext:value-type="float">
            <text:p>-0.006761036</text:p>
          </table:table-cell>
          <table:table-cell office:value-type="float" office:value="-0.006305474" calcext:value-type="float">
            <text:p>-0.006305474</text:p>
          </table:table-cell>
          <table:table-cell office:value-type="float" office:value="-0.006332372" calcext:value-type="float">
            <text:p>-0.006332372</text:p>
          </table:table-cell>
          <table:table-cell office:value-type="float" office:value="-0.008198219" calcext:value-type="float">
            <text:p>-0.008198219</text:p>
          </table:table-cell>
          <table:table-cell office:value-type="float" office:value="-0.009879194" calcext:value-type="float">
            <text:p>-0.009879194</text:p>
          </table:table-cell>
          <table:table-cell office:value-type="float" office:value="-0.009006336" calcext:value-type="float">
            <text:p>-0.009006336</text:p>
          </table:table-cell>
          <table:table-cell office:value-type="float" office:value="0" calcext:value-type="float">
            <text:p>0</text:p>
          </table:table-cell>
          <table:table-cell office:value-type="float" office:value="0.05313662" calcext:value-type="float">
            <text:p>0.05313662</text:p>
          </table:table-cell>
          <table:table-cell office:value-type="float" office:value="-0.01352225" calcext:value-type="float">
            <text:p>-0.01352225</text:p>
          </table:table-cell>
          <table:table-cell office:value-type="float" office:value="-0.0003877932" calcext:value-type="float">
            <text:p>-0.000387793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16136" calcext:value-type="float">
            <text:p>-2.21613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7082001" calcext:value-type="float">
            <text:p>17082001</text:p>
          </table:table-cell>
          <table:table-cell office:value-type="float" office:value="756.4976" calcext:value-type="float">
            <text:p>756.4976</text:p>
          </table:table-cell>
          <table:table-cell office:value-type="float" office:value="511.6755" calcext:value-type="float">
            <text:p>511.6755</text:p>
          </table:table-cell>
          <table:table-cell office:value-type="float" office:value="31.6416" calcext:value-type="float">
            <text:p>31.6416</text:p>
          </table:table-cell>
          <table:table-cell office:value-type="float" office:value="1116.839" calcext:value-type="float">
            <text:p>1116.839</text:p>
          </table:table-cell>
          <table:table-cell office:value-type="float" office:value="76.41782" calcext:value-type="float">
            <text:p>76.41782</text:p>
          </table:table-cell>
          <table:table-cell office:value-type="float" office:value="0" calcext:value-type="float">
            <text:p>0</text:p>
          </table:table-cell>
          <table:table-cell office:value-type="float" office:value="0.1602928" calcext:value-type="float">
            <text:p>0.1602928</text:p>
          </table:table-cell>
          <table:table-cell office:value-type="float" office:value="0.3558611" calcext:value-type="float">
            <text:p>0.3558611</text:p>
          </table:table-cell>
          <table:table-cell office:value-type="float" office:value="0.3611677" calcext:value-type="float">
            <text:p>0.3611677</text:p>
          </table:table-cell>
          <table:table-cell office:value-type="float" office:value="0.3679511" calcext:value-type="float">
            <text:p>0.3679511</text:p>
          </table:table-cell>
          <table:table-cell office:value-type="float" office:value="0.3727268" calcext:value-type="float">
            <text:p>0.3727268</text:p>
          </table:table-cell>
          <table:table-cell office:value-type="float" office:value="0.3227527" calcext:value-type="float">
            <text:p>0.3227527</text:p>
          </table:table-cell>
          <table:table-cell office:value-type="float" office:value="0.3185078" calcext:value-type="float">
            <text:p>0.3185078</text:p>
          </table:table-cell>
          <table:table-cell office:value-type="float" office:value="0.3820463" calcext:value-type="float">
            <text:p>0.3820463</text:p>
          </table:table-cell>
          <table:table-cell office:value-type="float" office:value="0.3726909" calcext:value-type="float">
            <text:p>0.3726909</text:p>
          </table:table-cell>
          <table:table-cell office:value-type="float" office:value="0.3796327" calcext:value-type="float">
            <text:p>0.3796327</text:p>
          </table:table-cell>
          <table:table-cell office:value-type="float" office:value="0.3946434" calcext:value-type="float">
            <text:p>0.3946434</text:p>
          </table:table-cell>
          <table:table-cell office:value-type="float" office:value="0.4039662" calcext:value-type="float">
            <text:p>0.403966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568068E-016" calcext:value-type="float">
            <text:p>7.568068E-16</text:p>
          </table:table-cell>
          <table:table-cell office:value-type="float" office:value="7.192075E-016" calcext:value-type="float">
            <text:p>7.192075E-16</text:p>
          </table:table-cell>
          <table:table-cell office:value-type="float" office:value="2.462259E-016" calcext:value-type="float">
            <text:p>2.462259E-16</text:p>
          </table:table-cell>
          <table:table-cell office:value-type="float" office:value="2.163316E-023" calcext:value-type="float">
            <text:p>2.163316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.617455" calcext:value-type="float">
            <text:p>-4.617455</text:p>
          </table:table-cell>
          <table:table-cell office:value-type="float" office:value="-0.01252536" calcext:value-type="float">
            <text:p>-0.01252536</text:p>
          </table:table-cell>
          <table:table-cell office:value-type="float" office:value="-0.01142493" calcext:value-type="float">
            <text:p>-0.01142493</text:p>
          </table:table-cell>
          <table:table-cell office:value-type="float" office:value="-0.01017903" calcext:value-type="float">
            <text:p>-0.01017903</text:p>
          </table:table-cell>
          <table:table-cell office:value-type="float" office:value="-0.00939602" calcext:value-type="float">
            <text:p>-0.00939602</text:p>
          </table:table-cell>
          <table:table-cell office:value-type="float" office:value="-0.008075302" calcext:value-type="float">
            <text:p>-0.008075302</text:p>
          </table:table-cell>
          <table:table-cell office:value-type="float" office:value="-0.007587116" calcext:value-type="float">
            <text:p>-0.007587116</text:p>
          </table:table-cell>
          <table:table-cell office:value-type="float" office:value="-0.007617305" calcext:value-type="float">
            <text:p>-0.007617305</text:p>
          </table:table-cell>
          <table:table-cell office:value-type="float" office:value="-0.009592787" calcext:value-type="float">
            <text:p>-0.009592787</text:p>
          </table:table-cell>
          <table:table-cell office:value-type="float" office:value="-0.009055514" calcext:value-type="float">
            <text:p>-0.009055514</text:p>
          </table:table-cell>
          <table:table-cell office:value-type="float" office:value="0" calcext:value-type="float">
            <text:p>0</text:p>
          </table:table-cell>
          <table:table-cell office:value-type="float" office:value="0.05313662" calcext:value-type="float">
            <text:p>0.05313662</text:p>
          </table:table-cell>
          <table:table-cell office:value-type="float" office:value="-0.01188125" calcext:value-type="float">
            <text:p>-0.01188125</text:p>
          </table:table-cell>
          <table:table-cell office:value-type="float" office:value="-0.0003916789" calcext:value-type="float">
            <text:p>-0.0003916789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12739" calcext:value-type="float">
            <text:p>-2.21273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082001" calcext:value-type="float">
            <text:p>18082001</text:p>
          </table:table-cell>
          <table:table-cell office:value-type="float" office:value="756.4976" calcext:value-type="float">
            <text:p>756.4976</text:p>
          </table:table-cell>
          <table:table-cell office:value-type="float" office:value="517.1931" calcext:value-type="float">
            <text:p>517.1931</text:p>
          </table:table-cell>
          <table:table-cell office:value-type="float" office:value="31.6416" calcext:value-type="float">
            <text:p>31.6416</text:p>
          </table:table-cell>
          <table:table-cell office:value-type="float" office:value="1111.323" calcext:value-type="float">
            <text:p>1111.323</text:p>
          </table:table-cell>
          <table:table-cell office:value-type="float" office:value="76.41579" calcext:value-type="float">
            <text:p>76.41579</text:p>
          </table:table-cell>
          <table:table-cell office:value-type="float" office:value="0" calcext:value-type="float">
            <text:p>0</text:p>
          </table:table-cell>
          <table:table-cell office:value-type="float" office:value="0.1235818" calcext:value-type="float">
            <text:p>0.1235818</text:p>
          </table:table-cell>
          <table:table-cell office:value-type="float" office:value="0.3319166" calcext:value-type="float">
            <text:p>0.3319166</text:p>
          </table:table-cell>
          <table:table-cell office:value-type="float" office:value="0.3397848" calcext:value-type="float">
            <text:p>0.3397848</text:p>
          </table:table-cell>
          <table:table-cell office:value-type="float" office:value="0.3489302" calcext:value-type="float">
            <text:p>0.3489302</text:p>
          </table:table-cell>
          <table:table-cell office:value-type="float" office:value="0.3548463" calcext:value-type="float">
            <text:p>0.3548463</text:p>
          </table:table-cell>
          <table:table-cell office:value-type="float" office:value="0.3119476" calcext:value-type="float">
            <text:p>0.3119476</text:p>
          </table:table-cell>
          <table:table-cell office:value-type="float" office:value="0.311502" calcext:value-type="float">
            <text:p>0.311502</text:p>
          </table:table-cell>
          <table:table-cell office:value-type="float" office:value="0.3808343" calcext:value-type="float">
            <text:p>0.3808343</text:p>
          </table:table-cell>
          <table:table-cell office:value-type="float" office:value="0.3731331" calcext:value-type="float">
            <text:p>0.3731331</text:p>
          </table:table-cell>
          <table:table-cell office:value-type="float" office:value="0.3795589" calcext:value-type="float">
            <text:p>0.3795589</text:p>
          </table:table-cell>
          <table:table-cell office:value-type="float" office:value="0.3945096" calcext:value-type="float">
            <text:p>0.3945096</text:p>
          </table:table-cell>
          <table:table-cell office:value-type="float" office:value="0.4039336" calcext:value-type="float">
            <text:p>0.403933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569195E-016" calcext:value-type="float">
            <text:p>7.569195E-16</text:p>
          </table:table-cell>
          <table:table-cell office:value-type="float" office:value="7.191892E-016" calcext:value-type="float">
            <text:p>7.191892E-16</text:p>
          </table:table-cell>
          <table:table-cell office:value-type="float" office:value="2.462211E-016" calcext:value-type="float">
            <text:p>2.462211E-16</text:p>
          </table:table-cell>
          <table:table-cell office:value-type="float" office:value="2.163291E-023" calcext:value-type="float">
            <text:p>2.163291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34.82752" calcext:value-type="float">
            <text:p>-34.82752</text:p>
          </table:table-cell>
          <table:table-cell office:value-type="float" office:value="-0.01925644" calcext:value-type="float">
            <text:p>-0.01925644</text:p>
          </table:table-cell>
          <table:table-cell office:value-type="float" office:value="-0.01663058" calcext:value-type="float">
            <text:p>-0.01663058</text:p>
          </table:table-cell>
          <table:table-cell office:value-type="float" office:value="-0.01411519" calcext:value-type="float">
            <text:p>-0.01411519</text:p>
          </table:table-cell>
          <table:table-cell office:value-type="float" office:value="-0.01272344" calcext:value-type="float">
            <text:p>-0.01272344</text:p>
          </table:table-cell>
          <table:table-cell office:value-type="float" office:value="-0.01041324" calcext:value-type="float">
            <text:p>-0.01041324</text:p>
          </table:table-cell>
          <table:table-cell office:value-type="float" office:value="-0.009145152" calcext:value-type="float">
            <text:p>-0.009145152</text:p>
          </table:table-cell>
          <table:table-cell office:value-type="float" office:value="-0.008151626" calcext:value-type="float">
            <text:p>-0.008151626</text:p>
          </table:table-cell>
          <table:table-cell office:value-type="float" office:value="-0.009403443" calcext:value-type="float">
            <text:p>-0.009403443</text:p>
          </table:table-cell>
          <table:table-cell office:value-type="float" office:value="-0.009085977" calcext:value-type="float">
            <text:p>-0.009085977</text:p>
          </table:table-cell>
          <table:table-cell office:value-type="float" office:value="0" calcext:value-type="float">
            <text:p>0</text:p>
          </table:table-cell>
          <table:table-cell office:value-type="float" office:value="0.05313662" calcext:value-type="float">
            <text:p>0.05313662</text:p>
          </table:table-cell>
          <table:table-cell office:value-type="float" office:value="-0.01022666" calcext:value-type="float">
            <text:p>-0.01022666</text:p>
          </table:table-cell>
          <table:table-cell office:value-type="float" office:value="-0.000395587" calcext:value-type="float">
            <text:p>-0.00039558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09874" calcext:value-type="float">
            <text:p>-2.20987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9082001" calcext:value-type="float">
            <text:p>19082001</text:p>
          </table:table-cell>
          <table:table-cell office:value-type="float" office:value="756.4976" calcext:value-type="float">
            <text:p>756.4976</text:p>
          </table:table-cell>
          <table:table-cell office:value-type="float" office:value="522.0178" calcext:value-type="float">
            <text:p>522.0178</text:p>
          </table:table-cell>
          <table:table-cell office:value-type="float" office:value="31.6416" calcext:value-type="float">
            <text:p>31.6416</text:p>
          </table:table-cell>
          <table:table-cell office:value-type="float" office:value="1106.492" calcext:value-type="float">
            <text:p>1106.492</text:p>
          </table:table-cell>
          <table:table-cell office:value-type="float" office:value="76.4217" calcext:value-type="float">
            <text:p>76.4217</text:p>
          </table:table-cell>
          <table:table-cell office:value-type="float" office:value="0" calcext:value-type="float">
            <text:p>0</text:p>
          </table:table-cell>
          <table:table-cell office:value-type="float" office:value="0.1240773" calcext:value-type="float">
            <text:p>0.1240773</text:p>
          </table:table-cell>
          <table:table-cell office:value-type="float" office:value="0.3089952" calcext:value-type="float">
            <text:p>0.3089952</text:p>
          </table:table-cell>
          <table:table-cell office:value-type="float" office:value="0.3212499" calcext:value-type="float">
            <text:p>0.3212499</text:p>
          </table:table-cell>
          <table:table-cell office:value-type="float" office:value="0.3326482" calcext:value-type="float">
            <text:p>0.3326482</text:p>
          </table:table-cell>
          <table:table-cell office:value-type="float" office:value="0.3401652" calcext:value-type="float">
            <text:p>0.3401652</text:p>
          </table:table-cell>
          <table:table-cell office:value-type="float" office:value="0.3031248" calcext:value-type="float">
            <text:p>0.3031248</text:p>
          </table:table-cell>
          <table:table-cell office:value-type="float" office:value="0.3052725" calcext:value-type="float">
            <text:p>0.3052725</text:p>
          </table:table-cell>
          <table:table-cell office:value-type="float" office:value="0.3788355" calcext:value-type="float">
            <text:p>0.3788355</text:p>
          </table:table-cell>
          <table:table-cell office:value-type="float" office:value="0.3731345" calcext:value-type="float">
            <text:p>0.3731345</text:p>
          </table:table-cell>
          <table:table-cell office:value-type="float" office:value="0.3795118" calcext:value-type="float">
            <text:p>0.3795118</text:p>
          </table:table-cell>
          <table:table-cell office:value-type="float" office:value="0.3944067" calcext:value-type="float">
            <text:p>0.3944067</text:p>
          </table:table-cell>
          <table:table-cell office:value-type="float" office:value="0.4039225" calcext:value-type="float">
            <text:p>0.403922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570272E-016" calcext:value-type="float">
            <text:p>7.570272E-16</text:p>
          </table:table-cell>
          <table:table-cell office:value-type="float" office:value="7.191721E-016" calcext:value-type="float">
            <text:p>7.191721E-16</text:p>
          </table:table-cell>
          <table:table-cell office:value-type="float" office:value="2.462163E-016" calcext:value-type="float">
            <text:p>2.462163E-16</text:p>
          </table:table-cell>
          <table:table-cell office:value-type="float" office:value="2.163255E-023" calcext:value-type="float">
            <text:p>2.163255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33.78509" calcext:value-type="float">
            <text:p>-33.78509</text:p>
          </table:table-cell>
          <table:table-cell office:value-type="float" office:value="-0.02990255" calcext:value-type="float">
            <text:p>-0.02990255</text:p>
          </table:table-cell>
          <table:table-cell office:value-type="float" office:value="-0.02346913" calcext:value-type="float">
            <text:p>-0.02346913</text:p>
          </table:table-cell>
          <table:table-cell office:value-type="float" office:value="-0.01893781" calcext:value-type="float">
            <text:p>-0.01893781</text:p>
          </table:table-cell>
          <table:table-cell office:value-type="float" office:value="-0.01650544" calcext:value-type="float">
            <text:p>-0.01650544</text:p>
          </table:table-cell>
          <table:table-cell office:value-type="float" office:value="-0.0129014" calcext:value-type="float">
            <text:p>-0.0129014</text:p>
          </table:table-cell>
          <table:table-cell office:value-type="float" office:value="-0.01083305" calcext:value-type="float">
            <text:p>-0.01083305</text:p>
          </table:table-cell>
          <table:table-cell office:value-type="float" office:value="-0.009132027" calcext:value-type="float">
            <text:p>-0.009132027</text:p>
          </table:table-cell>
          <table:table-cell office:value-type="float" office:value="-0.009401318" calcext:value-type="float">
            <text:p>-0.009401318</text:p>
          </table:table-cell>
          <table:table-cell office:value-type="float" office:value="-0.00910525" calcext:value-type="float">
            <text:p>-0.00910525</text:p>
          </table:table-cell>
          <table:table-cell office:value-type="float" office:value="0" calcext:value-type="float">
            <text:p>0</text:p>
          </table:table-cell>
          <table:table-cell office:value-type="float" office:value="0.05313662" calcext:value-type="float">
            <text:p>0.05313662</text:p>
          </table:table-cell>
          <table:table-cell office:value-type="float" office:value="-0.009722234" calcext:value-type="float">
            <text:p>-0.009722234</text:p>
          </table:table-cell>
          <table:table-cell office:value-type="float" office:value="-0.00039938" calcext:value-type="float">
            <text:p>-0.00039938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07418" calcext:value-type="float">
            <text:p>-2.20741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082001" calcext:value-type="float">
            <text:p>20082001</text:p>
          </table:table-cell>
          <table:table-cell office:value-type="float" office:value="756.4976" calcext:value-type="float">
            <text:p>756.4976</text:p>
          </table:table-cell>
          <table:table-cell office:value-type="float" office:value="526.9036" calcext:value-type="float">
            <text:p>526.9036</text:p>
          </table:table-cell>
          <table:table-cell office:value-type="float" office:value="31.6416" calcext:value-type="float">
            <text:p>31.6416</text:p>
          </table:table-cell>
          <table:table-cell office:value-type="float" office:value="1101.594" calcext:value-type="float">
            <text:p>1101.594</text:p>
          </table:table-cell>
          <table:table-cell office:value-type="float" office:value="76.43438" calcext:value-type="float">
            <text:p>76.43438</text:p>
          </table:table-cell>
          <table:table-cell office:value-type="float" office:value="0" calcext:value-type="float">
            <text:p>0</text:p>
          </table:table-cell>
          <table:table-cell office:value-type="float" office:value="0.120904" calcext:value-type="float">
            <text:p>0.120904</text:p>
          </table:table-cell>
          <table:table-cell office:value-type="float" office:value="0.2854661" calcext:value-type="float">
            <text:p>0.2854661</text:p>
          </table:table-cell>
          <table:table-cell office:value-type="float" office:value="0.3022402" calcext:value-type="float">
            <text:p>0.3022402</text:p>
          </table:table-cell>
          <table:table-cell office:value-type="float" office:value="0.3172024" calcext:value-type="float">
            <text:p>0.3172024</text:p>
          </table:table-cell>
          <table:table-cell office:value-type="float" office:value="0.3271163" calcext:value-type="float">
            <text:p>0.3271163</text:p>
          </table:table-cell>
          <table:table-cell office:value-type="float" office:value="0.2950855" calcext:value-type="float">
            <text:p>0.2950855</text:p>
          </table:table-cell>
          <table:table-cell office:value-type="float" office:value="0.299576" calcext:value-type="float">
            <text:p>0.299576</text:p>
          </table:table-cell>
          <table:table-cell office:value-type="float" office:value="0.3766833" calcext:value-type="float">
            <text:p>0.3766833</text:p>
          </table:table-cell>
          <table:table-cell office:value-type="float" office:value="0.3727561" calcext:value-type="float">
            <text:p>0.3727561</text:p>
          </table:table-cell>
          <table:table-cell office:value-type="float" office:value="0.3794401" calcext:value-type="float">
            <text:p>0.3794401</text:p>
          </table:table-cell>
          <table:table-cell office:value-type="float" office:value="0.3943114" calcext:value-type="float">
            <text:p>0.3943114</text:p>
          </table:table-cell>
          <table:table-cell office:value-type="float" office:value="0.4039151" calcext:value-type="float">
            <text:p>0.403915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571327E-016" calcext:value-type="float">
            <text:p>7.571327E-16</text:p>
          </table:table-cell>
          <table:table-cell office:value-type="float" office:value="7.191561E-016" calcext:value-type="float">
            <text:p>7.191561E-16</text:p>
          </table:table-cell>
          <table:table-cell office:value-type="float" office:value="2.462115E-016" calcext:value-type="float">
            <text:p>2.462115E-16</text:p>
          </table:table-cell>
          <table:table-cell office:value-type="float" office:value="2.163222E-023" calcext:value-type="float">
            <text:p>2.163222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0.94801" calcext:value-type="float">
            <text:p>-40.94801</text:p>
          </table:table-cell>
          <table:table-cell office:value-type="float" office:value="-0.0536745" calcext:value-type="float">
            <text:p>-0.0536745</text:p>
          </table:table-cell>
          <table:table-cell office:value-type="float" office:value="-0.03442829" calcext:value-type="float">
            <text:p>-0.03442829</text:p>
          </table:table-cell>
          <table:table-cell office:value-type="float" office:value="-0.02536734" calcext:value-type="float">
            <text:p>-0.02536734</text:p>
          </table:table-cell>
          <table:table-cell office:value-type="float" office:value="-0.02099292" calcext:value-type="float">
            <text:p>-0.02099292</text:p>
          </table:table-cell>
          <table:table-cell office:value-type="float" office:value="-0.01576812" calcext:value-type="float">
            <text:p>-0.01576812</text:p>
          </table:table-cell>
          <table:table-cell office:value-type="float" office:value="-0.01268814" calcext:value-type="float">
            <text:p>-0.01268814</text:p>
          </table:table-cell>
          <table:table-cell office:value-type="float" office:value="-0.01033047" calcext:value-type="float">
            <text:p>-0.01033047</text:p>
          </table:table-cell>
          <table:table-cell office:value-type="float" office:value="-0.009559417" calcext:value-type="float">
            <text:p>-0.009559417</text:p>
          </table:table-cell>
          <table:table-cell office:value-type="float" office:value="-0.009134561" calcext:value-type="float">
            <text:p>-0.009134561</text:p>
          </table:table-cell>
          <table:table-cell office:value-type="float" office:value="0" calcext:value-type="float">
            <text:p>0</text:p>
          </table:table-cell>
          <table:table-cell office:value-type="float" office:value="0.05313662" calcext:value-type="float">
            <text:p>0.05313662</text:p>
          </table:table-cell>
          <table:table-cell office:value-type="float" office:value="-0.009719856" calcext:value-type="float">
            <text:p>-0.009719856</text:p>
          </table:table-cell>
          <table:table-cell office:value-type="float" office:value="-0.0004032838" calcext:value-type="float">
            <text:p>-0.0004032838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05289" calcext:value-type="float">
            <text:p>-2.20528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082001" calcext:value-type="float">
            <text:p>21082001</text:p>
          </table:table-cell>
          <table:table-cell office:value-type="float" office:value="756.4976" calcext:value-type="float">
            <text:p>756.4976</text:p>
          </table:table-cell>
          <table:table-cell office:value-type="float" office:value="533.751" calcext:value-type="float">
            <text:p>533.751</text:p>
          </table:table-cell>
          <table:table-cell office:value-type="float" office:value="31.6416" calcext:value-type="float">
            <text:p>31.6416</text:p>
          </table:table-cell>
          <table:table-cell office:value-type="float" office:value="1094.728" calcext:value-type="float">
            <text:p>1094.728</text:p>
          </table:table-cell>
          <table:table-cell office:value-type="float" office:value="76.45282" calcext:value-type="float">
            <text:p>76.45282</text:p>
          </table:table-cell>
          <table:table-cell office:value-type="float" office:value="0" calcext:value-type="float">
            <text:p>0</text:p>
          </table:table-cell>
          <table:table-cell office:value-type="float" office:value="0.1092881" calcext:value-type="float">
            <text:p>0.1092881</text:p>
          </table:table-cell>
          <table:table-cell office:value-type="float" office:value="0.2450612" calcext:value-type="float">
            <text:p>0.2450612</text:p>
          </table:table-cell>
          <table:table-cell office:value-type="float" office:value="0.277593" calcext:value-type="float">
            <text:p>0.277593</text:p>
          </table:table-cell>
          <table:table-cell office:value-type="float" office:value="0.295496" calcext:value-type="float">
            <text:p>0.295496</text:p>
          </table:table-cell>
          <table:table-cell office:value-type="float" office:value="0.3081442" calcext:value-type="float">
            <text:p>0.3081442</text:p>
          </table:table-cell>
          <table:table-cell office:value-type="float" office:value="0.2861853" calcext:value-type="float">
            <text:p>0.2861853</text:p>
          </table:table-cell>
          <table:table-cell office:value-type="float" office:value="0.2937587" calcext:value-type="float">
            <text:p>0.2937587</text:p>
          </table:table-cell>
          <table:table-cell office:value-type="float" office:value="0.374446" calcext:value-type="float">
            <text:p>0.374446</text:p>
          </table:table-cell>
          <table:table-cell office:value-type="float" office:value="0.371836" calcext:value-type="float">
            <text:p>0.371836</text:p>
          </table:table-cell>
          <table:table-cell office:value-type="float" office:value="0.3792133" calcext:value-type="float">
            <text:p>0.3792133</text:p>
          </table:table-cell>
          <table:table-cell office:value-type="float" office:value="0.3941204" calcext:value-type="float">
            <text:p>0.3941204</text:p>
          </table:table-cell>
          <table:table-cell office:value-type="float" office:value="0.4038478" calcext:value-type="float">
            <text:p>0.403847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572394E-016" calcext:value-type="float">
            <text:p>7.572394E-16</text:p>
          </table:table-cell>
          <table:table-cell office:value-type="float" office:value="7.191394E-016" calcext:value-type="float">
            <text:p>7.191394E-16</text:p>
          </table:table-cell>
          <table:table-cell office:value-type="float" office:value="2.462067E-016" calcext:value-type="float">
            <text:p>2.462067E-16</text:p>
          </table:table-cell>
          <table:table-cell office:value-type="float" office:value="2.16319E-023" calcext:value-type="float">
            <text:p>2.16319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87.10277" calcext:value-type="float">
            <text:p>-87.10277</text:p>
          </table:table-cell>
          <table:table-cell office:value-type="float" office:value="-0.1736072" calcext:value-type="float">
            <text:p>-0.1736072</text:p>
          </table:table-cell>
          <table:table-cell office:value-type="float" office:value="-0.06634833" calcext:value-type="float">
            <text:p>-0.06634833</text:p>
          </table:table-cell>
          <table:table-cell office:value-type="float" office:value="-0.0409837" calcext:value-type="float">
            <text:p>-0.0409837</text:p>
          </table:table-cell>
          <table:table-cell office:value-type="float" office:value="-0.03036441" calcext:value-type="float">
            <text:p>-0.03036441</text:p>
          </table:table-cell>
          <table:table-cell office:value-type="float" office:value="-0.01980378" calcext:value-type="float">
            <text:p>-0.01980378</text:p>
          </table:table-cell>
          <table:table-cell office:value-type="float" office:value="-0.0149519" calcext:value-type="float">
            <text:p>-0.0149519</text:p>
          </table:table-cell>
          <table:table-cell office:value-type="float" office:value="-0.01174987" calcext:value-type="float">
            <text:p>-0.01174987</text:p>
          </table:table-cell>
          <table:table-cell office:value-type="float" office:value="-0.009959298" calcext:value-type="float">
            <text:p>-0.009959298</text:p>
          </table:table-cell>
          <table:table-cell office:value-type="float" office:value="-0.009228211" calcext:value-type="float">
            <text:p>-0.009228211</text:p>
          </table:table-cell>
          <table:table-cell office:value-type="float" office:value="0" calcext:value-type="float">
            <text:p>0</text:p>
          </table:table-cell>
          <table:table-cell office:value-type="float" office:value="0.05313662" calcext:value-type="float">
            <text:p>0.05313662</text:p>
          </table:table-cell>
          <table:table-cell office:value-type="float" office:value="-0.009716385" calcext:value-type="float">
            <text:p>-0.009716385</text:p>
          </table:table-cell>
          <table:table-cell office:value-type="float" office:value="-0.000407673" calcext:value-type="float">
            <text:p>-0.00040767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03501" calcext:value-type="float">
            <text:p>-2.20350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2082001" calcext:value-type="float">
            <text:p>22082001</text:p>
          </table:table-cell>
          <table:table-cell office:value-type="float" office:value="756.4976" calcext:value-type="float">
            <text:p>756.4976</text:p>
          </table:table-cell>
          <table:table-cell office:value-type="float" office:value="538.7097" calcext:value-type="float">
            <text:p>538.7097</text:p>
          </table:table-cell>
          <table:table-cell office:value-type="float" office:value="31.6416" calcext:value-type="float">
            <text:p>31.6416</text:p>
          </table:table-cell>
          <table:table-cell office:value-type="float" office:value="1089.746" calcext:value-type="float">
            <text:p>1089.746</text:p>
          </table:table-cell>
          <table:table-cell office:value-type="float" office:value="76.47595" calcext:value-type="float">
            <text:p>76.47595</text:p>
          </table:table-cell>
          <table:table-cell office:value-type="float" office:value="0" calcext:value-type="float">
            <text:p>0</text:p>
          </table:table-cell>
          <table:table-cell office:value-type="float" office:value="0.1251533" calcext:value-type="float">
            <text:p>0.1251533</text:p>
          </table:table-cell>
          <table:table-cell office:value-type="float" office:value="0.2220964" calcext:value-type="float">
            <text:p>0.2220964</text:p>
          </table:table-cell>
          <table:table-cell office:value-type="float" office:value="0.259149" calcext:value-type="float">
            <text:p>0.259149</text:p>
          </table:table-cell>
          <table:table-cell office:value-type="float" office:value="0.2792464" calcext:value-type="float">
            <text:p>0.2792464</text:p>
          </table:table-cell>
          <table:table-cell office:value-type="float" office:value="0.293644" calcext:value-type="float">
            <text:p>0.293644</text:p>
          </table:table-cell>
          <table:table-cell office:value-type="float" office:value="0.2786527" calcext:value-type="float">
            <text:p>0.2786527</text:p>
          </table:table-cell>
          <table:table-cell office:value-type="float" office:value="0.2889953" calcext:value-type="float">
            <text:p>0.2889953</text:p>
          </table:table-cell>
          <table:table-cell office:value-type="float" office:value="0.3724043" calcext:value-type="float">
            <text:p>0.3724043</text:p>
          </table:table-cell>
          <table:table-cell office:value-type="float" office:value="0.370755" calcext:value-type="float">
            <text:p>0.370755</text:p>
          </table:table-cell>
          <table:table-cell office:value-type="float" office:value="0.37896" calcext:value-type="float">
            <text:p>0.37896</text:p>
          </table:table-cell>
          <table:table-cell office:value-type="float" office:value="0.3939672" calcext:value-type="float">
            <text:p>0.3939672</text:p>
          </table:table-cell>
          <table:table-cell office:value-type="float" office:value="0.4038108" calcext:value-type="float">
            <text:p>0.403810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573456E-016" calcext:value-type="float">
            <text:p>7.573456E-16</text:p>
          </table:table-cell>
          <table:table-cell office:value-type="float" office:value="7.191236E-016" calcext:value-type="float">
            <text:p>7.191236E-16</text:p>
          </table:table-cell>
          <table:table-cell office:value-type="float" office:value="2.462019E-016" calcext:value-type="float">
            <text:p>2.462019E-16</text:p>
          </table:table-cell>
          <table:table-cell office:value-type="float" office:value="2.163157E-023" calcext:value-type="float">
            <text:p>2.163157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31.83933" calcext:value-type="float">
            <text:p>-31.83933</text:p>
          </table:table-cell>
          <table:table-cell office:value-type="float" office:value="-0.3702146" calcext:value-type="float">
            <text:p>-0.3702146</text:p>
          </table:table-cell>
          <table:table-cell office:value-type="float" office:value="-0.1126367" calcext:value-type="float">
            <text:p>-0.1126367</text:p>
          </table:table-cell>
          <table:table-cell office:value-type="float" office:value="-0.06332016" calcext:value-type="float">
            <text:p>-0.06332016</text:p>
          </table:table-cell>
          <table:table-cell office:value-type="float" office:value="-0.04310372" calcext:value-type="float">
            <text:p>-0.04310372</text:p>
          </table:table-cell>
          <table:table-cell office:value-type="float" office:value="-0.02416717" calcext:value-type="float">
            <text:p>-0.02416717</text:p>
          </table:table-cell>
          <table:table-cell office:value-type="float" office:value="-0.01714779" calcext:value-type="float">
            <text:p>-0.01714779</text:p>
          </table:table-cell>
          <table:table-cell office:value-type="float" office:value="-0.01322692" calcext:value-type="float">
            <text:p>-0.01322692</text:p>
          </table:table-cell>
          <table:table-cell office:value-type="float" office:value="-0.0104522" calcext:value-type="float">
            <text:p>-0.0104522</text:p>
          </table:table-cell>
          <table:table-cell office:value-type="float" office:value="-0.009333905" calcext:value-type="float">
            <text:p>-0.009333905</text:p>
          </table:table-cell>
          <table:table-cell office:value-type="float" office:value="0" calcext:value-type="float">
            <text:p>0</text:p>
          </table:table-cell>
          <table:table-cell office:value-type="float" office:value="0.05313662" calcext:value-type="float">
            <text:p>0.05313662</text:p>
          </table:table-cell>
          <table:table-cell office:value-type="float" office:value="-0.009717293" calcext:value-type="float">
            <text:p>-0.009717293</text:p>
          </table:table-cell>
          <table:table-cell office:value-type="float" office:value="-0.000411526" calcext:value-type="float">
            <text:p>-0.00041152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02024" calcext:value-type="float">
            <text:p>-2.20202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082001" calcext:value-type="float">
            <text:p>23082001</text:p>
          </table:table-cell>
          <table:table-cell office:value-type="float" office:value="756.4976" calcext:value-type="float">
            <text:p>756.4976</text:p>
          </table:table-cell>
          <table:table-cell office:value-type="float" office:value="543.8073" calcext:value-type="float">
            <text:p>543.8073</text:p>
          </table:table-cell>
          <table:table-cell office:value-type="float" office:value="31.6416" calcext:value-type="float">
            <text:p>31.6416</text:p>
          </table:table-cell>
          <table:table-cell office:value-type="float" office:value="1084.621" calcext:value-type="float">
            <text:p>1084.621</text:p>
          </table:table-cell>
          <table:table-cell office:value-type="float" office:value="76.50293" calcext:value-type="float">
            <text:p>76.50293</text:p>
          </table:table-cell>
          <table:table-cell office:value-type="float" office:value="0" calcext:value-type="float">
            <text:p>0</text:p>
          </table:table-cell>
          <table:table-cell office:value-type="float" office:value="0.1249282" calcext:value-type="float">
            <text:p>0.1249282</text:p>
          </table:table-cell>
          <table:table-cell office:value-type="float" office:value="0.2075003" calcext:value-type="float">
            <text:p>0.2075003</text:p>
          </table:table-cell>
          <table:table-cell office:value-type="float" office:value="0.239399" calcext:value-type="float">
            <text:p>0.239399</text:p>
          </table:table-cell>
          <table:table-cell office:value-type="float" office:value="0.2617378" calcext:value-type="float">
            <text:p>0.2617378</text:p>
          </table:table-cell>
          <table:table-cell office:value-type="float" office:value="0.2792002" calcext:value-type="float">
            <text:p>0.2792002</text:p>
          </table:table-cell>
          <table:table-cell office:value-type="float" office:value="0.2709017" calcext:value-type="float">
            <text:p>0.2709017</text:p>
          </table:table-cell>
          <table:table-cell office:value-type="float" office:value="0.284198" calcext:value-type="float">
            <text:p>0.284198</text:p>
          </table:table-cell>
          <table:table-cell office:value-type="float" office:value="0.3704619" calcext:value-type="float">
            <text:p>0.3704619</text:p>
          </table:table-cell>
          <table:table-cell office:value-type="float" office:value="0.3694212" calcext:value-type="float">
            <text:p>0.3694212</text:p>
          </table:table-cell>
          <table:table-cell office:value-type="float" office:value="0.3785751" calcext:value-type="float">
            <text:p>0.3785751</text:p>
          </table:table-cell>
          <table:table-cell office:value-type="float" office:value="0.3937537" calcext:value-type="float">
            <text:p>0.3937537</text:p>
          </table:table-cell>
          <table:table-cell office:value-type="float" office:value="0.4037432" calcext:value-type="float">
            <text:p>0.403743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574378E-016" calcext:value-type="float">
            <text:p>7.574378E-16</text:p>
          </table:table-cell>
          <table:table-cell office:value-type="float" office:value="7.191078E-016" calcext:value-type="float">
            <text:p>7.191078E-16</text:p>
          </table:table-cell>
          <table:table-cell office:value-type="float" office:value="2.461971E-016" calcext:value-type="float">
            <text:p>2.461971E-16</text:p>
          </table:table-cell>
          <table:table-cell office:value-type="float" office:value="2.163125E-023" calcext:value-type="float">
            <text:p>2.163125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32.01867" calcext:value-type="float">
            <text:p>-32.01867</text:p>
          </table:table-cell>
          <table:table-cell office:value-type="float" office:value="-0.6252634" calcext:value-type="float">
            <text:p>-0.6252634</text:p>
          </table:table-cell>
          <table:table-cell office:value-type="float" office:value="-0.2073085" calcext:value-type="float">
            <text:p>-0.2073085</text:p>
          </table:table-cell>
          <table:table-cell office:value-type="float" office:value="-0.1042489" calcext:value-type="float">
            <text:p>-0.1042489</text:p>
          </table:table-cell>
          <table:table-cell office:value-type="float" office:value="-0.06356582" calcext:value-type="float">
            <text:p>-0.06356582</text:p>
          </table:table-cell>
          <table:table-cell office:value-type="float" office:value="-0.02982159" calcext:value-type="float">
            <text:p>-0.02982159</text:p>
          </table:table-cell>
          <table:table-cell office:value-type="float" office:value="-0.01973739" calcext:value-type="float">
            <text:p>-0.01973739</text:p>
          </table:table-cell>
          <table:table-cell office:value-type="float" office:value="-0.01480937" calcext:value-type="float">
            <text:p>-0.01480937</text:p>
          </table:table-cell>
          <table:table-cell office:value-type="float" office:value="-0.01109761" calcext:value-type="float">
            <text:p>-0.01109761</text:p>
          </table:table-cell>
          <table:table-cell office:value-type="float" office:value="-0.00949681" calcext:value-type="float">
            <text:p>-0.00949681</text:p>
          </table:table-cell>
          <table:table-cell office:value-type="float" office:value="0" calcext:value-type="float">
            <text:p>0</text:p>
          </table:table-cell>
          <table:table-cell office:value-type="float" office:value="0.05313662" calcext:value-type="float">
            <text:p>0.05313662</text:p>
          </table:table-cell>
          <table:table-cell office:value-type="float" office:value="-0.009718785" calcext:value-type="float">
            <text:p>-0.009718785</text:p>
          </table:table-cell>
          <table:table-cell office:value-type="float" office:value="-0.000415303" calcext:value-type="float">
            <text:p>-0.00041530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00847" calcext:value-type="float">
            <text:p>-2.20084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082001" calcext:value-type="float">
            <text:p>24082001</text:p>
          </table:table-cell>
          <table:table-cell office:value-type="float" office:value="784.7614" calcext:value-type="float">
            <text:p>784.7614</text:p>
          </table:table-cell>
          <table:table-cell office:value-type="float" office:value="547.1122" calcext:value-type="float">
            <text:p>547.1122</text:p>
          </table:table-cell>
          <table:table-cell office:value-type="float" office:value="34.55304" calcext:value-type="float">
            <text:p>34.55304</text:p>
          </table:table-cell>
          <table:table-cell office:value-type="float" office:value="1104.896" calcext:value-type="float">
            <text:p>1104.896</text:p>
          </table:table-cell>
          <table:table-cell office:value-type="float" office:value="78.27632" calcext:value-type="float">
            <text:p>78.27632</text:p>
          </table:table-cell>
          <table:table-cell office:value-type="float" office:value="0" calcext:value-type="float">
            <text:p>0</text:p>
          </table:table-cell>
          <table:table-cell office:value-type="float" office:value="0.4750942" calcext:value-type="float">
            <text:p>0.4750942</text:p>
          </table:table-cell>
          <table:table-cell office:value-type="float" office:value="0.4859098" calcext:value-type="float">
            <text:p>0.4859098</text:p>
          </table:table-cell>
          <table:table-cell office:value-type="float" office:value="0.2669317" calcext:value-type="float">
            <text:p>0.2669317</text:p>
          </table:table-cell>
          <table:table-cell office:value-type="float" office:value="0.2835934" calcext:value-type="float">
            <text:p>0.2835934</text:p>
          </table:table-cell>
          <table:table-cell office:value-type="float" office:value="0.2931801" calcext:value-type="float">
            <text:p>0.2931801</text:p>
          </table:table-cell>
          <table:table-cell office:value-type="float" office:value="0.2743106" calcext:value-type="float">
            <text:p>0.2743106</text:p>
          </table:table-cell>
          <table:table-cell office:value-type="float" office:value="0.3159172" calcext:value-type="float">
            <text:p>0.3159172</text:p>
          </table:table-cell>
          <table:table-cell office:value-type="float" office:value="0.3752997" calcext:value-type="float">
            <text:p>0.3752997</text:p>
          </table:table-cell>
          <table:table-cell office:value-type="float" office:value="0.36913" calcext:value-type="float">
            <text:p>0.36913</text:p>
          </table:table-cell>
          <table:table-cell office:value-type="float" office:value="0.3783995" calcext:value-type="float">
            <text:p>0.3783995</text:p>
          </table:table-cell>
          <table:table-cell office:value-type="float" office:value="0.3938215" calcext:value-type="float">
            <text:p>0.3938215</text:p>
          </table:table-cell>
          <table:table-cell office:value-type="float" office:value="0.4037299" calcext:value-type="float">
            <text:p>0.403729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575286E-016" calcext:value-type="float">
            <text:p>7.575286E-16</text:p>
          </table:table-cell>
          <table:table-cell office:value-type="float" office:value="7.190923E-016" calcext:value-type="float">
            <text:p>7.190923E-16</text:p>
          </table:table-cell>
          <table:table-cell office:value-type="float" office:value="2.461923E-016" calcext:value-type="float">
            <text:p>2.461923E-16</text:p>
          </table:table-cell>
          <table:table-cell office:value-type="float" office:value="2.16309E-023" calcext:value-type="float">
            <text:p>2.16309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2104504" calcext:value-type="float">
            <text:p>-0.002104504</text:p>
          </table:table-cell>
          <table:table-cell office:value-type="float" office:value="-0.00183265" calcext:value-type="float">
            <text:p>-0.00183265</text:p>
          </table:table-cell>
          <table:table-cell office:value-type="float" office:value="-0.09042757" calcext:value-type="float">
            <text:p>-0.09042757</text:p>
          </table:table-cell>
          <table:table-cell office:value-type="float" office:value="-0.05625748" calcext:value-type="float">
            <text:p>-0.05625748</text:p>
          </table:table-cell>
          <table:table-cell office:value-type="float" office:value="-0.04365293" calcext:value-type="float">
            <text:p>-0.04365293</text:p>
          </table:table-cell>
          <table:table-cell office:value-type="float" office:value="-0.02724881" calcext:value-type="float">
            <text:p>-0.02724881</text:p>
          </table:table-cell>
          <table:table-cell office:value-type="float" office:value="-0.008070876" calcext:value-type="float">
            <text:p>-0.008070876</text:p>
          </table:table-cell>
          <table:table-cell office:value-type="float" office:value="-0.01121792" calcext:value-type="float">
            <text:p>-0.01121792</text:p>
          </table:table-cell>
          <table:table-cell office:value-type="float" office:value="-0.01125005" calcext:value-type="float">
            <text:p>-0.01125005</text:p>
          </table:table-cell>
          <table:table-cell office:value-type="float" office:value="-0.009573157" calcext:value-type="float">
            <text:p>-0.009573157</text:p>
          </table:table-cell>
          <table:table-cell office:value-type="float" office:value="0" calcext:value-type="float">
            <text:p>0</text:p>
          </table:table-cell>
          <table:table-cell office:value-type="float" office:value="0.05313662" calcext:value-type="float">
            <text:p>0.05313662</text:p>
          </table:table-cell>
          <table:table-cell office:value-type="float" office:value="-0.009721543" calcext:value-type="float">
            <text:p>-0.009721543</text:p>
          </table:table-cell>
          <table:table-cell office:value-type="float" office:value="-0.0004203061" calcext:value-type="float">
            <text:p>-0.0004203061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2059" calcext:value-type="float">
            <text:p>-2.22059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082001" calcext:value-type="float">
            <text:p>25082001</text:p>
          </table:table-cell>
          <table:table-cell office:value-type="float" office:value="784.8613" calcext:value-type="float">
            <text:p>784.8613</text:p>
          </table:table-cell>
          <table:table-cell office:value-type="float" office:value="550.839" calcext:value-type="float">
            <text:p>550.839</text:p>
          </table:table-cell>
          <table:table-cell office:value-type="float" office:value="34.55304" calcext:value-type="float">
            <text:p>34.55304</text:p>
          </table:table-cell>
          <table:table-cell office:value-type="float" office:value="1101.294" calcext:value-type="float">
            <text:p>1101.294</text:p>
          </table:table-cell>
          <table:table-cell office:value-type="float" office:value="78.25097" calcext:value-type="float">
            <text:p>78.25097</text:p>
          </table:table-cell>
          <table:table-cell office:value-type="float" office:value="0" calcext:value-type="float">
            <text:p>0</text:p>
          </table:table-cell>
          <table:table-cell office:value-type="float" office:value="0.3747952" calcext:value-type="float">
            <text:p>0.3747952</text:p>
          </table:table-cell>
          <table:table-cell office:value-type="float" office:value="0.4041143" calcext:value-type="float">
            <text:p>0.4041143</text:p>
          </table:table-cell>
          <table:table-cell office:value-type="float" office:value="0.296535" calcext:value-type="float">
            <text:p>0.296535</text:p>
          </table:table-cell>
          <table:table-cell office:value-type="float" office:value="0.2855413" calcext:value-type="float">
            <text:p>0.2855413</text:p>
          </table:table-cell>
          <table:table-cell office:value-type="float" office:value="0.2947178" calcext:value-type="float">
            <text:p>0.2947178</text:p>
          </table:table-cell>
          <table:table-cell office:value-type="float" office:value="0.2759192" calcext:value-type="float">
            <text:p>0.2759192</text:p>
          </table:table-cell>
          <table:table-cell office:value-type="float" office:value="0.2980992" calcext:value-type="float">
            <text:p>0.2980992</text:p>
          </table:table-cell>
          <table:table-cell office:value-type="float" office:value="0.3753683" calcext:value-type="float">
            <text:p>0.3753683</text:p>
          </table:table-cell>
          <table:table-cell office:value-type="float" office:value="0.3692768" calcext:value-type="float">
            <text:p>0.3692768</text:p>
          </table:table-cell>
          <table:table-cell office:value-type="float" office:value="0.3782191" calcext:value-type="float">
            <text:p>0.3782191</text:p>
          </table:table-cell>
          <table:table-cell office:value-type="float" office:value="0.3938025" calcext:value-type="float">
            <text:p>0.3938025</text:p>
          </table:table-cell>
          <table:table-cell office:value-type="float" office:value="0.403693" calcext:value-type="float">
            <text:p>0.40369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576233E-016" calcext:value-type="float">
            <text:p>7.576233E-16</text:p>
          </table:table-cell>
          <table:table-cell office:value-type="float" office:value="7.190765E-016" calcext:value-type="float">
            <text:p>7.190765E-16</text:p>
          </table:table-cell>
          <table:table-cell office:value-type="float" office:value="2.461875E-016" calcext:value-type="float">
            <text:p>2.461875E-16</text:p>
          </table:table-cell>
          <table:table-cell office:value-type="float" office:value="2.163058E-023" calcext:value-type="float">
            <text:p>2.163058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9071837" calcext:value-type="float">
            <text:p>-0.009071837</text:p>
          </table:table-cell>
          <table:table-cell office:value-type="float" office:value="-0.005640788" calcext:value-type="float">
            <text:p>-0.005640788</text:p>
          </table:table-cell>
          <table:table-cell office:value-type="float" office:value="-0.04043919" calcext:value-type="float">
            <text:p>-0.04043919</text:p>
          </table:table-cell>
          <table:table-cell office:value-type="float" office:value="-0.05357581" calcext:value-type="float">
            <text:p>-0.05357581</text:p>
          </table:table-cell>
          <table:table-cell office:value-type="float" office:value="-0.04195253" calcext:value-type="float">
            <text:p>-0.04195253</text:p>
          </table:table-cell>
          <table:table-cell office:value-type="float" office:value="-0.02604825" calcext:value-type="float">
            <text:p>-0.02604825</text:p>
          </table:table-cell>
          <table:table-cell office:value-type="float" office:value="-0.01320341" calcext:value-type="float">
            <text:p>-0.01320341</text:p>
          </table:table-cell>
          <table:table-cell office:value-type="float" office:value="-0.01114342" calcext:value-type="float">
            <text:p>-0.01114342</text:p>
          </table:table-cell>
          <table:table-cell office:value-type="float" office:value="-0.01117569" calcext:value-type="float">
            <text:p>-0.01117569</text:p>
          </table:table-cell>
          <table:table-cell office:value-type="float" office:value="-0.009651816" calcext:value-type="float">
            <text:p>-0.009651816</text:p>
          </table:table-cell>
          <table:table-cell office:value-type="float" office:value="0" calcext:value-type="float">
            <text:p>0</text:p>
          </table:table-cell>
          <table:table-cell office:value-type="float" office:value="0.05313662" calcext:value-type="float">
            <text:p>0.05313662</text:p>
          </table:table-cell>
          <table:table-cell office:value-type="float" office:value="-0.009722039" calcext:value-type="float">
            <text:p>-0.009722039</text:p>
          </table:table-cell>
          <table:table-cell office:value-type="float" office:value="-0.0004227708" calcext:value-type="float">
            <text:p>-0.0004227708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17173" calcext:value-type="float">
            <text:p>-2.21717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6082001" calcext:value-type="float">
            <text:p>26082001</text:p>
          </table:table-cell>
          <table:table-cell office:value-type="float" office:value="784.8613" calcext:value-type="float">
            <text:p>784.8613</text:p>
          </table:table-cell>
          <table:table-cell office:value-type="float" office:value="556.7429" calcext:value-type="float">
            <text:p>556.7429</text:p>
          </table:table-cell>
          <table:table-cell office:value-type="float" office:value="34.55304" calcext:value-type="float">
            <text:p>34.55304</text:p>
          </table:table-cell>
          <table:table-cell office:value-type="float" office:value="1095.406" calcext:value-type="float">
            <text:p>1095.406</text:p>
          </table:table-cell>
          <table:table-cell office:value-type="float" office:value="78.23537" calcext:value-type="float">
            <text:p>78.23537</text:p>
          </table:table-cell>
          <table:table-cell office:value-type="float" office:value="0" calcext:value-type="float">
            <text:p>0</text:p>
          </table:table-cell>
          <table:table-cell office:value-type="float" office:value="0.1933668" calcext:value-type="float">
            <text:p>0.1933668</text:p>
          </table:table-cell>
          <table:table-cell office:value-type="float" office:value="0.3120579" calcext:value-type="float">
            <text:p>0.3120579</text:p>
          </table:table-cell>
          <table:table-cell office:value-type="float" office:value="0.3069419" calcext:value-type="float">
            <text:p>0.3069419</text:p>
          </table:table-cell>
          <table:table-cell office:value-type="float" office:value="0.2929822" calcext:value-type="float">
            <text:p>0.2929822</text:p>
          </table:table-cell>
          <table:table-cell office:value-type="float" office:value="0.2950495" calcext:value-type="float">
            <text:p>0.2950495</text:p>
          </table:table-cell>
          <table:table-cell office:value-type="float" office:value="0.2742359" calcext:value-type="float">
            <text:p>0.2742359</text:p>
          </table:table-cell>
          <table:table-cell office:value-type="float" office:value="0.2909459" calcext:value-type="float">
            <text:p>0.2909459</text:p>
          </table:table-cell>
          <table:table-cell office:value-type="float" office:value="0.3732862" calcext:value-type="float">
            <text:p>0.3732862</text:p>
          </table:table-cell>
          <table:table-cell office:value-type="float" office:value="0.3690423" calcext:value-type="float">
            <text:p>0.3690423</text:p>
          </table:table-cell>
          <table:table-cell office:value-type="float" office:value="0.3779818" calcext:value-type="float">
            <text:p>0.3779818</text:p>
          </table:table-cell>
          <table:table-cell office:value-type="float" office:value="0.3936785" calcext:value-type="float">
            <text:p>0.3936785</text:p>
          </table:table-cell>
          <table:table-cell office:value-type="float" office:value="0.4036372" calcext:value-type="float">
            <text:p>0.403637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577125E-016" calcext:value-type="float">
            <text:p>7.577125E-16</text:p>
          </table:table-cell>
          <table:table-cell office:value-type="float" office:value="7.190608E-016" calcext:value-type="float">
            <text:p>7.190608E-16</text:p>
          </table:table-cell>
          <table:table-cell office:value-type="float" office:value="2.461828E-016" calcext:value-type="float">
            <text:p>2.461828E-16</text:p>
          </table:table-cell>
          <table:table-cell office:value-type="float" office:value="2.163024E-023" calcext:value-type="float">
            <text:p>2.163024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.057585" calcext:value-type="float">
            <text:p>-1.057585</text:p>
          </table:table-cell>
          <table:table-cell office:value-type="float" office:value="-0.02798682" calcext:value-type="float">
            <text:p>-0.02798682</text:p>
          </table:table-cell>
          <table:table-cell office:value-type="float" office:value="-0.0310166" calcext:value-type="float">
            <text:p>-0.0310166</text:p>
          </table:table-cell>
          <table:table-cell office:value-type="float" office:value="-0.04392206" calcext:value-type="float">
            <text:p>-0.04392206</text:p>
          </table:table-cell>
          <table:table-cell office:value-type="float" office:value="-0.0416571" calcext:value-type="float">
            <text:p>-0.0416571</text:p>
          </table:table-cell>
          <table:table-cell office:value-type="float" office:value="-0.02725857" calcext:value-type="float">
            <text:p>-0.02725857</text:p>
          </table:table-cell>
          <table:table-cell office:value-type="float" office:value="-0.01620498" calcext:value-type="float">
            <text:p>-0.01620498</text:p>
          </table:table-cell>
          <table:table-cell office:value-type="float" office:value="-0.01256317" calcext:value-type="float">
            <text:p>-0.01256317</text:p>
          </table:table-cell>
          <table:table-cell office:value-type="float" office:value="-0.01129252" calcext:value-type="float">
            <text:p>-0.01129252</text:p>
          </table:table-cell>
          <table:table-cell office:value-type="float" office:value="-0.009755958" calcext:value-type="float">
            <text:p>-0.009755958</text:p>
          </table:table-cell>
          <table:table-cell office:value-type="float" office:value="0" calcext:value-type="float">
            <text:p>0</text:p>
          </table:table-cell>
          <table:table-cell office:value-type="float" office:value="0.05313662" calcext:value-type="float">
            <text:p>0.05313662</text:p>
          </table:table-cell>
          <table:table-cell office:value-type="float" office:value="-0.03139976" calcext:value-type="float">
            <text:p>-0.03139976</text:p>
          </table:table-cell>
          <table:table-cell office:value-type="float" office:value="-0.0003954383" calcext:value-type="float">
            <text:p>-0.0003954383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14292" calcext:value-type="float">
            <text:p>-2.21429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7082001" calcext:value-type="float">
            <text:p>27082001</text:p>
          </table:table-cell>
          <table:table-cell office:value-type="float" office:value="784.8613" calcext:value-type="float">
            <text:p>784.8613</text:p>
          </table:table-cell>
          <table:table-cell office:value-type="float" office:value="562.3231" calcext:value-type="float">
            <text:p>562.3231</text:p>
          </table:table-cell>
          <table:table-cell office:value-type="float" office:value="34.55304" calcext:value-type="float">
            <text:p>34.55304</text:p>
          </table:table-cell>
          <table:table-cell office:value-type="float" office:value="1089.833" calcext:value-type="float">
            <text:p>1089.833</text:p>
          </table:table-cell>
          <table:table-cell office:value-type="float" office:value="78.22782" calcext:value-type="float">
            <text:p>78.22782</text:p>
          </table:table-cell>
          <table:table-cell office:value-type="float" office:value="0" calcext:value-type="float">
            <text:p>0</text:p>
          </table:table-cell>
          <table:table-cell office:value-type="float" office:value="0.1423602" calcext:value-type="float">
            <text:p>0.1423602</text:p>
          </table:table-cell>
          <table:table-cell office:value-type="float" office:value="0.2697634" calcext:value-type="float">
            <text:p>0.2697634</text:p>
          </table:table-cell>
          <table:table-cell office:value-type="float" office:value="0.2816092" calcext:value-type="float">
            <text:p>0.2816092</text:p>
          </table:table-cell>
          <table:table-cell office:value-type="float" office:value="0.2843696" calcext:value-type="float">
            <text:p>0.2843696</text:p>
          </table:table-cell>
          <table:table-cell office:value-type="float" office:value="0.2896673" calcext:value-type="float">
            <text:p>0.2896673</text:p>
          </table:table-cell>
          <table:table-cell office:value-type="float" office:value="0.2713199" calcext:value-type="float">
            <text:p>0.2713199</text:p>
          </table:table-cell>
          <table:table-cell office:value-type="float" office:value="0.2859497" calcext:value-type="float">
            <text:p>0.2859497</text:p>
          </table:table-cell>
          <table:table-cell office:value-type="float" office:value="0.3712208" calcext:value-type="float">
            <text:p>0.3712208</text:p>
          </table:table-cell>
          <table:table-cell office:value-type="float" office:value="0.3683884" calcext:value-type="float">
            <text:p>0.3683884</text:p>
          </table:table-cell>
          <table:table-cell office:value-type="float" office:value="0.3776812" calcext:value-type="float">
            <text:p>0.3776812</text:p>
          </table:table-cell>
          <table:table-cell office:value-type="float" office:value="0.3934567" calcext:value-type="float">
            <text:p>0.3934567</text:p>
          </table:table-cell>
          <table:table-cell office:value-type="float" office:value="0.4035635" calcext:value-type="float">
            <text:p>0.403563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577964E-016" calcext:value-type="float">
            <text:p>7.577964E-16</text:p>
          </table:table-cell>
          <table:table-cell office:value-type="float" office:value="7.190483E-016" calcext:value-type="float">
            <text:p>7.190483E-16</text:p>
          </table:table-cell>
          <table:table-cell office:value-type="float" office:value="2.461787E-016" calcext:value-type="float">
            <text:p>2.461787E-16</text:p>
          </table:table-cell>
          <table:table-cell office:value-type="float" office:value="2.162995E-023" calcext:value-type="float">
            <text:p>2.162995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1.60478" calcext:value-type="float">
            <text:p>-11.60478</text:p>
          </table:table-cell>
          <table:table-cell office:value-type="float" office:value="-0.08265989" calcext:value-type="float">
            <text:p>-0.08265989</text:p>
          </table:table-cell>
          <table:table-cell office:value-type="float" office:value="-0.0592436" calcext:value-type="float">
            <text:p>-0.0592436</text:p>
          </table:table-cell>
          <table:table-cell office:value-type="float" office:value="-0.05506499" calcext:value-type="float">
            <text:p>-0.05506499</text:p>
          </table:table-cell>
          <table:table-cell office:value-type="float" office:value="-0.04787816" calcext:value-type="float">
            <text:p>-0.04787816</text:p>
          </table:table-cell>
          <table:table-cell office:value-type="float" office:value="-0.02950444" calcext:value-type="float">
            <text:p>-0.02950444</text:p>
          </table:table-cell>
          <table:table-cell office:value-type="float" office:value="-0.01874522" calcext:value-type="float">
            <text:p>-0.01874522</text:p>
          </table:table-cell>
          <table:table-cell office:value-type="float" office:value="-0.01416796" calcext:value-type="float">
            <text:p>-0.01416796</text:p>
          </table:table-cell>
          <table:table-cell office:value-type="float" office:value="-0.01162895" calcext:value-type="float">
            <text:p>-0.01162895</text:p>
          </table:table-cell>
          <table:table-cell office:value-type="float" office:value="-0.009889578" calcext:value-type="float">
            <text:p>-0.009889578</text:p>
          </table:table-cell>
          <table:table-cell office:value-type="float" office:value="0" calcext:value-type="float">
            <text:p>0</text:p>
          </table:table-cell>
          <table:table-cell office:value-type="float" office:value="0.05313662" calcext:value-type="float">
            <text:p>0.05313662</text:p>
          </table:table-cell>
          <table:table-cell office:value-type="float" office:value="-0.07149222" calcext:value-type="float">
            <text:p>-0.07149222</text:p>
          </table:table-cell>
          <table:table-cell office:value-type="float" office:value="-0.0003541166" calcext:value-type="float">
            <text:p>-0.0003541166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11915" calcext:value-type="float">
            <text:p>-2.21191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082001" calcext:value-type="float">
            <text:p>28082001</text:p>
          </table:table-cell>
          <table:table-cell office:value-type="float" office:value="784.8613" calcext:value-type="float">
            <text:p>784.8613</text:p>
          </table:table-cell>
          <table:table-cell office:value-type="float" office:value="567.7853" calcext:value-type="float">
            <text:p>567.7853</text:p>
          </table:table-cell>
          <table:table-cell office:value-type="float" office:value="34.55304" calcext:value-type="float">
            <text:p>34.55304</text:p>
          </table:table-cell>
          <table:table-cell office:value-type="float" office:value="1084.372" calcext:value-type="float">
            <text:p>1084.372</text:p>
          </table:table-cell>
          <table:table-cell office:value-type="float" office:value="78.22675" calcext:value-type="float">
            <text:p>78.22675</text:p>
          </table:table-cell>
          <table:table-cell office:value-type="float" office:value="0" calcext:value-type="float">
            <text:p>0</text:p>
          </table:table-cell>
          <table:table-cell office:value-type="float" office:value="0.1268885" calcext:value-type="float">
            <text:p>0.1268885</text:p>
          </table:table-cell>
          <table:table-cell office:value-type="float" office:value="0.2364897" calcext:value-type="float">
            <text:p>0.2364897</text:p>
          </table:table-cell>
          <table:table-cell office:value-type="float" office:value="0.2585503" calcext:value-type="float">
            <text:p>0.2585503</text:p>
          </table:table-cell>
          <table:table-cell office:value-type="float" office:value="0.2686717" calcext:value-type="float">
            <text:p>0.2686717</text:p>
          </table:table-cell>
          <table:table-cell office:value-type="float" office:value="0.2787204" calcext:value-type="float">
            <text:p>0.2787204</text:p>
          </table:table-cell>
          <table:table-cell office:value-type="float" office:value="0.2665878" calcext:value-type="float">
            <text:p>0.2665878</text:p>
          </table:table-cell>
          <table:table-cell office:value-type="float" office:value="0.2822003" calcext:value-type="float">
            <text:p>0.2822003</text:p>
          </table:table-cell>
          <table:table-cell office:value-type="float" office:value="0.3692913" calcext:value-type="float">
            <text:p>0.3692913</text:p>
          </table:table-cell>
          <table:table-cell office:value-type="float" office:value="0.3674687" calcext:value-type="float">
            <text:p>0.3674687</text:p>
          </table:table-cell>
          <table:table-cell office:value-type="float" office:value="0.3773271" calcext:value-type="float">
            <text:p>0.3773271</text:p>
          </table:table-cell>
          <table:table-cell office:value-type="float" office:value="0.3931131" calcext:value-type="float">
            <text:p>0.3931131</text:p>
          </table:table-cell>
          <table:table-cell office:value-type="float" office:value="0.403467" calcext:value-type="float">
            <text:p>0.40346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578707E-016" calcext:value-type="float">
            <text:p>7.578707E-16</text:p>
          </table:table-cell>
          <table:table-cell office:value-type="float" office:value="7.190399E-016" calcext:value-type="float">
            <text:p>7.190399E-16</text:p>
          </table:table-cell>
          <table:table-cell office:value-type="float" office:value="2.461753E-016" calcext:value-type="float">
            <text:p>2.461753E-16</text:p>
          </table:table-cell>
          <table:table-cell office:value-type="float" office:value="2.16297E-023" calcext:value-type="float">
            <text:p>2.16297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28.66501" calcext:value-type="float">
            <text:p>-28.66501</text:p>
          </table:table-cell>
          <table:table-cell office:value-type="float" office:value="-0.2281683" calcext:value-type="float">
            <text:p>-0.2281683</text:p>
          </table:table-cell>
          <table:table-cell office:value-type="float" office:value="-0.114505" calcext:value-type="float">
            <text:p>-0.114505</text:p>
          </table:table-cell>
          <table:table-cell office:value-type="float" office:value="-0.08522879" calcext:value-type="float">
            <text:p>-0.08522879</text:p>
          </table:table-cell>
          <table:table-cell office:value-type="float" office:value="-0.06441712" calcext:value-type="float">
            <text:p>-0.06441712</text:p>
          </table:table-cell>
          <table:table-cell office:value-type="float" office:value="-0.03364969" calcext:value-type="float">
            <text:p>-0.03364969</text:p>
          </table:table-cell>
          <table:table-cell office:value-type="float" office:value="-0.02094303" calcext:value-type="float">
            <text:p>-0.02094303</text:p>
          </table:table-cell>
          <table:table-cell office:value-type="float" office:value="-0.0158588" calcext:value-type="float">
            <text:p>-0.0158588</text:p>
          </table:table-cell>
          <table:table-cell office:value-type="float" office:value="-0.01212137" calcext:value-type="float">
            <text:p>-0.01212137</text:p>
          </table:table-cell>
          <table:table-cell office:value-type="float" office:value="-0.01004933" calcext:value-type="float">
            <text:p>-0.01004933</text:p>
          </table:table-cell>
          <table:table-cell office:value-type="float" office:value="0" calcext:value-type="float">
            <text:p>0</text:p>
          </table:table-cell>
          <table:table-cell office:value-type="float" office:value="0.05313662" calcext:value-type="float">
            <text:p>0.05313662</text:p>
          </table:table-cell>
          <table:table-cell office:value-type="float" office:value="-0.1055589" calcext:value-type="float">
            <text:p>-0.1055589</text:p>
          </table:table-cell>
          <table:table-cell office:value-type="float" office:value="-0.0003310358" calcext:value-type="float">
            <text:p>-0.0003310358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10024" calcext:value-type="float">
            <text:p>-2.21002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9082001" calcext:value-type="float">
            <text:p>29082001</text:p>
          </table:table-cell>
          <table:table-cell office:value-type="float" office:value="784.8613" calcext:value-type="float">
            <text:p>784.8613</text:p>
          </table:table-cell>
          <table:table-cell office:value-type="float" office:value="573.9167" calcext:value-type="float">
            <text:p>573.9167</text:p>
          </table:table-cell>
          <table:table-cell office:value-type="float" office:value="34.55304" calcext:value-type="float">
            <text:p>34.55304</text:p>
          </table:table-cell>
          <table:table-cell office:value-type="float" office:value="1078.237" calcext:value-type="float">
            <text:p>1078.237</text:p>
          </table:table-cell>
          <table:table-cell office:value-type="float" office:value="78.23065" calcext:value-type="float">
            <text:p>78.23065</text:p>
          </table:table-cell>
          <table:table-cell office:value-type="float" office:value="0" calcext:value-type="float">
            <text:p>0</text:p>
          </table:table-cell>
          <table:table-cell office:value-type="float" office:value="0.1171406" calcext:value-type="float">
            <text:p>0.1171406</text:p>
          </table:table-cell>
          <table:table-cell office:value-type="float" office:value="0.2081444" calcext:value-type="float">
            <text:p>0.2081444</text:p>
          </table:table-cell>
          <table:table-cell office:value-type="float" office:value="0.2341794" calcext:value-type="float">
            <text:p>0.2341794</text:p>
          </table:table-cell>
          <table:table-cell office:value-type="float" office:value="0.248401" calcext:value-type="float">
            <text:p>0.248401</text:p>
          </table:table-cell>
          <table:table-cell office:value-type="float" office:value="0.260541" calcext:value-type="float">
            <text:p>0.260541</text:p>
          </table:table-cell>
          <table:table-cell office:value-type="float" office:value="0.2606349" calcext:value-type="float">
            <text:p>0.2606349</text:p>
          </table:table-cell>
          <table:table-cell office:value-type="float" office:value="0.2780533" calcext:value-type="float">
            <text:p>0.2780533</text:p>
          </table:table-cell>
          <table:table-cell office:value-type="float" office:value="0.3674562" calcext:value-type="float">
            <text:p>0.3674562</text:p>
          </table:table-cell>
          <table:table-cell office:value-type="float" office:value="0.3662042" calcext:value-type="float">
            <text:p>0.3662042</text:p>
          </table:table-cell>
          <table:table-cell office:value-type="float" office:value="0.3768197" calcext:value-type="float">
            <text:p>0.3768197</text:p>
          </table:table-cell>
          <table:table-cell office:value-type="float" office:value="0.3926958" calcext:value-type="float">
            <text:p>0.3926958</text:p>
          </table:table-cell>
          <table:table-cell office:value-type="float" office:value="0.40331" calcext:value-type="float">
            <text:p>0.4033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579445E-016" calcext:value-type="float">
            <text:p>7.579445E-16</text:p>
          </table:table-cell>
          <table:table-cell office:value-type="float" office:value="7.190317E-016" calcext:value-type="float">
            <text:p>7.190317E-16</text:p>
          </table:table-cell>
          <table:table-cell office:value-type="float" office:value="2.46172E-016" calcext:value-type="float">
            <text:p>2.46172E-16</text:p>
          </table:table-cell>
          <table:table-cell office:value-type="float" office:value="2.162944E-023" calcext:value-type="float">
            <text:p>2.162944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52.0495" calcext:value-type="float">
            <text:p>-52.0495</text:p>
          </table:table-cell>
          <table:table-cell office:value-type="float" office:value="-0.6102003" calcext:value-type="float">
            <text:p>-0.6102003</text:p>
          </table:table-cell>
          <table:table-cell office:value-type="float" office:value="-0.245585" calcext:value-type="float">
            <text:p>-0.245585</text:p>
          </table:table-cell>
          <table:table-cell office:value-type="float" office:value="-0.1559108" calcext:value-type="float">
            <text:p>-0.1559108</text:p>
          </table:table-cell>
          <table:table-cell office:value-type="float" office:value="-0.1083138" calcext:value-type="float">
            <text:p>-0.1083138</text:p>
          </table:table-cell>
          <table:table-cell office:value-type="float" office:value="-0.03999048" calcext:value-type="float">
            <text:p>-0.03999048</text:p>
          </table:table-cell>
          <table:table-cell office:value-type="float" office:value="-0.02370417" calcext:value-type="float">
            <text:p>-0.02370417</text:p>
          </table:table-cell>
          <table:table-cell office:value-type="float" office:value="-0.01766471" calcext:value-type="float">
            <text:p>-0.01766471</text:p>
          </table:table-cell>
          <table:table-cell office:value-type="float" office:value="-0.01283544" calcext:value-type="float">
            <text:p>-0.01283544</text:p>
          </table:table-cell>
          <table:table-cell office:value-type="float" office:value="-0.01028288" calcext:value-type="float">
            <text:p>-0.01028288</text:p>
          </table:table-cell>
          <table:table-cell office:value-type="float" office:value="0" calcext:value-type="float">
            <text:p>0</text:p>
          </table:table-cell>
          <table:table-cell office:value-type="float" office:value="0.05313662" calcext:value-type="float">
            <text:p>0.05313662</text:p>
          </table:table-cell>
          <table:table-cell office:value-type="float" office:value="-0.357477" calcext:value-type="float">
            <text:p>-0.357477</text:p>
          </table:table-cell>
          <table:table-cell office:value-type="float" office:value="-0.0002371064" calcext:value-type="float">
            <text:p>-0.0002371064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08619" calcext:value-type="float">
            <text:p>-2.20861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0082001" calcext:value-type="float">
            <text:p>30082001</text:p>
          </table:table-cell>
          <table:table-cell office:value-type="float" office:value="791.6613" calcext:value-type="float">
            <text:p>791.6613</text:p>
          </table:table-cell>
          <table:table-cell office:value-type="float" office:value="579.2729" calcext:value-type="float">
            <text:p>579.2729</text:p>
          </table:table-cell>
          <table:table-cell office:value-type="float" office:value="34.55304" calcext:value-type="float">
            <text:p>34.55304</text:p>
          </table:table-cell>
          <table:table-cell office:value-type="float" office:value="1079.623" calcext:value-type="float">
            <text:p>1079.623</text:p>
          </table:table-cell>
          <table:table-cell office:value-type="float" office:value="78.28794" calcext:value-type="float">
            <text:p>78.28794</text:p>
          </table:table-cell>
          <table:table-cell office:value-type="float" office:value="0" calcext:value-type="float">
            <text:p>0</text:p>
          </table:table-cell>
          <table:table-cell office:value-type="float" office:value="0.2887948" calcext:value-type="float">
            <text:p>0.2887948</text:p>
          </table:table-cell>
          <table:table-cell office:value-type="float" office:value="0.2296182" calcext:value-type="float">
            <text:p>0.2296182</text:p>
          </table:table-cell>
          <table:table-cell office:value-type="float" office:value="0.2315655" calcext:value-type="float">
            <text:p>0.2315655</text:p>
          </table:table-cell>
          <table:table-cell office:value-type="float" office:value="0.2451286" calcext:value-type="float">
            <text:p>0.2451286</text:p>
          </table:table-cell>
          <table:table-cell office:value-type="float" office:value="0.2636049" calcext:value-type="float">
            <text:p>0.2636049</text:p>
          </table:table-cell>
          <table:table-cell office:value-type="float" office:value="0.2574477" calcext:value-type="float">
            <text:p>0.2574477</text:p>
          </table:table-cell>
          <table:table-cell office:value-type="float" office:value="0.2761742" calcext:value-type="float">
            <text:p>0.2761742</text:p>
          </table:table-cell>
          <table:table-cell office:value-type="float" office:value="0.3664209" calcext:value-type="float">
            <text:p>0.3664209</text:p>
          </table:table-cell>
          <table:table-cell office:value-type="float" office:value="0.3653387" calcext:value-type="float">
            <text:p>0.3653387</text:p>
          </table:table-cell>
          <table:table-cell office:value-type="float" office:value="0.376528" calcext:value-type="float">
            <text:p>0.376528</text:p>
          </table:table-cell>
          <table:table-cell office:value-type="float" office:value="0.3925474" calcext:value-type="float">
            <text:p>0.3925474</text:p>
          </table:table-cell>
          <table:table-cell office:value-type="float" office:value="0.4033074" calcext:value-type="float">
            <text:p>0.403307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580085E-016" calcext:value-type="float">
            <text:p>7.580085E-16</text:p>
          </table:table-cell>
          <table:table-cell office:value-type="float" office:value="7.190237E-016" calcext:value-type="float">
            <text:p>7.190237E-16</text:p>
          </table:table-cell>
          <table:table-cell office:value-type="float" office:value="2.461687E-016" calcext:value-type="float">
            <text:p>2.461687E-16</text:p>
          </table:table-cell>
          <table:table-cell office:value-type="float" office:value="2.162924E-023" calcext:value-type="float">
            <text:p>2.162924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4751565" calcext:value-type="float">
            <text:p>-0.04751565</text:p>
          </table:table-cell>
          <table:table-cell office:value-type="float" office:value="-0.2866572" calcext:value-type="float">
            <text:p>-0.2866572</text:p>
          </table:table-cell>
          <table:table-cell office:value-type="float" office:value="-0.2679722" calcext:value-type="float">
            <text:p>-0.2679722</text:p>
          </table:table-cell>
          <table:table-cell office:value-type="float" office:value="-0.1728775" calcext:value-type="float">
            <text:p>-0.1728775</text:p>
          </table:table-cell>
          <table:table-cell office:value-type="float" office:value="-0.09901421" calcext:value-type="float">
            <text:p>-0.09901421</text:p>
          </table:table-cell>
          <table:table-cell office:value-type="float" office:value="-0.04396879" calcext:value-type="float">
            <text:p>-0.04396879</text:p>
          </table:table-cell>
          <table:table-cell office:value-type="float" office:value="-0.02509972" calcext:value-type="float">
            <text:p>-0.02509972</text:p>
          </table:table-cell>
          <table:table-cell office:value-type="float" office:value="-0.01878121" calcext:value-type="float">
            <text:p>-0.01878121</text:p>
          </table:table-cell>
          <table:table-cell office:value-type="float" office:value="-0.01335151" calcext:value-type="float">
            <text:p>-0.01335151</text:p>
          </table:table-cell>
          <table:table-cell office:value-type="float" office:value="-0.01042047" calcext:value-type="float">
            <text:p>-0.01042047</text:p>
          </table:table-cell>
          <table:table-cell office:value-type="float" office:value="0" calcext:value-type="float">
            <text:p>0</text:p>
          </table:table-cell>
          <table:table-cell office:value-type="float" office:value="0.05313662" calcext:value-type="float">
            <text:p>0.05313662</text:p>
          </table:table-cell>
          <table:table-cell office:value-type="float" office:value="-0.365464" calcext:value-type="float">
            <text:p>-0.365464</text:p>
          </table:table-cell>
          <table:table-cell office:value-type="float" office:value="-0.0002358512" calcext:value-type="float">
            <text:p>-0.0002358512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07563" calcext:value-type="float">
            <text:p>-2.20756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1082001" calcext:value-type="float">
            <text:p>31082001</text:p>
          </table:table-cell>
          <table:table-cell office:value-type="float" office:value="791.6613" calcext:value-type="float">
            <text:p>791.6613</text:p>
          </table:table-cell>
          <table:table-cell office:value-type="float" office:value="584.6349" calcext:value-type="float">
            <text:p>584.6349</text:p>
          </table:table-cell>
          <table:table-cell office:value-type="float" office:value="34.55304" calcext:value-type="float">
            <text:p>34.55304</text:p>
          </table:table-cell>
          <table:table-cell office:value-type="float" office:value="1074.251" calcext:value-type="float">
            <text:p>1074.251</text:p>
          </table:table-cell>
          <table:table-cell office:value-type="float" office:value="78.29818" calcext:value-type="float">
            <text:p>78.29818</text:p>
          </table:table-cell>
          <table:table-cell office:value-type="float" office:value="0" calcext:value-type="float">
            <text:p>0</text:p>
          </table:table-cell>
          <table:table-cell office:value-type="float" office:value="0.1585445" calcext:value-type="float">
            <text:p>0.1585445</text:p>
          </table:table-cell>
          <table:table-cell office:value-type="float" office:value="0.2110217" calcext:value-type="float">
            <text:p>0.2110217</text:p>
          </table:table-cell>
          <table:table-cell office:value-type="float" office:value="0.2204572" calcext:value-type="float">
            <text:p>0.2204572</text:p>
          </table:table-cell>
          <table:table-cell office:value-type="float" office:value="0.233424" calcext:value-type="float">
            <text:p>0.233424</text:p>
          </table:table-cell>
          <table:table-cell office:value-type="float" office:value="0.2506213" calcext:value-type="float">
            <text:p>0.2506213</text:p>
          </table:table-cell>
          <table:table-cell office:value-type="float" office:value="0.2533611" calcext:value-type="float">
            <text:p>0.2533611</text:p>
          </table:table-cell>
          <table:table-cell office:value-type="float" office:value="0.2733575" calcext:value-type="float">
            <text:p>0.2733575</text:p>
          </table:table-cell>
          <table:table-cell office:value-type="float" office:value="0.3650398" calcext:value-type="float">
            <text:p>0.3650398</text:p>
          </table:table-cell>
          <table:table-cell office:value-type="float" office:value="0.3641752" calcext:value-type="float">
            <text:p>0.3641752</text:p>
          </table:table-cell>
          <table:table-cell office:value-type="float" office:value="0.3760397" calcext:value-type="float">
            <text:p>0.3760397</text:p>
          </table:table-cell>
          <table:table-cell office:value-type="float" office:value="0.3922554" calcext:value-type="float">
            <text:p>0.3922554</text:p>
          </table:table-cell>
          <table:table-cell office:value-type="float" office:value="0.4031575" calcext:value-type="float">
            <text:p>0.403157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580588E-016" calcext:value-type="float">
            <text:p>7.580588E-16</text:p>
          </table:table-cell>
          <table:table-cell office:value-type="float" office:value="7.190165E-016" calcext:value-type="float">
            <text:p>7.190165E-16</text:p>
          </table:table-cell>
          <table:table-cell office:value-type="float" office:value="2.461656E-016" calcext:value-type="float">
            <text:p>2.461656E-16</text:p>
          </table:table-cell>
          <table:table-cell office:value-type="float" office:value="2.162905E-023" calcext:value-type="float">
            <text:p>2.162905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.993927" calcext:value-type="float">
            <text:p>-4.993927</text:p>
          </table:table-cell>
          <table:table-cell office:value-type="float" office:value="-0.548295" calcext:value-type="float">
            <text:p>-0.548295</text:p>
          </table:table-cell>
          <table:table-cell office:value-type="float" office:value="-0.3910487" calcext:value-type="float">
            <text:p>-0.3910487</text:p>
          </table:table-cell>
          <table:table-cell office:value-type="float" office:value="-0.2516717" calcext:value-type="float">
            <text:p>-0.2516717</text:p>
          </table:table-cell>
          <table:table-cell office:value-type="float" office:value="-0.145716" calcext:value-type="float">
            <text:p>-0.145716</text:p>
          </table:table-cell>
          <table:table-cell office:value-type="float" office:value="-0.04968457" calcext:value-type="float">
            <text:p>-0.04968457</text:p>
          </table:table-cell>
          <table:table-cell office:value-type="float" office:value="-0.02733664" calcext:value-type="float">
            <text:p>-0.02733664</text:p>
          </table:table-cell>
          <table:table-cell office:value-type="float" office:value="-0.02037333" calcext:value-type="float">
            <text:p>-0.02037333</text:p>
          </table:table-cell>
          <table:table-cell office:value-type="float" office:value="-0.01407732" calcext:value-type="float">
            <text:p>-0.01407732</text:p>
          </table:table-cell>
          <table:table-cell office:value-type="float" office:value="-0.01065344" calcext:value-type="float">
            <text:p>-0.01065344</text:p>
          </table:table-cell>
          <table:table-cell office:value-type="float" office:value="0" calcext:value-type="float">
            <text:p>0</text:p>
          </table:table-cell>
          <table:table-cell office:value-type="float" office:value="0.05313662" calcext:value-type="float">
            <text:p>0.05313662</text:p>
          </table:table-cell>
          <table:table-cell office:value-type="float" office:value="-0.5066405" calcext:value-type="float">
            <text:p>-0.5066405</text:p>
          </table:table-cell>
          <table:table-cell office:value-type="float" office:value="-0.0002047105" calcext:value-type="float">
            <text:p>-0.0002047105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06783" calcext:value-type="float">
            <text:p>-2.20678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92001" calcext:value-type="float">
            <text:p>1092001</text:p>
          </table:table-cell>
          <table:table-cell office:value-type="float" office:value="791.6613" calcext:value-type="float">
            <text:p>791.6613</text:p>
          </table:table-cell>
          <table:table-cell office:value-type="float" office:value="589.3181" calcext:value-type="float">
            <text:p>589.3181</text:p>
          </table:table-cell>
          <table:table-cell office:value-type="float" office:value="34.55304" calcext:value-type="float">
            <text:p>34.55304</text:p>
          </table:table-cell>
          <table:table-cell office:value-type="float" office:value="1069.556" calcext:value-type="float">
            <text:p>1069.556</text:p>
          </table:table-cell>
          <table:table-cell office:value-type="float" office:value="78.31007" calcext:value-type="float">
            <text:p>78.31007</text:p>
          </table:table-cell>
          <table:table-cell office:value-type="float" office:value="0" calcext:value-type="float">
            <text:p>0</text:p>
          </table:table-cell>
          <table:table-cell office:value-type="float" office:value="0.1216166" calcext:value-type="float">
            <text:p>0.1216166</text:p>
          </table:table-cell>
          <table:table-cell office:value-type="float" office:value="0.1990153" calcext:value-type="float">
            <text:p>0.1990153</text:p>
          </table:table-cell>
          <table:table-cell office:value-type="float" office:value="0.2087157" calcext:value-type="float">
            <text:p>0.2087157</text:p>
          </table:table-cell>
          <table:table-cell office:value-type="float" office:value="0.219724" calcext:value-type="float">
            <text:p>0.219724</text:p>
          </table:table-cell>
          <table:table-cell office:value-type="float" office:value="0.2321493" calcext:value-type="float">
            <text:p>0.2321493</text:p>
          </table:table-cell>
          <table:table-cell office:value-type="float" office:value="0.2487458" calcext:value-type="float">
            <text:p>0.2487458</text:p>
          </table:table-cell>
          <table:table-cell office:value-type="float" office:value="0.2699172" calcext:value-type="float">
            <text:p>0.2699172</text:p>
          </table:table-cell>
          <table:table-cell office:value-type="float" office:value="0.363538" calcext:value-type="float">
            <text:p>0.363538</text:p>
          </table:table-cell>
          <table:table-cell office:value-type="float" office:value="0.3627888" calcext:value-type="float">
            <text:p>0.3627888</text:p>
          </table:table-cell>
          <table:table-cell office:value-type="float" office:value="0.3753849" calcext:value-type="float">
            <text:p>0.3753849</text:p>
          </table:table-cell>
          <table:table-cell office:value-type="float" office:value="0.391836" calcext:value-type="float">
            <text:p>0.391836</text:p>
          </table:table-cell>
          <table:table-cell office:value-type="float" office:value="0.4029588" calcext:value-type="float">
            <text:p>0.402958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581058E-016" calcext:value-type="float">
            <text:p>7.581058E-16</text:p>
          </table:table-cell>
          <table:table-cell office:value-type="float" office:value="7.190145E-016" calcext:value-type="float">
            <text:p>7.190145E-16</text:p>
          </table:table-cell>
          <table:table-cell office:value-type="float" office:value="2.461625E-016" calcext:value-type="float">
            <text:p>2.461625E-16</text:p>
          </table:table-cell>
          <table:table-cell office:value-type="float" office:value="2.162886E-023" calcext:value-type="float">
            <text:p>2.162886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38.76138" calcext:value-type="float">
            <text:p>-38.76138</text:p>
          </table:table-cell>
          <table:table-cell office:value-type="float" office:value="-0.8617339" calcext:value-type="float">
            <text:p>-0.8617339</text:p>
          </table:table-cell>
          <table:table-cell office:value-type="float" office:value="-0.5961014" calcext:value-type="float">
            <text:p>-0.5961014</text:p>
          </table:table-cell>
          <table:table-cell office:value-type="float" office:value="-0.4012057" calcext:value-type="float">
            <text:p>-0.4012057</text:p>
          </table:table-cell>
          <table:table-cell office:value-type="float" office:value="-0.2628241" calcext:value-type="float">
            <text:p>-0.2628241</text:p>
          </table:table-cell>
          <table:table-cell office:value-type="float" office:value="-0.05719851" calcext:value-type="float">
            <text:p>-0.05719851</text:p>
          </table:table-cell>
          <table:table-cell office:value-type="float" office:value="-0.03039424" calcext:value-type="float">
            <text:p>-0.03039424</text:p>
          </table:table-cell>
          <table:table-cell office:value-type="float" office:value="-0.02227427" calcext:value-type="float">
            <text:p>-0.02227427</text:p>
          </table:table-cell>
          <table:table-cell office:value-type="float" office:value="-0.01499874" calcext:value-type="float">
            <text:p>-0.01499874</text:p>
          </table:table-cell>
          <table:table-cell office:value-type="float" office:value="-0.01097547" calcext:value-type="float">
            <text:p>-0.01097547</text:p>
          </table:table-cell>
          <table:table-cell office:value-type="float" office:value="0" calcext:value-type="float">
            <text:p>0</text:p>
          </table:table-cell>
          <table:table-cell office:value-type="float" office:value="0.05313662" calcext:value-type="float">
            <text:p>0.05313662</text:p>
          </table:table-cell>
          <table:table-cell office:value-type="float" office:value="-0.6876399" calcext:value-type="float">
            <text:p>-0.6876399</text:p>
          </table:table-cell>
          <table:table-cell office:value-type="float" office:value="-0.0001726587" calcext:value-type="float">
            <text:p>-0.0001726587</text:p>
          </table:table-cell>
          <table:table-cell office:value-type="float" office:value="-9998.999" calcext:value-type="float">
            <text:p>-9998.999</text:p>
          </table:table-cell>
          <table:table-cell office:value-type="float" office:value="-2.206473" calcext:value-type="float">
            <text:p>-2.20647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92001" calcext:value-type="float">
            <text:p>2092001</text:p>
          </table:table-cell>
          <table:table-cell office:value-type="float" office:value="791.6613" calcext:value-type="float">
            <text:p>791.6613</text:p>
          </table:table-cell>
          <table:table-cell office:value-type="float" office:value="593.9401" calcext:value-type="float">
            <text:p>593.9401</text:p>
          </table:table-cell>
          <table:table-cell office:value-type="float" office:value="34.55304" calcext:value-type="float">
            <text:p>34.55304</text:p>
          </table:table-cell>
          <table:table-cell office:value-type="float" office:value="1064.922" calcext:value-type="float">
            <text:p>1064.922</text:p>
          </table:table-cell>
          <table:table-cell office:value-type="float" office:value="78.32211" calcext:value-type="float">
            <text:p>78.32211</text:p>
          </table:table-cell>
          <table:table-cell office:value-type="float" office:value="0" calcext:value-type="float">
            <text:p>0</text:p>
          </table:table-cell>
          <table:table-cell office:value-type="float" office:value="0.1212663" calcext:value-type="float">
            <text:p>0.1212663</text:p>
          </table:table-cell>
          <table:table-cell office:value-type="float" office:value="0.1905354" calcext:value-type="float">
            <text:p>0.1905354</text:p>
          </table:table-cell>
          <table:table-cell office:value-type="float" office:value="0.1974827" calcext:value-type="float">
            <text:p>0.1974827</text:p>
          </table:table-cell>
          <table:table-cell office:value-type="float" office:value="0.205523" calcext:value-type="float">
            <text:p>0.205523</text:p>
          </table:table-cell>
          <table:table-cell office:value-type="float" office:value="0.2124523" calcext:value-type="float">
            <text:p>0.2124523</text:p>
          </table:table-cell>
          <table:table-cell office:value-type="float" office:value="0.2437645" calcext:value-type="float">
            <text:p>0.2437645</text:p>
          </table:table-cell>
          <table:table-cell office:value-type="float" office:value="0.2659834" calcext:value-type="float">
            <text:p>0.2659834</text:p>
          </table:table-cell>
          <table:table-cell office:value-type="float" office:value="0.3618586" calcext:value-type="float">
            <text:p>0.3618586</text:p>
          </table:table-cell>
          <table:table-cell office:value-type="float" office:value="0.3611512" calcext:value-type="float">
            <text:p>0.3611512</text:p>
          </table:table-cell>
          <table:table-cell office:value-type="float" office:value="0.3745534" calcext:value-type="float">
            <text:p>0.3745534</text:p>
          </table:table-cell>
          <table:table-cell office:value-type="float" office:value="0.3912802" calcext:value-type="float">
            <text:p>0.3912802</text:p>
          </table:table-cell>
          <table:table-cell office:value-type="float" office:value="0.4027014" calcext:value-type="float">
            <text:p>0.402701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581519E-016" calcext:value-type="float">
            <text:p>7.581519E-16</text:p>
          </table:table-cell>
          <table:table-cell office:value-type="float" office:value="7.190103E-016" calcext:value-type="float">
            <text:p>7.190103E-16</text:p>
          </table:table-cell>
          <table:table-cell office:value-type="float" office:value="2.461596E-016" calcext:value-type="float">
            <text:p>2.461596E-16</text:p>
          </table:table-cell>
          <table:table-cell office:value-type="float" office:value="2.162868E-023" calcext:value-type="float">
            <text:p>2.162868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0.33636" calcext:value-type="float">
            <text:p>-40.33636</text:p>
          </table:table-cell>
          <table:table-cell office:value-type="float" office:value="-1.205838" calcext:value-type="float">
            <text:p>-1.205838</text:p>
          </table:table-cell>
          <table:table-cell office:value-type="float" office:value="-0.9129689" calcext:value-type="float">
            <text:p>-0.9129689</text:p>
          </table:table-cell>
          <table:table-cell office:value-type="float" office:value="-0.6711341" calcext:value-type="float">
            <text:p>-0.6711341</text:p>
          </table:table-cell>
          <table:table-cell office:value-type="float" office:value="-0.5211956" calcext:value-type="float">
            <text:p>-0.5211956</text:p>
          </table:table-cell>
          <table:table-cell office:value-type="float" office:value="-0.06675646" calcext:value-type="float">
            <text:p>-0.06675646</text:p>
          </table:table-cell>
          <table:table-cell office:value-type="float" office:value="-0.03417143" calcext:value-type="float">
            <text:p>-0.03417143</text:p>
          </table:table-cell>
          <table:table-cell office:value-type="float" office:value="-0.02461872" calcext:value-type="float">
            <text:p>-0.02461872</text:p>
          </table:table-cell>
          <table:table-cell office:value-type="float" office:value="-0.01616895" calcext:value-type="float">
            <text:p>-0.01616895</text:p>
          </table:table-cell>
          <table:table-cell office:value-type="float" office:value="-0.01139914" calcext:value-type="float">
            <text:p>-0.01139914</text:p>
          </table:table-cell>
          <table:table-cell office:value-type="float" office:value="0" calcext:value-type="float">
            <text:p>0</text:p>
          </table:table-cell>
          <table:table-cell office:value-type="float" office:value="0.05313662" calcext:value-type="float">
            <text:p>0.05313662</text:p>
          </table:table-cell>
          <table:table-cell office:value-type="float" office:value="-2.009293" calcext:value-type="float">
            <text:p>-2.009293</text:p>
          </table:table-cell>
          <table:table-cell office:value-type="float" office:value="-0.00006802782" calcext:value-type="float">
            <text:p>-6.802782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2.206666" calcext:value-type="float">
            <text:p>-2.20666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092001" calcext:value-type="float">
            <text:p>3092001</text:p>
          </table:table-cell>
          <table:table-cell office:value-type="float" office:value="791.6613" calcext:value-type="float">
            <text:p>791.6613</text:p>
          </table:table-cell>
          <table:table-cell office:value-type="float" office:value="598.6903" calcext:value-type="float">
            <text:p>598.6903</text:p>
          </table:table-cell>
          <table:table-cell office:value-type="float" office:value="34.55304" calcext:value-type="float">
            <text:p>34.55304</text:p>
          </table:table-cell>
          <table:table-cell office:value-type="float" office:value="1060.162" calcext:value-type="float">
            <text:p>1060.162</text:p>
          </table:table-cell>
          <table:table-cell office:value-type="float" office:value="78.3327" calcext:value-type="float">
            <text:p>78.3327</text:p>
          </table:table-cell>
          <table:table-cell office:value-type="float" office:value="0" calcext:value-type="float">
            <text:p>0</text:p>
          </table:table-cell>
          <table:table-cell office:value-type="float" office:value="0.1195102" calcext:value-type="float">
            <text:p>0.1195102</text:p>
          </table:table-cell>
          <table:table-cell office:value-type="float" office:value="0.1844689" calcext:value-type="float">
            <text:p>0.1844689</text:p>
          </table:table-cell>
          <table:table-cell office:value-type="float" office:value="0.1882602" calcext:value-type="float">
            <text:p>0.1882602</text:p>
          </table:table-cell>
          <table:table-cell office:value-type="float" office:value="0.1929398" calcext:value-type="float">
            <text:p>0.1929398</text:p>
          </table:table-cell>
          <table:table-cell office:value-type="float" office:value="0.1963923" calcext:value-type="float">
            <text:p>0.1963923</text:p>
          </table:table-cell>
          <table:table-cell office:value-type="float" office:value="0.2377596" calcext:value-type="float">
            <text:p>0.2377596</text:p>
          </table:table-cell>
          <table:table-cell office:value-type="float" office:value="0.2615444" calcext:value-type="float">
            <text:p>0.2615444</text:p>
          </table:table-cell>
          <table:table-cell office:value-type="float" office:value="0.3599152" calcext:value-type="float">
            <text:p>0.3599152</text:p>
          </table:table-cell>
          <table:table-cell office:value-type="float" office:value="0.359211" calcext:value-type="float">
            <text:p>0.359211</text:p>
          </table:table-cell>
          <table:table-cell office:value-type="float" office:value="0.373521" calcext:value-type="float">
            <text:p>0.373521</text:p>
          </table:table-cell>
          <table:table-cell office:value-type="float" office:value="0.3905561" calcext:value-type="float">
            <text:p>0.3905561</text:p>
          </table:table-cell>
          <table:table-cell office:value-type="float" office:value="0.4023664" calcext:value-type="float">
            <text:p>0.402366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58198E-016" calcext:value-type="float">
            <text:p>7.58198E-16</text:p>
          </table:table-cell>
          <table:table-cell office:value-type="float" office:value="7.190071E-016" calcext:value-type="float">
            <text:p>7.190071E-16</text:p>
          </table:table-cell>
          <table:table-cell office:value-type="float" office:value="2.461565E-016" calcext:value-type="float">
            <text:p>2.461565E-16</text:p>
          </table:table-cell>
          <table:table-cell office:value-type="float" office:value="2.162848E-023" calcext:value-type="float">
            <text:p>2.162848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4.59353" calcext:value-type="float">
            <text:p>-44.59353</text:p>
          </table:table-cell>
          <table:table-cell office:value-type="float" office:value="-1.54798" calcext:value-type="float">
            <text:p>-1.54798</text:p>
          </table:table-cell>
          <table:table-cell office:value-type="float" office:value="-1.32003" calcext:value-type="float">
            <text:p>-1.32003</text:p>
          </table:table-cell>
          <table:table-cell office:value-type="float" office:value="-1.092006" calcext:value-type="float">
            <text:p>-1.092006</text:p>
          </table:table-cell>
          <table:table-cell office:value-type="float" office:value="-0.9548869" calcext:value-type="float">
            <text:p>-0.9548869</text:p>
          </table:table-cell>
          <table:table-cell office:value-type="float" office:value="-0.08078885" calcext:value-type="float">
            <text:p>-0.08078885</text:p>
          </table:table-cell>
          <table:table-cell office:value-type="float" office:value="-0.03851484" calcext:value-type="float">
            <text:p>-0.03851484</text:p>
          </table:table-cell>
          <table:table-cell office:value-type="float" office:value="-0.02765597" calcext:value-type="float">
            <text:p>-0.02765597</text:p>
          </table:table-cell>
          <table:table-cell office:value-type="float" office:value="-0.01768293" calcext:value-type="float">
            <text:p>-0.01768293</text:p>
          </table:table-cell>
          <table:table-cell office:value-type="float" office:value="-0.01194966" calcext:value-type="float">
            <text:p>-0.01194966</text:p>
          </table:table-cell>
          <table:table-cell office:value-type="float" office:value="0" calcext:value-type="float">
            <text:p>0</text:p>
          </table:table-cell>
          <table:table-cell office:value-type="float" office:value="0.05313662" calcext:value-type="float">
            <text:p>0.05313662</text:p>
          </table:table-cell>
          <table:table-cell office:value-type="float" office:value="-8.893324" calcext:value-type="float">
            <text:p>-8.893324</text:p>
          </table:table-cell>
          <table:table-cell office:value-type="float" office:value="0.0001071511" calcext:value-type="float">
            <text:p>0.0001071511</text:p>
          </table:table-cell>
          <table:table-cell office:value-type="float" office:value="-9999" calcext:value-type="float">
            <text:p>-9999</text:p>
          </table:table-cell>
          <table:table-cell office:value-type="float" office:value="-2.207448" calcext:value-type="float">
            <text:p>-2.20744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092001" calcext:value-type="float">
            <text:p>4092001</text:p>
          </table:table-cell>
          <table:table-cell office:value-type="float" office:value="791.6613" calcext:value-type="float">
            <text:p>791.6613</text:p>
          </table:table-cell>
          <table:table-cell office:value-type="float" office:value="602.9598" calcext:value-type="float">
            <text:p>602.9598</text:p>
          </table:table-cell>
          <table:table-cell office:value-type="float" office:value="34.55304" calcext:value-type="float">
            <text:p>34.55304</text:p>
          </table:table-cell>
          <table:table-cell office:value-type="float" office:value="1055.885" calcext:value-type="float">
            <text:p>1055.885</text:p>
          </table:table-cell>
          <table:table-cell office:value-type="float" office:value="78.33997" calcext:value-type="float">
            <text:p>78.33997</text:p>
          </table:table-cell>
          <table:table-cell office:value-type="float" office:value="0" calcext:value-type="float">
            <text:p>0</text:p>
          </table:table-cell>
          <table:table-cell office:value-type="float" office:value="0.1168135" calcext:value-type="float">
            <text:p>0.1168135</text:p>
          </table:table-cell>
          <table:table-cell office:value-type="float" office:value="0.1813641" calcext:value-type="float">
            <text:p>0.1813641</text:p>
          </table:table-cell>
          <table:table-cell office:value-type="float" office:value="0.1829194" calcext:value-type="float">
            <text:p>0.1829194</text:p>
          </table:table-cell>
          <table:table-cell office:value-type="float" office:value="0.1851604" calcext:value-type="float">
            <text:p>0.1851604</text:p>
          </table:table-cell>
          <table:table-cell office:value-type="float" office:value="0.1878516" calcext:value-type="float">
            <text:p>0.1878516</text:p>
          </table:table-cell>
          <table:table-cell office:value-type="float" office:value="0.2310734" calcext:value-type="float">
            <text:p>0.2310734</text:p>
          </table:table-cell>
          <table:table-cell office:value-type="float" office:value="0.2563397" calcext:value-type="float">
            <text:p>0.2563397</text:p>
          </table:table-cell>
          <table:table-cell office:value-type="float" office:value="0.3579053" calcext:value-type="float">
            <text:p>0.3579053</text:p>
          </table:table-cell>
          <table:table-cell office:value-type="float" office:value="0.3570917" calcext:value-type="float">
            <text:p>0.3570917</text:p>
          </table:table-cell>
          <table:table-cell office:value-type="float" office:value="0.3723662" calcext:value-type="float">
            <text:p>0.3723662</text:p>
          </table:table-cell>
          <table:table-cell office:value-type="float" office:value="0.3897224" calcext:value-type="float">
            <text:p>0.3897224</text:p>
          </table:table-cell>
          <table:table-cell office:value-type="float" office:value="0.4019872" calcext:value-type="float">
            <text:p>0.401987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582414E-016" calcext:value-type="float">
            <text:p>7.582414E-16</text:p>
          </table:table-cell>
          <table:table-cell office:value-type="float" office:value="7.190021E-016" calcext:value-type="float">
            <text:p>7.190021E-16</text:p>
          </table:table-cell>
          <table:table-cell office:value-type="float" office:value="2.46154E-016" calcext:value-type="float">
            <text:p>2.46154E-16</text:p>
          </table:table-cell>
          <table:table-cell office:value-type="float" office:value="2.162829E-023" calcext:value-type="float">
            <text:p>2.162829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53.16674" calcext:value-type="float">
            <text:p>-53.16674</text:p>
          </table:table-cell>
          <table:table-cell office:value-type="float" office:value="-1.764743" calcext:value-type="float">
            <text:p>-1.764743</text:p>
          </table:table-cell>
          <table:table-cell office:value-type="float" office:value="-1.648142" calcext:value-type="float">
            <text:p>-1.648142</text:p>
          </table:table-cell>
          <table:table-cell office:value-type="float" office:value="-1.499923" calcext:value-type="float">
            <text:p>-1.499923</text:p>
          </table:table-cell>
          <table:table-cell office:value-type="float" office:value="-1.346083" calcext:value-type="float">
            <text:p>-1.346083</text:p>
          </table:table-cell>
          <table:table-cell office:value-type="float" office:value="-0.1004801" calcext:value-type="float">
            <text:p>-0.1004801</text:p>
          </table:table-cell>
          <table:table-cell office:value-type="float" office:value="-0.04443582" calcext:value-type="float">
            <text:p>-0.04443582</text:p>
          </table:table-cell>
          <table:table-cell office:value-type="float" office:value="-0.03121658" calcext:value-type="float">
            <text:p>-0.03121658</text:p>
          </table:table-cell>
          <table:table-cell office:value-type="float" office:value="-0.01951041" calcext:value-type="float">
            <text:p>-0.01951041</text:p>
          </table:table-cell>
          <table:table-cell office:value-type="float" office:value="-0.01259936" calcext:value-type="float">
            <text:p>-0.01259936</text:p>
          </table:table-cell>
          <table:table-cell office:value-type="float" office:value="0" calcext:value-type="float">
            <text:p>0</text:p>
          </table:table-cell>
          <table:table-cell office:value-type="float" office:value="0.05313662" calcext:value-type="float">
            <text:p>0.05313662</text:p>
          </table:table-cell>
          <table:table-cell office:value-type="float" office:value="-32.14179" calcext:value-type="float">
            <text:p>-32.14179</text:p>
          </table:table-cell>
          <table:table-cell office:value-type="float" office:value="0.0002797142" calcext:value-type="float">
            <text:p>0.0002797142</text:p>
          </table:table-cell>
          <table:table-cell office:value-type="float" office:value="-9999" calcext:value-type="float">
            <text:p>-9999</text:p>
          </table:table-cell>
          <table:table-cell office:value-type="float" office:value="-2.208886" calcext:value-type="float">
            <text:p>-2.20888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092001" calcext:value-type="float">
            <text:p>5092001</text:p>
          </table:table-cell>
          <table:table-cell office:value-type="float" office:value="791.6613" calcext:value-type="float">
            <text:p>791.6613</text:p>
          </table:table-cell>
          <table:table-cell office:value-type="float" office:value="606.3767" calcext:value-type="float">
            <text:p>606.3767</text:p>
          </table:table-cell>
          <table:table-cell office:value-type="float" office:value="34.55304" calcext:value-type="float">
            <text:p>34.55304</text:p>
          </table:table-cell>
          <table:table-cell office:value-type="float" office:value="1052.466" calcext:value-type="float">
            <text:p>1052.466</text:p>
          </table:table-cell>
          <table:table-cell office:value-type="float" office:value="78.34223" calcext:value-type="float">
            <text:p>78.34223</text:p>
          </table:table-cell>
          <table:table-cell office:value-type="float" office:value="0" calcext:value-type="float">
            <text:p>0</text:p>
          </table:table-cell>
          <table:table-cell office:value-type="float" office:value="0.1199305" calcext:value-type="float">
            <text:p>0.1199305</text:p>
          </table:table-cell>
          <table:table-cell office:value-type="float" office:value="0.1812464" calcext:value-type="float">
            <text:p>0.1812464</text:p>
          </table:table-cell>
          <table:table-cell office:value-type="float" office:value="0.1815514" calcext:value-type="float">
            <text:p>0.1815514</text:p>
          </table:table-cell>
          <table:table-cell office:value-type="float" office:value="0.1825153" calcext:value-type="float">
            <text:p>0.1825153</text:p>
          </table:table-cell>
          <table:table-cell office:value-type="float" office:value="0.1855615" calcext:value-type="float">
            <text:p>0.1855615</text:p>
          </table:table-cell>
          <table:table-cell office:value-type="float" office:value="0.2243812" calcext:value-type="float">
            <text:p>0.2243812</text:p>
          </table:table-cell>
          <table:table-cell office:value-type="float" office:value="0.251605" calcext:value-type="float">
            <text:p>0.251605</text:p>
          </table:table-cell>
          <table:table-cell office:value-type="float" office:value="0.3559082" calcext:value-type="float">
            <text:p>0.3559082</text:p>
          </table:table-cell>
          <table:table-cell office:value-type="float" office:value="0.3549703" calcext:value-type="float">
            <text:p>0.3549703</text:p>
          </table:table-cell>
          <table:table-cell office:value-type="float" office:value="0.3711835" calcext:value-type="float">
            <text:p>0.3711835</text:p>
          </table:table-cell>
          <table:table-cell office:value-type="float" office:value="0.3888791" calcext:value-type="float">
            <text:p>0.3888791</text:p>
          </table:table-cell>
          <table:table-cell office:value-type="float" office:value="0.4015795" calcext:value-type="float">
            <text:p>0.401579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582824E-016" calcext:value-type="float">
            <text:p>7.582824E-16</text:p>
          </table:table-cell>
          <table:table-cell office:value-type="float" office:value="7.18997E-016" calcext:value-type="float">
            <text:p>7.18997E-16</text:p>
          </table:table-cell>
          <table:table-cell office:value-type="float" office:value="2.461519E-016" calcext:value-type="float">
            <text:p>2.461519E-16</text:p>
          </table:table-cell>
          <table:table-cell office:value-type="float" office:value="2.16281E-023" calcext:value-type="float">
            <text:p>2.16281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3.72117" calcext:value-type="float">
            <text:p>-43.72117</text:p>
          </table:table-cell>
          <table:table-cell office:value-type="float" office:value="-1.773078" calcext:value-type="float">
            <text:p>-1.773078</text:p>
          </table:table-cell>
          <table:table-cell office:value-type="float" office:value="-1.746348" calcext:value-type="float">
            <text:p>-1.746348</text:p>
          </table:table-cell>
          <table:table-cell office:value-type="float" office:value="-1.676043" calcext:value-type="float">
            <text:p>-1.676043</text:p>
          </table:table-cell>
          <table:table-cell office:value-type="float" office:value="-1.478814" calcext:value-type="float">
            <text:p>-1.478814</text:p>
          </table:table-cell>
          <table:table-cell office:value-type="float" office:value="-0.1258195" calcext:value-type="float">
            <text:p>-0.1258195</text:p>
          </table:table-cell>
          <table:table-cell office:value-type="float" office:value="-0.0507605" calcext:value-type="float">
            <text:p>-0.0507605</text:p>
          </table:table-cell>
          <table:table-cell office:value-type="float" office:value="-0.03388462" calcext:value-type="float">
            <text:p>-0.03388462</text:p>
          </table:table-cell>
          <table:table-cell office:value-type="float" office:value="-0.02154378" calcext:value-type="float">
            <text:p>-0.02154378</text:p>
          </table:table-cell>
          <table:table-cell office:value-type="float" office:value="-0.01330404" calcext:value-type="float">
            <text:p>-0.01330404</text:p>
          </table:table-cell>
          <table:table-cell office:value-type="float" office:value="0" calcext:value-type="float">
            <text:p>0</text:p>
          </table:table-cell>
          <table:table-cell office:value-type="float" office:value="0.05313662" calcext:value-type="float">
            <text:p>0.05313662</text:p>
          </table:table-cell>
          <table:table-cell office:value-type="float" office:value="-57.73364" calcext:value-type="float">
            <text:p>-57.73364</text:p>
          </table:table-cell>
          <table:table-cell office:value-type="float" office:value="0.0003622206" calcext:value-type="float">
            <text:p>0.0003622206</text:p>
          </table:table-cell>
          <table:table-cell office:value-type="float" office:value="-9999" calcext:value-type="float">
            <text:p>-9999</text:p>
          </table:table-cell>
          <table:table-cell office:value-type="float" office:value="-2.210629" calcext:value-type="float">
            <text:p>-2.21062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092001" calcext:value-type="float">
            <text:p>6092001</text:p>
          </table:table-cell>
          <table:table-cell office:value-type="float" office:value="791.9612" calcext:value-type="float">
            <text:p>791.9612</text:p>
          </table:table-cell>
          <table:table-cell office:value-type="float" office:value="609.4126" calcext:value-type="float">
            <text:p>609.4126</text:p>
          </table:table-cell>
          <table:table-cell office:value-type="float" office:value="34.55304" calcext:value-type="float">
            <text:p>34.55304</text:p>
          </table:table-cell>
          <table:table-cell office:value-type="float" office:value="1049.733" calcext:value-type="float">
            <text:p>1049.733</text:p>
          </table:table-cell>
          <table:table-cell office:value-type="float" office:value="78.33917" calcext:value-type="float">
            <text:p>78.33917</text:p>
          </table:table-cell>
          <table:table-cell office:value-type="float" office:value="0" calcext:value-type="float">
            <text:p>0</text:p>
          </table:table-cell>
          <table:table-cell office:value-type="float" office:value="0.1242921" calcext:value-type="float">
            <text:p>0.1242921</text:p>
          </table:table-cell>
          <table:table-cell office:value-type="float" office:value="0.1823963" calcext:value-type="float">
            <text:p>0.1823963</text:p>
          </table:table-cell>
          <table:table-cell office:value-type="float" office:value="0.1821926" calcext:value-type="float">
            <text:p>0.1821926</text:p>
          </table:table-cell>
          <table:table-cell office:value-type="float" office:value="0.1826636" calcext:value-type="float">
            <text:p>0.1826636</text:p>
          </table:table-cell>
          <table:table-cell office:value-type="float" office:value="0.1862821" calcext:value-type="float">
            <text:p>0.1862821</text:p>
          </table:table-cell>
          <table:table-cell office:value-type="float" office:value="0.2182202" calcext:value-type="float">
            <text:p>0.2182202</text:p>
          </table:table-cell>
          <table:table-cell office:value-type="float" office:value="0.2480013" calcext:value-type="float">
            <text:p>0.2480013</text:p>
          </table:table-cell>
          <table:table-cell office:value-type="float" office:value="0.3538856" calcext:value-type="float">
            <text:p>0.3538856</text:p>
          </table:table-cell>
          <table:table-cell office:value-type="float" office:value="0.3531508" calcext:value-type="float">
            <text:p>0.3531508</text:p>
          </table:table-cell>
          <table:table-cell office:value-type="float" office:value="0.3700595" calcext:value-type="float">
            <text:p>0.3700595</text:p>
          </table:table-cell>
          <table:table-cell office:value-type="float" office:value="0.3880942" calcext:value-type="float">
            <text:p>0.3880942</text:p>
          </table:table-cell>
          <table:table-cell office:value-type="float" office:value="0.4011895" calcext:value-type="float">
            <text:p>0.401189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583214E-016" calcext:value-type="float">
            <text:p>7.583214E-16</text:p>
          </table:table-cell>
          <table:table-cell office:value-type="float" office:value="7.189905E-016" calcext:value-type="float">
            <text:p>7.189905E-16</text:p>
          </table:table-cell>
          <table:table-cell office:value-type="float" office:value="2.4615E-016" calcext:value-type="float">
            <text:p>2.4615E-16</text:p>
          </table:table-cell>
          <table:table-cell office:value-type="float" office:value="2.162791E-023" calcext:value-type="float">
            <text:p>2.162791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32.94741" calcext:value-type="float">
            <text:p>-32.94741</text:p>
          </table:table-cell>
          <table:table-cell office:value-type="float" office:value="-1.687924" calcext:value-type="float">
            <text:p>-1.687924</text:p>
          </table:table-cell>
          <table:table-cell office:value-type="float" office:value="-1.699343" calcext:value-type="float">
            <text:p>-1.699343</text:p>
          </table:table-cell>
          <table:table-cell office:value-type="float" office:value="-1.665558" calcext:value-type="float">
            <text:p>-1.665558</text:p>
          </table:table-cell>
          <table:table-cell office:value-type="float" office:value="-1.434801" calcext:value-type="float">
            <text:p>-1.434801</text:p>
          </table:table-cell>
          <table:table-cell office:value-type="float" office:value="-0.1557196" calcext:value-type="float">
            <text:p>-0.1557196</text:p>
          </table:table-cell>
          <table:table-cell office:value-type="float" office:value="-0.05625236" calcext:value-type="float">
            <text:p>-0.05625236</text:p>
          </table:table-cell>
          <table:table-cell office:value-type="float" office:value="-0.03562049" calcext:value-type="float">
            <text:p>-0.03562049</text:p>
          </table:table-cell>
          <table:table-cell office:value-type="float" office:value="-0.02346815" calcext:value-type="float">
            <text:p>-0.02346815</text:p>
          </table:table-cell>
          <table:table-cell office:value-type="float" office:value="-0.01401249" calcext:value-type="float">
            <text:p>-0.01401249</text:p>
          </table:table-cell>
          <table:table-cell office:value-type="float" office:value="0" calcext:value-type="float">
            <text:p>0</text:p>
          </table:table-cell>
          <table:table-cell office:value-type="float" office:value="0.05313662" calcext:value-type="float">
            <text:p>0.05313662</text:p>
          </table:table-cell>
          <table:table-cell office:value-type="float" office:value="-37.84411" calcext:value-type="float">
            <text:p>-37.84411</text:p>
          </table:table-cell>
          <table:table-cell office:value-type="float" office:value="0.0004105653" calcext:value-type="float">
            <text:p>0.0004105653</text:p>
          </table:table-cell>
          <table:table-cell office:value-type="float" office:value="-9999" calcext:value-type="float">
            <text:p>-9999</text:p>
          </table:table-cell>
          <table:table-cell office:value-type="float" office:value="-2.212556" calcext:value-type="float">
            <text:p>-2.21255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092001" calcext:value-type="float">
            <text:p>7092001</text:p>
          </table:table-cell>
          <table:table-cell office:value-type="float" office:value="839.1609" calcext:value-type="float">
            <text:p>839.1609</text:p>
          </table:table-cell>
          <table:table-cell office:value-type="float" office:value="612.538" calcext:value-type="float">
            <text:p>612.538</text:p>
          </table:table-cell>
          <table:table-cell office:value-type="float" office:value="36.44848" calcext:value-type="float">
            <text:p>36.44848</text:p>
          </table:table-cell>
          <table:table-cell office:value-type="float" office:value="1089.646" calcext:value-type="float">
            <text:p>1089.646</text:p>
          </table:table-cell>
          <table:table-cell office:value-type="float" office:value="80.60534" calcext:value-type="float">
            <text:p>80.60534</text:p>
          </table:table-cell>
          <table:table-cell office:value-type="float" office:value="0" calcext:value-type="float">
            <text:p>0</text:p>
          </table:table-cell>
          <table:table-cell office:value-type="float" office:value="0.5160202" calcext:value-type="float">
            <text:p>0.5160202</text:p>
          </table:table-cell>
          <table:table-cell office:value-type="float" office:value="0.5169178" calcext:value-type="float">
            <text:p>0.5169178</text:p>
          </table:table-cell>
          <table:table-cell office:value-type="float" office:value="0.4424773" calcext:value-type="float">
            <text:p>0.4424773</text:p>
          </table:table-cell>
          <table:table-cell office:value-type="float" office:value="0.2211365" calcext:value-type="float">
            <text:p>0.2211365</text:p>
          </table:table-cell>
          <table:table-cell office:value-type="float" office:value="0.1981189" calcext:value-type="float">
            <text:p>0.1981189</text:p>
          </table:table-cell>
          <table:table-cell office:value-type="float" office:value="0.2176277" calcext:value-type="float">
            <text:p>0.2176277</text:p>
          </table:table-cell>
          <table:table-cell office:value-type="float" office:value="0.3316469" calcext:value-type="float">
            <text:p>0.3316469</text:p>
          </table:table-cell>
          <table:table-cell office:value-type="float" office:value="0.3579152" calcext:value-type="float">
            <text:p>0.3579152</text:p>
          </table:table-cell>
          <table:table-cell office:value-type="float" office:value="0.3528269" calcext:value-type="float">
            <text:p>0.3528269</text:p>
          </table:table-cell>
          <table:table-cell office:value-type="float" office:value="0.3696647" calcext:value-type="float">
            <text:p>0.3696647</text:p>
          </table:table-cell>
          <table:table-cell office:value-type="float" office:value="0.388" calcext:value-type="float">
            <text:p>0.388</text:p>
          </table:table-cell>
          <table:table-cell office:value-type="float" office:value="0.4011399" calcext:value-type="float">
            <text:p>0.401139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.0000000006257324" calcext:value-type="float">
            <text:p>6.257324E-10</text:p>
          </table:table-cell>
          <table:table-cell office:value-type="float" office:value="7.584788E-016" calcext:value-type="float">
            <text:p>7.584788E-16</text:p>
          </table:table-cell>
          <table:table-cell office:value-type="float" office:value="7.189626E-016" calcext:value-type="float">
            <text:p>7.189626E-16</text:p>
          </table:table-cell>
          <table:table-cell office:value-type="float" office:value="2.461405E-016" calcext:value-type="float">
            <text:p>2.461405E-16</text:p>
          </table:table-cell>
          <table:table-cell office:value-type="float" office:value="2.162706E-023" calcext:value-type="float">
            <text:p>2.162706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1269982" calcext:value-type="float">
            <text:p>-0.001269982</text:p>
          </table:table-cell>
          <table:table-cell office:value-type="float" office:value="-0.001256933" calcext:value-type="float">
            <text:p>-0.001256933</text:p>
          </table:table-cell>
          <table:table-cell office:value-type="float" office:value="-0.003292848" calcext:value-type="float">
            <text:p>-0.003292848</text:p>
          </table:table-cell>
          <table:table-cell office:value-type="float" office:value="-0.3823407" calcext:value-type="float">
            <text:p>-0.3823407</text:p>
          </table:table-cell>
          <table:table-cell office:value-type="float" office:value="-0.8943852" calcext:value-type="float">
            <text:p>-0.8943852</text:p>
          </table:table-cell>
          <table:table-cell office:value-type="float" office:value="-0.1592581" calcext:value-type="float">
            <text:p>-0.1592581</text:p>
          </table:table-cell>
          <table:table-cell office:value-type="float" office:value="-0.005374399" calcext:value-type="float">
            <text:p>-0.005374399</text:p>
          </table:table-cell>
          <table:table-cell office:value-type="float" office:value="-0.03139419" calcext:value-type="float">
            <text:p>-0.03139419</text:p>
          </table:table-cell>
          <table:table-cell office:value-type="float" office:value="-0.02384567" calcext:value-type="float">
            <text:p>-0.02384567</text:p>
          </table:table-cell>
          <table:table-cell office:value-type="float" office:value="-0.01427518" calcext:value-type="float">
            <text:p>-0.01427518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04043039" calcext:value-type="float">
            <text:p>0.0004043039</text:p>
          </table:table-cell>
          <table:table-cell office:value-type="float" office:value="-9999" calcext:value-type="float">
            <text:p>-9999</text:p>
          </table:table-cell>
          <table:table-cell office:value-type="float" office:value="-2.241057" calcext:value-type="float">
            <text:p>-2.24105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092001" calcext:value-type="float">
            <text:p>8092001</text:p>
          </table:table-cell>
          <table:table-cell office:value-type="float" office:value="839.4609" calcext:value-type="float">
            <text:p>839.4609</text:p>
          </table:table-cell>
          <table:table-cell office:value-type="float" office:value="616.53" calcext:value-type="float">
            <text:p>616.53</text:p>
          </table:table-cell>
          <table:table-cell office:value-type="float" office:value="36.44848" calcext:value-type="float">
            <text:p>36.44848</text:p>
          </table:table-cell>
          <table:table-cell office:value-type="float" office:value="1086.048" calcext:value-type="float">
            <text:p>1086.048</text:p>
          </table:table-cell>
          <table:table-cell office:value-type="float" office:value="80.51128" calcext:value-type="float">
            <text:p>80.51128</text:p>
          </table:table-cell>
          <table:table-cell office:value-type="float" office:value="0" calcext:value-type="float">
            <text:p>0</text:p>
          </table:table-cell>
          <table:table-cell office:value-type="float" office:value="0.4363018" calcext:value-type="float">
            <text:p>0.4363018</text:p>
          </table:table-cell>
          <table:table-cell office:value-type="float" office:value="0.4512408" calcext:value-type="float">
            <text:p>0.4512408</text:p>
          </table:table-cell>
          <table:table-cell office:value-type="float" office:value="0.4639573" calcext:value-type="float">
            <text:p>0.4639573</text:p>
          </table:table-cell>
          <table:table-cell office:value-type="float" office:value="0.2251927" calcext:value-type="float">
            <text:p>0.2251927</text:p>
          </table:table-cell>
          <table:table-cell office:value-type="float" office:value="0.2094032" calcext:value-type="float">
            <text:p>0.2094032</text:p>
          </table:table-cell>
          <table:table-cell office:value-type="float" office:value="0.2177398" calcext:value-type="float">
            <text:p>0.2177398</text:p>
          </table:table-cell>
          <table:table-cell office:value-type="float" office:value="0.3057845" calcext:value-type="float">
            <text:p>0.3057845</text:p>
          </table:table-cell>
          <table:table-cell office:value-type="float" office:value="0.3643464" calcext:value-type="float">
            <text:p>0.3643464</text:p>
          </table:table-cell>
          <table:table-cell office:value-type="float" office:value="0.3533218" calcext:value-type="float">
            <text:p>0.3533218</text:p>
          </table:table-cell>
          <table:table-cell office:value-type="float" office:value="0.3693942" calcext:value-type="float">
            <text:p>0.3693942</text:p>
          </table:table-cell>
          <table:table-cell office:value-type="float" office:value="0.3879403" calcext:value-type="float">
            <text:p>0.3879403</text:p>
          </table:table-cell>
          <table:table-cell office:value-type="float" office:value="0.4010469" calcext:value-type="float">
            <text:p>0.401046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58532E-016" calcext:value-type="float">
            <text:p>7.58532E-16</text:p>
          </table:table-cell>
          <table:table-cell office:value-type="float" office:value="7.189551E-016" calcext:value-type="float">
            <text:p>7.189551E-16</text:p>
          </table:table-cell>
          <table:table-cell office:value-type="float" office:value="2.461373E-016" calcext:value-type="float">
            <text:p>2.461373E-16</text:p>
          </table:table-cell>
          <table:table-cell office:value-type="float" office:value="2.162686E-023" calcext:value-type="float">
            <text:p>2.162686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3579567" calcext:value-type="float">
            <text:p>-0.003579567</text:p>
          </table:table-cell>
          <table:table-cell office:value-type="float" office:value="-0.0028972" calcext:value-type="float">
            <text:p>-0.0028972</text:p>
          </table:table-cell>
          <table:table-cell office:value-type="float" office:value="-0.002444281" calcext:value-type="float">
            <text:p>-0.002444281</text:p>
          </table:table-cell>
          <table:table-cell office:value-type="float" office:value="-0.3325342" calcext:value-type="float">
            <text:p>-0.3325342</text:p>
          </table:table-cell>
          <table:table-cell office:value-type="float" office:value="-0.5831535" calcext:value-type="float">
            <text:p>-0.5831535</text:p>
          </table:table-cell>
          <table:table-cell office:value-type="float" office:value="-0.1586337" calcext:value-type="float">
            <text:p>-0.1586337</text:p>
          </table:table-cell>
          <table:table-cell office:value-type="float" office:value="-0.01062948" calcext:value-type="float">
            <text:p>-0.01062948</text:p>
          </table:table-cell>
          <table:table-cell office:value-type="float" office:value="-0.02130903" calcext:value-type="float">
            <text:p>-0.02130903</text:p>
          </table:table-cell>
          <table:table-cell office:value-type="float" office:value="-0.02330505" calcext:value-type="float">
            <text:p>-0.02330505</text:p>
          </table:table-cell>
          <table:table-cell office:value-type="float" office:value="-0.01445566" calcext:value-type="float">
            <text:p>-0.01445566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0.003764178" calcext:value-type="float">
            <text:p>-0.003764178</text:p>
          </table:table-cell>
          <table:table-cell office:value-type="float" office:value="0.0004161919" calcext:value-type="float">
            <text:p>0.0004161919</text:p>
          </table:table-cell>
          <table:table-cell office:value-type="float" office:value="-9999" calcext:value-type="float">
            <text:p>-9999</text:p>
          </table:table-cell>
          <table:table-cell office:value-type="float" office:value="-2.239899" calcext:value-type="float">
            <text:p>-2.23989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092001" calcext:value-type="float">
            <text:p>9092001</text:p>
          </table:table-cell>
          <table:table-cell office:value-type="float" office:value="839.4609" calcext:value-type="float">
            <text:p>839.4609</text:p>
          </table:table-cell>
          <table:table-cell office:value-type="float" office:value="620.9335" calcext:value-type="float">
            <text:p>620.9335</text:p>
          </table:table-cell>
          <table:table-cell office:value-type="float" office:value="36.44848" calcext:value-type="float">
            <text:p>36.44848</text:p>
          </table:table-cell>
          <table:table-cell office:value-type="float" office:value="1081.739" calcext:value-type="float">
            <text:p>1081.739</text:p>
          </table:table-cell>
          <table:table-cell office:value-type="float" office:value="80.41715" calcext:value-type="float">
            <text:p>80.41715</text:p>
          </table:table-cell>
          <table:table-cell office:value-type="float" office:value="0" calcext:value-type="float">
            <text:p>0</text:p>
          </table:table-cell>
          <table:table-cell office:value-type="float" office:value="0.3131033" calcext:value-type="float">
            <text:p>0.3131033</text:p>
          </table:table-cell>
          <table:table-cell office:value-type="float" office:value="0.421445" calcext:value-type="float">
            <text:p>0.421445</text:p>
          </table:table-cell>
          <table:table-cell office:value-type="float" office:value="0.4289829" calcext:value-type="float">
            <text:p>0.4289829</text:p>
          </table:table-cell>
          <table:table-cell office:value-type="float" office:value="0.2270919" calcext:value-type="float">
            <text:p>0.2270919</text:p>
          </table:table-cell>
          <table:table-cell office:value-type="float" office:value="0.2169355" calcext:value-type="float">
            <text:p>0.2169355</text:p>
          </table:table-cell>
          <table:table-cell office:value-type="float" office:value="0.2175547" calcext:value-type="float">
            <text:p>0.2175547</text:p>
          </table:table-cell>
          <table:table-cell office:value-type="float" office:value="0.2913496" calcext:value-type="float">
            <text:p>0.2913496</text:p>
          </table:table-cell>
          <table:table-cell office:value-type="float" office:value="0.366482" calcext:value-type="float">
            <text:p>0.366482</text:p>
          </table:table-cell>
          <table:table-cell office:value-type="float" office:value="0.3540834" calcext:value-type="float">
            <text:p>0.3540834</text:p>
          </table:table-cell>
          <table:table-cell office:value-type="float" office:value="0.3691252" calcext:value-type="float">
            <text:p>0.3691252</text:p>
          </table:table-cell>
          <table:table-cell office:value-type="float" office:value="0.387779" calcext:value-type="float">
            <text:p>0.387779</text:p>
          </table:table-cell>
          <table:table-cell office:value-type="float" office:value="0.4009456" calcext:value-type="float">
            <text:p>0.400945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585766E-016" calcext:value-type="float">
            <text:p>7.585766E-16</text:p>
          </table:table-cell>
          <table:table-cell office:value-type="float" office:value="7.189473E-016" calcext:value-type="float">
            <text:p>7.189473E-16</text:p>
          </table:table-cell>
          <table:table-cell office:value-type="float" office:value="2.461354E-016" calcext:value-type="float">
            <text:p>2.461354E-16</text:p>
          </table:table-cell>
          <table:table-cell office:value-type="float" office:value="2.162668E-023" calcext:value-type="float">
            <text:p>2.162668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2726639" calcext:value-type="float">
            <text:p>-0.02726639</text:p>
          </table:table-cell>
          <table:table-cell office:value-type="float" office:value="-0.00441276" calcext:value-type="float">
            <text:p>-0.00441276</text:p>
          </table:table-cell>
          <table:table-cell office:value-type="float" office:value="-0.003961206" calcext:value-type="float">
            <text:p>-0.003961206</text:p>
          </table:table-cell>
          <table:table-cell office:value-type="float" office:value="-0.3116916" calcext:value-type="float">
            <text:p>-0.3116916</text:p>
          </table:table-cell>
          <table:table-cell office:value-type="float" office:value="-0.4440139" calcext:value-type="float">
            <text:p>-0.4440139</text:p>
          </table:table-cell>
          <table:table-cell office:value-type="float" office:value="-0.159662" calcext:value-type="float">
            <text:p>-0.159662</text:p>
          </table:table-cell>
          <table:table-cell office:value-type="float" office:value="-0.01599737" calcext:value-type="float">
            <text:p>-0.01599737</text:p>
          </table:table-cell>
          <table:table-cell office:value-type="float" office:value="-0.01873134" calcext:value-type="float">
            <text:p>-0.01873134</text:p>
          </table:table-cell>
          <table:table-cell office:value-type="float" office:value="-0.02248608" calcext:value-type="float">
            <text:p>-0.02248608</text:p>
          </table:table-cell>
          <table:table-cell office:value-type="float" office:value="-0.01463741" calcext:value-type="float">
            <text:p>-0.01463741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0.03801911" calcext:value-type="float">
            <text:p>-0.03801911</text:p>
          </table:table-cell>
          <table:table-cell office:value-type="float" office:value="0.0004482648" calcext:value-type="float">
            <text:p>0.0004482648</text:p>
          </table:table-cell>
          <table:table-cell office:value-type="float" office:value="-9999" calcext:value-type="float">
            <text:p>-9999</text:p>
          </table:table-cell>
          <table:table-cell office:value-type="float" office:value="-2.239039" calcext:value-type="float">
            <text:p>-2.239039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92001" calcext:value-type="float">
            <text:p>10092001</text:p>
          </table:table-cell>
          <table:table-cell office:value-type="float" office:value="839.4609" calcext:value-type="float">
            <text:p>839.4609</text:p>
          </table:table-cell>
          <table:table-cell office:value-type="float" office:value="625.889" calcext:value-type="float">
            <text:p>625.889</text:p>
          </table:table-cell>
          <table:table-cell office:value-type="float" office:value="36.44848" calcext:value-type="float">
            <text:p>36.44848</text:p>
          </table:table-cell>
          <table:table-cell office:value-type="float" office:value="1076.876" calcext:value-type="float">
            <text:p>1076.876</text:p>
          </table:table-cell>
          <table:table-cell office:value-type="float" office:value="80.32559" calcext:value-type="float">
            <text:p>80.32559</text:p>
          </table:table-cell>
          <table:table-cell office:value-type="float" office:value="0" calcext:value-type="float">
            <text:p>0</text:p>
          </table:table-cell>
          <table:table-cell office:value-type="float" office:value="0.1756067" calcext:value-type="float">
            <text:p>0.1756067</text:p>
          </table:table-cell>
          <table:table-cell office:value-type="float" office:value="0.3911176" calcext:value-type="float">
            <text:p>0.3911176</text:p>
          </table:table-cell>
          <table:table-cell office:value-type="float" office:value="0.3954632" calcext:value-type="float">
            <text:p>0.3954632</text:p>
          </table:table-cell>
          <table:table-cell office:value-type="float" office:value="0.2271617" calcext:value-type="float">
            <text:p>0.2271617</text:p>
          </table:table-cell>
          <table:table-cell office:value-type="float" office:value="0.2195295" calcext:value-type="float">
            <text:p>0.2195295</text:p>
          </table:table-cell>
          <table:table-cell office:value-type="float" office:value="0.2171373" calcext:value-type="float">
            <text:p>0.2171373</text:p>
          </table:table-cell>
          <table:table-cell office:value-type="float" office:value="0.2845873" calcext:value-type="float">
            <text:p>0.2845873</text:p>
          </table:table-cell>
          <table:table-cell office:value-type="float" office:value="0.3661848" calcext:value-type="float">
            <text:p>0.3661848</text:p>
          </table:table-cell>
          <table:table-cell office:value-type="float" office:value="0.3546815" calcext:value-type="float">
            <text:p>0.3546815</text:p>
          </table:table-cell>
          <table:table-cell office:value-type="float" office:value="0.3688702" calcext:value-type="float">
            <text:p>0.3688702</text:p>
          </table:table-cell>
          <table:table-cell office:value-type="float" office:value="0.3875558" calcext:value-type="float">
            <text:p>0.3875558</text:p>
          </table:table-cell>
          <table:table-cell office:value-type="float" office:value="0.4008511" calcext:value-type="float">
            <text:p>0.400851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586156E-016" calcext:value-type="float">
            <text:p>7.586156E-16</text:p>
          </table:table-cell>
          <table:table-cell office:value-type="float" office:value="7.189389E-016" calcext:value-type="float">
            <text:p>7.189389E-16</text:p>
          </table:table-cell>
          <table:table-cell office:value-type="float" office:value="2.461338E-016" calcext:value-type="float">
            <text:p>2.461338E-16</text:p>
          </table:table-cell>
          <table:table-cell office:value-type="float" office:value="2.162648E-023" calcext:value-type="float">
            <text:p>2.162648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2.211803" calcext:value-type="float">
            <text:p>-2.211803</text:p>
          </table:table-cell>
          <table:table-cell office:value-type="float" office:value="-0.00698542" calcext:value-type="float">
            <text:p>-0.00698542</text:p>
          </table:table-cell>
          <table:table-cell office:value-type="float" office:value="-0.006530954" calcext:value-type="float">
            <text:p>-0.006530954</text:p>
          </table:table-cell>
          <table:table-cell office:value-type="float" office:value="-0.3109616" calcext:value-type="float">
            <text:p>-0.3109616</text:p>
          </table:table-cell>
          <table:table-cell office:value-type="float" office:value="-0.4049246" calcext:value-type="float">
            <text:p>-0.4049246</text:p>
          </table:table-cell>
          <table:table-cell office:value-type="float" office:value="-0.1620366" calcext:value-type="float">
            <text:p>-0.1620366</text:p>
          </table:table-cell>
          <table:table-cell office:value-type="float" office:value="-0.01949995" calcext:value-type="float">
            <text:p>-0.01949995</text:p>
          </table:table-cell>
          <table:table-cell office:value-type="float" office:value="-0.01904828" calcext:value-type="float">
            <text:p>-0.01904828</text:p>
          </table:table-cell>
          <table:table-cell office:value-type="float" office:value="-0.02186153" calcext:value-type="float">
            <text:p>-0.02186153</text:p>
          </table:table-cell>
          <table:table-cell office:value-type="float" office:value="-0.01481181" calcext:value-type="float">
            <text:p>-0.01481181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16.63929" calcext:value-type="float">
            <text:p>-16.63929</text:p>
          </table:table-cell>
          <table:table-cell office:value-type="float" office:value="0.0004983665" calcext:value-type="float">
            <text:p>0.0004983665</text:p>
          </table:table-cell>
          <table:table-cell office:value-type="float" office:value="-9999" calcext:value-type="float">
            <text:p>-9999</text:p>
          </table:table-cell>
          <table:table-cell office:value-type="float" office:value="-2.238422" calcext:value-type="float">
            <text:p>-2.23842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092001" calcext:value-type="float">
            <text:p>11092001</text:p>
          </table:table-cell>
          <table:table-cell office:value-type="float" office:value="839.4609" calcext:value-type="float">
            <text:p>839.4609</text:p>
          </table:table-cell>
          <table:table-cell office:value-type="float" office:value="631.0195" calcext:value-type="float">
            <text:p>631.0195</text:p>
          </table:table-cell>
          <table:table-cell office:value-type="float" office:value="36.44848" calcext:value-type="float">
            <text:p>36.44848</text:p>
          </table:table-cell>
          <table:table-cell office:value-type="float" office:value="1071.835" calcext:value-type="float">
            <text:p>1071.835</text:p>
          </table:table-cell>
          <table:table-cell office:value-type="float" office:value="80.23579" calcext:value-type="float">
            <text:p>80.23579</text:p>
          </table:table-cell>
          <table:table-cell office:value-type="float" office:value="0" calcext:value-type="float">
            <text:p>0</text:p>
          </table:table-cell>
          <table:table-cell office:value-type="float" office:value="0.1220349" calcext:value-type="float">
            <text:p>0.1220349</text:p>
          </table:table-cell>
          <table:table-cell office:value-type="float" office:value="0.3528002" calcext:value-type="float">
            <text:p>0.3528002</text:p>
          </table:table-cell>
          <table:table-cell office:value-type="float" office:value="0.3556345" calcext:value-type="float">
            <text:p>0.3556345</text:p>
          </table:table-cell>
          <table:table-cell office:value-type="float" office:value="0.2245544" calcext:value-type="float">
            <text:p>0.2245544</text:p>
          </table:table-cell>
          <table:table-cell office:value-type="float" office:value="0.217441" calcext:value-type="float">
            <text:p>0.217441</text:p>
          </table:table-cell>
          <table:table-cell office:value-type="float" office:value="0.2164209" calcext:value-type="float">
            <text:p>0.2164209</text:p>
          </table:table-cell>
          <table:table-cell office:value-type="float" office:value="0.2800896" calcext:value-type="float">
            <text:p>0.2800896</text:p>
          </table:table-cell>
          <table:table-cell office:value-type="float" office:value="0.365118" calcext:value-type="float">
            <text:p>0.365118</text:p>
          </table:table-cell>
          <table:table-cell office:value-type="float" office:value="0.3549643" calcext:value-type="float">
            <text:p>0.3549643</text:p>
          </table:table-cell>
          <table:table-cell office:value-type="float" office:value="0.3685953" calcext:value-type="float">
            <text:p>0.3685953</text:p>
          </table:table-cell>
          <table:table-cell office:value-type="float" office:value="0.3873003" calcext:value-type="float">
            <text:p>0.3873003</text:p>
          </table:table-cell>
          <table:table-cell office:value-type="float" office:value="0.4007279" calcext:value-type="float">
            <text:p>0.400727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586589E-016" calcext:value-type="float">
            <text:p>7.586589E-16</text:p>
          </table:table-cell>
          <table:table-cell office:value-type="float" office:value="7.189293E-016" calcext:value-type="float">
            <text:p>7.189293E-16</text:p>
          </table:table-cell>
          <table:table-cell office:value-type="float" office:value="2.46132E-016" calcext:value-type="float">
            <text:p>2.46132E-16</text:p>
          </table:table-cell>
          <table:table-cell office:value-type="float" office:value="2.162627E-023" calcext:value-type="float">
            <text:p>2.162627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38.2162" calcext:value-type="float">
            <text:p>-38.2162</text:p>
          </table:table-cell>
          <table:table-cell office:value-type="float" office:value="-0.0131752" calcext:value-type="float">
            <text:p>-0.0131752</text:p>
          </table:table-cell>
          <table:table-cell office:value-type="float" office:value="-0.01253323" calcext:value-type="float">
            <text:p>-0.01253323</text:p>
          </table:table-cell>
          <table:table-cell office:value-type="float" office:value="-0.3399154" calcext:value-type="float">
            <text:p>-0.3399154</text:p>
          </table:table-cell>
          <table:table-cell office:value-type="float" office:value="-0.4359444" calcext:value-type="float">
            <text:p>-0.4359444</text:p>
          </table:table-cell>
          <table:table-cell office:value-type="float" office:value="-0.1661806" calcext:value-type="float">
            <text:p>-0.1661806</text:p>
          </table:table-cell>
          <table:table-cell office:value-type="float" office:value="-0.02229462" calcext:value-type="float">
            <text:p>-0.02229462</text:p>
          </table:table-cell>
          <table:table-cell office:value-type="float" office:value="-0.02028457" calcext:value-type="float">
            <text:p>-0.02028457</text:p>
          </table:table-cell>
          <table:table-cell office:value-type="float" office:value="-0.02157109" calcext:value-type="float">
            <text:p>-0.02157109</text:p>
          </table:table-cell>
          <table:table-cell office:value-type="float" office:value="-0.01500206" calcext:value-type="float">
            <text:p>-0.01500206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33.99475" calcext:value-type="float">
            <text:p>-33.99475</text:p>
          </table:table-cell>
          <table:table-cell office:value-type="float" office:value="0.0006008421" calcext:value-type="float">
            <text:p>0.0006008421</text:p>
          </table:table-cell>
          <table:table-cell office:value-type="float" office:value="-9999" calcext:value-type="float">
            <text:p>-9999</text:p>
          </table:table-cell>
          <table:table-cell office:value-type="float" office:value="-2.238051" calcext:value-type="float">
            <text:p>-2.23805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092001" calcext:value-type="float">
            <text:p>12092001</text:p>
          </table:table-cell>
          <table:table-cell office:value-type="float" office:value="839.4609" calcext:value-type="float">
            <text:p>839.4609</text:p>
          </table:table-cell>
          <table:table-cell office:value-type="float" office:value="635.3715" calcext:value-type="float">
            <text:p>635.3715</text:p>
          </table:table-cell>
          <table:table-cell office:value-type="float" office:value="36.44848" calcext:value-type="float">
            <text:p>36.44848</text:p>
          </table:table-cell>
          <table:table-cell office:value-type="float" office:value="1067.572" calcext:value-type="float">
            <text:p>1067.572</text:p>
          </table:table-cell>
          <table:table-cell office:value-type="float" office:value="80.14691" calcext:value-type="float">
            <text:p>80.14691</text:p>
          </table:table-cell>
          <table:table-cell office:value-type="float" office:value="0" calcext:value-type="float">
            <text:p>0</text:p>
          </table:table-cell>
          <table:table-cell office:value-type="float" office:value="0.1259626" calcext:value-type="float">
            <text:p>0.1259626</text:p>
          </table:table-cell>
          <table:table-cell office:value-type="float" office:value="0.3141861" calcext:value-type="float">
            <text:p>0.3141861</text:p>
          </table:table-cell>
          <table:table-cell office:value-type="float" office:value="0.320148" calcext:value-type="float">
            <text:p>0.320148</text:p>
          </table:table-cell>
          <table:table-cell office:value-type="float" office:value="0.2219389" calcext:value-type="float">
            <text:p>0.2219389</text:p>
          </table:table-cell>
          <table:table-cell office:value-type="float" office:value="0.2158283" calcext:value-type="float">
            <text:p>0.2158283</text:p>
          </table:table-cell>
          <table:table-cell office:value-type="float" office:value="0.2156017" calcext:value-type="float">
            <text:p>0.2156017</text:p>
          </table:table-cell>
          <table:table-cell office:value-type="float" office:value="0.2769105" calcext:value-type="float">
            <text:p>0.2769105</text:p>
          </table:table-cell>
          <table:table-cell office:value-type="float" office:value="0.3639268" calcext:value-type="float">
            <text:p>0.3639268</text:p>
          </table:table-cell>
          <table:table-cell office:value-type="float" office:value="0.3550376" calcext:value-type="float">
            <text:p>0.3550376</text:p>
          </table:table-cell>
          <table:table-cell office:value-type="float" office:value="0.3683386" calcext:value-type="float">
            <text:p>0.3683386</text:p>
          </table:table-cell>
          <table:table-cell office:value-type="float" office:value="0.3870802" calcext:value-type="float">
            <text:p>0.3870802</text:p>
          </table:table-cell>
          <table:table-cell office:value-type="float" office:value="0.4006135" calcext:value-type="float">
            <text:p>0.4006135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7.587123E-016" calcext:value-type="float">
            <text:p>7.587123E-16</text:p>
          </table:table-cell>
          <table:table-cell office:value-type="float" office:value="7.189204E-016" calcext:value-type="float">
            <text:p>7.189204E-16</text:p>
          </table:table-cell>
          <table:table-cell office:value-type="float" office:value="2.461296E-016" calcext:value-type="float">
            <text:p>2.461296E-16</text:p>
          </table:table-cell>
          <table:table-cell office:value-type="float" office:value="2.162609E-023" calcext:value-type="float">
            <text:p>2.162609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29.9802" calcext:value-type="float">
            <text:p>-29.9802</text:p>
          </table:table-cell>
          <table:table-cell office:value-type="float" office:value="-0.02690339" calcext:value-type="float">
            <text:p>-0.02690339</text:p>
          </table:table-cell>
          <table:table-cell office:value-type="float" office:value="-0.02389475" calcext:value-type="float">
            <text:p>-0.02389475</text:p>
          </table:table-cell>
          <table:table-cell office:value-type="float" office:value="-0.37187" calcext:value-type="float">
            <text:p>-0.37187</text:p>
          </table:table-cell>
          <table:table-cell office:value-type="float" office:value="-0.461404" calcext:value-type="float">
            <text:p>-0.461404</text:p>
          </table:table-cell>
          <table:table-cell office:value-type="float" office:value="-0.1710665" calcext:value-type="float">
            <text:p>-0.1710665</text:p>
          </table:table-cell>
          <table:table-cell office:value-type="float" office:value="-0.02453944" calcext:value-type="float">
            <text:p>-0.02453944</text:p>
          </table:table-cell>
          <table:table-cell office:value-type="float" office:value="-0.02177058" calcext:value-type="float">
            <text:p>-0.02177058</text:p>
          </table:table-cell>
          <table:table-cell office:value-type="float" office:value="-0.02149488" calcext:value-type="float">
            <text:p>-0.02149488</text:p>
          </table:table-cell>
          <table:table-cell office:value-type="float" office:value="-0.01518211" calcext:value-type="float">
            <text:p>-0.01518211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30.27085" calcext:value-type="float">
            <text:p>-30.27085</text:p>
          </table:table-cell>
          <table:table-cell office:value-type="float" office:value="0.0007940486" calcext:value-type="float">
            <text:p>0.0007940486</text:p>
          </table:table-cell>
          <table:table-cell office:value-type="float" office:value="-9999" calcext:value-type="float">
            <text:p>-9999</text:p>
          </table:table-cell>
          <table:table-cell office:value-type="float" office:value="-2.237904" calcext:value-type="float">
            <text:p>-2.23790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092001" calcext:value-type="float">
            <text:p>13092001</text:p>
          </table:table-cell>
          <table:table-cell office:value-type="float" office:value="839.4609" calcext:value-type="float">
            <text:p>839.4609</text:p>
          </table:table-cell>
          <table:table-cell office:value-type="float" office:value="638.0868" calcext:value-type="float">
            <text:p>638.0868</text:p>
          </table:table-cell>
          <table:table-cell office:value-type="float" office:value="36.44848" calcext:value-type="float">
            <text:p>36.44848</text:p>
          </table:table-cell>
          <table:table-cell office:value-type="float" office:value="1064.946" calcext:value-type="float">
            <text:p>1064.946</text:p>
          </table:table-cell>
          <table:table-cell office:value-type="float" office:value="80.05822" calcext:value-type="float">
            <text:p>80.05822</text:p>
          </table:table-cell>
          <table:table-cell office:value-type="float" office:value="0" calcext:value-type="float">
            <text:p>0</text:p>
          </table:table-cell>
          <table:table-cell office:value-type="float" office:value="0.1286013" calcext:value-type="float">
            <text:p>0.1286013</text:p>
          </table:table-cell>
          <table:table-cell office:value-type="float" office:value="0.2886448" calcext:value-type="float">
            <text:p>0.2886448</text:p>
          </table:table-cell>
          <table:table-cell office:value-type="float" office:value="0.2948149" calcext:value-type="float">
            <text:p>0.2948149</text:p>
          </table:table-cell>
          <table:table-cell office:value-type="float" office:value="0.2239848" calcext:value-type="float">
            <text:p>0.2239848</text:p>
          </table:table-cell>
          <table:table-cell office:value-type="float" office:value="0.2190537" calcext:value-type="float">
            <text:p>0.2190537</text:p>
          </table:table-cell>
          <table:table-cell office:value-type="float" office:value="0.2150859" calcext:value-type="float">
            <text:p>0.2150859</text:p>
          </table:table-cell>
          <table:table-cell office:value-type="float" office:value="0.2749402" calcext:value-type="float">
            <text:p>0.2749402</text:p>
          </table:table-cell>
          <table:table-cell office:value-type="float" office:value="0.3630192" calcext:value-type="float">
            <text:p>0.3630192</text:p>
          </table:table-cell>
          <table:table-cell office:value-type="float" office:value="0.3550713" calcext:value-type="float">
            <text:p>0.3550713</text:p>
          </table:table-cell>
          <table:table-cell office:value-type="float" office:value="0.3681691" calcext:value-type="float">
            <text:p>0.3681691</text:p>
          </table:table-cell>
          <table:table-cell office:value-type="float" office:value="0.3869309" calcext:value-type="float">
            <text:p>0.3869309</text:p>
          </table:table-cell>
          <table:table-cell office:value-type="float" office:value="0.4005452" calcext:value-type="float">
            <text:p>0.400545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587646E-016" calcext:value-type="float">
            <text:p>7.587646E-16</text:p>
          </table:table-cell>
          <table:table-cell office:value-type="float" office:value="7.189116E-016" calcext:value-type="float">
            <text:p>7.189116E-16</text:p>
          </table:table-cell>
          <table:table-cell office:value-type="float" office:value="2.461266E-016" calcext:value-type="float">
            <text:p>2.461266E-16</text:p>
          </table:table-cell>
          <table:table-cell office:value-type="float" office:value="2.162591E-023" calcext:value-type="float">
            <text:p>2.162591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25.47664" calcext:value-type="float">
            <text:p>-25.47664</text:p>
          </table:table-cell>
          <table:table-cell office:value-type="float" office:value="-0.04905821" calcext:value-type="float">
            <text:p>-0.04905821</text:p>
          </table:table-cell>
          <table:table-cell office:value-type="float" office:value="-0.04155068" calcext:value-type="float">
            <text:p>-0.04155068</text:p>
          </table:table-cell>
          <table:table-cell office:value-type="float" office:value="-0.3465932" calcext:value-type="float">
            <text:p>-0.3465932</text:p>
          </table:table-cell>
          <table:table-cell office:value-type="float" office:value="-0.4115353" calcext:value-type="float">
            <text:p>-0.4115353</text:p>
          </table:table-cell>
          <table:table-cell office:value-type="float" office:value="-0.1742331" calcext:value-type="float">
            <text:p>-0.1742331</text:p>
          </table:table-cell>
          <table:table-cell office:value-type="float" office:value="-0.02605298" calcext:value-type="float">
            <text:p>-0.02605298</text:p>
          </table:table-cell>
          <table:table-cell office:value-type="float" office:value="-0.02297918" calcext:value-type="float">
            <text:p>-0.02297918</text:p>
          </table:table-cell>
          <table:table-cell office:value-type="float" office:value="-0.02145951" calcext:value-type="float">
            <text:p>-0.02145951</text:p>
          </table:table-cell>
          <table:table-cell office:value-type="float" office:value="-0.01530218" calcext:value-type="float">
            <text:p>-0.01530218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26.86452" calcext:value-type="float">
            <text:p>-26.86452</text:p>
          </table:table-cell>
          <table:table-cell office:value-type="float" office:value="0.0009436609" calcext:value-type="float">
            <text:p>0.0009436609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237918" calcext:value-type="float">
            <text:p>-2.23791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092001" calcext:value-type="float">
            <text:p>14092001</text:p>
          </table:table-cell>
          <table:table-cell office:value-type="float" office:value="844.5604" calcext:value-type="float">
            <text:p>844.5604</text:p>
          </table:table-cell>
          <table:table-cell office:value-type="float" office:value="639.8061" calcext:value-type="float">
            <text:p>639.8061</text:p>
          </table:table-cell>
          <table:table-cell office:value-type="float" office:value="36.44848" calcext:value-type="float">
            <text:p>36.44848</text:p>
          </table:table-cell>
          <table:table-cell office:value-type="float" office:value="1068.389" calcext:value-type="float">
            <text:p>1068.389</text:p>
          </table:table-cell>
          <table:table-cell office:value-type="float" office:value="79.99649" calcext:value-type="float">
            <text:p>79.99649</text:p>
          </table:table-cell>
          <table:table-cell office:value-type="float" office:value="0" calcext:value-type="float">
            <text:p>0</text:p>
          </table:table-cell>
          <table:table-cell office:value-type="float" office:value="0.3807955" calcext:value-type="float">
            <text:p>0.3807955</text:p>
          </table:table-cell>
          <table:table-cell office:value-type="float" office:value="0.2846603" calcext:value-type="float">
            <text:p>0.2846603</text:p>
          </table:table-cell>
          <table:table-cell office:value-type="float" office:value="0.2807543" calcext:value-type="float">
            <text:p>0.2807543</text:p>
          </table:table-cell>
          <table:table-cell office:value-type="float" office:value="0.2278453" calcext:value-type="float">
            <text:p>0.2278453</text:p>
          </table:table-cell>
          <table:table-cell office:value-type="float" office:value="0.2238029" calcext:value-type="float">
            <text:p>0.2238029</text:p>
          </table:table-cell>
          <table:table-cell office:value-type="float" office:value="0.2151942" calcext:value-type="float">
            <text:p>0.2151942</text:p>
          </table:table-cell>
          <table:table-cell office:value-type="float" office:value="0.2736885" calcext:value-type="float">
            <text:p>0.2736885</text:p>
          </table:table-cell>
          <table:table-cell office:value-type="float" office:value="0.3623509" calcext:value-type="float">
            <text:p>0.3623509</text:p>
          </table:table-cell>
          <table:table-cell office:value-type="float" office:value="0.355126" calcext:value-type="float">
            <text:p>0.355126</text:p>
          </table:table-cell>
          <table:table-cell office:value-type="float" office:value="0.3680843" calcext:value-type="float">
            <text:p>0.3680843</text:p>
          </table:table-cell>
          <table:table-cell office:value-type="float" office:value="0.3868561" calcext:value-type="float">
            <text:p>0.3868561</text:p>
          </table:table-cell>
          <table:table-cell office:value-type="float" office:value="0.4005196" calcext:value-type="float">
            <text:p>0.400519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58811E-016" calcext:value-type="float">
            <text:p>7.58811E-16</text:p>
          </table:table-cell>
          <table:table-cell office:value-type="float" office:value="7.189044E-016" calcext:value-type="float">
            <text:p>7.189044E-16</text:p>
          </table:table-cell>
          <table:table-cell office:value-type="float" office:value="2.461244E-016" calcext:value-type="float">
            <text:p>2.461244E-16</text:p>
          </table:table-cell>
          <table:table-cell office:value-type="float" office:value="2.162572E-023" calcext:value-type="float">
            <text:p>2.162572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7868245" calcext:value-type="float">
            <text:p>-0.007868245</text:p>
          </table:table-cell>
          <table:table-cell office:value-type="float" office:value="-0.05542692" calcext:value-type="float">
            <text:p>-0.05542692</text:p>
          </table:table-cell>
          <table:table-cell office:value-type="float" office:value="-0.06074883" calcext:value-type="float">
            <text:p>-0.06074883</text:p>
          </table:table-cell>
          <table:table-cell office:value-type="float" office:value="-0.3037731" calcext:value-type="float">
            <text:p>-0.3037731</text:p>
          </table:table-cell>
          <table:table-cell office:value-type="float" office:value="-0.3488102" calcext:value-type="float">
            <text:p>-0.3488102</text:p>
          </table:table-cell>
          <table:table-cell office:value-type="float" office:value="-0.1735719" calcext:value-type="float">
            <text:p>-0.1735719</text:p>
          </table:table-cell>
          <table:table-cell office:value-type="float" office:value="-0.02707199" calcext:value-type="float">
            <text:p>-0.02707199</text:p>
          </table:table-cell>
          <table:table-cell office:value-type="float" office:value="-0.02391612" calcext:value-type="float">
            <text:p>-0.02391612</text:p>
          </table:table-cell>
          <table:table-cell office:value-type="float" office:value="-0.02140448" calcext:value-type="float">
            <text:p>-0.02140448</text:p>
          </table:table-cell>
          <table:table-cell office:value-type="float" office:value="-0.01536305" calcext:value-type="float">
            <text:p>-0.01536305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0.008067805" calcext:value-type="float">
            <text:p>-0.008067805</text:p>
          </table:table-cell>
          <table:table-cell office:value-type="float" office:value="0.001081098" calcext:value-type="float">
            <text:p>0.001081098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238012" calcext:value-type="float">
            <text:p>-2.23801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092001" calcext:value-type="float">
            <text:p>15092001</text:p>
          </table:table-cell>
          <table:table-cell office:value-type="float" office:value="846.4603" calcext:value-type="float">
            <text:p>846.4603</text:p>
          </table:table-cell>
          <table:table-cell office:value-type="float" office:value="641.7625" calcext:value-type="float">
            <text:p>641.7625</text:p>
          </table:table-cell>
          <table:table-cell office:value-type="float" office:value="36.44848" calcext:value-type="float">
            <text:p>36.44848</text:p>
          </table:table-cell>
          <table:table-cell office:value-type="float" office:value="1068.414" calcext:value-type="float">
            <text:p>1068.414</text:p>
          </table:table-cell>
          <table:table-cell office:value-type="float" office:value="79.91488" calcext:value-type="float">
            <text:p>79.91488</text:p>
          </table:table-cell>
          <table:table-cell office:value-type="float" office:value="0" calcext:value-type="float">
            <text:p>0</text:p>
          </table:table-cell>
          <table:table-cell office:value-type="float" office:value="0.3601166" calcext:value-type="float">
            <text:p>0.3601166</text:p>
          </table:table-cell>
          <table:table-cell office:value-type="float" office:value="0.2896945" calcext:value-type="float">
            <text:p>0.2896945</text:p>
          </table:table-cell>
          <table:table-cell office:value-type="float" office:value="0.2818612" calcext:value-type="float">
            <text:p>0.2818612</text:p>
          </table:table-cell>
          <table:table-cell office:value-type="float" office:value="0.2327832" calcext:value-type="float">
            <text:p>0.2327832</text:p>
          </table:table-cell>
          <table:table-cell office:value-type="float" office:value="0.2285771" calcext:value-type="float">
            <text:p>0.2285771</text:p>
          </table:table-cell>
          <table:table-cell office:value-type="float" office:value="0.2156746" calcext:value-type="float">
            <text:p>0.2156746</text:p>
          </table:table-cell>
          <table:table-cell office:value-type="float" office:value="0.2731384" calcext:value-type="float">
            <text:p>0.2731384</text:p>
          </table:table-cell>
          <table:table-cell office:value-type="float" office:value="0.361988" calcext:value-type="float">
            <text:p>0.361988</text:p>
          </table:table-cell>
          <table:table-cell office:value-type="float" office:value="0.3552694" calcext:value-type="float">
            <text:p>0.3552694</text:p>
          </table:table-cell>
          <table:table-cell office:value-type="float" office:value="0.3681027" calcext:value-type="float">
            <text:p>0.3681027</text:p>
          </table:table-cell>
          <table:table-cell office:value-type="float" office:value="0.3868736" calcext:value-type="float">
            <text:p>0.3868736</text:p>
          </table:table-cell>
          <table:table-cell office:value-type="float" office:value="0.4005426" calcext:value-type="float">
            <text:p>0.400542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588507E-016" calcext:value-type="float">
            <text:p>7.588507E-16</text:p>
          </table:table-cell>
          <table:table-cell office:value-type="float" office:value="7.188966E-016" calcext:value-type="float">
            <text:p>7.188966E-16</text:p>
          </table:table-cell>
          <table:table-cell office:value-type="float" office:value="2.461228E-016" calcext:value-type="float">
            <text:p>2.461228E-16</text:p>
          </table:table-cell>
          <table:table-cell office:value-type="float" office:value="2.162554E-023" calcext:value-type="float">
            <text:p>2.162554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1933277" calcext:value-type="float">
            <text:p>-0.01933277</text:p>
          </table:table-cell>
          <table:table-cell office:value-type="float" office:value="-0.04814276" calcext:value-type="float">
            <text:p>-0.04814276</text:p>
          </table:table-cell>
          <table:table-cell office:value-type="float" office:value="-0.05896376" calcext:value-type="float">
            <text:p>-0.05896376</text:p>
          </table:table-cell>
          <table:table-cell office:value-type="float" office:value="-0.2575768" calcext:value-type="float">
            <text:p>-0.2575768</text:p>
          </table:table-cell>
          <table:table-cell office:value-type="float" office:value="-0.2964163" calcext:value-type="float">
            <text:p>-0.2964163</text:p>
          </table:table-cell>
          <table:table-cell office:value-type="float" office:value="-0.1706416" calcext:value-type="float">
            <text:p>-0.1706416</text:p>
          </table:table-cell>
          <table:table-cell office:value-type="float" office:value="-0.02752865" calcext:value-type="float">
            <text:p>-0.02752865</text:p>
          </table:table-cell>
          <table:table-cell office:value-type="float" office:value="-0.02444205" calcext:value-type="float">
            <text:p>-0.02444205</text:p>
          </table:table-cell>
          <table:table-cell office:value-type="float" office:value="-0.02126052" calcext:value-type="float">
            <text:p>-0.02126052</text:p>
          </table:table-cell>
          <table:table-cell office:value-type="float" office:value="-0.0153499" calcext:value-type="float">
            <text:p>-0.0153499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0.007907023" calcext:value-type="float">
            <text:p>-0.007907023</text:p>
          </table:table-cell>
          <table:table-cell office:value-type="float" office:value="0.001231734" calcext:value-type="float">
            <text:p>0.001231734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238097" calcext:value-type="float">
            <text:p>-2.23809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6092001" calcext:value-type="float">
            <text:p>16092001</text:p>
          </table:table-cell>
          <table:table-cell office:value-type="float" office:value="851.3604" calcext:value-type="float">
            <text:p>851.3604</text:p>
          </table:table-cell>
          <table:table-cell office:value-type="float" office:value="643.0137" calcext:value-type="float">
            <text:p>643.0137</text:p>
          </table:table-cell>
          <table:table-cell office:value-type="float" office:value="36.44848" calcext:value-type="float">
            <text:p>36.44848</text:p>
          </table:table-cell>
          <table:table-cell office:value-type="float" office:value="1072.108" calcext:value-type="float">
            <text:p>1072.108</text:p>
          </table:table-cell>
          <table:table-cell office:value-type="float" office:value="79.86981" calcext:value-type="float">
            <text:p>79.86981</text:p>
          </table:table-cell>
          <table:table-cell office:value-type="float" office:value="0" calcext:value-type="float">
            <text:p>0</text:p>
          </table:table-cell>
          <table:table-cell office:value-type="float" office:value="0.3454922" calcext:value-type="float">
            <text:p>0.3454922</text:p>
          </table:table-cell>
          <table:table-cell office:value-type="float" office:value="0.3352894" calcext:value-type="float">
            <text:p>0.3352894</text:p>
          </table:table-cell>
          <table:table-cell office:value-type="float" office:value="0.3080719" calcext:value-type="float">
            <text:p>0.3080719</text:p>
          </table:table-cell>
          <table:table-cell office:value-type="float" office:value="0.2385123" calcext:value-type="float">
            <text:p>0.2385123</text:p>
          </table:table-cell>
          <table:table-cell office:value-type="float" office:value="0.2334375" calcext:value-type="float">
            <text:p>0.2334375</text:p>
          </table:table-cell>
          <table:table-cell office:value-type="float" office:value="0.2165791" calcext:value-type="float">
            <text:p>0.2165791</text:p>
          </table:table-cell>
          <table:table-cell office:value-type="float" office:value="0.2721281" calcext:value-type="float">
            <text:p>0.2721281</text:p>
          </table:table-cell>
          <table:table-cell office:value-type="float" office:value="0.3617044" calcext:value-type="float">
            <text:p>0.3617044</text:p>
          </table:table-cell>
          <table:table-cell office:value-type="float" office:value="0.3553771" calcext:value-type="float">
            <text:p>0.3553771</text:p>
          </table:table-cell>
          <table:table-cell office:value-type="float" office:value="0.3681403" calcext:value-type="float">
            <text:p>0.3681403</text:p>
          </table:table-cell>
          <table:table-cell office:value-type="float" office:value="0.386905" calcext:value-type="float">
            <text:p>0.386905</text:p>
          </table:table-cell>
          <table:table-cell office:value-type="float" office:value="0.4005688" calcext:value-type="float">
            <text:p>0.400568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588953E-016" calcext:value-type="float">
            <text:p>7.588953E-16</text:p>
          </table:table-cell>
          <table:table-cell office:value-type="float" office:value="7.188886E-016" calcext:value-type="float">
            <text:p>7.188886E-16</text:p>
          </table:table-cell>
          <table:table-cell office:value-type="float" office:value="2.46121E-016" calcext:value-type="float">
            <text:p>2.46121E-16</text:p>
          </table:table-cell>
          <table:table-cell office:value-type="float" office:value="2.162536E-023" calcext:value-type="float">
            <text:p>2.162536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1483808" calcext:value-type="float">
            <text:p>-0.01483808</text:p>
          </table:table-cell>
          <table:table-cell office:value-type="float" office:value="-0.01791035" calcext:value-type="float">
            <text:p>-0.01791035</text:p>
          </table:table-cell>
          <table:table-cell office:value-type="float" office:value="-0.03055166" calcext:value-type="float">
            <text:p>-0.03055166</text:p>
          </table:table-cell>
          <table:table-cell office:value-type="float" office:value="-0.2137106" calcext:value-type="float">
            <text:p>-0.2137106</text:p>
          </table:table-cell>
          <table:table-cell office:value-type="float" office:value="-0.2520638" calcext:value-type="float">
            <text:p>-0.2520638</text:p>
          </table:table-cell>
          <table:table-cell office:value-type="float" office:value="-0.1652926" calcext:value-type="float">
            <text:p>-0.1652926</text:p>
          </table:table-cell>
          <table:table-cell office:value-type="float" office:value="-0.02839722" calcext:value-type="float">
            <text:p>-0.02839722</text:p>
          </table:table-cell>
          <table:table-cell office:value-type="float" office:value="-0.02485989" calcext:value-type="float">
            <text:p>-0.02485989</text:p>
          </table:table-cell>
          <table:table-cell office:value-type="float" office:value="-0.02115344" calcext:value-type="float">
            <text:p>-0.02115344</text:p>
          </table:table-cell>
          <table:table-cell office:value-type="float" office:value="-0.01532331" calcext:value-type="float">
            <text:p>-0.01532331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0.014908" calcext:value-type="float">
            <text:p>-0.014908</text:p>
          </table:table-cell>
          <table:table-cell office:value-type="float" office:value="0.00144838" calcext:value-type="float">
            <text:p>0.00144838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238135" calcext:value-type="float">
            <text:p>-2.23813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092001" calcext:value-type="float">
            <text:p>17092001</text:p>
          </table:table-cell>
          <table:table-cell office:value-type="float" office:value="851.3604" calcext:value-type="float">
            <text:p>851.3604</text:p>
          </table:table-cell>
          <table:table-cell office:value-type="float" office:value="646.2823" calcext:value-type="float">
            <text:p>646.2823</text:p>
          </table:table-cell>
          <table:table-cell office:value-type="float" office:value="36.44848" calcext:value-type="float">
            <text:p>36.44848</text:p>
          </table:table-cell>
          <table:table-cell office:value-type="float" office:value="1068.929" calcext:value-type="float">
            <text:p>1068.929</text:p>
          </table:table-cell>
          <table:table-cell office:value-type="float" office:value="79.78041" calcext:value-type="float">
            <text:p>79.78041</text:p>
          </table:table-cell>
          <table:table-cell office:value-type="float" office:value="0" calcext:value-type="float">
            <text:p>0</text:p>
          </table:table-cell>
          <table:table-cell office:value-type="float" office:value="0.2555057" calcext:value-type="float">
            <text:p>0.2555057</text:p>
          </table:table-cell>
          <table:table-cell office:value-type="float" office:value="0.3090396" calcext:value-type="float">
            <text:p>0.3090396</text:p>
          </table:table-cell>
          <table:table-cell office:value-type="float" office:value="0.3085366" calcext:value-type="float">
            <text:p>0.3085366</text:p>
          </table:table-cell>
          <table:table-cell office:value-type="float" office:value="0.243984" calcext:value-type="float">
            <text:p>0.243984</text:p>
          </table:table-cell>
          <table:table-cell office:value-type="float" office:value="0.2366835" calcext:value-type="float">
            <text:p>0.2366835</text:p>
          </table:table-cell>
          <table:table-cell office:value-type="float" office:value="0.2173811" calcext:value-type="float">
            <text:p>0.2173811</text:p>
          </table:table-cell>
          <table:table-cell office:value-type="float" office:value="0.2710597" calcext:value-type="float">
            <text:p>0.2710597</text:p>
          </table:table-cell>
          <table:table-cell office:value-type="float" office:value="0.3613039" calcext:value-type="float">
            <text:p>0.3613039</text:p>
          </table:table-cell>
          <table:table-cell office:value-type="float" office:value="0.3553357" calcext:value-type="float">
            <text:p>0.3553357</text:p>
          </table:table-cell>
          <table:table-cell office:value-type="float" office:value="0.368122" calcext:value-type="float">
            <text:p>0.368122</text:p>
          </table:table-cell>
          <table:table-cell office:value-type="float" office:value="0.3868833" calcext:value-type="float">
            <text:p>0.3868833</text:p>
          </table:table-cell>
          <table:table-cell office:value-type="float" office:value="0.4005634" calcext:value-type="float">
            <text:p>0.400563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589503E-016" calcext:value-type="float">
            <text:p>7.589503E-16</text:p>
          </table:table-cell>
          <table:table-cell office:value-type="float" office:value="7.188797E-016" calcext:value-type="float">
            <text:p>7.188797E-16</text:p>
          </table:table-cell>
          <table:table-cell office:value-type="float" office:value="2.461182E-016" calcext:value-type="float">
            <text:p>2.461182E-16</text:p>
          </table:table-cell>
          <table:table-cell office:value-type="float" office:value="2.162515E-023" calcext:value-type="float">
            <text:p>2.162515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1244283" calcext:value-type="float">
            <text:p>-0.1244283</text:p>
          </table:table-cell>
          <table:table-cell office:value-type="float" office:value="-0.02975273" calcext:value-type="float">
            <text:p>-0.02975273</text:p>
          </table:table-cell>
          <table:table-cell office:value-type="float" office:value="-0.03004221" calcext:value-type="float">
            <text:p>-0.03004221</text:p>
          </table:table-cell>
          <table:table-cell office:value-type="float" office:value="-0.1794919" calcext:value-type="float">
            <text:p>-0.1794919</text:p>
          </table:table-cell>
          <table:table-cell office:value-type="float" office:value="-0.2266676" calcext:value-type="float">
            <text:p>-0.2266676</text:p>
          </table:table-cell>
          <table:table-cell office:value-type="float" office:value="-0.1606806" calcext:value-type="float">
            <text:p>-0.1606806</text:p>
          </table:table-cell>
          <table:table-cell office:value-type="float" office:value="-0.02935109" calcext:value-type="float">
            <text:p>-0.02935109</text:p>
          </table:table-cell>
          <table:table-cell office:value-type="float" office:value="-0.02546244" calcext:value-type="float">
            <text:p>-0.02546244</text:p>
          </table:table-cell>
          <table:table-cell office:value-type="float" office:value="-0.02119378" calcext:value-type="float">
            <text:p>-0.02119378</text:p>
          </table:table-cell>
          <table:table-cell office:value-type="float" office:value="-0.01533628" calcext:value-type="float">
            <text:p>-0.01533628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0.2616706" calcext:value-type="float">
            <text:p>-0.2616706</text:p>
          </table:table-cell>
          <table:table-cell office:value-type="float" office:value="0.001780712" calcext:value-type="float">
            <text:p>0.001780712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238144" calcext:value-type="float">
            <text:p>-2.23814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8092001" calcext:value-type="float">
            <text:p>18092001</text:p>
          </table:table-cell>
          <table:table-cell office:value-type="float" office:value="855.0599" calcext:value-type="float">
            <text:p>855.0599</text:p>
          </table:table-cell>
          <table:table-cell office:value-type="float" office:value="648.1217" calcext:value-type="float">
            <text:p>648.1217</text:p>
          </table:table-cell>
          <table:table-cell office:value-type="float" office:value="36.44848" calcext:value-type="float">
            <text:p>36.44848</text:p>
          </table:table-cell>
          <table:table-cell office:value-type="float" office:value="1070.862" calcext:value-type="float">
            <text:p>1070.862</text:p>
          </table:table-cell>
          <table:table-cell office:value-type="float" office:value="79.70824" calcext:value-type="float">
            <text:p>79.70824</text:p>
          </table:table-cell>
          <table:table-cell office:value-type="float" office:value="0" calcext:value-type="float">
            <text:p>0</text:p>
          </table:table-cell>
          <table:table-cell office:value-type="float" office:value="0.3198401" calcext:value-type="float">
            <text:p>0.3198401</text:p>
          </table:table-cell>
          <table:table-cell office:value-type="float" office:value="0.3175579" calcext:value-type="float">
            <text:p>0.3175579</text:p>
          </table:table-cell>
          <table:table-cell office:value-type="float" office:value="0.3098706" calcext:value-type="float">
            <text:p>0.3098706</text:p>
          </table:table-cell>
          <table:table-cell office:value-type="float" office:value="0.2512086" calcext:value-type="float">
            <text:p>0.2512086</text:p>
          </table:table-cell>
          <table:table-cell office:value-type="float" office:value="0.2416849" calcext:value-type="float">
            <text:p>0.2416849</text:p>
          </table:table-cell>
          <table:table-cell office:value-type="float" office:value="0.2184598" calcext:value-type="float">
            <text:p>0.2184598</text:p>
          </table:table-cell>
          <table:table-cell office:value-type="float" office:value="0.2705971" calcext:value-type="float">
            <text:p>0.2705971</text:p>
          </table:table-cell>
          <table:table-cell office:value-type="float" office:value="0.3610341" calcext:value-type="float">
            <text:p>0.3610341</text:p>
          </table:table-cell>
          <table:table-cell office:value-type="float" office:value="0.3553468" calcext:value-type="float">
            <text:p>0.3553468</text:p>
          </table:table-cell>
          <table:table-cell office:value-type="float" office:value="0.368156" calcext:value-type="float">
            <text:p>0.368156</text:p>
          </table:table-cell>
          <table:table-cell office:value-type="float" office:value="0.3869135" calcext:value-type="float">
            <text:p>0.3869135</text:p>
          </table:table-cell>
          <table:table-cell office:value-type="float" office:value="0.4005831" calcext:value-type="float">
            <text:p>0.400583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590315E-016" calcext:value-type="float">
            <text:p>7.590315E-16</text:p>
          </table:table-cell>
          <table:table-cell office:value-type="float" office:value="7.188688E-016" calcext:value-type="float">
            <text:p>7.188688E-16</text:p>
          </table:table-cell>
          <table:table-cell office:value-type="float" office:value="2.461148E-016" calcext:value-type="float">
            <text:p>2.461148E-16</text:p>
          </table:table-cell>
          <table:table-cell office:value-type="float" office:value="2.162482E-023" calcext:value-type="float">
            <text:p>2.162482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2391721" calcext:value-type="float">
            <text:p>-0.02391721</text:p>
          </table:table-cell>
          <table:table-cell office:value-type="float" office:value="-0.02513732" calcext:value-type="float">
            <text:p>-0.02513732</text:p>
          </table:table-cell>
          <table:table-cell office:value-type="float" office:value="-0.02930505" calcext:value-type="float">
            <text:p>-0.02930505</text:p>
          </table:table-cell>
          <table:table-cell office:value-type="float" office:value="-0.1433762" calcext:value-type="float">
            <text:p>-0.1433762</text:p>
          </table:table-cell>
          <table:table-cell office:value-type="float" office:value="-0.1929837" calcext:value-type="float">
            <text:p>-0.1929837</text:p>
          </table:table-cell>
          <table:table-cell office:value-type="float" office:value="-0.1547126" calcext:value-type="float">
            <text:p>-0.1547126</text:p>
          </table:table-cell>
          <table:table-cell office:value-type="float" office:value="-0.02977565" calcext:value-type="float">
            <text:p>-0.02977565</text:p>
          </table:table-cell>
          <table:table-cell office:value-type="float" office:value="-0.02587803" calcext:value-type="float">
            <text:p>-0.02587803</text:p>
          </table:table-cell>
          <table:table-cell office:value-type="float" office:value="-0.02118253" calcext:value-type="float">
            <text:p>-0.02118253</text:p>
          </table:table-cell>
          <table:table-cell office:value-type="float" office:value="-0.01531208" calcext:value-type="float">
            <text:p>-0.01531208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0.02321378" calcext:value-type="float">
            <text:p>-0.02321378</text:p>
          </table:table-cell>
          <table:table-cell office:value-type="float" office:value="0.001793925" calcext:value-type="float">
            <text:p>0.001793925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238146" calcext:value-type="float">
            <text:p>-2.23814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092001" calcext:value-type="float">
            <text:p>19092001</text:p>
          </table:table-cell>
          <table:table-cell office:value-type="float" office:value="855.0599" calcext:value-type="float">
            <text:p>855.0599</text:p>
          </table:table-cell>
          <table:table-cell office:value-type="float" office:value="650.9704" calcext:value-type="float">
            <text:p>650.9704</text:p>
          </table:table-cell>
          <table:table-cell office:value-type="float" office:value="36.44848" calcext:value-type="float">
            <text:p>36.44848</text:p>
          </table:table-cell>
          <table:table-cell office:value-type="float" office:value="1068.103" calcext:value-type="float">
            <text:p>1068.103</text:p>
          </table:table-cell>
          <table:table-cell office:value-type="float" office:value="79.61884" calcext:value-type="float">
            <text:p>79.61884</text:p>
          </table:table-cell>
          <table:table-cell office:value-type="float" office:value="0" calcext:value-type="float">
            <text:p>0</text:p>
          </table:table-cell>
          <table:table-cell office:value-type="float" office:value="0.2291826" calcext:value-type="float">
            <text:p>0.2291826</text:p>
          </table:table-cell>
          <table:table-cell office:value-type="float" office:value="0.2958296" calcext:value-type="float">
            <text:p>0.2958296</text:p>
          </table:table-cell>
          <table:table-cell office:value-type="float" office:value="0.2960137" calcext:value-type="float">
            <text:p>0.2960137</text:p>
          </table:table-cell>
          <table:table-cell office:value-type="float" office:value="0.2555888" calcext:value-type="float">
            <text:p>0.2555888</text:p>
          </table:table-cell>
          <table:table-cell office:value-type="float" office:value="0.2436794" calcext:value-type="float">
            <text:p>0.2436794</text:p>
          </table:table-cell>
          <table:table-cell office:value-type="float" office:value="0.2192552" calcext:value-type="float">
            <text:p>0.2192552</text:p>
          </table:table-cell>
          <table:table-cell office:value-type="float" office:value="0.2696772" calcext:value-type="float">
            <text:p>0.2696772</text:p>
          </table:table-cell>
          <table:table-cell office:value-type="float" office:value="0.3606265" calcext:value-type="float">
            <text:p>0.3606265</text:p>
          </table:table-cell>
          <table:table-cell office:value-type="float" office:value="0.3551682" calcext:value-type="float">
            <text:p>0.3551682</text:p>
          </table:table-cell>
          <table:table-cell office:value-type="float" office:value="0.3680986" calcext:value-type="float">
            <text:p>0.3680986</text:p>
          </table:table-cell>
          <table:table-cell office:value-type="float" office:value="0.386862" calcext:value-type="float">
            <text:p>0.386862</text:p>
          </table:table-cell>
          <table:table-cell office:value-type="float" office:value="0.4005572" calcext:value-type="float">
            <text:p>0.4005572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7.591131E-016" calcext:value-type="float">
            <text:p>7.591131E-16</text:p>
          </table:table-cell>
          <table:table-cell office:value-type="float" office:value="7.188566E-016" calcext:value-type="float">
            <text:p>7.188566E-16</text:p>
          </table:table-cell>
          <table:table-cell office:value-type="float" office:value="2.461111E-016" calcext:value-type="float">
            <text:p>2.461111E-16</text:p>
          </table:table-cell>
          <table:table-cell office:value-type="float" office:value="2.16245E-023" calcext:value-type="float">
            <text:p>2.16245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2873983" calcext:value-type="float">
            <text:p>-0.2873983</text:p>
          </table:table-cell>
          <table:table-cell office:value-type="float" office:value="-0.04059602" calcext:value-type="float">
            <text:p>-0.04059602</text:p>
          </table:table-cell>
          <table:table-cell office:value-type="float" office:value="-0.04032749" calcext:value-type="float">
            <text:p>-0.04032749</text:p>
          </table:table-cell>
          <table:table-cell office:value-type="float" office:value="-0.1254947" calcext:value-type="float">
            <text:p>-0.1254947</text:p>
          </table:table-cell>
          <table:table-cell office:value-type="float" office:value="-0.1811915" calcext:value-type="float">
            <text:p>-0.1811915</text:p>
          </table:table-cell>
          <table:table-cell office:value-type="float" office:value="-0.1504668" calcext:value-type="float">
            <text:p>-0.1504668</text:p>
          </table:table-cell>
          <table:table-cell office:value-type="float" office:value="-0.03063841" calcext:value-type="float">
            <text:p>-0.03063841</text:p>
          </table:table-cell>
          <table:table-cell office:value-type="float" office:value="-0.02651762" calcext:value-type="float">
            <text:p>-0.02651762</text:p>
          </table:table-cell>
          <table:table-cell office:value-type="float" office:value="-0.02135979" calcext:value-type="float">
            <text:p>-0.02135979</text:p>
          </table:table-cell>
          <table:table-cell office:value-type="float" office:value="-0.01535277" calcext:value-type="float">
            <text:p>-0.01535277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0.8157169" calcext:value-type="float">
            <text:p>-0.8157169</text:p>
          </table:table-cell>
          <table:table-cell office:value-type="float" office:value="0.001849987" calcext:value-type="float">
            <text:p>0.001849987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2.238144" calcext:value-type="float">
            <text:p>-2.23814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092001" calcext:value-type="float">
            <text:p>20092001</text:p>
          </table:table-cell>
          <table:table-cell office:value-type="float" office:value="855.0599" calcext:value-type="float">
            <text:p>855.0599</text:p>
          </table:table-cell>
          <table:table-cell office:value-type="float" office:value="654.0871" calcext:value-type="float">
            <text:p>654.0871</text:p>
          </table:table-cell>
          <table:table-cell office:value-type="float" office:value="36.44848" calcext:value-type="float">
            <text:p>36.44848</text:p>
          </table:table-cell>
          <table:table-cell office:value-type="float" office:value="1065.076" calcext:value-type="float">
            <text:p>1065.076</text:p>
          </table:table-cell>
          <table:table-cell office:value-type="float" office:value="79.52937" calcext:value-type="float">
            <text:p>79.52937</text:p>
          </table:table-cell>
          <table:table-cell office:value-type="float" office:value="0" calcext:value-type="float">
            <text:p>0</text:p>
          </table:table-cell>
          <table:table-cell office:value-type="float" office:value="0.163242" calcext:value-type="float">
            <text:p>0.163242</text:p>
          </table:table-cell>
          <table:table-cell office:value-type="float" office:value="0.2734822" calcext:value-type="float">
            <text:p>0.2734822</text:p>
          </table:table-cell>
          <table:table-cell office:value-type="float" office:value="0.277545" calcext:value-type="float">
            <text:p>0.277545</text:p>
          </table:table-cell>
          <table:table-cell office:value-type="float" office:value="0.2544179" calcext:value-type="float">
            <text:p>0.2544179</text:p>
          </table:table-cell>
          <table:table-cell office:value-type="float" office:value="0.2427909" calcext:value-type="float">
            <text:p>0.2427909</text:p>
          </table:table-cell>
          <table:table-cell office:value-type="float" office:value="0.2197398" calcext:value-type="float">
            <text:p>0.2197398</text:p>
          </table:table-cell>
          <table:table-cell office:value-type="float" office:value="0.2685218" calcext:value-type="float">
            <text:p>0.2685218</text:p>
          </table:table-cell>
          <table:table-cell office:value-type="float" office:value="0.3601507" calcext:value-type="float">
            <text:p>0.3601507</text:p>
          </table:table-cell>
          <table:table-cell office:value-type="float" office:value="0.354863" calcext:value-type="float">
            <text:p>0.354863</text:p>
          </table:table-cell>
          <table:table-cell office:value-type="float" office:value="0.3679803" calcext:value-type="float">
            <text:p>0.3679803</text:p>
          </table:table-cell>
          <table:table-cell office:value-type="float" office:value="0.386762" calcext:value-type="float">
            <text:p>0.386762</text:p>
          </table:table-cell>
          <table:table-cell office:value-type="float" office:value="0.4005069" calcext:value-type="float">
            <text:p>0.400506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592013E-016" calcext:value-type="float">
            <text:p>7.592013E-16</text:p>
          </table:table-cell>
          <table:table-cell office:value-type="float" office:value="7.188435E-016" calcext:value-type="float">
            <text:p>7.188435E-16</text:p>
          </table:table-cell>
          <table:table-cell office:value-type="float" office:value="2.46107E-016" calcext:value-type="float">
            <text:p>2.46107E-16</text:p>
          </table:table-cell>
          <table:table-cell office:value-type="float" office:value="2.162416E-023" calcext:value-type="float">
            <text:p>2.162416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3.962917" calcext:value-type="float">
            <text:p>-3.962917</text:p>
          </table:table-cell>
          <table:table-cell office:value-type="float" office:value="-0.07428864" calcext:value-type="float">
            <text:p>-0.07428864</text:p>
          </table:table-cell>
          <table:table-cell office:value-type="float" office:value="-0.06618223" calcext:value-type="float">
            <text:p>-0.06618223</text:p>
          </table:table-cell>
          <table:table-cell office:value-type="float" office:value="-0.1298752" calcext:value-type="float">
            <text:p>-0.1298752</text:p>
          </table:table-cell>
          <table:table-cell office:value-type="float" office:value="-0.1863545" calcext:value-type="float">
            <text:p>-0.1863545</text:p>
          </table:table-cell>
          <table:table-cell office:value-type="float" office:value="-0.1479366" calcext:value-type="float">
            <text:p>-0.1479366</text:p>
          </table:table-cell>
          <table:table-cell office:value-type="float" office:value="-0.03175716" calcext:value-type="float">
            <text:p>-0.03175716</text:p>
          </table:table-cell>
          <table:table-cell office:value-type="float" office:value="-0.0272851" calcext:value-type="float">
            <text:p>-0.0272851</text:p>
          </table:table-cell>
          <table:table-cell office:value-type="float" office:value="-0.02166617" calcext:value-type="float">
            <text:p>-0.02166617</text:p>
          </table:table-cell>
          <table:table-cell office:value-type="float" office:value="-0.01543707" calcext:value-type="float">
            <text:p>-0.01543707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11.80194" calcext:value-type="float">
            <text:p>-11.80194</text:p>
          </table:table-cell>
          <table:table-cell office:value-type="float" office:value="0.001956322" calcext:value-type="float">
            <text:p>0.001956322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238194" calcext:value-type="float">
            <text:p>-2.23819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1092001" calcext:value-type="float">
            <text:p>21092001</text:p>
          </table:table-cell>
          <table:table-cell office:value-type="float" office:value="855.0599" calcext:value-type="float">
            <text:p>855.0599</text:p>
          </table:table-cell>
          <table:table-cell office:value-type="float" office:value="657.2898" calcext:value-type="float">
            <text:p>657.2898</text:p>
          </table:table-cell>
          <table:table-cell office:value-type="float" office:value="36.44848" calcext:value-type="float">
            <text:p>36.44848</text:p>
          </table:table-cell>
          <table:table-cell office:value-type="float" office:value="1061.964" calcext:value-type="float">
            <text:p>1061.964</text:p>
          </table:table-cell>
          <table:table-cell office:value-type="float" office:value="79.43925" calcext:value-type="float">
            <text:p>79.43925</text:p>
          </table:table-cell>
          <table:table-cell office:value-type="float" office:value="0" calcext:value-type="float">
            <text:p>0</text:p>
          </table:table-cell>
          <table:table-cell office:value-type="float" office:value="0.1284157" calcext:value-type="float">
            <text:p>0.1284157</text:p>
          </table:table-cell>
          <table:table-cell office:value-type="float" office:value="0.2508872" calcext:value-type="float">
            <text:p>0.2508872</text:p>
          </table:table-cell>
          <table:table-cell office:value-type="float" office:value="0.259568" calcext:value-type="float">
            <text:p>0.259568</text:p>
          </table:table-cell>
          <table:table-cell office:value-type="float" office:value="0.2485034" calcext:value-type="float">
            <text:p>0.2485034</text:p>
          </table:table-cell>
          <table:table-cell office:value-type="float" office:value="0.2392752" calcext:value-type="float">
            <text:p>0.2392752</text:p>
          </table:table-cell>
          <table:table-cell office:value-type="float" office:value="0.219854" calcext:value-type="float">
            <text:p>0.219854</text:p>
          </table:table-cell>
          <table:table-cell office:value-type="float" office:value="0.267129" calcext:value-type="float">
            <text:p>0.267129</text:p>
          </table:table-cell>
          <table:table-cell office:value-type="float" office:value="0.3596066" calcext:value-type="float">
            <text:p>0.3596066</text:p>
          </table:table-cell>
          <table:table-cell office:value-type="float" office:value="0.3544483" calcext:value-type="float">
            <text:p>0.3544483</text:p>
          </table:table-cell>
          <table:table-cell office:value-type="float" office:value="0.3678019" calcext:value-type="float">
            <text:p>0.3678019</text:p>
          </table:table-cell>
          <table:table-cell office:value-type="float" office:value="0.3866183" calcext:value-type="float">
            <text:p>0.3866183</text:p>
          </table:table-cell>
          <table:table-cell office:value-type="float" office:value="0.4004339" calcext:value-type="float">
            <text:p>0.400433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592853E-016" calcext:value-type="float">
            <text:p>7.592853E-16</text:p>
          </table:table-cell>
          <table:table-cell office:value-type="float" office:value="7.188307E-016" calcext:value-type="float">
            <text:p>7.188307E-16</text:p>
          </table:table-cell>
          <table:table-cell office:value-type="float" office:value="2.461029E-016" calcext:value-type="float">
            <text:p>2.461029E-16</text:p>
          </table:table-cell>
          <table:table-cell office:value-type="float" office:value="2.162385E-023" calcext:value-type="float">
            <text:p>2.162385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25.78484" calcext:value-type="float">
            <text:p>-25.78484</text:p>
          </table:table-cell>
          <table:table-cell office:value-type="float" office:value="-0.1444176" calcext:value-type="float">
            <text:p>-0.1444176</text:p>
          </table:table-cell>
          <table:table-cell office:value-type="float" office:value="-0.1109203" calcext:value-type="float">
            <text:p>-0.1109203</text:p>
          </table:table-cell>
          <table:table-cell office:value-type="float" office:value="-0.1554869" calcext:value-type="float">
            <text:p>-0.1554869</text:p>
          </table:table-cell>
          <table:table-cell office:value-type="float" office:value="-0.208414" calcext:value-type="float">
            <text:p>-0.208414</text:p>
          </table:table-cell>
          <table:table-cell office:value-type="float" office:value="-0.1473335" calcext:value-type="float">
            <text:p>-0.1473335</text:p>
          </table:table-cell>
          <table:table-cell office:value-type="float" office:value="-0.03314403" calcext:value-type="float">
            <text:p>-0.03314403</text:p>
          </table:table-cell>
          <table:table-cell office:value-type="float" office:value="-0.02819082" calcext:value-type="float">
            <text:p>-0.02819082</text:p>
          </table:table-cell>
          <table:table-cell office:value-type="float" office:value="-0.02209113" calcext:value-type="float">
            <text:p>-0.02209113</text:p>
          </table:table-cell>
          <table:table-cell office:value-type="float" office:value="-0.01556535" calcext:value-type="float">
            <text:p>-0.01556535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27.40118" calcext:value-type="float">
            <text:p>-27.40118</text:p>
          </table:table-cell>
          <table:table-cell office:value-type="float" office:value="0.002067356" calcext:value-type="float">
            <text:p>0.002067356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238339" calcext:value-type="float">
            <text:p>-2.238339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092001" calcext:value-type="float">
            <text:p>22092001</text:p>
          </table:table-cell>
          <table:table-cell office:value-type="float" office:value="861.6598" calcext:value-type="float">
            <text:p>861.6598</text:p>
          </table:table-cell>
          <table:table-cell office:value-type="float" office:value="660.6689" calcext:value-type="float">
            <text:p>660.6689</text:p>
          </table:table-cell>
          <table:table-cell office:value-type="float" office:value="36.44848" calcext:value-type="float">
            <text:p>36.44848</text:p>
          </table:table-cell>
          <table:table-cell office:value-type="float" office:value="1065.223" calcext:value-type="float">
            <text:p>1065.223</text:p>
          </table:table-cell>
          <table:table-cell office:value-type="float" office:value="79.40228" calcext:value-type="float">
            <text:p>79.40228</text:p>
          </table:table-cell>
          <table:table-cell office:value-type="float" office:value="0" calcext:value-type="float">
            <text:p>0</text:p>
          </table:table-cell>
          <table:table-cell office:value-type="float" office:value="0.3023535" calcext:value-type="float">
            <text:p>0.3023535</text:p>
          </table:table-cell>
          <table:table-cell office:value-type="float" office:value="0.284043" calcext:value-type="float">
            <text:p>0.284043</text:p>
          </table:table-cell>
          <table:table-cell office:value-type="float" office:value="0.2590419" calcext:value-type="float">
            <text:p>0.2590419</text:p>
          </table:table-cell>
          <table:table-cell office:value-type="float" office:value="0.247832" calcext:value-type="float">
            <text:p>0.247832</text:p>
          </table:table-cell>
          <table:table-cell office:value-type="float" office:value="0.2424157" calcext:value-type="float">
            <text:p>0.2424157</text:p>
          </table:table-cell>
          <table:table-cell office:value-type="float" office:value="0.220584" calcext:value-type="float">
            <text:p>0.220584</text:p>
          </table:table-cell>
          <table:table-cell office:value-type="float" office:value="0.2664809" calcext:value-type="float">
            <text:p>0.2664809</text:p>
          </table:table-cell>
          <table:table-cell office:value-type="float" office:value="0.3593247" calcext:value-type="float">
            <text:p>0.3593247</text:p>
          </table:table-cell>
          <table:table-cell office:value-type="float" office:value="0.3542517" calcext:value-type="float">
            <text:p>0.3542517</text:p>
          </table:table-cell>
          <table:table-cell office:value-type="float" office:value="0.3677329" calcext:value-type="float">
            <text:p>0.3677329</text:p>
          </table:table-cell>
          <table:table-cell office:value-type="float" office:value="0.3865866" calcext:value-type="float">
            <text:p>0.3865866</text:p>
          </table:table-cell>
          <table:table-cell office:value-type="float" office:value="0.4004237" calcext:value-type="float">
            <text:p>0.400423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59371E-016" calcext:value-type="float">
            <text:p>7.59371E-16</text:p>
          </table:table-cell>
          <table:table-cell office:value-type="float" office:value="7.188183E-016" calcext:value-type="float">
            <text:p>7.188183E-16</text:p>
          </table:table-cell>
          <table:table-cell office:value-type="float" office:value="2.460989E-016" calcext:value-type="float">
            <text:p>2.460989E-16</text:p>
          </table:table-cell>
          <table:table-cell office:value-type="float" office:value="2.16235E-023" calcext:value-type="float">
            <text:p>2.16235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3302915" calcext:value-type="float">
            <text:p>-0.03302915</text:p>
          </table:table-cell>
          <table:table-cell office:value-type="float" office:value="-0.05550175" calcext:value-type="float">
            <text:p>-0.05550175</text:p>
          </table:table-cell>
          <table:table-cell office:value-type="float" office:value="-0.1131517" calcext:value-type="float">
            <text:p>-0.1131517</text:p>
          </table:table-cell>
          <table:table-cell office:value-type="float" office:value="-0.158854" calcext:value-type="float">
            <text:p>-0.158854</text:p>
          </table:table-cell>
          <table:table-cell office:value-type="float" office:value="-0.1884892" calcext:value-type="float">
            <text:p>-0.1884892</text:p>
          </table:table-cell>
          <table:table-cell office:value-type="float" office:value="-0.1436727" calcext:value-type="float">
            <text:p>-0.1436727</text:p>
          </table:table-cell>
          <table:table-cell office:value-type="float" office:value="-0.03372168" calcext:value-type="float">
            <text:p>-0.03372168</text:p>
          </table:table-cell>
          <table:table-cell office:value-type="float" office:value="-0.0286759" calcext:value-type="float">
            <text:p>-0.0286759</text:p>
          </table:table-cell>
          <table:table-cell office:value-type="float" office:value="-0.02229734" calcext:value-type="float">
            <text:p>-0.02229734</text:p>
          </table:table-cell>
          <table:table-cell office:value-type="float" office:value="-0.015616" calcext:value-type="float">
            <text:p>-0.015616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0.03020322" calcext:value-type="float">
            <text:p>-0.03020322</text:p>
          </table:table-cell>
          <table:table-cell office:value-type="float" office:value="0.002165128" calcext:value-type="float">
            <text:p>0.002165128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238536" calcext:value-type="float">
            <text:p>-2.23853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3092001" calcext:value-type="float">
            <text:p>23092001</text:p>
          </table:table-cell>
          <table:table-cell office:value-type="float" office:value="861.6598" calcext:value-type="float">
            <text:p>861.6598</text:p>
          </table:table-cell>
          <table:table-cell office:value-type="float" office:value="662.2061" calcext:value-type="float">
            <text:p>662.2061</text:p>
          </table:table-cell>
          <table:table-cell office:value-type="float" office:value="36.44848" calcext:value-type="float">
            <text:p>36.44848</text:p>
          </table:table-cell>
          <table:table-cell office:value-type="float" office:value="1063.776" calcext:value-type="float">
            <text:p>1063.776</text:p>
          </table:table-cell>
          <table:table-cell office:value-type="float" office:value="79.31094" calcext:value-type="float">
            <text:p>79.31094</text:p>
          </table:table-cell>
          <table:table-cell office:value-type="float" office:value="0" calcext:value-type="float">
            <text:p>0</text:p>
          </table:table-cell>
          <table:table-cell office:value-type="float" office:value="0.2168235" calcext:value-type="float">
            <text:p>0.2168235</text:p>
          </table:table-cell>
          <table:table-cell office:value-type="float" office:value="0.2705473" calcext:value-type="float">
            <text:p>0.2705473</text:p>
          </table:table-cell>
          <table:table-cell office:value-type="float" office:value="0.2606027" calcext:value-type="float">
            <text:p>0.2606027</text:p>
          </table:table-cell>
          <table:table-cell office:value-type="float" office:value="0.2489373" calcext:value-type="float">
            <text:p>0.2489373</text:p>
          </table:table-cell>
          <table:table-cell office:value-type="float" office:value="0.2452384" calcext:value-type="float">
            <text:p>0.2452384</text:p>
          </table:table-cell>
          <table:table-cell office:value-type="float" office:value="0.2217736" calcext:value-type="float">
            <text:p>0.2217736</text:p>
          </table:table-cell>
          <table:table-cell office:value-type="float" office:value="0.2655766" calcext:value-type="float">
            <text:p>0.2655766</text:p>
          </table:table-cell>
          <table:table-cell office:value-type="float" office:value="0.3590597" calcext:value-type="float">
            <text:p>0.3590597</text:p>
          </table:table-cell>
          <table:table-cell office:value-type="float" office:value="0.3540733" calcext:value-type="float">
            <text:p>0.3540733</text:p>
          </table:table-cell>
          <table:table-cell office:value-type="float" office:value="0.3676734" calcext:value-type="float">
            <text:p>0.3676734</text:p>
          </table:table-cell>
          <table:table-cell office:value-type="float" office:value="0.386567" calcext:value-type="float">
            <text:p>0.386567</text:p>
          </table:table-cell>
          <table:table-cell office:value-type="float" office:value="0.4004184" calcext:value-type="float">
            <text:p>0.4004184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7.594495E-016" calcext:value-type="float">
            <text:p>7.594495E-16</text:p>
          </table:table-cell>
          <table:table-cell office:value-type="float" office:value="7.188082E-016" calcext:value-type="float">
            <text:p>7.188082E-16</text:p>
          </table:table-cell>
          <table:table-cell office:value-type="float" office:value="2.460953E-016" calcext:value-type="float">
            <text:p>2.460953E-16</text:p>
          </table:table-cell>
          <table:table-cell office:value-type="float" office:value="2.162317E-023" calcext:value-type="float">
            <text:p>2.162317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4366392" calcext:value-type="float">
            <text:p>-0.4366392</text:p>
          </table:table-cell>
          <table:table-cell office:value-type="float" office:value="-0.08068202" calcext:value-type="float">
            <text:p>-0.08068202</text:p>
          </table:table-cell>
          <table:table-cell office:value-type="float" office:value="-0.1078681" calcext:value-type="float">
            <text:p>-0.1078681</text:p>
          </table:table-cell>
          <table:table-cell office:value-type="float" office:value="-0.153517" calcext:value-type="float">
            <text:p>-0.153517</text:p>
          </table:table-cell>
          <table:table-cell office:value-type="float" office:value="-0.1723382" calcext:value-type="float">
            <text:p>-0.1723382</text:p>
          </table:table-cell>
          <table:table-cell office:value-type="float" office:value="-0.1378767" calcext:value-type="float">
            <text:p>-0.1378767</text:p>
          </table:table-cell>
          <table:table-cell office:value-type="float" office:value="-0.03455028" calcext:value-type="float">
            <text:p>-0.03455028</text:p>
          </table:table-cell>
          <table:table-cell office:value-type="float" office:value="-0.02913598" calcext:value-type="float">
            <text:p>-0.02913598</text:p>
          </table:table-cell>
          <table:table-cell office:value-type="float" office:value="-0.02248442" calcext:value-type="float">
            <text:p>-0.02248442</text:p>
          </table:table-cell>
          <table:table-cell office:value-type="float" office:value="-0.01565907" calcext:value-type="float">
            <text:p>-0.01565907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0.6402278" calcext:value-type="float">
            <text:p>-0.6402278</text:p>
          </table:table-cell>
          <table:table-cell office:value-type="float" office:value="0.002225765" calcext:value-type="float">
            <text:p>0.002225765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238726" calcext:value-type="float">
            <text:p>-2.23872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4092001" calcext:value-type="float">
            <text:p>24092001</text:p>
          </table:table-cell>
          <table:table-cell office:value-type="float" office:value="861.6598" calcext:value-type="float">
            <text:p>861.6598</text:p>
          </table:table-cell>
          <table:table-cell office:value-type="float" office:value="664.0117" calcext:value-type="float">
            <text:p>664.0117</text:p>
          </table:table-cell>
          <table:table-cell office:value-type="float" office:value="36.44848" calcext:value-type="float">
            <text:p>36.44848</text:p>
          </table:table-cell>
          <table:table-cell office:value-type="float" office:value="1062.064" calcext:value-type="float">
            <text:p>1062.064</text:p>
          </table:table-cell>
          <table:table-cell office:value-type="float" office:value="79.21894" calcext:value-type="float">
            <text:p>79.21894</text:p>
          </table:table-cell>
          <table:table-cell office:value-type="float" office:value="0" calcext:value-type="float">
            <text:p>0</text:p>
          </table:table-cell>
          <table:table-cell office:value-type="float" office:value="0.160474" calcext:value-type="float">
            <text:p>0.160474</text:p>
          </table:table-cell>
          <table:table-cell office:value-type="float" office:value="0.2576829" calcext:value-type="float">
            <text:p>0.2576829</text:p>
          </table:table-cell>
          <table:table-cell office:value-type="float" office:value="0.2562293" calcext:value-type="float">
            <text:p>0.2562293</text:p>
          </table:table-cell>
          <table:table-cell office:value-type="float" office:value="0.2481217" calcext:value-type="float">
            <text:p>0.2481217</text:p>
          </table:table-cell>
          <table:table-cell office:value-type="float" office:value="0.2452513" calcext:value-type="float">
            <text:p>0.2452513</text:p>
          </table:table-cell>
          <table:table-cell office:value-type="float" office:value="0.2226837" calcext:value-type="float">
            <text:p>0.2226837</text:p>
          </table:table-cell>
          <table:table-cell office:value-type="float" office:value="0.2646557" calcext:value-type="float">
            <text:p>0.2646557</text:p>
          </table:table-cell>
          <table:table-cell office:value-type="float" office:value="0.3587048" calcext:value-type="float">
            <text:p>0.3587048</text:p>
          </table:table-cell>
          <table:table-cell office:value-type="float" office:value="0.3538059" calcext:value-type="float">
            <text:p>0.3538059</text:p>
          </table:table-cell>
          <table:table-cell office:value-type="float" office:value="0.3675676" calcext:value-type="float">
            <text:p>0.3675676</text:p>
          </table:table-cell>
          <table:table-cell office:value-type="float" office:value="0.3865068" calcext:value-type="float">
            <text:p>0.3865068</text:p>
          </table:table-cell>
          <table:table-cell office:value-type="float" office:value="0.4003921" calcext:value-type="float">
            <text:p>0.400392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595047E-016" calcext:value-type="float">
            <text:p>7.595047E-16</text:p>
          </table:table-cell>
          <table:table-cell office:value-type="float" office:value="7.188005E-016" calcext:value-type="float">
            <text:p>7.188005E-16</text:p>
          </table:table-cell>
          <table:table-cell office:value-type="float" office:value="2.460922E-016" calcext:value-type="float">
            <text:p>2.460922E-16</text:p>
          </table:table-cell>
          <table:table-cell office:value-type="float" office:value="2.162299E-023" calcext:value-type="float">
            <text:p>2.162299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.522188" calcext:value-type="float">
            <text:p>-4.522188</text:p>
          </table:table-cell>
          <table:table-cell office:value-type="float" office:value="-0.1174007" calcext:value-type="float">
            <text:p>-0.1174007</text:p>
          </table:table-cell>
          <table:table-cell office:value-type="float" office:value="-0.1227165" calcext:value-type="float">
            <text:p>-0.1227165</text:p>
          </table:table-cell>
          <table:table-cell office:value-type="float" office:value="-0.1573926" calcext:value-type="float">
            <text:p>-0.1573926</text:p>
          </table:table-cell>
          <table:table-cell office:value-type="float" office:value="-0.1722394" calcext:value-type="float">
            <text:p>-0.1722394</text:p>
          </table:table-cell>
          <table:table-cell office:value-type="float" office:value="-0.1336083" calcext:value-type="float">
            <text:p>-0.1336083</text:p>
          </table:table-cell>
          <table:table-cell office:value-type="float" office:value="-0.03541492" calcext:value-type="float">
            <text:p>-0.03541492</text:p>
          </table:table-cell>
          <table:table-cell office:value-type="float" office:value="-0.02976387" calcext:value-type="float">
            <text:p>-0.02976387</text:p>
          </table:table-cell>
          <table:table-cell office:value-type="float" office:value="-0.02276766" calcext:value-type="float">
            <text:p>-0.02276766</text:p>
          </table:table-cell>
          <table:table-cell office:value-type="float" office:value="-0.01573599" calcext:value-type="float">
            <text:p>-0.01573599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12.01666" calcext:value-type="float">
            <text:p>-12.01666</text:p>
          </table:table-cell>
          <table:table-cell office:value-type="float" office:value="0.002308725" calcext:value-type="float">
            <text:p>0.002308725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238908" calcext:value-type="float">
            <text:p>-2.23890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092001" calcext:value-type="float">
            <text:p>25092001</text:p>
          </table:table-cell>
          <table:table-cell office:value-type="float" office:value="861.6598" calcext:value-type="float">
            <text:p>861.6598</text:p>
          </table:table-cell>
          <table:table-cell office:value-type="float" office:value="665.7501" calcext:value-type="float">
            <text:p>665.7501</text:p>
          </table:table-cell>
          <table:table-cell office:value-type="float" office:value="36.44848" calcext:value-type="float">
            <text:p>36.44848</text:p>
          </table:table-cell>
          <table:table-cell office:value-type="float" office:value="1060.419" calcext:value-type="float">
            <text:p>1060.419</text:p>
          </table:table-cell>
          <table:table-cell office:value-type="float" office:value="79.12628" calcext:value-type="float">
            <text:p>79.12628</text:p>
          </table:table-cell>
          <table:table-cell office:value-type="float" office:value="0" calcext:value-type="float">
            <text:p>0</text:p>
          </table:table-cell>
          <table:table-cell office:value-type="float" office:value="0.1450851" calcext:value-type="float">
            <text:p>0.1450851</text:p>
          </table:table-cell>
          <table:table-cell office:value-type="float" office:value="0.2452635" calcext:value-type="float">
            <text:p>0.2452635</text:p>
          </table:table-cell>
          <table:table-cell office:value-type="float" office:value="0.2490139" calcext:value-type="float">
            <text:p>0.2490139</text:p>
          </table:table-cell>
          <table:table-cell office:value-type="float" office:value="0.2450446" calcext:value-type="float">
            <text:p>0.2450446</text:p>
          </table:table-cell>
          <table:table-cell office:value-type="float" office:value="0.243103" calcext:value-type="float">
            <text:p>0.243103</text:p>
          </table:table-cell>
          <table:table-cell office:value-type="float" office:value="0.2231865" calcext:value-type="float">
            <text:p>0.2231865</text:p>
          </table:table-cell>
          <table:table-cell office:value-type="float" office:value="0.2634817" calcext:value-type="float">
            <text:p>0.2634817</text:p>
          </table:table-cell>
          <table:table-cell office:value-type="float" office:value="0.3583236" calcext:value-type="float">
            <text:p>0.3583236</text:p>
          </table:table-cell>
          <table:table-cell office:value-type="float" office:value="0.35345" calcext:value-type="float">
            <text:p>0.35345</text:p>
          </table:table-cell>
          <table:table-cell office:value-type="float" office:value="0.3674113" calcext:value-type="float">
            <text:p>0.3674113</text:p>
          </table:table-cell>
          <table:table-cell office:value-type="float" office:value="0.3864048" calcext:value-type="float">
            <text:p>0.3864048</text:p>
          </table:table-cell>
          <table:table-cell office:value-type="float" office:value="0.4003426" calcext:value-type="float">
            <text:p>0.4003426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7.595577E-016" calcext:value-type="float">
            <text:p>7.595577E-16</text:p>
          </table:table-cell>
          <table:table-cell office:value-type="float" office:value="7.187945E-016" calcext:value-type="float">
            <text:p>7.187945E-16</text:p>
          </table:table-cell>
          <table:table-cell office:value-type="float" office:value="2.46089E-016" calcext:value-type="float">
            <text:p>2.46089E-16</text:p>
          </table:table-cell>
          <table:table-cell office:value-type="float" office:value="2.162279E-023" calcext:value-type="float">
            <text:p>2.162279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0.02302" calcext:value-type="float">
            <text:p>-10.02302</text:p>
          </table:table-cell>
          <table:table-cell office:value-type="float" office:value="-0.1718393" calcext:value-type="float">
            <text:p>-0.1718393</text:p>
          </table:table-cell>
          <table:table-cell office:value-type="float" office:value="-0.1528594" calcext:value-type="float">
            <text:p>-0.1528594</text:p>
          </table:table-cell>
          <table:table-cell office:value-type="float" office:value="-0.173156" calcext:value-type="float">
            <text:p>-0.173156</text:p>
          </table:table-cell>
          <table:table-cell office:value-type="float" office:value="-0.1842418" calcext:value-type="float">
            <text:p>-0.1842418</text:p>
          </table:table-cell>
          <table:table-cell office:value-type="float" office:value="-0.1313004" calcext:value-type="float">
            <text:p>-0.1313004</text:p>
          </table:table-cell>
          <table:table-cell office:value-type="float" office:value="-0.03655219" calcext:value-type="float">
            <text:p>-0.03655219</text:p>
          </table:table-cell>
          <table:table-cell office:value-type="float" office:value="-0.03045636" calcext:value-type="float">
            <text:p>-0.03045636</text:p>
          </table:table-cell>
          <table:table-cell office:value-type="float" office:value="-0.02315122" calcext:value-type="float">
            <text:p>-0.02315122</text:p>
          </table:table-cell>
          <table:table-cell office:value-type="float" office:value="-0.01585068" calcext:value-type="float">
            <text:p>-0.01585068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16.28495" calcext:value-type="float">
            <text:p>-16.28495</text:p>
          </table:table-cell>
          <table:table-cell office:value-type="float" office:value="0.002419054" calcext:value-type="float">
            <text:p>0.002419054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239132" calcext:value-type="float">
            <text:p>-2.23913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092001" calcext:value-type="float">
            <text:p>26092001</text:p>
          </table:table-cell>
          <table:table-cell office:value-type="float" office:value="861.6598" calcext:value-type="float">
            <text:p>861.6598</text:p>
          </table:table-cell>
          <table:table-cell office:value-type="float" office:value="667.7261" calcext:value-type="float">
            <text:p>667.7261</text:p>
          </table:table-cell>
          <table:table-cell office:value-type="float" office:value="36.44848" calcext:value-type="float">
            <text:p>36.44848</text:p>
          </table:table-cell>
          <table:table-cell office:value-type="float" office:value="1058.536" calcext:value-type="float">
            <text:p>1058.536</text:p>
          </table:table-cell>
          <table:table-cell office:value-type="float" office:value="79.03274" calcext:value-type="float">
            <text:p>79.03274</text:p>
          </table:table-cell>
          <table:table-cell office:value-type="float" office:value="0" calcext:value-type="float">
            <text:p>0</text:p>
          </table:table-cell>
          <table:table-cell office:value-type="float" office:value="0.1297098" calcext:value-type="float">
            <text:p>0.1297098</text:p>
          </table:table-cell>
          <table:table-cell office:value-type="float" office:value="0.2346466" calcext:value-type="float">
            <text:p>0.2346466</text:p>
          </table:table-cell>
          <table:table-cell office:value-type="float" office:value="0.2409725" calcext:value-type="float">
            <text:p>0.2409725</text:p>
          </table:table-cell>
          <table:table-cell office:value-type="float" office:value="0.2401014" calcext:value-type="float">
            <text:p>0.2401014</text:p>
          </table:table-cell>
          <table:table-cell office:value-type="float" office:value="0.2391784" calcext:value-type="float">
            <text:p>0.2391784</text:p>
          </table:table-cell>
          <table:table-cell office:value-type="float" office:value="0.2232103" calcext:value-type="float">
            <text:p>0.2232103</text:p>
          </table:table-cell>
          <table:table-cell office:value-type="float" office:value="0.2622412" calcext:value-type="float">
            <text:p>0.2622412</text:p>
          </table:table-cell>
          <table:table-cell office:value-type="float" office:value="0.3578733" calcext:value-type="float">
            <text:p>0.3578733</text:p>
          </table:table-cell>
          <table:table-cell office:value-type="float" office:value="0.3530228" calcext:value-type="float">
            <text:p>0.3530228</text:p>
          </table:table-cell>
          <table:table-cell office:value-type="float" office:value="0.36721" calcext:value-type="float">
            <text:p>0.36721</text:p>
          </table:table-cell>
          <table:table-cell office:value-type="float" office:value="0.386269" calcext:value-type="float">
            <text:p>0.386269</text:p>
          </table:table-cell>
          <table:table-cell office:value-type="float" office:value="0.4002758" calcext:value-type="float">
            <text:p>0.400275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596092E-016" calcext:value-type="float">
            <text:p>7.596092E-16</text:p>
          </table:table-cell>
          <table:table-cell office:value-type="float" office:value="7.187876E-016" calcext:value-type="float">
            <text:p>7.187876E-16</text:p>
          </table:table-cell>
          <table:table-cell office:value-type="float" office:value="2.460861E-016" calcext:value-type="float">
            <text:p>2.460861E-16</text:p>
          </table:table-cell>
          <table:table-cell office:value-type="float" office:value="2.162261E-023" calcext:value-type="float">
            <text:p>2.162261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23.82181" calcext:value-type="float">
            <text:p>-23.82181</text:p>
          </table:table-cell>
          <table:table-cell office:value-type="float" office:value="-0.2419552" calcext:value-type="float">
            <text:p>-0.2419552</text:p>
          </table:table-cell>
          <table:table-cell office:value-type="float" office:value="-0.1968539" calcext:value-type="float">
            <text:p>-0.1968539</text:p>
          </table:table-cell>
          <table:table-cell office:value-type="float" office:value="-0.2025459" calcext:value-type="float">
            <text:p>-0.2025459</text:p>
          </table:table-cell>
          <table:table-cell office:value-type="float" office:value="-0.2088261" calcext:value-type="float">
            <text:p>-0.2088261</text:p>
          </table:table-cell>
          <table:table-cell office:value-type="float" office:value="-0.1311775" calcext:value-type="float">
            <text:p>-0.1311775</text:p>
          </table:table-cell>
          <table:table-cell office:value-type="float" office:value="-0.03780277" calcext:value-type="float">
            <text:p>-0.03780277</text:p>
          </table:table-cell>
          <table:table-cell office:value-type="float" office:value="-0.03129487" calcext:value-type="float">
            <text:p>-0.03129487</text:p>
          </table:table-cell>
          <table:table-cell office:value-type="float" office:value="-0.02362123" calcext:value-type="float">
            <text:p>-0.02362123</text:p>
          </table:table-cell>
          <table:table-cell office:value-type="float" office:value="-0.01599978" calcext:value-type="float">
            <text:p>-0.01599978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25.26194" calcext:value-type="float">
            <text:p>-25.26194</text:p>
          </table:table-cell>
          <table:table-cell office:value-type="float" office:value="0.002589396" calcext:value-type="float">
            <text:p>0.002589396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239418" calcext:value-type="float">
            <text:p>-2.23941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092001" calcext:value-type="float">
            <text:p>27092001</text:p>
          </table:table-cell>
          <table:table-cell office:value-type="float" office:value="861.6598" calcext:value-type="float">
            <text:p>861.6598</text:p>
          </table:table-cell>
          <table:table-cell office:value-type="float" office:value="669.6789" calcext:value-type="float">
            <text:p>669.6789</text:p>
          </table:table-cell>
          <table:table-cell office:value-type="float" office:value="36.44848" calcext:value-type="float">
            <text:p>36.44848</text:p>
          </table:table-cell>
          <table:table-cell office:value-type="float" office:value="1056.679" calcext:value-type="float">
            <text:p>1056.679</text:p>
          </table:table-cell>
          <table:table-cell office:value-type="float" office:value="78.93799" calcext:value-type="float">
            <text:p>78.93799</text:p>
          </table:table-cell>
          <table:table-cell office:value-type="float" office:value="0" calcext:value-type="float">
            <text:p>0</text:p>
          </table:table-cell>
          <table:table-cell office:value-type="float" office:value="0.1236184" calcext:value-type="float">
            <text:p>0.1236184</text:p>
          </table:table-cell>
          <table:table-cell office:value-type="float" office:value="0.2259555" calcext:value-type="float">
            <text:p>0.2259555</text:p>
          </table:table-cell>
          <table:table-cell office:value-type="float" office:value="0.2334518" calcext:value-type="float">
            <text:p>0.2334518</text:p>
          </table:table-cell>
          <table:table-cell office:value-type="float" office:value="0.2344374" calcext:value-type="float">
            <text:p>0.2344374</text:p>
          </table:table-cell>
          <table:table-cell office:value-type="float" office:value="0.2345856" calcext:value-type="float">
            <text:p>0.2345856</text:p>
          </table:table-cell>
          <table:table-cell office:value-type="float" office:value="0.2228047" calcext:value-type="float">
            <text:p>0.2228047</text:p>
          </table:table-cell>
          <table:table-cell office:value-type="float" office:value="0.2609717" calcext:value-type="float">
            <text:p>0.2609717</text:p>
          </table:table-cell>
          <table:table-cell office:value-type="float" office:value="0.3573604" calcext:value-type="float">
            <text:p>0.3573604</text:p>
          </table:table-cell>
          <table:table-cell office:value-type="float" office:value="0.3525313" calcext:value-type="float">
            <text:p>0.3525313</text:p>
          </table:table-cell>
          <table:table-cell office:value-type="float" office:value="0.3669686" calcext:value-type="float">
            <text:p>0.3669686</text:p>
          </table:table-cell>
          <table:table-cell office:value-type="float" office:value="0.3861054" calcext:value-type="float">
            <text:p>0.3861054</text:p>
          </table:table-cell>
          <table:table-cell office:value-type="float" office:value="0.4001963" calcext:value-type="float">
            <text:p>0.400196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596678E-016" calcext:value-type="float">
            <text:p>7.596678E-16</text:p>
          </table:table-cell>
          <table:table-cell office:value-type="float" office:value="7.187805E-016" calcext:value-type="float">
            <text:p>7.187805E-16</text:p>
          </table:table-cell>
          <table:table-cell office:value-type="float" office:value="2.460831E-016" calcext:value-type="float">
            <text:p>2.460831E-16</text:p>
          </table:table-cell>
          <table:table-cell office:value-type="float" office:value="2.162241E-023" calcext:value-type="float">
            <text:p>2.162241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34.42133" calcext:value-type="float">
            <text:p>-34.42133</text:p>
          </table:table-cell>
          <table:table-cell office:value-type="float" office:value="-0.3235721" calcext:value-type="float">
            <text:p>-0.3235721</text:p>
          </table:table-cell>
          <table:table-cell office:value-type="float" office:value="-0.2514288" calcext:value-type="float">
            <text:p>-0.2514288</text:p>
          </table:table-cell>
          <table:table-cell office:value-type="float" office:value="-0.2434488" calcext:value-type="float">
            <text:p>-0.2434488</text:p>
          </table:table-cell>
          <table:table-cell office:value-type="float" office:value="-0.2425462" calcext:value-type="float">
            <text:p>-0.2425462</text:p>
          </table:table-cell>
          <table:table-cell office:value-type="float" office:value="-0.1329965" calcext:value-type="float">
            <text:p>-0.1329965</text:p>
          </table:table-cell>
          <table:table-cell office:value-type="float" office:value="-0.03913262" calcext:value-type="float">
            <text:p>-0.03913262</text:p>
          </table:table-cell>
          <table:table-cell office:value-type="float" office:value="-0.03227996" calcext:value-type="float">
            <text:p>-0.03227996</text:p>
          </table:table-cell>
          <table:table-cell office:value-type="float" office:value="-0.02417453" calcext:value-type="float">
            <text:p>-0.02417453</text:p>
          </table:table-cell>
          <table:table-cell office:value-type="float" office:value="-0.01618063" calcext:value-type="float">
            <text:p>-0.01618063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33.23809" calcext:value-type="float">
            <text:p>-33.23809</text:p>
          </table:table-cell>
          <table:table-cell office:value-type="float" office:value="0.002832698" calcext:value-type="float">
            <text:p>0.002832698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239791" calcext:value-type="float">
            <text:p>-2.23979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8092001" calcext:value-type="float">
            <text:p>28092001</text:p>
          </table:table-cell>
          <table:table-cell office:value-type="float" office:value="861.6598" calcext:value-type="float">
            <text:p>861.6598</text:p>
          </table:table-cell>
          <table:table-cell office:value-type="float" office:value="671.4055" calcext:value-type="float">
            <text:p>671.4055</text:p>
          </table:table-cell>
          <table:table-cell office:value-type="float" office:value="36.44848" calcext:value-type="float">
            <text:p>36.44848</text:p>
          </table:table-cell>
          <table:table-cell office:value-type="float" office:value="1055.049" calcext:value-type="float">
            <text:p>1055.049</text:p>
          </table:table-cell>
          <table:table-cell office:value-type="float" office:value="78.84177" calcext:value-type="float">
            <text:p>78.84177</text:p>
          </table:table-cell>
          <table:table-cell office:value-type="float" office:value="0" calcext:value-type="float">
            <text:p>0</text:p>
          </table:table-cell>
          <table:table-cell office:value-type="float" office:value="0.1176192" calcext:value-type="float">
            <text:p>0.1176192</text:p>
          </table:table-cell>
          <table:table-cell office:value-type="float" office:value="0.2201231" calcext:value-type="float">
            <text:p>0.2201231</text:p>
          </table:table-cell>
          <table:table-cell office:value-type="float" office:value="0.2276635" calcext:value-type="float">
            <text:p>0.2276635</text:p>
          </table:table-cell>
          <table:table-cell office:value-type="float" office:value="0.2296141" calcext:value-type="float">
            <text:p>0.2296141</text:p>
          </table:table-cell>
          <table:table-cell office:value-type="float" office:value="0.2310036" calcext:value-type="float">
            <text:p>0.2310036</text:p>
          </table:table-cell>
          <table:table-cell office:value-type="float" office:value="0.2221236" calcext:value-type="float">
            <text:p>0.2221236</text:p>
          </table:table-cell>
          <table:table-cell office:value-type="float" office:value="0.2596376" calcext:value-type="float">
            <text:p>0.2596376</text:p>
          </table:table-cell>
          <table:table-cell office:value-type="float" office:value="0.3568576" calcext:value-type="float">
            <text:p>0.3568576</text:p>
          </table:table-cell>
          <table:table-cell office:value-type="float" office:value="0.3520112" calcext:value-type="float">
            <text:p>0.3520112</text:p>
          </table:table-cell>
          <table:table-cell office:value-type="float" office:value="0.3667033" calcext:value-type="float">
            <text:p>0.3667033</text:p>
          </table:table-cell>
          <table:table-cell office:value-type="float" office:value="0.3859304" calcext:value-type="float">
            <text:p>0.3859304</text:p>
          </table:table-cell>
          <table:table-cell office:value-type="float" office:value="0.4001112" calcext:value-type="float">
            <text:p>0.400111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597351E-016" calcext:value-type="float">
            <text:p>7.597351E-16</text:p>
          </table:table-cell>
          <table:table-cell office:value-type="float" office:value="7.187718E-016" calcext:value-type="float">
            <text:p>7.187718E-16</text:p>
          </table:table-cell>
          <table:table-cell office:value-type="float" office:value="2.460799E-016" calcext:value-type="float">
            <text:p>2.460799E-16</text:p>
          </table:table-cell>
          <table:table-cell office:value-type="float" office:value="2.162218E-023" calcext:value-type="float">
            <text:p>2.162218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50.8551" calcext:value-type="float">
            <text:p>-50.8551</text:p>
          </table:table-cell>
          <table:table-cell office:value-type="float" office:value="-0.3958107" calcext:value-type="float">
            <text:p>-0.3958107</text:p>
          </table:table-cell>
          <table:table-cell office:value-type="float" office:value="-0.3051501" calcext:value-type="float">
            <text:p>-0.3051501</text:p>
          </table:table-cell>
          <table:table-cell office:value-type="float" office:value="-0.2858022" calcext:value-type="float">
            <text:p>-0.2858022</text:p>
          </table:table-cell>
          <table:table-cell office:value-type="float" office:value="-0.273135" calcext:value-type="float">
            <text:p>-0.273135</text:p>
          </table:table-cell>
          <table:table-cell office:value-type="float" office:value="-0.1361462" calcext:value-type="float">
            <text:p>-0.1361462</text:p>
          </table:table-cell>
          <table:table-cell office:value-type="float" office:value="-0.04058523" calcext:value-type="float">
            <text:p>-0.04058523</text:p>
          </table:table-cell>
          <table:table-cell office:value-type="float" office:value="-0.03311284" calcext:value-type="float">
            <text:p>-0.03311284</text:p>
          </table:table-cell>
          <table:table-cell office:value-type="float" office:value="-0.02477535" calcext:value-type="float">
            <text:p>-0.02477535</text:p>
          </table:table-cell>
          <table:table-cell office:value-type="float" office:value="-0.01638198" calcext:value-type="float">
            <text:p>-0.01638198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36.90542" calcext:value-type="float">
            <text:p>-36.90542</text:p>
          </table:table-cell>
          <table:table-cell office:value-type="float" office:value="0.003084568" calcext:value-type="float">
            <text:p>0.003084568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240244" calcext:value-type="float">
            <text:p>-2.24024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9092001" calcext:value-type="float">
            <text:p>29092001</text:p>
          </table:table-cell>
          <table:table-cell office:value-type="float" office:value="861.6598" calcext:value-type="float">
            <text:p>861.6598</text:p>
          </table:table-cell>
          <table:table-cell office:value-type="float" office:value="672.6442" calcext:value-type="float">
            <text:p>672.6442</text:p>
          </table:table-cell>
          <table:table-cell office:value-type="float" office:value="36.44848" calcext:value-type="float">
            <text:p>36.44848</text:p>
          </table:table-cell>
          <table:table-cell office:value-type="float" office:value="1053.907" calcext:value-type="float">
            <text:p>1053.907</text:p>
          </table:table-cell>
          <table:table-cell office:value-type="float" office:value="78.7438" calcext:value-type="float">
            <text:p>78.7438</text:p>
          </table:table-cell>
          <table:table-cell office:value-type="float" office:value="0" calcext:value-type="float">
            <text:p>0</text:p>
          </table:table-cell>
          <table:table-cell office:value-type="float" office:value="0.1200612" calcext:value-type="float">
            <text:p>0.1200612</text:p>
          </table:table-cell>
          <table:table-cell office:value-type="float" office:value="0.2177484" calcext:value-type="float">
            <text:p>0.2177484</text:p>
          </table:table-cell>
          <table:table-cell office:value-type="float" office:value="0.2240942" calcext:value-type="float">
            <text:p>0.2240942</text:p>
          </table:table-cell>
          <table:table-cell office:value-type="float" office:value="0.226496" calcext:value-type="float">
            <text:p>0.226496</text:p>
          </table:table-cell>
          <table:table-cell office:value-type="float" office:value="0.2291646" calcext:value-type="float">
            <text:p>0.2291646</text:p>
          </table:table-cell>
          <table:table-cell office:value-type="float" office:value="0.2214158" calcext:value-type="float">
            <text:p>0.2214158</text:p>
          </table:table-cell>
          <table:table-cell office:value-type="float" office:value="0.2584114" calcext:value-type="float">
            <text:p>0.2584114</text:p>
          </table:table-cell>
          <table:table-cell office:value-type="float" office:value="0.3563111" calcext:value-type="float">
            <text:p>0.3563111</text:p>
          </table:table-cell>
          <table:table-cell office:value-type="float" office:value="0.3515352" calcext:value-type="float">
            <text:p>0.3515352</text:p>
          </table:table-cell>
          <table:table-cell office:value-type="float" office:value="0.3664478" calcext:value-type="float">
            <text:p>0.3664478</text:p>
          </table:table-cell>
          <table:table-cell office:value-type="float" office:value="0.3857589" calcext:value-type="float">
            <text:p>0.3857589</text:p>
          </table:table-cell>
          <table:table-cell office:value-type="float" office:value="0.4000294" calcext:value-type="float">
            <text:p>0.400029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597995E-016" calcext:value-type="float">
            <text:p>7.597995E-16</text:p>
          </table:table-cell>
          <table:table-cell office:value-type="float" office:value="7.187639E-016" calcext:value-type="float">
            <text:p>7.187639E-16</text:p>
          </table:table-cell>
          <table:table-cell office:value-type="float" office:value="2.460767E-016" calcext:value-type="float">
            <text:p>2.460767E-16</text:p>
          </table:table-cell>
          <table:table-cell office:value-type="float" office:value="2.162195E-023" calcext:value-type="float">
            <text:p>2.162195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3.16179" calcext:value-type="float">
            <text:p>-43.16179</text:p>
          </table:table-cell>
          <table:table-cell office:value-type="float" office:value="-0.4303041" calcext:value-type="float">
            <text:p>-0.4303041</text:p>
          </table:table-cell>
          <table:table-cell office:value-type="float" office:value="-0.3446465" calcext:value-type="float">
            <text:p>-0.3446465</text:p>
          </table:table-cell>
          <table:table-cell office:value-type="float" office:value="-0.3175436" calcext:value-type="float">
            <text:p>-0.3175436</text:p>
          </table:table-cell>
          <table:table-cell office:value-type="float" office:value="-0.290492" calcext:value-type="float">
            <text:p>-0.290492</text:p>
          </table:table-cell>
          <table:table-cell office:value-type="float" office:value="-0.1395065" calcext:value-type="float">
            <text:p>-0.1395065</text:p>
          </table:table-cell>
          <table:table-cell office:value-type="float" office:value="-0.04197999" calcext:value-type="float">
            <text:p>-0.04197999</text:p>
          </table:table-cell>
          <table:table-cell office:value-type="float" office:value="-0.03355867" calcext:value-type="float">
            <text:p>-0.03355867</text:p>
          </table:table-cell>
          <table:table-cell office:value-type="float" office:value="-0.0253397" calcext:value-type="float">
            <text:p>-0.0253397</text:p>
          </table:table-cell>
          <table:table-cell office:value-type="float" office:value="-0.01657879" calcext:value-type="float">
            <text:p>-0.01657879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29.2716" calcext:value-type="float">
            <text:p>-29.2716</text:p>
          </table:table-cell>
          <table:table-cell office:value-type="float" office:value="0.003303586" calcext:value-type="float">
            <text:p>0.003303586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240777" calcext:value-type="float">
            <text:p>-2.24077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0092001" calcext:value-type="float">
            <text:p>30092001</text:p>
          </table:table-cell>
          <table:table-cell office:value-type="float" office:value="861.6598" calcext:value-type="float">
            <text:p>861.6598</text:p>
          </table:table-cell>
          <table:table-cell office:value-type="float" office:value="674.0627" calcext:value-type="float">
            <text:p>674.0627</text:p>
          </table:table-cell>
          <table:table-cell office:value-type="float" office:value="36.44848" calcext:value-type="float">
            <text:p>36.44848</text:p>
          </table:table-cell>
          <table:table-cell office:value-type="float" office:value="1052.589" calcext:value-type="float">
            <text:p>1052.589</text:p>
          </table:table-cell>
          <table:table-cell office:value-type="float" office:value="78.64383" calcext:value-type="float">
            <text:p>78.64383</text:p>
          </table:table-cell>
          <table:table-cell office:value-type="float" office:value="0" calcext:value-type="float">
            <text:p>0</text:p>
          </table:table-cell>
          <table:table-cell office:value-type="float" office:value="0.1190676" calcext:value-type="float">
            <text:p>0.1190676</text:p>
          </table:table-cell>
          <table:table-cell office:value-type="float" office:value="0.2147974" calcext:value-type="float">
            <text:p>0.2147974</text:p>
          </table:table-cell>
          <table:table-cell office:value-type="float" office:value="0.2205581" calcext:value-type="float">
            <text:p>0.2205581</text:p>
          </table:table-cell>
          <table:table-cell office:value-type="float" office:value="0.2232372" calcext:value-type="float">
            <text:p>0.2232372</text:p>
          </table:table-cell>
          <table:table-cell office:value-type="float" office:value="0.2264409" calcext:value-type="float">
            <text:p>0.2264409</text:p>
          </table:table-cell>
          <table:table-cell office:value-type="float" office:value="0.2205941" calcext:value-type="float">
            <text:p>0.2205941</text:p>
          </table:table-cell>
          <table:table-cell office:value-type="float" office:value="0.2572859" calcext:value-type="float">
            <text:p>0.2572859</text:p>
          </table:table-cell>
          <table:table-cell office:value-type="float" office:value="0.3555554" calcext:value-type="float">
            <text:p>0.3555554</text:p>
          </table:table-cell>
          <table:table-cell office:value-type="float" office:value="0.3510575" calcext:value-type="float">
            <text:p>0.3510575</text:p>
          </table:table-cell>
          <table:table-cell office:value-type="float" office:value="0.3661996" calcext:value-type="float">
            <text:p>0.3661996</text:p>
          </table:table-cell>
          <table:table-cell office:value-type="float" office:value="0.3855699" calcext:value-type="float">
            <text:p>0.3855699</text:p>
          </table:table-cell>
          <table:table-cell office:value-type="float" office:value="0.399938" calcext:value-type="float">
            <text:p>0.399938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7.598611E-016" calcext:value-type="float">
            <text:p>7.598611E-16</text:p>
          </table:table-cell>
          <table:table-cell office:value-type="float" office:value="7.187561E-016" calcext:value-type="float">
            <text:p>7.187561E-16</text:p>
          </table:table-cell>
          <table:table-cell office:value-type="float" office:value="2.460735E-016" calcext:value-type="float">
            <text:p>2.460735E-16</text:p>
          </table:table-cell>
          <table:table-cell office:value-type="float" office:value="2.162174E-023" calcext:value-type="float">
            <text:p>2.162174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5.76762" calcext:value-type="float">
            <text:p>-45.76762</text:p>
          </table:table-cell>
          <table:table-cell office:value-type="float" office:value="-0.4779532" calcext:value-type="float">
            <text:p>-0.4779532</text:p>
          </table:table-cell>
          <table:table-cell office:value-type="float" office:value="-0.3895764" calcext:value-type="float">
            <text:p>-0.3895764</text:p>
          </table:table-cell>
          <table:table-cell office:value-type="float" office:value="-0.355036" calcext:value-type="float">
            <text:p>-0.355036</text:p>
          </table:table-cell>
          <table:table-cell office:value-type="float" office:value="-0.3184504" calcext:value-type="float">
            <text:p>-0.3184504</text:p>
          </table:table-cell>
          <table:table-cell office:value-type="float" office:value="-0.1435352" calcext:value-type="float">
            <text:p>-0.1435352</text:p>
          </table:table-cell>
          <table:table-cell office:value-type="float" office:value="-0.04330675" calcext:value-type="float">
            <text:p>-0.04330675</text:p>
          </table:table-cell>
          <table:table-cell office:value-type="float" office:value="-0.03418824" calcext:value-type="float">
            <text:p>-0.03418824</text:p>
          </table:table-cell>
          <table:table-cell office:value-type="float" office:value="-0.02591906" calcext:value-type="float">
            <text:p>-0.02591906</text:p>
          </table:table-cell>
          <table:table-cell office:value-type="float" office:value="-0.01677192" calcext:value-type="float">
            <text:p>-0.01677192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39.13589" calcext:value-type="float">
            <text:p>-39.13589</text:p>
          </table:table-cell>
          <table:table-cell office:value-type="float" office:value="0.003601171" calcext:value-type="float">
            <text:p>0.003601171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241378" calcext:value-type="float">
            <text:p>-2.24137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02001" calcext:value-type="float">
            <text:p>1102001</text:p>
          </table:table-cell>
          <table:table-cell office:value-type="float" office:value="861.6598" calcext:value-type="float">
            <text:p>861.6598</text:p>
          </table:table-cell>
          <table:table-cell office:value-type="float" office:value="675.5206" calcext:value-type="float">
            <text:p>675.5206</text:p>
          </table:table-cell>
          <table:table-cell office:value-type="float" office:value="36.44848" calcext:value-type="float">
            <text:p>36.44848</text:p>
          </table:table-cell>
          <table:table-cell office:value-type="float" office:value="1051.233" calcext:value-type="float">
            <text:p>1051.233</text:p>
          </table:table-cell>
          <table:table-cell office:value-type="float" office:value="78.54159" calcext:value-type="float">
            <text:p>78.54159</text:p>
          </table:table-cell>
          <table:table-cell office:value-type="float" office:value="0" calcext:value-type="float">
            <text:p>0</text:p>
          </table:table-cell>
          <table:table-cell office:value-type="float" office:value="0.1143505" calcext:value-type="float">
            <text:p>0.1143505</text:p>
          </table:table-cell>
          <table:table-cell office:value-type="float" office:value="0.2120463" calcext:value-type="float">
            <text:p>0.2120463</text:p>
          </table:table-cell>
          <table:table-cell office:value-type="float" office:value="0.2172757" calcext:value-type="float">
            <text:p>0.2172757</text:p>
          </table:table-cell>
          <table:table-cell office:value-type="float" office:value="0.2200823" calcext:value-type="float">
            <text:p>0.2200823</text:p>
          </table:table-cell>
          <table:table-cell office:value-type="float" office:value="0.2235623" calcext:value-type="float">
            <text:p>0.2235623</text:p>
          </table:table-cell>
          <table:table-cell office:value-type="float" office:value="0.2195343" calcext:value-type="float">
            <text:p>0.2195343</text:p>
          </table:table-cell>
          <table:table-cell office:value-type="float" office:value="0.256391" calcext:value-type="float">
            <text:p>0.256391</text:p>
          </table:table-cell>
          <table:table-cell office:value-type="float" office:value="0.3547381" calcext:value-type="float">
            <text:p>0.3547381</text:p>
          </table:table-cell>
          <table:table-cell office:value-type="float" office:value="0.3505868" calcext:value-type="float">
            <text:p>0.3505868</text:p>
          </table:table-cell>
          <table:table-cell office:value-type="float" office:value="0.3659276" calcext:value-type="float">
            <text:p>0.3659276</text:p>
          </table:table-cell>
          <table:table-cell office:value-type="float" office:value="0.3853689" calcext:value-type="float">
            <text:p>0.3853689</text:p>
          </table:table-cell>
          <table:table-cell office:value-type="float" office:value="0.3998395" calcext:value-type="float">
            <text:p>0.399839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599321E-016" calcext:value-type="float">
            <text:p>7.599321E-16</text:p>
          </table:table-cell>
          <table:table-cell office:value-type="float" office:value="7.187454E-016" calcext:value-type="float">
            <text:p>7.187454E-16</text:p>
          </table:table-cell>
          <table:table-cell office:value-type="float" office:value="2.460701E-016" calcext:value-type="float">
            <text:p>2.460701E-16</text:p>
          </table:table-cell>
          <table:table-cell office:value-type="float" office:value="2.162148E-023" calcext:value-type="float">
            <text:p>2.162148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62.48892" calcext:value-type="float">
            <text:p>-62.48892</text:p>
          </table:table-cell>
          <table:table-cell office:value-type="float" office:value="-0.5278906" calcext:value-type="float">
            <text:p>-0.5278906</text:p>
          </table:table-cell>
          <table:table-cell office:value-type="float" office:value="-0.4372712" calcext:value-type="float">
            <text:p>-0.4372712</text:p>
          </table:table-cell>
          <table:table-cell office:value-type="float" office:value="-0.3961683" calcext:value-type="float">
            <text:p>-0.3961683</text:p>
          </table:table-cell>
          <table:table-cell office:value-type="float" office:value="-0.3514951" calcext:value-type="float">
            <text:p>-0.3514951</text:p>
          </table:table-cell>
          <table:table-cell office:value-type="float" office:value="-0.1489038" calcext:value-type="float">
            <text:p>-0.1489038</text:p>
          </table:table-cell>
          <table:table-cell office:value-type="float" office:value="-0.04440074" calcext:value-type="float">
            <text:p>-0.04440074</text:p>
          </table:table-cell>
          <table:table-cell office:value-type="float" office:value="-0.03488504" calcext:value-type="float">
            <text:p>-0.03488504</text:p>
          </table:table-cell>
          <table:table-cell office:value-type="float" office:value="-0.02650452" calcext:value-type="float">
            <text:p>-0.02650452</text:p>
          </table:table-cell>
          <table:table-cell office:value-type="float" office:value="-0.01698645" calcext:value-type="float">
            <text:p>-0.01698645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49.26611" calcext:value-type="float">
            <text:p>-49.26611</text:p>
          </table:table-cell>
          <table:table-cell office:value-type="float" office:value="0.003855916" calcext:value-type="float">
            <text:p>0.003855916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24206" calcext:value-type="float">
            <text:p>-2.2420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102001" calcext:value-type="float">
            <text:p>2102001</text:p>
          </table:table-cell>
          <table:table-cell office:value-type="float" office:value="861.6598" calcext:value-type="float">
            <text:p>861.6598</text:p>
          </table:table-cell>
          <table:table-cell office:value-type="float" office:value="676.8483" calcext:value-type="float">
            <text:p>676.8483</text:p>
          </table:table-cell>
          <table:table-cell office:value-type="float" office:value="36.44848" calcext:value-type="float">
            <text:p>36.44848</text:p>
          </table:table-cell>
          <table:table-cell office:value-type="float" office:value="1049.982" calcext:value-type="float">
            <text:p>1049.982</text:p>
          </table:table-cell>
          <table:table-cell office:value-type="float" office:value="78.46565" calcext:value-type="float">
            <text:p>78.46565</text:p>
          </table:table-cell>
          <table:table-cell office:value-type="float" office:value="0" calcext:value-type="float">
            <text:p>0</text:p>
          </table:table-cell>
          <table:table-cell office:value-type="float" office:value="0.106309" calcext:value-type="float">
            <text:p>0.106309</text:p>
          </table:table-cell>
          <table:table-cell office:value-type="float" office:value="0.2105579" calcext:value-type="float">
            <text:p>0.2105579</text:p>
          </table:table-cell>
          <table:table-cell office:value-type="float" office:value="0.2148972" calcext:value-type="float">
            <text:p>0.2148972</text:p>
          </table:table-cell>
          <table:table-cell office:value-type="float" office:value="0.2176484" calcext:value-type="float">
            <text:p>0.2176484</text:p>
          </table:table-cell>
          <table:table-cell office:value-type="float" office:value="0.2215092" calcext:value-type="float">
            <text:p>0.2215092</text:p>
          </table:table-cell>
          <table:table-cell office:value-type="float" office:value="0.2183906" calcext:value-type="float">
            <text:p>0.2183906</text:p>
          </table:table-cell>
          <table:table-cell office:value-type="float" office:value="0.2556979" calcext:value-type="float">
            <text:p>0.2556979</text:p>
          </table:table-cell>
          <table:table-cell office:value-type="float" office:value="0.3539233" calcext:value-type="float">
            <text:p>0.3539233</text:p>
          </table:table-cell>
          <table:table-cell office:value-type="float" office:value="0.3501367" calcext:value-type="float">
            <text:p>0.3501367</text:p>
          </table:table-cell>
          <table:table-cell office:value-type="float" office:value="0.3656513" calcext:value-type="float">
            <text:p>0.3656513</text:p>
          </table:table-cell>
          <table:table-cell office:value-type="float" office:value="0.3851689" calcext:value-type="float">
            <text:p>0.3851689</text:p>
          </table:table-cell>
          <table:table-cell office:value-type="float" office:value="0.3997401" calcext:value-type="float">
            <text:p>0.399740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600107E-016" calcext:value-type="float">
            <text:p>7.600107E-16</text:p>
          </table:table-cell>
          <table:table-cell office:value-type="float" office:value="7.187339E-016" calcext:value-type="float">
            <text:p>7.187339E-16</text:p>
          </table:table-cell>
          <table:table-cell office:value-type="float" office:value="2.460664E-016" calcext:value-type="float">
            <text:p>2.460664E-16</text:p>
          </table:table-cell>
          <table:table-cell office:value-type="float" office:value="2.162117E-023" calcext:value-type="float">
            <text:p>2.162117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09.8791" calcext:value-type="float">
            <text:p>-109.8791</text:p>
          </table:table-cell>
          <table:table-cell office:value-type="float" office:value="-0.5573351" calcext:value-type="float">
            <text:p>-0.5573351</text:p>
          </table:table-cell>
          <table:table-cell office:value-type="float" office:value="-0.4759781" calcext:value-type="float">
            <text:p>-0.4759781</text:p>
          </table:table-cell>
          <table:table-cell office:value-type="float" office:value="-0.4316046" calcext:value-type="float">
            <text:p>-0.4316046</text:p>
          </table:table-cell>
          <table:table-cell office:value-type="float" office:value="-0.3773243" calcext:value-type="float">
            <text:p>-0.3773243</text:p>
          </table:table-cell>
          <table:table-cell office:value-type="float" office:value="-0.1549883" calcext:value-type="float">
            <text:p>-0.1549883</text:p>
          </table:table-cell>
          <table:table-cell office:value-type="float" office:value="-0.04526426" calcext:value-type="float">
            <text:p>-0.04526426</text:p>
          </table:table-cell>
          <table:table-cell office:value-type="float" office:value="-0.0355954" calcext:value-type="float">
            <text:p>-0.0355954</text:p>
          </table:table-cell>
          <table:table-cell office:value-type="float" office:value="-0.02707694" calcext:value-type="float">
            <text:p>-0.02707694</text:p>
          </table:table-cell>
          <table:table-cell office:value-type="float" office:value="-0.01720732" calcext:value-type="float">
            <text:p>-0.01720732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90.01752" calcext:value-type="float">
            <text:p>-90.01752</text:p>
          </table:table-cell>
          <table:table-cell office:value-type="float" office:value="0.004022761" calcext:value-type="float">
            <text:p>0.004022761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243366" calcext:value-type="float">
            <text:p>-2.24336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102001" calcext:value-type="float">
            <text:p>3102001</text:p>
          </table:table-cell>
          <table:table-cell office:value-type="float" office:value="861.6598" calcext:value-type="float">
            <text:p>861.6598</text:p>
          </table:table-cell>
          <table:table-cell office:value-type="float" office:value="677.4176" calcext:value-type="float">
            <text:p>677.4176</text:p>
          </table:table-cell>
          <table:table-cell office:value-type="float" office:value="36.44848" calcext:value-type="float">
            <text:p>36.44848</text:p>
          </table:table-cell>
          <table:table-cell office:value-type="float" office:value="1049.413" calcext:value-type="float">
            <text:p>1049.413</text:p>
          </table:table-cell>
          <table:table-cell office:value-type="float" office:value="78.46565" calcext:value-type="float">
            <text:p>78.46565</text:p>
          </table:table-cell>
          <table:table-cell office:value-type="float" office:value="0" calcext:value-type="float">
            <text:p>0</text:p>
          </table:table-cell>
          <table:table-cell office:value-type="float" office:value="0.1139551" calcext:value-type="float">
            <text:p>0.1139551</text:p>
          </table:table-cell>
          <table:table-cell office:value-type="float" office:value="0.2119913" calcext:value-type="float">
            <text:p>0.2119913</text:p>
          </table:table-cell>
          <table:table-cell office:value-type="float" office:value="0.2147831" calcext:value-type="float">
            <text:p>0.2147831</text:p>
          </table:table-cell>
          <table:table-cell office:value-type="float" office:value="0.2173729" calcext:value-type="float">
            <text:p>0.2173729</text:p>
          </table:table-cell>
          <table:table-cell office:value-type="float" office:value="0.2223416" calcext:value-type="float">
            <text:p>0.2223416</text:p>
          </table:table-cell>
          <table:table-cell office:value-type="float" office:value="0.2176002" calcext:value-type="float">
            <text:p>0.2176002</text:p>
          </table:table-cell>
          <table:table-cell office:value-type="float" office:value="0.2549647" calcext:value-type="float">
            <text:p>0.2549647</text:p>
          </table:table-cell>
          <table:table-cell office:value-type="float" office:value="0.3532731" calcext:value-type="float">
            <text:p>0.3532731</text:p>
          </table:table-cell>
          <table:table-cell office:value-type="float" office:value="0.3497711" calcext:value-type="float">
            <text:p>0.3497711</text:p>
          </table:table-cell>
          <table:table-cell office:value-type="float" office:value="0.3654106" calcext:value-type="float">
            <text:p>0.3654106</text:p>
          </table:table-cell>
          <table:table-cell office:value-type="float" office:value="0.3850054" calcext:value-type="float">
            <text:p>0.3850054</text:p>
          </table:table-cell>
          <table:table-cell office:value-type="float" office:value="0.3996507" calcext:value-type="float">
            <text:p>0.399650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600903E-016" calcext:value-type="float">
            <text:p>7.600903E-16</text:p>
          </table:table-cell>
          <table:table-cell office:value-type="float" office:value="7.187234E-016" calcext:value-type="float">
            <text:p>7.187234E-16</text:p>
          </table:table-cell>
          <table:table-cell office:value-type="float" office:value="2.46063E-016" calcext:value-type="float">
            <text:p>2.46063E-16</text:p>
          </table:table-cell>
          <table:table-cell office:value-type="float" office:value="2.162086E-023" calcext:value-type="float">
            <text:p>2.162086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63.79218" calcext:value-type="float">
            <text:p>-63.79218</text:p>
          </table:table-cell>
          <table:table-cell office:value-type="float" office:value="-0.5289143" calcext:value-type="float">
            <text:p>-0.5289143</text:p>
          </table:table-cell>
          <table:table-cell office:value-type="float" office:value="-0.4779637" calcext:value-type="float">
            <text:p>-0.4779637</text:p>
          </table:table-cell>
          <table:table-cell office:value-type="float" office:value="-0.4358713" calcext:value-type="float">
            <text:p>-0.4358713</text:p>
          </table:table-cell>
          <table:table-cell office:value-type="float" office:value="-0.3666037" calcext:value-type="float">
            <text:p>-0.3666037</text:p>
          </table:table-cell>
          <table:table-cell office:value-type="float" office:value="-0.1593518" calcext:value-type="float">
            <text:p>-0.1593518</text:p>
          </table:table-cell>
          <table:table-cell office:value-type="float" office:value="-0.04619574" calcext:value-type="float">
            <text:p>-0.04619574</text:p>
          </table:table-cell>
          <table:table-cell office:value-type="float" office:value="-0.03617521" calcext:value-type="float">
            <text:p>-0.03617521</text:p>
          </table:table-cell>
          <table:table-cell office:value-type="float" office:value="-0.02755192" calcext:value-type="float">
            <text:p>-0.02755192</text:p>
          </table:table-cell>
          <table:table-cell office:value-type="float" office:value="-0.01740235" calcext:value-type="float">
            <text:p>-0.01740235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48.40181" calcext:value-type="float">
            <text:p>-48.40181</text:p>
          </table:table-cell>
          <table:table-cell office:value-type="float" office:value="0.004027888" calcext:value-type="float">
            <text:p>0.004027888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246254" calcext:value-type="float">
            <text:p>-2.24625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102001" calcext:value-type="float">
            <text:p>4102001</text:p>
          </table:table-cell>
          <table:table-cell office:value-type="float" office:value="864.1594" calcext:value-type="float">
            <text:p>864.1594</text:p>
          </table:table-cell>
          <table:table-cell office:value-type="float" office:value="678.0923" calcext:value-type="float">
            <text:p>678.0923</text:p>
          </table:table-cell>
          <table:table-cell office:value-type="float" office:value="36.44848" calcext:value-type="float">
            <text:p>36.44848</text:p>
          </table:table-cell>
          <table:table-cell office:value-type="float" office:value="1051.231" calcext:value-type="float">
            <text:p>1051.231</text:p>
          </table:table-cell>
          <table:table-cell office:value-type="float" office:value="78.47369" calcext:value-type="float">
            <text:p>78.47369</text:p>
          </table:table-cell>
          <table:table-cell office:value-type="float" office:value="0" calcext:value-type="float">
            <text:p>0</text:p>
          </table:table-cell>
          <table:table-cell office:value-type="float" office:value="0.1946257" calcext:value-type="float">
            <text:p>0.1946257</text:p>
          </table:table-cell>
          <table:table-cell office:value-type="float" office:value="0.2136752" calcext:value-type="float">
            <text:p>0.2136752</text:p>
          </table:table-cell>
          <table:table-cell office:value-type="float" office:value="0.215501" calcext:value-type="float">
            <text:p>0.215501</text:p>
          </table:table-cell>
          <table:table-cell office:value-type="float" office:value="0.2182256" calcext:value-type="float">
            <text:p>0.2182256</text:p>
          </table:table-cell>
          <table:table-cell office:value-type="float" office:value="0.2252432" calcext:value-type="float">
            <text:p>0.2252432</text:p>
          </table:table-cell>
          <table:table-cell office:value-type="float" office:value="0.2171849" calcext:value-type="float">
            <text:p>0.2171849</text:p>
          </table:table-cell>
          <table:table-cell office:value-type="float" office:value="0.2545332" calcext:value-type="float">
            <text:p>0.2545332</text:p>
          </table:table-cell>
          <table:table-cell office:value-type="float" office:value="0.352745" calcext:value-type="float">
            <text:p>0.352745</text:p>
          </table:table-cell>
          <table:table-cell office:value-type="float" office:value="0.3495136" calcext:value-type="float">
            <text:p>0.3495136</text:p>
          </table:table-cell>
          <table:table-cell office:value-type="float" office:value="0.3652232" calcext:value-type="float">
            <text:p>0.3652232</text:p>
          </table:table-cell>
          <table:table-cell office:value-type="float" office:value="0.3848881" calcext:value-type="float">
            <text:p>0.3848881</text:p>
          </table:table-cell>
          <table:table-cell office:value-type="float" office:value="0.3995759" calcext:value-type="float">
            <text:p>0.399575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601448E-016" calcext:value-type="float">
            <text:p>7.601448E-16</text:p>
          </table:table-cell>
          <table:table-cell office:value-type="float" office:value="7.187161E-016" calcext:value-type="float">
            <text:p>7.187161E-16</text:p>
          </table:table-cell>
          <table:table-cell office:value-type="float" office:value="2.460598E-016" calcext:value-type="float">
            <text:p>2.460598E-16</text:p>
          </table:table-cell>
          <table:table-cell office:value-type="float" office:value="2.162062E-023" calcext:value-type="float">
            <text:p>2.162062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.011111" calcext:value-type="float">
            <text:p>-1.011111</text:p>
          </table:table-cell>
          <table:table-cell office:value-type="float" office:value="-0.4976431" calcext:value-type="float">
            <text:p>-0.4976431</text:p>
          </table:table-cell>
          <table:table-cell office:value-type="float" office:value="-0.46591" calcext:value-type="float">
            <text:p>-0.46591</text:p>
          </table:table-cell>
          <table:table-cell office:value-type="float" office:value="-0.4229967" calcext:value-type="float">
            <text:p>-0.4229967</text:p>
          </table:table-cell>
          <table:table-cell office:value-type="float" office:value="-0.3317026" calcext:value-type="float">
            <text:p>-0.3317026</text:p>
          </table:table-cell>
          <table:table-cell office:value-type="float" office:value="-0.1617324" calcext:value-type="float">
            <text:p>-0.1617324</text:p>
          </table:table-cell>
          <table:table-cell office:value-type="float" office:value="-0.04676109" calcext:value-type="float">
            <text:p>-0.04676109</text:p>
          </table:table-cell>
          <table:table-cell office:value-type="float" office:value="-0.03665381" calcext:value-type="float">
            <text:p>-0.03665381</text:p>
          </table:table-cell>
          <table:table-cell office:value-type="float" office:value="-0.02789297" calcext:value-type="float">
            <text:p>-0.02789297</text:p>
          </table:table-cell>
          <table:table-cell office:value-type="float" office:value="-0.0175563" calcext:value-type="float">
            <text:p>-0.0175563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0.06606641" calcext:value-type="float">
            <text:p>-0.06606641</text:p>
          </table:table-cell>
          <table:table-cell office:value-type="float" office:value="0.00402543" calcext:value-type="float">
            <text:p>0.00402543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249116" calcext:value-type="float">
            <text:p>-2.24911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102001" calcext:value-type="float">
            <text:p>5102001</text:p>
          </table:table-cell>
          <table:table-cell office:value-type="float" office:value="864.1594" calcext:value-type="float">
            <text:p>864.1594</text:p>
          </table:table-cell>
          <table:table-cell office:value-type="float" office:value="680.0206" calcext:value-type="float">
            <text:p>680.0206</text:p>
          </table:table-cell>
          <table:table-cell office:value-type="float" office:value="36.44848" calcext:value-type="float">
            <text:p>36.44848</text:p>
          </table:table-cell>
          <table:table-cell office:value-type="float" office:value="1049.303" calcext:value-type="float">
            <text:p>1049.303</text:p>
          </table:table-cell>
          <table:table-cell office:value-type="float" office:value="78.47369" calcext:value-type="float">
            <text:p>78.47369</text:p>
          </table:table-cell>
          <table:table-cell office:value-type="float" office:value="0" calcext:value-type="float">
            <text:p>0</text:p>
          </table:table-cell>
          <table:table-cell office:value-type="float" office:value="0.161014" calcext:value-type="float">
            <text:p>0.161014</text:p>
          </table:table-cell>
          <table:table-cell office:value-type="float" office:value="0.2147561" calcext:value-type="float">
            <text:p>0.2147561</text:p>
          </table:table-cell>
          <table:table-cell office:value-type="float" office:value="0.2162848" calcext:value-type="float">
            <text:p>0.2162848</text:p>
          </table:table-cell>
          <table:table-cell office:value-type="float" office:value="0.2191778" calcext:value-type="float">
            <text:p>0.2191778</text:p>
          </table:table-cell>
          <table:table-cell office:value-type="float" office:value="0.2268149" calcext:value-type="float">
            <text:p>0.2268149</text:p>
          </table:table-cell>
          <table:table-cell office:value-type="float" office:value="0.2170261" calcext:value-type="float">
            <text:p>0.2170261</text:p>
          </table:table-cell>
          <table:table-cell office:value-type="float" office:value="0.2541605" calcext:value-type="float">
            <text:p>0.2541605</text:p>
          </table:table-cell>
          <table:table-cell office:value-type="float" office:value="0.3522544" calcext:value-type="float">
            <text:p>0.3522544</text:p>
          </table:table-cell>
          <table:table-cell office:value-type="float" office:value="0.3492771" calcext:value-type="float">
            <text:p>0.3492771</text:p>
          </table:table-cell>
          <table:table-cell office:value-type="float" office:value="0.3650474" calcext:value-type="float">
            <text:p>0.3650474</text:p>
          </table:table-cell>
          <table:table-cell office:value-type="float" office:value="0.3847767" calcext:value-type="float">
            <text:p>0.3847767</text:p>
          </table:table-cell>
          <table:table-cell office:value-type="float" office:value="0.3994945" calcext:value-type="float">
            <text:p>0.399494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601896E-016" calcext:value-type="float">
            <text:p>7.601896E-16</text:p>
          </table:table-cell>
          <table:table-cell office:value-type="float" office:value="7.18711E-016" calcext:value-type="float">
            <text:p>7.18711E-16</text:p>
          </table:table-cell>
          <table:table-cell office:value-type="float" office:value="2.460574E-016" calcext:value-type="float">
            <text:p>2.460574E-16</text:p>
          </table:table-cell>
          <table:table-cell office:value-type="float" office:value="2.162042E-023" calcext:value-type="float">
            <text:p>2.162042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.375419" calcext:value-type="float">
            <text:p>-4.375419</text:p>
          </table:table-cell>
          <table:table-cell office:value-type="float" office:value="-0.478464" calcext:value-type="float">
            <text:p>-0.478464</text:p>
          </table:table-cell>
          <table:table-cell office:value-type="float" office:value="-0.4529998" calcext:value-type="float">
            <text:p>-0.4529998</text:p>
          </table:table-cell>
          <table:table-cell office:value-type="float" office:value="-0.4089977" calcext:value-type="float">
            <text:p>-0.4089977</text:p>
          </table:table-cell>
          <table:table-cell office:value-type="float" office:value="-0.3142109" calcext:value-type="float">
            <text:p>-0.3142109</text:p>
          </table:table-cell>
          <table:table-cell office:value-type="float" office:value="-0.1626274" calcext:value-type="float">
            <text:p>-0.1626274</text:p>
          </table:table-cell>
          <table:table-cell office:value-type="float" office:value="-0.04724686" calcext:value-type="float">
            <text:p>-0.04724686</text:p>
          </table:table-cell>
          <table:table-cell office:value-type="float" office:value="-0.03710296" calcext:value-type="float">
            <text:p>-0.03710296</text:p>
          </table:table-cell>
          <table:table-cell office:value-type="float" office:value="-0.02820736" calcext:value-type="float">
            <text:p>-0.02820736</text:p>
          </table:table-cell>
          <table:table-cell office:value-type="float" office:value="-0.01770107" calcext:value-type="float">
            <text:p>-0.01770107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4.133496" calcext:value-type="float">
            <text:p>-4.133496</text:p>
          </table:table-cell>
          <table:table-cell office:value-type="float" office:value="0.004022339" calcext:value-type="float">
            <text:p>0.004022339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251928" calcext:value-type="float">
            <text:p>-2.25192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102001" calcext:value-type="float">
            <text:p>6102001</text:p>
          </table:table-cell>
          <table:table-cell office:value-type="float" office:value="864.1594" calcext:value-type="float">
            <text:p>864.1594</text:p>
          </table:table-cell>
          <table:table-cell office:value-type="float" office:value="680.9569" calcext:value-type="float">
            <text:p>680.9569</text:p>
          </table:table-cell>
          <table:table-cell office:value-type="float" office:value="36.44848" calcext:value-type="float">
            <text:p>36.44848</text:p>
          </table:table-cell>
          <table:table-cell office:value-type="float" office:value="1048.367" calcext:value-type="float">
            <text:p>1048.367</text:p>
          </table:table-cell>
          <table:table-cell office:value-type="float" office:value="78.47369" calcext:value-type="float">
            <text:p>78.47369</text:p>
          </table:table-cell>
          <table:table-cell office:value-type="float" office:value="0" calcext:value-type="float">
            <text:p>0</text:p>
          </table:table-cell>
          <table:table-cell office:value-type="float" office:value="0.1454417" calcext:value-type="float">
            <text:p>0.1454417</text:p>
          </table:table-cell>
          <table:table-cell office:value-type="float" office:value="0.2149564" calcext:value-type="float">
            <text:p>0.2149564</text:p>
          </table:table-cell>
          <table:table-cell office:value-type="float" office:value="0.2166418" calcext:value-type="float">
            <text:p>0.2166418</text:p>
          </table:table-cell>
          <table:table-cell office:value-type="float" office:value="0.2193337" calcext:value-type="float">
            <text:p>0.2193337</text:p>
          </table:table-cell>
          <table:table-cell office:value-type="float" office:value="0.2254073" calcext:value-type="float">
            <text:p>0.2254073</text:p>
          </table:table-cell>
          <table:table-cell office:value-type="float" office:value="0.2165635" calcext:value-type="float">
            <text:p>0.2165635</text:p>
          </table:table-cell>
          <table:table-cell office:value-type="float" office:value="0.2534701" calcext:value-type="float">
            <text:p>0.2534701</text:p>
          </table:table-cell>
          <table:table-cell office:value-type="float" office:value="0.351651" calcext:value-type="float">
            <text:p>0.351651</text:p>
          </table:table-cell>
          <table:table-cell office:value-type="float" office:value="0.3489447" calcext:value-type="float">
            <text:p>0.3489447</text:p>
          </table:table-cell>
          <table:table-cell office:value-type="float" office:value="0.364819" calcext:value-type="float">
            <text:p>0.364819</text:p>
          </table:table-cell>
          <table:table-cell office:value-type="float" office:value="0.3846135" calcext:value-type="float">
            <text:p>0.3846135</text:p>
          </table:table-cell>
          <table:table-cell office:value-type="float" office:value="0.3993758" calcext:value-type="float">
            <text:p>0.399375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602247E-016" calcext:value-type="float">
            <text:p>7.602247E-16</text:p>
          </table:table-cell>
          <table:table-cell office:value-type="float" office:value="7.187038E-016" calcext:value-type="float">
            <text:p>7.187038E-16</text:p>
          </table:table-cell>
          <table:table-cell office:value-type="float" office:value="2.460555E-016" calcext:value-type="float">
            <text:p>2.460555E-16</text:p>
          </table:table-cell>
          <table:table-cell office:value-type="float" office:value="2.162024E-023" calcext:value-type="float">
            <text:p>2.162024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9.835036" calcext:value-type="float">
            <text:p>-9.835036</text:p>
          </table:table-cell>
          <table:table-cell office:value-type="float" office:value="-0.474939" calcext:value-type="float">
            <text:p>-0.474939</text:p>
          </table:table-cell>
          <table:table-cell office:value-type="float" office:value="-0.4472356" calcext:value-type="float">
            <text:p>-0.4472356</text:p>
          </table:table-cell>
          <table:table-cell office:value-type="float" office:value="-0.4067098" calcext:value-type="float">
            <text:p>-0.4067098</text:p>
          </table:table-cell>
          <table:table-cell office:value-type="float" office:value="-0.3294188" calcext:value-type="float">
            <text:p>-0.3294188</text:p>
          </table:table-cell>
          <table:table-cell office:value-type="float" office:value="-0.1652897" calcext:value-type="float">
            <text:p>-0.1652897</text:p>
          </table:table-cell>
          <table:table-cell office:value-type="float" office:value="-0.04816905" calcext:value-type="float">
            <text:p>-0.04816905</text:p>
          </table:table-cell>
          <table:table-cell office:value-type="float" office:value="-0.03766399" calcext:value-type="float">
            <text:p>-0.03766399</text:p>
          </table:table-cell>
          <table:table-cell office:value-type="float" office:value="-0.02865686" calcext:value-type="float">
            <text:p>-0.02865686</text:p>
          </table:table-cell>
          <table:table-cell office:value-type="float" office:value="-0.01789144" calcext:value-type="float">
            <text:p>-0.01789144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17.00169" calcext:value-type="float">
            <text:p>-17.00169</text:p>
          </table:table-cell>
          <table:table-cell office:value-type="float" office:value="0.004021497" calcext:value-type="float">
            <text:p>0.004021497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254738" calcext:value-type="float">
            <text:p>-2.25473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102001" calcext:value-type="float">
            <text:p>7102001</text:p>
          </table:table-cell>
          <table:table-cell office:value-type="float" office:value="864.1594" calcext:value-type="float">
            <text:p>864.1594</text:p>
          </table:table-cell>
          <table:table-cell office:value-type="float" office:value="681.9043" calcext:value-type="float">
            <text:p>681.9043</text:p>
          </table:table-cell>
          <table:table-cell office:value-type="float" office:value="36.44848" calcext:value-type="float">
            <text:p>36.44848</text:p>
          </table:table-cell>
          <table:table-cell office:value-type="float" office:value="1047.42" calcext:value-type="float">
            <text:p>1047.42</text:p>
          </table:table-cell>
          <table:table-cell office:value-type="float" office:value="78.47369" calcext:value-type="float">
            <text:p>78.47369</text:p>
          </table:table-cell>
          <table:table-cell office:value-type="float" office:value="0" calcext:value-type="float">
            <text:p>0</text:p>
          </table:table-cell>
          <table:table-cell office:value-type="float" office:value="0.1257302" calcext:value-type="float">
            <text:p>0.1257302</text:p>
          </table:table-cell>
          <table:table-cell office:value-type="float" office:value="0.215129" calcext:value-type="float">
            <text:p>0.215129</text:p>
          </table:table-cell>
          <table:table-cell office:value-type="float" office:value="0.2167744" calcext:value-type="float">
            <text:p>0.2167744</text:p>
          </table:table-cell>
          <table:table-cell office:value-type="float" office:value="0.2192154" calcext:value-type="float">
            <text:p>0.2192154</text:p>
          </table:table-cell>
          <table:table-cell office:value-type="float" office:value="0.2242718" calcext:value-type="float">
            <text:p>0.2242718</text:p>
          </table:table-cell>
          <table:table-cell office:value-type="float" office:value="0.2159702" calcext:value-type="float">
            <text:p>0.2159702</text:p>
          </table:table-cell>
          <table:table-cell office:value-type="float" office:value="0.2527778" calcext:value-type="float">
            <text:p>0.2527778</text:p>
          </table:table-cell>
          <table:table-cell office:value-type="float" office:value="0.3510036" calcext:value-type="float">
            <text:p>0.3510036</text:p>
          </table:table-cell>
          <table:table-cell office:value-type="float" office:value="0.3485983" calcext:value-type="float">
            <text:p>0.3485983</text:p>
          </table:table-cell>
          <table:table-cell office:value-type="float" office:value="0.3645789" calcext:value-type="float">
            <text:p>0.3645789</text:p>
          </table:table-cell>
          <table:table-cell office:value-type="float" office:value="0.3844363" calcext:value-type="float">
            <text:p>0.3844363</text:p>
          </table:table-cell>
          <table:table-cell office:value-type="float" office:value="0.3992453" calcext:value-type="float">
            <text:p>0.399245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602673E-016" calcext:value-type="float">
            <text:p>7.602673E-16</text:p>
          </table:table-cell>
          <table:table-cell office:value-type="float" office:value="7.186957E-016" calcext:value-type="float">
            <text:p>7.186957E-16</text:p>
          </table:table-cell>
          <table:table-cell office:value-type="float" office:value="2.460533E-016" calcext:value-type="float">
            <text:p>2.460533E-16</text:p>
          </table:table-cell>
          <table:table-cell office:value-type="float" office:value="2.162004E-023" calcext:value-type="float">
            <text:p>2.162004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29.69481" calcext:value-type="float">
            <text:p>-29.69481</text:p>
          </table:table-cell>
          <table:table-cell office:value-type="float" office:value="-0.4721358" calcext:value-type="float">
            <text:p>-0.4721358</text:p>
          </table:table-cell>
          <table:table-cell office:value-type="float" office:value="-0.4451421" calcext:value-type="float">
            <text:p>-0.4451421</text:p>
          </table:table-cell>
          <table:table-cell office:value-type="float" office:value="-0.4084054" calcext:value-type="float">
            <text:p>-0.4084054</text:p>
          </table:table-cell>
          <table:table-cell office:value-type="float" office:value="-0.3427284" calcext:value-type="float">
            <text:p>-0.3427284</text:p>
          </table:table-cell>
          <table:table-cell office:value-type="float" office:value="-0.1688015" calcext:value-type="float">
            <text:p>-0.1688015</text:p>
          </table:table-cell>
          <table:table-cell office:value-type="float" office:value="-0.04911891" calcext:value-type="float">
            <text:p>-0.04911891</text:p>
          </table:table-cell>
          <table:table-cell office:value-type="float" office:value="-0.03827769" calcext:value-type="float">
            <text:p>-0.03827769</text:p>
          </table:table-cell>
          <table:table-cell office:value-type="float" office:value="-0.02913463" calcext:value-type="float">
            <text:p>-0.02913463</text:p>
          </table:table-cell>
          <table:table-cell office:value-type="float" office:value="-0.01809414" calcext:value-type="float">
            <text:p>-0.01809414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42.65104" calcext:value-type="float">
            <text:p>-42.65104</text:p>
          </table:table-cell>
          <table:table-cell office:value-type="float" office:value="0.004020433" calcext:value-type="float">
            <text:p>0.004020433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257582" calcext:value-type="float">
            <text:p>-2.25758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102001" calcext:value-type="float">
            <text:p>8102001</text:p>
          </table:table-cell>
          <table:table-cell office:value-type="float" office:value="864.1594" calcext:value-type="float">
            <text:p>864.1594</text:p>
          </table:table-cell>
          <table:table-cell office:value-type="float" office:value="682.563" calcext:value-type="float">
            <text:p>682.563</text:p>
          </table:table-cell>
          <table:table-cell office:value-type="float" office:value="36.44848" calcext:value-type="float">
            <text:p>36.44848</text:p>
          </table:table-cell>
          <table:table-cell office:value-type="float" office:value="1046.761" calcext:value-type="float">
            <text:p>1046.761</text:p>
          </table:table-cell>
          <table:table-cell office:value-type="float" office:value="78.47369" calcext:value-type="float">
            <text:p>78.47369</text:p>
          </table:table-cell>
          <table:table-cell office:value-type="float" office:value="0" calcext:value-type="float">
            <text:p>0</text:p>
          </table:table-cell>
          <table:table-cell office:value-type="float" office:value="0.1270391" calcext:value-type="float">
            <text:p>0.1270391</text:p>
          </table:table-cell>
          <table:table-cell office:value-type="float" office:value="0.2155009" calcext:value-type="float">
            <text:p>0.2155009</text:p>
          </table:table-cell>
          <table:table-cell office:value-type="float" office:value="0.2169704" calcext:value-type="float">
            <text:p>0.2169704</text:p>
          </table:table-cell>
          <table:table-cell office:value-type="float" office:value="0.2191796" calcext:value-type="float">
            <text:p>0.2191796</text:p>
          </table:table-cell>
          <table:table-cell office:value-type="float" office:value="0.2237995" calcext:value-type="float">
            <text:p>0.2237995</text:p>
          </table:table-cell>
          <table:table-cell office:value-type="float" office:value="0.2153222" calcext:value-type="float">
            <text:p>0.2153222</text:p>
          </table:table-cell>
          <table:table-cell office:value-type="float" office:value="0.2522128" calcext:value-type="float">
            <text:p>0.2522128</text:p>
          </table:table-cell>
          <table:table-cell office:value-type="float" office:value="0.3503718" calcext:value-type="float">
            <text:p>0.3503718</text:p>
          </table:table-cell>
          <table:table-cell office:value-type="float" office:value="0.3483011" calcext:value-type="float">
            <text:p>0.3483011</text:p>
          </table:table-cell>
          <table:table-cell office:value-type="float" office:value="0.3643443" calcext:value-type="float">
            <text:p>0.3643443</text:p>
          </table:table-cell>
          <table:table-cell office:value-type="float" office:value="0.3842609" calcext:value-type="float">
            <text:p>0.3842609</text:p>
          </table:table-cell>
          <table:table-cell office:value-type="float" office:value="0.3991127" calcext:value-type="float">
            <text:p>0.399112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603221E-016" calcext:value-type="float">
            <text:p>7.603221E-16</text:p>
          </table:table-cell>
          <table:table-cell office:value-type="float" office:value="7.186892E-016" calcext:value-type="float">
            <text:p>7.186892E-16</text:p>
          </table:table-cell>
          <table:table-cell office:value-type="float" office:value="2.460503E-016" calcext:value-type="float">
            <text:p>2.460503E-16</text:p>
          </table:table-cell>
          <table:table-cell office:value-type="float" office:value="2.161984E-023" calcext:value-type="float">
            <text:p>2.161984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28.34598" calcext:value-type="float">
            <text:p>-28.34598</text:p>
          </table:table-cell>
          <table:table-cell office:value-type="float" office:value="-0.4658575" calcext:value-type="float">
            <text:p>-0.4658575</text:p>
          </table:table-cell>
          <table:table-cell office:value-type="float" office:value="-0.4420609" calcext:value-type="float">
            <text:p>-0.4420609</text:p>
          </table:table-cell>
          <table:table-cell office:value-type="float" office:value="-0.4089237" calcext:value-type="float">
            <text:p>-0.4089237</text:p>
          </table:table-cell>
          <table:table-cell office:value-type="float" office:value="-0.3483725" calcext:value-type="float">
            <text:p>-0.3483725</text:p>
          </table:table-cell>
          <table:table-cell office:value-type="float" office:value="-0.1727224" calcext:value-type="float">
            <text:p>-0.1727224</text:p>
          </table:table-cell>
          <table:table-cell office:value-type="float" office:value="-0.04991374" calcext:value-type="float">
            <text:p>-0.04991374</text:p>
          </table:table-cell>
          <table:table-cell office:value-type="float" office:value="-0.0388874" calcext:value-type="float">
            <text:p>-0.0388874</text:p>
          </table:table-cell>
          <table:table-cell office:value-type="float" office:value="-0.02955171" calcext:value-type="float">
            <text:p>-0.02955171</text:p>
          </table:table-cell>
          <table:table-cell office:value-type="float" office:value="-0.01829466" calcext:value-type="float">
            <text:p>-0.01829466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28.33462" calcext:value-type="float">
            <text:p>-28.33462</text:p>
          </table:table-cell>
          <table:table-cell office:value-type="float" office:value="0.004019295" calcext:value-type="float">
            <text:p>0.004019295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26047" calcext:value-type="float">
            <text:p>-2.26047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102001" calcext:value-type="float">
            <text:p>9102001</text:p>
          </table:table-cell>
          <table:table-cell office:value-type="float" office:value="886.2593" calcext:value-type="float">
            <text:p>886.2593</text:p>
          </table:table-cell>
          <table:table-cell office:value-type="float" office:value="684.5186" calcext:value-type="float">
            <text:p>684.5186</text:p>
          </table:table-cell>
          <table:table-cell office:value-type="float" office:value="36.77546" calcext:value-type="float">
            <text:p>36.77546</text:p>
          </table:table-cell>
          <table:table-cell office:value-type="float" office:value="1066.345" calcext:value-type="float">
            <text:p>1066.345</text:p>
          </table:table-cell>
          <table:table-cell office:value-type="float" office:value="78.70741" calcext:value-type="float">
            <text:p>78.70741</text:p>
          </table:table-cell>
          <table:table-cell office:value-type="float" office:value="0" calcext:value-type="float">
            <text:p>0</text:p>
          </table:table-cell>
          <table:table-cell office:value-type="float" office:value="0.607807" calcext:value-type="float">
            <text:p>0.607807</text:p>
          </table:table-cell>
          <table:table-cell office:value-type="float" office:value="0.3570817" calcext:value-type="float">
            <text:p>0.3570817</text:p>
          </table:table-cell>
          <table:table-cell office:value-type="float" office:value="0.2185103" calcext:value-type="float">
            <text:p>0.2185103</text:p>
          </table:table-cell>
          <table:table-cell office:value-type="float" office:value="0.2304175" calcext:value-type="float">
            <text:p>0.2304175</text:p>
          </table:table-cell>
          <table:table-cell office:value-type="float" office:value="0.2263254" calcext:value-type="float">
            <text:p>0.2263254</text:p>
          </table:table-cell>
          <table:table-cell office:value-type="float" office:value="0.2153681" calcext:value-type="float">
            <text:p>0.2153681</text:p>
          </table:table-cell>
          <table:table-cell office:value-type="float" office:value="0.2776225" calcext:value-type="float">
            <text:p>0.2776225</text:p>
          </table:table-cell>
          <table:table-cell office:value-type="float" office:value="0.3501385" calcext:value-type="float">
            <text:p>0.3501385</text:p>
          </table:table-cell>
          <table:table-cell office:value-type="float" office:value="0.348249" calcext:value-type="float">
            <text:p>0.348249</text:p>
          </table:table-cell>
          <table:table-cell office:value-type="float" office:value="0.3642418" calcext:value-type="float">
            <text:p>0.3642418</text:p>
          </table:table-cell>
          <table:table-cell office:value-type="float" office:value="0.3841976" calcext:value-type="float">
            <text:p>0.3841976</text:p>
          </table:table-cell>
          <table:table-cell office:value-type="float" office:value="0.3990365" calcext:value-type="float">
            <text:p>0.399036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.005151246" calcext:value-type="float">
            <text:p>0.005151246</text:p>
          </table:table-cell>
          <table:table-cell office:value-type="float" office:value="7.603832E-016" calcext:value-type="float">
            <text:p>7.603832E-16</text:p>
          </table:table-cell>
          <table:table-cell office:value-type="float" office:value="7.186812E-016" calcext:value-type="float">
            <text:p>7.186812E-16</text:p>
          </table:table-cell>
          <table:table-cell office:value-type="float" office:value="2.460471E-016" calcext:value-type="float">
            <text:p>2.460471E-16</text:p>
          </table:table-cell>
          <table:table-cell office:value-type="float" office:value="2.161965E-023" calcext:value-type="float">
            <text:p>2.161965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05319062" calcext:value-type="float">
            <text:p>-0.0005319062</text:p>
          </table:table-cell>
          <table:table-cell office:value-type="float" office:value="-0.01752293" calcext:value-type="float">
            <text:p>-0.01752293</text:p>
          </table:table-cell>
          <table:table-cell office:value-type="float" office:value="-0.4195628" calcext:value-type="float">
            <text:p>-0.4195628</text:p>
          </table:table-cell>
          <table:table-cell office:value-type="float" office:value="-0.2940243" calcext:value-type="float">
            <text:p>-0.2940243</text:p>
          </table:table-cell>
          <table:table-cell office:value-type="float" office:value="-0.3198547" calcext:value-type="float">
            <text:p>-0.3198547</text:p>
          </table:table-cell>
          <table:table-cell office:value-type="float" office:value="-0.1725098" calcext:value-type="float">
            <text:p>-0.1725098</text:p>
          </table:table-cell>
          <table:table-cell office:value-type="float" office:value="-0.02716274" calcext:value-type="float">
            <text:p>-0.02716274</text:p>
          </table:table-cell>
          <table:table-cell office:value-type="float" office:value="-0.03914664" calcext:value-type="float">
            <text:p>-0.03914664</text:p>
          </table:table-cell>
          <table:table-cell office:value-type="float" office:value="-0.02962974" calcext:value-type="float">
            <text:p>-0.02962974</text:p>
          </table:table-cell>
          <table:table-cell office:value-type="float" office:value="-0.01838445" calcext:value-type="float">
            <text:p>-0.01838445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8770986" calcext:value-type="float">
            <text:p>0.008770986</text:p>
          </table:table-cell>
          <table:table-cell office:value-type="float" office:value="-9999.009" calcext:value-type="float">
            <text:p>-9999.009</text:p>
          </table:table-cell>
          <table:table-cell office:value-type="float" office:value="0.005151256" calcext:value-type="float">
            <text:p>0.00515125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102001" calcext:value-type="float">
            <text:p>10102001</text:p>
          </table:table-cell>
          <table:table-cell office:value-type="float" office:value="886.3592" calcext:value-type="float">
            <text:p>886.3592</text:p>
          </table:table-cell>
          <table:table-cell office:value-type="float" office:value="686.7574" calcext:value-type="float">
            <text:p>686.7574</text:p>
          </table:table-cell>
          <table:table-cell office:value-type="float" office:value="36.85216" calcext:value-type="float">
            <text:p>36.85216</text:p>
          </table:table-cell>
          <table:table-cell office:value-type="float" office:value="1063.998" calcext:value-type="float">
            <text:p>1063.998</text:p>
          </table:table-cell>
          <table:table-cell office:value-type="float" office:value="78.83984" calcext:value-type="float">
            <text:p>78.83984</text:p>
          </table:table-cell>
          <table:table-cell office:value-type="float" office:value="0" calcext:value-type="float">
            <text:p>0</text:p>
          </table:table-cell>
          <table:table-cell office:value-type="float" office:value="0.4408836" calcext:value-type="float">
            <text:p>0.4408836</text:p>
          </table:table-cell>
          <table:table-cell office:value-type="float" office:value="0.447227" calcext:value-type="float">
            <text:p>0.447227</text:p>
          </table:table-cell>
          <table:table-cell office:value-type="float" office:value="0.225573" calcext:value-type="float">
            <text:p>0.225573</text:p>
          </table:table-cell>
          <table:table-cell office:value-type="float" office:value="0.2357194" calcext:value-type="float">
            <text:p>0.2357194</text:p>
          </table:table-cell>
          <table:table-cell office:value-type="float" office:value="0.2316663" calcext:value-type="float">
            <text:p>0.2316663</text:p>
          </table:table-cell>
          <table:table-cell office:value-type="float" office:value="0.2161493" calcext:value-type="float">
            <text:p>0.2161493</text:p>
          </table:table-cell>
          <table:table-cell office:value-type="float" office:value="0.2796921" calcext:value-type="float">
            <text:p>0.2796921</text:p>
          </table:table-cell>
          <table:table-cell office:value-type="float" office:value="0.3541502" calcext:value-type="float">
            <text:p>0.3541502</text:p>
          </table:table-cell>
          <table:table-cell office:value-type="float" office:value="0.3484248" calcext:value-type="float">
            <text:p>0.3484248</text:p>
          </table:table-cell>
          <table:table-cell office:value-type="float" office:value="0.3642294" calcext:value-type="float">
            <text:p>0.3642294</text:p>
          </table:table-cell>
          <table:table-cell office:value-type="float" office:value="0.3841997" calcext:value-type="float">
            <text:p>0.3841997</text:p>
          </table:table-cell>
          <table:table-cell office:value-type="float" office:value="0.3989888" calcext:value-type="float">
            <text:p>0.398988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604514E-016" calcext:value-type="float">
            <text:p>7.604514E-16</text:p>
          </table:table-cell>
          <table:table-cell office:value-type="float" office:value="7.186732E-016" calcext:value-type="float">
            <text:p>7.186732E-16</text:p>
          </table:table-cell>
          <table:table-cell office:value-type="float" office:value="2.460439E-016" calcext:value-type="float">
            <text:p>2.460439E-16</text:p>
          </table:table-cell>
          <table:table-cell office:value-type="float" office:value="2.161945E-023" calcext:value-type="float">
            <text:p>2.161945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3336234" calcext:value-type="float">
            <text:p>-0.003336234</text:p>
          </table:table-cell>
          <table:table-cell office:value-type="float" office:value="-0.003058137" calcext:value-type="float">
            <text:p>-0.003058137</text:p>
          </table:table-cell>
          <table:table-cell office:value-type="float" office:value="-0.3284748" calcext:value-type="float">
            <text:p>-0.3284748</text:p>
          </table:table-cell>
          <table:table-cell office:value-type="float" office:value="-0.233456" calcext:value-type="float">
            <text:p>-0.233456</text:p>
          </table:table-cell>
          <table:table-cell office:value-type="float" office:value="-0.2673" calcext:value-type="float">
            <text:p>-0.2673</text:p>
          </table:table-cell>
          <table:table-cell office:value-type="float" office:value="-0.1678255" calcext:value-type="float">
            <text:p>-0.1678255</text:p>
          </table:table-cell>
          <table:table-cell office:value-type="float" office:value="-0.02249893" calcext:value-type="float">
            <text:p>-0.02249893</text:p>
          </table:table-cell>
          <table:table-cell office:value-type="float" office:value="-0.03542797" calcext:value-type="float">
            <text:p>-0.03542797</text:p>
          </table:table-cell>
          <table:table-cell office:value-type="float" office:value="-0.02938509" calcext:value-type="float">
            <text:p>-0.02938509</text:p>
          </table:table-cell>
          <table:table-cell office:value-type="float" office:value="-0.01839564" calcext:value-type="float">
            <text:p>-0.01839564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0.003422349" calcext:value-type="float">
            <text:p>-0.003422349</text:p>
          </table:table-cell>
          <table:table-cell office:value-type="float" office:value="0.004002256" calcext:value-type="float">
            <text:p>0.004002256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266" calcext:value-type="float">
            <text:p>-2.26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102001" calcext:value-type="float">
            <text:p>11102001</text:p>
          </table:table-cell>
          <table:table-cell office:value-type="float" office:value="886.3592" calcext:value-type="float">
            <text:p>886.3592</text:p>
          </table:table-cell>
          <table:table-cell office:value-type="float" office:value="688.02" calcext:value-type="float">
            <text:p>688.02</text:p>
          </table:table-cell>
          <table:table-cell office:value-type="float" office:value="36.85216" calcext:value-type="float">
            <text:p>36.85216</text:p>
          </table:table-cell>
          <table:table-cell office:value-type="float" office:value="1062.735" calcext:value-type="float">
            <text:p>1062.735</text:p>
          </table:table-cell>
          <table:table-cell office:value-type="float" office:value="78.83984" calcext:value-type="float">
            <text:p>78.83984</text:p>
          </table:table-cell>
          <table:table-cell office:value-type="float" office:value="0" calcext:value-type="float">
            <text:p>0</text:p>
          </table:table-cell>
          <table:table-cell office:value-type="float" office:value="0.4097024" calcext:value-type="float">
            <text:p>0.4097024</text:p>
          </table:table-cell>
          <table:table-cell office:value-type="float" office:value="0.4141577" calcext:value-type="float">
            <text:p>0.4141577</text:p>
          </table:table-cell>
          <table:table-cell office:value-type="float" office:value="0.2327157" calcext:value-type="float">
            <text:p>0.2327157</text:p>
          </table:table-cell>
          <table:table-cell office:value-type="float" office:value="0.2355149" calcext:value-type="float">
            <text:p>0.2355149</text:p>
          </table:table-cell>
          <table:table-cell office:value-type="float" office:value="0.2353226" calcext:value-type="float">
            <text:p>0.2353226</text:p>
          </table:table-cell>
          <table:table-cell office:value-type="float" office:value="0.2171441" calcext:value-type="float">
            <text:p>0.2171441</text:p>
          </table:table-cell>
          <table:table-cell office:value-type="float" office:value="0.2714489" calcext:value-type="float">
            <text:p>0.2714489</text:p>
          </table:table-cell>
          <table:table-cell office:value-type="float" office:value="0.3560942" calcext:value-type="float">
            <text:p>0.3560942</text:p>
          </table:table-cell>
          <table:table-cell office:value-type="float" office:value="0.3487021" calcext:value-type="float">
            <text:p>0.3487021</text:p>
          </table:table-cell>
          <table:table-cell office:value-type="float" office:value="0.3642322" calcext:value-type="float">
            <text:p>0.3642322</text:p>
          </table:table-cell>
          <table:table-cell office:value-type="float" office:value="0.384194" calcext:value-type="float">
            <text:p>0.384194</text:p>
          </table:table-cell>
          <table:table-cell office:value-type="float" office:value="0.3989326" calcext:value-type="float">
            <text:p>0.398932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605075E-016" calcext:value-type="float">
            <text:p>7.605075E-16</text:p>
          </table:table-cell>
          <table:table-cell office:value-type="float" office:value="7.186651E-016" calcext:value-type="float">
            <text:p>7.186651E-16</text:p>
          </table:table-cell>
          <table:table-cell office:value-type="float" office:value="2.460409E-016" calcext:value-type="float">
            <text:p>2.460409E-16</text:p>
          </table:table-cell>
          <table:table-cell office:value-type="float" office:value="2.161927E-023" calcext:value-type="float">
            <text:p>2.161927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5237307" calcext:value-type="float">
            <text:p>-0.005237307</text:p>
          </table:table-cell>
          <table:table-cell office:value-type="float" office:value="-0.004904039" calcext:value-type="float">
            <text:p>-0.004904039</text:p>
          </table:table-cell>
          <table:table-cell office:value-type="float" office:value="-0.2583477" calcext:value-type="float">
            <text:p>-0.2583477</text:p>
          </table:table-cell>
          <table:table-cell office:value-type="float" office:value="-0.2351178" calcext:value-type="float">
            <text:p>-0.2351178</text:p>
          </table:table-cell>
          <table:table-cell office:value-type="float" office:value="-0.2368215" calcext:value-type="float">
            <text:p>-0.2368215</text:p>
          </table:table-cell>
          <table:table-cell office:value-type="float" office:value="-0.1620251" calcext:value-type="float">
            <text:p>-0.1620251</text:p>
          </table:table-cell>
          <table:table-cell office:value-type="float" office:value="-0.02895124" calcext:value-type="float">
            <text:p>-0.02895124</text:p>
          </table:table-cell>
          <table:table-cell office:value-type="float" office:value="-0.03375423" calcext:value-type="float">
            <text:p>-0.03375423</text:p>
          </table:table-cell>
          <table:table-cell office:value-type="float" office:value="-0.02899946" calcext:value-type="float">
            <text:p>-0.02899946</text:p>
          </table:table-cell>
          <table:table-cell office:value-type="float" office:value="-0.01839331" calcext:value-type="float">
            <text:p>-0.01839331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0.005356339" calcext:value-type="float">
            <text:p>-0.005356339</text:p>
          </table:table-cell>
          <table:table-cell office:value-type="float" office:value="0.003995131" calcext:value-type="float">
            <text:p>0.003995131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26861" calcext:value-type="float">
            <text:p>-2.2686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102001" calcext:value-type="float">
            <text:p>12102001</text:p>
          </table:table-cell>
          <table:table-cell office:value-type="float" office:value="894.8593" calcext:value-type="float">
            <text:p>894.8593</text:p>
          </table:table-cell>
          <table:table-cell office:value-type="float" office:value="688.5958" calcext:value-type="float">
            <text:p>688.5958</text:p>
          </table:table-cell>
          <table:table-cell office:value-type="float" office:value="36.85216" calcext:value-type="float">
            <text:p>36.85216</text:p>
          </table:table-cell>
          <table:table-cell office:value-type="float" office:value="1070.521" calcext:value-type="float">
            <text:p>1070.521</text:p>
          </table:table-cell>
          <table:table-cell office:value-type="float" office:value="78.97761" calcext:value-type="float">
            <text:p>78.97761</text:p>
          </table:table-cell>
          <table:table-cell office:value-type="float" office:value="0" calcext:value-type="float">
            <text:p>0</text:p>
          </table:table-cell>
          <table:table-cell office:value-type="float" office:value="0.5280351" calcext:value-type="float">
            <text:p>0.5280351</text:p>
          </table:table-cell>
          <table:table-cell office:value-type="float" office:value="0.5270153" calcext:value-type="float">
            <text:p>0.5270153</text:p>
          </table:table-cell>
          <table:table-cell office:value-type="float" office:value="0.2488334" calcext:value-type="float">
            <text:p>0.2488334</text:p>
          </table:table-cell>
          <table:table-cell office:value-type="float" office:value="0.2364605" calcext:value-type="float">
            <text:p>0.2364605</text:p>
          </table:table-cell>
          <table:table-cell office:value-type="float" office:value="0.2379544" calcext:value-type="float">
            <text:p>0.2379544</text:p>
          </table:table-cell>
          <table:table-cell office:value-type="float" office:value="0.2180993" calcext:value-type="float">
            <text:p>0.2180993</text:p>
          </table:table-cell>
          <table:table-cell office:value-type="float" office:value="0.2675244" calcext:value-type="float">
            <text:p>0.2675244</text:p>
          </table:table-cell>
          <table:table-cell office:value-type="float" office:value="0.356869" calcext:value-type="float">
            <text:p>0.356869</text:p>
          </table:table-cell>
          <table:table-cell office:value-type="float" office:value="0.3490028" calcext:value-type="float">
            <text:p>0.3490028</text:p>
          </table:table-cell>
          <table:table-cell office:value-type="float" office:value="0.3642582" calcext:value-type="float">
            <text:p>0.3642582</text:p>
          </table:table-cell>
          <table:table-cell office:value-type="float" office:value="0.3841898" calcext:value-type="float">
            <text:p>0.3841898</text:p>
          </table:table-cell>
          <table:table-cell office:value-type="float" office:value="0.3988734" calcext:value-type="float">
            <text:p>0.398873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.000007406285" calcext:value-type="float">
            <text:p>7.406285E-06</text:p>
          </table:table-cell>
          <table:table-cell office:value-type="float" office:value="7.605578E-016" calcext:value-type="float">
            <text:p>7.605578E-16</text:p>
          </table:table-cell>
          <table:table-cell office:value-type="float" office:value="7.186566E-016" calcext:value-type="float">
            <text:p>7.186566E-16</text:p>
          </table:table-cell>
          <table:table-cell office:value-type="float" office:value="2.460383E-016" calcext:value-type="float">
            <text:p>2.460383E-16</text:p>
          </table:table-cell>
          <table:table-cell office:value-type="float" office:value="2.161908E-023" calcext:value-type="float">
            <text:p>2.161908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1159155" calcext:value-type="float">
            <text:p>-0.001159155</text:p>
          </table:table-cell>
          <table:table-cell office:value-type="float" office:value="-0.001175031" calcext:value-type="float">
            <text:p>-0.001175031</text:p>
          </table:table-cell>
          <table:table-cell office:value-type="float" office:value="-0.1908227" calcext:value-type="float">
            <text:p>-0.1908227</text:p>
          </table:table-cell>
          <table:table-cell office:value-type="float" office:value="-0.228104" calcext:value-type="float">
            <text:p>-0.228104</text:p>
          </table:table-cell>
          <table:table-cell office:value-type="float" office:value="-0.2173208" calcext:value-type="float">
            <text:p>-0.2173208</text:p>
          </table:table-cell>
          <table:table-cell office:value-type="float" office:value="-0.1566717" calcext:value-type="float">
            <text:p>-0.1566717</text:p>
          </table:table-cell>
          <table:table-cell office:value-type="float" office:value="-0.03276059" calcext:value-type="float">
            <text:p>-0.03276059</text:p>
          </table:table-cell>
          <table:table-cell office:value-type="float" office:value="-0.03311003" calcext:value-type="float">
            <text:p>-0.03311003</text:p>
          </table:table-cell>
          <table:table-cell office:value-type="float" office:value="-0.02858661" calcext:value-type="float">
            <text:p>-0.02858661</text:p>
          </table:table-cell>
          <table:table-cell office:value-type="float" office:value="-0.01837108" calcext:value-type="float">
            <text:p>-0.01837108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3999097" calcext:value-type="float">
            <text:p>0.003999097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271136" calcext:value-type="float">
            <text:p>-2.271136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3102001" calcext:value-type="float">
            <text:p>13102001</text:p>
          </table:table-cell>
          <table:table-cell office:value-type="float" office:value="898.3591" calcext:value-type="float">
            <text:p>898.3591</text:p>
          </table:table-cell>
          <table:table-cell office:value-type="float" office:value="690.5549" calcext:value-type="float">
            <text:p>690.5549</text:p>
          </table:table-cell>
          <table:table-cell office:value-type="float" office:value="36.85216" calcext:value-type="float">
            <text:p>36.85216</text:p>
          </table:table-cell>
          <table:table-cell office:value-type="float" office:value="1071.996" calcext:value-type="float">
            <text:p>1071.996</text:p>
          </table:table-cell>
          <table:table-cell office:value-type="float" office:value="79.04279" calcext:value-type="float">
            <text:p>79.04279</text:p>
          </table:table-cell>
          <table:table-cell office:value-type="float" office:value="0" calcext:value-type="float">
            <text:p>0</text:p>
          </table:table-cell>
          <table:table-cell office:value-type="float" office:value="0.4032635" calcext:value-type="float">
            <text:p>0.4032635</text:p>
          </table:table-cell>
          <table:table-cell office:value-type="float" office:value="0.4075608" calcext:value-type="float">
            <text:p>0.4075608</text:p>
          </table:table-cell>
          <table:table-cell office:value-type="float" office:value="0.4134384" calcext:value-type="float">
            <text:p>0.4134384</text:p>
          </table:table-cell>
          <table:table-cell office:value-type="float" office:value="0.2445613" calcext:value-type="float">
            <text:p>0.2445613</text:p>
          </table:table-cell>
          <table:table-cell office:value-type="float" office:value="0.2407295" calcext:value-type="float">
            <text:p>0.2407295</text:p>
          </table:table-cell>
          <table:table-cell office:value-type="float" office:value="0.2190605" calcext:value-type="float">
            <text:p>0.2190605</text:p>
          </table:table-cell>
          <table:table-cell office:value-type="float" office:value="0.2653441" calcext:value-type="float">
            <text:p>0.2653441</text:p>
          </table:table-cell>
          <table:table-cell office:value-type="float" office:value="0.3571192" calcext:value-type="float">
            <text:p>0.3571192</text:p>
          </table:table-cell>
          <table:table-cell office:value-type="float" office:value="0.3492847" calcext:value-type="float">
            <text:p>0.3492847</text:p>
          </table:table-cell>
          <table:table-cell office:value-type="float" office:value="0.3643008" calcext:value-type="float">
            <text:p>0.3643008</text:p>
          </table:table-cell>
          <table:table-cell office:value-type="float" office:value="0.3841869" calcext:value-type="float">
            <text:p>0.3841869</text:p>
          </table:table-cell>
          <table:table-cell office:value-type="float" office:value="0.3988116" calcext:value-type="float">
            <text:p>0.398811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60612E-016" calcext:value-type="float">
            <text:p>7.60612E-16</text:p>
          </table:table-cell>
          <table:table-cell office:value-type="float" office:value="7.186483E-016" calcext:value-type="float">
            <text:p>7.186483E-16</text:p>
          </table:table-cell>
          <table:table-cell office:value-type="float" office:value="2.460353E-016" calcext:value-type="float">
            <text:p>2.460353E-16</text:p>
          </table:table-cell>
          <table:table-cell office:value-type="float" office:value="2.16189E-023" calcext:value-type="float">
            <text:p>2.16189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5784896" calcext:value-type="float">
            <text:p>-0.005784896</text:p>
          </table:table-cell>
          <table:table-cell office:value-type="float" office:value="-0.005422019" calcext:value-type="float">
            <text:p>-0.005422019</text:p>
          </table:table-cell>
          <table:table-cell office:value-type="float" office:value="-0.004969184" calcext:value-type="float">
            <text:p>-0.004969184</text:p>
          </table:table-cell>
          <table:table-cell office:value-type="float" office:value="-0.1763556" calcext:value-type="float">
            <text:p>-0.1763556</text:p>
          </table:table-cell>
          <table:table-cell office:value-type="float" office:value="-0.1988427" calcext:value-type="float">
            <text:p>-0.1988427</text:p>
          </table:table-cell>
          <table:table-cell office:value-type="float" office:value="-0.1514838" calcext:value-type="float">
            <text:p>-0.1514838</text:p>
          </table:table-cell>
          <table:table-cell office:value-type="float" office:value="-0.03475623" calcext:value-type="float">
            <text:p>-0.03475623</text:p>
          </table:table-cell>
          <table:table-cell office:value-type="float" office:value="-0.03276465" calcext:value-type="float">
            <text:p>-0.03276465</text:p>
          </table:table-cell>
          <table:table-cell office:value-type="float" office:value="-0.02820498" calcext:value-type="float">
            <text:p>-0.02820498</text:p>
          </table:table-cell>
          <table:table-cell office:value-type="float" office:value="-0.01833443" calcext:value-type="float">
            <text:p>-0.01833443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0.005896765" calcext:value-type="float">
            <text:p>-0.005896765</text:p>
          </table:table-cell>
          <table:table-cell office:value-type="float" office:value="0.003980236" calcext:value-type="float">
            <text:p>0.003980236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273613" calcext:value-type="float">
            <text:p>-2.273613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102001" calcext:value-type="float">
            <text:p>14102001</text:p>
          </table:table-cell>
          <table:table-cell office:value-type="float" office:value="898.3591" calcext:value-type="float">
            <text:p>898.3591</text:p>
          </table:table-cell>
          <table:table-cell office:value-type="float" office:value="691.6728" calcext:value-type="float">
            <text:p>691.6728</text:p>
          </table:table-cell>
          <table:table-cell office:value-type="float" office:value="36.85216" calcext:value-type="float">
            <text:p>36.85216</text:p>
          </table:table-cell>
          <table:table-cell office:value-type="float" office:value="1070.878" calcext:value-type="float">
            <text:p>1070.878</text:p>
          </table:table-cell>
          <table:table-cell office:value-type="float" office:value="79.04279" calcext:value-type="float">
            <text:p>79.04279</text:p>
          </table:table-cell>
          <table:table-cell office:value-type="float" office:value="0" calcext:value-type="float">
            <text:p>0</text:p>
          </table:table-cell>
          <table:table-cell office:value-type="float" office:value="0.3873299" calcext:value-type="float">
            <text:p>0.3873299</text:p>
          </table:table-cell>
          <table:table-cell office:value-type="float" office:value="0.3912909" calcext:value-type="float">
            <text:p>0.3912909</text:p>
          </table:table-cell>
          <table:table-cell office:value-type="float" office:value="0.3955075" calcext:value-type="float">
            <text:p>0.3955075</text:p>
          </table:table-cell>
          <table:table-cell office:value-type="float" office:value="0.2545391" calcext:value-type="float">
            <text:p>0.2545391</text:p>
          </table:table-cell>
          <table:table-cell office:value-type="float" office:value="0.2449693" calcext:value-type="float">
            <text:p>0.2449693</text:p>
          </table:table-cell>
          <table:table-cell office:value-type="float" office:value="0.2200467" calcext:value-type="float">
            <text:p>0.2200467</text:p>
          </table:table-cell>
          <table:table-cell office:value-type="float" office:value="0.2640897" calcext:value-type="float">
            <text:p>0.2640897</text:p>
          </table:table-cell>
          <table:table-cell office:value-type="float" office:value="0.3571313" calcext:value-type="float">
            <text:p>0.3571313</text:p>
          </table:table-cell>
          <table:table-cell office:value-type="float" office:value="0.3495348" calcext:value-type="float">
            <text:p>0.3495348</text:p>
          </table:table-cell>
          <table:table-cell office:value-type="float" office:value="0.3643539" calcext:value-type="float">
            <text:p>0.3643539</text:p>
          </table:table-cell>
          <table:table-cell office:value-type="float" office:value="0.3841826" calcext:value-type="float">
            <text:p>0.3841826</text:p>
          </table:table-cell>
          <table:table-cell office:value-type="float" office:value="0.3987459" calcext:value-type="float">
            <text:p>0.3987459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7.606625E-016" calcext:value-type="float">
            <text:p>7.606625E-16</text:p>
          </table:table-cell>
          <table:table-cell office:value-type="float" office:value="7.186407E-016" calcext:value-type="float">
            <text:p>7.186407E-16</text:p>
          </table:table-cell>
          <table:table-cell office:value-type="float" office:value="2.460323E-016" calcext:value-type="float">
            <text:p>2.460323E-16</text:p>
          </table:table-cell>
          <table:table-cell office:value-type="float" office:value="2.161869E-023" calcext:value-type="float">
            <text:p>2.161869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74155" calcext:value-type="float">
            <text:p>-0.0074155</text:p>
          </table:table-cell>
          <table:table-cell office:value-type="float" office:value="-0.006963501" calcext:value-type="float">
            <text:p>-0.006963501</text:p>
          </table:table-cell>
          <table:table-cell office:value-type="float" office:value="-0.00652214" calcext:value-type="float">
            <text:p>-0.00652214</text:p>
          </table:table-cell>
          <table:table-cell office:value-type="float" office:value="-0.1297622" calcext:value-type="float">
            <text:p>-0.1297622</text:p>
          </table:table-cell>
          <table:table-cell office:value-type="float" office:value="-0.1739223" calcext:value-type="float">
            <text:p>-0.1739223</text:p>
          </table:table-cell>
          <table:table-cell office:value-type="float" office:value="-0.1463681" calcext:value-type="float">
            <text:p>-0.1463681</text:p>
          </table:table-cell>
          <table:table-cell office:value-type="float" office:value="-0.03595555" calcext:value-type="float">
            <text:p>-0.03595555</text:p>
          </table:table-cell>
          <table:table-cell office:value-type="float" office:value="-0.03273796" calcext:value-type="float">
            <text:p>-0.03273796</text:p>
          </table:table-cell>
          <table:table-cell office:value-type="float" office:value="-0.02787056" calcext:value-type="float">
            <text:p>-0.02787056</text:p>
          </table:table-cell>
          <table:table-cell office:value-type="float" office:value="-0.0182889" calcext:value-type="float">
            <text:p>-0.0182889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0.007556232" calcext:value-type="float">
            <text:p>-0.007556232</text:p>
          </table:table-cell>
          <table:table-cell office:value-type="float" office:value="0.003973244" calcext:value-type="float">
            <text:p>0.003973244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276024" calcext:value-type="float">
            <text:p>-2.27602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102001" calcext:value-type="float">
            <text:p>15102001</text:p>
          </table:table-cell>
          <table:table-cell office:value-type="float" office:value="898.3591" calcext:value-type="float">
            <text:p>898.3591</text:p>
          </table:table-cell>
          <table:table-cell office:value-type="float" office:value="692.4887" calcext:value-type="float">
            <text:p>692.4887</text:p>
          </table:table-cell>
          <table:table-cell office:value-type="float" office:value="36.85216" calcext:value-type="float">
            <text:p>36.85216</text:p>
          </table:table-cell>
          <table:table-cell office:value-type="float" office:value="1070.062" calcext:value-type="float">
            <text:p>1070.062</text:p>
          </table:table-cell>
          <table:table-cell office:value-type="float" office:value="79.04279" calcext:value-type="float">
            <text:p>79.04279</text:p>
          </table:table-cell>
          <table:table-cell office:value-type="float" office:value="0" calcext:value-type="float">
            <text:p>0</text:p>
          </table:table-cell>
          <table:table-cell office:value-type="float" office:value="0.3713425" calcext:value-type="float">
            <text:p>0.3713425</text:p>
          </table:table-cell>
          <table:table-cell office:value-type="float" office:value="0.3753855" calcext:value-type="float">
            <text:p>0.3753855</text:p>
          </table:table-cell>
          <table:table-cell office:value-type="float" office:value="0.3779424" calcext:value-type="float">
            <text:p>0.3779424</text:p>
          </table:table-cell>
          <table:table-cell office:value-type="float" office:value="0.2676236" calcext:value-type="float">
            <text:p>0.2676236</text:p>
          </table:table-cell>
          <table:table-cell office:value-type="float" office:value="0.2517541" calcext:value-type="float">
            <text:p>0.2517541</text:p>
          </table:table-cell>
          <table:table-cell office:value-type="float" office:value="0.2214676" calcext:value-type="float">
            <text:p>0.2214676</text:p>
          </table:table-cell>
          <table:table-cell office:value-type="float" office:value="0.2628916" calcext:value-type="float">
            <text:p>0.2628916</text:p>
          </table:table-cell>
          <table:table-cell office:value-type="float" office:value="0.3570544" calcext:value-type="float">
            <text:p>0.3570544</text:p>
          </table:table-cell>
          <table:table-cell office:value-type="float" office:value="0.3497457" calcext:value-type="float">
            <text:p>0.3497457</text:p>
          </table:table-cell>
          <table:table-cell office:value-type="float" office:value="0.3644165" calcext:value-type="float">
            <text:p>0.3644165</text:p>
          </table:table-cell>
          <table:table-cell office:value-type="float" office:value="0.3841802" calcext:value-type="float">
            <text:p>0.3841802</text:p>
          </table:table-cell>
          <table:table-cell office:value-type="float" office:value="0.3986784" calcext:value-type="float">
            <text:p>0.398678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60709E-016" calcext:value-type="float">
            <text:p>7.60709E-16</text:p>
          </table:table-cell>
          <table:table-cell office:value-type="float" office:value="7.186339E-016" calcext:value-type="float">
            <text:p>7.186339E-16</text:p>
          </table:table-cell>
          <table:table-cell office:value-type="float" office:value="2.460301E-016" calcext:value-type="float">
            <text:p>2.460301E-16</text:p>
          </table:table-cell>
          <table:table-cell office:value-type="float" office:value="2.161849E-023" calcext:value-type="float">
            <text:p>2.161849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9591662" calcext:value-type="float">
            <text:p>-0.009591662</text:p>
          </table:table-cell>
          <table:table-cell office:value-type="float" office:value="-0.008982974" calcext:value-type="float">
            <text:p>-0.008982974</text:p>
          </table:table-cell>
          <table:table-cell office:value-type="float" office:value="-0.008618409" calcext:value-type="float">
            <text:p>-0.008618409</text:p>
          </table:table-cell>
          <table:table-cell office:value-type="float" office:value="-0.08829485" calcext:value-type="float">
            <text:p>-0.08829485</text:p>
          </table:table-cell>
          <table:table-cell office:value-type="float" office:value="-0.1410545" calcext:value-type="float">
            <text:p>-0.1410545</text:p>
          </table:table-cell>
          <table:table-cell office:value-type="float" office:value="-0.1393614" calcext:value-type="float">
            <text:p>-0.1393614</text:p>
          </table:table-cell>
          <table:table-cell office:value-type="float" office:value="-0.03713809" calcext:value-type="float">
            <text:p>-0.03713809</text:p>
          </table:table-cell>
          <table:table-cell office:value-type="float" office:value="-0.03288894" calcext:value-type="float">
            <text:p>-0.03288894</text:p>
          </table:table-cell>
          <table:table-cell office:value-type="float" office:value="-0.02759187" calcext:value-type="float">
            <text:p>-0.02759187</text:p>
          </table:table-cell>
          <table:table-cell office:value-type="float" office:value="-0.01823526" calcext:value-type="float">
            <text:p>-0.01823526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0.00976481" calcext:value-type="float">
            <text:p>-0.00976481</text:p>
          </table:table-cell>
          <table:table-cell office:value-type="float" office:value="0.003967322" calcext:value-type="float">
            <text:p>0.003967322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278379" calcext:value-type="float">
            <text:p>-2.278379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102001" calcext:value-type="float">
            <text:p>16102001</text:p>
          </table:table-cell>
          <table:table-cell office:value-type="float" office:value="898.3591" calcext:value-type="float">
            <text:p>898.3591</text:p>
          </table:table-cell>
          <table:table-cell office:value-type="float" office:value="693.3231" calcext:value-type="float">
            <text:p>693.3231</text:p>
          </table:table-cell>
          <table:table-cell office:value-type="float" office:value="36.85216" calcext:value-type="float">
            <text:p>36.85216</text:p>
          </table:table-cell>
          <table:table-cell office:value-type="float" office:value="1069.227" calcext:value-type="float">
            <text:p>1069.227</text:p>
          </table:table-cell>
          <table:table-cell office:value-type="float" office:value="79.04279" calcext:value-type="float">
            <text:p>79.04279</text:p>
          </table:table-cell>
          <table:table-cell office:value-type="float" office:value="0" calcext:value-type="float">
            <text:p>0</text:p>
          </table:table-cell>
          <table:table-cell office:value-type="float" office:value="0.3512932" calcext:value-type="float">
            <text:p>0.3512932</text:p>
          </table:table-cell>
          <table:table-cell office:value-type="float" office:value="0.355363" calcext:value-type="float">
            <text:p>0.355363</text:p>
          </table:table-cell>
          <table:table-cell office:value-type="float" office:value="0.3555402" calcext:value-type="float">
            <text:p>0.3555402</text:p>
          </table:table-cell>
          <table:table-cell office:value-type="float" office:value="0.2862942" calcext:value-type="float">
            <text:p>0.2862942</text:p>
          </table:table-cell>
          <table:table-cell office:value-type="float" office:value="0.2637706" calcext:value-type="float">
            <text:p>0.2637706</text:p>
          </table:table-cell>
          <table:table-cell office:value-type="float" office:value="0.2232832" calcext:value-type="float">
            <text:p>0.2232832</text:p>
          </table:table-cell>
          <table:table-cell office:value-type="float" office:value="0.2620586" calcext:value-type="float">
            <text:p>0.2620586</text:p>
          </table:table-cell>
          <table:table-cell office:value-type="float" office:value="0.3569036" calcext:value-type="float">
            <text:p>0.3569036</text:p>
          </table:table-cell>
          <table:table-cell office:value-type="float" office:value="0.3499138" calcext:value-type="float">
            <text:p>0.3499138</text:p>
          </table:table-cell>
          <table:table-cell office:value-type="float" office:value="0.3644818" calcext:value-type="float">
            <text:p>0.3644818</text:p>
          </table:table-cell>
          <table:table-cell office:value-type="float" office:value="0.3841785" calcext:value-type="float">
            <text:p>0.3841785</text:p>
          </table:table-cell>
          <table:table-cell office:value-type="float" office:value="0.3986095" calcext:value-type="float">
            <text:p>0.398609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607449E-016" calcext:value-type="float">
            <text:p>7.607449E-16</text:p>
          </table:table-cell>
          <table:table-cell office:value-type="float" office:value="7.18626E-016" calcext:value-type="float">
            <text:p>7.18626E-16</text:p>
          </table:table-cell>
          <table:table-cell office:value-type="float" office:value="2.460286E-016" calcext:value-type="float">
            <text:p>2.460286E-16</text:p>
          </table:table-cell>
          <table:table-cell office:value-type="float" office:value="2.161829E-023" calcext:value-type="float">
            <text:p>2.161829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1351093" calcext:value-type="float">
            <text:p>-0.01351093</text:p>
          </table:table-cell>
          <table:table-cell office:value-type="float" office:value="-0.01257174" calcext:value-type="float">
            <text:p>-0.01257174</text:p>
          </table:table-cell>
          <table:table-cell office:value-type="float" office:value="-0.01253016" calcext:value-type="float">
            <text:p>-0.01253016</text:p>
          </table:table-cell>
          <table:table-cell office:value-type="float" office:value="-0.05260994" calcext:value-type="float">
            <text:p>-0.05260994</text:p>
          </table:table-cell>
          <table:table-cell office:value-type="float" office:value="-0.09870154" calcext:value-type="float">
            <text:p>-0.09870154</text:p>
          </table:table-cell>
          <table:table-cell office:value-type="float" office:value="-0.1309324" calcext:value-type="float">
            <text:p>-0.1309324</text:p>
          </table:table-cell>
          <table:table-cell office:value-type="float" office:value="-0.03799266" calcext:value-type="float">
            <text:p>-0.03799266</text:p>
          </table:table-cell>
          <table:table-cell office:value-type="float" office:value="-0.03307669" calcext:value-type="float">
            <text:p>-0.03307669</text:p>
          </table:table-cell>
          <table:table-cell office:value-type="float" office:value="-0.02737174" calcext:value-type="float">
            <text:p>-0.02737174</text:p>
          </table:table-cell>
          <table:table-cell office:value-type="float" office:value="-0.01817948" calcext:value-type="float">
            <text:p>-0.01817948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0.01377674" calcext:value-type="float">
            <text:p>-0.01377674</text:p>
          </table:table-cell>
          <table:table-cell office:value-type="float" office:value="0.003961762" calcext:value-type="float">
            <text:p>0.003961762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280693" calcext:value-type="float">
            <text:p>-2.28069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102001" calcext:value-type="float">
            <text:p>17102001</text:p>
          </table:table-cell>
          <table:table-cell office:value-type="float" office:value="898.3591" calcext:value-type="float">
            <text:p>898.3591</text:p>
          </table:table-cell>
          <table:table-cell office:value-type="float" office:value="694.4225" calcext:value-type="float">
            <text:p>694.4225</text:p>
          </table:table-cell>
          <table:table-cell office:value-type="float" office:value="36.85216" calcext:value-type="float">
            <text:p>36.85216</text:p>
          </table:table-cell>
          <table:table-cell office:value-type="float" office:value="1068.128" calcext:value-type="float">
            <text:p>1068.128</text:p>
          </table:table-cell>
          <table:table-cell office:value-type="float" office:value="79.04279" calcext:value-type="float">
            <text:p>79.04279</text:p>
          </table:table-cell>
          <table:table-cell office:value-type="float" office:value="0" calcext:value-type="float">
            <text:p>0</text:p>
          </table:table-cell>
          <table:table-cell office:value-type="float" office:value="0.3148632" calcext:value-type="float">
            <text:p>0.3148632</text:p>
          </table:table-cell>
          <table:table-cell office:value-type="float" office:value="0.3303986" calcext:value-type="float">
            <text:p>0.3303986</text:p>
          </table:table-cell>
          <table:table-cell office:value-type="float" office:value="0.3296613" calcext:value-type="float">
            <text:p>0.3296613</text:p>
          </table:table-cell>
          <table:table-cell office:value-type="float" office:value="0.3043732" calcext:value-type="float">
            <text:p>0.3043732</text:p>
          </table:table-cell>
          <table:table-cell office:value-type="float" office:value="0.286492" calcext:value-type="float">
            <text:p>0.286492</text:p>
          </table:table-cell>
          <table:table-cell office:value-type="float" office:value="0.2257279" calcext:value-type="float">
            <text:p>0.2257279</text:p>
          </table:table-cell>
          <table:table-cell office:value-type="float" office:value="0.261504" calcext:value-type="float">
            <text:p>0.261504</text:p>
          </table:table-cell>
          <table:table-cell office:value-type="float" office:value="0.356716" calcext:value-type="float">
            <text:p>0.356716</text:p>
          </table:table-cell>
          <table:table-cell office:value-type="float" office:value="0.3500448" calcext:value-type="float">
            <text:p>0.3500448</text:p>
          </table:table-cell>
          <table:table-cell office:value-type="float" office:value="0.3645455" calcext:value-type="float">
            <text:p>0.3645455</text:p>
          </table:table-cell>
          <table:table-cell office:value-type="float" office:value="0.3841743" calcext:value-type="float">
            <text:p>0.3841743</text:p>
          </table:table-cell>
          <table:table-cell office:value-type="float" office:value="0.3985384" calcext:value-type="float">
            <text:p>0.398538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607848E-016" calcext:value-type="float">
            <text:p>7.607848E-16</text:p>
          </table:table-cell>
          <table:table-cell office:value-type="float" office:value="7.186175E-016" calcext:value-type="float">
            <text:p>7.186175E-16</text:p>
          </table:table-cell>
          <table:table-cell office:value-type="float" office:value="2.460265E-016" calcext:value-type="float">
            <text:p>2.460265E-16</text:p>
          </table:table-cell>
          <table:table-cell office:value-type="float" office:value="2.16181E-023" calcext:value-type="float">
            <text:p>2.16181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2659147" calcext:value-type="float">
            <text:p>-0.02659147</text:p>
          </table:table-cell>
          <table:table-cell office:value-type="float" office:value="-0.0196624" calcext:value-type="float">
            <text:p>-0.0196624</text:p>
          </table:table-cell>
          <table:table-cell office:value-type="float" office:value="-0.01994066" calcext:value-type="float">
            <text:p>-0.01994066</text:p>
          </table:table-cell>
          <table:table-cell office:value-type="float" office:value="-0.0327611" calcext:value-type="float">
            <text:p>-0.0327611</text:p>
          </table:table-cell>
          <table:table-cell office:value-type="float" office:value="-0.05234591" calcext:value-type="float">
            <text:p>-0.05234591</text:p>
          </table:table-cell>
          <table:table-cell office:value-type="float" office:value="-0.1205205" calcext:value-type="float">
            <text:p>-0.1205205</text:p>
          </table:table-cell>
          <table:table-cell office:value-type="float" office:value="-0.03856671" calcext:value-type="float">
            <text:p>-0.03856671</text:p>
          </table:table-cell>
          <table:table-cell office:value-type="float" office:value="-0.03322937" calcext:value-type="float">
            <text:p>-0.03322937</text:p>
          </table:table-cell>
          <table:table-cell office:value-type="float" office:value="-0.02720144" calcext:value-type="float">
            <text:p>-0.02720144</text:p>
          </table:table-cell>
          <table:table-cell office:value-type="float" office:value="-0.01812517" calcext:value-type="float">
            <text:p>-0.01812517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0.03245384" calcext:value-type="float">
            <text:p>-0.03245384</text:p>
          </table:table-cell>
          <table:table-cell office:value-type="float" office:value="0.003952578" calcext:value-type="float">
            <text:p>0.003952578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28296" calcext:value-type="float">
            <text:p>-2.2829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8102001" calcext:value-type="float">
            <text:p>18102001</text:p>
          </table:table-cell>
          <table:table-cell office:value-type="float" office:value="898.3591" calcext:value-type="float">
            <text:p>898.3591</text:p>
          </table:table-cell>
          <table:table-cell office:value-type="float" office:value="695.361" calcext:value-type="float">
            <text:p>695.361</text:p>
          </table:table-cell>
          <table:table-cell office:value-type="float" office:value="36.85216" calcext:value-type="float">
            <text:p>36.85216</text:p>
          </table:table-cell>
          <table:table-cell office:value-type="float" office:value="1067.19" calcext:value-type="float">
            <text:p>1067.19</text:p>
          </table:table-cell>
          <table:table-cell office:value-type="float" office:value="79.04279" calcext:value-type="float">
            <text:p>79.04279</text:p>
          </table:table-cell>
          <table:table-cell office:value-type="float" office:value="0" calcext:value-type="float">
            <text:p>0</text:p>
          </table:table-cell>
          <table:table-cell office:value-type="float" office:value="0.2854702" calcext:value-type="float">
            <text:p>0.2854702</text:p>
          </table:table-cell>
          <table:table-cell office:value-type="float" office:value="0.3142092" calcext:value-type="float">
            <text:p>0.3142092</text:p>
          </table:table-cell>
          <table:table-cell office:value-type="float" office:value="0.3150928" calcext:value-type="float">
            <text:p>0.3150928</text:p>
          </table:table-cell>
          <table:table-cell office:value-type="float" office:value="0.3077762" calcext:value-type="float">
            <text:p>0.3077762</text:p>
          </table:table-cell>
          <table:table-cell office:value-type="float" office:value="0.3021234" calcext:value-type="float">
            <text:p>0.3021234</text:p>
          </table:table-cell>
          <table:table-cell office:value-type="float" office:value="0.2291239" calcext:value-type="float">
            <text:p>0.2291239</text:p>
          </table:table-cell>
          <table:table-cell office:value-type="float" office:value="0.2609291" calcext:value-type="float">
            <text:p>0.2609291</text:p>
          </table:table-cell>
          <table:table-cell office:value-type="float" office:value="0.356491" calcext:value-type="float">
            <text:p>0.356491</text:p>
          </table:table-cell>
          <table:table-cell office:value-type="float" office:value="0.3501484" calcext:value-type="float">
            <text:p>0.3501484</text:p>
          </table:table-cell>
          <table:table-cell office:value-type="float" office:value="0.3646088" calcext:value-type="float">
            <text:p>0.3646088</text:p>
          </table:table-cell>
          <table:table-cell office:value-type="float" office:value="0.3841722" calcext:value-type="float">
            <text:p>0.3841722</text:p>
          </table:table-cell>
          <table:table-cell office:value-type="float" office:value="0.3984677" calcext:value-type="float">
            <text:p>0.398467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608349E-016" calcext:value-type="float">
            <text:p>7.608349E-16</text:p>
          </table:table-cell>
          <table:table-cell office:value-type="float" office:value="7.186102E-016" calcext:value-type="float">
            <text:p>7.186102E-16</text:p>
          </table:table-cell>
          <table:table-cell office:value-type="float" office:value="2.460238E-016" calcext:value-type="float">
            <text:p>2.460238E-16</text:p>
          </table:table-cell>
          <table:table-cell office:value-type="float" office:value="2.161792E-023" calcext:value-type="float">
            <text:p>2.161792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5329578" calcext:value-type="float">
            <text:p>-0.05329578</text:p>
          </table:table-cell>
          <table:table-cell office:value-type="float" office:value="-0.02682825" calcext:value-type="float">
            <text:p>-0.02682825</text:p>
          </table:table-cell>
          <table:table-cell office:value-type="float" office:value="-0.02638658" calcext:value-type="float">
            <text:p>-0.02638658</text:p>
          </table:table-cell>
          <table:table-cell office:value-type="float" office:value="-0.030552" calcext:value-type="float">
            <text:p>-0.030552</text:p>
          </table:table-cell>
          <table:table-cell office:value-type="float" office:value="-0.03462126" calcext:value-type="float">
            <text:p>-0.03462126</text:p>
          </table:table-cell>
          <table:table-cell office:value-type="float" office:value="-0.1074926" calcext:value-type="float">
            <text:p>-0.1074926</text:p>
          </table:table-cell>
          <table:table-cell office:value-type="float" office:value="-0.03918306" calcext:value-type="float">
            <text:p>-0.03918306</text:p>
          </table:table-cell>
          <table:table-cell office:value-type="float" office:value="-0.03341343" calcext:value-type="float">
            <text:p>-0.03341343</text:p>
          </table:table-cell>
          <table:table-cell office:value-type="float" office:value="-0.02706754" calcext:value-type="float">
            <text:p>-0.02706754</text:p>
          </table:table-cell>
          <table:table-cell office:value-type="float" office:value="-0.01807141" calcext:value-type="float">
            <text:p>-0.01807141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0.06804053" calcext:value-type="float">
            <text:p>-0.06804053</text:p>
          </table:table-cell>
          <table:table-cell office:value-type="float" office:value="0.003943076" calcext:value-type="float">
            <text:p>0.003943076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285192" calcext:value-type="float">
            <text:p>-2.28519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9102001" calcext:value-type="float">
            <text:p>19102001</text:p>
          </table:table-cell>
          <table:table-cell office:value-type="float" office:value="898.3591" calcext:value-type="float">
            <text:p>898.3591</text:p>
          </table:table-cell>
          <table:table-cell office:value-type="float" office:value="696.2505" calcext:value-type="float">
            <text:p>696.2505</text:p>
          </table:table-cell>
          <table:table-cell office:value-type="float" office:value="36.85216" calcext:value-type="float">
            <text:p>36.85216</text:p>
          </table:table-cell>
          <table:table-cell office:value-type="float" office:value="1066.3" calcext:value-type="float">
            <text:p>1066.3</text:p>
          </table:table-cell>
          <table:table-cell office:value-type="float" office:value="79.04279" calcext:value-type="float">
            <text:p>79.04279</text:p>
          </table:table-cell>
          <table:table-cell office:value-type="float" office:value="0" calcext:value-type="float">
            <text:p>0</text:p>
          </table:table-cell>
          <table:table-cell office:value-type="float" office:value="0.2581919" calcext:value-type="float">
            <text:p>0.2581919</text:p>
          </table:table-cell>
          <table:table-cell office:value-type="float" office:value="0.3050275" calcext:value-type="float">
            <text:p>0.3050275</text:p>
          </table:table-cell>
          <table:table-cell office:value-type="float" office:value="0.3081215" calcext:value-type="float">
            <text:p>0.3081215</text:p>
          </table:table-cell>
          <table:table-cell office:value-type="float" office:value="0.3067015" calcext:value-type="float">
            <text:p>0.3067015</text:p>
          </table:table-cell>
          <table:table-cell office:value-type="float" office:value="0.3038344" calcext:value-type="float">
            <text:p>0.3038344</text:p>
          </table:table-cell>
          <table:table-cell office:value-type="float" office:value="0.2330606" calcext:value-type="float">
            <text:p>0.2330606</text:p>
          </table:table-cell>
          <table:table-cell office:value-type="float" office:value="0.2603343" calcext:value-type="float">
            <text:p>0.2603343</text:p>
          </table:table-cell>
          <table:table-cell office:value-type="float" office:value="0.3562419" calcext:value-type="float">
            <text:p>0.3562419</text:p>
          </table:table-cell>
          <table:table-cell office:value-type="float" office:value="0.3502243" calcext:value-type="float">
            <text:p>0.3502243</text:p>
          </table:table-cell>
          <table:table-cell office:value-type="float" office:value="0.3646671" calcext:value-type="float">
            <text:p>0.3646671</text:p>
          </table:table-cell>
          <table:table-cell office:value-type="float" office:value="0.3841675" calcext:value-type="float">
            <text:p>0.3841675</text:p>
          </table:table-cell>
          <table:table-cell office:value-type="float" office:value="0.3983954" calcext:value-type="float">
            <text:p>0.398395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608774E-016" calcext:value-type="float">
            <text:p>7.608774E-16</text:p>
          </table:table-cell>
          <table:table-cell office:value-type="float" office:value="7.186018E-016" calcext:value-type="float">
            <text:p>7.186018E-16</text:p>
          </table:table-cell>
          <table:table-cell office:value-type="float" office:value="2.460217E-016" calcext:value-type="float">
            <text:p>2.460217E-16</text:p>
          </table:table-cell>
          <table:table-cell office:value-type="float" office:value="2.161774E-023" calcext:value-type="float">
            <text:p>2.161774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1152445" calcext:value-type="float">
            <text:p>-0.1152445</text:p>
          </table:table-cell>
          <table:table-cell office:value-type="float" office:value="-0.03223625" calcext:value-type="float">
            <text:p>-0.03223625</text:p>
          </table:table-cell>
          <table:table-cell office:value-type="float" office:value="-0.03030327" calcext:value-type="float">
            <text:p>-0.03030327</text:p>
          </table:table-cell>
          <table:table-cell office:value-type="float" office:value="-0.03119682" calcext:value-type="float">
            <text:p>-0.03119682</text:p>
          </table:table-cell>
          <table:table-cell office:value-type="float" office:value="-0.03308039" calcext:value-type="float">
            <text:p>-0.03308039</text:p>
          </table:table-cell>
          <table:table-cell office:value-type="float" office:value="-0.09436413" calcext:value-type="float">
            <text:p>-0.09436413</text:p>
          </table:table-cell>
          <table:table-cell office:value-type="float" office:value="-0.03982447" calcext:value-type="float">
            <text:p>-0.03982447</text:p>
          </table:table-cell>
          <table:table-cell office:value-type="float" office:value="-0.03361864" calcext:value-type="float">
            <text:p>-0.03361864</text:p>
          </table:table-cell>
          <table:table-cell office:value-type="float" office:value="-0.02696983" calcext:value-type="float">
            <text:p>-0.02696983</text:p>
          </table:table-cell>
          <table:table-cell office:value-type="float" office:value="-0.01802193" calcext:value-type="float">
            <text:p>-0.01802193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0.194427" calcext:value-type="float">
            <text:p>-0.194427</text:p>
          </table:table-cell>
          <table:table-cell office:value-type="float" office:value="0.003935779" calcext:value-type="float">
            <text:p>0.003935779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287383" calcext:value-type="float">
            <text:p>-2.28738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102001" calcext:value-type="float">
            <text:p>20102001</text:p>
          </table:table-cell>
          <table:table-cell office:value-type="float" office:value="898.3591" calcext:value-type="float">
            <text:p>898.3591</text:p>
          </table:table-cell>
          <table:table-cell office:value-type="float" office:value="697.3062" calcext:value-type="float">
            <text:p>697.3062</text:p>
          </table:table-cell>
          <table:table-cell office:value-type="float" office:value="36.85216" calcext:value-type="float">
            <text:p>36.85216</text:p>
          </table:table-cell>
          <table:table-cell office:value-type="float" office:value="1065.244" calcext:value-type="float">
            <text:p>1065.244</text:p>
          </table:table-cell>
          <table:table-cell office:value-type="float" office:value="79.04279" calcext:value-type="float">
            <text:p>79.04279</text:p>
          </table:table-cell>
          <table:table-cell office:value-type="float" office:value="0" calcext:value-type="float">
            <text:p>0</text:p>
          </table:table-cell>
          <table:table-cell office:value-type="float" office:value="0.2067486" calcext:value-type="float">
            <text:p>0.2067486</text:p>
          </table:table-cell>
          <table:table-cell office:value-type="float" office:value="0.3016307" calcext:value-type="float">
            <text:p>0.3016307</text:p>
          </table:table-cell>
          <table:table-cell office:value-type="float" office:value="0.303783" calcext:value-type="float">
            <text:p>0.303783</text:p>
          </table:table-cell>
          <table:table-cell office:value-type="float" office:value="0.3036271" calcext:value-type="float">
            <text:p>0.3036271</text:p>
          </table:table-cell>
          <table:table-cell office:value-type="float" office:value="0.3013488" calcext:value-type="float">
            <text:p>0.3013488</text:p>
          </table:table-cell>
          <table:table-cell office:value-type="float" office:value="0.2371624" calcext:value-type="float">
            <text:p>0.2371624</text:p>
          </table:table-cell>
          <table:table-cell office:value-type="float" office:value="0.2597025" calcext:value-type="float">
            <text:p>0.2597025</text:p>
          </table:table-cell>
          <table:table-cell office:value-type="float" office:value="0.3560058" calcext:value-type="float">
            <text:p>0.3560058</text:p>
          </table:table-cell>
          <table:table-cell office:value-type="float" office:value="0.3502713" calcext:value-type="float">
            <text:p>0.3502713</text:p>
          </table:table-cell>
          <table:table-cell office:value-type="float" office:value="0.3647173" calcext:value-type="float">
            <text:p>0.3647173</text:p>
          </table:table-cell>
          <table:table-cell office:value-type="float" office:value="0.3841591" calcext:value-type="float">
            <text:p>0.3841591</text:p>
          </table:table-cell>
          <table:table-cell office:value-type="float" office:value="0.3983198" calcext:value-type="float">
            <text:p>0.398319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609242E-016" calcext:value-type="float">
            <text:p>7.609242E-16</text:p>
          </table:table-cell>
          <table:table-cell office:value-type="float" office:value="7.185938E-016" calcext:value-type="float">
            <text:p>7.185938E-16</text:p>
          </table:table-cell>
          <table:table-cell office:value-type="float" office:value="2.460193E-016" calcext:value-type="float">
            <text:p>2.460193E-16</text:p>
          </table:table-cell>
          <table:table-cell office:value-type="float" office:value="2.161756E-023" calcext:value-type="float">
            <text:p>2.161756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6344559" calcext:value-type="float">
            <text:p>-0.6344559</text:p>
          </table:table-cell>
          <table:table-cell office:value-type="float" office:value="-0.03498155" calcext:value-type="float">
            <text:p>-0.03498155</text:p>
          </table:table-cell>
          <table:table-cell office:value-type="float" office:value="-0.03309393" calcext:value-type="float">
            <text:p>-0.03309393</text:p>
          </table:table-cell>
          <table:table-cell office:value-type="float" office:value="-0.03322645" calcext:value-type="float">
            <text:p>-0.03322645</text:p>
          </table:table-cell>
          <table:table-cell office:value-type="float" office:value="-0.03522136" calcext:value-type="float">
            <text:p>-0.03522136</text:p>
          </table:table-cell>
          <table:table-cell office:value-type="float" office:value="-0.08257078" calcext:value-type="float">
            <text:p>-0.08257078</text:p>
          </table:table-cell>
          <table:table-cell office:value-type="float" office:value="-0.04051707" calcext:value-type="float">
            <text:p>-0.04051707</text:p>
          </table:table-cell>
          <table:table-cell office:value-type="float" office:value="-0.03381509" calcext:value-type="float">
            <text:p>-0.03381509</text:p>
          </table:table-cell>
          <table:table-cell office:value-type="float" office:value="-0.02690943" calcext:value-type="float">
            <text:p>-0.02690943</text:p>
          </table:table-cell>
          <table:table-cell office:value-type="float" office:value="-0.01797953" calcext:value-type="float">
            <text:p>-0.01797953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2.635745" calcext:value-type="float">
            <text:p>-2.635745</text:p>
          </table:table-cell>
          <table:table-cell office:value-type="float" office:value="0.003929823" calcext:value-type="float">
            <text:p>0.003929823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289541" calcext:value-type="float">
            <text:p>-2.28954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1102001" calcext:value-type="float">
            <text:p>21102001</text:p>
          </table:table-cell>
          <table:table-cell office:value-type="float" office:value="898.3591" calcext:value-type="float">
            <text:p>898.3591</text:p>
          </table:table-cell>
          <table:table-cell office:value-type="float" office:value="698.2332" calcext:value-type="float">
            <text:p>698.2332</text:p>
          </table:table-cell>
          <table:table-cell office:value-type="float" office:value="36.85216" calcext:value-type="float">
            <text:p>36.85216</text:p>
          </table:table-cell>
          <table:table-cell office:value-type="float" office:value="1064.317" calcext:value-type="float">
            <text:p>1064.317</text:p>
          </table:table-cell>
          <table:table-cell office:value-type="float" office:value="79.04279" calcext:value-type="float">
            <text:p>79.04279</text:p>
          </table:table-cell>
          <table:table-cell office:value-type="float" office:value="0" calcext:value-type="float">
            <text:p>0</text:p>
          </table:table-cell>
          <table:table-cell office:value-type="float" office:value="0.161783" calcext:value-type="float">
            <text:p>0.161783</text:p>
          </table:table-cell>
          <table:table-cell office:value-type="float" office:value="0.2985366" calcext:value-type="float">
            <text:p>0.2985366</text:p>
          </table:table-cell>
          <table:table-cell office:value-type="float" office:value="0.3002322" calcext:value-type="float">
            <text:p>0.3002322</text:p>
          </table:table-cell>
          <table:table-cell office:value-type="float" office:value="0.3000402" calcext:value-type="float">
            <text:p>0.3000402</text:p>
          </table:table-cell>
          <table:table-cell office:value-type="float" office:value="0.2975619" calcext:value-type="float">
            <text:p>0.2975619</text:p>
          </table:table-cell>
          <table:table-cell office:value-type="float" office:value="0.2411818" calcext:value-type="float">
            <text:p>0.2411818</text:p>
          </table:table-cell>
          <table:table-cell office:value-type="float" office:value="0.2591074" calcext:value-type="float">
            <text:p>0.2591074</text:p>
          </table:table-cell>
          <table:table-cell office:value-type="float" office:value="0.3557734" calcext:value-type="float">
            <text:p>0.3557734</text:p>
          </table:table-cell>
          <table:table-cell office:value-type="float" office:value="0.350287" calcext:value-type="float">
            <text:p>0.350287</text:p>
          </table:table-cell>
          <table:table-cell office:value-type="float" office:value="0.3647555" calcext:value-type="float">
            <text:p>0.3647555</text:p>
          </table:table-cell>
          <table:table-cell office:value-type="float" office:value="0.3841439" calcext:value-type="float">
            <text:p>0.3841439</text:p>
          </table:table-cell>
          <table:table-cell office:value-type="float" office:value="0.3982434" calcext:value-type="float">
            <text:p>0.398243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609768E-016" calcext:value-type="float">
            <text:p>7.609768E-16</text:p>
          </table:table-cell>
          <table:table-cell office:value-type="float" office:value="7.185862E-016" calcext:value-type="float">
            <text:p>7.185862E-16</text:p>
          </table:table-cell>
          <table:table-cell office:value-type="float" office:value="2.460166E-016" calcext:value-type="float">
            <text:p>2.460166E-16</text:p>
          </table:table-cell>
          <table:table-cell office:value-type="float" office:value="2.161737E-023" calcext:value-type="float">
            <text:p>2.161737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4.251599" calcext:value-type="float">
            <text:p>-4.251599</text:p>
          </table:table-cell>
          <table:table-cell office:value-type="float" office:value="-0.0378442" calcext:value-type="float">
            <text:p>-0.0378442</text:p>
          </table:table-cell>
          <table:table-cell office:value-type="float" office:value="-0.03622768" calcext:value-type="float">
            <text:p>-0.03622768</text:p>
          </table:table-cell>
          <table:table-cell office:value-type="float" office:value="-0.03640484" calcext:value-type="float">
            <text:p>-0.03640484</text:p>
          </table:table-cell>
          <table:table-cell office:value-type="float" office:value="-0.03879844" calcext:value-type="float">
            <text:p>-0.03879844</text:p>
          </table:table-cell>
          <table:table-cell office:value-type="float" office:value="-0.07260019" calcext:value-type="float">
            <text:p>-0.07260019</text:p>
          </table:table-cell>
          <table:table-cell office:value-type="float" office:value="-0.04118538" calcext:value-type="float">
            <text:p>-0.04118538</text:p>
          </table:table-cell>
          <table:table-cell office:value-type="float" office:value="-0.03400873" calcext:value-type="float">
            <text:p>-0.03400873</text:p>
          </table:table-cell>
          <table:table-cell office:value-type="float" office:value="-0.02688874" calcext:value-type="float">
            <text:p>-0.02688874</text:p>
          </table:table-cell>
          <table:table-cell office:value-type="float" office:value="-0.01794718" calcext:value-type="float">
            <text:p>-0.01794718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12.50387" calcext:value-type="float">
            <text:p>-12.50387</text:p>
          </table:table-cell>
          <table:table-cell office:value-type="float" office:value="0.003926231" calcext:value-type="float">
            <text:p>0.003926231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291674" calcext:value-type="float">
            <text:p>-2.29167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2102001" calcext:value-type="float">
            <text:p>22102001</text:p>
          </table:table-cell>
          <table:table-cell office:value-type="float" office:value="908.0589" calcext:value-type="float">
            <text:p>908.0589</text:p>
          </table:table-cell>
          <table:table-cell office:value-type="float" office:value="698.7921" calcext:value-type="float">
            <text:p>698.7921</text:p>
          </table:table-cell>
          <table:table-cell office:value-type="float" office:value="36.85216" calcext:value-type="float">
            <text:p>36.85216</text:p>
          </table:table-cell>
          <table:table-cell office:value-type="float" office:value="1073.363" calcext:value-type="float">
            <text:p>1073.363</text:p>
          </table:table-cell>
          <table:table-cell office:value-type="float" office:value="79.13852" calcext:value-type="float">
            <text:p>79.13852</text:p>
          </table:table-cell>
          <table:table-cell office:value-type="float" office:value="0" calcext:value-type="float">
            <text:p>0</text:p>
          </table:table-cell>
          <table:table-cell office:value-type="float" office:value="0.367697" calcext:value-type="float">
            <text:p>0.367697</text:p>
          </table:table-cell>
          <table:table-cell office:value-type="float" office:value="0.3646612" calcext:value-type="float">
            <text:p>0.3646612</text:p>
          </table:table-cell>
          <table:table-cell office:value-type="float" office:value="0.3388108" calcext:value-type="float">
            <text:p>0.3388108</text:p>
          </table:table-cell>
          <table:table-cell office:value-type="float" office:value="0.3058506" calcext:value-type="float">
            <text:p>0.3058506</text:p>
          </table:table-cell>
          <table:table-cell office:value-type="float" office:value="0.2978076" calcext:value-type="float">
            <text:p>0.2978076</text:p>
          </table:table-cell>
          <table:table-cell office:value-type="float" office:value="0.2452822" calcext:value-type="float">
            <text:p>0.2452822</text:p>
          </table:table-cell>
          <table:table-cell office:value-type="float" office:value="0.265218" calcext:value-type="float">
            <text:p>0.265218</text:p>
          </table:table-cell>
          <table:table-cell office:value-type="float" office:value="0.3560074" calcext:value-type="float">
            <text:p>0.3560074</text:p>
          </table:table-cell>
          <table:table-cell office:value-type="float" office:value="0.3503148" calcext:value-type="float">
            <text:p>0.3503148</text:p>
          </table:table-cell>
          <table:table-cell office:value-type="float" office:value="0.3647986" calcext:value-type="float">
            <text:p>0.3647986</text:p>
          </table:table-cell>
          <table:table-cell office:value-type="float" office:value="0.3841377" calcext:value-type="float">
            <text:p>0.3841377</text:p>
          </table:table-cell>
          <table:table-cell office:value-type="float" office:value="0.3981729" calcext:value-type="float">
            <text:p>0.3981729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7.610287E-016" calcext:value-type="float">
            <text:p>7.610287E-16</text:p>
          </table:table-cell>
          <table:table-cell office:value-type="float" office:value="7.18579E-016" calcext:value-type="float">
            <text:p>7.18579E-16</text:p>
          </table:table-cell>
          <table:table-cell office:value-type="float" office:value="2.460135E-016" calcext:value-type="float">
            <text:p>2.460135E-16</text:p>
          </table:table-cell>
          <table:table-cell office:value-type="float" office:value="2.161716E-023" calcext:value-type="float">
            <text:p>2.161716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1005772" calcext:value-type="float">
            <text:p>-0.01005772</text:p>
          </table:table-cell>
          <table:table-cell office:value-type="float" office:value="-0.01059814" calcext:value-type="float">
            <text:p>-0.01059814</text:p>
          </table:table-cell>
          <table:table-cell office:value-type="float" office:value="-0.01709712" calcext:value-type="float">
            <text:p>-0.01709712</text:p>
          </table:table-cell>
          <table:table-cell office:value-type="float" office:value="-0.03189754" calcext:value-type="float">
            <text:p>-0.03189754</text:p>
          </table:table-cell>
          <table:table-cell office:value-type="float" office:value="-0.03867916" calcext:value-type="float">
            <text:p>-0.03867916</text:p>
          </table:table-cell>
          <table:table-cell office:value-type="float" office:value="-0.06382257" calcext:value-type="float">
            <text:p>-0.06382257</text:p>
          </table:table-cell>
          <table:table-cell office:value-type="float" office:value="-0.03485506" calcext:value-type="float">
            <text:p>-0.03485506</text:p>
          </table:table-cell>
          <table:table-cell office:value-type="float" office:value="-0.03381938" calcext:value-type="float">
            <text:p>-0.03381938</text:p>
          </table:table-cell>
          <table:table-cell office:value-type="float" office:value="-0.026854" calcext:value-type="float">
            <text:p>-0.026854</text:p>
          </table:table-cell>
          <table:table-cell office:value-type="float" office:value="-0.01791101" calcext:value-type="float">
            <text:p>-0.01791101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0.01000835" calcext:value-type="float">
            <text:p>-0.01000835</text:p>
          </table:table-cell>
          <table:table-cell office:value-type="float" office:value="0.003914449" calcext:value-type="float">
            <text:p>0.003914449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293777" calcext:value-type="float">
            <text:p>-2.29377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3102001" calcext:value-type="float">
            <text:p>23102001</text:p>
          </table:table-cell>
          <table:table-cell office:value-type="float" office:value="908.0589" calcext:value-type="float">
            <text:p>908.0589</text:p>
          </table:table-cell>
          <table:table-cell office:value-type="float" office:value="700.5323" calcext:value-type="float">
            <text:p>700.5323</text:p>
          </table:table-cell>
          <table:table-cell office:value-type="float" office:value="36.85216" calcext:value-type="float">
            <text:p>36.85216</text:p>
          </table:table-cell>
          <table:table-cell office:value-type="float" office:value="1071.623" calcext:value-type="float">
            <text:p>1071.623</text:p>
          </table:table-cell>
          <table:table-cell office:value-type="float" office:value="79.13852" calcext:value-type="float">
            <text:p>79.13852</text:p>
          </table:table-cell>
          <table:table-cell office:value-type="float" office:value="0" calcext:value-type="float">
            <text:p>0</text:p>
          </table:table-cell>
          <table:table-cell office:value-type="float" office:value="0.3171981" calcext:value-type="float">
            <text:p>0.3171981</text:p>
          </table:table-cell>
          <table:table-cell office:value-type="float" office:value="0.3294235" calcext:value-type="float">
            <text:p>0.3294235</text:p>
          </table:table-cell>
          <table:table-cell office:value-type="float" office:value="0.3297009" calcext:value-type="float">
            <text:p>0.3297009</text:p>
          </table:table-cell>
          <table:table-cell office:value-type="float" office:value="0.3214639" calcext:value-type="float">
            <text:p>0.3214639</text:p>
          </table:table-cell>
          <table:table-cell office:value-type="float" office:value="0.3140603" calcext:value-type="float">
            <text:p>0.3140603</text:p>
          </table:table-cell>
          <table:table-cell office:value-type="float" office:value="0.2500764" calcext:value-type="float">
            <text:p>0.2500764</text:p>
          </table:table-cell>
          <table:table-cell office:value-type="float" office:value="0.2628359" calcext:value-type="float">
            <text:p>0.2628359</text:p>
          </table:table-cell>
          <table:table-cell office:value-type="float" office:value="0.3562547" calcext:value-type="float">
            <text:p>0.3562547</text:p>
          </table:table-cell>
          <table:table-cell office:value-type="float" office:value="0.35037" calcext:value-type="float">
            <text:p>0.35037</text:p>
          </table:table-cell>
          <table:table-cell office:value-type="float" office:value="0.364846" calcext:value-type="float">
            <text:p>0.364846</text:p>
          </table:table-cell>
          <table:table-cell office:value-type="float" office:value="0.3841363" calcext:value-type="float">
            <text:p>0.3841363</text:p>
          </table:table-cell>
          <table:table-cell office:value-type="float" office:value="0.3981066" calcext:value-type="float">
            <text:p>0.398106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610869E-016" calcext:value-type="float">
            <text:p>7.610869E-16</text:p>
          </table:table-cell>
          <table:table-cell office:value-type="float" office:value="7.185709E-016" calcext:value-type="float">
            <text:p>7.185709E-16</text:p>
          </table:table-cell>
          <table:table-cell office:value-type="float" office:value="2.460103E-016" calcext:value-type="float">
            <text:p>2.460103E-16</text:p>
          </table:table-cell>
          <table:table-cell office:value-type="float" office:value="2.161696E-023" calcext:value-type="float">
            <text:p>2.161696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2524288" calcext:value-type="float">
            <text:p>-0.02524288</text:p>
          </table:table-cell>
          <table:table-cell office:value-type="float" office:value="-0.02004473" calcext:value-type="float">
            <text:p>-0.02004473</text:p>
          </table:table-cell>
          <table:table-cell office:value-type="float" office:value="-0.0199566" calcext:value-type="float">
            <text:p>-0.0199566</text:p>
          </table:table-cell>
          <table:table-cell office:value-type="float" office:value="-0.02337776" calcext:value-type="float">
            <text:p>-0.02337776</text:p>
          </table:table-cell>
          <table:table-cell office:value-type="float" office:value="-0.02703961" calcext:value-type="float">
            <text:p>-0.02703961</text:p>
          </table:table-cell>
          <table:table-cell office:value-type="float" office:value="-0.05504522" calcext:value-type="float">
            <text:p>-0.05504522</text:p>
          </table:table-cell>
          <table:table-cell office:value-type="float" office:value="-0.03718854" calcext:value-type="float">
            <text:p>-0.03718854</text:p>
          </table:table-cell>
          <table:table-cell office:value-type="float" office:value="-0.03361115" calcext:value-type="float">
            <text:p>-0.03361115</text:p>
          </table:table-cell>
          <table:table-cell office:value-type="float" office:value="-0.02678376" calcext:value-type="float">
            <text:p>-0.02678376</text:p>
          </table:table-cell>
          <table:table-cell office:value-type="float" office:value="-0.01787127" calcext:value-type="float">
            <text:p>-0.01787127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0.02961645" calcext:value-type="float">
            <text:p>-0.02961645</text:p>
          </table:table-cell>
          <table:table-cell office:value-type="float" office:value="0.003897119" calcext:value-type="float">
            <text:p>0.003897119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295836" calcext:value-type="float">
            <text:p>-2.29583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4102001" calcext:value-type="float">
            <text:p>24102001</text:p>
          </table:table-cell>
          <table:table-cell office:value-type="float" office:value="908.3588" calcext:value-type="float">
            <text:p>908.3588</text:p>
          </table:table-cell>
          <table:table-cell office:value-type="float" office:value="701.7208" calcext:value-type="float">
            <text:p>701.7208</text:p>
          </table:table-cell>
          <table:table-cell office:value-type="float" office:value="36.85216" calcext:value-type="float">
            <text:p>36.85216</text:p>
          </table:table-cell>
          <table:table-cell office:value-type="float" office:value="1070.735" calcext:value-type="float">
            <text:p>1070.735</text:p>
          </table:table-cell>
          <table:table-cell office:value-type="float" office:value="79.13862" calcext:value-type="float">
            <text:p>79.13862</text:p>
          </table:table-cell>
          <table:table-cell office:value-type="float" office:value="0" calcext:value-type="float">
            <text:p>0</text:p>
          </table:table-cell>
          <table:table-cell office:value-type="float" office:value="0.2963705" calcext:value-type="float">
            <text:p>0.2963705</text:p>
          </table:table-cell>
          <table:table-cell office:value-type="float" office:value="0.316443" calcext:value-type="float">
            <text:p>0.316443</text:p>
          </table:table-cell>
          <table:table-cell office:value-type="float" office:value="0.3204989" calcext:value-type="float">
            <text:p>0.3204989</text:p>
          </table:table-cell>
          <table:table-cell office:value-type="float" office:value="0.3196467" calcext:value-type="float">
            <text:p>0.3196467</text:p>
          </table:table-cell>
          <table:table-cell office:value-type="float" office:value="0.3165425" calcext:value-type="float">
            <text:p>0.3165425</text:p>
          </table:table-cell>
          <table:table-cell office:value-type="float" office:value="0.2552452" calcext:value-type="float">
            <text:p>0.2552452</text:p>
          </table:table-cell>
          <table:table-cell office:value-type="float" office:value="0.2619729" calcext:value-type="float">
            <text:p>0.2619729</text:p>
          </table:table-cell>
          <table:table-cell office:value-type="float" office:value="0.3562827" calcext:value-type="float">
            <text:p>0.3562827</text:p>
          </table:table-cell>
          <table:table-cell office:value-type="float" office:value="0.3504255" calcext:value-type="float">
            <text:p>0.3504255</text:p>
          </table:table-cell>
          <table:table-cell office:value-type="float" office:value="0.3648906" calcext:value-type="float">
            <text:p>0.3648906</text:p>
          </table:table-cell>
          <table:table-cell office:value-type="float" office:value="0.384134" calcext:value-type="float">
            <text:p>0.384134</text:p>
          </table:table-cell>
          <table:table-cell office:value-type="float" office:value="0.3980407" calcext:value-type="float">
            <text:p>0.398040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611392E-016" calcext:value-type="float">
            <text:p>7.611392E-16</text:p>
          </table:table-cell>
          <table:table-cell office:value-type="float" office:value="7.185634E-016" calcext:value-type="float">
            <text:p>7.185634E-16</text:p>
          </table:table-cell>
          <table:table-cell office:value-type="float" office:value="2.460072E-016" calcext:value-type="float">
            <text:p>2.460072E-16</text:p>
          </table:table-cell>
          <table:table-cell office:value-type="float" office:value="2.161678E-023" calcext:value-type="float">
            <text:p>2.161678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401542" calcext:value-type="float">
            <text:p>-0.0401542</text:p>
          </table:table-cell>
          <table:table-cell office:value-type="float" office:value="-0.02570247" calcext:value-type="float">
            <text:p>-0.02570247</text:p>
          </table:table-cell>
          <table:table-cell office:value-type="float" office:value="-0.02377502" calcext:value-type="float">
            <text:p>-0.02377502</text:p>
          </table:table-cell>
          <table:table-cell office:value-type="float" office:value="-0.0241874" calcext:value-type="float">
            <text:p>-0.0241874</text:p>
          </table:table-cell>
          <table:table-cell office:value-type="float" office:value="-0.02569288" calcext:value-type="float">
            <text:p>-0.02569288</text:p>
          </table:table-cell>
          <table:table-cell office:value-type="float" office:value="-0.04705638" calcext:value-type="float">
            <text:p>-0.04705638</text:p>
          </table:table-cell>
          <table:table-cell office:value-type="float" office:value="-0.03808507" calcext:value-type="float">
            <text:p>-0.03808507</text:p>
          </table:table-cell>
          <table:table-cell office:value-type="float" office:value="-0.03358695" calcext:value-type="float">
            <text:p>-0.03358695</text:p>
          </table:table-cell>
          <table:table-cell office:value-type="float" office:value="-0.02671318" calcext:value-type="float">
            <text:p>-0.02671318</text:p>
          </table:table-cell>
          <table:table-cell office:value-type="float" office:value="-0.01783387" calcext:value-type="float">
            <text:p>-0.01783387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0.04767248" calcext:value-type="float">
            <text:p>-0.04767248</text:p>
          </table:table-cell>
          <table:table-cell office:value-type="float" office:value="0.003885998" calcext:value-type="float">
            <text:p>0.003885998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297854" calcext:value-type="float">
            <text:p>-2.29785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102001" calcext:value-type="float">
            <text:p>25102001</text:p>
          </table:table-cell>
          <table:table-cell office:value-type="float" office:value="908.3588" calcext:value-type="float">
            <text:p>908.3588</text:p>
          </table:table-cell>
          <table:table-cell office:value-type="float" office:value="702.467" calcext:value-type="float">
            <text:p>702.467</text:p>
          </table:table-cell>
          <table:table-cell office:value-type="float" office:value="36.85216" calcext:value-type="float">
            <text:p>36.85216</text:p>
          </table:table-cell>
          <table:table-cell office:value-type="float" office:value="1069.989" calcext:value-type="float">
            <text:p>1069.989</text:p>
          </table:table-cell>
          <table:table-cell office:value-type="float" office:value="79.13862" calcext:value-type="float">
            <text:p>79.13862</text:p>
          </table:table-cell>
          <table:table-cell office:value-type="float" office:value="0" calcext:value-type="float">
            <text:p>0</text:p>
          </table:table-cell>
          <table:table-cell office:value-type="float" office:value="0.284618" calcext:value-type="float">
            <text:p>0.284618</text:p>
          </table:table-cell>
          <table:table-cell office:value-type="float" office:value="0.3087666" calcext:value-type="float">
            <text:p>0.3087666</text:p>
          </table:table-cell>
          <table:table-cell office:value-type="float" office:value="0.3142418" calcext:value-type="float">
            <text:p>0.3142418</text:p>
          </table:table-cell>
          <table:table-cell office:value-type="float" office:value="0.3151903" calcext:value-type="float">
            <text:p>0.3151903</text:p>
          </table:table-cell>
          <table:table-cell office:value-type="float" office:value="0.3128884" calcext:value-type="float">
            <text:p>0.3128884</text:p>
          </table:table-cell>
          <table:table-cell office:value-type="float" office:value="0.2596065" calcext:value-type="float">
            <text:p>0.2596065</text:p>
          </table:table-cell>
          <table:table-cell office:value-type="float" office:value="0.262191" calcext:value-type="float">
            <text:p>0.262191</text:p>
          </table:table-cell>
          <table:table-cell office:value-type="float" office:value="0.356278" calcext:value-type="float">
            <text:p>0.356278</text:p>
          </table:table-cell>
          <table:table-cell office:value-type="float" office:value="0.350474" calcext:value-type="float">
            <text:p>0.350474</text:p>
          </table:table-cell>
          <table:table-cell office:value-type="float" office:value="0.3649327" calcext:value-type="float">
            <text:p>0.3649327</text:p>
          </table:table-cell>
          <table:table-cell office:value-type="float" office:value="0.3841303" calcext:value-type="float">
            <text:p>0.3841303</text:p>
          </table:table-cell>
          <table:table-cell office:value-type="float" office:value="0.3979709" calcext:value-type="float">
            <text:p>0.397970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611795E-016" calcext:value-type="float">
            <text:p>7.611795E-16</text:p>
          </table:table-cell>
          <table:table-cell office:value-type="float" office:value="7.18556E-016" calcext:value-type="float">
            <text:p>7.18556E-16</text:p>
          </table:table-cell>
          <table:table-cell office:value-type="float" office:value="2.460055E-016" calcext:value-type="float">
            <text:p>2.460055E-16</text:p>
          </table:table-cell>
          <table:table-cell office:value-type="float" office:value="2.161657E-023" calcext:value-type="float">
            <text:p>2.161657E-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5492013" calcext:value-type="float">
            <text:p>-0.05492013</text:p>
          </table:table-cell>
          <table:table-cell office:value-type="float" office:value="-0.02990985" calcext:value-type="float">
            <text:p>-0.02990985</text:p>
          </table:table-cell>
          <table:table-cell office:value-type="float" office:value="-0.02684704" calcext:value-type="float">
            <text:p>-0.02684704</text:p>
          </table:table-cell>
          <table:table-cell office:value-type="float" office:value="-0.02636214" calcext:value-type="float">
            <text:p>-0.02636214</text:p>
          </table:table-cell>
          <table:table-cell office:value-type="float" office:value="-0.02758293" calcext:value-type="float">
            <text:p>-0.02758293</text:p>
          </table:table-cell>
          <table:table-cell office:value-type="float" office:value="-0.0413171" calcext:value-type="float">
            <text:p>-0.0413171</text:p>
          </table:table-cell>
          <table:table-cell office:value-type="float" office:value="-0.03786904" calcext:value-type="float">
            <text:p>-0.03786904</text:p>
          </table:table-cell>
          <table:table-cell office:value-type="float" office:value="-0.03359116" calcext:value-type="float">
            <text:p>-0.03359116</text:p>
          </table:table-cell>
          <table:table-cell office:value-type="float" office:value="-0.02665176" calcext:value-type="float">
            <text:p>-0.02665176</text:p>
          </table:table-cell>
          <table:table-cell office:value-type="float" office:value="-0.01779874" calcext:value-type="float">
            <text:p>-0.01779874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0.06854063" calcext:value-type="float">
            <text:p>-0.06854063</text:p>
          </table:table-cell>
          <table:table-cell office:value-type="float" office:value="0.003878672" calcext:value-type="float">
            <text:p>0.003878672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299815" calcext:value-type="float">
            <text:p>-2.29981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6102001" calcext:value-type="float">
            <text:p>26102001</text:p>
          </table:table-cell>
          <table:table-cell office:value-type="float" office:value="908.3588" calcext:value-type="float">
            <text:p>908.3588</text:p>
          </table:table-cell>
          <table:table-cell office:value-type="float" office:value="702.5947" calcext:value-type="float">
            <text:p>702.5947</text:p>
          </table:table-cell>
          <table:table-cell office:value-type="float" office:value="36.85216" calcext:value-type="float">
            <text:p>36.85216</text:p>
          </table:table-cell>
          <table:table-cell office:value-type="float" office:value="1069.861" calcext:value-type="float">
            <text:p>1069.861</text:p>
          </table:table-cell>
          <table:table-cell office:value-type="float" office:value="79.13862" calcext:value-type="float">
            <text:p>79.13862</text:p>
          </table:table-cell>
          <table:table-cell office:value-type="float" office:value="0" calcext:value-type="float">
            <text:p>0</text:p>
          </table:table-cell>
          <table:table-cell office:value-type="float" office:value="0.2249329" calcext:value-type="float">
            <text:p>0.2249329</text:p>
          </table:table-cell>
          <table:table-cell office:value-type="float" office:value="0.3044966" calcext:value-type="float">
            <text:p>0.3044966</text:p>
          </table:table-cell>
          <table:table-cell office:value-type="float" office:value="0.30964" calcext:value-type="float">
            <text:p>0.30964</text:p>
          </table:table-cell>
          <table:table-cell office:value-type="float" office:value="0.3112694" calcext:value-type="float">
            <text:p>0.3112694</text:p>
          </table:table-cell>
          <table:table-cell office:value-type="float" office:value="0.309726" calcext:value-type="float">
            <text:p>0.309726</text:p>
          </table:table-cell>
          <table:table-cell office:value-type="float" office:value="0.2625166" calcext:value-type="float">
            <text:p>0.2625166</text:p>
          </table:table-cell>
          <table:table-cell office:value-type="float" office:value="0.2629877" calcext:value-type="float">
            <text:p>0.2629877</text:p>
          </table:table-cell>
          <table:table-cell office:value-type="float" office:value="0.3563464" calcext:value-type="float">
            <text:p>0.3563464</text:p>
          </table:table-cell>
          <table:table-cell office:value-type="float" office:value="0.3505214" calcext:value-type="float">
            <text:p>0.3505214</text:p>
          </table:table-cell>
          <table:table-cell office:value-type="float" office:value="0.3649752" calcext:value-type="float">
            <text:p>0.3649752</text:p>
          </table:table-cell>
          <table:table-cell office:value-type="float" office:value="0.3841262" calcext:value-type="float">
            <text:p>0.3841262</text:p>
          </table:table-cell>
          <table:table-cell office:value-type="float" office:value="0.3978919" calcext:value-type="float">
            <text:p>0.397891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564828E-016" calcext:value-type="float">
            <text:p>7.564828E-16</text:p>
          </table:table-cell>
          <table:table-cell office:value-type="float" office:value="7.18953E-016" calcext:value-type="float">
            <text:p>7.18953E-16</text:p>
          </table:table-cell>
          <table:table-cell office:value-type="float" office:value="2.464753E-016" calcext:value-type="float">
            <text:p>2.464753E-16</text:p>
          </table:table-cell>
          <table:table-cell office:value-type="float" office:value="1.527771E-019" calcext:value-type="float">
            <text:p>1.527771E-19</text:p>
          </table:table-cell>
          <table:table-cell office:value-type="float" office:value="9.115483E-023" calcext:value-type="float">
            <text:p>9.115483E-23</text:p>
          </table:table-cell>
          <table:table-cell office:value-type="float" office:value="4.564568E-027" calcext:value-type="float">
            <text:p>4.564568E-27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3213662" calcext:value-type="float">
            <text:p>-0.3213662</text:p>
          </table:table-cell>
          <table:table-cell office:value-type="float" office:value="-0.03263783" calcext:value-type="float">
            <text:p>-0.03263783</text:p>
          </table:table-cell>
          <table:table-cell office:value-type="float" office:value="-0.02940832" calcext:value-type="float">
            <text:p>-0.02940832</text:p>
          </table:table-cell>
          <table:table-cell office:value-type="float" office:value="-0.02847768" calcext:value-type="float">
            <text:p>-0.02847768</text:p>
          </table:table-cell>
          <table:table-cell office:value-type="float" office:value="-0.02936467" calcext:value-type="float">
            <text:p>-0.02936467</text:p>
          </table:table-cell>
          <table:table-cell office:value-type="float" office:value="-0.0379168" calcext:value-type="float">
            <text:p>-0.0379168</text:p>
          </table:table-cell>
          <table:table-cell office:value-type="float" office:value="-0.03706257" calcext:value-type="float">
            <text:p>-0.03706257</text:p>
          </table:table-cell>
          <table:table-cell office:value-type="float" office:value="-0.03353557" calcext:value-type="float">
            <text:p>-0.03353557</text:p>
          </table:table-cell>
          <table:table-cell office:value-type="float" office:value="-0.0265917" calcext:value-type="float">
            <text:p>-0.0265917</text:p>
          </table:table-cell>
          <table:table-cell office:value-type="float" office:value="-0.01776318" calcext:value-type="float">
            <text:p>-0.01776318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3.444078" calcext:value-type="float">
            <text:p>-3.444078</text:p>
          </table:table-cell>
          <table:table-cell office:value-type="float" office:value="0.04263896" calcext:value-type="float">
            <text:p>0.04263896</text:p>
          </table:table-cell>
          <table:table-cell office:value-type="float" office:value="-9999.042" calcext:value-type="float">
            <text:p>-9999.042</text:p>
          </table:table-cell>
          <table:table-cell office:value-type="float" office:value="-2.302336" calcext:value-type="float">
            <text:p>-2.30233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7102001" calcext:value-type="float">
            <text:p>27102001</text:p>
          </table:table-cell>
          <table:table-cell office:value-type="float" office:value="908.3588" calcext:value-type="float">
            <text:p>908.3588</text:p>
          </table:table-cell>
          <table:table-cell office:value-type="float" office:value="703.7535" calcext:value-type="float">
            <text:p>703.7535</text:p>
          </table:table-cell>
          <table:table-cell office:value-type="float" office:value="36.85216" calcext:value-type="float">
            <text:p>36.85216</text:p>
          </table:table-cell>
          <table:table-cell office:value-type="float" office:value="1068.703" calcext:value-type="float">
            <text:p>1068.703</text:p>
          </table:table-cell>
          <table:table-cell office:value-type="float" office:value="79.13862" calcext:value-type="float">
            <text:p>79.13862</text:p>
          </table:table-cell>
          <table:table-cell office:value-type="float" office:value="0" calcext:value-type="float">
            <text:p>0</text:p>
          </table:table-cell>
          <table:table-cell office:value-type="float" office:value="0.1714629" calcext:value-type="float">
            <text:p>0.1714629</text:p>
          </table:table-cell>
          <table:table-cell office:value-type="float" office:value="0.3053701" calcext:value-type="float">
            <text:p>0.3053701</text:p>
          </table:table-cell>
          <table:table-cell office:value-type="float" office:value="0.3074906" calcext:value-type="float">
            <text:p>0.3074906</text:p>
          </table:table-cell>
          <table:table-cell office:value-type="float" office:value="0.3081981" calcext:value-type="float">
            <text:p>0.3081981</text:p>
          </table:table-cell>
          <table:table-cell office:value-type="float" office:value="0.3069889" calcext:value-type="float">
            <text:p>0.3069889</text:p>
          </table:table-cell>
          <table:table-cell office:value-type="float" office:value="0.264529" calcext:value-type="float">
            <text:p>0.264529</text:p>
          </table:table-cell>
          <table:table-cell office:value-type="float" office:value="0.2639225" calcext:value-type="float">
            <text:p>0.2639225</text:p>
          </table:table-cell>
          <table:table-cell office:value-type="float" office:value="0.3565145" calcext:value-type="float">
            <text:p>0.3565145</text:p>
          </table:table-cell>
          <table:table-cell office:value-type="float" office:value="0.3505695" calcext:value-type="float">
            <text:p>0.3505695</text:p>
          </table:table-cell>
          <table:table-cell office:value-type="float" office:value="0.3650146" calcext:value-type="float">
            <text:p>0.3650146</text:p>
          </table:table-cell>
          <table:table-cell office:value-type="float" office:value="0.3841206" calcext:value-type="float">
            <text:p>0.3841206</text:p>
          </table:table-cell>
          <table:table-cell office:value-type="float" office:value="0.3978149" calcext:value-type="float">
            <text:p>0.397814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565488E-016" calcext:value-type="float">
            <text:p>7.565488E-16</text:p>
          </table:table-cell>
          <table:table-cell office:value-type="float" office:value="7.18945E-016" calcext:value-type="float">
            <text:p>7.18945E-16</text:p>
          </table:table-cell>
          <table:table-cell office:value-type="float" office:value="2.464722E-016" calcext:value-type="float">
            <text:p>2.464722E-16</text:p>
          </table:table-cell>
          <table:table-cell office:value-type="float" office:value="1.527758E-019" calcext:value-type="float">
            <text:p>1.527758E-19</text:p>
          </table:table-cell>
          <table:table-cell office:value-type="float" office:value="9.115322E-023" calcext:value-type="float">
            <text:p>9.115322E-23</text:p>
          </table:table-cell>
          <table:table-cell office:value-type="float" office:value="4.564569E-027" calcext:value-type="float">
            <text:p>4.564569E-27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676103" calcext:value-type="float">
            <text:p>-2.676103</text:p>
          </table:table-cell>
          <table:table-cell office:value-type="float" office:value="-0.03205319" calcext:value-type="float">
            <text:p>-0.03205319</text:p>
          </table:table-cell>
          <table:table-cell office:value-type="float" office:value="-0.03070847" calcext:value-type="float">
            <text:p>-0.03070847</text:p>
          </table:table-cell>
          <table:table-cell office:value-type="float" office:value="-0.03027455" calcext:value-type="float">
            <text:p>-0.03027455</text:p>
          </table:table-cell>
          <table:table-cell office:value-type="float" office:value="-0.03101876" calcext:value-type="float">
            <text:p>-0.03101876</text:p>
          </table:table-cell>
          <table:table-cell office:value-type="float" office:value="-0.03575554" calcext:value-type="float">
            <text:p>-0.03575554</text:p>
          </table:table-cell>
          <table:table-cell office:value-type="float" office:value="-0.03613794" calcext:value-type="float">
            <text:p>-0.03613794</text:p>
          </table:table-cell>
          <table:table-cell office:value-type="float" office:value="-0.03339796" calcext:value-type="float">
            <text:p>-0.03339796</text:p>
          </table:table-cell>
          <table:table-cell office:value-type="float" office:value="-0.02653124" calcext:value-type="float">
            <text:p>-0.02653124</text:p>
          </table:table-cell>
          <table:table-cell office:value-type="float" office:value="-0.01773046" calcext:value-type="float">
            <text:p>-0.01773046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15.84385" calcext:value-type="float">
            <text:p>-15.84385</text:p>
          </table:table-cell>
          <table:table-cell office:value-type="float" office:value="0.04263564" calcext:value-type="float">
            <text:p>0.04263564</text:p>
          </table:table-cell>
          <table:table-cell office:value-type="float" office:value="-9999.042" calcext:value-type="float">
            <text:p>-9999.042</text:p>
          </table:table-cell>
          <table:table-cell office:value-type="float" office:value="-2.304125" calcext:value-type="float">
            <text:p>-2.30412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8102001" calcext:value-type="float">
            <text:p>28102001</text:p>
          </table:table-cell>
          <table:table-cell office:value-type="float" office:value="908.3588" calcext:value-type="float">
            <text:p>908.3588</text:p>
          </table:table-cell>
          <table:table-cell office:value-type="float" office:value="704.0852" calcext:value-type="float">
            <text:p>704.0852</text:p>
          </table:table-cell>
          <table:table-cell office:value-type="float" office:value="36.85216" calcext:value-type="float">
            <text:p>36.85216</text:p>
          </table:table-cell>
          <table:table-cell office:value-type="float" office:value="1068.372" calcext:value-type="float">
            <text:p>1068.372</text:p>
          </table:table-cell>
          <table:table-cell office:value-type="float" office:value="79.13862" calcext:value-type="float">
            <text:p>79.13862</text:p>
          </table:table-cell>
          <table:table-cell office:value-type="float" office:value="0" calcext:value-type="float">
            <text:p>0</text:p>
          </table:table-cell>
          <table:table-cell office:value-type="float" office:value="0.1551474" calcext:value-type="float">
            <text:p>0.1551474</text:p>
          </table:table-cell>
          <table:table-cell office:value-type="float" office:value="0.3047523" calcext:value-type="float">
            <text:p>0.3047523</text:p>
          </table:table-cell>
          <table:table-cell office:value-type="float" office:value="0.3062049" calcext:value-type="float">
            <text:p>0.3062049</text:p>
          </table:table-cell>
          <table:table-cell office:value-type="float" office:value="0.3065649" calcext:value-type="float">
            <text:p>0.3065649</text:p>
          </table:table-cell>
          <table:table-cell office:value-type="float" office:value="0.3057801" calcext:value-type="float">
            <text:p>0.3057801</text:p>
          </table:table-cell>
          <table:table-cell office:value-type="float" office:value="0.2655527" calcext:value-type="float">
            <text:p>0.2655527</text:p>
          </table:table-cell>
          <table:table-cell office:value-type="float" office:value="0.2647789" calcext:value-type="float">
            <text:p>0.2647789</text:p>
          </table:table-cell>
          <table:table-cell office:value-type="float" office:value="0.3567592" calcext:value-type="float">
            <text:p>0.3567592</text:p>
          </table:table-cell>
          <table:table-cell office:value-type="float" office:value="0.3506226" calcext:value-type="float">
            <text:p>0.3506226</text:p>
          </table:table-cell>
          <table:table-cell office:value-type="float" office:value="0.3650519" calcext:value-type="float">
            <text:p>0.3650519</text:p>
          </table:table-cell>
          <table:table-cell office:value-type="float" office:value="0.384113" calcext:value-type="float">
            <text:p>0.384113</text:p>
          </table:table-cell>
          <table:table-cell office:value-type="float" office:value="0.397742" calcext:value-type="float">
            <text:p>0.39774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566301E-016" calcext:value-type="float">
            <text:p>7.566301E-16</text:p>
          </table:table-cell>
          <table:table-cell office:value-type="float" office:value="7.189331E-016" calcext:value-type="float">
            <text:p>7.189331E-16</text:p>
          </table:table-cell>
          <table:table-cell office:value-type="float" office:value="2.464684E-016" calcext:value-type="float">
            <text:p>2.464684E-16</text:p>
          </table:table-cell>
          <table:table-cell office:value-type="float" office:value="1.527741E-019" calcext:value-type="float">
            <text:p>1.527741E-19</text:p>
          </table:table-cell>
          <table:table-cell office:value-type="float" office:value="9.115175E-023" calcext:value-type="float">
            <text:p>9.115175E-23</text:p>
          </table:table-cell>
          <table:table-cell office:value-type="float" office:value="4.564569E-027" calcext:value-type="float">
            <text:p>4.564569E-27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.811402" calcext:value-type="float">
            <text:p>-5.811402</text:p>
          </table:table-cell>
          <table:table-cell office:value-type="float" office:value="-0.03245195" calcext:value-type="float">
            <text:p>-0.03245195</text:p>
          </table:table-cell>
          <table:table-cell office:value-type="float" office:value="-0.0315129" calcext:value-type="float">
            <text:p>-0.0315129</text:p>
          </table:table-cell>
          <table:table-cell office:value-type="float" office:value="-0.03128635" calcext:value-type="float">
            <text:p>-0.03128635</text:p>
          </table:table-cell>
          <table:table-cell office:value-type="float" office:value="-0.03178556" calcext:value-type="float">
            <text:p>-0.03178556</text:p>
          </table:table-cell>
          <table:table-cell office:value-type="float" office:value="-0.03470649" calcext:value-type="float">
            <text:p>-0.03470649</text:p>
          </table:table-cell>
          <table:table-cell office:value-type="float" office:value="-0.03531228" calcext:value-type="float">
            <text:p>-0.03531228</text:p>
          </table:table-cell>
          <table:table-cell office:value-type="float" office:value="-0.03319812" calcext:value-type="float">
            <text:p>-0.03319812</text:p>
          </table:table-cell>
          <table:table-cell office:value-type="float" office:value="-0.02646453" calcext:value-type="float">
            <text:p>-0.02646453</text:p>
          </table:table-cell>
          <table:table-cell office:value-type="float" office:value="-0.01769943" calcext:value-type="float">
            <text:p>-0.01769943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25.66822" calcext:value-type="float">
            <text:p>-25.66822</text:p>
          </table:table-cell>
          <table:table-cell office:value-type="float" office:value="0.04263018" calcext:value-type="float">
            <text:p>0.04263018</text:p>
          </table:table-cell>
          <table:table-cell office:value-type="float" office:value="-9999.042" calcext:value-type="float">
            <text:p>-9999.042</text:p>
          </table:table-cell>
          <table:table-cell office:value-type="float" office:value="-2.305911" calcext:value-type="float">
            <text:p>-2.30591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9102001" calcext:value-type="float">
            <text:p>29102001</text:p>
          </table:table-cell>
          <table:table-cell office:value-type="float" office:value="908.3588" calcext:value-type="float">
            <text:p>908.3588</text:p>
          </table:table-cell>
          <table:table-cell office:value-type="float" office:value="704.2073" calcext:value-type="float">
            <text:p>704.2073</text:p>
          </table:table-cell>
          <table:table-cell office:value-type="float" office:value="36.85216" calcext:value-type="float">
            <text:p>36.85216</text:p>
          </table:table-cell>
          <table:table-cell office:value-type="float" office:value="1068.249" calcext:value-type="float">
            <text:p>1068.249</text:p>
          </table:table-cell>
          <table:table-cell office:value-type="float" office:value="79.13862" calcext:value-type="float">
            <text:p>79.13862</text:p>
          </table:table-cell>
          <table:table-cell office:value-type="float" office:value="0" calcext:value-type="float">
            <text:p>0</text:p>
          </table:table-cell>
          <table:table-cell office:value-type="float" office:value="0.1460468" calcext:value-type="float">
            <text:p>0.1460468</text:p>
          </table:table-cell>
          <table:table-cell office:value-type="float" office:value="0.3039943" calcext:value-type="float">
            <text:p>0.3039943</text:p>
          </table:table-cell>
          <table:table-cell office:value-type="float" office:value="0.3052783" calcext:value-type="float">
            <text:p>0.3052783</text:p>
          </table:table-cell>
          <table:table-cell office:value-type="float" office:value="0.3056035" calcext:value-type="float">
            <text:p>0.3056035</text:p>
          </table:table-cell>
          <table:table-cell office:value-type="float" office:value="0.3049889" calcext:value-type="float">
            <text:p>0.3049889</text:p>
          </table:table-cell>
          <table:table-cell office:value-type="float" office:value="0.2661068" calcext:value-type="float">
            <text:p>0.2661068</text:p>
          </table:table-cell>
          <table:table-cell office:value-type="float" office:value="0.2654518" calcext:value-type="float">
            <text:p>0.2654518</text:p>
          </table:table-cell>
          <table:table-cell office:value-type="float" office:value="0.3570535" calcext:value-type="float">
            <text:p>0.3570535</text:p>
          </table:table-cell>
          <table:table-cell office:value-type="float" office:value="0.3506835" calcext:value-type="float">
            <text:p>0.3506835</text:p>
          </table:table-cell>
          <table:table-cell office:value-type="float" office:value="0.3650877" calcext:value-type="float">
            <text:p>0.3650877</text:p>
          </table:table-cell>
          <table:table-cell office:value-type="float" office:value="0.3841034" calcext:value-type="float">
            <text:p>0.3841034</text:p>
          </table:table-cell>
          <table:table-cell office:value-type="float" office:value="0.3976706" calcext:value-type="float">
            <text:p>0.397670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567199E-016" calcext:value-type="float">
            <text:p>7.567199E-16</text:p>
          </table:table-cell>
          <table:table-cell office:value-type="float" office:value="7.189173E-016" calcext:value-type="float">
            <text:p>7.189173E-16</text:p>
          </table:table-cell>
          <table:table-cell office:value-type="float" office:value="2.464639E-016" calcext:value-type="float">
            <text:p>2.464639E-16</text:p>
          </table:table-cell>
          <table:table-cell office:value-type="float" office:value="1.527723E-019" calcext:value-type="float">
            <text:p>1.527723E-19</text:p>
          </table:table-cell>
          <table:table-cell office:value-type="float" office:value="9.114996E-023" calcext:value-type="float">
            <text:p>9.114996E-23</text:p>
          </table:table-cell>
          <table:table-cell office:value-type="float" office:value="4.564569E-027" calcext:value-type="float">
            <text:p>4.564569E-27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.302869" calcext:value-type="float">
            <text:p>-9.302869</text:p>
          </table:table-cell>
          <table:table-cell office:value-type="float" office:value="-0.0329514" calcext:value-type="float">
            <text:p>-0.0329514</text:p>
          </table:table-cell>
          <table:table-cell office:value-type="float" office:value="-0.03210656" calcext:value-type="float">
            <text:p>-0.03210656</text:p>
          </table:table-cell>
          <table:table-cell office:value-type="float" office:value="-0.03189908" calcext:value-type="float">
            <text:p>-0.03189908</text:p>
          </table:table-cell>
          <table:table-cell office:value-type="float" office:value="-0.03229807" calcext:value-type="float">
            <text:p>-0.03229807</text:p>
          </table:table-cell>
          <table:table-cell office:value-type="float" office:value="-0.03415392" calcext:value-type="float">
            <text:p>-0.03415392</text:p>
          </table:table-cell>
          <table:table-cell office:value-type="float" office:value="-0.0346777" calcext:value-type="float">
            <text:p>-0.0346777</text:p>
          </table:table-cell>
          <table:table-cell office:value-type="float" office:value="-0.03289954" calcext:value-type="float">
            <text:p>-0.03289954</text:p>
          </table:table-cell>
          <table:table-cell office:value-type="float" office:value="-0.02638836" calcext:value-type="float">
            <text:p>-0.02638836</text:p>
          </table:table-cell>
          <table:table-cell office:value-type="float" office:value="-0.01766974" calcext:value-type="float">
            <text:p>-0.01766974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21.94112" calcext:value-type="float">
            <text:p>-21.94112</text:p>
          </table:table-cell>
          <table:table-cell office:value-type="float" office:value="0.04262714" calcext:value-type="float">
            <text:p>0.04262714</text:p>
          </table:table-cell>
          <table:table-cell office:value-type="float" office:value="-9999.042" calcext:value-type="float">
            <text:p>-9999.042</text:p>
          </table:table-cell>
          <table:table-cell office:value-type="float" office:value="-2.307683" calcext:value-type="float">
            <text:p>-2.30768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102001" calcext:value-type="float">
            <text:p>30102001</text:p>
          </table:table-cell>
          <table:table-cell office:value-type="float" office:value="908.3588" calcext:value-type="float">
            <text:p>908.3588</text:p>
          </table:table-cell>
          <table:table-cell office:value-type="float" office:value="704.3775" calcext:value-type="float">
            <text:p>704.3775</text:p>
          </table:table-cell>
          <table:table-cell office:value-type="float" office:value="36.85216" calcext:value-type="float">
            <text:p>36.85216</text:p>
          </table:table-cell>
          <table:table-cell office:value-type="float" office:value="1068.079" calcext:value-type="float">
            <text:p>1068.079</text:p>
          </table:table-cell>
          <table:table-cell office:value-type="float" office:value="79.13862" calcext:value-type="float">
            <text:p>79.13862</text:p>
          </table:table-cell>
          <table:table-cell office:value-type="float" office:value="0" calcext:value-type="float">
            <text:p>0</text:p>
          </table:table-cell>
          <table:table-cell office:value-type="float" office:value="0.1410587" calcext:value-type="float">
            <text:p>0.1410587</text:p>
          </table:table-cell>
          <table:table-cell office:value-type="float" office:value="0.3033268" calcext:value-type="float">
            <text:p>0.3033268</text:p>
          </table:table-cell>
          <table:table-cell office:value-type="float" office:value="0.304427" calcext:value-type="float">
            <text:p>0.304427</text:p>
          </table:table-cell>
          <table:table-cell office:value-type="float" office:value="0.3048668" calcext:value-type="float">
            <text:p>0.3048668</text:p>
          </table:table-cell>
          <table:table-cell office:value-type="float" office:value="0.3045493" calcext:value-type="float">
            <text:p>0.3045493</text:p>
          </table:table-cell>
          <table:table-cell office:value-type="float" office:value="0.2664521" calcext:value-type="float">
            <text:p>0.2664521</text:p>
          </table:table-cell>
          <table:table-cell office:value-type="float" office:value="0.2660229" calcext:value-type="float">
            <text:p>0.2660229</text:p>
          </table:table-cell>
          <table:table-cell office:value-type="float" office:value="0.3573299" calcext:value-type="float">
            <text:p>0.3573299</text:p>
          </table:table-cell>
          <table:table-cell office:value-type="float" office:value="0.3507656" calcext:value-type="float">
            <text:p>0.3507656</text:p>
          </table:table-cell>
          <table:table-cell office:value-type="float" office:value="0.3651235" calcext:value-type="float">
            <text:p>0.3651235</text:p>
          </table:table-cell>
          <table:table-cell office:value-type="float" office:value="0.3840932" calcext:value-type="float">
            <text:p>0.3840932</text:p>
          </table:table-cell>
          <table:table-cell office:value-type="float" office:value="0.3976028" calcext:value-type="float">
            <text:p>0.3976028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7.568143E-016" calcext:value-type="float">
            <text:p>7.568143E-16</text:p>
          </table:table-cell>
          <table:table-cell office:value-type="float" office:value="7.189015E-016" calcext:value-type="float">
            <text:p>7.189015E-16</text:p>
          </table:table-cell>
          <table:table-cell office:value-type="float" office:value="2.464593E-016" calcext:value-type="float">
            <text:p>2.464593E-16</text:p>
          </table:table-cell>
          <table:table-cell office:value-type="float" office:value="1.527698E-019" calcext:value-type="float">
            <text:p>1.527698E-19</text:p>
          </table:table-cell>
          <table:table-cell office:value-type="float" office:value="9.114807E-023" calcext:value-type="float">
            <text:p>9.114807E-23</text:p>
          </table:table-cell>
          <table:table-cell office:value-type="float" office:value="4.564569E-027" calcext:value-type="float">
            <text:p>4.564569E-27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.15197" calcext:value-type="float">
            <text:p>-12.15197</text:p>
          </table:table-cell>
          <table:table-cell office:value-type="float" office:value="-0.03350357" calcext:value-type="float">
            <text:p>-0.03350357</text:p>
          </table:table-cell>
          <table:table-cell office:value-type="float" office:value="-0.03266319" calcext:value-type="float">
            <text:p>-0.03266319</text:p>
          </table:table-cell>
          <table:table-cell office:value-type="float" office:value="-0.03237713" calcext:value-type="float">
            <text:p>-0.03237713</text:p>
          </table:table-cell>
          <table:table-cell office:value-type="float" office:value="-0.03258682" calcext:value-type="float">
            <text:p>-0.03258682</text:p>
          </table:table-cell>
          <table:table-cell office:value-type="float" office:value="-0.03381509" calcext:value-type="float">
            <text:p>-0.03381509</text:p>
          </table:table-cell>
          <table:table-cell office:value-type="float" office:value="-0.03415037" calcext:value-type="float">
            <text:p>-0.03415037</text:p>
          </table:table-cell>
          <table:table-cell office:value-type="float" office:value="-0.0323527" calcext:value-type="float">
            <text:p>-0.0323527</text:p>
          </table:table-cell>
          <table:table-cell office:value-type="float" office:value="-0.02628622" calcext:value-type="float">
            <text:p>-0.02628622</text:p>
          </table:table-cell>
          <table:table-cell office:value-type="float" office:value="-0.01764013" calcext:value-type="float">
            <text:p>-0.01764013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31.1186" calcext:value-type="float">
            <text:p>-31.1186</text:p>
          </table:table-cell>
          <table:table-cell office:value-type="float" office:value="0.04262339" calcext:value-type="float">
            <text:p>0.04262339</text:p>
          </table:table-cell>
          <table:table-cell office:value-type="float" office:value="-9999.042" calcext:value-type="float">
            <text:p>-9999.042</text:p>
          </table:table-cell>
          <table:table-cell office:value-type="float" office:value="-2.30944" calcext:value-type="float">
            <text:p>-2.30944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102001" calcext:value-type="float">
            <text:p>31102001</text:p>
          </table:table-cell>
          <table:table-cell office:value-type="float" office:value="908.3588" calcext:value-type="float">
            <text:p>908.3588</text:p>
          </table:table-cell>
          <table:table-cell office:value-type="float" office:value="704.4644" calcext:value-type="float">
            <text:p>704.4644</text:p>
          </table:table-cell>
          <table:table-cell office:value-type="float" office:value="36.85216" calcext:value-type="float">
            <text:p>36.85216</text:p>
          </table:table-cell>
          <table:table-cell office:value-type="float" office:value="1067.992" calcext:value-type="float">
            <text:p>1067.992</text:p>
          </table:table-cell>
          <table:table-cell office:value-type="float" office:value="79.13862" calcext:value-type="float">
            <text:p>79.13862</text:p>
          </table:table-cell>
          <table:table-cell office:value-type="float" office:value="0" calcext:value-type="float">
            <text:p>0</text:p>
          </table:table-cell>
          <table:table-cell office:value-type="float" office:value="0.1367042" calcext:value-type="float">
            <text:p>0.1367042</text:p>
          </table:table-cell>
          <table:table-cell office:value-type="float" office:value="0.3028278" calcext:value-type="float">
            <text:p>0.3028278</text:p>
          </table:table-cell>
          <table:table-cell office:value-type="float" office:value="0.30373" calcext:value-type="float">
            <text:p>0.30373</text:p>
          </table:table-cell>
          <table:table-cell office:value-type="float" office:value="0.3042796" calcext:value-type="float">
            <text:p>0.3042796</text:p>
          </table:table-cell>
          <table:table-cell office:value-type="float" office:value="0.3042054" calcext:value-type="float">
            <text:p>0.3042054</text:p>
          </table:table-cell>
          <table:table-cell office:value-type="float" office:value="0.2666892" calcext:value-type="float">
            <text:p>0.2666892</text:p>
          </table:table-cell>
          <table:table-cell office:value-type="float" office:value="0.2665275" calcext:value-type="float">
            <text:p>0.2665275</text:p>
          </table:table-cell>
          <table:table-cell office:value-type="float" office:value="0.3575694" calcext:value-type="float">
            <text:p>0.3575694</text:p>
          </table:table-cell>
          <table:table-cell office:value-type="float" office:value="0.3508681" calcext:value-type="float">
            <text:p>0.3508681</text:p>
          </table:table-cell>
          <table:table-cell office:value-type="float" office:value="0.3651592" calcext:value-type="float">
            <text:p>0.3651592</text:p>
          </table:table-cell>
          <table:table-cell office:value-type="float" office:value="0.3840827" calcext:value-type="float">
            <text:p>0.3840827</text:p>
          </table:table-cell>
          <table:table-cell office:value-type="float" office:value="0.3975347" calcext:value-type="float">
            <text:p>0.3975347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7.569196E-016" calcext:value-type="float">
            <text:p>7.569196E-16</text:p>
          </table:table-cell>
          <table:table-cell office:value-type="float" office:value="7.188837E-016" calcext:value-type="float">
            <text:p>7.188837E-16</text:p>
          </table:table-cell>
          <table:table-cell office:value-type="float" office:value="2.464545E-016" calcext:value-type="float">
            <text:p>2.464545E-16</text:p>
          </table:table-cell>
          <table:table-cell office:value-type="float" office:value="1.527674E-019" calcext:value-type="float">
            <text:p>1.527674E-19</text:p>
          </table:table-cell>
          <table:table-cell office:value-type="float" office:value="9.114636E-023" calcext:value-type="float">
            <text:p>9.114636E-23</text:p>
          </table:table-cell>
          <table:table-cell office:value-type="float" office:value="4.564569E-027" calcext:value-type="float">
            <text:p>4.564569E-27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5.49192" calcext:value-type="float">
            <text:p>-15.49192</text:p>
          </table:table-cell>
          <table:table-cell office:value-type="float" office:value="-0.03393258" calcext:value-type="float">
            <text:p>-0.03393258</text:p>
          </table:table-cell>
          <table:table-cell office:value-type="float" office:value="-0.03316073" calcext:value-type="float">
            <text:p>-0.03316073</text:p>
          </table:table-cell>
          <table:table-cell office:value-type="float" office:value="-0.03276389" calcext:value-type="float">
            <text:p>-0.03276389</text:p>
          </table:table-cell>
          <table:table-cell office:value-type="float" office:value="-0.03281432" calcext:value-type="float">
            <text:p>-0.03281432</text:p>
          </table:table-cell>
          <table:table-cell office:value-type="float" office:value="-0.03358483" calcext:value-type="float">
            <text:p>-0.03358483</text:p>
          </table:table-cell>
          <table:table-cell office:value-type="float" office:value="-0.0336918" calcext:value-type="float">
            <text:p>-0.0336918</text:p>
          </table:table-cell>
          <table:table-cell office:value-type="float" office:value="-0.03188678" calcext:value-type="float">
            <text:p>-0.03188678</text:p>
          </table:table-cell>
          <table:table-cell office:value-type="float" office:value="-0.026159" calcext:value-type="float">
            <text:p>-0.026159</text:p>
          </table:table-cell>
          <table:table-cell office:value-type="float" office:value="-0.01761065" calcext:value-type="float">
            <text:p>-0.01761065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30.90965" calcext:value-type="float">
            <text:p>-30.90965</text:p>
          </table:table-cell>
          <table:table-cell office:value-type="float" office:value="0.04261944" calcext:value-type="float">
            <text:p>0.04261944</text:p>
          </table:table-cell>
          <table:table-cell office:value-type="float" office:value="-9999.042" calcext:value-type="float">
            <text:p>-9999.042</text:p>
          </table:table-cell>
          <table:table-cell office:value-type="float" office:value="-2.311167" calcext:value-type="float">
            <text:p>-2.31116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112001" calcext:value-type="float">
            <text:p>1112001</text:p>
          </table:table-cell>
          <table:table-cell office:value-type="float" office:value="908.3588" calcext:value-type="float">
            <text:p>908.3588</text:p>
          </table:table-cell>
          <table:table-cell office:value-type="float" office:value="704.5376" calcext:value-type="float">
            <text:p>704.5376</text:p>
          </table:table-cell>
          <table:table-cell office:value-type="float" office:value="36.85216" calcext:value-type="float">
            <text:p>36.85216</text:p>
          </table:table-cell>
          <table:table-cell office:value-type="float" office:value="1067.919" calcext:value-type="float">
            <text:p>1067.919</text:p>
          </table:table-cell>
          <table:table-cell office:value-type="float" office:value="79.13862" calcext:value-type="float">
            <text:p>79.13862</text:p>
          </table:table-cell>
          <table:table-cell office:value-type="float" office:value="0" calcext:value-type="float">
            <text:p>0</text:p>
          </table:table-cell>
          <table:table-cell office:value-type="float" office:value="0.1338528" calcext:value-type="float">
            <text:p>0.1338528</text:p>
          </table:table-cell>
          <table:table-cell office:value-type="float" office:value="0.3023542" calcext:value-type="float">
            <text:p>0.3023542</text:p>
          </table:table-cell>
          <table:table-cell office:value-type="float" office:value="0.3032499" calcext:value-type="float">
            <text:p>0.3032499</text:p>
          </table:table-cell>
          <table:table-cell office:value-type="float" office:value="0.3037964" calcext:value-type="float">
            <text:p>0.3037964</text:p>
          </table:table-cell>
          <table:table-cell office:value-type="float" office:value="0.3039024" calcext:value-type="float">
            <text:p>0.3039024</text:p>
          </table:table-cell>
          <table:table-cell office:value-type="float" office:value="0.2668585" calcext:value-type="float">
            <text:p>0.2668585</text:p>
          </table:table-cell>
          <table:table-cell office:value-type="float" office:value="0.2669614" calcext:value-type="float">
            <text:p>0.2669614</text:p>
          </table:table-cell>
          <table:table-cell office:value-type="float" office:value="0.3577802" calcext:value-type="float">
            <text:p>0.3577802</text:p>
          </table:table-cell>
          <table:table-cell office:value-type="float" office:value="0.3509838" calcext:value-type="float">
            <text:p>0.3509838</text:p>
          </table:table-cell>
          <table:table-cell office:value-type="float" office:value="0.3651982" calcext:value-type="float">
            <text:p>0.3651982</text:p>
          </table:table-cell>
          <table:table-cell office:value-type="float" office:value="0.384071" calcext:value-type="float">
            <text:p>0.384071</text:p>
          </table:table-cell>
          <table:table-cell office:value-type="float" office:value="0.3974693" calcext:value-type="float">
            <text:p>0.397469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570338E-016" calcext:value-type="float">
            <text:p>7.570338E-16</text:p>
          </table:table-cell>
          <table:table-cell office:value-type="float" office:value="7.188641E-016" calcext:value-type="float">
            <text:p>7.188641E-16</text:p>
          </table:table-cell>
          <table:table-cell office:value-type="float" office:value="2.464496E-016" calcext:value-type="float">
            <text:p>2.464496E-16</text:p>
          </table:table-cell>
          <table:table-cell office:value-type="float" office:value="1.527657E-019" calcext:value-type="float">
            <text:p>1.527657E-19</text:p>
          </table:table-cell>
          <table:table-cell office:value-type="float" office:value="9.114448E-023" calcext:value-type="float">
            <text:p>9.114448E-23</text:p>
          </table:table-cell>
          <table:table-cell office:value-type="float" office:value="4.564569E-027" calcext:value-type="float">
            <text:p>4.564569E-27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8.23082" calcext:value-type="float">
            <text:p>-18.23082</text:p>
          </table:table-cell>
          <table:table-cell office:value-type="float" office:value="-0.03434217" calcext:value-type="float">
            <text:p>-0.03434217</text:p>
          </table:table-cell>
          <table:table-cell office:value-type="float" office:value="-0.03356766" calcext:value-type="float">
            <text:p>-0.03356766</text:p>
          </table:table-cell>
          <table:table-cell office:value-type="float" office:value="-0.03310831" calcext:value-type="float">
            <text:p>-0.03310831</text:p>
          </table:table-cell>
          <table:table-cell office:value-type="float" office:value="-0.03302042" calcext:value-type="float">
            <text:p>-0.03302042</text:p>
          </table:table-cell>
          <table:table-cell office:value-type="float" office:value="-0.0334215" calcext:value-type="float">
            <text:p>-0.0334215</text:p>
          </table:table-cell>
          <table:table-cell office:value-type="float" office:value="-0.033303" calcext:value-type="float">
            <text:p>-0.033303</text:p>
          </table:table-cell>
          <table:table-cell office:value-type="float" office:value="-0.03148254" calcext:value-type="float">
            <text:p>-0.03148254</text:p>
          </table:table-cell>
          <table:table-cell office:value-type="float" office:value="-0.02601604" calcext:value-type="float">
            <text:p>-0.02601604</text:p>
          </table:table-cell>
          <table:table-cell office:value-type="float" office:value="-0.01757858" calcext:value-type="float">
            <text:p>-0.01757858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31.93476" calcext:value-type="float">
            <text:p>-31.93476</text:p>
          </table:table-cell>
          <table:table-cell office:value-type="float" office:value="0.04261543" calcext:value-type="float">
            <text:p>0.04261543</text:p>
          </table:table-cell>
          <table:table-cell office:value-type="float" office:value="-9999.042" calcext:value-type="float">
            <text:p>-9999.042</text:p>
          </table:table-cell>
          <table:table-cell office:value-type="float" office:value="-2.312871" calcext:value-type="float">
            <text:p>-2.31287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112001" calcext:value-type="float">
            <text:p>2112001</text:p>
          </table:table-cell>
          <table:table-cell office:value-type="float" office:value="908.3588" calcext:value-type="float">
            <text:p>908.3588</text:p>
          </table:table-cell>
          <table:table-cell office:value-type="float" office:value="704.6263" calcext:value-type="float">
            <text:p>704.6263</text:p>
          </table:table-cell>
          <table:table-cell office:value-type="float" office:value="36.85216" calcext:value-type="float">
            <text:p>36.85216</text:p>
          </table:table-cell>
          <table:table-cell office:value-type="float" office:value="1067.83" calcext:value-type="float">
            <text:p>1067.83</text:p>
          </table:table-cell>
          <table:table-cell office:value-type="float" office:value="79.13862" calcext:value-type="float">
            <text:p>79.13862</text:p>
          </table:table-cell>
          <table:table-cell office:value-type="float" office:value="0" calcext:value-type="float">
            <text:p>0</text:p>
          </table:table-cell>
          <table:table-cell office:value-type="float" office:value="0.1319237" calcext:value-type="float">
            <text:p>0.1319237</text:p>
          </table:table-cell>
          <table:table-cell office:value-type="float" office:value="0.3018863" calcext:value-type="float">
            <text:p>0.3018863</text:p>
          </table:table-cell>
          <table:table-cell office:value-type="float" office:value="0.3027819" calcext:value-type="float">
            <text:p>0.3027819</text:p>
          </table:table-cell>
          <table:table-cell office:value-type="float" office:value="0.3034153" calcext:value-type="float">
            <text:p>0.3034153</text:p>
          </table:table-cell>
          <table:table-cell office:value-type="float" office:value="0.3036472" calcext:value-type="float">
            <text:p>0.3036472</text:p>
          </table:table-cell>
          <table:table-cell office:value-type="float" office:value="0.2669743" calcext:value-type="float">
            <text:p>0.2669743</text:p>
          </table:table-cell>
          <table:table-cell office:value-type="float" office:value="0.26733" calcext:value-type="float">
            <text:p>0.26733</text:p>
          </table:table-cell>
          <table:table-cell office:value-type="float" office:value="0.3579668" calcext:value-type="float">
            <text:p>0.3579668</text:p>
          </table:table-cell>
          <table:table-cell office:value-type="float" office:value="0.3511077" calcext:value-type="float">
            <text:p>0.3511077</text:p>
          </table:table-cell>
          <table:table-cell office:value-type="float" office:value="0.3652379" calcext:value-type="float">
            <text:p>0.3652379</text:p>
          </table:table-cell>
          <table:table-cell office:value-type="float" office:value="0.3840602" calcext:value-type="float">
            <text:p>0.3840602</text:p>
          </table:table-cell>
          <table:table-cell office:value-type="float" office:value="0.3974049" calcext:value-type="float">
            <text:p>0.397404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571425E-016" calcext:value-type="float">
            <text:p>7.571425E-16</text:p>
          </table:table-cell>
          <table:table-cell office:value-type="float" office:value="7.188454E-016" calcext:value-type="float">
            <text:p>7.188454E-16</text:p>
          </table:table-cell>
          <table:table-cell office:value-type="float" office:value="2.464448E-016" calcext:value-type="float">
            <text:p>2.464448E-16</text:p>
          </table:table-cell>
          <table:table-cell office:value-type="float" office:value="1.527637E-019" calcext:value-type="float">
            <text:p>1.527637E-19</text:p>
          </table:table-cell>
          <table:table-cell office:value-type="float" office:value="9.11425E-023" calcext:value-type="float">
            <text:p>9.11425E-23</text:p>
          </table:table-cell>
          <table:table-cell office:value-type="float" office:value="4.564569E-027" calcext:value-type="float">
            <text:p>4.564569E-27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0.37836" calcext:value-type="float">
            <text:p>-20.37836</text:p>
          </table:table-cell>
          <table:table-cell office:value-type="float" office:value="-0.03475813" calcext:value-type="float">
            <text:p>-0.03475813</text:p>
          </table:table-cell>
          <table:table-cell office:value-type="float" office:value="-0.03396988" calcext:value-type="float">
            <text:p>-0.03396988</text:p>
          </table:table-cell>
          <table:table-cell office:value-type="float" office:value="-0.03343032" calcext:value-type="float">
            <text:p>-0.03343032</text:p>
          </table:table-cell>
          <table:table-cell office:value-type="float" office:value="-0.03323517" calcext:value-type="float">
            <text:p>-0.03323517</text:p>
          </table:table-cell>
          <table:table-cell office:value-type="float" office:value="-0.0333102" calcext:value-type="float">
            <text:p>-0.0333102</text:p>
          </table:table-cell>
          <table:table-cell office:value-type="float" office:value="-0.0329726" calcext:value-type="float">
            <text:p>-0.0329726</text:p>
          </table:table-cell>
          <table:table-cell office:value-type="float" office:value="-0.03112906" calcext:value-type="float">
            <text:p>-0.03112906</text:p>
          </table:table-cell>
          <table:table-cell office:value-type="float" office:value="-0.02586392" calcext:value-type="float">
            <text:p>-0.02586392</text:p>
          </table:table-cell>
          <table:table-cell office:value-type="float" office:value="-0.01754588" calcext:value-type="float">
            <text:p>-0.01754588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37.46511" calcext:value-type="float">
            <text:p>-37.46511</text:p>
          </table:table-cell>
          <table:table-cell office:value-type="float" office:value="0.04261247" calcext:value-type="float">
            <text:p>0.04261247</text:p>
          </table:table-cell>
          <table:table-cell office:value-type="float" office:value="-9999.042" calcext:value-type="float">
            <text:p>-9999.042</text:p>
          </table:table-cell>
          <table:table-cell office:value-type="float" office:value="-2.314555" calcext:value-type="float">
            <text:p>-2.31455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112001" calcext:value-type="float">
            <text:p>3112001</text:p>
          </table:table-cell>
          <table:table-cell office:value-type="float" office:value="908.3588" calcext:value-type="float">
            <text:p>908.3588</text:p>
          </table:table-cell>
          <table:table-cell office:value-type="float" office:value="704.6661" calcext:value-type="float">
            <text:p>704.6661</text:p>
          </table:table-cell>
          <table:table-cell office:value-type="float" office:value="36.85216" calcext:value-type="float">
            <text:p>36.85216</text:p>
          </table:table-cell>
          <table:table-cell office:value-type="float" office:value="1067.791" calcext:value-type="float">
            <text:p>1067.791</text:p>
          </table:table-cell>
          <table:table-cell office:value-type="float" office:value="79.13862" calcext:value-type="float">
            <text:p>79.13862</text:p>
          </table:table-cell>
          <table:table-cell office:value-type="float" office:value="0" calcext:value-type="float">
            <text:p>0</text:p>
          </table:table-cell>
          <table:table-cell office:value-type="float" office:value="0.1301461" calcext:value-type="float">
            <text:p>0.1301461</text:p>
          </table:table-cell>
          <table:table-cell office:value-type="float" office:value="0.3015206" calcext:value-type="float">
            <text:p>0.3015206</text:p>
          </table:table-cell>
          <table:table-cell office:value-type="float" office:value="0.3023991" calcext:value-type="float">
            <text:p>0.3023991</text:p>
          </table:table-cell>
          <table:table-cell office:value-type="float" office:value="0.303097" calcext:value-type="float">
            <text:p>0.303097</text:p>
          </table:table-cell>
          <table:table-cell office:value-type="float" office:value="0.3034333" calcext:value-type="float">
            <text:p>0.3034333</text:p>
          </table:table-cell>
          <table:table-cell office:value-type="float" office:value="0.267058" calcext:value-type="float">
            <text:p>0.267058</text:p>
          </table:table-cell>
          <table:table-cell office:value-type="float" office:value="0.2676275" calcext:value-type="float">
            <text:p>0.2676275</text:p>
          </table:table-cell>
          <table:table-cell office:value-type="float" office:value="0.3581355" calcext:value-type="float">
            <text:p>0.3581355</text:p>
          </table:table-cell>
          <table:table-cell office:value-type="float" office:value="0.3512361" calcext:value-type="float">
            <text:p>0.3512361</text:p>
          </table:table-cell>
          <table:table-cell office:value-type="float" office:value="0.3652807" calcext:value-type="float">
            <text:p>0.3652807</text:p>
          </table:table-cell>
          <table:table-cell office:value-type="float" office:value="0.38405" calcext:value-type="float">
            <text:p>0.38405</text:p>
          </table:table-cell>
          <table:table-cell office:value-type="float" office:value="0.3973408" calcext:value-type="float">
            <text:p>0.397340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572527E-016" calcext:value-type="float">
            <text:p>7.572527E-16</text:p>
          </table:table-cell>
          <table:table-cell office:value-type="float" office:value="7.188263E-016" calcext:value-type="float">
            <text:p>7.188263E-16</text:p>
          </table:table-cell>
          <table:table-cell office:value-type="float" office:value="2.464401E-016" calcext:value-type="float">
            <text:p>2.464401E-16</text:p>
          </table:table-cell>
          <table:table-cell office:value-type="float" office:value="1.527615E-019" calcext:value-type="float">
            <text:p>1.527615E-19</text:p>
          </table:table-cell>
          <table:table-cell office:value-type="float" office:value="9.114052E-023" calcext:value-type="float">
            <text:p>9.114052E-23</text:p>
          </table:table-cell>
          <table:table-cell office:value-type="float" office:value="4.564569E-027" calcext:value-type="float">
            <text:p>4.564569E-27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2.63752" calcext:value-type="float">
            <text:p>-22.63752</text:p>
          </table:table-cell>
          <table:table-cell office:value-type="float" office:value="-0.03508298" calcext:value-type="float">
            <text:p>-0.03508298</text:p>
          </table:table-cell>
          <table:table-cell office:value-type="float" office:value="-0.03430307" calcext:value-type="float">
            <text:p>-0.03430307</text:p>
          </table:table-cell>
          <table:table-cell office:value-type="float" office:value="-0.03370212" calcext:value-type="float">
            <text:p>-0.03370212</text:p>
          </table:table-cell>
          <table:table-cell office:value-type="float" office:value="-0.0334162" calcext:value-type="float">
            <text:p>-0.0334162</text:p>
          </table:table-cell>
          <table:table-cell office:value-type="float" office:value="-0.03323004" calcext:value-type="float">
            <text:p>-0.03323004</text:p>
          </table:table-cell>
          <table:table-cell office:value-type="float" office:value="-0.03266615" calcext:value-type="float">
            <text:p>-0.03266615</text:p>
          </table:table-cell>
          <table:table-cell office:value-type="float" office:value="-0.03081342" calcext:value-type="float">
            <text:p>-0.03081342</text:p>
          </table:table-cell>
          <table:table-cell office:value-type="float" office:value="-0.02570708" calcext:value-type="float">
            <text:p>-0.02570708</text:p>
          </table:table-cell>
          <table:table-cell office:value-type="float" office:value="-0.01751074" calcext:value-type="float">
            <text:p>-0.01751074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33.90028" calcext:value-type="float">
            <text:p>-33.90028</text:p>
          </table:table-cell>
          <table:table-cell office:value-type="float" office:value="0.04260952" calcext:value-type="float">
            <text:p>0.04260952</text:p>
          </table:table-cell>
          <table:table-cell office:value-type="float" office:value="-9999.042" calcext:value-type="float">
            <text:p>-9999.042</text:p>
          </table:table-cell>
          <table:table-cell office:value-type="float" office:value="-2.316215" calcext:value-type="float">
            <text:p>-2.31621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112001" calcext:value-type="float">
            <text:p>4112001</text:p>
          </table:table-cell>
          <table:table-cell office:value-type="float" office:value="908.3588" calcext:value-type="float">
            <text:p>908.3588</text:p>
          </table:table-cell>
          <table:table-cell office:value-type="float" office:value="704.7327" calcext:value-type="float">
            <text:p>704.7327</text:p>
          </table:table-cell>
          <table:table-cell office:value-type="float" office:value="36.85216" calcext:value-type="float">
            <text:p>36.85216</text:p>
          </table:table-cell>
          <table:table-cell office:value-type="float" office:value="1067.724" calcext:value-type="float">
            <text:p>1067.724</text:p>
          </table:table-cell>
          <table:table-cell office:value-type="float" office:value="79.13862" calcext:value-type="float">
            <text:p>79.13862</text:p>
          </table:table-cell>
          <table:table-cell office:value-type="float" office:value="0" calcext:value-type="float">
            <text:p>0</text:p>
          </table:table-cell>
          <table:table-cell office:value-type="float" office:value="0.1288232" calcext:value-type="float">
            <text:p>0.1288232</text:p>
          </table:table-cell>
          <table:table-cell office:value-type="float" office:value="0.3012299" calcext:value-type="float">
            <text:p>0.3012299</text:p>
          </table:table-cell>
          <table:table-cell office:value-type="float" office:value="0.3021109" calcext:value-type="float">
            <text:p>0.3021109</text:p>
          </table:table-cell>
          <table:table-cell office:value-type="float" office:value="0.3028429" calcext:value-type="float">
            <text:p>0.3028429</text:p>
          </table:table-cell>
          <table:table-cell office:value-type="float" office:value="0.3032569" calcext:value-type="float">
            <text:p>0.3032569</text:p>
          </table:table-cell>
          <table:table-cell office:value-type="float" office:value="0.2671196" calcext:value-type="float">
            <text:p>0.2671196</text:p>
          </table:table-cell>
          <table:table-cell office:value-type="float" office:value="0.2678687" calcext:value-type="float">
            <text:p>0.2678687</text:p>
          </table:table-cell>
          <table:table-cell office:value-type="float" office:value="0.3582875" calcext:value-type="float">
            <text:p>0.3582875</text:p>
          </table:table-cell>
          <table:table-cell office:value-type="float" office:value="0.3513662" calcext:value-type="float">
            <text:p>0.3513662</text:p>
          </table:table-cell>
          <table:table-cell office:value-type="float" office:value="0.3653252" calcext:value-type="float">
            <text:p>0.3653252</text:p>
          </table:table-cell>
          <table:table-cell office:value-type="float" office:value="0.3840398" calcext:value-type="float">
            <text:p>0.3840398</text:p>
          </table:table-cell>
          <table:table-cell office:value-type="float" office:value="0.3972764" calcext:value-type="float">
            <text:p>0.397276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57365E-016" calcext:value-type="float">
            <text:p>7.57365E-16</text:p>
          </table:table-cell>
          <table:table-cell office:value-type="float" office:value="7.188062E-016" calcext:value-type="float">
            <text:p>7.188062E-16</text:p>
          </table:table-cell>
          <table:table-cell office:value-type="float" office:value="2.464353E-016" calcext:value-type="float">
            <text:p>2.464353E-16</text:p>
          </table:table-cell>
          <table:table-cell office:value-type="float" office:value="1.527592E-019" calcext:value-type="float">
            <text:p>1.527592E-19</text:p>
          </table:table-cell>
          <table:table-cell office:value-type="float" office:value="9.113905E-023" calcext:value-type="float">
            <text:p>9.113905E-23</text:p>
          </table:table-cell>
          <table:table-cell office:value-type="float" office:value="4.564569E-027" calcext:value-type="float">
            <text:p>4.564569E-27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4.49123" calcext:value-type="float">
            <text:p>-24.49123</text:p>
          </table:table-cell>
          <table:table-cell office:value-type="float" office:value="-0.03534364" calcext:value-type="float">
            <text:p>-0.03534364</text:p>
          </table:table-cell>
          <table:table-cell office:value-type="float" office:value="-0.03455618" calcext:value-type="float">
            <text:p>-0.03455618</text:p>
          </table:table-cell>
          <table:table-cell office:value-type="float" office:value="-0.0339209" calcext:value-type="float">
            <text:p>-0.0339209</text:p>
          </table:table-cell>
          <table:table-cell office:value-type="float" office:value="-0.03356643" calcext:value-type="float">
            <text:p>-0.03356643</text:p>
          </table:table-cell>
          <table:table-cell office:value-type="float" office:value="-0.03317126" calcext:value-type="float">
            <text:p>-0.03317126</text:p>
          </table:table-cell>
          <table:table-cell office:value-type="float" office:value="-0.03242009" calcext:value-type="float">
            <text:p>-0.03242009</text:p>
          </table:table-cell>
          <table:table-cell office:value-type="float" office:value="-0.03053167" calcext:value-type="float">
            <text:p>-0.03053167</text:p>
          </table:table-cell>
          <table:table-cell office:value-type="float" office:value="-0.02554931" calcext:value-type="float">
            <text:p>-0.02554931</text:p>
          </table:table-cell>
          <table:table-cell office:value-type="float" office:value="-0.01747437" calcext:value-type="float">
            <text:p>-0.01747437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38.12545" calcext:value-type="float">
            <text:p>-38.12545</text:p>
          </table:table-cell>
          <table:table-cell office:value-type="float" office:value="0.0426067" calcext:value-type="float">
            <text:p>0.0426067</text:p>
          </table:table-cell>
          <table:table-cell office:value-type="float" office:value="-9999.042" calcext:value-type="float">
            <text:p>-9999.042</text:p>
          </table:table-cell>
          <table:table-cell office:value-type="float" office:value="-2.317852" calcext:value-type="float">
            <text:p>-2.31785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112001" calcext:value-type="float">
            <text:p>5112001</text:p>
          </table:table-cell>
          <table:table-cell office:value-type="float" office:value="908.3588" calcext:value-type="float">
            <text:p>908.3588</text:p>
          </table:table-cell>
          <table:table-cell office:value-type="float" office:value="704.6954" calcext:value-type="float">
            <text:p>704.6954</text:p>
          </table:table-cell>
          <table:table-cell office:value-type="float" office:value="36.85216" calcext:value-type="float">
            <text:p>36.85216</text:p>
          </table:table-cell>
          <table:table-cell office:value-type="float" office:value="1067.762" calcext:value-type="float">
            <text:p>1067.762</text:p>
          </table:table-cell>
          <table:table-cell office:value-type="float" office:value="79.13862" calcext:value-type="float">
            <text:p>79.13862</text:p>
          </table:table-cell>
          <table:table-cell office:value-type="float" office:value="0" calcext:value-type="float">
            <text:p>0</text:p>
          </table:table-cell>
          <table:table-cell office:value-type="float" office:value="0.128662" calcext:value-type="float">
            <text:p>0.128662</text:p>
          </table:table-cell>
          <table:table-cell office:value-type="float" office:value="0.3009106" calcext:value-type="float">
            <text:p>0.3009106</text:p>
          </table:table-cell>
          <table:table-cell office:value-type="float" office:value="0.3018332" calcext:value-type="float">
            <text:p>0.3018332</text:p>
          </table:table-cell>
          <table:table-cell office:value-type="float" office:value="0.3026278" calcext:value-type="float">
            <text:p>0.3026278</text:p>
          </table:table-cell>
          <table:table-cell office:value-type="float" office:value="0.3031102" calcext:value-type="float">
            <text:p>0.3031102</text:p>
          </table:table-cell>
          <table:table-cell office:value-type="float" office:value="0.2671663" calcext:value-type="float">
            <text:p>0.2671663</text:p>
          </table:table-cell>
          <table:table-cell office:value-type="float" office:value="0.2680722" calcext:value-type="float">
            <text:p>0.2680722</text:p>
          </table:table-cell>
          <table:table-cell office:value-type="float" office:value="0.3584234" calcext:value-type="float">
            <text:p>0.3584234</text:p>
          </table:table-cell>
          <table:table-cell office:value-type="float" office:value="0.3514962" calcext:value-type="float">
            <text:p>0.3514962</text:p>
          </table:table-cell>
          <table:table-cell office:value-type="float" office:value="0.3653716" calcext:value-type="float">
            <text:p>0.3653716</text:p>
          </table:table-cell>
          <table:table-cell office:value-type="float" office:value="0.3840107" calcext:value-type="float">
            <text:p>0.3840107</text:p>
          </table:table-cell>
          <table:table-cell office:value-type="float" office:value="0.3972042" calcext:value-type="float">
            <text:p>0.397204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574802E-016" calcext:value-type="float">
            <text:p>7.574802E-16</text:p>
          </table:table-cell>
          <table:table-cell office:value-type="float" office:value="7.18786E-016" calcext:value-type="float">
            <text:p>7.18786E-16</text:p>
          </table:table-cell>
          <table:table-cell office:value-type="float" office:value="2.464302E-016" calcext:value-type="float">
            <text:p>2.464302E-16</text:p>
          </table:table-cell>
          <table:table-cell office:value-type="float" office:value="1.527579E-019" calcext:value-type="float">
            <text:p>1.527579E-19</text:p>
          </table:table-cell>
          <table:table-cell office:value-type="float" office:value="9.11373E-023" calcext:value-type="float">
            <text:p>9.11373E-23</text:p>
          </table:table-cell>
          <table:table-cell office:value-type="float" office:value="4.564569E-027" calcext:value-type="float">
            <text:p>4.564569E-27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4.76346" calcext:value-type="float">
            <text:p>-24.76346</text:p>
          </table:table-cell>
          <table:table-cell office:value-type="float" office:value="-0.03563371" calcext:value-type="float">
            <text:p>-0.03563371</text:p>
          </table:table-cell>
          <table:table-cell office:value-type="float" office:value="-0.03480174" calcext:value-type="float">
            <text:p>-0.03480174</text:p>
          </table:table-cell>
          <table:table-cell office:value-type="float" office:value="-0.03410731" calcext:value-type="float">
            <text:p>-0.03410731</text:p>
          </table:table-cell>
          <table:table-cell office:value-type="float" office:value="-0.03369207" calcext:value-type="float">
            <text:p>-0.03369207</text:p>
          </table:table-cell>
          <table:table-cell office:value-type="float" office:value="-0.03312679" calcext:value-type="float">
            <text:p>-0.03312679</text:p>
          </table:table-cell>
          <table:table-cell office:value-type="float" office:value="-0.03221415" calcext:value-type="float">
            <text:p>-0.03221415</text:p>
          </table:table-cell>
          <table:table-cell office:value-type="float" office:value="-0.03028191" calcext:value-type="float">
            <text:p>-0.03028191</text:p>
          </table:table-cell>
          <table:table-cell office:value-type="float" office:value="-0.02539251" calcext:value-type="float">
            <text:p>-0.02539251</text:p>
          </table:table-cell>
          <table:table-cell office:value-type="float" office:value="-0.01743638" calcext:value-type="float">
            <text:p>-0.01743638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24.77858" calcext:value-type="float">
            <text:p>-24.77858</text:p>
          </table:table-cell>
          <table:table-cell office:value-type="float" office:value="0.04260368" calcext:value-type="float">
            <text:p>0.04260368</text:p>
          </table:table-cell>
          <table:table-cell office:value-type="float" office:value="-9999.042" calcext:value-type="float">
            <text:p>-9999.042</text:p>
          </table:table-cell>
          <table:table-cell office:value-type="float" office:value="-2.319275" calcext:value-type="float">
            <text:p>-2.31927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112001" calcext:value-type="float">
            <text:p>6112001</text:p>
          </table:table-cell>
          <table:table-cell office:value-type="float" office:value="908.3588" calcext:value-type="float">
            <text:p>908.3588</text:p>
          </table:table-cell>
          <table:table-cell office:value-type="float" office:value="704.7294" calcext:value-type="float">
            <text:p>704.7294</text:p>
          </table:table-cell>
          <table:table-cell office:value-type="float" office:value="36.85216" calcext:value-type="float">
            <text:p>36.85216</text:p>
          </table:table-cell>
          <table:table-cell office:value-type="float" office:value="1067.729" calcext:value-type="float">
            <text:p>1067.729</text:p>
          </table:table-cell>
          <table:table-cell office:value-type="float" office:value="79.13862" calcext:value-type="float">
            <text:p>79.13862</text:p>
          </table:table-cell>
          <table:table-cell office:value-type="float" office:value="0" calcext:value-type="float">
            <text:p>0</text:p>
          </table:table-cell>
          <table:table-cell office:value-type="float" office:value="0.1290041" calcext:value-type="float">
            <text:p>0.1290041</text:p>
          </table:table-cell>
          <table:table-cell office:value-type="float" office:value="0.3006293" calcext:value-type="float">
            <text:p>0.3006293</text:p>
          </table:table-cell>
          <table:table-cell office:value-type="float" office:value="0.3015783" calcext:value-type="float">
            <text:p>0.3015783</text:p>
          </table:table-cell>
          <table:table-cell office:value-type="float" office:value="0.3024299" calcext:value-type="float">
            <text:p>0.3024299</text:p>
          </table:table-cell>
          <table:table-cell office:value-type="float" office:value="0.3029745" calcext:value-type="float">
            <text:p>0.3029745</text:p>
          </table:table-cell>
          <table:table-cell office:value-type="float" office:value="0.2672017" calcext:value-type="float">
            <text:p>0.2672017</text:p>
          </table:table-cell>
          <table:table-cell office:value-type="float" office:value="0.2682492" calcext:value-type="float">
            <text:p>0.2682492</text:p>
          </table:table-cell>
          <table:table-cell office:value-type="float" office:value="0.3585455" calcext:value-type="float">
            <text:p>0.3585455</text:p>
          </table:table-cell>
          <table:table-cell office:value-type="float" office:value="0.3516244" calcext:value-type="float">
            <text:p>0.3516244</text:p>
          </table:table-cell>
          <table:table-cell office:value-type="float" office:value="0.3654181" calcext:value-type="float">
            <text:p>0.3654181</text:p>
          </table:table-cell>
          <table:table-cell office:value-type="float" office:value="0.3839601" calcext:value-type="float">
            <text:p>0.3839601</text:p>
          </table:table-cell>
          <table:table-cell office:value-type="float" office:value="0.3971223" calcext:value-type="float">
            <text:p>0.3971223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7.576081E-016" calcext:value-type="float">
            <text:p>7.576081E-16</text:p>
          </table:table-cell>
          <table:table-cell office:value-type="float" office:value="7.187624E-016" calcext:value-type="float">
            <text:p>7.187624E-16</text:p>
          </table:table-cell>
          <table:table-cell office:value-type="float" office:value="2.464245E-016" calcext:value-type="float">
            <text:p>2.464245E-16</text:p>
          </table:table-cell>
          <table:table-cell office:value-type="float" office:value="1.527556E-019" calcext:value-type="float">
            <text:p>1.527556E-19</text:p>
          </table:table-cell>
          <table:table-cell office:value-type="float" office:value="9.113536E-023" calcext:value-type="float">
            <text:p>9.113536E-23</text:p>
          </table:table-cell>
          <table:table-cell office:value-type="float" office:value="4.564569E-027" calcext:value-type="float">
            <text:p>4.564569E-27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4.26152" calcext:value-type="float">
            <text:p>-24.26152</text:p>
          </table:table-cell>
          <table:table-cell office:value-type="float" office:value="-0.03589153" calcext:value-type="float">
            <text:p>-0.03589153</text:p>
          </table:table-cell>
          <table:table-cell office:value-type="float" office:value="-0.03502906" calcext:value-type="float">
            <text:p>-0.03502906</text:p>
          </table:table-cell>
          <table:table-cell office:value-type="float" office:value="-0.03427966" calcext:value-type="float">
            <text:p>-0.03427966</text:p>
          </table:table-cell>
          <table:table-cell office:value-type="float" office:value="-0.03380829" calcext:value-type="float">
            <text:p>-0.03380829</text:p>
          </table:table-cell>
          <table:table-cell office:value-type="float" office:value="-0.03309307" calcext:value-type="float">
            <text:p>-0.03309307</text:p>
          </table:table-cell>
          <table:table-cell office:value-type="float" office:value="-0.03203635" calcext:value-type="float">
            <text:p>-0.03203635</text:p>
          </table:table-cell>
          <table:table-cell office:value-type="float" office:value="-0.03005967" calcext:value-type="float">
            <text:p>-0.03005967</text:p>
          </table:table-cell>
          <table:table-cell office:value-type="float" office:value="-0.02523902" calcext:value-type="float">
            <text:p>-0.02523902</text:p>
          </table:table-cell>
          <table:table-cell office:value-type="float" office:value="-0.01739844" calcext:value-type="float">
            <text:p>-0.01739844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24.62489" calcext:value-type="float">
            <text:p>-24.62489</text:p>
          </table:table-cell>
          <table:table-cell office:value-type="float" office:value="0.04260045" calcext:value-type="float">
            <text:p>0.04260045</text:p>
          </table:table-cell>
          <table:table-cell office:value-type="float" office:value="-9999.042" calcext:value-type="float">
            <text:p>-9999.042</text:p>
          </table:table-cell>
          <table:table-cell office:value-type="float" office:value="-2.320449" calcext:value-type="float">
            <text:p>-2.320449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112001" calcext:value-type="float">
            <text:p>7112001</text:p>
          </table:table-cell>
          <table:table-cell office:value-type="float" office:value="908.3588" calcext:value-type="float">
            <text:p>908.3588</text:p>
          </table:table-cell>
          <table:table-cell office:value-type="float" office:value="704.9246" calcext:value-type="float">
            <text:p>704.9246</text:p>
          </table:table-cell>
          <table:table-cell office:value-type="float" office:value="36.85216" calcext:value-type="float">
            <text:p>36.85216</text:p>
          </table:table-cell>
          <table:table-cell office:value-type="float" office:value="1067.533" calcext:value-type="float">
            <text:p>1067.533</text:p>
          </table:table-cell>
          <table:table-cell office:value-type="float" office:value="79.13862" calcext:value-type="float">
            <text:p>79.13862</text:p>
          </table:table-cell>
          <table:table-cell office:value-type="float" office:value="0" calcext:value-type="float">
            <text:p>0</text:p>
          </table:table-cell>
          <table:table-cell office:value-type="float" office:value="0.1475455" calcext:value-type="float">
            <text:p>0.1475455</text:p>
          </table:table-cell>
          <table:table-cell office:value-type="float" office:value="0.295624" calcext:value-type="float">
            <text:p>0.295624</text:p>
          </table:table-cell>
          <table:table-cell office:value-type="float" office:value="0.2996232" calcext:value-type="float">
            <text:p>0.2996232</text:p>
          </table:table-cell>
          <table:table-cell office:value-type="float" office:value="0.3011408" calcext:value-type="float">
            <text:p>0.3011408</text:p>
          </table:table-cell>
          <table:table-cell office:value-type="float" office:value="0.3018965" calcext:value-type="float">
            <text:p>0.3018965</text:p>
          </table:table-cell>
          <table:table-cell office:value-type="float" office:value="0.2676605" calcext:value-type="float">
            <text:p>0.2676605</text:p>
          </table:table-cell>
          <table:table-cell office:value-type="float" office:value="0.2683682" calcext:value-type="float">
            <text:p>0.2683682</text:p>
          </table:table-cell>
          <table:table-cell office:value-type="float" office:value="0.3586819" calcext:value-type="float">
            <text:p>0.3586819</text:p>
          </table:table-cell>
          <table:table-cell office:value-type="float" office:value="0.3517669" calcext:value-type="float">
            <text:p>0.3517669</text:p>
          </table:table-cell>
          <table:table-cell office:value-type="float" office:value="0.3654316" calcext:value-type="float">
            <text:p>0.3654316</text:p>
          </table:table-cell>
          <table:table-cell office:value-type="float" office:value="0.3839153" calcext:value-type="float">
            <text:p>0.3839153</text:p>
          </table:table-cell>
          <table:table-cell office:value-type="float" office:value="0.3970449" calcext:value-type="float">
            <text:p>0.397044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062959E-016" calcext:value-type="float">
            <text:p>7.062959E-16</text:p>
          </table:table-cell>
          <table:table-cell office:value-type="float" office:value="6.711905E-016" calcext:value-type="float">
            <text:p>6.711905E-16</text:p>
          </table:table-cell>
          <table:table-cell office:value-type="float" office:value="2.461038E-016" calcext:value-type="float">
            <text:p>2.461038E-16</text:p>
          </table:table-cell>
          <table:table-cell office:value-type="float" office:value="2.446516E-017" calcext:value-type="float">
            <text:p>2.446516E-17</text:p>
          </table:table-cell>
          <table:table-cell office:value-type="float" office:value="2.432755E-017" calcext:value-type="float">
            <text:p>2.432755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.51879" calcext:value-type="float">
            <text:p>-8.51879</text:p>
          </table:table-cell>
          <table:table-cell office:value-type="float" office:value="-0.04041367" calcext:value-type="float">
            <text:p>-0.04041367</text:p>
          </table:table-cell>
          <table:table-cell office:value-type="float" office:value="-0.03646626" calcext:value-type="float">
            <text:p>-0.03646626</text:p>
          </table:table-cell>
          <table:table-cell office:value-type="float" office:value="-0.03509579" calcext:value-type="float">
            <text:p>-0.03509579</text:p>
          </table:table-cell>
          <table:table-cell office:value-type="float" office:value="-0.03442853" calcext:value-type="float">
            <text:p>-0.03442853</text:p>
          </table:table-cell>
          <table:table-cell office:value-type="float" office:value="-0.03328255" calcext:value-type="float">
            <text:p>-0.03328255</text:p>
          </table:table-cell>
          <table:table-cell office:value-type="float" office:value="-0.03191673" calcext:value-type="float">
            <text:p>-0.03191673</text:p>
          </table:table-cell>
          <table:table-cell office:value-type="float" office:value="-0.02981353" calcext:value-type="float">
            <text:p>-0.02981353</text:p>
          </table:table-cell>
          <table:table-cell office:value-type="float" office:value="-0.02506961" calcext:value-type="float">
            <text:p>-0.02506961</text:p>
          </table:table-cell>
          <table:table-cell office:value-type="float" office:value="-0.01738717" calcext:value-type="float">
            <text:p>-0.01738717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19.23584" calcext:value-type="float">
            <text:p>-19.23584</text:p>
          </table:table-cell>
          <table:table-cell office:value-type="float" office:value="0.03828382" calcext:value-type="float">
            <text:p>0.03828382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21648" calcext:value-type="float">
            <text:p>-2.32164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112001" calcext:value-type="float">
            <text:p>8112001</text:p>
          </table:table-cell>
          <table:table-cell office:value-type="float" office:value="908.3588" calcext:value-type="float">
            <text:p>908.3588</text:p>
          </table:table-cell>
          <table:table-cell office:value-type="float" office:value="705.2804" calcext:value-type="float">
            <text:p>705.2804</text:p>
          </table:table-cell>
          <table:table-cell office:value-type="float" office:value="36.85216" calcext:value-type="float">
            <text:p>36.85216</text:p>
          </table:table-cell>
          <table:table-cell office:value-type="float" office:value="1067.177" calcext:value-type="float">
            <text:p>1067.177</text:p>
          </table:table-cell>
          <table:table-cell office:value-type="float" office:value="79.13862" calcext:value-type="float">
            <text:p>79.13862</text:p>
          </table:table-cell>
          <table:table-cell office:value-type="float" office:value="0" calcext:value-type="float">
            <text:p>0</text:p>
          </table:table-cell>
          <table:table-cell office:value-type="float" office:value="0.1490349" calcext:value-type="float">
            <text:p>0.1490349</text:p>
          </table:table-cell>
          <table:table-cell office:value-type="float" office:value="0.2906948" calcext:value-type="float">
            <text:p>0.2906948</text:p>
          </table:table-cell>
          <table:table-cell office:value-type="float" office:value="0.2969868" calcext:value-type="float">
            <text:p>0.2969868</text:p>
          </table:table-cell>
          <table:table-cell office:value-type="float" office:value="0.3001984" calcext:value-type="float">
            <text:p>0.3001984</text:p>
          </table:table-cell>
          <table:table-cell office:value-type="float" office:value="0.3014956" calcext:value-type="float">
            <text:p>0.3014956</text:p>
          </table:table-cell>
          <table:table-cell office:value-type="float" office:value="0.267592" calcext:value-type="float">
            <text:p>0.267592</text:p>
          </table:table-cell>
          <table:table-cell office:value-type="float" office:value="0.2684563" calcext:value-type="float">
            <text:p>0.2684563</text:p>
          </table:table-cell>
          <table:table-cell office:value-type="float" office:value="0.358798" calcext:value-type="float">
            <text:p>0.358798</text:p>
          </table:table-cell>
          <table:table-cell office:value-type="float" office:value="0.3519068" calcext:value-type="float">
            <text:p>0.3519068</text:p>
          </table:table-cell>
          <table:table-cell office:value-type="float" office:value="0.3654443" calcext:value-type="float">
            <text:p>0.3654443</text:p>
          </table:table-cell>
          <table:table-cell office:value-type="float" office:value="0.3838731" calcext:value-type="float">
            <text:p>0.3838731</text:p>
          </table:table-cell>
          <table:table-cell office:value-type="float" office:value="0.3969708" calcext:value-type="float">
            <text:p>0.396970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064103E-016" calcext:value-type="float">
            <text:p>7.064103E-16</text:p>
          </table:table-cell>
          <table:table-cell office:value-type="float" office:value="6.711692E-016" calcext:value-type="float">
            <text:p>6.711692E-16</text:p>
          </table:table-cell>
          <table:table-cell office:value-type="float" office:value="2.460976E-016" calcext:value-type="float">
            <text:p>2.460976E-16</text:p>
          </table:table-cell>
          <table:table-cell office:value-type="float" office:value="2.446503E-017" calcext:value-type="float">
            <text:p>2.446503E-17</text:p>
          </table:table-cell>
          <table:table-cell office:value-type="float" office:value="2.432698E-017" calcext:value-type="float">
            <text:p>2.432698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.922455" calcext:value-type="float">
            <text:p>-7.922455</text:p>
          </table:table-cell>
          <table:table-cell office:value-type="float" office:value="-0.04603536" calcext:value-type="float">
            <text:p>-0.04603536</text:p>
          </table:table-cell>
          <table:table-cell office:value-type="float" office:value="-0.0390282" calcext:value-type="float">
            <text:p>-0.0390282</text:p>
          </table:table-cell>
          <table:table-cell office:value-type="float" office:value="-0.03594508" calcext:value-type="float">
            <text:p>-0.03594508</text:p>
          </table:table-cell>
          <table:table-cell office:value-type="float" office:value="-0.03477834" calcext:value-type="float">
            <text:p>-0.03477834</text:p>
          </table:table-cell>
          <table:table-cell office:value-type="float" office:value="-0.03334713" calcext:value-type="float">
            <text:p>-0.03334713</text:p>
          </table:table-cell>
          <table:table-cell office:value-type="float" office:value="-0.03182902" calcext:value-type="float">
            <text:p>-0.03182902</text:p>
          </table:table-cell>
          <table:table-cell office:value-type="float" office:value="-0.02960525" calcext:value-type="float">
            <text:p>-0.02960525</text:p>
          </table:table-cell>
          <table:table-cell office:value-type="float" office:value="-0.02490436" calcext:value-type="float">
            <text:p>-0.02490436</text:p>
          </table:table-cell>
          <table:table-cell office:value-type="float" office:value="-0.01737685" calcext:value-type="float">
            <text:p>-0.01737685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15.25538" calcext:value-type="float">
            <text:p>-15.25538</text:p>
          </table:table-cell>
          <table:table-cell office:value-type="float" office:value="0.03828166" calcext:value-type="float">
            <text:p>0.03828166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22874" calcext:value-type="float">
            <text:p>-2.322874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112001" calcext:value-type="float">
            <text:p>9112001</text:p>
          </table:table-cell>
          <table:table-cell office:value-type="float" office:value="908.3588" calcext:value-type="float">
            <text:p>908.3588</text:p>
          </table:table-cell>
          <table:table-cell office:value-type="float" office:value="705.6694" calcext:value-type="float">
            <text:p>705.6694</text:p>
          </table:table-cell>
          <table:table-cell office:value-type="float" office:value="36.85216" calcext:value-type="float">
            <text:p>36.85216</text:p>
          </table:table-cell>
          <table:table-cell office:value-type="float" office:value="1066.789" calcext:value-type="float">
            <text:p>1066.789</text:p>
          </table:table-cell>
          <table:table-cell office:value-type="float" office:value="79.13862" calcext:value-type="float">
            <text:p>79.13862</text:p>
          </table:table-cell>
          <table:table-cell office:value-type="float" office:value="0" calcext:value-type="float">
            <text:p>0</text:p>
          </table:table-cell>
          <table:table-cell office:value-type="float" office:value="0.1525607" calcext:value-type="float">
            <text:p>0.1525607</text:p>
          </table:table-cell>
          <table:table-cell office:value-type="float" office:value="0.2866077" calcext:value-type="float">
            <text:p>0.2866077</text:p>
          </table:table-cell>
          <table:table-cell office:value-type="float" office:value="0.2943841" calcext:value-type="float">
            <text:p>0.2943841</text:p>
          </table:table-cell>
          <table:table-cell office:value-type="float" office:value="0.298702" calcext:value-type="float">
            <text:p>0.298702</text:p>
          </table:table-cell>
          <table:table-cell office:value-type="float" office:value="0.3006569" calcext:value-type="float">
            <text:p>0.3006569</text:p>
          </table:table-cell>
          <table:table-cell office:value-type="float" office:value="0.2674104" calcext:value-type="float">
            <text:p>0.2674104</text:p>
          </table:table-cell>
          <table:table-cell office:value-type="float" office:value="0.2685196" calcext:value-type="float">
            <text:p>0.2685196</text:p>
          </table:table-cell>
          <table:table-cell office:value-type="float" office:value="0.3588941" calcext:value-type="float">
            <text:p>0.3588941</text:p>
          </table:table-cell>
          <table:table-cell office:value-type="float" office:value="0.3520382" calcext:value-type="float">
            <text:p>0.3520382</text:p>
          </table:table-cell>
          <table:table-cell office:value-type="float" office:value="0.3654631" calcext:value-type="float">
            <text:p>0.3654631</text:p>
          </table:table-cell>
          <table:table-cell office:value-type="float" office:value="0.383834" calcext:value-type="float">
            <text:p>0.383834</text:p>
          </table:table-cell>
          <table:table-cell office:value-type="float" office:value="0.3968999" calcext:value-type="float">
            <text:p>0.396899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065112E-016" calcext:value-type="float">
            <text:p>7.065112E-16</text:p>
          </table:table-cell>
          <table:table-cell office:value-type="float" office:value="6.711519E-016" calcext:value-type="float">
            <text:p>6.711519E-16</text:p>
          </table:table-cell>
          <table:table-cell office:value-type="float" office:value="2.460926E-016" calcext:value-type="float">
            <text:p>2.460926E-16</text:p>
          </table:table-cell>
          <table:table-cell office:value-type="float" office:value="2.446501E-017" calcext:value-type="float">
            <text:p>2.446501E-17</text:p>
          </table:table-cell>
          <table:table-cell office:value-type="float" office:value="2.432655E-017" calcext:value-type="float">
            <text:p>2.432655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.589887" calcext:value-type="float">
            <text:p>-6.589887</text:p>
          </table:table-cell>
          <table:table-cell office:value-type="float" office:value="-0.05130894" calcext:value-type="float">
            <text:p>-0.05130894</text:p>
          </table:table-cell>
          <table:table-cell office:value-type="float" office:value="-0.04177016" calcext:value-type="float">
            <text:p>-0.04177016</text:p>
          </table:table-cell>
          <table:table-cell office:value-type="float" office:value="-0.03735141" calcext:value-type="float">
            <text:p>-0.03735141</text:p>
          </table:table-cell>
          <table:table-cell office:value-type="float" office:value="-0.03552707" calcext:value-type="float">
            <text:p>-0.03552707</text:p>
          </table:table-cell>
          <table:table-cell office:value-type="float" office:value="-0.03351936" calcext:value-type="float">
            <text:p>-0.03351936</text:p>
          </table:table-cell>
          <table:table-cell office:value-type="float" office:value="-0.03176584" calcext:value-type="float">
            <text:p>-0.03176584</text:p>
          </table:table-cell>
          <table:table-cell office:value-type="float" office:value="-0.02943392" calcext:value-type="float">
            <text:p>-0.02943392</text:p>
          </table:table-cell>
          <table:table-cell office:value-type="float" office:value="-0.02475014" calcext:value-type="float">
            <text:p>-0.02475014</text:p>
          </table:table-cell>
          <table:table-cell office:value-type="float" office:value="-0.01736169" calcext:value-type="float">
            <text:p>-0.01736169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14.56339" calcext:value-type="float">
            <text:p>-14.56339</text:p>
          </table:table-cell>
          <table:table-cell office:value-type="float" office:value="0.03827967" calcext:value-type="float">
            <text:p>0.03827967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24114" calcext:value-type="float">
            <text:p>-2.32411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12001" calcext:value-type="float">
            <text:p>10112001</text:p>
          </table:table-cell>
          <table:table-cell office:value-type="float" office:value="908.3588" calcext:value-type="float">
            <text:p>908.3588</text:p>
          </table:table-cell>
          <table:table-cell office:value-type="float" office:value="706.0952" calcext:value-type="float">
            <text:p>706.0952</text:p>
          </table:table-cell>
          <table:table-cell office:value-type="float" office:value="36.85216" calcext:value-type="float">
            <text:p>36.85216</text:p>
          </table:table-cell>
          <table:table-cell office:value-type="float" office:value="1066.363" calcext:value-type="float">
            <text:p>1066.363</text:p>
          </table:table-cell>
          <table:table-cell office:value-type="float" office:value="79.13862" calcext:value-type="float">
            <text:p>79.13862</text:p>
          </table:table-cell>
          <table:table-cell office:value-type="float" office:value="0" calcext:value-type="float">
            <text:p>0</text:p>
          </table:table-cell>
          <table:table-cell office:value-type="float" office:value="0.1561639" calcext:value-type="float">
            <text:p>0.1561639</text:p>
          </table:table-cell>
          <table:table-cell office:value-type="float" office:value="0.2814905" calcext:value-type="float">
            <text:p>0.2814905</text:p>
          </table:table-cell>
          <table:table-cell office:value-type="float" office:value="0.2917562" calcext:value-type="float">
            <text:p>0.2917562</text:p>
          </table:table-cell>
          <table:table-cell office:value-type="float" office:value="0.2972382" calcext:value-type="float">
            <text:p>0.2972382</text:p>
          </table:table-cell>
          <table:table-cell office:value-type="float" office:value="0.299606" calcext:value-type="float">
            <text:p>0.299606</text:p>
          </table:table-cell>
          <table:table-cell office:value-type="float" office:value="0.2671261" calcext:value-type="float">
            <text:p>0.2671261</text:p>
          </table:table-cell>
          <table:table-cell office:value-type="float" office:value="0.2685509" calcext:value-type="float">
            <text:p>0.2685509</text:p>
          </table:table-cell>
          <table:table-cell office:value-type="float" office:value="0.3589722" calcext:value-type="float">
            <text:p>0.3589722</text:p>
          </table:table-cell>
          <table:table-cell office:value-type="float" office:value="0.3521604" calcext:value-type="float">
            <text:p>0.3521604</text:p>
          </table:table-cell>
          <table:table-cell office:value-type="float" office:value="0.3654862" calcext:value-type="float">
            <text:p>0.3654862</text:p>
          </table:table-cell>
          <table:table-cell office:value-type="float" office:value="0.3837983" calcext:value-type="float">
            <text:p>0.3837983</text:p>
          </table:table-cell>
          <table:table-cell office:value-type="float" office:value="0.3968317" calcext:value-type="float">
            <text:p>0.3968317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7.066146E-016" calcext:value-type="float">
            <text:p>7.066146E-16</text:p>
          </table:table-cell>
          <table:table-cell office:value-type="float" office:value="6.711339E-016" calcext:value-type="float">
            <text:p>6.711339E-16</text:p>
          </table:table-cell>
          <table:table-cell office:value-type="float" office:value="2.460876E-016" calcext:value-type="float">
            <text:p>2.460876E-16</text:p>
          </table:table-cell>
          <table:table-cell office:value-type="float" office:value="2.446497E-017" calcext:value-type="float">
            <text:p>2.446497E-17</text:p>
          </table:table-cell>
          <table:table-cell office:value-type="float" office:value="2.432609E-017" calcext:value-type="float">
            <text:p>2.432609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.514231" calcext:value-type="float">
            <text:p>-5.514231</text:p>
          </table:table-cell>
          <table:table-cell office:value-type="float" office:value="-0.05889671" calcext:value-type="float">
            <text:p>-0.05889671</text:p>
          </table:table-cell>
          <table:table-cell office:value-type="float" office:value="-0.04475851" calcext:value-type="float">
            <text:p>-0.04475851</text:p>
          </table:table-cell>
          <table:table-cell office:value-type="float" office:value="-0.03878931" calcext:value-type="float">
            <text:p>-0.03878931</text:p>
          </table:table-cell>
          <table:table-cell office:value-type="float" office:value="-0.03649435" calcext:value-type="float">
            <text:p>-0.03649435</text:p>
          </table:table-cell>
          <table:table-cell office:value-type="float" office:value="-0.03379319" calcext:value-type="float">
            <text:p>-0.03379319</text:p>
          </table:table-cell>
          <table:table-cell office:value-type="float" office:value="-0.03173497" calcext:value-type="float">
            <text:p>-0.03173497</text:p>
          </table:table-cell>
          <table:table-cell office:value-type="float" office:value="-0.02929556" calcext:value-type="float">
            <text:p>-0.02929556</text:p>
          </table:table-cell>
          <table:table-cell office:value-type="float" office:value="-0.02460752" calcext:value-type="float">
            <text:p>-0.02460752</text:p>
          </table:table-cell>
          <table:table-cell office:value-type="float" office:value="-0.01734286" calcext:value-type="float">
            <text:p>-0.01734286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12.21762" calcext:value-type="float">
            <text:p>-12.21762</text:p>
          </table:table-cell>
          <table:table-cell office:value-type="float" office:value="0.03827761" calcext:value-type="float">
            <text:p>0.03827761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25375" calcext:value-type="float">
            <text:p>-2.32537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112001" calcext:value-type="float">
            <text:p>11112001</text:p>
          </table:table-cell>
          <table:table-cell office:value-type="float" office:value="908.3588" calcext:value-type="float">
            <text:p>908.3588</text:p>
          </table:table-cell>
          <table:table-cell office:value-type="float" office:value="706.585" calcext:value-type="float">
            <text:p>706.585</text:p>
          </table:table-cell>
          <table:table-cell office:value-type="float" office:value="36.85216" calcext:value-type="float">
            <text:p>36.85216</text:p>
          </table:table-cell>
          <table:table-cell office:value-type="float" office:value="1065.874" calcext:value-type="float">
            <text:p>1065.874</text:p>
          </table:table-cell>
          <table:table-cell office:value-type="float" office:value="79.13862" calcext:value-type="float">
            <text:p>79.13862</text:p>
          </table:table-cell>
          <table:table-cell office:value-type="float" office:value="0" calcext:value-type="float">
            <text:p>0</text:p>
          </table:table-cell>
          <table:table-cell office:value-type="float" office:value="0.156783" calcext:value-type="float">
            <text:p>0.156783</text:p>
          </table:table-cell>
          <table:table-cell office:value-type="float" office:value="0.2772097" calcext:value-type="float">
            <text:p>0.2772097</text:p>
          </table:table-cell>
          <table:table-cell office:value-type="float" office:value="0.2890493" calcext:value-type="float">
            <text:p>0.2890493</text:p>
          </table:table-cell>
          <table:table-cell office:value-type="float" office:value="0.2953348" calcext:value-type="float">
            <text:p>0.2953348</text:p>
          </table:table-cell>
          <table:table-cell office:value-type="float" office:value="0.2981834" calcext:value-type="float">
            <text:p>0.2981834</text:p>
          </table:table-cell>
          <table:table-cell office:value-type="float" office:value="0.2667398" calcext:value-type="float">
            <text:p>0.2667398</text:p>
          </table:table-cell>
          <table:table-cell office:value-type="float" office:value="0.2685705" calcext:value-type="float">
            <text:p>0.2685705</text:p>
          </table:table-cell>
          <table:table-cell office:value-type="float" office:value="0.359038" calcext:value-type="float">
            <text:p>0.359038</text:p>
          </table:table-cell>
          <table:table-cell office:value-type="float" office:value="0.3522733" calcext:value-type="float">
            <text:p>0.3522733</text:p>
          </table:table-cell>
          <table:table-cell office:value-type="float" office:value="0.3655128" calcext:value-type="float">
            <text:p>0.3655128</text:p>
          </table:table-cell>
          <table:table-cell office:value-type="float" office:value="0.383766" calcext:value-type="float">
            <text:p>0.383766</text:p>
          </table:table-cell>
          <table:table-cell office:value-type="float" office:value="0.396766" calcext:value-type="float">
            <text:p>0.39676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067176E-016" calcext:value-type="float">
            <text:p>7.067176E-16</text:p>
          </table:table-cell>
          <table:table-cell office:value-type="float" office:value="6.71116E-016" calcext:value-type="float">
            <text:p>6.71116E-16</text:p>
          </table:table-cell>
          <table:table-cell office:value-type="float" office:value="2.460825E-016" calcext:value-type="float">
            <text:p>2.460825E-16</text:p>
          </table:table-cell>
          <table:table-cell office:value-type="float" office:value="2.446496E-017" calcext:value-type="float">
            <text:p>2.446496E-17</text:p>
          </table:table-cell>
          <table:table-cell office:value-type="float" office:value="2.432556E-017" calcext:value-type="float">
            <text:p>2.432556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.357862" calcext:value-type="float">
            <text:p>-5.357862</text:p>
          </table:table-cell>
          <table:table-cell office:value-type="float" office:value="-0.06632002" calcext:value-type="float">
            <text:p>-0.06632002</text:p>
          </table:table-cell>
          <table:table-cell office:value-type="float" office:value="-0.04807725" calcext:value-type="float">
            <text:p>-0.04807725</text:p>
          </table:table-cell>
          <table:table-cell office:value-type="float" office:value="-0.04075252" calcext:value-type="float">
            <text:p>-0.04075252</text:p>
          </table:table-cell>
          <table:table-cell office:value-type="float" office:value="-0.03785503" calcext:value-type="float">
            <text:p>-0.03785503</text:p>
          </table:table-cell>
          <table:table-cell office:value-type="float" office:value="-0.03416781" calcext:value-type="float">
            <text:p>-0.03416781</text:p>
          </table:table-cell>
          <table:table-cell office:value-type="float" office:value="-0.03171473" calcext:value-type="float">
            <text:p>-0.03171473</text:p>
          </table:table-cell>
          <table:table-cell office:value-type="float" office:value="-0.02917967" calcext:value-type="float">
            <text:p>-0.02917967</text:p>
          </table:table-cell>
          <table:table-cell office:value-type="float" office:value="-0.02447662" calcext:value-type="float">
            <text:p>-0.02447662</text:p>
          </table:table-cell>
          <table:table-cell office:value-type="float" office:value="-0.0173214" calcext:value-type="float">
            <text:p>-0.0173214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11.0048" calcext:value-type="float">
            <text:p>-11.0048</text:p>
          </table:table-cell>
          <table:table-cell office:value-type="float" office:value="0.03827558" calcext:value-type="float">
            <text:p>0.03827558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26631" calcext:value-type="float">
            <text:p>-2.32663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2112001" calcext:value-type="float">
            <text:p>12112001</text:p>
          </table:table-cell>
          <table:table-cell office:value-type="float" office:value="908.3588" calcext:value-type="float">
            <text:p>908.3588</text:p>
          </table:table-cell>
          <table:table-cell office:value-type="float" office:value="707.0052" calcext:value-type="float">
            <text:p>707.0052</text:p>
          </table:table-cell>
          <table:table-cell office:value-type="float" office:value="36.85216" calcext:value-type="float">
            <text:p>36.85216</text:p>
          </table:table-cell>
          <table:table-cell office:value-type="float" office:value="1065.454" calcext:value-type="float">
            <text:p>1065.454</text:p>
          </table:table-cell>
          <table:table-cell office:value-type="float" office:value="79.13862" calcext:value-type="float">
            <text:p>79.13862</text:p>
          </table:table-cell>
          <table:table-cell office:value-type="float" office:value="0" calcext:value-type="float">
            <text:p>0</text:p>
          </table:table-cell>
          <table:table-cell office:value-type="float" office:value="0.1585166" calcext:value-type="float">
            <text:p>0.1585166</text:p>
          </table:table-cell>
          <table:table-cell office:value-type="float" office:value="0.2726128" calcext:value-type="float">
            <text:p>0.2726128</text:p>
          </table:table-cell>
          <table:table-cell office:value-type="float" office:value="0.286556" calcext:value-type="float">
            <text:p>0.286556</text:p>
          </table:table-cell>
          <table:table-cell office:value-type="float" office:value="0.2938004" calcext:value-type="float">
            <text:p>0.2938004</text:p>
          </table:table-cell>
          <table:table-cell office:value-type="float" office:value="0.2970752" calcext:value-type="float">
            <text:p>0.2970752</text:p>
          </table:table-cell>
          <table:table-cell office:value-type="float" office:value="0.2662071" calcext:value-type="float">
            <text:p>0.2662071</text:p>
          </table:table-cell>
          <table:table-cell office:value-type="float" office:value="0.2685062" calcext:value-type="float">
            <text:p>0.2685062</text:p>
          </table:table-cell>
          <table:table-cell office:value-type="float" office:value="0.3590873" calcext:value-type="float">
            <text:p>0.3590873</text:p>
          </table:table-cell>
          <table:table-cell office:value-type="float" office:value="0.3523768" calcext:value-type="float">
            <text:p>0.3523768</text:p>
          </table:table-cell>
          <table:table-cell office:value-type="float" office:value="0.3655414" calcext:value-type="float">
            <text:p>0.3655414</text:p>
          </table:table-cell>
          <table:table-cell office:value-type="float" office:value="0.3837369" calcext:value-type="float">
            <text:p>0.3837369</text:p>
          </table:table-cell>
          <table:table-cell office:value-type="float" office:value="0.3967018" calcext:value-type="float">
            <text:p>0.396701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068254E-016" calcext:value-type="float">
            <text:p>7.068254E-16</text:p>
          </table:table-cell>
          <table:table-cell office:value-type="float" office:value="6.710967E-016" calcext:value-type="float">
            <text:p>6.710967E-16</text:p>
          </table:table-cell>
          <table:table-cell office:value-type="float" office:value="2.460771E-016" calcext:value-type="float">
            <text:p>2.460771E-16</text:p>
          </table:table-cell>
          <table:table-cell office:value-type="float" office:value="2.446489E-017" calcext:value-type="float">
            <text:p>2.446489E-17</text:p>
          </table:table-cell>
          <table:table-cell office:value-type="float" office:value="2.432503E-017" calcext:value-type="float">
            <text:p>2.432503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.972845" calcext:value-type="float">
            <text:p>-4.972845</text:p>
          </table:table-cell>
          <table:table-cell office:value-type="float" office:value="-0.07543445" calcext:value-type="float">
            <text:p>-0.07543445</text:p>
          </table:table-cell>
          <table:table-cell office:value-type="float" office:value="-0.05139348" calcext:value-type="float">
            <text:p>-0.05139348</text:p>
          </table:table-cell>
          <table:table-cell office:value-type="float" office:value="-0.04242661" calcext:value-type="float">
            <text:p>-0.04242661</text:p>
          </table:table-cell>
          <table:table-cell office:value-type="float" office:value="-0.03896327" calcext:value-type="float">
            <text:p>-0.03896327</text:p>
          </table:table-cell>
          <table:table-cell office:value-type="float" office:value="-0.0346943" calcext:value-type="float">
            <text:p>-0.0346943</text:p>
          </table:table-cell>
          <table:table-cell office:value-type="float" office:value="-0.03177758" calcext:value-type="float">
            <text:p>-0.03177758</text:p>
          </table:table-cell>
          <table:table-cell office:value-type="float" office:value="-0.02909257" calcext:value-type="float">
            <text:p>-0.02909257</text:p>
          </table:table-cell>
          <table:table-cell office:value-type="float" office:value="-0.02435715" calcext:value-type="float">
            <text:p>-0.02435715</text:p>
          </table:table-cell>
          <table:table-cell office:value-type="float" office:value="-0.01729821" calcext:value-type="float">
            <text:p>-0.01729821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7.695748" calcext:value-type="float">
            <text:p>-7.695748</text:p>
          </table:table-cell>
          <table:table-cell office:value-type="float" office:value="0.03827311" calcext:value-type="float">
            <text:p>0.03827311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27891" calcext:value-type="float">
            <text:p>-2.32789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3112001" calcext:value-type="float">
            <text:p>13112001</text:p>
          </table:table-cell>
          <table:table-cell office:value-type="float" office:value="908.3588" calcext:value-type="float">
            <text:p>908.3588</text:p>
          </table:table-cell>
          <table:table-cell office:value-type="float" office:value="707.2361" calcext:value-type="float">
            <text:p>707.2361</text:p>
          </table:table-cell>
          <table:table-cell office:value-type="float" office:value="36.85216" calcext:value-type="float">
            <text:p>36.85216</text:p>
          </table:table-cell>
          <table:table-cell office:value-type="float" office:value="1065.224" calcext:value-type="float">
            <text:p>1065.224</text:p>
          </table:table-cell>
          <table:table-cell office:value-type="float" office:value="79.13862" calcext:value-type="float">
            <text:p>79.13862</text:p>
          </table:table-cell>
          <table:table-cell office:value-type="float" office:value="0" calcext:value-type="float">
            <text:p>0</text:p>
          </table:table-cell>
          <table:table-cell office:value-type="float" office:value="0.1712324" calcext:value-type="float">
            <text:p>0.1712324</text:p>
          </table:table-cell>
          <table:table-cell office:value-type="float" office:value="0.2680467" calcext:value-type="float">
            <text:p>0.2680467</text:p>
          </table:table-cell>
          <table:table-cell office:value-type="float" office:value="0.2841325" calcext:value-type="float">
            <text:p>0.2841325</text:p>
          </table:table-cell>
          <table:table-cell office:value-type="float" office:value="0.2921502" calcext:value-type="float">
            <text:p>0.2921502</text:p>
          </table:table-cell>
          <table:table-cell office:value-type="float" office:value="0.2959651" calcext:value-type="float">
            <text:p>0.2959651</text:p>
          </table:table-cell>
          <table:table-cell office:value-type="float" office:value="0.2656567" calcext:value-type="float">
            <text:p>0.2656567</text:p>
          </table:table-cell>
          <table:table-cell office:value-type="float" office:value="0.2683799" calcext:value-type="float">
            <text:p>0.2683799</text:p>
          </table:table-cell>
          <table:table-cell office:value-type="float" office:value="0.3591167" calcext:value-type="float">
            <text:p>0.3591167</text:p>
          </table:table-cell>
          <table:table-cell office:value-type="float" office:value="0.3524702" calcext:value-type="float">
            <text:p>0.3524702</text:p>
          </table:table-cell>
          <table:table-cell office:value-type="float" office:value="0.3655724" calcext:value-type="float">
            <text:p>0.3655724</text:p>
          </table:table-cell>
          <table:table-cell office:value-type="float" office:value="0.3837106" calcext:value-type="float">
            <text:p>0.3837106</text:p>
          </table:table-cell>
          <table:table-cell office:value-type="float" office:value="0.3966406" calcext:value-type="float">
            <text:p>0.396640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069414E-016" calcext:value-type="float">
            <text:p>7.069414E-16</text:p>
          </table:table-cell>
          <table:table-cell office:value-type="float" office:value="6.710748E-016" calcext:value-type="float">
            <text:p>6.710748E-16</text:p>
          </table:table-cell>
          <table:table-cell office:value-type="float" office:value="2.460709E-016" calcext:value-type="float">
            <text:p>2.460709E-16</text:p>
          </table:table-cell>
          <table:table-cell office:value-type="float" office:value="2.446474E-017" calcext:value-type="float">
            <text:p>2.446474E-17</text:p>
          </table:table-cell>
          <table:table-cell office:value-type="float" office:value="2.432445E-017" calcext:value-type="float">
            <text:p>2.432445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751716" calcext:value-type="float">
            <text:p>-2.751716</text:p>
          </table:table-cell>
          <table:table-cell office:value-type="float" office:value="-0.08587278" calcext:value-type="float">
            <text:p>-0.08587278</text:p>
          </table:table-cell>
          <table:table-cell office:value-type="float" office:value="-0.05487828" calcext:value-type="float">
            <text:p>-0.05487828</text:p>
          </table:table-cell>
          <table:table-cell office:value-type="float" office:value="-0.04430479" calcext:value-type="float">
            <text:p>-0.04430479</text:p>
          </table:table-cell>
          <table:table-cell office:value-type="float" office:value="-0.04009764" calcext:value-type="float">
            <text:p>-0.04009764</text:p>
          </table:table-cell>
          <table:table-cell office:value-type="float" office:value="-0.03524766" calcext:value-type="float">
            <text:p>-0.03524766</text:p>
          </table:table-cell>
          <table:table-cell office:value-type="float" office:value="-0.03190254" calcext:value-type="float">
            <text:p>-0.03190254</text:p>
          </table:table-cell>
          <table:table-cell office:value-type="float" office:value="-0.02904087" calcext:value-type="float">
            <text:p>-0.02904087</text:p>
          </table:table-cell>
          <table:table-cell office:value-type="float" office:value="-0.02425" calcext:value-type="float">
            <text:p>-0.02425</text:p>
          </table:table-cell>
          <table:table-cell office:value-type="float" office:value="-0.01727318" calcext:value-type="float">
            <text:p>-0.01727318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3.939381" calcext:value-type="float">
            <text:p>-3.939381</text:p>
          </table:table-cell>
          <table:table-cell office:value-type="float" office:value="0.03826835" calcext:value-type="float">
            <text:p>0.03826835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29148" calcext:value-type="float">
            <text:p>-2.32914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112001" calcext:value-type="float">
            <text:p>14112001</text:p>
          </table:table-cell>
          <table:table-cell office:value-type="float" office:value="908.3588" calcext:value-type="float">
            <text:p>908.3588</text:p>
          </table:table-cell>
          <table:table-cell office:value-type="float" office:value="707.6822" calcext:value-type="float">
            <text:p>707.6822</text:p>
          </table:table-cell>
          <table:table-cell office:value-type="float" office:value="36.85216" calcext:value-type="float">
            <text:p>36.85216</text:p>
          </table:table-cell>
          <table:table-cell office:value-type="float" office:value="1064.779" calcext:value-type="float">
            <text:p>1064.779</text:p>
          </table:table-cell>
          <table:table-cell office:value-type="float" office:value="79.13862" calcext:value-type="float">
            <text:p>79.13862</text:p>
          </table:table-cell>
          <table:table-cell office:value-type="float" office:value="0" calcext:value-type="float">
            <text:p>0</text:p>
          </table:table-cell>
          <table:table-cell office:value-type="float" office:value="0.1764551" calcext:value-type="float">
            <text:p>0.1764551</text:p>
          </table:table-cell>
          <table:table-cell office:value-type="float" office:value="0.2632057" calcext:value-type="float">
            <text:p>0.2632057</text:p>
          </table:table-cell>
          <table:table-cell office:value-type="float" office:value="0.281709" calcext:value-type="float">
            <text:p>0.281709</text:p>
          </table:table-cell>
          <table:table-cell office:value-type="float" office:value="0.2906523" calcext:value-type="float">
            <text:p>0.2906523</text:p>
          </table:table-cell>
          <table:table-cell office:value-type="float" office:value="0.2946576" calcext:value-type="float">
            <text:p>0.2946576</text:p>
          </table:table-cell>
          <table:table-cell office:value-type="float" office:value="0.2650143" calcext:value-type="float">
            <text:p>0.2650143</text:p>
          </table:table-cell>
          <table:table-cell office:value-type="float" office:value="0.2681975" calcext:value-type="float">
            <text:p>0.2681975</text:p>
          </table:table-cell>
          <table:table-cell office:value-type="float" office:value="0.3591254" calcext:value-type="float">
            <text:p>0.3591254</text:p>
          </table:table-cell>
          <table:table-cell office:value-type="float" office:value="0.3525526" calcext:value-type="float">
            <text:p>0.3525526</text:p>
          </table:table-cell>
          <table:table-cell office:value-type="float" office:value="0.3656045" calcext:value-type="float">
            <text:p>0.3656045</text:p>
          </table:table-cell>
          <table:table-cell office:value-type="float" office:value="0.3836872" calcext:value-type="float">
            <text:p>0.3836872</text:p>
          </table:table-cell>
          <table:table-cell office:value-type="float" office:value="0.3965798" calcext:value-type="float">
            <text:p>0.396579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070668E-016" calcext:value-type="float">
            <text:p>7.070668E-16</text:p>
          </table:table-cell>
          <table:table-cell office:value-type="float" office:value="6.710511E-016" calcext:value-type="float">
            <text:p>6.710511E-16</text:p>
          </table:table-cell>
          <table:table-cell office:value-type="float" office:value="2.460645E-016" calcext:value-type="float">
            <text:p>2.460645E-16</text:p>
          </table:table-cell>
          <table:table-cell office:value-type="float" office:value="2.446453E-017" calcext:value-type="float">
            <text:p>2.446453E-17</text:p>
          </table:table-cell>
          <table:table-cell office:value-type="float" office:value="2.432388E-017" calcext:value-type="float">
            <text:p>2.432388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180942" calcext:value-type="float">
            <text:p>-2.180942</text:p>
          </table:table-cell>
          <table:table-cell office:value-type="float" office:value="-0.09875059" calcext:value-type="float">
            <text:p>-0.09875059</text:p>
          </table:table-cell>
          <table:table-cell office:value-type="float" office:value="-0.0586282" calcext:value-type="float">
            <text:p>-0.0586282</text:p>
          </table:table-cell>
          <table:table-cell office:value-type="float" office:value="-0.04610114" calcext:value-type="float">
            <text:p>-0.04610114</text:p>
          </table:table-cell>
          <table:table-cell office:value-type="float" office:value="-0.04148927" calcext:value-type="float">
            <text:p>-0.04148927</text:p>
          </table:table-cell>
          <table:table-cell office:value-type="float" office:value="-0.03590624" calcext:value-type="float">
            <text:p>-0.03590624</text:p>
          </table:table-cell>
          <table:table-cell office:value-type="float" office:value="-0.03208415" calcext:value-type="float">
            <text:p>-0.03208415</text:p>
          </table:table-cell>
          <table:table-cell office:value-type="float" office:value="-0.02902546" calcext:value-type="float">
            <text:p>-0.02902546</text:p>
          </table:table-cell>
          <table:table-cell office:value-type="float" office:value="-0.02415571" calcext:value-type="float">
            <text:p>-0.02415571</text:p>
          </table:table-cell>
          <table:table-cell office:value-type="float" office:value="-0.01724717" calcext:value-type="float">
            <text:p>-0.01724717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3.201929" calcext:value-type="float">
            <text:p>-3.201929</text:p>
          </table:table-cell>
          <table:table-cell office:value-type="float" office:value="0.03826163" calcext:value-type="float">
            <text:p>0.03826163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30404" calcext:value-type="float">
            <text:p>-2.330404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112001" calcext:value-type="float">
            <text:p>15112001</text:p>
          </table:table-cell>
          <table:table-cell office:value-type="float" office:value="908.3588" calcext:value-type="float">
            <text:p>908.3588</text:p>
          </table:table-cell>
          <table:table-cell office:value-type="float" office:value="708.6021" calcext:value-type="float">
            <text:p>708.6021</text:p>
          </table:table-cell>
          <table:table-cell office:value-type="float" office:value="36.85216" calcext:value-type="float">
            <text:p>36.85216</text:p>
          </table:table-cell>
          <table:table-cell office:value-type="float" office:value="1063.86" calcext:value-type="float">
            <text:p>1063.86</text:p>
          </table:table-cell>
          <table:table-cell office:value-type="float" office:value="79.13862" calcext:value-type="float">
            <text:p>79.13862</text:p>
          </table:table-cell>
          <table:table-cell office:value-type="float" office:value="0" calcext:value-type="float">
            <text:p>0</text:p>
          </table:table-cell>
          <table:table-cell office:value-type="float" office:value="0.1642777" calcext:value-type="float">
            <text:p>0.1642777</text:p>
          </table:table-cell>
          <table:table-cell office:value-type="float" office:value="0.2582292" calcext:value-type="float">
            <text:p>0.2582292</text:p>
          </table:table-cell>
          <table:table-cell office:value-type="float" office:value="0.279438" calcext:value-type="float">
            <text:p>0.279438</text:p>
          </table:table-cell>
          <table:table-cell office:value-type="float" office:value="0.2892045" calcext:value-type="float">
            <text:p>0.2892045</text:p>
          </table:table-cell>
          <table:table-cell office:value-type="float" office:value="0.2936082" calcext:value-type="float">
            <text:p>0.2936082</text:p>
          </table:table-cell>
          <table:table-cell office:value-type="float" office:value="0.2644016" calcext:value-type="float">
            <text:p>0.2644016</text:p>
          </table:table-cell>
          <table:table-cell office:value-type="float" office:value="0.2679671" calcext:value-type="float">
            <text:p>0.2679671</text:p>
          </table:table-cell>
          <table:table-cell office:value-type="float" office:value="0.3591129" calcext:value-type="float">
            <text:p>0.3591129</text:p>
          </table:table-cell>
          <table:table-cell office:value-type="float" office:value="0.3526232" calcext:value-type="float">
            <text:p>0.3526232</text:p>
          </table:table-cell>
          <table:table-cell office:value-type="float" office:value="0.3656369" calcext:value-type="float">
            <text:p>0.3656369</text:p>
          </table:table-cell>
          <table:table-cell office:value-type="float" office:value="0.3836662" calcext:value-type="float">
            <text:p>0.3836662</text:p>
          </table:table-cell>
          <table:table-cell office:value-type="float" office:value="0.396522" calcext:value-type="float">
            <text:p>0.39652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071961E-016" calcext:value-type="float">
            <text:p>7.071961E-16</text:p>
          </table:table-cell>
          <table:table-cell office:value-type="float" office:value="6.710261E-016" calcext:value-type="float">
            <text:p>6.710261E-16</text:p>
          </table:table-cell>
          <table:table-cell office:value-type="float" office:value="2.460581E-016" calcext:value-type="float">
            <text:p>2.460581E-16</text:p>
          </table:table-cell>
          <table:table-cell office:value-type="float" office:value="2.446434E-017" calcext:value-type="float">
            <text:p>2.446434E-17</text:p>
          </table:table-cell>
          <table:table-cell office:value-type="float" office:value="2.432329E-017" calcext:value-type="float">
            <text:p>2.432329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.723521" calcext:value-type="float">
            <text:p>-3.723521</text:p>
          </table:table-cell>
          <table:table-cell office:value-type="float" office:value="-0.1145009" calcext:value-type="float">
            <text:p>-0.1145009</text:p>
          </table:table-cell>
          <table:table-cell office:value-type="float" office:value="-0.06237811" calcext:value-type="float">
            <text:p>-0.06237811</text:p>
          </table:table-cell>
          <table:table-cell office:value-type="float" office:value="-0.04789915" calcext:value-type="float">
            <text:p>-0.04789915</text:p>
          </table:table-cell>
          <table:table-cell office:value-type="float" office:value="-0.0426442" calcext:value-type="float">
            <text:p>-0.0426442</text:p>
          </table:table-cell>
          <table:table-cell office:value-type="float" office:value="-0.03654912" calcext:value-type="float">
            <text:p>-0.03654912</text:p>
          </table:table-cell>
          <table:table-cell office:value-type="float" office:value="-0.03231562" calcext:value-type="float">
            <text:p>-0.03231562</text:p>
          </table:table-cell>
          <table:table-cell office:value-type="float" office:value="-0.02904687" calcext:value-type="float">
            <text:p>-0.02904687</text:p>
          </table:table-cell>
          <table:table-cell office:value-type="float" office:value="-0.02407524" calcext:value-type="float">
            <text:p>-0.02407524</text:p>
          </table:table-cell>
          <table:table-cell office:value-type="float" office:value="-0.01722112" calcext:value-type="float">
            <text:p>-0.01722112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8.215318" calcext:value-type="float">
            <text:p>-8.215318</text:p>
          </table:table-cell>
          <table:table-cell office:value-type="float" office:value="0.03825681" calcext:value-type="float">
            <text:p>0.03825681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31661" calcext:value-type="float">
            <text:p>-2.33166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112001" calcext:value-type="float">
            <text:p>16112001</text:p>
          </table:table-cell>
          <table:table-cell office:value-type="float" office:value="908.3588" calcext:value-type="float">
            <text:p>908.3588</text:p>
          </table:table-cell>
          <table:table-cell office:value-type="float" office:value="709.1862" calcext:value-type="float">
            <text:p>709.1862</text:p>
          </table:table-cell>
          <table:table-cell office:value-type="float" office:value="36.85216" calcext:value-type="float">
            <text:p>36.85216</text:p>
          </table:table-cell>
          <table:table-cell office:value-type="float" office:value="1063.276" calcext:value-type="float">
            <text:p>1063.276</text:p>
          </table:table-cell>
          <table:table-cell office:value-type="float" office:value="79.13862" calcext:value-type="float">
            <text:p>79.13862</text:p>
          </table:table-cell>
          <table:table-cell office:value-type="float" office:value="0" calcext:value-type="float">
            <text:p>0</text:p>
          </table:table-cell>
          <table:table-cell office:value-type="float" office:value="0.1591703" calcext:value-type="float">
            <text:p>0.1591703</text:p>
          </table:table-cell>
          <table:table-cell office:value-type="float" office:value="0.2537395" calcext:value-type="float">
            <text:p>0.2537395</text:p>
          </table:table-cell>
          <table:table-cell office:value-type="float" office:value="0.2777508" calcext:value-type="float">
            <text:p>0.2777508</text:p>
          </table:table-cell>
          <table:table-cell office:value-type="float" office:value="0.2876735" calcext:value-type="float">
            <text:p>0.2876735</text:p>
          </table:table-cell>
          <table:table-cell office:value-type="float" office:value="0.2927842" calcext:value-type="float">
            <text:p>0.2927842</text:p>
          </table:table-cell>
          <table:table-cell office:value-type="float" office:value="0.2637815" calcext:value-type="float">
            <text:p>0.2637815</text:p>
          </table:table-cell>
          <table:table-cell office:value-type="float" office:value="0.2677082" calcext:value-type="float">
            <text:p>0.2677082</text:p>
          </table:table-cell>
          <table:table-cell office:value-type="float" office:value="0.3590815" calcext:value-type="float">
            <text:p>0.3590815</text:p>
          </table:table-cell>
          <table:table-cell office:value-type="float" office:value="0.3526813" calcext:value-type="float">
            <text:p>0.3526813</text:p>
          </table:table-cell>
          <table:table-cell office:value-type="float" office:value="0.3656679" calcext:value-type="float">
            <text:p>0.3656679</text:p>
          </table:table-cell>
          <table:table-cell office:value-type="float" office:value="0.3836475" calcext:value-type="float">
            <text:p>0.3836475</text:p>
          </table:table-cell>
          <table:table-cell office:value-type="float" office:value="0.3964645" calcext:value-type="float">
            <text:p>0.3964645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7.073282E-016" calcext:value-type="float">
            <text:p>7.073282E-16</text:p>
          </table:table-cell>
          <table:table-cell office:value-type="float" office:value="6.710009E-016" calcext:value-type="float">
            <text:p>6.710009E-16</text:p>
          </table:table-cell>
          <table:table-cell office:value-type="float" office:value="2.460515E-016" calcext:value-type="float">
            <text:p>2.460515E-16</text:p>
          </table:table-cell>
          <table:table-cell office:value-type="float" office:value="2.446416E-017" calcext:value-type="float">
            <text:p>2.446416E-17</text:p>
          </table:table-cell>
          <table:table-cell office:value-type="float" office:value="2.432269E-017" calcext:value-type="float">
            <text:p>2.432269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.77973" calcext:value-type="float">
            <text:p>-4.77973</text:p>
          </table:table-cell>
          <table:table-cell office:value-type="float" office:value="-0.1310896" calcext:value-type="float">
            <text:p>-0.1310896</text:p>
          </table:table-cell>
          <table:table-cell office:value-type="float" office:value="-0.06535923" calcext:value-type="float">
            <text:p>-0.06535923</text:p>
          </table:table-cell>
          <table:table-cell office:value-type="float" office:value="-0.049899" calcext:value-type="float">
            <text:p>-0.049899</text:p>
          </table:table-cell>
          <table:table-cell office:value-type="float" office:value="-0.04358315" calcext:value-type="float">
            <text:p>-0.04358315</text:p>
          </table:table-cell>
          <table:table-cell office:value-type="float" office:value="-0.03721226" calcext:value-type="float">
            <text:p>-0.03721226</text:p>
          </table:table-cell>
          <table:table-cell office:value-type="float" office:value="-0.03257798" calcext:value-type="float">
            <text:p>-0.03257798</text:p>
          </table:table-cell>
          <table:table-cell office:value-type="float" office:value="-0.02910151" calcext:value-type="float">
            <text:p>-0.02910151</text:p>
          </table:table-cell>
          <table:table-cell office:value-type="float" office:value="-0.02400928" calcext:value-type="float">
            <text:p>-0.02400928</text:p>
          </table:table-cell>
          <table:table-cell office:value-type="float" office:value="-0.01719606" calcext:value-type="float">
            <text:p>-0.01719606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8.903965" calcext:value-type="float">
            <text:p>-8.903965</text:p>
          </table:table-cell>
          <table:table-cell office:value-type="float" office:value="0.0382531" calcext:value-type="float">
            <text:p>0.0382531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32918" calcext:value-type="float">
            <text:p>-2.33291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7112001" calcext:value-type="float">
            <text:p>17112001</text:p>
          </table:table-cell>
          <table:table-cell office:value-type="float" office:value="908.3588" calcext:value-type="float">
            <text:p>908.3588</text:p>
          </table:table-cell>
          <table:table-cell office:value-type="float" office:value="709.7338" calcext:value-type="float">
            <text:p>709.7338</text:p>
          </table:table-cell>
          <table:table-cell office:value-type="float" office:value="36.85216" calcext:value-type="float">
            <text:p>36.85216</text:p>
          </table:table-cell>
          <table:table-cell office:value-type="float" office:value="1062.728" calcext:value-type="float">
            <text:p>1062.728</text:p>
          </table:table-cell>
          <table:table-cell office:value-type="float" office:value="79.13862" calcext:value-type="float">
            <text:p>79.13862</text:p>
          </table:table-cell>
          <table:table-cell office:value-type="float" office:value="0" calcext:value-type="float">
            <text:p>0</text:p>
          </table:table-cell>
          <table:table-cell office:value-type="float" office:value="0.1569052" calcext:value-type="float">
            <text:p>0.1569052</text:p>
          </table:table-cell>
          <table:table-cell office:value-type="float" office:value="0.2494878" calcext:value-type="float">
            <text:p>0.2494878</text:p>
          </table:table-cell>
          <table:table-cell office:value-type="float" office:value="0.2760105" calcext:value-type="float">
            <text:p>0.2760105</text:p>
          </table:table-cell>
          <table:table-cell office:value-type="float" office:value="0.2863826" calcext:value-type="float">
            <text:p>0.2863826</text:p>
          </table:table-cell>
          <table:table-cell office:value-type="float" office:value="0.2918293" calcext:value-type="float">
            <text:p>0.2918293</text:p>
          </table:table-cell>
          <table:table-cell office:value-type="float" office:value="0.2631889" calcext:value-type="float">
            <text:p>0.2631889</text:p>
          </table:table-cell>
          <table:table-cell office:value-type="float" office:value="0.2674293" calcext:value-type="float">
            <text:p>0.2674293</text:p>
          </table:table-cell>
          <table:table-cell office:value-type="float" office:value="0.3590334" calcext:value-type="float">
            <text:p>0.3590334</text:p>
          </table:table-cell>
          <table:table-cell office:value-type="float" office:value="0.3527265" calcext:value-type="float">
            <text:p>0.3527265</text:p>
          </table:table-cell>
          <table:table-cell office:value-type="float" office:value="0.3656966" calcext:value-type="float">
            <text:p>0.3656966</text:p>
          </table:table-cell>
          <table:table-cell office:value-type="float" office:value="0.3836296" calcext:value-type="float">
            <text:p>0.3836296</text:p>
          </table:table-cell>
          <table:table-cell office:value-type="float" office:value="0.3964082" calcext:value-type="float">
            <text:p>0.396408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074571E-016" calcext:value-type="float">
            <text:p>7.074571E-16</text:p>
          </table:table-cell>
          <table:table-cell office:value-type="float" office:value="6.709761E-016" calcext:value-type="float">
            <text:p>6.709761E-16</text:p>
          </table:table-cell>
          <table:table-cell office:value-type="float" office:value="2.460452E-016" calcext:value-type="float">
            <text:p>2.460452E-16</text:p>
          </table:table-cell>
          <table:table-cell office:value-type="float" office:value="2.446398E-017" calcext:value-type="float">
            <text:p>2.446398E-17</text:p>
          </table:table-cell>
          <table:table-cell office:value-type="float" office:value="2.432209E-017" calcext:value-type="float">
            <text:p>2.432209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.347905" calcext:value-type="float">
            <text:p>-5.347905</text:p>
          </table:table-cell>
          <table:table-cell office:value-type="float" office:value="-0.14916" calcext:value-type="float">
            <text:p>-0.14916</text:p>
          </table:table-cell>
          <table:table-cell office:value-type="float" office:value="-0.06861165" calcext:value-type="float">
            <text:p>-0.06861165</text:p>
          </table:table-cell>
          <table:table-cell office:value-type="float" office:value="-0.05167238" calcext:value-type="float">
            <text:p>-0.05167238</text:p>
          </table:table-cell>
          <table:table-cell office:value-type="float" office:value="-0.0446902" calcext:value-type="float">
            <text:p>-0.0446902</text:p>
          </table:table-cell>
          <table:table-cell office:value-type="float" office:value="-0.03785824" calcext:value-type="float">
            <text:p>-0.03785824</text:p>
          </table:table-cell>
          <table:table-cell office:value-type="float" office:value="-0.03286357" calcext:value-type="float">
            <text:p>-0.03286357</text:p>
          </table:table-cell>
          <table:table-cell office:value-type="float" office:value="-0.02918548" calcext:value-type="float">
            <text:p>-0.02918548</text:p>
          </table:table-cell>
          <table:table-cell office:value-type="float" office:value="-0.02395797" calcext:value-type="float">
            <text:p>-0.02395797</text:p>
          </table:table-cell>
          <table:table-cell office:value-type="float" office:value="-0.01717306" calcext:value-type="float">
            <text:p>-0.01717306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9.811172" calcext:value-type="float">
            <text:p>-9.811172</text:p>
          </table:table-cell>
          <table:table-cell office:value-type="float" office:value="0.03824952" calcext:value-type="float">
            <text:p>0.03824952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34169" calcext:value-type="float">
            <text:p>-2.33416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8112001" calcext:value-type="float">
            <text:p>18112001</text:p>
          </table:table-cell>
          <table:table-cell office:value-type="float" office:value="908.4587" calcext:value-type="float">
            <text:p>908.4587</text:p>
          </table:table-cell>
          <table:table-cell office:value-type="float" office:value="709.9406" calcext:value-type="float">
            <text:p>709.9406</text:p>
          </table:table-cell>
          <table:table-cell office:value-type="float" office:value="36.85216" calcext:value-type="float">
            <text:p>36.85216</text:p>
          </table:table-cell>
          <table:table-cell office:value-type="float" office:value="1062.622" calcext:value-type="float">
            <text:p>1062.622</text:p>
          </table:table-cell>
          <table:table-cell office:value-type="float" office:value="79.13862" calcext:value-type="float">
            <text:p>79.13862</text:p>
          </table:table-cell>
          <table:table-cell office:value-type="float" office:value="0" calcext:value-type="float">
            <text:p>0</text:p>
          </table:table-cell>
          <table:table-cell office:value-type="float" office:value="0.1728314" calcext:value-type="float">
            <text:p>0.1728314</text:p>
          </table:table-cell>
          <table:table-cell office:value-type="float" office:value="0.2451576" calcext:value-type="float">
            <text:p>0.2451576</text:p>
          </table:table-cell>
          <table:table-cell office:value-type="float" office:value="0.2742947" calcext:value-type="float">
            <text:p>0.2742947</text:p>
          </table:table-cell>
          <table:table-cell office:value-type="float" office:value="0.2855862" calcext:value-type="float">
            <text:p>0.2855862</text:p>
          </table:table-cell>
          <table:table-cell office:value-type="float" office:value="0.2910368" calcext:value-type="float">
            <text:p>0.2910368</text:p>
          </table:table-cell>
          <table:table-cell office:value-type="float" office:value="0.2625833" calcext:value-type="float">
            <text:p>0.2625833</text:p>
          </table:table-cell>
          <table:table-cell office:value-type="float" office:value="0.2671241" calcext:value-type="float">
            <text:p>0.2671241</text:p>
          </table:table-cell>
          <table:table-cell office:value-type="float" office:value="0.3589717" calcext:value-type="float">
            <text:p>0.3589717</text:p>
          </table:table-cell>
          <table:table-cell office:value-type="float" office:value="0.3527588" calcext:value-type="float">
            <text:p>0.3527588</text:p>
          </table:table-cell>
          <table:table-cell office:value-type="float" office:value="0.3657247" calcext:value-type="float">
            <text:p>0.3657247</text:p>
          </table:table-cell>
          <table:table-cell office:value-type="float" office:value="0.383614" calcext:value-type="float">
            <text:p>0.383614</text:p>
          </table:table-cell>
          <table:table-cell office:value-type="float" office:value="0.3963546" calcext:value-type="float">
            <text:p>0.396354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075869E-016" calcext:value-type="float">
            <text:p>7.075869E-16</text:p>
          </table:table-cell>
          <table:table-cell office:value-type="float" office:value="6.709523E-016" calcext:value-type="float">
            <text:p>6.709523E-16</text:p>
          </table:table-cell>
          <table:table-cell office:value-type="float" office:value="2.460388E-016" calcext:value-type="float">
            <text:p>2.460388E-16</text:p>
          </table:table-cell>
          <table:table-cell office:value-type="float" office:value="2.44638E-017" calcext:value-type="float">
            <text:p>2.44638E-17</text:p>
          </table:table-cell>
          <table:table-cell office:value-type="float" office:value="2.432147E-017" calcext:value-type="float">
            <text:p>2.432147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544869" calcext:value-type="float">
            <text:p>-2.544869</text:p>
          </table:table-cell>
          <table:table-cell office:value-type="float" office:value="-0.1707023" calcext:value-type="float">
            <text:p>-0.1707023</text:p>
          </table:table-cell>
          <table:table-cell office:value-type="float" office:value="-0.07201375" calcext:value-type="float">
            <text:p>-0.07201375</text:p>
          </table:table-cell>
          <table:table-cell office:value-type="float" office:value="-0.05278505" calcext:value-type="float">
            <text:p>-0.05278505</text:p>
          </table:table-cell>
          <table:table-cell office:value-type="float" office:value="-0.04563666" calcext:value-type="float">
            <text:p>-0.04563666</text:p>
          </table:table-cell>
          <table:table-cell office:value-type="float" office:value="-0.03853206" calcext:value-type="float">
            <text:p>-0.03853206</text:p>
          </table:table-cell>
          <table:table-cell office:value-type="float" office:value="-0.03315203" calcext:value-type="float">
            <text:p>-0.03315203</text:p>
          </table:table-cell>
          <table:table-cell office:value-type="float" office:value="-0.02929424" calcext:value-type="float">
            <text:p>-0.02929424</text:p>
          </table:table-cell>
          <table:table-cell office:value-type="float" office:value="-0.02392138" calcext:value-type="float">
            <text:p>-0.02392138</text:p>
          </table:table-cell>
          <table:table-cell office:value-type="float" office:value="-0.01715042" calcext:value-type="float">
            <text:p>-0.01715042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3.967373" calcext:value-type="float">
            <text:p>-3.967373</text:p>
          </table:table-cell>
          <table:table-cell office:value-type="float" office:value="0.03824532" calcext:value-type="float">
            <text:p>0.03824532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35404" calcext:value-type="float">
            <text:p>-2.335404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9112001" calcext:value-type="float">
            <text:p>19112001</text:p>
          </table:table-cell>
          <table:table-cell office:value-type="float" office:value="908.4587" calcext:value-type="float">
            <text:p>908.4587</text:p>
          </table:table-cell>
          <table:table-cell office:value-type="float" office:value="710.8204" calcext:value-type="float">
            <text:p>710.8204</text:p>
          </table:table-cell>
          <table:table-cell office:value-type="float" office:value="36.85216" calcext:value-type="float">
            <text:p>36.85216</text:p>
          </table:table-cell>
          <table:table-cell office:value-type="float" office:value="1061.742" calcext:value-type="float">
            <text:p>1061.742</text:p>
          </table:table-cell>
          <table:table-cell office:value-type="float" office:value="79.13862" calcext:value-type="float">
            <text:p>79.13862</text:p>
          </table:table-cell>
          <table:table-cell office:value-type="float" office:value="0" calcext:value-type="float">
            <text:p>0</text:p>
          </table:table-cell>
          <table:table-cell office:value-type="float" office:value="0.1554986" calcext:value-type="float">
            <text:p>0.1554986</text:p>
          </table:table-cell>
          <table:table-cell office:value-type="float" office:value="0.2407701" calcext:value-type="float">
            <text:p>0.2407701</text:p>
          </table:table-cell>
          <table:table-cell office:value-type="float" office:value="0.2731561" calcext:value-type="float">
            <text:p>0.2731561</text:p>
          </table:table-cell>
          <table:table-cell office:value-type="float" office:value="0.2845148" calcext:value-type="float">
            <text:p>0.2845148</text:p>
          </table:table-cell>
          <table:table-cell office:value-type="float" office:value="0.2896673" calcext:value-type="float">
            <text:p>0.2896673</text:p>
          </table:table-cell>
          <table:table-cell office:value-type="float" office:value="0.2620463" calcext:value-type="float">
            <text:p>0.2620463</text:p>
          </table:table-cell>
          <table:table-cell office:value-type="float" office:value="0.2670025" calcext:value-type="float">
            <text:p>0.2670025</text:p>
          </table:table-cell>
          <table:table-cell office:value-type="float" office:value="0.358912" calcext:value-type="float">
            <text:p>0.358912</text:p>
          </table:table-cell>
          <table:table-cell office:value-type="float" office:value="0.352779" calcext:value-type="float">
            <text:p>0.352779</text:p>
          </table:table-cell>
          <table:table-cell office:value-type="float" office:value="0.3657497" calcext:value-type="float">
            <text:p>0.3657497</text:p>
          </table:table-cell>
          <table:table-cell office:value-type="float" office:value="0.3835987" calcext:value-type="float">
            <text:p>0.3835987</text:p>
          </table:table-cell>
          <table:table-cell office:value-type="float" office:value="0.3963012" calcext:value-type="float">
            <text:p>0.396301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076972E-016" calcext:value-type="float">
            <text:p>7.076972E-16</text:p>
          </table:table-cell>
          <table:table-cell office:value-type="float" office:value="6.709329E-016" calcext:value-type="float">
            <text:p>6.709329E-16</text:p>
          </table:table-cell>
          <table:table-cell office:value-type="float" office:value="2.460327E-016" calcext:value-type="float">
            <text:p>2.460327E-16</text:p>
          </table:table-cell>
          <table:table-cell office:value-type="float" office:value="2.446367E-017" calcext:value-type="float">
            <text:p>2.446367E-17</text:p>
          </table:table-cell>
          <table:table-cell office:value-type="float" office:value="2.432086E-017" calcext:value-type="float">
            <text:p>2.432086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.718362" calcext:value-type="float">
            <text:p>-5.718362</text:p>
          </table:table-cell>
          <table:table-cell office:value-type="float" office:value="-0.1964254" calcext:value-type="float">
            <text:p>-0.1964254</text:p>
          </table:table-cell>
          <table:table-cell office:value-type="float" office:value="-0.0743346" calcext:value-type="float">
            <text:p>-0.0743346</text:p>
          </table:table-cell>
          <table:table-cell office:value-type="float" office:value="-0.05433049" calcext:value-type="float">
            <text:p>-0.05433049</text:p>
          </table:table-cell>
          <table:table-cell office:value-type="float" office:value="-0.0473197" calcext:value-type="float">
            <text:p>-0.0473197</text:p>
          </table:table-cell>
          <table:table-cell office:value-type="float" office:value="-0.03914099" calcext:value-type="float">
            <text:p>-0.03914099</text:p>
          </table:table-cell>
          <table:table-cell office:value-type="float" office:value="-0.03326141" calcext:value-type="float">
            <text:p>-0.03326141</text:p>
          </table:table-cell>
          <table:table-cell office:value-type="float" office:value="-0.02939976" calcext:value-type="float">
            <text:p>-0.02939976</text:p>
          </table:table-cell>
          <table:table-cell office:value-type="float" office:value="-0.02389844" calcext:value-type="float">
            <text:p>-0.02389844</text:p>
          </table:table-cell>
          <table:table-cell office:value-type="float" office:value="-0.01713035" calcext:value-type="float">
            <text:p>-0.01713035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10.22758" calcext:value-type="float">
            <text:p>-10.22758</text:p>
          </table:table-cell>
          <table:table-cell office:value-type="float" office:value="0.03824281" calcext:value-type="float">
            <text:p>0.03824281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36635" calcext:value-type="float">
            <text:p>-2.33663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112001" calcext:value-type="float">
            <text:p>20112001</text:p>
          </table:table-cell>
          <table:table-cell office:value-type="float" office:value="908.4587" calcext:value-type="float">
            <text:p>908.4587</text:p>
          </table:table-cell>
          <table:table-cell office:value-type="float" office:value="711.3418" calcext:value-type="float">
            <text:p>711.3418</text:p>
          </table:table-cell>
          <table:table-cell office:value-type="float" office:value="36.85216" calcext:value-type="float">
            <text:p>36.85216</text:p>
          </table:table-cell>
          <table:table-cell office:value-type="float" office:value="1061.221" calcext:value-type="float">
            <text:p>1061.221</text:p>
          </table:table-cell>
          <table:table-cell office:value-type="float" office:value="79.13862" calcext:value-type="float">
            <text:p>79.13862</text:p>
          </table:table-cell>
          <table:table-cell office:value-type="float" office:value="0" calcext:value-type="float">
            <text:p>0</text:p>
          </table:table-cell>
          <table:table-cell office:value-type="float" office:value="0.1517795" calcext:value-type="float">
            <text:p>0.1517795</text:p>
          </table:table-cell>
          <table:table-cell office:value-type="float" office:value="0.2361398" calcext:value-type="float">
            <text:p>0.2361398</text:p>
          </table:table-cell>
          <table:table-cell office:value-type="float" office:value="0.2726653" calcext:value-type="float">
            <text:p>0.2726653</text:p>
          </table:table-cell>
          <table:table-cell office:value-type="float" office:value="0.2834518" calcext:value-type="float">
            <text:p>0.2834518</text:p>
          </table:table-cell>
          <table:table-cell office:value-type="float" office:value="0.288611" calcext:value-type="float">
            <text:p>0.288611</text:p>
          </table:table-cell>
          <table:table-cell office:value-type="float" office:value="0.2614486" calcext:value-type="float">
            <text:p>0.2614486</text:p>
          </table:table-cell>
          <table:table-cell office:value-type="float" office:value="0.2667994" calcext:value-type="float">
            <text:p>0.2667994</text:p>
          </table:table-cell>
          <table:table-cell office:value-type="float" office:value="0.3588597" calcext:value-type="float">
            <text:p>0.3588597</text:p>
          </table:table-cell>
          <table:table-cell office:value-type="float" office:value="0.3527902" calcext:value-type="float">
            <text:p>0.3527902</text:p>
          </table:table-cell>
          <table:table-cell office:value-type="float" office:value="0.3657719" calcext:value-type="float">
            <text:p>0.3657719</text:p>
          </table:table-cell>
          <table:table-cell office:value-type="float" office:value="0.3835834" calcext:value-type="float">
            <text:p>0.3835834</text:p>
          </table:table-cell>
          <table:table-cell office:value-type="float" office:value="0.3962415" calcext:value-type="float">
            <text:p>0.396241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077945E-016" calcext:value-type="float">
            <text:p>7.077945E-16</text:p>
          </table:table-cell>
          <table:table-cell office:value-type="float" office:value="6.709169E-016" calcext:value-type="float">
            <text:p>6.709169E-16</text:p>
          </table:table-cell>
          <table:table-cell office:value-type="float" office:value="2.460277E-016" calcext:value-type="float">
            <text:p>2.460277E-16</text:p>
          </table:table-cell>
          <table:table-cell office:value-type="float" office:value="2.446355E-017" calcext:value-type="float">
            <text:p>2.446355E-17</text:p>
          </table:table-cell>
          <table:table-cell office:value-type="float" office:value="2.432032E-017" calcext:value-type="float">
            <text:p>2.432032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.91529" calcext:value-type="float">
            <text:p>-6.91529</text:p>
          </table:table-cell>
          <table:table-cell office:value-type="float" office:value="-0.2278778" calcext:value-type="float">
            <text:p>-0.2278778</text:p>
          </table:table-cell>
          <table:table-cell office:value-type="float" office:value="-0.07538587" calcext:value-type="float">
            <text:p>-0.07538587</text:p>
          </table:table-cell>
          <table:table-cell office:value-type="float" office:value="-0.0559234" calcext:value-type="float">
            <text:p>-0.0559234</text:p>
          </table:table-cell>
          <table:table-cell office:value-type="float" office:value="-0.04867246" calcext:value-type="float">
            <text:p>-0.04867246</text:p>
          </table:table-cell>
          <table:table-cell office:value-type="float" office:value="-0.03983091" calcext:value-type="float">
            <text:p>-0.03983091</text:p>
          </table:table-cell>
          <table:table-cell office:value-type="float" office:value="-0.03344138" calcext:value-type="float">
            <text:p>-0.03344138</text:p>
          </table:table-cell>
          <table:table-cell office:value-type="float" office:value="-0.02949266" calcext:value-type="float">
            <text:p>-0.02949266</text:p>
          </table:table-cell>
          <table:table-cell office:value-type="float" office:value="-0.0238857" calcext:value-type="float">
            <text:p>-0.0238857</text:p>
          </table:table-cell>
          <table:table-cell office:value-type="float" office:value="-0.01711254" calcext:value-type="float">
            <text:p>-0.01711254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11.84159" calcext:value-type="float">
            <text:p>-11.84159</text:p>
          </table:table-cell>
          <table:table-cell office:value-type="float" office:value="0.03824082" calcext:value-type="float">
            <text:p>0.03824082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3781" calcext:value-type="float">
            <text:p>-2.3378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112001" calcext:value-type="float">
            <text:p>21112001</text:p>
          </table:table-cell>
          <table:table-cell office:value-type="float" office:value="908.4587" calcext:value-type="float">
            <text:p>908.4587</text:p>
          </table:table-cell>
          <table:table-cell office:value-type="float" office:value="711.7598" calcext:value-type="float">
            <text:p>711.7598</text:p>
          </table:table-cell>
          <table:table-cell office:value-type="float" office:value="36.85216" calcext:value-type="float">
            <text:p>36.85216</text:p>
          </table:table-cell>
          <table:table-cell office:value-type="float" office:value="1060.803" calcext:value-type="float">
            <text:p>1060.803</text:p>
          </table:table-cell>
          <table:table-cell office:value-type="float" office:value="79.13862" calcext:value-type="float">
            <text:p>79.13862</text:p>
          </table:table-cell>
          <table:table-cell office:value-type="float" office:value="0" calcext:value-type="float">
            <text:p>0</text:p>
          </table:table-cell>
          <table:table-cell office:value-type="float" office:value="0.1529522" calcext:value-type="float">
            <text:p>0.1529522</text:p>
          </table:table-cell>
          <table:table-cell office:value-type="float" office:value="0.2319448" calcext:value-type="float">
            <text:p>0.2319448</text:p>
          </table:table-cell>
          <table:table-cell office:value-type="float" office:value="0.2722016" calcext:value-type="float">
            <text:p>0.2722016</text:p>
          </table:table-cell>
          <table:table-cell office:value-type="float" office:value="0.282349" calcext:value-type="float">
            <text:p>0.282349</text:p>
          </table:table-cell>
          <table:table-cell office:value-type="float" office:value="0.2877989" calcext:value-type="float">
            <text:p>0.2877989</text:p>
          </table:table-cell>
          <table:table-cell office:value-type="float" office:value="0.2609334" calcext:value-type="float">
            <text:p>0.2609334</text:p>
          </table:table-cell>
          <table:table-cell office:value-type="float" office:value="0.2665346" calcext:value-type="float">
            <text:p>0.2665346</text:p>
          </table:table-cell>
          <table:table-cell office:value-type="float" office:value="0.3588013" calcext:value-type="float">
            <text:p>0.3588013</text:p>
          </table:table-cell>
          <table:table-cell office:value-type="float" office:value="0.3527936" calcext:value-type="float">
            <text:p>0.3527936</text:p>
          </table:table-cell>
          <table:table-cell office:value-type="float" office:value="0.3657913" calcext:value-type="float">
            <text:p>0.3657913</text:p>
          </table:table-cell>
          <table:table-cell office:value-type="float" office:value="0.383568" calcext:value-type="float">
            <text:p>0.383568</text:p>
          </table:table-cell>
          <table:table-cell office:value-type="float" office:value="0.3961841" calcext:value-type="float">
            <text:p>0.396184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078956E-016" calcext:value-type="float">
            <text:p>7.078956E-16</text:p>
          </table:table-cell>
          <table:table-cell office:value-type="float" office:value="6.708993E-016" calcext:value-type="float">
            <text:p>6.708993E-16</text:p>
          </table:table-cell>
          <table:table-cell office:value-type="float" office:value="2.460224E-016" calcext:value-type="float">
            <text:p>2.460224E-16</text:p>
          </table:table-cell>
          <table:table-cell office:value-type="float" office:value="2.446338E-017" calcext:value-type="float">
            <text:p>2.446338E-17</text:p>
          </table:table-cell>
          <table:table-cell office:value-type="float" office:value="2.431983E-017" calcext:value-type="float">
            <text:p>2.431983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.497853" calcext:value-type="float">
            <text:p>-6.497853</text:p>
          </table:table-cell>
          <table:table-cell office:value-type="float" office:value="-0.2615687" calcext:value-type="float">
            <text:p>-0.2615687</text:p>
          </table:table-cell>
          <table:table-cell office:value-type="float" office:value="-0.07638314" calcext:value-type="float">
            <text:p>-0.07638314</text:p>
          </table:table-cell>
          <table:table-cell office:value-type="float" office:value="-0.05762364" calcext:value-type="float">
            <text:p>-0.05762364</text:p>
          </table:table-cell>
          <table:table-cell office:value-type="float" office:value="-0.04975961" calcext:value-type="float">
            <text:p>-0.04975961</text:p>
          </table:table-cell>
          <table:table-cell office:value-type="float" office:value="-0.04043858" calcext:value-type="float">
            <text:p>-0.04043858</text:p>
          </table:table-cell>
          <table:table-cell office:value-type="float" office:value="-0.03367838" calcext:value-type="float">
            <text:p>-0.03367838</text:p>
          </table:table-cell>
          <table:table-cell office:value-type="float" office:value="-0.02959637" calcext:value-type="float">
            <text:p>-0.02959637</text:p>
          </table:table-cell>
          <table:table-cell office:value-type="float" office:value="-0.02388187" calcext:value-type="float">
            <text:p>-0.02388187</text:p>
          </table:table-cell>
          <table:table-cell office:value-type="float" office:value="-0.01709705" calcext:value-type="float">
            <text:p>-0.01709705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11.80341" calcext:value-type="float">
            <text:p>-11.80341</text:p>
          </table:table-cell>
          <table:table-cell office:value-type="float" office:value="0.03823867" calcext:value-type="float">
            <text:p>0.03823867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38964" calcext:value-type="float">
            <text:p>-2.338964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2112001" calcext:value-type="float">
            <text:p>22112001</text:p>
          </table:table-cell>
          <table:table-cell office:value-type="float" office:value="908.4587" calcext:value-type="float">
            <text:p>908.4587</text:p>
          </table:table-cell>
          <table:table-cell office:value-type="float" office:value="712.1522" calcext:value-type="float">
            <text:p>712.1522</text:p>
          </table:table-cell>
          <table:table-cell office:value-type="float" office:value="36.85216" calcext:value-type="float">
            <text:p>36.85216</text:p>
          </table:table-cell>
          <table:table-cell office:value-type="float" office:value="1060.411" calcext:value-type="float">
            <text:p>1060.411</text:p>
          </table:table-cell>
          <table:table-cell office:value-type="float" office:value="79.13862" calcext:value-type="float">
            <text:p>79.13862</text:p>
          </table:table-cell>
          <table:table-cell office:value-type="float" office:value="0" calcext:value-type="float">
            <text:p>0</text:p>
          </table:table-cell>
          <table:table-cell office:value-type="float" office:value="0.1532525" calcext:value-type="float">
            <text:p>0.1532525</text:p>
          </table:table-cell>
          <table:table-cell office:value-type="float" office:value="0.2278131" calcext:value-type="float">
            <text:p>0.2278131</text:p>
          </table:table-cell>
          <table:table-cell office:value-type="float" office:value="0.2712474" calcext:value-type="float">
            <text:p>0.2712474</text:p>
          </table:table-cell>
          <table:table-cell office:value-type="float" office:value="0.2814401" calcext:value-type="float">
            <text:p>0.2814401</text:p>
          </table:table-cell>
          <table:table-cell office:value-type="float" office:value="0.2876428" calcext:value-type="float">
            <text:p>0.2876428</text:p>
          </table:table-cell>
          <table:table-cell office:value-type="float" office:value="0.2605214" calcext:value-type="float">
            <text:p>0.2605214</text:p>
          </table:table-cell>
          <table:table-cell office:value-type="float" office:value="0.2662598" calcext:value-type="float">
            <text:p>0.2662598</text:p>
          </table:table-cell>
          <table:table-cell office:value-type="float" office:value="0.3587351" calcext:value-type="float">
            <text:p>0.3587351</text:p>
          </table:table-cell>
          <table:table-cell office:value-type="float" office:value="0.352789" calcext:value-type="float">
            <text:p>0.352789</text:p>
          </table:table-cell>
          <table:table-cell office:value-type="float" office:value="0.3658077" calcext:value-type="float">
            <text:p>0.3658077</text:p>
          </table:table-cell>
          <table:table-cell office:value-type="float" office:value="0.3835527" calcext:value-type="float">
            <text:p>0.3835527</text:p>
          </table:table-cell>
          <table:table-cell office:value-type="float" office:value="0.3961292" calcext:value-type="float">
            <text:p>0.396129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080007E-016" calcext:value-type="float">
            <text:p>7.080007E-16</text:p>
          </table:table-cell>
          <table:table-cell office:value-type="float" office:value="6.708808E-016" calcext:value-type="float">
            <text:p>6.708808E-16</text:p>
          </table:table-cell>
          <table:table-cell office:value-type="float" office:value="2.460169E-016" calcext:value-type="float">
            <text:p>2.460169E-16</text:p>
          </table:table-cell>
          <table:table-cell office:value-type="float" office:value="2.446339E-017" calcext:value-type="float">
            <text:p>2.446339E-17</text:p>
          </table:table-cell>
          <table:table-cell office:value-type="float" office:value="2.431928E-017" calcext:value-type="float">
            <text:p>2.431928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.413139" calcext:value-type="float">
            <text:p>-6.413139</text:p>
          </table:table-cell>
          <table:table-cell office:value-type="float" office:value="-0.3003162" calcext:value-type="float">
            <text:p>-0.3003162</text:p>
          </table:table-cell>
          <table:table-cell office:value-type="float" office:value="-0.07849874" calcext:value-type="float">
            <text:p>-0.07849874</text:p>
          </table:table-cell>
          <table:table-cell office:value-type="float" office:value="-0.05907748" calcext:value-type="float">
            <text:p>-0.05907748</text:p>
          </table:table-cell>
          <table:table-cell office:value-type="float" office:value="-0.04995403" calcext:value-type="float">
            <text:p>-0.04995403</text:p>
          </table:table-cell>
          <table:table-cell office:value-type="float" office:value="-0.04093216" calcext:value-type="float">
            <text:p>-0.04093216</text:p>
          </table:table-cell>
          <table:table-cell office:value-type="float" office:value="-0.03392684" calcext:value-type="float">
            <text:p>-0.03392684</text:p>
          </table:table-cell>
          <table:table-cell office:value-type="float" office:value="-0.02971462" calcext:value-type="float">
            <text:p>-0.02971462</text:p>
          </table:table-cell>
          <table:table-cell office:value-type="float" office:value="-0.02388694" calcext:value-type="float">
            <text:p>-0.02388694</text:p>
          </table:table-cell>
          <table:table-cell office:value-type="float" office:value="-0.01708389" calcext:value-type="float">
            <text:p>-0.01708389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10.53551" calcext:value-type="float">
            <text:p>-10.53551</text:p>
          </table:table-cell>
          <table:table-cell office:value-type="float" office:value="0.03823628" calcext:value-type="float">
            <text:p>0.03823628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40109" calcext:value-type="float">
            <text:p>-2.340109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3112001" calcext:value-type="float">
            <text:p>23112001</text:p>
          </table:table-cell>
          <table:table-cell office:value-type="float" office:value="915.2587" calcext:value-type="float">
            <text:p>915.2587</text:p>
          </table:table-cell>
          <table:table-cell office:value-type="float" office:value="712.1187" calcext:value-type="float">
            <text:p>712.1187</text:p>
          </table:table-cell>
          <table:table-cell office:value-type="float" office:value="36.85216" calcext:value-type="float">
            <text:p>36.85216</text:p>
          </table:table-cell>
          <table:table-cell office:value-type="float" office:value="1067.243" calcext:value-type="float">
            <text:p>1067.243</text:p>
          </table:table-cell>
          <table:table-cell office:value-type="float" office:value="79.14127" calcext:value-type="float">
            <text:p>79.14127</text:p>
          </table:table-cell>
          <table:table-cell office:value-type="float" office:value="0" calcext:value-type="float">
            <text:p>0</text:p>
          </table:table-cell>
          <table:table-cell office:value-type="float" office:value="0.4061937" calcext:value-type="float">
            <text:p>0.4061937</text:p>
          </table:table-cell>
          <table:table-cell office:value-type="float" office:value="0.2341354" calcext:value-type="float">
            <text:p>0.2341354</text:p>
          </table:table-cell>
          <table:table-cell office:value-type="float" office:value="0.2709685" calcext:value-type="float">
            <text:p>0.2709685</text:p>
          </table:table-cell>
          <table:table-cell office:value-type="float" office:value="0.2808022" calcext:value-type="float">
            <text:p>0.2808022</text:p>
          </table:table-cell>
          <table:table-cell office:value-type="float" office:value="0.2871067" calcext:value-type="float">
            <text:p>0.2871067</text:p>
          </table:table-cell>
          <table:table-cell office:value-type="float" office:value="0.260134" calcext:value-type="float">
            <text:p>0.260134</text:p>
          </table:table-cell>
          <table:table-cell office:value-type="float" office:value="0.2659887" calcext:value-type="float">
            <text:p>0.2659887</text:p>
          </table:table-cell>
          <table:table-cell office:value-type="float" office:value="0.358663" calcext:value-type="float">
            <text:p>0.358663</text:p>
          </table:table-cell>
          <table:table-cell office:value-type="float" office:value="0.3527768" calcext:value-type="float">
            <text:p>0.3527768</text:p>
          </table:table-cell>
          <table:table-cell office:value-type="float" office:value="0.365821" calcext:value-type="float">
            <text:p>0.365821</text:p>
          </table:table-cell>
          <table:table-cell office:value-type="float" office:value="0.383536" calcext:value-type="float">
            <text:p>0.383536</text:p>
          </table:table-cell>
          <table:table-cell office:value-type="float" office:value="0.3960756" calcext:value-type="float">
            <text:p>0.396075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081087E-016" calcext:value-type="float">
            <text:p>7.081087E-16</text:p>
          </table:table-cell>
          <table:table-cell office:value-type="float" office:value="6.708625E-016" calcext:value-type="float">
            <text:p>6.708625E-16</text:p>
          </table:table-cell>
          <table:table-cell office:value-type="float" office:value="2.460112E-016" calcext:value-type="float">
            <text:p>2.460112E-16</text:p>
          </table:table-cell>
          <table:table-cell office:value-type="float" office:value="2.446326E-017" calcext:value-type="float">
            <text:p>2.446326E-17</text:p>
          </table:table-cell>
          <table:table-cell office:value-type="float" office:value="2.431876E-017" calcext:value-type="float">
            <text:p>2.431876E-17</text:p>
          </table:table-cell>
          <table:table-cell office:value-type="float" office:value="4.865547E-018" calcext:value-type="float">
            <text:p>4.865547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5473541" calcext:value-type="float">
            <text:p>-0.005473541</text:p>
          </table:table-cell>
          <table:table-cell office:value-type="float" office:value="-0.2447919" calcext:value-type="float">
            <text:p>-0.2447919</text:p>
          </table:table-cell>
          <table:table-cell office:value-type="float" office:value="-0.07911349" calcext:value-type="float">
            <text:p>-0.07911349</text:p>
          </table:table-cell>
          <table:table-cell office:value-type="float" office:value="-0.06012229" calcext:value-type="float">
            <text:p>-0.06012229</text:p>
          </table:table-cell>
          <table:table-cell office:value-type="float" office:value="-0.05067613" calcext:value-type="float">
            <text:p>-0.05067613</text:p>
          </table:table-cell>
          <table:table-cell office:value-type="float" office:value="-0.041401" calcext:value-type="float">
            <text:p>-0.041401</text:p>
          </table:table-cell>
          <table:table-cell office:value-type="float" office:value="-0.03417384" calcext:value-type="float">
            <text:p>-0.03417384</text:p>
          </table:table-cell>
          <table:table-cell office:value-type="float" office:value="-0.02984395" calcext:value-type="float">
            <text:p>-0.02984395</text:p>
          </table:table-cell>
          <table:table-cell office:value-type="float" office:value="-0.02390064" calcext:value-type="float">
            <text:p>-0.02390064</text:p>
          </table:table-cell>
          <table:table-cell office:value-type="float" office:value="-0.01707322" calcext:value-type="float">
            <text:p>-0.01707322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0.005820645" calcext:value-type="float">
            <text:p>-0.005820645</text:p>
          </table:table-cell>
          <table:table-cell office:value-type="float" office:value="0.03823073" calcext:value-type="float">
            <text:p>0.03823073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41254" calcext:value-type="float">
            <text:p>-2.34125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4112001" calcext:value-type="float">
            <text:p>24112001</text:p>
          </table:table-cell>
          <table:table-cell office:value-type="float" office:value="954.6583" calcext:value-type="float">
            <text:p>954.6583</text:p>
          </table:table-cell>
          <table:table-cell office:value-type="float" office:value="712.3206" calcext:value-type="float">
            <text:p>712.3206</text:p>
          </table:table-cell>
          <table:table-cell office:value-type="float" office:value="39.0905" calcext:value-type="float">
            <text:p>39.0905</text:p>
          </table:table-cell>
          <table:table-cell office:value-type="float" office:value="1103.422" calcext:value-type="float">
            <text:p>1103.422</text:p>
          </table:table-cell>
          <table:table-cell office:value-type="float" office:value="79.92139" calcext:value-type="float">
            <text:p>79.92139</text:p>
          </table:table-cell>
          <table:table-cell office:value-type="float" office:value="0" calcext:value-type="float">
            <text:p>0</text:p>
          </table:table-cell>
          <table:table-cell office:value-type="float" office:value="0.4321074" calcext:value-type="float">
            <text:p>0.4321074</text:p>
          </table:table-cell>
          <table:table-cell office:value-type="float" office:value="0.4367659" calcext:value-type="float">
            <text:p>0.4367659</text:p>
          </table:table-cell>
          <table:table-cell office:value-type="float" office:value="0.4457311" calcext:value-type="float">
            <text:p>0.4457311</text:p>
          </table:table-cell>
          <table:table-cell office:value-type="float" office:value="0.4573238" calcext:value-type="float">
            <text:p>0.4573238</text:p>
          </table:table-cell>
          <table:table-cell office:value-type="float" office:value="0.4684985" calcext:value-type="float">
            <text:p>0.4684985</text:p>
          </table:table-cell>
          <table:table-cell office:value-type="float" office:value="0.2712574" calcext:value-type="float">
            <text:p>0.2712574</text:p>
          </table:table-cell>
          <table:table-cell office:value-type="float" office:value="0.3008203" calcext:value-type="float">
            <text:p>0.3008203</text:p>
          </table:table-cell>
          <table:table-cell office:value-type="float" office:value="0.3635326" calcext:value-type="float">
            <text:p>0.3635326</text:p>
          </table:table-cell>
          <table:table-cell office:value-type="float" office:value="0.3530467" calcext:value-type="float">
            <text:p>0.3530467</text:p>
          </table:table-cell>
          <table:table-cell office:value-type="float" office:value="0.365836" calcext:value-type="float">
            <text:p>0.365836</text:p>
          </table:table-cell>
          <table:table-cell office:value-type="float" office:value="0.3835181" calcext:value-type="float">
            <text:p>0.3835181</text:p>
          </table:table-cell>
          <table:table-cell office:value-type="float" office:value="0.3960224" calcext:value-type="float">
            <text:p>0.396022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082121E-016" calcext:value-type="float">
            <text:p>7.082121E-16</text:p>
          </table:table-cell>
          <table:table-cell office:value-type="float" office:value="6.708453E-016" calcext:value-type="float">
            <text:p>6.708453E-16</text:p>
          </table:table-cell>
          <table:table-cell office:value-type="float" office:value="2.460063E-016" calcext:value-type="float">
            <text:p>2.460063E-16</text:p>
          </table:table-cell>
          <table:table-cell office:value-type="float" office:value="2.446319E-017" calcext:value-type="float">
            <text:p>2.446319E-17</text:p>
          </table:table-cell>
          <table:table-cell office:value-type="float" office:value="2.431829E-017" calcext:value-type="float">
            <text:p>2.431829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3761544" calcext:value-type="float">
            <text:p>-0.003761544</text:p>
          </table:table-cell>
          <table:table-cell office:value-type="float" office:value="-0.003526493" calcext:value-type="float">
            <text:p>-0.003526493</text:p>
          </table:table-cell>
          <table:table-cell office:value-type="float" office:value="-0.003119322" calcext:value-type="float">
            <text:p>-0.003119322</text:p>
          </table:table-cell>
          <table:table-cell office:value-type="float" office:value="-0.002667601" calcext:value-type="float">
            <text:p>-0.002667601</text:p>
          </table:table-cell>
          <table:table-cell office:value-type="float" office:value="-0.002300059" calcext:value-type="float">
            <text:p>-0.002300059</text:p>
          </table:table-cell>
          <table:table-cell office:value-type="float" office:value="-0.03029702" calcext:value-type="float">
            <text:p>-0.03029702</text:p>
          </table:table-cell>
          <table:table-cell office:value-type="float" office:value="-0.01217915" calcext:value-type="float">
            <text:p>-0.01217915</text:p>
          </table:table-cell>
          <table:table-cell office:value-type="float" office:value="-0.02234573" calcext:value-type="float">
            <text:p>-0.02234573</text:p>
          </table:table-cell>
          <table:table-cell office:value-type="float" office:value="-0.02360541" calcext:value-type="float">
            <text:p>-0.02360541</text:p>
          </table:table-cell>
          <table:table-cell office:value-type="float" office:value="-0.01706135" calcext:value-type="float">
            <text:p>-0.01706135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0.004008632" calcext:value-type="float">
            <text:p>-0.004008632</text:p>
          </table:table-cell>
          <table:table-cell office:value-type="float" office:value="0.03822082" calcext:value-type="float">
            <text:p>0.03822082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42395" calcext:value-type="float">
            <text:p>-2.34239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5112001" calcext:value-type="float">
            <text:p>25112001</text:p>
          </table:table-cell>
          <table:table-cell office:value-type="float" office:value="956.2581" calcext:value-type="float">
            <text:p>956.2581</text:p>
          </table:table-cell>
          <table:table-cell office:value-type="float" office:value="712.5572" calcext:value-type="float">
            <text:p>712.5572</text:p>
          </table:table-cell>
          <table:table-cell office:value-type="float" office:value="39.0905" calcext:value-type="float">
            <text:p>39.0905</text:p>
          </table:table-cell>
          <table:table-cell office:value-type="float" office:value="1104.786" calcext:value-type="float">
            <text:p>1104.786</text:p>
          </table:table-cell>
          <table:table-cell office:value-type="float" office:value="79.92193" calcext:value-type="float">
            <text:p>79.92193</text:p>
          </table:table-cell>
          <table:table-cell office:value-type="float" office:value="0" calcext:value-type="float">
            <text:p>0</text:p>
          </table:table-cell>
          <table:table-cell office:value-type="float" office:value="0.4369686" calcext:value-type="float">
            <text:p>0.4369686</text:p>
          </table:table-cell>
          <table:table-cell office:value-type="float" office:value="0.4362831" calcext:value-type="float">
            <text:p>0.4362831</text:p>
          </table:table-cell>
          <table:table-cell office:value-type="float" office:value="0.4398585" calcext:value-type="float">
            <text:p>0.4398585</text:p>
          </table:table-cell>
          <table:table-cell office:value-type="float" office:value="0.447591" calcext:value-type="float">
            <text:p>0.447591</text:p>
          </table:table-cell>
          <table:table-cell office:value-type="float" office:value="0.4553129" calcext:value-type="float">
            <text:p>0.4553129</text:p>
          </table:table-cell>
          <table:table-cell office:value-type="float" office:value="0.2990477" calcext:value-type="float">
            <text:p>0.2990477</text:p>
          </table:table-cell>
          <table:table-cell office:value-type="float" office:value="0.2883312" calcext:value-type="float">
            <text:p>0.2883312</text:p>
          </table:table-cell>
          <table:table-cell office:value-type="float" office:value="0.3653" calcext:value-type="float">
            <text:p>0.3653</text:p>
          </table:table-cell>
          <table:table-cell office:value-type="float" office:value="0.3537282" calcext:value-type="float">
            <text:p>0.3537282</text:p>
          </table:table-cell>
          <table:table-cell office:value-type="float" office:value="0.3658822" calcext:value-type="float">
            <text:p>0.3658822</text:p>
          </table:table-cell>
          <table:table-cell office:value-type="float" office:value="0.3835029" calcext:value-type="float">
            <text:p>0.3835029</text:p>
          </table:table-cell>
          <table:table-cell office:value-type="float" office:value="0.3959724" calcext:value-type="float">
            <text:p>0.395972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083068E-016" calcext:value-type="float">
            <text:p>7.083068E-16</text:p>
          </table:table-cell>
          <table:table-cell office:value-type="float" office:value="6.708294E-016" calcext:value-type="float">
            <text:p>6.708294E-16</text:p>
          </table:table-cell>
          <table:table-cell office:value-type="float" office:value="2.460015E-016" calcext:value-type="float">
            <text:p>2.460015E-16</text:p>
          </table:table-cell>
          <table:table-cell office:value-type="float" office:value="2.446312E-017" calcext:value-type="float">
            <text:p>2.446312E-17</text:p>
          </table:table-cell>
          <table:table-cell office:value-type="float" office:value="2.431779E-017" calcext:value-type="float">
            <text:p>2.431779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3586262" calcext:value-type="float">
            <text:p>-0.003586262</text:p>
          </table:table-cell>
          <table:table-cell office:value-type="float" office:value="-0.00361736" calcext:value-type="float">
            <text:p>-0.00361736</text:p>
          </table:table-cell>
          <table:table-cell office:value-type="float" office:value="-0.00341323" calcext:value-type="float">
            <text:p>-0.00341323</text:p>
          </table:table-cell>
          <table:table-cell office:value-type="float" office:value="-0.003046935" calcext:value-type="float">
            <text:p>-0.003046935</text:p>
          </table:table-cell>
          <table:table-cell office:value-type="float" office:value="-0.002737383" calcext:value-type="float">
            <text:p>-0.002737383</text:p>
          </table:table-cell>
          <table:table-cell office:value-type="float" office:value="-0.01461465" calcext:value-type="float">
            <text:p>-0.01461465</text:p>
          </table:table-cell>
          <table:table-cell office:value-type="float" office:value="-0.01751209" calcext:value-type="float">
            <text:p>-0.01751209</text:p>
          </table:table-cell>
          <table:table-cell office:value-type="float" office:value="-0.02008709" calcext:value-type="float">
            <text:p>-0.02008709</text:p>
          </table:table-cell>
          <table:table-cell office:value-type="float" office:value="-0.0228616" calcext:value-type="float">
            <text:p>-0.0228616</text:p>
          </table:table-cell>
          <table:table-cell office:value-type="float" office:value="-0.01702489" calcext:value-type="float">
            <text:p>-0.01702489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0.003602957" calcext:value-type="float">
            <text:p>-0.003602957</text:p>
          </table:table-cell>
          <table:table-cell office:value-type="float" office:value="0.03821661" calcext:value-type="float">
            <text:p>0.03821661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43539" calcext:value-type="float">
            <text:p>-2.34353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112001" calcext:value-type="float">
            <text:p>26112001</text:p>
          </table:table-cell>
          <table:table-cell office:value-type="float" office:value="958.5581" calcext:value-type="float">
            <text:p>958.5581</text:p>
          </table:table-cell>
          <table:table-cell office:value-type="float" office:value="713.5894" calcext:value-type="float">
            <text:p>713.5894</text:p>
          </table:table-cell>
          <table:table-cell office:value-type="float" office:value="39.0905" calcext:value-type="float">
            <text:p>39.0905</text:p>
          </table:table-cell>
          <table:table-cell office:value-type="float" office:value="1105.971" calcext:value-type="float">
            <text:p>1105.971</text:p>
          </table:table-cell>
          <table:table-cell office:value-type="float" office:value="80.00488" calcext:value-type="float">
            <text:p>80.00488</text:p>
          </table:table-cell>
          <table:table-cell office:value-type="float" office:value="0" calcext:value-type="float">
            <text:p>0</text:p>
          </table:table-cell>
          <table:table-cell office:value-type="float" office:value="0.3893192" calcext:value-type="float">
            <text:p>0.3893192</text:p>
          </table:table-cell>
          <table:table-cell office:value-type="float" office:value="0.4032815" calcext:value-type="float">
            <text:p>0.4032815</text:p>
          </table:table-cell>
          <table:table-cell office:value-type="float" office:value="0.4149265" calcext:value-type="float">
            <text:p>0.4149265</text:p>
          </table:table-cell>
          <table:table-cell office:value-type="float" office:value="0.4209853" calcext:value-type="float">
            <text:p>0.4209853</text:p>
          </table:table-cell>
          <table:table-cell office:value-type="float" office:value="0.4233842" calcext:value-type="float">
            <text:p>0.4233842</text:p>
          </table:table-cell>
          <table:table-cell office:value-type="float" office:value="0.337346" calcext:value-type="float">
            <text:p>0.337346</text:p>
          </table:table-cell>
          <table:table-cell office:value-type="float" office:value="0.3149694" calcext:value-type="float">
            <text:p>0.3149694</text:p>
          </table:table-cell>
          <table:table-cell office:value-type="float" office:value="0.3671145" calcext:value-type="float">
            <text:p>0.3671145</text:p>
          </table:table-cell>
          <table:table-cell office:value-type="float" office:value="0.3544379" calcext:value-type="float">
            <text:p>0.3544379</text:p>
          </table:table-cell>
          <table:table-cell office:value-type="float" office:value="0.3659649" calcext:value-type="float">
            <text:p>0.3659649</text:p>
          </table:table-cell>
          <table:table-cell office:value-type="float" office:value="0.3834926" calcext:value-type="float">
            <text:p>0.3834926</text:p>
          </table:table-cell>
          <table:table-cell office:value-type="float" office:value="0.3959223" calcext:value-type="float">
            <text:p>0.395922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084047E-016" calcext:value-type="float">
            <text:p>7.084047E-16</text:p>
          </table:table-cell>
          <table:table-cell office:value-type="float" office:value="6.70813E-016" calcext:value-type="float">
            <text:p>6.70813E-16</text:p>
          </table:table-cell>
          <table:table-cell office:value-type="float" office:value="2.459968E-016" calcext:value-type="float">
            <text:p>2.459968E-16</text:p>
          </table:table-cell>
          <table:table-cell office:value-type="float" office:value="2.446307E-017" calcext:value-type="float">
            <text:p>2.446307E-17</text:p>
          </table:table-cell>
          <table:table-cell office:value-type="float" office:value="2.431733E-017" calcext:value-type="float">
            <text:p>2.431733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6831755" calcext:value-type="float">
            <text:p>-0.006831755</text:p>
          </table:table-cell>
          <table:table-cell office:value-type="float" office:value="-0.005587555" calcext:value-type="float">
            <text:p>-0.005587555</text:p>
          </table:table-cell>
          <table:table-cell office:value-type="float" office:value="-0.004774563" calcext:value-type="float">
            <text:p>-0.004774563</text:p>
          </table:table-cell>
          <table:table-cell office:value-type="float" office:value="-0.004398435" calcext:value-type="float">
            <text:p>-0.004398435</text:p>
          </table:table-cell>
          <table:table-cell office:value-type="float" office:value="-0.004256554" calcext:value-type="float">
            <text:p>-0.004256554</text:p>
          </table:table-cell>
          <table:table-cell office:value-type="float" office:value="-0.005905362" calcext:value-type="float">
            <text:p>-0.005905362</text:p>
          </table:table-cell>
          <table:table-cell office:value-type="float" office:value="-0.008822322" calcext:value-type="float">
            <text:p>-0.008822322</text:p>
          </table:table-cell>
          <table:table-cell office:value-type="float" office:value="-0.01808668" calcext:value-type="float">
            <text:p>-0.01808668</text:p>
          </table:table-cell>
          <table:table-cell office:value-type="float" office:value="-0.02211293" calcext:value-type="float">
            <text:p>-0.02211293</text:p>
          </table:table-cell>
          <table:table-cell office:value-type="float" office:value="-0.01695948" calcext:value-type="float">
            <text:p>-0.01695948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0.007623598" calcext:value-type="float">
            <text:p>-0.007623598</text:p>
          </table:table-cell>
          <table:table-cell office:value-type="float" office:value="0.03835583" calcext:value-type="float">
            <text:p>0.03835583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4466" calcext:value-type="float">
            <text:p>-2.3446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7112001" calcext:value-type="float">
            <text:p>27112001</text:p>
          </table:table-cell>
          <table:table-cell office:value-type="float" office:value="958.5581" calcext:value-type="float">
            <text:p>958.5581</text:p>
          </table:table-cell>
          <table:table-cell office:value-type="float" office:value="714.0059" calcext:value-type="float">
            <text:p>714.0059</text:p>
          </table:table-cell>
          <table:table-cell office:value-type="float" office:value="39.0905" calcext:value-type="float">
            <text:p>39.0905</text:p>
          </table:table-cell>
          <table:table-cell office:value-type="float" office:value="1104.524" calcext:value-type="float">
            <text:p>1104.524</text:p>
          </table:table-cell>
          <table:table-cell office:value-type="float" office:value="81.03522" calcext:value-type="float">
            <text:p>81.03522</text:p>
          </table:table-cell>
          <table:table-cell office:value-type="float" office:value="0" calcext:value-type="float">
            <text:p>0</text:p>
          </table:table-cell>
          <table:table-cell office:value-type="float" office:value="0.2183362" calcext:value-type="float">
            <text:p>0.2183362</text:p>
          </table:table-cell>
          <table:table-cell office:value-type="float" office:value="0.3548424" calcext:value-type="float">
            <text:p>0.3548424</text:p>
          </table:table-cell>
          <table:table-cell office:value-type="float" office:value="0.3735817" calcext:value-type="float">
            <text:p>0.3735817</text:p>
          </table:table-cell>
          <table:table-cell office:value-type="float" office:value="0.3905613" calcext:value-type="float">
            <text:p>0.3905613</text:p>
          </table:table-cell>
          <table:table-cell office:value-type="float" office:value="0.4020408" calcext:value-type="float">
            <text:p>0.4020408</text:p>
          </table:table-cell>
          <table:table-cell office:value-type="float" office:value="0.3514146" calcext:value-type="float">
            <text:p>0.3514146</text:p>
          </table:table-cell>
          <table:table-cell office:value-type="float" office:value="0.3572856" calcext:value-type="float">
            <text:p>0.3572856</text:p>
          </table:table-cell>
          <table:table-cell office:value-type="float" office:value="0.3755015" calcext:value-type="float">
            <text:p>0.3755015</text:p>
          </table:table-cell>
          <table:table-cell office:value-type="float" office:value="0.3555542" calcext:value-type="float">
            <text:p>0.3555542</text:p>
          </table:table-cell>
          <table:table-cell office:value-type="float" office:value="0.3660879" calcext:value-type="float">
            <text:p>0.3660879</text:p>
          </table:table-cell>
          <table:table-cell office:value-type="float" office:value="0.3834902" calcext:value-type="float">
            <text:p>0.3834902</text:p>
          </table:table-cell>
          <table:table-cell office:value-type="float" office:value="0.3958739" calcext:value-type="float">
            <text:p>0.395873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084836E-016" calcext:value-type="float">
            <text:p>7.084836E-16</text:p>
          </table:table-cell>
          <table:table-cell office:value-type="float" office:value="6.707996E-016" calcext:value-type="float">
            <text:p>6.707996E-16</text:p>
          </table:table-cell>
          <table:table-cell office:value-type="float" office:value="2.459924E-016" calcext:value-type="float">
            <text:p>2.459924E-16</text:p>
          </table:table-cell>
          <table:table-cell office:value-type="float" office:value="2.446295E-017" calcext:value-type="float">
            <text:p>2.446295E-17</text:p>
          </table:table-cell>
          <table:table-cell office:value-type="float" office:value="2.431691E-017" calcext:value-type="float">
            <text:p>2.431691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3820967" calcext:value-type="float">
            <text:p>-0.3820967</text:p>
          </table:table-cell>
          <table:table-cell office:value-type="float" office:value="-0.01283965" calcext:value-type="float">
            <text:p>-0.01283965</text:p>
          </table:table-cell>
          <table:table-cell office:value-type="float" office:value="-0.009246767" calcext:value-type="float">
            <text:p>-0.009246767</text:p>
          </table:table-cell>
          <table:table-cell office:value-type="float" office:value="-0.007019769" calcext:value-type="float">
            <text:p>-0.007019769</text:p>
          </table:table-cell>
          <table:table-cell office:value-type="float" office:value="-0.005857534" calcext:value-type="float">
            <text:p>-0.005857534</text:p>
          </table:table-cell>
          <table:table-cell office:value-type="float" office:value="-0.004318064" calcext:value-type="float">
            <text:p>-0.004318064</text:p>
          </table:table-cell>
          <table:table-cell office:value-type="float" office:value="-0.002880215" calcext:value-type="float">
            <text:p>-0.002880215</text:p>
          </table:table-cell>
          <table:table-cell office:value-type="float" office:value="-0.01112251" calcext:value-type="float">
            <text:p>-0.01112251</text:p>
          </table:table-cell>
          <table:table-cell office:value-type="float" office:value="-0.02099274" calcext:value-type="float">
            <text:p>-0.02099274</text:p>
          </table:table-cell>
          <table:table-cell office:value-type="float" office:value="-0.01686262" calcext:value-type="float">
            <text:p>-0.01686262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1.942266" calcext:value-type="float">
            <text:p>-1.942266</text:p>
          </table:table-cell>
          <table:table-cell office:value-type="float" office:value="0.03837554" calcext:value-type="float">
            <text:p>0.03837554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4578" calcext:value-type="float">
            <text:p>-2.3457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8112001" calcext:value-type="float">
            <text:p>28112001</text:p>
          </table:table-cell>
          <table:table-cell office:value-type="float" office:value="958.5581" calcext:value-type="float">
            <text:p>958.5581</text:p>
          </table:table-cell>
          <table:table-cell office:value-type="float" office:value="714.1844" calcext:value-type="float">
            <text:p>714.1844</text:p>
          </table:table-cell>
          <table:table-cell office:value-type="float" office:value="39.0905" calcext:value-type="float">
            <text:p>39.0905</text:p>
          </table:table-cell>
          <table:table-cell office:value-type="float" office:value="1103.857" calcext:value-type="float">
            <text:p>1103.857</text:p>
          </table:table-cell>
          <table:table-cell office:value-type="float" office:value="81.52383" calcext:value-type="float">
            <text:p>81.52383</text:p>
          </table:table-cell>
          <table:table-cell office:value-type="float" office:value="0" calcext:value-type="float">
            <text:p>0</text:p>
          </table:table-cell>
          <table:table-cell office:value-type="float" office:value="0.177564" calcext:value-type="float">
            <text:p>0.177564</text:p>
          </table:table-cell>
          <table:table-cell office:value-type="float" office:value="0.3778205" calcext:value-type="float">
            <text:p>0.3778205</text:p>
          </table:table-cell>
          <table:table-cell office:value-type="float" office:value="0.3831284" calcext:value-type="float">
            <text:p>0.3831284</text:p>
          </table:table-cell>
          <table:table-cell office:value-type="float" office:value="0.389165" calcext:value-type="float">
            <text:p>0.389165</text:p>
          </table:table-cell>
          <table:table-cell office:value-type="float" office:value="0.3937588" calcext:value-type="float">
            <text:p>0.3937588</text:p>
          </table:table-cell>
          <table:table-cell office:value-type="float" office:value="0.3371002" calcext:value-type="float">
            <text:p>0.3371002</text:p>
          </table:table-cell>
          <table:table-cell office:value-type="float" office:value="0.3312666" calcext:value-type="float">
            <text:p>0.3312666</text:p>
          </table:table-cell>
          <table:table-cell office:value-type="float" office:value="0.3813777" calcext:value-type="float">
            <text:p>0.3813777</text:p>
          </table:table-cell>
          <table:table-cell office:value-type="float" office:value="0.3574281" calcext:value-type="float">
            <text:p>0.3574281</text:p>
          </table:table-cell>
          <table:table-cell office:value-type="float" office:value="0.3662821" calcext:value-type="float">
            <text:p>0.3662821</text:p>
          </table:table-cell>
          <table:table-cell office:value-type="float" office:value="0.3835" calcext:value-type="float">
            <text:p>0.3835</text:p>
          </table:table-cell>
          <table:table-cell office:value-type="float" office:value="0.3958274" calcext:value-type="float">
            <text:p>0.395827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7.085434E-016" calcext:value-type="float">
            <text:p>7.085434E-16</text:p>
          </table:table-cell>
          <table:table-cell office:value-type="float" office:value="6.707894E-016" calcext:value-type="float">
            <text:p>6.707894E-16</text:p>
          </table:table-cell>
          <table:table-cell office:value-type="float" office:value="2.459893E-016" calcext:value-type="float">
            <text:p>2.459893E-16</text:p>
          </table:table-cell>
          <table:table-cell office:value-type="float" office:value="2.446287E-017" calcext:value-type="float">
            <text:p>2.446287E-17</text:p>
          </table:table-cell>
          <table:table-cell office:value-type="float" office:value="2.43165E-017" calcext:value-type="float">
            <text:p>2.43165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.991015" calcext:value-type="float">
            <text:p>-1.991015</text:p>
          </table:table-cell>
          <table:table-cell office:value-type="float" office:value="-0.008611114" calcext:value-type="float">
            <text:p>-0.008611114</text:p>
          </table:table-cell>
          <table:table-cell office:value-type="float" office:value="-0.00790749" calcext:value-type="float">
            <text:p>-0.00790749</text:p>
          </table:table-cell>
          <table:table-cell office:value-type="float" office:value="-0.007180556" calcext:value-type="float">
            <text:p>-0.007180556</text:p>
          </table:table-cell>
          <table:table-cell office:value-type="float" office:value="-0.006676019" calcext:value-type="float">
            <text:p>-0.006676019</text:p>
          </table:table-cell>
          <table:table-cell office:value-type="float" office:value="-0.005899913" calcext:value-type="float">
            <text:p>-0.005899913</text:p>
          </table:table-cell>
          <table:table-cell office:value-type="float" office:value="-0.005443531" calcext:value-type="float">
            <text:p>-0.005443531</text:p>
          </table:table-cell>
          <table:table-cell office:value-type="float" office:value="-0.007933373" calcext:value-type="float">
            <text:p>-0.007933373</text:p>
          </table:table-cell>
          <table:table-cell office:value-type="float" office:value="-0.01924178" calcext:value-type="float">
            <text:p>-0.01924178</text:p>
          </table:table-cell>
          <table:table-cell office:value-type="float" office:value="-0.0167111" calcext:value-type="float">
            <text:p>-0.0167111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7.268924" calcext:value-type="float">
            <text:p>-7.268924</text:p>
          </table:table-cell>
          <table:table-cell office:value-type="float" office:value="0.03827107" calcext:value-type="float">
            <text:p>0.03827107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4689" calcext:value-type="float">
            <text:p>-2.3468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9112001" calcext:value-type="float">
            <text:p>29112001</text:p>
          </table:table-cell>
          <table:table-cell office:value-type="float" office:value="958.5581" calcext:value-type="float">
            <text:p>958.5581</text:p>
          </table:table-cell>
          <table:table-cell office:value-type="float" office:value="714.1974" calcext:value-type="float">
            <text:p>714.1974</text:p>
          </table:table-cell>
          <table:table-cell office:value-type="float" office:value="39.0905" calcext:value-type="float">
            <text:p>39.0905</text:p>
          </table:table-cell>
          <table:table-cell office:value-type="float" office:value="1103.278" calcext:value-type="float">
            <text:p>1103.278</text:p>
          </table:table-cell>
          <table:table-cell office:value-type="float" office:value="82.08997" calcext:value-type="float">
            <text:p>82.08997</text:p>
          </table:table-cell>
          <table:table-cell office:value-type="float" office:value="0" calcext:value-type="float">
            <text:p>0</text:p>
          </table:table-cell>
          <table:table-cell office:value-type="float" office:value="0.1715984" calcext:value-type="float">
            <text:p>0.1715984</text:p>
          </table:table-cell>
          <table:table-cell office:value-type="float" office:value="0.3759148" calcext:value-type="float">
            <text:p>0.3759148</text:p>
          </table:table-cell>
          <table:table-cell office:value-type="float" office:value="0.380279" calcext:value-type="float">
            <text:p>0.380279</text:p>
          </table:table-cell>
          <table:table-cell office:value-type="float" office:value="0.3846721" calcext:value-type="float">
            <text:p>0.3846721</text:p>
          </table:table-cell>
          <table:table-cell office:value-type="float" office:value="0.3878571" calcext:value-type="float">
            <text:p>0.3878571</text:p>
          </table:table-cell>
          <table:table-cell office:value-type="float" office:value="0.3306974" calcext:value-type="float">
            <text:p>0.3306974</text:p>
          </table:table-cell>
          <table:table-cell office:value-type="float" office:value="0.3239016" calcext:value-type="float">
            <text:p>0.3239016</text:p>
          </table:table-cell>
          <table:table-cell office:value-type="float" office:value="0.3836258" calcext:value-type="float">
            <text:p>0.3836258</text:p>
          </table:table-cell>
          <table:table-cell office:value-type="float" office:value="0.3594536" calcext:value-type="float">
            <text:p>0.3594536</text:p>
          </table:table-cell>
          <table:table-cell office:value-type="float" office:value="0.3665736" calcext:value-type="float">
            <text:p>0.3665736</text:p>
          </table:table-cell>
          <table:table-cell office:value-type="float" office:value="0.3835289" calcext:value-type="float">
            <text:p>0.3835289</text:p>
          </table:table-cell>
          <table:table-cell office:value-type="float" office:value="0.3957843" calcext:value-type="float">
            <text:p>0.395784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663851E-016" calcext:value-type="float">
            <text:p>9.663851E-16</text:p>
          </table:table-cell>
          <table:table-cell office:value-type="float" office:value="9.933767E-016" calcext:value-type="float">
            <text:p>9.933767E-16</text:p>
          </table:table-cell>
          <table:table-cell office:value-type="float" office:value="2.459861E-016" calcext:value-type="float">
            <text:p>2.459861E-16</text:p>
          </table:table-cell>
          <table:table-cell office:value-type="float" office:value="2.446299E-017" calcext:value-type="float">
            <text:p>2.446299E-17</text:p>
          </table:table-cell>
          <table:table-cell office:value-type="float" office:value="2.431602E-017" calcext:value-type="float">
            <text:p>2.431602E-17</text:p>
          </table:table-cell>
          <table:table-cell office:value-type="float" office:value="4.865547E-018" calcext:value-type="float">
            <text:p>4.865547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637294" calcext:value-type="float">
            <text:p>-2.637294</text:p>
          </table:table-cell>
          <table:table-cell office:value-type="float" office:value="-0.008873968" calcext:value-type="float">
            <text:p>-0.008873968</text:p>
          </table:table-cell>
          <table:table-cell office:value-type="float" office:value="-0.008272386" calcext:value-type="float">
            <text:p>-0.008272386</text:p>
          </table:table-cell>
          <table:table-cell office:value-type="float" office:value="-0.007709322" calcext:value-type="float">
            <text:p>-0.007709322</text:p>
          </table:table-cell>
          <table:table-cell office:value-type="float" office:value="-0.007326294" calcext:value-type="float">
            <text:p>-0.007326294</text:p>
          </table:table-cell>
          <table:table-cell office:value-type="float" office:value="-0.006817651" calcext:value-type="float">
            <text:p>-0.006817651</text:p>
          </table:table-cell>
          <table:table-cell office:value-type="float" office:value="-0.006596813" calcext:value-type="float">
            <text:p>-0.006596813</text:p>
          </table:table-cell>
          <table:table-cell office:value-type="float" office:value="-0.006970893" calcext:value-type="float">
            <text:p>-0.006970893</text:p>
          </table:table-cell>
          <table:table-cell office:value-type="float" office:value="-0.01751385" calcext:value-type="float">
            <text:p>-0.01751385</text:p>
          </table:table-cell>
          <table:table-cell office:value-type="float" office:value="-0.01648578" calcext:value-type="float">
            <text:p>-0.01648578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7.111209" calcext:value-type="float">
            <text:p>-7.111209</text:p>
          </table:table-cell>
          <table:table-cell office:value-type="float" office:value="0.03826866" calcext:value-type="float">
            <text:p>0.03826866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47986" calcext:value-type="float">
            <text:p>-2.34798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0112001" calcext:value-type="float">
            <text:p>30112001</text:p>
          </table:table-cell>
          <table:table-cell office:value-type="float" office:value="958.5581" calcext:value-type="float">
            <text:p>958.5581</text:p>
          </table:table-cell>
          <table:table-cell office:value-type="float" office:value="714.1409" calcext:value-type="float">
            <text:p>714.1409</text:p>
          </table:table-cell>
          <table:table-cell office:value-type="float" office:value="39.0905" calcext:value-type="float">
            <text:p>39.0905</text:p>
          </table:table-cell>
          <table:table-cell office:value-type="float" office:value="1102.909" calcext:value-type="float">
            <text:p>1102.909</text:p>
          </table:table-cell>
          <table:table-cell office:value-type="float" office:value="82.51601" calcext:value-type="float">
            <text:p>82.51601</text:p>
          </table:table-cell>
          <table:table-cell office:value-type="float" office:value="0" calcext:value-type="float">
            <text:p>0</text:p>
          </table:table-cell>
          <table:table-cell office:value-type="float" office:value="0.1937265" calcext:value-type="float">
            <text:p>0.1937265</text:p>
          </table:table-cell>
          <table:table-cell office:value-type="float" office:value="0.3713194" calcext:value-type="float">
            <text:p>0.3713194</text:p>
          </table:table-cell>
          <table:table-cell office:value-type="float" office:value="0.3757676" calcext:value-type="float">
            <text:p>0.3757676</text:p>
          </table:table-cell>
          <table:table-cell office:value-type="float" office:value="0.37999" calcext:value-type="float">
            <text:p>0.37999</text:p>
          </table:table-cell>
          <table:table-cell office:value-type="float" office:value="0.3829803" calcext:value-type="float">
            <text:p>0.3829803</text:p>
          </table:table-cell>
          <table:table-cell office:value-type="float" office:value="0.3271708" calcext:value-type="float">
            <text:p>0.3271708</text:p>
          </table:table-cell>
          <table:table-cell office:value-type="float" office:value="0.3211905" calcext:value-type="float">
            <text:p>0.3211905</text:p>
          </table:table-cell>
          <table:table-cell office:value-type="float" office:value="0.383575" calcext:value-type="float">
            <text:p>0.383575</text:p>
          </table:table-cell>
          <table:table-cell office:value-type="float" office:value="0.3614127" calcext:value-type="float">
            <text:p>0.3614127</text:p>
          </table:table-cell>
          <table:table-cell office:value-type="float" office:value="0.3669508" calcext:value-type="float">
            <text:p>0.3669508</text:p>
          </table:table-cell>
          <table:table-cell office:value-type="float" office:value="0.3835821" calcext:value-type="float">
            <text:p>0.3835821</text:p>
          </table:table-cell>
          <table:table-cell office:value-type="float" office:value="0.3957461" calcext:value-type="float">
            <text:p>0.395746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664492E-016" calcext:value-type="float">
            <text:p>9.664492E-16</text:p>
          </table:table-cell>
          <table:table-cell office:value-type="float" office:value="9.933651E-016" calcext:value-type="float">
            <text:p>9.933651E-16</text:p>
          </table:table-cell>
          <table:table-cell office:value-type="float" office:value="2.459837E-016" calcext:value-type="float">
            <text:p>2.459837E-16</text:p>
          </table:table-cell>
          <table:table-cell office:value-type="float" office:value="2.446307E-017" calcext:value-type="float">
            <text:p>2.446307E-17</text:p>
          </table:table-cell>
          <table:table-cell office:value-type="float" office:value="2.431562E-017" calcext:value-type="float">
            <text:p>2.431562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.022118" calcext:value-type="float">
            <text:p>-1.022118</text:p>
          </table:table-cell>
          <table:table-cell office:value-type="float" office:value="-0.009566613" calcext:value-type="float">
            <text:p>-0.009566613</text:p>
          </table:table-cell>
          <table:table-cell office:value-type="float" office:value="-0.008900182" calcext:value-type="float">
            <text:p>-0.008900182</text:p>
          </table:table-cell>
          <table:table-cell office:value-type="float" office:value="-0.008311681" calcext:value-type="float">
            <text:p>-0.008311681</text:p>
          </table:table-cell>
          <table:table-cell office:value-type="float" office:value="-0.007919339" calcext:value-type="float">
            <text:p>-0.007919339</text:p>
          </table:table-cell>
          <table:table-cell office:value-type="float" office:value="-0.007390352" calcext:value-type="float">
            <text:p>-0.007390352</text:p>
          </table:table-cell>
          <table:table-cell office:value-type="float" office:value="-0.007080412" calcext:value-type="float">
            <text:p>-0.007080412</text:p>
          </table:table-cell>
          <table:table-cell office:value-type="float" office:value="-0.006984348" calcext:value-type="float">
            <text:p>-0.006984348</text:p>
          </table:table-cell>
          <table:table-cell office:value-type="float" office:value="-0.01600175" calcext:value-type="float">
            <text:p>-0.01600175</text:p>
          </table:table-cell>
          <table:table-cell office:value-type="float" office:value="-0.01619908" calcext:value-type="float">
            <text:p>-0.01619908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3.160317" calcext:value-type="float">
            <text:p>-3.160317</text:p>
          </table:table-cell>
          <table:table-cell office:value-type="float" office:value="0.03825684" calcext:value-type="float">
            <text:p>0.03825684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49062" calcext:value-type="float">
            <text:p>-2.349062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22001" calcext:value-type="float">
            <text:p>1122001</text:p>
          </table:table-cell>
          <table:table-cell office:value-type="float" office:value="958.5581" calcext:value-type="float">
            <text:p>958.5581</text:p>
          </table:table-cell>
          <table:table-cell office:value-type="float" office:value="714.3877" calcext:value-type="float">
            <text:p>714.3877</text:p>
          </table:table-cell>
          <table:table-cell office:value-type="float" office:value="39.0905" calcext:value-type="float">
            <text:p>39.0905</text:p>
          </table:table-cell>
          <table:table-cell office:value-type="float" office:value="1102.301" calcext:value-type="float">
            <text:p>1102.301</text:p>
          </table:table-cell>
          <table:table-cell office:value-type="float" office:value="82.87621" calcext:value-type="float">
            <text:p>82.87621</text:p>
          </table:table-cell>
          <table:table-cell office:value-type="float" office:value="0" calcext:value-type="float">
            <text:p>0</text:p>
          </table:table-cell>
          <table:table-cell office:value-type="float" office:value="0.3073457" calcext:value-type="float">
            <text:p>0.3073457</text:p>
          </table:table-cell>
          <table:table-cell office:value-type="float" office:value="0.3543749" calcext:value-type="float">
            <text:p>0.3543749</text:p>
          </table:table-cell>
          <table:table-cell office:value-type="float" office:value="0.3693748" calcext:value-type="float">
            <text:p>0.3693748</text:p>
          </table:table-cell>
          <table:table-cell office:value-type="float" office:value="0.3755734" calcext:value-type="float">
            <text:p>0.3755734</text:p>
          </table:table-cell>
          <table:table-cell office:value-type="float" office:value="0.3788118" calcext:value-type="float">
            <text:p>0.3788118</text:p>
          </table:table-cell>
          <table:table-cell office:value-type="float" office:value="0.3245031" calcext:value-type="float">
            <text:p>0.3245031</text:p>
          </table:table-cell>
          <table:table-cell office:value-type="float" office:value="0.3191503" calcext:value-type="float">
            <text:p>0.3191503</text:p>
          </table:table-cell>
          <table:table-cell office:value-type="float" office:value="0.3829928" calcext:value-type="float">
            <text:p>0.3829928</text:p>
          </table:table-cell>
          <table:table-cell office:value-type="float" office:value="0.3633051" calcext:value-type="float">
            <text:p>0.3633051</text:p>
          </table:table-cell>
          <table:table-cell office:value-type="float" office:value="0.3674153" calcext:value-type="float">
            <text:p>0.3674153</text:p>
          </table:table-cell>
          <table:table-cell office:value-type="float" office:value="0.3836644" calcext:value-type="float">
            <text:p>0.3836644</text:p>
          </table:table-cell>
          <table:table-cell office:value-type="float" office:value="0.3957137" calcext:value-type="float">
            <text:p>0.395713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621599E-016" calcext:value-type="float">
            <text:p>9.621599E-16</text:p>
          </table:table-cell>
          <table:table-cell office:value-type="float" office:value="9.337137E-016" calcext:value-type="float">
            <text:p>9.337137E-16</text:p>
          </table:table-cell>
          <table:table-cell office:value-type="float" office:value="2.459811E-016" calcext:value-type="float">
            <text:p>2.459811E-16</text:p>
          </table:table-cell>
          <table:table-cell office:value-type="float" office:value="2.446322E-017" calcext:value-type="float">
            <text:p>2.446322E-17</text:p>
          </table:table-cell>
          <table:table-cell office:value-type="float" office:value="2.431513E-017" calcext:value-type="float">
            <text:p>2.431513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204883" calcext:value-type="float">
            <text:p>-0.03204883</text:p>
          </table:table-cell>
          <table:table-cell office:value-type="float" office:value="-0.01237957" calcext:value-type="float">
            <text:p>-0.01237957</text:p>
          </table:table-cell>
          <table:table-cell office:value-type="float" office:value="-0.009820817" calcext:value-type="float">
            <text:p>-0.009820817</text:p>
          </table:table-cell>
          <table:table-cell office:value-type="float" office:value="-0.008918595" calcext:value-type="float">
            <text:p>-0.008918595</text:p>
          </table:table-cell>
          <table:table-cell office:value-type="float" office:value="-0.008466049" calcext:value-type="float">
            <text:p>-0.008466049</text:p>
          </table:table-cell>
          <table:table-cell office:value-type="float" office:value="-0.007857133" calcext:value-type="float">
            <text:p>-0.007857133</text:p>
          </table:table-cell>
          <table:table-cell office:value-type="float" office:value="-0.007468851" calcext:value-type="float">
            <text:p>-0.007468851</text:p>
          </table:table-cell>
          <table:table-cell office:value-type="float" office:value="-0.007218277" calcext:value-type="float">
            <text:p>-0.007218277</text:p>
          </table:table-cell>
          <table:table-cell office:value-type="float" office:value="-0.01466746" calcext:value-type="float">
            <text:p>-0.01466746</text:p>
          </table:table-cell>
          <table:table-cell office:value-type="float" office:value="-0.01585256" calcext:value-type="float">
            <text:p>-0.01585256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0.04436819" calcext:value-type="float">
            <text:p>-0.04436819</text:p>
          </table:table-cell>
          <table:table-cell office:value-type="float" office:value="0.03820163" calcext:value-type="float">
            <text:p>0.03820163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50115" calcext:value-type="float">
            <text:p>-2.35011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122001" calcext:value-type="float">
            <text:p>2122001</text:p>
          </table:table-cell>
          <table:table-cell office:value-type="float" office:value="958.5581" calcext:value-type="float">
            <text:p>958.5581</text:p>
          </table:table-cell>
          <table:table-cell office:value-type="float" office:value="715.2236" calcext:value-type="float">
            <text:p>715.2236</text:p>
          </table:table-cell>
          <table:table-cell office:value-type="float" office:value="39.0905" calcext:value-type="float">
            <text:p>39.0905</text:p>
          </table:table-cell>
          <table:table-cell office:value-type="float" office:value="1101.205" calcext:value-type="float">
            <text:p>1101.205</text:p>
          </table:table-cell>
          <table:table-cell office:value-type="float" office:value="83.13607" calcext:value-type="float">
            <text:p>83.13607</text:p>
          </table:table-cell>
          <table:table-cell office:value-type="float" office:value="0" calcext:value-type="float">
            <text:p>0</text:p>
          </table:table-cell>
          <table:table-cell office:value-type="float" office:value="0.3328415" calcext:value-type="float">
            <text:p>0.3328415</text:p>
          </table:table-cell>
          <table:table-cell office:value-type="float" office:value="0.3412106" calcext:value-type="float">
            <text:p>0.3412106</text:p>
          </table:table-cell>
          <table:table-cell office:value-type="float" office:value="0.3522606" calcext:value-type="float">
            <text:p>0.3522606</text:p>
          </table:table-cell>
          <table:table-cell office:value-type="float" office:value="0.3621996" calcext:value-type="float">
            <text:p>0.3621996</text:p>
          </table:table-cell>
          <table:table-cell office:value-type="float" office:value="0.3683436" calcext:value-type="float">
            <text:p>0.3683436</text:p>
          </table:table-cell>
          <table:table-cell office:value-type="float" office:value="0.3216067" calcext:value-type="float">
            <text:p>0.3216067</text:p>
          </table:table-cell>
          <table:table-cell office:value-type="float" office:value="0.3195994" calcext:value-type="float">
            <text:p>0.3195994</text:p>
          </table:table-cell>
          <table:table-cell office:value-type="float" office:value="0.3837393" calcext:value-type="float">
            <text:p>0.3837393</text:p>
          </table:table-cell>
          <table:table-cell office:value-type="float" office:value="0.3648873" calcext:value-type="float">
            <text:p>0.3648873</text:p>
          </table:table-cell>
          <table:table-cell office:value-type="float" office:value="0.3679143" calcext:value-type="float">
            <text:p>0.3679143</text:p>
          </table:table-cell>
          <table:table-cell office:value-type="float" office:value="0.3837756" calcext:value-type="float">
            <text:p>0.3837756</text:p>
          </table:table-cell>
          <table:table-cell office:value-type="float" office:value="0.395689" calcext:value-type="float">
            <text:p>0.39568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622394E-016" calcext:value-type="float">
            <text:p>9.622394E-16</text:p>
          </table:table-cell>
          <table:table-cell office:value-type="float" office:value="9.337018E-016" calcext:value-type="float">
            <text:p>9.337018E-16</text:p>
          </table:table-cell>
          <table:table-cell office:value-type="float" office:value="2.459779E-016" calcext:value-type="float">
            <text:p>2.459779E-16</text:p>
          </table:table-cell>
          <table:table-cell office:value-type="float" office:value="2.44633E-017" calcext:value-type="float">
            <text:p>2.44633E-17</text:p>
          </table:table-cell>
          <table:table-cell office:value-type="float" office:value="2.431468E-017" calcext:value-type="float">
            <text:p>2.431468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1856316" calcext:value-type="float">
            <text:p>-0.01856316</text:p>
          </table:table-cell>
          <table:table-cell office:value-type="float" office:value="-0.01607164" calcext:value-type="float">
            <text:p>-0.01607164</text:p>
          </table:table-cell>
          <table:table-cell office:value-type="float" office:value="-0.01324128" calcext:value-type="float">
            <text:p>-0.01324128</text:p>
          </table:table-cell>
          <table:table-cell office:value-type="float" office:value="-0.01115359" calcext:value-type="float">
            <text:p>-0.01115359</text:p>
          </table:table-cell>
          <table:table-cell office:value-type="float" office:value="-0.01005292" calcext:value-type="float">
            <text:p>-0.01005292</text:p>
          </table:table-cell>
          <table:table-cell office:value-type="float" office:value="-0.008393527" calcext:value-type="float">
            <text:p>-0.008393527</text:p>
          </table:table-cell>
          <table:table-cell office:value-type="float" office:value="-0.007369709" calcext:value-type="float">
            <text:p>-0.007369709</text:p>
          </table:table-cell>
          <table:table-cell office:value-type="float" office:value="-0.006920039" calcext:value-type="float">
            <text:p>-0.006920039</text:p>
          </table:table-cell>
          <table:table-cell office:value-type="float" office:value="-0.01364337" calcext:value-type="float">
            <text:p>-0.01364337</text:p>
          </table:table-cell>
          <table:table-cell office:value-type="float" office:value="-0.01548882" calcext:value-type="float">
            <text:p>-0.01548882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0.01963124" calcext:value-type="float">
            <text:p>-0.01963124</text:p>
          </table:table-cell>
          <table:table-cell office:value-type="float" office:value="0.03819418" calcext:value-type="float">
            <text:p>0.03819418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5113" calcext:value-type="float">
            <text:p>-2.35113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122001" calcext:value-type="float">
            <text:p>3122001</text:p>
          </table:table-cell>
          <table:table-cell office:value-type="float" office:value="958.658" calcext:value-type="float">
            <text:p>958.658</text:p>
          </table:table-cell>
          <table:table-cell office:value-type="float" office:value="715.3149" calcext:value-type="float">
            <text:p>715.3149</text:p>
          </table:table-cell>
          <table:table-cell office:value-type="float" office:value="39.0905" calcext:value-type="float">
            <text:p>39.0905</text:p>
          </table:table-cell>
          <table:table-cell office:value-type="float" office:value="1101" calcext:value-type="float">
            <text:p>1101</text:p>
          </table:table-cell>
          <table:table-cell office:value-type="float" office:value="83.35126" calcext:value-type="float">
            <text:p>83.35126</text:p>
          </table:table-cell>
          <table:table-cell office:value-type="float" office:value="0" calcext:value-type="float">
            <text:p>0</text:p>
          </table:table-cell>
          <table:table-cell office:value-type="float" office:value="0.3443905" calcext:value-type="float">
            <text:p>0.3443905</text:p>
          </table:table-cell>
          <table:table-cell office:value-type="float" office:value="0.3469583" calcext:value-type="float">
            <text:p>0.3469583</text:p>
          </table:table-cell>
          <table:table-cell office:value-type="float" office:value="0.3513845" calcext:value-type="float">
            <text:p>0.3513845</text:p>
          </table:table-cell>
          <table:table-cell office:value-type="float" office:value="0.3579412" calcext:value-type="float">
            <text:p>0.3579412</text:p>
          </table:table-cell>
          <table:table-cell office:value-type="float" office:value="0.3631594" calcext:value-type="float">
            <text:p>0.3631594</text:p>
          </table:table-cell>
          <table:table-cell office:value-type="float" office:value="0.3172826" calcext:value-type="float">
            <text:p>0.3172826</text:p>
          </table:table-cell>
          <table:table-cell office:value-type="float" office:value="0.3160015" calcext:value-type="float">
            <text:p>0.3160015</text:p>
          </table:table-cell>
          <table:table-cell office:value-type="float" office:value="0.3827009" calcext:value-type="float">
            <text:p>0.3827009</text:p>
          </table:table-cell>
          <table:table-cell office:value-type="float" office:value="0.3666789" calcext:value-type="float">
            <text:p>0.3666789</text:p>
          </table:table-cell>
          <table:table-cell office:value-type="float" office:value="0.3684964" calcext:value-type="float">
            <text:p>0.3684964</text:p>
          </table:table-cell>
          <table:table-cell office:value-type="float" office:value="0.383915" calcext:value-type="float">
            <text:p>0.383915</text:p>
          </table:table-cell>
          <table:table-cell office:value-type="float" office:value="0.3956733" calcext:value-type="float">
            <text:p>0.395673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623234E-016" calcext:value-type="float">
            <text:p>9.623234E-16</text:p>
          </table:table-cell>
          <table:table-cell office:value-type="float" office:value="9.336885E-016" calcext:value-type="float">
            <text:p>9.336885E-16</text:p>
          </table:table-cell>
          <table:table-cell office:value-type="float" office:value="2.459748E-016" calcext:value-type="float">
            <text:p>2.459748E-16</text:p>
          </table:table-cell>
          <table:table-cell office:value-type="float" office:value="2.446335E-017" calcext:value-type="float">
            <text:p>2.446335E-17</text:p>
          </table:table-cell>
          <table:table-cell office:value-type="float" office:value="2.431428E-017" calcext:value-type="float">
            <text:p>2.431428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1499793" calcext:value-type="float">
            <text:p>-0.01499793</text:p>
          </table:table-cell>
          <table:table-cell office:value-type="float" office:value="-0.01453293" calcext:value-type="float">
            <text:p>-0.01453293</text:p>
          </table:table-cell>
          <table:table-cell office:value-type="float" office:value="-0.01346123" calcext:value-type="float">
            <text:p>-0.01346123</text:p>
          </table:table-cell>
          <table:table-cell office:value-type="float" office:value="-0.01200563" calcext:value-type="float">
            <text:p>-0.01200563</text:p>
          </table:table-cell>
          <table:table-cell office:value-type="float" office:value="-0.01097696" calcext:value-type="float">
            <text:p>-0.01097696</text:p>
          </table:table-cell>
          <table:table-cell office:value-type="float" office:value="-0.009294958" calcext:value-type="float">
            <text:p>-0.009294958</text:p>
          </table:table-cell>
          <table:table-cell office:value-type="float" office:value="-0.008105895" calcext:value-type="float">
            <text:p>-0.008105895</text:p>
          </table:table-cell>
          <table:table-cell office:value-type="float" office:value="-0.007333053" calcext:value-type="float">
            <text:p>-0.007333053</text:p>
          </table:table-cell>
          <table:table-cell office:value-type="float" office:value="-0.01257667" calcext:value-type="float">
            <text:p>-0.01257667</text:p>
          </table:table-cell>
          <table:table-cell office:value-type="float" office:value="-0.01507614" calcext:value-type="float">
            <text:p>-0.01507614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0.01544706" calcext:value-type="float">
            <text:p>-0.01544706</text:p>
          </table:table-cell>
          <table:table-cell office:value-type="float" office:value="0.03818994" calcext:value-type="float">
            <text:p>0.03818994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52104" calcext:value-type="float">
            <text:p>-2.352104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122001" calcext:value-type="float">
            <text:p>4122001</text:p>
          </table:table-cell>
          <table:table-cell office:value-type="float" office:value="958.658" calcext:value-type="float">
            <text:p>958.658</text:p>
          </table:table-cell>
          <table:table-cell office:value-type="float" office:value="715.4518" calcext:value-type="float">
            <text:p>715.4518</text:p>
          </table:table-cell>
          <table:table-cell office:value-type="float" office:value="39.0905" calcext:value-type="float">
            <text:p>39.0905</text:p>
          </table:table-cell>
          <table:table-cell office:value-type="float" office:value="1100.863" calcext:value-type="float">
            <text:p>1100.863</text:p>
          </table:table-cell>
          <table:table-cell office:value-type="float" office:value="83.35126" calcext:value-type="float">
            <text:p>83.35126</text:p>
          </table:table-cell>
          <table:table-cell office:value-type="float" office:value="0" calcext:value-type="float">
            <text:p>0</text:p>
          </table:table-cell>
          <table:table-cell office:value-type="float" office:value="0.351077" calcext:value-type="float">
            <text:p>0.351077</text:p>
          </table:table-cell>
          <table:table-cell office:value-type="float" office:value="0.3514509" calcext:value-type="float">
            <text:p>0.3514509</text:p>
          </table:table-cell>
          <table:table-cell office:value-type="float" office:value="0.3542421" calcext:value-type="float">
            <text:p>0.3542421</text:p>
          </table:table-cell>
          <table:table-cell office:value-type="float" office:value="0.3585231" calcext:value-type="float">
            <text:p>0.3585231</text:p>
          </table:table-cell>
          <table:table-cell office:value-type="float" office:value="0.361769" calcext:value-type="float">
            <text:p>0.361769</text:p>
          </table:table-cell>
          <table:table-cell office:value-type="float" office:value="0.313705" calcext:value-type="float">
            <text:p>0.313705</text:p>
          </table:table-cell>
          <table:table-cell office:value-type="float" office:value="0.3114279" calcext:value-type="float">
            <text:p>0.3114279</text:p>
          </table:table-cell>
          <table:table-cell office:value-type="float" office:value="0.3807843" calcext:value-type="float">
            <text:p>0.3807843</text:p>
          </table:table-cell>
          <table:table-cell office:value-type="float" office:value="0.3678687" calcext:value-type="float">
            <text:p>0.3678687</text:p>
          </table:table-cell>
          <table:table-cell office:value-type="float" office:value="0.369179" calcext:value-type="float">
            <text:p>0.369179</text:p>
          </table:table-cell>
          <table:table-cell office:value-type="float" office:value="0.3840862" calcext:value-type="float">
            <text:p>0.3840862</text:p>
          </table:table-cell>
          <table:table-cell office:value-type="float" office:value="0.3956674" calcext:value-type="float">
            <text:p>0.395667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624216E-016" calcext:value-type="float">
            <text:p>9.624216E-16</text:p>
          </table:table-cell>
          <table:table-cell office:value-type="float" office:value="9.336717E-016" calcext:value-type="float">
            <text:p>9.336717E-16</text:p>
          </table:table-cell>
          <table:table-cell office:value-type="float" office:value="2.459713E-016" calcext:value-type="float">
            <text:p>2.459713E-16</text:p>
          </table:table-cell>
          <table:table-cell office:value-type="float" office:value="2.44634E-017" calcext:value-type="float">
            <text:p>2.44634E-17</text:p>
          </table:table-cell>
          <table:table-cell office:value-type="float" office:value="2.431382E-017" calcext:value-type="float">
            <text:p>2.431382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1352814" calcext:value-type="float">
            <text:p>-0.01352814</text:p>
          </table:table-cell>
          <table:table-cell office:value-type="float" office:value="-0.01344614" calcext:value-type="float">
            <text:p>-0.01344614</text:p>
          </table:table-cell>
          <table:table-cell office:value-type="float" office:value="-0.01280147" calcext:value-type="float">
            <text:p>-0.01280147</text:p>
          </table:table-cell>
          <table:table-cell office:value-type="float" office:value="-0.01188427" calcext:value-type="float">
            <text:p>-0.01188427</text:p>
          </table:table-cell>
          <table:table-cell office:value-type="float" office:value="-0.01123999" calcext:value-type="float">
            <text:p>-0.01123999</text:p>
          </table:table-cell>
          <table:table-cell office:value-type="float" office:value="-0.01012702" calcext:value-type="float">
            <text:p>-0.01012702</text:p>
          </table:table-cell>
          <table:table-cell office:value-type="float" office:value="-0.009169394" calcext:value-type="float">
            <text:p>-0.009169394</text:p>
          </table:table-cell>
          <table:table-cell office:value-type="float" office:value="-0.008174513" calcext:value-type="float">
            <text:p>-0.008174513</text:p>
          </table:table-cell>
          <table:table-cell office:value-type="float" office:value="-0.01191263" calcext:value-type="float">
            <text:p>-0.01191263</text:p>
          </table:table-cell>
          <table:table-cell office:value-type="float" office:value="-0.01460701" calcext:value-type="float">
            <text:p>-0.01460701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0.01371404" calcext:value-type="float">
            <text:p>-0.01371404</text:p>
          </table:table-cell>
          <table:table-cell office:value-type="float" office:value="0.03817695" calcext:value-type="float">
            <text:p>0.03817695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53027" calcext:value-type="float">
            <text:p>-2.353027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122001" calcext:value-type="float">
            <text:p>5122001</text:p>
          </table:table-cell>
          <table:table-cell office:value-type="float" office:value="959.8582" calcext:value-type="float">
            <text:p>959.8582</text:p>
          </table:table-cell>
          <table:table-cell office:value-type="float" office:value="716.2559" calcext:value-type="float">
            <text:p>716.2559</text:p>
          </table:table-cell>
          <table:table-cell office:value-type="float" office:value="39.0905" calcext:value-type="float">
            <text:p>39.0905</text:p>
          </table:table-cell>
          <table:table-cell office:value-type="float" office:value="1101.258" calcext:value-type="float">
            <text:p>1101.258</text:p>
          </table:table-cell>
          <table:table-cell office:value-type="float" office:value="83.35173" calcext:value-type="float">
            <text:p>83.35173</text:p>
          </table:table-cell>
          <table:table-cell office:value-type="float" office:value="0" calcext:value-type="float">
            <text:p>0</text:p>
          </table:table-cell>
          <table:table-cell office:value-type="float" office:value="0.3417293" calcext:value-type="float">
            <text:p>0.3417293</text:p>
          </table:table-cell>
          <table:table-cell office:value-type="float" office:value="0.3506911" calcext:value-type="float">
            <text:p>0.3506911</text:p>
          </table:table-cell>
          <table:table-cell office:value-type="float" office:value="0.3570439" calcext:value-type="float">
            <text:p>0.3570439</text:p>
          </table:table-cell>
          <table:table-cell office:value-type="float" office:value="0.3607025" calcext:value-type="float">
            <text:p>0.3607025</text:p>
          </table:table-cell>
          <table:table-cell office:value-type="float" office:value="0.3629638" calcext:value-type="float">
            <text:p>0.3629638</text:p>
          </table:table-cell>
          <table:table-cell office:value-type="float" office:value="0.3126219" calcext:value-type="float">
            <text:p>0.3126219</text:p>
          </table:table-cell>
          <table:table-cell office:value-type="float" office:value="0.3091677" calcext:value-type="float">
            <text:p>0.3091677</text:p>
          </table:table-cell>
          <table:table-cell office:value-type="float" office:value="0.3793144" calcext:value-type="float">
            <text:p>0.3793144</text:p>
          </table:table-cell>
          <table:table-cell office:value-type="float" office:value="0.3685421" calcext:value-type="float">
            <text:p>0.3685421</text:p>
          </table:table-cell>
          <table:table-cell office:value-type="float" office:value="0.3698644" calcext:value-type="float">
            <text:p>0.3698644</text:p>
          </table:table-cell>
          <table:table-cell office:value-type="float" office:value="0.3843002" calcext:value-type="float">
            <text:p>0.3843002</text:p>
          </table:table-cell>
          <table:table-cell office:value-type="float" office:value="0.3956729" calcext:value-type="float">
            <text:p>0.3956729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9.625542E-016" calcext:value-type="float">
            <text:p>9.625542E-16</text:p>
          </table:table-cell>
          <table:table-cell office:value-type="float" office:value="9.336474E-016" calcext:value-type="float">
            <text:p>9.336474E-16</text:p>
          </table:table-cell>
          <table:table-cell office:value-type="float" office:value="2.459666E-016" calcext:value-type="float">
            <text:p>2.459666E-16</text:p>
          </table:table-cell>
          <table:table-cell office:value-type="float" office:value="2.446327E-017" calcext:value-type="float">
            <text:p>2.446327E-17</text:p>
          </table:table-cell>
          <table:table-cell office:value-type="float" office:value="2.431338E-017" calcext:value-type="float">
            <text:p>2.431338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1576751" calcext:value-type="float">
            <text:p>-0.01576751</text:p>
          </table:table-cell>
          <table:table-cell office:value-type="float" office:value="-0.01349726" calcext:value-type="float">
            <text:p>-0.01349726</text:p>
          </table:table-cell>
          <table:table-cell office:value-type="float" office:value="-0.01216329" calcext:value-type="float">
            <text:p>-0.01216329</text:p>
          </table:table-cell>
          <table:table-cell office:value-type="float" office:value="-0.01144355" calcext:value-type="float">
            <text:p>-0.01144355</text:p>
          </table:table-cell>
          <table:table-cell office:value-type="float" office:value="-0.01101381" calcext:value-type="float">
            <text:p>-0.01101381</text:p>
          </table:table-cell>
          <table:table-cell office:value-type="float" office:value="-0.01039666" calcext:value-type="float">
            <text:p>-0.01039666</text:p>
          </table:table-cell>
          <table:table-cell office:value-type="float" office:value="-0.009749726" calcext:value-type="float">
            <text:p>-0.009749726</text:p>
          </table:table-cell>
          <table:table-cell office:value-type="float" office:value="-0.008890232" calcext:value-type="float">
            <text:p>-0.008890232</text:p>
          </table:table-cell>
          <table:table-cell office:value-type="float" office:value="-0.01155429" calcext:value-type="float">
            <text:p>-0.01155429</text:p>
          </table:table-cell>
          <table:table-cell office:value-type="float" office:value="-0.01415023" calcext:value-type="float">
            <text:p>-0.01415023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0.01678265" calcext:value-type="float">
            <text:p>-0.01678265</text:p>
          </table:table-cell>
          <table:table-cell office:value-type="float" office:value="0.03815769" calcext:value-type="float">
            <text:p>0.03815769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53886" calcext:value-type="float">
            <text:p>-2.35388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122001" calcext:value-type="float">
            <text:p>6122001</text:p>
          </table:table-cell>
          <table:table-cell office:value-type="float" office:value="959.8582" calcext:value-type="float">
            <text:p>959.8582</text:p>
          </table:table-cell>
          <table:table-cell office:value-type="float" office:value="717.2339" calcext:value-type="float">
            <text:p>717.2339</text:p>
          </table:table-cell>
          <table:table-cell office:value-type="float" office:value="39.0905" calcext:value-type="float">
            <text:p>39.0905</text:p>
          </table:table-cell>
          <table:table-cell office:value-type="float" office:value="1099.937" calcext:value-type="float">
            <text:p>1099.937</text:p>
          </table:table-cell>
          <table:table-cell office:value-type="float" office:value="83.69469" calcext:value-type="float">
            <text:p>83.69469</text:p>
          </table:table-cell>
          <table:table-cell office:value-type="float" office:value="0" calcext:value-type="float">
            <text:p>0</text:p>
          </table:table-cell>
          <table:table-cell office:value-type="float" office:value="0.3211241" calcext:value-type="float">
            <text:p>0.3211241</text:p>
          </table:table-cell>
          <table:table-cell office:value-type="float" office:value="0.3318566" calcext:value-type="float">
            <text:p>0.3318566</text:p>
          </table:table-cell>
          <table:table-cell office:value-type="float" office:value="0.3434929" calcext:value-type="float">
            <text:p>0.3434929</text:p>
          </table:table-cell>
          <table:table-cell office:value-type="float" office:value="0.3529216" calcext:value-type="float">
            <text:p>0.3529216</text:p>
          </table:table-cell>
          <table:table-cell office:value-type="float" office:value="0.3590469" calcext:value-type="float">
            <text:p>0.3590469</text:p>
          </table:table-cell>
          <table:table-cell office:value-type="float" office:value="0.3141015" calcext:value-type="float">
            <text:p>0.3141015</text:p>
          </table:table-cell>
          <table:table-cell office:value-type="float" office:value="0.3130394" calcext:value-type="float">
            <text:p>0.3130394</text:p>
          </table:table-cell>
          <table:table-cell office:value-type="float" office:value="0.3801523" calcext:value-type="float">
            <text:p>0.3801523</text:p>
          </table:table-cell>
          <table:table-cell office:value-type="float" office:value="0.3691265" calcext:value-type="float">
            <text:p>0.3691265</text:p>
          </table:table-cell>
          <table:table-cell office:value-type="float" office:value="0.3704936" calcext:value-type="float">
            <text:p>0.3704936</text:p>
          </table:table-cell>
          <table:table-cell office:value-type="float" office:value="0.3845441" calcext:value-type="float">
            <text:p>0.3845441</text:p>
          </table:table-cell>
          <table:table-cell office:value-type="float" office:value="0.3956913" calcext:value-type="float">
            <text:p>0.395691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626661E-016" calcext:value-type="float">
            <text:p>9.626661E-16</text:p>
          </table:table-cell>
          <table:table-cell office:value-type="float" office:value="9.336281E-016" calcext:value-type="float">
            <text:p>9.336281E-16</text:p>
          </table:table-cell>
          <table:table-cell office:value-type="float" office:value="2.459625E-016" calcext:value-type="float">
            <text:p>2.459625E-16</text:p>
          </table:table-cell>
          <table:table-cell office:value-type="float" office:value="2.446312E-017" calcext:value-type="float">
            <text:p>2.446312E-17</text:p>
          </table:table-cell>
          <table:table-cell office:value-type="float" office:value="2.431299E-017" calcext:value-type="float">
            <text:p>2.431299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2311338" calcext:value-type="float">
            <text:p>-0.02311338</text:p>
          </table:table-cell>
          <table:table-cell office:value-type="float" office:value="-0.01903796" calcext:value-type="float">
            <text:p>-0.01903796</text:p>
          </table:table-cell>
          <table:table-cell office:value-type="float" office:value="-0.01544134" calcext:value-type="float">
            <text:p>-0.01544134</text:p>
          </table:table-cell>
          <table:table-cell office:value-type="float" office:value="-0.0130793" calcext:value-type="float">
            <text:p>-0.0130793</text:p>
          </table:table-cell>
          <table:table-cell office:value-type="float" office:value="-0.01176576" calcext:value-type="float">
            <text:p>-0.01176576</text:p>
          </table:table-cell>
          <table:table-cell office:value-type="float" office:value="-0.01002438" calcext:value-type="float">
            <text:p>-0.01002438</text:p>
          </table:table-cell>
          <table:table-cell office:value-type="float" office:value="-0.008767815" calcext:value-type="float">
            <text:p>-0.008767815</text:p>
          </table:table-cell>
          <table:table-cell office:value-type="float" office:value="-0.008479665" calcext:value-type="float">
            <text:p>-0.008479665</text:p>
          </table:table-cell>
          <table:table-cell office:value-type="float" office:value="-0.01125402" calcext:value-type="float">
            <text:p>-0.01125402</text:p>
          </table:table-cell>
          <table:table-cell office:value-type="float" office:value="-0.01374431" calcext:value-type="float">
            <text:p>-0.01374431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0.02505822" calcext:value-type="float">
            <text:p>-0.02505822</text:p>
          </table:table-cell>
          <table:table-cell office:value-type="float" office:value="0.03814761" calcext:value-type="float">
            <text:p>0.03814761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54675" calcext:value-type="float">
            <text:p>-2.35467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122001" calcext:value-type="float">
            <text:p>7122001</text:p>
          </table:table-cell>
          <table:table-cell office:value-type="float" office:value="959.8582" calcext:value-type="float">
            <text:p>959.8582</text:p>
          </table:table-cell>
          <table:table-cell office:value-type="float" office:value="717.4183" calcext:value-type="float">
            <text:p>717.4183</text:p>
          </table:table-cell>
          <table:table-cell office:value-type="float" office:value="39.0905" calcext:value-type="float">
            <text:p>39.0905</text:p>
          </table:table-cell>
          <table:table-cell office:value-type="float" office:value="1099.473" calcext:value-type="float">
            <text:p>1099.473</text:p>
          </table:table-cell>
          <table:table-cell office:value-type="float" office:value="83.9743" calcext:value-type="float">
            <text:p>83.9743</text:p>
          </table:table-cell>
          <table:table-cell office:value-type="float" office:value="0" calcext:value-type="float">
            <text:p>0</text:p>
          </table:table-cell>
          <table:table-cell office:value-type="float" office:value="0.3177461" calcext:value-type="float">
            <text:p>0.3177461</text:p>
          </table:table-cell>
          <table:table-cell office:value-type="float" office:value="0.3298945" calcext:value-type="float">
            <text:p>0.3298945</text:p>
          </table:table-cell>
          <table:table-cell office:value-type="float" office:value="0.3403683" calcext:value-type="float">
            <text:p>0.3403683</text:p>
          </table:table-cell>
          <table:table-cell office:value-type="float" office:value="0.3484795" calcext:value-type="float">
            <text:p>0.3484795</text:p>
          </table:table-cell>
          <table:table-cell office:value-type="float" office:value="0.3539429" calcext:value-type="float">
            <text:p>0.3539429</text:p>
          </table:table-cell>
          <table:table-cell office:value-type="float" office:value="0.3109694" calcext:value-type="float">
            <text:p>0.3109694</text:p>
          </table:table-cell>
          <table:table-cell office:value-type="float" office:value="0.3107032" calcext:value-type="float">
            <text:p>0.3107032</text:p>
          </table:table-cell>
          <table:table-cell office:value-type="float" office:value="0.3797384" calcext:value-type="float">
            <text:p>0.3797384</text:p>
          </table:table-cell>
          <table:table-cell office:value-type="float" office:value="0.369796" calcext:value-type="float">
            <text:p>0.369796</text:p>
          </table:table-cell>
          <table:table-cell office:value-type="float" office:value="0.3711207" calcext:value-type="float">
            <text:p>0.3711207</text:p>
          </table:table-cell>
          <table:table-cell office:value-type="float" office:value="0.3848071" calcext:value-type="float">
            <text:p>0.3848071</text:p>
          </table:table-cell>
          <table:table-cell office:value-type="float" office:value="0.395722" calcext:value-type="float">
            <text:p>0.39572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627619E-016" calcext:value-type="float">
            <text:p>9.627619E-16</text:p>
          </table:table-cell>
          <table:table-cell office:value-type="float" office:value="9.336122E-016" calcext:value-type="float">
            <text:p>9.336122E-16</text:p>
          </table:table-cell>
          <table:table-cell office:value-type="float" office:value="2.459592E-016" calcext:value-type="float">
            <text:p>2.459592E-16</text:p>
          </table:table-cell>
          <table:table-cell office:value-type="float" office:value="2.446302E-017" calcext:value-type="float">
            <text:p>2.446302E-17</text:p>
          </table:table-cell>
          <table:table-cell office:value-type="float" office:value="2.431259E-017" calcext:value-type="float">
            <text:p>2.431259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2473496" calcext:value-type="float">
            <text:p>-0.02473496</text:p>
          </table:table-cell>
          <table:table-cell office:value-type="float" office:value="-0.01972167" calcext:value-type="float">
            <text:p>-0.01972167</text:p>
          </table:table-cell>
          <table:table-cell office:value-type="float" office:value="-0.01634175" calcext:value-type="float">
            <text:p>-0.01634175</text:p>
          </table:table-cell>
          <table:table-cell office:value-type="float" office:value="-0.01414505" calcext:value-type="float">
            <text:p>-0.01414505</text:p>
          </table:table-cell>
          <table:table-cell office:value-type="float" office:value="-0.01285263" calcext:value-type="float">
            <text:p>-0.01285263</text:p>
          </table:table-cell>
          <table:table-cell office:value-type="float" office:value="-0.01080724" calcext:value-type="float">
            <text:p>-0.01080724</text:p>
          </table:table-cell>
          <table:table-cell office:value-type="float" office:value="-0.009338793" calcext:value-type="float">
            <text:p>-0.009338793</text:p>
          </table:table-cell>
          <table:table-cell office:value-type="float" office:value="-0.008677286" calcext:value-type="float">
            <text:p>-0.008677286</text:p>
          </table:table-cell>
          <table:table-cell office:value-type="float" office:value="-0.01092067" calcext:value-type="float">
            <text:p>-0.01092067</text:p>
          </table:table-cell>
          <table:table-cell office:value-type="float" office:value="-0.01335265" calcext:value-type="float">
            <text:p>-0.01335265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0.0269745" calcext:value-type="float">
            <text:p>-0.0269745</text:p>
          </table:table-cell>
          <table:table-cell office:value-type="float" office:value="0.0381436" calcext:value-type="float">
            <text:p>0.0381436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55383" calcext:value-type="float">
            <text:p>-2.35538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122001" calcext:value-type="float">
            <text:p>8122001</text:p>
          </table:table-cell>
          <table:table-cell office:value-type="float" office:value="959.8582" calcext:value-type="float">
            <text:p>959.8582</text:p>
          </table:table-cell>
          <table:table-cell office:value-type="float" office:value="718.1169" calcext:value-type="float">
            <text:p>718.1169</text:p>
          </table:table-cell>
          <table:table-cell office:value-type="float" office:value="39.0905" calcext:value-type="float">
            <text:p>39.0905</text:p>
          </table:table-cell>
          <table:table-cell office:value-type="float" office:value="1098.458" calcext:value-type="float">
            <text:p>1098.458</text:p>
          </table:table-cell>
          <table:table-cell office:value-type="float" office:value="84.29077" calcext:value-type="float">
            <text:p>84.29077</text:p>
          </table:table-cell>
          <table:table-cell office:value-type="float" office:value="0" calcext:value-type="float">
            <text:p>0</text:p>
          </table:table-cell>
          <table:table-cell office:value-type="float" office:value="0.2998762" calcext:value-type="float">
            <text:p>0.2998762</text:p>
          </table:table-cell>
          <table:table-cell office:value-type="float" office:value="0.3195073" calcext:value-type="float">
            <text:p>0.3195073</text:p>
          </table:table-cell>
          <table:table-cell office:value-type="float" office:value="0.3348382" calcext:value-type="float">
            <text:p>0.3348382</text:p>
          </table:table-cell>
          <table:table-cell office:value-type="float" office:value="0.3452384" calcext:value-type="float">
            <text:p>0.3452384</text:p>
          </table:table-cell>
          <table:table-cell office:value-type="float" office:value="0.3514411" calcext:value-type="float">
            <text:p>0.3514411</text:p>
          </table:table-cell>
          <table:table-cell office:value-type="float" office:value="0.3093229" calcext:value-type="float">
            <text:p>0.3093229</text:p>
          </table:table-cell>
          <table:table-cell office:value-type="float" office:value="0.3095586" calcext:value-type="float">
            <text:p>0.3095586</text:p>
          </table:table-cell>
          <table:table-cell office:value-type="float" office:value="0.3793279" calcext:value-type="float">
            <text:p>0.3793279</text:p>
          </table:table-cell>
          <table:table-cell office:value-type="float" office:value="0.370454" calcext:value-type="float">
            <text:p>0.370454</text:p>
          </table:table-cell>
          <table:table-cell office:value-type="float" office:value="0.3717633" calcext:value-type="float">
            <text:p>0.3717633</text:p>
          </table:table-cell>
          <table:table-cell office:value-type="float" office:value="0.3850887" calcext:value-type="float">
            <text:p>0.3850887</text:p>
          </table:table-cell>
          <table:table-cell office:value-type="float" office:value="0.3957644" calcext:value-type="float">
            <text:p>0.395764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628495E-016" calcext:value-type="float">
            <text:p>9.628495E-16</text:p>
          </table:table-cell>
          <table:table-cell office:value-type="float" office:value="9.335978E-016" calcext:value-type="float">
            <text:p>9.335978E-16</text:p>
          </table:table-cell>
          <table:table-cell office:value-type="float" office:value="2.459561E-016" calcext:value-type="float">
            <text:p>2.459561E-16</text:p>
          </table:table-cell>
          <table:table-cell office:value-type="float" office:value="2.446308E-017" calcext:value-type="float">
            <text:p>2.446308E-17</text:p>
          </table:table-cell>
          <table:table-cell office:value-type="float" office:value="2.431215E-017" calcext:value-type="float">
            <text:p>2.431215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592477" calcext:value-type="float">
            <text:p>-0.03592477</text:p>
          </table:table-cell>
          <table:table-cell office:value-type="float" office:value="-0.02395454" calcext:value-type="float">
            <text:p>-0.02395454</text:p>
          </table:table-cell>
          <table:table-cell office:value-type="float" office:value="-0.0180535" calcext:value-type="float">
            <text:p>-0.0180535</text:p>
          </table:table-cell>
          <table:table-cell office:value-type="float" office:value="-0.01497672" calcext:value-type="float">
            <text:p>-0.01497672</text:p>
          </table:table-cell>
          <table:table-cell office:value-type="float" office:value="-0.01341202" calcext:value-type="float">
            <text:p>-0.01341202</text:p>
          </table:table-cell>
          <table:table-cell office:value-type="float" office:value="-0.01124835" calcext:value-type="float">
            <text:p>-0.01124835</text:p>
          </table:table-cell>
          <table:table-cell office:value-type="float" office:value="-0.009632583" calcext:value-type="float">
            <text:p>-0.009632583</text:p>
          </table:table-cell>
          <table:table-cell office:value-type="float" office:value="-0.008883283" calcext:value-type="float">
            <text:p>-0.008883283</text:p>
          </table:table-cell>
          <table:table-cell office:value-type="float" office:value="-0.01060164" calcext:value-type="float">
            <text:p>-0.01060164</text:p>
          </table:table-cell>
          <table:table-cell office:value-type="float" office:value="-0.01296285" calcext:value-type="float">
            <text:p>-0.01296285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0.04320245" calcext:value-type="float">
            <text:p>-0.04320245</text:p>
          </table:table-cell>
          <table:table-cell office:value-type="float" office:value="0.03813734" calcext:value-type="float">
            <text:p>0.03813734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56" calcext:value-type="float">
            <text:p>-2.356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122001" calcext:value-type="float">
            <text:p>9122001</text:p>
          </table:table-cell>
          <table:table-cell office:value-type="float" office:value="959.8582" calcext:value-type="float">
            <text:p>959.8582</text:p>
          </table:table-cell>
          <table:table-cell office:value-type="float" office:value="718.8831" calcext:value-type="float">
            <text:p>718.8831</text:p>
          </table:table-cell>
          <table:table-cell office:value-type="float" office:value="39.0905" calcext:value-type="float">
            <text:p>39.0905</text:p>
          </table:table-cell>
          <table:table-cell office:value-type="float" office:value="1097.374" calcext:value-type="float">
            <text:p>1097.374</text:p>
          </table:table-cell>
          <table:table-cell office:value-type="float" office:value="84.60838" calcext:value-type="float">
            <text:p>84.60838</text:p>
          </table:table-cell>
          <table:table-cell office:value-type="float" office:value="0" calcext:value-type="float">
            <text:p>0</text:p>
          </table:table-cell>
          <table:table-cell office:value-type="float" office:value="0.3063592" calcext:value-type="float">
            <text:p>0.3063592</text:p>
          </table:table-cell>
          <table:table-cell office:value-type="float" office:value="0.3160273" calcext:value-type="float">
            <text:p>0.3160273</text:p>
          </table:table-cell>
          <table:table-cell office:value-type="float" office:value="0.3294544" calcext:value-type="float">
            <text:p>0.3294544</text:p>
          </table:table-cell>
          <table:table-cell office:value-type="float" office:value="0.3410476" calcext:value-type="float">
            <text:p>0.3410476</text:p>
          </table:table-cell>
          <table:table-cell office:value-type="float" office:value="0.348001" calcext:value-type="float">
            <text:p>0.348001</text:p>
          </table:table-cell>
          <table:table-cell office:value-type="float" office:value="0.3076338" calcext:value-type="float">
            <text:p>0.3076338</text:p>
          </table:table-cell>
          <table:table-cell office:value-type="float" office:value="0.3087406" calcext:value-type="float">
            <text:p>0.3087406</text:p>
          </table:table-cell>
          <table:table-cell office:value-type="float" office:value="0.3790867" calcext:value-type="float">
            <text:p>0.3790867</text:p>
          </table:table-cell>
          <table:table-cell office:value-type="float" office:value="0.3709783" calcext:value-type="float">
            <text:p>0.3709783</text:p>
          </table:table-cell>
          <table:table-cell office:value-type="float" office:value="0.372362" calcext:value-type="float">
            <text:p>0.372362</text:p>
          </table:table-cell>
          <table:table-cell office:value-type="float" office:value="0.3853821" calcext:value-type="float">
            <text:p>0.3853821</text:p>
          </table:table-cell>
          <table:table-cell office:value-type="float" office:value="0.3958179" calcext:value-type="float">
            <text:p>0.395817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629338E-016" calcext:value-type="float">
            <text:p>9.629338E-16</text:p>
          </table:table-cell>
          <table:table-cell office:value-type="float" office:value="9.33585E-016" calcext:value-type="float">
            <text:p>9.33585E-16</text:p>
          </table:table-cell>
          <table:table-cell office:value-type="float" office:value="2.459529E-016" calcext:value-type="float">
            <text:p>2.459529E-16</text:p>
          </table:table-cell>
          <table:table-cell office:value-type="float" office:value="2.446318E-017" calcext:value-type="float">
            <text:p>2.446318E-17</text:p>
          </table:table-cell>
          <table:table-cell office:value-type="float" office:value="2.431168E-017" calcext:value-type="float">
            <text:p>2.431168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100248" calcext:value-type="float">
            <text:p>-0.03100248</text:p>
          </table:table-cell>
          <table:table-cell office:value-type="float" office:value="-0.02575589" calcext:value-type="float">
            <text:p>-0.02575589</text:p>
          </table:table-cell>
          <table:table-cell office:value-type="float" office:value="-0.01996855" calcext:value-type="float">
            <text:p>-0.01996855</text:p>
          </table:table-cell>
          <table:table-cell office:value-type="float" office:value="-0.01614313" calcext:value-type="float">
            <text:p>-0.01614313</text:p>
          </table:table-cell>
          <table:table-cell office:value-type="float" office:value="-0.01425888" calcext:value-type="float">
            <text:p>-0.01425888</text:p>
          </table:table-cell>
          <table:table-cell office:value-type="float" office:value="-0.01171862" calcext:value-type="float">
            <text:p>-0.01171862</text:p>
          </table:table-cell>
          <table:table-cell office:value-type="float" office:value="-0.009845912" calcext:value-type="float">
            <text:p>-0.009845912</text:p>
          </table:table-cell>
          <table:table-cell office:value-type="float" office:value="-0.009006667" calcext:value-type="float">
            <text:p>-0.009006667</text:p>
          </table:table-cell>
          <table:table-cell office:value-type="float" office:value="-0.01035467" calcext:value-type="float">
            <text:p>-0.01035467</text:p>
          </table:table-cell>
          <table:table-cell office:value-type="float" office:value="-0.01261055" calcext:value-type="float">
            <text:p>-0.01261055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0.03306931" calcext:value-type="float">
            <text:p>-0.03306931</text:p>
          </table:table-cell>
          <table:table-cell office:value-type="float" office:value="0.03812829" calcext:value-type="float">
            <text:p>0.03812829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56517" calcext:value-type="float">
            <text:p>-2.356517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122001" calcext:value-type="float">
            <text:p>10122001</text:p>
          </table:table-cell>
          <table:table-cell office:value-type="float" office:value="959.8582" calcext:value-type="float">
            <text:p>959.8582</text:p>
          </table:table-cell>
          <table:table-cell office:value-type="float" office:value="719.5183" calcext:value-type="float">
            <text:p>719.5183</text:p>
          </table:table-cell>
          <table:table-cell office:value-type="float" office:value="39.0905" calcext:value-type="float">
            <text:p>39.0905</text:p>
          </table:table-cell>
          <table:table-cell office:value-type="float" office:value="1096.739" calcext:value-type="float">
            <text:p>1096.739</text:p>
          </table:table-cell>
          <table:table-cell office:value-type="float" office:value="84.60838" calcext:value-type="float">
            <text:p>84.60838</text:p>
          </table:table-cell>
          <table:table-cell office:value-type="float" office:value="0" calcext:value-type="float">
            <text:p>0</text:p>
          </table:table-cell>
          <table:table-cell office:value-type="float" office:value="0.3116949" calcext:value-type="float">
            <text:p>0.3116949</text:p>
          </table:table-cell>
          <table:table-cell office:value-type="float" office:value="0.3185017" calcext:value-type="float">
            <text:p>0.3185017</text:p>
          </table:table-cell>
          <table:table-cell office:value-type="float" office:value="0.3287191" calcext:value-type="float">
            <text:p>0.3287191</text:p>
          </table:table-cell>
          <table:table-cell office:value-type="float" office:value="0.3383012" calcext:value-type="float">
            <text:p>0.3383012</text:p>
          </table:table-cell>
          <table:table-cell office:value-type="float" office:value="0.3438073" calcext:value-type="float">
            <text:p>0.3438073</text:p>
          </table:table-cell>
          <table:table-cell office:value-type="float" office:value="0.3036901" calcext:value-type="float">
            <text:p>0.3036901</text:p>
          </table:table-cell>
          <table:table-cell office:value-type="float" office:value="0.3039787" calcext:value-type="float">
            <text:p>0.3039787</text:p>
          </table:table-cell>
          <table:table-cell office:value-type="float" office:value="0.377654" calcext:value-type="float">
            <text:p>0.377654</text:p>
          </table:table-cell>
          <table:table-cell office:value-type="float" office:value="0.371296" calcext:value-type="float">
            <text:p>0.371296</text:p>
          </table:table-cell>
          <table:table-cell office:value-type="float" office:value="0.3729163" calcext:value-type="float">
            <text:p>0.3729163</text:p>
          </table:table-cell>
          <table:table-cell office:value-type="float" office:value="0.3856806" calcext:value-type="float">
            <text:p>0.3856806</text:p>
          </table:table-cell>
          <table:table-cell office:value-type="float" office:value="0.3958817" calcext:value-type="float">
            <text:p>0.395881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630216E-016" calcext:value-type="float">
            <text:p>9.630216E-16</text:p>
          </table:table-cell>
          <table:table-cell office:value-type="float" office:value="9.335707E-016" calcext:value-type="float">
            <text:p>9.335707E-16</text:p>
          </table:table-cell>
          <table:table-cell office:value-type="float" office:value="2.459497E-016" calcext:value-type="float">
            <text:p>2.459497E-16</text:p>
          </table:table-cell>
          <table:table-cell office:value-type="float" office:value="2.446326E-017" calcext:value-type="float">
            <text:p>2.446326E-17</text:p>
          </table:table-cell>
          <table:table-cell office:value-type="float" office:value="2.431122E-017" calcext:value-type="float">
            <text:p>2.431122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28019" calcext:value-type="float">
            <text:p>-0.028019</text:p>
          </table:table-cell>
          <table:table-cell office:value-type="float" office:value="-0.024564" calcext:value-type="float">
            <text:p>-0.024564</text:p>
          </table:table-cell>
          <table:table-cell office:value-type="float" office:value="-0.02024161" calcext:value-type="float">
            <text:p>-0.02024161</text:p>
          </table:table-cell>
          <table:table-cell office:value-type="float" office:value="-0.01696443" calcext:value-type="float">
            <text:p>-0.01696443</text:p>
          </table:table-cell>
          <table:table-cell office:value-type="float" office:value="-0.01535873" calcext:value-type="float">
            <text:p>-0.01535873</text:p>
          </table:table-cell>
          <table:table-cell office:value-type="float" office:value="-0.01290835" calcext:value-type="float">
            <text:p>-0.01290835</text:p>
          </table:table-cell>
          <table:table-cell office:value-type="float" office:value="-0.01122971" calcext:value-type="float">
            <text:p>-0.01122971</text:p>
          </table:table-cell>
          <table:table-cell office:value-type="float" office:value="-0.009773307" calcext:value-type="float">
            <text:p>-0.009773307</text:p>
          </table:table-cell>
          <table:table-cell office:value-type="float" office:value="-0.01020694" calcext:value-type="float">
            <text:p>-0.01020694</text:p>
          </table:table-cell>
          <table:table-cell office:value-type="float" office:value="-0.0122934" calcext:value-type="float">
            <text:p>-0.0122934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0.02947591" calcext:value-type="float">
            <text:p>-0.02947591</text:p>
          </table:table-cell>
          <table:table-cell office:value-type="float" office:value="0.03812002" calcext:value-type="float">
            <text:p>0.03812002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56927" calcext:value-type="float">
            <text:p>-2.356927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122001" calcext:value-type="float">
            <text:p>11122001</text:p>
          </table:table-cell>
          <table:table-cell office:value-type="float" office:value="959.8582" calcext:value-type="float">
            <text:p>959.8582</text:p>
          </table:table-cell>
          <table:table-cell office:value-type="float" office:value="720.4938" calcext:value-type="float">
            <text:p>720.4938</text:p>
          </table:table-cell>
          <table:table-cell office:value-type="float" office:value="39.0905" calcext:value-type="float">
            <text:p>39.0905</text:p>
          </table:table-cell>
          <table:table-cell office:value-type="float" office:value="1095.764" calcext:value-type="float">
            <text:p>1095.764</text:p>
          </table:table-cell>
          <table:table-cell office:value-type="float" office:value="84.60838" calcext:value-type="float">
            <text:p>84.60838</text:p>
          </table:table-cell>
          <table:table-cell office:value-type="float" office:value="0" calcext:value-type="float">
            <text:p>0</text:p>
          </table:table-cell>
          <table:table-cell office:value-type="float" office:value="0.3152573" calcext:value-type="float">
            <text:p>0.3152573</text:p>
          </table:table-cell>
          <table:table-cell office:value-type="float" office:value="0.3185588" calcext:value-type="float">
            <text:p>0.3185588</text:p>
          </table:table-cell>
          <table:table-cell office:value-type="float" office:value="0.3278384" calcext:value-type="float">
            <text:p>0.3278384</text:p>
          </table:table-cell>
          <table:table-cell office:value-type="float" office:value="0.3359499" calcext:value-type="float">
            <text:p>0.3359499</text:p>
          </table:table-cell>
          <table:table-cell office:value-type="float" office:value="0.3412187" calcext:value-type="float">
            <text:p>0.3412187</text:p>
          </table:table-cell>
          <table:table-cell office:value-type="float" office:value="0.3006789" calcext:value-type="float">
            <text:p>0.3006789</text:p>
          </table:table-cell>
          <table:table-cell office:value-type="float" office:value="0.3010254" calcext:value-type="float">
            <text:p>0.3010254</text:p>
          </table:table-cell>
          <table:table-cell office:value-type="float" office:value="0.3763816" calcext:value-type="float">
            <text:p>0.3763816</text:p>
          </table:table-cell>
          <table:table-cell office:value-type="float" office:value="0.3712051" calcext:value-type="float">
            <text:p>0.3712051</text:p>
          </table:table-cell>
          <table:table-cell office:value-type="float" office:value="0.3734683" calcext:value-type="float">
            <text:p>0.3734683</text:p>
          </table:table-cell>
          <table:table-cell office:value-type="float" office:value="0.3860149" calcext:value-type="float">
            <text:p>0.3860149</text:p>
          </table:table-cell>
          <table:table-cell office:value-type="float" office:value="0.3959549" calcext:value-type="float">
            <text:p>0.395954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631142E-016" calcext:value-type="float">
            <text:p>9.631142E-16</text:p>
          </table:table-cell>
          <table:table-cell office:value-type="float" office:value="9.335565E-016" calcext:value-type="float">
            <text:p>9.335565E-16</text:p>
          </table:table-cell>
          <table:table-cell office:value-type="float" office:value="2.459465E-016" calcext:value-type="float">
            <text:p>2.459465E-16</text:p>
          </table:table-cell>
          <table:table-cell office:value-type="float" office:value="2.446326E-017" calcext:value-type="float">
            <text:p>2.446326E-17</text:p>
          </table:table-cell>
          <table:table-cell office:value-type="float" office:value="2.431083E-017" calcext:value-type="float">
            <text:p>2.431083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2627661" calcext:value-type="float">
            <text:p>-0.02627661</text:p>
          </table:table-cell>
          <table:table-cell office:value-type="float" office:value="-0.02458384" calcext:value-type="float">
            <text:p>-0.02458384</text:p>
          </table:table-cell>
          <table:table-cell office:value-type="float" office:value="-0.02056791" calcext:value-type="float">
            <text:p>-0.02056791</text:p>
          </table:table-cell>
          <table:table-cell office:value-type="float" office:value="-0.01770807" calcext:value-type="float">
            <text:p>-0.01770807</text:p>
          </table:table-cell>
          <table:table-cell office:value-type="float" office:value="-0.01609357" calcext:value-type="float">
            <text:p>-0.01609357</text:p>
          </table:table-cell>
          <table:table-cell office:value-type="float" office:value="-0.01391305" calcext:value-type="float">
            <text:p>-0.01391305</text:p>
          </table:table-cell>
          <table:table-cell office:value-type="float" office:value="-0.01218813" calcext:value-type="float">
            <text:p>-0.01218813</text:p>
          </table:table-cell>
          <table:table-cell office:value-type="float" office:value="-0.01051497" calcext:value-type="float">
            <text:p>-0.01051497</text:p>
          </table:table-cell>
          <table:table-cell office:value-type="float" office:value="-0.01024614" calcext:value-type="float">
            <text:p>-0.01024614</text:p>
          </table:table-cell>
          <table:table-cell office:value-type="float" office:value="-0.01198646" calcext:value-type="float">
            <text:p>-0.01198646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0.02671565" calcext:value-type="float">
            <text:p>-0.02671565</text:p>
          </table:table-cell>
          <table:table-cell office:value-type="float" office:value="0.03810433" calcext:value-type="float">
            <text:p>0.03810433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57226" calcext:value-type="float">
            <text:p>-2.357226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122001" calcext:value-type="float">
            <text:p>12122001</text:p>
          </table:table-cell>
          <table:table-cell office:value-type="float" office:value="960.5579" calcext:value-type="float">
            <text:p>960.5579</text:p>
          </table:table-cell>
          <table:table-cell office:value-type="float" office:value="720.6908" calcext:value-type="float">
            <text:p>720.6908</text:p>
          </table:table-cell>
          <table:table-cell office:value-type="float" office:value="39.0905" calcext:value-type="float">
            <text:p>39.0905</text:p>
          </table:table-cell>
          <table:table-cell office:value-type="float" office:value="1096.267" calcext:value-type="float">
            <text:p>1096.267</text:p>
          </table:table-cell>
          <table:table-cell office:value-type="float" office:value="84.60867" calcext:value-type="float">
            <text:p>84.60867</text:p>
          </table:table-cell>
          <table:table-cell office:value-type="float" office:value="0" calcext:value-type="float">
            <text:p>0</text:p>
          </table:table-cell>
          <table:table-cell office:value-type="float" office:value="0.306255" calcext:value-type="float">
            <text:p>0.306255</text:p>
          </table:table-cell>
          <table:table-cell office:value-type="float" office:value="0.322134" calcext:value-type="float">
            <text:p>0.322134</text:p>
          </table:table-cell>
          <table:table-cell office:value-type="float" office:value="0.3307941" calcext:value-type="float">
            <text:p>0.3307941</text:p>
          </table:table-cell>
          <table:table-cell office:value-type="float" office:value="0.3358974" calcext:value-type="float">
            <text:p>0.3358974</text:p>
          </table:table-cell>
          <table:table-cell office:value-type="float" office:value="0.3396735" calcext:value-type="float">
            <text:p>0.3396735</text:p>
          </table:table-cell>
          <table:table-cell office:value-type="float" office:value="0.2987463" calcext:value-type="float">
            <text:p>0.2987463</text:p>
          </table:table-cell>
          <table:table-cell office:value-type="float" office:value="0.2989808" calcext:value-type="float">
            <text:p>0.2989808</text:p>
          </table:table-cell>
          <table:table-cell office:value-type="float" office:value="0.3753099" calcext:value-type="float">
            <text:p>0.3753099</text:p>
          </table:table-cell>
          <table:table-cell office:value-type="float" office:value="0.3708378" calcext:value-type="float">
            <text:p>0.3708378</text:p>
          </table:table-cell>
          <table:table-cell office:value-type="float" office:value="0.3739994" calcext:value-type="float">
            <text:p>0.3739994</text:p>
          </table:table-cell>
          <table:table-cell office:value-type="float" office:value="0.3863938" calcext:value-type="float">
            <text:p>0.3863938</text:p>
          </table:table-cell>
          <table:table-cell office:value-type="float" office:value="0.3960411" calcext:value-type="float">
            <text:p>0.396041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632057E-016" calcext:value-type="float">
            <text:p>9.632057E-16</text:p>
          </table:table-cell>
          <table:table-cell office:value-type="float" office:value="9.335407E-016" calcext:value-type="float">
            <text:p>9.335407E-16</text:p>
          </table:table-cell>
          <table:table-cell office:value-type="float" office:value="2.459433E-016" calcext:value-type="float">
            <text:p>2.459433E-16</text:p>
          </table:table-cell>
          <table:table-cell office:value-type="float" office:value="2.446333E-017" calcext:value-type="float">
            <text:p>2.446333E-17</text:p>
          </table:table-cell>
          <table:table-cell office:value-type="float" office:value="2.431037E-017" calcext:value-type="float">
            <text:p>2.431037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073647" calcext:value-type="float">
            <text:p>-0.03073647</text:p>
          </table:table-cell>
          <table:table-cell office:value-type="float" office:value="-0.02275374" calcext:value-type="float">
            <text:p>-0.02275374</text:p>
          </table:table-cell>
          <table:table-cell office:value-type="float" office:value="-0.01945146" calcext:value-type="float">
            <text:p>-0.01945146</text:p>
          </table:table-cell>
          <table:table-cell office:value-type="float" office:value="-0.01772857" calcext:value-type="float">
            <text:p>-0.01772857</text:p>
          </table:table-cell>
          <table:table-cell office:value-type="float" office:value="-0.01655209" calcext:value-type="float">
            <text:p>-0.01655209</text:p>
          </table:table-cell>
          <table:table-cell office:value-type="float" office:value="-0.01460498" calcext:value-type="float">
            <text:p>-0.01460498</text:p>
          </table:table-cell>
          <table:table-cell office:value-type="float" office:value="-0.01290745" calcext:value-type="float">
            <text:p>-0.01290745</text:p>
          </table:table-cell>
          <table:table-cell office:value-type="float" office:value="-0.01118477" calcext:value-type="float">
            <text:p>-0.01118477</text:p>
          </table:table-cell>
          <table:table-cell office:value-type="float" office:value="-0.01041595" calcext:value-type="float">
            <text:p>-0.01041595</text:p>
          </table:table-cell>
          <table:table-cell office:value-type="float" office:value="-0.01169794" calcext:value-type="float">
            <text:p>-0.01169794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0.0348907" calcext:value-type="float">
            <text:p>-0.0348907</text:p>
          </table:table-cell>
          <table:table-cell office:value-type="float" office:value="0.03809775" calcext:value-type="float">
            <text:p>0.03809775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57409" calcext:value-type="float">
            <text:p>-2.357409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3122001" calcext:value-type="float">
            <text:p>13122001</text:p>
          </table:table-cell>
          <table:table-cell office:value-type="float" office:value="960.5579" calcext:value-type="float">
            <text:p>960.5579</text:p>
          </table:table-cell>
          <table:table-cell office:value-type="float" office:value="721.1985" calcext:value-type="float">
            <text:p>721.1985</text:p>
          </table:table-cell>
          <table:table-cell office:value-type="float" office:value="39.0905" calcext:value-type="float">
            <text:p>39.0905</text:p>
          </table:table-cell>
          <table:table-cell office:value-type="float" office:value="1095.435" calcext:value-type="float">
            <text:p>1095.435</text:p>
          </table:table-cell>
          <table:table-cell office:value-type="float" office:value="84.93272" calcext:value-type="float">
            <text:p>84.93272</text:p>
          </table:table-cell>
          <table:table-cell office:value-type="float" office:value="0" calcext:value-type="float">
            <text:p>0</text:p>
          </table:table-cell>
          <table:table-cell office:value-type="float" office:value="0.289804" calcext:value-type="float">
            <text:p>0.289804</text:p>
          </table:table-cell>
          <table:table-cell office:value-type="float" office:value="0.3092351" calcext:value-type="float">
            <text:p>0.3092351</text:p>
          </table:table-cell>
          <table:table-cell office:value-type="float" office:value="0.3235322" calcext:value-type="float">
            <text:p>0.3235322</text:p>
          </table:table-cell>
          <table:table-cell office:value-type="float" office:value="0.3331726" calcext:value-type="float">
            <text:p>0.3331726</text:p>
          </table:table-cell>
          <table:table-cell office:value-type="float" office:value="0.3386821" calcext:value-type="float">
            <text:p>0.3386821</text:p>
          </table:table-cell>
          <table:table-cell office:value-type="float" office:value="0.2998938" calcext:value-type="float">
            <text:p>0.2998938</text:p>
          </table:table-cell>
          <table:table-cell office:value-type="float" office:value="0.3022811" calcext:value-type="float">
            <text:p>0.3022811</text:p>
          </table:table-cell>
          <table:table-cell office:value-type="float" office:value="0.3756683" calcext:value-type="float">
            <text:p>0.3756683</text:p>
          </table:table-cell>
          <table:table-cell office:value-type="float" office:value="0.3705452" calcext:value-type="float">
            <text:p>0.3705452</text:p>
          </table:table-cell>
          <table:table-cell office:value-type="float" office:value="0.3744414" calcext:value-type="float">
            <text:p>0.3744414</text:p>
          </table:table-cell>
          <table:table-cell office:value-type="float" office:value="0.3867594" calcext:value-type="float">
            <text:p>0.3867594</text:p>
          </table:table-cell>
          <table:table-cell office:value-type="float" office:value="0.3961382" calcext:value-type="float">
            <text:p>0.396138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632805E-016" calcext:value-type="float">
            <text:p>9.632805E-16</text:p>
          </table:table-cell>
          <table:table-cell office:value-type="float" office:value="9.335299E-016" calcext:value-type="float">
            <text:p>9.335299E-16</text:p>
          </table:table-cell>
          <table:table-cell office:value-type="float" office:value="2.459402E-016" calcext:value-type="float">
            <text:p>2.459402E-16</text:p>
          </table:table-cell>
          <table:table-cell office:value-type="float" office:value="2.446341E-017" calcext:value-type="float">
            <text:p>2.446341E-17</text:p>
          </table:table-cell>
          <table:table-cell office:value-type="float" office:value="2.430994E-017" calcext:value-type="float">
            <text:p>2.430994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4575135" calcext:value-type="float">
            <text:p>-0.04575135</text:p>
          </table:table-cell>
          <table:table-cell office:value-type="float" office:value="-0.02927657" calcext:value-type="float">
            <text:p>-0.02927657</text:p>
          </table:table-cell>
          <table:table-cell office:value-type="float" office:value="-0.02230434" calcext:value-type="float">
            <text:p>-0.02230434</text:p>
          </table:table-cell>
          <table:table-cell office:value-type="float" office:value="-0.01863405" calcext:value-type="float">
            <text:p>-0.01863405</text:p>
          </table:table-cell>
          <table:table-cell office:value-type="float" office:value="-0.01684224" calcext:value-type="float">
            <text:p>-0.01684224</text:p>
          </table:table-cell>
          <table:table-cell office:value-type="float" office:value="-0.01419128" calcext:value-type="float">
            <text:p>-0.01419128</text:p>
          </table:table-cell>
          <table:table-cell office:value-type="float" office:value="-0.01175767" calcext:value-type="float">
            <text:p>-0.01175767</text:p>
          </table:table-cell>
          <table:table-cell office:value-type="float" office:value="-0.01095986" calcext:value-type="float">
            <text:p>-0.01095986</text:p>
          </table:table-cell>
          <table:table-cell office:value-type="float" office:value="-0.01055451" calcext:value-type="float">
            <text:p>-0.01055451</text:p>
          </table:table-cell>
          <table:table-cell office:value-type="float" office:value="-0.01146346" calcext:value-type="float">
            <text:p>-0.01146346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0.05755661" calcext:value-type="float">
            <text:p>-0.05755661</text:p>
          </table:table-cell>
          <table:table-cell office:value-type="float" office:value="0.03809241" calcext:value-type="float">
            <text:p>0.03809241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57467" calcext:value-type="float">
            <text:p>-2.357467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122001" calcext:value-type="float">
            <text:p>14122001</text:p>
          </table:table-cell>
          <table:table-cell office:value-type="float" office:value="960.5579" calcext:value-type="float">
            <text:p>960.5579</text:p>
          </table:table-cell>
          <table:table-cell office:value-type="float" office:value="721.5698" calcext:value-type="float">
            <text:p>721.5698</text:p>
          </table:table-cell>
          <table:table-cell office:value-type="float" office:value="39.0905" calcext:value-type="float">
            <text:p>39.0905</text:p>
          </table:table-cell>
          <table:table-cell office:value-type="float" office:value="1094.801" calcext:value-type="float">
            <text:p>1094.801</text:p>
          </table:table-cell>
          <table:table-cell office:value-type="float" office:value="85.19501" calcext:value-type="float">
            <text:p>85.19501</text:p>
          </table:table-cell>
          <table:table-cell office:value-type="float" office:value="0" calcext:value-type="float">
            <text:p>0</text:p>
          </table:table-cell>
          <table:table-cell office:value-type="float" office:value="0.3038208" calcext:value-type="float">
            <text:p>0.3038208</text:p>
          </table:table-cell>
          <table:table-cell office:value-type="float" office:value="0.3090155" calcext:value-type="float">
            <text:p>0.3090155</text:p>
          </table:table-cell>
          <table:table-cell office:value-type="float" office:value="0.3197224" calcext:value-type="float">
            <text:p>0.3197224</text:p>
          </table:table-cell>
          <table:table-cell office:value-type="float" office:value="0.329878" calcext:value-type="float">
            <text:p>0.329878</text:p>
          </table:table-cell>
          <table:table-cell office:value-type="float" office:value="0.3363603" calcext:value-type="float">
            <text:p>0.3363603</text:p>
          </table:table-cell>
          <table:table-cell office:value-type="float" office:value="0.2989464" calcext:value-type="float">
            <text:p>0.2989464</text:p>
          </table:table-cell>
          <table:table-cell office:value-type="float" office:value="0.3014297" calcext:value-type="float">
            <text:p>0.3014297</text:p>
          </table:table-cell>
          <table:table-cell office:value-type="float" office:value="0.3755944" calcext:value-type="float">
            <text:p>0.3755944</text:p>
          </table:table-cell>
          <table:table-cell office:value-type="float" office:value="0.3703778" calcext:value-type="float">
            <text:p>0.3703778</text:p>
          </table:table-cell>
          <table:table-cell office:value-type="float" office:value="0.3748184" calcext:value-type="float">
            <text:p>0.3748184</text:p>
          </table:table-cell>
          <table:table-cell office:value-type="float" office:value="0.3871069" calcext:value-type="float">
            <text:p>0.3871069</text:p>
          </table:table-cell>
          <table:table-cell office:value-type="float" office:value="0.3962441" calcext:value-type="float">
            <text:p>0.396244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633495E-016" calcext:value-type="float">
            <text:p>9.633495E-16</text:p>
          </table:table-cell>
          <table:table-cell office:value-type="float" office:value="9.335198E-016" calcext:value-type="float">
            <text:p>9.335198E-16</text:p>
          </table:table-cell>
          <table:table-cell office:value-type="float" office:value="2.459371E-016" calcext:value-type="float">
            <text:p>2.459371E-16</text:p>
          </table:table-cell>
          <table:table-cell office:value-type="float" office:value="2.446355E-017" calcext:value-type="float">
            <text:p>2.446355E-17</text:p>
          </table:table-cell>
          <table:table-cell office:value-type="float" office:value="2.430944E-017" calcext:value-type="float">
            <text:p>2.430944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278364" calcext:value-type="float">
            <text:p>-0.03278364</text:p>
          </table:table-cell>
          <table:table-cell office:value-type="float" office:value="-0.02961429" calcext:value-type="float">
            <text:p>-0.02961429</text:p>
          </table:table-cell>
          <table:table-cell office:value-type="float" office:value="-0.02400632" calcext:value-type="float">
            <text:p>-0.02400632</text:p>
          </table:table-cell>
          <table:table-cell office:value-type="float" office:value="-0.01980281" calcext:value-type="float">
            <text:p>-0.01980281</text:p>
          </table:table-cell>
          <table:table-cell office:value-type="float" office:value="-0.01757688" calcext:value-type="float">
            <text:p>-0.01757688</text:p>
          </table:table-cell>
          <table:table-cell office:value-type="float" office:value="-0.01452983" calcext:value-type="float">
            <text:p>-0.01452983</text:p>
          </table:table-cell>
          <table:table-cell office:value-type="float" office:value="-0.01204047" calcext:value-type="float">
            <text:p>-0.01204047</text:p>
          </table:table-cell>
          <table:table-cell office:value-type="float" office:value="-0.01100529" calcext:value-type="float">
            <text:p>-0.01100529</text:p>
          </table:table-cell>
          <table:table-cell office:value-type="float" office:value="-0.01063445" calcext:value-type="float">
            <text:p>-0.01063445</text:p>
          </table:table-cell>
          <table:table-cell office:value-type="float" office:value="-0.01126744" calcext:value-type="float">
            <text:p>-0.01126744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0.03402061" calcext:value-type="float">
            <text:p>-0.03402061</text:p>
          </table:table-cell>
          <table:table-cell office:value-type="float" office:value="0.03808548" calcext:value-type="float">
            <text:p>0.03808548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57403" calcext:value-type="float">
            <text:p>-2.357403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5122001" calcext:value-type="float">
            <text:p>15122001</text:p>
          </table:table-cell>
          <table:table-cell office:value-type="float" office:value="960.5579" calcext:value-type="float">
            <text:p>960.5579</text:p>
          </table:table-cell>
          <table:table-cell office:value-type="float" office:value="722.4775" calcext:value-type="float">
            <text:p>722.4775</text:p>
          </table:table-cell>
          <table:table-cell office:value-type="float" office:value="39.0905" calcext:value-type="float">
            <text:p>39.0905</text:p>
          </table:table-cell>
          <table:table-cell office:value-type="float" office:value="1093.894" calcext:value-type="float">
            <text:p>1093.894</text:p>
          </table:table-cell>
          <table:table-cell office:value-type="float" office:value="85.19501" calcext:value-type="float">
            <text:p>85.19501</text:p>
          </table:table-cell>
          <table:table-cell office:value-type="float" office:value="0" calcext:value-type="float">
            <text:p>0</text:p>
          </table:table-cell>
          <table:table-cell office:value-type="float" office:value="0.3036577" calcext:value-type="float">
            <text:p>0.3036577</text:p>
          </table:table-cell>
          <table:table-cell office:value-type="float" office:value="0.3087404" calcext:value-type="float">
            <text:p>0.3087404</text:p>
          </table:table-cell>
          <table:table-cell office:value-type="float" office:value="0.3198453" calcext:value-type="float">
            <text:p>0.3198453</text:p>
          </table:table-cell>
          <table:table-cell office:value-type="float" office:value="0.3287179" calcext:value-type="float">
            <text:p>0.3287179</text:p>
          </table:table-cell>
          <table:table-cell office:value-type="float" office:value="0.3345577" calcext:value-type="float">
            <text:p>0.3345577</text:p>
          </table:table-cell>
          <table:table-cell office:value-type="float" office:value="0.2965097" calcext:value-type="float">
            <text:p>0.2965097</text:p>
          </table:table-cell>
          <table:table-cell office:value-type="float" office:value="0.2977441" calcext:value-type="float">
            <text:p>0.2977441</text:p>
          </table:table-cell>
          <table:table-cell office:value-type="float" office:value="0.3747061" calcext:value-type="float">
            <text:p>0.3747061</text:p>
          </table:table-cell>
          <table:table-cell office:value-type="float" office:value="0.370194" calcext:value-type="float">
            <text:p>0.370194</text:p>
          </table:table-cell>
          <table:table-cell office:value-type="float" office:value="0.3751447" calcext:value-type="float">
            <text:p>0.3751447</text:p>
          </table:table-cell>
          <table:table-cell office:value-type="float" office:value="0.3874347" calcext:value-type="float">
            <text:p>0.3874347</text:p>
          </table:table-cell>
          <table:table-cell office:value-type="float" office:value="0.3963559" calcext:value-type="float">
            <text:p>0.396355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634361E-016" calcext:value-type="float">
            <text:p>9.634361E-16</text:p>
          </table:table-cell>
          <table:table-cell office:value-type="float" office:value="9.335076E-016" calcext:value-type="float">
            <text:p>9.335076E-16</text:p>
          </table:table-cell>
          <table:table-cell office:value-type="float" office:value="2.45934E-016" calcext:value-type="float">
            <text:p>2.45934E-16</text:p>
          </table:table-cell>
          <table:table-cell office:value-type="float" office:value="2.44636E-017" calcext:value-type="float">
            <text:p>2.44636E-17</text:p>
          </table:table-cell>
          <table:table-cell office:value-type="float" office:value="2.430903E-017" calcext:value-type="float">
            <text:p>2.430903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30731" calcext:value-type="float">
            <text:p>-0.0330731</text:p>
          </table:table-cell>
          <table:table-cell office:value-type="float" office:value="-0.02978032" calcext:value-type="float">
            <text:p>-0.02978032</text:p>
          </table:table-cell>
          <table:table-cell office:value-type="float" office:value="-0.0239379" calcext:value-type="float">
            <text:p>-0.0239379</text:p>
          </table:table-cell>
          <table:table-cell office:value-type="float" office:value="-0.02023932" calcext:value-type="float">
            <text:p>-0.02023932</text:p>
          </table:table-cell>
          <table:table-cell office:value-type="float" office:value="-0.01816326" calcext:value-type="float">
            <text:p>-0.01816326</text:p>
          </table:table-cell>
          <table:table-cell office:value-type="float" office:value="-0.01544737" calcext:value-type="float">
            <text:p>-0.01544737</text:p>
          </table:table-cell>
          <table:table-cell office:value-type="float" office:value="-0.01336" calcext:value-type="float">
            <text:p>-0.01336</text:p>
          </table:table-cell>
          <table:table-cell office:value-type="float" office:value="-0.01158098" calcext:value-type="float">
            <text:p>-0.01158098</text:p>
          </table:table-cell>
          <table:table-cell office:value-type="float" office:value="-0.01072216" calcext:value-type="float">
            <text:p>-0.01072216</text:p>
          </table:table-cell>
          <table:table-cell office:value-type="float" office:value="-0.01110067" calcext:value-type="float">
            <text:p>-0.01110067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0.03386432" calcext:value-type="float">
            <text:p>-0.03386432</text:p>
          </table:table-cell>
          <table:table-cell office:value-type="float" office:value="0.03806191" calcext:value-type="float">
            <text:p>0.03806191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5721" calcext:value-type="float">
            <text:p>-2.3572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122001" calcext:value-type="float">
            <text:p>16122001</text:p>
          </table:table-cell>
          <table:table-cell office:value-type="float" office:value="960.5579" calcext:value-type="float">
            <text:p>960.5579</text:p>
          </table:table-cell>
          <table:table-cell office:value-type="float" office:value="722.8297" calcext:value-type="float">
            <text:p>722.8297</text:p>
          </table:table-cell>
          <table:table-cell office:value-type="float" office:value="39.0905" calcext:value-type="float">
            <text:p>39.0905</text:p>
          </table:table-cell>
          <table:table-cell office:value-type="float" office:value="1093.542" calcext:value-type="float">
            <text:p>1093.542</text:p>
          </table:table-cell>
          <table:table-cell office:value-type="float" office:value="85.19501" calcext:value-type="float">
            <text:p>85.19501</text:p>
          </table:table-cell>
          <table:table-cell office:value-type="float" office:value="0" calcext:value-type="float">
            <text:p>0</text:p>
          </table:table-cell>
          <table:table-cell office:value-type="float" office:value="0.287081" calcext:value-type="float">
            <text:p>0.287081</text:p>
          </table:table-cell>
          <table:table-cell office:value-type="float" office:value="0.3069324" calcext:value-type="float">
            <text:p>0.3069324</text:p>
          </table:table-cell>
          <table:table-cell office:value-type="float" office:value="0.3195921" calcext:value-type="float">
            <text:p>0.3195921</text:p>
          </table:table-cell>
          <table:table-cell office:value-type="float" office:value="0.3273644" calcext:value-type="float">
            <text:p>0.3273644</text:p>
          </table:table-cell>
          <table:table-cell office:value-type="float" office:value="0.3321697" calcext:value-type="float">
            <text:p>0.3321697</text:p>
          </table:table-cell>
          <table:table-cell office:value-type="float" office:value="0.2944869" calcext:value-type="float">
            <text:p>0.2944869</text:p>
          </table:table-cell>
          <table:table-cell office:value-type="float" office:value="0.2956696" calcext:value-type="float">
            <text:p>0.2956696</text:p>
          </table:table-cell>
          <table:table-cell office:value-type="float" office:value="0.3737632" calcext:value-type="float">
            <text:p>0.3737632</text:p>
          </table:table-cell>
          <table:table-cell office:value-type="float" office:value="0.3699089" calcext:value-type="float">
            <text:p>0.3699089</text:p>
          </table:table-cell>
          <table:table-cell office:value-type="float" office:value="0.3754212" calcext:value-type="float">
            <text:p>0.3754212</text:p>
          </table:table-cell>
          <table:table-cell office:value-type="float" office:value="0.3877419" calcext:value-type="float">
            <text:p>0.3877419</text:p>
          </table:table-cell>
          <table:table-cell office:value-type="float" office:value="0.3964713" calcext:value-type="float">
            <text:p>0.396471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635293E-016" calcext:value-type="float">
            <text:p>9.635293E-16</text:p>
          </table:table-cell>
          <table:table-cell office:value-type="float" office:value="9.334918E-016" calcext:value-type="float">
            <text:p>9.334918E-16</text:p>
          </table:table-cell>
          <table:table-cell office:value-type="float" office:value="2.459308E-016" calcext:value-type="float">
            <text:p>2.459308E-16</text:p>
          </table:table-cell>
          <table:table-cell office:value-type="float" office:value="2.446367E-017" calcext:value-type="float">
            <text:p>2.446367E-17</text:p>
          </table:table-cell>
          <table:table-cell office:value-type="float" office:value="2.430858E-017" calcext:value-type="float">
            <text:p>2.430858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4951135" calcext:value-type="float">
            <text:p>-0.04951135</text:p>
          </table:table-cell>
          <table:table-cell office:value-type="float" office:value="-0.03065899" calcext:value-type="float">
            <text:p>-0.03065899</text:p>
          </table:table-cell>
          <table:table-cell office:value-type="float" office:value="-0.02403633" calcext:value-type="float">
            <text:p>-0.02403633</text:p>
          </table:table-cell>
          <table:table-cell office:value-type="float" office:value="-0.02075709" calcext:value-type="float">
            <text:p>-0.02075709</text:p>
          </table:table-cell>
          <table:table-cell office:value-type="float" office:value="-0.01897956" calcext:value-type="float">
            <text:p>-0.01897956</text:p>
          </table:table-cell>
          <table:table-cell office:value-type="float" office:value="-0.01626248" calcext:value-type="float">
            <text:p>-0.01626248</text:p>
          </table:table-cell>
          <table:table-cell office:value-type="float" office:value="-0.01416957" calcext:value-type="float">
            <text:p>-0.01416957</text:p>
          </table:table-cell>
          <table:table-cell office:value-type="float" office:value="-0.01223005" calcext:value-type="float">
            <text:p>-0.01223005</text:p>
          </table:table-cell>
          <table:table-cell office:value-type="float" office:value="-0.01085995" calcext:value-type="float">
            <text:p>-0.01085995</text:p>
          </table:table-cell>
          <table:table-cell office:value-type="float" office:value="-0.01096134" calcext:value-type="float">
            <text:p>-0.01096134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0.06405524" calcext:value-type="float">
            <text:p>-0.06405524</text:p>
          </table:table-cell>
          <table:table-cell office:value-type="float" office:value="0.0380499" calcext:value-type="float">
            <text:p>0.0380499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56893" calcext:value-type="float">
            <text:p>-2.356893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122001" calcext:value-type="float">
            <text:p>17122001</text:p>
          </table:table-cell>
          <table:table-cell office:value-type="float" office:value="960.5579" calcext:value-type="float">
            <text:p>960.5579</text:p>
          </table:table-cell>
          <table:table-cell office:value-type="float" office:value="723.2668" calcext:value-type="float">
            <text:p>723.2668</text:p>
          </table:table-cell>
          <table:table-cell office:value-type="float" office:value="39.0905" calcext:value-type="float">
            <text:p>39.0905</text:p>
          </table:table-cell>
          <table:table-cell office:value-type="float" office:value="1092.904" calcext:value-type="float">
            <text:p>1092.904</text:p>
          </table:table-cell>
          <table:table-cell office:value-type="float" office:value="85.39707" calcext:value-type="float">
            <text:p>85.39707</text:p>
          </table:table-cell>
          <table:table-cell office:value-type="float" office:value="0" calcext:value-type="float">
            <text:p>0</text:p>
          </table:table-cell>
          <table:table-cell office:value-type="float" office:value="0.2943548" calcext:value-type="float">
            <text:p>0.2943548</text:p>
          </table:table-cell>
          <table:table-cell office:value-type="float" office:value="0.3031345" calcext:value-type="float">
            <text:p>0.3031345</text:p>
          </table:table-cell>
          <table:table-cell office:value-type="float" office:value="0.3149216" calcext:value-type="float">
            <text:p>0.3149216</text:p>
          </table:table-cell>
          <table:table-cell office:value-type="float" office:value="0.3245942" calcext:value-type="float">
            <text:p>0.3245942</text:p>
          </table:table-cell>
          <table:table-cell office:value-type="float" office:value="0.3300436" calcext:value-type="float">
            <text:p>0.3300436</text:p>
          </table:table-cell>
          <table:table-cell office:value-type="float" office:value="0.2936524" calcext:value-type="float">
            <text:p>0.2936524</text:p>
          </table:table-cell>
          <table:table-cell office:value-type="float" office:value="0.2962052" calcext:value-type="float">
            <text:p>0.2962052</text:p>
          </table:table-cell>
          <table:table-cell office:value-type="float" office:value="0.3734488" calcext:value-type="float">
            <text:p>0.3734488</text:p>
          </table:table-cell>
          <table:table-cell office:value-type="float" office:value="0.3695894" calcext:value-type="float">
            <text:p>0.3695894</text:p>
          </table:table-cell>
          <table:table-cell office:value-type="float" office:value="0.3756092" calcext:value-type="float">
            <text:p>0.3756092</text:p>
          </table:table-cell>
          <table:table-cell office:value-type="float" office:value="0.3880453" calcext:value-type="float">
            <text:p>0.3880453</text:p>
          </table:table-cell>
          <table:table-cell office:value-type="float" office:value="0.3966155" calcext:value-type="float">
            <text:p>0.396615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616891E-016" calcext:value-type="float">
            <text:p>9.616891E-16</text:p>
          </table:table-cell>
          <table:table-cell office:value-type="float" office:value="9.334814E-016" calcext:value-type="float">
            <text:p>9.334814E-16</text:p>
          </table:table-cell>
          <table:table-cell office:value-type="float" office:value="2.459277E-016" calcext:value-type="float">
            <text:p>2.459277E-16</text:p>
          </table:table-cell>
          <table:table-cell office:value-type="float" office:value="2.446374E-017" calcext:value-type="float">
            <text:p>2.446374E-17</text:p>
          </table:table-cell>
          <table:table-cell office:value-type="float" office:value="2.430815E-017" calcext:value-type="float">
            <text:p>2.430815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4106719" calcext:value-type="float">
            <text:p>-0.04106719</text:p>
          </table:table-cell>
          <table:table-cell office:value-type="float" office:value="-0.03330532" calcext:value-type="float">
            <text:p>-0.03330532</text:p>
          </table:table-cell>
          <table:table-cell office:value-type="float" office:value="-0.02633984" calcext:value-type="float">
            <text:p>-0.02633984</text:p>
          </table:table-cell>
          <table:table-cell office:value-type="float" office:value="-0.02186553" calcext:value-type="float">
            <text:p>-0.02186553</text:p>
          </table:table-cell>
          <table:table-cell office:value-type="float" office:value="-0.01974147" calcext:value-type="float">
            <text:p>-0.01974147</text:p>
          </table:table-cell>
          <table:table-cell office:value-type="float" office:value="-0.01661356" calcext:value-type="float">
            <text:p>-0.01661356</text:p>
          </table:table-cell>
          <table:table-cell office:value-type="float" office:value="-0.01394695" calcext:value-type="float">
            <text:p>-0.01394695</text:p>
          </table:table-cell>
          <table:table-cell office:value-type="float" office:value="-0.01245713" calcext:value-type="float">
            <text:p>-0.01245713</text:p>
          </table:table-cell>
          <table:table-cell office:value-type="float" office:value="-0.0110173" calcext:value-type="float">
            <text:p>-0.0110173</text:p>
          </table:table-cell>
          <table:table-cell office:value-type="float" office:value="-0.01086735" calcext:value-type="float">
            <text:p>-0.01086735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0.04525988" calcext:value-type="float">
            <text:p>-0.04525988</text:p>
          </table:table-cell>
          <table:table-cell office:value-type="float" office:value="0.03804281" calcext:value-type="float">
            <text:p>0.03804281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56447" calcext:value-type="float">
            <text:p>-2.35644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8122001" calcext:value-type="float">
            <text:p>18122001</text:p>
          </table:table-cell>
          <table:table-cell office:value-type="float" office:value="960.6578" calcext:value-type="float">
            <text:p>960.6578</text:p>
          </table:table-cell>
          <table:table-cell office:value-type="float" office:value="723.3611" calcext:value-type="float">
            <text:p>723.3611</text:p>
          </table:table-cell>
          <table:table-cell office:value-type="float" office:value="39.0905" calcext:value-type="float">
            <text:p>39.0905</text:p>
          </table:table-cell>
          <table:table-cell office:value-type="float" office:value="1092.91" calcext:value-type="float">
            <text:p>1092.91</text:p>
          </table:table-cell>
          <table:table-cell office:value-type="float" office:value="85.3971" calcext:value-type="float">
            <text:p>85.3971</text:p>
          </table:table-cell>
          <table:table-cell office:value-type="float" office:value="0" calcext:value-type="float">
            <text:p>0</text:p>
          </table:table-cell>
          <table:table-cell office:value-type="float" office:value="0.298961" calcext:value-type="float">
            <text:p>0.298961</text:p>
          </table:table-cell>
          <table:table-cell office:value-type="float" office:value="0.308488" calcext:value-type="float">
            <text:p>0.308488</text:p>
          </table:table-cell>
          <table:table-cell office:value-type="float" office:value="0.3143772" calcext:value-type="float">
            <text:p>0.3143772</text:p>
          </table:table-cell>
          <table:table-cell office:value-type="float" office:value="0.3224259" calcext:value-type="float">
            <text:p>0.3224259</text:p>
          </table:table-cell>
          <table:table-cell office:value-type="float" office:value="0.3282404" calcext:value-type="float">
            <text:p>0.3282404</text:p>
          </table:table-cell>
          <table:table-cell office:value-type="float" office:value="0.2918905" calcext:value-type="float">
            <text:p>0.2918905</text:p>
          </table:table-cell>
          <table:table-cell office:value-type="float" office:value="0.2936837" calcext:value-type="float">
            <text:p>0.2936837</text:p>
          </table:table-cell>
          <table:table-cell office:value-type="float" office:value="0.3728038" calcext:value-type="float">
            <text:p>0.3728038</text:p>
          </table:table-cell>
          <table:table-cell office:value-type="float" office:value="0.3692838" calcext:value-type="float">
            <text:p>0.3692838</text:p>
          </table:table-cell>
          <table:table-cell office:value-type="float" office:value="0.3757041" calcext:value-type="float">
            <text:p>0.3757041</text:p>
          </table:table-cell>
          <table:table-cell office:value-type="float" office:value="0.3883222" calcext:value-type="float">
            <text:p>0.3883222</text:p>
          </table:table-cell>
          <table:table-cell office:value-type="float" office:value="0.3967677" calcext:value-type="float">
            <text:p>0.396767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617541E-016" calcext:value-type="float">
            <text:p>9.617541E-16</text:p>
          </table:table-cell>
          <table:table-cell office:value-type="float" office:value="9.334731E-016" calcext:value-type="float">
            <text:p>9.334731E-16</text:p>
          </table:table-cell>
          <table:table-cell office:value-type="float" office:value="2.459245E-016" calcext:value-type="float">
            <text:p>2.459245E-16</text:p>
          </table:table-cell>
          <table:table-cell office:value-type="float" office:value="2.446381E-017" calcext:value-type="float">
            <text:p>2.446381E-17</text:p>
          </table:table-cell>
          <table:table-cell office:value-type="float" office:value="2.430777E-017" calcext:value-type="float">
            <text:p>2.430777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652604" calcext:value-type="float">
            <text:p>-0.03652604</text:p>
          </table:table-cell>
          <table:table-cell office:value-type="float" office:value="-0.02979906" calcext:value-type="float">
            <text:p>-0.02979906</text:p>
          </table:table-cell>
          <table:table-cell office:value-type="float" office:value="-0.02663539" calcext:value-type="float">
            <text:p>-0.02663539</text:p>
          </table:table-cell>
          <table:table-cell office:value-type="float" office:value="-0.02279473" calcext:value-type="float">
            <text:p>-0.02279473</text:p>
          </table:table-cell>
          <table:table-cell office:value-type="float" office:value="-0.02041911" calcext:value-type="float">
            <text:p>-0.02041911</text:p>
          </table:table-cell>
          <table:table-cell office:value-type="float" office:value="-0.01737745" calcext:value-type="float">
            <text:p>-0.01737745</text:p>
          </table:table-cell>
          <table:table-cell office:value-type="float" office:value="-0.01499165" calcext:value-type="float">
            <text:p>-0.01499165</text:p>
          </table:table-cell>
          <table:table-cell office:value-type="float" office:value="-0.01293044" calcext:value-type="float">
            <text:p>-0.01293044</text:p>
          </table:table-cell>
          <table:table-cell office:value-type="float" office:value="-0.0111698" calcext:value-type="float">
            <text:p>-0.0111698</text:p>
          </table:table-cell>
          <table:table-cell office:value-type="float" office:value="-0.0108199" calcext:value-type="float">
            <text:p>-0.0108199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0.04059424" calcext:value-type="float">
            <text:p>-0.04059424</text:p>
          </table:table-cell>
          <table:table-cell office:value-type="float" office:value="0.03803758" calcext:value-type="float">
            <text:p>0.03803758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55852" calcext:value-type="float">
            <text:p>-2.35585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9122001" calcext:value-type="float">
            <text:p>19122001</text:p>
          </table:table-cell>
          <table:table-cell office:value-type="float" office:value="960.6578" calcext:value-type="float">
            <text:p>960.6578</text:p>
          </table:table-cell>
          <table:table-cell office:value-type="float" office:value="723.9286" calcext:value-type="float">
            <text:p>723.9286</text:p>
          </table:table-cell>
          <table:table-cell office:value-type="float" office:value="39.0905" calcext:value-type="float">
            <text:p>39.0905</text:p>
          </table:table-cell>
          <table:table-cell office:value-type="float" office:value="1092.15" calcext:value-type="float">
            <text:p>1092.15</text:p>
          </table:table-cell>
          <table:table-cell office:value-type="float" office:value="85.58935" calcext:value-type="float">
            <text:p>85.58935</text:p>
          </table:table-cell>
          <table:table-cell office:value-type="float" office:value="0" calcext:value-type="float">
            <text:p>0</text:p>
          </table:table-cell>
          <table:table-cell office:value-type="float" office:value="0.2755312" calcext:value-type="float">
            <text:p>0.2755312</text:p>
          </table:table-cell>
          <table:table-cell office:value-type="float" office:value="0.2981693" calcext:value-type="float">
            <text:p>0.2981693</text:p>
          </table:table-cell>
          <table:table-cell office:value-type="float" office:value="0.3114685" calcext:value-type="float">
            <text:p>0.3114685</text:p>
          </table:table-cell>
          <table:table-cell office:value-type="float" office:value="0.3214881" calcext:value-type="float">
            <text:p>0.3214881</text:p>
          </table:table-cell>
          <table:table-cell office:value-type="float" office:value="0.3272502" calcext:value-type="float">
            <text:p>0.3272502</text:p>
          </table:table-cell>
          <table:table-cell office:value-type="float" office:value="0.2913928" calcext:value-type="float">
            <text:p>0.2913928</text:p>
          </table:table-cell>
          <table:table-cell office:value-type="float" office:value="0.2945639" calcext:value-type="float">
            <text:p>0.2945639</text:p>
          </table:table-cell>
          <table:table-cell office:value-type="float" office:value="0.372693" calcext:value-type="float">
            <text:p>0.372693</text:p>
          </table:table-cell>
          <table:table-cell office:value-type="float" office:value="0.3689811" calcext:value-type="float">
            <text:p>0.3689811</text:p>
          </table:table-cell>
          <table:table-cell office:value-type="float" office:value="0.3757465" calcext:value-type="float">
            <text:p>0.3757465</text:p>
          </table:table-cell>
          <table:table-cell office:value-type="float" office:value="0.3885622" calcext:value-type="float">
            <text:p>0.3885622</text:p>
          </table:table-cell>
          <table:table-cell office:value-type="float" office:value="0.3969164" calcext:value-type="float">
            <text:p>0.396916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733864E-016" calcext:value-type="float">
            <text:p>9.733864E-16</text:p>
          </table:table-cell>
          <table:table-cell office:value-type="float" office:value="9.334622E-016" calcext:value-type="float">
            <text:p>9.334622E-16</text:p>
          </table:table-cell>
          <table:table-cell office:value-type="float" office:value="2.459219E-016" calcext:value-type="float">
            <text:p>2.459219E-16</text:p>
          </table:table-cell>
          <table:table-cell office:value-type="float" office:value="2.446391E-017" calcext:value-type="float">
            <text:p>2.446391E-17</text:p>
          </table:table-cell>
          <table:table-cell office:value-type="float" office:value="2.430735E-017" calcext:value-type="float">
            <text:p>2.430735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6806196" calcext:value-type="float">
            <text:p>-0.06806196</text:p>
          </table:table-cell>
          <table:table-cell office:value-type="float" office:value="-0.0376428" calcext:value-type="float">
            <text:p>-0.0376428</text:p>
          </table:table-cell>
          <table:table-cell office:value-type="float" office:value="-0.02817153" calcext:value-type="float">
            <text:p>-0.02817153</text:p>
          </table:table-cell>
          <table:table-cell office:value-type="float" office:value="-0.02320259" calcext:value-type="float">
            <text:p>-0.02320259</text:p>
          </table:table-cell>
          <table:table-cell office:value-type="float" office:value="-0.0208041" calcext:value-type="float">
            <text:p>-0.0208041</text:p>
          </table:table-cell>
          <table:table-cell office:value-type="float" office:value="-0.01760368" calcext:value-type="float">
            <text:p>-0.01760368</text:p>
          </table:table-cell>
          <table:table-cell office:value-type="float" office:value="-0.01461111" calcext:value-type="float">
            <text:p>-0.01461111</text:p>
          </table:table-cell>
          <table:table-cell office:value-type="float" office:value="-0.01301591" calcext:value-type="float">
            <text:p>-0.01301591</text:p>
          </table:table-cell>
          <table:table-cell office:value-type="float" office:value="-0.01132343" calcext:value-type="float">
            <text:p>-0.01132343</text:p>
          </table:table-cell>
          <table:table-cell office:value-type="float" office:value="-0.01079899" calcext:value-type="float">
            <text:p>-0.01079899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0.09293549" calcext:value-type="float">
            <text:p>-0.09293549</text:p>
          </table:table-cell>
          <table:table-cell office:value-type="float" office:value="0.03803106" calcext:value-type="float">
            <text:p>0.03803106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55123" calcext:value-type="float">
            <text:p>-2.35512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122001" calcext:value-type="float">
            <text:p>20122001</text:p>
          </table:table-cell>
          <table:table-cell office:value-type="float" office:value="960.6578" calcext:value-type="float">
            <text:p>960.6578</text:p>
          </table:table-cell>
          <table:table-cell office:value-type="float" office:value="724.5212" calcext:value-type="float">
            <text:p>724.5212</text:p>
          </table:table-cell>
          <table:table-cell office:value-type="float" office:value="39.0905" calcext:value-type="float">
            <text:p>39.0905</text:p>
          </table:table-cell>
          <table:table-cell office:value-type="float" office:value="1091.313" calcext:value-type="float">
            <text:p>1091.313</text:p>
          </table:table-cell>
          <table:table-cell office:value-type="float" office:value="85.83408" calcext:value-type="float">
            <text:p>85.83408</text:p>
          </table:table-cell>
          <table:table-cell office:value-type="float" office:value="0" calcext:value-type="float">
            <text:p>0</text:p>
          </table:table-cell>
          <table:table-cell office:value-type="float" office:value="0.2755837" calcext:value-type="float">
            <text:p>0.2755837</text:p>
          </table:table-cell>
          <table:table-cell office:value-type="float" office:value="0.2942007" calcext:value-type="float">
            <text:p>0.2942007</text:p>
          </table:table-cell>
          <table:table-cell office:value-type="float" office:value="0.3081933" calcext:value-type="float">
            <text:p>0.3081933</text:p>
          </table:table-cell>
          <table:table-cell office:value-type="float" office:value="0.3196685" calcext:value-type="float">
            <text:p>0.3196685</text:p>
          </table:table-cell>
          <table:table-cell office:value-type="float" office:value="0.3259719" calcext:value-type="float">
            <text:p>0.3259719</text:p>
          </table:table-cell>
          <table:table-cell office:value-type="float" office:value="0.2909165" calcext:value-type="float">
            <text:p>0.2909165</text:p>
          </table:table-cell>
          <table:table-cell office:value-type="float" office:value="0.2943317" calcext:value-type="float">
            <text:p>0.2943317</text:p>
          </table:table-cell>
          <table:table-cell office:value-type="float" office:value="0.3726341" calcext:value-type="float">
            <text:p>0.3726341</text:p>
          </table:table-cell>
          <table:table-cell office:value-type="float" office:value="0.3687219" calcext:value-type="float">
            <text:p>0.3687219</text:p>
          </table:table-cell>
          <table:table-cell office:value-type="float" office:value="0.3757781" calcext:value-type="float">
            <text:p>0.3757781</text:p>
          </table:table-cell>
          <table:table-cell office:value-type="float" office:value="0.3887707" calcext:value-type="float">
            <text:p>0.3887707</text:p>
          </table:table-cell>
          <table:table-cell office:value-type="float" office:value="0.3970598" calcext:value-type="float">
            <text:p>0.397059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655175E-016" calcext:value-type="float">
            <text:p>9.655175E-16</text:p>
          </table:table-cell>
          <table:table-cell office:value-type="float" office:value="9.334499E-016" calcext:value-type="float">
            <text:p>9.334499E-16</text:p>
          </table:table-cell>
          <table:table-cell office:value-type="float" office:value="2.459196E-016" calcext:value-type="float">
            <text:p>2.459196E-16</text:p>
          </table:table-cell>
          <table:table-cell office:value-type="float" office:value="2.446399E-017" calcext:value-type="float">
            <text:p>2.446399E-17</text:p>
          </table:table-cell>
          <table:table-cell office:value-type="float" office:value="2.430691E-017" calcext:value-type="float">
            <text:p>2.430691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6732903" calcext:value-type="float">
            <text:p>-0.06732903</text:p>
          </table:table-cell>
          <table:table-cell office:value-type="float" office:value="-0.04182398" calcext:value-type="float">
            <text:p>-0.04182398</text:p>
          </table:table-cell>
          <table:table-cell office:value-type="float" office:value="-0.03006573" calcext:value-type="float">
            <text:p>-0.03006573</text:p>
          </table:table-cell>
          <table:table-cell office:value-type="float" office:value="-0.02402037" calcext:value-type="float">
            <text:p>-0.02402037</text:p>
          </table:table-cell>
          <table:table-cell office:value-type="float" office:value="-0.02130655" calcext:value-type="float">
            <text:p>-0.02130655</text:p>
          </table:table-cell>
          <table:table-cell office:value-type="float" office:value="-0.01781924" calcext:value-type="float">
            <text:p>-0.01781924</text:p>
          </table:table-cell>
          <table:table-cell office:value-type="float" office:value="-0.01470701" calcext:value-type="float">
            <text:p>-0.01470701</text:p>
          </table:table-cell>
          <table:table-cell office:value-type="float" office:value="-0.01306048" calcext:value-type="float">
            <text:p>-0.01306048</text:p>
          </table:table-cell>
          <table:table-cell office:value-type="float" office:value="-0.01145663" calcext:value-type="float">
            <text:p>-0.01145663</text:p>
          </table:table-cell>
          <table:table-cell office:value-type="float" office:value="-0.01078343" calcext:value-type="float">
            <text:p>-0.01078343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0.09057548" calcext:value-type="float">
            <text:p>-0.09057548</text:p>
          </table:table-cell>
          <table:table-cell office:value-type="float" office:value="0.03802065" calcext:value-type="float">
            <text:p>0.03802065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54273" calcext:value-type="float">
            <text:p>-2.354273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122001" calcext:value-type="float">
            <text:p>21122001</text:p>
          </table:table-cell>
          <table:table-cell office:value-type="float" office:value="960.6578" calcext:value-type="float">
            <text:p>960.6578</text:p>
          </table:table-cell>
          <table:table-cell office:value-type="float" office:value="724.7177" calcext:value-type="float">
            <text:p>724.7177</text:p>
          </table:table-cell>
          <table:table-cell office:value-type="float" office:value="39.0905" calcext:value-type="float">
            <text:p>39.0905</text:p>
          </table:table-cell>
          <table:table-cell office:value-type="float" office:value="1091.053" calcext:value-type="float">
            <text:p>1091.053</text:p>
          </table:table-cell>
          <table:table-cell office:value-type="float" office:value="85.89792" calcext:value-type="float">
            <text:p>85.89792</text:p>
          </table:table-cell>
          <table:table-cell office:value-type="float" office:value="0" calcext:value-type="float">
            <text:p>0</text:p>
          </table:table-cell>
          <table:table-cell office:value-type="float" office:value="0.3070076" calcext:value-type="float">
            <text:p>0.3070076</text:p>
          </table:table-cell>
          <table:table-cell office:value-type="float" office:value="0.3008293" calcext:value-type="float">
            <text:p>0.3008293</text:p>
          </table:table-cell>
          <table:table-cell office:value-type="float" office:value="0.3065891" calcext:value-type="float">
            <text:p>0.3065891</text:p>
          </table:table-cell>
          <table:table-cell office:value-type="float" office:value="0.3174748" calcext:value-type="float">
            <text:p>0.3174748</text:p>
          </table:table-cell>
          <table:table-cell office:value-type="float" office:value="0.3238831" calcext:value-type="float">
            <text:p>0.3238831</text:p>
          </table:table-cell>
          <table:table-cell office:value-type="float" office:value="0.2893458" calcext:value-type="float">
            <text:p>0.2893458</text:p>
          </table:table-cell>
          <table:table-cell office:value-type="float" office:value="0.2919159" calcext:value-type="float">
            <text:p>0.2919159</text:p>
          </table:table-cell>
          <table:table-cell office:value-type="float" office:value="0.3720722" calcext:value-type="float">
            <text:p>0.3720722</text:p>
          </table:table-cell>
          <table:table-cell office:value-type="float" office:value="0.3684506" calcext:value-type="float">
            <text:p>0.3684506</text:p>
          </table:table-cell>
          <table:table-cell office:value-type="float" office:value="0.3757996" calcext:value-type="float">
            <text:p>0.3757996</text:p>
          </table:table-cell>
          <table:table-cell office:value-type="float" office:value="0.3889531" calcext:value-type="float">
            <text:p>0.3889531</text:p>
          </table:table-cell>
          <table:table-cell office:value-type="float" office:value="0.3971972" calcext:value-type="float">
            <text:p>0.397197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655763E-016" calcext:value-type="float">
            <text:p>9.655763E-16</text:p>
          </table:table-cell>
          <table:table-cell office:value-type="float" office:value="9.334377E-016" calcext:value-type="float">
            <text:p>9.334377E-16</text:p>
          </table:table-cell>
          <table:table-cell office:value-type="float" office:value="2.459172E-016" calcext:value-type="float">
            <text:p>2.459172E-16</text:p>
          </table:table-cell>
          <table:table-cell office:value-type="float" office:value="2.446408E-017" calcext:value-type="float">
            <text:p>2.446408E-17</text:p>
          </table:table-cell>
          <table:table-cell office:value-type="float" office:value="2.430653E-017" calcext:value-type="float">
            <text:p>2.430653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070438" calcext:value-type="float">
            <text:p>-0.03070438</text:p>
          </table:table-cell>
          <table:table-cell office:value-type="float" office:value="-0.03560501" calcext:value-type="float">
            <text:p>-0.03560501</text:p>
          </table:table-cell>
          <table:table-cell office:value-type="float" office:value="-0.03107916" calcext:value-type="float">
            <text:p>-0.03107916</text:p>
          </table:table-cell>
          <table:table-cell office:value-type="float" office:value="-0.02505318" calcext:value-type="float">
            <text:p>-0.02505318</text:p>
          </table:table-cell>
          <table:table-cell office:value-type="float" office:value="-0.02216546" calcext:value-type="float">
            <text:p>-0.02216546</text:p>
          </table:table-cell>
          <table:table-cell office:value-type="float" office:value="-0.01855744" calcext:value-type="float">
            <text:p>-0.01855744</text:p>
          </table:table-cell>
          <table:table-cell office:value-type="float" office:value="-0.01576933" calcext:value-type="float">
            <text:p>-0.01576933</text:p>
          </table:table-cell>
          <table:table-cell office:value-type="float" office:value="-0.01349171" calcext:value-type="float">
            <text:p>-0.01349171</text:p>
          </table:table-cell>
          <table:table-cell office:value-type="float" office:value="-0.01159758" calcext:value-type="float">
            <text:p>-0.01159758</text:p>
          </table:table-cell>
          <table:table-cell office:value-type="float" office:value="-0.01077279" calcext:value-type="float">
            <text:p>-0.01077279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0.03030028" calcext:value-type="float">
            <text:p>-0.03030028</text:p>
          </table:table-cell>
          <table:table-cell office:value-type="float" office:value="0.0380105" calcext:value-type="float">
            <text:p>0.0380105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53315" calcext:value-type="float">
            <text:p>-2.35331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2122001" calcext:value-type="float">
            <text:p>22122001</text:p>
          </table:table-cell>
          <table:table-cell office:value-type="float" office:value="961.8578" calcext:value-type="float">
            <text:p>961.8578</text:p>
          </table:table-cell>
          <table:table-cell office:value-type="float" office:value="724.9352" calcext:value-type="float">
            <text:p>724.9352</text:p>
          </table:table-cell>
          <table:table-cell office:value-type="float" office:value="39.0905" calcext:value-type="float">
            <text:p>39.0905</text:p>
          </table:table-cell>
          <table:table-cell office:value-type="float" office:value="1092.035" calcext:value-type="float">
            <text:p>1092.035</text:p>
          </table:table-cell>
          <table:table-cell office:value-type="float" office:value="85.89803" calcext:value-type="float">
            <text:p>85.89803</text:p>
          </table:table-cell>
          <table:table-cell office:value-type="float" office:value="6.304453" calcext:value-type="float">
            <text:p>6.304453</text:p>
          </table:table-cell>
          <table:table-cell office:value-type="float" office:value="0.2662152" calcext:value-type="float">
            <text:p>0.2662152</text:p>
          </table:table-cell>
          <table:table-cell office:value-type="float" office:value="0.2979919" calcext:value-type="float">
            <text:p>0.2979919</text:p>
          </table:table-cell>
          <table:table-cell office:value-type="float" office:value="0.3098984" calcext:value-type="float">
            <text:p>0.3098984</text:p>
          </table:table-cell>
          <table:table-cell office:value-type="float" office:value="0.3174165" calcext:value-type="float">
            <text:p>0.3174165</text:p>
          </table:table-cell>
          <table:table-cell office:value-type="float" office:value="0.3228619" calcext:value-type="float">
            <text:p>0.3228619</text:p>
          </table:table-cell>
          <table:table-cell office:value-type="float" office:value="0.2878779" calcext:value-type="float">
            <text:p>0.2878779</text:p>
          </table:table-cell>
          <table:table-cell office:value-type="float" office:value="0.2903562" calcext:value-type="float">
            <text:p>0.2903562</text:p>
          </table:table-cell>
          <table:table-cell office:value-type="float" office:value="0.3714401" calcext:value-type="float">
            <text:p>0.3714401</text:p>
          </table:table-cell>
          <table:table-cell office:value-type="float" office:value="0.3681379" calcext:value-type="float">
            <text:p>0.3681379</text:p>
          </table:table-cell>
          <table:table-cell office:value-type="float" office:value="0.3758075" calcext:value-type="float">
            <text:p>0.3758075</text:p>
          </table:table-cell>
          <table:table-cell office:value-type="float" office:value="0.3890696" calcext:value-type="float">
            <text:p>0.3890696</text:p>
          </table:table-cell>
          <table:table-cell office:value-type="float" office:value="0.3973282" calcext:value-type="float">
            <text:p>0.397328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656373E-016" calcext:value-type="float">
            <text:p>9.656373E-16</text:p>
          </table:table-cell>
          <table:table-cell office:value-type="float" office:value="9.334274E-016" calcext:value-type="float">
            <text:p>9.334274E-16</text:p>
          </table:table-cell>
          <table:table-cell office:value-type="float" office:value="2.459145E-016" calcext:value-type="float">
            <text:p>2.459145E-16</text:p>
          </table:table-cell>
          <table:table-cell office:value-type="float" office:value="2.446419E-017" calcext:value-type="float">
            <text:p>2.446419E-17</text:p>
          </table:table-cell>
          <table:table-cell office:value-type="float" office:value="2.430608E-017" calcext:value-type="float">
            <text:p>2.430608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8670127" calcext:value-type="float">
            <text:p>-0.08670127</text:p>
          </table:table-cell>
          <table:table-cell office:value-type="float" office:value="-0.03770371" calcext:value-type="float">
            <text:p>-0.03770371</text:p>
          </table:table-cell>
          <table:table-cell office:value-type="float" office:value="-0.02904601" calcext:value-type="float">
            <text:p>-0.02904601</text:p>
          </table:table-cell>
          <table:table-cell office:value-type="float" office:value="-0.02509516" calcext:value-type="float">
            <text:p>-0.02509516</text:p>
          </table:table-cell>
          <table:table-cell office:value-type="float" office:value="-0.02260389" calcext:value-type="float">
            <text:p>-0.02260389</text:p>
          </table:table-cell>
          <table:table-cell office:value-type="float" office:value="-0.01927893" calcext:value-type="float">
            <text:p>-0.01927893</text:p>
          </table:table-cell>
          <table:table-cell office:value-type="float" office:value="-0.01649548" calcext:value-type="float">
            <text:p>-0.01649548</text:p>
          </table:table-cell>
          <table:table-cell office:value-type="float" office:value="-0.01399721" calcext:value-type="float">
            <text:p>-0.01399721</text:p>
          </table:table-cell>
          <table:table-cell office:value-type="float" office:value="-0.01176228" calcext:value-type="float">
            <text:p>-0.01176228</text:p>
          </table:table-cell>
          <table:table-cell office:value-type="float" office:value="-0.01076887" calcext:value-type="float">
            <text:p>-0.01076887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0.1448497" calcext:value-type="float">
            <text:p>-0.1448497</text:p>
          </table:table-cell>
          <table:table-cell office:value-type="float" office:value="0.03800549" calcext:value-type="float">
            <text:p>0.03800549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5201" calcext:value-type="float">
            <text:p>-2.3520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3122001" calcext:value-type="float">
            <text:p>23122001</text:p>
          </table:table-cell>
          <table:table-cell office:value-type="float" office:value="961.8578" calcext:value-type="float">
            <text:p>961.8578</text:p>
          </table:table-cell>
          <table:table-cell office:value-type="float" office:value="725.2956" calcext:value-type="float">
            <text:p>725.2956</text:p>
          </table:table-cell>
          <table:table-cell office:value-type="float" office:value="39.0905" calcext:value-type="float">
            <text:p>39.0905</text:p>
          </table:table-cell>
          <table:table-cell office:value-type="float" office:value="1091.258" calcext:value-type="float">
            <text:p>1091.258</text:p>
          </table:table-cell>
          <table:table-cell office:value-type="float" office:value="86.31475" calcext:value-type="float">
            <text:p>86.31475</text:p>
          </table:table-cell>
          <table:table-cell office:value-type="float" office:value="5.965523" calcext:value-type="float">
            <text:p>5.965523</text:p>
          </table:table-cell>
          <table:table-cell office:value-type="float" office:value="0.2065491" calcext:value-type="float">
            <text:p>0.2065491</text:p>
          </table:table-cell>
          <table:table-cell office:value-type="float" office:value="0.2905528" calcext:value-type="float">
            <text:p>0.2905528</text:p>
          </table:table-cell>
          <table:table-cell office:value-type="float" office:value="0.3056246" calcext:value-type="float">
            <text:p>0.3056246</text:p>
          </table:table-cell>
          <table:table-cell office:value-type="float" office:value="0.3162285" calcext:value-type="float">
            <text:p>0.3162285</text:p>
          </table:table-cell>
          <table:table-cell office:value-type="float" office:value="0.3222683" calcext:value-type="float">
            <text:p>0.3222683</text:p>
          </table:table-cell>
          <table:table-cell office:value-type="float" office:value="0.2881155" calcext:value-type="float">
            <text:p>0.2881155</text:p>
          </table:table-cell>
          <table:table-cell office:value-type="float" office:value="0.2924879" calcext:value-type="float">
            <text:p>0.2924879</text:p>
          </table:table-cell>
          <table:table-cell office:value-type="float" office:value="0.3714947" calcext:value-type="float">
            <text:p>0.3714947</text:p>
          </table:table-cell>
          <table:table-cell office:value-type="float" office:value="0.3678412" calcext:value-type="float">
            <text:p>0.3678412</text:p>
          </table:table-cell>
          <table:table-cell office:value-type="float" office:value="0.3757979" calcext:value-type="float">
            <text:p>0.3757979</text:p>
          </table:table-cell>
          <table:table-cell office:value-type="float" office:value="0.3891574" calcext:value-type="float">
            <text:p>0.3891574</text:p>
          </table:table-cell>
          <table:table-cell office:value-type="float" office:value="0.3974493" calcext:value-type="float">
            <text:p>0.3974493</text:p>
          </table:table-cell>
          <table:table-cell office:value-type="float" office:value="0.462374" calcext:value-type="float">
            <text:p>0.462374</text:p>
          </table:table-cell>
          <table:table-cell office:value-type="float" office:value="0" calcext:value-type="float">
            <text:p>0</text:p>
          </table:table-cell>
          <table:table-cell office:value-type="float" office:value="0.002446691" calcext:value-type="float">
            <text:p>0.002446691</text:p>
          </table:table-cell>
          <table:table-cell office:value-type="float" office:value="9.334139E-016" calcext:value-type="float">
            <text:p>9.334139E-16</text:p>
          </table:table-cell>
          <table:table-cell office:value-type="float" office:value="2.45913E-016" calcext:value-type="float">
            <text:p>2.45913E-16</text:p>
          </table:table-cell>
          <table:table-cell office:value-type="float" office:value="2.446432E-017" calcext:value-type="float">
            <text:p>2.446432E-17</text:p>
          </table:table-cell>
          <table:table-cell office:value-type="float" office:value="2.430562E-017" calcext:value-type="float">
            <text:p>2.430562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603911" calcext:value-type="float">
            <text:p>-0.603911</text:p>
          </table:table-cell>
          <table:table-cell office:value-type="float" office:value="-0.0462198" calcext:value-type="float">
            <text:p>-0.0462198</text:p>
          </table:table-cell>
          <table:table-cell office:value-type="float" office:value="-0.0316291" calcext:value-type="float">
            <text:p>-0.0316291</text:p>
          </table:table-cell>
          <table:table-cell office:value-type="float" office:value="-0.02567533" calcext:value-type="float">
            <text:p>-0.02567533</text:p>
          </table:table-cell>
          <table:table-cell office:value-type="float" office:value="-0.02285944" calcext:value-type="float">
            <text:p>-0.02285944</text:p>
          </table:table-cell>
          <table:table-cell office:value-type="float" office:value="-0.01916376" calcext:value-type="float">
            <text:p>-0.01916376</text:p>
          </table:table-cell>
          <table:table-cell office:value-type="float" office:value="-0.01553733" calcext:value-type="float">
            <text:p>-0.01553733</text:p>
          </table:table-cell>
          <table:table-cell office:value-type="float" office:value="-0.01395588" calcext:value-type="float">
            <text:p>-0.01395588</text:p>
          </table:table-cell>
          <table:table-cell office:value-type="float" office:value="-0.01192143" calcext:value-type="float">
            <text:p>-0.01192143</text:p>
          </table:table-cell>
          <table:table-cell office:value-type="float" office:value="-0.01077347" calcext:value-type="float">
            <text:p>-0.01077347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2.34541" calcext:value-type="float">
            <text:p>-2.34541</text:p>
          </table:table-cell>
          <table:table-cell office:value-type="float" office:value="0.03807652" calcext:value-type="float">
            <text:p>0.03807652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50517" calcext:value-type="float">
            <text:p>-2.350517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4122001" calcext:value-type="float">
            <text:p>24122001</text:p>
          </table:table-cell>
          <table:table-cell office:value-type="float" office:value="961.8578" calcext:value-type="float">
            <text:p>961.8578</text:p>
          </table:table-cell>
          <table:table-cell office:value-type="float" office:value="725.5391" calcext:value-type="float">
            <text:p>725.5391</text:p>
          </table:table-cell>
          <table:table-cell office:value-type="float" office:value="39.0905" calcext:value-type="float">
            <text:p>39.0905</text:p>
          </table:table-cell>
          <table:table-cell office:value-type="float" office:value="1090.582" calcext:value-type="float">
            <text:p>1090.582</text:p>
          </table:table-cell>
          <table:table-cell office:value-type="float" office:value="86.74736" calcext:value-type="float">
            <text:p>86.74736</text:p>
          </table:table-cell>
          <table:table-cell office:value-type="float" office:value="5.820965" calcext:value-type="float">
            <text:p>5.820965</text:p>
          </table:table-cell>
          <table:table-cell office:value-type="float" office:value="0.1571394" calcext:value-type="float">
            <text:p>0.1571394</text:p>
          </table:table-cell>
          <table:table-cell office:value-type="float" office:value="0.2807575" calcext:value-type="float">
            <text:p>0.2807575</text:p>
          </table:table-cell>
          <table:table-cell office:value-type="float" office:value="0.3029033" calcext:value-type="float">
            <text:p>0.3029033</text:p>
          </table:table-cell>
          <table:table-cell office:value-type="float" office:value="0.3147884" calcext:value-type="float">
            <text:p>0.3147884</text:p>
          </table:table-cell>
          <table:table-cell office:value-type="float" office:value="0.3211849" calcext:value-type="float">
            <text:p>0.3211849</text:p>
          </table:table-cell>
          <table:table-cell office:value-type="float" office:value="0.2874354" calcext:value-type="float">
            <text:p>0.2874354</text:p>
          </table:table-cell>
          <table:table-cell office:value-type="float" office:value="0.2907723" calcext:value-type="float">
            <text:p>0.2907723</text:p>
          </table:table-cell>
          <table:table-cell office:value-type="float" office:value="0.3712568" calcext:value-type="float">
            <text:p>0.3712568</text:p>
          </table:table-cell>
          <table:table-cell office:value-type="float" office:value="0.3675903" calcext:value-type="float">
            <text:p>0.3675903</text:p>
          </table:table-cell>
          <table:table-cell office:value-type="float" office:value="0.3757762" calcext:value-type="float">
            <text:p>0.3757762</text:p>
          </table:table-cell>
          <table:table-cell office:value-type="float" office:value="0.3892375" calcext:value-type="float">
            <text:p>0.3892375</text:p>
          </table:table-cell>
          <table:table-cell office:value-type="float" office:value="0.3975608" calcext:value-type="float">
            <text:p>0.3975608</text:p>
          </table:table-cell>
          <table:table-cell office:value-type="float" office:value="0.4623649" calcext:value-type="float">
            <text:p>0.4623649</text:p>
          </table:table-cell>
          <table:table-cell office:value-type="float" office:value="0" calcext:value-type="float">
            <text:p>0</text:p>
          </table:table-cell>
          <table:table-cell office:value-type="float" office:value="0.02953968" calcext:value-type="float">
            <text:p>0.02953968</text:p>
          </table:table-cell>
          <table:table-cell office:value-type="float" office:value="0.01215021" calcext:value-type="float">
            <text:p>0.01215021</text:p>
          </table:table-cell>
          <table:table-cell office:value-type="float" office:value="2.459114E-016" calcext:value-type="float">
            <text:p>2.459114E-16</text:p>
          </table:table-cell>
          <table:table-cell office:value-type="float" office:value="2.446439E-017" calcext:value-type="float">
            <text:p>2.446439E-17</text:p>
          </table:table-cell>
          <table:table-cell office:value-type="float" office:value="2.430522E-017" calcext:value-type="float">
            <text:p>2.430522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.105528" calcext:value-type="float">
            <text:p>-5.105528</text:p>
          </table:table-cell>
          <table:table-cell office:value-type="float" office:value="-0.05877496" calcext:value-type="float">
            <text:p>-0.05877496</text:p>
          </table:table-cell>
          <table:table-cell office:value-type="float" office:value="-0.03352948" calcext:value-type="float">
            <text:p>-0.03352948</text:p>
          </table:table-cell>
          <table:table-cell office:value-type="float" office:value="-0.02639912" calcext:value-type="float">
            <text:p>-0.02639912</text:p>
          </table:table-cell>
          <table:table-cell office:value-type="float" office:value="-0.0233331" calcext:value-type="float">
            <text:p>-0.0233331</text:p>
          </table:table-cell>
          <table:table-cell office:value-type="float" office:value="-0.0195014" calcext:value-type="float">
            <text:p>-0.0195014</text:p>
          </table:table-cell>
          <table:table-cell office:value-type="float" office:value="-0.01629005" calcext:value-type="float">
            <text:p>-0.01629005</text:p>
          </table:table-cell>
          <table:table-cell office:value-type="float" office:value="-0.01414836" calcext:value-type="float">
            <text:p>-0.01414836</text:p>
          </table:table-cell>
          <table:table-cell office:value-type="float" office:value="-0.01205754" calcext:value-type="float">
            <text:p>-0.01205754</text:p>
          </table:table-cell>
          <table:table-cell office:value-type="float" office:value="-0.01078414" calcext:value-type="float">
            <text:p>-0.01078414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15.67587" calcext:value-type="float">
            <text:p>-15.67587</text:p>
          </table:table-cell>
          <table:table-cell office:value-type="float" office:value="0.03811675" calcext:value-type="float">
            <text:p>0.03811675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34941" calcext:value-type="float">
            <text:p>-2.3494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5122001" calcext:value-type="float">
            <text:p>25122001</text:p>
          </table:table-cell>
          <table:table-cell office:value-type="float" office:value="961.8578" calcext:value-type="float">
            <text:p>961.8578</text:p>
          </table:table-cell>
          <table:table-cell office:value-type="float" office:value="725.7655" calcext:value-type="float">
            <text:p>725.7655</text:p>
          </table:table-cell>
          <table:table-cell office:value-type="float" office:value="39.0905" calcext:value-type="float">
            <text:p>39.0905</text:p>
          </table:table-cell>
          <table:table-cell office:value-type="float" office:value="1090.066" calcext:value-type="float">
            <text:p>1090.066</text:p>
          </table:table-cell>
          <table:table-cell office:value-type="float" office:value="87.03649" calcext:value-type="float">
            <text:p>87.03649</text:p>
          </table:table-cell>
          <table:table-cell office:value-type="float" office:value="5.65748" calcext:value-type="float">
            <text:p>5.65748</text:p>
          </table:table-cell>
          <table:table-cell office:value-type="float" office:value="0.1563477" calcext:value-type="float">
            <text:p>0.1563477</text:p>
          </table:table-cell>
          <table:table-cell office:value-type="float" office:value="0.232911" calcext:value-type="float">
            <text:p>0.232911</text:p>
          </table:table-cell>
          <table:table-cell office:value-type="float" office:value="0.3027231" calcext:value-type="float">
            <text:p>0.3027231</text:p>
          </table:table-cell>
          <table:table-cell office:value-type="float" office:value="0.3132234" calcext:value-type="float">
            <text:p>0.3132234</text:p>
          </table:table-cell>
          <table:table-cell office:value-type="float" office:value="0.3191878" calcext:value-type="float">
            <text:p>0.3191878</text:p>
          </table:table-cell>
          <table:table-cell office:value-type="float" office:value="0.2858497" calcext:value-type="float">
            <text:p>0.2858497</text:p>
          </table:table-cell>
          <table:table-cell office:value-type="float" office:value="0.2888684" calcext:value-type="float">
            <text:p>0.2888684</text:p>
          </table:table-cell>
          <table:table-cell office:value-type="float" office:value="0.3706914" calcext:value-type="float">
            <text:p>0.3706914</text:p>
          </table:table-cell>
          <table:table-cell office:value-type="float" office:value="0.3673157" calcext:value-type="float">
            <text:p>0.3673157</text:p>
          </table:table-cell>
          <table:table-cell office:value-type="float" office:value="0.3757434" calcext:value-type="float">
            <text:p>0.3757434</text:p>
          </table:table-cell>
          <table:table-cell office:value-type="float" office:value="0.3893088" calcext:value-type="float">
            <text:p>0.3893088</text:p>
          </table:table-cell>
          <table:table-cell office:value-type="float" office:value="0.3976543" calcext:value-type="float">
            <text:p>0.3976543</text:p>
          </table:table-cell>
          <table:table-cell office:value-type="float" office:value="0.4623649" calcext:value-type="float">
            <text:p>0.4623649</text:p>
          </table:table-cell>
          <table:table-cell office:value-type="float" office:value="0" calcext:value-type="float">
            <text:p>0</text:p>
          </table:table-cell>
          <table:table-cell office:value-type="float" office:value="0.02578251" calcext:value-type="float">
            <text:p>0.02578251</text:p>
          </table:table-cell>
          <table:table-cell office:value-type="float" office:value="0.06631387" calcext:value-type="float">
            <text:p>0.06631387</text:p>
          </table:table-cell>
          <table:table-cell office:value-type="float" office:value="2.459098E-016" calcext:value-type="float">
            <text:p>2.459098E-16</text:p>
          </table:table-cell>
          <table:table-cell office:value-type="float" office:value="2.446435E-017" calcext:value-type="float">
            <text:p>2.446435E-17</text:p>
          </table:table-cell>
          <table:table-cell office:value-type="float" office:value="2.430502E-017" calcext:value-type="float">
            <text:p>2.430502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.331607" calcext:value-type="float">
            <text:p>-5.331607</text:p>
          </table:table-cell>
          <table:table-cell office:value-type="float" office:value="-0.2456456" calcext:value-type="float">
            <text:p>-0.2456456</text:p>
          </table:table-cell>
          <table:table-cell office:value-type="float" office:value="-0.03374288" calcext:value-type="float">
            <text:p>-0.03374288</text:p>
          </table:table-cell>
          <table:table-cell office:value-type="float" office:value="-0.02722305" calcext:value-type="float">
            <text:p>-0.02722305</text:p>
          </table:table-cell>
          <table:table-cell office:value-type="float" office:value="-0.02423378" calcext:value-type="float">
            <text:p>-0.02423378</text:p>
          </table:table-cell>
          <table:table-cell office:value-type="float" office:value="-0.02032772" calcext:value-type="float">
            <text:p>-0.02032772</text:p>
          </table:table-cell>
          <table:table-cell office:value-type="float" office:value="-0.01721949" calcext:value-type="float">
            <text:p>-0.01721949</text:p>
          </table:table-cell>
          <table:table-cell office:value-type="float" office:value="-0.0146213" calcext:value-type="float">
            <text:p>-0.0146213</text:p>
          </table:table-cell>
          <table:table-cell office:value-type="float" office:value="-0.0122081" calcext:value-type="float">
            <text:p>-0.0122081</text:p>
          </table:table-cell>
          <table:table-cell office:value-type="float" office:value="-0.01080008" calcext:value-type="float">
            <text:p>-0.01080008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15.16092" calcext:value-type="float">
            <text:p>-15.16092</text:p>
          </table:table-cell>
          <table:table-cell office:value-type="float" office:value="0.03827656" calcext:value-type="float">
            <text:p>0.03827656</text:p>
          </table:table-cell>
          <table:table-cell office:value-type="float" office:value="-9999.039" calcext:value-type="float">
            <text:p>-9999.039</text:p>
          </table:table-cell>
          <table:table-cell office:value-type="float" office:value="-2.349281" calcext:value-type="float">
            <text:p>-2.34928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122001" calcext:value-type="float">
            <text:p>26122001</text:p>
          </table:table-cell>
          <table:table-cell office:value-type="float" office:value="961.8578" calcext:value-type="float">
            <text:p>961.8578</text:p>
          </table:table-cell>
          <table:table-cell office:value-type="float" office:value="725.9127" calcext:value-type="float">
            <text:p>725.9127</text:p>
          </table:table-cell>
          <table:table-cell office:value-type="float" office:value="39.0905" calcext:value-type="float">
            <text:p>39.0905</text:p>
          </table:table-cell>
          <table:table-cell office:value-type="float" office:value="1089.694" calcext:value-type="float">
            <text:p>1089.694</text:p>
          </table:table-cell>
          <table:table-cell office:value-type="float" office:value="87.26189" calcext:value-type="float">
            <text:p>87.26189</text:p>
          </table:table-cell>
          <table:table-cell office:value-type="float" office:value="5.502062" calcext:value-type="float">
            <text:p>5.502062</text:p>
          </table:table-cell>
          <table:table-cell office:value-type="float" office:value="0.1759435" calcext:value-type="float">
            <text:p>0.1759435</text:p>
          </table:table-cell>
          <table:table-cell office:value-type="float" office:value="0.2060024" calcext:value-type="float">
            <text:p>0.2060024</text:p>
          </table:table-cell>
          <table:table-cell office:value-type="float" office:value="0.3060439" calcext:value-type="float">
            <text:p>0.3060439</text:p>
          </table:table-cell>
          <table:table-cell office:value-type="float" office:value="0.313043" calcext:value-type="float">
            <text:p>0.313043</text:p>
          </table:table-cell>
          <table:table-cell office:value-type="float" office:value="0.3179109" calcext:value-type="float">
            <text:p>0.3179109</text:p>
          </table:table-cell>
          <table:table-cell office:value-type="float" office:value="0.2846728" calcext:value-type="float">
            <text:p>0.2846728</text:p>
          </table:table-cell>
          <table:table-cell office:value-type="float" office:value="0.2877782" calcext:value-type="float">
            <text:p>0.2877782</text:p>
          </table:table-cell>
          <table:table-cell office:value-type="float" office:value="0.3701266" calcext:value-type="float">
            <text:p>0.3701266</text:p>
          </table:table-cell>
          <table:table-cell office:value-type="float" office:value="0.3669977" calcext:value-type="float">
            <text:p>0.3669977</text:p>
          </table:table-cell>
          <table:table-cell office:value-type="float" office:value="0.3756981" calcext:value-type="float">
            <text:p>0.3756981</text:p>
          </table:table-cell>
          <table:table-cell office:value-type="float" office:value="0.3893698" calcext:value-type="float">
            <text:p>0.3893698</text:p>
          </table:table-cell>
          <table:table-cell office:value-type="float" office:value="0.3977346" calcext:value-type="float">
            <text:p>0.3977346</text:p>
          </table:table-cell>
          <table:table-cell office:value-type="float" office:value="0.462374" calcext:value-type="float">
            <text:p>0.462374</text:p>
          </table:table-cell>
          <table:table-cell office:value-type="float" office:value="0" calcext:value-type="float">
            <text:p>0</text:p>
          </table:table-cell>
          <table:table-cell office:value-type="float" office:value="0.001740468" calcext:value-type="float">
            <text:p>0.001740468</text:p>
          </table:table-cell>
          <table:table-cell office:value-type="float" office:value="0.0941339" calcext:value-type="float">
            <text:p>0.0941339</text:p>
          </table:table-cell>
          <table:table-cell office:value-type="float" office:value="9.978836E-016" calcext:value-type="float">
            <text:p>9.978836E-16</text:p>
          </table:table-cell>
          <table:table-cell office:value-type="float" office:value="2.44642E-017" calcext:value-type="float">
            <text:p>2.44642E-17</text:p>
          </table:table-cell>
          <table:table-cell office:value-type="float" office:value="2.430493E-017" calcext:value-type="float">
            <text:p>2.430493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171802" calcext:value-type="float">
            <text:p>-2.171802</text:p>
          </table:table-cell>
          <table:table-cell office:value-type="float" office:value="-0.6509092" calcext:value-type="float">
            <text:p>-0.6509092</text:p>
          </table:table-cell>
          <table:table-cell office:value-type="float" office:value="-0.03140251" calcext:value-type="float">
            <text:p>-0.03140251</text:p>
          </table:table-cell>
          <table:table-cell office:value-type="float" office:value="-0.02732771" calcext:value-type="float">
            <text:p>-0.02732771</text:p>
          </table:table-cell>
          <table:table-cell office:value-type="float" office:value="-0.02485353" calcext:value-type="float">
            <text:p>-0.02485353</text:p>
          </table:table-cell>
          <table:table-cell office:value-type="float" office:value="-0.02096749" calcext:value-type="float">
            <text:p>-0.02096749</text:p>
          </table:table-cell>
          <table:table-cell office:value-type="float" office:value="-0.01777635" calcext:value-type="float">
            <text:p>-0.01777635</text:p>
          </table:table-cell>
          <table:table-cell office:value-type="float" office:value="-0.01511195" calcext:value-type="float">
            <text:p>-0.01511195</text:p>
          </table:table-cell>
          <table:table-cell office:value-type="float" office:value="-0.01238502" calcext:value-type="float">
            <text:p>-0.01238502</text:p>
          </table:table-cell>
          <table:table-cell office:value-type="float" office:value="-0.01082236" calcext:value-type="float">
            <text:p>-0.01082236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4.13921" calcext:value-type="float">
            <text:p>-4.13921</text:p>
          </table:table-cell>
          <table:table-cell office:value-type="float" office:value="0.03830164" calcext:value-type="float">
            <text:p>0.03830164</text:p>
          </table:table-cell>
          <table:table-cell office:value-type="float" office:value="-9999.039" calcext:value-type="float">
            <text:p>-9999.039</text:p>
          </table:table-cell>
          <table:table-cell office:value-type="float" office:value="-2.348233" calcext:value-type="float">
            <text:p>-2.348233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7122001" calcext:value-type="float">
            <text:p>27122001</text:p>
          </table:table-cell>
          <table:table-cell office:value-type="float" office:value="961.8578" calcext:value-type="float">
            <text:p>961.8578</text:p>
          </table:table-cell>
          <table:table-cell office:value-type="float" office:value="725.8868" calcext:value-type="float">
            <text:p>725.8868</text:p>
          </table:table-cell>
          <table:table-cell office:value-type="float" office:value="39.0905" calcext:value-type="float">
            <text:p>39.0905</text:p>
          </table:table-cell>
          <table:table-cell office:value-type="float" office:value="1089.554" calcext:value-type="float">
            <text:p>1089.554</text:p>
          </table:table-cell>
          <table:table-cell office:value-type="float" office:value="87.42761" calcext:value-type="float">
            <text:p>87.42761</text:p>
          </table:table-cell>
          <table:table-cell office:value-type="float" office:value="5.473232" calcext:value-type="float">
            <text:p>5.473232</text:p>
          </table:table-cell>
          <table:table-cell office:value-type="float" office:value="0.1611292" calcext:value-type="float">
            <text:p>0.1611292</text:p>
          </table:table-cell>
          <table:table-cell office:value-type="float" office:value="0.2031252" calcext:value-type="float">
            <text:p>0.2031252</text:p>
          </table:table-cell>
          <table:table-cell office:value-type="float" office:value="0.3080545" calcext:value-type="float">
            <text:p>0.3080545</text:p>
          </table:table-cell>
          <table:table-cell office:value-type="float" office:value="0.3132877" calcext:value-type="float">
            <text:p>0.3132877</text:p>
          </table:table-cell>
          <table:table-cell office:value-type="float" office:value="0.3176416" calcext:value-type="float">
            <text:p>0.3176416</text:p>
          </table:table-cell>
          <table:table-cell office:value-type="float" office:value="0.2838294" calcext:value-type="float">
            <text:p>0.2838294</text:p>
          </table:table-cell>
          <table:table-cell office:value-type="float" office:value="0.2867811" calcext:value-type="float">
            <text:p>0.2867811</text:p>
          </table:table-cell>
          <table:table-cell office:value-type="float" office:value="0.369612" calcext:value-type="float">
            <text:p>0.369612</text:p>
          </table:table-cell>
          <table:table-cell office:value-type="float" office:value="0.3666479" calcext:value-type="float">
            <text:p>0.3666479</text:p>
          </table:table-cell>
          <table:table-cell office:value-type="float" office:value="0.3756381" calcext:value-type="float">
            <text:p>0.3756381</text:p>
          </table:table-cell>
          <table:table-cell office:value-type="float" office:value="0.3894209" calcext:value-type="float">
            <text:p>0.3894209</text:p>
          </table:table-cell>
          <table:table-cell office:value-type="float" office:value="0.3978175" calcext:value-type="float">
            <text:p>0.3978175</text:p>
          </table:table-cell>
          <table:table-cell office:value-type="float" office:value="0.4623684" calcext:value-type="float">
            <text:p>0.4623684</text:p>
          </table:table-cell>
          <table:table-cell office:value-type="float" office:value="0" calcext:value-type="float">
            <text:p>0</text:p>
          </table:table-cell>
          <table:table-cell office:value-type="float" office:value="0.01335896" calcext:value-type="float">
            <text:p>0.01335896</text:p>
          </table:table-cell>
          <table:table-cell office:value-type="float" office:value="0.09569536" calcext:value-type="float">
            <text:p>0.09569536</text:p>
          </table:table-cell>
          <table:table-cell office:value-type="float" office:value="9.978772E-016" calcext:value-type="float">
            <text:p>9.978772E-16</text:p>
          </table:table-cell>
          <table:table-cell office:value-type="float" office:value="2.446406E-017" calcext:value-type="float">
            <text:p>2.446406E-17</text:p>
          </table:table-cell>
          <table:table-cell office:value-type="float" office:value="2.430485E-017" calcext:value-type="float">
            <text:p>2.430485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.171432" calcext:value-type="float">
            <text:p>-4.171432</text:p>
          </table:table-cell>
          <table:table-cell office:value-type="float" office:value="-0.7117142" calcext:value-type="float">
            <text:p>-0.7117142</text:p>
          </table:table-cell>
          <table:table-cell office:value-type="float" office:value="-0.03016497" calcext:value-type="float">
            <text:p>-0.03016497</text:p>
          </table:table-cell>
          <table:table-cell office:value-type="float" office:value="-0.02719718" calcext:value-type="float">
            <text:p>-0.02719718</text:p>
          </table:table-cell>
          <table:table-cell office:value-type="float" office:value="-0.02498433" calcext:value-type="float">
            <text:p>-0.02498433</text:p>
          </table:table-cell>
          <table:table-cell office:value-type="float" office:value="-0.02144036" calcext:value-type="float">
            <text:p>-0.02144036</text:p>
          </table:table-cell>
          <table:table-cell office:value-type="float" office:value="-0.01829862" calcext:value-type="float">
            <text:p>-0.01829862</text:p>
          </table:table-cell>
          <table:table-cell office:value-type="float" office:value="-0.01557386" calcext:value-type="float">
            <text:p>-0.01557386</text:p>
          </table:table-cell>
          <table:table-cell office:value-type="float" office:value="-0.01258283" calcext:value-type="float">
            <text:p>-0.01258283</text:p>
          </table:table-cell>
          <table:table-cell office:value-type="float" office:value="-0.01085185" calcext:value-type="float">
            <text:p>-0.01085185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10.89343" calcext:value-type="float">
            <text:p>-10.89343</text:p>
          </table:table-cell>
          <table:table-cell office:value-type="float" office:value="0.03835674" calcext:value-type="float">
            <text:p>0.03835674</text:p>
          </table:table-cell>
          <table:table-cell office:value-type="float" office:value="-9999.039" calcext:value-type="float">
            <text:p>-9999.039</text:p>
          </table:table-cell>
          <table:table-cell office:value-type="float" office:value="-2.346536" calcext:value-type="float">
            <text:p>-2.346536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8122001" calcext:value-type="float">
            <text:p>28122001</text:p>
          </table:table-cell>
          <table:table-cell office:value-type="float" office:value="961.8578" calcext:value-type="float">
            <text:p>961.8578</text:p>
          </table:table-cell>
          <table:table-cell office:value-type="float" office:value="725.9146" calcext:value-type="float">
            <text:p>725.9146</text:p>
          </table:table-cell>
          <table:table-cell office:value-type="float" office:value="39.0905" calcext:value-type="float">
            <text:p>39.0905</text:p>
          </table:table-cell>
          <table:table-cell office:value-type="float" office:value="1089.218" calcext:value-type="float">
            <text:p>1089.218</text:p>
          </table:table-cell>
          <table:table-cell office:value-type="float" office:value="87.73601" calcext:value-type="float">
            <text:p>87.73601</text:p>
          </table:table-cell>
          <table:table-cell office:value-type="float" office:value="5.423486" calcext:value-type="float">
            <text:p>5.423486</text:p>
          </table:table-cell>
          <table:table-cell office:value-type="float" office:value="0.1516687" calcext:value-type="float">
            <text:p>0.1516687</text:p>
          </table:table-cell>
          <table:table-cell office:value-type="float" office:value="0.1793358" calcext:value-type="float">
            <text:p>0.1793358</text:p>
          </table:table-cell>
          <table:table-cell office:value-type="float" office:value="0.296526" calcext:value-type="float">
            <text:p>0.296526</text:p>
          </table:table-cell>
          <table:table-cell office:value-type="float" office:value="0.3107867" calcext:value-type="float">
            <text:p>0.3107867</text:p>
          </table:table-cell>
          <table:table-cell office:value-type="float" office:value="0.316774" calcext:value-type="float">
            <text:p>0.316774</text:p>
          </table:table-cell>
          <table:table-cell office:value-type="float" office:value="0.2830567" calcext:value-type="float">
            <text:p>0.2830567</text:p>
          </table:table-cell>
          <table:table-cell office:value-type="float" office:value="0.2859553" calcext:value-type="float">
            <text:p>0.2859553</text:p>
          </table:table-cell>
          <table:table-cell office:value-type="float" office:value="0.3691821" calcext:value-type="float">
            <text:p>0.3691821</text:p>
          </table:table-cell>
          <table:table-cell office:value-type="float" office:value="0.3662804" calcext:value-type="float">
            <text:p>0.3662804</text:p>
          </table:table-cell>
          <table:table-cell office:value-type="float" office:value="0.3755628" calcext:value-type="float">
            <text:p>0.3755628</text:p>
          </table:table-cell>
          <table:table-cell office:value-type="float" office:value="0.3894622" calcext:value-type="float">
            <text:p>0.3894622</text:p>
          </table:table-cell>
          <table:table-cell office:value-type="float" office:value="0.397893" calcext:value-type="float">
            <text:p>0.397893</text:p>
          </table:table-cell>
          <table:table-cell office:value-type="float" office:value="0.4623656" calcext:value-type="float">
            <text:p>0.4623656</text:p>
          </table:table-cell>
          <table:table-cell office:value-type="float" office:value="0" calcext:value-type="float">
            <text:p>0</text:p>
          </table:table-cell>
          <table:table-cell office:value-type="float" office:value="0.00612195" calcext:value-type="float">
            <text:p>0.00612195</text:p>
          </table:table-cell>
          <table:table-cell office:value-type="float" office:value="0.1207818" calcext:value-type="float">
            <text:p>0.1207818</text:p>
          </table:table-cell>
          <table:table-cell office:value-type="float" office:value="0.01803077" calcext:value-type="float">
            <text:p>0.01803077</text:p>
          </table:table-cell>
          <table:table-cell office:value-type="float" office:value="2.446389E-017" calcext:value-type="float">
            <text:p>2.446389E-17</text:p>
          </table:table-cell>
          <table:table-cell office:value-type="float" office:value="2.43048E-017" calcext:value-type="float">
            <text:p>2.43048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.814337" calcext:value-type="float">
            <text:p>-6.814337</text:p>
          </table:table-cell>
          <table:table-cell office:value-type="float" office:value="-1.861078" calcext:value-type="float">
            <text:p>-1.861078</text:p>
          </table:table-cell>
          <table:table-cell office:value-type="float" office:value="-0.03925338" calcext:value-type="float">
            <text:p>-0.03925338</text:p>
          </table:table-cell>
          <table:table-cell office:value-type="float" office:value="-0.02853577" calcext:value-type="float">
            <text:p>-0.02853577</text:p>
          </table:table-cell>
          <table:table-cell office:value-type="float" office:value="-0.02539713" calcext:value-type="float">
            <text:p>-0.02539713</text:p>
          </table:table-cell>
          <table:table-cell office:value-type="float" office:value="-0.02188179" calcext:value-type="float">
            <text:p>-0.02188179</text:p>
          </table:table-cell>
          <table:table-cell office:value-type="float" office:value="-0.01874686" calcext:value-type="float">
            <text:p>-0.01874686</text:p>
          </table:table-cell>
          <table:table-cell office:value-type="float" office:value="-0.01597168" calcext:value-type="float">
            <text:p>-0.01597168</text:p>
          </table:table-cell>
          <table:table-cell office:value-type="float" office:value="-0.01279438" calcext:value-type="float">
            <text:p>-0.01279438</text:p>
          </table:table-cell>
          <table:table-cell office:value-type="float" office:value="-0.01088911" calcext:value-type="float">
            <text:p>-0.01088911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16.00543" calcext:value-type="float">
            <text:p>-16.00543</text:p>
          </table:table-cell>
          <table:table-cell office:value-type="float" office:value="0.03850422" calcext:value-type="float">
            <text:p>0.03850422</text:p>
          </table:table-cell>
          <table:table-cell office:value-type="float" office:value="-9999.039" calcext:value-type="float">
            <text:p>-9999.039</text:p>
          </table:table-cell>
          <table:table-cell office:value-type="float" office:value="-2.346053" calcext:value-type="float">
            <text:p>-2.346053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122001" calcext:value-type="float">
            <text:p>29122001</text:p>
          </table:table-cell>
          <table:table-cell office:value-type="float" office:value="961.8578" calcext:value-type="float">
            <text:p>961.8578</text:p>
          </table:table-cell>
          <table:table-cell office:value-type="float" office:value="726.1504" calcext:value-type="float">
            <text:p>726.1504</text:p>
          </table:table-cell>
          <table:table-cell office:value-type="float" office:value="39.0905" calcext:value-type="float">
            <text:p>39.0905</text:p>
          </table:table-cell>
          <table:table-cell office:value-type="float" office:value="1088.816" calcext:value-type="float">
            <text:p>1088.816</text:p>
          </table:table-cell>
          <table:table-cell office:value-type="float" office:value="87.90128" calcext:value-type="float">
            <text:p>87.90128</text:p>
          </table:table-cell>
          <table:table-cell office:value-type="float" office:value="5.188608" calcext:value-type="float">
            <text:p>5.188608</text:p>
          </table:table-cell>
          <table:table-cell office:value-type="float" office:value="0.151225" calcext:value-type="float">
            <text:p>0.151225</text:p>
          </table:table-cell>
          <table:table-cell office:value-type="float" office:value="0.1772102" calcext:value-type="float">
            <text:p>0.1772102</text:p>
          </table:table-cell>
          <table:table-cell office:value-type="float" office:value="0.2736222" calcext:value-type="float">
            <text:p>0.2736222</text:p>
          </table:table-cell>
          <table:table-cell office:value-type="float" office:value="0.3047252" calcext:value-type="float">
            <text:p>0.3047252</text:p>
          </table:table-cell>
          <table:table-cell office:value-type="float" office:value="0.3134923" calcext:value-type="float">
            <text:p>0.3134923</text:p>
          </table:table-cell>
          <table:table-cell office:value-type="float" office:value="0.2817955" calcext:value-type="float">
            <text:p>0.2817955</text:p>
          </table:table-cell>
          <table:table-cell office:value-type="float" office:value="0.2851082" calcext:value-type="float">
            <text:p>0.2851082</text:p>
          </table:table-cell>
          <table:table-cell office:value-type="float" office:value="0.3687887" calcext:value-type="float">
            <text:p>0.3687887</text:p>
          </table:table-cell>
          <table:table-cell office:value-type="float" office:value="0.3659094" calcext:value-type="float">
            <text:p>0.3659094</text:p>
          </table:table-cell>
          <table:table-cell office:value-type="float" office:value="0.3754727" calcext:value-type="float">
            <text:p>0.3754727</text:p>
          </table:table-cell>
          <table:table-cell office:value-type="float" office:value="0.3894929" calcext:value-type="float">
            <text:p>0.3894929</text:p>
          </table:table-cell>
          <table:table-cell office:value-type="float" office:value="0.3979564" calcext:value-type="float">
            <text:p>0.3979564</text:p>
          </table:table-cell>
          <table:table-cell office:value-type="float" office:value="0.4623658" calcext:value-type="float">
            <text:p>0.4623658</text:p>
          </table:table-cell>
          <table:table-cell office:value-type="float" office:value="0" calcext:value-type="float">
            <text:p>0</text:p>
          </table:table-cell>
          <table:table-cell office:value-type="float" office:value="0.003098703" calcext:value-type="float">
            <text:p>0.003098703</text:p>
          </table:table-cell>
          <table:table-cell office:value-type="float" office:value="0.1227876" calcext:value-type="float">
            <text:p>0.1227876</text:p>
          </table:table-cell>
          <table:table-cell office:value-type="float" office:value="0.05521314" calcext:value-type="float">
            <text:p>0.05521314</text:p>
          </table:table-cell>
          <table:table-cell office:value-type="float" office:value="2.446373E-017" calcext:value-type="float">
            <text:p>2.446373E-17</text:p>
          </table:table-cell>
          <table:table-cell office:value-type="float" office:value="2.430479E-017" calcext:value-type="float">
            <text:p>2.430479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.062399" calcext:value-type="float">
            <text:p>-7.062399</text:p>
          </table:table-cell>
          <table:table-cell office:value-type="float" office:value="-2.046335" calcext:value-type="float">
            <text:p>-2.046335</text:p>
          </table:table-cell>
          <table:table-cell office:value-type="float" office:value="-0.07273923" calcext:value-type="float">
            <text:p>-0.07273923</text:p>
          </table:table-cell>
          <table:table-cell office:value-type="float" office:value="-0.03220681" calcext:value-type="float">
            <text:p>-0.03220681</text:p>
          </table:table-cell>
          <table:table-cell office:value-type="float" office:value="-0.02706882" calcext:value-type="float">
            <text:p>-0.02706882</text:p>
          </table:table-cell>
          <table:table-cell office:value-type="float" office:value="-0.0226221" calcext:value-type="float">
            <text:p>-0.0226221</text:p>
          </table:table-cell>
          <table:table-cell office:value-type="float" office:value="-0.01922053" calcext:value-type="float">
            <text:p>-0.01922053</text:p>
          </table:table-cell>
          <table:table-cell office:value-type="float" office:value="-0.01634413" calcext:value-type="float">
            <text:p>-0.01634413</text:p>
          </table:table-cell>
          <table:table-cell office:value-type="float" office:value="-0.01301183" calcext:value-type="float">
            <text:p>-0.01301183</text:p>
          </table:table-cell>
          <table:table-cell office:value-type="float" office:value="-0.01093389" calcext:value-type="float">
            <text:p>-0.01093389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15.36189" calcext:value-type="float">
            <text:p>-15.36189</text:p>
          </table:table-cell>
          <table:table-cell office:value-type="float" office:value="0.03861305" calcext:value-type="float">
            <text:p>0.03861305</text:p>
          </table:table-cell>
          <table:table-cell office:value-type="float" office:value="-9999.039" calcext:value-type="float">
            <text:p>-9999.039</text:p>
          </table:table-cell>
          <table:table-cell office:value-type="float" office:value="-2.345583" calcext:value-type="float">
            <text:p>-2.345583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0122001" calcext:value-type="float">
            <text:p>30122001</text:p>
          </table:table-cell>
          <table:table-cell office:value-type="float" office:value="961.8578" calcext:value-type="float">
            <text:p>961.8578</text:p>
          </table:table-cell>
          <table:table-cell office:value-type="float" office:value="726.2313" calcext:value-type="float">
            <text:p>726.2313</text:p>
          </table:table-cell>
          <table:table-cell office:value-type="float" office:value="39.0905" calcext:value-type="float">
            <text:p>39.0905</text:p>
          </table:table-cell>
          <table:table-cell office:value-type="float" office:value="1088.735" calcext:value-type="float">
            <text:p>1088.735</text:p>
          </table:table-cell>
          <table:table-cell office:value-type="float" office:value="87.90128" calcext:value-type="float">
            <text:p>87.90128</text:p>
          </table:table-cell>
          <table:table-cell office:value-type="float" office:value="5.09302" calcext:value-type="float">
            <text:p>5.09302</text:p>
          </table:table-cell>
          <table:table-cell office:value-type="float" office:value="0.1490561" calcext:value-type="float">
            <text:p>0.1490561</text:p>
          </table:table-cell>
          <table:table-cell office:value-type="float" office:value="0.17342" calcext:value-type="float">
            <text:p>0.17342</text:p>
          </table:table-cell>
          <table:table-cell office:value-type="float" office:value="0.240557" calcext:value-type="float">
            <text:p>0.240557</text:p>
          </table:table-cell>
          <table:table-cell office:value-type="float" office:value="0.3029395" calcext:value-type="float">
            <text:p>0.3029395</text:p>
          </table:table-cell>
          <table:table-cell office:value-type="float" office:value="0.3104152" calcext:value-type="float">
            <text:p>0.3104152</text:p>
          </table:table-cell>
          <table:table-cell office:value-type="float" office:value="0.2804473" calcext:value-type="float">
            <text:p>0.2804473</text:p>
          </table:table-cell>
          <table:table-cell office:value-type="float" office:value="0.2843614" calcext:value-type="float">
            <text:p>0.2843614</text:p>
          </table:table-cell>
          <table:table-cell office:value-type="float" office:value="0.3683987" calcext:value-type="float">
            <text:p>0.3683987</text:p>
          </table:table-cell>
          <table:table-cell office:value-type="float" office:value="0.3655353" calcext:value-type="float">
            <text:p>0.3655353</text:p>
          </table:table-cell>
          <table:table-cell office:value-type="float" office:value="0.3753685" calcext:value-type="float">
            <text:p>0.3753685</text:p>
          </table:table-cell>
          <table:table-cell office:value-type="float" office:value="0.3895124" calcext:value-type="float">
            <text:p>0.3895124</text:p>
          </table:table-cell>
          <table:table-cell office:value-type="float" office:value="0.3980099" calcext:value-type="float">
            <text:p>0.3980099</text:p>
          </table:table-cell>
          <table:table-cell office:value-type="float" office:value="0.4623656" calcext:value-type="float">
            <text:p>0.4623656</text:p>
          </table:table-cell>
          <table:table-cell office:value-type="float" office:value="0" calcext:value-type="float">
            <text:p>0</text:p>
          </table:table-cell>
          <table:table-cell office:value-type="float" office:value="0.000000050055" calcext:value-type="float">
            <text:p>5.0055E-08</text:p>
          </table:table-cell>
          <table:table-cell office:value-type="float" office:value="0.1265209" calcext:value-type="float">
            <text:p>0.1265209</text:p>
          </table:table-cell>
          <table:table-cell office:value-type="float" office:value="0.09905055" calcext:value-type="float">
            <text:p>0.09905055</text:p>
          </table:table-cell>
          <table:table-cell office:value-type="float" office:value="2.446362E-017" calcext:value-type="float">
            <text:p>2.446362E-17</text:p>
          </table:table-cell>
          <table:table-cell office:value-type="float" office:value="2.430477E-017" calcext:value-type="float">
            <text:p>2.430477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69E-036" calcext:value-type="float">
            <text:p>3.279369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.812557" calcext:value-type="float">
            <text:p>-7.812557</text:p>
          </table:table-cell>
          <table:table-cell office:value-type="float" office:value="-2.427418" calcext:value-type="float">
            <text:p>-2.427418</text:p>
          </table:table-cell>
          <table:table-cell office:value-type="float" office:value="-0.19503" calcext:value-type="float">
            <text:p>-0.19503</text:p>
          </table:table-cell>
          <table:table-cell office:value-type="float" office:value="-0.03352203" calcext:value-type="float">
            <text:p>-0.03352203</text:p>
          </table:table-cell>
          <table:table-cell office:value-type="float" office:value="-0.02876516" calcext:value-type="float">
            <text:p>-0.02876516</text:p>
          </table:table-cell>
          <table:table-cell office:value-type="float" office:value="-0.02345107" calcext:value-type="float">
            <text:p>-0.02345107</text:p>
          </table:table-cell>
          <table:table-cell office:value-type="float" office:value="-0.01964882" calcext:value-type="float">
            <text:p>-0.01964882</text:p>
          </table:table-cell>
          <table:table-cell office:value-type="float" office:value="-0.01672243" calcext:value-type="float">
            <text:p>-0.01672243</text:p>
          </table:table-cell>
          <table:table-cell office:value-type="float" office:value="-0.01323512" calcext:value-type="float">
            <text:p>-0.01323512</text:p>
          </table:table-cell>
          <table:table-cell office:value-type="float" office:value="-0.01098584" calcext:value-type="float">
            <text:p>-0.01098584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15.99846" calcext:value-type="float">
            <text:p>-15.99846</text:p>
          </table:table-cell>
          <table:table-cell office:value-type="float" office:value="0.03879762" calcext:value-type="float">
            <text:p>0.03879762</text:p>
          </table:table-cell>
          <table:table-cell office:value-type="float" office:value="-9999.039" calcext:value-type="float">
            <text:p>-9999.039</text:p>
          </table:table-cell>
          <table:table-cell office:value-type="float" office:value="-2.345341" calcext:value-type="float">
            <text:p>-2.34534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1122001" calcext:value-type="float">
            <text:p>31122001</text:p>
          </table:table-cell>
          <table:table-cell office:value-type="float" office:value="961.8578" calcext:value-type="float">
            <text:p>961.8578</text:p>
          </table:table-cell>
          <table:table-cell office:value-type="float" office:value="726.5238" calcext:value-type="float">
            <text:p>726.5238</text:p>
          </table:table-cell>
          <table:table-cell office:value-type="float" office:value="39.0905" calcext:value-type="float">
            <text:p>39.0905</text:p>
          </table:table-cell>
          <table:table-cell office:value-type="float" office:value="1088.38" calcext:value-type="float">
            <text:p>1088.38</text:p>
          </table:table-cell>
          <table:table-cell office:value-type="float" office:value="87.96284" calcext:value-type="float">
            <text:p>87.96284</text:p>
          </table:table-cell>
          <table:table-cell office:value-type="float" office:value="4.803111" calcext:value-type="float">
            <text:p>4.803111</text:p>
          </table:table-cell>
          <table:table-cell office:value-type="float" office:value="0.147498" calcext:value-type="float">
            <text:p>0.147498</text:p>
          </table:table-cell>
          <table:table-cell office:value-type="float" office:value="0.1710692" calcext:value-type="float">
            <text:p>0.1710692</text:p>
          </table:table-cell>
          <table:table-cell office:value-type="float" office:value="0.2043224" calcext:value-type="float">
            <text:p>0.2043224</text:p>
          </table:table-cell>
          <table:table-cell office:value-type="float" office:value="0.3049581" calcext:value-type="float">
            <text:p>0.3049581</text:p>
          </table:table-cell>
          <table:table-cell office:value-type="float" office:value="0.3104527" calcext:value-type="float">
            <text:p>0.3104527</text:p>
          </table:table-cell>
          <table:table-cell office:value-type="float" office:value="0.2793933" calcext:value-type="float">
            <text:p>0.2793933</text:p>
          </table:table-cell>
          <table:table-cell office:value-type="float" office:value="0.2833973" calcext:value-type="float">
            <text:p>0.2833973</text:p>
          </table:table-cell>
          <table:table-cell office:value-type="float" office:value="0.3680646" calcext:value-type="float">
            <text:p>0.3680646</text:p>
          </table:table-cell>
          <table:table-cell office:value-type="float" office:value="0.3651799" calcext:value-type="float">
            <text:p>0.3651799</text:p>
          </table:table-cell>
          <table:table-cell office:value-type="float" office:value="0.3752519" calcext:value-type="float">
            <text:p>0.3752519</text:p>
          </table:table-cell>
          <table:table-cell office:value-type="float" office:value="0.3895202" calcext:value-type="float">
            <text:p>0.3895202</text:p>
          </table:table-cell>
          <table:table-cell office:value-type="float" office:value="0.3980536" calcext:value-type="float">
            <text:p>0.3980536</text:p>
          </table:table-cell>
          <table:table-cell office:value-type="float" office:value="0.4623648" calcext:value-type="float">
            <text:p>0.4623648</text:p>
          </table:table-cell>
          <table:table-cell office:value-type="float" office:value="0" calcext:value-type="float">
            <text:p>0</text:p>
          </table:table-cell>
          <table:table-cell office:value-type="float" office:value="0.003411923" calcext:value-type="float">
            <text:p>0.003411923</text:p>
          </table:table-cell>
          <table:table-cell office:value-type="float" office:value="0.1277194" calcext:value-type="float">
            <text:p>0.1277194</text:p>
          </table:table-cell>
          <table:table-cell office:value-type="float" office:value="0.1405285" calcext:value-type="float">
            <text:p>0.1405285</text:p>
          </table:table-cell>
          <table:table-cell office:value-type="float" office:value="2.446352E-017" calcext:value-type="float">
            <text:p>2.446352E-17</text:p>
          </table:table-cell>
          <table:table-cell office:value-type="float" office:value="2.430477E-017" calcext:value-type="float">
            <text:p>2.430477E-17</text:p>
          </table:table-cell>
          <table:table-cell office:value-type="float" office:value="4.865548E-018" calcext:value-type="float">
            <text:p>4.865548E-18</text:p>
          </table:table-cell>
          <table:table-cell office:value-type="float" office:value="2.468042E-031" calcext:value-type="float">
            <text:p>2.468042E-31</text:p>
          </table:table-cell>
          <table:table-cell office:value-type="float" office:value="3.27937E-036" calcext:value-type="float">
            <text:p>3.27937E-36</text:p>
          </table:table-cell>
          <table:table-cell office:value-type="float" office:value="2.606415E-041" calcext:value-type="float">
            <text:p>2.606415E-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.46128" calcext:value-type="float">
            <text:p>-8.46128</text:p>
          </table:table-cell>
          <table:table-cell office:value-type="float" office:value="-2.670588" calcext:value-type="float">
            <text:p>-2.670588</text:p>
          </table:table-cell>
          <table:table-cell office:value-type="float" office:value="-0.6841257" calcext:value-type="float">
            <text:p>-0.6841257</text:p>
          </table:table-cell>
          <table:table-cell office:value-type="float" office:value="-0.03209598" calcext:value-type="float">
            <text:p>-0.03209598</text:p>
          </table:table-cell>
          <table:table-cell office:value-type="float" office:value="-0.02875831" calcext:value-type="float">
            <text:p>-0.02875831</text:p>
          </table:table-cell>
          <table:table-cell office:value-type="float" office:value="-0.02412554" calcext:value-type="float">
            <text:p>-0.02412554</text:p>
          </table:table-cell>
          <table:table-cell office:value-type="float" office:value="-0.02021469" calcext:value-type="float">
            <text:p>-0.02021469</text:p>
          </table:table-cell>
          <table:table-cell office:value-type="float" office:value="-0.01705414" calcext:value-type="float">
            <text:p>-0.01705414</text:p>
          </table:table-cell>
          <table:table-cell office:value-type="float" office:value="-0.01345108" calcext:value-type="float">
            <text:p>-0.01345108</text:p>
          </table:table-cell>
          <table:table-cell office:value-type="float" office:value="-0.01104436" calcext:value-type="float">
            <text:p>-0.01104436</text:p>
          </table:table-cell>
          <table:table-cell office:value-type="float" office:value="0" calcext:value-type="float">
            <text:p>0</text:p>
          </table:table-cell>
          <table:table-cell office:value-type="float" office:value="0.05471435" calcext:value-type="float">
            <text:p>0.05471435</text:p>
          </table:table-cell>
          <table:table-cell office:value-type="float" office:value="-19.03849" calcext:value-type="float">
            <text:p>-19.03849</text:p>
          </table:table-cell>
          <table:table-cell office:value-type="float" office:value="0.03896925" calcext:value-type="float">
            <text:p>0.03896925</text:p>
          </table:table-cell>
          <table:table-cell office:value-type="float" office:value="-9999.039" calcext:value-type="float">
            <text:p>-9999.039</text:p>
          </table:table-cell>
          <table:table-cell office:value-type="float" office:value="-2.34492" calcext:value-type="float">
            <text:p>-2.344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06T17:27:04.642916927</dc:date>
    <meta:editing-duration>PT12S</meta:editing-duration>
    <meta:editing-cycles>1</meta:editing-cycles>
    <meta:document-statistic meta:table-count="1" meta:cell-count="19032" meta:object-count="0"/>
    <meta:generator>LibreOffice/6.4.7.2$Linux_X86_64 LibreOffice_project/40$Build-2</meta:generator>
  </office:meta>
</office:document-meta>
</file>